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47.99mm" svg:height="215.15mm" svg:x="114.54mm" svg:y="4.52mm">
            <draw:object draw:notify-on-update-of-ranges="Sheet1.A1:Sheet1.A1 Sheet1.A2:Sheet1.A2131 Sheet1.B1:Sheet1.B1 Sheet1.B2:Sheet1.B2131 Sheet1.C1:Sheet1.C1 Sheet1.C2:Sheet1.C2131 Sheet1.D1:Sheet1.D1 Sheet1.D2:Sheet1.D21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Motor 1</text:p>
          </table:table-cell>
          <table:table-cell office:value-type="string" calcext:value-type="string">
            <text:p>Motor 2</text:p>
          </table:table-cell>
          <table:table-cell office:value-type="string" calcext:value-type="string">
            <text:p>Motor 3</text:p>
          </table:table-cell>
          <table:table-cell office:value-type="string" calcext:value-type="string">
            <text:p>Motor 4</text:p>
          </table:table-cell>
          <table:table-cell table:number-columns-repeated="13"/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  <table:table-cell table:number-columns-repeated="12"/>
          <table:table-cell table:style-name="ce2"/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office:value-type="float" office:value="1162.572388" calcext:value-type="float">
            <text:p>1162.572388</text:p>
          </table:table-cell>
          <table:table-cell office:value-type="float" office:value="1128.830566" calcext:value-type="float">
            <text:p>1128.830566</text:p>
          </table:table-cell>
          <table:table-cell office:value-type="float" office:value="1129.110596" calcext:value-type="float">
            <text:p>1129.110596</text:p>
          </table:table-cell>
          <table:table-cell office:value-type="float" office:value="1166.43811" calcext:value-type="float">
            <text:p>1166.43811</text:p>
          </table:table-cell>
          <table:table-cell table:number-columns-repeated="13"/>
        </table:table-row>
        <table:table-row table:style-name="ro1">
          <table:table-cell office:value-type="float" office:value="1272.218018" calcext:value-type="float">
            <text:p>1272.218018</text:p>
          </table:table-cell>
          <table:table-cell office:value-type="float" office:value="1245.234985" calcext:value-type="float">
            <text:p>1245.234985</text:p>
          </table:table-cell>
          <table:table-cell office:value-type="float" office:value="1262.738281" calcext:value-type="float">
            <text:p>1262.738281</text:p>
          </table:table-cell>
          <table:table-cell office:value-type="float" office:value="1261.102051" calcext:value-type="float">
            <text:p>1261.102051</text:p>
          </table:table-cell>
          <table:table-cell table:number-columns-repeated="13"/>
        </table:table-row>
        <table:table-row table:style-name="ro1">
          <table:table-cell office:value-type="float" office:value="1414.204346" calcext:value-type="float">
            <text:p>1414.204346</text:p>
          </table:table-cell>
          <table:table-cell office:value-type="float" office:value="1372.213013" calcext:value-type="float">
            <text:p>1372.213013</text:p>
          </table:table-cell>
          <table:table-cell office:value-type="float" office:value="1404.582031" calcext:value-type="float">
            <text:p>1404.582031</text:p>
          </table:table-cell>
          <table:table-cell office:value-type="float" office:value="1384.157349" calcext:value-type="float">
            <text:p>1384.157349</text:p>
          </table:table-cell>
          <table:table-cell table:number-columns-repeated="13"/>
        </table:table-row>
        <table:table-row table:style-name="ro1">
          <table:table-cell office:value-type="float" office:value="1573.787354" calcext:value-type="float">
            <text:p>1573.787354</text:p>
          </table:table-cell>
          <table:table-cell office:value-type="float" office:value="1527.994263" calcext:value-type="float">
            <text:p>1527.994263</text:p>
          </table:table-cell>
          <table:table-cell office:value-type="float" office:value="1569.509155" calcext:value-type="float">
            <text:p>1569.509155</text:p>
          </table:table-cell>
          <table:table-cell office:value-type="float" office:value="1533.738037" calcext:value-type="float">
            <text:p>1533.738037</text:p>
          </table:table-cell>
          <table:table-cell table:number-columns-repeated="13"/>
        </table:table-row>
        <table:table-row table:style-name="ro1">
          <table:table-cell office:value-type="float" office:value="1607.156372" calcext:value-type="float">
            <text:p>1607.156372</text:p>
          </table:table-cell>
          <table:table-cell office:value-type="float" office:value="1615.314575" calcext:value-type="float">
            <text:p>1615.314575</text:p>
          </table:table-cell>
          <table:table-cell office:value-type="float" office:value="1608.781372" calcext:value-type="float">
            <text:p>1608.781372</text:p>
          </table:table-cell>
          <table:table-cell office:value-type="float" office:value="1613.702515" calcext:value-type="float">
            <text:p>1613.702515</text:p>
          </table:table-cell>
          <table:table-cell table:number-columns-repeated="13"/>
        </table:table-row>
        <table:table-row table:style-name="ro1">
          <table:table-cell office:value-type="float" office:value="1612.552246" calcext:value-type="float">
            <text:p>1612.552246</text:p>
          </table:table-cell>
          <table:table-cell office:value-type="float" office:value="1607.783447" calcext:value-type="float">
            <text:p>1607.783447</text:p>
          </table:table-cell>
          <table:table-cell office:value-type="float" office:value="1613.385986" calcext:value-type="float">
            <text:p>1613.385986</text:p>
          </table:table-cell>
          <table:table-cell office:value-type="float" office:value="1607.484497" calcext:value-type="float">
            <text:p>1607.484497</text:p>
          </table:table-cell>
          <table:table-cell table:number-columns-repeated="13"/>
        </table:table-row>
        <table:table-row table:style-name="ro1">
          <table:table-cell office:value-type="float" office:value="1620.419067" calcext:value-type="float">
            <text:p>1620.419067</text:p>
          </table:table-cell>
          <table:table-cell office:value-type="float" office:value="1616.952026" calcext:value-type="float">
            <text:p>1616.952026</text:p>
          </table:table-cell>
          <table:table-cell office:value-type="float" office:value="1620.366455" calcext:value-type="float">
            <text:p>1620.366455</text:p>
          </table:table-cell>
          <table:table-cell office:value-type="float" office:value="1615.734741" calcext:value-type="float">
            <text:p>1615.734741</text:p>
          </table:table-cell>
          <table:table-cell table:number-columns-repeated="13"/>
        </table:table-row>
        <table:table-row table:style-name="ro1">
          <table:table-cell office:value-type="float" office:value="1617.342163" calcext:value-type="float">
            <text:p>1617.342163</text:p>
          </table:table-cell>
          <table:table-cell office:value-type="float" office:value="1617.189575" calcext:value-type="float">
            <text:p>1617.189575</text:p>
          </table:table-cell>
          <table:table-cell office:value-type="float" office:value="1615.236816" calcext:value-type="float">
            <text:p>1615.236816</text:p>
          </table:table-cell>
          <table:table-cell office:value-type="float" office:value="1616.523315" calcext:value-type="float">
            <text:p>1616.523315</text:p>
          </table:table-cell>
          <table:table-cell table:number-columns-repeated="13"/>
        </table:table-row>
        <table:table-row table:style-name="ro1">
          <table:table-cell office:value-type="float" office:value="1626.703125" calcext:value-type="float">
            <text:p>1626.703125</text:p>
          </table:table-cell>
          <table:table-cell office:value-type="float" office:value="1623.969971" calcext:value-type="float">
            <text:p>1623.969971</text:p>
          </table:table-cell>
          <table:table-cell office:value-type="float" office:value="1628.80603" calcext:value-type="float">
            <text:p>1628.80603</text:p>
          </table:table-cell>
          <table:table-cell office:value-type="float" office:value="1626.27417" calcext:value-type="float">
            <text:p>1626.27417</text:p>
          </table:table-cell>
          <table:table-cell table:number-columns-repeated="13"/>
        </table:table-row>
        <table:table-row table:style-name="ro1">
          <table:table-cell office:value-type="float" office:value="1628.479248" calcext:value-type="float">
            <text:p>1628.479248</text:p>
          </table:table-cell>
          <table:table-cell office:value-type="float" office:value="1627.532349" calcext:value-type="float">
            <text:p>1627.532349</text:p>
          </table:table-cell>
          <table:table-cell office:value-type="float" office:value="1632.619751" calcext:value-type="float">
            <text:p>1632.619751</text:p>
          </table:table-cell>
          <table:table-cell office:value-type="float" office:value="1628.352539" calcext:value-type="float">
            <text:p>1628.352539</text:p>
          </table:table-cell>
          <table:table-cell table:number-columns-repeated="13"/>
        </table:table-row>
        <table:table-row table:style-name="ro1">
          <table:table-cell office:value-type="float" office:value="1548.12793" calcext:value-type="float">
            <text:p>1548.12793</text:p>
          </table:table-cell>
          <table:table-cell office:value-type="float" office:value="1547.256348" calcext:value-type="float">
            <text:p>1547.256348</text:p>
          </table:table-cell>
          <table:table-cell office:value-type="float" office:value="1547.764893" calcext:value-type="float">
            <text:p>1547.764893</text:p>
          </table:table-cell>
          <table:table-cell office:value-type="float" office:value="1546.699951" calcext:value-type="float">
            <text:p>1546.699951</text:p>
          </table:table-cell>
          <table:table-cell table:number-columns-repeated="13"/>
        </table:table-row>
        <table:table-row table:style-name="ro1">
          <table:table-cell office:value-type="float" office:value="1567.109863" calcext:value-type="float">
            <text:p>1567.109863</text:p>
          </table:table-cell>
          <table:table-cell office:value-type="float" office:value="1565.678345" calcext:value-type="float">
            <text:p>1565.678345</text:p>
          </table:table-cell>
          <table:table-cell office:value-type="float" office:value="1567.531128" calcext:value-type="float">
            <text:p>1567.531128</text:p>
          </table:table-cell>
          <table:table-cell office:value-type="float" office:value="1566.286377" calcext:value-type="float">
            <text:p>1566.286377</text:p>
          </table:table-cell>
          <table:table-cell table:number-columns-repeated="13"/>
        </table:table-row>
        <table:table-row table:style-name="ro1">
          <table:table-cell office:value-type="float" office:value="1567.824829" calcext:value-type="float">
            <text:p>1567.824829</text:p>
          </table:table-cell>
          <table:table-cell office:value-type="float" office:value="1568.518677" calcext:value-type="float">
            <text:p>1568.518677</text:p>
          </table:table-cell>
          <table:table-cell office:value-type="float" office:value="1568.7323" calcext:value-type="float">
            <text:p>1568.7323</text:p>
          </table:table-cell>
          <table:table-cell office:value-type="float" office:value="1565.813477" calcext:value-type="float">
            <text:p>1565.813477</text:p>
          </table:table-cell>
          <table:table-cell table:number-columns-repeated="13"/>
        </table:table-row>
        <table:table-row table:style-name="ro1">
          <table:table-cell office:value-type="float" office:value="1567.713745" calcext:value-type="float">
            <text:p>1567.713745</text:p>
          </table:table-cell>
          <table:table-cell office:value-type="float" office:value="1567.394287" calcext:value-type="float">
            <text:p>1567.394287</text:p>
          </table:table-cell>
          <table:table-cell office:value-type="float" office:value="1566.007568" calcext:value-type="float">
            <text:p>1566.007568</text:p>
          </table:table-cell>
          <table:table-cell office:value-type="float" office:value="1566.410034" calcext:value-type="float">
            <text:p>1566.410034</text:p>
          </table:table-cell>
          <table:table-cell table:number-columns-repeated="13"/>
        </table:table-row>
        <table:table-row table:style-name="ro1">
          <table:table-cell office:value-type="float" office:value="1570.175171" calcext:value-type="float">
            <text:p>1570.175171</text:p>
          </table:table-cell>
          <table:table-cell office:value-type="float" office:value="1569.831421" calcext:value-type="float">
            <text:p>1569.831421</text:p>
          </table:table-cell>
          <table:table-cell office:value-type="float" office:value="1571.285522" calcext:value-type="float">
            <text:p>1571.285522</text:p>
          </table:table-cell>
          <table:table-cell office:value-type="float" office:value="1570.596436" calcext:value-type="float">
            <text:p>1570.596436</text:p>
          </table:table-cell>
          <table:table-cell table:number-columns-repeated="13"/>
        </table:table-row>
        <table:table-row table:style-name="ro1">
          <table:table-cell office:value-type="float" office:value="1568.333984" calcext:value-type="float">
            <text:p>1568.333984</text:p>
          </table:table-cell>
          <table:table-cell office:value-type="float" office:value="1568.821655" calcext:value-type="float">
            <text:p>1568.821655</text:p>
          </table:table-cell>
          <table:table-cell office:value-type="float" office:value="1567.61145" calcext:value-type="float">
            <text:p>1567.61145</text:p>
          </table:table-cell>
          <table:table-cell office:value-type="float" office:value="1570.298706" calcext:value-type="float">
            <text:p>1570.298706</text:p>
          </table:table-cell>
          <table:table-cell table:number-columns-repeated="13"/>
        </table:table-row>
        <table:table-row table:style-name="ro1">
          <table:table-cell office:value-type="float" office:value="1573.670776" calcext:value-type="float">
            <text:p>1573.670776</text:p>
          </table:table-cell>
          <table:table-cell office:value-type="float" office:value="1574.003906" calcext:value-type="float">
            <text:p>1574.003906</text:p>
          </table:table-cell>
          <table:table-cell office:value-type="float" office:value="1574.651489" calcext:value-type="float">
            <text:p>1574.651489</text:p>
          </table:table-cell>
          <table:table-cell office:value-type="float" office:value="1577.287476" calcext:value-type="float">
            <text:p>1577.287476</text:p>
          </table:table-cell>
          <table:table-cell table:number-columns-repeated="13"/>
        </table:table-row>
        <table:table-row table:style-name="ro1">
          <table:table-cell office:value-type="float" office:value="1570.984131" calcext:value-type="float">
            <text:p>1570.984131</text:p>
          </table:table-cell>
          <table:table-cell office:value-type="float" office:value="1572.183228" calcext:value-type="float">
            <text:p>1572.183228</text:p>
          </table:table-cell>
          <table:table-cell office:value-type="float" office:value="1573.488159" calcext:value-type="float">
            <text:p>1573.488159</text:p>
          </table:table-cell>
          <table:table-cell office:value-type="float" office:value="1572.5979" calcext:value-type="float">
            <text:p>1572.5979</text:p>
          </table:table-cell>
          <table:table-cell table:number-columns-repeated="13"/>
        </table:table-row>
        <table:table-row table:style-name="ro1">
          <table:table-cell office:value-type="float" office:value="1575.058228" calcext:value-type="float">
            <text:p>1575.058228</text:p>
          </table:table-cell>
          <table:table-cell office:value-type="float" office:value="1576.808105" calcext:value-type="float">
            <text:p>1576.808105</text:p>
          </table:table-cell>
          <table:table-cell office:value-type="float" office:value="1575.425293" calcext:value-type="float">
            <text:p>1575.425293</text:p>
          </table:table-cell>
          <table:table-cell office:value-type="float" office:value="1574.973633" calcext:value-type="float">
            <text:p>1574.973633</text:p>
          </table:table-cell>
          <table:table-cell table:number-columns-repeated="13"/>
        </table:table-row>
        <table:table-row table:style-name="ro1">
          <table:table-cell office:value-type="float" office:value="1572.170654" calcext:value-type="float">
            <text:p>1572.170654</text:p>
          </table:table-cell>
          <table:table-cell office:value-type="float" office:value="1574.18689" calcext:value-type="float">
            <text:p>1574.18689</text:p>
          </table:table-cell>
          <table:table-cell office:value-type="float" office:value="1571.67981" calcext:value-type="float">
            <text:p>1571.67981</text:p>
          </table:table-cell>
          <table:table-cell office:value-type="float" office:value="1576.979614" calcext:value-type="float">
            <text:p>1576.979614</text:p>
          </table:table-cell>
          <table:table-cell table:number-columns-repeated="13"/>
        </table:table-row>
        <table:table-row table:style-name="ro1">
          <table:table-cell office:value-type="float" office:value="1574.016113" calcext:value-type="float">
            <text:p>1574.016113</text:p>
          </table:table-cell>
          <table:table-cell office:value-type="float" office:value="1576.350464" calcext:value-type="float">
            <text:p>1576.350464</text:p>
          </table:table-cell>
          <table:table-cell office:value-type="float" office:value="1575.2229" calcext:value-type="float">
            <text:p>1575.2229</text:p>
          </table:table-cell>
          <table:table-cell office:value-type="float" office:value="1577.25" calcext:value-type="float">
            <text:p>1577.25</text:p>
          </table:table-cell>
          <table:table-cell table:number-columns-repeated="13"/>
        </table:table-row>
        <table:table-row table:style-name="ro1">
          <table:table-cell office:value-type="float" office:value="1581.622803" calcext:value-type="float">
            <text:p>1581.622803</text:p>
          </table:table-cell>
          <table:table-cell office:value-type="float" office:value="1575.307373" calcext:value-type="float">
            <text:p>1575.307373</text:p>
          </table:table-cell>
          <table:table-cell office:value-type="float" office:value="1578.826782" calcext:value-type="float">
            <text:p>1578.826782</text:p>
          </table:table-cell>
          <table:table-cell office:value-type="float" office:value="1575.241699" calcext:value-type="float">
            <text:p>1575.241699</text:p>
          </table:table-cell>
          <table:table-cell table:number-columns-repeated="13"/>
        </table:table-row>
        <table:table-row table:style-name="ro1">
          <table:table-cell office:value-type="float" office:value="1573.774414" calcext:value-type="float">
            <text:p>1573.774414</text:p>
          </table:table-cell>
          <table:table-cell office:value-type="float" office:value="1578.787354" calcext:value-type="float">
            <text:p>1578.787354</text:p>
          </table:table-cell>
          <table:table-cell office:value-type="float" office:value="1578.084106" calcext:value-type="float">
            <text:p>1578.084106</text:p>
          </table:table-cell>
          <table:table-cell office:value-type="float" office:value="1576.260742" calcext:value-type="float">
            <text:p>1576.260742</text:p>
          </table:table-cell>
          <table:table-cell table:number-columns-repeated="13"/>
        </table:table-row>
        <table:table-row table:style-name="ro1">
          <table:table-cell office:value-type="float" office:value="1569.762573" calcext:value-type="float">
            <text:p>1569.762573</text:p>
          </table:table-cell>
          <table:table-cell office:value-type="float" office:value="1574.759155" calcext:value-type="float">
            <text:p>1574.759155</text:p>
          </table:table-cell>
          <table:table-cell office:value-type="float" office:value="1570.744873" calcext:value-type="float">
            <text:p>1570.744873</text:p>
          </table:table-cell>
          <table:table-cell office:value-type="float" office:value="1574.123901" calcext:value-type="float">
            <text:p>1574.123901</text:p>
          </table:table-cell>
          <table:table-cell table:number-columns-repeated="13"/>
        </table:table-row>
        <table:table-row table:style-name="ro1">
          <table:table-cell office:value-type="float" office:value="1579.346069" calcext:value-type="float">
            <text:p>1579.346069</text:p>
          </table:table-cell>
          <table:table-cell office:value-type="float" office:value="1573.23584" calcext:value-type="float">
            <text:p>1573.23584</text:p>
          </table:table-cell>
          <table:table-cell office:value-type="float" office:value="1574.550781" calcext:value-type="float">
            <text:p>1574.550781</text:p>
          </table:table-cell>
          <table:table-cell office:value-type="float" office:value="1577.54834" calcext:value-type="float">
            <text:p>1577.54834</text:p>
          </table:table-cell>
          <table:table-cell table:number-columns-repeated="13"/>
        </table:table-row>
        <table:table-row table:style-name="ro1">
          <table:table-cell office:value-type="float" office:value="1570.433472" calcext:value-type="float">
            <text:p>1570.433472</text:p>
          </table:table-cell>
          <table:table-cell office:value-type="float" office:value="1573.760376" calcext:value-type="float">
            <text:p>1573.760376</text:p>
          </table:table-cell>
          <table:table-cell office:value-type="float" office:value="1572.121704" calcext:value-type="float">
            <text:p>1572.121704</text:p>
          </table:table-cell>
          <table:table-cell office:value-type="float" office:value="1572.918701" calcext:value-type="float">
            <text:p>1572.918701</text:p>
          </table:table-cell>
          <table:table-cell table:number-columns-repeated="13"/>
        </table:table-row>
        <table:table-row table:style-name="ro1">
          <table:table-cell office:value-type="float" office:value="1578.5354" calcext:value-type="float">
            <text:p>1578.5354</text:p>
          </table:table-cell>
          <table:table-cell office:value-type="float" office:value="1576.550659" calcext:value-type="float">
            <text:p>1576.550659</text:p>
          </table:table-cell>
          <table:table-cell office:value-type="float" office:value="1578.951416" calcext:value-type="float">
            <text:p>1578.951416</text:p>
          </table:table-cell>
          <table:table-cell office:value-type="float" office:value="1578.542847" calcext:value-type="float">
            <text:p>1578.542847</text:p>
          </table:table-cell>
          <table:table-cell table:number-columns-repeated="13"/>
        </table:table-row>
        <table:table-row table:style-name="ro1">
          <table:table-cell office:value-type="float" office:value="1575.626221" calcext:value-type="float">
            <text:p>1575.626221</text:p>
          </table:table-cell>
          <table:table-cell office:value-type="float" office:value="1578.728027" calcext:value-type="float">
            <text:p>1578.728027</text:p>
          </table:table-cell>
          <table:table-cell office:value-type="float" office:value="1573.328369" calcext:value-type="float">
            <text:p>1573.328369</text:p>
          </table:table-cell>
          <table:table-cell office:value-type="float" office:value="1579.139404" calcext:value-type="float">
            <text:p>1579.139404</text:p>
          </table:table-cell>
          <table:table-cell table:number-columns-repeated="13"/>
        </table:table-row>
        <table:table-row table:style-name="ro1">
          <table:table-cell office:value-type="float" office:value="1575.846558" calcext:value-type="float">
            <text:p>1575.846558</text:p>
          </table:table-cell>
          <table:table-cell office:value-type="float" office:value="1575.644897" calcext:value-type="float">
            <text:p>1575.644897</text:p>
          </table:table-cell>
          <table:table-cell office:value-type="float" office:value="1578.006592" calcext:value-type="float">
            <text:p>1578.006592</text:p>
          </table:table-cell>
          <table:table-cell office:value-type="float" office:value="1574.992554" calcext:value-type="float">
            <text:p>1574.992554</text:p>
          </table:table-cell>
          <table:table-cell table:number-columns-repeated="13"/>
        </table:table-row>
        <table:table-row table:style-name="ro1">
          <table:table-cell office:value-type="float" office:value="1576.165283" calcext:value-type="float">
            <text:p>1576.165283</text:p>
          </table:table-cell>
          <table:table-cell office:value-type="float" office:value="1572.331177" calcext:value-type="float">
            <text:p>1572.331177</text:p>
          </table:table-cell>
          <table:table-cell office:value-type="float" office:value="1574.942017" calcext:value-type="float">
            <text:p>1574.942017</text:p>
          </table:table-cell>
          <table:table-cell office:value-type="float" office:value="1570.259033" calcext:value-type="float">
            <text:p>1570.259033</text:p>
          </table:table-cell>
          <table:table-cell table:number-columns-repeated="13"/>
        </table:table-row>
        <table:table-row table:style-name="ro1">
          <table:table-cell office:value-type="float" office:value="1575.536743" calcext:value-type="float">
            <text:p>1575.536743</text:p>
          </table:table-cell>
          <table:table-cell office:value-type="float" office:value="1574.473022" calcext:value-type="float">
            <text:p>1574.473022</text:p>
          </table:table-cell>
          <table:table-cell office:value-type="float" office:value="1573.512329" calcext:value-type="float">
            <text:p>1573.512329</text:p>
          </table:table-cell>
          <table:table-cell office:value-type="float" office:value="1575.731567" calcext:value-type="float">
            <text:p>1575.731567</text:p>
          </table:table-cell>
          <table:table-cell table:number-columns-repeated="13"/>
        </table:table-row>
        <table:table-row table:style-name="ro1">
          <table:table-cell office:value-type="float" office:value="1577.929199" calcext:value-type="float">
            <text:p>1577.929199</text:p>
          </table:table-cell>
          <table:table-cell office:value-type="float" office:value="1575.263916" calcext:value-type="float">
            <text:p>1575.263916</text:p>
          </table:table-cell>
          <table:table-cell office:value-type="float" office:value="1574.014893" calcext:value-type="float">
            <text:p>1574.014893</text:p>
          </table:table-cell>
          <table:table-cell office:value-type="float" office:value="1574.424927" calcext:value-type="float">
            <text:p>1574.424927</text:p>
          </table:table-cell>
          <table:table-cell table:number-columns-repeated="13"/>
        </table:table-row>
        <table:table-row table:style-name="ro1">
          <table:table-cell office:value-type="float" office:value="1579.035645" calcext:value-type="float">
            <text:p>1579.035645</text:p>
          </table:table-cell>
          <table:table-cell office:value-type="float" office:value="1579.562134" calcext:value-type="float">
            <text:p>1579.562134</text:p>
          </table:table-cell>
          <table:table-cell office:value-type="float" office:value="1577.690796" calcext:value-type="float">
            <text:p>1577.690796</text:p>
          </table:table-cell>
          <table:table-cell office:value-type="float" office:value="1578.425781" calcext:value-type="float">
            <text:p>1578.425781</text:p>
          </table:table-cell>
          <table:table-cell table:number-columns-repeated="13"/>
        </table:table-row>
        <table:table-row table:style-name="ro1">
          <table:table-cell office:value-type="float" office:value="1577.45813" calcext:value-type="float">
            <text:p>1577.45813</text:p>
          </table:table-cell>
          <table:table-cell office:value-type="float" office:value="1576.790527" calcext:value-type="float">
            <text:p>1576.790527</text:p>
          </table:table-cell>
          <table:table-cell office:value-type="float" office:value="1576.983643" calcext:value-type="float">
            <text:p>1576.983643</text:p>
          </table:table-cell>
          <table:table-cell office:value-type="float" office:value="1576.296631" calcext:value-type="float">
            <text:p>1576.296631</text:p>
          </table:table-cell>
          <table:table-cell table:number-columns-repeated="13"/>
        </table:table-row>
        <table:table-row table:style-name="ro1">
          <table:table-cell office:value-type="float" office:value="1575.124268" calcext:value-type="float">
            <text:p>1575.124268</text:p>
          </table:table-cell>
          <table:table-cell office:value-type="float" office:value="1575.493042" calcext:value-type="float">
            <text:p>1575.493042</text:p>
          </table:table-cell>
          <table:table-cell office:value-type="float" office:value="1575.302246" calcext:value-type="float">
            <text:p>1575.302246</text:p>
          </table:table-cell>
          <table:table-cell office:value-type="float" office:value="1575.313843" calcext:value-type="float">
            <text:p>1575.313843</text:p>
          </table:table-cell>
          <table:table-cell table:number-columns-repeated="13"/>
        </table:table-row>
        <table:table-row table:style-name="ro1">
          <table:table-cell office:value-type="float" office:value="1573.618774" calcext:value-type="float">
            <text:p>1573.618774</text:p>
          </table:table-cell>
          <table:table-cell office:value-type="float" office:value="1577.658325" calcext:value-type="float">
            <text:p>1577.658325</text:p>
          </table:table-cell>
          <table:table-cell office:value-type="float" office:value="1573.254028" calcext:value-type="float">
            <text:p>1573.254028</text:p>
          </table:table-cell>
          <table:table-cell office:value-type="float" office:value="1572.951172" calcext:value-type="float">
            <text:p>1572.951172</text:p>
          </table:table-cell>
          <table:table-cell table:number-columns-repeated="13"/>
        </table:table-row>
        <table:table-row table:style-name="ro1">
          <table:table-cell office:value-type="float" office:value="1576.16394" calcext:value-type="float">
            <text:p>1576.16394</text:p>
          </table:table-cell>
          <table:table-cell office:value-type="float" office:value="1577.467041" calcext:value-type="float">
            <text:p>1577.467041</text:p>
          </table:table-cell>
          <table:table-cell office:value-type="float" office:value="1578.065308" calcext:value-type="float">
            <text:p>1578.065308</text:p>
          </table:table-cell>
          <table:table-cell office:value-type="float" office:value="1578.811035" calcext:value-type="float">
            <text:p>1578.811035</text:p>
          </table:table-cell>
          <table:table-cell table:number-columns-repeated="13"/>
        </table:table-row>
        <table:table-row table:style-name="ro1">
          <table:table-cell office:value-type="float" office:value="1563.180542" calcext:value-type="float">
            <text:p>1563.180542</text:p>
          </table:table-cell>
          <table:table-cell office:value-type="float" office:value="1562.103516" calcext:value-type="float">
            <text:p>1562.103516</text:p>
          </table:table-cell>
          <table:table-cell office:value-type="float" office:value="1562.634644" calcext:value-type="float">
            <text:p>1562.634644</text:p>
          </table:table-cell>
          <table:table-cell office:value-type="float" office:value="1563.417847" calcext:value-type="float">
            <text:p>1563.417847</text:p>
          </table:table-cell>
          <table:table-cell table:number-columns-repeated="13"/>
        </table:table-row>
        <table:table-row table:style-name="ro1">
          <table:table-cell office:value-type="float" office:value="1566.866455" calcext:value-type="float">
            <text:p>1566.866455</text:p>
          </table:table-cell>
          <table:table-cell office:value-type="float" office:value="1567.092529" calcext:value-type="float">
            <text:p>1567.092529</text:p>
          </table:table-cell>
          <table:table-cell office:value-type="float" office:value="1566.233154" calcext:value-type="float">
            <text:p>1566.233154</text:p>
          </table:table-cell>
          <table:table-cell office:value-type="float" office:value="1566.657104" calcext:value-type="float">
            <text:p>1566.657104</text:p>
          </table:table-cell>
          <table:table-cell table:number-columns-repeated="13"/>
        </table:table-row>
        <table:table-row table:style-name="ro1">
          <table:table-cell office:value-type="float" office:value="1563.864136" calcext:value-type="float">
            <text:p>1563.864136</text:p>
          </table:table-cell>
          <table:table-cell office:value-type="float" office:value="1565.105713" calcext:value-type="float">
            <text:p>1565.105713</text:p>
          </table:table-cell>
          <table:table-cell office:value-type="float" office:value="1565.540283" calcext:value-type="float">
            <text:p>1565.540283</text:p>
          </table:table-cell>
          <table:table-cell office:value-type="float" office:value="1566.516235" calcext:value-type="float">
            <text:p>1566.516235</text:p>
          </table:table-cell>
          <table:table-cell table:number-columns-repeated="13"/>
        </table:table-row>
        <table:table-row table:style-name="ro1">
          <table:table-cell office:value-type="float" office:value="1561.93811" calcext:value-type="float">
            <text:p>1561.93811</text:p>
          </table:table-cell>
          <table:table-cell office:value-type="float" office:value="1565.530518" calcext:value-type="float">
            <text:p>1565.530518</text:p>
          </table:table-cell>
          <table:table-cell office:value-type="float" office:value="1562.77356" calcext:value-type="float">
            <text:p>1562.77356</text:p>
          </table:table-cell>
          <table:table-cell office:value-type="float" office:value="1568.018555" calcext:value-type="float">
            <text:p>1568.018555</text:p>
          </table:table-cell>
          <table:table-cell table:number-columns-repeated="13"/>
        </table:table-row>
        <table:table-row table:style-name="ro1">
          <table:table-cell office:value-type="float" office:value="1569.487305" calcext:value-type="float">
            <text:p>1569.487305</text:p>
          </table:table-cell>
          <table:table-cell office:value-type="float" office:value="1563.700073" calcext:value-type="float">
            <text:p>1563.700073</text:p>
          </table:table-cell>
          <table:table-cell office:value-type="float" office:value="1567.147217" calcext:value-type="float">
            <text:p>1567.147217</text:p>
          </table:table-cell>
          <table:table-cell office:value-type="float" office:value="1564.991211" calcext:value-type="float">
            <text:p>1564.991211</text:p>
          </table:table-cell>
          <table:table-cell table:number-columns-repeated="13"/>
        </table:table-row>
        <table:table-row table:style-name="ro1">
          <table:table-cell office:value-type="float" office:value="1567.522705" calcext:value-type="float">
            <text:p>1567.522705</text:p>
          </table:table-cell>
          <table:table-cell office:value-type="float" office:value="1562.614502" calcext:value-type="float">
            <text:p>1562.614502</text:p>
          </table:table-cell>
          <table:table-cell office:value-type="float" office:value="1564.296387" calcext:value-type="float">
            <text:p>1564.296387</text:p>
          </table:table-cell>
          <table:table-cell office:value-type="float" office:value="1563.748169" calcext:value-type="float">
            <text:p>1563.748169</text:p>
          </table:table-cell>
          <table:table-cell table:number-columns-repeated="13"/>
        </table:table-row>
        <table:table-row table:style-name="ro1">
          <table:table-cell office:value-type="float" office:value="1568.685059" calcext:value-type="float">
            <text:p>1568.685059</text:p>
          </table:table-cell>
          <table:table-cell office:value-type="float" office:value="1564.894165" calcext:value-type="float">
            <text:p>1564.894165</text:p>
          </table:table-cell>
          <table:table-cell office:value-type="float" office:value="1569.321777" calcext:value-type="float">
            <text:p>1569.321777</text:p>
          </table:table-cell>
          <table:table-cell office:value-type="float" office:value="1567.087524" calcext:value-type="float">
            <text:p>1567.087524</text:p>
          </table:table-cell>
          <table:table-cell table:number-columns-repeated="13"/>
        </table:table-row>
        <table:table-row table:style-name="ro1">
          <table:table-cell office:value-type="float" office:value="1565.387207" calcext:value-type="float">
            <text:p>1565.387207</text:p>
          </table:table-cell>
          <table:table-cell office:value-type="float" office:value="1565.927734" calcext:value-type="float">
            <text:p>1565.927734</text:p>
          </table:table-cell>
          <table:table-cell office:value-type="float" office:value="1569.255615" calcext:value-type="float">
            <text:p>1569.255615</text:p>
          </table:table-cell>
          <table:table-cell office:value-type="float" office:value="1565.128296" calcext:value-type="float">
            <text:p>1565.128296</text:p>
          </table:table-cell>
          <table:table-cell table:number-columns-repeated="13"/>
        </table:table-row>
        <table:table-row table:style-name="ro1">
          <table:table-cell office:value-type="float" office:value="1562.927612" calcext:value-type="float">
            <text:p>1562.927612</text:p>
          </table:table-cell>
          <table:table-cell office:value-type="float" office:value="1564.125244" calcext:value-type="float">
            <text:p>1564.125244</text:p>
          </table:table-cell>
          <table:table-cell office:value-type="float" office:value="1563.347168" calcext:value-type="float">
            <text:p>1563.347168</text:p>
          </table:table-cell>
          <table:table-cell office:value-type="float" office:value="1563.771973" calcext:value-type="float">
            <text:p>1563.771973</text:p>
          </table:table-cell>
          <table:table-cell table:number-columns-repeated="13"/>
        </table:table-row>
        <table:table-row table:style-name="ro1">
          <table:table-cell office:value-type="float" office:value="1565.517944" calcext:value-type="float">
            <text:p>1565.517944</text:p>
          </table:table-cell>
          <table:table-cell office:value-type="float" office:value="1567.034912" calcext:value-type="float">
            <text:p>1567.034912</text:p>
          </table:table-cell>
          <table:table-cell office:value-type="float" office:value="1564.079346" calcext:value-type="float">
            <text:p>1564.079346</text:p>
          </table:table-cell>
          <table:table-cell office:value-type="float" office:value="1566.183472" calcext:value-type="float">
            <text:p>1566.183472</text:p>
          </table:table-cell>
          <table:table-cell table:number-columns-repeated="13"/>
        </table:table-row>
        <table:table-row table:style-name="ro1">
          <table:table-cell office:value-type="float" office:value="1561.601807" calcext:value-type="float">
            <text:p>1561.601807</text:p>
          </table:table-cell>
          <table:table-cell office:value-type="float" office:value="1565.471558" calcext:value-type="float">
            <text:p>1565.471558</text:p>
          </table:table-cell>
          <table:table-cell office:value-type="float" office:value="1562.228027" calcext:value-type="float">
            <text:p>1562.228027</text:p>
          </table:table-cell>
          <table:table-cell office:value-type="float" office:value="1567.263916" calcext:value-type="float">
            <text:p>1567.263916</text:p>
          </table:table-cell>
          <table:table-cell table:number-columns-repeated="13"/>
        </table:table-row>
        <table:table-row table:style-name="ro1">
          <table:table-cell office:value-type="float" office:value="1563.661255" calcext:value-type="float">
            <text:p>1563.661255</text:p>
          </table:table-cell>
          <table:table-cell office:value-type="float" office:value="1566.395264" calcext:value-type="float">
            <text:p>1566.395264</text:p>
          </table:table-cell>
          <table:table-cell office:value-type="float" office:value="1564.441284" calcext:value-type="float">
            <text:p>1564.441284</text:p>
          </table:table-cell>
          <table:table-cell office:value-type="float" office:value="1565.521973" calcext:value-type="float">
            <text:p>1565.521973</text:p>
          </table:table-cell>
          <table:table-cell table:number-columns-repeated="13"/>
        </table:table-row>
        <table:table-row table:style-name="ro1">
          <table:table-cell office:value-type="float" office:value="1563.703857" calcext:value-type="float">
            <text:p>1563.703857</text:p>
          </table:table-cell>
          <table:table-cell office:value-type="float" office:value="1565.048706" calcext:value-type="float">
            <text:p>1565.048706</text:p>
          </table:table-cell>
          <table:table-cell office:value-type="float" office:value="1563.627075" calcext:value-type="float">
            <text:p>1563.627075</text:p>
          </table:table-cell>
          <table:table-cell office:value-type="float" office:value="1565.70166" calcext:value-type="float">
            <text:p>1565.70166</text:p>
          </table:table-cell>
          <table:table-cell table:number-columns-repeated="13"/>
        </table:table-row>
        <table:table-row table:style-name="ro1">
          <table:table-cell office:value-type="float" office:value="1567.0802" calcext:value-type="float">
            <text:p>1567.0802</text:p>
          </table:table-cell>
          <table:table-cell office:value-type="float" office:value="1567.061768" calcext:value-type="float">
            <text:p>1567.061768</text:p>
          </table:table-cell>
          <table:table-cell office:value-type="float" office:value="1565.322754" calcext:value-type="float">
            <text:p>1565.322754</text:p>
          </table:table-cell>
          <table:table-cell office:value-type="float" office:value="1566.0896" calcext:value-type="float">
            <text:p>1566.0896</text:p>
          </table:table-cell>
          <table:table-cell table:number-columns-repeated="13"/>
        </table:table-row>
        <table:table-row table:style-name="ro1">
          <table:table-cell office:value-type="float" office:value="1562.952393" calcext:value-type="float">
            <text:p>1562.952393</text:p>
          </table:table-cell>
          <table:table-cell office:value-type="float" office:value="1564.081177" calcext:value-type="float">
            <text:p>1564.081177</text:p>
          </table:table-cell>
          <table:table-cell office:value-type="float" office:value="1564.036621" calcext:value-type="float">
            <text:p>1564.036621</text:p>
          </table:table-cell>
          <table:table-cell office:value-type="float" office:value="1564.971558" calcext:value-type="float">
            <text:p>1564.971558</text:p>
          </table:table-cell>
          <table:table-cell table:number-columns-repeated="13"/>
        </table:table-row>
        <table:table-row table:style-name="ro1">
          <table:table-cell office:value-type="float" office:value="1562.425293" calcext:value-type="float">
            <text:p>1562.425293</text:p>
          </table:table-cell>
          <table:table-cell office:value-type="float" office:value="1561.881714" calcext:value-type="float">
            <text:p>1561.881714</text:p>
          </table:table-cell>
          <table:table-cell office:value-type="float" office:value="1565.266724" calcext:value-type="float">
            <text:p>1565.266724</text:p>
          </table:table-cell>
          <table:table-cell office:value-type="float" office:value="1559.726074" calcext:value-type="float">
            <text:p>1559.726074</text:p>
          </table:table-cell>
          <table:table-cell table:number-columns-repeated="13"/>
        </table:table-row>
        <table:table-row table:style-name="ro1">
          <table:table-cell office:value-type="float" office:value="1564.193115" calcext:value-type="float">
            <text:p>1564.193115</text:p>
          </table:table-cell>
          <table:table-cell office:value-type="float" office:value="1564.400513" calcext:value-type="float">
            <text:p>1564.400513</text:p>
          </table:table-cell>
          <table:table-cell office:value-type="float" office:value="1564.940796" calcext:value-type="float">
            <text:p>1564.940796</text:p>
          </table:table-cell>
          <table:table-cell office:value-type="float" office:value="1565.83313" calcext:value-type="float">
            <text:p>1565.83313</text:p>
          </table:table-cell>
          <table:table-cell table:number-columns-repeated="13"/>
        </table:table-row>
        <table:table-row table:style-name="ro1">
          <table:table-cell office:value-type="float" office:value="1566.920044" calcext:value-type="float">
            <text:p>1566.920044</text:p>
          </table:table-cell>
          <table:table-cell office:value-type="float" office:value="1562.591187" calcext:value-type="float">
            <text:p>1562.591187</text:p>
          </table:table-cell>
          <table:table-cell office:value-type="float" office:value="1562.180176" calcext:value-type="float">
            <text:p>1562.180176</text:p>
          </table:table-cell>
          <table:table-cell office:value-type="float" office:value="1567.078369" calcext:value-type="float">
            <text:p>1567.078369</text:p>
          </table:table-cell>
          <table:table-cell table:number-columns-repeated="13"/>
        </table:table-row>
        <table:table-row table:style-name="ro1">
          <table:table-cell office:value-type="float" office:value="1563.158203" calcext:value-type="float">
            <text:p>1563.158203</text:p>
          </table:table-cell>
          <table:table-cell office:value-type="float" office:value="1562.138916" calcext:value-type="float">
            <text:p>1562.138916</text:p>
          </table:table-cell>
          <table:table-cell office:value-type="float" office:value="1559.640991" calcext:value-type="float">
            <text:p>1559.640991</text:p>
          </table:table-cell>
          <table:table-cell office:value-type="float" office:value="1564.352173" calcext:value-type="float">
            <text:p>1564.352173</text:p>
          </table:table-cell>
          <table:table-cell table:number-columns-repeated="13"/>
        </table:table-row>
        <table:table-row table:style-name="ro1">
          <table:table-cell office:value-type="float" office:value="1565.372559" calcext:value-type="float">
            <text:p>1565.372559</text:p>
          </table:table-cell>
          <table:table-cell office:value-type="float" office:value="1565.432373" calcext:value-type="float">
            <text:p>1565.432373</text:p>
          </table:table-cell>
          <table:table-cell office:value-type="float" office:value="1567.032227" calcext:value-type="float">
            <text:p>1567.032227</text:p>
          </table:table-cell>
          <table:table-cell office:value-type="float" office:value="1565.704834" calcext:value-type="float">
            <text:p>1565.704834</text:p>
          </table:table-cell>
          <table:table-cell table:number-columns-repeated="13"/>
        </table:table-row>
        <table:table-row table:style-name="ro1">
          <table:table-cell office:value-type="float" office:value="1559.609009" calcext:value-type="float">
            <text:p>1559.609009</text:p>
          </table:table-cell>
          <table:table-cell office:value-type="float" office:value="1568.160889" calcext:value-type="float">
            <text:p>1568.160889</text:p>
          </table:table-cell>
          <table:table-cell office:value-type="float" office:value="1561.955933" calcext:value-type="float">
            <text:p>1561.955933</text:p>
          </table:table-cell>
          <table:table-cell office:value-type="float" office:value="1567.455811" calcext:value-type="float">
            <text:p>1567.455811</text:p>
          </table:table-cell>
          <table:table-cell table:number-columns-repeated="13"/>
        </table:table-row>
        <table:table-row table:style-name="ro1">
          <table:table-cell office:value-type="float" office:value="1562.889404" calcext:value-type="float">
            <text:p>1562.889404</text:p>
          </table:table-cell>
          <table:table-cell office:value-type="float" office:value="1564.220337" calcext:value-type="float">
            <text:p>1564.220337</text:p>
          </table:table-cell>
          <table:table-cell office:value-type="float" office:value="1565.057007" calcext:value-type="float">
            <text:p>1565.057007</text:p>
          </table:table-cell>
          <table:table-cell office:value-type="float" office:value="1564.932251" calcext:value-type="float">
            <text:p>1564.932251</text:p>
          </table:table-cell>
          <table:table-cell table:number-columns-repeated="13"/>
        </table:table-row>
        <table:table-row table:style-name="ro1">
          <table:table-cell office:value-type="float" office:value="1566.649292" calcext:value-type="float">
            <text:p>1566.649292</text:p>
          </table:table-cell>
          <table:table-cell office:value-type="float" office:value="1563.391968" calcext:value-type="float">
            <text:p>1563.391968</text:p>
          </table:table-cell>
          <table:table-cell office:value-type="float" office:value="1564.258911" calcext:value-type="float">
            <text:p>1564.258911</text:p>
          </table:table-cell>
          <table:table-cell office:value-type="float" office:value="1564.645508" calcext:value-type="float">
            <text:p>1564.645508</text:p>
          </table:table-cell>
          <table:table-cell table:number-columns-repeated="13"/>
        </table:table-row>
        <table:table-row table:style-name="ro1">
          <table:table-cell office:value-type="float" office:value="1565.260864" calcext:value-type="float">
            <text:p>1565.260864</text:p>
          </table:table-cell>
          <table:table-cell office:value-type="float" office:value="1564.539795" calcext:value-type="float">
            <text:p>1564.539795</text:p>
          </table:table-cell>
          <table:table-cell office:value-type="float" office:value="1565.29834" calcext:value-type="float">
            <text:p>1565.29834</text:p>
          </table:table-cell>
          <table:table-cell office:value-type="float" office:value="1566.485962" calcext:value-type="float">
            <text:p>1566.485962</text:p>
          </table:table-cell>
          <table:table-cell table:number-columns-repeated="13"/>
        </table:table-row>
        <table:table-row table:style-name="ro1">
          <table:table-cell office:value-type="float" office:value="1528.65564" calcext:value-type="float">
            <text:p>1528.65564</text:p>
          </table:table-cell>
          <table:table-cell office:value-type="float" office:value="1571.521851" calcext:value-type="float">
            <text:p>1571.521851</text:p>
          </table:table-cell>
          <table:table-cell office:value-type="float" office:value="1591.612427" calcext:value-type="float">
            <text:p>1591.612427</text:p>
          </table:table-cell>
          <table:table-cell office:value-type="float" office:value="1611.907715" calcext:value-type="float">
            <text:p>1611.907715</text:p>
          </table:table-cell>
          <table:table-cell table:number-columns-repeated="13"/>
        </table:table-row>
        <table:table-row table:style-name="ro1">
          <table:table-cell office:value-type="float" office:value="1629.679199" calcext:value-type="float">
            <text:p>1629.679199</text:p>
          </table:table-cell>
          <table:table-cell office:value-type="float" office:value="1639.312744" calcext:value-type="float">
            <text:p>1639.312744</text:p>
          </table:table-cell>
          <table:table-cell office:value-type="float" office:value="1625.849365" calcext:value-type="float">
            <text:p>1625.849365</text:p>
          </table:table-cell>
          <table:table-cell office:value-type="float" office:value="1644.686035" calcext:value-type="float">
            <text:p>1644.686035</text:p>
          </table:table-cell>
          <table:table-cell table:number-columns-repeated="13"/>
        </table:table-row>
        <table:table-row table:style-name="ro1">
          <table:table-cell office:value-type="float" office:value="1696.500244" calcext:value-type="float">
            <text:p>1696.500244</text:p>
          </table:table-cell>
          <table:table-cell office:value-type="float" office:value="1703.019775" calcext:value-type="float">
            <text:p>1703.019775</text:p>
          </table:table-cell>
          <table:table-cell office:value-type="float" office:value="1696.342407" calcext:value-type="float">
            <text:p>1696.342407</text:p>
          </table:table-cell>
          <table:table-cell office:value-type="float" office:value="1703.434204" calcext:value-type="float">
            <text:p>1703.434204</text:p>
          </table:table-cell>
          <table:table-cell table:number-columns-repeated="13"/>
        </table:table-row>
        <table:table-row table:style-name="ro1">
          <table:table-cell office:value-type="float" office:value="1725.741333" calcext:value-type="float">
            <text:p>1725.741333</text:p>
          </table:table-cell>
          <table:table-cell office:value-type="float" office:value="1738.364014" calcext:value-type="float">
            <text:p>1738.364014</text:p>
          </table:table-cell>
          <table:table-cell office:value-type="float" office:value="1729.623169" calcext:value-type="float">
            <text:p>1729.623169</text:p>
          </table:table-cell>
          <table:table-cell office:value-type="float" office:value="1744.366089" calcext:value-type="float">
            <text:p>1744.366089</text:p>
          </table:table-cell>
          <table:table-cell table:number-columns-repeated="13"/>
        </table:table-row>
        <table:table-row table:style-name="ro1">
          <table:table-cell office:value-type="float" office:value="1693.521362" calcext:value-type="float">
            <text:p>1693.521362</text:p>
          </table:table-cell>
          <table:table-cell office:value-type="float" office:value="1719.862793" calcext:value-type="float">
            <text:p>1719.862793</text:p>
          </table:table-cell>
          <table:table-cell office:value-type="float" office:value="1703.319214" calcext:value-type="float">
            <text:p>1703.319214</text:p>
          </table:table-cell>
          <table:table-cell office:value-type="float" office:value="1717.406006" calcext:value-type="float">
            <text:p>1717.406006</text:p>
          </table:table-cell>
          <table:table-cell table:number-columns-repeated="13"/>
        </table:table-row>
        <table:table-row table:style-name="ro1">
          <table:table-cell office:value-type="float" office:value="1718.830078" calcext:value-type="float">
            <text:p>1718.830078</text:p>
          </table:table-cell>
          <table:table-cell office:value-type="float" office:value="1746.140503" calcext:value-type="float">
            <text:p>1746.140503</text:p>
          </table:table-cell>
          <table:table-cell office:value-type="float" office:value="1722.505005" calcext:value-type="float">
            <text:p>1722.505005</text:p>
          </table:table-cell>
          <table:table-cell office:value-type="float" office:value="1747.112793" calcext:value-type="float">
            <text:p>1747.112793</text:p>
          </table:table-cell>
          <table:table-cell table:number-columns-repeated="13"/>
        </table:table-row>
        <table:table-row table:style-name="ro1">
          <table:table-cell office:value-type="float" office:value="1705.566895" calcext:value-type="float">
            <text:p>1705.566895</text:p>
          </table:table-cell>
          <table:table-cell office:value-type="float" office:value="1731.577393" calcext:value-type="float">
            <text:p>1731.577393</text:p>
          </table:table-cell>
          <table:table-cell office:value-type="float" office:value="1712.713623" calcext:value-type="float">
            <text:p>1712.713623</text:p>
          </table:table-cell>
          <table:table-cell office:value-type="float" office:value="1731.169922" calcext:value-type="float">
            <text:p>1731.169922</text:p>
          </table:table-cell>
          <table:table-cell table:number-columns-repeated="13"/>
        </table:table-row>
        <table:table-row table:style-name="ro1">
          <table:table-cell office:value-type="float" office:value="1689.418335" calcext:value-type="float">
            <text:p>1689.418335</text:p>
          </table:table-cell>
          <table:table-cell office:value-type="float" office:value="1695.757812" calcext:value-type="float">
            <text:p>1695.757812</text:p>
          </table:table-cell>
          <table:table-cell office:value-type="float" office:value="1695.198486" calcext:value-type="float">
            <text:p>1695.198486</text:p>
          </table:table-cell>
          <table:table-cell office:value-type="float" office:value="1693.275146" calcext:value-type="float">
            <text:p>1693.275146</text:p>
          </table:table-cell>
          <table:table-cell table:number-columns-repeated="13"/>
        </table:table-row>
        <table:table-row table:style-name="ro1">
          <table:table-cell office:value-type="float" office:value="1632.36377" calcext:value-type="float">
            <text:p>1632.36377</text:p>
          </table:table-cell>
          <table:table-cell office:value-type="float" office:value="1715.514893" calcext:value-type="float">
            <text:p>1715.514893</text:p>
          </table:table-cell>
          <table:table-cell office:value-type="float" office:value="1640.124878" calcext:value-type="float">
            <text:p>1640.124878</text:p>
          </table:table-cell>
          <table:table-cell office:value-type="float" office:value="1712.110107" calcext:value-type="float">
            <text:p>1712.110107</text:p>
          </table:table-cell>
          <table:table-cell table:number-columns-repeated="13"/>
        </table:table-row>
        <table:table-row table:style-name="ro1">
          <table:table-cell office:value-type="float" office:value="1601.361816" calcext:value-type="float">
            <text:p>1601.361816</text:p>
          </table:table-cell>
          <table:table-cell office:value-type="float" office:value="1663.734375" calcext:value-type="float">
            <text:p>1663.734375</text:p>
          </table:table-cell>
          <table:table-cell office:value-type="float" office:value="1603.670654" calcext:value-type="float">
            <text:p>1603.670654</text:p>
          </table:table-cell>
          <table:table-cell office:value-type="float" office:value="1665.155273" calcext:value-type="float">
            <text:p>1665.155273</text:p>
          </table:table-cell>
          <table:table-cell table:number-columns-repeated="13"/>
        </table:table-row>
        <table:table-row table:style-name="ro1">
          <table:table-cell office:value-type="float" office:value="1636.5625" calcext:value-type="float">
            <text:p>1636.5625</text:p>
          </table:table-cell>
          <table:table-cell office:value-type="float" office:value="1654.396729" calcext:value-type="float">
            <text:p>1654.396729</text:p>
          </table:table-cell>
          <table:table-cell office:value-type="float" office:value="1633.569946" calcext:value-type="float">
            <text:p>1633.569946</text:p>
          </table:table-cell>
          <table:table-cell office:value-type="float" office:value="1665.524414" calcext:value-type="float">
            <text:p>1665.524414</text:p>
          </table:table-cell>
          <table:table-cell table:number-columns-repeated="13"/>
        </table:table-row>
        <table:table-row table:style-name="ro1">
          <table:table-cell office:value-type="float" office:value="1626.369507" calcext:value-type="float">
            <text:p>1626.369507</text:p>
          </table:table-cell>
          <table:table-cell office:value-type="float" office:value="1695.913086" calcext:value-type="float">
            <text:p>1695.913086</text:p>
          </table:table-cell>
          <table:table-cell office:value-type="float" office:value="1640.046753" calcext:value-type="float">
            <text:p>1640.046753</text:p>
          </table:table-cell>
          <table:table-cell office:value-type="float" office:value="1698.464966" calcext:value-type="float">
            <text:p>1698.464966</text:p>
          </table:table-cell>
          <table:table-cell table:number-columns-repeated="13"/>
        </table:table-row>
        <table:table-row table:style-name="ro1">
          <table:table-cell office:value-type="float" office:value="1623.103882" calcext:value-type="float">
            <text:p>1623.103882</text:p>
          </table:table-cell>
          <table:table-cell office:value-type="float" office:value="1694.486694" calcext:value-type="float">
            <text:p>1694.486694</text:p>
          </table:table-cell>
          <table:table-cell office:value-type="float" office:value="1631.30957" calcext:value-type="float">
            <text:p>1631.30957</text:p>
          </table:table-cell>
          <table:table-cell office:value-type="float" office:value="1688.694458" calcext:value-type="float">
            <text:p>1688.694458</text:p>
          </table:table-cell>
          <table:table-cell table:number-columns-repeated="13"/>
        </table:table-row>
        <table:table-row table:style-name="ro1">
          <table:table-cell office:value-type="float" office:value="1636.433105" calcext:value-type="float">
            <text:p>1636.433105</text:p>
          </table:table-cell>
          <table:table-cell office:value-type="float" office:value="1689.288086" calcext:value-type="float">
            <text:p>1689.288086</text:p>
          </table:table-cell>
          <table:table-cell office:value-type="float" office:value="1640.065918" calcext:value-type="float">
            <text:p>1640.065918</text:p>
          </table:table-cell>
          <table:table-cell office:value-type="float" office:value="1689.329712" calcext:value-type="float">
            <text:p>1689.329712</text:p>
          </table:table-cell>
          <table:table-cell table:number-columns-repeated="13"/>
        </table:table-row>
        <table:table-row table:style-name="ro1">
          <table:table-cell office:value-type="float" office:value="1627.144653" calcext:value-type="float">
            <text:p>1627.144653</text:p>
          </table:table-cell>
          <table:table-cell office:value-type="float" office:value="1697.224854" calcext:value-type="float">
            <text:p>1697.224854</text:p>
          </table:table-cell>
          <table:table-cell office:value-type="float" office:value="1633.023438" calcext:value-type="float">
            <text:p>1633.023438</text:p>
          </table:table-cell>
          <table:table-cell office:value-type="float" office:value="1696.22168" calcext:value-type="float">
            <text:p>1696.22168</text:p>
          </table:table-cell>
          <table:table-cell table:number-columns-repeated="13"/>
        </table:table-row>
        <table:table-row table:style-name="ro1">
          <table:table-cell office:value-type="float" office:value="1630.599854" calcext:value-type="float">
            <text:p>1630.599854</text:p>
          </table:table-cell>
          <table:table-cell office:value-type="float" office:value="1697.226929" calcext:value-type="float">
            <text:p>1697.226929</text:p>
          </table:table-cell>
          <table:table-cell office:value-type="float" office:value="1637.679932" calcext:value-type="float">
            <text:p>1637.679932</text:p>
          </table:table-cell>
          <table:table-cell office:value-type="float" office:value="1692.679321" calcext:value-type="float">
            <text:p>1692.679321</text:p>
          </table:table-cell>
          <table:table-cell table:number-columns-repeated="13"/>
        </table:table-row>
        <table:table-row table:style-name="ro1">
          <table:table-cell office:value-type="float" office:value="1634.273193" calcext:value-type="float">
            <text:p>1634.273193</text:p>
          </table:table-cell>
          <table:table-cell office:value-type="float" office:value="1701.533325" calcext:value-type="float">
            <text:p>1701.533325</text:p>
          </table:table-cell>
          <table:table-cell office:value-type="float" office:value="1639.472046" calcext:value-type="float">
            <text:p>1639.472046</text:p>
          </table:table-cell>
          <table:table-cell office:value-type="float" office:value="1699.043335" calcext:value-type="float">
            <text:p>1699.043335</text:p>
          </table:table-cell>
          <table:table-cell table:number-columns-repeated="13"/>
        </table:table-row>
        <table:table-row table:style-name="ro1">
          <table:table-cell office:value-type="float" office:value="1637.419678" calcext:value-type="float">
            <text:p>1637.419678</text:p>
          </table:table-cell>
          <table:table-cell office:value-type="float" office:value="1702.152832" calcext:value-type="float">
            <text:p>1702.152832</text:p>
          </table:table-cell>
          <table:table-cell office:value-type="float" office:value="1643.409058" calcext:value-type="float">
            <text:p>1643.409058</text:p>
          </table:table-cell>
          <table:table-cell office:value-type="float" office:value="1698.569458" calcext:value-type="float">
            <text:p>1698.569458</text:p>
          </table:table-cell>
          <table:table-cell table:number-columns-repeated="13"/>
        </table:table-row>
        <table:table-row table:style-name="ro1">
          <table:table-cell office:value-type="float" office:value="1644.179443" calcext:value-type="float">
            <text:p>1644.179443</text:p>
          </table:table-cell>
          <table:table-cell office:value-type="float" office:value="1704.126587" calcext:value-type="float">
            <text:p>1704.126587</text:p>
          </table:table-cell>
          <table:table-cell office:value-type="float" office:value="1647.908936" calcext:value-type="float">
            <text:p>1647.908936</text:p>
          </table:table-cell>
          <table:table-cell office:value-type="float" office:value="1703.730469" calcext:value-type="float">
            <text:p>1703.730469</text:p>
          </table:table-cell>
          <table:table-cell table:number-columns-repeated="13"/>
        </table:table-row>
        <table:table-row table:style-name="ro1">
          <table:table-cell office:value-type="float" office:value="1637.074219" calcext:value-type="float">
            <text:p>1637.074219</text:p>
          </table:table-cell>
          <table:table-cell office:value-type="float" office:value="1705.953247" calcext:value-type="float">
            <text:p>1705.953247</text:p>
          </table:table-cell>
          <table:table-cell office:value-type="float" office:value="1644.061279" calcext:value-type="float">
            <text:p>1644.061279</text:p>
          </table:table-cell>
          <table:table-cell office:value-type="float" office:value="1700.963867" calcext:value-type="float">
            <text:p>1700.963867</text:p>
          </table:table-cell>
          <table:table-cell table:number-columns-repeated="13"/>
        </table:table-row>
        <table:table-row table:style-name="ro1">
          <table:table-cell office:value-type="float" office:value="1637.328125" calcext:value-type="float">
            <text:p>1637.328125</text:p>
          </table:table-cell>
          <table:table-cell office:value-type="float" office:value="1703.924561" calcext:value-type="float">
            <text:p>1703.924561</text:p>
          </table:table-cell>
          <table:table-cell office:value-type="float" office:value="1646.029053" calcext:value-type="float">
            <text:p>1646.029053</text:p>
          </table:table-cell>
          <table:table-cell office:value-type="float" office:value="1702.105957" calcext:value-type="float">
            <text:p>1702.105957</text:p>
          </table:table-cell>
          <table:table-cell table:number-columns-repeated="13"/>
        </table:table-row>
        <table:table-row table:style-name="ro1">
          <table:table-cell office:value-type="float" office:value="1632.875977" calcext:value-type="float">
            <text:p>1632.875977</text:p>
          </table:table-cell>
          <table:table-cell office:value-type="float" office:value="1707.381714" calcext:value-type="float">
            <text:p>1707.381714</text:p>
          </table:table-cell>
          <table:table-cell office:value-type="float" office:value="1638.28186" calcext:value-type="float">
            <text:p>1638.28186</text:p>
          </table:table-cell>
          <table:table-cell office:value-type="float" office:value="1702.155518" calcext:value-type="float">
            <text:p>1702.155518</text:p>
          </table:table-cell>
          <table:table-cell table:number-columns-repeated="13"/>
        </table:table-row>
        <table:table-row table:style-name="ro1">
          <table:table-cell office:value-type="float" office:value="1641.178223" calcext:value-type="float">
            <text:p>1641.178223</text:p>
          </table:table-cell>
          <table:table-cell office:value-type="float" office:value="1704.188354" calcext:value-type="float">
            <text:p>1704.188354</text:p>
          </table:table-cell>
          <table:table-cell office:value-type="float" office:value="1644.983643" calcext:value-type="float">
            <text:p>1644.983643</text:p>
          </table:table-cell>
          <table:table-cell office:value-type="float" office:value="1702.381592" calcext:value-type="float">
            <text:p>1702.381592</text:p>
          </table:table-cell>
          <table:table-cell table:number-columns-repeated="13"/>
        </table:table-row>
        <table:table-row table:style-name="ro1">
          <table:table-cell office:value-type="float" office:value="1645.407837" calcext:value-type="float">
            <text:p>1645.407837</text:p>
          </table:table-cell>
          <table:table-cell office:value-type="float" office:value="1703.706787" calcext:value-type="float">
            <text:p>1703.706787</text:p>
          </table:table-cell>
          <table:table-cell office:value-type="float" office:value="1648.955566" calcext:value-type="float">
            <text:p>1648.955566</text:p>
          </table:table-cell>
          <table:table-cell office:value-type="float" office:value="1703.049805" calcext:value-type="float">
            <text:p>1703.049805</text:p>
          </table:table-cell>
          <table:table-cell table:number-columns-repeated="13"/>
        </table:table-row>
        <table:table-row table:style-name="ro1">
          <table:table-cell office:value-type="float" office:value="1640.493164" calcext:value-type="float">
            <text:p>1640.493164</text:p>
          </table:table-cell>
          <table:table-cell office:value-type="float" office:value="1706.250488" calcext:value-type="float">
            <text:p>1706.250488</text:p>
          </table:table-cell>
          <table:table-cell office:value-type="float" office:value="1645.832153" calcext:value-type="float">
            <text:p>1645.832153</text:p>
          </table:table-cell>
          <table:table-cell office:value-type="float" office:value="1705.890747" calcext:value-type="float">
            <text:p>1705.890747</text:p>
          </table:table-cell>
          <table:table-cell table:number-columns-repeated="13"/>
        </table:table-row>
        <table:table-row table:style-name="ro1">
          <table:table-cell office:value-type="float" office:value="1637.351929" calcext:value-type="float">
            <text:p>1637.351929</text:p>
          </table:table-cell>
          <table:table-cell office:value-type="float" office:value="1710.006348" calcext:value-type="float">
            <text:p>1710.006348</text:p>
          </table:table-cell>
          <table:table-cell office:value-type="float" office:value="1646.984009" calcext:value-type="float">
            <text:p>1646.984009</text:p>
          </table:table-cell>
          <table:table-cell office:value-type="float" office:value="1703.456909" calcext:value-type="float">
            <text:p>1703.456909</text:p>
          </table:table-cell>
          <table:table-cell table:number-columns-repeated="13"/>
        </table:table-row>
        <table:table-row table:style-name="ro1">
          <table:table-cell office:value-type="float" office:value="1645.30835" calcext:value-type="float">
            <text:p>1645.30835</text:p>
          </table:table-cell>
          <table:table-cell office:value-type="float" office:value="1710.4552" calcext:value-type="float">
            <text:p>1710.4552</text:p>
          </table:table-cell>
          <table:table-cell office:value-type="float" office:value="1651.459595" calcext:value-type="float">
            <text:p>1651.459595</text:p>
          </table:table-cell>
          <table:table-cell office:value-type="float" office:value="1706.136597" calcext:value-type="float">
            <text:p>1706.136597</text:p>
          </table:table-cell>
          <table:table-cell table:number-columns-repeated="13"/>
        </table:table-row>
        <table:table-row table:style-name="ro1">
          <table:table-cell office:value-type="float" office:value="1645.722778" calcext:value-type="float">
            <text:p>1645.722778</text:p>
          </table:table-cell>
          <table:table-cell office:value-type="float" office:value="1707.529053" calcext:value-type="float">
            <text:p>1707.529053</text:p>
          </table:table-cell>
          <table:table-cell office:value-type="float" office:value="1651.52356" calcext:value-type="float">
            <text:p>1651.52356</text:p>
          </table:table-cell>
          <table:table-cell office:value-type="float" office:value="1704.563843" calcext:value-type="float">
            <text:p>1704.563843</text:p>
          </table:table-cell>
          <table:table-cell table:number-columns-repeated="13"/>
        </table:table-row>
        <table:table-row table:style-name="ro1">
          <table:table-cell office:value-type="float" office:value="1637.739624" calcext:value-type="float">
            <text:p>1637.739624</text:p>
          </table:table-cell>
          <table:table-cell office:value-type="float" office:value="1710.780396" calcext:value-type="float">
            <text:p>1710.780396</text:p>
          </table:table-cell>
          <table:table-cell office:value-type="float" office:value="1644.227295" calcext:value-type="float">
            <text:p>1644.227295</text:p>
          </table:table-cell>
          <table:table-cell office:value-type="float" office:value="1710.294434" calcext:value-type="float">
            <text:p>1710.294434</text:p>
          </table:table-cell>
          <table:table-cell table:number-columns-repeated="13"/>
        </table:table-row>
        <table:table-row table:style-name="ro1">
          <table:table-cell office:value-type="float" office:value="1639.83667" calcext:value-type="float">
            <text:p>1639.83667</text:p>
          </table:table-cell>
          <table:table-cell office:value-type="float" office:value="1708.844849" calcext:value-type="float">
            <text:p>1708.844849</text:p>
          </table:table-cell>
          <table:table-cell office:value-type="float" office:value="1646.138672" calcext:value-type="float">
            <text:p>1646.138672</text:p>
          </table:table-cell>
          <table:table-cell office:value-type="float" office:value="1708.516113" calcext:value-type="float">
            <text:p>1708.516113</text:p>
          </table:table-cell>
          <table:table-cell table:number-columns-repeated="13"/>
        </table:table-row>
        <table:table-row table:style-name="ro1">
          <table:table-cell office:value-type="float" office:value="1647.092529" calcext:value-type="float">
            <text:p>1647.092529</text:p>
          </table:table-cell>
          <table:table-cell office:value-type="float" office:value="1709.404053" calcext:value-type="float">
            <text:p>1709.404053</text:p>
          </table:table-cell>
          <table:table-cell office:value-type="float" office:value="1653.72168" calcext:value-type="float">
            <text:p>1653.72168</text:p>
          </table:table-cell>
          <table:table-cell office:value-type="float" office:value="1708.263306" calcext:value-type="float">
            <text:p>1708.263306</text:p>
          </table:table-cell>
          <table:table-cell table:number-columns-repeated="13"/>
        </table:table-row>
        <table:table-row table:style-name="ro1">
          <table:table-cell office:value-type="float" office:value="1643.508911" calcext:value-type="float">
            <text:p>1643.508911</text:p>
          </table:table-cell>
          <table:table-cell office:value-type="float" office:value="1710.596191" calcext:value-type="float">
            <text:p>1710.596191</text:p>
          </table:table-cell>
          <table:table-cell office:value-type="float" office:value="1648.389404" calcext:value-type="float">
            <text:p>1648.389404</text:p>
          </table:table-cell>
          <table:table-cell office:value-type="float" office:value="1707.947998" calcext:value-type="float">
            <text:p>1707.947998</text:p>
          </table:table-cell>
          <table:table-cell table:number-columns-repeated="13"/>
        </table:table-row>
        <table:table-row table:style-name="ro1">
          <table:table-cell office:value-type="float" office:value="1647.040527" calcext:value-type="float">
            <text:p>1647.040527</text:p>
          </table:table-cell>
          <table:table-cell office:value-type="float" office:value="1713.305786" calcext:value-type="float">
            <text:p>1713.305786</text:p>
          </table:table-cell>
          <table:table-cell office:value-type="float" office:value="1654.885986" calcext:value-type="float">
            <text:p>1654.885986</text:p>
          </table:table-cell>
          <table:table-cell office:value-type="float" office:value="1710.240234" calcext:value-type="float">
            <text:p>1710.240234</text:p>
          </table:table-cell>
          <table:table-cell table:number-columns-repeated="13"/>
        </table:table-row>
        <table:table-row table:style-name="ro1">
          <table:table-cell office:value-type="float" office:value="1650.252686" calcext:value-type="float">
            <text:p>1650.252686</text:p>
          </table:table-cell>
          <table:table-cell office:value-type="float" office:value="1713.323242" calcext:value-type="float">
            <text:p>1713.323242</text:p>
          </table:table-cell>
          <table:table-cell office:value-type="float" office:value="1655.695679" calcext:value-type="float">
            <text:p>1655.695679</text:p>
          </table:table-cell>
          <table:table-cell office:value-type="float" office:value="1711.200317" calcext:value-type="float">
            <text:p>1711.200317</text:p>
          </table:table-cell>
          <table:table-cell table:number-columns-repeated="13"/>
        </table:table-row>
        <table:table-row table:style-name="ro1">
          <table:table-cell office:value-type="float" office:value="1646.512451" calcext:value-type="float">
            <text:p>1646.512451</text:p>
          </table:table-cell>
          <table:table-cell office:value-type="float" office:value="1715.301025" calcext:value-type="float">
            <text:p>1715.301025</text:p>
          </table:table-cell>
          <table:table-cell office:value-type="float" office:value="1653.147949" calcext:value-type="float">
            <text:p>1653.147949</text:p>
          </table:table-cell>
          <table:table-cell office:value-type="float" office:value="1711.927856" calcext:value-type="float">
            <text:p>1711.927856</text:p>
          </table:table-cell>
          <table:table-cell table:number-columns-repeated="13"/>
        </table:table-row>
        <table:table-row table:style-name="ro1">
          <table:table-cell office:value-type="float" office:value="1646.512939" calcext:value-type="float">
            <text:p>1646.512939</text:p>
          </table:table-cell>
          <table:table-cell office:value-type="float" office:value="1713.30896" calcext:value-type="float">
            <text:p>1713.30896</text:p>
          </table:table-cell>
          <table:table-cell office:value-type="float" office:value="1655.060547" calcext:value-type="float">
            <text:p>1655.060547</text:p>
          </table:table-cell>
          <table:table-cell office:value-type="float" office:value="1710.61145" calcext:value-type="float">
            <text:p>1710.61145</text:p>
          </table:table-cell>
          <table:table-cell table:number-columns-repeated="13"/>
        </table:table-row>
        <table:table-row table:style-name="ro1">
          <table:table-cell office:value-type="float" office:value="1646.893433" calcext:value-type="float">
            <text:p>1646.893433</text:p>
          </table:table-cell>
          <table:table-cell office:value-type="float" office:value="1718.447754" calcext:value-type="float">
            <text:p>1718.447754</text:p>
          </table:table-cell>
          <table:table-cell office:value-type="float" office:value="1653.054565" calcext:value-type="float">
            <text:p>1653.054565</text:p>
          </table:table-cell>
          <table:table-cell office:value-type="float" office:value="1712.358887" calcext:value-type="float">
            <text:p>1712.358887</text:p>
          </table:table-cell>
          <table:table-cell table:number-columns-repeated="13"/>
        </table:table-row>
        <table:table-row table:style-name="ro1">
          <table:table-cell office:value-type="float" office:value="1644.099243" calcext:value-type="float">
            <text:p>1644.099243</text:p>
          </table:table-cell>
          <table:table-cell office:value-type="float" office:value="1711.795044" calcext:value-type="float">
            <text:p>1711.795044</text:p>
          </table:table-cell>
          <table:table-cell office:value-type="float" office:value="1650.312744" calcext:value-type="float">
            <text:p>1650.312744</text:p>
          </table:table-cell>
          <table:table-cell office:value-type="float" office:value="1706.961548" calcext:value-type="float">
            <text:p>1706.961548</text:p>
          </table:table-cell>
          <table:table-cell table:number-columns-repeated="13"/>
        </table:table-row>
        <table:table-row table:style-name="ro1">
          <table:table-cell office:value-type="float" office:value="1647.812744" calcext:value-type="float">
            <text:p>1647.812744</text:p>
          </table:table-cell>
          <table:table-cell office:value-type="float" office:value="1716.202393" calcext:value-type="float">
            <text:p>1716.202393</text:p>
          </table:table-cell>
          <table:table-cell office:value-type="float" office:value="1653.09729" calcext:value-type="float">
            <text:p>1653.09729</text:p>
          </table:table-cell>
          <table:table-cell office:value-type="float" office:value="1710.064941" calcext:value-type="float">
            <text:p>1710.064941</text:p>
          </table:table-cell>
          <table:table-cell table:number-columns-repeated="13"/>
        </table:table-row>
        <table:table-row table:style-name="ro1">
          <table:table-cell office:value-type="float" office:value="1642.380127" calcext:value-type="float">
            <text:p>1642.380127</text:p>
          </table:table-cell>
          <table:table-cell office:value-type="float" office:value="1717.04541" calcext:value-type="float">
            <text:p>1717.04541</text:p>
          </table:table-cell>
          <table:table-cell office:value-type="float" office:value="1649.971802" calcext:value-type="float">
            <text:p>1649.971802</text:p>
          </table:table-cell>
          <table:table-cell office:value-type="float" office:value="1715.535522" calcext:value-type="float">
            <text:p>1715.535522</text:p>
          </table:table-cell>
          <table:table-cell table:number-columns-repeated="13"/>
        </table:table-row>
        <table:table-row table:style-name="ro1">
          <table:table-cell office:value-type="float" office:value="1647.427979" calcext:value-type="float">
            <text:p>1647.427979</text:p>
          </table:table-cell>
          <table:table-cell office:value-type="float" office:value="1710.858398" calcext:value-type="float">
            <text:p>1710.858398</text:p>
          </table:table-cell>
          <table:table-cell office:value-type="float" office:value="1657.5979" calcext:value-type="float">
            <text:p>1657.5979</text:p>
          </table:table-cell>
          <table:table-cell office:value-type="float" office:value="1709.547119" calcext:value-type="float">
            <text:p>1709.547119</text:p>
          </table:table-cell>
          <table:table-cell table:number-columns-repeated="13"/>
        </table:table-row>
        <table:table-row table:style-name="ro1">
          <table:table-cell office:value-type="float" office:value="1645.609985" calcext:value-type="float">
            <text:p>1645.609985</text:p>
          </table:table-cell>
          <table:table-cell office:value-type="float" office:value="1718.226929" calcext:value-type="float">
            <text:p>1718.226929</text:p>
          </table:table-cell>
          <table:table-cell office:value-type="float" office:value="1651.086304" calcext:value-type="float">
            <text:p>1651.086304</text:p>
          </table:table-cell>
          <table:table-cell office:value-type="float" office:value="1713.455933" calcext:value-type="float">
            <text:p>1713.455933</text:p>
          </table:table-cell>
          <table:table-cell table:number-columns-repeated="13"/>
        </table:table-row>
        <table:table-row table:style-name="ro1">
          <table:table-cell office:value-type="float" office:value="1645.267212" calcext:value-type="float">
            <text:p>1645.267212</text:p>
          </table:table-cell>
          <table:table-cell office:value-type="float" office:value="1721.358521" calcext:value-type="float">
            <text:p>1721.358521</text:p>
          </table:table-cell>
          <table:table-cell office:value-type="float" office:value="1655.0625" calcext:value-type="float">
            <text:p>1655.0625</text:p>
          </table:table-cell>
          <table:table-cell office:value-type="float" office:value="1718.053589" calcext:value-type="float">
            <text:p>1718.053589</text:p>
          </table:table-cell>
          <table:table-cell table:number-columns-repeated="13"/>
        </table:table-row>
        <table:table-row table:style-name="ro1">
          <table:table-cell office:value-type="float" office:value="1643.958374" calcext:value-type="float">
            <text:p>1643.958374</text:p>
          </table:table-cell>
          <table:table-cell office:value-type="float" office:value="1719.274902" calcext:value-type="float">
            <text:p>1719.274902</text:p>
          </table:table-cell>
          <table:table-cell office:value-type="float" office:value="1654.614014" calcext:value-type="float">
            <text:p>1654.614014</text:p>
          </table:table-cell>
          <table:table-cell office:value-type="float" office:value="1714.282715" calcext:value-type="float">
            <text:p>1714.282715</text:p>
          </table:table-cell>
          <table:table-cell table:number-columns-repeated="13"/>
        </table:table-row>
        <table:table-row table:style-name="ro1">
          <table:table-cell office:value-type="float" office:value="1652.275635" calcext:value-type="float">
            <text:p>1652.275635</text:p>
          </table:table-cell>
          <table:table-cell office:value-type="float" office:value="1716.443604" calcext:value-type="float">
            <text:p>1716.443604</text:p>
          </table:table-cell>
          <table:table-cell office:value-type="float" office:value="1656.305664" calcext:value-type="float">
            <text:p>1656.305664</text:p>
          </table:table-cell>
          <table:table-cell office:value-type="float" office:value="1717.656982" calcext:value-type="float">
            <text:p>1717.656982</text:p>
          </table:table-cell>
          <table:table-cell table:number-columns-repeated="13"/>
        </table:table-row>
        <table:table-row table:style-name="ro1">
          <table:table-cell office:value-type="float" office:value="1646.887573" calcext:value-type="float">
            <text:p>1646.887573</text:p>
          </table:table-cell>
          <table:table-cell office:value-type="float" office:value="1721.830322" calcext:value-type="float">
            <text:p>1721.830322</text:p>
          </table:table-cell>
          <table:table-cell office:value-type="float" office:value="1657.673828" calcext:value-type="float">
            <text:p>1657.673828</text:p>
          </table:table-cell>
          <table:table-cell office:value-type="float" office:value="1714.022949" calcext:value-type="float">
            <text:p>1714.022949</text:p>
          </table:table-cell>
          <table:table-cell table:number-columns-repeated="13"/>
        </table:table-row>
        <table:table-row table:style-name="ro1">
          <table:table-cell office:value-type="float" office:value="1648.831177" calcext:value-type="float">
            <text:p>1648.831177</text:p>
          </table:table-cell>
          <table:table-cell office:value-type="float" office:value="1719.991455" calcext:value-type="float">
            <text:p>1719.991455</text:p>
          </table:table-cell>
          <table:table-cell office:value-type="float" office:value="1652.96167" calcext:value-type="float">
            <text:p>1652.96167</text:p>
          </table:table-cell>
          <table:table-cell office:value-type="float" office:value="1720.8573" calcext:value-type="float">
            <text:p>1720.8573</text:p>
          </table:table-cell>
          <table:table-cell table:number-columns-repeated="13"/>
        </table:table-row>
        <table:table-row table:style-name="ro1">
          <table:table-cell office:value-type="float" office:value="1650.075562" calcext:value-type="float">
            <text:p>1650.075562</text:p>
          </table:table-cell>
          <table:table-cell office:value-type="float" office:value="1720.276489" calcext:value-type="float">
            <text:p>1720.276489</text:p>
          </table:table-cell>
          <table:table-cell office:value-type="float" office:value="1659.664551" calcext:value-type="float">
            <text:p>1659.664551</text:p>
          </table:table-cell>
          <table:table-cell office:value-type="float" office:value="1717.903442" calcext:value-type="float">
            <text:p>1717.903442</text:p>
          </table:table-cell>
          <table:table-cell table:number-columns-repeated="13"/>
        </table:table-row>
        <table:table-row table:style-name="ro1">
          <table:table-cell office:value-type="float" office:value="1647.651611" calcext:value-type="float">
            <text:p>1647.651611</text:p>
          </table:table-cell>
          <table:table-cell office:value-type="float" office:value="1721.283569" calcext:value-type="float">
            <text:p>1721.283569</text:p>
          </table:table-cell>
          <table:table-cell office:value-type="float" office:value="1656.836914" calcext:value-type="float">
            <text:p>1656.836914</text:p>
          </table:table-cell>
          <table:table-cell office:value-type="float" office:value="1717.070312" calcext:value-type="float">
            <text:p>1717.070312</text:p>
          </table:table-cell>
          <table:table-cell table:number-columns-repeated="13"/>
        </table:table-row>
        <table:table-row table:style-name="ro1">
          <table:table-cell office:value-type="float" office:value="1649.036621" calcext:value-type="float">
            <text:p>1649.036621</text:p>
          </table:table-cell>
          <table:table-cell office:value-type="float" office:value="1721.803101" calcext:value-type="float">
            <text:p>1721.803101</text:p>
          </table:table-cell>
          <table:table-cell office:value-type="float" office:value="1656.438599" calcext:value-type="float">
            <text:p>1656.438599</text:p>
          </table:table-cell>
          <table:table-cell office:value-type="float" office:value="1720.807373" calcext:value-type="float">
            <text:p>1720.807373</text:p>
          </table:table-cell>
          <table:table-cell table:number-columns-repeated="13"/>
        </table:table-row>
        <table:table-row table:style-name="ro1">
          <table:table-cell office:value-type="float" office:value="1651.173218" calcext:value-type="float">
            <text:p>1651.173218</text:p>
          </table:table-cell>
          <table:table-cell office:value-type="float" office:value="1723.672363" calcext:value-type="float">
            <text:p>1723.672363</text:p>
          </table:table-cell>
          <table:table-cell office:value-type="float" office:value="1657.347656" calcext:value-type="float">
            <text:p>1657.347656</text:p>
          </table:table-cell>
          <table:table-cell office:value-type="float" office:value="1718.065063" calcext:value-type="float">
            <text:p>1718.065063</text:p>
          </table:table-cell>
          <table:table-cell table:number-columns-repeated="13"/>
        </table:table-row>
        <table:table-row table:style-name="ro1">
          <table:table-cell office:value-type="float" office:value="1651.389038" calcext:value-type="float">
            <text:p>1651.389038</text:p>
          </table:table-cell>
          <table:table-cell office:value-type="float" office:value="1723.031494" calcext:value-type="float">
            <text:p>1723.031494</text:p>
          </table:table-cell>
          <table:table-cell office:value-type="float" office:value="1660.531494" calcext:value-type="float">
            <text:p>1660.531494</text:p>
          </table:table-cell>
          <table:table-cell office:value-type="float" office:value="1715.741089" calcext:value-type="float">
            <text:p>1715.741089</text:p>
          </table:table-cell>
          <table:table-cell table:number-columns-repeated="13"/>
        </table:table-row>
        <table:table-row table:style-name="ro1">
          <table:table-cell office:value-type="float" office:value="1652.530518" calcext:value-type="float">
            <text:p>1652.530518</text:p>
          </table:table-cell>
          <table:table-cell office:value-type="float" office:value="1722.784546" calcext:value-type="float">
            <text:p>1722.784546</text:p>
          </table:table-cell>
          <table:table-cell office:value-type="float" office:value="1659.391968" calcext:value-type="float">
            <text:p>1659.391968</text:p>
          </table:table-cell>
          <table:table-cell office:value-type="float" office:value="1722.224243" calcext:value-type="float">
            <text:p>1722.224243</text:p>
          </table:table-cell>
          <table:table-cell table:number-columns-repeated="13"/>
        </table:table-row>
        <table:table-row table:style-name="ro1">
          <table:table-cell office:value-type="float" office:value="1646.789185" calcext:value-type="float">
            <text:p>1646.789185</text:p>
          </table:table-cell>
          <table:table-cell office:value-type="float" office:value="1724.816406" calcext:value-type="float">
            <text:p>1724.816406</text:p>
          </table:table-cell>
          <table:table-cell office:value-type="float" office:value="1655.002563" calcext:value-type="float">
            <text:p>1655.002563</text:p>
          </table:table-cell>
          <table:table-cell office:value-type="float" office:value="1722.968872" calcext:value-type="float">
            <text:p>1722.968872</text:p>
          </table:table-cell>
          <table:table-cell table:number-columns-repeated="13"/>
        </table:table-row>
        <table:table-row table:style-name="ro1">
          <table:table-cell office:value-type="float" office:value="1648.499268" calcext:value-type="float">
            <text:p>1648.499268</text:p>
          </table:table-cell>
          <table:table-cell office:value-type="float" office:value="1723.613159" calcext:value-type="float">
            <text:p>1723.613159</text:p>
          </table:table-cell>
          <table:table-cell office:value-type="float" office:value="1655.830688" calcext:value-type="float">
            <text:p>1655.830688</text:p>
          </table:table-cell>
          <table:table-cell office:value-type="float" office:value="1719.653809" calcext:value-type="float">
            <text:p>1719.653809</text:p>
          </table:table-cell>
          <table:table-cell table:number-columns-repeated="13"/>
        </table:table-row>
        <table:table-row table:style-name="ro1">
          <table:table-cell office:value-type="float" office:value="1647.311646" calcext:value-type="float">
            <text:p>1647.311646</text:p>
          </table:table-cell>
          <table:table-cell office:value-type="float" office:value="1723.151001" calcext:value-type="float">
            <text:p>1723.151001</text:p>
          </table:table-cell>
          <table:table-cell office:value-type="float" office:value="1656.672852" calcext:value-type="float">
            <text:p>1656.672852</text:p>
          </table:table-cell>
          <table:table-cell office:value-type="float" office:value="1720.760376" calcext:value-type="float">
            <text:p>1720.760376</text:p>
          </table:table-cell>
          <table:table-cell table:number-columns-repeated="13"/>
        </table:table-row>
        <table:table-row table:style-name="ro1">
          <table:table-cell office:value-type="float" office:value="1648.057129" calcext:value-type="float">
            <text:p>1648.057129</text:p>
          </table:table-cell>
          <table:table-cell office:value-type="float" office:value="1724.703369" calcext:value-type="float">
            <text:p>1724.703369</text:p>
          </table:table-cell>
          <table:table-cell office:value-type="float" office:value="1653.193359" calcext:value-type="float">
            <text:p>1653.193359</text:p>
          </table:table-cell>
          <table:table-cell office:value-type="float" office:value="1723.07251" calcext:value-type="float">
            <text:p>1723.07251</text:p>
          </table:table-cell>
          <table:table-cell table:number-columns-repeated="13"/>
        </table:table-row>
        <table:table-row table:style-name="ro1">
          <table:table-cell office:value-type="float" office:value="1650.529297" calcext:value-type="float">
            <text:p>1650.529297</text:p>
          </table:table-cell>
          <table:table-cell office:value-type="float" office:value="1722.503906" calcext:value-type="float">
            <text:p>1722.503906</text:p>
          </table:table-cell>
          <table:table-cell office:value-type="float" office:value="1656.532349" calcext:value-type="float">
            <text:p>1656.532349</text:p>
          </table:table-cell>
          <table:table-cell office:value-type="float" office:value="1720.529663" calcext:value-type="float">
            <text:p>1720.529663</text:p>
          </table:table-cell>
          <table:table-cell table:number-columns-repeated="13"/>
        </table:table-row>
        <table:table-row table:style-name="ro1">
          <table:table-cell office:value-type="float" office:value="1652.82312" calcext:value-type="float">
            <text:p>1652.82312</text:p>
          </table:table-cell>
          <table:table-cell office:value-type="float" office:value="1724.076172" calcext:value-type="float">
            <text:p>1724.076172</text:p>
          </table:table-cell>
          <table:table-cell office:value-type="float" office:value="1659.885498" calcext:value-type="float">
            <text:p>1659.885498</text:p>
          </table:table-cell>
          <table:table-cell office:value-type="float" office:value="1720.733032" calcext:value-type="float">
            <text:p>1720.733032</text:p>
          </table:table-cell>
          <table:table-cell table:number-columns-repeated="13"/>
        </table:table-row>
        <table:table-row table:style-name="ro1">
          <table:table-cell office:value-type="float" office:value="1649.986084" calcext:value-type="float">
            <text:p>1649.986084</text:p>
          </table:table-cell>
          <table:table-cell office:value-type="float" office:value="1726.265381" calcext:value-type="float">
            <text:p>1726.265381</text:p>
          </table:table-cell>
          <table:table-cell office:value-type="float" office:value="1657.731689" calcext:value-type="float">
            <text:p>1657.731689</text:p>
          </table:table-cell>
          <table:table-cell office:value-type="float" office:value="1721.307129" calcext:value-type="float">
            <text:p>1721.307129</text:p>
          </table:table-cell>
          <table:table-cell table:number-columns-repeated="13"/>
        </table:table-row>
        <table:table-row table:style-name="ro1">
          <table:table-cell office:value-type="float" office:value="1653.362061" calcext:value-type="float">
            <text:p>1653.362061</text:p>
          </table:table-cell>
          <table:table-cell office:value-type="float" office:value="1724.959473" calcext:value-type="float">
            <text:p>1724.959473</text:p>
          </table:table-cell>
          <table:table-cell office:value-type="float" office:value="1661.860962" calcext:value-type="float">
            <text:p>1661.860962</text:p>
          </table:table-cell>
          <table:table-cell office:value-type="float" office:value="1724.229004" calcext:value-type="float">
            <text:p>1724.229004</text:p>
          </table:table-cell>
          <table:table-cell table:number-columns-repeated="13"/>
        </table:table-row>
        <table:table-row table:style-name="ro1">
          <table:table-cell office:value-type="float" office:value="1651.343262" calcext:value-type="float">
            <text:p>1651.343262</text:p>
          </table:table-cell>
          <table:table-cell office:value-type="float" office:value="1726.219238" calcext:value-type="float">
            <text:p>1726.219238</text:p>
          </table:table-cell>
          <table:table-cell office:value-type="float" office:value="1660.89917" calcext:value-type="float">
            <text:p>1660.89917</text:p>
          </table:table-cell>
          <table:table-cell office:value-type="float" office:value="1724.45874" calcext:value-type="float">
            <text:p>1724.45874</text:p>
          </table:table-cell>
          <table:table-cell table:number-columns-repeated="13"/>
        </table:table-row>
        <table:table-row table:style-name="ro1">
          <table:table-cell office:value-type="float" office:value="1652.300415" calcext:value-type="float">
            <text:p>1652.300415</text:p>
          </table:table-cell>
          <table:table-cell office:value-type="float" office:value="1726.048828" calcext:value-type="float">
            <text:p>1726.048828</text:p>
          </table:table-cell>
          <table:table-cell office:value-type="float" office:value="1661.098755" calcext:value-type="float">
            <text:p>1661.098755</text:p>
          </table:table-cell>
          <table:table-cell office:value-type="float" office:value="1722.595825" calcext:value-type="float">
            <text:p>1722.595825</text:p>
          </table:table-cell>
          <table:table-cell table:number-columns-repeated="13"/>
        </table:table-row>
        <table:table-row table:style-name="ro1">
          <table:table-cell office:value-type="float" office:value="1652.532959" calcext:value-type="float">
            <text:p>1652.532959</text:p>
          </table:table-cell>
          <table:table-cell office:value-type="float" office:value="1728.426758" calcext:value-type="float">
            <text:p>1728.426758</text:p>
          </table:table-cell>
          <table:table-cell office:value-type="float" office:value="1657.778931" calcext:value-type="float">
            <text:p>1657.778931</text:p>
          </table:table-cell>
          <table:table-cell office:value-type="float" office:value="1723.555298" calcext:value-type="float">
            <text:p>1723.555298</text:p>
          </table:table-cell>
          <table:table-cell table:number-columns-repeated="13"/>
        </table:table-row>
        <table:table-row table:style-name="ro1">
          <table:table-cell office:value-type="float" office:value="1651.460083" calcext:value-type="float">
            <text:p>1651.460083</text:p>
          </table:table-cell>
          <table:table-cell office:value-type="float" office:value="1727.667603" calcext:value-type="float">
            <text:p>1727.667603</text:p>
          </table:table-cell>
          <table:table-cell office:value-type="float" office:value="1659.21228" calcext:value-type="float">
            <text:p>1659.21228</text:p>
          </table:table-cell>
          <table:table-cell office:value-type="float" office:value="1725.343994" calcext:value-type="float">
            <text:p>1725.343994</text:p>
          </table:table-cell>
          <table:table-cell table:number-columns-repeated="13"/>
        </table:table-row>
        <table:table-row table:style-name="ro1">
          <table:table-cell office:value-type="float" office:value="1658.269531" calcext:value-type="float">
            <text:p>1658.269531</text:p>
          </table:table-cell>
          <table:table-cell office:value-type="float" office:value="1723.748291" calcext:value-type="float">
            <text:p>1723.748291</text:p>
          </table:table-cell>
          <table:table-cell office:value-type="float" office:value="1663.01123" calcext:value-type="float">
            <text:p>1663.01123</text:p>
          </table:table-cell>
          <table:table-cell office:value-type="float" office:value="1720.041016" calcext:value-type="float">
            <text:p>1720.041016</text:p>
          </table:table-cell>
          <table:table-cell table:number-columns-repeated="13"/>
        </table:table-row>
        <table:table-row table:style-name="ro1">
          <table:table-cell office:value-type="float" office:value="1655.890381" calcext:value-type="float">
            <text:p>1655.890381</text:p>
          </table:table-cell>
          <table:table-cell office:value-type="float" office:value="1728.702637" calcext:value-type="float">
            <text:p>1728.702637</text:p>
          </table:table-cell>
          <table:table-cell office:value-type="float" office:value="1662.838867" calcext:value-type="float">
            <text:p>1662.838867</text:p>
          </table:table-cell>
          <table:table-cell office:value-type="float" office:value="1726.952637" calcext:value-type="float">
            <text:p>1726.952637</text:p>
          </table:table-cell>
          <table:table-cell table:number-columns-repeated="13"/>
        </table:table-row>
        <table:table-row table:style-name="ro1">
          <table:table-cell office:value-type="float" office:value="1654.622437" calcext:value-type="float">
            <text:p>1654.622437</text:p>
          </table:table-cell>
          <table:table-cell office:value-type="float" office:value="1727.905518" calcext:value-type="float">
            <text:p>1727.905518</text:p>
          </table:table-cell>
          <table:table-cell office:value-type="float" office:value="1659.898682" calcext:value-type="float">
            <text:p>1659.898682</text:p>
          </table:table-cell>
          <table:table-cell office:value-type="float" office:value="1723.64978" calcext:value-type="float">
            <text:p>1723.64978</text:p>
          </table:table-cell>
          <table:table-cell table:number-columns-repeated="13"/>
        </table:table-row>
        <table:table-row table:style-name="ro1">
          <table:table-cell office:value-type="float" office:value="1654.195679" calcext:value-type="float">
            <text:p>1654.195679</text:p>
          </table:table-cell>
          <table:table-cell office:value-type="float" office:value="1727.739258" calcext:value-type="float">
            <text:p>1727.739258</text:p>
          </table:table-cell>
          <table:table-cell office:value-type="float" office:value="1659.781372" calcext:value-type="float">
            <text:p>1659.781372</text:p>
          </table:table-cell>
          <table:table-cell office:value-type="float" office:value="1728.709717" calcext:value-type="float">
            <text:p>1728.709717</text:p>
          </table:table-cell>
          <table:table-cell table:number-columns-repeated="13"/>
        </table:table-row>
        <table:table-row table:style-name="ro1">
          <table:table-cell office:value-type="float" office:value="1654.789917" calcext:value-type="float">
            <text:p>1654.789917</text:p>
          </table:table-cell>
          <table:table-cell office:value-type="float" office:value="1730.297974" calcext:value-type="float">
            <text:p>1730.297974</text:p>
          </table:table-cell>
          <table:table-cell office:value-type="float" office:value="1664.239746" calcext:value-type="float">
            <text:p>1664.239746</text:p>
          </table:table-cell>
          <table:table-cell office:value-type="float" office:value="1726.530518" calcext:value-type="float">
            <text:p>1726.530518</text:p>
          </table:table-cell>
          <table:table-cell table:number-columns-repeated="13"/>
        </table:table-row>
        <table:table-row table:style-name="ro1">
          <table:table-cell office:value-type="float" office:value="1659.584229" calcext:value-type="float">
            <text:p>1659.584229</text:p>
          </table:table-cell>
          <table:table-cell office:value-type="float" office:value="1729.095947" calcext:value-type="float">
            <text:p>1729.095947</text:p>
          </table:table-cell>
          <table:table-cell office:value-type="float" office:value="1663.529419" calcext:value-type="float">
            <text:p>1663.529419</text:p>
          </table:table-cell>
          <table:table-cell office:value-type="float" office:value="1727.67749" calcext:value-type="float">
            <text:p>1727.67749</text:p>
          </table:table-cell>
          <table:table-cell table:number-columns-repeated="13"/>
        </table:table-row>
        <table:table-row table:style-name="ro1">
          <table:table-cell office:value-type="float" office:value="1654.671265" calcext:value-type="float">
            <text:p>1654.671265</text:p>
          </table:table-cell>
          <table:table-cell office:value-type="float" office:value="1730.439453" calcext:value-type="float">
            <text:p>1730.439453</text:p>
          </table:table-cell>
          <table:table-cell office:value-type="float" office:value="1662.427612" calcext:value-type="float">
            <text:p>1662.427612</text:p>
          </table:table-cell>
          <table:table-cell office:value-type="float" office:value="1726.374634" calcext:value-type="float">
            <text:p>1726.374634</text:p>
          </table:table-cell>
          <table:table-cell table:number-columns-repeated="13"/>
        </table:table-row>
        <table:table-row table:style-name="ro1">
          <table:table-cell office:value-type="float" office:value="1655.169189" calcext:value-type="float">
            <text:p>1655.169189</text:p>
          </table:table-cell>
          <table:table-cell office:value-type="float" office:value="1732.885864" calcext:value-type="float">
            <text:p>1732.885864</text:p>
          </table:table-cell>
          <table:table-cell office:value-type="float" office:value="1664.043091" calcext:value-type="float">
            <text:p>1664.043091</text:p>
          </table:table-cell>
          <table:table-cell office:value-type="float" office:value="1727.633179" calcext:value-type="float">
            <text:p>1727.633179</text:p>
          </table:table-cell>
          <table:table-cell table:number-columns-repeated="13"/>
        </table:table-row>
        <table:table-row table:style-name="ro1">
          <table:table-cell office:value-type="float" office:value="1652.422607" calcext:value-type="float">
            <text:p>1652.422607</text:p>
          </table:table-cell>
          <table:table-cell office:value-type="float" office:value="1731.091431" calcext:value-type="float">
            <text:p>1731.091431</text:p>
          </table:table-cell>
          <table:table-cell office:value-type="float" office:value="1664.417847" calcext:value-type="float">
            <text:p>1664.417847</text:p>
          </table:table-cell>
          <table:table-cell office:value-type="float" office:value="1727.842896" calcext:value-type="float">
            <text:p>1727.842896</text:p>
          </table:table-cell>
          <table:table-cell table:number-columns-repeated="13"/>
        </table:table-row>
        <table:table-row table:style-name="ro1">
          <table:table-cell office:value-type="float" office:value="1654.929688" calcext:value-type="float">
            <text:p>1654.929688</text:p>
          </table:table-cell>
          <table:table-cell office:value-type="float" office:value="1730.776367" calcext:value-type="float">
            <text:p>1730.776367</text:p>
          </table:table-cell>
          <table:table-cell office:value-type="float" office:value="1661.935547" calcext:value-type="float">
            <text:p>1661.935547</text:p>
          </table:table-cell>
          <table:table-cell office:value-type="float" office:value="1728.563965" calcext:value-type="float">
            <text:p>1728.563965</text:p>
          </table:table-cell>
          <table:table-cell table:number-columns-repeated="13"/>
        </table:table-row>
        <table:table-row table:style-name="ro1">
          <table:table-cell office:value-type="float" office:value="1657.097778" calcext:value-type="float">
            <text:p>1657.097778</text:p>
          </table:table-cell>
          <table:table-cell office:value-type="float" office:value="1731.332031" calcext:value-type="float">
            <text:p>1731.332031</text:p>
          </table:table-cell>
          <table:table-cell office:value-type="float" office:value="1664.07373" calcext:value-type="float">
            <text:p>1664.07373</text:p>
          </table:table-cell>
          <table:table-cell office:value-type="float" office:value="1726.131836" calcext:value-type="float">
            <text:p>1726.131836</text:p>
          </table:table-cell>
          <table:table-cell table:number-columns-repeated="13"/>
        </table:table-row>
        <table:table-row table:style-name="ro1">
          <table:table-cell office:value-type="float" office:value="1653.725952" calcext:value-type="float">
            <text:p>1653.725952</text:p>
          </table:table-cell>
          <table:table-cell office:value-type="float" office:value="1732.281738" calcext:value-type="float">
            <text:p>1732.281738</text:p>
          </table:table-cell>
          <table:table-cell office:value-type="float" office:value="1663.179932" calcext:value-type="float">
            <text:p>1663.179932</text:p>
          </table:table-cell>
          <table:table-cell office:value-type="float" office:value="1728.767334" calcext:value-type="float">
            <text:p>1728.767334</text:p>
          </table:table-cell>
          <table:table-cell table:number-columns-repeated="13"/>
        </table:table-row>
        <table:table-row table:style-name="ro1">
          <table:table-cell office:value-type="float" office:value="1660.612183" calcext:value-type="float">
            <text:p>1660.612183</text:p>
          </table:table-cell>
          <table:table-cell office:value-type="float" office:value="1729.102539" calcext:value-type="float">
            <text:p>1729.102539</text:p>
          </table:table-cell>
          <table:table-cell office:value-type="float" office:value="1665.877075" calcext:value-type="float">
            <text:p>1665.877075</text:p>
          </table:table-cell>
          <table:table-cell office:value-type="float" office:value="1727.243896" calcext:value-type="float">
            <text:p>1727.243896</text:p>
          </table:table-cell>
          <table:table-cell table:number-columns-repeated="13"/>
        </table:table-row>
        <table:table-row table:style-name="ro1">
          <table:table-cell office:value-type="float" office:value="1656.151123" calcext:value-type="float">
            <text:p>1656.151123</text:p>
          </table:table-cell>
          <table:table-cell office:value-type="float" office:value="1731.56189" calcext:value-type="float">
            <text:p>1731.56189</text:p>
          </table:table-cell>
          <table:table-cell office:value-type="float" office:value="1663.731934" calcext:value-type="float">
            <text:p>1663.731934</text:p>
          </table:table-cell>
          <table:table-cell office:value-type="float" office:value="1731.884155" calcext:value-type="float">
            <text:p>1731.884155</text:p>
          </table:table-cell>
          <table:table-cell table:number-columns-repeated="13"/>
        </table:table-row>
        <table:table-row table:style-name="ro1">
          <table:table-cell office:value-type="float" office:value="1658.647949" calcext:value-type="float">
            <text:p>1658.647949</text:p>
          </table:table-cell>
          <table:table-cell office:value-type="float" office:value="1730.229614" calcext:value-type="float">
            <text:p>1730.229614</text:p>
          </table:table-cell>
          <table:table-cell office:value-type="float" office:value="1665.562134" calcext:value-type="float">
            <text:p>1665.562134</text:p>
          </table:table-cell>
          <table:table-cell office:value-type="float" office:value="1728.394287" calcext:value-type="float">
            <text:p>1728.394287</text:p>
          </table:table-cell>
          <table:table-cell table:number-columns-repeated="13"/>
        </table:table-row>
        <table:table-row table:style-name="ro1">
          <table:table-cell office:value-type="float" office:value="1653.461304" calcext:value-type="float">
            <text:p>1653.461304</text:p>
          </table:table-cell>
          <table:table-cell office:value-type="float" office:value="1735.801514" calcext:value-type="float">
            <text:p>1735.801514</text:p>
          </table:table-cell>
          <table:table-cell office:value-type="float" office:value="1663.095825" calcext:value-type="float">
            <text:p>1663.095825</text:p>
          </table:table-cell>
          <table:table-cell office:value-type="float" office:value="1732.583984" calcext:value-type="float">
            <text:p>1732.583984</text:p>
          </table:table-cell>
          <table:table-cell table:number-columns-repeated="13"/>
        </table:table-row>
        <table:table-row table:style-name="ro1">
          <table:table-cell office:value-type="float" office:value="1655.227783" calcext:value-type="float">
            <text:p>1655.227783</text:p>
          </table:table-cell>
          <table:table-cell office:value-type="float" office:value="1733.593628" calcext:value-type="float">
            <text:p>1733.593628</text:p>
          </table:table-cell>
          <table:table-cell office:value-type="float" office:value="1661.743042" calcext:value-type="float">
            <text:p>1661.743042</text:p>
          </table:table-cell>
          <table:table-cell office:value-type="float" office:value="1733.013306" calcext:value-type="float">
            <text:p>1733.013306</text:p>
          </table:table-cell>
          <table:table-cell table:number-columns-repeated="13"/>
        </table:table-row>
        <table:table-row table:style-name="ro1">
          <table:table-cell office:value-type="float" office:value="1657.791016" calcext:value-type="float">
            <text:p>1657.791016</text:p>
          </table:table-cell>
          <table:table-cell office:value-type="float" office:value="1733.321411" calcext:value-type="float">
            <text:p>1733.321411</text:p>
          </table:table-cell>
          <table:table-cell office:value-type="float" office:value="1663.039551" calcext:value-type="float">
            <text:p>1663.039551</text:p>
          </table:table-cell>
          <table:table-cell office:value-type="float" office:value="1730.748413" calcext:value-type="float">
            <text:p>1730.748413</text:p>
          </table:table-cell>
          <table:table-cell table:number-columns-repeated="13"/>
        </table:table-row>
        <table:table-row table:style-name="ro1">
          <table:table-cell office:value-type="float" office:value="1656.770508" calcext:value-type="float">
            <text:p>1656.770508</text:p>
          </table:table-cell>
          <table:table-cell office:value-type="float" office:value="1733.831177" calcext:value-type="float">
            <text:p>1733.831177</text:p>
          </table:table-cell>
          <table:table-cell office:value-type="float" office:value="1667.199707" calcext:value-type="float">
            <text:p>1667.199707</text:p>
          </table:table-cell>
          <table:table-cell office:value-type="float" office:value="1730.937622" calcext:value-type="float">
            <text:p>1730.937622</text:p>
          </table:table-cell>
          <table:table-cell table:number-columns-repeated="13"/>
        </table:table-row>
        <table:table-row table:style-name="ro1">
          <table:table-cell office:value-type="float" office:value="1660.111816" calcext:value-type="float">
            <text:p>1660.111816</text:p>
          </table:table-cell>
          <table:table-cell office:value-type="float" office:value="1732.532593" calcext:value-type="float">
            <text:p>1732.532593</text:p>
          </table:table-cell>
          <table:table-cell office:value-type="float" office:value="1668.399292" calcext:value-type="float">
            <text:p>1668.399292</text:p>
          </table:table-cell>
          <table:table-cell office:value-type="float" office:value="1731.993774" calcext:value-type="float">
            <text:p>1731.993774</text:p>
          </table:table-cell>
          <table:table-cell table:number-columns-repeated="13"/>
        </table:table-row>
        <table:table-row table:style-name="ro1">
          <table:table-cell office:value-type="float" office:value="1654.594238" calcext:value-type="float">
            <text:p>1654.594238</text:p>
          </table:table-cell>
          <table:table-cell office:value-type="float" office:value="1731.324951" calcext:value-type="float">
            <text:p>1731.324951</text:p>
          </table:table-cell>
          <table:table-cell office:value-type="float" office:value="1664.517822" calcext:value-type="float">
            <text:p>1664.517822</text:p>
          </table:table-cell>
          <table:table-cell office:value-type="float" office:value="1730.728394" calcext:value-type="float">
            <text:p>1730.728394</text:p>
          </table:table-cell>
          <table:table-cell table:number-columns-repeated="13"/>
        </table:table-row>
        <table:table-row table:style-name="ro1">
          <table:table-cell office:value-type="float" office:value="1659.38623" calcext:value-type="float">
            <text:p>1659.38623</text:p>
          </table:table-cell>
          <table:table-cell office:value-type="float" office:value="1733.883789" calcext:value-type="float">
            <text:p>1733.883789</text:p>
          </table:table-cell>
          <table:table-cell office:value-type="float" office:value="1666.603638" calcext:value-type="float">
            <text:p>1666.603638</text:p>
          </table:table-cell>
          <table:table-cell office:value-type="float" office:value="1733.464478" calcext:value-type="float">
            <text:p>1733.464478</text:p>
          </table:table-cell>
          <table:table-cell table:number-columns-repeated="13"/>
        </table:table-row>
        <table:table-row table:style-name="ro1">
          <table:table-cell office:value-type="float" office:value="1657.328613" calcext:value-type="float">
            <text:p>1657.328613</text:p>
          </table:table-cell>
          <table:table-cell office:value-type="float" office:value="1735.956665" calcext:value-type="float">
            <text:p>1735.956665</text:p>
          </table:table-cell>
          <table:table-cell office:value-type="float" office:value="1663.050659" calcext:value-type="float">
            <text:p>1663.050659</text:p>
          </table:table-cell>
          <table:table-cell office:value-type="float" office:value="1732.068604" calcext:value-type="float">
            <text:p>1732.068604</text:p>
          </table:table-cell>
          <table:table-cell table:number-columns-repeated="13"/>
        </table:table-row>
        <table:table-row table:style-name="ro1">
          <table:table-cell office:value-type="float" office:value="1655.435059" calcext:value-type="float">
            <text:p>1655.435059</text:p>
          </table:table-cell>
          <table:table-cell office:value-type="float" office:value="1735.725586" calcext:value-type="float">
            <text:p>1735.725586</text:p>
          </table:table-cell>
          <table:table-cell office:value-type="float" office:value="1664.110229" calcext:value-type="float">
            <text:p>1664.110229</text:p>
          </table:table-cell>
          <table:table-cell office:value-type="float" office:value="1730.676025" calcext:value-type="float">
            <text:p>1730.676025</text:p>
          </table:table-cell>
          <table:table-cell table:number-columns-repeated="13"/>
        </table:table-row>
        <table:table-row table:style-name="ro1">
          <table:table-cell office:value-type="float" office:value="1657.929077" calcext:value-type="float">
            <text:p>1657.929077</text:p>
          </table:table-cell>
          <table:table-cell office:value-type="float" office:value="1735.173828" calcext:value-type="float">
            <text:p>1735.173828</text:p>
          </table:table-cell>
          <table:table-cell office:value-type="float" office:value="1664.780151" calcext:value-type="float">
            <text:p>1664.780151</text:p>
          </table:table-cell>
          <table:table-cell office:value-type="float" office:value="1731.275146" calcext:value-type="float">
            <text:p>1731.275146</text:p>
          </table:table-cell>
          <table:table-cell table:number-columns-repeated="13"/>
        </table:table-row>
        <table:table-row table:style-name="ro1">
          <table:table-cell office:value-type="float" office:value="1658.009033" calcext:value-type="float">
            <text:p>1658.009033</text:p>
          </table:table-cell>
          <table:table-cell office:value-type="float" office:value="1733.026611" calcext:value-type="float">
            <text:p>1733.026611</text:p>
          </table:table-cell>
          <table:table-cell office:value-type="float" office:value="1664.78894" calcext:value-type="float">
            <text:p>1664.78894</text:p>
          </table:table-cell>
          <table:table-cell office:value-type="float" office:value="1730.603149" calcext:value-type="float">
            <text:p>1730.603149</text:p>
          </table:table-cell>
          <table:table-cell table:number-columns-repeated="13"/>
        </table:table-row>
        <table:table-row table:style-name="ro1">
          <table:table-cell office:value-type="float" office:value="1658.129761" calcext:value-type="float">
            <text:p>1658.129761</text:p>
          </table:table-cell>
          <table:table-cell office:value-type="float" office:value="1735.544678" calcext:value-type="float">
            <text:p>1735.544678</text:p>
          </table:table-cell>
          <table:table-cell office:value-type="float" office:value="1666.141602" calcext:value-type="float">
            <text:p>1666.141602</text:p>
          </table:table-cell>
          <table:table-cell office:value-type="float" office:value="1732.695923" calcext:value-type="float">
            <text:p>1732.695923</text:p>
          </table:table-cell>
          <table:table-cell table:number-columns-repeated="13"/>
        </table:table-row>
        <table:table-row table:style-name="ro1">
          <table:table-cell office:value-type="float" office:value="1658.943481" calcext:value-type="float">
            <text:p>1658.943481</text:p>
          </table:table-cell>
          <table:table-cell office:value-type="float" office:value="1735.880005" calcext:value-type="float">
            <text:p>1735.880005</text:p>
          </table:table-cell>
          <table:table-cell office:value-type="float" office:value="1667.664062" calcext:value-type="float">
            <text:p>1667.664062</text:p>
          </table:table-cell>
          <table:table-cell office:value-type="float" office:value="1731.284546" calcext:value-type="float">
            <text:p>1731.284546</text:p>
          </table:table-cell>
          <table:table-cell table:number-columns-repeated="13"/>
        </table:table-row>
        <table:table-row table:style-name="ro1">
          <table:table-cell office:value-type="float" office:value="1658.210815" calcext:value-type="float">
            <text:p>1658.210815</text:p>
          </table:table-cell>
          <table:table-cell office:value-type="float" office:value="1736.173462" calcext:value-type="float">
            <text:p>1736.173462</text:p>
          </table:table-cell>
          <table:table-cell office:value-type="float" office:value="1667.615723" calcext:value-type="float">
            <text:p>1667.615723</text:p>
          </table:table-cell>
          <table:table-cell office:value-type="float" office:value="1732.566406" calcext:value-type="float">
            <text:p>1732.566406</text:p>
          </table:table-cell>
          <table:table-cell table:number-columns-repeated="13"/>
        </table:table-row>
        <table:table-row table:style-name="ro1">
          <table:table-cell office:value-type="float" office:value="1656.606689" calcext:value-type="float">
            <text:p>1656.606689</text:p>
          </table:table-cell>
          <table:table-cell office:value-type="float" office:value="1736.587036" calcext:value-type="float">
            <text:p>1736.587036</text:p>
          </table:table-cell>
          <table:table-cell office:value-type="float" office:value="1666.115479" calcext:value-type="float">
            <text:p>1666.115479</text:p>
          </table:table-cell>
          <table:table-cell office:value-type="float" office:value="1730.515259" calcext:value-type="float">
            <text:p>1730.515259</text:p>
          </table:table-cell>
          <table:table-cell table:number-columns-repeated="13"/>
        </table:table-row>
        <table:table-row table:style-name="ro1">
          <table:table-cell office:value-type="float" office:value="1659.502197" calcext:value-type="float">
            <text:p>1659.502197</text:p>
          </table:table-cell>
          <table:table-cell office:value-type="float" office:value="1737.189453" calcext:value-type="float">
            <text:p>1737.189453</text:p>
          </table:table-cell>
          <table:table-cell office:value-type="float" office:value="1665.108521" calcext:value-type="float">
            <text:p>1665.108521</text:p>
          </table:table-cell>
          <table:table-cell office:value-type="float" office:value="1736.355591" calcext:value-type="float">
            <text:p>1736.355591</text:p>
          </table:table-cell>
          <table:table-cell table:number-columns-repeated="13"/>
        </table:table-row>
        <table:table-row table:style-name="ro1">
          <table:table-cell office:value-type="float" office:value="1657.772827" calcext:value-type="float">
            <text:p>1657.772827</text:p>
          </table:table-cell>
          <table:table-cell office:value-type="float" office:value="1737.779785" calcext:value-type="float">
            <text:p>1737.779785</text:p>
          </table:table-cell>
          <table:table-cell office:value-type="float" office:value="1669.154419" calcext:value-type="float">
            <text:p>1669.154419</text:p>
          </table:table-cell>
          <table:table-cell office:value-type="float" office:value="1732.04834" calcext:value-type="float">
            <text:p>1732.04834</text:p>
          </table:table-cell>
          <table:table-cell table:number-columns-repeated="13"/>
        </table:table-row>
        <table:table-row table:style-name="ro1">
          <table:table-cell office:value-type="float" office:value="1659.499146" calcext:value-type="float">
            <text:p>1659.499146</text:p>
          </table:table-cell>
          <table:table-cell office:value-type="float" office:value="1737.766846" calcext:value-type="float">
            <text:p>1737.766846</text:p>
          </table:table-cell>
          <table:table-cell office:value-type="float" office:value="1668.712769" calcext:value-type="float">
            <text:p>1668.712769</text:p>
          </table:table-cell>
          <table:table-cell office:value-type="float" office:value="1732.834106" calcext:value-type="float">
            <text:p>1732.834106</text:p>
          </table:table-cell>
          <table:table-cell table:number-columns-repeated="13"/>
        </table:table-row>
        <table:table-row table:style-name="ro1">
          <table:table-cell office:value-type="float" office:value="1661.641113" calcext:value-type="float">
            <text:p>1661.641113</text:p>
          </table:table-cell>
          <table:table-cell office:value-type="float" office:value="1736.883911" calcext:value-type="float">
            <text:p>1736.883911</text:p>
          </table:table-cell>
          <table:table-cell office:value-type="float" office:value="1668.430664" calcext:value-type="float">
            <text:p>1668.430664</text:p>
          </table:table-cell>
          <table:table-cell office:value-type="float" office:value="1730.636475" calcext:value-type="float">
            <text:p>1730.636475</text:p>
          </table:table-cell>
          <table:table-cell table:number-columns-repeated="13"/>
        </table:table-row>
        <table:table-row table:style-name="ro1">
          <table:table-cell office:value-type="float" office:value="1656.397949" calcext:value-type="float">
            <text:p>1656.397949</text:p>
          </table:table-cell>
          <table:table-cell office:value-type="float" office:value="1735.697998" calcext:value-type="float">
            <text:p>1735.697998</text:p>
          </table:table-cell>
          <table:table-cell office:value-type="float" office:value="1667.189941" calcext:value-type="float">
            <text:p>1667.189941</text:p>
          </table:table-cell>
          <table:table-cell office:value-type="float" office:value="1729.996826" calcext:value-type="float">
            <text:p>1729.996826</text:p>
          </table:table-cell>
          <table:table-cell table:number-columns-repeated="13"/>
        </table:table-row>
        <table:table-row table:style-name="ro1">
          <table:table-cell office:value-type="float" office:value="1660.403076" calcext:value-type="float">
            <text:p>1660.403076</text:p>
          </table:table-cell>
          <table:table-cell office:value-type="float" office:value="1739.64978" calcext:value-type="float">
            <text:p>1739.64978</text:p>
          </table:table-cell>
          <table:table-cell office:value-type="float" office:value="1665.376221" calcext:value-type="float">
            <text:p>1665.376221</text:p>
          </table:table-cell>
          <table:table-cell office:value-type="float" office:value="1738.01062" calcext:value-type="float">
            <text:p>1738.01062</text:p>
          </table:table-cell>
          <table:table-cell table:number-columns-repeated="13"/>
        </table:table-row>
        <table:table-row table:style-name="ro1">
          <table:table-cell office:value-type="float" office:value="1658.961304" calcext:value-type="float">
            <text:p>1658.961304</text:p>
          </table:table-cell>
          <table:table-cell office:value-type="float" office:value="1737.458252" calcext:value-type="float">
            <text:p>1737.458252</text:p>
          </table:table-cell>
          <table:table-cell office:value-type="float" office:value="1665.487549" calcext:value-type="float">
            <text:p>1665.487549</text:p>
          </table:table-cell>
          <table:table-cell office:value-type="float" office:value="1734.974854" calcext:value-type="float">
            <text:p>1734.974854</text:p>
          </table:table-cell>
          <table:table-cell table:number-columns-repeated="13"/>
        </table:table-row>
        <table:table-row table:style-name="ro1">
          <table:table-cell office:value-type="float" office:value="1658.705811" calcext:value-type="float">
            <text:p>1658.705811</text:p>
          </table:table-cell>
          <table:table-cell office:value-type="float" office:value="1740.182251" calcext:value-type="float">
            <text:p>1740.182251</text:p>
          </table:table-cell>
          <table:table-cell office:value-type="float" office:value="1664.296143" calcext:value-type="float">
            <text:p>1664.296143</text:p>
          </table:table-cell>
          <table:table-cell office:value-type="float" office:value="1733.873047" calcext:value-type="float">
            <text:p>1733.873047</text:p>
          </table:table-cell>
          <table:table-cell table:number-columns-repeated="13"/>
        </table:table-row>
        <table:table-row table:style-name="ro1">
          <table:table-cell office:value-type="float" office:value="1658.476196" calcext:value-type="float">
            <text:p>1658.476196</text:p>
          </table:table-cell>
          <table:table-cell office:value-type="float" office:value="1738.188599" calcext:value-type="float">
            <text:p>1738.188599</text:p>
          </table:table-cell>
          <table:table-cell office:value-type="float" office:value="1667.916626" calcext:value-type="float">
            <text:p>1667.916626</text:p>
          </table:table-cell>
          <table:table-cell office:value-type="float" office:value="1732.523193" calcext:value-type="float">
            <text:p>1732.523193</text:p>
          </table:table-cell>
          <table:table-cell table:number-columns-repeated="13"/>
        </table:table-row>
        <table:table-row table:style-name="ro1">
          <table:table-cell office:value-type="float" office:value="1656.445435" calcext:value-type="float">
            <text:p>1656.445435</text:p>
          </table:table-cell>
          <table:table-cell office:value-type="float" office:value="1737.866943" calcext:value-type="float">
            <text:p>1737.866943</text:p>
          </table:table-cell>
          <table:table-cell office:value-type="float" office:value="1665.829224" calcext:value-type="float">
            <text:p>1665.829224</text:p>
          </table:table-cell>
          <table:table-cell office:value-type="float" office:value="1731.725952" calcext:value-type="float">
            <text:p>1731.725952</text:p>
          </table:table-cell>
          <table:table-cell table:number-columns-repeated="13"/>
        </table:table-row>
        <table:table-row table:style-name="ro1">
          <table:table-cell office:value-type="float" office:value="1662.09082" calcext:value-type="float">
            <text:p>1662.09082</text:p>
          </table:table-cell>
          <table:table-cell office:value-type="float" office:value="1734.209106" calcext:value-type="float">
            <text:p>1734.209106</text:p>
          </table:table-cell>
          <table:table-cell office:value-type="float" office:value="1666.356689" calcext:value-type="float">
            <text:p>1666.356689</text:p>
          </table:table-cell>
          <table:table-cell office:value-type="float" office:value="1733.643311" calcext:value-type="float">
            <text:p>1733.643311</text:p>
          </table:table-cell>
          <table:table-cell table:number-columns-repeated="13"/>
        </table:table-row>
        <table:table-row table:style-name="ro1">
          <table:table-cell office:value-type="float" office:value="1659.198608" calcext:value-type="float">
            <text:p>1659.198608</text:p>
          </table:table-cell>
          <table:table-cell office:value-type="float" office:value="1736.840332" calcext:value-type="float">
            <text:p>1736.840332</text:p>
          </table:table-cell>
          <table:table-cell office:value-type="float" office:value="1666.06543" calcext:value-type="float">
            <text:p>1666.06543</text:p>
          </table:table-cell>
          <table:table-cell office:value-type="float" office:value="1735.559692" calcext:value-type="float">
            <text:p>1735.559692</text:p>
          </table:table-cell>
          <table:table-cell table:number-columns-repeated="13"/>
        </table:table-row>
        <table:table-row table:style-name="ro1">
          <table:table-cell office:value-type="float" office:value="1658.793213" calcext:value-type="float">
            <text:p>1658.793213</text:p>
          </table:table-cell>
          <table:table-cell office:value-type="float" office:value="1735.26123" calcext:value-type="float">
            <text:p>1735.26123</text:p>
          </table:table-cell>
          <table:table-cell office:value-type="float" office:value="1665.679565" calcext:value-type="float">
            <text:p>1665.679565</text:p>
          </table:table-cell>
          <table:table-cell office:value-type="float" office:value="1731.773071" calcext:value-type="float">
            <text:p>1731.773071</text:p>
          </table:table-cell>
          <table:table-cell table:number-columns-repeated="13"/>
        </table:table-row>
        <table:table-row table:style-name="ro1">
          <table:table-cell office:value-type="float" office:value="1657.829102" calcext:value-type="float">
            <text:p>1657.829102</text:p>
          </table:table-cell>
          <table:table-cell office:value-type="float" office:value="1740.449463" calcext:value-type="float">
            <text:p>1740.449463</text:p>
          </table:table-cell>
          <table:table-cell office:value-type="float" office:value="1667.766724" calcext:value-type="float">
            <text:p>1667.766724</text:p>
          </table:table-cell>
          <table:table-cell office:value-type="float" office:value="1733.567993" calcext:value-type="float">
            <text:p>1733.567993</text:p>
          </table:table-cell>
          <table:table-cell table:number-columns-repeated="13"/>
        </table:table-row>
        <table:table-row table:style-name="ro1">
          <table:table-cell office:value-type="float" office:value="1659.210449" calcext:value-type="float">
            <text:p>1659.210449</text:p>
          </table:table-cell>
          <table:table-cell office:value-type="float" office:value="1738.007568" calcext:value-type="float">
            <text:p>1738.007568</text:p>
          </table:table-cell>
          <table:table-cell office:value-type="float" office:value="1667.197144" calcext:value-type="float">
            <text:p>1667.197144</text:p>
          </table:table-cell>
          <table:table-cell office:value-type="float" office:value="1732.479858" calcext:value-type="float">
            <text:p>1732.479858</text:p>
          </table:table-cell>
          <table:table-cell table:number-columns-repeated="13"/>
        </table:table-row>
        <table:table-row table:style-name="ro1">
          <table:table-cell office:value-type="float" office:value="1660.159546" calcext:value-type="float">
            <text:p>1660.159546</text:p>
          </table:table-cell>
          <table:table-cell office:value-type="float" office:value="1735.392334" calcext:value-type="float">
            <text:p>1735.392334</text:p>
          </table:table-cell>
          <table:table-cell office:value-type="float" office:value="1667.953125" calcext:value-type="float">
            <text:p>1667.953125</text:p>
          </table:table-cell>
          <table:table-cell office:value-type="float" office:value="1733.514404" calcext:value-type="float">
            <text:p>1733.514404</text:p>
          </table:table-cell>
          <table:table-cell table:number-columns-repeated="13"/>
        </table:table-row>
        <table:table-row table:style-name="ro1">
          <table:table-cell office:value-type="float" office:value="1661.182007" calcext:value-type="float">
            <text:p>1661.182007</text:p>
          </table:table-cell>
          <table:table-cell office:value-type="float" office:value="1734.700195" calcext:value-type="float">
            <text:p>1734.700195</text:p>
          </table:table-cell>
          <table:table-cell office:value-type="float" office:value="1670.156616" calcext:value-type="float">
            <text:p>1670.156616</text:p>
          </table:table-cell>
          <table:table-cell office:value-type="float" office:value="1732.640991" calcext:value-type="float">
            <text:p>1732.640991</text:p>
          </table:table-cell>
          <table:table-cell table:number-columns-repeated="13"/>
        </table:table-row>
        <table:table-row table:style-name="ro1">
          <table:table-cell office:value-type="float" office:value="1658.54187" calcext:value-type="float">
            <text:p>1658.54187</text:p>
          </table:table-cell>
          <table:table-cell office:value-type="float" office:value="1739.961304" calcext:value-type="float">
            <text:p>1739.961304</text:p>
          </table:table-cell>
          <table:table-cell office:value-type="float" office:value="1664.922607" calcext:value-type="float">
            <text:p>1664.922607</text:p>
          </table:table-cell>
          <table:table-cell office:value-type="float" office:value="1738.409912" calcext:value-type="float">
            <text:p>1738.409912</text:p>
          </table:table-cell>
          <table:table-cell table:number-columns-repeated="13"/>
        </table:table-row>
        <table:table-row table:style-name="ro1">
          <table:table-cell office:value-type="float" office:value="1661.818481" calcext:value-type="float">
            <text:p>1661.818481</text:p>
          </table:table-cell>
          <table:table-cell office:value-type="float" office:value="1738.637817" calcext:value-type="float">
            <text:p>1738.637817</text:p>
          </table:table-cell>
          <table:table-cell office:value-type="float" office:value="1668.114014" calcext:value-type="float">
            <text:p>1668.114014</text:p>
          </table:table-cell>
          <table:table-cell office:value-type="float" office:value="1734.016846" calcext:value-type="float">
            <text:p>1734.016846</text:p>
          </table:table-cell>
          <table:table-cell table:number-columns-repeated="13"/>
        </table:table-row>
        <table:table-row table:style-name="ro1">
          <table:table-cell office:value-type="float" office:value="1658.980469" calcext:value-type="float">
            <text:p>1658.980469</text:p>
          </table:table-cell>
          <table:table-cell office:value-type="float" office:value="1741.624023" calcext:value-type="float">
            <text:p>1741.624023</text:p>
          </table:table-cell>
          <table:table-cell office:value-type="float" office:value="1668.370728" calcext:value-type="float">
            <text:p>1668.370728</text:p>
          </table:table-cell>
          <table:table-cell office:value-type="float" office:value="1734.919922" calcext:value-type="float">
            <text:p>1734.919922</text:p>
          </table:table-cell>
          <table:table-cell table:number-columns-repeated="13"/>
        </table:table-row>
        <table:table-row table:style-name="ro1">
          <table:table-cell office:value-type="float" office:value="1659.567139" calcext:value-type="float">
            <text:p>1659.567139</text:p>
          </table:table-cell>
          <table:table-cell office:value-type="float" office:value="1743.475464" calcext:value-type="float">
            <text:p>1743.475464</text:p>
          </table:table-cell>
          <table:table-cell office:value-type="float" office:value="1668.297852" calcext:value-type="float">
            <text:p>1668.297852</text:p>
          </table:table-cell>
          <table:table-cell office:value-type="float" office:value="1737.243652" calcext:value-type="float">
            <text:p>1737.243652</text:p>
          </table:table-cell>
          <table:table-cell table:number-columns-repeated="13"/>
        </table:table-row>
        <table:table-row table:style-name="ro1">
          <table:table-cell office:value-type="float" office:value="1649.441162" calcext:value-type="float">
            <text:p>1649.441162</text:p>
          </table:table-cell>
          <table:table-cell office:value-type="float" office:value="1722.243652" calcext:value-type="float">
            <text:p>1722.243652</text:p>
          </table:table-cell>
          <table:table-cell office:value-type="float" office:value="1658.81189" calcext:value-type="float">
            <text:p>1658.81189</text:p>
          </table:table-cell>
          <table:table-cell office:value-type="float" office:value="1721.801636" calcext:value-type="float">
            <text:p>1721.801636</text:p>
          </table:table-cell>
          <table:table-cell table:number-columns-repeated="13"/>
        </table:table-row>
        <table:table-row table:style-name="ro1">
          <table:table-cell office:value-type="float" office:value="1626.045898" calcext:value-type="float">
            <text:p>1626.045898</text:p>
          </table:table-cell>
          <table:table-cell office:value-type="float" office:value="1727.42041" calcext:value-type="float">
            <text:p>1727.42041</text:p>
          </table:table-cell>
          <table:table-cell office:value-type="float" office:value="1637.897949" calcext:value-type="float">
            <text:p>1637.897949</text:p>
          </table:table-cell>
          <table:table-cell office:value-type="float" office:value="1726.937256" calcext:value-type="float">
            <text:p>1726.937256</text:p>
          </table:table-cell>
          <table:table-cell table:number-columns-repeated="13"/>
        </table:table-row>
        <table:table-row table:style-name="ro1">
          <table:table-cell office:value-type="float" office:value="1629.741943" calcext:value-type="float">
            <text:p>1629.741943</text:p>
          </table:table-cell>
          <table:table-cell office:value-type="float" office:value="1700.619873" calcext:value-type="float">
            <text:p>1700.619873</text:p>
          </table:table-cell>
          <table:table-cell office:value-type="float" office:value="1635.881592" calcext:value-type="float">
            <text:p>1635.881592</text:p>
          </table:table-cell>
          <table:table-cell office:value-type="float" office:value="1697.689331" calcext:value-type="float">
            <text:p>1697.689331</text:p>
          </table:table-cell>
          <table:table-cell table:number-columns-repeated="13"/>
        </table:table-row>
        <table:table-row table:style-name="ro1">
          <table:table-cell office:value-type="float" office:value="1622.880615" calcext:value-type="float">
            <text:p>1622.880615</text:p>
          </table:table-cell>
          <table:table-cell office:value-type="float" office:value="1696.908813" calcext:value-type="float">
            <text:p>1696.908813</text:p>
          </table:table-cell>
          <table:table-cell office:value-type="float" office:value="1631.768799" calcext:value-type="float">
            <text:p>1631.768799</text:p>
          </table:table-cell>
          <table:table-cell office:value-type="float" office:value="1696.677856" calcext:value-type="float">
            <text:p>1696.677856</text:p>
          </table:table-cell>
          <table:table-cell table:number-columns-repeated="13"/>
        </table:table-row>
        <table:table-row table:style-name="ro1">
          <table:table-cell office:value-type="float" office:value="1614.480347" calcext:value-type="float">
            <text:p>1614.480347</text:p>
          </table:table-cell>
          <table:table-cell office:value-type="float" office:value="1689.352295" calcext:value-type="float">
            <text:p>1689.352295</text:p>
          </table:table-cell>
          <table:table-cell office:value-type="float" office:value="1620.74707" calcext:value-type="float">
            <text:p>1620.74707</text:p>
          </table:table-cell>
          <table:table-cell office:value-type="float" office:value="1685.853638" calcext:value-type="float">
            <text:p>1685.853638</text:p>
          </table:table-cell>
          <table:table-cell table:number-columns-repeated="13"/>
        </table:table-row>
        <table:table-row table:style-name="ro1">
          <table:table-cell office:value-type="float" office:value="1607.951904" calcext:value-type="float">
            <text:p>1607.951904</text:p>
          </table:table-cell>
          <table:table-cell office:value-type="float" office:value="1682.666626" calcext:value-type="float">
            <text:p>1682.666626</text:p>
          </table:table-cell>
          <table:table-cell office:value-type="float" office:value="1619.341431" calcext:value-type="float">
            <text:p>1619.341431</text:p>
          </table:table-cell>
          <table:table-cell office:value-type="float" office:value="1675.975586" calcext:value-type="float">
            <text:p>1675.975586</text:p>
          </table:table-cell>
          <table:table-cell table:number-columns-repeated="13"/>
        </table:table-row>
        <table:table-row table:style-name="ro1">
          <table:table-cell office:value-type="float" office:value="1611.010986" calcext:value-type="float">
            <text:p>1611.010986</text:p>
          </table:table-cell>
          <table:table-cell office:value-type="float" office:value="1664.411011" calcext:value-type="float">
            <text:p>1664.411011</text:p>
          </table:table-cell>
          <table:table-cell office:value-type="float" office:value="1611.293213" calcext:value-type="float">
            <text:p>1611.293213</text:p>
          </table:table-cell>
          <table:table-cell office:value-type="float" office:value="1665.209473" calcext:value-type="float">
            <text:p>1665.209473</text:p>
          </table:table-cell>
          <table:table-cell table:number-columns-repeated="13"/>
        </table:table-row>
        <table:table-row table:style-name="ro1">
          <table:table-cell office:value-type="float" office:value="1603.40564" calcext:value-type="float">
            <text:p>1603.40564</text:p>
          </table:table-cell>
          <table:table-cell office:value-type="float" office:value="1657.657715" calcext:value-type="float">
            <text:p>1657.657715</text:p>
          </table:table-cell>
          <table:table-cell office:value-type="float" office:value="1607.256714" calcext:value-type="float">
            <text:p>1607.256714</text:p>
          </table:table-cell>
          <table:table-cell office:value-type="float" office:value="1660.59375" calcext:value-type="float">
            <text:p>1660.59375</text:p>
          </table:table-cell>
          <table:table-cell table:number-columns-repeated="13"/>
        </table:table-row>
        <table:table-row table:style-name="ro1">
          <table:table-cell office:value-type="float" office:value="1597.582642" calcext:value-type="float">
            <text:p>1597.582642</text:p>
          </table:table-cell>
          <table:table-cell office:value-type="float" office:value="1652.001343" calcext:value-type="float">
            <text:p>1652.001343</text:p>
          </table:table-cell>
          <table:table-cell office:value-type="float" office:value="1605.878418" calcext:value-type="float">
            <text:p>1605.878418</text:p>
          </table:table-cell>
          <table:table-cell office:value-type="float" office:value="1648.680176" calcext:value-type="float">
            <text:p>1648.680176</text:p>
          </table:table-cell>
          <table:table-cell table:number-columns-repeated="13"/>
        </table:table-row>
        <table:table-row table:style-name="ro1">
          <table:table-cell office:value-type="float" office:value="1590.658691" calcext:value-type="float">
            <text:p>1590.658691</text:p>
          </table:table-cell>
          <table:table-cell office:value-type="float" office:value="1653.345093" calcext:value-type="float">
            <text:p>1653.345093</text:p>
          </table:table-cell>
          <table:table-cell office:value-type="float" office:value="1600.560547" calcext:value-type="float">
            <text:p>1600.560547</text:p>
          </table:table-cell>
          <table:table-cell office:value-type="float" office:value="1645.923462" calcext:value-type="float">
            <text:p>1645.923462</text:p>
          </table:table-cell>
          <table:table-cell table:number-columns-repeated="13"/>
        </table:table-row>
        <table:table-row table:style-name="ro1">
          <table:table-cell office:value-type="float" office:value="1594.287354" calcext:value-type="float">
            <text:p>1594.287354</text:p>
          </table:table-cell>
          <table:table-cell office:value-type="float" office:value="1639.267822" calcext:value-type="float">
            <text:p>1639.267822</text:p>
          </table:table-cell>
          <table:table-cell office:value-type="float" office:value="1592.578247" calcext:value-type="float">
            <text:p>1592.578247</text:p>
          </table:table-cell>
          <table:table-cell office:value-type="float" office:value="1642.820312" calcext:value-type="float">
            <text:p>1642.820312</text:p>
          </table:table-cell>
          <table:table-cell table:number-columns-repeated="13"/>
        </table:table-row>
        <table:table-row table:style-name="ro1">
          <table:table-cell office:value-type="float" office:value="1589.183105" calcext:value-type="float">
            <text:p>1589.183105</text:p>
          </table:table-cell>
          <table:table-cell office:value-type="float" office:value="1630.121338" calcext:value-type="float">
            <text:p>1630.121338</text:p>
          </table:table-cell>
          <table:table-cell office:value-type="float" office:value="1595.287598" calcext:value-type="float">
            <text:p>1595.287598</text:p>
          </table:table-cell>
          <table:table-cell office:value-type="float" office:value="1633.443604" calcext:value-type="float">
            <text:p>1633.443604</text:p>
          </table:table-cell>
          <table:table-cell table:number-columns-repeated="13"/>
        </table:table-row>
        <table:table-row table:style-name="ro1">
          <table:table-cell office:value-type="float" office:value="1587.96106" calcext:value-type="float">
            <text:p>1587.96106</text:p>
          </table:table-cell>
          <table:table-cell office:value-type="float" office:value="1629.124634" calcext:value-type="float">
            <text:p>1629.124634</text:p>
          </table:table-cell>
          <table:table-cell office:value-type="float" office:value="1588.956665" calcext:value-type="float">
            <text:p>1588.956665</text:p>
          </table:table-cell>
          <table:table-cell office:value-type="float" office:value="1629.757324" calcext:value-type="float">
            <text:p>1629.757324</text:p>
          </table:table-cell>
          <table:table-cell table:number-columns-repeated="13"/>
        </table:table-row>
        <table:table-row table:style-name="ro1">
          <table:table-cell office:value-type="float" office:value="1586.566528" calcext:value-type="float">
            <text:p>1586.566528</text:p>
          </table:table-cell>
          <table:table-cell office:value-type="float" office:value="1619.569336" calcext:value-type="float">
            <text:p>1619.569336</text:p>
          </table:table-cell>
          <table:table-cell office:value-type="float" office:value="1587.778564" calcext:value-type="float">
            <text:p>1587.778564</text:p>
          </table:table-cell>
          <table:table-cell office:value-type="float" office:value="1623.823853" calcext:value-type="float">
            <text:p>1623.823853</text:p>
          </table:table-cell>
          <table:table-cell table:number-columns-repeated="13"/>
        </table:table-row>
        <table:table-row table:style-name="ro1">
          <table:table-cell office:value-type="float" office:value="1578.424927" calcext:value-type="float">
            <text:p>1578.424927</text:p>
          </table:table-cell>
          <table:table-cell office:value-type="float" office:value="1620.599854" calcext:value-type="float">
            <text:p>1620.599854</text:p>
          </table:table-cell>
          <table:table-cell office:value-type="float" office:value="1582.191772" calcext:value-type="float">
            <text:p>1582.191772</text:p>
          </table:table-cell>
          <table:table-cell office:value-type="float" office:value="1617.032837" calcext:value-type="float">
            <text:p>1617.032837</text:p>
          </table:table-cell>
          <table:table-cell table:number-columns-repeated="13"/>
        </table:table-row>
        <table:table-row table:style-name="ro1">
          <table:table-cell office:value-type="float" office:value="1579.315186" calcext:value-type="float">
            <text:p>1579.315186</text:p>
          </table:table-cell>
          <table:table-cell office:value-type="float" office:value="1613.520142" calcext:value-type="float">
            <text:p>1613.520142</text:p>
          </table:table-cell>
          <table:table-cell office:value-type="float" office:value="1582.407104" calcext:value-type="float">
            <text:p>1582.407104</text:p>
          </table:table-cell>
          <table:table-cell office:value-type="float" office:value="1611.544434" calcext:value-type="float">
            <text:p>1611.544434</text:p>
          </table:table-cell>
          <table:table-cell table:number-columns-repeated="13"/>
        </table:table-row>
        <table:table-row table:style-name="ro1">
          <table:table-cell office:value-type="float" office:value="1575.262451" calcext:value-type="float">
            <text:p>1575.262451</text:p>
          </table:table-cell>
          <table:table-cell office:value-type="float" office:value="1612.344971" calcext:value-type="float">
            <text:p>1612.344971</text:p>
          </table:table-cell>
          <table:table-cell office:value-type="float" office:value="1579.751343" calcext:value-type="float">
            <text:p>1579.751343</text:p>
          </table:table-cell>
          <table:table-cell office:value-type="float" office:value="1611.193115" calcext:value-type="float">
            <text:p>1611.193115</text:p>
          </table:table-cell>
          <table:table-cell table:number-columns-repeated="13"/>
        </table:table-row>
        <table:table-row table:style-name="ro1">
          <table:table-cell office:value-type="float" office:value="1574.178955" calcext:value-type="float">
            <text:p>1574.178955</text:p>
          </table:table-cell>
          <table:table-cell office:value-type="float" office:value="1606.518555" calcext:value-type="float">
            <text:p>1606.518555</text:p>
          </table:table-cell>
          <table:table-cell office:value-type="float" office:value="1581.186646" calcext:value-type="float">
            <text:p>1581.186646</text:p>
          </table:table-cell>
          <table:table-cell office:value-type="float" office:value="1605.922974" calcext:value-type="float">
            <text:p>1605.922974</text:p>
          </table:table-cell>
          <table:table-cell table:number-columns-repeated="13"/>
        </table:table-row>
        <table:table-row table:style-name="ro1">
          <table:table-cell office:value-type="float" office:value="1572.310669" calcext:value-type="float">
            <text:p>1572.310669</text:p>
          </table:table-cell>
          <table:table-cell office:value-type="float" office:value="1603.646973" calcext:value-type="float">
            <text:p>1603.646973</text:p>
          </table:table-cell>
          <table:table-cell office:value-type="float" office:value="1576.672852" calcext:value-type="float">
            <text:p>1576.672852</text:p>
          </table:table-cell>
          <table:table-cell office:value-type="float" office:value="1604.462646" calcext:value-type="float">
            <text:p>1604.462646</text:p>
          </table:table-cell>
          <table:table-cell table:number-columns-repeated="13"/>
        </table:table-row>
        <table:table-row table:style-name="ro1">
          <table:table-cell office:value-type="float" office:value="1577.183472" calcext:value-type="float">
            <text:p>1577.183472</text:p>
          </table:table-cell>
          <table:table-cell office:value-type="float" office:value="1598.532593" calcext:value-type="float">
            <text:p>1598.532593</text:p>
          </table:table-cell>
          <table:table-cell office:value-type="float" office:value="1575.713135" calcext:value-type="float">
            <text:p>1575.713135</text:p>
          </table:table-cell>
          <table:table-cell office:value-type="float" office:value="1601.476074" calcext:value-type="float">
            <text:p>1601.476074</text:p>
          </table:table-cell>
          <table:table-cell table:number-columns-repeated="13"/>
        </table:table-row>
        <table:table-row table:style-name="ro1">
          <table:table-cell office:value-type="float" office:value="1568.698486" calcext:value-type="float">
            <text:p>1568.698486</text:p>
          </table:table-cell>
          <table:table-cell office:value-type="float" office:value="1599.090332" calcext:value-type="float">
            <text:p>1599.090332</text:p>
          </table:table-cell>
          <table:table-cell office:value-type="float" office:value="1578.258667" calcext:value-type="float">
            <text:p>1578.258667</text:p>
          </table:table-cell>
          <table:table-cell office:value-type="float" office:value="1596.585083" calcext:value-type="float">
            <text:p>1596.585083</text:p>
          </table:table-cell>
          <table:table-cell table:number-columns-repeated="13"/>
        </table:table-row>
        <table:table-row table:style-name="ro1">
          <table:table-cell office:value-type="float" office:value="1573.040283" calcext:value-type="float">
            <text:p>1573.040283</text:p>
          </table:table-cell>
          <table:table-cell office:value-type="float" office:value="1592.805664" calcext:value-type="float">
            <text:p>1592.805664</text:p>
          </table:table-cell>
          <table:table-cell office:value-type="float" office:value="1573.697998" calcext:value-type="float">
            <text:p>1573.697998</text:p>
          </table:table-cell>
          <table:table-cell office:value-type="float" office:value="1596.728271" calcext:value-type="float">
            <text:p>1596.728271</text:p>
          </table:table-cell>
          <table:table-cell table:number-columns-repeated="13"/>
        </table:table-row>
        <table:table-row table:style-name="ro1">
          <table:table-cell office:value-type="float" office:value="1573.475098" calcext:value-type="float">
            <text:p>1573.475098</text:p>
          </table:table-cell>
          <table:table-cell office:value-type="float" office:value="1589.361816" calcext:value-type="float">
            <text:p>1589.361816</text:p>
          </table:table-cell>
          <table:table-cell office:value-type="float" office:value="1573.181641" calcext:value-type="float">
            <text:p>1573.181641</text:p>
          </table:table-cell>
          <table:table-cell office:value-type="float" office:value="1592.415039" calcext:value-type="float">
            <text:p>1592.415039</text:p>
          </table:table-cell>
          <table:table-cell table:number-columns-repeated="13"/>
        </table:table-row>
        <table:table-row table:style-name="ro1">
          <table:table-cell office:value-type="float" office:value="1568.58252" calcext:value-type="float">
            <text:p>1568.58252</text:p>
          </table:table-cell>
          <table:table-cell office:value-type="float" office:value="1589.485474" calcext:value-type="float">
            <text:p>1589.485474</text:p>
          </table:table-cell>
          <table:table-cell office:value-type="float" office:value="1571.404907" calcext:value-type="float">
            <text:p>1571.404907</text:p>
          </table:table-cell>
          <table:table-cell office:value-type="float" office:value="1590.709839" calcext:value-type="float">
            <text:p>1590.709839</text:p>
          </table:table-cell>
          <table:table-cell table:number-columns-repeated="13"/>
        </table:table-row>
        <table:table-row table:style-name="ro1">
          <table:table-cell office:value-type="float" office:value="1570.523804" calcext:value-type="float">
            <text:p>1570.523804</text:p>
          </table:table-cell>
          <table:table-cell office:value-type="float" office:value="1587.245361" calcext:value-type="float">
            <text:p>1587.245361</text:p>
          </table:table-cell>
          <table:table-cell office:value-type="float" office:value="1575.120728" calcext:value-type="float">
            <text:p>1575.120728</text:p>
          </table:table-cell>
          <table:table-cell office:value-type="float" office:value="1586.698242" calcext:value-type="float">
            <text:p>1586.698242</text:p>
          </table:table-cell>
          <table:table-cell table:number-columns-repeated="13"/>
        </table:table-row>
        <table:table-row table:style-name="ro1">
          <table:table-cell office:value-type="float" office:value="1573.799683" calcext:value-type="float">
            <text:p>1573.799683</text:p>
          </table:table-cell>
          <table:table-cell office:value-type="float" office:value="1589.493774" calcext:value-type="float">
            <text:p>1589.493774</text:p>
          </table:table-cell>
          <table:table-cell office:value-type="float" office:value="1569.893677" calcext:value-type="float">
            <text:p>1569.893677</text:p>
          </table:table-cell>
          <table:table-cell office:value-type="float" office:value="1581.34729" calcext:value-type="float">
            <text:p>1581.34729</text:p>
          </table:table-cell>
          <table:table-cell table:number-columns-repeated="13"/>
        </table:table-row>
        <table:table-row table:style-name="ro1">
          <table:table-cell office:value-type="float" office:value="1623.629883" calcext:value-type="float">
            <text:p>1623.629883</text:p>
          </table:table-cell>
          <table:table-cell office:value-type="float" office:value="1642.206543" calcext:value-type="float">
            <text:p>1642.206543</text:p>
          </table:table-cell>
          <table:table-cell office:value-type="float" office:value="1567.560669" calcext:value-type="float">
            <text:p>1567.560669</text:p>
          </table:table-cell>
          <table:table-cell office:value-type="float" office:value="1562.34375" calcext:value-type="float">
            <text:p>1562.34375</text:p>
          </table:table-cell>
          <table:table-cell table:number-columns-repeated="13"/>
        </table:table-row>
        <table:table-row table:style-name="ro1">
          <table:table-cell office:value-type="float" office:value="1684.38269" calcext:value-type="float">
            <text:p>1684.38269</text:p>
          </table:table-cell>
          <table:table-cell office:value-type="float" office:value="1724.291504" calcext:value-type="float">
            <text:p>1724.291504</text:p>
          </table:table-cell>
          <table:table-cell office:value-type="float" office:value="1616.485718" calcext:value-type="float">
            <text:p>1616.485718</text:p>
          </table:table-cell>
          <table:table-cell office:value-type="float" office:value="1624.075073" calcext:value-type="float">
            <text:p>1624.075073</text:p>
          </table:table-cell>
          <table:table-cell table:number-columns-repeated="13"/>
        </table:table-row>
        <table:table-row table:style-name="ro1">
          <table:table-cell office:value-type="float" office:value="1773.263794" calcext:value-type="float">
            <text:p>1773.263794</text:p>
          </table:table-cell>
          <table:table-cell office:value-type="float" office:value="1817.307373" calcext:value-type="float">
            <text:p>1817.307373</text:p>
          </table:table-cell>
          <table:table-cell office:value-type="float" office:value="1704.368652" calcext:value-type="float">
            <text:p>1704.368652</text:p>
          </table:table-cell>
          <table:table-cell office:value-type="float" office:value="1703.101562" calcext:value-type="float">
            <text:p>1703.101562</text:p>
          </table:table-cell>
          <table:table-cell table:number-columns-repeated="13"/>
        </table:table-row>
        <table:table-row table:style-name="ro1">
          <table:table-cell office:value-type="float" office:value="1770.602539" calcext:value-type="float">
            <text:p>1770.602539</text:p>
          </table:table-cell>
          <table:table-cell office:value-type="float" office:value="1802.348267" calcext:value-type="float">
            <text:p>1802.348267</text:p>
          </table:table-cell>
          <table:table-cell office:value-type="float" office:value="1699.071777" calcext:value-type="float">
            <text:p>1699.071777</text:p>
          </table:table-cell>
          <table:table-cell office:value-type="float" office:value="1706.483154" calcext:value-type="float">
            <text:p>1706.483154</text:p>
          </table:table-cell>
          <table:table-cell table:number-columns-repeated="13"/>
        </table:table-row>
        <table:table-row table:style-name="ro1">
          <table:table-cell office:value-type="float" office:value="1649.717041" calcext:value-type="float">
            <text:p>1649.717041</text:p>
          </table:table-cell>
          <table:table-cell office:value-type="float" office:value="1681.350464" calcext:value-type="float">
            <text:p>1681.350464</text:p>
          </table:table-cell>
          <table:table-cell office:value-type="float" office:value="1575.492188" calcext:value-type="float">
            <text:p>1575.492188</text:p>
          </table:table-cell>
          <table:table-cell office:value-type="float" office:value="1572.845093" calcext:value-type="float">
            <text:p>1572.845093</text:p>
          </table:table-cell>
          <table:table-cell table:number-columns-repeated="13"/>
        </table:table-row>
        <table:table-row table:style-name="ro1">
          <table:table-cell office:value-type="float" office:value="1721.881592" calcext:value-type="float">
            <text:p>1721.881592</text:p>
          </table:table-cell>
          <table:table-cell office:value-type="float" office:value="1714.33313" calcext:value-type="float">
            <text:p>1714.33313</text:p>
          </table:table-cell>
          <table:table-cell office:value-type="float" office:value="1687.319336" calcext:value-type="float">
            <text:p>1687.319336</text:p>
          </table:table-cell>
          <table:table-cell office:value-type="float" office:value="1672.296875" calcext:value-type="float">
            <text:p>1672.296875</text:p>
          </table:table-cell>
          <table:table-cell table:number-columns-repeated="13"/>
        </table:table-row>
        <table:table-row table:style-name="ro1">
          <table:table-cell office:value-type="float" office:value="1675.501343" calcext:value-type="float">
            <text:p>1675.501343</text:p>
          </table:table-cell>
          <table:table-cell office:value-type="float" office:value="1758.798828" calcext:value-type="float">
            <text:p>1758.798828</text:p>
          </table:table-cell>
          <table:table-cell office:value-type="float" office:value="1643.74707" calcext:value-type="float">
            <text:p>1643.74707</text:p>
          </table:table-cell>
          <table:table-cell office:value-type="float" office:value="1676.309937" calcext:value-type="float">
            <text:p>1676.309937</text:p>
          </table:table-cell>
          <table:table-cell table:number-columns-repeated="13"/>
        </table:table-row>
        <table:table-row table:style-name="ro1">
          <table:table-cell office:value-type="float" office:value="1686.631836" calcext:value-type="float">
            <text:p>1686.631836</text:p>
          </table:table-cell>
          <table:table-cell office:value-type="float" office:value="1696.158447" calcext:value-type="float">
            <text:p>1696.158447</text:p>
          </table:table-cell>
          <table:table-cell office:value-type="float" office:value="1642.429565" calcext:value-type="float">
            <text:p>1642.429565</text:p>
          </table:table-cell>
          <table:table-cell office:value-type="float" office:value="1632.778564" calcext:value-type="float">
            <text:p>1632.778564</text:p>
          </table:table-cell>
          <table:table-cell table:number-columns-repeated="13"/>
        </table:table-row>
        <table:table-row table:style-name="ro1">
          <table:table-cell office:value-type="float" office:value="1676.123779" calcext:value-type="float">
            <text:p>1676.123779</text:p>
          </table:table-cell>
          <table:table-cell office:value-type="float" office:value="1737.684692" calcext:value-type="float">
            <text:p>1737.684692</text:p>
          </table:table-cell>
          <table:table-cell office:value-type="float" office:value="1648.500366" calcext:value-type="float">
            <text:p>1648.500366</text:p>
          </table:table-cell>
          <table:table-cell office:value-type="float" office:value="1657.750122" calcext:value-type="float">
            <text:p>1657.750122</text:p>
          </table:table-cell>
          <table:table-cell table:number-columns-repeated="13"/>
        </table:table-row>
        <table:table-row table:style-name="ro1">
          <table:table-cell office:value-type="float" office:value="1643.657593" calcext:value-type="float">
            <text:p>1643.657593</text:p>
          </table:table-cell>
          <table:table-cell office:value-type="float" office:value="1699.115845" calcext:value-type="float">
            <text:p>1699.115845</text:p>
          </table:table-cell>
          <table:table-cell office:value-type="float" office:value="1608.474854" calcext:value-type="float">
            <text:p>1608.474854</text:p>
          </table:table-cell>
          <table:table-cell office:value-type="float" office:value="1650.044434" calcext:value-type="float">
            <text:p>1650.044434</text:p>
          </table:table-cell>
          <table:table-cell table:number-columns-repeated="13"/>
        </table:table-row>
        <table:table-row table:style-name="ro1">
          <table:table-cell office:value-type="float" office:value="1633.625854" calcext:value-type="float">
            <text:p>1633.625854</text:p>
          </table:table-cell>
          <table:table-cell office:value-type="float" office:value="1694.346924" calcext:value-type="float">
            <text:p>1694.346924</text:p>
          </table:table-cell>
          <table:table-cell office:value-type="float" office:value="1621.786987" calcext:value-type="float">
            <text:p>1621.786987</text:p>
          </table:table-cell>
          <table:table-cell office:value-type="float" office:value="1670.469482" calcext:value-type="float">
            <text:p>1670.469482</text:p>
          </table:table-cell>
          <table:table-cell table:number-columns-repeated="13"/>
        </table:table-row>
        <table:table-row table:style-name="ro1">
          <table:table-cell office:value-type="float" office:value="1625.540161" calcext:value-type="float">
            <text:p>1625.540161</text:p>
          </table:table-cell>
          <table:table-cell office:value-type="float" office:value="1696.323975" calcext:value-type="float">
            <text:p>1696.323975</text:p>
          </table:table-cell>
          <table:table-cell office:value-type="float" office:value="1653.628418" calcext:value-type="float">
            <text:p>1653.628418</text:p>
          </table:table-cell>
          <table:table-cell office:value-type="float" office:value="1708.825195" calcext:value-type="float">
            <text:p>1708.825195</text:p>
          </table:table-cell>
          <table:table-cell table:number-columns-repeated="13"/>
        </table:table-row>
        <table:table-row table:style-name="ro1">
          <table:table-cell office:value-type="float" office:value="1644.654053" calcext:value-type="float">
            <text:p>1644.654053</text:p>
          </table:table-cell>
          <table:table-cell office:value-type="float" office:value="1705.253418" calcext:value-type="float">
            <text:p>1705.253418</text:p>
          </table:table-cell>
          <table:table-cell office:value-type="float" office:value="1656.685791" calcext:value-type="float">
            <text:p>1656.685791</text:p>
          </table:table-cell>
          <table:table-cell office:value-type="float" office:value="1714.557373" calcext:value-type="float">
            <text:p>1714.557373</text:p>
          </table:table-cell>
          <table:table-cell table:number-columns-repeated="13"/>
        </table:table-row>
        <table:table-row table:style-name="ro1">
          <table:table-cell office:value-type="float" office:value="1638.5625" calcext:value-type="float">
            <text:p>1638.5625</text:p>
          </table:table-cell>
          <table:table-cell office:value-type="float" office:value="1708.037964" calcext:value-type="float">
            <text:p>1708.037964</text:p>
          </table:table-cell>
          <table:table-cell office:value-type="float" office:value="1653.820557" calcext:value-type="float">
            <text:p>1653.820557</text:p>
          </table:table-cell>
          <table:table-cell office:value-type="float" office:value="1707.916992" calcext:value-type="float">
            <text:p>1707.916992</text:p>
          </table:table-cell>
          <table:table-cell table:number-columns-repeated="13"/>
        </table:table-row>
        <table:table-row table:style-name="ro1">
          <table:table-cell office:value-type="float" office:value="1645.782349" calcext:value-type="float">
            <text:p>1645.782349</text:p>
          </table:table-cell>
          <table:table-cell office:value-type="float" office:value="1719.567261" calcext:value-type="float">
            <text:p>1719.567261</text:p>
          </table:table-cell>
          <table:table-cell office:value-type="float" office:value="1648.78186" calcext:value-type="float">
            <text:p>1648.78186</text:p>
          </table:table-cell>
          <table:table-cell office:value-type="float" office:value="1719.955566" calcext:value-type="float">
            <text:p>1719.955566</text:p>
          </table:table-cell>
          <table:table-cell table:number-columns-repeated="13"/>
        </table:table-row>
        <table:table-row table:style-name="ro1">
          <table:table-cell office:value-type="float" office:value="1639.733521" calcext:value-type="float">
            <text:p>1639.733521</text:p>
          </table:table-cell>
          <table:table-cell office:value-type="float" office:value="1717.522827" calcext:value-type="float">
            <text:p>1717.522827</text:p>
          </table:table-cell>
          <table:table-cell office:value-type="float" office:value="1645.371094" calcext:value-type="float">
            <text:p>1645.371094</text:p>
          </table:table-cell>
          <table:table-cell office:value-type="float" office:value="1719.559082" calcext:value-type="float">
            <text:p>1719.559082</text:p>
          </table:table-cell>
          <table:table-cell table:number-columns-repeated="13"/>
        </table:table-row>
        <table:table-row table:style-name="ro1">
          <table:table-cell office:value-type="float" office:value="1646.483643" calcext:value-type="float">
            <text:p>1646.483643</text:p>
          </table:table-cell>
          <table:table-cell office:value-type="float" office:value="1715.421753" calcext:value-type="float">
            <text:p>1715.421753</text:p>
          </table:table-cell>
          <table:table-cell office:value-type="float" office:value="1652.002197" calcext:value-type="float">
            <text:p>1652.002197</text:p>
          </table:table-cell>
          <table:table-cell office:value-type="float" office:value="1714.955933" calcext:value-type="float">
            <text:p>1714.955933</text:p>
          </table:table-cell>
          <table:table-cell table:number-columns-repeated="13"/>
        </table:table-row>
        <table:table-row table:style-name="ro1">
          <table:table-cell office:value-type="float" office:value="1645.821533" calcext:value-type="float">
            <text:p>1645.821533</text:p>
          </table:table-cell>
          <table:table-cell office:value-type="float" office:value="1718.259155" calcext:value-type="float">
            <text:p>1718.259155</text:p>
          </table:table-cell>
          <table:table-cell office:value-type="float" office:value="1652.944092" calcext:value-type="float">
            <text:p>1652.944092</text:p>
          </table:table-cell>
          <table:table-cell office:value-type="float" office:value="1717.760376" calcext:value-type="float">
            <text:p>1717.760376</text:p>
          </table:table-cell>
          <table:table-cell table:number-columns-repeated="13"/>
        </table:table-row>
        <table:table-row table:style-name="ro1">
          <table:table-cell office:value-type="float" office:value="1648.682861" calcext:value-type="float">
            <text:p>1648.682861</text:p>
          </table:table-cell>
          <table:table-cell office:value-type="float" office:value="1709.789185" calcext:value-type="float">
            <text:p>1709.789185</text:p>
          </table:table-cell>
          <table:table-cell office:value-type="float" office:value="1652.965454" calcext:value-type="float">
            <text:p>1652.965454</text:p>
          </table:table-cell>
          <table:table-cell office:value-type="float" office:value="1712.813599" calcext:value-type="float">
            <text:p>1712.813599</text:p>
          </table:table-cell>
          <table:table-cell table:number-columns-repeated="13"/>
        </table:table-row>
        <table:table-row table:style-name="ro1">
          <table:table-cell office:value-type="float" office:value="1647.115479" calcext:value-type="float">
            <text:p>1647.115479</text:p>
          </table:table-cell>
          <table:table-cell office:value-type="float" office:value="1715.591797" calcext:value-type="float">
            <text:p>1715.591797</text:p>
          </table:table-cell>
          <table:table-cell office:value-type="float" office:value="1651.509766" calcext:value-type="float">
            <text:p>1651.509766</text:p>
          </table:table-cell>
          <table:table-cell office:value-type="float" office:value="1718.067993" calcext:value-type="float">
            <text:p>1718.067993</text:p>
          </table:table-cell>
          <table:table-cell table:number-columns-repeated="13"/>
        </table:table-row>
        <table:table-row table:style-name="ro1">
          <table:table-cell office:value-type="float" office:value="1647.613892" calcext:value-type="float">
            <text:p>1647.613892</text:p>
          </table:table-cell>
          <table:table-cell office:value-type="float" office:value="1717.639282" calcext:value-type="float">
            <text:p>1717.639282</text:p>
          </table:table-cell>
          <table:table-cell office:value-type="float" office:value="1653.092285" calcext:value-type="float">
            <text:p>1653.092285</text:p>
          </table:table-cell>
          <table:table-cell office:value-type="float" office:value="1719.246582" calcext:value-type="float">
            <text:p>1719.246582</text:p>
          </table:table-cell>
          <table:table-cell table:number-columns-repeated="13"/>
        </table:table-row>
        <table:table-row table:style-name="ro1">
          <table:table-cell office:value-type="float" office:value="1658.971558" calcext:value-type="float">
            <text:p>1658.971558</text:p>
          </table:table-cell>
          <table:table-cell office:value-type="float" office:value="1717.837646" calcext:value-type="float">
            <text:p>1717.837646</text:p>
          </table:table-cell>
          <table:table-cell office:value-type="float" office:value="1668.401123" calcext:value-type="float">
            <text:p>1668.401123</text:p>
          </table:table-cell>
          <table:table-cell office:value-type="float" office:value="1717.033936" calcext:value-type="float">
            <text:p>1717.033936</text:p>
          </table:table-cell>
          <table:table-cell table:number-columns-repeated="13"/>
        </table:table-row>
        <table:table-row table:style-name="ro1">
          <table:table-cell office:value-type="float" office:value="1650.048462" calcext:value-type="float">
            <text:p>1650.048462</text:p>
          </table:table-cell>
          <table:table-cell office:value-type="float" office:value="1715.028076" calcext:value-type="float">
            <text:p>1715.028076</text:p>
          </table:table-cell>
          <table:table-cell office:value-type="float" office:value="1660.615234" calcext:value-type="float">
            <text:p>1660.615234</text:p>
          </table:table-cell>
          <table:table-cell office:value-type="float" office:value="1709.374146" calcext:value-type="float">
            <text:p>1709.374146</text:p>
          </table:table-cell>
          <table:table-cell table:number-columns-repeated="13"/>
        </table:table-row>
        <table:table-row table:style-name="ro1">
          <table:table-cell office:value-type="float" office:value="1650.2229" calcext:value-type="float">
            <text:p>1650.2229</text:p>
          </table:table-cell>
          <table:table-cell office:value-type="float" office:value="1719.166626" calcext:value-type="float">
            <text:p>1719.166626</text:p>
          </table:table-cell>
          <table:table-cell office:value-type="float" office:value="1653.761719" calcext:value-type="float">
            <text:p>1653.761719</text:p>
          </table:table-cell>
          <table:table-cell office:value-type="float" office:value="1719.381226" calcext:value-type="float">
            <text:p>1719.381226</text:p>
          </table:table-cell>
          <table:table-cell table:number-columns-repeated="13"/>
        </table:table-row>
        <table:table-row table:style-name="ro1">
          <table:table-cell office:value-type="float" office:value="1650.137695" calcext:value-type="float">
            <text:p>1650.137695</text:p>
          </table:table-cell>
          <table:table-cell office:value-type="float" office:value="1715.641724" calcext:value-type="float">
            <text:p>1715.641724</text:p>
          </table:table-cell>
          <table:table-cell office:value-type="float" office:value="1652.568359" calcext:value-type="float">
            <text:p>1652.568359</text:p>
          </table:table-cell>
          <table:table-cell office:value-type="float" office:value="1717.608154" calcext:value-type="float">
            <text:p>1717.608154</text:p>
          </table:table-cell>
          <table:table-cell table:number-columns-repeated="13"/>
        </table:table-row>
        <table:table-row table:style-name="ro1">
          <table:table-cell office:value-type="float" office:value="1643.367432" calcext:value-type="float">
            <text:p>1643.367432</text:p>
          </table:table-cell>
          <table:table-cell office:value-type="float" office:value="1719.330811" calcext:value-type="float">
            <text:p>1719.330811</text:p>
          </table:table-cell>
          <table:table-cell office:value-type="float" office:value="1651.449585" calcext:value-type="float">
            <text:p>1651.449585</text:p>
          </table:table-cell>
          <table:table-cell office:value-type="float" office:value="1714.610229" calcext:value-type="float">
            <text:p>1714.610229</text:p>
          </table:table-cell>
          <table:table-cell table:number-columns-repeated="13"/>
        </table:table-row>
        <table:table-row table:style-name="ro1">
          <table:table-cell office:value-type="float" office:value="1649.477173" calcext:value-type="float">
            <text:p>1649.477173</text:p>
          </table:table-cell>
          <table:table-cell office:value-type="float" office:value="1718.155029" calcext:value-type="float">
            <text:p>1718.155029</text:p>
          </table:table-cell>
          <table:table-cell office:value-type="float" office:value="1654.101929" calcext:value-type="float">
            <text:p>1654.101929</text:p>
          </table:table-cell>
          <table:table-cell office:value-type="float" office:value="1719.775635" calcext:value-type="float">
            <text:p>1719.775635</text:p>
          </table:table-cell>
          <table:table-cell table:number-columns-repeated="13"/>
        </table:table-row>
        <table:table-row table:style-name="ro1">
          <table:table-cell office:value-type="float" office:value="1647.653564" calcext:value-type="float">
            <text:p>1647.653564</text:p>
          </table:table-cell>
          <table:table-cell office:value-type="float" office:value="1715.826294" calcext:value-type="float">
            <text:p>1715.826294</text:p>
          </table:table-cell>
          <table:table-cell office:value-type="float" office:value="1650.429688" calcext:value-type="float">
            <text:p>1650.429688</text:p>
          </table:table-cell>
          <table:table-cell office:value-type="float" office:value="1715.799316" calcext:value-type="float">
            <text:p>1715.799316</text:p>
          </table:table-cell>
          <table:table-cell table:number-columns-repeated="13"/>
        </table:table-row>
        <table:table-row table:style-name="ro1">
          <table:table-cell office:value-type="float" office:value="1650.691528" calcext:value-type="float">
            <text:p>1650.691528</text:p>
          </table:table-cell>
          <table:table-cell office:value-type="float" office:value="1718.825195" calcext:value-type="float">
            <text:p>1718.825195</text:p>
          </table:table-cell>
          <table:table-cell office:value-type="float" office:value="1657.638672" calcext:value-type="float">
            <text:p>1657.638672</text:p>
          </table:table-cell>
          <table:table-cell office:value-type="float" office:value="1719.113159" calcext:value-type="float">
            <text:p>1719.113159</text:p>
          </table:table-cell>
          <table:table-cell table:number-columns-repeated="13"/>
        </table:table-row>
        <table:table-row table:style-name="ro1">
          <table:table-cell office:value-type="float" office:value="1645.188843" calcext:value-type="float">
            <text:p>1645.188843</text:p>
          </table:table-cell>
          <table:table-cell office:value-type="float" office:value="1719.121582" calcext:value-type="float">
            <text:p>1719.121582</text:p>
          </table:table-cell>
          <table:table-cell office:value-type="float" office:value="1651.248535" calcext:value-type="float">
            <text:p>1651.248535</text:p>
          </table:table-cell>
          <table:table-cell office:value-type="float" office:value="1719.555054" calcext:value-type="float">
            <text:p>1719.555054</text:p>
          </table:table-cell>
          <table:table-cell table:number-columns-repeated="13"/>
        </table:table-row>
        <table:table-row table:style-name="ro1">
          <table:table-cell office:value-type="float" office:value="1645.068604" calcext:value-type="float">
            <text:p>1645.068604</text:p>
          </table:table-cell>
          <table:table-cell office:value-type="float" office:value="1711.991821" calcext:value-type="float">
            <text:p>1711.991821</text:p>
          </table:table-cell>
          <table:table-cell office:value-type="float" office:value="1652.177734" calcext:value-type="float">
            <text:p>1652.177734</text:p>
          </table:table-cell>
          <table:table-cell office:value-type="float" office:value="1712.716187" calcext:value-type="float">
            <text:p>1712.716187</text:p>
          </table:table-cell>
          <table:table-cell table:number-columns-repeated="13"/>
        </table:table-row>
        <table:table-row table:style-name="ro1">
          <table:table-cell office:value-type="float" office:value="1644.000854" calcext:value-type="float">
            <text:p>1644.000854</text:p>
          </table:table-cell>
          <table:table-cell office:value-type="float" office:value="1716.149902" calcext:value-type="float">
            <text:p>1716.149902</text:p>
          </table:table-cell>
          <table:table-cell office:value-type="float" office:value="1648.160645" calcext:value-type="float">
            <text:p>1648.160645</text:p>
          </table:table-cell>
          <table:table-cell office:value-type="float" office:value="1714.064453" calcext:value-type="float">
            <text:p>1714.064453</text:p>
          </table:table-cell>
          <table:table-cell table:number-columns-repeated="13"/>
        </table:table-row>
        <table:table-row table:style-name="ro1">
          <table:table-cell office:value-type="float" office:value="1646.626465" calcext:value-type="float">
            <text:p>1646.626465</text:p>
          </table:table-cell>
          <table:table-cell office:value-type="float" office:value="1716.70874" calcext:value-type="float">
            <text:p>1716.70874</text:p>
          </table:table-cell>
          <table:table-cell office:value-type="float" office:value="1653.384644" calcext:value-type="float">
            <text:p>1653.384644</text:p>
          </table:table-cell>
          <table:table-cell office:value-type="float" office:value="1718.682739" calcext:value-type="float">
            <text:p>1718.682739</text:p>
          </table:table-cell>
          <table:table-cell table:number-columns-repeated="13"/>
        </table:table-row>
        <table:table-row table:style-name="ro1">
          <table:table-cell office:value-type="float" office:value="1649.686035" calcext:value-type="float">
            <text:p>1649.686035</text:p>
          </table:table-cell>
          <table:table-cell office:value-type="float" office:value="1718.141602" calcext:value-type="float">
            <text:p>1718.141602</text:p>
          </table:table-cell>
          <table:table-cell office:value-type="float" office:value="1657.047729" calcext:value-type="float">
            <text:p>1657.047729</text:p>
          </table:table-cell>
          <table:table-cell office:value-type="float" office:value="1714.749268" calcext:value-type="float">
            <text:p>1714.749268</text:p>
          </table:table-cell>
          <table:table-cell table:number-columns-repeated="13"/>
        </table:table-row>
        <table:table-row table:style-name="ro1">
          <table:table-cell office:value-type="float" office:value="1648.017822" calcext:value-type="float">
            <text:p>1648.017822</text:p>
          </table:table-cell>
          <table:table-cell office:value-type="float" office:value="1717.778198" calcext:value-type="float">
            <text:p>1717.778198</text:p>
          </table:table-cell>
          <table:table-cell office:value-type="float" office:value="1650.628418" calcext:value-type="float">
            <text:p>1650.628418</text:p>
          </table:table-cell>
          <table:table-cell office:value-type="float" office:value="1716.578857" calcext:value-type="float">
            <text:p>1716.578857</text:p>
          </table:table-cell>
          <table:table-cell table:number-columns-repeated="13"/>
        </table:table-row>
        <table:table-row table:style-name="ro1">
          <table:table-cell office:value-type="float" office:value="1649.291748" calcext:value-type="float">
            <text:p>1649.291748</text:p>
          </table:table-cell>
          <table:table-cell office:value-type="float" office:value="1719.014893" calcext:value-type="float">
            <text:p>1719.014893</text:p>
          </table:table-cell>
          <table:table-cell office:value-type="float" office:value="1656.065796" calcext:value-type="float">
            <text:p>1656.065796</text:p>
          </table:table-cell>
          <table:table-cell office:value-type="float" office:value="1717.055298" calcext:value-type="float">
            <text:p>1717.055298</text:p>
          </table:table-cell>
          <table:table-cell table:number-columns-repeated="13"/>
        </table:table-row>
        <table:table-row table:style-name="ro1">
          <table:table-cell office:value-type="float" office:value="1651.662109" calcext:value-type="float">
            <text:p>1651.662109</text:p>
          </table:table-cell>
          <table:table-cell office:value-type="float" office:value="1718.452637" calcext:value-type="float">
            <text:p>1718.452637</text:p>
          </table:table-cell>
          <table:table-cell office:value-type="float" office:value="1657.118042" calcext:value-type="float">
            <text:p>1657.118042</text:p>
          </table:table-cell>
          <table:table-cell office:value-type="float" office:value="1716.955688" calcext:value-type="float">
            <text:p>1716.955688</text:p>
          </table:table-cell>
          <table:table-cell table:number-columns-repeated="13"/>
        </table:table-row>
        <table:table-row table:style-name="ro1">
          <table:table-cell office:value-type="float" office:value="1645.216553" calcext:value-type="float">
            <text:p>1645.216553</text:p>
          </table:table-cell>
          <table:table-cell office:value-type="float" office:value="1720.794067" calcext:value-type="float">
            <text:p>1720.794067</text:p>
          </table:table-cell>
          <table:table-cell office:value-type="float" office:value="1650.197632" calcext:value-type="float">
            <text:p>1650.197632</text:p>
          </table:table-cell>
          <table:table-cell office:value-type="float" office:value="1716.978638" calcext:value-type="float">
            <text:p>1716.978638</text:p>
          </table:table-cell>
          <table:table-cell table:number-columns-repeated="13"/>
        </table:table-row>
        <table:table-row table:style-name="ro1">
          <table:table-cell office:value-type="float" office:value="1648.629028" calcext:value-type="float">
            <text:p>1648.629028</text:p>
          </table:table-cell>
          <table:table-cell office:value-type="float" office:value="1715.243774" calcext:value-type="float">
            <text:p>1715.243774</text:p>
          </table:table-cell>
          <table:table-cell office:value-type="float" office:value="1653.946289" calcext:value-type="float">
            <text:p>1653.946289</text:p>
          </table:table-cell>
          <table:table-cell office:value-type="float" office:value="1717.015869" calcext:value-type="float">
            <text:p>1717.015869</text:p>
          </table:table-cell>
          <table:table-cell table:number-columns-repeated="13"/>
        </table:table-row>
        <table:table-row table:style-name="ro1">
          <table:table-cell office:value-type="float" office:value="1651.518188" calcext:value-type="float">
            <text:p>1651.518188</text:p>
          </table:table-cell>
          <table:table-cell office:value-type="float" office:value="1716.133911" calcext:value-type="float">
            <text:p>1716.133911</text:p>
          </table:table-cell>
          <table:table-cell office:value-type="float" office:value="1656.436523" calcext:value-type="float">
            <text:p>1656.436523</text:p>
          </table:table-cell>
          <table:table-cell office:value-type="float" office:value="1711.645752" calcext:value-type="float">
            <text:p>1711.645752</text:p>
          </table:table-cell>
          <table:table-cell table:number-columns-repeated="13"/>
        </table:table-row>
        <table:table-row table:style-name="ro1">
          <table:table-cell office:value-type="float" office:value="1644.941772" calcext:value-type="float">
            <text:p>1644.941772</text:p>
          </table:table-cell>
          <table:table-cell office:value-type="float" office:value="1719.928467" calcext:value-type="float">
            <text:p>1719.928467</text:p>
          </table:table-cell>
          <table:table-cell office:value-type="float" office:value="1650.472412" calcext:value-type="float">
            <text:p>1650.472412</text:p>
          </table:table-cell>
          <table:table-cell office:value-type="float" office:value="1719.026611" calcext:value-type="float">
            <text:p>1719.026611</text:p>
          </table:table-cell>
          <table:table-cell table:number-columns-repeated="13"/>
        </table:table-row>
        <table:table-row table:style-name="ro1">
          <table:table-cell office:value-type="float" office:value="1647.162476" calcext:value-type="float">
            <text:p>1647.162476</text:p>
          </table:table-cell>
          <table:table-cell office:value-type="float" office:value="1718.150391" calcext:value-type="float">
            <text:p>1718.150391</text:p>
          </table:table-cell>
          <table:table-cell office:value-type="float" office:value="1650.612793" calcext:value-type="float">
            <text:p>1650.612793</text:p>
          </table:table-cell>
          <table:table-cell office:value-type="float" office:value="1716.700195" calcext:value-type="float">
            <text:p>1716.700195</text:p>
          </table:table-cell>
          <table:table-cell table:number-columns-repeated="13"/>
        </table:table-row>
        <table:table-row table:style-name="ro1">
          <table:table-cell office:value-type="float" office:value="1648.053833" calcext:value-type="float">
            <text:p>1648.053833</text:p>
          </table:table-cell>
          <table:table-cell office:value-type="float" office:value="1715.550293" calcext:value-type="float">
            <text:p>1715.550293</text:p>
          </table:table-cell>
          <table:table-cell office:value-type="float" office:value="1656.845825" calcext:value-type="float">
            <text:p>1656.845825</text:p>
          </table:table-cell>
          <table:table-cell office:value-type="float" office:value="1713.31311" calcext:value-type="float">
            <text:p>1713.31311</text:p>
          </table:table-cell>
          <table:table-cell table:number-columns-repeated="13"/>
        </table:table-row>
        <table:table-row table:style-name="ro1">
          <table:table-cell office:value-type="float" office:value="1648.3396" calcext:value-type="float">
            <text:p>1648.3396</text:p>
          </table:table-cell>
          <table:table-cell office:value-type="float" office:value="1721.669067" calcext:value-type="float">
            <text:p>1721.669067</text:p>
          </table:table-cell>
          <table:table-cell office:value-type="float" office:value="1653.426758" calcext:value-type="float">
            <text:p>1653.426758</text:p>
          </table:table-cell>
          <table:table-cell office:value-type="float" office:value="1719.107422" calcext:value-type="float">
            <text:p>1719.107422</text:p>
          </table:table-cell>
          <table:table-cell table:number-columns-repeated="13"/>
        </table:table-row>
        <table:table-row table:style-name="ro1">
          <table:table-cell office:value-type="float" office:value="1649.5354" calcext:value-type="float">
            <text:p>1649.5354</text:p>
          </table:table-cell>
          <table:table-cell office:value-type="float" office:value="1717.470215" calcext:value-type="float">
            <text:p>1717.470215</text:p>
          </table:table-cell>
          <table:table-cell office:value-type="float" office:value="1657.511841" calcext:value-type="float">
            <text:p>1657.511841</text:p>
          </table:table-cell>
          <table:table-cell office:value-type="float" office:value="1714.550049" calcext:value-type="float">
            <text:p>1714.550049</text:p>
          </table:table-cell>
          <table:table-cell table:number-columns-repeated="13"/>
        </table:table-row>
        <table:table-row table:style-name="ro1">
          <table:table-cell office:value-type="float" office:value="1649.596436" calcext:value-type="float">
            <text:p>1649.596436</text:p>
          </table:table-cell>
          <table:table-cell office:value-type="float" office:value="1717.88501" calcext:value-type="float">
            <text:p>1717.88501</text:p>
          </table:table-cell>
          <table:table-cell office:value-type="float" office:value="1653.61853" calcext:value-type="float">
            <text:p>1653.61853</text:p>
          </table:table-cell>
          <table:table-cell office:value-type="float" office:value="1718.243286" calcext:value-type="float">
            <text:p>1718.243286</text:p>
          </table:table-cell>
          <table:table-cell table:number-columns-repeated="13"/>
        </table:table-row>
        <table:table-row table:style-name="ro1">
          <table:table-cell office:value-type="float" office:value="1650.266113" calcext:value-type="float">
            <text:p>1650.266113</text:p>
          </table:table-cell>
          <table:table-cell office:value-type="float" office:value="1720.605347" calcext:value-type="float">
            <text:p>1720.605347</text:p>
          </table:table-cell>
          <table:table-cell office:value-type="float" office:value="1653.766113" calcext:value-type="float">
            <text:p>1653.766113</text:p>
          </table:table-cell>
          <table:table-cell office:value-type="float" office:value="1719.094727" calcext:value-type="float">
            <text:p>1719.094727</text:p>
          </table:table-cell>
          <table:table-cell table:number-columns-repeated="13"/>
        </table:table-row>
        <table:table-row table:style-name="ro1">
          <table:table-cell office:value-type="float" office:value="1650.945801" calcext:value-type="float">
            <text:p>1650.945801</text:p>
          </table:table-cell>
          <table:table-cell office:value-type="float" office:value="1725.05957" calcext:value-type="float">
            <text:p>1725.05957</text:p>
          </table:table-cell>
          <table:table-cell office:value-type="float" office:value="1655.796753" calcext:value-type="float">
            <text:p>1655.796753</text:p>
          </table:table-cell>
          <table:table-cell office:value-type="float" office:value="1724.656006" calcext:value-type="float">
            <text:p>1724.656006</text:p>
          </table:table-cell>
          <table:table-cell table:number-columns-repeated="13"/>
        </table:table-row>
        <table:table-row table:style-name="ro1">
          <table:table-cell office:value-type="float" office:value="1650.636597" calcext:value-type="float">
            <text:p>1650.636597</text:p>
          </table:table-cell>
          <table:table-cell office:value-type="float" office:value="1722.543213" calcext:value-type="float">
            <text:p>1722.543213</text:p>
          </table:table-cell>
          <table:table-cell office:value-type="float" office:value="1655.112793" calcext:value-type="float">
            <text:p>1655.112793</text:p>
          </table:table-cell>
          <table:table-cell office:value-type="float" office:value="1720.260498" calcext:value-type="float">
            <text:p>1720.260498</text:p>
          </table:table-cell>
          <table:table-cell table:number-columns-repeated="13"/>
        </table:table-row>
        <table:table-row table:style-name="ro1">
          <table:table-cell office:value-type="float" office:value="1649.556519" calcext:value-type="float">
            <text:p>1649.556519</text:p>
          </table:table-cell>
          <table:table-cell office:value-type="float" office:value="1721.928467" calcext:value-type="float">
            <text:p>1721.928467</text:p>
          </table:table-cell>
          <table:table-cell office:value-type="float" office:value="1656.122559" calcext:value-type="float">
            <text:p>1656.122559</text:p>
          </table:table-cell>
          <table:table-cell office:value-type="float" office:value="1719.281128" calcext:value-type="float">
            <text:p>1719.281128</text:p>
          </table:table-cell>
          <table:table-cell table:number-columns-repeated="13"/>
        </table:table-row>
        <table:table-row table:style-name="ro1">
          <table:table-cell office:value-type="float" office:value="1649.427124" calcext:value-type="float">
            <text:p>1649.427124</text:p>
          </table:table-cell>
          <table:table-cell office:value-type="float" office:value="1722.948608" calcext:value-type="float">
            <text:p>1722.948608</text:p>
          </table:table-cell>
          <table:table-cell office:value-type="float" office:value="1656.515625" calcext:value-type="float">
            <text:p>1656.515625</text:p>
          </table:table-cell>
          <table:table-cell office:value-type="float" office:value="1720.899658" calcext:value-type="float">
            <text:p>1720.899658</text:p>
          </table:table-cell>
          <table:table-cell table:number-columns-repeated="13"/>
        </table:table-row>
        <table:table-row table:style-name="ro1">
          <table:table-cell office:value-type="float" office:value="1651.818726" calcext:value-type="float">
            <text:p>1651.818726</text:p>
          </table:table-cell>
          <table:table-cell office:value-type="float" office:value="1722.355957" calcext:value-type="float">
            <text:p>1722.355957</text:p>
          </table:table-cell>
          <table:table-cell office:value-type="float" office:value="1658.863403" calcext:value-type="float">
            <text:p>1658.863403</text:p>
          </table:table-cell>
          <table:table-cell office:value-type="float" office:value="1720.115112" calcext:value-type="float">
            <text:p>1720.115112</text:p>
          </table:table-cell>
          <table:table-cell table:number-columns-repeated="13"/>
        </table:table-row>
        <table:table-row table:style-name="ro1">
          <table:table-cell office:value-type="float" office:value="1652.139038" calcext:value-type="float">
            <text:p>1652.139038</text:p>
          </table:table-cell>
          <table:table-cell office:value-type="float" office:value="1719.366333" calcext:value-type="float">
            <text:p>1719.366333</text:p>
          </table:table-cell>
          <table:table-cell office:value-type="float" office:value="1660.610107" calcext:value-type="float">
            <text:p>1660.610107</text:p>
          </table:table-cell>
          <table:table-cell office:value-type="float" office:value="1719.098267" calcext:value-type="float">
            <text:p>1719.098267</text:p>
          </table:table-cell>
          <table:table-cell table:number-columns-repeated="13"/>
        </table:table-row>
        <table:table-row table:style-name="ro1">
          <table:table-cell office:value-type="float" office:value="1651.50354" calcext:value-type="float">
            <text:p>1651.50354</text:p>
          </table:table-cell>
          <table:table-cell office:value-type="float" office:value="1723.851929" calcext:value-type="float">
            <text:p>1723.851929</text:p>
          </table:table-cell>
          <table:table-cell office:value-type="float" office:value="1656.866943" calcext:value-type="float">
            <text:p>1656.866943</text:p>
          </table:table-cell>
          <table:table-cell office:value-type="float" office:value="1722.413818" calcext:value-type="float">
            <text:p>1722.413818</text:p>
          </table:table-cell>
          <table:table-cell table:number-columns-repeated="13"/>
        </table:table-row>
        <table:table-row table:style-name="ro1">
          <table:table-cell office:value-type="float" office:value="1650.554565" calcext:value-type="float">
            <text:p>1650.554565</text:p>
          </table:table-cell>
          <table:table-cell office:value-type="float" office:value="1722.436646" calcext:value-type="float">
            <text:p>1722.436646</text:p>
          </table:table-cell>
          <table:table-cell office:value-type="float" office:value="1654.569092" calcext:value-type="float">
            <text:p>1654.569092</text:p>
          </table:table-cell>
          <table:table-cell office:value-type="float" office:value="1718.520996" calcext:value-type="float">
            <text:p>1718.520996</text:p>
          </table:table-cell>
          <table:table-cell table:number-columns-repeated="13"/>
        </table:table-row>
        <table:table-row table:style-name="ro1">
          <table:table-cell office:value-type="float" office:value="1651.599487" calcext:value-type="float">
            <text:p>1651.599487</text:p>
          </table:table-cell>
          <table:table-cell office:value-type="float" office:value="1723.54248" calcext:value-type="float">
            <text:p>1723.54248</text:p>
          </table:table-cell>
          <table:table-cell office:value-type="float" office:value="1657.581665" calcext:value-type="float">
            <text:p>1657.581665</text:p>
          </table:table-cell>
          <table:table-cell office:value-type="float" office:value="1722.0177" calcext:value-type="float">
            <text:p>1722.0177</text:p>
          </table:table-cell>
          <table:table-cell table:number-columns-repeated="13"/>
        </table:table-row>
        <table:table-row table:style-name="ro1">
          <table:table-cell office:value-type="float" office:value="1649.676025" calcext:value-type="float">
            <text:p>1649.676025</text:p>
          </table:table-cell>
          <table:table-cell office:value-type="float" office:value="1721.628174" calcext:value-type="float">
            <text:p>1721.628174</text:p>
          </table:table-cell>
          <table:table-cell office:value-type="float" office:value="1655.517334" calcext:value-type="float">
            <text:p>1655.517334</text:p>
          </table:table-cell>
          <table:table-cell office:value-type="float" office:value="1720.081177" calcext:value-type="float">
            <text:p>1720.081177</text:p>
          </table:table-cell>
          <table:table-cell table:number-columns-repeated="13"/>
        </table:table-row>
        <table:table-row table:style-name="ro1">
          <table:table-cell office:value-type="float" office:value="1651.841431" calcext:value-type="float">
            <text:p>1651.841431</text:p>
          </table:table-cell>
          <table:table-cell office:value-type="float" office:value="1722.348267" calcext:value-type="float">
            <text:p>1722.348267</text:p>
          </table:table-cell>
          <table:table-cell office:value-type="float" office:value="1659.803345" calcext:value-type="float">
            <text:p>1659.803345</text:p>
          </table:table-cell>
          <table:table-cell office:value-type="float" office:value="1719.325195" calcext:value-type="float">
            <text:p>1719.325195</text:p>
          </table:table-cell>
          <table:table-cell table:number-columns-repeated="13"/>
        </table:table-row>
        <table:table-row table:style-name="ro1">
          <table:table-cell office:value-type="float" office:value="1650.794067" calcext:value-type="float">
            <text:p>1650.794067</text:p>
          </table:table-cell>
          <table:table-cell office:value-type="float" office:value="1725.500977" calcext:value-type="float">
            <text:p>1725.500977</text:p>
          </table:table-cell>
          <table:table-cell office:value-type="float" office:value="1657.965088" calcext:value-type="float">
            <text:p>1657.965088</text:p>
          </table:table-cell>
          <table:table-cell office:value-type="float" office:value="1719.995483" calcext:value-type="float">
            <text:p>1719.995483</text:p>
          </table:table-cell>
          <table:table-cell table:number-columns-repeated="13"/>
        </table:table-row>
        <table:table-row table:style-name="ro1">
          <table:table-cell office:value-type="float" office:value="1651.70459" calcext:value-type="float">
            <text:p>1651.70459</text:p>
          </table:table-cell>
          <table:table-cell office:value-type="float" office:value="1722.982422" calcext:value-type="float">
            <text:p>1722.982422</text:p>
          </table:table-cell>
          <table:table-cell office:value-type="float" office:value="1655.825928" calcext:value-type="float">
            <text:p>1655.825928</text:p>
          </table:table-cell>
          <table:table-cell office:value-type="float" office:value="1721.185791" calcext:value-type="float">
            <text:p>1721.185791</text:p>
          </table:table-cell>
          <table:table-cell table:number-columns-repeated="13"/>
        </table:table-row>
        <table:table-row table:style-name="ro1">
          <table:table-cell office:value-type="float" office:value="1652.083984" calcext:value-type="float">
            <text:p>1652.083984</text:p>
          </table:table-cell>
          <table:table-cell office:value-type="float" office:value="1723.542236" calcext:value-type="float">
            <text:p>1723.542236</text:p>
          </table:table-cell>
          <table:table-cell office:value-type="float" office:value="1655.442261" calcext:value-type="float">
            <text:p>1655.442261</text:p>
          </table:table-cell>
          <table:table-cell office:value-type="float" office:value="1720.361816" calcext:value-type="float">
            <text:p>1720.361816</text:p>
          </table:table-cell>
          <table:table-cell table:number-columns-repeated="13"/>
        </table:table-row>
        <table:table-row table:style-name="ro1">
          <table:table-cell office:value-type="float" office:value="1651.908569" calcext:value-type="float">
            <text:p>1651.908569</text:p>
          </table:table-cell>
          <table:table-cell office:value-type="float" office:value="1724.415894" calcext:value-type="float">
            <text:p>1724.415894</text:p>
          </table:table-cell>
          <table:table-cell office:value-type="float" office:value="1657.542603" calcext:value-type="float">
            <text:p>1657.542603</text:p>
          </table:table-cell>
          <table:table-cell office:value-type="float" office:value="1722.501099" calcext:value-type="float">
            <text:p>1722.501099</text:p>
          </table:table-cell>
          <table:table-cell table:number-columns-repeated="13"/>
        </table:table-row>
        <table:table-row table:style-name="ro1">
          <table:table-cell office:value-type="float" office:value="1651.860229" calcext:value-type="float">
            <text:p>1651.860229</text:p>
          </table:table-cell>
          <table:table-cell office:value-type="float" office:value="1723.11438" calcext:value-type="float">
            <text:p>1723.11438</text:p>
          </table:table-cell>
          <table:table-cell office:value-type="float" office:value="1656.5896" calcext:value-type="float">
            <text:p>1656.5896</text:p>
          </table:table-cell>
          <table:table-cell office:value-type="float" office:value="1723.462891" calcext:value-type="float">
            <text:p>1723.462891</text:p>
          </table:table-cell>
          <table:table-cell table:number-columns-repeated="13"/>
        </table:table-row>
        <table:table-row table:style-name="ro1">
          <table:table-cell office:value-type="float" office:value="1655.766602" calcext:value-type="float">
            <text:p>1655.766602</text:p>
          </table:table-cell>
          <table:table-cell office:value-type="float" office:value="1725.867188" calcext:value-type="float">
            <text:p>1725.867188</text:p>
          </table:table-cell>
          <table:table-cell office:value-type="float" office:value="1659.263916" calcext:value-type="float">
            <text:p>1659.263916</text:p>
          </table:table-cell>
          <table:table-cell office:value-type="float" office:value="1723.733521" calcext:value-type="float">
            <text:p>1723.733521</text:p>
          </table:table-cell>
          <table:table-cell table:number-columns-repeated="13"/>
        </table:table-row>
        <table:table-row table:style-name="ro1">
          <table:table-cell office:value-type="float" office:value="1651.721191" calcext:value-type="float">
            <text:p>1651.721191</text:p>
          </table:table-cell>
          <table:table-cell office:value-type="float" office:value="1723.145752" calcext:value-type="float">
            <text:p>1723.145752</text:p>
          </table:table-cell>
          <table:table-cell office:value-type="float" office:value="1658.999023" calcext:value-type="float">
            <text:p>1658.999023</text:p>
          </table:table-cell>
          <table:table-cell office:value-type="float" office:value="1723.339966" calcext:value-type="float">
            <text:p>1723.339966</text:p>
          </table:table-cell>
          <table:table-cell table:number-columns-repeated="13"/>
        </table:table-row>
        <table:table-row table:style-name="ro1">
          <table:table-cell office:value-type="float" office:value="1651.077637" calcext:value-type="float">
            <text:p>1651.077637</text:p>
          </table:table-cell>
          <table:table-cell office:value-type="float" office:value="1724.307373" calcext:value-type="float">
            <text:p>1724.307373</text:p>
          </table:table-cell>
          <table:table-cell office:value-type="float" office:value="1656.156494" calcext:value-type="float">
            <text:p>1656.156494</text:p>
          </table:table-cell>
          <table:table-cell office:value-type="float" office:value="1721.959229" calcext:value-type="float">
            <text:p>1721.959229</text:p>
          </table:table-cell>
          <table:table-cell table:number-columns-repeated="13"/>
        </table:table-row>
        <table:table-row table:style-name="ro1">
          <table:table-cell office:value-type="float" office:value="1649.955322" calcext:value-type="float">
            <text:p>1649.955322</text:p>
          </table:table-cell>
          <table:table-cell office:value-type="float" office:value="1728.365479" calcext:value-type="float">
            <text:p>1728.365479</text:p>
          </table:table-cell>
          <table:table-cell office:value-type="float" office:value="1657.215332" calcext:value-type="float">
            <text:p>1657.215332</text:p>
          </table:table-cell>
          <table:table-cell office:value-type="float" office:value="1723.172729" calcext:value-type="float">
            <text:p>1723.172729</text:p>
          </table:table-cell>
          <table:table-cell table:number-columns-repeated="13"/>
        </table:table-row>
        <table:table-row table:style-name="ro1">
          <table:table-cell office:value-type="float" office:value="1651.489258" calcext:value-type="float">
            <text:p>1651.489258</text:p>
          </table:table-cell>
          <table:table-cell office:value-type="float" office:value="1725.735107" calcext:value-type="float">
            <text:p>1725.735107</text:p>
          </table:table-cell>
          <table:table-cell office:value-type="float" office:value="1659.31311" calcext:value-type="float">
            <text:p>1659.31311</text:p>
          </table:table-cell>
          <table:table-cell office:value-type="float" office:value="1723.414795" calcext:value-type="float">
            <text:p>1723.414795</text:p>
          </table:table-cell>
          <table:table-cell table:number-columns-repeated="13"/>
        </table:table-row>
        <table:table-row table:style-name="ro1">
          <table:table-cell office:value-type="float" office:value="1651.905273" calcext:value-type="float">
            <text:p>1651.905273</text:p>
          </table:table-cell>
          <table:table-cell office:value-type="float" office:value="1725.173706" calcext:value-type="float">
            <text:p>1725.173706</text:p>
          </table:table-cell>
          <table:table-cell office:value-type="float" office:value="1655.548096" calcext:value-type="float">
            <text:p>1655.548096</text:p>
          </table:table-cell>
          <table:table-cell office:value-type="float" office:value="1725.873047" calcext:value-type="float">
            <text:p>1725.873047</text:p>
          </table:table-cell>
          <table:table-cell table:number-columns-repeated="13"/>
        </table:table-row>
        <table:table-row table:style-name="ro1">
          <table:table-cell office:value-type="float" office:value="1654.254761" calcext:value-type="float">
            <text:p>1654.254761</text:p>
          </table:table-cell>
          <table:table-cell office:value-type="float" office:value="1724.390137" calcext:value-type="float">
            <text:p>1724.390137</text:p>
          </table:table-cell>
          <table:table-cell office:value-type="float" office:value="1664.406616" calcext:value-type="float">
            <text:p>1664.406616</text:p>
          </table:table-cell>
          <table:table-cell office:value-type="float" office:value="1721.90918" calcext:value-type="float">
            <text:p>1721.90918</text:p>
          </table:table-cell>
          <table:table-cell table:number-columns-repeated="13"/>
        </table:table-row>
        <table:table-row table:style-name="ro1">
          <table:table-cell office:value-type="float" office:value="1653.564087" calcext:value-type="float">
            <text:p>1653.564087</text:p>
          </table:table-cell>
          <table:table-cell office:value-type="float" office:value="1727.546021" calcext:value-type="float">
            <text:p>1727.546021</text:p>
          </table:table-cell>
          <table:table-cell office:value-type="float" office:value="1656.762451" calcext:value-type="float">
            <text:p>1656.762451</text:p>
          </table:table-cell>
          <table:table-cell office:value-type="float" office:value="1727.412231" calcext:value-type="float">
            <text:p>1727.412231</text:p>
          </table:table-cell>
          <table:table-cell table:number-columns-repeated="13"/>
        </table:table-row>
        <table:table-row table:style-name="ro1">
          <table:table-cell office:value-type="float" office:value="1653.220947" calcext:value-type="float">
            <text:p>1653.220947</text:p>
          </table:table-cell>
          <table:table-cell office:value-type="float" office:value="1727.762695" calcext:value-type="float">
            <text:p>1727.762695</text:p>
          </table:table-cell>
          <table:table-cell office:value-type="float" office:value="1661.403931" calcext:value-type="float">
            <text:p>1661.403931</text:p>
          </table:table-cell>
          <table:table-cell office:value-type="float" office:value="1727.740234" calcext:value-type="float">
            <text:p>1727.740234</text:p>
          </table:table-cell>
          <table:table-cell table:number-columns-repeated="13"/>
        </table:table-row>
        <table:table-row table:style-name="ro1">
          <table:table-cell office:value-type="float" office:value="1654.996338" calcext:value-type="float">
            <text:p>1654.996338</text:p>
          </table:table-cell>
          <table:table-cell office:value-type="float" office:value="1730.398438" calcext:value-type="float">
            <text:p>1730.398438</text:p>
          </table:table-cell>
          <table:table-cell office:value-type="float" office:value="1661.476929" calcext:value-type="float">
            <text:p>1661.476929</text:p>
          </table:table-cell>
          <table:table-cell office:value-type="float" office:value="1728.87207" calcext:value-type="float">
            <text:p>1728.87207</text:p>
          </table:table-cell>
          <table:table-cell table:number-columns-repeated="13"/>
        </table:table-row>
        <table:table-row table:style-name="ro1">
          <table:table-cell office:value-type="float" office:value="1652.593384" calcext:value-type="float">
            <text:p>1652.593384</text:p>
          </table:table-cell>
          <table:table-cell office:value-type="float" office:value="1732.136719" calcext:value-type="float">
            <text:p>1732.136719</text:p>
          </table:table-cell>
          <table:table-cell office:value-type="float" office:value="1661.060303" calcext:value-type="float">
            <text:p>1661.060303</text:p>
          </table:table-cell>
          <table:table-cell office:value-type="float" office:value="1728.621582" calcext:value-type="float">
            <text:p>1728.621582</text:p>
          </table:table-cell>
          <table:table-cell table:number-columns-repeated="13"/>
        </table:table-row>
        <table:table-row table:style-name="ro1">
          <table:table-cell office:value-type="float" office:value="1654.861816" calcext:value-type="float">
            <text:p>1654.861816</text:p>
          </table:table-cell>
          <table:table-cell office:value-type="float" office:value="1728.702393" calcext:value-type="float">
            <text:p>1728.702393</text:p>
          </table:table-cell>
          <table:table-cell office:value-type="float" office:value="1659.930054" calcext:value-type="float">
            <text:p>1659.930054</text:p>
          </table:table-cell>
          <table:table-cell office:value-type="float" office:value="1726.468994" calcext:value-type="float">
            <text:p>1726.468994</text:p>
          </table:table-cell>
          <table:table-cell table:number-columns-repeated="13"/>
        </table:table-row>
        <table:table-row table:style-name="ro1">
          <table:table-cell office:value-type="float" office:value="1655.113647" calcext:value-type="float">
            <text:p>1655.113647</text:p>
          </table:table-cell>
          <table:table-cell office:value-type="float" office:value="1730.193848" calcext:value-type="float">
            <text:p>1730.193848</text:p>
          </table:table-cell>
          <table:table-cell office:value-type="float" office:value="1663.599365" calcext:value-type="float">
            <text:p>1663.599365</text:p>
          </table:table-cell>
          <table:table-cell office:value-type="float" office:value="1727.039795" calcext:value-type="float">
            <text:p>1727.039795</text:p>
          </table:table-cell>
          <table:table-cell table:number-columns-repeated="13"/>
        </table:table-row>
        <table:table-row table:style-name="ro1">
          <table:table-cell office:value-type="float" office:value="1652.865967" calcext:value-type="float">
            <text:p>1652.865967</text:p>
          </table:table-cell>
          <table:table-cell office:value-type="float" office:value="1732.221558" calcext:value-type="float">
            <text:p>1732.221558</text:p>
          </table:table-cell>
          <table:table-cell office:value-type="float" office:value="1661.689697" calcext:value-type="float">
            <text:p>1661.689697</text:p>
          </table:table-cell>
          <table:table-cell office:value-type="float" office:value="1731.078003" calcext:value-type="float">
            <text:p>1731.078003</text:p>
          </table:table-cell>
          <table:table-cell table:number-columns-repeated="13"/>
        </table:table-row>
        <table:table-row table:style-name="ro1">
          <table:table-cell office:value-type="float" office:value="1653.956787" calcext:value-type="float">
            <text:p>1653.956787</text:p>
          </table:table-cell>
          <table:table-cell office:value-type="float" office:value="1732.354858" calcext:value-type="float">
            <text:p>1732.354858</text:p>
          </table:table-cell>
          <table:table-cell office:value-type="float" office:value="1661.846436" calcext:value-type="float">
            <text:p>1661.846436</text:p>
          </table:table-cell>
          <table:table-cell office:value-type="float" office:value="1728.685547" calcext:value-type="float">
            <text:p>1728.685547</text:p>
          </table:table-cell>
          <table:table-cell table:number-columns-repeated="13"/>
        </table:table-row>
        <table:table-row table:style-name="ro1">
          <table:table-cell office:value-type="float" office:value="1656.258423" calcext:value-type="float">
            <text:p>1656.258423</text:p>
          </table:table-cell>
          <table:table-cell office:value-type="float" office:value="1732.396606" calcext:value-type="float">
            <text:p>1732.396606</text:p>
          </table:table-cell>
          <table:table-cell office:value-type="float" office:value="1662.981445" calcext:value-type="float">
            <text:p>1662.981445</text:p>
          </table:table-cell>
          <table:table-cell office:value-type="float" office:value="1731.776978" calcext:value-type="float">
            <text:p>1731.776978</text:p>
          </table:table-cell>
          <table:table-cell table:number-columns-repeated="13"/>
        </table:table-row>
        <table:table-row table:style-name="ro1">
          <table:table-cell office:value-type="float" office:value="1657.395142" calcext:value-type="float">
            <text:p>1657.395142</text:p>
          </table:table-cell>
          <table:table-cell office:value-type="float" office:value="1731.40271" calcext:value-type="float">
            <text:p>1731.40271</text:p>
          </table:table-cell>
          <table:table-cell office:value-type="float" office:value="1667.663574" calcext:value-type="float">
            <text:p>1667.663574</text:p>
          </table:table-cell>
          <table:table-cell office:value-type="float" office:value="1729.551147" calcext:value-type="float">
            <text:p>1729.551147</text:p>
          </table:table-cell>
          <table:table-cell table:number-columns-repeated="13"/>
        </table:table-row>
        <table:table-row table:style-name="ro1">
          <table:table-cell office:value-type="float" office:value="1656.079102" calcext:value-type="float">
            <text:p>1656.079102</text:p>
          </table:table-cell>
          <table:table-cell office:value-type="float" office:value="1733.126587" calcext:value-type="float">
            <text:p>1733.126587</text:p>
          </table:table-cell>
          <table:table-cell office:value-type="float" office:value="1663.755127" calcext:value-type="float">
            <text:p>1663.755127</text:p>
          </table:table-cell>
          <table:table-cell office:value-type="float" office:value="1728.290039" calcext:value-type="float">
            <text:p>1728.290039</text:p>
          </table:table-cell>
          <table:table-cell table:number-columns-repeated="13"/>
        </table:table-row>
        <table:table-row table:style-name="ro1">
          <table:table-cell office:value-type="float" office:value="1655.610596" calcext:value-type="float">
            <text:p>1655.610596</text:p>
          </table:table-cell>
          <table:table-cell office:value-type="float" office:value="1735.327637" calcext:value-type="float">
            <text:p>1735.327637</text:p>
          </table:table-cell>
          <table:table-cell office:value-type="float" office:value="1664.991943" calcext:value-type="float">
            <text:p>1664.991943</text:p>
          </table:table-cell>
          <table:table-cell office:value-type="float" office:value="1731.245361" calcext:value-type="float">
            <text:p>1731.245361</text:p>
          </table:table-cell>
          <table:table-cell table:number-columns-repeated="13"/>
        </table:table-row>
        <table:table-row table:style-name="ro1">
          <table:table-cell office:value-type="float" office:value="1658.164429" calcext:value-type="float">
            <text:p>1658.164429</text:p>
          </table:table-cell>
          <table:table-cell office:value-type="float" office:value="1729.695679" calcext:value-type="float">
            <text:p>1729.695679</text:p>
          </table:table-cell>
          <table:table-cell office:value-type="float" office:value="1662.61145" calcext:value-type="float">
            <text:p>1662.61145</text:p>
          </table:table-cell>
          <table:table-cell office:value-type="float" office:value="1728.29895" calcext:value-type="float">
            <text:p>1728.29895</text:p>
          </table:table-cell>
          <table:table-cell table:number-columns-repeated="13"/>
        </table:table-row>
        <table:table-row table:style-name="ro1">
          <table:table-cell office:value-type="float" office:value="1654.519409" calcext:value-type="float">
            <text:p>1654.519409</text:p>
          </table:table-cell>
          <table:table-cell office:value-type="float" office:value="1734.897095" calcext:value-type="float">
            <text:p>1734.897095</text:p>
          </table:table-cell>
          <table:table-cell office:value-type="float" office:value="1664.279785" calcext:value-type="float">
            <text:p>1664.279785</text:p>
          </table:table-cell>
          <table:table-cell office:value-type="float" office:value="1729.567139" calcext:value-type="float">
            <text:p>1729.567139</text:p>
          </table:table-cell>
          <table:table-cell table:number-columns-repeated="13"/>
        </table:table-row>
        <table:table-row table:style-name="ro1">
          <table:table-cell office:value-type="float" office:value="1656.533936" calcext:value-type="float">
            <text:p>1656.533936</text:p>
          </table:table-cell>
          <table:table-cell office:value-type="float" office:value="1727.406128" calcext:value-type="float">
            <text:p>1727.406128</text:p>
          </table:table-cell>
          <table:table-cell office:value-type="float" office:value="1666.947632" calcext:value-type="float">
            <text:p>1666.947632</text:p>
          </table:table-cell>
          <table:table-cell office:value-type="float" office:value="1724.469849" calcext:value-type="float">
            <text:p>1724.469849</text:p>
          </table:table-cell>
          <table:table-cell table:number-columns-repeated="13"/>
        </table:table-row>
        <table:table-row table:style-name="ro1">
          <table:table-cell office:value-type="float" office:value="1653.481567" calcext:value-type="float">
            <text:p>1653.481567</text:p>
          </table:table-cell>
          <table:table-cell office:value-type="float" office:value="1736.598022" calcext:value-type="float">
            <text:p>1736.598022</text:p>
          </table:table-cell>
          <table:table-cell office:value-type="float" office:value="1662.444092" calcext:value-type="float">
            <text:p>1662.444092</text:p>
          </table:table-cell>
          <table:table-cell office:value-type="float" office:value="1731.282715" calcext:value-type="float">
            <text:p>1731.282715</text:p>
          </table:table-cell>
          <table:table-cell table:number-columns-repeated="13"/>
        </table:table-row>
        <table:table-row table:style-name="ro1">
          <table:table-cell office:value-type="float" office:value="1655.603027" calcext:value-type="float">
            <text:p>1655.603027</text:p>
          </table:table-cell>
          <table:table-cell office:value-type="float" office:value="1737.008057" calcext:value-type="float">
            <text:p>1737.008057</text:p>
          </table:table-cell>
          <table:table-cell office:value-type="float" office:value="1664.30835" calcext:value-type="float">
            <text:p>1664.30835</text:p>
          </table:table-cell>
          <table:table-cell office:value-type="float" office:value="1731.727539" calcext:value-type="float">
            <text:p>1731.727539</text:p>
          </table:table-cell>
          <table:table-cell table:number-columns-repeated="13"/>
        </table:table-row>
        <table:table-row table:style-name="ro1">
          <table:table-cell office:value-type="float" office:value="1657.624023" calcext:value-type="float">
            <text:p>1657.624023</text:p>
          </table:table-cell>
          <table:table-cell office:value-type="float" office:value="1734.209839" calcext:value-type="float">
            <text:p>1734.209839</text:p>
          </table:table-cell>
          <table:table-cell office:value-type="float" office:value="1666.525513" calcext:value-type="float">
            <text:p>1666.525513</text:p>
          </table:table-cell>
          <table:table-cell office:value-type="float" office:value="1730.22876" calcext:value-type="float">
            <text:p>1730.22876</text:p>
          </table:table-cell>
          <table:table-cell table:number-columns-repeated="13"/>
        </table:table-row>
        <table:table-row table:style-name="ro1">
          <table:table-cell office:value-type="float" office:value="1656.950562" calcext:value-type="float">
            <text:p>1656.950562</text:p>
          </table:table-cell>
          <table:table-cell office:value-type="float" office:value="1735.670776" calcext:value-type="float">
            <text:p>1735.670776</text:p>
          </table:table-cell>
          <table:table-cell office:value-type="float" office:value="1662.392334" calcext:value-type="float">
            <text:p>1662.392334</text:p>
          </table:table-cell>
          <table:table-cell office:value-type="float" office:value="1730.598999" calcext:value-type="float">
            <text:p>1730.598999</text:p>
          </table:table-cell>
          <table:table-cell table:number-columns-repeated="13"/>
        </table:table-row>
        <table:table-row table:style-name="ro1">
          <table:table-cell office:value-type="float" office:value="1655.573608" calcext:value-type="float">
            <text:p>1655.573608</text:p>
          </table:table-cell>
          <table:table-cell office:value-type="float" office:value="1735.064209" calcext:value-type="float">
            <text:p>1735.064209</text:p>
          </table:table-cell>
          <table:table-cell office:value-type="float" office:value="1664.695312" calcext:value-type="float">
            <text:p>1664.695312</text:p>
          </table:table-cell>
          <table:table-cell office:value-type="float" office:value="1732.539185" calcext:value-type="float">
            <text:p>1732.539185</text:p>
          </table:table-cell>
          <table:table-cell table:number-columns-repeated="13"/>
        </table:table-row>
        <table:table-row table:style-name="ro1">
          <table:table-cell office:value-type="float" office:value="1657.669189" calcext:value-type="float">
            <text:p>1657.669189</text:p>
          </table:table-cell>
          <table:table-cell office:value-type="float" office:value="1704.452026" calcext:value-type="float">
            <text:p>1704.452026</text:p>
          </table:table-cell>
          <table:table-cell office:value-type="float" office:value="1664.170776" calcext:value-type="float">
            <text:p>1664.170776</text:p>
          </table:table-cell>
          <table:table-cell office:value-type="float" office:value="1702.047852" calcext:value-type="float">
            <text:p>1702.047852</text:p>
          </table:table-cell>
          <table:table-cell table:number-columns-repeated="13"/>
        </table:table-row>
        <table:table-row table:style-name="ro1">
          <table:table-cell office:value-type="float" office:value="1635.165771" calcext:value-type="float">
            <text:p>1635.165771</text:p>
          </table:table-cell>
          <table:table-cell office:value-type="float" office:value="1723.939697" calcext:value-type="float">
            <text:p>1723.939697</text:p>
          </table:table-cell>
          <table:table-cell office:value-type="float" office:value="1634.031128" calcext:value-type="float">
            <text:p>1634.031128</text:p>
          </table:table-cell>
          <table:table-cell office:value-type="float" office:value="1729.705566" calcext:value-type="float">
            <text:p>1729.705566</text:p>
          </table:table-cell>
          <table:table-cell table:number-columns-repeated="13"/>
        </table:table-row>
        <table:table-row table:style-name="ro1">
          <table:table-cell office:value-type="float" office:value="1627.629639" calcext:value-type="float">
            <text:p>1627.629639</text:p>
          </table:table-cell>
          <table:table-cell office:value-type="float" office:value="1703.984253" calcext:value-type="float">
            <text:p>1703.984253</text:p>
          </table:table-cell>
          <table:table-cell office:value-type="float" office:value="1635.728027" calcext:value-type="float">
            <text:p>1635.728027</text:p>
          </table:table-cell>
          <table:table-cell office:value-type="float" office:value="1700.556152" calcext:value-type="float">
            <text:p>1700.556152</text:p>
          </table:table-cell>
          <table:table-cell table:number-columns-repeated="13"/>
        </table:table-row>
        <table:table-row table:style-name="ro1">
          <table:table-cell office:value-type="float" office:value="1619.034546" calcext:value-type="float">
            <text:p>1619.034546</text:p>
          </table:table-cell>
          <table:table-cell office:value-type="float" office:value="1698.480469" calcext:value-type="float">
            <text:p>1698.480469</text:p>
          </table:table-cell>
          <table:table-cell office:value-type="float" office:value="1625.534424" calcext:value-type="float">
            <text:p>1625.534424</text:p>
          </table:table-cell>
          <table:table-cell office:value-type="float" office:value="1697.887085" calcext:value-type="float">
            <text:p>1697.887085</text:p>
          </table:table-cell>
          <table:table-cell table:number-columns-repeated="13"/>
        </table:table-row>
        <table:table-row table:style-name="ro1">
          <table:table-cell office:value-type="float" office:value="1613.79834" calcext:value-type="float">
            <text:p>1613.79834</text:p>
          </table:table-cell>
          <table:table-cell office:value-type="float" office:value="1696.273926" calcext:value-type="float">
            <text:p>1696.273926</text:p>
          </table:table-cell>
          <table:table-cell office:value-type="float" office:value="1623.645386" calcext:value-type="float">
            <text:p>1623.645386</text:p>
          </table:table-cell>
          <table:table-cell office:value-type="float" office:value="1683.914307" calcext:value-type="float">
            <text:p>1683.914307</text:p>
          </table:table-cell>
          <table:table-cell table:number-columns-repeated="13"/>
        </table:table-row>
        <table:table-row table:style-name="ro1">
          <table:table-cell office:value-type="float" office:value="1617.573975" calcext:value-type="float">
            <text:p>1617.573975</text:p>
          </table:table-cell>
          <table:table-cell office:value-type="float" office:value="1674.790405" calcext:value-type="float">
            <text:p>1674.790405</text:p>
          </table:table-cell>
          <table:table-cell office:value-type="float" office:value="1617.830566" calcext:value-type="float">
            <text:p>1617.830566</text:p>
          </table:table-cell>
          <table:table-cell office:value-type="float" office:value="1672.35022" calcext:value-type="float">
            <text:p>1672.35022</text:p>
          </table:table-cell>
          <table:table-cell table:number-columns-repeated="13"/>
        </table:table-row>
        <table:table-row table:style-name="ro1">
          <table:table-cell office:value-type="float" office:value="1608.396729" calcext:value-type="float">
            <text:p>1608.396729</text:p>
          </table:table-cell>
          <table:table-cell office:value-type="float" office:value="1671.274902" calcext:value-type="float">
            <text:p>1671.274902</text:p>
          </table:table-cell>
          <table:table-cell office:value-type="float" office:value="1613.766724" calcext:value-type="float">
            <text:p>1613.766724</text:p>
          </table:table-cell>
          <table:table-cell office:value-type="float" office:value="1672.116333" calcext:value-type="float">
            <text:p>1672.116333</text:p>
          </table:table-cell>
          <table:table-cell table:number-columns-repeated="13"/>
        </table:table-row>
        <table:table-row table:style-name="ro1">
          <table:table-cell office:value-type="float" office:value="1604.75061" calcext:value-type="float">
            <text:p>1604.75061</text:p>
          </table:table-cell>
          <table:table-cell office:value-type="float" office:value="1660.431641" calcext:value-type="float">
            <text:p>1660.431641</text:p>
          </table:table-cell>
          <table:table-cell office:value-type="float" office:value="1608.681885" calcext:value-type="float">
            <text:p>1608.681885</text:p>
          </table:table-cell>
          <table:table-cell office:value-type="float" office:value="1659.745361" calcext:value-type="float">
            <text:p>1659.745361</text:p>
          </table:table-cell>
          <table:table-cell table:number-columns-repeated="13"/>
        </table:table-row>
        <table:table-row table:style-name="ro1">
          <table:table-cell office:value-type="float" office:value="1593.539307" calcext:value-type="float">
            <text:p>1593.539307</text:p>
          </table:table-cell>
          <table:table-cell office:value-type="float" office:value="1664.362183" calcext:value-type="float">
            <text:p>1664.362183</text:p>
          </table:table-cell>
          <table:table-cell office:value-type="float" office:value="1603.972046" calcext:value-type="float">
            <text:p>1603.972046</text:p>
          </table:table-cell>
          <table:table-cell office:value-type="float" office:value="1651.171143" calcext:value-type="float">
            <text:p>1651.171143</text:p>
          </table:table-cell>
          <table:table-cell table:number-columns-repeated="13"/>
        </table:table-row>
        <table:table-row table:style-name="ro1">
          <table:table-cell office:value-type="float" office:value="1603.040527" calcext:value-type="float">
            <text:p>1603.040527</text:p>
          </table:table-cell>
          <table:table-cell office:value-type="float" office:value="1645.977661" calcext:value-type="float">
            <text:p>1645.977661</text:p>
          </table:table-cell>
          <table:table-cell office:value-type="float" office:value="1599.305054" calcext:value-type="float">
            <text:p>1599.305054</text:p>
          </table:table-cell>
          <table:table-cell office:value-type="float" office:value="1647.569214" calcext:value-type="float">
            <text:p>1647.569214</text:p>
          </table:table-cell>
          <table:table-cell table:number-columns-repeated="13"/>
        </table:table-row>
        <table:table-row table:style-name="ro1">
          <table:table-cell office:value-type="float" office:value="1592.550781" calcext:value-type="float">
            <text:p>1592.550781</text:p>
          </table:table-cell>
          <table:table-cell office:value-type="float" office:value="1644.588623" calcext:value-type="float">
            <text:p>1644.588623</text:p>
          </table:table-cell>
          <table:table-cell office:value-type="float" office:value="1596.105103" calcext:value-type="float">
            <text:p>1596.105103</text:p>
          </table:table-cell>
          <table:table-cell office:value-type="float" office:value="1644.883423" calcext:value-type="float">
            <text:p>1644.883423</text:p>
          </table:table-cell>
          <table:table-cell table:number-columns-repeated="13"/>
        </table:table-row>
        <table:table-row table:style-name="ro1">
          <table:table-cell office:value-type="float" office:value="1587.830688" calcext:value-type="float">
            <text:p>1587.830688</text:p>
          </table:table-cell>
          <table:table-cell office:value-type="float" office:value="1642.106079" calcext:value-type="float">
            <text:p>1642.106079</text:p>
          </table:table-cell>
          <table:table-cell office:value-type="float" office:value="1586.57019" calcext:value-type="float">
            <text:p>1586.57019</text:p>
          </table:table-cell>
          <table:table-cell office:value-type="float" office:value="1640.106812" calcext:value-type="float">
            <text:p>1640.106812</text:p>
          </table:table-cell>
          <table:table-cell table:number-columns-repeated="13"/>
        </table:table-row>
        <table:table-row table:style-name="ro1">
          <table:table-cell office:value-type="float" office:value="1586.064819" calcext:value-type="float">
            <text:p>1586.064819</text:p>
          </table:table-cell>
          <table:table-cell office:value-type="float" office:value="1636.671875" calcext:value-type="float">
            <text:p>1636.671875</text:p>
          </table:table-cell>
          <table:table-cell office:value-type="float" office:value="1592.036865" calcext:value-type="float">
            <text:p>1592.036865</text:p>
          </table:table-cell>
          <table:table-cell office:value-type="float" office:value="1630.106201" calcext:value-type="float">
            <text:p>1630.106201</text:p>
          </table:table-cell>
          <table:table-cell table:number-columns-repeated="13"/>
        </table:table-row>
        <table:table-row table:style-name="ro1">
          <table:table-cell office:value-type="float" office:value="1587.156372" calcext:value-type="float">
            <text:p>1587.156372</text:p>
          </table:table-cell>
          <table:table-cell office:value-type="float" office:value="1623.990723" calcext:value-type="float">
            <text:p>1623.990723</text:p>
          </table:table-cell>
          <table:table-cell office:value-type="float" office:value="1582.540039" calcext:value-type="float">
            <text:p>1582.540039</text:p>
          </table:table-cell>
          <table:table-cell office:value-type="float" office:value="1622.209473" calcext:value-type="float">
            <text:p>1622.209473</text:p>
          </table:table-cell>
          <table:table-cell table:number-columns-repeated="13"/>
        </table:table-row>
        <table:table-row table:style-name="ro1">
          <table:table-cell office:value-type="float" office:value="1579.055054" calcext:value-type="float">
            <text:p>1579.055054</text:p>
          </table:table-cell>
          <table:table-cell office:value-type="float" office:value="1626.520142" calcext:value-type="float">
            <text:p>1626.520142</text:p>
          </table:table-cell>
          <table:table-cell office:value-type="float" office:value="1586.896973" calcext:value-type="float">
            <text:p>1586.896973</text:p>
          </table:table-cell>
          <table:table-cell office:value-type="float" office:value="1622.945557" calcext:value-type="float">
            <text:p>1622.945557</text:p>
          </table:table-cell>
          <table:table-cell table:number-columns-repeated="13"/>
        </table:table-row>
        <table:table-row table:style-name="ro1">
          <table:table-cell office:value-type="float" office:value="1582.85144" calcext:value-type="float">
            <text:p>1582.85144</text:p>
          </table:table-cell>
          <table:table-cell office:value-type="float" office:value="1619.251587" calcext:value-type="float">
            <text:p>1619.251587</text:p>
          </table:table-cell>
          <table:table-cell office:value-type="float" office:value="1582.833618" calcext:value-type="float">
            <text:p>1582.833618</text:p>
          </table:table-cell>
          <table:table-cell office:value-type="float" office:value="1616.925903" calcext:value-type="float">
            <text:p>1616.925903</text:p>
          </table:table-cell>
          <table:table-cell table:number-columns-repeated="13"/>
        </table:table-row>
        <table:table-row table:style-name="ro1">
          <table:table-cell office:value-type="float" office:value="1574.104492" calcext:value-type="float">
            <text:p>1574.104492</text:p>
          </table:table-cell>
          <table:table-cell office:value-type="float" office:value="1615.515015" calcext:value-type="float">
            <text:p>1615.515015</text:p>
          </table:table-cell>
          <table:table-cell office:value-type="float" office:value="1577.362183" calcext:value-type="float">
            <text:p>1577.362183</text:p>
          </table:table-cell>
          <table:table-cell office:value-type="float" office:value="1612.325073" calcext:value-type="float">
            <text:p>1612.325073</text:p>
          </table:table-cell>
          <table:table-cell table:number-columns-repeated="13"/>
        </table:table-row>
        <table:table-row table:style-name="ro1">
          <table:table-cell office:value-type="float" office:value="1581.939819" calcext:value-type="float">
            <text:p>1581.939819</text:p>
          </table:table-cell>
          <table:table-cell office:value-type="float" office:value="1609.972412" calcext:value-type="float">
            <text:p>1609.972412</text:p>
          </table:table-cell>
          <table:table-cell office:value-type="float" office:value="1581.057739" calcext:value-type="float">
            <text:p>1581.057739</text:p>
          </table:table-cell>
          <table:table-cell office:value-type="float" office:value="1610.145996" calcext:value-type="float">
            <text:p>1610.145996</text:p>
          </table:table-cell>
          <table:table-cell table:number-columns-repeated="13"/>
        </table:table-row>
        <table:table-row table:style-name="ro1">
          <table:table-cell office:value-type="float" office:value="1569.610596" calcext:value-type="float">
            <text:p>1569.610596</text:p>
          </table:table-cell>
          <table:table-cell office:value-type="float" office:value="1612.131592" calcext:value-type="float">
            <text:p>1612.131592</text:p>
          </table:table-cell>
          <table:table-cell office:value-type="float" office:value="1576.795166" calcext:value-type="float">
            <text:p>1576.795166</text:p>
          </table:table-cell>
          <table:table-cell office:value-type="float" office:value="1607.144043" calcext:value-type="float">
            <text:p>1607.144043</text:p>
          </table:table-cell>
          <table:table-cell table:number-columns-repeated="13"/>
        </table:table-row>
        <table:table-row table:style-name="ro1">
          <table:table-cell office:value-type="float" office:value="1577.650513" calcext:value-type="float">
            <text:p>1577.650513</text:p>
          </table:table-cell>
          <table:table-cell office:value-type="float" office:value="1602.818481" calcext:value-type="float">
            <text:p>1602.818481</text:p>
          </table:table-cell>
          <table:table-cell office:value-type="float" office:value="1574.771973" calcext:value-type="float">
            <text:p>1574.771973</text:p>
          </table:table-cell>
          <table:table-cell office:value-type="float" office:value="1602.246582" calcext:value-type="float">
            <text:p>1602.246582</text:p>
          </table:table-cell>
          <table:table-cell table:number-columns-repeated="13"/>
        </table:table-row>
        <table:table-row table:style-name="ro1">
          <table:table-cell office:value-type="float" office:value="1575.353516" calcext:value-type="float">
            <text:p>1575.353516</text:p>
          </table:table-cell>
          <table:table-cell office:value-type="float" office:value="1597.596924" calcext:value-type="float">
            <text:p>1597.596924</text:p>
          </table:table-cell>
          <table:table-cell office:value-type="float" office:value="1573.176392" calcext:value-type="float">
            <text:p>1573.176392</text:p>
          </table:table-cell>
          <table:table-cell office:value-type="float" office:value="1597.463623" calcext:value-type="float">
            <text:p>1597.463623</text:p>
          </table:table-cell>
          <table:table-cell table:number-columns-repeated="13"/>
        </table:table-row>
        <table:table-row table:style-name="ro1">
          <table:table-cell office:value-type="float" office:value="1576.577515" calcext:value-type="float">
            <text:p>1576.577515</text:p>
          </table:table-cell>
          <table:table-cell office:value-type="float" office:value="1596.332275" calcext:value-type="float">
            <text:p>1596.332275</text:p>
          </table:table-cell>
          <table:table-cell office:value-type="float" office:value="1578.376343" calcext:value-type="float">
            <text:p>1578.376343</text:p>
          </table:table-cell>
          <table:table-cell office:value-type="float" office:value="1594.574097" calcext:value-type="float">
            <text:p>1594.574097</text:p>
          </table:table-cell>
          <table:table-cell table:number-columns-repeated="13"/>
        </table:table-row>
        <table:table-row table:style-name="ro1">
          <table:table-cell office:value-type="float" office:value="1573.146973" calcext:value-type="float">
            <text:p>1573.146973</text:p>
          </table:table-cell>
          <table:table-cell office:value-type="float" office:value="1596.500244" calcext:value-type="float">
            <text:p>1596.500244</text:p>
          </table:table-cell>
          <table:table-cell office:value-type="float" office:value="1574.89624" calcext:value-type="float">
            <text:p>1574.89624</text:p>
          </table:table-cell>
          <table:table-cell office:value-type="float" office:value="1592.224243" calcext:value-type="float">
            <text:p>1592.224243</text:p>
          </table:table-cell>
          <table:table-cell table:number-columns-repeated="13"/>
        </table:table-row>
        <table:table-row table:style-name="ro1">
          <table:table-cell office:value-type="float" office:value="1573.423828" calcext:value-type="float">
            <text:p>1573.423828</text:p>
          </table:table-cell>
          <table:table-cell office:value-type="float" office:value="1593.508667" calcext:value-type="float">
            <text:p>1593.508667</text:p>
          </table:table-cell>
          <table:table-cell office:value-type="float" office:value="1570.925049" calcext:value-type="float">
            <text:p>1570.925049</text:p>
          </table:table-cell>
          <table:table-cell office:value-type="float" office:value="1588.719238" calcext:value-type="float">
            <text:p>1588.719238</text:p>
          </table:table-cell>
          <table:table-cell table:number-columns-repeated="13"/>
        </table:table-row>
        <table:table-row table:style-name="ro1">
          <table:table-cell office:value-type="float" office:value="1572.541992" calcext:value-type="float">
            <text:p>1572.541992</text:p>
          </table:table-cell>
          <table:table-cell office:value-type="float" office:value="1595.207397" calcext:value-type="float">
            <text:p>1595.207397</text:p>
          </table:table-cell>
          <table:table-cell office:value-type="float" office:value="1571.948486" calcext:value-type="float">
            <text:p>1571.948486</text:p>
          </table:table-cell>
          <table:table-cell office:value-type="float" office:value="1590.325317" calcext:value-type="float">
            <text:p>1590.325317</text:p>
          </table:table-cell>
          <table:table-cell table:number-columns-repeated="13"/>
        </table:table-row>
        <table:table-row table:style-name="ro1">
          <table:table-cell office:value-type="float" office:value="1570.037842" calcext:value-type="float">
            <text:p>1570.037842</text:p>
          </table:table-cell>
          <table:table-cell office:value-type="float" office:value="1590.785522" calcext:value-type="float">
            <text:p>1590.785522</text:p>
          </table:table-cell>
          <table:table-cell office:value-type="float" office:value="1570.661377" calcext:value-type="float">
            <text:p>1570.661377</text:p>
          </table:table-cell>
          <table:table-cell office:value-type="float" office:value="1588.353882" calcext:value-type="float">
            <text:p>1588.353882</text:p>
          </table:table-cell>
          <table:table-cell table:number-columns-repeated="13"/>
        </table:table-row>
        <table:table-row table:style-name="ro1">
          <table:table-cell office:value-type="float" office:value="1568.664062" calcext:value-type="float">
            <text:p>1568.664062</text:p>
          </table:table-cell>
          <table:table-cell office:value-type="float" office:value="1587.540894" calcext:value-type="float">
            <text:p>1587.540894</text:p>
          </table:table-cell>
          <table:table-cell office:value-type="float" office:value="1567.429077" calcext:value-type="float">
            <text:p>1567.429077</text:p>
          </table:table-cell>
          <table:table-cell office:value-type="float" office:value="1582.892212" calcext:value-type="float">
            <text:p>1582.892212</text:p>
          </table:table-cell>
          <table:table-cell table:number-columns-repeated="13"/>
        </table:table-row>
        <table:table-row table:style-name="ro1">
          <table:table-cell office:value-type="float" office:value="1588.711914" calcext:value-type="float">
            <text:p>1588.711914</text:p>
          </table:table-cell>
          <table:table-cell office:value-type="float" office:value="1614.271606" calcext:value-type="float">
            <text:p>1614.271606</text:p>
          </table:table-cell>
          <table:table-cell office:value-type="float" office:value="1556.429688" calcext:value-type="float">
            <text:p>1556.429688</text:p>
          </table:table-cell>
          <table:table-cell office:value-type="float" office:value="1544.648804" calcext:value-type="float">
            <text:p>1544.648804</text:p>
          </table:table-cell>
          <table:table-cell table:number-columns-repeated="13"/>
        </table:table-row>
        <table:table-row table:style-name="ro1">
          <table:table-cell office:value-type="float" office:value="1597.400635" calcext:value-type="float">
            <text:p>1597.400635</text:p>
          </table:table-cell>
          <table:table-cell office:value-type="float" office:value="1651.544067" calcext:value-type="float">
            <text:p>1651.544067</text:p>
          </table:table-cell>
          <table:table-cell office:value-type="float" office:value="1525.425415" calcext:value-type="float">
            <text:p>1525.425415</text:p>
          </table:table-cell>
          <table:table-cell office:value-type="float" office:value="1525.754517" calcext:value-type="float">
            <text:p>1525.754517</text:p>
          </table:table-cell>
          <table:table-cell table:number-columns-repeated="13"/>
        </table:table-row>
        <table:table-row table:style-name="ro1">
          <table:table-cell office:value-type="float" office:value="1612.312256" calcext:value-type="float">
            <text:p>1612.312256</text:p>
          </table:table-cell>
          <table:table-cell office:value-type="float" office:value="1652.35437" calcext:value-type="float">
            <text:p>1652.35437</text:p>
          </table:table-cell>
          <table:table-cell office:value-type="float" office:value="1535.251343" calcext:value-type="float">
            <text:p>1535.251343</text:p>
          </table:table-cell>
          <table:table-cell office:value-type="float" office:value="1545.9729" calcext:value-type="float">
            <text:p>1545.9729</text:p>
          </table:table-cell>
          <table:table-cell table:number-columns-repeated="13"/>
        </table:table-row>
        <table:table-row table:style-name="ro1">
          <table:table-cell office:value-type="float" office:value="1648.616211" calcext:value-type="float">
            <text:p>1648.616211</text:p>
          </table:table-cell>
          <table:table-cell office:value-type="float" office:value="1678.518799" calcext:value-type="float">
            <text:p>1678.518799</text:p>
          </table:table-cell>
          <table:table-cell office:value-type="float" office:value="1551.380005" calcext:value-type="float">
            <text:p>1551.380005</text:p>
          </table:table-cell>
          <table:table-cell office:value-type="float" office:value="1562.25415" calcext:value-type="float">
            <text:p>1562.25415</text:p>
          </table:table-cell>
          <table:table-cell table:number-columns-repeated="13"/>
        </table:table-row>
        <table:table-row table:style-name="ro1">
          <table:table-cell office:value-type="float" office:value="1657.808716" calcext:value-type="float">
            <text:p>1657.808716</text:p>
          </table:table-cell>
          <table:table-cell office:value-type="float" office:value="1608.420044" calcext:value-type="float">
            <text:p>1608.420044</text:p>
          </table:table-cell>
          <table:table-cell office:value-type="float" office:value="1597.767334" calcext:value-type="float">
            <text:p>1597.767334</text:p>
          </table:table-cell>
          <table:table-cell office:value-type="float" office:value="1576.111572" calcext:value-type="float">
            <text:p>1576.111572</text:p>
          </table:table-cell>
          <table:table-cell table:number-columns-repeated="13"/>
        </table:table-row>
        <table:table-row table:style-name="ro1">
          <table:table-cell office:value-type="float" office:value="1599.159058" calcext:value-type="float">
            <text:p>1599.159058</text:p>
          </table:table-cell>
          <table:table-cell office:value-type="float" office:value="1733.981934" calcext:value-type="float">
            <text:p>1733.981934</text:p>
          </table:table-cell>
          <table:table-cell office:value-type="float" office:value="1579.967529" calcext:value-type="float">
            <text:p>1579.967529</text:p>
          </table:table-cell>
          <table:table-cell office:value-type="float" office:value="1609.284424" calcext:value-type="float">
            <text:p>1609.284424</text:p>
          </table:table-cell>
          <table:table-cell table:number-columns-repeated="13"/>
        </table:table-row>
        <table:table-row table:style-name="ro1">
          <table:table-cell office:value-type="float" office:value="1640.064331" calcext:value-type="float">
            <text:p>1640.064331</text:p>
          </table:table-cell>
          <table:table-cell office:value-type="float" office:value="1687.61731" calcext:value-type="float">
            <text:p>1687.61731</text:p>
          </table:table-cell>
          <table:table-cell office:value-type="float" office:value="1598.178467" calcext:value-type="float">
            <text:p>1598.178467</text:p>
          </table:table-cell>
          <table:table-cell office:value-type="float" office:value="1607.387939" calcext:value-type="float">
            <text:p>1607.387939</text:p>
          </table:table-cell>
          <table:table-cell table:number-columns-repeated="13"/>
        </table:table-row>
        <table:table-row table:style-name="ro1">
          <table:table-cell office:value-type="float" office:value="1655.736084" calcext:value-type="float">
            <text:p>1655.736084</text:p>
          </table:table-cell>
          <table:table-cell office:value-type="float" office:value="1683.395508" calcext:value-type="float">
            <text:p>1683.395508</text:p>
          </table:table-cell>
          <table:table-cell office:value-type="float" office:value="1615.944458" calcext:value-type="float">
            <text:p>1615.944458</text:p>
          </table:table-cell>
          <table:table-cell office:value-type="float" office:value="1612.590454" calcext:value-type="float">
            <text:p>1612.590454</text:p>
          </table:table-cell>
          <table:table-cell table:number-columns-repeated="13"/>
        </table:table-row>
        <table:table-row table:style-name="ro1">
          <table:table-cell office:value-type="float" office:value="1654.813965" calcext:value-type="float">
            <text:p>1654.813965</text:p>
          </table:table-cell>
          <table:table-cell office:value-type="float" office:value="1712.752441" calcext:value-type="float">
            <text:p>1712.752441</text:p>
          </table:table-cell>
          <table:table-cell office:value-type="float" office:value="1620.843872" calcext:value-type="float">
            <text:p>1620.843872</text:p>
          </table:table-cell>
          <table:table-cell office:value-type="float" office:value="1640.171997" calcext:value-type="float">
            <text:p>1640.171997</text:p>
          </table:table-cell>
          <table:table-cell table:number-columns-repeated="13"/>
        </table:table-row>
        <table:table-row table:style-name="ro1">
          <table:table-cell office:value-type="float" office:value="1659.839966" calcext:value-type="float">
            <text:p>1659.839966</text:p>
          </table:table-cell>
          <table:table-cell office:value-type="float" office:value="1702.761841" calcext:value-type="float">
            <text:p>1702.761841</text:p>
          </table:table-cell>
          <table:table-cell office:value-type="float" office:value="1632.815674" calcext:value-type="float">
            <text:p>1632.815674</text:p>
          </table:table-cell>
          <table:table-cell office:value-type="float" office:value="1652.702148" calcext:value-type="float">
            <text:p>1652.702148</text:p>
          </table:table-cell>
          <table:table-cell table:number-columns-repeated="13"/>
        </table:table-row>
        <table:table-row table:style-name="ro1">
          <table:table-cell office:value-type="float" office:value="1634.846191" calcext:value-type="float">
            <text:p>1634.846191</text:p>
          </table:table-cell>
          <table:table-cell office:value-type="float" office:value="1680.773682" calcext:value-type="float">
            <text:p>1680.773682</text:p>
          </table:table-cell>
          <table:table-cell office:value-type="float" office:value="1661.105835" calcext:value-type="float">
            <text:p>1661.105835</text:p>
          </table:table-cell>
          <table:table-cell office:value-type="float" office:value="1682.937988" calcext:value-type="float">
            <text:p>1682.937988</text:p>
          </table:table-cell>
          <table:table-cell table:number-columns-repeated="13"/>
        </table:table-row>
        <table:table-row table:style-name="ro1">
          <table:table-cell office:value-type="float" office:value="1627.66748" calcext:value-type="float">
            <text:p>1627.66748</text:p>
          </table:table-cell>
          <table:table-cell office:value-type="float" office:value="1700.946655" calcext:value-type="float">
            <text:p>1700.946655</text:p>
          </table:table-cell>
          <table:table-cell office:value-type="float" office:value="1636.227783" calcext:value-type="float">
            <text:p>1636.227783</text:p>
          </table:table-cell>
          <table:table-cell office:value-type="float" office:value="1709.14209" calcext:value-type="float">
            <text:p>1709.14209</text:p>
          </table:table-cell>
          <table:table-cell table:number-columns-repeated="13"/>
        </table:table-row>
        <table:table-row table:style-name="ro1">
          <table:table-cell office:value-type="float" office:value="1628.724121" calcext:value-type="float">
            <text:p>1628.724121</text:p>
          </table:table-cell>
          <table:table-cell office:value-type="float" office:value="1690.700806" calcext:value-type="float">
            <text:p>1690.700806</text:p>
          </table:table-cell>
          <table:table-cell office:value-type="float" office:value="1633.94458" calcext:value-type="float">
            <text:p>1633.94458</text:p>
          </table:table-cell>
          <table:table-cell office:value-type="float" office:value="1701.704956" calcext:value-type="float">
            <text:p>1701.704956</text:p>
          </table:table-cell>
          <table:table-cell table:number-columns-repeated="13"/>
        </table:table-row>
        <table:table-row table:style-name="ro1">
          <table:table-cell office:value-type="float" office:value="1633.764282" calcext:value-type="float">
            <text:p>1633.764282</text:p>
          </table:table-cell>
          <table:table-cell office:value-type="float" office:value="1692.371338" calcext:value-type="float">
            <text:p>1692.371338</text:p>
          </table:table-cell>
          <table:table-cell office:value-type="float" office:value="1643.519531" calcext:value-type="float">
            <text:p>1643.519531</text:p>
          </table:table-cell>
          <table:table-cell office:value-type="float" office:value="1699.130127" calcext:value-type="float">
            <text:p>1699.130127</text:p>
          </table:table-cell>
          <table:table-cell table:number-columns-repeated="13"/>
        </table:table-row>
        <table:table-row table:style-name="ro1">
          <table:table-cell office:value-type="float" office:value="1631.094604" calcext:value-type="float">
            <text:p>1631.094604</text:p>
          </table:table-cell>
          <table:table-cell office:value-type="float" office:value="1699.431763" calcext:value-type="float">
            <text:p>1699.431763</text:p>
          </table:table-cell>
          <table:table-cell office:value-type="float" office:value="1645.263428" calcext:value-type="float">
            <text:p>1645.263428</text:p>
          </table:table-cell>
          <table:table-cell office:value-type="float" office:value="1693.136597" calcext:value-type="float">
            <text:p>1693.136597</text:p>
          </table:table-cell>
          <table:table-cell table:number-columns-repeated="13"/>
        </table:table-row>
        <table:table-row table:style-name="ro1">
          <table:table-cell office:value-type="float" office:value="1635.37146" calcext:value-type="float">
            <text:p>1635.37146</text:p>
          </table:table-cell>
          <table:table-cell office:value-type="float" office:value="1702.211914" calcext:value-type="float">
            <text:p>1702.211914</text:p>
          </table:table-cell>
          <table:table-cell office:value-type="float" office:value="1638.118286" calcext:value-type="float">
            <text:p>1638.118286</text:p>
          </table:table-cell>
          <table:table-cell office:value-type="float" office:value="1697.810669" calcext:value-type="float">
            <text:p>1697.810669</text:p>
          </table:table-cell>
          <table:table-cell table:number-columns-repeated="13"/>
        </table:table-row>
        <table:table-row table:style-name="ro1">
          <table:table-cell office:value-type="float" office:value="1637.27478" calcext:value-type="float">
            <text:p>1637.27478</text:p>
          </table:table-cell>
          <table:table-cell office:value-type="float" office:value="1697.128784" calcext:value-type="float">
            <text:p>1697.128784</text:p>
          </table:table-cell>
          <table:table-cell office:value-type="float" office:value="1640.416138" calcext:value-type="float">
            <text:p>1640.416138</text:p>
          </table:table-cell>
          <table:table-cell office:value-type="float" office:value="1699.233398" calcext:value-type="float">
            <text:p>1699.233398</text:p>
          </table:table-cell>
          <table:table-cell table:number-columns-repeated="13"/>
        </table:table-row>
        <table:table-row table:style-name="ro1">
          <table:table-cell office:value-type="float" office:value="1639.897583" calcext:value-type="float">
            <text:p>1639.897583</text:p>
          </table:table-cell>
          <table:table-cell office:value-type="float" office:value="1698.037354" calcext:value-type="float">
            <text:p>1698.037354</text:p>
          </table:table-cell>
          <table:table-cell office:value-type="float" office:value="1644.891602" calcext:value-type="float">
            <text:p>1644.891602</text:p>
          </table:table-cell>
          <table:table-cell office:value-type="float" office:value="1699.308594" calcext:value-type="float">
            <text:p>1699.308594</text:p>
          </table:table-cell>
          <table:table-cell table:number-columns-repeated="13"/>
        </table:table-row>
        <table:table-row table:style-name="ro1">
          <table:table-cell office:value-type="float" office:value="1634.233032" calcext:value-type="float">
            <text:p>1634.233032</text:p>
          </table:table-cell>
          <table:table-cell office:value-type="float" office:value="1703.55957" calcext:value-type="float">
            <text:p>1703.55957</text:p>
          </table:table-cell>
          <table:table-cell office:value-type="float" office:value="1640.381836" calcext:value-type="float">
            <text:p>1640.381836</text:p>
          </table:table-cell>
          <table:table-cell office:value-type="float" office:value="1700.988525" calcext:value-type="float">
            <text:p>1700.988525</text:p>
          </table:table-cell>
          <table:table-cell table:number-columns-repeated="13"/>
        </table:table-row>
        <table:table-row table:style-name="ro1">
          <table:table-cell office:value-type="float" office:value="1638.187744" calcext:value-type="float">
            <text:p>1638.187744</text:p>
          </table:table-cell>
          <table:table-cell office:value-type="float" office:value="1700.230957" calcext:value-type="float">
            <text:p>1700.230957</text:p>
          </table:table-cell>
          <table:table-cell office:value-type="float" office:value="1639.840576" calcext:value-type="float">
            <text:p>1639.840576</text:p>
          </table:table-cell>
          <table:table-cell office:value-type="float" office:value="1701.166504" calcext:value-type="float">
            <text:p>1701.166504</text:p>
          </table:table-cell>
          <table:table-cell table:number-columns-repeated="13"/>
        </table:table-row>
        <table:table-row table:style-name="ro1">
          <table:table-cell office:value-type="float" office:value="1638.621704" calcext:value-type="float">
            <text:p>1638.621704</text:p>
          </table:table-cell>
          <table:table-cell office:value-type="float" office:value="1702.059937" calcext:value-type="float">
            <text:p>1702.059937</text:p>
          </table:table-cell>
          <table:table-cell office:value-type="float" office:value="1643.454956" calcext:value-type="float">
            <text:p>1643.454956</text:p>
          </table:table-cell>
          <table:table-cell office:value-type="float" office:value="1699.347412" calcext:value-type="float">
            <text:p>1699.347412</text:p>
          </table:table-cell>
          <table:table-cell table:number-columns-repeated="13"/>
        </table:table-row>
        <table:table-row table:style-name="ro1">
          <table:table-cell office:value-type="float" office:value="1641.814331" calcext:value-type="float">
            <text:p>1641.814331</text:p>
          </table:table-cell>
          <table:table-cell office:value-type="float" office:value="1701.672607" calcext:value-type="float">
            <text:p>1701.672607</text:p>
          </table:table-cell>
          <table:table-cell office:value-type="float" office:value="1641.31897" calcext:value-type="float">
            <text:p>1641.31897</text:p>
          </table:table-cell>
          <table:table-cell office:value-type="float" office:value="1703.398926" calcext:value-type="float">
            <text:p>1703.398926</text:p>
          </table:table-cell>
          <table:table-cell table:number-columns-repeated="13"/>
        </table:table-row>
        <table:table-row table:style-name="ro1">
          <table:table-cell office:value-type="float" office:value="1638.998291" calcext:value-type="float">
            <text:p>1638.998291</text:p>
          </table:table-cell>
          <table:table-cell office:value-type="float" office:value="1701.747925" calcext:value-type="float">
            <text:p>1701.747925</text:p>
          </table:table-cell>
          <table:table-cell office:value-type="float" office:value="1643.190552" calcext:value-type="float">
            <text:p>1643.190552</text:p>
          </table:table-cell>
          <table:table-cell office:value-type="float" office:value="1703.346802" calcext:value-type="float">
            <text:p>1703.346802</text:p>
          </table:table-cell>
          <table:table-cell table:number-columns-repeated="13"/>
        </table:table-row>
        <table:table-row table:style-name="ro1">
          <table:table-cell office:value-type="float" office:value="1635.056519" calcext:value-type="float">
            <text:p>1635.056519</text:p>
          </table:table-cell>
          <table:table-cell office:value-type="float" office:value="1704.422485" calcext:value-type="float">
            <text:p>1704.422485</text:p>
          </table:table-cell>
          <table:table-cell office:value-type="float" office:value="1643.839355" calcext:value-type="float">
            <text:p>1643.839355</text:p>
          </table:table-cell>
          <table:table-cell office:value-type="float" office:value="1703.996704" calcext:value-type="float">
            <text:p>1703.996704</text:p>
          </table:table-cell>
          <table:table-cell table:number-columns-repeated="13"/>
        </table:table-row>
        <table:table-row table:style-name="ro1">
          <table:table-cell office:value-type="float" office:value="1639.871826" calcext:value-type="float">
            <text:p>1639.871826</text:p>
          </table:table-cell>
          <table:table-cell office:value-type="float" office:value="1706.008301" calcext:value-type="float">
            <text:p>1706.008301</text:p>
          </table:table-cell>
          <table:table-cell office:value-type="float" office:value="1643.865723" calcext:value-type="float">
            <text:p>1643.865723</text:p>
          </table:table-cell>
          <table:table-cell office:value-type="float" office:value="1701.509033" calcext:value-type="float">
            <text:p>1701.509033</text:p>
          </table:table-cell>
          <table:table-cell table:number-columns-repeated="13"/>
        </table:table-row>
        <table:table-row table:style-name="ro1">
          <table:table-cell office:value-type="float" office:value="1636.645508" calcext:value-type="float">
            <text:p>1636.645508</text:p>
          </table:table-cell>
          <table:table-cell office:value-type="float" office:value="1706.187256" calcext:value-type="float">
            <text:p>1706.187256</text:p>
          </table:table-cell>
          <table:table-cell office:value-type="float" office:value="1643.285156" calcext:value-type="float">
            <text:p>1643.285156</text:p>
          </table:table-cell>
          <table:table-cell office:value-type="float" office:value="1702.417114" calcext:value-type="float">
            <text:p>1702.417114</text:p>
          </table:table-cell>
          <table:table-cell table:number-columns-repeated="13"/>
        </table:table-row>
        <table:table-row table:style-name="ro1">
          <table:table-cell office:value-type="float" office:value="1641.215698" calcext:value-type="float">
            <text:p>1641.215698</text:p>
          </table:table-cell>
          <table:table-cell office:value-type="float" office:value="1707.925415" calcext:value-type="float">
            <text:p>1707.925415</text:p>
          </table:table-cell>
          <table:table-cell office:value-type="float" office:value="1643.056763" calcext:value-type="float">
            <text:p>1643.056763</text:p>
          </table:table-cell>
          <table:table-cell office:value-type="float" office:value="1706.146973" calcext:value-type="float">
            <text:p>1706.146973</text:p>
          </table:table-cell>
          <table:table-cell table:number-columns-repeated="13"/>
        </table:table-row>
        <table:table-row table:style-name="ro1">
          <table:table-cell office:value-type="float" office:value="1636.454712" calcext:value-type="float">
            <text:p>1636.454712</text:p>
          </table:table-cell>
          <table:table-cell office:value-type="float" office:value="1708.770142" calcext:value-type="float">
            <text:p>1708.770142</text:p>
          </table:table-cell>
          <table:table-cell office:value-type="float" office:value="1643.198975" calcext:value-type="float">
            <text:p>1643.198975</text:p>
          </table:table-cell>
          <table:table-cell office:value-type="float" office:value="1705.841919" calcext:value-type="float">
            <text:p>1705.841919</text:p>
          </table:table-cell>
          <table:table-cell table:number-columns-repeated="13"/>
        </table:table-row>
        <table:table-row table:style-name="ro1">
          <table:table-cell office:value-type="float" office:value="1638.522461" calcext:value-type="float">
            <text:p>1638.522461</text:p>
          </table:table-cell>
          <table:table-cell office:value-type="float" office:value="1708.040283" calcext:value-type="float">
            <text:p>1708.040283</text:p>
          </table:table-cell>
          <table:table-cell office:value-type="float" office:value="1643.782471" calcext:value-type="float">
            <text:p>1643.782471</text:p>
          </table:table-cell>
          <table:table-cell office:value-type="float" office:value="1704.166504" calcext:value-type="float">
            <text:p>1704.166504</text:p>
          </table:table-cell>
          <table:table-cell table:number-columns-repeated="13"/>
        </table:table-row>
        <table:table-row table:style-name="ro1">
          <table:table-cell office:value-type="float" office:value="1639.030762" calcext:value-type="float">
            <text:p>1639.030762</text:p>
          </table:table-cell>
          <table:table-cell office:value-type="float" office:value="1704.995483" calcext:value-type="float">
            <text:p>1704.995483</text:p>
          </table:table-cell>
          <table:table-cell office:value-type="float" office:value="1643.324341" calcext:value-type="float">
            <text:p>1643.324341</text:p>
          </table:table-cell>
          <table:table-cell office:value-type="float" office:value="1706.032715" calcext:value-type="float">
            <text:p>1706.032715</text:p>
          </table:table-cell>
          <table:table-cell table:number-columns-repeated="13"/>
        </table:table-row>
        <table:table-row table:style-name="ro1">
          <table:table-cell office:value-type="float" office:value="1637.689819" calcext:value-type="float">
            <text:p>1637.689819</text:p>
          </table:table-cell>
          <table:table-cell office:value-type="float" office:value="1708.279663" calcext:value-type="float">
            <text:p>1708.279663</text:p>
          </table:table-cell>
          <table:table-cell office:value-type="float" office:value="1643.380615" calcext:value-type="float">
            <text:p>1643.380615</text:p>
          </table:table-cell>
          <table:table-cell office:value-type="float" office:value="1705.842529" calcext:value-type="float">
            <text:p>1705.842529</text:p>
          </table:table-cell>
          <table:table-cell table:number-columns-repeated="13"/>
        </table:table-row>
        <table:table-row table:style-name="ro1">
          <table:table-cell office:value-type="float" office:value="1641.437256" calcext:value-type="float">
            <text:p>1641.437256</text:p>
          </table:table-cell>
          <table:table-cell office:value-type="float" office:value="1708.859619" calcext:value-type="float">
            <text:p>1708.859619</text:p>
          </table:table-cell>
          <table:table-cell office:value-type="float" office:value="1648.096924" calcext:value-type="float">
            <text:p>1648.096924</text:p>
          </table:table-cell>
          <table:table-cell office:value-type="float" office:value="1704.666748" calcext:value-type="float">
            <text:p>1704.666748</text:p>
          </table:table-cell>
          <table:table-cell table:number-columns-repeated="13"/>
        </table:table-row>
        <table:table-row table:style-name="ro1">
          <table:table-cell office:value-type="float" office:value="1640.302246" calcext:value-type="float">
            <text:p>1640.302246</text:p>
          </table:table-cell>
          <table:table-cell office:value-type="float" office:value="1710.274902" calcext:value-type="float">
            <text:p>1710.274902</text:p>
          </table:table-cell>
          <table:table-cell office:value-type="float" office:value="1647.411621" calcext:value-type="float">
            <text:p>1647.411621</text:p>
          </table:table-cell>
          <table:table-cell office:value-type="float" office:value="1705.827759" calcext:value-type="float">
            <text:p>1705.827759</text:p>
          </table:table-cell>
          <table:table-cell table:number-columns-repeated="13"/>
        </table:table-row>
        <table:table-row table:style-name="ro1">
          <table:table-cell office:value-type="float" office:value="1643.234497" calcext:value-type="float">
            <text:p>1643.234497</text:p>
          </table:table-cell>
          <table:table-cell office:value-type="float" office:value="1712.557617" calcext:value-type="float">
            <text:p>1712.557617</text:p>
          </table:table-cell>
          <table:table-cell office:value-type="float" office:value="1647.270752" calcext:value-type="float">
            <text:p>1647.270752</text:p>
          </table:table-cell>
          <table:table-cell office:value-type="float" office:value="1709.290649" calcext:value-type="float">
            <text:p>1709.290649</text:p>
          </table:table-cell>
          <table:table-cell table:number-columns-repeated="13"/>
        </table:table-row>
        <table:table-row table:style-name="ro1">
          <table:table-cell office:value-type="float" office:value="1642.586792" calcext:value-type="float">
            <text:p>1642.586792</text:p>
          </table:table-cell>
          <table:table-cell office:value-type="float" office:value="1709.518555" calcext:value-type="float">
            <text:p>1709.518555</text:p>
          </table:table-cell>
          <table:table-cell office:value-type="float" office:value="1646.042114" calcext:value-type="float">
            <text:p>1646.042114</text:p>
          </table:table-cell>
          <table:table-cell office:value-type="float" office:value="1709.71582" calcext:value-type="float">
            <text:p>1709.71582</text:p>
          </table:table-cell>
          <table:table-cell table:number-columns-repeated="13"/>
        </table:table-row>
        <table:table-row table:style-name="ro1">
          <table:table-cell office:value-type="float" office:value="1641.846191" calcext:value-type="float">
            <text:p>1641.846191</text:p>
          </table:table-cell>
          <table:table-cell office:value-type="float" office:value="1711.555542" calcext:value-type="float">
            <text:p>1711.555542</text:p>
          </table:table-cell>
          <table:table-cell office:value-type="float" office:value="1649.288696" calcext:value-type="float">
            <text:p>1649.288696</text:p>
          </table:table-cell>
          <table:table-cell office:value-type="float" office:value="1705.356323" calcext:value-type="float">
            <text:p>1705.356323</text:p>
          </table:table-cell>
          <table:table-cell table:number-columns-repeated="13"/>
        </table:table-row>
        <table:table-row table:style-name="ro1">
          <table:table-cell office:value-type="float" office:value="1642.470825" calcext:value-type="float">
            <text:p>1642.470825</text:p>
          </table:table-cell>
          <table:table-cell office:value-type="float" office:value="1713.586548" calcext:value-type="float">
            <text:p>1713.586548</text:p>
          </table:table-cell>
          <table:table-cell office:value-type="float" office:value="1650.428223" calcext:value-type="float">
            <text:p>1650.428223</text:p>
          </table:table-cell>
          <table:table-cell office:value-type="float" office:value="1709.315186" calcext:value-type="float">
            <text:p>1709.315186</text:p>
          </table:table-cell>
          <table:table-cell table:number-columns-repeated="13"/>
        </table:table-row>
        <table:table-row table:style-name="ro1">
          <table:table-cell office:value-type="float" office:value="1640.406372" calcext:value-type="float">
            <text:p>1640.406372</text:p>
          </table:table-cell>
          <table:table-cell office:value-type="float" office:value="1714.809326" calcext:value-type="float">
            <text:p>1714.809326</text:p>
          </table:table-cell>
          <table:table-cell office:value-type="float" office:value="1647.066895" calcext:value-type="float">
            <text:p>1647.066895</text:p>
          </table:table-cell>
          <table:table-cell office:value-type="float" office:value="1708.898193" calcext:value-type="float">
            <text:p>1708.898193</text:p>
          </table:table-cell>
          <table:table-cell table:number-columns-repeated="13"/>
        </table:table-row>
        <table:table-row table:style-name="ro1">
          <table:table-cell office:value-type="float" office:value="1643.944946" calcext:value-type="float">
            <text:p>1643.944946</text:p>
          </table:table-cell>
          <table:table-cell office:value-type="float" office:value="1713.569458" calcext:value-type="float">
            <text:p>1713.569458</text:p>
          </table:table-cell>
          <table:table-cell office:value-type="float" office:value="1651.505005" calcext:value-type="float">
            <text:p>1651.505005</text:p>
          </table:table-cell>
          <table:table-cell office:value-type="float" office:value="1710.525635" calcext:value-type="float">
            <text:p>1710.525635</text:p>
          </table:table-cell>
          <table:table-cell table:number-columns-repeated="13"/>
        </table:table-row>
        <table:table-row table:style-name="ro1">
          <table:table-cell office:value-type="float" office:value="1644.220459" calcext:value-type="float">
            <text:p>1644.220459</text:p>
          </table:table-cell>
          <table:table-cell office:value-type="float" office:value="1714.613159" calcext:value-type="float">
            <text:p>1714.613159</text:p>
          </table:table-cell>
          <table:table-cell office:value-type="float" office:value="1652.411011" calcext:value-type="float">
            <text:p>1652.411011</text:p>
          </table:table-cell>
          <table:table-cell office:value-type="float" office:value="1708.32251" calcext:value-type="float">
            <text:p>1708.32251</text:p>
          </table:table-cell>
          <table:table-cell table:number-columns-repeated="13"/>
        </table:table-row>
        <table:table-row table:style-name="ro1">
          <table:table-cell office:value-type="float" office:value="1641.106812" calcext:value-type="float">
            <text:p>1641.106812</text:p>
          </table:table-cell>
          <table:table-cell office:value-type="float" office:value="1714.465942" calcext:value-type="float">
            <text:p>1714.465942</text:p>
          </table:table-cell>
          <table:table-cell office:value-type="float" office:value="1652.113281" calcext:value-type="float">
            <text:p>1652.113281</text:p>
          </table:table-cell>
          <table:table-cell office:value-type="float" office:value="1707.801758" calcext:value-type="float">
            <text:p>1707.801758</text:p>
          </table:table-cell>
          <table:table-cell table:number-columns-repeated="13"/>
        </table:table-row>
        <table:table-row table:style-name="ro1">
          <table:table-cell office:value-type="float" office:value="1641.688843" calcext:value-type="float">
            <text:p>1641.688843</text:p>
          </table:table-cell>
          <table:table-cell office:value-type="float" office:value="1716.81311" calcext:value-type="float">
            <text:p>1716.81311</text:p>
          </table:table-cell>
          <table:table-cell office:value-type="float" office:value="1648.679565" calcext:value-type="float">
            <text:p>1648.679565</text:p>
          </table:table-cell>
          <table:table-cell office:value-type="float" office:value="1714.043579" calcext:value-type="float">
            <text:p>1714.043579</text:p>
          </table:table-cell>
          <table:table-cell table:number-columns-repeated="13"/>
        </table:table-row>
        <table:table-row table:style-name="ro1">
          <table:table-cell office:value-type="float" office:value="1644.246826" calcext:value-type="float">
            <text:p>1644.246826</text:p>
          </table:table-cell>
          <table:table-cell office:value-type="float" office:value="1714.739502" calcext:value-type="float">
            <text:p>1714.739502</text:p>
          </table:table-cell>
          <table:table-cell office:value-type="float" office:value="1649.697388" calcext:value-type="float">
            <text:p>1649.697388</text:p>
          </table:table-cell>
          <table:table-cell office:value-type="float" office:value="1709.487915" calcext:value-type="float">
            <text:p>1709.487915</text:p>
          </table:table-cell>
          <table:table-cell table:number-columns-repeated="13"/>
        </table:table-row>
        <table:table-row table:style-name="ro1">
          <table:table-cell office:value-type="float" office:value="1642.863525" calcext:value-type="float">
            <text:p>1642.863525</text:p>
          </table:table-cell>
          <table:table-cell office:value-type="float" office:value="1713.675537" calcext:value-type="float">
            <text:p>1713.675537</text:p>
          </table:table-cell>
          <table:table-cell office:value-type="float" office:value="1650.36731" calcext:value-type="float">
            <text:p>1650.36731</text:p>
          </table:table-cell>
          <table:table-cell office:value-type="float" office:value="1712.4198" calcext:value-type="float">
            <text:p>1712.4198</text:p>
          </table:table-cell>
          <table:table-cell table:number-columns-repeated="13"/>
        </table:table-row>
        <table:table-row table:style-name="ro1">
          <table:table-cell office:value-type="float" office:value="1645.951294" calcext:value-type="float">
            <text:p>1645.951294</text:p>
          </table:table-cell>
          <table:table-cell office:value-type="float" office:value="1714.954102" calcext:value-type="float">
            <text:p>1714.954102</text:p>
          </table:table-cell>
          <table:table-cell office:value-type="float" office:value="1651.378296" calcext:value-type="float">
            <text:p>1651.378296</text:p>
          </table:table-cell>
          <table:table-cell office:value-type="float" office:value="1710.64624" calcext:value-type="float">
            <text:p>1710.64624</text:p>
          </table:table-cell>
          <table:table-cell table:number-columns-repeated="13"/>
        </table:table-row>
        <table:table-row table:style-name="ro1">
          <table:table-cell office:value-type="float" office:value="1643.13147" calcext:value-type="float">
            <text:p>1643.13147</text:p>
          </table:table-cell>
          <table:table-cell office:value-type="float" office:value="1714.636719" calcext:value-type="float">
            <text:p>1714.636719</text:p>
          </table:table-cell>
          <table:table-cell office:value-type="float" office:value="1650.14917" calcext:value-type="float">
            <text:p>1650.14917</text:p>
          </table:table-cell>
          <table:table-cell office:value-type="float" office:value="1712.944458" calcext:value-type="float">
            <text:p>1712.944458</text:p>
          </table:table-cell>
          <table:table-cell table:number-columns-repeated="13"/>
        </table:table-row>
        <table:table-row table:style-name="ro1">
          <table:table-cell office:value-type="float" office:value="1643.750244" calcext:value-type="float">
            <text:p>1643.750244</text:p>
          </table:table-cell>
          <table:table-cell office:value-type="float" office:value="1714.993408" calcext:value-type="float">
            <text:p>1714.993408</text:p>
          </table:table-cell>
          <table:table-cell office:value-type="float" office:value="1649.512939" calcext:value-type="float">
            <text:p>1649.512939</text:p>
          </table:table-cell>
          <table:table-cell office:value-type="float" office:value="1716.016357" calcext:value-type="float">
            <text:p>1716.016357</text:p>
          </table:table-cell>
          <table:table-cell table:number-columns-repeated="13"/>
        </table:table-row>
        <table:table-row table:style-name="ro1">
          <table:table-cell office:value-type="float" office:value="1644.134888" calcext:value-type="float">
            <text:p>1644.134888</text:p>
          </table:table-cell>
          <table:table-cell office:value-type="float" office:value="1715.833252" calcext:value-type="float">
            <text:p>1715.833252</text:p>
          </table:table-cell>
          <table:table-cell office:value-type="float" office:value="1652.351074" calcext:value-type="float">
            <text:p>1652.351074</text:p>
          </table:table-cell>
          <table:table-cell office:value-type="float" office:value="1712.458008" calcext:value-type="float">
            <text:p>1712.458008</text:p>
          </table:table-cell>
          <table:table-cell table:number-columns-repeated="13"/>
        </table:table-row>
        <table:table-row table:style-name="ro1">
          <table:table-cell office:value-type="float" office:value="1648.182861" calcext:value-type="float">
            <text:p>1648.182861</text:p>
          </table:table-cell>
          <table:table-cell office:value-type="float" office:value="1715.47998" calcext:value-type="float">
            <text:p>1715.47998</text:p>
          </table:table-cell>
          <table:table-cell office:value-type="float" office:value="1653.189697" calcext:value-type="float">
            <text:p>1653.189697</text:p>
          </table:table-cell>
          <table:table-cell office:value-type="float" office:value="1713.679443" calcext:value-type="float">
            <text:p>1713.679443</text:p>
          </table:table-cell>
          <table:table-cell table:number-columns-repeated="13"/>
        </table:table-row>
        <table:table-row table:style-name="ro1">
          <table:table-cell office:value-type="float" office:value="1644.40979" calcext:value-type="float">
            <text:p>1644.40979</text:p>
          </table:table-cell>
          <table:table-cell office:value-type="float" office:value="1716.973022" calcext:value-type="float">
            <text:p>1716.973022</text:p>
          </table:table-cell>
          <table:table-cell office:value-type="float" office:value="1655.050049" calcext:value-type="float">
            <text:p>1655.050049</text:p>
          </table:table-cell>
          <table:table-cell office:value-type="float" office:value="1713.250977" calcext:value-type="float">
            <text:p>1713.250977</text:p>
          </table:table-cell>
          <table:table-cell table:number-columns-repeated="13"/>
        </table:table-row>
        <table:table-row table:style-name="ro1">
          <table:table-cell office:value-type="float" office:value="1646.516724" calcext:value-type="float">
            <text:p>1646.516724</text:p>
          </table:table-cell>
          <table:table-cell office:value-type="float" office:value="1717.060303" calcext:value-type="float">
            <text:p>1717.060303</text:p>
          </table:table-cell>
          <table:table-cell office:value-type="float" office:value="1652.82019" calcext:value-type="float">
            <text:p>1652.82019</text:p>
          </table:table-cell>
          <table:table-cell office:value-type="float" office:value="1708.71814" calcext:value-type="float">
            <text:p>1708.71814</text:p>
          </table:table-cell>
          <table:table-cell table:number-columns-repeated="13"/>
        </table:table-row>
        <table:table-row table:style-name="ro1">
          <table:table-cell office:value-type="float" office:value="1647.022949" calcext:value-type="float">
            <text:p>1647.022949</text:p>
          </table:table-cell>
          <table:table-cell office:value-type="float" office:value="1714.733398" calcext:value-type="float">
            <text:p>1714.733398</text:p>
          </table:table-cell>
          <table:table-cell office:value-type="float" office:value="1652.646729" calcext:value-type="float">
            <text:p>1652.646729</text:p>
          </table:table-cell>
          <table:table-cell office:value-type="float" office:value="1713.316895" calcext:value-type="float">
            <text:p>1713.316895</text:p>
          </table:table-cell>
          <table:table-cell table:number-columns-repeated="13"/>
        </table:table-row>
        <table:table-row table:style-name="ro1">
          <table:table-cell office:value-type="float" office:value="1643.556519" calcext:value-type="float">
            <text:p>1643.556519</text:p>
          </table:table-cell>
          <table:table-cell office:value-type="float" office:value="1720.3479" calcext:value-type="float">
            <text:p>1720.3479</text:p>
          </table:table-cell>
          <table:table-cell office:value-type="float" office:value="1652.034668" calcext:value-type="float">
            <text:p>1652.034668</text:p>
          </table:table-cell>
          <table:table-cell office:value-type="float" office:value="1714.506958" calcext:value-type="float">
            <text:p>1714.506958</text:p>
          </table:table-cell>
          <table:table-cell table:number-columns-repeated="13"/>
        </table:table-row>
        <table:table-row table:style-name="ro1">
          <table:table-cell office:value-type="float" office:value="1641.508667" calcext:value-type="float">
            <text:p>1641.508667</text:p>
          </table:table-cell>
          <table:table-cell office:value-type="float" office:value="1718.500854" calcext:value-type="float">
            <text:p>1718.500854</text:p>
          </table:table-cell>
          <table:table-cell office:value-type="float" office:value="1653.375366" calcext:value-type="float">
            <text:p>1653.375366</text:p>
          </table:table-cell>
          <table:table-cell office:value-type="float" office:value="1714.56189" calcext:value-type="float">
            <text:p>1714.56189</text:p>
          </table:table-cell>
          <table:table-cell table:number-columns-repeated="13"/>
        </table:table-row>
        <table:table-row table:style-name="ro1">
          <table:table-cell office:value-type="float" office:value="1645.232666" calcext:value-type="float">
            <text:p>1645.232666</text:p>
          </table:table-cell>
          <table:table-cell office:value-type="float" office:value="1718.703735" calcext:value-type="float">
            <text:p>1718.703735</text:p>
          </table:table-cell>
          <table:table-cell office:value-type="float" office:value="1654.874268" calcext:value-type="float">
            <text:p>1654.874268</text:p>
          </table:table-cell>
          <table:table-cell office:value-type="float" office:value="1715.045044" calcext:value-type="float">
            <text:p>1715.045044</text:p>
          </table:table-cell>
          <table:table-cell table:number-columns-repeated="13"/>
        </table:table-row>
        <table:table-row table:style-name="ro1">
          <table:table-cell office:value-type="float" office:value="1647.171143" calcext:value-type="float">
            <text:p>1647.171143</text:p>
          </table:table-cell>
          <table:table-cell office:value-type="float" office:value="1722.672485" calcext:value-type="float">
            <text:p>1722.672485</text:p>
          </table:table-cell>
          <table:table-cell office:value-type="float" office:value="1653.458862" calcext:value-type="float">
            <text:p>1653.458862</text:p>
          </table:table-cell>
          <table:table-cell office:value-type="float" office:value="1718.408081" calcext:value-type="float">
            <text:p>1718.408081</text:p>
          </table:table-cell>
          <table:table-cell table:number-columns-repeated="13"/>
        </table:table-row>
        <table:table-row table:style-name="ro1">
          <table:table-cell office:value-type="float" office:value="1645.813354" calcext:value-type="float">
            <text:p>1645.813354</text:p>
          </table:table-cell>
          <table:table-cell office:value-type="float" office:value="1721.213013" calcext:value-type="float">
            <text:p>1721.213013</text:p>
          </table:table-cell>
          <table:table-cell office:value-type="float" office:value="1656.026489" calcext:value-type="float">
            <text:p>1656.026489</text:p>
          </table:table-cell>
          <table:table-cell office:value-type="float" office:value="1715.406006" calcext:value-type="float">
            <text:p>1715.406006</text:p>
          </table:table-cell>
          <table:table-cell table:number-columns-repeated="13"/>
        </table:table-row>
        <table:table-row table:style-name="ro1">
          <table:table-cell office:value-type="float" office:value="1648.873901" calcext:value-type="float">
            <text:p>1648.873901</text:p>
          </table:table-cell>
          <table:table-cell office:value-type="float" office:value="1719.638794" calcext:value-type="float">
            <text:p>1719.638794</text:p>
          </table:table-cell>
          <table:table-cell office:value-type="float" office:value="1651.922363" calcext:value-type="float">
            <text:p>1651.922363</text:p>
          </table:table-cell>
          <table:table-cell office:value-type="float" office:value="1718.111572" calcext:value-type="float">
            <text:p>1718.111572</text:p>
          </table:table-cell>
          <table:table-cell table:number-columns-repeated="13"/>
        </table:table-row>
        <table:table-row table:style-name="ro1">
          <table:table-cell office:value-type="float" office:value="1645.904297" calcext:value-type="float">
            <text:p>1645.904297</text:p>
          </table:table-cell>
          <table:table-cell office:value-type="float" office:value="1721.587402" calcext:value-type="float">
            <text:p>1721.587402</text:p>
          </table:table-cell>
          <table:table-cell office:value-type="float" office:value="1657.429688" calcext:value-type="float">
            <text:p>1657.429688</text:p>
          </table:table-cell>
          <table:table-cell office:value-type="float" office:value="1716.56543" calcext:value-type="float">
            <text:p>1716.56543</text:p>
          </table:table-cell>
          <table:table-cell table:number-columns-repeated="13"/>
        </table:table-row>
        <table:table-row table:style-name="ro1">
          <table:table-cell office:value-type="float" office:value="1646.833862" calcext:value-type="float">
            <text:p>1646.833862</text:p>
          </table:table-cell>
          <table:table-cell office:value-type="float" office:value="1723.204224" calcext:value-type="float">
            <text:p>1723.204224</text:p>
          </table:table-cell>
          <table:table-cell office:value-type="float" office:value="1655.746338" calcext:value-type="float">
            <text:p>1655.746338</text:p>
          </table:table-cell>
          <table:table-cell office:value-type="float" office:value="1719.437866" calcext:value-type="float">
            <text:p>1719.437866</text:p>
          </table:table-cell>
          <table:table-cell table:number-columns-repeated="13"/>
        </table:table-row>
        <table:table-row table:style-name="ro1">
          <table:table-cell office:value-type="float" office:value="1646.408569" calcext:value-type="float">
            <text:p>1646.408569</text:p>
          </table:table-cell>
          <table:table-cell office:value-type="float" office:value="1720.116211" calcext:value-type="float">
            <text:p>1720.116211</text:p>
          </table:table-cell>
          <table:table-cell office:value-type="float" office:value="1655.607422" calcext:value-type="float">
            <text:p>1655.607422</text:p>
          </table:table-cell>
          <table:table-cell office:value-type="float" office:value="1716.741211" calcext:value-type="float">
            <text:p>1716.741211</text:p>
          </table:table-cell>
          <table:table-cell table:number-columns-repeated="13"/>
        </table:table-row>
        <table:table-row table:style-name="ro1">
          <table:table-cell office:value-type="float" office:value="1648.291626" calcext:value-type="float">
            <text:p>1648.291626</text:p>
          </table:table-cell>
          <table:table-cell office:value-type="float" office:value="1721.679443" calcext:value-type="float">
            <text:p>1721.679443</text:p>
          </table:table-cell>
          <table:table-cell office:value-type="float" office:value="1657.301636" calcext:value-type="float">
            <text:p>1657.301636</text:p>
          </table:table-cell>
          <table:table-cell office:value-type="float" office:value="1718.904541" calcext:value-type="float">
            <text:p>1718.904541</text:p>
          </table:table-cell>
          <table:table-cell table:number-columns-repeated="13"/>
        </table:table-row>
        <table:table-row table:style-name="ro1">
          <table:table-cell office:value-type="float" office:value="1652.154053" calcext:value-type="float">
            <text:p>1652.154053</text:p>
          </table:table-cell>
          <table:table-cell office:value-type="float" office:value="1720.992432" calcext:value-type="float">
            <text:p>1720.992432</text:p>
          </table:table-cell>
          <table:table-cell office:value-type="float" office:value="1656.853271" calcext:value-type="float">
            <text:p>1656.853271</text:p>
          </table:table-cell>
          <table:table-cell office:value-type="float" office:value="1717.629272" calcext:value-type="float">
            <text:p>1717.629272</text:p>
          </table:table-cell>
          <table:table-cell table:number-columns-repeated="13"/>
        </table:table-row>
        <table:table-row table:style-name="ro1">
          <table:table-cell office:value-type="float" office:value="1649.044067" calcext:value-type="float">
            <text:p>1649.044067</text:p>
          </table:table-cell>
          <table:table-cell office:value-type="float" office:value="1724.282471" calcext:value-type="float">
            <text:p>1724.282471</text:p>
          </table:table-cell>
          <table:table-cell office:value-type="float" office:value="1658.961792" calcext:value-type="float">
            <text:p>1658.961792</text:p>
          </table:table-cell>
          <table:table-cell office:value-type="float" office:value="1722.104736" calcext:value-type="float">
            <text:p>1722.104736</text:p>
          </table:table-cell>
          <table:table-cell table:number-columns-repeated="13"/>
        </table:table-row>
        <table:table-row table:style-name="ro1">
          <table:table-cell office:value-type="float" office:value="1648.621338" calcext:value-type="float">
            <text:p>1648.621338</text:p>
          </table:table-cell>
          <table:table-cell office:value-type="float" office:value="1725.100098" calcext:value-type="float">
            <text:p>1725.100098</text:p>
          </table:table-cell>
          <table:table-cell office:value-type="float" office:value="1656.372192" calcext:value-type="float">
            <text:p>1656.372192</text:p>
          </table:table-cell>
          <table:table-cell office:value-type="float" office:value="1720.311646" calcext:value-type="float">
            <text:p>1720.311646</text:p>
          </table:table-cell>
          <table:table-cell table:number-columns-repeated="13"/>
        </table:table-row>
        <table:table-row table:style-name="ro1">
          <table:table-cell office:value-type="float" office:value="1646.586914" calcext:value-type="float">
            <text:p>1646.586914</text:p>
          </table:table-cell>
          <table:table-cell office:value-type="float" office:value="1726.593018" calcext:value-type="float">
            <text:p>1726.593018</text:p>
          </table:table-cell>
          <table:table-cell office:value-type="float" office:value="1654.533447" calcext:value-type="float">
            <text:p>1654.533447</text:p>
          </table:table-cell>
          <table:table-cell office:value-type="float" office:value="1723.908569" calcext:value-type="float">
            <text:p>1723.908569</text:p>
          </table:table-cell>
          <table:table-cell table:number-columns-repeated="13"/>
        </table:table-row>
        <table:table-row table:style-name="ro1">
          <table:table-cell office:value-type="float" office:value="1648.324951" calcext:value-type="float">
            <text:p>1648.324951</text:p>
          </table:table-cell>
          <table:table-cell office:value-type="float" office:value="1726.87085" calcext:value-type="float">
            <text:p>1726.87085</text:p>
          </table:table-cell>
          <table:table-cell office:value-type="float" office:value="1657.23999" calcext:value-type="float">
            <text:p>1657.23999</text:p>
          </table:table-cell>
          <table:table-cell office:value-type="float" office:value="1720.057373" calcext:value-type="float">
            <text:p>1720.057373</text:p>
          </table:table-cell>
          <table:table-cell table:number-columns-repeated="13"/>
        </table:table-row>
        <table:table-row table:style-name="ro1">
          <table:table-cell office:value-type="float" office:value="1648.346802" calcext:value-type="float">
            <text:p>1648.346802</text:p>
          </table:table-cell>
          <table:table-cell office:value-type="float" office:value="1725.068848" calcext:value-type="float">
            <text:p>1725.068848</text:p>
          </table:table-cell>
          <table:table-cell office:value-type="float" office:value="1658.108887" calcext:value-type="float">
            <text:p>1658.108887</text:p>
          </table:table-cell>
          <table:table-cell office:value-type="float" office:value="1721.514404" calcext:value-type="float">
            <text:p>1721.514404</text:p>
          </table:table-cell>
          <table:table-cell table:number-columns-repeated="13"/>
        </table:table-row>
        <table:table-row table:style-name="ro1">
          <table:table-cell office:value-type="float" office:value="1649.166992" calcext:value-type="float">
            <text:p>1649.166992</text:p>
          </table:table-cell>
          <table:table-cell office:value-type="float" office:value="1724.503052" calcext:value-type="float">
            <text:p>1724.503052</text:p>
          </table:table-cell>
          <table:table-cell office:value-type="float" office:value="1659.232544" calcext:value-type="float">
            <text:p>1659.232544</text:p>
          </table:table-cell>
          <table:table-cell office:value-type="float" office:value="1721.649536" calcext:value-type="float">
            <text:p>1721.649536</text:p>
          </table:table-cell>
          <table:table-cell table:number-columns-repeated="13"/>
        </table:table-row>
        <table:table-row table:style-name="ro1">
          <table:table-cell office:value-type="float" office:value="1651.674561" calcext:value-type="float">
            <text:p>1651.674561</text:p>
          </table:table-cell>
          <table:table-cell office:value-type="float" office:value="1725.766602" calcext:value-type="float">
            <text:p>1725.766602</text:p>
          </table:table-cell>
          <table:table-cell office:value-type="float" office:value="1656.499023" calcext:value-type="float">
            <text:p>1656.499023</text:p>
          </table:table-cell>
          <table:table-cell office:value-type="float" office:value="1723.860352" calcext:value-type="float">
            <text:p>1723.860352</text:p>
          </table:table-cell>
          <table:table-cell table:number-columns-repeated="13"/>
        </table:table-row>
        <table:table-row table:style-name="ro1">
          <table:table-cell office:value-type="float" office:value="1650.668213" calcext:value-type="float">
            <text:p>1650.668213</text:p>
          </table:table-cell>
          <table:table-cell office:value-type="float" office:value="1725.878906" calcext:value-type="float">
            <text:p>1725.878906</text:p>
          </table:table-cell>
          <table:table-cell office:value-type="float" office:value="1660.082764" calcext:value-type="float">
            <text:p>1660.082764</text:p>
          </table:table-cell>
          <table:table-cell office:value-type="float" office:value="1721.262207" calcext:value-type="float">
            <text:p>1721.262207</text:p>
          </table:table-cell>
          <table:table-cell table:number-columns-repeated="13"/>
        </table:table-row>
        <table:table-row table:style-name="ro1">
          <table:table-cell office:value-type="float" office:value="1648.799683" calcext:value-type="float">
            <text:p>1648.799683</text:p>
          </table:table-cell>
          <table:table-cell office:value-type="float" office:value="1727.844971" calcext:value-type="float">
            <text:p>1727.844971</text:p>
          </table:table-cell>
          <table:table-cell office:value-type="float" office:value="1658.124634" calcext:value-type="float">
            <text:p>1658.124634</text:p>
          </table:table-cell>
          <table:table-cell office:value-type="float" office:value="1723.351562" calcext:value-type="float">
            <text:p>1723.351562</text:p>
          </table:table-cell>
          <table:table-cell table:number-columns-repeated="13"/>
        </table:table-row>
        <table:table-row table:style-name="ro1">
          <table:table-cell office:value-type="float" office:value="1650.723877" calcext:value-type="float">
            <text:p>1650.723877</text:p>
          </table:table-cell>
          <table:table-cell office:value-type="float" office:value="1727.869629" calcext:value-type="float">
            <text:p>1727.869629</text:p>
          </table:table-cell>
          <table:table-cell office:value-type="float" office:value="1656.345459" calcext:value-type="float">
            <text:p>1656.345459</text:p>
          </table:table-cell>
          <table:table-cell office:value-type="float" office:value="1723.196777" calcext:value-type="float">
            <text:p>1723.196777</text:p>
          </table:table-cell>
          <table:table-cell table:number-columns-repeated="13"/>
        </table:table-row>
        <table:table-row table:style-name="ro1">
          <table:table-cell office:value-type="float" office:value="1651.851562" calcext:value-type="float">
            <text:p>1651.851562</text:p>
          </table:table-cell>
          <table:table-cell office:value-type="float" office:value="1725.578979" calcext:value-type="float">
            <text:p>1725.578979</text:p>
          </table:table-cell>
          <table:table-cell office:value-type="float" office:value="1657.01709" calcext:value-type="float">
            <text:p>1657.01709</text:p>
          </table:table-cell>
          <table:table-cell office:value-type="float" office:value="1726.959839" calcext:value-type="float">
            <text:p>1726.959839</text:p>
          </table:table-cell>
          <table:table-cell table:number-columns-repeated="13"/>
        </table:table-row>
        <table:table-row table:style-name="ro1">
          <table:table-cell office:value-type="float" office:value="1648.185425" calcext:value-type="float">
            <text:p>1648.185425</text:p>
          </table:table-cell>
          <table:table-cell office:value-type="float" office:value="1726.5271" calcext:value-type="float">
            <text:p>1726.5271</text:p>
          </table:table-cell>
          <table:table-cell office:value-type="float" office:value="1658.505249" calcext:value-type="float">
            <text:p>1658.505249</text:p>
          </table:table-cell>
          <table:table-cell office:value-type="float" office:value="1724.119629" calcext:value-type="float">
            <text:p>1724.119629</text:p>
          </table:table-cell>
          <table:table-cell table:number-columns-repeated="13"/>
        </table:table-row>
        <table:table-row table:style-name="ro1">
          <table:table-cell office:value-type="float" office:value="1650.660156" calcext:value-type="float">
            <text:p>1650.660156</text:p>
          </table:table-cell>
          <table:table-cell office:value-type="float" office:value="1726.615967" calcext:value-type="float">
            <text:p>1726.615967</text:p>
          </table:table-cell>
          <table:table-cell office:value-type="float" office:value="1657.265503" calcext:value-type="float">
            <text:p>1657.265503</text:p>
          </table:table-cell>
          <table:table-cell office:value-type="float" office:value="1725.404297" calcext:value-type="float">
            <text:p>1725.404297</text:p>
          </table:table-cell>
          <table:table-cell table:number-columns-repeated="13"/>
        </table:table-row>
        <table:table-row table:style-name="ro1">
          <table:table-cell office:value-type="float" office:value="1651.43457" calcext:value-type="float">
            <text:p>1651.43457</text:p>
          </table:table-cell>
          <table:table-cell office:value-type="float" office:value="1725.246216" calcext:value-type="float">
            <text:p>1725.246216</text:p>
          </table:table-cell>
          <table:table-cell office:value-type="float" office:value="1659.301392" calcext:value-type="float">
            <text:p>1659.301392</text:p>
          </table:table-cell>
          <table:table-cell office:value-type="float" office:value="1724.994629" calcext:value-type="float">
            <text:p>1724.994629</text:p>
          </table:table-cell>
          <table:table-cell table:number-columns-repeated="13"/>
        </table:table-row>
        <table:table-row table:style-name="ro1">
          <table:table-cell office:value-type="float" office:value="1647.123169" calcext:value-type="float">
            <text:p>1647.123169</text:p>
          </table:table-cell>
          <table:table-cell office:value-type="float" office:value="1729.974976" calcext:value-type="float">
            <text:p>1729.974976</text:p>
          </table:table-cell>
          <table:table-cell office:value-type="float" office:value="1658.956055" calcext:value-type="float">
            <text:p>1658.956055</text:p>
          </table:table-cell>
          <table:table-cell office:value-type="float" office:value="1726.081787" calcext:value-type="float">
            <text:p>1726.081787</text:p>
          </table:table-cell>
          <table:table-cell table:number-columns-repeated="13"/>
        </table:table-row>
        <table:table-row table:style-name="ro1">
          <table:table-cell office:value-type="float" office:value="1651.640137" calcext:value-type="float">
            <text:p>1651.640137</text:p>
          </table:table-cell>
          <table:table-cell office:value-type="float" office:value="1727.070068" calcext:value-type="float">
            <text:p>1727.070068</text:p>
          </table:table-cell>
          <table:table-cell office:value-type="float" office:value="1661.390869" calcext:value-type="float">
            <text:p>1661.390869</text:p>
          </table:table-cell>
          <table:table-cell office:value-type="float" office:value="1722.866943" calcext:value-type="float">
            <text:p>1722.866943</text:p>
          </table:table-cell>
          <table:table-cell table:number-columns-repeated="13"/>
        </table:table-row>
        <table:table-row table:style-name="ro1">
          <table:table-cell office:value-type="float" office:value="1651.315186" calcext:value-type="float">
            <text:p>1651.315186</text:p>
          </table:table-cell>
          <table:table-cell office:value-type="float" office:value="1726.07666" calcext:value-type="float">
            <text:p>1726.07666</text:p>
          </table:table-cell>
          <table:table-cell office:value-type="float" office:value="1657.721436" calcext:value-type="float">
            <text:p>1657.721436</text:p>
          </table:table-cell>
          <table:table-cell office:value-type="float" office:value="1725.180908" calcext:value-type="float">
            <text:p>1725.180908</text:p>
          </table:table-cell>
          <table:table-cell table:number-columns-repeated="13"/>
        </table:table-row>
        <table:table-row table:style-name="ro1">
          <table:table-cell office:value-type="float" office:value="1652.724243" calcext:value-type="float">
            <text:p>1652.724243</text:p>
          </table:table-cell>
          <table:table-cell office:value-type="float" office:value="1725.071777" calcext:value-type="float">
            <text:p>1725.071777</text:p>
          </table:table-cell>
          <table:table-cell office:value-type="float" office:value="1661.056396" calcext:value-type="float">
            <text:p>1661.056396</text:p>
          </table:table-cell>
          <table:table-cell office:value-type="float" office:value="1723.292114" calcext:value-type="float">
            <text:p>1723.292114</text:p>
          </table:table-cell>
          <table:table-cell table:number-columns-repeated="13"/>
        </table:table-row>
        <table:table-row table:style-name="ro1">
          <table:table-cell office:value-type="float" office:value="1652.550537" calcext:value-type="float">
            <text:p>1652.550537</text:p>
          </table:table-cell>
          <table:table-cell office:value-type="float" office:value="1728.126465" calcext:value-type="float">
            <text:p>1728.126465</text:p>
          </table:table-cell>
          <table:table-cell office:value-type="float" office:value="1661.373169" calcext:value-type="float">
            <text:p>1661.373169</text:p>
          </table:table-cell>
          <table:table-cell office:value-type="float" office:value="1724.804077" calcext:value-type="float">
            <text:p>1724.804077</text:p>
          </table:table-cell>
          <table:table-cell table:number-columns-repeated="13"/>
        </table:table-row>
        <table:table-row table:style-name="ro1">
          <table:table-cell office:value-type="float" office:value="1653.012939" calcext:value-type="float">
            <text:p>1653.012939</text:p>
          </table:table-cell>
          <table:table-cell office:value-type="float" office:value="1725.080566" calcext:value-type="float">
            <text:p>1725.080566</text:p>
          </table:table-cell>
          <table:table-cell office:value-type="float" office:value="1660.008179" calcext:value-type="float">
            <text:p>1660.008179</text:p>
          </table:table-cell>
          <table:table-cell office:value-type="float" office:value="1723.723999" calcext:value-type="float">
            <text:p>1723.723999</text:p>
          </table:table-cell>
          <table:table-cell table:number-columns-repeated="13"/>
        </table:table-row>
        <table:table-row table:style-name="ro1">
          <table:table-cell office:value-type="float" office:value="1652.518677" calcext:value-type="float">
            <text:p>1652.518677</text:p>
          </table:table-cell>
          <table:table-cell office:value-type="float" office:value="1727.31604" calcext:value-type="float">
            <text:p>1727.31604</text:p>
          </table:table-cell>
          <table:table-cell office:value-type="float" office:value="1658.088379" calcext:value-type="float">
            <text:p>1658.088379</text:p>
          </table:table-cell>
          <table:table-cell office:value-type="float" office:value="1727.541504" calcext:value-type="float">
            <text:p>1727.541504</text:p>
          </table:table-cell>
          <table:table-cell table:number-columns-repeated="13"/>
        </table:table-row>
        <table:table-row table:style-name="ro1">
          <table:table-cell office:value-type="float" office:value="1649.604736" calcext:value-type="float">
            <text:p>1649.604736</text:p>
          </table:table-cell>
          <table:table-cell office:value-type="float" office:value="1728.790039" calcext:value-type="float">
            <text:p>1728.790039</text:p>
          </table:table-cell>
          <table:table-cell office:value-type="float" office:value="1658.896362" calcext:value-type="float">
            <text:p>1658.896362</text:p>
          </table:table-cell>
          <table:table-cell office:value-type="float" office:value="1725.405029" calcext:value-type="float">
            <text:p>1725.405029</text:p>
          </table:table-cell>
          <table:table-cell table:number-columns-repeated="13"/>
        </table:table-row>
        <table:table-row table:style-name="ro1">
          <table:table-cell office:value-type="float" office:value="1651.717529" calcext:value-type="float">
            <text:p>1651.717529</text:p>
          </table:table-cell>
          <table:table-cell office:value-type="float" office:value="1730.487061" calcext:value-type="float">
            <text:p>1730.487061</text:p>
          </table:table-cell>
          <table:table-cell office:value-type="float" office:value="1658.857666" calcext:value-type="float">
            <text:p>1658.857666</text:p>
          </table:table-cell>
          <table:table-cell office:value-type="float" office:value="1725.268066" calcext:value-type="float">
            <text:p>1725.268066</text:p>
          </table:table-cell>
          <table:table-cell table:number-columns-repeated="13"/>
        </table:table-row>
        <table:table-row table:style-name="ro1">
          <table:table-cell office:value-type="float" office:value="1651.158447" calcext:value-type="float">
            <text:p>1651.158447</text:p>
          </table:table-cell>
          <table:table-cell office:value-type="float" office:value="1728.599854" calcext:value-type="float">
            <text:p>1728.599854</text:p>
          </table:table-cell>
          <table:table-cell office:value-type="float" office:value="1661.412354" calcext:value-type="float">
            <text:p>1661.412354</text:p>
          </table:table-cell>
          <table:table-cell office:value-type="float" office:value="1728.44043" calcext:value-type="float">
            <text:p>1728.44043</text:p>
          </table:table-cell>
          <table:table-cell table:number-columns-repeated="13"/>
        </table:table-row>
        <table:table-row table:style-name="ro1">
          <table:table-cell office:value-type="float" office:value="1654.80835" calcext:value-type="float">
            <text:p>1654.80835</text:p>
          </table:table-cell>
          <table:table-cell office:value-type="float" office:value="1729.557251" calcext:value-type="float">
            <text:p>1729.557251</text:p>
          </table:table-cell>
          <table:table-cell office:value-type="float" office:value="1662.244385" calcext:value-type="float">
            <text:p>1662.244385</text:p>
          </table:table-cell>
          <table:table-cell office:value-type="float" office:value="1727.884399" calcext:value-type="float">
            <text:p>1727.884399</text:p>
          </table:table-cell>
          <table:table-cell table:number-columns-repeated="13"/>
        </table:table-row>
        <table:table-row table:style-name="ro1">
          <table:table-cell office:value-type="float" office:value="1655.045898" calcext:value-type="float">
            <text:p>1655.045898</text:p>
          </table:table-cell>
          <table:table-cell office:value-type="float" office:value="1727.924683" calcext:value-type="float">
            <text:p>1727.924683</text:p>
          </table:table-cell>
          <table:table-cell office:value-type="float" office:value="1664.589722" calcext:value-type="float">
            <text:p>1664.589722</text:p>
          </table:table-cell>
          <table:table-cell office:value-type="float" office:value="1723.835815" calcext:value-type="float">
            <text:p>1723.835815</text:p>
          </table:table-cell>
          <table:table-cell table:number-columns-repeated="13"/>
        </table:table-row>
        <table:table-row table:style-name="ro1">
          <table:table-cell office:value-type="float" office:value="1655.90625" calcext:value-type="float">
            <text:p>1655.90625</text:p>
          </table:table-cell>
          <table:table-cell office:value-type="float" office:value="1731.179443" calcext:value-type="float">
            <text:p>1731.179443</text:p>
          </table:table-cell>
          <table:table-cell office:value-type="float" office:value="1663.169189" calcext:value-type="float">
            <text:p>1663.169189</text:p>
          </table:table-cell>
          <table:table-cell office:value-type="float" office:value="1729.106201" calcext:value-type="float">
            <text:p>1729.106201</text:p>
          </table:table-cell>
          <table:table-cell table:number-columns-repeated="13"/>
        </table:table-row>
        <table:table-row table:style-name="ro1">
          <table:table-cell office:value-type="float" office:value="1657.520874" calcext:value-type="float">
            <text:p>1657.520874</text:p>
          </table:table-cell>
          <table:table-cell office:value-type="float" office:value="1732.925781" calcext:value-type="float">
            <text:p>1732.925781</text:p>
          </table:table-cell>
          <table:table-cell office:value-type="float" office:value="1664.484619" calcext:value-type="float">
            <text:p>1664.484619</text:p>
          </table:table-cell>
          <table:table-cell office:value-type="float" office:value="1728.600342" calcext:value-type="float">
            <text:p>1728.600342</text:p>
          </table:table-cell>
          <table:table-cell table:number-columns-repeated="13"/>
        </table:table-row>
        <table:table-row table:style-name="ro1">
          <table:table-cell office:value-type="float" office:value="1655.726685" calcext:value-type="float">
            <text:p>1655.726685</text:p>
          </table:table-cell>
          <table:table-cell office:value-type="float" office:value="1731.540894" calcext:value-type="float">
            <text:p>1731.540894</text:p>
          </table:table-cell>
          <table:table-cell office:value-type="float" office:value="1664.084229" calcext:value-type="float">
            <text:p>1664.084229</text:p>
          </table:table-cell>
          <table:table-cell office:value-type="float" office:value="1730.864502" calcext:value-type="float">
            <text:p>1730.864502</text:p>
          </table:table-cell>
          <table:table-cell table:number-columns-repeated="13"/>
        </table:table-row>
        <table:table-row table:style-name="ro1">
          <table:table-cell office:value-type="float" office:value="1656.324829" calcext:value-type="float">
            <text:p>1656.324829</text:p>
          </table:table-cell>
          <table:table-cell office:value-type="float" office:value="1734.192993" calcext:value-type="float">
            <text:p>1734.192993</text:p>
          </table:table-cell>
          <table:table-cell office:value-type="float" office:value="1661.736206" calcext:value-type="float">
            <text:p>1661.736206</text:p>
          </table:table-cell>
          <table:table-cell office:value-type="float" office:value="1727.738037" calcext:value-type="float">
            <text:p>1727.738037</text:p>
          </table:table-cell>
          <table:table-cell table:number-columns-repeated="13"/>
        </table:table-row>
        <table:table-row table:style-name="ro1">
          <table:table-cell office:value-type="float" office:value="1655.935303" calcext:value-type="float">
            <text:p>1655.935303</text:p>
          </table:table-cell>
          <table:table-cell office:value-type="float" office:value="1734.358643" calcext:value-type="float">
            <text:p>1734.358643</text:p>
          </table:table-cell>
          <table:table-cell office:value-type="float" office:value="1665.652344" calcext:value-type="float">
            <text:p>1665.652344</text:p>
          </table:table-cell>
          <table:table-cell office:value-type="float" office:value="1729.983521" calcext:value-type="float">
            <text:p>1729.983521</text:p>
          </table:table-cell>
          <table:table-cell table:number-columns-repeated="13"/>
        </table:table-row>
        <table:table-row table:style-name="ro1">
          <table:table-cell office:value-type="float" office:value="1659.025024" calcext:value-type="float">
            <text:p>1659.025024</text:p>
          </table:table-cell>
          <table:table-cell office:value-type="float" office:value="1733.105591" calcext:value-type="float">
            <text:p>1733.105591</text:p>
          </table:table-cell>
          <table:table-cell office:value-type="float" office:value="1665.831299" calcext:value-type="float">
            <text:p>1665.831299</text:p>
          </table:table-cell>
          <table:table-cell office:value-type="float" office:value="1731.16333" calcext:value-type="float">
            <text:p>1731.16333</text:p>
          </table:table-cell>
          <table:table-cell table:number-columns-repeated="13"/>
        </table:table-row>
        <table:table-row table:style-name="ro1">
          <table:table-cell office:value-type="float" office:value="1658.088745" calcext:value-type="float">
            <text:p>1658.088745</text:p>
          </table:table-cell>
          <table:table-cell office:value-type="float" office:value="1736.072754" calcext:value-type="float">
            <text:p>1736.072754</text:p>
          </table:table-cell>
          <table:table-cell office:value-type="float" office:value="1665.056641" calcext:value-type="float">
            <text:p>1665.056641</text:p>
          </table:table-cell>
          <table:table-cell office:value-type="float" office:value="1730.833374" calcext:value-type="float">
            <text:p>1730.833374</text:p>
          </table:table-cell>
          <table:table-cell table:number-columns-repeated="13"/>
        </table:table-row>
        <table:table-row table:style-name="ro1">
          <table:table-cell office:value-type="float" office:value="1655.983521" calcext:value-type="float">
            <text:p>1655.983521</text:p>
          </table:table-cell>
          <table:table-cell office:value-type="float" office:value="1732.741455" calcext:value-type="float">
            <text:p>1732.741455</text:p>
          </table:table-cell>
          <table:table-cell office:value-type="float" office:value="1664.5" calcext:value-type="float">
            <text:p>1664.5</text:p>
          </table:table-cell>
          <table:table-cell office:value-type="float" office:value="1733.124268" calcext:value-type="float">
            <text:p>1733.124268</text:p>
          </table:table-cell>
          <table:table-cell table:number-columns-repeated="13"/>
        </table:table-row>
        <table:table-row table:style-name="ro1">
          <table:table-cell office:value-type="float" office:value="1659.681274" calcext:value-type="float">
            <text:p>1659.681274</text:p>
          </table:table-cell>
          <table:table-cell office:value-type="float" office:value="1732.160156" calcext:value-type="float">
            <text:p>1732.160156</text:p>
          </table:table-cell>
          <table:table-cell office:value-type="float" office:value="1665.909058" calcext:value-type="float">
            <text:p>1665.909058</text:p>
          </table:table-cell>
          <table:table-cell office:value-type="float" office:value="1730.145874" calcext:value-type="float">
            <text:p>1730.145874</text:p>
          </table:table-cell>
          <table:table-cell table:number-columns-repeated="13"/>
        </table:table-row>
        <table:table-row table:style-name="ro1">
          <table:table-cell office:value-type="float" office:value="1658.200195" calcext:value-type="float">
            <text:p>1658.200195</text:p>
          </table:table-cell>
          <table:table-cell office:value-type="float" office:value="1736.657593" calcext:value-type="float">
            <text:p>1736.657593</text:p>
          </table:table-cell>
          <table:table-cell office:value-type="float" office:value="1666.953369" calcext:value-type="float">
            <text:p>1666.953369</text:p>
          </table:table-cell>
          <table:table-cell office:value-type="float" office:value="1731.799072" calcext:value-type="float">
            <text:p>1731.799072</text:p>
          </table:table-cell>
          <table:table-cell table:number-columns-repeated="13"/>
        </table:table-row>
        <table:table-row table:style-name="ro1">
          <table:table-cell office:value-type="float" office:value="1655.146362" calcext:value-type="float">
            <text:p>1655.146362</text:p>
          </table:table-cell>
          <table:table-cell office:value-type="float" office:value="1737.856934" calcext:value-type="float">
            <text:p>1737.856934</text:p>
          </table:table-cell>
          <table:table-cell office:value-type="float" office:value="1664.969971" calcext:value-type="float">
            <text:p>1664.969971</text:p>
          </table:table-cell>
          <table:table-cell office:value-type="float" office:value="1733.977905" calcext:value-type="float">
            <text:p>1733.977905</text:p>
          </table:table-cell>
          <table:table-cell table:number-columns-repeated="13"/>
        </table:table-row>
        <table:table-row table:style-name="ro1">
          <table:table-cell office:value-type="float" office:value="1657.168457" calcext:value-type="float">
            <text:p>1657.168457</text:p>
          </table:table-cell>
          <table:table-cell office:value-type="float" office:value="1734.40625" calcext:value-type="float">
            <text:p>1734.40625</text:p>
          </table:table-cell>
          <table:table-cell office:value-type="float" office:value="1665.73291" calcext:value-type="float">
            <text:p>1665.73291</text:p>
          </table:table-cell>
          <table:table-cell office:value-type="float" office:value="1730.871948" calcext:value-type="float">
            <text:p>1730.871948</text:p>
          </table:table-cell>
          <table:table-cell table:number-columns-repeated="13"/>
        </table:table-row>
        <table:table-row table:style-name="ro1">
          <table:table-cell office:value-type="float" office:value="1656.101074" calcext:value-type="float">
            <text:p>1656.101074</text:p>
          </table:table-cell>
          <table:table-cell office:value-type="float" office:value="1735.044556" calcext:value-type="float">
            <text:p>1735.044556</text:p>
          </table:table-cell>
          <table:table-cell office:value-type="float" office:value="1664.000366" calcext:value-type="float">
            <text:p>1664.000366</text:p>
          </table:table-cell>
          <table:table-cell office:value-type="float" office:value="1734.314331" calcext:value-type="float">
            <text:p>1734.314331</text:p>
          </table:table-cell>
          <table:table-cell table:number-columns-repeated="13"/>
        </table:table-row>
        <table:table-row table:style-name="ro1">
          <table:table-cell office:value-type="float" office:value="1656.619629" calcext:value-type="float">
            <text:p>1656.619629</text:p>
          </table:table-cell>
          <table:table-cell office:value-type="float" office:value="1735.595703" calcext:value-type="float">
            <text:p>1735.595703</text:p>
          </table:table-cell>
          <table:table-cell office:value-type="float" office:value="1663.162354" calcext:value-type="float">
            <text:p>1663.162354</text:p>
          </table:table-cell>
          <table:table-cell office:value-type="float" office:value="1733.921631" calcext:value-type="float">
            <text:p>1733.921631</text:p>
          </table:table-cell>
          <table:table-cell table:number-columns-repeated="13"/>
        </table:table-row>
        <table:table-row table:style-name="ro1">
          <table:table-cell office:value-type="float" office:value="1660.402222" calcext:value-type="float">
            <text:p>1660.402222</text:p>
          </table:table-cell>
          <table:table-cell office:value-type="float" office:value="1736.78418" calcext:value-type="float">
            <text:p>1736.78418</text:p>
          </table:table-cell>
          <table:table-cell office:value-type="float" office:value="1665.822754" calcext:value-type="float">
            <text:p>1665.822754</text:p>
          </table:table-cell>
          <table:table-cell office:value-type="float" office:value="1729.986328" calcext:value-type="float">
            <text:p>1729.986328</text:p>
          </table:table-cell>
          <table:table-cell table:number-columns-repeated="13"/>
        </table:table-row>
        <table:table-row table:style-name="ro1">
          <table:table-cell office:value-type="float" office:value="1657.815063" calcext:value-type="float">
            <text:p>1657.815063</text:p>
          </table:table-cell>
          <table:table-cell office:value-type="float" office:value="1739.255371" calcext:value-type="float">
            <text:p>1739.255371</text:p>
          </table:table-cell>
          <table:table-cell office:value-type="float" office:value="1665.810425" calcext:value-type="float">
            <text:p>1665.810425</text:p>
          </table:table-cell>
          <table:table-cell office:value-type="float" office:value="1738.324707" calcext:value-type="float">
            <text:p>1738.324707</text:p>
          </table:table-cell>
          <table:table-cell table:number-columns-repeated="13"/>
        </table:table-row>
        <table:table-row table:style-name="ro1">
          <table:table-cell office:value-type="float" office:value="1658.563354" calcext:value-type="float">
            <text:p>1658.563354</text:p>
          </table:table-cell>
          <table:table-cell office:value-type="float" office:value="1736.223022" calcext:value-type="float">
            <text:p>1736.223022</text:p>
          </table:table-cell>
          <table:table-cell office:value-type="float" office:value="1668.220459" calcext:value-type="float">
            <text:p>1668.220459</text:p>
          </table:table-cell>
          <table:table-cell office:value-type="float" office:value="1733.076782" calcext:value-type="float">
            <text:p>1733.076782</text:p>
          </table:table-cell>
          <table:table-cell table:number-columns-repeated="13"/>
        </table:table-row>
        <table:table-row table:style-name="ro1">
          <table:table-cell office:value-type="float" office:value="1658.812378" calcext:value-type="float">
            <text:p>1658.812378</text:p>
          </table:table-cell>
          <table:table-cell office:value-type="float" office:value="1735.775879" calcext:value-type="float">
            <text:p>1735.775879</text:p>
          </table:table-cell>
          <table:table-cell office:value-type="float" office:value="1668.809448" calcext:value-type="float">
            <text:p>1668.809448</text:p>
          </table:table-cell>
          <table:table-cell office:value-type="float" office:value="1734.025879" calcext:value-type="float">
            <text:p>1734.025879</text:p>
          </table:table-cell>
          <table:table-cell table:number-columns-repeated="13"/>
        </table:table-row>
        <table:table-row table:style-name="ro1">
          <table:table-cell office:value-type="float" office:value="1659.430176" calcext:value-type="float">
            <text:p>1659.430176</text:p>
          </table:table-cell>
          <table:table-cell office:value-type="float" office:value="1738.14624" calcext:value-type="float">
            <text:p>1738.14624</text:p>
          </table:table-cell>
          <table:table-cell office:value-type="float" office:value="1671.018311" calcext:value-type="float">
            <text:p>1671.018311</text:p>
          </table:table-cell>
          <table:table-cell office:value-type="float" office:value="1733.248535" calcext:value-type="float">
            <text:p>1733.248535</text:p>
          </table:table-cell>
          <table:table-cell table:number-columns-repeated="13"/>
        </table:table-row>
        <table:table-row table:style-name="ro1">
          <table:table-cell office:value-type="float" office:value="1659.075195" calcext:value-type="float">
            <text:p>1659.075195</text:p>
          </table:table-cell>
          <table:table-cell office:value-type="float" office:value="1738.083496" calcext:value-type="float">
            <text:p>1738.083496</text:p>
          </table:table-cell>
          <table:table-cell office:value-type="float" office:value="1667.385498" calcext:value-type="float">
            <text:p>1667.385498</text:p>
          </table:table-cell>
          <table:table-cell office:value-type="float" office:value="1737.169312" calcext:value-type="float">
            <text:p>1737.169312</text:p>
          </table:table-cell>
          <table:table-cell table:number-columns-repeated="13"/>
        </table:table-row>
        <table:table-row table:style-name="ro1">
          <table:table-cell office:value-type="float" office:value="1661.445801" calcext:value-type="float">
            <text:p>1661.445801</text:p>
          </table:table-cell>
          <table:table-cell office:value-type="float" office:value="1737.330078" calcext:value-type="float">
            <text:p>1737.330078</text:p>
          </table:table-cell>
          <table:table-cell office:value-type="float" office:value="1669.145874" calcext:value-type="float">
            <text:p>1669.145874</text:p>
          </table:table-cell>
          <table:table-cell office:value-type="float" office:value="1733.806396" calcext:value-type="float">
            <text:p>1733.806396</text:p>
          </table:table-cell>
          <table:table-cell table:number-columns-repeated="13"/>
        </table:table-row>
        <table:table-row table:style-name="ro1">
          <table:table-cell office:value-type="float" office:value="1657.833496" calcext:value-type="float">
            <text:p>1657.833496</text:p>
          </table:table-cell>
          <table:table-cell office:value-type="float" office:value="1740.302246" calcext:value-type="float">
            <text:p>1740.302246</text:p>
          </table:table-cell>
          <table:table-cell office:value-type="float" office:value="1667.746948" calcext:value-type="float">
            <text:p>1667.746948</text:p>
          </table:table-cell>
          <table:table-cell office:value-type="float" office:value="1733.231445" calcext:value-type="float">
            <text:p>1733.231445</text:p>
          </table:table-cell>
          <table:table-cell table:number-columns-repeated="13"/>
        </table:table-row>
        <table:table-row table:style-name="ro1">
          <table:table-cell office:value-type="float" office:value="1659.628052" calcext:value-type="float">
            <text:p>1659.628052</text:p>
          </table:table-cell>
          <table:table-cell office:value-type="float" office:value="1739.98645" calcext:value-type="float">
            <text:p>1739.98645</text:p>
          </table:table-cell>
          <table:table-cell office:value-type="float" office:value="1665.512817" calcext:value-type="float">
            <text:p>1665.512817</text:p>
          </table:table-cell>
          <table:table-cell office:value-type="float" office:value="1734.724243" calcext:value-type="float">
            <text:p>1734.724243</text:p>
          </table:table-cell>
          <table:table-cell table:number-columns-repeated="13"/>
        </table:table-row>
        <table:table-row table:style-name="ro1">
          <table:table-cell office:value-type="float" office:value="1661.486816" calcext:value-type="float">
            <text:p>1661.486816</text:p>
          </table:table-cell>
          <table:table-cell office:value-type="float" office:value="1739.485107" calcext:value-type="float">
            <text:p>1739.485107</text:p>
          </table:table-cell>
          <table:table-cell office:value-type="float" office:value="1668.862671" calcext:value-type="float">
            <text:p>1668.862671</text:p>
          </table:table-cell>
          <table:table-cell office:value-type="float" office:value="1735.171631" calcext:value-type="float">
            <text:p>1735.171631</text:p>
          </table:table-cell>
          <table:table-cell table:number-columns-repeated="13"/>
        </table:table-row>
        <table:table-row table:style-name="ro1">
          <table:table-cell office:value-type="float" office:value="1659.959717" calcext:value-type="float">
            <text:p>1659.959717</text:p>
          </table:table-cell>
          <table:table-cell office:value-type="float" office:value="1737.335449" calcext:value-type="float">
            <text:p>1737.335449</text:p>
          </table:table-cell>
          <table:table-cell office:value-type="float" office:value="1669.376709" calcext:value-type="float">
            <text:p>1669.376709</text:p>
          </table:table-cell>
          <table:table-cell office:value-type="float" office:value="1733.974976" calcext:value-type="float">
            <text:p>1733.974976</text:p>
          </table:table-cell>
          <table:table-cell table:number-columns-repeated="13"/>
        </table:table-row>
        <table:table-row table:style-name="ro1">
          <table:table-cell office:value-type="float" office:value="1660.411621" calcext:value-type="float">
            <text:p>1660.411621</text:p>
          </table:table-cell>
          <table:table-cell office:value-type="float" office:value="1737.881836" calcext:value-type="float">
            <text:p>1737.881836</text:p>
          </table:table-cell>
          <table:table-cell office:value-type="float" office:value="1670.685791" calcext:value-type="float">
            <text:p>1670.685791</text:p>
          </table:table-cell>
          <table:table-cell office:value-type="float" office:value="1733.798584" calcext:value-type="float">
            <text:p>1733.798584</text:p>
          </table:table-cell>
          <table:table-cell table:number-columns-repeated="13"/>
        </table:table-row>
        <table:table-row table:style-name="ro1">
          <table:table-cell office:value-type="float" office:value="1658.338745" calcext:value-type="float">
            <text:p>1658.338745</text:p>
          </table:table-cell>
          <table:table-cell office:value-type="float" office:value="1740.60498" calcext:value-type="float">
            <text:p>1740.60498</text:p>
          </table:table-cell>
          <table:table-cell office:value-type="float" office:value="1669.791626" calcext:value-type="float">
            <text:p>1669.791626</text:p>
          </table:table-cell>
          <table:table-cell office:value-type="float" office:value="1736.479858" calcext:value-type="float">
            <text:p>1736.479858</text:p>
          </table:table-cell>
          <table:table-cell table:number-columns-repeated="13"/>
        </table:table-row>
        <table:table-row table:style-name="ro1">
          <table:table-cell office:value-type="float" office:value="1661.033936" calcext:value-type="float">
            <text:p>1661.033936</text:p>
          </table:table-cell>
          <table:table-cell office:value-type="float" office:value="1711.143677" calcext:value-type="float">
            <text:p>1711.143677</text:p>
          </table:table-cell>
          <table:table-cell office:value-type="float" office:value="1665.708252" calcext:value-type="float">
            <text:p>1665.708252</text:p>
          </table:table-cell>
          <table:table-cell office:value-type="float" office:value="1714.062744" calcext:value-type="float">
            <text:p>1714.062744</text:p>
          </table:table-cell>
          <table:table-cell table:number-columns-repeated="13"/>
        </table:table-row>
        <table:table-row table:style-name="ro1">
          <table:table-cell office:value-type="float" office:value="1630.204956" calcext:value-type="float">
            <text:p>1630.204956</text:p>
          </table:table-cell>
          <table:table-cell office:value-type="float" office:value="1730.961792" calcext:value-type="float">
            <text:p>1730.961792</text:p>
          </table:table-cell>
          <table:table-cell office:value-type="float" office:value="1639.65625" calcext:value-type="float">
            <text:p>1639.65625</text:p>
          </table:table-cell>
          <table:table-cell office:value-type="float" office:value="1729.457764" calcext:value-type="float">
            <text:p>1729.457764</text:p>
          </table:table-cell>
          <table:table-cell table:number-columns-repeated="13"/>
        </table:table-row>
        <table:table-row table:style-name="ro1">
          <table:table-cell office:value-type="float" office:value="1626.716309" calcext:value-type="float">
            <text:p>1626.716309</text:p>
          </table:table-cell>
          <table:table-cell office:value-type="float" office:value="1705.297119" calcext:value-type="float">
            <text:p>1705.297119</text:p>
          </table:table-cell>
          <table:table-cell office:value-type="float" office:value="1634.04834" calcext:value-type="float">
            <text:p>1634.04834</text:p>
          </table:table-cell>
          <table:table-cell office:value-type="float" office:value="1705.288574" calcext:value-type="float">
            <text:p>1705.288574</text:p>
          </table:table-cell>
          <table:table-cell table:number-columns-repeated="13"/>
        </table:table-row>
        <table:table-row table:style-name="ro1">
          <table:table-cell office:value-type="float" office:value="1623.069824" calcext:value-type="float">
            <text:p>1623.069824</text:p>
          </table:table-cell>
          <table:table-cell office:value-type="float" office:value="1694.375732" calcext:value-type="float">
            <text:p>1694.375732</text:p>
          </table:table-cell>
          <table:table-cell office:value-type="float" office:value="1630.844604" calcext:value-type="float">
            <text:p>1630.844604</text:p>
          </table:table-cell>
          <table:table-cell office:value-type="float" office:value="1694.585205" calcext:value-type="float">
            <text:p>1694.585205</text:p>
          </table:table-cell>
          <table:table-cell table:number-columns-repeated="13"/>
        </table:table-row>
        <table:table-row table:style-name="ro1">
          <table:table-cell office:value-type="float" office:value="1618.4021" calcext:value-type="float">
            <text:p>1618.4021</text:p>
          </table:table-cell>
          <table:table-cell office:value-type="float" office:value="1684.409058" calcext:value-type="float">
            <text:p>1684.409058</text:p>
          </table:table-cell>
          <table:table-cell office:value-type="float" office:value="1625.37793" calcext:value-type="float">
            <text:p>1625.37793</text:p>
          </table:table-cell>
          <table:table-cell office:value-type="float" office:value="1684.833984" calcext:value-type="float">
            <text:p>1684.833984</text:p>
          </table:table-cell>
          <table:table-cell table:number-columns-repeated="13"/>
        </table:table-row>
        <table:table-row table:style-name="ro1">
          <table:table-cell office:value-type="float" office:value="1613.145996" calcext:value-type="float">
            <text:p>1613.145996</text:p>
          </table:table-cell>
          <table:table-cell office:value-type="float" office:value="1675.890259" calcext:value-type="float">
            <text:p>1675.890259</text:p>
          </table:table-cell>
          <table:table-cell office:value-type="float" office:value="1619.699829" calcext:value-type="float">
            <text:p>1619.699829</text:p>
          </table:table-cell>
          <table:table-cell office:value-type="float" office:value="1674.325562" calcext:value-type="float">
            <text:p>1674.325562</text:p>
          </table:table-cell>
          <table:table-cell table:number-columns-repeated="13"/>
        </table:table-row>
        <table:table-row table:style-name="ro1">
          <table:table-cell office:value-type="float" office:value="1605.33313" calcext:value-type="float">
            <text:p>1605.33313</text:p>
          </table:table-cell>
          <table:table-cell office:value-type="float" office:value="1668.86084" calcext:value-type="float">
            <text:p>1668.86084</text:p>
          </table:table-cell>
          <table:table-cell office:value-type="float" office:value="1610.43396" calcext:value-type="float">
            <text:p>1610.43396</text:p>
          </table:table-cell>
          <table:table-cell office:value-type="float" office:value="1669.084595" calcext:value-type="float">
            <text:p>1669.084595</text:p>
          </table:table-cell>
          <table:table-cell table:number-columns-repeated="13"/>
        </table:table-row>
        <table:table-row table:style-name="ro1">
          <table:table-cell office:value-type="float" office:value="1600.842896" calcext:value-type="float">
            <text:p>1600.842896</text:p>
          </table:table-cell>
          <table:table-cell office:value-type="float" office:value="1664.543457" calcext:value-type="float">
            <text:p>1664.543457</text:p>
          </table:table-cell>
          <table:table-cell office:value-type="float" office:value="1604.449585" calcext:value-type="float">
            <text:p>1604.449585</text:p>
          </table:table-cell>
          <table:table-cell office:value-type="float" office:value="1659.625" calcext:value-type="float">
            <text:p>1659.625</text:p>
          </table:table-cell>
          <table:table-cell table:number-columns-repeated="13"/>
        </table:table-row>
        <table:table-row table:style-name="ro1">
          <table:table-cell office:value-type="float" office:value="1601.635132" calcext:value-type="float">
            <text:p>1601.635132</text:p>
          </table:table-cell>
          <table:table-cell office:value-type="float" office:value="1652.269043" calcext:value-type="float">
            <text:p>1652.269043</text:p>
          </table:table-cell>
          <table:table-cell office:value-type="float" office:value="1604.378784" calcext:value-type="float">
            <text:p>1604.378784</text:p>
          </table:table-cell>
          <table:table-cell office:value-type="float" office:value="1652.535889" calcext:value-type="float">
            <text:p>1652.535889</text:p>
          </table:table-cell>
          <table:table-cell table:number-columns-repeated="13"/>
        </table:table-row>
        <table:table-row table:style-name="ro1">
          <table:table-cell office:value-type="float" office:value="1596.730713" calcext:value-type="float">
            <text:p>1596.730713</text:p>
          </table:table-cell>
          <table:table-cell office:value-type="float" office:value="1647.624268" calcext:value-type="float">
            <text:p>1647.624268</text:p>
          </table:table-cell>
          <table:table-cell office:value-type="float" office:value="1600.858765" calcext:value-type="float">
            <text:p>1600.858765</text:p>
          </table:table-cell>
          <table:table-cell office:value-type="float" office:value="1646.78125" calcext:value-type="float">
            <text:p>1646.78125</text:p>
          </table:table-cell>
          <table:table-cell table:number-columns-repeated="13"/>
        </table:table-row>
        <table:table-row table:style-name="ro1">
          <table:table-cell office:value-type="float" office:value="1592.559326" calcext:value-type="float">
            <text:p>1592.559326</text:p>
          </table:table-cell>
          <table:table-cell office:value-type="float" office:value="1642.232422" calcext:value-type="float">
            <text:p>1642.232422</text:p>
          </table:table-cell>
          <table:table-cell office:value-type="float" office:value="1598.451294" calcext:value-type="float">
            <text:p>1598.451294</text:p>
          </table:table-cell>
          <table:table-cell office:value-type="float" office:value="1640.190063" calcext:value-type="float">
            <text:p>1640.190063</text:p>
          </table:table-cell>
          <table:table-cell table:number-columns-repeated="13"/>
        </table:table-row>
        <table:table-row table:style-name="ro1">
          <table:table-cell office:value-type="float" office:value="1591.261963" calcext:value-type="float">
            <text:p>1591.261963</text:p>
          </table:table-cell>
          <table:table-cell office:value-type="float" office:value="1634.185425" calcext:value-type="float">
            <text:p>1634.185425</text:p>
          </table:table-cell>
          <table:table-cell office:value-type="float" office:value="1594.16394" calcext:value-type="float">
            <text:p>1594.16394</text:p>
          </table:table-cell>
          <table:table-cell office:value-type="float" office:value="1637.666992" calcext:value-type="float">
            <text:p>1637.666992</text:p>
          </table:table-cell>
          <table:table-cell table:number-columns-repeated="13"/>
        </table:table-row>
        <table:table-row table:style-name="ro1">
          <table:table-cell office:value-type="float" office:value="1585.191284" calcext:value-type="float">
            <text:p>1585.191284</text:p>
          </table:table-cell>
          <table:table-cell office:value-type="float" office:value="1630.42041" calcext:value-type="float">
            <text:p>1630.42041</text:p>
          </table:table-cell>
          <table:table-cell office:value-type="float" office:value="1589.949707" calcext:value-type="float">
            <text:p>1589.949707</text:p>
          </table:table-cell>
          <table:table-cell office:value-type="float" office:value="1629.77124" calcext:value-type="float">
            <text:p>1629.77124</text:p>
          </table:table-cell>
          <table:table-cell table:number-columns-repeated="13"/>
        </table:table-row>
        <table:table-row table:style-name="ro1">
          <table:table-cell office:value-type="float" office:value="1587.590576" calcext:value-type="float">
            <text:p>1587.590576</text:p>
          </table:table-cell>
          <table:table-cell office:value-type="float" office:value="1627.642822" calcext:value-type="float">
            <text:p>1627.642822</text:p>
          </table:table-cell>
          <table:table-cell office:value-type="float" office:value="1590.909546" calcext:value-type="float">
            <text:p>1590.909546</text:p>
          </table:table-cell>
          <table:table-cell office:value-type="float" office:value="1623.656494" calcext:value-type="float">
            <text:p>1623.656494</text:p>
          </table:table-cell>
          <table:table-cell table:number-columns-repeated="13"/>
        </table:table-row>
        <table:table-row table:style-name="ro1">
          <table:table-cell office:value-type="float" office:value="1586.845947" calcext:value-type="float">
            <text:p>1586.845947</text:p>
          </table:table-cell>
          <table:table-cell office:value-type="float" office:value="1620.531128" calcext:value-type="float">
            <text:p>1620.531128</text:p>
          </table:table-cell>
          <table:table-cell office:value-type="float" office:value="1587.180054" calcext:value-type="float">
            <text:p>1587.180054</text:p>
          </table:table-cell>
          <table:table-cell office:value-type="float" office:value="1621.706787" calcext:value-type="float">
            <text:p>1621.706787</text:p>
          </table:table-cell>
          <table:table-cell table:number-columns-repeated="13"/>
        </table:table-row>
        <table:table-row table:style-name="ro1">
          <table:table-cell office:value-type="float" office:value="1581.587402" calcext:value-type="float">
            <text:p>1581.587402</text:p>
          </table:table-cell>
          <table:table-cell office:value-type="float" office:value="1617.269043" calcext:value-type="float">
            <text:p>1617.269043</text:p>
          </table:table-cell>
          <table:table-cell office:value-type="float" office:value="1587.660889" calcext:value-type="float">
            <text:p>1587.660889</text:p>
          </table:table-cell>
          <table:table-cell office:value-type="float" office:value="1615.347046" calcext:value-type="float">
            <text:p>1615.347046</text:p>
          </table:table-cell>
          <table:table-cell table:number-columns-repeated="13"/>
        </table:table-row>
        <table:table-row table:style-name="ro1">
          <table:table-cell office:value-type="float" office:value="1580.661133" calcext:value-type="float">
            <text:p>1580.661133</text:p>
          </table:table-cell>
          <table:table-cell office:value-type="float" office:value="1612.170654" calcext:value-type="float">
            <text:p>1612.170654</text:p>
          </table:table-cell>
          <table:table-cell office:value-type="float" office:value="1582.271118" calcext:value-type="float">
            <text:p>1582.271118</text:p>
          </table:table-cell>
          <table:table-cell office:value-type="float" office:value="1612.693848" calcext:value-type="float">
            <text:p>1612.693848</text:p>
          </table:table-cell>
          <table:table-cell table:number-columns-repeated="13"/>
        </table:table-row>
        <table:table-row table:style-name="ro1">
          <table:table-cell office:value-type="float" office:value="1577.319458" calcext:value-type="float">
            <text:p>1577.319458</text:p>
          </table:table-cell>
          <table:table-cell office:value-type="float" office:value="1610.113647" calcext:value-type="float">
            <text:p>1610.113647</text:p>
          </table:table-cell>
          <table:table-cell office:value-type="float" office:value="1584.191406" calcext:value-type="float">
            <text:p>1584.191406</text:p>
          </table:table-cell>
          <table:table-cell office:value-type="float" office:value="1608.940063" calcext:value-type="float">
            <text:p>1608.940063</text:p>
          </table:table-cell>
          <table:table-cell table:number-columns-repeated="13"/>
        </table:table-row>
        <table:table-row table:style-name="ro1">
          <table:table-cell office:value-type="float" office:value="1575.827637" calcext:value-type="float">
            <text:p>1575.827637</text:p>
          </table:table-cell>
          <table:table-cell office:value-type="float" office:value="1605.496582" calcext:value-type="float">
            <text:p>1605.496582</text:p>
          </table:table-cell>
          <table:table-cell office:value-type="float" office:value="1579.624756" calcext:value-type="float">
            <text:p>1579.624756</text:p>
          </table:table-cell>
          <table:table-cell office:value-type="float" office:value="1603.262085" calcext:value-type="float">
            <text:p>1603.262085</text:p>
          </table:table-cell>
          <table:table-cell table:number-columns-repeated="13"/>
        </table:table-row>
        <table:table-row table:style-name="ro1">
          <table:table-cell office:value-type="float" office:value="1572.392456" calcext:value-type="float">
            <text:p>1572.392456</text:p>
          </table:table-cell>
          <table:table-cell office:value-type="float" office:value="1602.679321" calcext:value-type="float">
            <text:p>1602.679321</text:p>
          </table:table-cell>
          <table:table-cell office:value-type="float" office:value="1575.714722" calcext:value-type="float">
            <text:p>1575.714722</text:p>
          </table:table-cell>
          <table:table-cell office:value-type="float" office:value="1602.427979" calcext:value-type="float">
            <text:p>1602.427979</text:p>
          </table:table-cell>
          <table:table-cell table:number-columns-repeated="13"/>
        </table:table-row>
        <table:table-row table:style-name="ro1">
          <table:table-cell office:value-type="float" office:value="1573.952026" calcext:value-type="float">
            <text:p>1573.952026</text:p>
          </table:table-cell>
          <table:table-cell office:value-type="float" office:value="1601.409546" calcext:value-type="float">
            <text:p>1601.409546</text:p>
          </table:table-cell>
          <table:table-cell office:value-type="float" office:value="1571.651733" calcext:value-type="float">
            <text:p>1571.651733</text:p>
          </table:table-cell>
          <table:table-cell office:value-type="float" office:value="1601.297852" calcext:value-type="float">
            <text:p>1601.297852</text:p>
          </table:table-cell>
          <table:table-cell table:number-columns-repeated="13"/>
        </table:table-row>
        <table:table-row table:style-name="ro1">
          <table:table-cell office:value-type="float" office:value="1570.131958" calcext:value-type="float">
            <text:p>1570.131958</text:p>
          </table:table-cell>
          <table:table-cell office:value-type="float" office:value="1594.85376" calcext:value-type="float">
            <text:p>1594.85376</text:p>
          </table:table-cell>
          <table:table-cell office:value-type="float" office:value="1574.43457" calcext:value-type="float">
            <text:p>1574.43457</text:p>
          </table:table-cell>
          <table:table-cell office:value-type="float" office:value="1595.153809" calcext:value-type="float">
            <text:p>1595.153809</text:p>
          </table:table-cell>
          <table:table-cell table:number-columns-repeated="13"/>
        </table:table-row>
        <table:table-row table:style-name="ro1">
          <table:table-cell office:value-type="float" office:value="1572.95166" calcext:value-type="float">
            <text:p>1572.95166</text:p>
          </table:table-cell>
          <table:table-cell office:value-type="float" office:value="1592.728149" calcext:value-type="float">
            <text:p>1592.728149</text:p>
          </table:table-cell>
          <table:table-cell office:value-type="float" office:value="1572.246338" calcext:value-type="float">
            <text:p>1572.246338</text:p>
          </table:table-cell>
          <table:table-cell office:value-type="float" office:value="1594.593384" calcext:value-type="float">
            <text:p>1594.593384</text:p>
          </table:table-cell>
          <table:table-cell table:number-columns-repeated="13"/>
        </table:table-row>
        <table:table-row table:style-name="ro1">
          <table:table-cell office:value-type="float" office:value="1570.147705" calcext:value-type="float">
            <text:p>1570.147705</text:p>
          </table:table-cell>
          <table:table-cell office:value-type="float" office:value="1590.255249" calcext:value-type="float">
            <text:p>1590.255249</text:p>
          </table:table-cell>
          <table:table-cell office:value-type="float" office:value="1577.738281" calcext:value-type="float">
            <text:p>1577.738281</text:p>
          </table:table-cell>
          <table:table-cell office:value-type="float" office:value="1587.041626" calcext:value-type="float">
            <text:p>1587.041626</text:p>
          </table:table-cell>
          <table:table-cell table:number-columns-repeated="13"/>
        </table:table-row>
        <table:table-row table:style-name="ro1">
          <table:table-cell office:value-type="float" office:value="1568.641968" calcext:value-type="float">
            <text:p>1568.641968</text:p>
          </table:table-cell>
          <table:table-cell office:value-type="float" office:value="1590.709351" calcext:value-type="float">
            <text:p>1590.709351</text:p>
          </table:table-cell>
          <table:table-cell office:value-type="float" office:value="1573.241577" calcext:value-type="float">
            <text:p>1573.241577</text:p>
          </table:table-cell>
          <table:table-cell office:value-type="float" office:value="1588.291382" calcext:value-type="float">
            <text:p>1588.291382</text:p>
          </table:table-cell>
          <table:table-cell table:number-columns-repeated="13"/>
        </table:table-row>
        <table:table-row table:style-name="ro1">
          <table:table-cell office:value-type="float" office:value="1566.04126" calcext:value-type="float">
            <text:p>1566.04126</text:p>
          </table:table-cell>
          <table:table-cell office:value-type="float" office:value="1587.654663" calcext:value-type="float">
            <text:p>1587.654663</text:p>
          </table:table-cell>
          <table:table-cell office:value-type="float" office:value="1570.842896" calcext:value-type="float">
            <text:p>1570.842896</text:p>
          </table:table-cell>
          <table:table-cell office:value-type="float" office:value="1586.993652" calcext:value-type="float">
            <text:p>1586.993652</text:p>
          </table:table-cell>
          <table:table-cell table:number-columns-repeated="13"/>
        </table:table-row>
        <table:table-row table:style-name="ro1">
          <table:table-cell office:value-type="float" office:value="1573.924561" calcext:value-type="float">
            <text:p>1573.924561</text:p>
          </table:table-cell>
          <table:table-cell office:value-type="float" office:value="1599.735718" calcext:value-type="float">
            <text:p>1599.735718</text:p>
          </table:table-cell>
          <table:table-cell office:value-type="float" office:value="1561.482056" calcext:value-type="float">
            <text:p>1561.482056</text:p>
          </table:table-cell>
          <table:table-cell office:value-type="float" office:value="1578.4552" calcext:value-type="float">
            <text:p>1578.4552</text:p>
          </table:table-cell>
          <table:table-cell table:number-columns-repeated="13"/>
        </table:table-row>
        <table:table-row table:style-name="ro1">
          <table:table-cell office:value-type="float" office:value="1562.762085" calcext:value-type="float">
            <text:p>1562.762085</text:p>
          </table:table-cell>
          <table:table-cell office:value-type="float" office:value="1600.04834" calcext:value-type="float">
            <text:p>1600.04834</text:p>
          </table:table-cell>
          <table:table-cell office:value-type="float" office:value="1562.483032" calcext:value-type="float">
            <text:p>1562.483032</text:p>
          </table:table-cell>
          <table:table-cell office:value-type="float" office:value="1595.522583" calcext:value-type="float">
            <text:p>1595.522583</text:p>
          </table:table-cell>
          <table:table-cell table:number-columns-repeated="13"/>
        </table:table-row>
        <table:table-row table:style-name="ro1">
          <table:table-cell office:value-type="float" office:value="1589.461914" calcext:value-type="float">
            <text:p>1589.461914</text:p>
          </table:table-cell>
          <table:table-cell office:value-type="float" office:value="1590.542969" calcext:value-type="float">
            <text:p>1590.542969</text:p>
          </table:table-cell>
          <table:table-cell office:value-type="float" office:value="1579.769531" calcext:value-type="float">
            <text:p>1579.769531</text:p>
          </table:table-cell>
          <table:table-cell office:value-type="float" office:value="1596.977783" calcext:value-type="float">
            <text:p>1596.977783</text:p>
          </table:table-cell>
          <table:table-cell table:number-columns-repeated="13"/>
        </table:table-row>
        <table:table-row table:style-name="ro1">
          <table:table-cell office:value-type="float" office:value="1599.967773" calcext:value-type="float">
            <text:p>1599.967773</text:p>
          </table:table-cell>
          <table:table-cell office:value-type="float" office:value="1642.283936" calcext:value-type="float">
            <text:p>1642.283936</text:p>
          </table:table-cell>
          <table:table-cell office:value-type="float" office:value="1600.906006" calcext:value-type="float">
            <text:p>1600.906006</text:p>
          </table:table-cell>
          <table:table-cell office:value-type="float" office:value="1646.703125" calcext:value-type="float">
            <text:p>1646.703125</text:p>
          </table:table-cell>
          <table:table-cell table:number-columns-repeated="13"/>
        </table:table-row>
        <table:table-row table:style-name="ro1">
          <table:table-cell office:value-type="float" office:value="1647.203369" calcext:value-type="float">
            <text:p>1647.203369</text:p>
          </table:table-cell>
          <table:table-cell office:value-type="float" office:value="1663.739746" calcext:value-type="float">
            <text:p>1663.739746</text:p>
          </table:table-cell>
          <table:table-cell office:value-type="float" office:value="1660.182983" calcext:value-type="float">
            <text:p>1660.182983</text:p>
          </table:table-cell>
          <table:table-cell office:value-type="float" office:value="1662.483887" calcext:value-type="float">
            <text:p>1662.483887</text:p>
          </table:table-cell>
          <table:table-cell table:number-columns-repeated="13"/>
        </table:table-row>
        <table:table-row table:style-name="ro1">
          <table:table-cell office:value-type="float" office:value="1687.507568" calcext:value-type="float">
            <text:p>1687.507568</text:p>
          </table:table-cell>
          <table:table-cell office:value-type="float" office:value="1683.567871" calcext:value-type="float">
            <text:p>1683.567871</text:p>
          </table:table-cell>
          <table:table-cell office:value-type="float" office:value="1700.582764" calcext:value-type="float">
            <text:p>1700.582764</text:p>
          </table:table-cell>
          <table:table-cell office:value-type="float" office:value="1672.566406" calcext:value-type="float">
            <text:p>1672.566406</text:p>
          </table:table-cell>
          <table:table-cell table:number-columns-repeated="13"/>
        </table:table-row>
        <table:table-row table:style-name="ro1">
          <table:table-cell office:value-type="float" office:value="1692.630371" calcext:value-type="float">
            <text:p>1692.630371</text:p>
          </table:table-cell>
          <table:table-cell office:value-type="float" office:value="1720.208374" calcext:value-type="float">
            <text:p>1720.208374</text:p>
          </table:table-cell>
          <table:table-cell office:value-type="float" office:value="1701.819824" calcext:value-type="float">
            <text:p>1701.819824</text:p>
          </table:table-cell>
          <table:table-cell office:value-type="float" office:value="1707.567261" calcext:value-type="float">
            <text:p>1707.567261</text:p>
          </table:table-cell>
          <table:table-cell table:number-columns-repeated="13"/>
        </table:table-row>
        <table:table-row table:style-name="ro1">
          <table:table-cell office:value-type="float" office:value="1676.484863" calcext:value-type="float">
            <text:p>1676.484863</text:p>
          </table:table-cell>
          <table:table-cell office:value-type="float" office:value="1725.799194" calcext:value-type="float">
            <text:p>1725.799194</text:p>
          </table:table-cell>
          <table:table-cell office:value-type="float" office:value="1675.054932" calcext:value-type="float">
            <text:p>1675.054932</text:p>
          </table:table-cell>
          <table:table-cell office:value-type="float" office:value="1726.405518" calcext:value-type="float">
            <text:p>1726.405518</text:p>
          </table:table-cell>
          <table:table-cell table:number-columns-repeated="13"/>
        </table:table-row>
        <table:table-row table:style-name="ro1">
          <table:table-cell office:value-type="float" office:value="1651.262573" calcext:value-type="float">
            <text:p>1651.262573</text:p>
          </table:table-cell>
          <table:table-cell office:value-type="float" office:value="1744.677002" calcext:value-type="float">
            <text:p>1744.677002</text:p>
          </table:table-cell>
          <table:table-cell office:value-type="float" office:value="1646.11792" calcext:value-type="float">
            <text:p>1646.11792</text:p>
          </table:table-cell>
          <table:table-cell office:value-type="float" office:value="1760.504395" calcext:value-type="float">
            <text:p>1760.504395</text:p>
          </table:table-cell>
          <table:table-cell table:number-columns-repeated="13"/>
        </table:table-row>
        <table:table-row table:style-name="ro1">
          <table:table-cell office:value-type="float" office:value="1651.390625" calcext:value-type="float">
            <text:p>1651.390625</text:p>
          </table:table-cell>
          <table:table-cell office:value-type="float" office:value="1731.600342" calcext:value-type="float">
            <text:p>1731.600342</text:p>
          </table:table-cell>
          <table:table-cell office:value-type="float" office:value="1665.683228" calcext:value-type="float">
            <text:p>1665.683228</text:p>
          </table:table-cell>
          <table:table-cell office:value-type="float" office:value="1723.858887" calcext:value-type="float">
            <text:p>1723.858887</text:p>
          </table:table-cell>
          <table:table-cell table:number-columns-repeated="13"/>
        </table:table-row>
        <table:table-row table:style-name="ro1">
          <table:table-cell office:value-type="float" office:value="1666.747559" calcext:value-type="float">
            <text:p>1666.747559</text:p>
          </table:table-cell>
          <table:table-cell office:value-type="float" office:value="1730.065796" calcext:value-type="float">
            <text:p>1730.065796</text:p>
          </table:table-cell>
          <table:table-cell office:value-type="float" office:value="1669.041992" calcext:value-type="float">
            <text:p>1669.041992</text:p>
          </table:table-cell>
          <table:table-cell office:value-type="float" office:value="1727.366211" calcext:value-type="float">
            <text:p>1727.366211</text:p>
          </table:table-cell>
          <table:table-cell table:number-columns-repeated="13"/>
        </table:table-row>
        <table:table-row table:style-name="ro1">
          <table:table-cell office:value-type="float" office:value="1656.541382" calcext:value-type="float">
            <text:p>1656.541382</text:p>
          </table:table-cell>
          <table:table-cell office:value-type="float" office:value="1741.795288" calcext:value-type="float">
            <text:p>1741.795288</text:p>
          </table:table-cell>
          <table:table-cell office:value-type="float" office:value="1665.743896" calcext:value-type="float">
            <text:p>1665.743896</text:p>
          </table:table-cell>
          <table:table-cell office:value-type="float" office:value="1738.547485" calcext:value-type="float">
            <text:p>1738.547485</text:p>
          </table:table-cell>
          <table:table-cell table:number-columns-repeated="13"/>
        </table:table-row>
        <table:table-row table:style-name="ro1">
          <table:table-cell office:value-type="float" office:value="1662.083008" calcext:value-type="float">
            <text:p>1662.083008</text:p>
          </table:table-cell>
          <table:table-cell office:value-type="float" office:value="1737.070679" calcext:value-type="float">
            <text:p>1737.070679</text:p>
          </table:table-cell>
          <table:table-cell office:value-type="float" office:value="1667.575317" calcext:value-type="float">
            <text:p>1667.575317</text:p>
          </table:table-cell>
          <table:table-cell office:value-type="float" office:value="1732.948975" calcext:value-type="float">
            <text:p>1732.948975</text:p>
          </table:table-cell>
          <table:table-cell table:number-columns-repeated="13"/>
        </table:table-row>
        <table:table-row table:style-name="ro1">
          <table:table-cell office:value-type="float" office:value="1663.605591" calcext:value-type="float">
            <text:p>1663.605591</text:p>
          </table:table-cell>
          <table:table-cell office:value-type="float" office:value="1736.863281" calcext:value-type="float">
            <text:p>1736.863281</text:p>
          </table:table-cell>
          <table:table-cell office:value-type="float" office:value="1671.997559" calcext:value-type="float">
            <text:p>1671.997559</text:p>
          </table:table-cell>
          <table:table-cell office:value-type="float" office:value="1729.307129" calcext:value-type="float">
            <text:p>1729.307129</text:p>
          </table:table-cell>
          <table:table-cell table:number-columns-repeated="13"/>
        </table:table-row>
        <table:table-row table:style-name="ro1">
          <table:table-cell office:value-type="float" office:value="1659.727417" calcext:value-type="float">
            <text:p>1659.727417</text:p>
          </table:table-cell>
          <table:table-cell office:value-type="float" office:value="1736.836182" calcext:value-type="float">
            <text:p>1736.836182</text:p>
          </table:table-cell>
          <table:table-cell office:value-type="float" office:value="1666.634399" calcext:value-type="float">
            <text:p>1666.634399</text:p>
          </table:table-cell>
          <table:table-cell office:value-type="float" office:value="1735.9552" calcext:value-type="float">
            <text:p>1735.9552</text:p>
          </table:table-cell>
          <table:table-cell table:number-columns-repeated="13"/>
        </table:table-row>
        <table:table-row table:style-name="ro1">
          <table:table-cell office:value-type="float" office:value="1659.273926" calcext:value-type="float">
            <text:p>1659.273926</text:p>
          </table:table-cell>
          <table:table-cell office:value-type="float" office:value="1736.144409" calcext:value-type="float">
            <text:p>1736.144409</text:p>
          </table:table-cell>
          <table:table-cell office:value-type="float" office:value="1671.757202" calcext:value-type="float">
            <text:p>1671.757202</text:p>
          </table:table-cell>
          <table:table-cell office:value-type="float" office:value="1735.674561" calcext:value-type="float">
            <text:p>1735.674561</text:p>
          </table:table-cell>
          <table:table-cell table:number-columns-repeated="13"/>
        </table:table-row>
        <table:table-row table:style-name="ro1">
          <table:table-cell office:value-type="float" office:value="1659.221558" calcext:value-type="float">
            <text:p>1659.221558</text:p>
          </table:table-cell>
          <table:table-cell office:value-type="float" office:value="1741.937134" calcext:value-type="float">
            <text:p>1741.937134</text:p>
          </table:table-cell>
          <table:table-cell office:value-type="float" office:value="1668.243408" calcext:value-type="float">
            <text:p>1668.243408</text:p>
          </table:table-cell>
          <table:table-cell office:value-type="float" office:value="1736.732178" calcext:value-type="float">
            <text:p>1736.732178</text:p>
          </table:table-cell>
          <table:table-cell table:number-columns-repeated="13"/>
        </table:table-row>
        <table:table-row table:style-name="ro1">
          <table:table-cell office:value-type="float" office:value="1662.872559" calcext:value-type="float">
            <text:p>1662.872559</text:p>
          </table:table-cell>
          <table:table-cell office:value-type="float" office:value="1738.021973" calcext:value-type="float">
            <text:p>1738.021973</text:p>
          </table:table-cell>
          <table:table-cell office:value-type="float" office:value="1667.74353" calcext:value-type="float">
            <text:p>1667.74353</text:p>
          </table:table-cell>
          <table:table-cell office:value-type="float" office:value="1736.486084" calcext:value-type="float">
            <text:p>1736.486084</text:p>
          </table:table-cell>
          <table:table-cell table:number-columns-repeated="13"/>
        </table:table-row>
        <table:table-row table:style-name="ro1">
          <table:table-cell office:value-type="float" office:value="1658.355713" calcext:value-type="float">
            <text:p>1658.355713</text:p>
          </table:table-cell>
          <table:table-cell office:value-type="float" office:value="1738.333374" calcext:value-type="float">
            <text:p>1738.333374</text:p>
          </table:table-cell>
          <table:table-cell office:value-type="float" office:value="1671.591675" calcext:value-type="float">
            <text:p>1671.591675</text:p>
          </table:table-cell>
          <table:table-cell office:value-type="float" office:value="1731.063232" calcext:value-type="float">
            <text:p>1731.063232</text:p>
          </table:table-cell>
          <table:table-cell table:number-columns-repeated="13"/>
        </table:table-row>
        <table:table-row table:style-name="ro1">
          <table:table-cell office:value-type="float" office:value="1660.836426" calcext:value-type="float">
            <text:p>1660.836426</text:p>
          </table:table-cell>
          <table:table-cell office:value-type="float" office:value="1740.82666" calcext:value-type="float">
            <text:p>1740.82666</text:p>
          </table:table-cell>
          <table:table-cell office:value-type="float" office:value="1671.114746" calcext:value-type="float">
            <text:p>1671.114746</text:p>
          </table:table-cell>
          <table:table-cell office:value-type="float" office:value="1733.231445" calcext:value-type="float">
            <text:p>1733.231445</text:p>
          </table:table-cell>
          <table:table-cell table:number-columns-repeated="13"/>
        </table:table-row>
        <table:table-row table:style-name="ro1">
          <table:table-cell office:value-type="float" office:value="1657.428711" calcext:value-type="float">
            <text:p>1657.428711</text:p>
          </table:table-cell>
          <table:table-cell office:value-type="float" office:value="1742.175415" calcext:value-type="float">
            <text:p>1742.175415</text:p>
          </table:table-cell>
          <table:table-cell office:value-type="float" office:value="1666.757812" calcext:value-type="float">
            <text:p>1666.757812</text:p>
          </table:table-cell>
          <table:table-cell office:value-type="float" office:value="1736.806274" calcext:value-type="float">
            <text:p>1736.806274</text:p>
          </table:table-cell>
          <table:table-cell table:number-columns-repeated="13"/>
        </table:table-row>
        <table:table-row table:style-name="ro1">
          <table:table-cell office:value-type="float" office:value="1656.888184" calcext:value-type="float">
            <text:p>1656.888184</text:p>
          </table:table-cell>
          <table:table-cell office:value-type="float" office:value="1736.352905" calcext:value-type="float">
            <text:p>1736.352905</text:p>
          </table:table-cell>
          <table:table-cell office:value-type="float" office:value="1666.188721" calcext:value-type="float">
            <text:p>1666.188721</text:p>
          </table:table-cell>
          <table:table-cell office:value-type="float" office:value="1733.453491" calcext:value-type="float">
            <text:p>1733.453491</text:p>
          </table:table-cell>
          <table:table-cell table:number-columns-repeated="13"/>
        </table:table-row>
        <table:table-row table:style-name="ro1">
          <table:table-cell office:value-type="float" office:value="1658.616577" calcext:value-type="float">
            <text:p>1658.616577</text:p>
          </table:table-cell>
          <table:table-cell office:value-type="float" office:value="1736.283325" calcext:value-type="float">
            <text:p>1736.283325</text:p>
          </table:table-cell>
          <table:table-cell office:value-type="float" office:value="1669.063354" calcext:value-type="float">
            <text:p>1669.063354</text:p>
          </table:table-cell>
          <table:table-cell office:value-type="float" office:value="1731.782104" calcext:value-type="float">
            <text:p>1731.782104</text:p>
          </table:table-cell>
          <table:table-cell table:number-columns-repeated="13"/>
        </table:table-row>
        <table:table-row table:style-name="ro1">
          <table:table-cell office:value-type="float" office:value="1658.696045" calcext:value-type="float">
            <text:p>1658.696045</text:p>
          </table:table-cell>
          <table:table-cell office:value-type="float" office:value="1743.613037" calcext:value-type="float">
            <text:p>1743.613037</text:p>
          </table:table-cell>
          <table:table-cell office:value-type="float" office:value="1667.081543" calcext:value-type="float">
            <text:p>1667.081543</text:p>
          </table:table-cell>
          <table:table-cell office:value-type="float" office:value="1737.713745" calcext:value-type="float">
            <text:p>1737.713745</text:p>
          </table:table-cell>
          <table:table-cell table:number-columns-repeated="13"/>
        </table:table-row>
        <table:table-row table:style-name="ro1">
          <table:table-cell office:value-type="float" office:value="1659.509033" calcext:value-type="float">
            <text:p>1659.509033</text:p>
          </table:table-cell>
          <table:table-cell office:value-type="float" office:value="1740.36377" calcext:value-type="float">
            <text:p>1740.36377</text:p>
          </table:table-cell>
          <table:table-cell office:value-type="float" office:value="1669.250366" calcext:value-type="float">
            <text:p>1669.250366</text:p>
          </table:table-cell>
          <table:table-cell office:value-type="float" office:value="1731.917847" calcext:value-type="float">
            <text:p>1731.917847</text:p>
          </table:table-cell>
          <table:table-cell table:number-columns-repeated="13"/>
        </table:table-row>
        <table:table-row table:style-name="ro1">
          <table:table-cell office:value-type="float" office:value="1660.810181" calcext:value-type="float">
            <text:p>1660.810181</text:p>
          </table:table-cell>
          <table:table-cell office:value-type="float" office:value="1735.499756" calcext:value-type="float">
            <text:p>1735.499756</text:p>
          </table:table-cell>
          <table:table-cell office:value-type="float" office:value="1668.160278" calcext:value-type="float">
            <text:p>1668.160278</text:p>
          </table:table-cell>
          <table:table-cell office:value-type="float" office:value="1733.869751" calcext:value-type="float">
            <text:p>1733.869751</text:p>
          </table:table-cell>
          <table:table-cell table:number-columns-repeated="13"/>
        </table:table-row>
        <table:table-row table:style-name="ro1">
          <table:table-cell office:value-type="float" office:value="1659.844238" calcext:value-type="float">
            <text:p>1659.844238</text:p>
          </table:table-cell>
          <table:table-cell office:value-type="float" office:value="1736.269165" calcext:value-type="float">
            <text:p>1736.269165</text:p>
          </table:table-cell>
          <table:table-cell office:value-type="float" office:value="1667.78418" calcext:value-type="float">
            <text:p>1667.78418</text:p>
          </table:table-cell>
          <table:table-cell office:value-type="float" office:value="1731.363037" calcext:value-type="float">
            <text:p>1731.363037</text:p>
          </table:table-cell>
          <table:table-cell table:number-columns-repeated="13"/>
        </table:table-row>
        <table:table-row table:style-name="ro1">
          <table:table-cell office:value-type="float" office:value="1659.82019" calcext:value-type="float">
            <text:p>1659.82019</text:p>
          </table:table-cell>
          <table:table-cell office:value-type="float" office:value="1736.986816" calcext:value-type="float">
            <text:p>1736.986816</text:p>
          </table:table-cell>
          <table:table-cell office:value-type="float" office:value="1666.868164" calcext:value-type="float">
            <text:p>1666.868164</text:p>
          </table:table-cell>
          <table:table-cell office:value-type="float" office:value="1734.756226" calcext:value-type="float">
            <text:p>1734.756226</text:p>
          </table:table-cell>
          <table:table-cell table:number-columns-repeated="13"/>
        </table:table-row>
        <table:table-row table:style-name="ro1">
          <table:table-cell office:value-type="float" office:value="1657.205811" calcext:value-type="float">
            <text:p>1657.205811</text:p>
          </table:table-cell>
          <table:table-cell office:value-type="float" office:value="1734.949707" calcext:value-type="float">
            <text:p>1734.949707</text:p>
          </table:table-cell>
          <table:table-cell office:value-type="float" office:value="1664.813965" calcext:value-type="float">
            <text:p>1664.813965</text:p>
          </table:table-cell>
          <table:table-cell office:value-type="float" office:value="1731.549561" calcext:value-type="float">
            <text:p>1731.549561</text:p>
          </table:table-cell>
          <table:table-cell table:number-columns-repeated="13"/>
        </table:table-row>
        <table:table-row table:style-name="ro1">
          <table:table-cell office:value-type="float" office:value="1656.983398" calcext:value-type="float">
            <text:p>1656.983398</text:p>
          </table:table-cell>
          <table:table-cell office:value-type="float" office:value="1736.571045" calcext:value-type="float">
            <text:p>1736.571045</text:p>
          </table:table-cell>
          <table:table-cell office:value-type="float" office:value="1665.966797" calcext:value-type="float">
            <text:p>1665.966797</text:p>
          </table:table-cell>
          <table:table-cell office:value-type="float" office:value="1734.561401" calcext:value-type="float">
            <text:p>1734.561401</text:p>
          </table:table-cell>
          <table:table-cell table:number-columns-repeated="13"/>
        </table:table-row>
        <table:table-row table:style-name="ro1">
          <table:table-cell office:value-type="float" office:value="1657.274902" calcext:value-type="float">
            <text:p>1657.274902</text:p>
          </table:table-cell>
          <table:table-cell office:value-type="float" office:value="1739.115234" calcext:value-type="float">
            <text:p>1739.115234</text:p>
          </table:table-cell>
          <table:table-cell office:value-type="float" office:value="1665.985474" calcext:value-type="float">
            <text:p>1665.985474</text:p>
          </table:table-cell>
          <table:table-cell office:value-type="float" office:value="1734.903809" calcext:value-type="float">
            <text:p>1734.903809</text:p>
          </table:table-cell>
          <table:table-cell table:number-columns-repeated="13"/>
        </table:table-row>
        <table:table-row table:style-name="ro1">
          <table:table-cell office:value-type="float" office:value="1656.544189" calcext:value-type="float">
            <text:p>1656.544189</text:p>
          </table:table-cell>
          <table:table-cell office:value-type="float" office:value="1738.236328" calcext:value-type="float">
            <text:p>1738.236328</text:p>
          </table:table-cell>
          <table:table-cell office:value-type="float" office:value="1664.866821" calcext:value-type="float">
            <text:p>1664.866821</text:p>
          </table:table-cell>
          <table:table-cell office:value-type="float" office:value="1733.446533" calcext:value-type="float">
            <text:p>1733.446533</text:p>
          </table:table-cell>
          <table:table-cell table:number-columns-repeated="13"/>
        </table:table-row>
        <table:table-row table:style-name="ro1">
          <table:table-cell office:value-type="float" office:value="1659.508301" calcext:value-type="float">
            <text:p>1659.508301</text:p>
          </table:table-cell>
          <table:table-cell office:value-type="float" office:value="1737.519775" calcext:value-type="float">
            <text:p>1737.519775</text:p>
          </table:table-cell>
          <table:table-cell office:value-type="float" office:value="1671.791992" calcext:value-type="float">
            <text:p>1671.791992</text:p>
          </table:table-cell>
          <table:table-cell office:value-type="float" office:value="1730.448486" calcext:value-type="float">
            <text:p>1730.448486</text:p>
          </table:table-cell>
          <table:table-cell table:number-columns-repeated="13"/>
        </table:table-row>
        <table:table-row table:style-name="ro1">
          <table:table-cell office:value-type="float" office:value="1657.950806" calcext:value-type="float">
            <text:p>1657.950806</text:p>
          </table:table-cell>
          <table:table-cell office:value-type="float" office:value="1736.455322" calcext:value-type="float">
            <text:p>1736.455322</text:p>
          </table:table-cell>
          <table:table-cell office:value-type="float" office:value="1668.023315" calcext:value-type="float">
            <text:p>1668.023315</text:p>
          </table:table-cell>
          <table:table-cell office:value-type="float" office:value="1732.970459" calcext:value-type="float">
            <text:p>1732.970459</text:p>
          </table:table-cell>
          <table:table-cell table:number-columns-repeated="13"/>
        </table:table-row>
        <table:table-row table:style-name="ro1">
          <table:table-cell office:value-type="float" office:value="1656.566772" calcext:value-type="float">
            <text:p>1656.566772</text:p>
          </table:table-cell>
          <table:table-cell office:value-type="float" office:value="1739.928589" calcext:value-type="float">
            <text:p>1739.928589</text:p>
          </table:table-cell>
          <table:table-cell office:value-type="float" office:value="1668.137939" calcext:value-type="float">
            <text:p>1668.137939</text:p>
          </table:table-cell>
          <table:table-cell office:value-type="float" office:value="1733.618286" calcext:value-type="float">
            <text:p>1733.618286</text:p>
          </table:table-cell>
          <table:table-cell table:number-columns-repeated="13"/>
        </table:table-row>
        <table:table-row table:style-name="ro1">
          <table:table-cell office:value-type="float" office:value="1659.898804" calcext:value-type="float">
            <text:p>1659.898804</text:p>
          </table:table-cell>
          <table:table-cell office:value-type="float" office:value="1739.518188" calcext:value-type="float">
            <text:p>1739.518188</text:p>
          </table:table-cell>
          <table:table-cell office:value-type="float" office:value="1670.651367" calcext:value-type="float">
            <text:p>1670.651367</text:p>
          </table:table-cell>
          <table:table-cell office:value-type="float" office:value="1734.455444" calcext:value-type="float">
            <text:p>1734.455444</text:p>
          </table:table-cell>
          <table:table-cell table:number-columns-repeated="13"/>
        </table:table-row>
        <table:table-row table:style-name="ro1">
          <table:table-cell office:value-type="float" office:value="1658.37439" calcext:value-type="float">
            <text:p>1658.37439</text:p>
          </table:table-cell>
          <table:table-cell office:value-type="float" office:value="1740.499512" calcext:value-type="float">
            <text:p>1740.499512</text:p>
          </table:table-cell>
          <table:table-cell office:value-type="float" office:value="1669.111938" calcext:value-type="float">
            <text:p>1669.111938</text:p>
          </table:table-cell>
          <table:table-cell office:value-type="float" office:value="1734.868042" calcext:value-type="float">
            <text:p>1734.868042</text:p>
          </table:table-cell>
          <table:table-cell table:number-columns-repeated="13"/>
        </table:table-row>
        <table:table-row table:style-name="ro1">
          <table:table-cell office:value-type="float" office:value="1658.720703" calcext:value-type="float">
            <text:p>1658.720703</text:p>
          </table:table-cell>
          <table:table-cell office:value-type="float" office:value="1741.218262" calcext:value-type="float">
            <text:p>1741.218262</text:p>
          </table:table-cell>
          <table:table-cell office:value-type="float" office:value="1665.53418" calcext:value-type="float">
            <text:p>1665.53418</text:p>
          </table:table-cell>
          <table:table-cell office:value-type="float" office:value="1733.447266" calcext:value-type="float">
            <text:p>1733.447266</text:p>
          </table:table-cell>
          <table:table-cell table:number-columns-repeated="13"/>
        </table:table-row>
        <table:table-row table:style-name="ro1">
          <table:table-cell office:value-type="float" office:value="1660.344971" calcext:value-type="float">
            <text:p>1660.344971</text:p>
          </table:table-cell>
          <table:table-cell office:value-type="float" office:value="1737.174683" calcext:value-type="float">
            <text:p>1737.174683</text:p>
          </table:table-cell>
          <table:table-cell office:value-type="float" office:value="1668.910156" calcext:value-type="float">
            <text:p>1668.910156</text:p>
          </table:table-cell>
          <table:table-cell office:value-type="float" office:value="1734.22583" calcext:value-type="float">
            <text:p>1734.22583</text:p>
          </table:table-cell>
          <table:table-cell table:number-columns-repeated="13"/>
        </table:table-row>
        <table:table-row table:style-name="ro1">
          <table:table-cell office:value-type="float" office:value="1658.017944" calcext:value-type="float">
            <text:p>1658.017944</text:p>
          </table:table-cell>
          <table:table-cell office:value-type="float" office:value="1738.323608" calcext:value-type="float">
            <text:p>1738.323608</text:p>
          </table:table-cell>
          <table:table-cell office:value-type="float" office:value="1667.125" calcext:value-type="float">
            <text:p>1667.125</text:p>
          </table:table-cell>
          <table:table-cell office:value-type="float" office:value="1734.995605" calcext:value-type="float">
            <text:p>1734.995605</text:p>
          </table:table-cell>
          <table:table-cell table:number-columns-repeated="13"/>
        </table:table-row>
        <table:table-row table:style-name="ro1">
          <table:table-cell office:value-type="float" office:value="1658.98291" calcext:value-type="float">
            <text:p>1658.98291</text:p>
          </table:table-cell>
          <table:table-cell office:value-type="float" office:value="1740.50415" calcext:value-type="float">
            <text:p>1740.50415</text:p>
          </table:table-cell>
          <table:table-cell office:value-type="float" office:value="1668.209473" calcext:value-type="float">
            <text:p>1668.209473</text:p>
          </table:table-cell>
          <table:table-cell office:value-type="float" office:value="1734.713135" calcext:value-type="float">
            <text:p>1734.713135</text:p>
          </table:table-cell>
          <table:table-cell table:number-columns-repeated="13"/>
        </table:table-row>
        <table:table-row table:style-name="ro1">
          <table:table-cell office:value-type="float" office:value="1657.623535" calcext:value-type="float">
            <text:p>1657.623535</text:p>
          </table:table-cell>
          <table:table-cell office:value-type="float" office:value="1740.358154" calcext:value-type="float">
            <text:p>1740.358154</text:p>
          </table:table-cell>
          <table:table-cell office:value-type="float" office:value="1670.681763" calcext:value-type="float">
            <text:p>1670.681763</text:p>
          </table:table-cell>
          <table:table-cell office:value-type="float" office:value="1734.033081" calcext:value-type="float">
            <text:p>1734.033081</text:p>
          </table:table-cell>
          <table:table-cell table:number-columns-repeated="13"/>
        </table:table-row>
        <table:table-row table:style-name="ro1">
          <table:table-cell office:value-type="float" office:value="1658.062622" calcext:value-type="float">
            <text:p>1658.062622</text:p>
          </table:table-cell>
          <table:table-cell office:value-type="float" office:value="1737.767822" calcext:value-type="float">
            <text:p>1737.767822</text:p>
          </table:table-cell>
          <table:table-cell office:value-type="float" office:value="1667.758301" calcext:value-type="float">
            <text:p>1667.758301</text:p>
          </table:table-cell>
          <table:table-cell office:value-type="float" office:value="1734.017334" calcext:value-type="float">
            <text:p>1734.017334</text:p>
          </table:table-cell>
          <table:table-cell table:number-columns-repeated="13"/>
        </table:table-row>
        <table:table-row table:style-name="ro1">
          <table:table-cell office:value-type="float" office:value="1656.974854" calcext:value-type="float">
            <text:p>1656.974854</text:p>
          </table:table-cell>
          <table:table-cell office:value-type="float" office:value="1738.104004" calcext:value-type="float">
            <text:p>1738.104004</text:p>
          </table:table-cell>
          <table:table-cell office:value-type="float" office:value="1663.891479" calcext:value-type="float">
            <text:p>1663.891479</text:p>
          </table:table-cell>
          <table:table-cell office:value-type="float" office:value="1735.516235" calcext:value-type="float">
            <text:p>1735.516235</text:p>
          </table:table-cell>
          <table:table-cell table:number-columns-repeated="13"/>
        </table:table-row>
        <table:table-row table:style-name="ro1">
          <table:table-cell office:value-type="float" office:value="1659.642578" calcext:value-type="float">
            <text:p>1659.642578</text:p>
          </table:table-cell>
          <table:table-cell office:value-type="float" office:value="1736.189575" calcext:value-type="float">
            <text:p>1736.189575</text:p>
          </table:table-cell>
          <table:table-cell office:value-type="float" office:value="1667.672241" calcext:value-type="float">
            <text:p>1667.672241</text:p>
          </table:table-cell>
          <table:table-cell office:value-type="float" office:value="1731.481323" calcext:value-type="float">
            <text:p>1731.481323</text:p>
          </table:table-cell>
          <table:table-cell table:number-columns-repeated="13"/>
        </table:table-row>
        <table:table-row table:style-name="ro1">
          <table:table-cell office:value-type="float" office:value="1656.521729" calcext:value-type="float">
            <text:p>1656.521729</text:p>
          </table:table-cell>
          <table:table-cell office:value-type="float" office:value="1739.688843" calcext:value-type="float">
            <text:p>1739.688843</text:p>
          </table:table-cell>
          <table:table-cell office:value-type="float" office:value="1665.156006" calcext:value-type="float">
            <text:p>1665.156006</text:p>
          </table:table-cell>
          <table:table-cell office:value-type="float" office:value="1736.223877" calcext:value-type="float">
            <text:p>1736.223877</text:p>
          </table:table-cell>
          <table:table-cell table:number-columns-repeated="13"/>
        </table:table-row>
        <table:table-row table:style-name="ro1">
          <table:table-cell office:value-type="float" office:value="1658.130493" calcext:value-type="float">
            <text:p>1658.130493</text:p>
          </table:table-cell>
          <table:table-cell office:value-type="float" office:value="1738.447266" calcext:value-type="float">
            <text:p>1738.447266</text:p>
          </table:table-cell>
          <table:table-cell office:value-type="float" office:value="1667.705078" calcext:value-type="float">
            <text:p>1667.705078</text:p>
          </table:table-cell>
          <table:table-cell office:value-type="float" office:value="1733.615112" calcext:value-type="float">
            <text:p>1733.615112</text:p>
          </table:table-cell>
          <table:table-cell table:number-columns-repeated="13"/>
        </table:table-row>
        <table:table-row table:style-name="ro1">
          <table:table-cell office:value-type="float" office:value="1657.542603" calcext:value-type="float">
            <text:p>1657.542603</text:p>
          </table:table-cell>
          <table:table-cell office:value-type="float" office:value="1739.942749" calcext:value-type="float">
            <text:p>1739.942749</text:p>
          </table:table-cell>
          <table:table-cell office:value-type="float" office:value="1666.773071" calcext:value-type="float">
            <text:p>1666.773071</text:p>
          </table:table-cell>
          <table:table-cell office:value-type="float" office:value="1736.153564" calcext:value-type="float">
            <text:p>1736.153564</text:p>
          </table:table-cell>
          <table:table-cell table:number-columns-repeated="13"/>
        </table:table-row>
        <table:table-row table:style-name="ro1">
          <table:table-cell office:value-type="float" office:value="1659.992554" calcext:value-type="float">
            <text:p>1659.992554</text:p>
          </table:table-cell>
          <table:table-cell office:value-type="float" office:value="1738.73938" calcext:value-type="float">
            <text:p>1738.73938</text:p>
          </table:table-cell>
          <table:table-cell office:value-type="float" office:value="1668.765747" calcext:value-type="float">
            <text:p>1668.765747</text:p>
          </table:table-cell>
          <table:table-cell office:value-type="float" office:value="1735.442871" calcext:value-type="float">
            <text:p>1735.442871</text:p>
          </table:table-cell>
          <table:table-cell table:number-columns-repeated="13"/>
        </table:table-row>
        <table:table-row table:style-name="ro1">
          <table:table-cell office:value-type="float" office:value="1657.579956" calcext:value-type="float">
            <text:p>1657.579956</text:p>
          </table:table-cell>
          <table:table-cell office:value-type="float" office:value="1739.213745" calcext:value-type="float">
            <text:p>1739.213745</text:p>
          </table:table-cell>
          <table:table-cell office:value-type="float" office:value="1665.4823" calcext:value-type="float">
            <text:p>1665.4823</text:p>
          </table:table-cell>
          <table:table-cell office:value-type="float" office:value="1734.638062" calcext:value-type="float">
            <text:p>1734.638062</text:p>
          </table:table-cell>
          <table:table-cell table:number-columns-repeated="13"/>
        </table:table-row>
        <table:table-row table:style-name="ro1">
          <table:table-cell office:value-type="float" office:value="1658.607178" calcext:value-type="float">
            <text:p>1658.607178</text:p>
          </table:table-cell>
          <table:table-cell office:value-type="float" office:value="1743.380493" calcext:value-type="float">
            <text:p>1743.380493</text:p>
          </table:table-cell>
          <table:table-cell office:value-type="float" office:value="1667.039062" calcext:value-type="float">
            <text:p>1667.039062</text:p>
          </table:table-cell>
          <table:table-cell office:value-type="float" office:value="1736.427734" calcext:value-type="float">
            <text:p>1736.427734</text:p>
          </table:table-cell>
          <table:table-cell table:number-columns-repeated="13"/>
        </table:table-row>
        <table:table-row table:style-name="ro1">
          <table:table-cell office:value-type="float" office:value="1658.455444" calcext:value-type="float">
            <text:p>1658.455444</text:p>
          </table:table-cell>
          <table:table-cell office:value-type="float" office:value="1737.983276" calcext:value-type="float">
            <text:p>1737.983276</text:p>
          </table:table-cell>
          <table:table-cell office:value-type="float" office:value="1669.126343" calcext:value-type="float">
            <text:p>1669.126343</text:p>
          </table:table-cell>
          <table:table-cell office:value-type="float" office:value="1733.669067" calcext:value-type="float">
            <text:p>1733.669067</text:p>
          </table:table-cell>
          <table:table-cell table:number-columns-repeated="13"/>
        </table:table-row>
        <table:table-row table:style-name="ro1">
          <table:table-cell office:value-type="float" office:value="1658.267456" calcext:value-type="float">
            <text:p>1658.267456</text:p>
          </table:table-cell>
          <table:table-cell office:value-type="float" office:value="1740.42627" calcext:value-type="float">
            <text:p>1740.42627</text:p>
          </table:table-cell>
          <table:table-cell office:value-type="float" office:value="1666.927612" calcext:value-type="float">
            <text:p>1666.927612</text:p>
          </table:table-cell>
          <table:table-cell office:value-type="float" office:value="1736.594971" calcext:value-type="float">
            <text:p>1736.594971</text:p>
          </table:table-cell>
          <table:table-cell table:number-columns-repeated="13"/>
        </table:table-row>
        <table:table-row table:style-name="ro1">
          <table:table-cell office:value-type="float" office:value="1659.484863" calcext:value-type="float">
            <text:p>1659.484863</text:p>
          </table:table-cell>
          <table:table-cell office:value-type="float" office:value="1737.906494" calcext:value-type="float">
            <text:p>1737.906494</text:p>
          </table:table-cell>
          <table:table-cell office:value-type="float" office:value="1666.977295" calcext:value-type="float">
            <text:p>1666.977295</text:p>
          </table:table-cell>
          <table:table-cell office:value-type="float" office:value="1734.503418" calcext:value-type="float">
            <text:p>1734.503418</text:p>
          </table:table-cell>
          <table:table-cell table:number-columns-repeated="13"/>
        </table:table-row>
        <table:table-row table:style-name="ro1">
          <table:table-cell office:value-type="float" office:value="1659.208252" calcext:value-type="float">
            <text:p>1659.208252</text:p>
          </table:table-cell>
          <table:table-cell office:value-type="float" office:value="1737.863403" calcext:value-type="float">
            <text:p>1737.863403</text:p>
          </table:table-cell>
          <table:table-cell office:value-type="float" office:value="1668.107178" calcext:value-type="float">
            <text:p>1668.107178</text:p>
          </table:table-cell>
          <table:table-cell office:value-type="float" office:value="1736.686523" calcext:value-type="float">
            <text:p>1736.686523</text:p>
          </table:table-cell>
          <table:table-cell table:number-columns-repeated="13"/>
        </table:table-row>
        <table:table-row table:style-name="ro1">
          <table:table-cell office:value-type="float" office:value="1655.640259" calcext:value-type="float">
            <text:p>1655.640259</text:p>
          </table:table-cell>
          <table:table-cell office:value-type="float" office:value="1741.707153" calcext:value-type="float">
            <text:p>1741.707153</text:p>
          </table:table-cell>
          <table:table-cell office:value-type="float" office:value="1665.97937" calcext:value-type="float">
            <text:p>1665.97937</text:p>
          </table:table-cell>
          <table:table-cell office:value-type="float" office:value="1736.004639" calcext:value-type="float">
            <text:p>1736.004639</text:p>
          </table:table-cell>
          <table:table-cell table:number-columns-repeated="13"/>
        </table:table-row>
        <table:table-row table:style-name="ro1">
          <table:table-cell office:value-type="float" office:value="1659.480713" calcext:value-type="float">
            <text:p>1659.480713</text:p>
          </table:table-cell>
          <table:table-cell office:value-type="float" office:value="1739.710693" calcext:value-type="float">
            <text:p>1739.710693</text:p>
          </table:table-cell>
          <table:table-cell office:value-type="float" office:value="1669.109619" calcext:value-type="float">
            <text:p>1669.109619</text:p>
          </table:table-cell>
          <table:table-cell office:value-type="float" office:value="1737.256836" calcext:value-type="float">
            <text:p>1737.256836</text:p>
          </table:table-cell>
          <table:table-cell table:number-columns-repeated="13"/>
        </table:table-row>
        <table:table-row table:style-name="ro1">
          <table:table-cell office:value-type="float" office:value="1662.084106" calcext:value-type="float">
            <text:p>1662.084106</text:p>
          </table:table-cell>
          <table:table-cell office:value-type="float" office:value="1738.584351" calcext:value-type="float">
            <text:p>1738.584351</text:p>
          </table:table-cell>
          <table:table-cell office:value-type="float" office:value="1669.125977" calcext:value-type="float">
            <text:p>1669.125977</text:p>
          </table:table-cell>
          <table:table-cell office:value-type="float" office:value="1735.591675" calcext:value-type="float">
            <text:p>1735.591675</text:p>
          </table:table-cell>
          <table:table-cell table:number-columns-repeated="13"/>
        </table:table-row>
        <table:table-row table:style-name="ro1">
          <table:table-cell office:value-type="float" office:value="1661.642578" calcext:value-type="float">
            <text:p>1661.642578</text:p>
          </table:table-cell>
          <table:table-cell office:value-type="float" office:value="1736.848633" calcext:value-type="float">
            <text:p>1736.848633</text:p>
          </table:table-cell>
          <table:table-cell office:value-type="float" office:value="1670.873779" calcext:value-type="float">
            <text:p>1670.873779</text:p>
          </table:table-cell>
          <table:table-cell office:value-type="float" office:value="1735.981934" calcext:value-type="float">
            <text:p>1735.981934</text:p>
          </table:table-cell>
          <table:table-cell table:number-columns-repeated="13"/>
        </table:table-row>
        <table:table-row table:style-name="ro1">
          <table:table-cell office:value-type="float" office:value="1662.72229" calcext:value-type="float">
            <text:p>1662.72229</text:p>
          </table:table-cell>
          <table:table-cell office:value-type="float" office:value="1740.599121" calcext:value-type="float">
            <text:p>1740.599121</text:p>
          </table:table-cell>
          <table:table-cell office:value-type="float" office:value="1672.565186" calcext:value-type="float">
            <text:p>1672.565186</text:p>
          </table:table-cell>
          <table:table-cell office:value-type="float" office:value="1738.492676" calcext:value-type="float">
            <text:p>1738.492676</text:p>
          </table:table-cell>
          <table:table-cell table:number-columns-repeated="13"/>
        </table:table-row>
        <table:table-row table:style-name="ro1">
          <table:table-cell office:value-type="float" office:value="1662.986328" calcext:value-type="float">
            <text:p>1662.986328</text:p>
          </table:table-cell>
          <table:table-cell office:value-type="float" office:value="1740.870361" calcext:value-type="float">
            <text:p>1740.870361</text:p>
          </table:table-cell>
          <table:table-cell office:value-type="float" office:value="1668.749756" calcext:value-type="float">
            <text:p>1668.749756</text:p>
          </table:table-cell>
          <table:table-cell office:value-type="float" office:value="1738.691406" calcext:value-type="float">
            <text:p>1738.691406</text:p>
          </table:table-cell>
          <table:table-cell table:number-columns-repeated="13"/>
        </table:table-row>
        <table:table-row table:style-name="ro1">
          <table:table-cell office:value-type="float" office:value="1659.644775" calcext:value-type="float">
            <text:p>1659.644775</text:p>
          </table:table-cell>
          <table:table-cell office:value-type="float" office:value="1739.488892" calcext:value-type="float">
            <text:p>1739.488892</text:p>
          </table:table-cell>
          <table:table-cell office:value-type="float" office:value="1669.981567" calcext:value-type="float">
            <text:p>1669.981567</text:p>
          </table:table-cell>
          <table:table-cell office:value-type="float" office:value="1733.731689" calcext:value-type="float">
            <text:p>1733.731689</text:p>
          </table:table-cell>
          <table:table-cell table:number-columns-repeated="13"/>
        </table:table-row>
        <table:table-row table:style-name="ro1">
          <table:table-cell office:value-type="float" office:value="1665.422729" calcext:value-type="float">
            <text:p>1665.422729</text:p>
          </table:table-cell>
          <table:table-cell office:value-type="float" office:value="1740.51123" calcext:value-type="float">
            <text:p>1740.51123</text:p>
          </table:table-cell>
          <table:table-cell office:value-type="float" office:value="1672.578857" calcext:value-type="float">
            <text:p>1672.578857</text:p>
          </table:table-cell>
          <table:table-cell office:value-type="float" office:value="1739.112305" calcext:value-type="float">
            <text:p>1739.112305</text:p>
          </table:table-cell>
          <table:table-cell table:number-columns-repeated="13"/>
        </table:table-row>
        <table:table-row table:style-name="ro1">
          <table:table-cell office:value-type="float" office:value="1662.183594" calcext:value-type="float">
            <text:p>1662.183594</text:p>
          </table:table-cell>
          <table:table-cell office:value-type="float" office:value="1739.462524" calcext:value-type="float">
            <text:p>1739.462524</text:p>
          </table:table-cell>
          <table:table-cell office:value-type="float" office:value="1670.714844" calcext:value-type="float">
            <text:p>1670.714844</text:p>
          </table:table-cell>
          <table:table-cell office:value-type="float" office:value="1737.003052" calcext:value-type="float">
            <text:p>1737.003052</text:p>
          </table:table-cell>
          <table:table-cell table:number-columns-repeated="13"/>
        </table:table-row>
        <table:table-row table:style-name="ro1">
          <table:table-cell office:value-type="float" office:value="1662.869507" calcext:value-type="float">
            <text:p>1662.869507</text:p>
          </table:table-cell>
          <table:table-cell office:value-type="float" office:value="1740.150757" calcext:value-type="float">
            <text:p>1740.150757</text:p>
          </table:table-cell>
          <table:table-cell office:value-type="float" office:value="1671.675171" calcext:value-type="float">
            <text:p>1671.675171</text:p>
          </table:table-cell>
          <table:table-cell office:value-type="float" office:value="1736.268921" calcext:value-type="float">
            <text:p>1736.268921</text:p>
          </table:table-cell>
          <table:table-cell table:number-columns-repeated="13"/>
        </table:table-row>
        <table:table-row table:style-name="ro1">
          <table:table-cell office:value-type="float" office:value="1660.680176" calcext:value-type="float">
            <text:p>1660.680176</text:p>
          </table:table-cell>
          <table:table-cell office:value-type="float" office:value="1741.980347" calcext:value-type="float">
            <text:p>1741.980347</text:p>
          </table:table-cell>
          <table:table-cell office:value-type="float" office:value="1672.704956" calcext:value-type="float">
            <text:p>1672.704956</text:p>
          </table:table-cell>
          <table:table-cell office:value-type="float" office:value="1734.710938" calcext:value-type="float">
            <text:p>1734.710938</text:p>
          </table:table-cell>
          <table:table-cell table:number-columns-repeated="13"/>
        </table:table-row>
        <table:table-row table:style-name="ro1">
          <table:table-cell office:value-type="float" office:value="1660.402466" calcext:value-type="float">
            <text:p>1660.402466</text:p>
          </table:table-cell>
          <table:table-cell office:value-type="float" office:value="1742.077148" calcext:value-type="float">
            <text:p>1742.077148</text:p>
          </table:table-cell>
          <table:table-cell office:value-type="float" office:value="1670.071167" calcext:value-type="float">
            <text:p>1670.071167</text:p>
          </table:table-cell>
          <table:table-cell office:value-type="float" office:value="1737.187134" calcext:value-type="float">
            <text:p>1737.187134</text:p>
          </table:table-cell>
          <table:table-cell table:number-columns-repeated="13"/>
        </table:table-row>
        <table:table-row table:style-name="ro1">
          <table:table-cell office:value-type="float" office:value="1662.752075" calcext:value-type="float">
            <text:p>1662.752075</text:p>
          </table:table-cell>
          <table:table-cell office:value-type="float" office:value="1742.157593" calcext:value-type="float">
            <text:p>1742.157593</text:p>
          </table:table-cell>
          <table:table-cell office:value-type="float" office:value="1669.51355" calcext:value-type="float">
            <text:p>1669.51355</text:p>
          </table:table-cell>
          <table:table-cell office:value-type="float" office:value="1740.30481" calcext:value-type="float">
            <text:p>1740.30481</text:p>
          </table:table-cell>
          <table:table-cell table:number-columns-repeated="13"/>
        </table:table-row>
        <table:table-row table:style-name="ro1">
          <table:table-cell office:value-type="float" office:value="1658.699463" calcext:value-type="float">
            <text:p>1658.699463</text:p>
          </table:table-cell>
          <table:table-cell office:value-type="float" office:value="1743.135742" calcext:value-type="float">
            <text:p>1743.135742</text:p>
          </table:table-cell>
          <table:table-cell office:value-type="float" office:value="1671.00647" calcext:value-type="float">
            <text:p>1671.00647</text:p>
          </table:table-cell>
          <table:table-cell office:value-type="float" office:value="1736.483154" calcext:value-type="float">
            <text:p>1736.483154</text:p>
          </table:table-cell>
          <table:table-cell table:number-columns-repeated="13"/>
        </table:table-row>
        <table:table-row table:style-name="ro1">
          <table:table-cell office:value-type="float" office:value="1663.411377" calcext:value-type="float">
            <text:p>1663.411377</text:p>
          </table:table-cell>
          <table:table-cell office:value-type="float" office:value="1739.317749" calcext:value-type="float">
            <text:p>1739.317749</text:p>
          </table:table-cell>
          <table:table-cell office:value-type="float" office:value="1671.658081" calcext:value-type="float">
            <text:p>1671.658081</text:p>
          </table:table-cell>
          <table:table-cell office:value-type="float" office:value="1734.856445" calcext:value-type="float">
            <text:p>1734.856445</text:p>
          </table:table-cell>
          <table:table-cell table:number-columns-repeated="13"/>
        </table:table-row>
        <table:table-row table:style-name="ro1">
          <table:table-cell office:value-type="float" office:value="1659.083496" calcext:value-type="float">
            <text:p>1659.083496</text:p>
          </table:table-cell>
          <table:table-cell office:value-type="float" office:value="1743.352295" calcext:value-type="float">
            <text:p>1743.352295</text:p>
          </table:table-cell>
          <table:table-cell office:value-type="float" office:value="1668.116577" calcext:value-type="float">
            <text:p>1668.116577</text:p>
          </table:table-cell>
          <table:table-cell office:value-type="float" office:value="1735.343872" calcext:value-type="float">
            <text:p>1735.343872</text:p>
          </table:table-cell>
          <table:table-cell table:number-columns-repeated="13"/>
        </table:table-row>
        <table:table-row table:style-name="ro1">
          <table:table-cell office:value-type="float" office:value="1659.141113" calcext:value-type="float">
            <text:p>1659.141113</text:p>
          </table:table-cell>
          <table:table-cell office:value-type="float" office:value="1742.320435" calcext:value-type="float">
            <text:p>1742.320435</text:p>
          </table:table-cell>
          <table:table-cell office:value-type="float" office:value="1670.207031" calcext:value-type="float">
            <text:p>1670.207031</text:p>
          </table:table-cell>
          <table:table-cell office:value-type="float" office:value="1737.47168" calcext:value-type="float">
            <text:p>1737.47168</text:p>
          </table:table-cell>
          <table:table-cell table:number-columns-repeated="13"/>
        </table:table-row>
        <table:table-row table:style-name="ro1">
          <table:table-cell office:value-type="float" office:value="1662.439697" calcext:value-type="float">
            <text:p>1662.439697</text:p>
          </table:table-cell>
          <table:table-cell office:value-type="float" office:value="1740.437134" calcext:value-type="float">
            <text:p>1740.437134</text:p>
          </table:table-cell>
          <table:table-cell office:value-type="float" office:value="1671.596313" calcext:value-type="float">
            <text:p>1671.596313</text:p>
          </table:table-cell>
          <table:table-cell office:value-type="float" office:value="1737.172119" calcext:value-type="float">
            <text:p>1737.172119</text:p>
          </table:table-cell>
          <table:table-cell table:number-columns-repeated="13"/>
        </table:table-row>
        <table:table-row table:style-name="ro1">
          <table:table-cell office:value-type="float" office:value="1664.326538" calcext:value-type="float">
            <text:p>1664.326538</text:p>
          </table:table-cell>
          <table:table-cell office:value-type="float" office:value="1742.963135" calcext:value-type="float">
            <text:p>1742.963135</text:p>
          </table:table-cell>
          <table:table-cell office:value-type="float" office:value="1669.822754" calcext:value-type="float">
            <text:p>1669.822754</text:p>
          </table:table-cell>
          <table:table-cell office:value-type="float" office:value="1740.252197" calcext:value-type="float">
            <text:p>1740.252197</text:p>
          </table:table-cell>
          <table:table-cell table:number-columns-repeated="13"/>
        </table:table-row>
        <table:table-row table:style-name="ro1">
          <table:table-cell office:value-type="float" office:value="1660.497314" calcext:value-type="float">
            <text:p>1660.497314</text:p>
          </table:table-cell>
          <table:table-cell office:value-type="float" office:value="1740.313599" calcext:value-type="float">
            <text:p>1740.313599</text:p>
          </table:table-cell>
          <table:table-cell office:value-type="float" office:value="1671.553833" calcext:value-type="float">
            <text:p>1671.553833</text:p>
          </table:table-cell>
          <table:table-cell office:value-type="float" office:value="1735.080811" calcext:value-type="float">
            <text:p>1735.080811</text:p>
          </table:table-cell>
          <table:table-cell table:number-columns-repeated="13"/>
        </table:table-row>
        <table:table-row table:style-name="ro1">
          <table:table-cell office:value-type="float" office:value="1661.321777" calcext:value-type="float">
            <text:p>1661.321777</text:p>
          </table:table-cell>
          <table:table-cell office:value-type="float" office:value="1742.719482" calcext:value-type="float">
            <text:p>1742.719482</text:p>
          </table:table-cell>
          <table:table-cell office:value-type="float" office:value="1671.699951" calcext:value-type="float">
            <text:p>1671.699951</text:p>
          </table:table-cell>
          <table:table-cell office:value-type="float" office:value="1738.696777" calcext:value-type="float">
            <text:p>1738.696777</text:p>
          </table:table-cell>
          <table:table-cell table:number-columns-repeated="13"/>
        </table:table-row>
        <table:table-row table:style-name="ro1">
          <table:table-cell office:value-type="float" office:value="1659.216431" calcext:value-type="float">
            <text:p>1659.216431</text:p>
          </table:table-cell>
          <table:table-cell office:value-type="float" office:value="1743.712158" calcext:value-type="float">
            <text:p>1743.712158</text:p>
          </table:table-cell>
          <table:table-cell office:value-type="float" office:value="1666.921753" calcext:value-type="float">
            <text:p>1666.921753</text:p>
          </table:table-cell>
          <table:table-cell office:value-type="float" office:value="1738.362915" calcext:value-type="float">
            <text:p>1738.362915</text:p>
          </table:table-cell>
          <table:table-cell table:number-columns-repeated="13"/>
        </table:table-row>
        <table:table-row table:style-name="ro1">
          <table:table-cell office:value-type="float" office:value="1660.364868" calcext:value-type="float">
            <text:p>1660.364868</text:p>
          </table:table-cell>
          <table:table-cell office:value-type="float" office:value="1738.941528" calcext:value-type="float">
            <text:p>1738.941528</text:p>
          </table:table-cell>
          <table:table-cell office:value-type="float" office:value="1668.579956" calcext:value-type="float">
            <text:p>1668.579956</text:p>
          </table:table-cell>
          <table:table-cell office:value-type="float" office:value="1736.34314" calcext:value-type="float">
            <text:p>1736.34314</text:p>
          </table:table-cell>
          <table:table-cell table:number-columns-repeated="13"/>
        </table:table-row>
        <table:table-row table:style-name="ro1">
          <table:table-cell office:value-type="float" office:value="1662.925781" calcext:value-type="float">
            <text:p>1662.925781</text:p>
          </table:table-cell>
          <table:table-cell office:value-type="float" office:value="1738.128296" calcext:value-type="float">
            <text:p>1738.128296</text:p>
          </table:table-cell>
          <table:table-cell office:value-type="float" office:value="1673.496704" calcext:value-type="float">
            <text:p>1673.496704</text:p>
          </table:table-cell>
          <table:table-cell office:value-type="float" office:value="1735.078979" calcext:value-type="float">
            <text:p>1735.078979</text:p>
          </table:table-cell>
          <table:table-cell table:number-columns-repeated="13"/>
        </table:table-row>
        <table:table-row table:style-name="ro1">
          <table:table-cell office:value-type="float" office:value="1660.186523" calcext:value-type="float">
            <text:p>1660.186523</text:p>
          </table:table-cell>
          <table:table-cell office:value-type="float" office:value="1741.021973" calcext:value-type="float">
            <text:p>1741.021973</text:p>
          </table:table-cell>
          <table:table-cell office:value-type="float" office:value="1670.138794" calcext:value-type="float">
            <text:p>1670.138794</text:p>
          </table:table-cell>
          <table:table-cell office:value-type="float" office:value="1735.516724" calcext:value-type="float">
            <text:p>1735.516724</text:p>
          </table:table-cell>
          <table:table-cell table:number-columns-repeated="13"/>
        </table:table-row>
        <table:table-row table:style-name="ro1">
          <table:table-cell office:value-type="float" office:value="1660.008301" calcext:value-type="float">
            <text:p>1660.008301</text:p>
          </table:table-cell>
          <table:table-cell office:value-type="float" office:value="1739.416992" calcext:value-type="float">
            <text:p>1739.416992</text:p>
          </table:table-cell>
          <table:table-cell office:value-type="float" office:value="1666.903076" calcext:value-type="float">
            <text:p>1666.903076</text:p>
          </table:table-cell>
          <table:table-cell office:value-type="float" office:value="1739.083618" calcext:value-type="float">
            <text:p>1739.083618</text:p>
          </table:table-cell>
          <table:table-cell table:number-columns-repeated="13"/>
        </table:table-row>
        <table:table-row table:style-name="ro1">
          <table:table-cell office:value-type="float" office:value="1663.771729" calcext:value-type="float">
            <text:p>1663.771729</text:p>
          </table:table-cell>
          <table:table-cell office:value-type="float" office:value="1740.025391" calcext:value-type="float">
            <text:p>1740.025391</text:p>
          </table:table-cell>
          <table:table-cell office:value-type="float" office:value="1670.276611" calcext:value-type="float">
            <text:p>1670.276611</text:p>
          </table:table-cell>
          <table:table-cell office:value-type="float" office:value="1736.709961" calcext:value-type="float">
            <text:p>1736.709961</text:p>
          </table:table-cell>
          <table:table-cell table:number-columns-repeated="13"/>
        </table:table-row>
        <table:table-row table:style-name="ro1">
          <table:table-cell office:value-type="float" office:value="1659.727783" calcext:value-type="float">
            <text:p>1659.727783</text:p>
          </table:table-cell>
          <table:table-cell office:value-type="float" office:value="1740.513062" calcext:value-type="float">
            <text:p>1740.513062</text:p>
          </table:table-cell>
          <table:table-cell office:value-type="float" office:value="1669.925781" calcext:value-type="float">
            <text:p>1669.925781</text:p>
          </table:table-cell>
          <table:table-cell office:value-type="float" office:value="1738.542603" calcext:value-type="float">
            <text:p>1738.542603</text:p>
          </table:table-cell>
          <table:table-cell table:number-columns-repeated="13"/>
        </table:table-row>
        <table:table-row table:style-name="ro1">
          <table:table-cell office:value-type="float" office:value="1662.813232" calcext:value-type="float">
            <text:p>1662.813232</text:p>
          </table:table-cell>
          <table:table-cell office:value-type="float" office:value="1741.366699" calcext:value-type="float">
            <text:p>1741.366699</text:p>
          </table:table-cell>
          <table:table-cell office:value-type="float" office:value="1669.687622" calcext:value-type="float">
            <text:p>1669.687622</text:p>
          </table:table-cell>
          <table:table-cell office:value-type="float" office:value="1739.11792" calcext:value-type="float">
            <text:p>1739.11792</text:p>
          </table:table-cell>
          <table:table-cell table:number-columns-repeated="13"/>
        </table:table-row>
        <table:table-row table:style-name="ro1">
          <table:table-cell office:value-type="float" office:value="1660.841675" calcext:value-type="float">
            <text:p>1660.841675</text:p>
          </table:table-cell>
          <table:table-cell office:value-type="float" office:value="1740.479858" calcext:value-type="float">
            <text:p>1740.479858</text:p>
          </table:table-cell>
          <table:table-cell office:value-type="float" office:value="1671.207031" calcext:value-type="float">
            <text:p>1671.207031</text:p>
          </table:table-cell>
          <table:table-cell office:value-type="float" office:value="1735.847656" calcext:value-type="float">
            <text:p>1735.847656</text:p>
          </table:table-cell>
          <table:table-cell table:number-columns-repeated="13"/>
        </table:table-row>
        <table:table-row table:style-name="ro1">
          <table:table-cell office:value-type="float" office:value="1661.620117" calcext:value-type="float">
            <text:p>1661.620117</text:p>
          </table:table-cell>
          <table:table-cell office:value-type="float" office:value="1744.19104" calcext:value-type="float">
            <text:p>1744.19104</text:p>
          </table:table-cell>
          <table:table-cell office:value-type="float" office:value="1671.984375" calcext:value-type="float">
            <text:p>1671.984375</text:p>
          </table:table-cell>
          <table:table-cell office:value-type="float" office:value="1736.16333" calcext:value-type="float">
            <text:p>1736.16333</text:p>
          </table:table-cell>
          <table:table-cell table:number-columns-repeated="13"/>
        </table:table-row>
        <table:table-row table:style-name="ro1">
          <table:table-cell office:value-type="float" office:value="1662.323853" calcext:value-type="float">
            <text:p>1662.323853</text:p>
          </table:table-cell>
          <table:table-cell office:value-type="float" office:value="1742.511108" calcext:value-type="float">
            <text:p>1742.511108</text:p>
          </table:table-cell>
          <table:table-cell office:value-type="float" office:value="1672.148438" calcext:value-type="float">
            <text:p>1672.148438</text:p>
          </table:table-cell>
          <table:table-cell office:value-type="float" office:value="1738.458862" calcext:value-type="float">
            <text:p>1738.458862</text:p>
          </table:table-cell>
          <table:table-cell table:number-columns-repeated="13"/>
        </table:table-row>
        <table:table-row table:style-name="ro1">
          <table:table-cell office:value-type="float" office:value="1665.692627" calcext:value-type="float">
            <text:p>1665.692627</text:p>
          </table:table-cell>
          <table:table-cell office:value-type="float" office:value="1743.000977" calcext:value-type="float">
            <text:p>1743.000977</text:p>
          </table:table-cell>
          <table:table-cell office:value-type="float" office:value="1671.759277" calcext:value-type="float">
            <text:p>1671.759277</text:p>
          </table:table-cell>
          <table:table-cell office:value-type="float" office:value="1736.21228" calcext:value-type="float">
            <text:p>1736.21228</text:p>
          </table:table-cell>
          <table:table-cell table:number-columns-repeated="13"/>
        </table:table-row>
        <table:table-row table:style-name="ro1">
          <table:table-cell office:value-type="float" office:value="1661.895508" calcext:value-type="float">
            <text:p>1661.895508</text:p>
          </table:table-cell>
          <table:table-cell office:value-type="float" office:value="1742.505371" calcext:value-type="float">
            <text:p>1742.505371</text:p>
          </table:table-cell>
          <table:table-cell office:value-type="float" office:value="1672.876587" calcext:value-type="float">
            <text:p>1672.876587</text:p>
          </table:table-cell>
          <table:table-cell office:value-type="float" office:value="1736.354736" calcext:value-type="float">
            <text:p>1736.354736</text:p>
          </table:table-cell>
          <table:table-cell table:number-columns-repeated="13"/>
        </table:table-row>
        <table:table-row table:style-name="ro1">
          <table:table-cell office:value-type="float" office:value="1661.950684" calcext:value-type="float">
            <text:p>1661.950684</text:p>
          </table:table-cell>
          <table:table-cell office:value-type="float" office:value="1740.334717" calcext:value-type="float">
            <text:p>1740.334717</text:p>
          </table:table-cell>
          <table:table-cell office:value-type="float" office:value="1670.278809" calcext:value-type="float">
            <text:p>1670.278809</text:p>
          </table:table-cell>
          <table:table-cell office:value-type="float" office:value="1737.207153" calcext:value-type="float">
            <text:p>1737.207153</text:p>
          </table:table-cell>
          <table:table-cell table:number-columns-repeated="13"/>
        </table:table-row>
        <table:table-row table:style-name="ro1">
          <table:table-cell office:value-type="float" office:value="1665.263062" calcext:value-type="float">
            <text:p>1665.263062</text:p>
          </table:table-cell>
          <table:table-cell office:value-type="float" office:value="1740.715088" calcext:value-type="float">
            <text:p>1740.715088</text:p>
          </table:table-cell>
          <table:table-cell office:value-type="float" office:value="1670.561768" calcext:value-type="float">
            <text:p>1670.561768</text:p>
          </table:table-cell>
          <table:table-cell office:value-type="float" office:value="1737.960449" calcext:value-type="float">
            <text:p>1737.960449</text:p>
          </table:table-cell>
          <table:table-cell table:number-columns-repeated="13"/>
        </table:table-row>
        <table:table-row table:style-name="ro1">
          <table:table-cell office:value-type="float" office:value="1662.327393" calcext:value-type="float">
            <text:p>1662.327393</text:p>
          </table:table-cell>
          <table:table-cell office:value-type="float" office:value="1741.002808" calcext:value-type="float">
            <text:p>1741.002808</text:p>
          </table:table-cell>
          <table:table-cell office:value-type="float" office:value="1669.960938" calcext:value-type="float">
            <text:p>1669.960938</text:p>
          </table:table-cell>
          <table:table-cell office:value-type="float" office:value="1738.76355" calcext:value-type="float">
            <text:p>1738.76355</text:p>
          </table:table-cell>
          <table:table-cell table:number-columns-repeated="13"/>
        </table:table-row>
        <table:table-row table:style-name="ro1">
          <table:table-cell office:value-type="float" office:value="1662.562378" calcext:value-type="float">
            <text:p>1662.562378</text:p>
          </table:table-cell>
          <table:table-cell office:value-type="float" office:value="1741.583252" calcext:value-type="float">
            <text:p>1741.583252</text:p>
          </table:table-cell>
          <table:table-cell office:value-type="float" office:value="1672.206543" calcext:value-type="float">
            <text:p>1672.206543</text:p>
          </table:table-cell>
          <table:table-cell office:value-type="float" office:value="1737.158081" calcext:value-type="float">
            <text:p>1737.158081</text:p>
          </table:table-cell>
          <table:table-cell table:number-columns-repeated="13"/>
        </table:table-row>
        <table:table-row table:style-name="ro1">
          <table:table-cell office:value-type="float" office:value="1663.825317" calcext:value-type="float">
            <text:p>1663.825317</text:p>
          </table:table-cell>
          <table:table-cell office:value-type="float" office:value="1739.294434" calcext:value-type="float">
            <text:p>1739.294434</text:p>
          </table:table-cell>
          <table:table-cell office:value-type="float" office:value="1672.849243" calcext:value-type="float">
            <text:p>1672.849243</text:p>
          </table:table-cell>
          <table:table-cell office:value-type="float" office:value="1737.838867" calcext:value-type="float">
            <text:p>1737.838867</text:p>
          </table:table-cell>
          <table:table-cell table:number-columns-repeated="13"/>
        </table:table-row>
        <table:table-row table:style-name="ro1">
          <table:table-cell office:value-type="float" office:value="1665.131226" calcext:value-type="float">
            <text:p>1665.131226</text:p>
          </table:table-cell>
          <table:table-cell office:value-type="float" office:value="1738.794067" calcext:value-type="float">
            <text:p>1738.794067</text:p>
          </table:table-cell>
          <table:table-cell office:value-type="float" office:value="1672.715698" calcext:value-type="float">
            <text:p>1672.715698</text:p>
          </table:table-cell>
          <table:table-cell office:value-type="float" office:value="1738.243774" calcext:value-type="float">
            <text:p>1738.243774</text:p>
          </table:table-cell>
          <table:table-cell table:number-columns-repeated="13"/>
        </table:table-row>
        <table:table-row table:style-name="ro1">
          <table:table-cell office:value-type="float" office:value="1659.756836" calcext:value-type="float">
            <text:p>1659.756836</text:p>
          </table:table-cell>
          <table:table-cell office:value-type="float" office:value="1741.48999" calcext:value-type="float">
            <text:p>1741.48999</text:p>
          </table:table-cell>
          <table:table-cell office:value-type="float" office:value="1671.923584" calcext:value-type="float">
            <text:p>1671.923584</text:p>
          </table:table-cell>
          <table:table-cell office:value-type="float" office:value="1736.71814" calcext:value-type="float">
            <text:p>1736.71814</text:p>
          </table:table-cell>
          <table:table-cell table:number-columns-repeated="13"/>
        </table:table-row>
        <table:table-row table:style-name="ro1">
          <table:table-cell office:value-type="float" office:value="1662.508789" calcext:value-type="float">
            <text:p>1662.508789</text:p>
          </table:table-cell>
          <table:table-cell office:value-type="float" office:value="1743.781982" calcext:value-type="float">
            <text:p>1743.781982</text:p>
          </table:table-cell>
          <table:table-cell office:value-type="float" office:value="1669.313599" calcext:value-type="float">
            <text:p>1669.313599</text:p>
          </table:table-cell>
          <table:table-cell office:value-type="float" office:value="1737.216064" calcext:value-type="float">
            <text:p>1737.216064</text:p>
          </table:table-cell>
          <table:table-cell table:number-columns-repeated="13"/>
        </table:table-row>
        <table:table-row table:style-name="ro1">
          <table:table-cell office:value-type="float" office:value="1656.597168" calcext:value-type="float">
            <text:p>1656.597168</text:p>
          </table:table-cell>
          <table:table-cell office:value-type="float" office:value="1721.510742" calcext:value-type="float">
            <text:p>1721.510742</text:p>
          </table:table-cell>
          <table:table-cell office:value-type="float" office:value="1669.231323" calcext:value-type="float">
            <text:p>1669.231323</text:p>
          </table:table-cell>
          <table:table-cell office:value-type="float" office:value="1715.568604" calcext:value-type="float">
            <text:p>1715.568604</text:p>
          </table:table-cell>
          <table:table-cell table:number-columns-repeated="13"/>
        </table:table-row>
        <table:table-row table:style-name="ro1">
          <table:table-cell office:value-type="float" office:value="1633.769897" calcext:value-type="float">
            <text:p>1633.769897</text:p>
          </table:table-cell>
          <table:table-cell office:value-type="float" office:value="1726.864014" calcext:value-type="float">
            <text:p>1726.864014</text:p>
          </table:table-cell>
          <table:table-cell office:value-type="float" office:value="1639.063354" calcext:value-type="float">
            <text:p>1639.063354</text:p>
          </table:table-cell>
          <table:table-cell office:value-type="float" office:value="1729.456299" calcext:value-type="float">
            <text:p>1729.456299</text:p>
          </table:table-cell>
          <table:table-cell table:number-columns-repeated="13"/>
        </table:table-row>
        <table:table-row table:style-name="ro1">
          <table:table-cell office:value-type="float" office:value="1624.134521" calcext:value-type="float">
            <text:p>1624.134521</text:p>
          </table:table-cell>
          <table:table-cell office:value-type="float" office:value="1709.750244" calcext:value-type="float">
            <text:p>1709.750244</text:p>
          </table:table-cell>
          <table:table-cell office:value-type="float" office:value="1634.7854" calcext:value-type="float">
            <text:p>1634.7854</text:p>
          </table:table-cell>
          <table:table-cell office:value-type="float" office:value="1710.320312" calcext:value-type="float">
            <text:p>1710.320312</text:p>
          </table:table-cell>
          <table:table-cell table:number-columns-repeated="13"/>
        </table:table-row>
        <table:table-row table:style-name="ro1">
          <table:table-cell office:value-type="float" office:value="1621.848999" calcext:value-type="float">
            <text:p>1621.848999</text:p>
          </table:table-cell>
          <table:table-cell office:value-type="float" office:value="1697.831177" calcext:value-type="float">
            <text:p>1697.831177</text:p>
          </table:table-cell>
          <table:table-cell office:value-type="float" office:value="1630.15564" calcext:value-type="float">
            <text:p>1630.15564</text:p>
          </table:table-cell>
          <table:table-cell office:value-type="float" office:value="1693.62439" calcext:value-type="float">
            <text:p>1693.62439</text:p>
          </table:table-cell>
          <table:table-cell table:number-columns-repeated="13"/>
        </table:table-row>
        <table:table-row table:style-name="ro1">
          <table:table-cell office:value-type="float" office:value="1609.380127" calcext:value-type="float">
            <text:p>1609.380127</text:p>
          </table:table-cell>
          <table:table-cell office:value-type="float" office:value="1690.82373" calcext:value-type="float">
            <text:p>1690.82373</text:p>
          </table:table-cell>
          <table:table-cell office:value-type="float" office:value="1621.526855" calcext:value-type="float">
            <text:p>1621.526855</text:p>
          </table:table-cell>
          <table:table-cell office:value-type="float" office:value="1684.531982" calcext:value-type="float">
            <text:p>1684.531982</text:p>
          </table:table-cell>
          <table:table-cell table:number-columns-repeated="13"/>
        </table:table-row>
        <table:table-row table:style-name="ro1">
          <table:table-cell office:value-type="float" office:value="1608.203125" calcext:value-type="float">
            <text:p>1608.203125</text:p>
          </table:table-cell>
          <table:table-cell office:value-type="float" office:value="1677.267578" calcext:value-type="float">
            <text:p>1677.267578</text:p>
          </table:table-cell>
          <table:table-cell office:value-type="float" office:value="1611.044678" calcext:value-type="float">
            <text:p>1611.044678</text:p>
          </table:table-cell>
          <table:table-cell office:value-type="float" office:value="1675.850708" calcext:value-type="float">
            <text:p>1675.850708</text:p>
          </table:table-cell>
          <table:table-cell table:number-columns-repeated="13"/>
        </table:table-row>
        <table:table-row table:style-name="ro1">
          <table:table-cell office:value-type="float" office:value="1603.032227" calcext:value-type="float">
            <text:p>1603.032227</text:p>
          </table:table-cell>
          <table:table-cell office:value-type="float" office:value="1667.789307" calcext:value-type="float">
            <text:p>1667.789307</text:p>
          </table:table-cell>
          <table:table-cell office:value-type="float" office:value="1611.791992" calcext:value-type="float">
            <text:p>1611.791992</text:p>
          </table:table-cell>
          <table:table-cell office:value-type="float" office:value="1667.224121" calcext:value-type="float">
            <text:p>1667.224121</text:p>
          </table:table-cell>
          <table:table-cell table:number-columns-repeated="13"/>
        </table:table-row>
        <table:table-row table:style-name="ro1">
          <table:table-cell office:value-type="float" office:value="1599.994751" calcext:value-type="float">
            <text:p>1599.994751</text:p>
          </table:table-cell>
          <table:table-cell office:value-type="float" office:value="1657.28833" calcext:value-type="float">
            <text:p>1657.28833</text:p>
          </table:table-cell>
          <table:table-cell office:value-type="float" office:value="1608.780151" calcext:value-type="float">
            <text:p>1608.780151</text:p>
          </table:table-cell>
          <table:table-cell office:value-type="float" office:value="1654.671997" calcext:value-type="float">
            <text:p>1654.671997</text:p>
          </table:table-cell>
          <table:table-cell table:number-columns-repeated="13"/>
        </table:table-row>
        <table:table-row table:style-name="ro1">
          <table:table-cell office:value-type="float" office:value="1596.663818" calcext:value-type="float">
            <text:p>1596.663818</text:p>
          </table:table-cell>
          <table:table-cell office:value-type="float" office:value="1652.888672" calcext:value-type="float">
            <text:p>1652.888672</text:p>
          </table:table-cell>
          <table:table-cell office:value-type="float" office:value="1602.384888" calcext:value-type="float">
            <text:p>1602.384888</text:p>
          </table:table-cell>
          <table:table-cell office:value-type="float" office:value="1648.926636" calcext:value-type="float">
            <text:p>1648.926636</text:p>
          </table:table-cell>
          <table:table-cell table:number-columns-repeated="13"/>
        </table:table-row>
        <table:table-row table:style-name="ro1">
          <table:table-cell office:value-type="float" office:value="1589.982544" calcext:value-type="float">
            <text:p>1589.982544</text:p>
          </table:table-cell>
          <table:table-cell office:value-type="float" office:value="1650.249878" calcext:value-type="float">
            <text:p>1650.249878</text:p>
          </table:table-cell>
          <table:table-cell office:value-type="float" office:value="1599.48877" calcext:value-type="float">
            <text:p>1599.48877</text:p>
          </table:table-cell>
          <table:table-cell office:value-type="float" office:value="1643.023193" calcext:value-type="float">
            <text:p>1643.023193</text:p>
          </table:table-cell>
          <table:table-cell table:number-columns-repeated="13"/>
        </table:table-row>
        <table:table-row table:style-name="ro1">
          <table:table-cell office:value-type="float" office:value="1592.219238" calcext:value-type="float">
            <text:p>1592.219238</text:p>
          </table:table-cell>
          <table:table-cell office:value-type="float" office:value="1635.327515" calcext:value-type="float">
            <text:p>1635.327515</text:p>
          </table:table-cell>
          <table:table-cell office:value-type="float" office:value="1591.686279" calcext:value-type="float">
            <text:p>1591.686279</text:p>
          </table:table-cell>
          <table:table-cell office:value-type="float" office:value="1641.770752" calcext:value-type="float">
            <text:p>1641.770752</text:p>
          </table:table-cell>
          <table:table-cell table:number-columns-repeated="13"/>
        </table:table-row>
        <table:table-row table:style-name="ro1">
          <table:table-cell office:value-type="float" office:value="1583.073608" calcext:value-type="float">
            <text:p>1583.073608</text:p>
          </table:table-cell>
          <table:table-cell office:value-type="float" office:value="1634.643799" calcext:value-type="float">
            <text:p>1634.643799</text:p>
          </table:table-cell>
          <table:table-cell office:value-type="float" office:value="1591.067993" calcext:value-type="float">
            <text:p>1591.067993</text:p>
          </table:table-cell>
          <table:table-cell office:value-type="float" office:value="1632.480591" calcext:value-type="float">
            <text:p>1632.480591</text:p>
          </table:table-cell>
          <table:table-cell table:number-columns-repeated="13"/>
        </table:table-row>
        <table:table-row table:style-name="ro1">
          <table:table-cell office:value-type="float" office:value="1584.943359" calcext:value-type="float">
            <text:p>1584.943359</text:p>
          </table:table-cell>
          <table:table-cell office:value-type="float" office:value="1625.937012" calcext:value-type="float">
            <text:p>1625.937012</text:p>
          </table:table-cell>
          <table:table-cell office:value-type="float" office:value="1586.994385" calcext:value-type="float">
            <text:p>1586.994385</text:p>
          </table:table-cell>
          <table:table-cell office:value-type="float" office:value="1624.754517" calcext:value-type="float">
            <text:p>1624.754517</text:p>
          </table:table-cell>
          <table:table-cell table:number-columns-repeated="13"/>
        </table:table-row>
        <table:table-row table:style-name="ro1">
          <table:table-cell office:value-type="float" office:value="1582.801758" calcext:value-type="float">
            <text:p>1582.801758</text:p>
          </table:table-cell>
          <table:table-cell office:value-type="float" office:value="1622.375122" calcext:value-type="float">
            <text:p>1622.375122</text:p>
          </table:table-cell>
          <table:table-cell office:value-type="float" office:value="1584.193359" calcext:value-type="float">
            <text:p>1584.193359</text:p>
          </table:table-cell>
          <table:table-cell office:value-type="float" office:value="1625.178467" calcext:value-type="float">
            <text:p>1625.178467</text:p>
          </table:table-cell>
          <table:table-cell table:number-columns-repeated="13"/>
        </table:table-row>
        <table:table-row table:style-name="ro1">
          <table:table-cell office:value-type="float" office:value="1576.194824" calcext:value-type="float">
            <text:p>1576.194824</text:p>
          </table:table-cell>
          <table:table-cell office:value-type="float" office:value="1622.067871" calcext:value-type="float">
            <text:p>1622.067871</text:p>
          </table:table-cell>
          <table:table-cell office:value-type="float" office:value="1588.276611" calcext:value-type="float">
            <text:p>1588.276611</text:p>
          </table:table-cell>
          <table:table-cell office:value-type="float" office:value="1620.52417" calcext:value-type="float">
            <text:p>1620.52417</text:p>
          </table:table-cell>
          <table:table-cell table:number-columns-repeated="13"/>
        </table:table-row>
        <table:table-row table:style-name="ro1">
          <table:table-cell office:value-type="float" office:value="1581.313965" calcext:value-type="float">
            <text:p>1581.313965</text:p>
          </table:table-cell>
          <table:table-cell office:value-type="float" office:value="1610.701416" calcext:value-type="float">
            <text:p>1610.701416</text:p>
          </table:table-cell>
          <table:table-cell office:value-type="float" office:value="1585.353394" calcext:value-type="float">
            <text:p>1585.353394</text:p>
          </table:table-cell>
          <table:table-cell office:value-type="float" office:value="1610.904053" calcext:value-type="float">
            <text:p>1610.904053</text:p>
          </table:table-cell>
          <table:table-cell table:number-columns-repeated="13"/>
        </table:table-row>
        <table:table-row table:style-name="ro1">
          <table:table-cell office:value-type="float" office:value="1572.360229" calcext:value-type="float">
            <text:p>1572.360229</text:p>
          </table:table-cell>
          <table:table-cell office:value-type="float" office:value="1615.158203" calcext:value-type="float">
            <text:p>1615.158203</text:p>
          </table:table-cell>
          <table:table-cell office:value-type="float" office:value="1583.549194" calcext:value-type="float">
            <text:p>1583.549194</text:p>
          </table:table-cell>
          <table:table-cell office:value-type="float" office:value="1610.582153" calcext:value-type="float">
            <text:p>1610.582153</text:p>
          </table:table-cell>
          <table:table-cell table:number-columns-repeated="13"/>
        </table:table-row>
        <table:table-row table:style-name="ro1">
          <table:table-cell office:value-type="float" office:value="1576.703857" calcext:value-type="float">
            <text:p>1576.703857</text:p>
          </table:table-cell>
          <table:table-cell office:value-type="float" office:value="1605.055664" calcext:value-type="float">
            <text:p>1605.055664</text:p>
          </table:table-cell>
          <table:table-cell office:value-type="float" office:value="1580.11731" calcext:value-type="float">
            <text:p>1580.11731</text:p>
          </table:table-cell>
          <table:table-cell office:value-type="float" office:value="1604.970703" calcext:value-type="float">
            <text:p>1604.970703</text:p>
          </table:table-cell>
          <table:table-cell table:number-columns-repeated="13"/>
        </table:table-row>
        <table:table-row table:style-name="ro1">
          <table:table-cell office:value-type="float" office:value="1575.859131" calcext:value-type="float">
            <text:p>1575.859131</text:p>
          </table:table-cell>
          <table:table-cell office:value-type="float" office:value="1602.522583" calcext:value-type="float">
            <text:p>1602.522583</text:p>
          </table:table-cell>
          <table:table-cell office:value-type="float" office:value="1581.787476" calcext:value-type="float">
            <text:p>1581.787476</text:p>
          </table:table-cell>
          <table:table-cell office:value-type="float" office:value="1599.929199" calcext:value-type="float">
            <text:p>1599.929199</text:p>
          </table:table-cell>
          <table:table-cell table:number-columns-repeated="13"/>
        </table:table-row>
        <table:table-row table:style-name="ro1">
          <table:table-cell office:value-type="float" office:value="1572.425049" calcext:value-type="float">
            <text:p>1572.425049</text:p>
          </table:table-cell>
          <table:table-cell office:value-type="float" office:value="1601.160156" calcext:value-type="float">
            <text:p>1601.160156</text:p>
          </table:table-cell>
          <table:table-cell office:value-type="float" office:value="1578.067871" calcext:value-type="float">
            <text:p>1578.067871</text:p>
          </table:table-cell>
          <table:table-cell office:value-type="float" office:value="1602.458862" calcext:value-type="float">
            <text:p>1602.458862</text:p>
          </table:table-cell>
          <table:table-cell table:number-columns-repeated="13"/>
        </table:table-row>
        <table:table-row table:style-name="ro1">
          <table:table-cell office:value-type="float" office:value="1571.044922" calcext:value-type="float">
            <text:p>1571.044922</text:p>
          </table:table-cell>
          <table:table-cell office:value-type="float" office:value="1594.849976" calcext:value-type="float">
            <text:p>1594.849976</text:p>
          </table:table-cell>
          <table:table-cell office:value-type="float" office:value="1574.032227" calcext:value-type="float">
            <text:p>1574.032227</text:p>
          </table:table-cell>
          <table:table-cell office:value-type="float" office:value="1595.973877" calcext:value-type="float">
            <text:p>1595.973877</text:p>
          </table:table-cell>
          <table:table-cell table:number-columns-repeated="13"/>
        </table:table-row>
        <table:table-row table:style-name="ro1">
          <table:table-cell office:value-type="float" office:value="1569.269531" calcext:value-type="float">
            <text:p>1569.269531</text:p>
          </table:table-cell>
          <table:table-cell office:value-type="float" office:value="1598.66394" calcext:value-type="float">
            <text:p>1598.66394</text:p>
          </table:table-cell>
          <table:table-cell office:value-type="float" office:value="1574.883545" calcext:value-type="float">
            <text:p>1574.883545</text:p>
          </table:table-cell>
          <table:table-cell office:value-type="float" office:value="1598.150146" calcext:value-type="float">
            <text:p>1598.150146</text:p>
          </table:table-cell>
          <table:table-cell table:number-columns-repeated="13"/>
        </table:table-row>
        <table:table-row table:style-name="ro1">
          <table:table-cell office:value-type="float" office:value="1570.884766" calcext:value-type="float">
            <text:p>1570.884766</text:p>
          </table:table-cell>
          <table:table-cell office:value-type="float" office:value="1589.523804" calcext:value-type="float">
            <text:p>1589.523804</text:p>
          </table:table-cell>
          <table:table-cell office:value-type="float" office:value="1573.183838" calcext:value-type="float">
            <text:p>1573.183838</text:p>
          </table:table-cell>
          <table:table-cell office:value-type="float" office:value="1591.724854" calcext:value-type="float">
            <text:p>1591.724854</text:p>
          </table:table-cell>
          <table:table-cell table:number-columns-repeated="13"/>
        </table:table-row>
        <table:table-row table:style-name="ro1">
          <table:table-cell office:value-type="float" office:value="1568.703979" calcext:value-type="float">
            <text:p>1568.703979</text:p>
          </table:table-cell>
          <table:table-cell office:value-type="float" office:value="1591.706055" calcext:value-type="float">
            <text:p>1591.706055</text:p>
          </table:table-cell>
          <table:table-cell office:value-type="float" office:value="1572.834473" calcext:value-type="float">
            <text:p>1572.834473</text:p>
          </table:table-cell>
          <table:table-cell office:value-type="float" office:value="1594.473511" calcext:value-type="float">
            <text:p>1594.473511</text:p>
          </table:table-cell>
          <table:table-cell table:number-columns-repeated="13"/>
        </table:table-row>
        <table:table-row table:style-name="ro1">
          <table:table-cell office:value-type="float" office:value="1571.745728" calcext:value-type="float">
            <text:p>1571.745728</text:p>
          </table:table-cell>
          <table:table-cell office:value-type="float" office:value="1586.037231" calcext:value-type="float">
            <text:p>1586.037231</text:p>
          </table:table-cell>
          <table:table-cell office:value-type="float" office:value="1572.906128" calcext:value-type="float">
            <text:p>1572.906128</text:p>
          </table:table-cell>
          <table:table-cell office:value-type="float" office:value="1588.29541" calcext:value-type="float">
            <text:p>1588.29541</text:p>
          </table:table-cell>
          <table:table-cell table:number-columns-repeated="13"/>
        </table:table-row>
        <table:table-row table:style-name="ro1">
          <table:table-cell office:value-type="float" office:value="1562.963379" calcext:value-type="float">
            <text:p>1562.963379</text:p>
          </table:table-cell>
          <table:table-cell office:value-type="float" office:value="1587.223511" calcext:value-type="float">
            <text:p>1587.223511</text:p>
          </table:table-cell>
          <table:table-cell office:value-type="float" office:value="1571.235352" calcext:value-type="float">
            <text:p>1571.235352</text:p>
          </table:table-cell>
          <table:table-cell office:value-type="float" office:value="1591.203247" calcext:value-type="float">
            <text:p>1591.203247</text:p>
          </table:table-cell>
          <table:table-cell table:number-columns-repeated="13"/>
        </table:table-row>
        <table:table-row table:style-name="ro1">
          <table:table-cell office:value-type="float" office:value="1536.864136" calcext:value-type="float">
            <text:p>1536.864136</text:p>
          </table:table-cell>
          <table:table-cell office:value-type="float" office:value="1549.978638" calcext:value-type="float">
            <text:p>1549.978638</text:p>
          </table:table-cell>
          <table:table-cell office:value-type="float" office:value="1587.369995" calcext:value-type="float">
            <text:p>1587.369995</text:p>
          </table:table-cell>
          <table:table-cell office:value-type="float" office:value="1634.54895" calcext:value-type="float">
            <text:p>1634.54895</text:p>
          </table:table-cell>
          <table:table-cell table:number-columns-repeated="13"/>
        </table:table-row>
        <table:table-row table:style-name="ro1">
          <table:table-cell office:value-type="float" office:value="1538.239258" calcext:value-type="float">
            <text:p>1538.239258</text:p>
          </table:table-cell>
          <table:table-cell office:value-type="float" office:value="1522.124756" calcext:value-type="float">
            <text:p>1522.124756</text:p>
          </table:table-cell>
          <table:table-cell office:value-type="float" office:value="1611.419922" calcext:value-type="float">
            <text:p>1611.419922</text:p>
          </table:table-cell>
          <table:table-cell office:value-type="float" office:value="1652.969727" calcext:value-type="float">
            <text:p>1652.969727</text:p>
          </table:table-cell>
          <table:table-cell table:number-columns-repeated="13"/>
        </table:table-row>
        <table:table-row table:style-name="ro1">
          <table:table-cell office:value-type="float" office:value="1544.695312" calcext:value-type="float">
            <text:p>1544.695312</text:p>
          </table:table-cell>
          <table:table-cell office:value-type="float" office:value="1547.327515" calcext:value-type="float">
            <text:p>1547.327515</text:p>
          </table:table-cell>
          <table:table-cell office:value-type="float" office:value="1636.335205" calcext:value-type="float">
            <text:p>1636.335205</text:p>
          </table:table-cell>
          <table:table-cell office:value-type="float" office:value="1641.853271" calcext:value-type="float">
            <text:p>1641.853271</text:p>
          </table:table-cell>
          <table:table-cell table:number-columns-repeated="13"/>
        </table:table-row>
        <table:table-row table:style-name="ro1">
          <table:table-cell office:value-type="float" office:value="1566.746704" calcext:value-type="float">
            <text:p>1566.746704</text:p>
          </table:table-cell>
          <table:table-cell office:value-type="float" office:value="1574.609985" calcext:value-type="float">
            <text:p>1574.609985</text:p>
          </table:table-cell>
          <table:table-cell office:value-type="float" office:value="1647.566528" calcext:value-type="float">
            <text:p>1647.566528</text:p>
          </table:table-cell>
          <table:table-cell office:value-type="float" office:value="1709.80542" calcext:value-type="float">
            <text:p>1709.80542</text:p>
          </table:table-cell>
          <table:table-cell table:number-columns-repeated="13"/>
        </table:table-row>
        <table:table-row table:style-name="ro1">
          <table:table-cell office:value-type="float" office:value="1598.382202" calcext:value-type="float">
            <text:p>1598.382202</text:p>
          </table:table-cell>
          <table:table-cell office:value-type="float" office:value="1599.705444" calcext:value-type="float">
            <text:p>1599.705444</text:p>
          </table:table-cell>
          <table:table-cell office:value-type="float" office:value="1658.407227" calcext:value-type="float">
            <text:p>1658.407227</text:p>
          </table:table-cell>
          <table:table-cell office:value-type="float" office:value="1622.805054" calcext:value-type="float">
            <text:p>1622.805054</text:p>
          </table:table-cell>
          <table:table-cell table:number-columns-repeated="13"/>
        </table:table-row>
        <table:table-row table:style-name="ro1">
          <table:table-cell office:value-type="float" office:value="1582.615601" calcext:value-type="float">
            <text:p>1582.615601</text:p>
          </table:table-cell>
          <table:table-cell office:value-type="float" office:value="1615.758057" calcext:value-type="float">
            <text:p>1615.758057</text:p>
          </table:table-cell>
          <table:table-cell office:value-type="float" office:value="1596.577148" calcext:value-type="float">
            <text:p>1596.577148</text:p>
          </table:table-cell>
          <table:table-cell office:value-type="float" office:value="1730.910278" calcext:value-type="float">
            <text:p>1730.910278</text:p>
          </table:table-cell>
          <table:table-cell table:number-columns-repeated="13"/>
        </table:table-row>
        <table:table-row table:style-name="ro1">
          <table:table-cell office:value-type="float" office:value="1590.411621" calcext:value-type="float">
            <text:p>1590.411621</text:p>
          </table:table-cell>
          <table:table-cell office:value-type="float" office:value="1607.875366" calcext:value-type="float">
            <text:p>1607.875366</text:p>
          </table:table-cell>
          <table:table-cell office:value-type="float" office:value="1645.560791" calcext:value-type="float">
            <text:p>1645.560791</text:p>
          </table:table-cell>
          <table:table-cell office:value-type="float" office:value="1690.878418" calcext:value-type="float">
            <text:p>1690.878418</text:p>
          </table:table-cell>
          <table:table-cell table:number-columns-repeated="13"/>
        </table:table-row>
        <table:table-row table:style-name="ro1">
          <table:table-cell office:value-type="float" office:value="1603.275757" calcext:value-type="float">
            <text:p>1603.275757</text:p>
          </table:table-cell>
          <table:table-cell office:value-type="float" office:value="1625.572876" calcext:value-type="float">
            <text:p>1625.572876</text:p>
          </table:table-cell>
          <table:table-cell office:value-type="float" office:value="1662.468262" calcext:value-type="float">
            <text:p>1662.468262</text:p>
          </table:table-cell>
          <table:table-cell office:value-type="float" office:value="1692.587646" calcext:value-type="float">
            <text:p>1692.587646</text:p>
          </table:table-cell>
          <table:table-cell table:number-columns-repeated="13"/>
        </table:table-row>
        <table:table-row table:style-name="ro1">
          <table:table-cell office:value-type="float" office:value="1618.720703" calcext:value-type="float">
            <text:p>1618.720703</text:p>
          </table:table-cell>
          <table:table-cell office:value-type="float" office:value="1650.50061" calcext:value-type="float">
            <text:p>1650.50061</text:p>
          </table:table-cell>
          <table:table-cell office:value-type="float" office:value="1659.317749" calcext:value-type="float">
            <text:p>1659.317749</text:p>
          </table:table-cell>
          <table:table-cell office:value-type="float" office:value="1712.6698" calcext:value-type="float">
            <text:p>1712.6698</text:p>
          </table:table-cell>
          <table:table-cell table:number-columns-repeated="13"/>
        </table:table-row>
        <table:table-row table:style-name="ro1">
          <table:table-cell office:value-type="float" office:value="1639.299194" calcext:value-type="float">
            <text:p>1639.299194</text:p>
          </table:table-cell>
          <table:table-cell office:value-type="float" office:value="1629.513672" calcext:value-type="float">
            <text:p>1629.513672</text:p>
          </table:table-cell>
          <table:table-cell office:value-type="float" office:value="1674.685791" calcext:value-type="float">
            <text:p>1674.685791</text:p>
          </table:table-cell>
          <table:table-cell office:value-type="float" office:value="1687.326416" calcext:value-type="float">
            <text:p>1687.326416</text:p>
          </table:table-cell>
          <table:table-cell table:number-columns-repeated="13"/>
        </table:table-row>
        <table:table-row table:style-name="ro1">
          <table:table-cell office:value-type="float" office:value="1643.704102" calcext:value-type="float">
            <text:p>1643.704102</text:p>
          </table:table-cell>
          <table:table-cell office:value-type="float" office:value="1689.722412" calcext:value-type="float">
            <text:p>1689.722412</text:p>
          </table:table-cell>
          <table:table-cell office:value-type="float" office:value="1627.7323" calcext:value-type="float">
            <text:p>1627.7323</text:p>
          </table:table-cell>
          <table:table-cell office:value-type="float" office:value="1700.218872" calcext:value-type="float">
            <text:p>1700.218872</text:p>
          </table:table-cell>
          <table:table-cell table:number-columns-repeated="13"/>
        </table:table-row>
        <table:table-row table:style-name="ro1">
          <table:table-cell office:value-type="float" office:value="1619.640991" calcext:value-type="float">
            <text:p>1619.640991</text:p>
          </table:table-cell>
          <table:table-cell office:value-type="float" office:value="1699.763794" calcext:value-type="float">
            <text:p>1699.763794</text:p>
          </table:table-cell>
          <table:table-cell office:value-type="float" office:value="1623.361572" calcext:value-type="float">
            <text:p>1623.361572</text:p>
          </table:table-cell>
          <table:table-cell office:value-type="float" office:value="1685.148315" calcext:value-type="float">
            <text:p>1685.148315</text:p>
          </table:table-cell>
          <table:table-cell table:number-columns-repeated="13"/>
        </table:table-row>
        <table:table-row table:style-name="ro1">
          <table:table-cell office:value-type="float" office:value="1634.617065" calcext:value-type="float">
            <text:p>1634.617065</text:p>
          </table:table-cell>
          <table:table-cell office:value-type="float" office:value="1688.724976" calcext:value-type="float">
            <text:p>1688.724976</text:p>
          </table:table-cell>
          <table:table-cell office:value-type="float" office:value="1636.365723" calcext:value-type="float">
            <text:p>1636.365723</text:p>
          </table:table-cell>
          <table:table-cell office:value-type="float" office:value="1673.19104" calcext:value-type="float">
            <text:p>1673.19104</text:p>
          </table:table-cell>
          <table:table-cell table:number-columns-repeated="13"/>
        </table:table-row>
        <table:table-row table:style-name="ro1">
          <table:table-cell office:value-type="float" office:value="1627.70166" calcext:value-type="float">
            <text:p>1627.70166</text:p>
          </table:table-cell>
          <table:table-cell office:value-type="float" office:value="1697.64917" calcext:value-type="float">
            <text:p>1697.64917</text:p>
          </table:table-cell>
          <table:table-cell office:value-type="float" office:value="1628.935181" calcext:value-type="float">
            <text:p>1628.935181</text:p>
          </table:table-cell>
          <table:table-cell office:value-type="float" office:value="1686.229126" calcext:value-type="float">
            <text:p>1686.229126</text:p>
          </table:table-cell>
          <table:table-cell table:number-columns-repeated="13"/>
        </table:table-row>
        <table:table-row table:style-name="ro1">
          <table:table-cell office:value-type="float" office:value="1628.759155" calcext:value-type="float">
            <text:p>1628.759155</text:p>
          </table:table-cell>
          <table:table-cell office:value-type="float" office:value="1690.530151" calcext:value-type="float">
            <text:p>1690.530151</text:p>
          </table:table-cell>
          <table:table-cell office:value-type="float" office:value="1632.552856" calcext:value-type="float">
            <text:p>1632.552856</text:p>
          </table:table-cell>
          <table:table-cell office:value-type="float" office:value="1685.834473" calcext:value-type="float">
            <text:p>1685.834473</text:p>
          </table:table-cell>
          <table:table-cell table:number-columns-repeated="13"/>
        </table:table-row>
        <table:table-row table:style-name="ro1">
          <table:table-cell office:value-type="float" office:value="1628.027588" calcext:value-type="float">
            <text:p>1628.027588</text:p>
          </table:table-cell>
          <table:table-cell office:value-type="float" office:value="1692.630981" calcext:value-type="float">
            <text:p>1692.630981</text:p>
          </table:table-cell>
          <table:table-cell office:value-type="float" office:value="1632.385254" calcext:value-type="float">
            <text:p>1632.385254</text:p>
          </table:table-cell>
          <table:table-cell office:value-type="float" office:value="1689.555786" calcext:value-type="float">
            <text:p>1689.555786</text:p>
          </table:table-cell>
          <table:table-cell table:number-columns-repeated="13"/>
        </table:table-row>
        <table:table-row table:style-name="ro1">
          <table:table-cell office:value-type="float" office:value="1628.949219" calcext:value-type="float">
            <text:p>1628.949219</text:p>
          </table:table-cell>
          <table:table-cell office:value-type="float" office:value="1692.09082" calcext:value-type="float">
            <text:p>1692.09082</text:p>
          </table:table-cell>
          <table:table-cell office:value-type="float" office:value="1634.711792" calcext:value-type="float">
            <text:p>1634.711792</text:p>
          </table:table-cell>
          <table:table-cell office:value-type="float" office:value="1687.170898" calcext:value-type="float">
            <text:p>1687.170898</text:p>
          </table:table-cell>
          <table:table-cell table:number-columns-repeated="13"/>
        </table:table-row>
        <table:table-row table:style-name="ro1">
          <table:table-cell office:value-type="float" office:value="1628.84375" calcext:value-type="float">
            <text:p>1628.84375</text:p>
          </table:table-cell>
          <table:table-cell office:value-type="float" office:value="1695.040283" calcext:value-type="float">
            <text:p>1695.040283</text:p>
          </table:table-cell>
          <table:table-cell office:value-type="float" office:value="1636.737915" calcext:value-type="float">
            <text:p>1636.737915</text:p>
          </table:table-cell>
          <table:table-cell office:value-type="float" office:value="1689.59436" calcext:value-type="float">
            <text:p>1689.59436</text:p>
          </table:table-cell>
          <table:table-cell table:number-columns-repeated="13"/>
        </table:table-row>
        <table:table-row table:style-name="ro1">
          <table:table-cell office:value-type="float" office:value="1633.77417" calcext:value-type="float">
            <text:p>1633.77417</text:p>
          </table:table-cell>
          <table:table-cell office:value-type="float" office:value="1693.797974" calcext:value-type="float">
            <text:p>1693.797974</text:p>
          </table:table-cell>
          <table:table-cell office:value-type="float" office:value="1640.338623" calcext:value-type="float">
            <text:p>1640.338623</text:p>
          </table:table-cell>
          <table:table-cell office:value-type="float" office:value="1687.901855" calcext:value-type="float">
            <text:p>1687.901855</text:p>
          </table:table-cell>
          <table:table-cell table:number-columns-repeated="13"/>
        </table:table-row>
        <table:table-row table:style-name="ro1">
          <table:table-cell office:value-type="float" office:value="1630.638184" calcext:value-type="float">
            <text:p>1630.638184</text:p>
          </table:table-cell>
          <table:table-cell office:value-type="float" office:value="1696.229126" calcext:value-type="float">
            <text:p>1696.229126</text:p>
          </table:table-cell>
          <table:table-cell office:value-type="float" office:value="1636.676758" calcext:value-type="float">
            <text:p>1636.676758</text:p>
          </table:table-cell>
          <table:table-cell office:value-type="float" office:value="1689.39624" calcext:value-type="float">
            <text:p>1689.39624</text:p>
          </table:table-cell>
          <table:table-cell table:number-columns-repeated="13"/>
        </table:table-row>
        <table:table-row table:style-name="ro1">
          <table:table-cell office:value-type="float" office:value="1629.505493" calcext:value-type="float">
            <text:p>1629.505493</text:p>
          </table:table-cell>
          <table:table-cell office:value-type="float" office:value="1696.356079" calcext:value-type="float">
            <text:p>1696.356079</text:p>
          </table:table-cell>
          <table:table-cell office:value-type="float" office:value="1638.505005" calcext:value-type="float">
            <text:p>1638.505005</text:p>
          </table:table-cell>
          <table:table-cell office:value-type="float" office:value="1693.45813" calcext:value-type="float">
            <text:p>1693.45813</text:p>
          </table:table-cell>
          <table:table-cell table:number-columns-repeated="13"/>
        </table:table-row>
        <table:table-row table:style-name="ro1">
          <table:table-cell office:value-type="float" office:value="1632.848389" calcext:value-type="float">
            <text:p>1632.848389</text:p>
          </table:table-cell>
          <table:table-cell office:value-type="float" office:value="1695.979004" calcext:value-type="float">
            <text:p>1695.979004</text:p>
          </table:table-cell>
          <table:table-cell office:value-type="float" office:value="1639.673828" calcext:value-type="float">
            <text:p>1639.673828</text:p>
          </table:table-cell>
          <table:table-cell office:value-type="float" office:value="1690.804077" calcext:value-type="float">
            <text:p>1690.804077</text:p>
          </table:table-cell>
          <table:table-cell table:number-columns-repeated="13"/>
        </table:table-row>
        <table:table-row table:style-name="ro1">
          <table:table-cell office:value-type="float" office:value="1632.477051" calcext:value-type="float">
            <text:p>1632.477051</text:p>
          </table:table-cell>
          <table:table-cell office:value-type="float" office:value="1693.953369" calcext:value-type="float">
            <text:p>1693.953369</text:p>
          </table:table-cell>
          <table:table-cell office:value-type="float" office:value="1640.907715" calcext:value-type="float">
            <text:p>1640.907715</text:p>
          </table:table-cell>
          <table:table-cell office:value-type="float" office:value="1692.523804" calcext:value-type="float">
            <text:p>1692.523804</text:p>
          </table:table-cell>
          <table:table-cell table:number-columns-repeated="13"/>
        </table:table-row>
        <table:table-row table:style-name="ro1">
          <table:table-cell office:value-type="float" office:value="1633.157471" calcext:value-type="float">
            <text:p>1633.157471</text:p>
          </table:table-cell>
          <table:table-cell office:value-type="float" office:value="1695.894043" calcext:value-type="float">
            <text:p>1695.894043</text:p>
          </table:table-cell>
          <table:table-cell office:value-type="float" office:value="1636.72876" calcext:value-type="float">
            <text:p>1636.72876</text:p>
          </table:table-cell>
          <table:table-cell office:value-type="float" office:value="1693.209229" calcext:value-type="float">
            <text:p>1693.209229</text:p>
          </table:table-cell>
          <table:table-cell table:number-columns-repeated="13"/>
        </table:table-row>
        <table:table-row table:style-name="ro1">
          <table:table-cell office:value-type="float" office:value="1633.025024" calcext:value-type="float">
            <text:p>1633.025024</text:p>
          </table:table-cell>
          <table:table-cell office:value-type="float" office:value="1699.682495" calcext:value-type="float">
            <text:p>1699.682495</text:p>
          </table:table-cell>
          <table:table-cell office:value-type="float" office:value="1640.610229" calcext:value-type="float">
            <text:p>1640.610229</text:p>
          </table:table-cell>
          <table:table-cell office:value-type="float" office:value="1694.486084" calcext:value-type="float">
            <text:p>1694.486084</text:p>
          </table:table-cell>
          <table:table-cell table:number-columns-repeated="13"/>
        </table:table-row>
        <table:table-row table:style-name="ro1">
          <table:table-cell office:value-type="float" office:value="1635.893311" calcext:value-type="float">
            <text:p>1635.893311</text:p>
          </table:table-cell>
          <table:table-cell office:value-type="float" office:value="1695.886353" calcext:value-type="float">
            <text:p>1695.886353</text:p>
          </table:table-cell>
          <table:table-cell office:value-type="float" office:value="1640.857544" calcext:value-type="float">
            <text:p>1640.857544</text:p>
          </table:table-cell>
          <table:table-cell office:value-type="float" office:value="1690.71167" calcext:value-type="float">
            <text:p>1690.71167</text:p>
          </table:table-cell>
          <table:table-cell table:number-columns-repeated="13"/>
        </table:table-row>
        <table:table-row table:style-name="ro1">
          <table:table-cell office:value-type="float" office:value="1631.60083" calcext:value-type="float">
            <text:p>1631.60083</text:p>
          </table:table-cell>
          <table:table-cell office:value-type="float" office:value="1701.07251" calcext:value-type="float">
            <text:p>1701.07251</text:p>
          </table:table-cell>
          <table:table-cell office:value-type="float" office:value="1639.348633" calcext:value-type="float">
            <text:p>1639.348633</text:p>
          </table:table-cell>
          <table:table-cell office:value-type="float" office:value="1697.389893" calcext:value-type="float">
            <text:p>1697.389893</text:p>
          </table:table-cell>
          <table:table-cell table:number-columns-repeated="13"/>
        </table:table-row>
        <table:table-row table:style-name="ro1">
          <table:table-cell office:value-type="float" office:value="1635.631714" calcext:value-type="float">
            <text:p>1635.631714</text:p>
          </table:table-cell>
          <table:table-cell office:value-type="float" office:value="1699.609863" calcext:value-type="float">
            <text:p>1699.609863</text:p>
          </table:table-cell>
          <table:table-cell office:value-type="float" office:value="1639.498291" calcext:value-type="float">
            <text:p>1639.498291</text:p>
          </table:table-cell>
          <table:table-cell office:value-type="float" office:value="1697.93335" calcext:value-type="float">
            <text:p>1697.93335</text:p>
          </table:table-cell>
          <table:table-cell table:number-columns-repeated="13"/>
        </table:table-row>
        <table:table-row table:style-name="ro1">
          <table:table-cell office:value-type="float" office:value="1635.120972" calcext:value-type="float">
            <text:p>1635.120972</text:p>
          </table:table-cell>
          <table:table-cell office:value-type="float" office:value="1698.041504" calcext:value-type="float">
            <text:p>1698.041504</text:p>
          </table:table-cell>
          <table:table-cell office:value-type="float" office:value="1642.886597" calcext:value-type="float">
            <text:p>1642.886597</text:p>
          </table:table-cell>
          <table:table-cell office:value-type="float" office:value="1694.730713" calcext:value-type="float">
            <text:p>1694.730713</text:p>
          </table:table-cell>
          <table:table-cell table:number-columns-repeated="13"/>
        </table:table-row>
        <table:table-row table:style-name="ro1">
          <table:table-cell office:value-type="float" office:value="1635.22998" calcext:value-type="float">
            <text:p>1635.22998</text:p>
          </table:table-cell>
          <table:table-cell office:value-type="float" office:value="1700.368164" calcext:value-type="float">
            <text:p>1700.368164</text:p>
          </table:table-cell>
          <table:table-cell office:value-type="float" office:value="1643.438721" calcext:value-type="float">
            <text:p>1643.438721</text:p>
          </table:table-cell>
          <table:table-cell office:value-type="float" office:value="1698.809326" calcext:value-type="float">
            <text:p>1698.809326</text:p>
          </table:table-cell>
          <table:table-cell table:number-columns-repeated="13"/>
        </table:table-row>
        <table:table-row table:style-name="ro1">
          <table:table-cell office:value-type="float" office:value="1634.050415" calcext:value-type="float">
            <text:p>1634.050415</text:p>
          </table:table-cell>
          <table:table-cell office:value-type="float" office:value="1704.429321" calcext:value-type="float">
            <text:p>1704.429321</text:p>
          </table:table-cell>
          <table:table-cell office:value-type="float" office:value="1642.88501" calcext:value-type="float">
            <text:p>1642.88501</text:p>
          </table:table-cell>
          <table:table-cell office:value-type="float" office:value="1698.798828" calcext:value-type="float">
            <text:p>1698.798828</text:p>
          </table:table-cell>
          <table:table-cell table:number-columns-repeated="13"/>
        </table:table-row>
        <table:table-row table:style-name="ro1">
          <table:table-cell office:value-type="float" office:value="1635.730835" calcext:value-type="float">
            <text:p>1635.730835</text:p>
          </table:table-cell>
          <table:table-cell office:value-type="float" office:value="1700.491821" calcext:value-type="float">
            <text:p>1700.491821</text:p>
          </table:table-cell>
          <table:table-cell office:value-type="float" office:value="1640.763184" calcext:value-type="float">
            <text:p>1640.763184</text:p>
          </table:table-cell>
          <table:table-cell office:value-type="float" office:value="1698.712158" calcext:value-type="float">
            <text:p>1698.712158</text:p>
          </table:table-cell>
          <table:table-cell table:number-columns-repeated="13"/>
        </table:table-row>
        <table:table-row table:style-name="ro1">
          <table:table-cell office:value-type="float" office:value="1633.211548" calcext:value-type="float">
            <text:p>1633.211548</text:p>
          </table:table-cell>
          <table:table-cell office:value-type="float" office:value="1705.991943" calcext:value-type="float">
            <text:p>1705.991943</text:p>
          </table:table-cell>
          <table:table-cell office:value-type="float" office:value="1643.250488" calcext:value-type="float">
            <text:p>1643.250488</text:p>
          </table:table-cell>
          <table:table-cell office:value-type="float" office:value="1698.681396" calcext:value-type="float">
            <text:p>1698.681396</text:p>
          </table:table-cell>
          <table:table-cell table:number-columns-repeated="13"/>
        </table:table-row>
        <table:table-row table:style-name="ro1">
          <table:table-cell office:value-type="float" office:value="1637.550049" calcext:value-type="float">
            <text:p>1637.550049</text:p>
          </table:table-cell>
          <table:table-cell office:value-type="float" office:value="1705.060913" calcext:value-type="float">
            <text:p>1705.060913</text:p>
          </table:table-cell>
          <table:table-cell office:value-type="float" office:value="1645.511353" calcext:value-type="float">
            <text:p>1645.511353</text:p>
          </table:table-cell>
          <table:table-cell office:value-type="float" office:value="1697.88147" calcext:value-type="float">
            <text:p>1697.88147</text:p>
          </table:table-cell>
          <table:table-cell table:number-columns-repeated="13"/>
        </table:table-row>
        <table:table-row table:style-name="ro1">
          <table:table-cell office:value-type="float" office:value="1636.921143" calcext:value-type="float">
            <text:p>1636.921143</text:p>
          </table:table-cell>
          <table:table-cell office:value-type="float" office:value="1705.513184" calcext:value-type="float">
            <text:p>1705.513184</text:p>
          </table:table-cell>
          <table:table-cell office:value-type="float" office:value="1644.224243" calcext:value-type="float">
            <text:p>1644.224243</text:p>
          </table:table-cell>
          <table:table-cell office:value-type="float" office:value="1703.220093" calcext:value-type="float">
            <text:p>1703.220093</text:p>
          </table:table-cell>
          <table:table-cell table:number-columns-repeated="13"/>
        </table:table-row>
        <table:table-row table:style-name="ro1">
          <table:table-cell office:value-type="float" office:value="1637.08252" calcext:value-type="float">
            <text:p>1637.08252</text:p>
          </table:table-cell>
          <table:table-cell office:value-type="float" office:value="1703.460693" calcext:value-type="float">
            <text:p>1703.460693</text:p>
          </table:table-cell>
          <table:table-cell office:value-type="float" office:value="1643.7229" calcext:value-type="float">
            <text:p>1643.7229</text:p>
          </table:table-cell>
          <table:table-cell office:value-type="float" office:value="1702.333496" calcext:value-type="float">
            <text:p>1702.333496</text:p>
          </table:table-cell>
          <table:table-cell table:number-columns-repeated="13"/>
        </table:table-row>
        <table:table-row table:style-name="ro1">
          <table:table-cell office:value-type="float" office:value="1635.708252" calcext:value-type="float">
            <text:p>1635.708252</text:p>
          </table:table-cell>
          <table:table-cell office:value-type="float" office:value="1708.870605" calcext:value-type="float">
            <text:p>1708.870605</text:p>
          </table:table-cell>
          <table:table-cell office:value-type="float" office:value="1648.301758" calcext:value-type="float">
            <text:p>1648.301758</text:p>
          </table:table-cell>
          <table:table-cell office:value-type="float" office:value="1704.567383" calcext:value-type="float">
            <text:p>1704.567383</text:p>
          </table:table-cell>
          <table:table-cell table:number-columns-repeated="13"/>
        </table:table-row>
        <table:table-row table:style-name="ro1">
          <table:table-cell office:value-type="float" office:value="1637.206787" calcext:value-type="float">
            <text:p>1637.206787</text:p>
          </table:table-cell>
          <table:table-cell office:value-type="float" office:value="1710.838745" calcext:value-type="float">
            <text:p>1710.838745</text:p>
          </table:table-cell>
          <table:table-cell office:value-type="float" office:value="1644.557983" calcext:value-type="float">
            <text:p>1644.557983</text:p>
          </table:table-cell>
          <table:table-cell office:value-type="float" office:value="1703.177124" calcext:value-type="float">
            <text:p>1703.177124</text:p>
          </table:table-cell>
          <table:table-cell table:number-columns-repeated="13"/>
        </table:table-row>
        <table:table-row table:style-name="ro1">
          <table:table-cell office:value-type="float" office:value="1640.68811" calcext:value-type="float">
            <text:p>1640.68811</text:p>
          </table:table-cell>
          <table:table-cell office:value-type="float" office:value="1708.925659" calcext:value-type="float">
            <text:p>1708.925659</text:p>
          </table:table-cell>
          <table:table-cell office:value-type="float" office:value="1646.386963" calcext:value-type="float">
            <text:p>1646.386963</text:p>
          </table:table-cell>
          <table:table-cell office:value-type="float" office:value="1704.805542" calcext:value-type="float">
            <text:p>1704.805542</text:p>
          </table:table-cell>
          <table:table-cell table:number-columns-repeated="13"/>
        </table:table-row>
        <table:table-row table:style-name="ro1">
          <table:table-cell office:value-type="float" office:value="1638.705811" calcext:value-type="float">
            <text:p>1638.705811</text:p>
          </table:table-cell>
          <table:table-cell office:value-type="float" office:value="1709.027588" calcext:value-type="float">
            <text:p>1709.027588</text:p>
          </table:table-cell>
          <table:table-cell office:value-type="float" office:value="1649.967163" calcext:value-type="float">
            <text:p>1649.967163</text:p>
          </table:table-cell>
          <table:table-cell office:value-type="float" office:value="1704.886108" calcext:value-type="float">
            <text:p>1704.886108</text:p>
          </table:table-cell>
          <table:table-cell table:number-columns-repeated="13"/>
        </table:table-row>
        <table:table-row table:style-name="ro1">
          <table:table-cell office:value-type="float" office:value="1638.756104" calcext:value-type="float">
            <text:p>1638.756104</text:p>
          </table:table-cell>
          <table:table-cell office:value-type="float" office:value="1712.077393" calcext:value-type="float">
            <text:p>1712.077393</text:p>
          </table:table-cell>
          <table:table-cell office:value-type="float" office:value="1648.660522" calcext:value-type="float">
            <text:p>1648.660522</text:p>
          </table:table-cell>
          <table:table-cell office:value-type="float" office:value="1705.764648" calcext:value-type="float">
            <text:p>1705.764648</text:p>
          </table:table-cell>
          <table:table-cell table:number-columns-repeated="13"/>
        </table:table-row>
        <table:table-row table:style-name="ro1">
          <table:table-cell office:value-type="float" office:value="1638.437134" calcext:value-type="float">
            <text:p>1638.437134</text:p>
          </table:table-cell>
          <table:table-cell office:value-type="float" office:value="1711.853027" calcext:value-type="float">
            <text:p>1711.853027</text:p>
          </table:table-cell>
          <table:table-cell office:value-type="float" office:value="1650.106079" calcext:value-type="float">
            <text:p>1650.106079</text:p>
          </table:table-cell>
          <table:table-cell office:value-type="float" office:value="1705.944336" calcext:value-type="float">
            <text:p>1705.944336</text:p>
          </table:table-cell>
          <table:table-cell table:number-columns-repeated="13"/>
        </table:table-row>
        <table:table-row table:style-name="ro1">
          <table:table-cell office:value-type="float" office:value="1641.592041" calcext:value-type="float">
            <text:p>1641.592041</text:p>
          </table:table-cell>
          <table:table-cell office:value-type="float" office:value="1711.723633" calcext:value-type="float">
            <text:p>1711.723633</text:p>
          </table:table-cell>
          <table:table-cell office:value-type="float" office:value="1649.133667" calcext:value-type="float">
            <text:p>1649.133667</text:p>
          </table:table-cell>
          <table:table-cell office:value-type="float" office:value="1708.565918" calcext:value-type="float">
            <text:p>1708.565918</text:p>
          </table:table-cell>
          <table:table-cell table:number-columns-repeated="13"/>
        </table:table-row>
        <table:table-row table:style-name="ro1">
          <table:table-cell office:value-type="float" office:value="1642.805786" calcext:value-type="float">
            <text:p>1642.805786</text:p>
          </table:table-cell>
          <table:table-cell office:value-type="float" office:value="1713.942017" calcext:value-type="float">
            <text:p>1713.942017</text:p>
          </table:table-cell>
          <table:table-cell office:value-type="float" office:value="1649.168701" calcext:value-type="float">
            <text:p>1649.168701</text:p>
          </table:table-cell>
          <table:table-cell office:value-type="float" office:value="1708.990112" calcext:value-type="float">
            <text:p>1708.990112</text:p>
          </table:table-cell>
          <table:table-cell table:number-columns-repeated="13"/>
        </table:table-row>
        <table:table-row table:style-name="ro1">
          <table:table-cell office:value-type="float" office:value="1642.939575" calcext:value-type="float">
            <text:p>1642.939575</text:p>
          </table:table-cell>
          <table:table-cell office:value-type="float" office:value="1711.458496" calcext:value-type="float">
            <text:p>1711.458496</text:p>
          </table:table-cell>
          <table:table-cell office:value-type="float" office:value="1651.931152" calcext:value-type="float">
            <text:p>1651.931152</text:p>
          </table:table-cell>
          <table:table-cell office:value-type="float" office:value="1709.679443" calcext:value-type="float">
            <text:p>1709.679443</text:p>
          </table:table-cell>
          <table:table-cell table:number-columns-repeated="13"/>
        </table:table-row>
        <table:table-row table:style-name="ro1">
          <table:table-cell office:value-type="float" office:value="1643.141724" calcext:value-type="float">
            <text:p>1643.141724</text:p>
          </table:table-cell>
          <table:table-cell office:value-type="float" office:value="1714.705566" calcext:value-type="float">
            <text:p>1714.705566</text:p>
          </table:table-cell>
          <table:table-cell office:value-type="float" office:value="1650.723755" calcext:value-type="float">
            <text:p>1650.723755</text:p>
          </table:table-cell>
          <table:table-cell office:value-type="float" office:value="1711.562256" calcext:value-type="float">
            <text:p>1711.562256</text:p>
          </table:table-cell>
          <table:table-cell table:number-columns-repeated="13"/>
        </table:table-row>
        <table:table-row table:style-name="ro1">
          <table:table-cell office:value-type="float" office:value="1644.623291" calcext:value-type="float">
            <text:p>1644.623291</text:p>
          </table:table-cell>
          <table:table-cell office:value-type="float" office:value="1712.567017" calcext:value-type="float">
            <text:p>1712.567017</text:p>
          </table:table-cell>
          <table:table-cell office:value-type="float" office:value="1654.066772" calcext:value-type="float">
            <text:p>1654.066772</text:p>
          </table:table-cell>
          <table:table-cell office:value-type="float" office:value="1708.851074" calcext:value-type="float">
            <text:p>1708.851074</text:p>
          </table:table-cell>
          <table:table-cell table:number-columns-repeated="13"/>
        </table:table-row>
        <table:table-row table:style-name="ro1">
          <table:table-cell office:value-type="float" office:value="1644.538086" calcext:value-type="float">
            <text:p>1644.538086</text:p>
          </table:table-cell>
          <table:table-cell office:value-type="float" office:value="1715.99231" calcext:value-type="float">
            <text:p>1715.99231</text:p>
          </table:table-cell>
          <table:table-cell office:value-type="float" office:value="1653.291138" calcext:value-type="float">
            <text:p>1653.291138</text:p>
          </table:table-cell>
          <table:table-cell office:value-type="float" office:value="1712.330688" calcext:value-type="float">
            <text:p>1712.330688</text:p>
          </table:table-cell>
          <table:table-cell table:number-columns-repeated="13"/>
        </table:table-row>
        <table:table-row table:style-name="ro1">
          <table:table-cell office:value-type="float" office:value="1641.797607" calcext:value-type="float">
            <text:p>1641.797607</text:p>
          </table:table-cell>
          <table:table-cell office:value-type="float" office:value="1714.805542" calcext:value-type="float">
            <text:p>1714.805542</text:p>
          </table:table-cell>
          <table:table-cell office:value-type="float" office:value="1651.079956" calcext:value-type="float">
            <text:p>1651.079956</text:p>
          </table:table-cell>
          <table:table-cell office:value-type="float" office:value="1709.894409" calcext:value-type="float">
            <text:p>1709.894409</text:p>
          </table:table-cell>
          <table:table-cell table:number-columns-repeated="13"/>
        </table:table-row>
        <table:table-row table:style-name="ro1">
          <table:table-cell office:value-type="float" office:value="1643.796753" calcext:value-type="float">
            <text:p>1643.796753</text:p>
          </table:table-cell>
          <table:table-cell office:value-type="float" office:value="1713.675903" calcext:value-type="float">
            <text:p>1713.675903</text:p>
          </table:table-cell>
          <table:table-cell office:value-type="float" office:value="1650.209473" calcext:value-type="float">
            <text:p>1650.209473</text:p>
          </table:table-cell>
          <table:table-cell office:value-type="float" office:value="1711.455688" calcext:value-type="float">
            <text:p>1711.455688</text:p>
          </table:table-cell>
          <table:table-cell table:number-columns-repeated="13"/>
        </table:table-row>
        <table:table-row table:style-name="ro1">
          <table:table-cell office:value-type="float" office:value="1644.550781" calcext:value-type="float">
            <text:p>1644.550781</text:p>
          </table:table-cell>
          <table:table-cell office:value-type="float" office:value="1716.502197" calcext:value-type="float">
            <text:p>1716.502197</text:p>
          </table:table-cell>
          <table:table-cell office:value-type="float" office:value="1651.812988" calcext:value-type="float">
            <text:p>1651.812988</text:p>
          </table:table-cell>
          <table:table-cell office:value-type="float" office:value="1714.302002" calcext:value-type="float">
            <text:p>1714.302002</text:p>
          </table:table-cell>
          <table:table-cell table:number-columns-repeated="13"/>
        </table:table-row>
        <table:table-row table:style-name="ro1">
          <table:table-cell office:value-type="float" office:value="1641.922607" calcext:value-type="float">
            <text:p>1641.922607</text:p>
          </table:table-cell>
          <table:table-cell office:value-type="float" office:value="1719.282104" calcext:value-type="float">
            <text:p>1719.282104</text:p>
          </table:table-cell>
          <table:table-cell office:value-type="float" office:value="1648.992432" calcext:value-type="float">
            <text:p>1648.992432</text:p>
          </table:table-cell>
          <table:table-cell office:value-type="float" office:value="1715.676025" calcext:value-type="float">
            <text:p>1715.676025</text:p>
          </table:table-cell>
          <table:table-cell table:number-columns-repeated="13"/>
        </table:table-row>
        <table:table-row table:style-name="ro1">
          <table:table-cell office:value-type="float" office:value="1648.288574" calcext:value-type="float">
            <text:p>1648.288574</text:p>
          </table:table-cell>
          <table:table-cell office:value-type="float" office:value="1715.581055" calcext:value-type="float">
            <text:p>1715.581055</text:p>
          </table:table-cell>
          <table:table-cell office:value-type="float" office:value="1653.664307" calcext:value-type="float">
            <text:p>1653.664307</text:p>
          </table:table-cell>
          <table:table-cell office:value-type="float" office:value="1711.552002" calcext:value-type="float">
            <text:p>1711.552002</text:p>
          </table:table-cell>
          <table:table-cell table:number-columns-repeated="13"/>
        </table:table-row>
        <table:table-row table:style-name="ro1">
          <table:table-cell office:value-type="float" office:value="1645.0271" calcext:value-type="float">
            <text:p>1645.0271</text:p>
          </table:table-cell>
          <table:table-cell office:value-type="float" office:value="1718.619751" calcext:value-type="float">
            <text:p>1718.619751</text:p>
          </table:table-cell>
          <table:table-cell office:value-type="float" office:value="1654.622559" calcext:value-type="float">
            <text:p>1654.622559</text:p>
          </table:table-cell>
          <table:table-cell office:value-type="float" office:value="1712.243652" calcext:value-type="float">
            <text:p>1712.243652</text:p>
          </table:table-cell>
          <table:table-cell table:number-columns-repeated="13"/>
        </table:table-row>
        <table:table-row table:style-name="ro1">
          <table:table-cell office:value-type="float" office:value="1644.788818" calcext:value-type="float">
            <text:p>1644.788818</text:p>
          </table:table-cell>
          <table:table-cell office:value-type="float" office:value="1718.081787" calcext:value-type="float">
            <text:p>1718.081787</text:p>
          </table:table-cell>
          <table:table-cell office:value-type="float" office:value="1655.871582" calcext:value-type="float">
            <text:p>1655.871582</text:p>
          </table:table-cell>
          <table:table-cell office:value-type="float" office:value="1714.790771" calcext:value-type="float">
            <text:p>1714.790771</text:p>
          </table:table-cell>
          <table:table-cell table:number-columns-repeated="13"/>
        </table:table-row>
        <table:table-row table:style-name="ro1">
          <table:table-cell office:value-type="float" office:value="1647.431396" calcext:value-type="float">
            <text:p>1647.431396</text:p>
          </table:table-cell>
          <table:table-cell office:value-type="float" office:value="1720.023804" calcext:value-type="float">
            <text:p>1720.023804</text:p>
          </table:table-cell>
          <table:table-cell office:value-type="float" office:value="1654.310303" calcext:value-type="float">
            <text:p>1654.310303</text:p>
          </table:table-cell>
          <table:table-cell office:value-type="float" office:value="1716.235596" calcext:value-type="float">
            <text:p>1716.235596</text:p>
          </table:table-cell>
          <table:table-cell table:number-columns-repeated="13"/>
        </table:table-row>
        <table:table-row table:style-name="ro1">
          <table:table-cell office:value-type="float" office:value="1646.503662" calcext:value-type="float">
            <text:p>1646.503662</text:p>
          </table:table-cell>
          <table:table-cell office:value-type="float" office:value="1720.694946" calcext:value-type="float">
            <text:p>1720.694946</text:p>
          </table:table-cell>
          <table:table-cell office:value-type="float" office:value="1654.266968" calcext:value-type="float">
            <text:p>1654.266968</text:p>
          </table:table-cell>
          <table:table-cell office:value-type="float" office:value="1718.368164" calcext:value-type="float">
            <text:p>1718.368164</text:p>
          </table:table-cell>
          <table:table-cell table:number-columns-repeated="13"/>
        </table:table-row>
        <table:table-row table:style-name="ro1">
          <table:table-cell office:value-type="float" office:value="1645.913208" calcext:value-type="float">
            <text:p>1645.913208</text:p>
          </table:table-cell>
          <table:table-cell office:value-type="float" office:value="1717.975952" calcext:value-type="float">
            <text:p>1717.975952</text:p>
          </table:table-cell>
          <table:table-cell office:value-type="float" office:value="1653.658081" calcext:value-type="float">
            <text:p>1653.658081</text:p>
          </table:table-cell>
          <table:table-cell office:value-type="float" office:value="1715.376953" calcext:value-type="float">
            <text:p>1715.376953</text:p>
          </table:table-cell>
          <table:table-cell table:number-columns-repeated="13"/>
        </table:table-row>
        <table:table-row table:style-name="ro1">
          <table:table-cell office:value-type="float" office:value="1646.804321" calcext:value-type="float">
            <text:p>1646.804321</text:p>
          </table:table-cell>
          <table:table-cell office:value-type="float" office:value="1724.51062" calcext:value-type="float">
            <text:p>1724.51062</text:p>
          </table:table-cell>
          <table:table-cell office:value-type="float" office:value="1656.125" calcext:value-type="float">
            <text:p>1656.125</text:p>
          </table:table-cell>
          <table:table-cell office:value-type="float" office:value="1717.495361" calcext:value-type="float">
            <text:p>1717.495361</text:p>
          </table:table-cell>
          <table:table-cell table:number-columns-repeated="13"/>
        </table:table-row>
        <table:table-row table:style-name="ro1">
          <table:table-cell office:value-type="float" office:value="1650.064453" calcext:value-type="float">
            <text:p>1650.064453</text:p>
          </table:table-cell>
          <table:table-cell office:value-type="float" office:value="1719.481567" calcext:value-type="float">
            <text:p>1719.481567</text:p>
          </table:table-cell>
          <table:table-cell office:value-type="float" office:value="1655.947266" calcext:value-type="float">
            <text:p>1655.947266</text:p>
          </table:table-cell>
          <table:table-cell office:value-type="float" office:value="1718.394531" calcext:value-type="float">
            <text:p>1718.394531</text:p>
          </table:table-cell>
          <table:table-cell table:number-columns-repeated="13"/>
        </table:table-row>
        <table:table-row table:style-name="ro1">
          <table:table-cell office:value-type="float" office:value="1648.38855" calcext:value-type="float">
            <text:p>1648.38855</text:p>
          </table:table-cell>
          <table:table-cell office:value-type="float" office:value="1721.754639" calcext:value-type="float">
            <text:p>1721.754639</text:p>
          </table:table-cell>
          <table:table-cell office:value-type="float" office:value="1655.301514" calcext:value-type="float">
            <text:p>1655.301514</text:p>
          </table:table-cell>
          <table:table-cell office:value-type="float" office:value="1717.180786" calcext:value-type="float">
            <text:p>1717.180786</text:p>
          </table:table-cell>
          <table:table-cell table:number-columns-repeated="13"/>
        </table:table-row>
        <table:table-row table:style-name="ro1">
          <table:table-cell office:value-type="float" office:value="1647.622437" calcext:value-type="float">
            <text:p>1647.622437</text:p>
          </table:table-cell>
          <table:table-cell office:value-type="float" office:value="1724.091309" calcext:value-type="float">
            <text:p>1724.091309</text:p>
          </table:table-cell>
          <table:table-cell office:value-type="float" office:value="1660.27002" calcext:value-type="float">
            <text:p>1660.27002</text:p>
          </table:table-cell>
          <table:table-cell office:value-type="float" office:value="1716.410156" calcext:value-type="float">
            <text:p>1716.410156</text:p>
          </table:table-cell>
          <table:table-cell table:number-columns-repeated="13"/>
        </table:table-row>
        <table:table-row table:style-name="ro1">
          <table:table-cell office:value-type="float" office:value="1649.391357" calcext:value-type="float">
            <text:p>1649.391357</text:p>
          </table:table-cell>
          <table:table-cell office:value-type="float" office:value="1724.237671" calcext:value-type="float">
            <text:p>1724.237671</text:p>
          </table:table-cell>
          <table:table-cell office:value-type="float" office:value="1662.201172" calcext:value-type="float">
            <text:p>1662.201172</text:p>
          </table:table-cell>
          <table:table-cell office:value-type="float" office:value="1719.750366" calcext:value-type="float">
            <text:p>1719.750366</text:p>
          </table:table-cell>
          <table:table-cell table:number-columns-repeated="13"/>
        </table:table-row>
        <table:table-row table:style-name="ro1">
          <table:table-cell office:value-type="float" office:value="1654.286255" calcext:value-type="float">
            <text:p>1654.286255</text:p>
          </table:table-cell>
          <table:table-cell office:value-type="float" office:value="1723.167236" calcext:value-type="float">
            <text:p>1723.167236</text:p>
          </table:table-cell>
          <table:table-cell office:value-type="float" office:value="1661.500854" calcext:value-type="float">
            <text:p>1661.500854</text:p>
          </table:table-cell>
          <table:table-cell office:value-type="float" office:value="1719.553955" calcext:value-type="float">
            <text:p>1719.553955</text:p>
          </table:table-cell>
          <table:table-cell table:number-columns-repeated="13"/>
        </table:table-row>
        <table:table-row table:style-name="ro1">
          <table:table-cell office:value-type="float" office:value="1650.498291" calcext:value-type="float">
            <text:p>1650.498291</text:p>
          </table:table-cell>
          <table:table-cell office:value-type="float" office:value="1724.761963" calcext:value-type="float">
            <text:p>1724.761963</text:p>
          </table:table-cell>
          <table:table-cell office:value-type="float" office:value="1658.929565" calcext:value-type="float">
            <text:p>1658.929565</text:p>
          </table:table-cell>
          <table:table-cell office:value-type="float" office:value="1720.085938" calcext:value-type="float">
            <text:p>1720.085938</text:p>
          </table:table-cell>
          <table:table-cell table:number-columns-repeated="13"/>
        </table:table-row>
        <table:table-row table:style-name="ro1">
          <table:table-cell office:value-type="float" office:value="1651.141602" calcext:value-type="float">
            <text:p>1651.141602</text:p>
          </table:table-cell>
          <table:table-cell office:value-type="float" office:value="1724.959595" calcext:value-type="float">
            <text:p>1724.959595</text:p>
          </table:table-cell>
          <table:table-cell office:value-type="float" office:value="1660.219482" calcext:value-type="float">
            <text:p>1660.219482</text:p>
          </table:table-cell>
          <table:table-cell office:value-type="float" office:value="1723.535522" calcext:value-type="float">
            <text:p>1723.535522</text:p>
          </table:table-cell>
          <table:table-cell table:number-columns-repeated="13"/>
        </table:table-row>
        <table:table-row table:style-name="ro1">
          <table:table-cell office:value-type="float" office:value="1652.016235" calcext:value-type="float">
            <text:p>1652.016235</text:p>
          </table:table-cell>
          <table:table-cell office:value-type="float" office:value="1726.340576" calcext:value-type="float">
            <text:p>1726.340576</text:p>
          </table:table-cell>
          <table:table-cell office:value-type="float" office:value="1658.929688" calcext:value-type="float">
            <text:p>1658.929688</text:p>
          </table:table-cell>
          <table:table-cell office:value-type="float" office:value="1721.979492" calcext:value-type="float">
            <text:p>1721.979492</text:p>
          </table:table-cell>
          <table:table-cell table:number-columns-repeated="13"/>
        </table:table-row>
        <table:table-row table:style-name="ro1">
          <table:table-cell office:value-type="float" office:value="1650.789062" calcext:value-type="float">
            <text:p>1650.789062</text:p>
          </table:table-cell>
          <table:table-cell office:value-type="float" office:value="1728.306519" calcext:value-type="float">
            <text:p>1728.306519</text:p>
          </table:table-cell>
          <table:table-cell office:value-type="float" office:value="1661.206787" calcext:value-type="float">
            <text:p>1661.206787</text:p>
          </table:table-cell>
          <table:table-cell office:value-type="float" office:value="1724.424072" calcext:value-type="float">
            <text:p>1724.424072</text:p>
          </table:table-cell>
          <table:table-cell table:number-columns-repeated="13"/>
        </table:table-row>
        <table:table-row table:style-name="ro1">
          <table:table-cell office:value-type="float" office:value="1650.005981" calcext:value-type="float">
            <text:p>1650.005981</text:p>
          </table:table-cell>
          <table:table-cell office:value-type="float" office:value="1729.953247" calcext:value-type="float">
            <text:p>1729.953247</text:p>
          </table:table-cell>
          <table:table-cell office:value-type="float" office:value="1659.100586" calcext:value-type="float">
            <text:p>1659.100586</text:p>
          </table:table-cell>
          <table:table-cell office:value-type="float" office:value="1725.694702" calcext:value-type="float">
            <text:p>1725.694702</text:p>
          </table:table-cell>
          <table:table-cell table:number-columns-repeated="13"/>
        </table:table-row>
        <table:table-row table:style-name="ro1">
          <table:table-cell office:value-type="float" office:value="1651.296265" calcext:value-type="float">
            <text:p>1651.296265</text:p>
          </table:table-cell>
          <table:table-cell office:value-type="float" office:value="1729.830322" calcext:value-type="float">
            <text:p>1729.830322</text:p>
          </table:table-cell>
          <table:table-cell office:value-type="float" office:value="1660.998047" calcext:value-type="float">
            <text:p>1660.998047</text:p>
          </table:table-cell>
          <table:table-cell office:value-type="float" office:value="1723.92749" calcext:value-type="float">
            <text:p>1723.92749</text:p>
          </table:table-cell>
          <table:table-cell table:number-columns-repeated="13"/>
        </table:table-row>
        <table:table-row table:style-name="ro1">
          <table:table-cell office:value-type="float" office:value="1650.93811" calcext:value-type="float">
            <text:p>1650.93811</text:p>
          </table:table-cell>
          <table:table-cell office:value-type="float" office:value="1729.919678" calcext:value-type="float">
            <text:p>1729.919678</text:p>
          </table:table-cell>
          <table:table-cell office:value-type="float" office:value="1659.254883" calcext:value-type="float">
            <text:p>1659.254883</text:p>
          </table:table-cell>
          <table:table-cell office:value-type="float" office:value="1725.646484" calcext:value-type="float">
            <text:p>1725.646484</text:p>
          </table:table-cell>
          <table:table-cell table:number-columns-repeated="13"/>
        </table:table-row>
        <table:table-row table:style-name="ro1">
          <table:table-cell office:value-type="float" office:value="1652.399292" calcext:value-type="float">
            <text:p>1652.399292</text:p>
          </table:table-cell>
          <table:table-cell office:value-type="float" office:value="1730.692383" calcext:value-type="float">
            <text:p>1730.692383</text:p>
          </table:table-cell>
          <table:table-cell office:value-type="float" office:value="1660.093018" calcext:value-type="float">
            <text:p>1660.093018</text:p>
          </table:table-cell>
          <table:table-cell office:value-type="float" office:value="1726.676514" calcext:value-type="float">
            <text:p>1726.676514</text:p>
          </table:table-cell>
          <table:table-cell table:number-columns-repeated="13"/>
        </table:table-row>
        <table:table-row table:style-name="ro1">
          <table:table-cell office:value-type="float" office:value="1654.973145" calcext:value-type="float">
            <text:p>1654.973145</text:p>
          </table:table-cell>
          <table:table-cell office:value-type="float" office:value="1727.422974" calcext:value-type="float">
            <text:p>1727.422974</text:p>
          </table:table-cell>
          <table:table-cell office:value-type="float" office:value="1662.122803" calcext:value-type="float">
            <text:p>1662.122803</text:p>
          </table:table-cell>
          <table:table-cell office:value-type="float" office:value="1725.491943" calcext:value-type="float">
            <text:p>1725.491943</text:p>
          </table:table-cell>
          <table:table-cell table:number-columns-repeated="13"/>
        </table:table-row>
        <table:table-row table:style-name="ro1">
          <table:table-cell office:value-type="float" office:value="1655.429688" calcext:value-type="float">
            <text:p>1655.429688</text:p>
          </table:table-cell>
          <table:table-cell office:value-type="float" office:value="1729.151611" calcext:value-type="float">
            <text:p>1729.151611</text:p>
          </table:table-cell>
          <table:table-cell office:value-type="float" office:value="1662.843384" calcext:value-type="float">
            <text:p>1662.843384</text:p>
          </table:table-cell>
          <table:table-cell office:value-type="float" office:value="1727.144165" calcext:value-type="float">
            <text:p>1727.144165</text:p>
          </table:table-cell>
          <table:table-cell table:number-columns-repeated="13"/>
        </table:table-row>
        <table:table-row table:style-name="ro1">
          <table:table-cell office:value-type="float" office:value="1651.866577" calcext:value-type="float">
            <text:p>1651.866577</text:p>
          </table:table-cell>
          <table:table-cell office:value-type="float" office:value="1732.321167" calcext:value-type="float">
            <text:p>1732.321167</text:p>
          </table:table-cell>
          <table:table-cell office:value-type="float" office:value="1660.163696" calcext:value-type="float">
            <text:p>1660.163696</text:p>
          </table:table-cell>
          <table:table-cell office:value-type="float" office:value="1724.863647" calcext:value-type="float">
            <text:p>1724.863647</text:p>
          </table:table-cell>
          <table:table-cell table:number-columns-repeated="13"/>
        </table:table-row>
        <table:table-row table:style-name="ro1">
          <table:table-cell office:value-type="float" office:value="1653.114258" calcext:value-type="float">
            <text:p>1653.114258</text:p>
          </table:table-cell>
          <table:table-cell office:value-type="float" office:value="1727.039185" calcext:value-type="float">
            <text:p>1727.039185</text:p>
          </table:table-cell>
          <table:table-cell office:value-type="float" office:value="1658.6073" calcext:value-type="float">
            <text:p>1658.6073</text:p>
          </table:table-cell>
          <table:table-cell office:value-type="float" office:value="1729.1427" calcext:value-type="float">
            <text:p>1729.1427</text:p>
          </table:table-cell>
          <table:table-cell table:number-columns-repeated="13"/>
        </table:table-row>
        <table:table-row table:style-name="ro1">
          <table:table-cell office:value-type="float" office:value="1652.196777" calcext:value-type="float">
            <text:p>1652.196777</text:p>
          </table:table-cell>
          <table:table-cell office:value-type="float" office:value="1729.248047" calcext:value-type="float">
            <text:p>1729.248047</text:p>
          </table:table-cell>
          <table:table-cell office:value-type="float" office:value="1662.069092" calcext:value-type="float">
            <text:p>1662.069092</text:p>
          </table:table-cell>
          <table:table-cell office:value-type="float" office:value="1725.970703" calcext:value-type="float">
            <text:p>1725.970703</text:p>
          </table:table-cell>
          <table:table-cell table:number-columns-repeated="13"/>
        </table:table-row>
        <table:table-row table:style-name="ro1">
          <table:table-cell office:value-type="float" office:value="1656.802979" calcext:value-type="float">
            <text:p>1656.802979</text:p>
          </table:table-cell>
          <table:table-cell office:value-type="float" office:value="1728.553467" calcext:value-type="float">
            <text:p>1728.553467</text:p>
          </table:table-cell>
          <table:table-cell office:value-type="float" office:value="1663.745361" calcext:value-type="float">
            <text:p>1663.745361</text:p>
          </table:table-cell>
          <table:table-cell office:value-type="float" office:value="1727.419922" calcext:value-type="float">
            <text:p>1727.419922</text:p>
          </table:table-cell>
          <table:table-cell table:number-columns-repeated="13"/>
        </table:table-row>
        <table:table-row table:style-name="ro1">
          <table:table-cell office:value-type="float" office:value="1655.90918" calcext:value-type="float">
            <text:p>1655.90918</text:p>
          </table:table-cell>
          <table:table-cell office:value-type="float" office:value="1727.758057" calcext:value-type="float">
            <text:p>1727.758057</text:p>
          </table:table-cell>
          <table:table-cell office:value-type="float" office:value="1660.481445" calcext:value-type="float">
            <text:p>1660.481445</text:p>
          </table:table-cell>
          <table:table-cell office:value-type="float" office:value="1728.209595" calcext:value-type="float">
            <text:p>1728.209595</text:p>
          </table:table-cell>
          <table:table-cell table:number-columns-repeated="13"/>
        </table:table-row>
        <table:table-row table:style-name="ro1">
          <table:table-cell office:value-type="float" office:value="1656.165161" calcext:value-type="float">
            <text:p>1656.165161</text:p>
          </table:table-cell>
          <table:table-cell office:value-type="float" office:value="1728.786133" calcext:value-type="float">
            <text:p>1728.786133</text:p>
          </table:table-cell>
          <table:table-cell office:value-type="float" office:value="1665.204834" calcext:value-type="float">
            <text:p>1665.204834</text:p>
          </table:table-cell>
          <table:table-cell office:value-type="float" office:value="1724.961914" calcext:value-type="float">
            <text:p>1724.961914</text:p>
          </table:table-cell>
          <table:table-cell table:number-columns-repeated="13"/>
        </table:table-row>
        <table:table-row table:style-name="ro1">
          <table:table-cell office:value-type="float" office:value="1654.192627" calcext:value-type="float">
            <text:p>1654.192627</text:p>
          </table:table-cell>
          <table:table-cell office:value-type="float" office:value="1730.953125" calcext:value-type="float">
            <text:p>1730.953125</text:p>
          </table:table-cell>
          <table:table-cell office:value-type="float" office:value="1661.172241" calcext:value-type="float">
            <text:p>1661.172241</text:p>
          </table:table-cell>
          <table:table-cell office:value-type="float" office:value="1725.447754" calcext:value-type="float">
            <text:p>1725.447754</text:p>
          </table:table-cell>
          <table:table-cell table:number-columns-repeated="13"/>
        </table:table-row>
        <table:table-row table:style-name="ro1">
          <table:table-cell office:value-type="float" office:value="1653.912354" calcext:value-type="float">
            <text:p>1653.912354</text:p>
          </table:table-cell>
          <table:table-cell office:value-type="float" office:value="1729.697144" calcext:value-type="float">
            <text:p>1729.697144</text:p>
          </table:table-cell>
          <table:table-cell office:value-type="float" office:value="1664.725464" calcext:value-type="float">
            <text:p>1664.725464</text:p>
          </table:table-cell>
          <table:table-cell office:value-type="float" office:value="1725.016479" calcext:value-type="float">
            <text:p>1725.016479</text:p>
          </table:table-cell>
          <table:table-cell table:number-columns-repeated="13"/>
        </table:table-row>
        <table:table-row table:style-name="ro1">
          <table:table-cell office:value-type="float" office:value="1651.756348" calcext:value-type="float">
            <text:p>1651.756348</text:p>
          </table:table-cell>
          <table:table-cell office:value-type="float" office:value="1729.919434" calcext:value-type="float">
            <text:p>1729.919434</text:p>
          </table:table-cell>
          <table:table-cell office:value-type="float" office:value="1658.90686" calcext:value-type="float">
            <text:p>1658.90686</text:p>
          </table:table-cell>
          <table:table-cell office:value-type="float" office:value="1727.72583" calcext:value-type="float">
            <text:p>1727.72583</text:p>
          </table:table-cell>
          <table:table-cell table:number-columns-repeated="13"/>
        </table:table-row>
        <table:table-row table:style-name="ro1">
          <table:table-cell office:value-type="float" office:value="1652.862549" calcext:value-type="float">
            <text:p>1652.862549</text:p>
          </table:table-cell>
          <table:table-cell office:value-type="float" office:value="1730.91626" calcext:value-type="float">
            <text:p>1730.91626</text:p>
          </table:table-cell>
          <table:table-cell office:value-type="float" office:value="1661.396606" calcext:value-type="float">
            <text:p>1661.396606</text:p>
          </table:table-cell>
          <table:table-cell office:value-type="float" office:value="1725.28125" calcext:value-type="float">
            <text:p>1725.28125</text:p>
          </table:table-cell>
          <table:table-cell table:number-columns-repeated="13"/>
        </table:table-row>
        <table:table-row table:style-name="ro1">
          <table:table-cell office:value-type="float" office:value="1652.884277" calcext:value-type="float">
            <text:p>1652.884277</text:p>
          </table:table-cell>
          <table:table-cell office:value-type="float" office:value="1730.840942" calcext:value-type="float">
            <text:p>1730.840942</text:p>
          </table:table-cell>
          <table:table-cell office:value-type="float" office:value="1660.86145" calcext:value-type="float">
            <text:p>1660.86145</text:p>
          </table:table-cell>
          <table:table-cell office:value-type="float" office:value="1728.604492" calcext:value-type="float">
            <text:p>1728.604492</text:p>
          </table:table-cell>
          <table:table-cell table:number-columns-repeated="13"/>
        </table:table-row>
        <table:table-row table:style-name="ro1">
          <table:table-cell office:value-type="float" office:value="1655.223145" calcext:value-type="float">
            <text:p>1655.223145</text:p>
          </table:table-cell>
          <table:table-cell office:value-type="float" office:value="1731.046143" calcext:value-type="float">
            <text:p>1731.046143</text:p>
          </table:table-cell>
          <table:table-cell office:value-type="float" office:value="1660.290161" calcext:value-type="float">
            <text:p>1660.290161</text:p>
          </table:table-cell>
          <table:table-cell office:value-type="float" office:value="1729.245117" calcext:value-type="float">
            <text:p>1729.245117</text:p>
          </table:table-cell>
          <table:table-cell table:number-columns-repeated="13"/>
        </table:table-row>
        <table:table-row table:style-name="ro1">
          <table:table-cell office:value-type="float" office:value="1654.424194" calcext:value-type="float">
            <text:p>1654.424194</text:p>
          </table:table-cell>
          <table:table-cell office:value-type="float" office:value="1731.241333" calcext:value-type="float">
            <text:p>1731.241333</text:p>
          </table:table-cell>
          <table:table-cell office:value-type="float" office:value="1660.963867" calcext:value-type="float">
            <text:p>1660.963867</text:p>
          </table:table-cell>
          <table:table-cell office:value-type="float" office:value="1728.131592" calcext:value-type="float">
            <text:p>1728.131592</text:p>
          </table:table-cell>
          <table:table-cell table:number-columns-repeated="13"/>
        </table:table-row>
        <table:table-row table:style-name="ro1">
          <table:table-cell office:value-type="float" office:value="1653.575806" calcext:value-type="float">
            <text:p>1653.575806</text:p>
          </table:table-cell>
          <table:table-cell office:value-type="float" office:value="1734.829224" calcext:value-type="float">
            <text:p>1734.829224</text:p>
          </table:table-cell>
          <table:table-cell office:value-type="float" office:value="1661.007324" calcext:value-type="float">
            <text:p>1661.007324</text:p>
          </table:table-cell>
          <table:table-cell office:value-type="float" office:value="1727.513062" calcext:value-type="float">
            <text:p>1727.513062</text:p>
          </table:table-cell>
          <table:table-cell table:number-columns-repeated="13"/>
        </table:table-row>
        <table:table-row table:style-name="ro1">
          <table:table-cell office:value-type="float" office:value="1650.529785" calcext:value-type="float">
            <text:p>1650.529785</text:p>
          </table:table-cell>
          <table:table-cell office:value-type="float" office:value="1734.099976" calcext:value-type="float">
            <text:p>1734.099976</text:p>
          </table:table-cell>
          <table:table-cell office:value-type="float" office:value="1659.713745" calcext:value-type="float">
            <text:p>1659.713745</text:p>
          </table:table-cell>
          <table:table-cell office:value-type="float" office:value="1731.745239" calcext:value-type="float">
            <text:p>1731.745239</text:p>
          </table:table-cell>
          <table:table-cell table:number-columns-repeated="13"/>
        </table:table-row>
        <table:table-row table:style-name="ro1">
          <table:table-cell office:value-type="float" office:value="1657.939575" calcext:value-type="float">
            <text:p>1657.939575</text:p>
          </table:table-cell>
          <table:table-cell office:value-type="float" office:value="1733.894043" calcext:value-type="float">
            <text:p>1733.894043</text:p>
          </table:table-cell>
          <table:table-cell office:value-type="float" office:value="1666.209229" calcext:value-type="float">
            <text:p>1666.209229</text:p>
          </table:table-cell>
          <table:table-cell office:value-type="float" office:value="1729.266724" calcext:value-type="float">
            <text:p>1729.266724</text:p>
          </table:table-cell>
          <table:table-cell table:number-columns-repeated="13"/>
        </table:table-row>
        <table:table-row table:style-name="ro1">
          <table:table-cell office:value-type="float" office:value="1655.271606" calcext:value-type="float">
            <text:p>1655.271606</text:p>
          </table:table-cell>
          <table:table-cell office:value-type="float" office:value="1732.392334" calcext:value-type="float">
            <text:p>1732.392334</text:p>
          </table:table-cell>
          <table:table-cell office:value-type="float" office:value="1662.803711" calcext:value-type="float">
            <text:p>1662.803711</text:p>
          </table:table-cell>
          <table:table-cell office:value-type="float" office:value="1731.178589" calcext:value-type="float">
            <text:p>1731.178589</text:p>
          </table:table-cell>
          <table:table-cell table:number-columns-repeated="13"/>
        </table:table-row>
        <table:table-row table:style-name="ro1">
          <table:table-cell office:value-type="float" office:value="1655.030151" calcext:value-type="float">
            <text:p>1655.030151</text:p>
          </table:table-cell>
          <table:table-cell office:value-type="float" office:value="1733.027954" calcext:value-type="float">
            <text:p>1733.027954</text:p>
          </table:table-cell>
          <table:table-cell office:value-type="float" office:value="1666.07605" calcext:value-type="float">
            <text:p>1666.07605</text:p>
          </table:table-cell>
          <table:table-cell office:value-type="float" office:value="1729.063232" calcext:value-type="float">
            <text:p>1729.063232</text:p>
          </table:table-cell>
          <table:table-cell table:number-columns-repeated="13"/>
        </table:table-row>
        <table:table-row table:style-name="ro1">
          <table:table-cell office:value-type="float" office:value="1657.632568" calcext:value-type="float">
            <text:p>1657.632568</text:p>
          </table:table-cell>
          <table:table-cell office:value-type="float" office:value="1734.143555" calcext:value-type="float">
            <text:p>1734.143555</text:p>
          </table:table-cell>
          <table:table-cell office:value-type="float" office:value="1665.216675" calcext:value-type="float">
            <text:p>1665.216675</text:p>
          </table:table-cell>
          <table:table-cell office:value-type="float" office:value="1730.15918" calcext:value-type="float">
            <text:p>1730.15918</text:p>
          </table:table-cell>
          <table:table-cell table:number-columns-repeated="13"/>
        </table:table-row>
        <table:table-row table:style-name="ro1">
          <table:table-cell office:value-type="float" office:value="1657.032227" calcext:value-type="float">
            <text:p>1657.032227</text:p>
          </table:table-cell>
          <table:table-cell office:value-type="float" office:value="1731.822144" calcext:value-type="float">
            <text:p>1731.822144</text:p>
          </table:table-cell>
          <table:table-cell office:value-type="float" office:value="1663.774902" calcext:value-type="float">
            <text:p>1663.774902</text:p>
          </table:table-cell>
          <table:table-cell office:value-type="float" office:value="1729.888306" calcext:value-type="float">
            <text:p>1729.888306</text:p>
          </table:table-cell>
          <table:table-cell table:number-columns-repeated="13"/>
        </table:table-row>
        <table:table-row table:style-name="ro1">
          <table:table-cell office:value-type="float" office:value="1657.985596" calcext:value-type="float">
            <text:p>1657.985596</text:p>
          </table:table-cell>
          <table:table-cell office:value-type="float" office:value="1734.027466" calcext:value-type="float">
            <text:p>1734.027466</text:p>
          </table:table-cell>
          <table:table-cell office:value-type="float" office:value="1665.368286" calcext:value-type="float">
            <text:p>1665.368286</text:p>
          </table:table-cell>
          <table:table-cell office:value-type="float" office:value="1730.137329" calcext:value-type="float">
            <text:p>1730.137329</text:p>
          </table:table-cell>
          <table:table-cell table:number-columns-repeated="13"/>
        </table:table-row>
        <table:table-row table:style-name="ro1">
          <table:table-cell office:value-type="float" office:value="1656.616699" calcext:value-type="float">
            <text:p>1656.616699</text:p>
          </table:table-cell>
          <table:table-cell office:value-type="float" office:value="1737.759277" calcext:value-type="float">
            <text:p>1737.759277</text:p>
          </table:table-cell>
          <table:table-cell office:value-type="float" office:value="1665.849243" calcext:value-type="float">
            <text:p>1665.849243</text:p>
          </table:table-cell>
          <table:table-cell office:value-type="float" office:value="1733.401367" calcext:value-type="float">
            <text:p>1733.401367</text:p>
          </table:table-cell>
          <table:table-cell table:number-columns-repeated="13"/>
        </table:table-row>
        <table:table-row table:style-name="ro1">
          <table:table-cell office:value-type="float" office:value="1651.841309" calcext:value-type="float">
            <text:p>1651.841309</text:p>
          </table:table-cell>
          <table:table-cell office:value-type="float" office:value="1738.143311" calcext:value-type="float">
            <text:p>1738.143311</text:p>
          </table:table-cell>
          <table:table-cell office:value-type="float" office:value="1664.627075" calcext:value-type="float">
            <text:p>1664.627075</text:p>
          </table:table-cell>
          <table:table-cell office:value-type="float" office:value="1730.739868" calcext:value-type="float">
            <text:p>1730.739868</text:p>
          </table:table-cell>
          <table:table-cell table:number-columns-repeated="13"/>
        </table:table-row>
        <table:table-row table:style-name="ro1">
          <table:table-cell office:value-type="float" office:value="1658.253784" calcext:value-type="float">
            <text:p>1658.253784</text:p>
          </table:table-cell>
          <table:table-cell office:value-type="float" office:value="1735.183594" calcext:value-type="float">
            <text:p>1735.183594</text:p>
          </table:table-cell>
          <table:table-cell office:value-type="float" office:value="1665.446655" calcext:value-type="float">
            <text:p>1665.446655</text:p>
          </table:table-cell>
          <table:table-cell office:value-type="float" office:value="1728.576416" calcext:value-type="float">
            <text:p>1728.576416</text:p>
          </table:table-cell>
          <table:table-cell table:number-columns-repeated="13"/>
        </table:table-row>
        <table:table-row table:style-name="ro1">
          <table:table-cell office:value-type="float" office:value="1657.924805" calcext:value-type="float">
            <text:p>1657.924805</text:p>
          </table:table-cell>
          <table:table-cell office:value-type="float" office:value="1713.994019" calcext:value-type="float">
            <text:p>1713.994019</text:p>
          </table:table-cell>
          <table:table-cell office:value-type="float" office:value="1670.580566" calcext:value-type="float">
            <text:p>1670.580566</text:p>
          </table:table-cell>
          <table:table-cell office:value-type="float" office:value="1708.371338" calcext:value-type="float">
            <text:p>1708.371338</text:p>
          </table:table-cell>
          <table:table-cell table:number-columns-repeated="13"/>
        </table:table-row>
        <table:table-row table:style-name="ro1">
          <table:table-cell office:value-type="float" office:value="1639.080933" calcext:value-type="float">
            <text:p>1639.080933</text:p>
          </table:table-cell>
          <table:table-cell office:value-type="float" office:value="1722.495728" calcext:value-type="float">
            <text:p>1722.495728</text:p>
          </table:table-cell>
          <table:table-cell office:value-type="float" office:value="1644.652222" calcext:value-type="float">
            <text:p>1644.652222</text:p>
          </table:table-cell>
          <table:table-cell office:value-type="float" office:value="1723.67334" calcext:value-type="float">
            <text:p>1723.67334</text:p>
          </table:table-cell>
          <table:table-cell table:number-columns-repeated="13"/>
        </table:table-row>
        <table:table-row table:style-name="ro1">
          <table:table-cell office:value-type="float" office:value="1624.187134" calcext:value-type="float">
            <text:p>1624.187134</text:p>
          </table:table-cell>
          <table:table-cell office:value-type="float" office:value="1709.203369" calcext:value-type="float">
            <text:p>1709.203369</text:p>
          </table:table-cell>
          <table:table-cell office:value-type="float" office:value="1634.019165" calcext:value-type="float">
            <text:p>1634.019165</text:p>
          </table:table-cell>
          <table:table-cell office:value-type="float" office:value="1709.620483" calcext:value-type="float">
            <text:p>1709.620483</text:p>
          </table:table-cell>
          <table:table-cell table:number-columns-repeated="13"/>
        </table:table-row>
        <table:table-row table:style-name="ro1">
          <table:table-cell office:value-type="float" office:value="1624.240112" calcext:value-type="float">
            <text:p>1624.240112</text:p>
          </table:table-cell>
          <table:table-cell office:value-type="float" office:value="1697.145752" calcext:value-type="float">
            <text:p>1697.145752</text:p>
          </table:table-cell>
          <table:table-cell office:value-type="float" office:value="1633.225708" calcext:value-type="float">
            <text:p>1633.225708</text:p>
          </table:table-cell>
          <table:table-cell office:value-type="float" office:value="1693.794922" calcext:value-type="float">
            <text:p>1693.794922</text:p>
          </table:table-cell>
          <table:table-cell table:number-columns-repeated="13"/>
        </table:table-row>
        <table:table-row table:style-name="ro1">
          <table:table-cell office:value-type="float" office:value="1612.751099" calcext:value-type="float">
            <text:p>1612.751099</text:p>
          </table:table-cell>
          <table:table-cell office:value-type="float" office:value="1695.963989" calcext:value-type="float">
            <text:p>1695.963989</text:p>
          </table:table-cell>
          <table:table-cell office:value-type="float" office:value="1628.027954" calcext:value-type="float">
            <text:p>1628.027954</text:p>
          </table:table-cell>
          <table:table-cell office:value-type="float" office:value="1684.577271" calcext:value-type="float">
            <text:p>1684.577271</text:p>
          </table:table-cell>
          <table:table-cell table:number-columns-repeated="13"/>
        </table:table-row>
        <table:table-row table:style-name="ro1">
          <table:table-cell office:value-type="float" office:value="1613.273682" calcext:value-type="float">
            <text:p>1613.273682</text:p>
          </table:table-cell>
          <table:table-cell office:value-type="float" office:value="1680.019165" calcext:value-type="float">
            <text:p>1680.019165</text:p>
          </table:table-cell>
          <table:table-cell office:value-type="float" office:value="1613.474243" calcext:value-type="float">
            <text:p>1613.474243</text:p>
          </table:table-cell>
          <table:table-cell office:value-type="float" office:value="1678.416626" calcext:value-type="float">
            <text:p>1678.416626</text:p>
          </table:table-cell>
          <table:table-cell table:number-columns-repeated="13"/>
        </table:table-row>
        <table:table-row table:style-name="ro1">
          <table:table-cell office:value-type="float" office:value="1606.334351" calcext:value-type="float">
            <text:p>1606.334351</text:p>
          </table:table-cell>
          <table:table-cell office:value-type="float" office:value="1665.276978" calcext:value-type="float">
            <text:p>1665.276978</text:p>
          </table:table-cell>
          <table:table-cell office:value-type="float" office:value="1616.517334" calcext:value-type="float">
            <text:p>1616.517334</text:p>
          </table:table-cell>
          <table:table-cell office:value-type="float" office:value="1668.601074" calcext:value-type="float">
            <text:p>1668.601074</text:p>
          </table:table-cell>
          <table:table-cell table:number-columns-repeated="13"/>
        </table:table-row>
        <table:table-row table:style-name="ro1">
          <table:table-cell office:value-type="float" office:value="1600.432373" calcext:value-type="float">
            <text:p>1600.432373</text:p>
          </table:table-cell>
          <table:table-cell office:value-type="float" office:value="1662.851685" calcext:value-type="float">
            <text:p>1662.851685</text:p>
          </table:table-cell>
          <table:table-cell office:value-type="float" office:value="1604.954956" calcext:value-type="float">
            <text:p>1604.954956</text:p>
          </table:table-cell>
          <table:table-cell office:value-type="float" office:value="1663.711182" calcext:value-type="float">
            <text:p>1663.711182</text:p>
          </table:table-cell>
          <table:table-cell table:number-columns-repeated="13"/>
        </table:table-row>
        <table:table-row table:style-name="ro1">
          <table:table-cell office:value-type="float" office:value="1595.528809" calcext:value-type="float">
            <text:p>1595.528809</text:p>
          </table:table-cell>
          <table:table-cell office:value-type="float" office:value="1659.575195" calcext:value-type="float">
            <text:p>1659.575195</text:p>
          </table:table-cell>
          <table:table-cell office:value-type="float" office:value="1603.729248" calcext:value-type="float">
            <text:p>1603.729248</text:p>
          </table:table-cell>
          <table:table-cell office:value-type="float" office:value="1651.072754" calcext:value-type="float">
            <text:p>1651.072754</text:p>
          </table:table-cell>
          <table:table-cell table:number-columns-repeated="13"/>
        </table:table-row>
        <table:table-row table:style-name="ro1">
          <table:table-cell office:value-type="float" office:value="1593.407104" calcext:value-type="float">
            <text:p>1593.407104</text:p>
          </table:table-cell>
          <table:table-cell office:value-type="float" office:value="1648.498535" calcext:value-type="float">
            <text:p>1648.498535</text:p>
          </table:table-cell>
          <table:table-cell office:value-type="float" office:value="1600.450317" calcext:value-type="float">
            <text:p>1600.450317</text:p>
          </table:table-cell>
          <table:table-cell office:value-type="float" office:value="1646.487549" calcext:value-type="float">
            <text:p>1646.487549</text:p>
          </table:table-cell>
          <table:table-cell table:number-columns-repeated="13"/>
        </table:table-row>
        <table:table-row table:style-name="ro1">
          <table:table-cell office:value-type="float" office:value="1591.244141" calcext:value-type="float">
            <text:p>1591.244141</text:p>
          </table:table-cell>
          <table:table-cell office:value-type="float" office:value="1640.978149" calcext:value-type="float">
            <text:p>1640.978149</text:p>
          </table:table-cell>
          <table:table-cell office:value-type="float" office:value="1597.54248" calcext:value-type="float">
            <text:p>1597.54248</text:p>
          </table:table-cell>
          <table:table-cell office:value-type="float" office:value="1642.442749" calcext:value-type="float">
            <text:p>1642.442749</text:p>
          </table:table-cell>
          <table:table-cell table:number-columns-repeated="13"/>
        </table:table-row>
        <table:table-row table:style-name="ro1">
          <table:table-cell office:value-type="float" office:value="1585.940308" calcext:value-type="float">
            <text:p>1585.940308</text:p>
          </table:table-cell>
          <table:table-cell office:value-type="float" office:value="1637.173218" calcext:value-type="float">
            <text:p>1637.173218</text:p>
          </table:table-cell>
          <table:table-cell office:value-type="float" office:value="1592.708008" calcext:value-type="float">
            <text:p>1592.708008</text:p>
          </table:table-cell>
          <table:table-cell office:value-type="float" office:value="1635.547241" calcext:value-type="float">
            <text:p>1635.547241</text:p>
          </table:table-cell>
          <table:table-cell table:number-columns-repeated="13"/>
        </table:table-row>
        <table:table-row table:style-name="ro1">
          <table:table-cell office:value-type="float" office:value="1584.9021" calcext:value-type="float">
            <text:p>1584.9021</text:p>
          </table:table-cell>
          <table:table-cell office:value-type="float" office:value="1628.588623" calcext:value-type="float">
            <text:p>1628.588623</text:p>
          </table:table-cell>
          <table:table-cell office:value-type="float" office:value="1590.95166" calcext:value-type="float">
            <text:p>1590.95166</text:p>
          </table:table-cell>
          <table:table-cell office:value-type="float" office:value="1629.143066" calcext:value-type="float">
            <text:p>1629.143066</text:p>
          </table:table-cell>
          <table:table-cell table:number-columns-repeated="13"/>
        </table:table-row>
        <table:table-row table:style-name="ro1">
          <table:table-cell office:value-type="float" office:value="1584.894775" calcext:value-type="float">
            <text:p>1584.894775</text:p>
          </table:table-cell>
          <table:table-cell office:value-type="float" office:value="1622.469482" calcext:value-type="float">
            <text:p>1622.469482</text:p>
          </table:table-cell>
          <table:table-cell office:value-type="float" office:value="1589.799805" calcext:value-type="float">
            <text:p>1589.799805</text:p>
          </table:table-cell>
          <table:table-cell office:value-type="float" office:value="1621.219971" calcext:value-type="float">
            <text:p>1621.219971</text:p>
          </table:table-cell>
          <table:table-cell table:number-columns-repeated="13"/>
        </table:table-row>
        <table:table-row table:style-name="ro1">
          <table:table-cell office:value-type="float" office:value="1578.812866" calcext:value-type="float">
            <text:p>1578.812866</text:p>
          </table:table-cell>
          <table:table-cell office:value-type="float" office:value="1621.377197" calcext:value-type="float">
            <text:p>1621.377197</text:p>
          </table:table-cell>
          <table:table-cell office:value-type="float" office:value="1585.320557" calcext:value-type="float">
            <text:p>1585.320557</text:p>
          </table:table-cell>
          <table:table-cell office:value-type="float" office:value="1618.487061" calcext:value-type="float">
            <text:p>1618.487061</text:p>
          </table:table-cell>
          <table:table-cell table:number-columns-repeated="13"/>
        </table:table-row>
        <table:table-row table:style-name="ro1">
          <table:table-cell office:value-type="float" office:value="1581.437744" calcext:value-type="float">
            <text:p>1581.437744</text:p>
          </table:table-cell>
          <table:table-cell office:value-type="float" office:value="1612.626587" calcext:value-type="float">
            <text:p>1612.626587</text:p>
          </table:table-cell>
          <table:table-cell office:value-type="float" office:value="1586.988159" calcext:value-type="float">
            <text:p>1586.988159</text:p>
          </table:table-cell>
          <table:table-cell office:value-type="float" office:value="1615.313843" calcext:value-type="float">
            <text:p>1615.313843</text:p>
          </table:table-cell>
          <table:table-cell table:number-columns-repeated="13"/>
        </table:table-row>
        <table:table-row table:style-name="ro1">
          <table:table-cell office:value-type="float" office:value="1578.52356" calcext:value-type="float">
            <text:p>1578.52356</text:p>
          </table:table-cell>
          <table:table-cell office:value-type="float" office:value="1608.945068" calcext:value-type="float">
            <text:p>1608.945068</text:p>
          </table:table-cell>
          <table:table-cell office:value-type="float" office:value="1584.23938" calcext:value-type="float">
            <text:p>1584.23938</text:p>
          </table:table-cell>
          <table:table-cell office:value-type="float" office:value="1613.352783" calcext:value-type="float">
            <text:p>1613.352783</text:p>
          </table:table-cell>
          <table:table-cell table:number-columns-repeated="13"/>
        </table:table-row>
        <table:table-row table:style-name="ro1">
          <table:table-cell office:value-type="float" office:value="1576.474487" calcext:value-type="float">
            <text:p>1576.474487</text:p>
          </table:table-cell>
          <table:table-cell office:value-type="float" office:value="1605.699829" calcext:value-type="float">
            <text:p>1605.699829</text:p>
          </table:table-cell>
          <table:table-cell office:value-type="float" office:value="1580.09021" calcext:value-type="float">
            <text:p>1580.09021</text:p>
          </table:table-cell>
          <table:table-cell office:value-type="float" office:value="1606.29541" calcext:value-type="float">
            <text:p>1606.29541</text:p>
          </table:table-cell>
          <table:table-cell table:number-columns-repeated="13"/>
        </table:table-row>
        <table:table-row table:style-name="ro1">
          <table:table-cell office:value-type="float" office:value="1573.964478" calcext:value-type="float">
            <text:p>1573.964478</text:p>
          </table:table-cell>
          <table:table-cell office:value-type="float" office:value="1601.302124" calcext:value-type="float">
            <text:p>1601.302124</text:p>
          </table:table-cell>
          <table:table-cell office:value-type="float" office:value="1581.694946" calcext:value-type="float">
            <text:p>1581.694946</text:p>
          </table:table-cell>
          <table:table-cell office:value-type="float" office:value="1602.38916" calcext:value-type="float">
            <text:p>1602.38916</text:p>
          </table:table-cell>
          <table:table-cell table:number-columns-repeated="13"/>
        </table:table-row>
        <table:table-row table:style-name="ro1">
          <table:table-cell office:value-type="float" office:value="1576.786987" calcext:value-type="float">
            <text:p>1576.786987</text:p>
          </table:table-cell>
          <table:table-cell office:value-type="float" office:value="1600.129883" calcext:value-type="float">
            <text:p>1600.129883</text:p>
          </table:table-cell>
          <table:table-cell office:value-type="float" office:value="1579.341187" calcext:value-type="float">
            <text:p>1579.341187</text:p>
          </table:table-cell>
          <table:table-cell office:value-type="float" office:value="1603.047852" calcext:value-type="float">
            <text:p>1603.047852</text:p>
          </table:table-cell>
          <table:table-cell table:number-columns-repeated="13"/>
        </table:table-row>
        <table:table-row table:style-name="ro1">
          <table:table-cell office:value-type="float" office:value="1575.517334" calcext:value-type="float">
            <text:p>1575.517334</text:p>
          </table:table-cell>
          <table:table-cell office:value-type="float" office:value="1592.902222" calcext:value-type="float">
            <text:p>1592.902222</text:p>
          </table:table-cell>
          <table:table-cell office:value-type="float" office:value="1575.679321" calcext:value-type="float">
            <text:p>1575.679321</text:p>
          </table:table-cell>
          <table:table-cell office:value-type="float" office:value="1599.088257" calcext:value-type="float">
            <text:p>1599.088257</text:p>
          </table:table-cell>
          <table:table-cell table:number-columns-repeated="13"/>
        </table:table-row>
        <table:table-row table:style-name="ro1">
          <table:table-cell office:value-type="float" office:value="1574.362427" calcext:value-type="float">
            <text:p>1574.362427</text:p>
          </table:table-cell>
          <table:table-cell office:value-type="float" office:value="1593.207031" calcext:value-type="float">
            <text:p>1593.207031</text:p>
          </table:table-cell>
          <table:table-cell office:value-type="float" office:value="1580.063721" calcext:value-type="float">
            <text:p>1580.063721</text:p>
          </table:table-cell>
          <table:table-cell office:value-type="float" office:value="1594.009277" calcext:value-type="float">
            <text:p>1594.009277</text:p>
          </table:table-cell>
          <table:table-cell table:number-columns-repeated="13"/>
        </table:table-row>
        <table:table-row table:style-name="ro1">
          <table:table-cell office:value-type="float" office:value="1568.052979" calcext:value-type="float">
            <text:p>1568.052979</text:p>
          </table:table-cell>
          <table:table-cell office:value-type="float" office:value="1593.471069" calcext:value-type="float">
            <text:p>1593.471069</text:p>
          </table:table-cell>
          <table:table-cell office:value-type="float" office:value="1575.622437" calcext:value-type="float">
            <text:p>1575.622437</text:p>
          </table:table-cell>
          <table:table-cell office:value-type="float" office:value="1596.466919" calcext:value-type="float">
            <text:p>1596.466919</text:p>
          </table:table-cell>
          <table:table-cell table:number-columns-repeated="13"/>
        </table:table-row>
        <table:table-row table:style-name="ro1">
          <table:table-cell office:value-type="float" office:value="1566.89502" calcext:value-type="float">
            <text:p>1566.89502</text:p>
          </table:table-cell>
          <table:table-cell office:value-type="float" office:value="1588.80249" calcext:value-type="float">
            <text:p>1588.80249</text:p>
          </table:table-cell>
          <table:table-cell office:value-type="float" office:value="1572.466553" calcext:value-type="float">
            <text:p>1572.466553</text:p>
          </table:table-cell>
          <table:table-cell office:value-type="float" office:value="1594.498169" calcext:value-type="float">
            <text:p>1594.498169</text:p>
          </table:table-cell>
          <table:table-cell table:number-columns-repeated="13"/>
        </table:table-row>
        <table:table-row table:style-name="ro1">
          <table:table-cell office:value-type="float" office:value="1567.302612" calcext:value-type="float">
            <text:p>1567.302612</text:p>
          </table:table-cell>
          <table:table-cell office:value-type="float" office:value="1588.592529" calcext:value-type="float">
            <text:p>1588.592529</text:p>
          </table:table-cell>
          <table:table-cell office:value-type="float" office:value="1574.153198" calcext:value-type="float">
            <text:p>1574.153198</text:p>
          </table:table-cell>
          <table:table-cell office:value-type="float" office:value="1593.278809" calcext:value-type="float">
            <text:p>1593.278809</text:p>
          </table:table-cell>
          <table:table-cell table:number-columns-repeated="13"/>
        </table:table-row>
        <table:table-row table:style-name="ro1">
          <table:table-cell office:value-type="float" office:value="1568.553223" calcext:value-type="float">
            <text:p>1568.553223</text:p>
          </table:table-cell>
          <table:table-cell office:value-type="float" office:value="1583.741333" calcext:value-type="float">
            <text:p>1583.741333</text:p>
          </table:table-cell>
          <table:table-cell office:value-type="float" office:value="1573.011963" calcext:value-type="float">
            <text:p>1573.011963</text:p>
          </table:table-cell>
          <table:table-cell office:value-type="float" office:value="1589.304321" calcext:value-type="float">
            <text:p>1589.304321</text:p>
          </table:table-cell>
          <table:table-cell table:number-columns-repeated="13"/>
        </table:table-row>
        <table:table-row table:style-name="ro1">
          <table:table-cell office:value-type="float" office:value="1566.501831" calcext:value-type="float">
            <text:p>1566.501831</text:p>
          </table:table-cell>
          <table:table-cell office:value-type="float" office:value="1583.221069" calcext:value-type="float">
            <text:p>1583.221069</text:p>
          </table:table-cell>
          <table:table-cell office:value-type="float" office:value="1572.234741" calcext:value-type="float">
            <text:p>1572.234741</text:p>
          </table:table-cell>
          <table:table-cell office:value-type="float" office:value="1588.788086" calcext:value-type="float">
            <text:p>1588.788086</text:p>
          </table:table-cell>
          <table:table-cell table:number-columns-repeated="13"/>
        </table:table-row>
        <table:table-row table:style-name="ro1">
          <table:table-cell office:value-type="float" office:value="1560.833008" calcext:value-type="float">
            <text:p>1560.833008</text:p>
          </table:table-cell>
          <table:table-cell office:value-type="float" office:value="1564.513306" calcext:value-type="float">
            <text:p>1564.513306</text:p>
          </table:table-cell>
          <table:table-cell office:value-type="float" office:value="1574.536621" calcext:value-type="float">
            <text:p>1574.536621</text:p>
          </table:table-cell>
          <table:table-cell office:value-type="float" office:value="1594.385498" calcext:value-type="float">
            <text:p>1594.385498</text:p>
          </table:table-cell>
          <table:table-cell table:number-columns-repeated="13"/>
        </table:table-row>
        <table:table-row table:style-name="ro1">
          <table:table-cell office:value-type="float" office:value="1525.791382" calcext:value-type="float">
            <text:p>1525.791382</text:p>
          </table:table-cell>
          <table:table-cell office:value-type="float" office:value="1534.686279" calcext:value-type="float">
            <text:p>1534.686279</text:p>
          </table:table-cell>
          <table:table-cell office:value-type="float" office:value="1592.15625" calcext:value-type="float">
            <text:p>1592.15625</text:p>
          </table:table-cell>
          <table:table-cell office:value-type="float" office:value="1649.820923" calcext:value-type="float">
            <text:p>1649.820923</text:p>
          </table:table-cell>
          <table:table-cell table:number-columns-repeated="13"/>
        </table:table-row>
        <table:table-row table:style-name="ro1">
          <table:table-cell office:value-type="float" office:value="1539.888916" calcext:value-type="float">
            <text:p>1539.888916</text:p>
          </table:table-cell>
          <table:table-cell office:value-type="float" office:value="1529.218384" calcext:value-type="float">
            <text:p>1529.218384</text:p>
          </table:table-cell>
          <table:table-cell office:value-type="float" office:value="1619.601685" calcext:value-type="float">
            <text:p>1619.601685</text:p>
          </table:table-cell>
          <table:table-cell office:value-type="float" office:value="1648.914062" calcext:value-type="float">
            <text:p>1648.914062</text:p>
          </table:table-cell>
          <table:table-cell table:number-columns-repeated="13"/>
        </table:table-row>
        <table:table-row table:style-name="ro1">
          <table:table-cell office:value-type="float" office:value="1549.526489" calcext:value-type="float">
            <text:p>1549.526489</text:p>
          </table:table-cell>
          <table:table-cell office:value-type="float" office:value="1568.750122" calcext:value-type="float">
            <text:p>1568.750122</text:p>
          </table:table-cell>
          <table:table-cell office:value-type="float" office:value="1635.771484" calcext:value-type="float">
            <text:p>1635.771484</text:p>
          </table:table-cell>
          <table:table-cell office:value-type="float" office:value="1669.217407" calcext:value-type="float">
            <text:p>1669.217407</text:p>
          </table:table-cell>
          <table:table-cell table:number-columns-repeated="13"/>
        </table:table-row>
        <table:table-row table:style-name="ro1">
          <table:table-cell office:value-type="float" office:value="1576.265259" calcext:value-type="float">
            <text:p>1576.265259</text:p>
          </table:table-cell>
          <table:table-cell office:value-type="float" office:value="1584.126709" calcext:value-type="float">
            <text:p>1584.126709</text:p>
          </table:table-cell>
          <table:table-cell office:value-type="float" office:value="1642.639648" calcext:value-type="float">
            <text:p>1642.639648</text:p>
          </table:table-cell>
          <table:table-cell office:value-type="float" office:value="1616.377563" calcext:value-type="float">
            <text:p>1616.377563</text:p>
          </table:table-cell>
          <table:table-cell table:number-columns-repeated="13"/>
        </table:table-row>
        <table:table-row table:style-name="ro1">
          <table:table-cell office:value-type="float" office:value="1572.30481" calcext:value-type="float">
            <text:p>1572.30481</text:p>
          </table:table-cell>
          <table:table-cell office:value-type="float" office:value="1589.632935" calcext:value-type="float">
            <text:p>1589.632935</text:p>
          </table:table-cell>
          <table:table-cell office:value-type="float" office:value="1620.507812" calcext:value-type="float">
            <text:p>1620.507812</text:p>
          </table:table-cell>
          <table:table-cell office:value-type="float" office:value="1666.490723" calcext:value-type="float">
            <text:p>1666.490723</text:p>
          </table:table-cell>
          <table:table-cell table:number-columns-repeated="13"/>
        </table:table-row>
        <table:table-row table:style-name="ro1">
          <table:table-cell office:value-type="float" office:value="1570.229736" calcext:value-type="float">
            <text:p>1570.229736</text:p>
          </table:table-cell>
          <table:table-cell office:value-type="float" office:value="1586.424438" calcext:value-type="float">
            <text:p>1586.424438</text:p>
          </table:table-cell>
          <table:table-cell office:value-type="float" office:value="1630.763428" calcext:value-type="float">
            <text:p>1630.763428</text:p>
          </table:table-cell>
          <table:table-cell office:value-type="float" office:value="1675.786011" calcext:value-type="float">
            <text:p>1675.786011</text:p>
          </table:table-cell>
          <table:table-cell table:number-columns-repeated="13"/>
        </table:table-row>
        <table:table-row table:style-name="ro1">
          <table:table-cell office:value-type="float" office:value="1579.819824" calcext:value-type="float">
            <text:p>1579.819824</text:p>
          </table:table-cell>
          <table:table-cell office:value-type="float" office:value="1603.863159" calcext:value-type="float">
            <text:p>1603.863159</text:p>
          </table:table-cell>
          <table:table-cell office:value-type="float" office:value="1642.681641" calcext:value-type="float">
            <text:p>1642.681641</text:p>
          </table:table-cell>
          <table:table-cell office:value-type="float" office:value="1693.582642" calcext:value-type="float">
            <text:p>1693.582642</text:p>
          </table:table-cell>
          <table:table-cell table:number-columns-repeated="13"/>
        </table:table-row>
        <table:table-row table:style-name="ro1">
          <table:table-cell office:value-type="float" office:value="1598.955444" calcext:value-type="float">
            <text:p>1598.955444</text:p>
          </table:table-cell>
          <table:table-cell office:value-type="float" office:value="1637.95105" calcext:value-type="float">
            <text:p>1637.95105</text:p>
          </table:table-cell>
          <table:table-cell office:value-type="float" office:value="1639.454956" calcext:value-type="float">
            <text:p>1639.454956</text:p>
          </table:table-cell>
          <table:table-cell office:value-type="float" office:value="1709.493164" calcext:value-type="float">
            <text:p>1709.493164</text:p>
          </table:table-cell>
          <table:table-cell table:number-columns-repeated="13"/>
        </table:table-row>
        <table:table-row table:style-name="ro1">
          <table:table-cell office:value-type="float" office:value="1609.740723" calcext:value-type="float">
            <text:p>1609.740723</text:p>
          </table:table-cell>
          <table:table-cell office:value-type="float" office:value="1663.044922" calcext:value-type="float">
            <text:p>1663.044922</text:p>
          </table:table-cell>
          <table:table-cell office:value-type="float" office:value="1653.518188" calcext:value-type="float">
            <text:p>1653.518188</text:p>
          </table:table-cell>
          <table:table-cell office:value-type="float" office:value="1725.469849" calcext:value-type="float">
            <text:p>1725.469849</text:p>
          </table:table-cell>
          <table:table-cell table:number-columns-repeated="13"/>
        </table:table-row>
        <table:table-row table:style-name="ro1">
          <table:table-cell office:value-type="float" office:value="1657.750244" calcext:value-type="float">
            <text:p>1657.750244</text:p>
          </table:table-cell>
          <table:table-cell office:value-type="float" office:value="1682.192871" calcext:value-type="float">
            <text:p>1682.192871</text:p>
          </table:table-cell>
          <table:table-cell office:value-type="float" office:value="1635.915894" calcext:value-type="float">
            <text:p>1635.915894</text:p>
          </table:table-cell>
          <table:table-cell office:value-type="float" office:value="1671.950928" calcext:value-type="float">
            <text:p>1671.950928</text:p>
          </table:table-cell>
          <table:table-cell table:number-columns-repeated="13"/>
        </table:table-row>
        <table:table-row table:style-name="ro1">
          <table:table-cell office:value-type="float" office:value="1641.406982" calcext:value-type="float">
            <text:p>1641.406982</text:p>
          </table:table-cell>
          <table:table-cell office:value-type="float" office:value="1689.851807" calcext:value-type="float">
            <text:p>1689.851807</text:p>
          </table:table-cell>
          <table:table-cell office:value-type="float" office:value="1636.275269" calcext:value-type="float">
            <text:p>1636.275269</text:p>
          </table:table-cell>
          <table:table-cell office:value-type="float" office:value="1690.330322" calcext:value-type="float">
            <text:p>1690.330322</text:p>
          </table:table-cell>
          <table:table-cell table:number-columns-repeated="13"/>
        </table:table-row>
        <table:table-row table:style-name="ro1">
          <table:table-cell office:value-type="float" office:value="1620.397949" calcext:value-type="float">
            <text:p>1620.397949</text:p>
          </table:table-cell>
          <table:table-cell office:value-type="float" office:value="1704.594238" calcext:value-type="float">
            <text:p>1704.594238</text:p>
          </table:table-cell>
          <table:table-cell office:value-type="float" office:value="1632.672119" calcext:value-type="float">
            <text:p>1632.672119</text:p>
          </table:table-cell>
          <table:table-cell office:value-type="float" office:value="1696.778198" calcext:value-type="float">
            <text:p>1696.778198</text:p>
          </table:table-cell>
          <table:table-cell table:number-columns-repeated="13"/>
        </table:table-row>
        <table:table-row table:style-name="ro1">
          <table:table-cell office:value-type="float" office:value="1627.823608" calcext:value-type="float">
            <text:p>1627.823608</text:p>
          </table:table-cell>
          <table:table-cell office:value-type="float" office:value="1694.593628" calcext:value-type="float">
            <text:p>1694.593628</text:p>
          </table:table-cell>
          <table:table-cell office:value-type="float" office:value="1635.293945" calcext:value-type="float">
            <text:p>1635.293945</text:p>
          </table:table-cell>
          <table:table-cell office:value-type="float" office:value="1680.419678" calcext:value-type="float">
            <text:p>1680.419678</text:p>
          </table:table-cell>
          <table:table-cell table:number-columns-repeated="13"/>
        </table:table-row>
        <table:table-row table:style-name="ro1">
          <table:table-cell office:value-type="float" office:value="1627.358276" calcext:value-type="float">
            <text:p>1627.358276</text:p>
          </table:table-cell>
          <table:table-cell office:value-type="float" office:value="1694.922241" calcext:value-type="float">
            <text:p>1694.922241</text:p>
          </table:table-cell>
          <table:table-cell office:value-type="float" office:value="1633.420166" calcext:value-type="float">
            <text:p>1633.420166</text:p>
          </table:table-cell>
          <table:table-cell office:value-type="float" office:value="1683.634033" calcext:value-type="float">
            <text:p>1683.634033</text:p>
          </table:table-cell>
          <table:table-cell table:number-columns-repeated="13"/>
        </table:table-row>
        <table:table-row table:style-name="ro1">
          <table:table-cell office:value-type="float" office:value="1632.470093" calcext:value-type="float">
            <text:p>1632.470093</text:p>
          </table:table-cell>
          <table:table-cell office:value-type="float" office:value="1690.065063" calcext:value-type="float">
            <text:p>1690.065063</text:p>
          </table:table-cell>
          <table:table-cell office:value-type="float" office:value="1635.129395" calcext:value-type="float">
            <text:p>1635.129395</text:p>
          </table:table-cell>
          <table:table-cell office:value-type="float" office:value="1689.493164" calcext:value-type="float">
            <text:p>1689.493164</text:p>
          </table:table-cell>
          <table:table-cell table:number-columns-repeated="13"/>
        </table:table-row>
        <table:table-row table:style-name="ro1">
          <table:table-cell office:value-type="float" office:value="1627.124756" calcext:value-type="float">
            <text:p>1627.124756</text:p>
          </table:table-cell>
          <table:table-cell office:value-type="float" office:value="1694.592529" calcext:value-type="float">
            <text:p>1694.592529</text:p>
          </table:table-cell>
          <table:table-cell office:value-type="float" office:value="1641.502319" calcext:value-type="float">
            <text:p>1641.502319</text:p>
          </table:table-cell>
          <table:table-cell office:value-type="float" office:value="1689.375244" calcext:value-type="float">
            <text:p>1689.375244</text:p>
          </table:table-cell>
          <table:table-cell table:number-columns-repeated="13"/>
        </table:table-row>
        <table:table-row table:style-name="ro1">
          <table:table-cell office:value-type="float" office:value="1630.325195" calcext:value-type="float">
            <text:p>1630.325195</text:p>
          </table:table-cell>
          <table:table-cell office:value-type="float" office:value="1700.872314" calcext:value-type="float">
            <text:p>1700.872314</text:p>
          </table:table-cell>
          <table:table-cell office:value-type="float" office:value="1639.093018" calcext:value-type="float">
            <text:p>1639.093018</text:p>
          </table:table-cell>
          <table:table-cell office:value-type="float" office:value="1686.830811" calcext:value-type="float">
            <text:p>1686.830811</text:p>
          </table:table-cell>
          <table:table-cell table:number-columns-repeated="13"/>
        </table:table-row>
        <table:table-row table:style-name="ro1">
          <table:table-cell office:value-type="float" office:value="1634.588989" calcext:value-type="float">
            <text:p>1634.588989</text:p>
          </table:table-cell>
          <table:table-cell office:value-type="float" office:value="1693.340332" calcext:value-type="float">
            <text:p>1693.340332</text:p>
          </table:table-cell>
          <table:table-cell office:value-type="float" office:value="1640.371582" calcext:value-type="float">
            <text:p>1640.371582</text:p>
          </table:table-cell>
          <table:table-cell office:value-type="float" office:value="1691.842285" calcext:value-type="float">
            <text:p>1691.842285</text:p>
          </table:table-cell>
          <table:table-cell table:number-columns-repeated="13"/>
        </table:table-row>
        <table:table-row table:style-name="ro1">
          <table:table-cell office:value-type="float" office:value="1631.67395" calcext:value-type="float">
            <text:p>1631.67395</text:p>
          </table:table-cell>
          <table:table-cell office:value-type="float" office:value="1698.604492" calcext:value-type="float">
            <text:p>1698.604492</text:p>
          </table:table-cell>
          <table:table-cell office:value-type="float" office:value="1641.283081" calcext:value-type="float">
            <text:p>1641.283081</text:p>
          </table:table-cell>
          <table:table-cell office:value-type="float" office:value="1689.934937" calcext:value-type="float">
            <text:p>1689.934937</text:p>
          </table:table-cell>
          <table:table-cell table:number-columns-repeated="13"/>
        </table:table-row>
        <table:table-row table:style-name="ro1">
          <table:table-cell office:value-type="float" office:value="1629.682373" calcext:value-type="float">
            <text:p>1629.682373</text:p>
          </table:table-cell>
          <table:table-cell office:value-type="float" office:value="1698.557129" calcext:value-type="float">
            <text:p>1698.557129</text:p>
          </table:table-cell>
          <table:table-cell office:value-type="float" office:value="1638.340454" calcext:value-type="float">
            <text:p>1638.340454</text:p>
          </table:table-cell>
          <table:table-cell office:value-type="float" office:value="1695.069824" calcext:value-type="float">
            <text:p>1695.069824</text:p>
          </table:table-cell>
          <table:table-cell table:number-columns-repeated="13"/>
        </table:table-row>
        <table:table-row table:style-name="ro1">
          <table:table-cell office:value-type="float" office:value="1630.866333" calcext:value-type="float">
            <text:p>1630.866333</text:p>
          </table:table-cell>
          <table:table-cell office:value-type="float" office:value="1699.308472" calcext:value-type="float">
            <text:p>1699.308472</text:p>
          </table:table-cell>
          <table:table-cell office:value-type="float" office:value="1638.178955" calcext:value-type="float">
            <text:p>1638.178955</text:p>
          </table:table-cell>
          <table:table-cell office:value-type="float" office:value="1693.998779" calcext:value-type="float">
            <text:p>1693.998779</text:p>
          </table:table-cell>
          <table:table-cell table:number-columns-repeated="13"/>
        </table:table-row>
        <table:table-row table:style-name="ro1">
          <table:table-cell office:value-type="float" office:value="1634.670532" calcext:value-type="float">
            <text:p>1634.670532</text:p>
          </table:table-cell>
          <table:table-cell office:value-type="float" office:value="1697.309814" calcext:value-type="float">
            <text:p>1697.309814</text:p>
          </table:table-cell>
          <table:table-cell office:value-type="float" office:value="1639.844849" calcext:value-type="float">
            <text:p>1639.844849</text:p>
          </table:table-cell>
          <table:table-cell office:value-type="float" office:value="1693.700195" calcext:value-type="float">
            <text:p>1693.700195</text:p>
          </table:table-cell>
          <table:table-cell table:number-columns-repeated="13"/>
        </table:table-row>
        <table:table-row table:style-name="ro1">
          <table:table-cell office:value-type="float" office:value="1634.05542" calcext:value-type="float">
            <text:p>1634.05542</text:p>
          </table:table-cell>
          <table:table-cell office:value-type="float" office:value="1699.526733" calcext:value-type="float">
            <text:p>1699.526733</text:p>
          </table:table-cell>
          <table:table-cell office:value-type="float" office:value="1641.374146" calcext:value-type="float">
            <text:p>1641.374146</text:p>
          </table:table-cell>
          <table:table-cell office:value-type="float" office:value="1695.711426" calcext:value-type="float">
            <text:p>1695.711426</text:p>
          </table:table-cell>
          <table:table-cell table:number-columns-repeated="13"/>
        </table:table-row>
        <table:table-row table:style-name="ro1">
          <table:table-cell office:value-type="float" office:value="1634.732544" calcext:value-type="float">
            <text:p>1634.732544</text:p>
          </table:table-cell>
          <table:table-cell office:value-type="float" office:value="1699.190918" calcext:value-type="float">
            <text:p>1699.190918</text:p>
          </table:table-cell>
          <table:table-cell office:value-type="float" office:value="1638.352539" calcext:value-type="float">
            <text:p>1638.352539</text:p>
          </table:table-cell>
          <table:table-cell office:value-type="float" office:value="1698.806152" calcext:value-type="float">
            <text:p>1698.806152</text:p>
          </table:table-cell>
          <table:table-cell table:number-columns-repeated="13"/>
        </table:table-row>
        <table:table-row table:style-name="ro1">
          <table:table-cell office:value-type="float" office:value="1631.083618" calcext:value-type="float">
            <text:p>1631.083618</text:p>
          </table:table-cell>
          <table:table-cell office:value-type="float" office:value="1703.135498" calcext:value-type="float">
            <text:p>1703.135498</text:p>
          </table:table-cell>
          <table:table-cell office:value-type="float" office:value="1637.855225" calcext:value-type="float">
            <text:p>1637.855225</text:p>
          </table:table-cell>
          <table:table-cell office:value-type="float" office:value="1698.89917" calcext:value-type="float">
            <text:p>1698.89917</text:p>
          </table:table-cell>
          <table:table-cell table:number-columns-repeated="13"/>
        </table:table-row>
        <table:table-row table:style-name="ro1">
          <table:table-cell office:value-type="float" office:value="1631.473145" calcext:value-type="float">
            <text:p>1631.473145</text:p>
          </table:table-cell>
          <table:table-cell office:value-type="float" office:value="1705.574341" calcext:value-type="float">
            <text:p>1705.574341</text:p>
          </table:table-cell>
          <table:table-cell office:value-type="float" office:value="1640.24585" calcext:value-type="float">
            <text:p>1640.24585</text:p>
          </table:table-cell>
          <table:table-cell office:value-type="float" office:value="1697.148804" calcext:value-type="float">
            <text:p>1697.148804</text:p>
          </table:table-cell>
          <table:table-cell table:number-columns-repeated="13"/>
        </table:table-row>
        <table:table-row table:style-name="ro1">
          <table:table-cell office:value-type="float" office:value="1639.420654" calcext:value-type="float">
            <text:p>1639.420654</text:p>
          </table:table-cell>
          <table:table-cell office:value-type="float" office:value="1697.229248" calcext:value-type="float">
            <text:p>1697.229248</text:p>
          </table:table-cell>
          <table:table-cell office:value-type="float" office:value="1644.300537" calcext:value-type="float">
            <text:p>1644.300537</text:p>
          </table:table-cell>
          <table:table-cell office:value-type="float" office:value="1698.227783" calcext:value-type="float">
            <text:p>1698.227783</text:p>
          </table:table-cell>
          <table:table-cell table:number-columns-repeated="13"/>
        </table:table-row>
        <table:table-row table:style-name="ro1">
          <table:table-cell office:value-type="float" office:value="1636.489868" calcext:value-type="float">
            <text:p>1636.489868</text:p>
          </table:table-cell>
          <table:table-cell office:value-type="float" office:value="1701.488647" calcext:value-type="float">
            <text:p>1701.488647</text:p>
          </table:table-cell>
          <table:table-cell office:value-type="float" office:value="1641.024292" calcext:value-type="float">
            <text:p>1641.024292</text:p>
          </table:table-cell>
          <table:table-cell office:value-type="float" office:value="1697.213745" calcext:value-type="float">
            <text:p>1697.213745</text:p>
          </table:table-cell>
          <table:table-cell table:number-columns-repeated="13"/>
        </table:table-row>
        <table:table-row table:style-name="ro1">
          <table:table-cell office:value-type="float" office:value="1636.803711" calcext:value-type="float">
            <text:p>1636.803711</text:p>
          </table:table-cell>
          <table:table-cell office:value-type="float" office:value="1702.374756" calcext:value-type="float">
            <text:p>1702.374756</text:p>
          </table:table-cell>
          <table:table-cell office:value-type="float" office:value="1643.328003" calcext:value-type="float">
            <text:p>1643.328003</text:p>
          </table:table-cell>
          <table:table-cell office:value-type="float" office:value="1699.798218" calcext:value-type="float">
            <text:p>1699.798218</text:p>
          </table:table-cell>
          <table:table-cell table:number-columns-repeated="13"/>
        </table:table-row>
        <table:table-row table:style-name="ro1">
          <table:table-cell office:value-type="float" office:value="1636.037476" calcext:value-type="float">
            <text:p>1636.037476</text:p>
          </table:table-cell>
          <table:table-cell office:value-type="float" office:value="1703.813721" calcext:value-type="float">
            <text:p>1703.813721</text:p>
          </table:table-cell>
          <table:table-cell office:value-type="float" office:value="1646.762817" calcext:value-type="float">
            <text:p>1646.762817</text:p>
          </table:table-cell>
          <table:table-cell office:value-type="float" office:value="1697.743896" calcext:value-type="float">
            <text:p>1697.743896</text:p>
          </table:table-cell>
          <table:table-cell table:number-columns-repeated="13"/>
        </table:table-row>
        <table:table-row table:style-name="ro1">
          <table:table-cell office:value-type="float" office:value="1634.509644" calcext:value-type="float">
            <text:p>1634.509644</text:p>
          </table:table-cell>
          <table:table-cell office:value-type="float" office:value="1703.594971" calcext:value-type="float">
            <text:p>1703.594971</text:p>
          </table:table-cell>
          <table:table-cell office:value-type="float" office:value="1642.772705" calcext:value-type="float">
            <text:p>1642.772705</text:p>
          </table:table-cell>
          <table:table-cell office:value-type="float" office:value="1702.353394" calcext:value-type="float">
            <text:p>1702.353394</text:p>
          </table:table-cell>
          <table:table-cell table:number-columns-repeated="13"/>
        </table:table-row>
        <table:table-row table:style-name="ro1">
          <table:table-cell office:value-type="float" office:value="1634.409302" calcext:value-type="float">
            <text:p>1634.409302</text:p>
          </table:table-cell>
          <table:table-cell office:value-type="float" office:value="1704.899902" calcext:value-type="float">
            <text:p>1704.899902</text:p>
          </table:table-cell>
          <table:table-cell office:value-type="float" office:value="1645.503052" calcext:value-type="float">
            <text:p>1645.503052</text:p>
          </table:table-cell>
          <table:table-cell office:value-type="float" office:value="1700.209717" calcext:value-type="float">
            <text:p>1700.209717</text:p>
          </table:table-cell>
          <table:table-cell table:number-columns-repeated="13"/>
        </table:table-row>
        <table:table-row table:style-name="ro1">
          <table:table-cell office:value-type="float" office:value="1636.854492" calcext:value-type="float">
            <text:p>1636.854492</text:p>
          </table:table-cell>
          <table:table-cell office:value-type="float" office:value="1703.571777" calcext:value-type="float">
            <text:p>1703.571777</text:p>
          </table:table-cell>
          <table:table-cell office:value-type="float" office:value="1644.052979" calcext:value-type="float">
            <text:p>1644.052979</text:p>
          </table:table-cell>
          <table:table-cell office:value-type="float" office:value="1697.696655" calcext:value-type="float">
            <text:p>1697.696655</text:p>
          </table:table-cell>
          <table:table-cell table:number-columns-repeated="13"/>
        </table:table-row>
        <table:table-row table:style-name="ro1">
          <table:table-cell office:value-type="float" office:value="1636.132568" calcext:value-type="float">
            <text:p>1636.132568</text:p>
          </table:table-cell>
          <table:table-cell office:value-type="float" office:value="1705.782837" calcext:value-type="float">
            <text:p>1705.782837</text:p>
          </table:table-cell>
          <table:table-cell office:value-type="float" office:value="1644.148804" calcext:value-type="float">
            <text:p>1644.148804</text:p>
          </table:table-cell>
          <table:table-cell office:value-type="float" office:value="1700.124756" calcext:value-type="float">
            <text:p>1700.124756</text:p>
          </table:table-cell>
          <table:table-cell table:number-columns-repeated="13"/>
        </table:table-row>
        <table:table-row table:style-name="ro1">
          <table:table-cell office:value-type="float" office:value="1639.11792" calcext:value-type="float">
            <text:p>1639.11792</text:p>
          </table:table-cell>
          <table:table-cell office:value-type="float" office:value="1707.756226" calcext:value-type="float">
            <text:p>1707.756226</text:p>
          </table:table-cell>
          <table:table-cell office:value-type="float" office:value="1640.6521" calcext:value-type="float">
            <text:p>1640.6521</text:p>
          </table:table-cell>
          <table:table-cell office:value-type="float" office:value="1703.874146" calcext:value-type="float">
            <text:p>1703.874146</text:p>
          </table:table-cell>
          <table:table-cell table:number-columns-repeated="13"/>
        </table:table-row>
        <table:table-row table:style-name="ro1">
          <table:table-cell office:value-type="float" office:value="1635.385986" calcext:value-type="float">
            <text:p>1635.385986</text:p>
          </table:table-cell>
          <table:table-cell office:value-type="float" office:value="1709.139038" calcext:value-type="float">
            <text:p>1709.139038</text:p>
          </table:table-cell>
          <table:table-cell office:value-type="float" office:value="1648.653442" calcext:value-type="float">
            <text:p>1648.653442</text:p>
          </table:table-cell>
          <table:table-cell office:value-type="float" office:value="1699.518433" calcext:value-type="float">
            <text:p>1699.518433</text:p>
          </table:table-cell>
          <table:table-cell table:number-columns-repeated="13"/>
        </table:table-row>
        <table:table-row table:style-name="ro1">
          <table:table-cell office:value-type="float" office:value="1638.433105" calcext:value-type="float">
            <text:p>1638.433105</text:p>
          </table:table-cell>
          <table:table-cell office:value-type="float" office:value="1705.210449" calcext:value-type="float">
            <text:p>1705.210449</text:p>
          </table:table-cell>
          <table:table-cell office:value-type="float" office:value="1645.149414" calcext:value-type="float">
            <text:p>1645.149414</text:p>
          </table:table-cell>
          <table:table-cell office:value-type="float" office:value="1703.288574" calcext:value-type="float">
            <text:p>1703.288574</text:p>
          </table:table-cell>
          <table:table-cell table:number-columns-repeated="13"/>
        </table:table-row>
        <table:table-row table:style-name="ro1">
          <table:table-cell office:value-type="float" office:value="1635.019165" calcext:value-type="float">
            <text:p>1635.019165</text:p>
          </table:table-cell>
          <table:table-cell office:value-type="float" office:value="1710.649048" calcext:value-type="float">
            <text:p>1710.649048</text:p>
          </table:table-cell>
          <table:table-cell office:value-type="float" office:value="1643.224731" calcext:value-type="float">
            <text:p>1643.224731</text:p>
          </table:table-cell>
          <table:table-cell office:value-type="float" office:value="1704.88147" calcext:value-type="float">
            <text:p>1704.88147</text:p>
          </table:table-cell>
          <table:table-cell table:number-columns-repeated="13"/>
        </table:table-row>
        <table:table-row table:style-name="ro1">
          <table:table-cell office:value-type="float" office:value="1636.518066" calcext:value-type="float">
            <text:p>1636.518066</text:p>
          </table:table-cell>
          <table:table-cell office:value-type="float" office:value="1705.729736" calcext:value-type="float">
            <text:p>1705.729736</text:p>
          </table:table-cell>
          <table:table-cell office:value-type="float" office:value="1644.479614" calcext:value-type="float">
            <text:p>1644.479614</text:p>
          </table:table-cell>
          <table:table-cell office:value-type="float" office:value="1705.735962" calcext:value-type="float">
            <text:p>1705.735962</text:p>
          </table:table-cell>
          <table:table-cell table:number-columns-repeated="13"/>
        </table:table-row>
        <table:table-row table:style-name="ro1">
          <table:table-cell office:value-type="float" office:value="1638.671387" calcext:value-type="float">
            <text:p>1638.671387</text:p>
          </table:table-cell>
          <table:table-cell office:value-type="float" office:value="1708.560059" calcext:value-type="float">
            <text:p>1708.560059</text:p>
          </table:table-cell>
          <table:table-cell office:value-type="float" office:value="1646.520752" calcext:value-type="float">
            <text:p>1646.520752</text:p>
          </table:table-cell>
          <table:table-cell office:value-type="float" office:value="1706.515137" calcext:value-type="float">
            <text:p>1706.515137</text:p>
          </table:table-cell>
          <table:table-cell table:number-columns-repeated="13"/>
        </table:table-row>
        <table:table-row table:style-name="ro1">
          <table:table-cell office:value-type="float" office:value="1641.474487" calcext:value-type="float">
            <text:p>1641.474487</text:p>
          </table:table-cell>
          <table:table-cell office:value-type="float" office:value="1709.338135" calcext:value-type="float">
            <text:p>1709.338135</text:p>
          </table:table-cell>
          <table:table-cell office:value-type="float" office:value="1646.940186" calcext:value-type="float">
            <text:p>1646.940186</text:p>
          </table:table-cell>
          <table:table-cell office:value-type="float" office:value="1704.868408" calcext:value-type="float">
            <text:p>1704.868408</text:p>
          </table:table-cell>
          <table:table-cell table:number-columns-repeated="13"/>
        </table:table-row>
        <table:table-row table:style-name="ro1">
          <table:table-cell office:value-type="float" office:value="1637.056519" calcext:value-type="float">
            <text:p>1637.056519</text:p>
          </table:table-cell>
          <table:table-cell office:value-type="float" office:value="1711.474487" calcext:value-type="float">
            <text:p>1711.474487</text:p>
          </table:table-cell>
          <table:table-cell office:value-type="float" office:value="1645.421509" calcext:value-type="float">
            <text:p>1645.421509</text:p>
          </table:table-cell>
          <table:table-cell office:value-type="float" office:value="1706.644043" calcext:value-type="float">
            <text:p>1706.644043</text:p>
          </table:table-cell>
          <table:table-cell table:number-columns-repeated="13"/>
        </table:table-row>
        <table:table-row table:style-name="ro1">
          <table:table-cell office:value-type="float" office:value="1639.65918" calcext:value-type="float">
            <text:p>1639.65918</text:p>
          </table:table-cell>
          <table:table-cell office:value-type="float" office:value="1709.269775" calcext:value-type="float">
            <text:p>1709.269775</text:p>
          </table:table-cell>
          <table:table-cell office:value-type="float" office:value="1649.052979" calcext:value-type="float">
            <text:p>1649.052979</text:p>
          </table:table-cell>
          <table:table-cell office:value-type="float" office:value="1706.310791" calcext:value-type="float">
            <text:p>1706.310791</text:p>
          </table:table-cell>
          <table:table-cell table:number-columns-repeated="13"/>
        </table:table-row>
        <table:table-row table:style-name="ro1">
          <table:table-cell office:value-type="float" office:value="1641.936646" calcext:value-type="float">
            <text:p>1641.936646</text:p>
          </table:table-cell>
          <table:table-cell office:value-type="float" office:value="1709.6875" calcext:value-type="float">
            <text:p>1709.6875</text:p>
          </table:table-cell>
          <table:table-cell office:value-type="float" office:value="1650.486084" calcext:value-type="float">
            <text:p>1650.486084</text:p>
          </table:table-cell>
          <table:table-cell office:value-type="float" office:value="1707.287598" calcext:value-type="float">
            <text:p>1707.287598</text:p>
          </table:table-cell>
          <table:table-cell table:number-columns-repeated="13"/>
        </table:table-row>
        <table:table-row table:style-name="ro1">
          <table:table-cell office:value-type="float" office:value="1640.401611" calcext:value-type="float">
            <text:p>1640.401611</text:p>
          </table:table-cell>
          <table:table-cell office:value-type="float" office:value="1712.661743" calcext:value-type="float">
            <text:p>1712.661743</text:p>
          </table:table-cell>
          <table:table-cell office:value-type="float" office:value="1646.93396" calcext:value-type="float">
            <text:p>1646.93396</text:p>
          </table:table-cell>
          <table:table-cell office:value-type="float" office:value="1708.260132" calcext:value-type="float">
            <text:p>1708.260132</text:p>
          </table:table-cell>
          <table:table-cell table:number-columns-repeated="13"/>
        </table:table-row>
        <table:table-row table:style-name="ro1">
          <table:table-cell office:value-type="float" office:value="1641.322388" calcext:value-type="float">
            <text:p>1641.322388</text:p>
          </table:table-cell>
          <table:table-cell office:value-type="float" office:value="1714.257202" calcext:value-type="float">
            <text:p>1714.257202</text:p>
          </table:table-cell>
          <table:table-cell office:value-type="float" office:value="1648.485596" calcext:value-type="float">
            <text:p>1648.485596</text:p>
          </table:table-cell>
          <table:table-cell office:value-type="float" office:value="1709.92041" calcext:value-type="float">
            <text:p>1709.92041</text:p>
          </table:table-cell>
          <table:table-cell table:number-columns-repeated="13"/>
        </table:table-row>
        <table:table-row table:style-name="ro1">
          <table:table-cell office:value-type="float" office:value="1643.189453" calcext:value-type="float">
            <text:p>1643.189453</text:p>
          </table:table-cell>
          <table:table-cell office:value-type="float" office:value="1712.644287" calcext:value-type="float">
            <text:p>1712.644287</text:p>
          </table:table-cell>
          <table:table-cell office:value-type="float" office:value="1647.566528" calcext:value-type="float">
            <text:p>1647.566528</text:p>
          </table:table-cell>
          <table:table-cell office:value-type="float" office:value="1710.679199" calcext:value-type="float">
            <text:p>1710.679199</text:p>
          </table:table-cell>
          <table:table-cell table:number-columns-repeated="13"/>
        </table:table-row>
        <table:table-row table:style-name="ro1">
          <table:table-cell office:value-type="float" office:value="1643.006836" calcext:value-type="float">
            <text:p>1643.006836</text:p>
          </table:table-cell>
          <table:table-cell office:value-type="float" office:value="1712.264404" calcext:value-type="float">
            <text:p>1712.264404</text:p>
          </table:table-cell>
          <table:table-cell office:value-type="float" office:value="1649.157593" calcext:value-type="float">
            <text:p>1649.157593</text:p>
          </table:table-cell>
          <table:table-cell office:value-type="float" office:value="1713.144531" calcext:value-type="float">
            <text:p>1713.144531</text:p>
          </table:table-cell>
          <table:table-cell table:number-columns-repeated="13"/>
        </table:table-row>
        <table:table-row table:style-name="ro1">
          <table:table-cell office:value-type="float" office:value="1639.863159" calcext:value-type="float">
            <text:p>1639.863159</text:p>
          </table:table-cell>
          <table:table-cell office:value-type="float" office:value="1716.928101" calcext:value-type="float">
            <text:p>1716.928101</text:p>
          </table:table-cell>
          <table:table-cell office:value-type="float" office:value="1649.316162" calcext:value-type="float">
            <text:p>1649.316162</text:p>
          </table:table-cell>
          <table:table-cell office:value-type="float" office:value="1712.688721" calcext:value-type="float">
            <text:p>1712.688721</text:p>
          </table:table-cell>
          <table:table-cell table:number-columns-repeated="13"/>
        </table:table-row>
        <table:table-row table:style-name="ro1">
          <table:table-cell office:value-type="float" office:value="1645.710449" calcext:value-type="float">
            <text:p>1645.710449</text:p>
          </table:table-cell>
          <table:table-cell office:value-type="float" office:value="1714.463135" calcext:value-type="float">
            <text:p>1714.463135</text:p>
          </table:table-cell>
          <table:table-cell office:value-type="float" office:value="1653.046021" calcext:value-type="float">
            <text:p>1653.046021</text:p>
          </table:table-cell>
          <table:table-cell office:value-type="float" office:value="1708.681885" calcext:value-type="float">
            <text:p>1708.681885</text:p>
          </table:table-cell>
          <table:table-cell table:number-columns-repeated="13"/>
        </table:table-row>
        <table:table-row table:style-name="ro1">
          <table:table-cell office:value-type="float" office:value="1644.996582" calcext:value-type="float">
            <text:p>1644.996582</text:p>
          </table:table-cell>
          <table:table-cell office:value-type="float" office:value="1712.10083" calcext:value-type="float">
            <text:p>1712.10083</text:p>
          </table:table-cell>
          <table:table-cell office:value-type="float" office:value="1651.337402" calcext:value-type="float">
            <text:p>1651.337402</text:p>
          </table:table-cell>
          <table:table-cell office:value-type="float" office:value="1711.456543" calcext:value-type="float">
            <text:p>1711.456543</text:p>
          </table:table-cell>
          <table:table-cell table:number-columns-repeated="13"/>
        </table:table-row>
        <table:table-row table:style-name="ro1">
          <table:table-cell office:value-type="float" office:value="1641.608032" calcext:value-type="float">
            <text:p>1641.608032</text:p>
          </table:table-cell>
          <table:table-cell office:value-type="float" office:value="1717.225464" calcext:value-type="float">
            <text:p>1717.225464</text:p>
          </table:table-cell>
          <table:table-cell office:value-type="float" office:value="1648.817993" calcext:value-type="float">
            <text:p>1648.817993</text:p>
          </table:table-cell>
          <table:table-cell office:value-type="float" office:value="1715.253906" calcext:value-type="float">
            <text:p>1715.253906</text:p>
          </table:table-cell>
          <table:table-cell table:number-columns-repeated="13"/>
        </table:table-row>
        <table:table-row table:style-name="ro1">
          <table:table-cell office:value-type="float" office:value="1643.491211" calcext:value-type="float">
            <text:p>1643.491211</text:p>
          </table:table-cell>
          <table:table-cell office:value-type="float" office:value="1713.986084" calcext:value-type="float">
            <text:p>1713.986084</text:p>
          </table:table-cell>
          <table:table-cell office:value-type="float" office:value="1651.15625" calcext:value-type="float">
            <text:p>1651.15625</text:p>
          </table:table-cell>
          <table:table-cell office:value-type="float" office:value="1712.145264" calcext:value-type="float">
            <text:p>1712.145264</text:p>
          </table:table-cell>
          <table:table-cell table:number-columns-repeated="13"/>
        </table:table-row>
        <table:table-row table:style-name="ro1">
          <table:table-cell office:value-type="float" office:value="1642.708862" calcext:value-type="float">
            <text:p>1642.708862</text:p>
          </table:table-cell>
          <table:table-cell office:value-type="float" office:value="1717.416626" calcext:value-type="float">
            <text:p>1717.416626</text:p>
          </table:table-cell>
          <table:table-cell office:value-type="float" office:value="1648.518433" calcext:value-type="float">
            <text:p>1648.518433</text:p>
          </table:table-cell>
          <table:table-cell office:value-type="float" office:value="1716.72522" calcext:value-type="float">
            <text:p>1716.72522</text:p>
          </table:table-cell>
          <table:table-cell table:number-columns-repeated="13"/>
        </table:table-row>
        <table:table-row table:style-name="ro1">
          <table:table-cell office:value-type="float" office:value="1647.429443" calcext:value-type="float">
            <text:p>1647.429443</text:p>
          </table:table-cell>
          <table:table-cell office:value-type="float" office:value="1715.035278" calcext:value-type="float">
            <text:p>1715.035278</text:p>
          </table:table-cell>
          <table:table-cell office:value-type="float" office:value="1652.17981" calcext:value-type="float">
            <text:p>1652.17981</text:p>
          </table:table-cell>
          <table:table-cell office:value-type="float" office:value="1715.115601" calcext:value-type="float">
            <text:p>1715.115601</text:p>
          </table:table-cell>
          <table:table-cell table:number-columns-repeated="13"/>
        </table:table-row>
        <table:table-row table:style-name="ro1">
          <table:table-cell office:value-type="float" office:value="1646.20459" calcext:value-type="float">
            <text:p>1646.20459</text:p>
          </table:table-cell>
          <table:table-cell office:value-type="float" office:value="1714.375488" calcext:value-type="float">
            <text:p>1714.375488</text:p>
          </table:table-cell>
          <table:table-cell office:value-type="float" office:value="1651.262817" calcext:value-type="float">
            <text:p>1651.262817</text:p>
          </table:table-cell>
          <table:table-cell office:value-type="float" office:value="1715.223999" calcext:value-type="float">
            <text:p>1715.223999</text:p>
          </table:table-cell>
          <table:table-cell table:number-columns-repeated="13"/>
        </table:table-row>
        <table:table-row table:style-name="ro1">
          <table:table-cell office:value-type="float" office:value="1646.054443" calcext:value-type="float">
            <text:p>1646.054443</text:p>
          </table:table-cell>
          <table:table-cell office:value-type="float" office:value="1716.879028" calcext:value-type="float">
            <text:p>1716.879028</text:p>
          </table:table-cell>
          <table:table-cell office:value-type="float" office:value="1651.828979" calcext:value-type="float">
            <text:p>1651.828979</text:p>
          </table:table-cell>
          <table:table-cell office:value-type="float" office:value="1717.156982" calcext:value-type="float">
            <text:p>1717.156982</text:p>
          </table:table-cell>
          <table:table-cell table:number-columns-repeated="13"/>
        </table:table-row>
        <table:table-row table:style-name="ro1">
          <table:table-cell office:value-type="float" office:value="1647.266724" calcext:value-type="float">
            <text:p>1647.266724</text:p>
          </table:table-cell>
          <table:table-cell office:value-type="float" office:value="1716.854248" calcext:value-type="float">
            <text:p>1716.854248</text:p>
          </table:table-cell>
          <table:table-cell office:value-type="float" office:value="1653.342773" calcext:value-type="float">
            <text:p>1653.342773</text:p>
          </table:table-cell>
          <table:table-cell office:value-type="float" office:value="1714.703369" calcext:value-type="float">
            <text:p>1714.703369</text:p>
          </table:table-cell>
          <table:table-cell table:number-columns-repeated="13"/>
        </table:table-row>
        <table:table-row table:style-name="ro1">
          <table:table-cell office:value-type="float" office:value="1649.439819" calcext:value-type="float">
            <text:p>1649.439819</text:p>
          </table:table-cell>
          <table:table-cell office:value-type="float" office:value="1716.286987" calcext:value-type="float">
            <text:p>1716.286987</text:p>
          </table:table-cell>
          <table:table-cell office:value-type="float" office:value="1656.151245" calcext:value-type="float">
            <text:p>1656.151245</text:p>
          </table:table-cell>
          <table:table-cell office:value-type="float" office:value="1714.428955" calcext:value-type="float">
            <text:p>1714.428955</text:p>
          </table:table-cell>
          <table:table-cell table:number-columns-repeated="13"/>
        </table:table-row>
        <table:table-row table:style-name="ro1">
          <table:table-cell office:value-type="float" office:value="1645.995483" calcext:value-type="float">
            <text:p>1645.995483</text:p>
          </table:table-cell>
          <table:table-cell office:value-type="float" office:value="1719.385498" calcext:value-type="float">
            <text:p>1719.385498</text:p>
          </table:table-cell>
          <table:table-cell office:value-type="float" office:value="1652.240967" calcext:value-type="float">
            <text:p>1652.240967</text:p>
          </table:table-cell>
          <table:table-cell office:value-type="float" office:value="1715.465088" calcext:value-type="float">
            <text:p>1715.465088</text:p>
          </table:table-cell>
          <table:table-cell table:number-columns-repeated="13"/>
        </table:table-row>
        <table:table-row table:style-name="ro1">
          <table:table-cell office:value-type="float" office:value="1645.814087" calcext:value-type="float">
            <text:p>1645.814087</text:p>
          </table:table-cell>
          <table:table-cell office:value-type="float" office:value="1716.267334" calcext:value-type="float">
            <text:p>1716.267334</text:p>
          </table:table-cell>
          <table:table-cell office:value-type="float" office:value="1653.020874" calcext:value-type="float">
            <text:p>1653.020874</text:p>
          </table:table-cell>
          <table:table-cell office:value-type="float" office:value="1715.169434" calcext:value-type="float">
            <text:p>1715.169434</text:p>
          </table:table-cell>
          <table:table-cell table:number-columns-repeated="13"/>
        </table:table-row>
        <table:table-row table:style-name="ro1">
          <table:table-cell office:value-type="float" office:value="1651.775024" calcext:value-type="float">
            <text:p>1651.775024</text:p>
          </table:table-cell>
          <table:table-cell office:value-type="float" office:value="1716.650024" calcext:value-type="float">
            <text:p>1716.650024</text:p>
          </table:table-cell>
          <table:table-cell office:value-type="float" office:value="1653.448853" calcext:value-type="float">
            <text:p>1653.448853</text:p>
          </table:table-cell>
          <table:table-cell office:value-type="float" office:value="1715.818604" calcext:value-type="float">
            <text:p>1715.818604</text:p>
          </table:table-cell>
          <table:table-cell table:number-columns-repeated="13"/>
        </table:table-row>
        <table:table-row table:style-name="ro1">
          <table:table-cell office:value-type="float" office:value="1646.837524" calcext:value-type="float">
            <text:p>1646.837524</text:p>
          </table:table-cell>
          <table:table-cell office:value-type="float" office:value="1717.766846" calcext:value-type="float">
            <text:p>1717.766846</text:p>
          </table:table-cell>
          <table:table-cell office:value-type="float" office:value="1653.656982" calcext:value-type="float">
            <text:p>1653.656982</text:p>
          </table:table-cell>
          <table:table-cell office:value-type="float" office:value="1715.220703" calcext:value-type="float">
            <text:p>1715.220703</text:p>
          </table:table-cell>
          <table:table-cell table:number-columns-repeated="13"/>
        </table:table-row>
        <table:table-row table:style-name="ro1">
          <table:table-cell office:value-type="float" office:value="1647.940918" calcext:value-type="float">
            <text:p>1647.940918</text:p>
          </table:table-cell>
          <table:table-cell office:value-type="float" office:value="1718.369019" calcext:value-type="float">
            <text:p>1718.369019</text:p>
          </table:table-cell>
          <table:table-cell office:value-type="float" office:value="1655.404175" calcext:value-type="float">
            <text:p>1655.404175</text:p>
          </table:table-cell>
          <table:table-cell office:value-type="float" office:value="1713.098389" calcext:value-type="float">
            <text:p>1713.098389</text:p>
          </table:table-cell>
          <table:table-cell table:number-columns-repeated="13"/>
        </table:table-row>
        <table:table-row table:style-name="ro1">
          <table:table-cell office:value-type="float" office:value="1648.071289" calcext:value-type="float">
            <text:p>1648.071289</text:p>
          </table:table-cell>
          <table:table-cell office:value-type="float" office:value="1721.929199" calcext:value-type="float">
            <text:p>1721.929199</text:p>
          </table:table-cell>
          <table:table-cell office:value-type="float" office:value="1654.401367" calcext:value-type="float">
            <text:p>1654.401367</text:p>
          </table:table-cell>
          <table:table-cell office:value-type="float" office:value="1718.758423" calcext:value-type="float">
            <text:p>1718.758423</text:p>
          </table:table-cell>
          <table:table-cell table:number-columns-repeated="13"/>
        </table:table-row>
        <table:table-row table:style-name="ro1">
          <table:table-cell office:value-type="float" office:value="1652.590576" calcext:value-type="float">
            <text:p>1652.590576</text:p>
          </table:table-cell>
          <table:table-cell office:value-type="float" office:value="1720.002563" calcext:value-type="float">
            <text:p>1720.002563</text:p>
          </table:table-cell>
          <table:table-cell office:value-type="float" office:value="1660.285034" calcext:value-type="float">
            <text:p>1660.285034</text:p>
          </table:table-cell>
          <table:table-cell office:value-type="float" office:value="1716.246582" calcext:value-type="float">
            <text:p>1716.246582</text:p>
          </table:table-cell>
          <table:table-cell table:number-columns-repeated="13"/>
        </table:table-row>
        <table:table-row table:style-name="ro1">
          <table:table-cell office:value-type="float" office:value="1649.967163" calcext:value-type="float">
            <text:p>1649.967163</text:p>
          </table:table-cell>
          <table:table-cell office:value-type="float" office:value="1725.967651" calcext:value-type="float">
            <text:p>1725.967651</text:p>
          </table:table-cell>
          <table:table-cell office:value-type="float" office:value="1658.307373" calcext:value-type="float">
            <text:p>1658.307373</text:p>
          </table:table-cell>
          <table:table-cell office:value-type="float" office:value="1719.786133" calcext:value-type="float">
            <text:p>1719.786133</text:p>
          </table:table-cell>
          <table:table-cell table:number-columns-repeated="13"/>
        </table:table-row>
        <table:table-row table:style-name="ro1">
          <table:table-cell office:value-type="float" office:value="1648.574707" calcext:value-type="float">
            <text:p>1648.574707</text:p>
          </table:table-cell>
          <table:table-cell office:value-type="float" office:value="1726.007812" calcext:value-type="float">
            <text:p>1726.007812</text:p>
          </table:table-cell>
          <table:table-cell office:value-type="float" office:value="1656.96814" calcext:value-type="float">
            <text:p>1656.96814</text:p>
          </table:table-cell>
          <table:table-cell office:value-type="float" office:value="1720.648682" calcext:value-type="float">
            <text:p>1720.648682</text:p>
          </table:table-cell>
          <table:table-cell table:number-columns-repeated="13"/>
        </table:table-row>
        <table:table-row table:style-name="ro1">
          <table:table-cell office:value-type="float" office:value="1650.249023" calcext:value-type="float">
            <text:p>1650.249023</text:p>
          </table:table-cell>
          <table:table-cell office:value-type="float" office:value="1724.251343" calcext:value-type="float">
            <text:p>1724.251343</text:p>
          </table:table-cell>
          <table:table-cell office:value-type="float" office:value="1658.234497" calcext:value-type="float">
            <text:p>1658.234497</text:p>
          </table:table-cell>
          <table:table-cell office:value-type="float" office:value="1719.322876" calcext:value-type="float">
            <text:p>1719.322876</text:p>
          </table:table-cell>
          <table:table-cell table:number-columns-repeated="13"/>
        </table:table-row>
        <table:table-row table:style-name="ro1">
          <table:table-cell office:value-type="float" office:value="1648.914062" calcext:value-type="float">
            <text:p>1648.914062</text:p>
          </table:table-cell>
          <table:table-cell office:value-type="float" office:value="1729.024536" calcext:value-type="float">
            <text:p>1729.024536</text:p>
          </table:table-cell>
          <table:table-cell office:value-type="float" office:value="1659.008301" calcext:value-type="float">
            <text:p>1659.008301</text:p>
          </table:table-cell>
          <table:table-cell office:value-type="float" office:value="1726.946777" calcext:value-type="float">
            <text:p>1726.946777</text:p>
          </table:table-cell>
          <table:table-cell table:number-columns-repeated="13"/>
        </table:table-row>
        <table:table-row table:style-name="ro1">
          <table:table-cell office:value-type="float" office:value="1650.502686" calcext:value-type="float">
            <text:p>1650.502686</text:p>
          </table:table-cell>
          <table:table-cell office:value-type="float" office:value="1726.119385" calcext:value-type="float">
            <text:p>1726.119385</text:p>
          </table:table-cell>
          <table:table-cell office:value-type="float" office:value="1658.094238" calcext:value-type="float">
            <text:p>1658.094238</text:p>
          </table:table-cell>
          <table:table-cell office:value-type="float" office:value="1720.267578" calcext:value-type="float">
            <text:p>1720.267578</text:p>
          </table:table-cell>
          <table:table-cell table:number-columns-repeated="13"/>
        </table:table-row>
        <table:table-row table:style-name="ro1">
          <table:table-cell office:value-type="float" office:value="1652.093872" calcext:value-type="float">
            <text:p>1652.093872</text:p>
          </table:table-cell>
          <table:table-cell office:value-type="float" office:value="1726.570923" calcext:value-type="float">
            <text:p>1726.570923</text:p>
          </table:table-cell>
          <table:table-cell office:value-type="float" office:value="1660.236206" calcext:value-type="float">
            <text:p>1660.236206</text:p>
          </table:table-cell>
          <table:table-cell office:value-type="float" office:value="1726.309448" calcext:value-type="float">
            <text:p>1726.309448</text:p>
          </table:table-cell>
          <table:table-cell table:number-columns-repeated="13"/>
        </table:table-row>
        <table:table-row table:style-name="ro1">
          <table:table-cell office:value-type="float" office:value="1650.52124" calcext:value-type="float">
            <text:p>1650.52124</text:p>
          </table:table-cell>
          <table:table-cell office:value-type="float" office:value="1726.327148" calcext:value-type="float">
            <text:p>1726.327148</text:p>
          </table:table-cell>
          <table:table-cell office:value-type="float" office:value="1658.434814" calcext:value-type="float">
            <text:p>1658.434814</text:p>
          </table:table-cell>
          <table:table-cell office:value-type="float" office:value="1724.967773" calcext:value-type="float">
            <text:p>1724.967773</text:p>
          </table:table-cell>
          <table:table-cell table:number-columns-repeated="13"/>
        </table:table-row>
        <table:table-row table:style-name="ro1">
          <table:table-cell office:value-type="float" office:value="1649.753662" calcext:value-type="float">
            <text:p>1649.753662</text:p>
          </table:table-cell>
          <table:table-cell office:value-type="float" office:value="1730.388672" calcext:value-type="float">
            <text:p>1730.388672</text:p>
          </table:table-cell>
          <table:table-cell office:value-type="float" office:value="1659.842651" calcext:value-type="float">
            <text:p>1659.842651</text:p>
          </table:table-cell>
          <table:table-cell office:value-type="float" office:value="1720.100098" calcext:value-type="float">
            <text:p>1720.100098</text:p>
          </table:table-cell>
          <table:table-cell table:number-columns-repeated="13"/>
        </table:table-row>
        <table:table-row table:style-name="ro1">
          <table:table-cell office:value-type="float" office:value="1651.46875" calcext:value-type="float">
            <text:p>1651.46875</text:p>
          </table:table-cell>
          <table:table-cell office:value-type="float" office:value="1730.922852" calcext:value-type="float">
            <text:p>1730.922852</text:p>
          </table:table-cell>
          <table:table-cell office:value-type="float" office:value="1660.207275" calcext:value-type="float">
            <text:p>1660.207275</text:p>
          </table:table-cell>
          <table:table-cell office:value-type="float" office:value="1728.319824" calcext:value-type="float">
            <text:p>1728.319824</text:p>
          </table:table-cell>
          <table:table-cell table:number-columns-repeated="13"/>
        </table:table-row>
        <table:table-row table:style-name="ro1">
          <table:table-cell office:value-type="float" office:value="1652.649658" calcext:value-type="float">
            <text:p>1652.649658</text:p>
          </table:table-cell>
          <table:table-cell office:value-type="float" office:value="1728.188965" calcext:value-type="float">
            <text:p>1728.188965</text:p>
          </table:table-cell>
          <table:table-cell office:value-type="float" office:value="1662.53479" calcext:value-type="float">
            <text:p>1662.53479</text:p>
          </table:table-cell>
          <table:table-cell office:value-type="float" office:value="1723.792603" calcext:value-type="float">
            <text:p>1723.792603</text:p>
          </table:table-cell>
          <table:table-cell table:number-columns-repeated="13"/>
        </table:table-row>
        <table:table-row table:style-name="ro1">
          <table:table-cell office:value-type="float" office:value="1651.793823" calcext:value-type="float">
            <text:p>1651.793823</text:p>
          </table:table-cell>
          <table:table-cell office:value-type="float" office:value="1728.212158" calcext:value-type="float">
            <text:p>1728.212158</text:p>
          </table:table-cell>
          <table:table-cell office:value-type="float" office:value="1660.483154" calcext:value-type="float">
            <text:p>1660.483154</text:p>
          </table:table-cell>
          <table:table-cell office:value-type="float" office:value="1725.475586" calcext:value-type="float">
            <text:p>1725.475586</text:p>
          </table:table-cell>
          <table:table-cell table:number-columns-repeated="13"/>
        </table:table-row>
        <table:table-row table:style-name="ro1">
          <table:table-cell office:value-type="float" office:value="1654.247681" calcext:value-type="float">
            <text:p>1654.247681</text:p>
          </table:table-cell>
          <table:table-cell office:value-type="float" office:value="1728.231079" calcext:value-type="float">
            <text:p>1728.231079</text:p>
          </table:table-cell>
          <table:table-cell office:value-type="float" office:value="1661.18689" calcext:value-type="float">
            <text:p>1661.18689</text:p>
          </table:table-cell>
          <table:table-cell office:value-type="float" office:value="1726.345215" calcext:value-type="float">
            <text:p>1726.345215</text:p>
          </table:table-cell>
          <table:table-cell table:number-columns-repeated="13"/>
        </table:table-row>
        <table:table-row table:style-name="ro1">
          <table:table-cell office:value-type="float" office:value="1652.432617" calcext:value-type="float">
            <text:p>1652.432617</text:p>
          </table:table-cell>
          <table:table-cell office:value-type="float" office:value="1729.9646" calcext:value-type="float">
            <text:p>1729.9646</text:p>
          </table:table-cell>
          <table:table-cell office:value-type="float" office:value="1659.225586" calcext:value-type="float">
            <text:p>1659.225586</text:p>
          </table:table-cell>
          <table:table-cell office:value-type="float" office:value="1725.844604" calcext:value-type="float">
            <text:p>1725.844604</text:p>
          </table:table-cell>
          <table:table-cell table:number-columns-repeated="13"/>
        </table:table-row>
        <table:table-row table:style-name="ro1">
          <table:table-cell office:value-type="float" office:value="1652.216309" calcext:value-type="float">
            <text:p>1652.216309</text:p>
          </table:table-cell>
          <table:table-cell office:value-type="float" office:value="1727.233521" calcext:value-type="float">
            <text:p>1727.233521</text:p>
          </table:table-cell>
          <table:table-cell office:value-type="float" office:value="1660.516968" calcext:value-type="float">
            <text:p>1660.516968</text:p>
          </table:table-cell>
          <table:table-cell office:value-type="float" office:value="1724.937988" calcext:value-type="float">
            <text:p>1724.937988</text:p>
          </table:table-cell>
          <table:table-cell table:number-columns-repeated="13"/>
        </table:table-row>
        <table:table-row table:style-name="ro1">
          <table:table-cell office:value-type="float" office:value="1655.682129" calcext:value-type="float">
            <text:p>1655.682129</text:p>
          </table:table-cell>
          <table:table-cell office:value-type="float" office:value="1728.631226" calcext:value-type="float">
            <text:p>1728.631226</text:p>
          </table:table-cell>
          <table:table-cell office:value-type="float" office:value="1660.587036" calcext:value-type="float">
            <text:p>1660.587036</text:p>
          </table:table-cell>
          <table:table-cell office:value-type="float" office:value="1725.191406" calcext:value-type="float">
            <text:p>1725.191406</text:p>
          </table:table-cell>
          <table:table-cell table:number-columns-repeated="13"/>
        </table:table-row>
        <table:table-row table:style-name="ro1">
          <table:table-cell office:value-type="float" office:value="1648.58252" calcext:value-type="float">
            <text:p>1648.58252</text:p>
          </table:table-cell>
          <table:table-cell office:value-type="float" office:value="1730.431274" calcext:value-type="float">
            <text:p>1730.431274</text:p>
          </table:table-cell>
          <table:table-cell office:value-type="float" office:value="1657.017822" calcext:value-type="float">
            <text:p>1657.017822</text:p>
          </table:table-cell>
          <table:table-cell office:value-type="float" office:value="1727.521973" calcext:value-type="float">
            <text:p>1727.521973</text:p>
          </table:table-cell>
          <table:table-cell table:number-columns-repeated="13"/>
        </table:table-row>
        <table:table-row table:style-name="ro1">
          <table:table-cell office:value-type="float" office:value="1652.346191" calcext:value-type="float">
            <text:p>1652.346191</text:p>
          </table:table-cell>
          <table:table-cell office:value-type="float" office:value="1728.58374" calcext:value-type="float">
            <text:p>1728.58374</text:p>
          </table:table-cell>
          <table:table-cell office:value-type="float" office:value="1660.065674" calcext:value-type="float">
            <text:p>1660.065674</text:p>
          </table:table-cell>
          <table:table-cell office:value-type="float" office:value="1725.718018" calcext:value-type="float">
            <text:p>1725.718018</text:p>
          </table:table-cell>
          <table:table-cell table:number-columns-repeated="13"/>
        </table:table-row>
        <table:table-row table:style-name="ro1">
          <table:table-cell office:value-type="float" office:value="1651.769409" calcext:value-type="float">
            <text:p>1651.769409</text:p>
          </table:table-cell>
          <table:table-cell office:value-type="float" office:value="1731.554688" calcext:value-type="float">
            <text:p>1731.554688</text:p>
          </table:table-cell>
          <table:table-cell office:value-type="float" office:value="1661.124268" calcext:value-type="float">
            <text:p>1661.124268</text:p>
          </table:table-cell>
          <table:table-cell office:value-type="float" office:value="1726.27478" calcext:value-type="float">
            <text:p>1726.27478</text:p>
          </table:table-cell>
          <table:table-cell table:number-columns-repeated="13"/>
        </table:table-row>
        <table:table-row table:style-name="ro1">
          <table:table-cell office:value-type="float" office:value="1655.112671" calcext:value-type="float">
            <text:p>1655.112671</text:p>
          </table:table-cell>
          <table:table-cell office:value-type="float" office:value="1728.075439" calcext:value-type="float">
            <text:p>1728.075439</text:p>
          </table:table-cell>
          <table:table-cell office:value-type="float" office:value="1661.641357" calcext:value-type="float">
            <text:p>1661.641357</text:p>
          </table:table-cell>
          <table:table-cell office:value-type="float" office:value="1726.401733" calcext:value-type="float">
            <text:p>1726.401733</text:p>
          </table:table-cell>
          <table:table-cell table:number-columns-repeated="13"/>
        </table:table-row>
        <table:table-row table:style-name="ro1">
          <table:table-cell office:value-type="float" office:value="1653.957642" calcext:value-type="float">
            <text:p>1653.957642</text:p>
          </table:table-cell>
          <table:table-cell office:value-type="float" office:value="1731.694092" calcext:value-type="float">
            <text:p>1731.694092</text:p>
          </table:table-cell>
          <table:table-cell office:value-type="float" office:value="1660.008423" calcext:value-type="float">
            <text:p>1660.008423</text:p>
          </table:table-cell>
          <table:table-cell office:value-type="float" office:value="1728.747437" calcext:value-type="float">
            <text:p>1728.747437</text:p>
          </table:table-cell>
          <table:table-cell table:number-columns-repeated="13"/>
        </table:table-row>
        <table:table-row table:style-name="ro1">
          <table:table-cell office:value-type="float" office:value="1653.53418" calcext:value-type="float">
            <text:p>1653.53418</text:p>
          </table:table-cell>
          <table:table-cell office:value-type="float" office:value="1728.48938" calcext:value-type="float">
            <text:p>1728.48938</text:p>
          </table:table-cell>
          <table:table-cell office:value-type="float" office:value="1661.737793" calcext:value-type="float">
            <text:p>1661.737793</text:p>
          </table:table-cell>
          <table:table-cell office:value-type="float" office:value="1726.548828" calcext:value-type="float">
            <text:p>1726.548828</text:p>
          </table:table-cell>
          <table:table-cell table:number-columns-repeated="13"/>
        </table:table-row>
        <table:table-row table:style-name="ro1">
          <table:table-cell office:value-type="float" office:value="1656.775879" calcext:value-type="float">
            <text:p>1656.775879</text:p>
          </table:table-cell>
          <table:table-cell office:value-type="float" office:value="1731.314453" calcext:value-type="float">
            <text:p>1731.314453</text:p>
          </table:table-cell>
          <table:table-cell office:value-type="float" office:value="1663.930054" calcext:value-type="float">
            <text:p>1663.930054</text:p>
          </table:table-cell>
          <table:table-cell office:value-type="float" office:value="1729.555298" calcext:value-type="float">
            <text:p>1729.555298</text:p>
          </table:table-cell>
          <table:table-cell table:number-columns-repeated="13"/>
        </table:table-row>
        <table:table-row table:style-name="ro1">
          <table:table-cell office:value-type="float" office:value="1653.706665" calcext:value-type="float">
            <text:p>1653.706665</text:p>
          </table:table-cell>
          <table:table-cell office:value-type="float" office:value="1731.039551" calcext:value-type="float">
            <text:p>1731.039551</text:p>
          </table:table-cell>
          <table:table-cell office:value-type="float" office:value="1663.325562" calcext:value-type="float">
            <text:p>1663.325562</text:p>
          </table:table-cell>
          <table:table-cell office:value-type="float" office:value="1729.811035" calcext:value-type="float">
            <text:p>1729.811035</text:p>
          </table:table-cell>
          <table:table-cell table:number-columns-repeated="13"/>
        </table:table-row>
        <table:table-row table:style-name="ro1">
          <table:table-cell office:value-type="float" office:value="1656.091064" calcext:value-type="float">
            <text:p>1656.091064</text:p>
          </table:table-cell>
          <table:table-cell office:value-type="float" office:value="1731.007812" calcext:value-type="float">
            <text:p>1731.007812</text:p>
          </table:table-cell>
          <table:table-cell office:value-type="float" office:value="1663.093506" calcext:value-type="float">
            <text:p>1663.093506</text:p>
          </table:table-cell>
          <table:table-cell office:value-type="float" office:value="1728.287476" calcext:value-type="float">
            <text:p>1728.287476</text:p>
          </table:table-cell>
          <table:table-cell table:number-columns-repeated="13"/>
        </table:table-row>
        <table:table-row table:style-name="ro1">
          <table:table-cell office:value-type="float" office:value="1655.265137" calcext:value-type="float">
            <text:p>1655.265137</text:p>
          </table:table-cell>
          <table:table-cell office:value-type="float" office:value="1733.476807" calcext:value-type="float">
            <text:p>1733.476807</text:p>
          </table:table-cell>
          <table:table-cell office:value-type="float" office:value="1665.153564" calcext:value-type="float">
            <text:p>1665.153564</text:p>
          </table:table-cell>
          <table:table-cell office:value-type="float" office:value="1726.525391" calcext:value-type="float">
            <text:p>1726.525391</text:p>
          </table:table-cell>
          <table:table-cell table:number-columns-repeated="13"/>
        </table:table-row>
        <table:table-row table:style-name="ro1">
          <table:table-cell office:value-type="float" office:value="1655.616333" calcext:value-type="float">
            <text:p>1655.616333</text:p>
          </table:table-cell>
          <table:table-cell office:value-type="float" office:value="1734.297485" calcext:value-type="float">
            <text:p>1734.297485</text:p>
          </table:table-cell>
          <table:table-cell office:value-type="float" office:value="1663.087158" calcext:value-type="float">
            <text:p>1663.087158</text:p>
          </table:table-cell>
          <table:table-cell office:value-type="float" office:value="1731.808594" calcext:value-type="float">
            <text:p>1731.808594</text:p>
          </table:table-cell>
          <table:table-cell table:number-columns-repeated="13"/>
        </table:table-row>
        <table:table-row table:style-name="ro1">
          <table:table-cell office:value-type="float" office:value="1659.370728" calcext:value-type="float">
            <text:p>1659.370728</text:p>
          </table:table-cell>
          <table:table-cell office:value-type="float" office:value="1735.788574" calcext:value-type="float">
            <text:p>1735.788574</text:p>
          </table:table-cell>
          <table:table-cell office:value-type="float" office:value="1666.490479" calcext:value-type="float">
            <text:p>1666.490479</text:p>
          </table:table-cell>
          <table:table-cell office:value-type="float" office:value="1729.142334" calcext:value-type="float">
            <text:p>1729.142334</text:p>
          </table:table-cell>
          <table:table-cell table:number-columns-repeated="13"/>
        </table:table-row>
        <table:table-row table:style-name="ro1">
          <table:table-cell office:value-type="float" office:value="1657.978638" calcext:value-type="float">
            <text:p>1657.978638</text:p>
          </table:table-cell>
          <table:table-cell office:value-type="float" office:value="1734.132446" calcext:value-type="float">
            <text:p>1734.132446</text:p>
          </table:table-cell>
          <table:table-cell office:value-type="float" office:value="1665.578979" calcext:value-type="float">
            <text:p>1665.578979</text:p>
          </table:table-cell>
          <table:table-cell office:value-type="float" office:value="1730.052856" calcext:value-type="float">
            <text:p>1730.052856</text:p>
          </table:table-cell>
          <table:table-cell table:number-columns-repeated="13"/>
        </table:table-row>
        <table:table-row table:style-name="ro1">
          <table:table-cell office:value-type="float" office:value="1655.985107" calcext:value-type="float">
            <text:p>1655.985107</text:p>
          </table:table-cell>
          <table:table-cell office:value-type="float" office:value="1737.353271" calcext:value-type="float">
            <text:p>1737.353271</text:p>
          </table:table-cell>
          <table:table-cell office:value-type="float" office:value="1665.915039" calcext:value-type="float">
            <text:p>1665.915039</text:p>
          </table:table-cell>
          <table:table-cell office:value-type="float" office:value="1730.819092" calcext:value-type="float">
            <text:p>1730.819092</text:p>
          </table:table-cell>
          <table:table-cell table:number-columns-repeated="13"/>
        </table:table-row>
        <table:table-row table:style-name="ro1">
          <table:table-cell office:value-type="float" office:value="1657.738037" calcext:value-type="float">
            <text:p>1657.738037</text:p>
          </table:table-cell>
          <table:table-cell office:value-type="float" office:value="1734.71936" calcext:value-type="float">
            <text:p>1734.71936</text:p>
          </table:table-cell>
          <table:table-cell office:value-type="float" office:value="1667.422607" calcext:value-type="float">
            <text:p>1667.422607</text:p>
          </table:table-cell>
          <table:table-cell office:value-type="float" office:value="1732.875732" calcext:value-type="float">
            <text:p>1732.875732</text:p>
          </table:table-cell>
          <table:table-cell table:number-columns-repeated="13"/>
        </table:table-row>
        <table:table-row table:style-name="ro1">
          <table:table-cell office:value-type="float" office:value="1660.504883" calcext:value-type="float">
            <text:p>1660.504883</text:p>
          </table:table-cell>
          <table:table-cell office:value-type="float" office:value="1736.377441" calcext:value-type="float">
            <text:p>1736.377441</text:p>
          </table:table-cell>
          <table:table-cell office:value-type="float" office:value="1666.771729" calcext:value-type="float">
            <text:p>1666.771729</text:p>
          </table:table-cell>
          <table:table-cell office:value-type="float" office:value="1735.210693" calcext:value-type="float">
            <text:p>1735.210693</text:p>
          </table:table-cell>
          <table:table-cell table:number-columns-repeated="13"/>
        </table:table-row>
        <table:table-row table:style-name="ro1">
          <table:table-cell office:value-type="float" office:value="1660.297241" calcext:value-type="float">
            <text:p>1660.297241</text:p>
          </table:table-cell>
          <table:table-cell office:value-type="float" office:value="1739.918945" calcext:value-type="float">
            <text:p>1739.918945</text:p>
          </table:table-cell>
          <table:table-cell office:value-type="float" office:value="1670.02832" calcext:value-type="float">
            <text:p>1670.02832</text:p>
          </table:table-cell>
          <table:table-cell office:value-type="float" office:value="1734.963745" calcext:value-type="float">
            <text:p>1734.963745</text:p>
          </table:table-cell>
          <table:table-cell table:number-columns-repeated="13"/>
        </table:table-row>
        <table:table-row table:style-name="ro1">
          <table:table-cell office:value-type="float" office:value="1658.054077" calcext:value-type="float">
            <text:p>1658.054077</text:p>
          </table:table-cell>
          <table:table-cell office:value-type="float" office:value="1738.660889" calcext:value-type="float">
            <text:p>1738.660889</text:p>
          </table:table-cell>
          <table:table-cell office:value-type="float" office:value="1667.154053" calcext:value-type="float">
            <text:p>1667.154053</text:p>
          </table:table-cell>
          <table:table-cell office:value-type="float" office:value="1735.012573" calcext:value-type="float">
            <text:p>1735.012573</text:p>
          </table:table-cell>
          <table:table-cell table:number-columns-repeated="13"/>
        </table:table-row>
        <table:table-row table:style-name="ro1">
          <table:table-cell office:value-type="float" office:value="1659.07666" calcext:value-type="float">
            <text:p>1659.07666</text:p>
          </table:table-cell>
          <table:table-cell office:value-type="float" office:value="1735.851196" calcext:value-type="float">
            <text:p>1735.851196</text:p>
          </table:table-cell>
          <table:table-cell office:value-type="float" office:value="1666.558594" calcext:value-type="float">
            <text:p>1666.558594</text:p>
          </table:table-cell>
          <table:table-cell office:value-type="float" office:value="1734.538574" calcext:value-type="float">
            <text:p>1734.538574</text:p>
          </table:table-cell>
          <table:table-cell table:number-columns-repeated="13"/>
        </table:table-row>
        <table:table-row table:style-name="ro1">
          <table:table-cell office:value-type="float" office:value="1660.075806" calcext:value-type="float">
            <text:p>1660.075806</text:p>
          </table:table-cell>
          <table:table-cell office:value-type="float" office:value="1741.856079" calcext:value-type="float">
            <text:p>1741.856079</text:p>
          </table:table-cell>
          <table:table-cell office:value-type="float" office:value="1667.927368" calcext:value-type="float">
            <text:p>1667.927368</text:p>
          </table:table-cell>
          <table:table-cell office:value-type="float" office:value="1736.670044" calcext:value-type="float">
            <text:p>1736.670044</text:p>
          </table:table-cell>
          <table:table-cell table:number-columns-repeated="13"/>
        </table:table-row>
        <table:table-row table:style-name="ro1">
          <table:table-cell office:value-type="float" office:value="1661.82312" calcext:value-type="float">
            <text:p>1661.82312</text:p>
          </table:table-cell>
          <table:table-cell office:value-type="float" office:value="1735.582397" calcext:value-type="float">
            <text:p>1735.582397</text:p>
          </table:table-cell>
          <table:table-cell office:value-type="float" office:value="1670.214111" calcext:value-type="float">
            <text:p>1670.214111</text:p>
          </table:table-cell>
          <table:table-cell office:value-type="float" office:value="1733.682983" calcext:value-type="float">
            <text:p>1733.682983</text:p>
          </table:table-cell>
          <table:table-cell table:number-columns-repeated="13"/>
        </table:table-row>
        <table:table-row table:style-name="ro1">
          <table:table-cell office:value-type="float" office:value="1657.153931" calcext:value-type="float">
            <text:p>1657.153931</text:p>
          </table:table-cell>
          <table:table-cell office:value-type="float" office:value="1738.592163" calcext:value-type="float">
            <text:p>1738.592163</text:p>
          </table:table-cell>
          <table:table-cell office:value-type="float" office:value="1667.210083" calcext:value-type="float">
            <text:p>1667.210083</text:p>
          </table:table-cell>
          <table:table-cell office:value-type="float" office:value="1734.203735" calcext:value-type="float">
            <text:p>1734.203735</text:p>
          </table:table-cell>
          <table:table-cell table:number-columns-repeated="13"/>
        </table:table-row>
        <table:table-row table:style-name="ro1">
          <table:table-cell office:value-type="float" office:value="1661.924438" calcext:value-type="float">
            <text:p>1661.924438</text:p>
          </table:table-cell>
          <table:table-cell office:value-type="float" office:value="1737.687378" calcext:value-type="float">
            <text:p>1737.687378</text:p>
          </table:table-cell>
          <table:table-cell office:value-type="float" office:value="1669.209351" calcext:value-type="float">
            <text:p>1669.209351</text:p>
          </table:table-cell>
          <table:table-cell office:value-type="float" office:value="1734.745361" calcext:value-type="float">
            <text:p>1734.745361</text:p>
          </table:table-cell>
          <table:table-cell table:number-columns-repeated="13"/>
        </table:table-row>
        <table:table-row table:style-name="ro1">
          <table:table-cell office:value-type="float" office:value="1660.123291" calcext:value-type="float">
            <text:p>1660.123291</text:p>
          </table:table-cell>
          <table:table-cell office:value-type="float" office:value="1740.804199" calcext:value-type="float">
            <text:p>1740.804199</text:p>
          </table:table-cell>
          <table:table-cell office:value-type="float" office:value="1665.073364" calcext:value-type="float">
            <text:p>1665.073364</text:p>
          </table:table-cell>
          <table:table-cell office:value-type="float" office:value="1737.381226" calcext:value-type="float">
            <text:p>1737.381226</text:p>
          </table:table-cell>
          <table:table-cell table:number-columns-repeated="13"/>
        </table:table-row>
        <table:table-row table:style-name="ro1">
          <table:table-cell office:value-type="float" office:value="1659.303101" calcext:value-type="float">
            <text:p>1659.303101</text:p>
          </table:table-cell>
          <table:table-cell office:value-type="float" office:value="1736.8302" calcext:value-type="float">
            <text:p>1736.8302</text:p>
          </table:table-cell>
          <table:table-cell office:value-type="float" office:value="1667.842651" calcext:value-type="float">
            <text:p>1667.842651</text:p>
          </table:table-cell>
          <table:table-cell office:value-type="float" office:value="1734.664917" calcext:value-type="float">
            <text:p>1734.664917</text:p>
          </table:table-cell>
          <table:table-cell table:number-columns-repeated="13"/>
        </table:table-row>
        <table:table-row table:style-name="ro1">
          <table:table-cell office:value-type="float" office:value="1658.092407" calcext:value-type="float">
            <text:p>1658.092407</text:p>
          </table:table-cell>
          <table:table-cell office:value-type="float" office:value="1739.505615" calcext:value-type="float">
            <text:p>1739.505615</text:p>
          </table:table-cell>
          <table:table-cell office:value-type="float" office:value="1668.264771" calcext:value-type="float">
            <text:p>1668.264771</text:p>
          </table:table-cell>
          <table:table-cell office:value-type="float" office:value="1735.702393" calcext:value-type="float">
            <text:p>1735.702393</text:p>
          </table:table-cell>
          <table:table-cell table:number-columns-repeated="13"/>
        </table:table-row>
        <table:table-row table:style-name="ro1">
          <table:table-cell office:value-type="float" office:value="1658.005981" calcext:value-type="float">
            <text:p>1658.005981</text:p>
          </table:table-cell>
          <table:table-cell office:value-type="float" office:value="1739.859253" calcext:value-type="float">
            <text:p>1739.859253</text:p>
          </table:table-cell>
          <table:table-cell office:value-type="float" office:value="1665.962402" calcext:value-type="float">
            <text:p>1665.962402</text:p>
          </table:table-cell>
          <table:table-cell office:value-type="float" office:value="1736.431152" calcext:value-type="float">
            <text:p>1736.431152</text:p>
          </table:table-cell>
          <table:table-cell table:number-columns-repeated="13"/>
        </table:table-row>
        <table:table-row table:style-name="ro1">
          <table:table-cell office:value-type="float" office:value="1662.165039" calcext:value-type="float">
            <text:p>1662.165039</text:p>
          </table:table-cell>
          <table:table-cell office:value-type="float" office:value="1737.480103" calcext:value-type="float">
            <text:p>1737.480103</text:p>
          </table:table-cell>
          <table:table-cell office:value-type="float" office:value="1667.255493" calcext:value-type="float">
            <text:p>1667.255493</text:p>
          </table:table-cell>
          <table:table-cell office:value-type="float" office:value="1736.044556" calcext:value-type="float">
            <text:p>1736.044556</text:p>
          </table:table-cell>
          <table:table-cell table:number-columns-repeated="13"/>
        </table:table-row>
        <table:table-row table:style-name="ro1">
          <table:table-cell office:value-type="float" office:value="1658.796509" calcext:value-type="float">
            <text:p>1658.796509</text:p>
          </table:table-cell>
          <table:table-cell office:value-type="float" office:value="1738.166992" calcext:value-type="float">
            <text:p>1738.166992</text:p>
          </table:table-cell>
          <table:table-cell office:value-type="float" office:value="1666.3573" calcext:value-type="float">
            <text:p>1666.3573</text:p>
          </table:table-cell>
          <table:table-cell office:value-type="float" office:value="1735.690796" calcext:value-type="float">
            <text:p>1735.690796</text:p>
          </table:table-cell>
          <table:table-cell table:number-columns-repeated="13"/>
        </table:table-row>
        <table:table-row table:style-name="ro1">
          <table:table-cell office:value-type="float" office:value="1656.97876" calcext:value-type="float">
            <text:p>1656.97876</text:p>
          </table:table-cell>
          <table:table-cell office:value-type="float" office:value="1739.559814" calcext:value-type="float">
            <text:p>1739.559814</text:p>
          </table:table-cell>
          <table:table-cell office:value-type="float" office:value="1669.541992" calcext:value-type="float">
            <text:p>1669.541992</text:p>
          </table:table-cell>
          <table:table-cell office:value-type="float" office:value="1734.254883" calcext:value-type="float">
            <text:p>1734.254883</text:p>
          </table:table-cell>
          <table:table-cell table:number-columns-repeated="13"/>
        </table:table-row>
        <table:table-row table:style-name="ro1">
          <table:table-cell office:value-type="float" office:value="1654.83313" calcext:value-type="float">
            <text:p>1654.83313</text:p>
          </table:table-cell>
          <table:table-cell office:value-type="float" office:value="1719.146362" calcext:value-type="float">
            <text:p>1719.146362</text:p>
          </table:table-cell>
          <table:table-cell office:value-type="float" office:value="1659.58313" calcext:value-type="float">
            <text:p>1659.58313</text:p>
          </table:table-cell>
          <table:table-cell office:value-type="float" office:value="1720.799194" calcext:value-type="float">
            <text:p>1720.799194</text:p>
          </table:table-cell>
          <table:table-cell table:number-columns-repeated="13"/>
        </table:table-row>
        <table:table-row table:style-name="ro1">
          <table:table-cell office:value-type="float" office:value="1625.431885" calcext:value-type="float">
            <text:p>1625.431885</text:p>
          </table:table-cell>
          <table:table-cell office:value-type="float" office:value="1723.624023" calcext:value-type="float">
            <text:p>1723.624023</text:p>
          </table:table-cell>
          <table:table-cell office:value-type="float" office:value="1634.549072" calcext:value-type="float">
            <text:p>1634.549072</text:p>
          </table:table-cell>
          <table:table-cell office:value-type="float" office:value="1725.709595" calcext:value-type="float">
            <text:p>1725.709595</text:p>
          </table:table-cell>
          <table:table-cell table:number-columns-repeated="13"/>
        </table:table-row>
        <table:table-row table:style-name="ro1">
          <table:table-cell office:value-type="float" office:value="1624.807495" calcext:value-type="float">
            <text:p>1624.807495</text:p>
          </table:table-cell>
          <table:table-cell office:value-type="float" office:value="1701.223022" calcext:value-type="float">
            <text:p>1701.223022</text:p>
          </table:table-cell>
          <table:table-cell office:value-type="float" office:value="1633.446777" calcext:value-type="float">
            <text:p>1633.446777</text:p>
          </table:table-cell>
          <table:table-cell office:value-type="float" office:value="1696.936768" calcext:value-type="float">
            <text:p>1696.936768</text:p>
          </table:table-cell>
          <table:table-cell table:number-columns-repeated="13"/>
        </table:table-row>
        <table:table-row table:style-name="ro1">
          <table:table-cell office:value-type="float" office:value="1618.45813" calcext:value-type="float">
            <text:p>1618.45813</text:p>
          </table:table-cell>
          <table:table-cell office:value-type="float" office:value="1693.187378" calcext:value-type="float">
            <text:p>1693.187378</text:p>
          </table:table-cell>
          <table:table-cell office:value-type="float" office:value="1629.913574" calcext:value-type="float">
            <text:p>1629.913574</text:p>
          </table:table-cell>
          <table:table-cell office:value-type="float" office:value="1691.797852" calcext:value-type="float">
            <text:p>1691.797852</text:p>
          </table:table-cell>
          <table:table-cell table:number-columns-repeated="13"/>
        </table:table-row>
        <table:table-row table:style-name="ro1">
          <table:table-cell office:value-type="float" office:value="1614.431152" calcext:value-type="float">
            <text:p>1614.431152</text:p>
          </table:table-cell>
          <table:table-cell office:value-type="float" office:value="1686.402344" calcext:value-type="float">
            <text:p>1686.402344</text:p>
          </table:table-cell>
          <table:table-cell office:value-type="float" office:value="1619.340698" calcext:value-type="float">
            <text:p>1619.340698</text:p>
          </table:table-cell>
          <table:table-cell office:value-type="float" office:value="1678.640747" calcext:value-type="float">
            <text:p>1678.640747</text:p>
          </table:table-cell>
          <table:table-cell table:number-columns-repeated="13"/>
        </table:table-row>
        <table:table-row table:style-name="ro1">
          <table:table-cell office:value-type="float" office:value="1613.76709" calcext:value-type="float">
            <text:p>1613.76709</text:p>
          </table:table-cell>
          <table:table-cell office:value-type="float" office:value="1672.71228" calcext:value-type="float">
            <text:p>1672.71228</text:p>
          </table:table-cell>
          <table:table-cell office:value-type="float" office:value="1619.363403" calcext:value-type="float">
            <text:p>1619.363403</text:p>
          </table:table-cell>
          <table:table-cell office:value-type="float" office:value="1674.210815" calcext:value-type="float">
            <text:p>1674.210815</text:p>
          </table:table-cell>
          <table:table-cell table:number-columns-repeated="13"/>
        </table:table-row>
        <table:table-row table:style-name="ro1">
          <table:table-cell office:value-type="float" office:value="1607.178467" calcext:value-type="float">
            <text:p>1607.178467</text:p>
          </table:table-cell>
          <table:table-cell office:value-type="float" office:value="1664.575439" calcext:value-type="float">
            <text:p>1664.575439</text:p>
          </table:table-cell>
          <table:table-cell office:value-type="float" office:value="1612.21167" calcext:value-type="float">
            <text:p>1612.21167</text:p>
          </table:table-cell>
          <table:table-cell office:value-type="float" office:value="1671.3573" calcext:value-type="float">
            <text:p>1671.3573</text:p>
          </table:table-cell>
          <table:table-cell table:number-columns-repeated="13"/>
        </table:table-row>
        <table:table-row table:style-name="ro1">
          <table:table-cell office:value-type="float" office:value="1600.646851" calcext:value-type="float">
            <text:p>1600.646851</text:p>
          </table:table-cell>
          <table:table-cell office:value-type="float" office:value="1660.325439" calcext:value-type="float">
            <text:p>1660.325439</text:p>
          </table:table-cell>
          <table:table-cell office:value-type="float" office:value="1608.828857" calcext:value-type="float">
            <text:p>1608.828857</text:p>
          </table:table-cell>
          <table:table-cell office:value-type="float" office:value="1660.919556" calcext:value-type="float">
            <text:p>1660.919556</text:p>
          </table:table-cell>
          <table:table-cell table:number-columns-repeated="13"/>
        </table:table-row>
        <table:table-row table:style-name="ro1">
          <table:table-cell office:value-type="float" office:value="1598.912354" calcext:value-type="float">
            <text:p>1598.912354</text:p>
          </table:table-cell>
          <table:table-cell office:value-type="float" office:value="1653.498535" calcext:value-type="float">
            <text:p>1653.498535</text:p>
          </table:table-cell>
          <table:table-cell office:value-type="float" office:value="1607.263062" calcext:value-type="float">
            <text:p>1607.263062</text:p>
          </table:table-cell>
          <table:table-cell office:value-type="float" office:value="1648.200317" calcext:value-type="float">
            <text:p>1648.200317</text:p>
          </table:table-cell>
          <table:table-cell table:number-columns-repeated="13"/>
        </table:table-row>
        <table:table-row table:style-name="ro1">
          <table:table-cell office:value-type="float" office:value="1593.534546" calcext:value-type="float">
            <text:p>1593.534546</text:p>
          </table:table-cell>
          <table:table-cell office:value-type="float" office:value="1651.371826" calcext:value-type="float">
            <text:p>1651.371826</text:p>
          </table:table-cell>
          <table:table-cell office:value-type="float" office:value="1601.154419" calcext:value-type="float">
            <text:p>1601.154419</text:p>
          </table:table-cell>
          <table:table-cell office:value-type="float" office:value="1648.699463" calcext:value-type="float">
            <text:p>1648.699463</text:p>
          </table:table-cell>
          <table:table-cell table:number-columns-repeated="13"/>
        </table:table-row>
        <table:table-row table:style-name="ro1">
          <table:table-cell office:value-type="float" office:value="1589.872314" calcext:value-type="float">
            <text:p>1589.872314</text:p>
          </table:table-cell>
          <table:table-cell office:value-type="float" office:value="1645.901245" calcext:value-type="float">
            <text:p>1645.901245</text:p>
          </table:table-cell>
          <table:table-cell office:value-type="float" office:value="1596.281006" calcext:value-type="float">
            <text:p>1596.281006</text:p>
          </table:table-cell>
          <table:table-cell office:value-type="float" office:value="1637.610474" calcext:value-type="float">
            <text:p>1637.610474</text:p>
          </table:table-cell>
          <table:table-cell table:number-columns-repeated="13"/>
        </table:table-row>
        <table:table-row table:style-name="ro1">
          <table:table-cell office:value-type="float" office:value="1589.679077" calcext:value-type="float">
            <text:p>1589.679077</text:p>
          </table:table-cell>
          <table:table-cell office:value-type="float" office:value="1635.16748" calcext:value-type="float">
            <text:p>1635.16748</text:p>
          </table:table-cell>
          <table:table-cell office:value-type="float" office:value="1591.971558" calcext:value-type="float">
            <text:p>1591.971558</text:p>
          </table:table-cell>
          <table:table-cell office:value-type="float" office:value="1637.675537" calcext:value-type="float">
            <text:p>1637.675537</text:p>
          </table:table-cell>
          <table:table-cell table:number-columns-repeated="13"/>
        </table:table-row>
        <table:table-row table:style-name="ro1">
          <table:table-cell office:value-type="float" office:value="1583.434448" calcext:value-type="float">
            <text:p>1583.434448</text:p>
          </table:table-cell>
          <table:table-cell office:value-type="float" office:value="1630.435913" calcext:value-type="float">
            <text:p>1630.435913</text:p>
          </table:table-cell>
          <table:table-cell office:value-type="float" office:value="1594.566772" calcext:value-type="float">
            <text:p>1594.566772</text:p>
          </table:table-cell>
          <table:table-cell office:value-type="float" office:value="1629.527832" calcext:value-type="float">
            <text:p>1629.527832</text:p>
          </table:table-cell>
          <table:table-cell table:number-columns-repeated="13"/>
        </table:table-row>
        <table:table-row table:style-name="ro1">
          <table:table-cell office:value-type="float" office:value="1583.368774" calcext:value-type="float">
            <text:p>1583.368774</text:p>
          </table:table-cell>
          <table:table-cell office:value-type="float" office:value="1625.23291" calcext:value-type="float">
            <text:p>1625.23291</text:p>
          </table:table-cell>
          <table:table-cell office:value-type="float" office:value="1584.814697" calcext:value-type="float">
            <text:p>1584.814697</text:p>
          </table:table-cell>
          <table:table-cell office:value-type="float" office:value="1627.684082" calcext:value-type="float">
            <text:p>1627.684082</text:p>
          </table:table-cell>
          <table:table-cell table:number-columns-repeated="13"/>
        </table:table-row>
        <table:table-row table:style-name="ro1">
          <table:table-cell office:value-type="float" office:value="1584.472778" calcext:value-type="float">
            <text:p>1584.472778</text:p>
          </table:table-cell>
          <table:table-cell office:value-type="float" office:value="1616.228271" calcext:value-type="float">
            <text:p>1616.228271</text:p>
          </table:table-cell>
          <table:table-cell office:value-type="float" office:value="1586.434937" calcext:value-type="float">
            <text:p>1586.434937</text:p>
          </table:table-cell>
          <table:table-cell office:value-type="float" office:value="1620.057129" calcext:value-type="float">
            <text:p>1620.057129</text:p>
          </table:table-cell>
          <table:table-cell table:number-columns-repeated="13"/>
        </table:table-row>
        <table:table-row table:style-name="ro1">
          <table:table-cell office:value-type="float" office:value="1577.822021" calcext:value-type="float">
            <text:p>1577.822021</text:p>
          </table:table-cell>
          <table:table-cell office:value-type="float" office:value="1614.819214" calcext:value-type="float">
            <text:p>1614.819214</text:p>
          </table:table-cell>
          <table:table-cell office:value-type="float" office:value="1580.688965" calcext:value-type="float">
            <text:p>1580.688965</text:p>
          </table:table-cell>
          <table:table-cell office:value-type="float" office:value="1617.726074" calcext:value-type="float">
            <text:p>1617.726074</text:p>
          </table:table-cell>
          <table:table-cell table:number-columns-repeated="13"/>
        </table:table-row>
        <table:table-row table:style-name="ro1">
          <table:table-cell office:value-type="float" office:value="1573.541382" calcext:value-type="float">
            <text:p>1573.541382</text:p>
          </table:table-cell>
          <table:table-cell office:value-type="float" office:value="1614.504883" calcext:value-type="float">
            <text:p>1614.504883</text:p>
          </table:table-cell>
          <table:table-cell office:value-type="float" office:value="1580.535278" calcext:value-type="float">
            <text:p>1580.535278</text:p>
          </table:table-cell>
          <table:table-cell office:value-type="float" office:value="1617.724487" calcext:value-type="float">
            <text:p>1617.724487</text:p>
          </table:table-cell>
          <table:table-cell table:number-columns-repeated="13"/>
        </table:table-row>
        <table:table-row table:style-name="ro1">
          <table:table-cell office:value-type="float" office:value="1577.049561" calcext:value-type="float">
            <text:p>1577.049561</text:p>
          </table:table-cell>
          <table:table-cell office:value-type="float" office:value="1605.297363" calcext:value-type="float">
            <text:p>1605.297363</text:p>
          </table:table-cell>
          <table:table-cell office:value-type="float" office:value="1580.795776" calcext:value-type="float">
            <text:p>1580.795776</text:p>
          </table:table-cell>
          <table:table-cell office:value-type="float" office:value="1608.622314" calcext:value-type="float">
            <text:p>1608.622314</text:p>
          </table:table-cell>
          <table:table-cell table:number-columns-repeated="13"/>
        </table:table-row>
        <table:table-row table:style-name="ro1">
          <table:table-cell office:value-type="float" office:value="1571.697021" calcext:value-type="float">
            <text:p>1571.697021</text:p>
          </table:table-cell>
          <table:table-cell office:value-type="float" office:value="1602.03894" calcext:value-type="float">
            <text:p>1602.03894</text:p>
          </table:table-cell>
          <table:table-cell office:value-type="float" office:value="1581.565552" calcext:value-type="float">
            <text:p>1581.565552</text:p>
          </table:table-cell>
          <table:table-cell office:value-type="float" office:value="1602.494629" calcext:value-type="float">
            <text:p>1602.494629</text:p>
          </table:table-cell>
          <table:table-cell table:number-columns-repeated="13"/>
        </table:table-row>
        <table:table-row table:style-name="ro1">
          <table:table-cell office:value-type="float" office:value="1572.350586" calcext:value-type="float">
            <text:p>1572.350586</text:p>
          </table:table-cell>
          <table:table-cell office:value-type="float" office:value="1599.60791" calcext:value-type="float">
            <text:p>1599.60791</text:p>
          </table:table-cell>
          <table:table-cell office:value-type="float" office:value="1577.717041" calcext:value-type="float">
            <text:p>1577.717041</text:p>
          </table:table-cell>
          <table:table-cell office:value-type="float" office:value="1600.517456" calcext:value-type="float">
            <text:p>1600.517456</text:p>
          </table:table-cell>
          <table:table-cell table:number-columns-repeated="13"/>
        </table:table-row>
        <table:table-row table:style-name="ro1">
          <table:table-cell office:value-type="float" office:value="1568.791504" calcext:value-type="float">
            <text:p>1568.791504</text:p>
          </table:table-cell>
          <table:table-cell office:value-type="float" office:value="1598.344727" calcext:value-type="float">
            <text:p>1598.344727</text:p>
          </table:table-cell>
          <table:table-cell office:value-type="float" office:value="1577.760132" calcext:value-type="float">
            <text:p>1577.760132</text:p>
          </table:table-cell>
          <table:table-cell office:value-type="float" office:value="1600.880005" calcext:value-type="float">
            <text:p>1600.880005</text:p>
          </table:table-cell>
          <table:table-cell table:number-columns-repeated="13"/>
        </table:table-row>
        <table:table-row table:style-name="ro1">
          <table:table-cell office:value-type="float" office:value="1567.599976" calcext:value-type="float">
            <text:p>1567.599976</text:p>
          </table:table-cell>
          <table:table-cell office:value-type="float" office:value="1595.018188" calcext:value-type="float">
            <text:p>1595.018188</text:p>
          </table:table-cell>
          <table:table-cell office:value-type="float" office:value="1575.256226" calcext:value-type="float">
            <text:p>1575.256226</text:p>
          </table:table-cell>
          <table:table-cell office:value-type="float" office:value="1598.203613" calcext:value-type="float">
            <text:p>1598.203613</text:p>
          </table:table-cell>
          <table:table-cell table:number-columns-repeated="13"/>
        </table:table-row>
        <table:table-row table:style-name="ro1">
          <table:table-cell office:value-type="float" office:value="1571.998535" calcext:value-type="float">
            <text:p>1571.998535</text:p>
          </table:table-cell>
          <table:table-cell office:value-type="float" office:value="1588.638672" calcext:value-type="float">
            <text:p>1588.638672</text:p>
          </table:table-cell>
          <table:table-cell office:value-type="float" office:value="1575.872925" calcext:value-type="float">
            <text:p>1575.872925</text:p>
          </table:table-cell>
          <table:table-cell office:value-type="float" office:value="1591.546021" calcext:value-type="float">
            <text:p>1591.546021</text:p>
          </table:table-cell>
          <table:table-cell table:number-columns-repeated="13"/>
        </table:table-row>
        <table:table-row table:style-name="ro1">
          <table:table-cell office:value-type="float" office:value="1567.170898" calcext:value-type="float">
            <text:p>1567.170898</text:p>
          </table:table-cell>
          <table:table-cell office:value-type="float" office:value="1590.197876" calcext:value-type="float">
            <text:p>1590.197876</text:p>
          </table:table-cell>
          <table:table-cell office:value-type="float" office:value="1573.267334" calcext:value-type="float">
            <text:p>1573.267334</text:p>
          </table:table-cell>
          <table:table-cell office:value-type="float" office:value="1592.214966" calcext:value-type="float">
            <text:p>1592.214966</text:p>
          </table:table-cell>
          <table:table-cell table:number-columns-repeated="13"/>
        </table:table-row>
        <table:table-row table:style-name="ro1">
          <table:table-cell office:value-type="float" office:value="1563.93396" calcext:value-type="float">
            <text:p>1563.93396</text:p>
          </table:table-cell>
          <table:table-cell office:value-type="float" office:value="1586.692139" calcext:value-type="float">
            <text:p>1586.692139</text:p>
          </table:table-cell>
          <table:table-cell office:value-type="float" office:value="1573.493286" calcext:value-type="float">
            <text:p>1573.493286</text:p>
          </table:table-cell>
          <table:table-cell office:value-type="float" office:value="1590.647705" calcext:value-type="float">
            <text:p>1590.647705</text:p>
          </table:table-cell>
          <table:table-cell table:number-columns-repeated="13"/>
        </table:table-row>
        <table:table-row table:style-name="ro1">
          <table:table-cell office:value-type="float" office:value="1564.789062" calcext:value-type="float">
            <text:p>1564.789062</text:p>
          </table:table-cell>
          <table:table-cell office:value-type="float" office:value="1584.315186" calcext:value-type="float">
            <text:p>1584.315186</text:p>
          </table:table-cell>
          <table:table-cell office:value-type="float" office:value="1570.993286" calcext:value-type="float">
            <text:p>1570.993286</text:p>
          </table:table-cell>
          <table:table-cell office:value-type="float" office:value="1587.175293" calcext:value-type="float">
            <text:p>1587.175293</text:p>
          </table:table-cell>
          <table:table-cell table:number-columns-repeated="13"/>
        </table:table-row>
        <table:table-row table:style-name="ro1">
          <table:table-cell office:value-type="float" office:value="1573.371582" calcext:value-type="float">
            <text:p>1573.371582</text:p>
          </table:table-cell>
          <table:table-cell office:value-type="float" office:value="1582.953735" calcext:value-type="float">
            <text:p>1582.953735</text:p>
          </table:table-cell>
          <table:table-cell office:value-type="float" office:value="1567.584229" calcext:value-type="float">
            <text:p>1567.584229</text:p>
          </table:table-cell>
          <table:table-cell office:value-type="float" office:value="1580.68689" calcext:value-type="float">
            <text:p>1580.68689</text:p>
          </table:table-cell>
          <table:table-cell table:number-columns-repeated="13"/>
        </table:table-row>
        <table:table-row table:style-name="ro1">
          <table:table-cell office:value-type="float" office:value="1569.55542" calcext:value-type="float">
            <text:p>1569.55542</text:p>
          </table:table-cell>
          <table:table-cell office:value-type="float" office:value="1582.885742" calcext:value-type="float">
            <text:p>1582.885742</text:p>
          </table:table-cell>
          <table:table-cell office:value-type="float" office:value="1569.759888" calcext:value-type="float">
            <text:p>1569.759888</text:p>
          </table:table-cell>
          <table:table-cell office:value-type="float" office:value="1579.036499" calcext:value-type="float">
            <text:p>1579.036499</text:p>
          </table:table-cell>
          <table:table-cell table:number-columns-repeated="13"/>
        </table:table-row>
        <table:table-row table:style-name="ro1">
          <table:table-cell office:value-type="float" office:value="1568.223633" calcext:value-type="float">
            <text:p>1568.223633</text:p>
          </table:table-cell>
          <table:table-cell office:value-type="float" office:value="1578.064209" calcext:value-type="float">
            <text:p>1578.064209</text:p>
          </table:table-cell>
          <table:table-cell office:value-type="float" office:value="1569.338135" calcext:value-type="float">
            <text:p>1569.338135</text:p>
          </table:table-cell>
          <table:table-cell office:value-type="float" office:value="1581.838135" calcext:value-type="float">
            <text:p>1581.838135</text:p>
          </table:table-cell>
          <table:table-cell table:number-columns-repeated="13"/>
        </table:table-row>
        <table:table-row table:style-name="ro1">
          <table:table-cell office:value-type="float" office:value="1565.473999" calcext:value-type="float">
            <text:p>1565.473999</text:p>
          </table:table-cell>
          <table:table-cell office:value-type="float" office:value="1582.096191" calcext:value-type="float">
            <text:p>1582.096191</text:p>
          </table:table-cell>
          <table:table-cell office:value-type="float" office:value="1565.76709" calcext:value-type="float">
            <text:p>1565.76709</text:p>
          </table:table-cell>
          <table:table-cell office:value-type="float" office:value="1577.087158" calcext:value-type="float">
            <text:p>1577.087158</text:p>
          </table:table-cell>
          <table:table-cell table:number-columns-repeated="13"/>
        </table:table-row>
        <table:table-row table:style-name="ro1">
          <table:table-cell office:value-type="float" office:value="1568.360596" calcext:value-type="float">
            <text:p>1568.360596</text:p>
          </table:table-cell>
          <table:table-cell office:value-type="float" office:value="1576.596924" calcext:value-type="float">
            <text:p>1576.596924</text:p>
          </table:table-cell>
          <table:table-cell office:value-type="float" office:value="1566.82666" calcext:value-type="float">
            <text:p>1566.82666</text:p>
          </table:table-cell>
          <table:table-cell office:value-type="float" office:value="1582.38208" calcext:value-type="float">
            <text:p>1582.38208</text:p>
          </table:table-cell>
          <table:table-cell table:number-columns-repeated="13"/>
        </table:table-row>
        <table:table-row table:style-name="ro1">
          <table:table-cell office:value-type="float" office:value="1563.306885" calcext:value-type="float">
            <text:p>1563.306885</text:p>
          </table:table-cell>
          <table:table-cell office:value-type="float" office:value="1577.161377" calcext:value-type="float">
            <text:p>1577.161377</text:p>
          </table:table-cell>
          <table:table-cell office:value-type="float" office:value="1568.211792" calcext:value-type="float">
            <text:p>1568.211792</text:p>
          </table:table-cell>
          <table:table-cell office:value-type="float" office:value="1570.322876" calcext:value-type="float">
            <text:p>1570.322876</text:p>
          </table:table-cell>
          <table:table-cell table:number-columns-repeated="13"/>
        </table:table-row>
        <table:table-row table:style-name="ro1">
          <table:table-cell office:value-type="float" office:value="1563.621704" calcext:value-type="float">
            <text:p>1563.621704</text:p>
          </table:table-cell>
          <table:table-cell office:value-type="float" office:value="1575.44165" calcext:value-type="float">
            <text:p>1575.44165</text:p>
          </table:table-cell>
          <table:table-cell office:value-type="float" office:value="1568.115967" calcext:value-type="float">
            <text:p>1568.115967</text:p>
          </table:table-cell>
          <table:table-cell office:value-type="float" office:value="1573.93042" calcext:value-type="float">
            <text:p>1573.93042</text:p>
          </table:table-cell>
          <table:table-cell table:number-columns-repeated="13"/>
        </table:table-row>
        <table:table-row table:style-name="ro1">
          <table:table-cell office:value-type="float" office:value="1563.197876" calcext:value-type="float">
            <text:p>1563.197876</text:p>
          </table:table-cell>
          <table:table-cell office:value-type="float" office:value="1577.150391" calcext:value-type="float">
            <text:p>1577.150391</text:p>
          </table:table-cell>
          <table:table-cell office:value-type="float" office:value="1566.481934" calcext:value-type="float">
            <text:p>1566.481934</text:p>
          </table:table-cell>
          <table:table-cell office:value-type="float" office:value="1572.109619" calcext:value-type="float">
            <text:p>1572.109619</text:p>
          </table:table-cell>
          <table:table-cell table:number-columns-repeated="13"/>
        </table:table-row>
        <table:table-row table:style-name="ro1">
          <table:table-cell office:value-type="float" office:value="1563.733398" calcext:value-type="float">
            <text:p>1563.733398</text:p>
          </table:table-cell>
          <table:table-cell office:value-type="float" office:value="1573.835938" calcext:value-type="float">
            <text:p>1573.835938</text:p>
          </table:table-cell>
          <table:table-cell office:value-type="float" office:value="1564.989014" calcext:value-type="float">
            <text:p>1564.989014</text:p>
          </table:table-cell>
          <table:table-cell office:value-type="float" office:value="1573.154541" calcext:value-type="float">
            <text:p>1573.154541</text:p>
          </table:table-cell>
          <table:table-cell table:number-columns-repeated="13"/>
        </table:table-row>
        <table:table-row table:style-name="ro1">
          <table:table-cell office:value-type="float" office:value="1562.75647" calcext:value-type="float">
            <text:p>1562.75647</text:p>
          </table:table-cell>
          <table:table-cell office:value-type="float" office:value="1573.960327" calcext:value-type="float">
            <text:p>1573.960327</text:p>
          </table:table-cell>
          <table:table-cell office:value-type="float" office:value="1563.438232" calcext:value-type="float">
            <text:p>1563.438232</text:p>
          </table:table-cell>
          <table:table-cell office:value-type="float" office:value="1573.120483" calcext:value-type="float">
            <text:p>1573.120483</text:p>
          </table:table-cell>
          <table:table-cell table:number-columns-repeated="13"/>
        </table:table-row>
        <table:table-row table:style-name="ro1">
          <table:table-cell office:value-type="float" office:value="1569.00769" calcext:value-type="float">
            <text:p>1569.00769</text:p>
          </table:table-cell>
          <table:table-cell office:value-type="float" office:value="1582.655762" calcext:value-type="float">
            <text:p>1582.655762</text:p>
          </table:table-cell>
          <table:table-cell office:value-type="float" office:value="1559.57959" calcext:value-type="float">
            <text:p>1559.57959</text:p>
          </table:table-cell>
          <table:table-cell office:value-type="float" office:value="1564.776978" calcext:value-type="float">
            <text:p>1564.776978</text:p>
          </table:table-cell>
          <table:table-cell table:number-columns-repeated="13"/>
        </table:table-row>
        <table:table-row table:style-name="ro1">
          <table:table-cell office:value-type="float" office:value="1575.106812" calcext:value-type="float">
            <text:p>1575.106812</text:p>
          </table:table-cell>
          <table:table-cell office:value-type="float" office:value="1602.488281" calcext:value-type="float">
            <text:p>1602.488281</text:p>
          </table:table-cell>
          <table:table-cell office:value-type="float" office:value="1531.314453" calcext:value-type="float">
            <text:p>1531.314453</text:p>
          </table:table-cell>
          <table:table-cell office:value-type="float" office:value="1561.434326" calcext:value-type="float">
            <text:p>1561.434326</text:p>
          </table:table-cell>
          <table:table-cell table:number-columns-repeated="13"/>
        </table:table-row>
        <table:table-row table:style-name="ro1">
          <table:table-cell office:value-type="float" office:value="1574.78125" calcext:value-type="float">
            <text:p>1574.78125</text:p>
          </table:table-cell>
          <table:table-cell office:value-type="float" office:value="1584.968384" calcext:value-type="float">
            <text:p>1584.968384</text:p>
          </table:table-cell>
          <table:table-cell office:value-type="float" office:value="1567.788818" calcext:value-type="float">
            <text:p>1567.788818</text:p>
          </table:table-cell>
          <table:table-cell office:value-type="float" office:value="1590.472656" calcext:value-type="float">
            <text:p>1590.472656</text:p>
          </table:table-cell>
          <table:table-cell table:number-columns-repeated="13"/>
        </table:table-row>
        <table:table-row table:style-name="ro1">
          <table:table-cell office:value-type="float" office:value="1593.812256" calcext:value-type="float">
            <text:p>1593.812256</text:p>
          </table:table-cell>
          <table:table-cell office:value-type="float" office:value="1607.141602" calcext:value-type="float">
            <text:p>1607.141602</text:p>
          </table:table-cell>
          <table:table-cell office:value-type="float" office:value="1593.844849" calcext:value-type="float">
            <text:p>1593.844849</text:p>
          </table:table-cell>
          <table:table-cell office:value-type="float" office:value="1616.454468" calcext:value-type="float">
            <text:p>1616.454468</text:p>
          </table:table-cell>
          <table:table-cell table:number-columns-repeated="13"/>
        </table:table-row>
        <table:table-row table:style-name="ro1">
          <table:table-cell office:value-type="float" office:value="1637.285522" calcext:value-type="float">
            <text:p>1637.285522</text:p>
          </table:table-cell>
          <table:table-cell office:value-type="float" office:value="1634.825806" calcext:value-type="float">
            <text:p>1634.825806</text:p>
          </table:table-cell>
          <table:table-cell office:value-type="float" office:value="1646.306396" calcext:value-type="float">
            <text:p>1646.306396</text:p>
          </table:table-cell>
          <table:table-cell office:value-type="float" office:value="1641.507568" calcext:value-type="float">
            <text:p>1641.507568</text:p>
          </table:table-cell>
          <table:table-cell table:number-columns-repeated="13"/>
        </table:table-row>
        <table:table-row table:style-name="ro1">
          <table:table-cell office:value-type="float" office:value="1673.366089" calcext:value-type="float">
            <text:p>1673.366089</text:p>
          </table:table-cell>
          <table:table-cell office:value-type="float" office:value="1657.576416" calcext:value-type="float">
            <text:p>1657.576416</text:p>
          </table:table-cell>
          <table:table-cell office:value-type="float" office:value="1691.49646" calcext:value-type="float">
            <text:p>1691.49646</text:p>
          </table:table-cell>
          <table:table-cell office:value-type="float" office:value="1648.012207" calcext:value-type="float">
            <text:p>1648.012207</text:p>
          </table:table-cell>
          <table:table-cell table:number-columns-repeated="13"/>
        </table:table-row>
        <table:table-row table:style-name="ro1">
          <table:table-cell office:value-type="float" office:value="1679.999023" calcext:value-type="float">
            <text:p>1679.999023</text:p>
          </table:table-cell>
          <table:table-cell office:value-type="float" office:value="1723.77063" calcext:value-type="float">
            <text:p>1723.77063</text:p>
          </table:table-cell>
          <table:table-cell office:value-type="float" office:value="1688.175171" calcext:value-type="float">
            <text:p>1688.175171</text:p>
          </table:table-cell>
          <table:table-cell office:value-type="float" office:value="1712.356445" calcext:value-type="float">
            <text:p>1712.356445</text:p>
          </table:table-cell>
          <table:table-cell table:number-columns-repeated="13"/>
        </table:table-row>
        <table:table-row table:style-name="ro1">
          <table:table-cell office:value-type="float" office:value="1678.685181" calcext:value-type="float">
            <text:p>1678.685181</text:p>
          </table:table-cell>
          <table:table-cell office:value-type="float" office:value="1705.543457" calcext:value-type="float">
            <text:p>1705.543457</text:p>
          </table:table-cell>
          <table:table-cell office:value-type="float" office:value="1680.808716" calcext:value-type="float">
            <text:p>1680.808716</text:p>
          </table:table-cell>
          <table:table-cell office:value-type="float" office:value="1701.949707" calcext:value-type="float">
            <text:p>1701.949707</text:p>
          </table:table-cell>
          <table:table-cell table:number-columns-repeated="13"/>
        </table:table-row>
        <table:table-row table:style-name="ro1">
          <table:table-cell office:value-type="float" office:value="1641.06897" calcext:value-type="float">
            <text:p>1641.06897</text:p>
          </table:table-cell>
          <table:table-cell office:value-type="float" office:value="1744.333618" calcext:value-type="float">
            <text:p>1744.333618</text:p>
          </table:table-cell>
          <table:table-cell office:value-type="float" office:value="1638.570801" calcext:value-type="float">
            <text:p>1638.570801</text:p>
          </table:table-cell>
          <table:table-cell office:value-type="float" office:value="1752.022705" calcext:value-type="float">
            <text:p>1752.022705</text:p>
          </table:table-cell>
          <table:table-cell table:number-columns-repeated="13"/>
        </table:table-row>
        <table:table-row table:style-name="ro1">
          <table:table-cell office:value-type="float" office:value="1643.664429" calcext:value-type="float">
            <text:p>1643.664429</text:p>
          </table:table-cell>
          <table:table-cell office:value-type="float" office:value="1718.276367" calcext:value-type="float">
            <text:p>1718.276367</text:p>
          </table:table-cell>
          <table:table-cell office:value-type="float" office:value="1654.292358" calcext:value-type="float">
            <text:p>1654.292358</text:p>
          </table:table-cell>
          <table:table-cell office:value-type="float" office:value="1721.043091" calcext:value-type="float">
            <text:p>1721.043091</text:p>
          </table:table-cell>
          <table:table-cell table:number-columns-repeated="13"/>
        </table:table-row>
        <table:table-row table:style-name="ro1">
          <table:table-cell office:value-type="float" office:value="1654.092041" calcext:value-type="float">
            <text:p>1654.092041</text:p>
          </table:table-cell>
          <table:table-cell office:value-type="float" office:value="1724.094116" calcext:value-type="float">
            <text:p>1724.094116</text:p>
          </table:table-cell>
          <table:table-cell office:value-type="float" office:value="1665.820801" calcext:value-type="float">
            <text:p>1665.820801</text:p>
          </table:table-cell>
          <table:table-cell office:value-type="float" office:value="1711.199829" calcext:value-type="float">
            <text:p>1711.199829</text:p>
          </table:table-cell>
          <table:table-cell table:number-columns-repeated="13"/>
        </table:table-row>
        <table:table-row table:style-name="ro1">
          <table:table-cell office:value-type="float" office:value="1648.499023" calcext:value-type="float">
            <text:p>1648.499023</text:p>
          </table:table-cell>
          <table:table-cell office:value-type="float" office:value="1723.722168" calcext:value-type="float">
            <text:p>1723.722168</text:p>
          </table:table-cell>
          <table:table-cell office:value-type="float" office:value="1650.034058" calcext:value-type="float">
            <text:p>1650.034058</text:p>
          </table:table-cell>
          <table:table-cell office:value-type="float" office:value="1723.598145" calcext:value-type="float">
            <text:p>1723.598145</text:p>
          </table:table-cell>
          <table:table-cell table:number-columns-repeated="13"/>
        </table:table-row>
        <table:table-row table:style-name="ro1">
          <table:table-cell office:value-type="float" office:value="1650.841797" calcext:value-type="float">
            <text:p>1650.841797</text:p>
          </table:table-cell>
          <table:table-cell office:value-type="float" office:value="1722.884644" calcext:value-type="float">
            <text:p>1722.884644</text:p>
          </table:table-cell>
          <table:table-cell office:value-type="float" office:value="1653.893677" calcext:value-type="float">
            <text:p>1653.893677</text:p>
          </table:table-cell>
          <table:table-cell office:value-type="float" office:value="1719.465332" calcext:value-type="float">
            <text:p>1719.465332</text:p>
          </table:table-cell>
          <table:table-cell table:number-columns-repeated="13"/>
        </table:table-row>
        <table:table-row table:style-name="ro1">
          <table:table-cell office:value-type="float" office:value="1649.172119" calcext:value-type="float">
            <text:p>1649.172119</text:p>
          </table:table-cell>
          <table:table-cell office:value-type="float" office:value="1721.855835" calcext:value-type="float">
            <text:p>1721.855835</text:p>
          </table:table-cell>
          <table:table-cell office:value-type="float" office:value="1656.200928" calcext:value-type="float">
            <text:p>1656.200928</text:p>
          </table:table-cell>
          <table:table-cell office:value-type="float" office:value="1721.62793" calcext:value-type="float">
            <text:p>1721.62793</text:p>
          </table:table-cell>
          <table:table-cell table:number-columns-repeated="13"/>
        </table:table-row>
        <table:table-row table:style-name="ro1">
          <table:table-cell office:value-type="float" office:value="1652.966797" calcext:value-type="float">
            <text:p>1652.966797</text:p>
          </table:table-cell>
          <table:table-cell office:value-type="float" office:value="1727.263428" calcext:value-type="float">
            <text:p>1727.263428</text:p>
          </table:table-cell>
          <table:table-cell office:value-type="float" office:value="1658.303589" calcext:value-type="float">
            <text:p>1658.303589</text:p>
          </table:table-cell>
          <table:table-cell office:value-type="float" office:value="1722.826416" calcext:value-type="float">
            <text:p>1722.826416</text:p>
          </table:table-cell>
          <table:table-cell table:number-columns-repeated="13"/>
        </table:table-row>
        <table:table-row table:style-name="ro1">
          <table:table-cell office:value-type="float" office:value="1650.778809" calcext:value-type="float">
            <text:p>1650.778809</text:p>
          </table:table-cell>
          <table:table-cell office:value-type="float" office:value="1725.711426" calcext:value-type="float">
            <text:p>1725.711426</text:p>
          </table:table-cell>
          <table:table-cell office:value-type="float" office:value="1655.343628" calcext:value-type="float">
            <text:p>1655.343628</text:p>
          </table:table-cell>
          <table:table-cell office:value-type="float" office:value="1723.634033" calcext:value-type="float">
            <text:p>1723.634033</text:p>
          </table:table-cell>
          <table:table-cell table:number-columns-repeated="13"/>
        </table:table-row>
        <table:table-row table:style-name="ro1">
          <table:table-cell office:value-type="float" office:value="1653.239258" calcext:value-type="float">
            <text:p>1653.239258</text:p>
          </table:table-cell>
          <table:table-cell office:value-type="float" office:value="1726.480347" calcext:value-type="float">
            <text:p>1726.480347</text:p>
          </table:table-cell>
          <table:table-cell office:value-type="float" office:value="1654.70874" calcext:value-type="float">
            <text:p>1654.70874</text:p>
          </table:table-cell>
          <table:table-cell office:value-type="float" office:value="1724.198853" calcext:value-type="float">
            <text:p>1724.198853</text:p>
          </table:table-cell>
          <table:table-cell table:number-columns-repeated="13"/>
        </table:table-row>
        <table:table-row table:style-name="ro1">
          <table:table-cell office:value-type="float" office:value="1651.705322" calcext:value-type="float">
            <text:p>1651.705322</text:p>
          </table:table-cell>
          <table:table-cell office:value-type="float" office:value="1726.119629" calcext:value-type="float">
            <text:p>1726.119629</text:p>
          </table:table-cell>
          <table:table-cell office:value-type="float" office:value="1661.180542" calcext:value-type="float">
            <text:p>1661.180542</text:p>
          </table:table-cell>
          <table:table-cell office:value-type="float" office:value="1721.7677" calcext:value-type="float">
            <text:p>1721.7677</text:p>
          </table:table-cell>
          <table:table-cell table:number-columns-repeated="13"/>
        </table:table-row>
        <table:table-row table:style-name="ro1">
          <table:table-cell office:value-type="float" office:value="1652.084229" calcext:value-type="float">
            <text:p>1652.084229</text:p>
          </table:table-cell>
          <table:table-cell office:value-type="float" office:value="1727.369019" calcext:value-type="float">
            <text:p>1727.369019</text:p>
          </table:table-cell>
          <table:table-cell office:value-type="float" office:value="1656.475464" calcext:value-type="float">
            <text:p>1656.475464</text:p>
          </table:table-cell>
          <table:table-cell office:value-type="float" office:value="1722.4729" calcext:value-type="float">
            <text:p>1722.4729</text:p>
          </table:table-cell>
          <table:table-cell table:number-columns-repeated="13"/>
        </table:table-row>
        <table:table-row table:style-name="ro1">
          <table:table-cell office:value-type="float" office:value="1652.535889" calcext:value-type="float">
            <text:p>1652.535889</text:p>
          </table:table-cell>
          <table:table-cell office:value-type="float" office:value="1727.310547" calcext:value-type="float">
            <text:p>1727.310547</text:p>
          </table:table-cell>
          <table:table-cell office:value-type="float" office:value="1658.800171" calcext:value-type="float">
            <text:p>1658.800171</text:p>
          </table:table-cell>
          <table:table-cell office:value-type="float" office:value="1724.233765" calcext:value-type="float">
            <text:p>1724.233765</text:p>
          </table:table-cell>
          <table:table-cell table:number-columns-repeated="13"/>
        </table:table-row>
        <table:table-row table:style-name="ro1">
          <table:table-cell office:value-type="float" office:value="1652.285645" calcext:value-type="float">
            <text:p>1652.285645</text:p>
          </table:table-cell>
          <table:table-cell office:value-type="float" office:value="1731.431885" calcext:value-type="float">
            <text:p>1731.431885</text:p>
          </table:table-cell>
          <table:table-cell office:value-type="float" office:value="1662.369385" calcext:value-type="float">
            <text:p>1662.369385</text:p>
          </table:table-cell>
          <table:table-cell office:value-type="float" office:value="1723.565796" calcext:value-type="float">
            <text:p>1723.565796</text:p>
          </table:table-cell>
          <table:table-cell table:number-columns-repeated="13"/>
        </table:table-row>
        <table:table-row table:style-name="ro1">
          <table:table-cell office:value-type="float" office:value="1653.369751" calcext:value-type="float">
            <text:p>1653.369751</text:p>
          </table:table-cell>
          <table:table-cell office:value-type="float" office:value="1727.339478" calcext:value-type="float">
            <text:p>1727.339478</text:p>
          </table:table-cell>
          <table:table-cell office:value-type="float" office:value="1657.777832" calcext:value-type="float">
            <text:p>1657.777832</text:p>
          </table:table-cell>
          <table:table-cell office:value-type="float" office:value="1727.004883" calcext:value-type="float">
            <text:p>1727.004883</text:p>
          </table:table-cell>
          <table:table-cell table:number-columns-repeated="13"/>
        </table:table-row>
        <table:table-row table:style-name="ro1">
          <table:table-cell office:value-type="float" office:value="1655.506592" calcext:value-type="float">
            <text:p>1655.506592</text:p>
          </table:table-cell>
          <table:table-cell office:value-type="float" office:value="1706.024292" calcext:value-type="float">
            <text:p>1706.024292</text:p>
          </table:table-cell>
          <table:table-cell office:value-type="float" office:value="1659.007935" calcext:value-type="float">
            <text:p>1659.007935</text:p>
          </table:table-cell>
          <table:table-cell office:value-type="float" office:value="1704.934814" calcext:value-type="float">
            <text:p>1704.934814</text:p>
          </table:table-cell>
          <table:table-cell table:number-columns-repeated="13"/>
        </table:table-row>
        <table:table-row table:style-name="ro1">
          <table:table-cell office:value-type="float" office:value="1629.324829" calcext:value-type="float">
            <text:p>1629.324829</text:p>
          </table:table-cell>
          <table:table-cell office:value-type="float" office:value="1716.756714" calcext:value-type="float">
            <text:p>1716.756714</text:p>
          </table:table-cell>
          <table:table-cell office:value-type="float" office:value="1636.662354" calcext:value-type="float">
            <text:p>1636.662354</text:p>
          </table:table-cell>
          <table:table-cell office:value-type="float" office:value="1720.897705" calcext:value-type="float">
            <text:p>1720.897705</text:p>
          </table:table-cell>
          <table:table-cell table:number-columns-repeated="13"/>
        </table:table-row>
        <table:table-row table:style-name="ro1">
          <table:table-cell office:value-type="float" office:value="1619.164795" calcext:value-type="float">
            <text:p>1619.164795</text:p>
          </table:table-cell>
          <table:table-cell office:value-type="float" office:value="1703.928345" calcext:value-type="float">
            <text:p>1703.928345</text:p>
          </table:table-cell>
          <table:table-cell office:value-type="float" office:value="1629.496338" calcext:value-type="float">
            <text:p>1629.496338</text:p>
          </table:table-cell>
          <table:table-cell office:value-type="float" office:value="1700.54126" calcext:value-type="float">
            <text:p>1700.54126</text:p>
          </table:table-cell>
          <table:table-cell table:number-columns-repeated="13"/>
        </table:table-row>
        <table:table-row table:style-name="ro1">
          <table:table-cell office:value-type="float" office:value="1625.34021" calcext:value-type="float">
            <text:p>1625.34021</text:p>
          </table:table-cell>
          <table:table-cell office:value-type="float" office:value="1688.796631" calcext:value-type="float">
            <text:p>1688.796631</text:p>
          </table:table-cell>
          <table:table-cell office:value-type="float" office:value="1626.633667" calcext:value-type="float">
            <text:p>1626.633667</text:p>
          </table:table-cell>
          <table:table-cell office:value-type="float" office:value="1687.253418" calcext:value-type="float">
            <text:p>1687.253418</text:p>
          </table:table-cell>
          <table:table-cell table:number-columns-repeated="13"/>
        </table:table-row>
        <table:table-row table:style-name="ro1">
          <table:table-cell office:value-type="float" office:value="1611.273193" calcext:value-type="float">
            <text:p>1611.273193</text:p>
          </table:table-cell>
          <table:table-cell office:value-type="float" office:value="1688.406982" calcext:value-type="float">
            <text:p>1688.406982</text:p>
          </table:table-cell>
          <table:table-cell office:value-type="float" office:value="1623.123657" calcext:value-type="float">
            <text:p>1623.123657</text:p>
          </table:table-cell>
          <table:table-cell office:value-type="float" office:value="1680.205933" calcext:value-type="float">
            <text:p>1680.205933</text:p>
          </table:table-cell>
          <table:table-cell table:number-columns-repeated="13"/>
        </table:table-row>
        <table:table-row table:style-name="ro1">
          <table:table-cell office:value-type="float" office:value="1615.302124" calcext:value-type="float">
            <text:p>1615.302124</text:p>
          </table:table-cell>
          <table:table-cell office:value-type="float" office:value="1673.14563" calcext:value-type="float">
            <text:p>1673.14563</text:p>
          </table:table-cell>
          <table:table-cell office:value-type="float" office:value="1611.945312" calcext:value-type="float">
            <text:p>1611.945312</text:p>
          </table:table-cell>
          <table:table-cell office:value-type="float" office:value="1671.117676" calcext:value-type="float">
            <text:p>1671.117676</text:p>
          </table:table-cell>
          <table:table-cell table:number-columns-repeated="13"/>
        </table:table-row>
        <table:table-row table:style-name="ro1">
          <table:table-cell office:value-type="float" office:value="1605.413086" calcext:value-type="float">
            <text:p>1605.413086</text:p>
          </table:table-cell>
          <table:table-cell office:value-type="float" office:value="1663.665039" calcext:value-type="float">
            <text:p>1663.665039</text:p>
          </table:table-cell>
          <table:table-cell office:value-type="float" office:value="1614.056519" calcext:value-type="float">
            <text:p>1614.056519</text:p>
          </table:table-cell>
          <table:table-cell office:value-type="float" office:value="1665.058594" calcext:value-type="float">
            <text:p>1665.058594</text:p>
          </table:table-cell>
          <table:table-cell table:number-columns-repeated="13"/>
        </table:table-row>
        <table:table-row table:style-name="ro1">
          <table:table-cell office:value-type="float" office:value="1598.396729" calcext:value-type="float">
            <text:p>1598.396729</text:p>
          </table:table-cell>
          <table:table-cell office:value-type="float" office:value="1657.9021" calcext:value-type="float">
            <text:p>1657.9021</text:p>
          </table:table-cell>
          <table:table-cell office:value-type="float" office:value="1607.08374" calcext:value-type="float">
            <text:p>1607.08374</text:p>
          </table:table-cell>
          <table:table-cell office:value-type="float" office:value="1656.823608" calcext:value-type="float">
            <text:p>1656.823608</text:p>
          </table:table-cell>
          <table:table-cell table:number-columns-repeated="13"/>
        </table:table-row>
        <table:table-row table:style-name="ro1">
          <table:table-cell office:value-type="float" office:value="1596.747314" calcext:value-type="float">
            <text:p>1596.747314</text:p>
          </table:table-cell>
          <table:table-cell office:value-type="float" office:value="1656.661621" calcext:value-type="float">
            <text:p>1656.661621</text:p>
          </table:table-cell>
          <table:table-cell office:value-type="float" office:value="1600.986572" calcext:value-type="float">
            <text:p>1600.986572</text:p>
          </table:table-cell>
          <table:table-cell office:value-type="float" office:value="1650.174072" calcext:value-type="float">
            <text:p>1650.174072</text:p>
          </table:table-cell>
          <table:table-cell table:number-columns-repeated="13"/>
        </table:table-row>
        <table:table-row table:style-name="ro1">
          <table:table-cell office:value-type="float" office:value="1595.771606" calcext:value-type="float">
            <text:p>1595.771606</text:p>
          </table:table-cell>
          <table:table-cell office:value-type="float" office:value="1642.837158" calcext:value-type="float">
            <text:p>1642.837158</text:p>
          </table:table-cell>
          <table:table-cell office:value-type="float" office:value="1596.134888" calcext:value-type="float">
            <text:p>1596.134888</text:p>
          </table:table-cell>
          <table:table-cell office:value-type="float" office:value="1643.01355" calcext:value-type="float">
            <text:p>1643.01355</text:p>
          </table:table-cell>
          <table:table-cell table:number-columns-repeated="13"/>
        </table:table-row>
        <table:table-row table:style-name="ro1">
          <table:table-cell office:value-type="float" office:value="1594.056152" calcext:value-type="float">
            <text:p>1594.056152</text:p>
          </table:table-cell>
          <table:table-cell office:value-type="float" office:value="1638.255127" calcext:value-type="float">
            <text:p>1638.255127</text:p>
          </table:table-cell>
          <table:table-cell office:value-type="float" office:value="1595.494751" calcext:value-type="float">
            <text:p>1595.494751</text:p>
          </table:table-cell>
          <table:table-cell office:value-type="float" office:value="1642.563232" calcext:value-type="float">
            <text:p>1642.563232</text:p>
          </table:table-cell>
          <table:table-cell table:number-columns-repeated="13"/>
        </table:table-row>
        <table:table-row table:style-name="ro1">
          <table:table-cell office:value-type="float" office:value="1584.314819" calcext:value-type="float">
            <text:p>1584.314819</text:p>
          </table:table-cell>
          <table:table-cell office:value-type="float" office:value="1635.321045" calcext:value-type="float">
            <text:p>1635.321045</text:p>
          </table:table-cell>
          <table:table-cell office:value-type="float" office:value="1593.622559" calcext:value-type="float">
            <text:p>1593.622559</text:p>
          </table:table-cell>
          <table:table-cell office:value-type="float" office:value="1631.725342" calcext:value-type="float">
            <text:p>1631.725342</text:p>
          </table:table-cell>
          <table:table-cell table:number-columns-repeated="13"/>
        </table:table-row>
        <table:table-row table:style-name="ro1">
          <table:table-cell office:value-type="float" office:value="1590.630493" calcext:value-type="float">
            <text:p>1590.630493</text:p>
          </table:table-cell>
          <table:table-cell office:value-type="float" office:value="1628.928345" calcext:value-type="float">
            <text:p>1628.928345</text:p>
          </table:table-cell>
          <table:table-cell office:value-type="float" office:value="1592.039551" calcext:value-type="float">
            <text:p>1592.039551</text:p>
          </table:table-cell>
          <table:table-cell office:value-type="float" office:value="1626.244263" calcext:value-type="float">
            <text:p>1626.244263</text:p>
          </table:table-cell>
          <table:table-cell table:number-columns-repeated="13"/>
        </table:table-row>
        <table:table-row table:style-name="ro1">
          <table:table-cell office:value-type="float" office:value="1581.946411" calcext:value-type="float">
            <text:p>1581.946411</text:p>
          </table:table-cell>
          <table:table-cell office:value-type="float" office:value="1621.38208" calcext:value-type="float">
            <text:p>1621.38208</text:p>
          </table:table-cell>
          <table:table-cell office:value-type="float" office:value="1588.212769" calcext:value-type="float">
            <text:p>1588.212769</text:p>
          </table:table-cell>
          <table:table-cell office:value-type="float" office:value="1624.02478" calcext:value-type="float">
            <text:p>1624.02478</text:p>
          </table:table-cell>
          <table:table-cell table:number-columns-repeated="13"/>
        </table:table-row>
        <table:table-row table:style-name="ro1">
          <table:table-cell office:value-type="float" office:value="1584.063477" calcext:value-type="float">
            <text:p>1584.063477</text:p>
          </table:table-cell>
          <table:table-cell office:value-type="float" office:value="1617.536133" calcext:value-type="float">
            <text:p>1617.536133</text:p>
          </table:table-cell>
          <table:table-cell office:value-type="float" office:value="1586.2323" calcext:value-type="float">
            <text:p>1586.2323</text:p>
          </table:table-cell>
          <table:table-cell office:value-type="float" office:value="1619.296143" calcext:value-type="float">
            <text:p>1619.296143</text:p>
          </table:table-cell>
          <table:table-cell table:number-columns-repeated="13"/>
        </table:table-row>
        <table:table-row table:style-name="ro1">
          <table:table-cell office:value-type="float" office:value="1580.054321" calcext:value-type="float">
            <text:p>1580.054321</text:p>
          </table:table-cell>
          <table:table-cell office:value-type="float" office:value="1615.321167" calcext:value-type="float">
            <text:p>1615.321167</text:p>
          </table:table-cell>
          <table:table-cell office:value-type="float" office:value="1586.827881" calcext:value-type="float">
            <text:p>1586.827881</text:p>
          </table:table-cell>
          <table:table-cell office:value-type="float" office:value="1615.23584" calcext:value-type="float">
            <text:p>1615.23584</text:p>
          </table:table-cell>
          <table:table-cell table:number-columns-repeated="13"/>
        </table:table-row>
        <table:table-row table:style-name="ro1">
          <table:table-cell office:value-type="float" office:value="1576.111816" calcext:value-type="float">
            <text:p>1576.111816</text:p>
          </table:table-cell>
          <table:table-cell office:value-type="float" office:value="1612.188721" calcext:value-type="float">
            <text:p>1612.188721</text:p>
          </table:table-cell>
          <table:table-cell office:value-type="float" office:value="1582.689941" calcext:value-type="float">
            <text:p>1582.689941</text:p>
          </table:table-cell>
          <table:table-cell office:value-type="float" office:value="1610.591797" calcext:value-type="float">
            <text:p>1610.591797</text:p>
          </table:table-cell>
          <table:table-cell table:number-columns-repeated="13"/>
        </table:table-row>
        <table:table-row table:style-name="ro1">
          <table:table-cell office:value-type="float" office:value="1574.202148" calcext:value-type="float">
            <text:p>1574.202148</text:p>
          </table:table-cell>
          <table:table-cell office:value-type="float" office:value="1610.492065" calcext:value-type="float">
            <text:p>1610.492065</text:p>
          </table:table-cell>
          <table:table-cell office:value-type="float" office:value="1578.124878" calcext:value-type="float">
            <text:p>1578.124878</text:p>
          </table:table-cell>
          <table:table-cell office:value-type="float" office:value="1608.089722" calcext:value-type="float">
            <text:p>1608.089722</text:p>
          </table:table-cell>
          <table:table-cell table:number-columns-repeated="13"/>
        </table:table-row>
        <table:table-row table:style-name="ro1">
          <table:table-cell office:value-type="float" office:value="1576.046143" calcext:value-type="float">
            <text:p>1576.046143</text:p>
          </table:table-cell>
          <table:table-cell office:value-type="float" office:value="1600.766724" calcext:value-type="float">
            <text:p>1600.766724</text:p>
          </table:table-cell>
          <table:table-cell office:value-type="float" office:value="1579.543335" calcext:value-type="float">
            <text:p>1579.543335</text:p>
          </table:table-cell>
          <table:table-cell office:value-type="float" office:value="1602.653564" calcext:value-type="float">
            <text:p>1602.653564</text:p>
          </table:table-cell>
          <table:table-cell table:number-columns-repeated="13"/>
        </table:table-row>
        <table:table-row table:style-name="ro1">
          <table:table-cell office:value-type="float" office:value="1573.066406" calcext:value-type="float">
            <text:p>1573.066406</text:p>
          </table:table-cell>
          <table:table-cell office:value-type="float" office:value="1601.605103" calcext:value-type="float">
            <text:p>1601.605103</text:p>
          </table:table-cell>
          <table:table-cell office:value-type="float" office:value="1578.478149" calcext:value-type="float">
            <text:p>1578.478149</text:p>
          </table:table-cell>
          <table:table-cell office:value-type="float" office:value="1598.633545" calcext:value-type="float">
            <text:p>1598.633545</text:p>
          </table:table-cell>
          <table:table-cell table:number-columns-repeated="13"/>
        </table:table-row>
        <table:table-row table:style-name="ro1">
          <table:table-cell office:value-type="float" office:value="1570.427368" calcext:value-type="float">
            <text:p>1570.427368</text:p>
          </table:table-cell>
          <table:table-cell office:value-type="float" office:value="1598.80835" calcext:value-type="float">
            <text:p>1598.80835</text:p>
          </table:table-cell>
          <table:table-cell office:value-type="float" office:value="1576.615479" calcext:value-type="float">
            <text:p>1576.615479</text:p>
          </table:table-cell>
          <table:table-cell office:value-type="float" office:value="1596.871216" calcext:value-type="float">
            <text:p>1596.871216</text:p>
          </table:table-cell>
          <table:table-cell table:number-columns-repeated="13"/>
        </table:table-row>
        <table:table-row table:style-name="ro1">
          <table:table-cell office:value-type="float" office:value="1573.164307" calcext:value-type="float">
            <text:p>1573.164307</text:p>
          </table:table-cell>
          <table:table-cell office:value-type="float" office:value="1594.391235" calcext:value-type="float">
            <text:p>1594.391235</text:p>
          </table:table-cell>
          <table:table-cell office:value-type="float" office:value="1575.509155" calcext:value-type="float">
            <text:p>1575.509155</text:p>
          </table:table-cell>
          <table:table-cell office:value-type="float" office:value="1595.670288" calcext:value-type="float">
            <text:p>1595.670288</text:p>
          </table:table-cell>
          <table:table-cell table:number-columns-repeated="13"/>
        </table:table-row>
        <table:table-row table:style-name="ro1">
          <table:table-cell office:value-type="float" office:value="1571.952881" calcext:value-type="float">
            <text:p>1571.952881</text:p>
          </table:table-cell>
          <table:table-cell office:value-type="float" office:value="1590.365479" calcext:value-type="float">
            <text:p>1590.365479</text:p>
          </table:table-cell>
          <table:table-cell office:value-type="float" office:value="1572.96167" calcext:value-type="float">
            <text:p>1572.96167</text:p>
          </table:table-cell>
          <table:table-cell office:value-type="float" office:value="1593.865723" calcext:value-type="float">
            <text:p>1593.865723</text:p>
          </table:table-cell>
          <table:table-cell table:number-columns-repeated="13"/>
        </table:table-row>
        <table:table-row table:style-name="ro1">
          <table:table-cell office:value-type="float" office:value="1568.662842" calcext:value-type="float">
            <text:p>1568.662842</text:p>
          </table:table-cell>
          <table:table-cell office:value-type="float" office:value="1589.264648" calcext:value-type="float">
            <text:p>1589.264648</text:p>
          </table:table-cell>
          <table:table-cell office:value-type="float" office:value="1574.783569" calcext:value-type="float">
            <text:p>1574.783569</text:p>
          </table:table-cell>
          <table:table-cell office:value-type="float" office:value="1592.698608" calcext:value-type="float">
            <text:p>1592.698608</text:p>
          </table:table-cell>
          <table:table-cell table:number-columns-repeated="13"/>
        </table:table-row>
        <table:table-row table:style-name="ro1">
          <table:table-cell office:value-type="float" office:value="1567.406006" calcext:value-type="float">
            <text:p>1567.406006</text:p>
          </table:table-cell>
          <table:table-cell office:value-type="float" office:value="1587.421509" calcext:value-type="float">
            <text:p>1587.421509</text:p>
          </table:table-cell>
          <table:table-cell office:value-type="float" office:value="1572.722168" calcext:value-type="float">
            <text:p>1572.722168</text:p>
          </table:table-cell>
          <table:table-cell office:value-type="float" office:value="1589.993652" calcext:value-type="float">
            <text:p>1589.993652</text:p>
          </table:table-cell>
          <table:table-cell table:number-columns-repeated="13"/>
        </table:table-row>
        <table:table-row table:style-name="ro1">
          <table:table-cell office:value-type="float" office:value="1567.789185" calcext:value-type="float">
            <text:p>1567.789185</text:p>
          </table:table-cell>
          <table:table-cell office:value-type="float" office:value="1584.831787" calcext:value-type="float">
            <text:p>1584.831787</text:p>
          </table:table-cell>
          <table:table-cell office:value-type="float" office:value="1571.934204" calcext:value-type="float">
            <text:p>1571.934204</text:p>
          </table:table-cell>
          <table:table-cell office:value-type="float" office:value="1587.765747" calcext:value-type="float">
            <text:p>1587.765747</text:p>
          </table:table-cell>
          <table:table-cell table:number-columns-repeated="13"/>
        </table:table-row>
        <table:table-row table:style-name="ro1">
          <table:table-cell office:value-type="float" office:value="1568.35791" calcext:value-type="float">
            <text:p>1568.35791</text:p>
          </table:table-cell>
          <table:table-cell office:value-type="float" office:value="1582.378174" calcext:value-type="float">
            <text:p>1582.378174</text:p>
          </table:table-cell>
          <table:table-cell office:value-type="float" office:value="1572.149292" calcext:value-type="float">
            <text:p>1572.149292</text:p>
          </table:table-cell>
          <table:table-cell office:value-type="float" office:value="1587.42749" calcext:value-type="float">
            <text:p>1587.42749</text:p>
          </table:table-cell>
          <table:table-cell table:number-columns-repeated="13"/>
        </table:table-row>
        <table:table-row table:style-name="ro1">
          <table:table-cell office:value-type="float" office:value="1572.507568" calcext:value-type="float">
            <text:p>1572.507568</text:p>
          </table:table-cell>
          <table:table-cell office:value-type="float" office:value="1588.441162" calcext:value-type="float">
            <text:p>1588.441162</text:p>
          </table:table-cell>
          <table:table-cell office:value-type="float" office:value="1569.993774" calcext:value-type="float">
            <text:p>1569.993774</text:p>
          </table:table-cell>
          <table:table-cell office:value-type="float" office:value="1578.813232" calcext:value-type="float">
            <text:p>1578.813232</text:p>
          </table:table-cell>
          <table:table-cell table:number-columns-repeated="13"/>
        </table:table-row>
        <table:table-row table:style-name="ro1">
          <table:table-cell office:value-type="float" office:value="1603.425781" calcext:value-type="float">
            <text:p>1603.425781</text:p>
          </table:table-cell>
          <table:table-cell office:value-type="float" office:value="1628.764771" calcext:value-type="float">
            <text:p>1628.764771</text:p>
          </table:table-cell>
          <table:table-cell office:value-type="float" office:value="1543.325684" calcext:value-type="float">
            <text:p>1543.325684</text:p>
          </table:table-cell>
          <table:table-cell office:value-type="float" office:value="1516.614136" calcext:value-type="float">
            <text:p>1516.614136</text:p>
          </table:table-cell>
          <table:table-cell table:number-columns-repeated="13"/>
        </table:table-row>
        <table:table-row table:style-name="ro1">
          <table:table-cell office:value-type="float" office:value="1595.999634" calcext:value-type="float">
            <text:p>1595.999634</text:p>
          </table:table-cell>
          <table:table-cell office:value-type="float" office:value="1663.264893" calcext:value-type="float">
            <text:p>1663.264893</text:p>
          </table:table-cell>
          <table:table-cell office:value-type="float" office:value="1529.236694" calcext:value-type="float">
            <text:p>1529.236694</text:p>
          </table:table-cell>
          <table:table-cell office:value-type="float" office:value="1522.777344" calcext:value-type="float">
            <text:p>1522.777344</text:p>
          </table:table-cell>
          <table:table-cell table:number-columns-repeated="13"/>
        </table:table-row>
        <table:table-row table:style-name="ro1">
          <table:table-cell office:value-type="float" office:value="1634.190918" calcext:value-type="float">
            <text:p>1634.190918</text:p>
          </table:table-cell>
          <table:table-cell office:value-type="float" office:value="1638.725464" calcext:value-type="float">
            <text:p>1638.725464</text:p>
          </table:table-cell>
          <table:table-cell office:value-type="float" office:value="1530.602661" calcext:value-type="float">
            <text:p>1530.602661</text:p>
          </table:table-cell>
          <table:table-cell office:value-type="float" office:value="1550.721802" calcext:value-type="float">
            <text:p>1550.721802</text:p>
          </table:table-cell>
          <table:table-cell table:number-columns-repeated="13"/>
        </table:table-row>
        <table:table-row table:style-name="ro1">
          <table:table-cell office:value-type="float" office:value="1699.493164" calcext:value-type="float">
            <text:p>1699.493164</text:p>
          </table:table-cell>
          <table:table-cell office:value-type="float" office:value="1609.870483" calcext:value-type="float">
            <text:p>1609.870483</text:p>
          </table:table-cell>
          <table:table-cell office:value-type="float" office:value="1544.041138" calcext:value-type="float">
            <text:p>1544.041138</text:p>
          </table:table-cell>
          <table:table-cell office:value-type="float" office:value="1566.960449" calcext:value-type="float">
            <text:p>1566.960449</text:p>
          </table:table-cell>
          <table:table-cell table:number-columns-repeated="13"/>
        </table:table-row>
        <table:table-row table:style-name="ro1">
          <table:table-cell office:value-type="float" office:value="1652.643555" calcext:value-type="float">
            <text:p>1652.643555</text:p>
          </table:table-cell>
          <table:table-cell office:value-type="float" office:value="1659.104126" calcext:value-type="float">
            <text:p>1659.104126</text:p>
          </table:table-cell>
          <table:table-cell office:value-type="float" office:value="1622.338745" calcext:value-type="float">
            <text:p>1622.338745</text:p>
          </table:table-cell>
          <table:table-cell office:value-type="float" office:value="1604.278687" calcext:value-type="float">
            <text:p>1604.278687</text:p>
          </table:table-cell>
          <table:table-cell table:number-columns-repeated="13"/>
        </table:table-row>
        <table:table-row table:style-name="ro1">
          <table:table-cell office:value-type="float" office:value="1617.812744" calcext:value-type="float">
            <text:p>1617.812744</text:p>
          </table:table-cell>
          <table:table-cell office:value-type="float" office:value="1714.976562" calcext:value-type="float">
            <text:p>1714.976562</text:p>
          </table:table-cell>
          <table:table-cell office:value-type="float" office:value="1599.709961" calcext:value-type="float">
            <text:p>1599.709961</text:p>
          </table:table-cell>
          <table:table-cell office:value-type="float" office:value="1620.574219" calcext:value-type="float">
            <text:p>1620.574219</text:p>
          </table:table-cell>
          <table:table-cell table:number-columns-repeated="13"/>
        </table:table-row>
        <table:table-row table:style-name="ro1">
          <table:table-cell office:value-type="float" office:value="1660.231689" calcext:value-type="float">
            <text:p>1660.231689</text:p>
          </table:table-cell>
          <table:table-cell office:value-type="float" office:value="1693.622437" calcext:value-type="float">
            <text:p>1693.622437</text:p>
          </table:table-cell>
          <table:table-cell office:value-type="float" office:value="1612.20459" calcext:value-type="float">
            <text:p>1612.20459</text:p>
          </table:table-cell>
          <table:table-cell office:value-type="float" office:value="1611.061768" calcext:value-type="float">
            <text:p>1611.061768</text:p>
          </table:table-cell>
          <table:table-cell table:number-columns-repeated="13"/>
        </table:table-row>
        <table:table-row table:style-name="ro1">
          <table:table-cell office:value-type="float" office:value="1675.469116" calcext:value-type="float">
            <text:p>1675.469116</text:p>
          </table:table-cell>
          <table:table-cell office:value-type="float" office:value="1699.17334" calcext:value-type="float">
            <text:p>1699.17334</text:p>
          </table:table-cell>
          <table:table-cell office:value-type="float" office:value="1637.731689" calcext:value-type="float">
            <text:p>1637.731689</text:p>
          </table:table-cell>
          <table:table-cell office:value-type="float" office:value="1631.160156" calcext:value-type="float">
            <text:p>1631.160156</text:p>
          </table:table-cell>
          <table:table-cell table:number-columns-repeated="13"/>
        </table:table-row>
        <table:table-row table:style-name="ro1">
          <table:table-cell office:value-type="float" office:value="1670.323853" calcext:value-type="float">
            <text:p>1670.323853</text:p>
          </table:table-cell>
          <table:table-cell office:value-type="float" office:value="1711.377563" calcext:value-type="float">
            <text:p>1711.377563</text:p>
          </table:table-cell>
          <table:table-cell office:value-type="float" office:value="1636.155884" calcext:value-type="float">
            <text:p>1636.155884</text:p>
          </table:table-cell>
          <table:table-cell office:value-type="float" office:value="1648.201538" calcext:value-type="float">
            <text:p>1648.201538</text:p>
          </table:table-cell>
          <table:table-cell table:number-columns-repeated="13"/>
        </table:table-row>
        <table:table-row table:style-name="ro1">
          <table:table-cell office:value-type="float" office:value="1660.504272" calcext:value-type="float">
            <text:p>1660.504272</text:p>
          </table:table-cell>
          <table:table-cell office:value-type="float" office:value="1717.453125" calcext:value-type="float">
            <text:p>1717.453125</text:p>
          </table:table-cell>
          <table:table-cell office:value-type="float" office:value="1637.697754" calcext:value-type="float">
            <text:p>1637.697754</text:p>
          </table:table-cell>
          <table:table-cell office:value-type="float" office:value="1658.904785" calcext:value-type="float">
            <text:p>1658.904785</text:p>
          </table:table-cell>
          <table:table-cell table:number-columns-repeated="13"/>
        </table:table-row>
        <table:table-row table:style-name="ro1">
          <table:table-cell office:value-type="float" office:value="1633.962158" calcext:value-type="float">
            <text:p>1633.962158</text:p>
          </table:table-cell>
          <table:table-cell office:value-type="float" office:value="1720.428833" calcext:value-type="float">
            <text:p>1720.428833</text:p>
          </table:table-cell>
          <table:table-cell office:value-type="float" office:value="1626.822021" calcext:value-type="float">
            <text:p>1626.822021</text:p>
          </table:table-cell>
          <table:table-cell office:value-type="float" office:value="1700.283569" calcext:value-type="float">
            <text:p>1700.283569</text:p>
          </table:table-cell>
          <table:table-cell table:number-columns-repeated="13"/>
        </table:table-row>
        <table:table-row table:style-name="ro1">
          <table:table-cell office:value-type="float" office:value="1625.963379" calcext:value-type="float">
            <text:p>1625.963379</text:p>
          </table:table-cell>
          <table:table-cell office:value-type="float" office:value="1698.059692" calcext:value-type="float">
            <text:p>1698.059692</text:p>
          </table:table-cell>
          <table:table-cell office:value-type="float" office:value="1649.946289" calcext:value-type="float">
            <text:p>1649.946289</text:p>
          </table:table-cell>
          <table:table-cell office:value-type="float" office:value="1703.49231" calcext:value-type="float">
            <text:p>1703.49231</text:p>
          </table:table-cell>
          <table:table-cell table:number-columns-repeated="13"/>
        </table:table-row>
        <table:table-row table:style-name="ro1">
          <table:table-cell office:value-type="float" office:value="1636.030029" calcext:value-type="float">
            <text:p>1636.030029</text:p>
          </table:table-cell>
          <table:table-cell office:value-type="float" office:value="1693.690674" calcext:value-type="float">
            <text:p>1693.690674</text:p>
          </table:table-cell>
          <table:table-cell office:value-type="float" office:value="1648.408691" calcext:value-type="float">
            <text:p>1648.408691</text:p>
          </table:table-cell>
          <table:table-cell office:value-type="float" office:value="1704.539673" calcext:value-type="float">
            <text:p>1704.539673</text:p>
          </table:table-cell>
          <table:table-cell table:number-columns-repeated="13"/>
        </table:table-row>
        <table:table-row table:style-name="ro1">
          <table:table-cell office:value-type="float" office:value="1633.193237" calcext:value-type="float">
            <text:p>1633.193237</text:p>
          </table:table-cell>
          <table:table-cell office:value-type="float" office:value="1702.068848" calcext:value-type="float">
            <text:p>1702.068848</text:p>
          </table:table-cell>
          <table:table-cell office:value-type="float" office:value="1646.417358" calcext:value-type="float">
            <text:p>1646.417358</text:p>
          </table:table-cell>
          <table:table-cell office:value-type="float" office:value="1697.810059" calcext:value-type="float">
            <text:p>1697.810059</text:p>
          </table:table-cell>
          <table:table-cell table:number-columns-repeated="13"/>
        </table:table-row>
        <table:table-row table:style-name="ro1">
          <table:table-cell office:value-type="float" office:value="1636.506592" calcext:value-type="float">
            <text:p>1636.506592</text:p>
          </table:table-cell>
          <table:table-cell office:value-type="float" office:value="1704.681519" calcext:value-type="float">
            <text:p>1704.681519</text:p>
          </table:table-cell>
          <table:table-cell office:value-type="float" office:value="1640.121582" calcext:value-type="float">
            <text:p>1640.121582</text:p>
          </table:table-cell>
          <table:table-cell office:value-type="float" office:value="1704.309937" calcext:value-type="float">
            <text:p>1704.309937</text:p>
          </table:table-cell>
          <table:table-cell table:number-columns-repeated="13"/>
        </table:table-row>
        <table:table-row table:style-name="ro1">
          <table:table-cell office:value-type="float" office:value="1636.017212" calcext:value-type="float">
            <text:p>1636.017212</text:p>
          </table:table-cell>
          <table:table-cell office:value-type="float" office:value="1700.465698" calcext:value-type="float">
            <text:p>1700.465698</text:p>
          </table:table-cell>
          <table:table-cell office:value-type="float" office:value="1641.546997" calcext:value-type="float">
            <text:p>1641.546997</text:p>
          </table:table-cell>
          <table:table-cell office:value-type="float" office:value="1702.89624" calcext:value-type="float">
            <text:p>1702.89624</text:p>
          </table:table-cell>
          <table:table-cell table:number-columns-repeated="13"/>
        </table:table-row>
        <table:table-row table:style-name="ro1">
          <table:table-cell office:value-type="float" office:value="1639.064819" calcext:value-type="float">
            <text:p>1639.064819</text:p>
          </table:table-cell>
          <table:table-cell office:value-type="float" office:value="1702.576904" calcext:value-type="float">
            <text:p>1702.576904</text:p>
          </table:table-cell>
          <table:table-cell office:value-type="float" office:value="1644.050903" calcext:value-type="float">
            <text:p>1644.050903</text:p>
          </table:table-cell>
          <table:table-cell office:value-type="float" office:value="1703.534668" calcext:value-type="float">
            <text:p>1703.534668</text:p>
          </table:table-cell>
          <table:table-cell table:number-columns-repeated="13"/>
        </table:table-row>
        <table:table-row table:style-name="ro1">
          <table:table-cell office:value-type="float" office:value="1636.417725" calcext:value-type="float">
            <text:p>1636.417725</text:p>
          </table:table-cell>
          <table:table-cell office:value-type="float" office:value="1708.613159" calcext:value-type="float">
            <text:p>1708.613159</text:p>
          </table:table-cell>
          <table:table-cell office:value-type="float" office:value="1640.483521" calcext:value-type="float">
            <text:p>1640.483521</text:p>
          </table:table-cell>
          <table:table-cell office:value-type="float" office:value="1706.953735" calcext:value-type="float">
            <text:p>1706.953735</text:p>
          </table:table-cell>
          <table:table-cell table:number-columns-repeated="13"/>
        </table:table-row>
        <table:table-row table:style-name="ro1">
          <table:table-cell office:value-type="float" office:value="1637.897095" calcext:value-type="float">
            <text:p>1637.897095</text:p>
          </table:table-cell>
          <table:table-cell office:value-type="float" office:value="1704.549805" calcext:value-type="float">
            <text:p>1704.549805</text:p>
          </table:table-cell>
          <table:table-cell office:value-type="float" office:value="1641.717773" calcext:value-type="float">
            <text:p>1641.717773</text:p>
          </table:table-cell>
          <table:table-cell office:value-type="float" office:value="1705.578857" calcext:value-type="float">
            <text:p>1705.578857</text:p>
          </table:table-cell>
          <table:table-cell table:number-columns-repeated="13"/>
        </table:table-row>
        <table:table-row table:style-name="ro1">
          <table:table-cell office:value-type="float" office:value="1642.851318" calcext:value-type="float">
            <text:p>1642.851318</text:p>
          </table:table-cell>
          <table:table-cell office:value-type="float" office:value="1701.309082" calcext:value-type="float">
            <text:p>1701.309082</text:p>
          </table:table-cell>
          <table:table-cell office:value-type="float" office:value="1644.908569" calcext:value-type="float">
            <text:p>1644.908569</text:p>
          </table:table-cell>
          <table:table-cell office:value-type="float" office:value="1703.729614" calcext:value-type="float">
            <text:p>1703.729614</text:p>
          </table:table-cell>
          <table:table-cell table:number-columns-repeated="13"/>
        </table:table-row>
        <table:table-row table:style-name="ro1">
          <table:table-cell office:value-type="float" office:value="1643.042236" calcext:value-type="float">
            <text:p>1643.042236</text:p>
          </table:table-cell>
          <table:table-cell office:value-type="float" office:value="1704.759521" calcext:value-type="float">
            <text:p>1704.759521</text:p>
          </table:table-cell>
          <table:table-cell office:value-type="float" office:value="1645.612061" calcext:value-type="float">
            <text:p>1645.612061</text:p>
          </table:table-cell>
          <table:table-cell office:value-type="float" office:value="1705.186157" calcext:value-type="float">
            <text:p>1705.186157</text:p>
          </table:table-cell>
          <table:table-cell table:number-columns-repeated="13"/>
        </table:table-row>
        <table:table-row table:style-name="ro1">
          <table:table-cell office:value-type="float" office:value="1643.585205" calcext:value-type="float">
            <text:p>1643.585205</text:p>
          </table:table-cell>
          <table:table-cell office:value-type="float" office:value="1706.919434" calcext:value-type="float">
            <text:p>1706.919434</text:p>
          </table:table-cell>
          <table:table-cell office:value-type="float" office:value="1645.20874" calcext:value-type="float">
            <text:p>1645.20874</text:p>
          </table:table-cell>
          <table:table-cell office:value-type="float" office:value="1706.32605" calcext:value-type="float">
            <text:p>1706.32605</text:p>
          </table:table-cell>
          <table:table-cell table:number-columns-repeated="13"/>
        </table:table-row>
        <table:table-row table:style-name="ro1">
          <table:table-cell office:value-type="float" office:value="1640.693481" calcext:value-type="float">
            <text:p>1640.693481</text:p>
          </table:table-cell>
          <table:table-cell office:value-type="float" office:value="1708.130615" calcext:value-type="float">
            <text:p>1708.130615</text:p>
          </table:table-cell>
          <table:table-cell office:value-type="float" office:value="1646.332397" calcext:value-type="float">
            <text:p>1646.332397</text:p>
          </table:table-cell>
          <table:table-cell office:value-type="float" office:value="1707.614624" calcext:value-type="float">
            <text:p>1707.614624</text:p>
          </table:table-cell>
          <table:table-cell table:number-columns-repeated="13"/>
        </table:table-row>
        <table:table-row table:style-name="ro1">
          <table:table-cell office:value-type="float" office:value="1641.206055" calcext:value-type="float">
            <text:p>1641.206055</text:p>
          </table:table-cell>
          <table:table-cell office:value-type="float" office:value="1707.629883" calcext:value-type="float">
            <text:p>1707.629883</text:p>
          </table:table-cell>
          <table:table-cell office:value-type="float" office:value="1642.126709" calcext:value-type="float">
            <text:p>1642.126709</text:p>
          </table:table-cell>
          <table:table-cell office:value-type="float" office:value="1711.726685" calcext:value-type="float">
            <text:p>1711.726685</text:p>
          </table:table-cell>
          <table:table-cell table:number-columns-repeated="13"/>
        </table:table-row>
        <table:table-row table:style-name="ro1">
          <table:table-cell office:value-type="float" office:value="1636.829102" calcext:value-type="float">
            <text:p>1636.829102</text:p>
          </table:table-cell>
          <table:table-cell office:value-type="float" office:value="1711.951172" calcext:value-type="float">
            <text:p>1711.951172</text:p>
          </table:table-cell>
          <table:table-cell office:value-type="float" office:value="1643.632812" calcext:value-type="float">
            <text:p>1643.632812</text:p>
          </table:table-cell>
          <table:table-cell office:value-type="float" office:value="1707.65271" calcext:value-type="float">
            <text:p>1707.65271</text:p>
          </table:table-cell>
          <table:table-cell table:number-columns-repeated="13"/>
        </table:table-row>
        <table:table-row table:style-name="ro1">
          <table:table-cell office:value-type="float" office:value="1640.002808" calcext:value-type="float">
            <text:p>1640.002808</text:p>
          </table:table-cell>
          <table:table-cell office:value-type="float" office:value="1711.336914" calcext:value-type="float">
            <text:p>1711.336914</text:p>
          </table:table-cell>
          <table:table-cell office:value-type="float" office:value="1645.639526" calcext:value-type="float">
            <text:p>1645.639526</text:p>
          </table:table-cell>
          <table:table-cell office:value-type="float" office:value="1708.898071" calcext:value-type="float">
            <text:p>1708.898071</text:p>
          </table:table-cell>
          <table:table-cell table:number-columns-repeated="13"/>
        </table:table-row>
        <table:table-row table:style-name="ro1">
          <table:table-cell office:value-type="float" office:value="1641.625488" calcext:value-type="float">
            <text:p>1641.625488</text:p>
          </table:table-cell>
          <table:table-cell office:value-type="float" office:value="1706.991699" calcext:value-type="float">
            <text:p>1706.991699</text:p>
          </table:table-cell>
          <table:table-cell office:value-type="float" office:value="1646.188965" calcext:value-type="float">
            <text:p>1646.188965</text:p>
          </table:table-cell>
          <table:table-cell office:value-type="float" office:value="1707.172119" calcext:value-type="float">
            <text:p>1707.172119</text:p>
          </table:table-cell>
          <table:table-cell table:number-columns-repeated="13"/>
        </table:table-row>
        <table:table-row table:style-name="ro1">
          <table:table-cell office:value-type="float" office:value="1639.467529" calcext:value-type="float">
            <text:p>1639.467529</text:p>
          </table:table-cell>
          <table:table-cell office:value-type="float" office:value="1712.958862" calcext:value-type="float">
            <text:p>1712.958862</text:p>
          </table:table-cell>
          <table:table-cell office:value-type="float" office:value="1643.79541" calcext:value-type="float">
            <text:p>1643.79541</text:p>
          </table:table-cell>
          <table:table-cell office:value-type="float" office:value="1710.399536" calcext:value-type="float">
            <text:p>1710.399536</text:p>
          </table:table-cell>
          <table:table-cell table:number-columns-repeated="13"/>
        </table:table-row>
        <table:table-row table:style-name="ro1">
          <table:table-cell office:value-type="float" office:value="1641.089111" calcext:value-type="float">
            <text:p>1641.089111</text:p>
          </table:table-cell>
          <table:table-cell office:value-type="float" office:value="1708.398315" calcext:value-type="float">
            <text:p>1708.398315</text:p>
          </table:table-cell>
          <table:table-cell office:value-type="float" office:value="1646.264282" calcext:value-type="float">
            <text:p>1646.264282</text:p>
          </table:table-cell>
          <table:table-cell office:value-type="float" office:value="1709.153564" calcext:value-type="float">
            <text:p>1709.153564</text:p>
          </table:table-cell>
          <table:table-cell table:number-columns-repeated="13"/>
        </table:table-row>
        <table:table-row table:style-name="ro1">
          <table:table-cell office:value-type="float" office:value="1641.622192" calcext:value-type="float">
            <text:p>1641.622192</text:p>
          </table:table-cell>
          <table:table-cell office:value-type="float" office:value="1710.327148" calcext:value-type="float">
            <text:p>1710.327148</text:p>
          </table:table-cell>
          <table:table-cell office:value-type="float" office:value="1645.444092" calcext:value-type="float">
            <text:p>1645.444092</text:p>
          </table:table-cell>
          <table:table-cell office:value-type="float" office:value="1708.615112" calcext:value-type="float">
            <text:p>1708.615112</text:p>
          </table:table-cell>
          <table:table-cell table:number-columns-repeated="13"/>
        </table:table-row>
        <table:table-row table:style-name="ro1">
          <table:table-cell office:value-type="float" office:value="1642.746704" calcext:value-type="float">
            <text:p>1642.746704</text:p>
          </table:table-cell>
          <table:table-cell office:value-type="float" office:value="1711.566406" calcext:value-type="float">
            <text:p>1711.566406</text:p>
          </table:table-cell>
          <table:table-cell office:value-type="float" office:value="1650.280029" calcext:value-type="float">
            <text:p>1650.280029</text:p>
          </table:table-cell>
          <table:table-cell office:value-type="float" office:value="1709.458984" calcext:value-type="float">
            <text:p>1709.458984</text:p>
          </table:table-cell>
          <table:table-cell table:number-columns-repeated="13"/>
        </table:table-row>
        <table:table-row table:style-name="ro1">
          <table:table-cell office:value-type="float" office:value="1641.222656" calcext:value-type="float">
            <text:p>1641.222656</text:p>
          </table:table-cell>
          <table:table-cell office:value-type="float" office:value="1710.845337" calcext:value-type="float">
            <text:p>1710.845337</text:p>
          </table:table-cell>
          <table:table-cell office:value-type="float" office:value="1649.057495" calcext:value-type="float">
            <text:p>1649.057495</text:p>
          </table:table-cell>
          <table:table-cell office:value-type="float" office:value="1707.991455" calcext:value-type="float">
            <text:p>1707.991455</text:p>
          </table:table-cell>
          <table:table-cell table:number-columns-repeated="13"/>
        </table:table-row>
        <table:table-row table:style-name="ro1">
          <table:table-cell office:value-type="float" office:value="1641.808716" calcext:value-type="float">
            <text:p>1641.808716</text:p>
          </table:table-cell>
          <table:table-cell office:value-type="float" office:value="1712.785645" calcext:value-type="float">
            <text:p>1712.785645</text:p>
          </table:table-cell>
          <table:table-cell office:value-type="float" office:value="1648.773682" calcext:value-type="float">
            <text:p>1648.773682</text:p>
          </table:table-cell>
          <table:table-cell office:value-type="float" office:value="1710.259521" calcext:value-type="float">
            <text:p>1710.259521</text:p>
          </table:table-cell>
          <table:table-cell table:number-columns-repeated="13"/>
        </table:table-row>
        <table:table-row table:style-name="ro1">
          <table:table-cell office:value-type="float" office:value="1641.266968" calcext:value-type="float">
            <text:p>1641.266968</text:p>
          </table:table-cell>
          <table:table-cell office:value-type="float" office:value="1713.061035" calcext:value-type="float">
            <text:p>1713.061035</text:p>
          </table:table-cell>
          <table:table-cell office:value-type="float" office:value="1647.198242" calcext:value-type="float">
            <text:p>1647.198242</text:p>
          </table:table-cell>
          <table:table-cell office:value-type="float" office:value="1709.640869" calcext:value-type="float">
            <text:p>1709.640869</text:p>
          </table:table-cell>
          <table:table-cell table:number-columns-repeated="13"/>
        </table:table-row>
        <table:table-row table:style-name="ro1">
          <table:table-cell office:value-type="float" office:value="1642.516479" calcext:value-type="float">
            <text:p>1642.516479</text:p>
          </table:table-cell>
          <table:table-cell office:value-type="float" office:value="1710.626953" calcext:value-type="float">
            <text:p>1710.626953</text:p>
          </table:table-cell>
          <table:table-cell office:value-type="float" office:value="1650.253662" calcext:value-type="float">
            <text:p>1650.253662</text:p>
          </table:table-cell>
          <table:table-cell office:value-type="float" office:value="1708.862183" calcext:value-type="float">
            <text:p>1708.862183</text:p>
          </table:table-cell>
          <table:table-cell table:number-columns-repeated="13"/>
        </table:table-row>
        <table:table-row table:style-name="ro1">
          <table:table-cell office:value-type="float" office:value="1643.205566" calcext:value-type="float">
            <text:p>1643.205566</text:p>
          </table:table-cell>
          <table:table-cell office:value-type="float" office:value="1714.276001" calcext:value-type="float">
            <text:p>1714.276001</text:p>
          </table:table-cell>
          <table:table-cell office:value-type="float" office:value="1647.013428" calcext:value-type="float">
            <text:p>1647.013428</text:p>
          </table:table-cell>
          <table:table-cell office:value-type="float" office:value="1713.11438" calcext:value-type="float">
            <text:p>1713.11438</text:p>
          </table:table-cell>
          <table:table-cell table:number-columns-repeated="13"/>
        </table:table-row>
        <table:table-row table:style-name="ro1">
          <table:table-cell office:value-type="float" office:value="1642.5177" calcext:value-type="float">
            <text:p>1642.5177</text:p>
          </table:table-cell>
          <table:table-cell office:value-type="float" office:value="1712.906494" calcext:value-type="float">
            <text:p>1712.906494</text:p>
          </table:table-cell>
          <table:table-cell office:value-type="float" office:value="1648.75769" calcext:value-type="float">
            <text:p>1648.75769</text:p>
          </table:table-cell>
          <table:table-cell office:value-type="float" office:value="1711.824341" calcext:value-type="float">
            <text:p>1711.824341</text:p>
          </table:table-cell>
          <table:table-cell table:number-columns-repeated="13"/>
        </table:table-row>
        <table:table-row table:style-name="ro1">
          <table:table-cell office:value-type="float" office:value="1640.37207" calcext:value-type="float">
            <text:p>1640.37207</text:p>
          </table:table-cell>
          <table:table-cell office:value-type="float" office:value="1716.583862" calcext:value-type="float">
            <text:p>1716.583862</text:p>
          </table:table-cell>
          <table:table-cell office:value-type="float" office:value="1647.572388" calcext:value-type="float">
            <text:p>1647.572388</text:p>
          </table:table-cell>
          <table:table-cell office:value-type="float" office:value="1713.627563" calcext:value-type="float">
            <text:p>1713.627563</text:p>
          </table:table-cell>
          <table:table-cell table:number-columns-repeated="13"/>
        </table:table-row>
        <table:table-row table:style-name="ro1">
          <table:table-cell office:value-type="float" office:value="1643.243042" calcext:value-type="float">
            <text:p>1643.243042</text:p>
          </table:table-cell>
          <table:table-cell office:value-type="float" office:value="1711.638184" calcext:value-type="float">
            <text:p>1711.638184</text:p>
          </table:table-cell>
          <table:table-cell office:value-type="float" office:value="1649.893066" calcext:value-type="float">
            <text:p>1649.893066</text:p>
          </table:table-cell>
          <table:table-cell office:value-type="float" office:value="1711.484375" calcext:value-type="float">
            <text:p>1711.484375</text:p>
          </table:table-cell>
          <table:table-cell table:number-columns-repeated="13"/>
        </table:table-row>
        <table:table-row table:style-name="ro1">
          <table:table-cell office:value-type="float" office:value="1647.086304" calcext:value-type="float">
            <text:p>1647.086304</text:p>
          </table:table-cell>
          <table:table-cell office:value-type="float" office:value="1711.320068" calcext:value-type="float">
            <text:p>1711.320068</text:p>
          </table:table-cell>
          <table:table-cell office:value-type="float" office:value="1650.689941" calcext:value-type="float">
            <text:p>1650.689941</text:p>
          </table:table-cell>
          <table:table-cell office:value-type="float" office:value="1710.029419" calcext:value-type="float">
            <text:p>1710.029419</text:p>
          </table:table-cell>
          <table:table-cell table:number-columns-repeated="13"/>
        </table:table-row>
        <table:table-row table:style-name="ro1">
          <table:table-cell office:value-type="float" office:value="1641.472534" calcext:value-type="float">
            <text:p>1641.472534</text:p>
          </table:table-cell>
          <table:table-cell office:value-type="float" office:value="1715.606323" calcext:value-type="float">
            <text:p>1715.606323</text:p>
          </table:table-cell>
          <table:table-cell office:value-type="float" office:value="1648.081543" calcext:value-type="float">
            <text:p>1648.081543</text:p>
          </table:table-cell>
          <table:table-cell office:value-type="float" office:value="1711.962158" calcext:value-type="float">
            <text:p>1711.962158</text:p>
          </table:table-cell>
          <table:table-cell table:number-columns-repeated="13"/>
        </table:table-row>
        <table:table-row table:style-name="ro1">
          <table:table-cell office:value-type="float" office:value="1643.962158" calcext:value-type="float">
            <text:p>1643.962158</text:p>
          </table:table-cell>
          <table:table-cell office:value-type="float" office:value="1715.793945" calcext:value-type="float">
            <text:p>1715.793945</text:p>
          </table:table-cell>
          <table:table-cell office:value-type="float" office:value="1649.601196" calcext:value-type="float">
            <text:p>1649.601196</text:p>
          </table:table-cell>
          <table:table-cell office:value-type="float" office:value="1712.068237" calcext:value-type="float">
            <text:p>1712.068237</text:p>
          </table:table-cell>
          <table:table-cell table:number-columns-repeated="13"/>
        </table:table-row>
        <table:table-row table:style-name="ro1">
          <table:table-cell office:value-type="float" office:value="1641.959839" calcext:value-type="float">
            <text:p>1641.959839</text:p>
          </table:table-cell>
          <table:table-cell office:value-type="float" office:value="1713.90625" calcext:value-type="float">
            <text:p>1713.90625</text:p>
          </table:table-cell>
          <table:table-cell office:value-type="float" office:value="1651.437988" calcext:value-type="float">
            <text:p>1651.437988</text:p>
          </table:table-cell>
          <table:table-cell office:value-type="float" office:value="1710.849609" calcext:value-type="float">
            <text:p>1710.849609</text:p>
          </table:table-cell>
          <table:table-cell table:number-columns-repeated="13"/>
        </table:table-row>
        <table:table-row table:style-name="ro1">
          <table:table-cell office:value-type="float" office:value="1645.701538" calcext:value-type="float">
            <text:p>1645.701538</text:p>
          </table:table-cell>
          <table:table-cell office:value-type="float" office:value="1715.147339" calcext:value-type="float">
            <text:p>1715.147339</text:p>
          </table:table-cell>
          <table:table-cell office:value-type="float" office:value="1650.852905" calcext:value-type="float">
            <text:p>1650.852905</text:p>
          </table:table-cell>
          <table:table-cell office:value-type="float" office:value="1715.177856" calcext:value-type="float">
            <text:p>1715.177856</text:p>
          </table:table-cell>
          <table:table-cell table:number-columns-repeated="13"/>
        </table:table-row>
        <table:table-row table:style-name="ro1">
          <table:table-cell office:value-type="float" office:value="1646.916016" calcext:value-type="float">
            <text:p>1646.916016</text:p>
          </table:table-cell>
          <table:table-cell office:value-type="float" office:value="1712.697876" calcext:value-type="float">
            <text:p>1712.697876</text:p>
          </table:table-cell>
          <table:table-cell office:value-type="float" office:value="1650.720337" calcext:value-type="float">
            <text:p>1650.720337</text:p>
          </table:table-cell>
          <table:table-cell office:value-type="float" office:value="1710.68396" calcext:value-type="float">
            <text:p>1710.68396</text:p>
          </table:table-cell>
          <table:table-cell table:number-columns-repeated="13"/>
        </table:table-row>
        <table:table-row table:style-name="ro1">
          <table:table-cell office:value-type="float" office:value="1645.536987" calcext:value-type="float">
            <text:p>1645.536987</text:p>
          </table:table-cell>
          <table:table-cell office:value-type="float" office:value="1718.556396" calcext:value-type="float">
            <text:p>1718.556396</text:p>
          </table:table-cell>
          <table:table-cell office:value-type="float" office:value="1651.766724" calcext:value-type="float">
            <text:p>1651.766724</text:p>
          </table:table-cell>
          <table:table-cell office:value-type="float" office:value="1715.286987" calcext:value-type="float">
            <text:p>1715.286987</text:p>
          </table:table-cell>
          <table:table-cell table:number-columns-repeated="13"/>
        </table:table-row>
        <table:table-row table:style-name="ro1">
          <table:table-cell office:value-type="float" office:value="1644.727295" calcext:value-type="float">
            <text:p>1644.727295</text:p>
          </table:table-cell>
          <table:table-cell office:value-type="float" office:value="1716.067627" calcext:value-type="float">
            <text:p>1716.067627</text:p>
          </table:table-cell>
          <table:table-cell office:value-type="float" office:value="1652.154785" calcext:value-type="float">
            <text:p>1652.154785</text:p>
          </table:table-cell>
          <table:table-cell office:value-type="float" office:value="1715.341309" calcext:value-type="float">
            <text:p>1715.341309</text:p>
          </table:table-cell>
          <table:table-cell table:number-columns-repeated="13"/>
        </table:table-row>
        <table:table-row table:style-name="ro1">
          <table:table-cell office:value-type="float" office:value="1643.347046" calcext:value-type="float">
            <text:p>1643.347046</text:p>
          </table:table-cell>
          <table:table-cell office:value-type="float" office:value="1717.984375" calcext:value-type="float">
            <text:p>1717.984375</text:p>
          </table:table-cell>
          <table:table-cell office:value-type="float" office:value="1651.453979" calcext:value-type="float">
            <text:p>1651.453979</text:p>
          </table:table-cell>
          <table:table-cell office:value-type="float" office:value="1714.736694" calcext:value-type="float">
            <text:p>1714.736694</text:p>
          </table:table-cell>
          <table:table-cell table:number-columns-repeated="13"/>
        </table:table-row>
        <table:table-row table:style-name="ro1">
          <table:table-cell office:value-type="float" office:value="1648.915527" calcext:value-type="float">
            <text:p>1648.915527</text:p>
          </table:table-cell>
          <table:table-cell office:value-type="float" office:value="1717.898315" calcext:value-type="float">
            <text:p>1717.898315</text:p>
          </table:table-cell>
          <table:table-cell office:value-type="float" office:value="1653.338623" calcext:value-type="float">
            <text:p>1653.338623</text:p>
          </table:table-cell>
          <table:table-cell office:value-type="float" office:value="1718.92981" calcext:value-type="float">
            <text:p>1718.92981</text:p>
          </table:table-cell>
          <table:table-cell table:number-columns-repeated="13"/>
        </table:table-row>
        <table:table-row table:style-name="ro1">
          <table:table-cell office:value-type="float" office:value="1645.491821" calcext:value-type="float">
            <text:p>1645.491821</text:p>
          </table:table-cell>
          <table:table-cell office:value-type="float" office:value="1717.144653" calcext:value-type="float">
            <text:p>1717.144653</text:p>
          </table:table-cell>
          <table:table-cell office:value-type="float" office:value="1652.047607" calcext:value-type="float">
            <text:p>1652.047607</text:p>
          </table:table-cell>
          <table:table-cell office:value-type="float" office:value="1718.182495" calcext:value-type="float">
            <text:p>1718.182495</text:p>
          </table:table-cell>
          <table:table-cell table:number-columns-repeated="13"/>
        </table:table-row>
        <table:table-row table:style-name="ro1">
          <table:table-cell office:value-type="float" office:value="1645.177246" calcext:value-type="float">
            <text:p>1645.177246</text:p>
          </table:table-cell>
          <table:table-cell office:value-type="float" office:value="1717.611084" calcext:value-type="float">
            <text:p>1717.611084</text:p>
          </table:table-cell>
          <table:table-cell office:value-type="float" office:value="1649.94873" calcext:value-type="float">
            <text:p>1649.94873</text:p>
          </table:table-cell>
          <table:table-cell office:value-type="float" office:value="1716.074463" calcext:value-type="float">
            <text:p>1716.074463</text:p>
          </table:table-cell>
          <table:table-cell table:number-columns-repeated="13"/>
        </table:table-row>
        <table:table-row table:style-name="ro1">
          <table:table-cell office:value-type="float" office:value="1650.338013" calcext:value-type="float">
            <text:p>1650.338013</text:p>
          </table:table-cell>
          <table:table-cell office:value-type="float" office:value="1718.120728" calcext:value-type="float">
            <text:p>1718.120728</text:p>
          </table:table-cell>
          <table:table-cell office:value-type="float" office:value="1652.034302" calcext:value-type="float">
            <text:p>1652.034302</text:p>
          </table:table-cell>
          <table:table-cell office:value-type="float" office:value="1719.199219" calcext:value-type="float">
            <text:p>1719.199219</text:p>
          </table:table-cell>
          <table:table-cell table:number-columns-repeated="13"/>
        </table:table-row>
        <table:table-row table:style-name="ro1">
          <table:table-cell office:value-type="float" office:value="1647.564453" calcext:value-type="float">
            <text:p>1647.564453</text:p>
          </table:table-cell>
          <table:table-cell office:value-type="float" office:value="1722.088867" calcext:value-type="float">
            <text:p>1722.088867</text:p>
          </table:table-cell>
          <table:table-cell office:value-type="float" office:value="1656.129272" calcext:value-type="float">
            <text:p>1656.129272</text:p>
          </table:table-cell>
          <table:table-cell office:value-type="float" office:value="1716.89917" calcext:value-type="float">
            <text:p>1716.89917</text:p>
          </table:table-cell>
          <table:table-cell table:number-columns-repeated="13"/>
        </table:table-row>
        <table:table-row table:style-name="ro1">
          <table:table-cell office:value-type="float" office:value="1646.949585" calcext:value-type="float">
            <text:p>1646.949585</text:p>
          </table:table-cell>
          <table:table-cell office:value-type="float" office:value="1718.862793" calcext:value-type="float">
            <text:p>1718.862793</text:p>
          </table:table-cell>
          <table:table-cell office:value-type="float" office:value="1655.335449" calcext:value-type="float">
            <text:p>1655.335449</text:p>
          </table:table-cell>
          <table:table-cell office:value-type="float" office:value="1718.416016" calcext:value-type="float">
            <text:p>1718.416016</text:p>
          </table:table-cell>
          <table:table-cell table:number-columns-repeated="13"/>
        </table:table-row>
        <table:table-row table:style-name="ro1">
          <table:table-cell office:value-type="float" office:value="1649.111084" calcext:value-type="float">
            <text:p>1649.111084</text:p>
          </table:table-cell>
          <table:table-cell office:value-type="float" office:value="1719.787598" calcext:value-type="float">
            <text:p>1719.787598</text:p>
          </table:table-cell>
          <table:table-cell office:value-type="float" office:value="1654.112793" calcext:value-type="float">
            <text:p>1654.112793</text:p>
          </table:table-cell>
          <table:table-cell office:value-type="float" office:value="1719.634033" calcext:value-type="float">
            <text:p>1719.634033</text:p>
          </table:table-cell>
          <table:table-cell table:number-columns-repeated="13"/>
        </table:table-row>
        <table:table-row table:style-name="ro1">
          <table:table-cell office:value-type="float" office:value="1649.996338" calcext:value-type="float">
            <text:p>1649.996338</text:p>
          </table:table-cell>
          <table:table-cell office:value-type="float" office:value="1722.790283" calcext:value-type="float">
            <text:p>1722.790283</text:p>
          </table:table-cell>
          <table:table-cell office:value-type="float" office:value="1654.772461" calcext:value-type="float">
            <text:p>1654.772461</text:p>
          </table:table-cell>
          <table:table-cell office:value-type="float" office:value="1719.667236" calcext:value-type="float">
            <text:p>1719.667236</text:p>
          </table:table-cell>
          <table:table-cell table:number-columns-repeated="13"/>
        </table:table-row>
        <table:table-row table:style-name="ro1">
          <table:table-cell office:value-type="float" office:value="1647.566162" calcext:value-type="float">
            <text:p>1647.566162</text:p>
          </table:table-cell>
          <table:table-cell office:value-type="float" office:value="1724.252197" calcext:value-type="float">
            <text:p>1724.252197</text:p>
          </table:table-cell>
          <table:table-cell office:value-type="float" office:value="1653.504395" calcext:value-type="float">
            <text:p>1653.504395</text:p>
          </table:table-cell>
          <table:table-cell office:value-type="float" office:value="1723.928833" calcext:value-type="float">
            <text:p>1723.928833</text:p>
          </table:table-cell>
          <table:table-cell table:number-columns-repeated="13"/>
        </table:table-row>
        <table:table-row table:style-name="ro1">
          <table:table-cell office:value-type="float" office:value="1649.880737" calcext:value-type="float">
            <text:p>1649.880737</text:p>
          </table:table-cell>
          <table:table-cell office:value-type="float" office:value="1724.744507" calcext:value-type="float">
            <text:p>1724.744507</text:p>
          </table:table-cell>
          <table:table-cell office:value-type="float" office:value="1657.000488" calcext:value-type="float">
            <text:p>1657.000488</text:p>
          </table:table-cell>
          <table:table-cell office:value-type="float" office:value="1722.23999" calcext:value-type="float">
            <text:p>1722.23999</text:p>
          </table:table-cell>
          <table:table-cell table:number-columns-repeated="13"/>
        </table:table-row>
        <table:table-row table:style-name="ro1">
          <table:table-cell office:value-type="float" office:value="1646.728271" calcext:value-type="float">
            <text:p>1646.728271</text:p>
          </table:table-cell>
          <table:table-cell office:value-type="float" office:value="1726.766724" calcext:value-type="float">
            <text:p>1726.766724</text:p>
          </table:table-cell>
          <table:table-cell office:value-type="float" office:value="1654.005615" calcext:value-type="float">
            <text:p>1654.005615</text:p>
          </table:table-cell>
          <table:table-cell office:value-type="float" office:value="1723.392944" calcext:value-type="float">
            <text:p>1723.392944</text:p>
          </table:table-cell>
          <table:table-cell table:number-columns-repeated="13"/>
        </table:table-row>
        <table:table-row table:style-name="ro1">
          <table:table-cell office:value-type="float" office:value="1647.890747" calcext:value-type="float">
            <text:p>1647.890747</text:p>
          </table:table-cell>
          <table:table-cell office:value-type="float" office:value="1724.135986" calcext:value-type="float">
            <text:p>1724.135986</text:p>
          </table:table-cell>
          <table:table-cell office:value-type="float" office:value="1657.986572" calcext:value-type="float">
            <text:p>1657.986572</text:p>
          </table:table-cell>
          <table:table-cell office:value-type="float" office:value="1723.075562" calcext:value-type="float">
            <text:p>1723.075562</text:p>
          </table:table-cell>
          <table:table-cell table:number-columns-repeated="13"/>
        </table:table-row>
        <table:table-row table:style-name="ro1">
          <table:table-cell office:value-type="float" office:value="1652.03833" calcext:value-type="float">
            <text:p>1652.03833</text:p>
          </table:table-cell>
          <table:table-cell office:value-type="float" office:value="1725.436035" calcext:value-type="float">
            <text:p>1725.436035</text:p>
          </table:table-cell>
          <table:table-cell office:value-type="float" office:value="1658.883789" calcext:value-type="float">
            <text:p>1658.883789</text:p>
          </table:table-cell>
          <table:table-cell office:value-type="float" office:value="1721.825195" calcext:value-type="float">
            <text:p>1721.825195</text:p>
          </table:table-cell>
          <table:table-cell table:number-columns-repeated="13"/>
        </table:table-row>
        <table:table-row table:style-name="ro1">
          <table:table-cell office:value-type="float" office:value="1649.824829" calcext:value-type="float">
            <text:p>1649.824829</text:p>
          </table:table-cell>
          <table:table-cell office:value-type="float" office:value="1725.374023" calcext:value-type="float">
            <text:p>1725.374023</text:p>
          </table:table-cell>
          <table:table-cell office:value-type="float" office:value="1658.154541" calcext:value-type="float">
            <text:p>1658.154541</text:p>
          </table:table-cell>
          <table:table-cell office:value-type="float" office:value="1723.030884" calcext:value-type="float">
            <text:p>1723.030884</text:p>
          </table:table-cell>
          <table:table-cell table:number-columns-repeated="13"/>
        </table:table-row>
        <table:table-row table:style-name="ro1">
          <table:table-cell office:value-type="float" office:value="1652.713257" calcext:value-type="float">
            <text:p>1652.713257</text:p>
          </table:table-cell>
          <table:table-cell office:value-type="float" office:value="1726.919189" calcext:value-type="float">
            <text:p>1726.919189</text:p>
          </table:table-cell>
          <table:table-cell office:value-type="float" office:value="1656.547363" calcext:value-type="float">
            <text:p>1656.547363</text:p>
          </table:table-cell>
          <table:table-cell office:value-type="float" office:value="1722.405029" calcext:value-type="float">
            <text:p>1722.405029</text:p>
          </table:table-cell>
          <table:table-cell table:number-columns-repeated="13"/>
        </table:table-row>
        <table:table-row table:style-name="ro1">
          <table:table-cell office:value-type="float" office:value="1652.246338" calcext:value-type="float">
            <text:p>1652.246338</text:p>
          </table:table-cell>
          <table:table-cell office:value-type="float" office:value="1726.681152" calcext:value-type="float">
            <text:p>1726.681152</text:p>
          </table:table-cell>
          <table:table-cell office:value-type="float" office:value="1662.37146" calcext:value-type="float">
            <text:p>1662.37146</text:p>
          </table:table-cell>
          <table:table-cell office:value-type="float" office:value="1721.189697" calcext:value-type="float">
            <text:p>1721.189697</text:p>
          </table:table-cell>
          <table:table-cell table:number-columns-repeated="13"/>
        </table:table-row>
        <table:table-row table:style-name="ro1">
          <table:table-cell office:value-type="float" office:value="1653.20813" calcext:value-type="float">
            <text:p>1653.20813</text:p>
          </table:table-cell>
          <table:table-cell office:value-type="float" office:value="1725.319336" calcext:value-type="float">
            <text:p>1725.319336</text:p>
          </table:table-cell>
          <table:table-cell office:value-type="float" office:value="1662.484985" calcext:value-type="float">
            <text:p>1662.484985</text:p>
          </table:table-cell>
          <table:table-cell office:value-type="float" office:value="1722.528076" calcext:value-type="float">
            <text:p>1722.528076</text:p>
          </table:table-cell>
          <table:table-cell table:number-columns-repeated="13"/>
        </table:table-row>
        <table:table-row table:style-name="ro1">
          <table:table-cell office:value-type="float" office:value="1651.887085" calcext:value-type="float">
            <text:p>1651.887085</text:p>
          </table:table-cell>
          <table:table-cell office:value-type="float" office:value="1727.976685" calcext:value-type="float">
            <text:p>1727.976685</text:p>
          </table:table-cell>
          <table:table-cell office:value-type="float" office:value="1659.887695" calcext:value-type="float">
            <text:p>1659.887695</text:p>
          </table:table-cell>
          <table:table-cell office:value-type="float" office:value="1725.847168" calcext:value-type="float">
            <text:p>1725.847168</text:p>
          </table:table-cell>
          <table:table-cell table:number-columns-repeated="13"/>
        </table:table-row>
        <table:table-row table:style-name="ro1">
          <table:table-cell office:value-type="float" office:value="1652.496094" calcext:value-type="float">
            <text:p>1652.496094</text:p>
          </table:table-cell>
          <table:table-cell office:value-type="float" office:value="1726.992432" calcext:value-type="float">
            <text:p>1726.992432</text:p>
          </table:table-cell>
          <table:table-cell office:value-type="float" office:value="1658.500732" calcext:value-type="float">
            <text:p>1658.500732</text:p>
          </table:table-cell>
          <table:table-cell office:value-type="float" office:value="1726.065796" calcext:value-type="float">
            <text:p>1726.065796</text:p>
          </table:table-cell>
          <table:table-cell table:number-columns-repeated="13"/>
        </table:table-row>
        <table:table-row table:style-name="ro1">
          <table:table-cell office:value-type="float" office:value="1651.3479" calcext:value-type="float">
            <text:p>1651.3479</text:p>
          </table:table-cell>
          <table:table-cell office:value-type="float" office:value="1729.70459" calcext:value-type="float">
            <text:p>1729.70459</text:p>
          </table:table-cell>
          <table:table-cell office:value-type="float" office:value="1664.500244" calcext:value-type="float">
            <text:p>1664.500244</text:p>
          </table:table-cell>
          <table:table-cell office:value-type="float" office:value="1725.097168" calcext:value-type="float">
            <text:p>1725.097168</text:p>
          </table:table-cell>
          <table:table-cell table:number-columns-repeated="13"/>
        </table:table-row>
        <table:table-row table:style-name="ro1">
          <table:table-cell office:value-type="float" office:value="1653.397095" calcext:value-type="float">
            <text:p>1653.397095</text:p>
          </table:table-cell>
          <table:table-cell office:value-type="float" office:value="1729.901733" calcext:value-type="float">
            <text:p>1729.901733</text:p>
          </table:table-cell>
          <table:table-cell office:value-type="float" office:value="1659.648438" calcext:value-type="float">
            <text:p>1659.648438</text:p>
          </table:table-cell>
          <table:table-cell office:value-type="float" office:value="1725.743896" calcext:value-type="float">
            <text:p>1725.743896</text:p>
          </table:table-cell>
          <table:table-cell table:number-columns-repeated="13"/>
        </table:table-row>
        <table:table-row table:style-name="ro1">
          <table:table-cell office:value-type="float" office:value="1653.341431" calcext:value-type="float">
            <text:p>1653.341431</text:p>
          </table:table-cell>
          <table:table-cell office:value-type="float" office:value="1730.555908" calcext:value-type="float">
            <text:p>1730.555908</text:p>
          </table:table-cell>
          <table:table-cell office:value-type="float" office:value="1662.279297" calcext:value-type="float">
            <text:p>1662.279297</text:p>
          </table:table-cell>
          <table:table-cell office:value-type="float" office:value="1724.545654" calcext:value-type="float">
            <text:p>1724.545654</text:p>
          </table:table-cell>
          <table:table-cell table:number-columns-repeated="13"/>
        </table:table-row>
        <table:table-row table:style-name="ro1">
          <table:table-cell office:value-type="float" office:value="1653.165283" calcext:value-type="float">
            <text:p>1653.165283</text:p>
          </table:table-cell>
          <table:table-cell office:value-type="float" office:value="1730.865723" calcext:value-type="float">
            <text:p>1730.865723</text:p>
          </table:table-cell>
          <table:table-cell office:value-type="float" office:value="1656.896729" calcext:value-type="float">
            <text:p>1656.896729</text:p>
          </table:table-cell>
          <table:table-cell office:value-type="float" office:value="1730.053345" calcext:value-type="float">
            <text:p>1730.053345</text:p>
          </table:table-cell>
          <table:table-cell table:number-columns-repeated="13"/>
        </table:table-row>
        <table:table-row table:style-name="ro1">
          <table:table-cell office:value-type="float" office:value="1658.997437" calcext:value-type="float">
            <text:p>1658.997437</text:p>
          </table:table-cell>
          <table:table-cell office:value-type="float" office:value="1726.932617" calcext:value-type="float">
            <text:p>1726.932617</text:p>
          </table:table-cell>
          <table:table-cell office:value-type="float" office:value="1663.553589" calcext:value-type="float">
            <text:p>1663.553589</text:p>
          </table:table-cell>
          <table:table-cell office:value-type="float" office:value="1725.97998" calcext:value-type="float">
            <text:p>1725.97998</text:p>
          </table:table-cell>
          <table:table-cell table:number-columns-repeated="13"/>
        </table:table-row>
        <table:table-row table:style-name="ro1">
          <table:table-cell office:value-type="float" office:value="1655.226807" calcext:value-type="float">
            <text:p>1655.226807</text:p>
          </table:table-cell>
          <table:table-cell office:value-type="float" office:value="1729.993408" calcext:value-type="float">
            <text:p>1729.993408</text:p>
          </table:table-cell>
          <table:table-cell office:value-type="float" office:value="1661.75293" calcext:value-type="float">
            <text:p>1661.75293</text:p>
          </table:table-cell>
          <table:table-cell office:value-type="float" office:value="1726.934204" calcext:value-type="float">
            <text:p>1726.934204</text:p>
          </table:table-cell>
          <table:table-cell table:number-columns-repeated="13"/>
        </table:table-row>
        <table:table-row table:style-name="ro1">
          <table:table-cell office:value-type="float" office:value="1652.172729" calcext:value-type="float">
            <text:p>1652.172729</text:p>
          </table:table-cell>
          <table:table-cell office:value-type="float" office:value="1734.365845" calcext:value-type="float">
            <text:p>1734.365845</text:p>
          </table:table-cell>
          <table:table-cell office:value-type="float" office:value="1664.487793" calcext:value-type="float">
            <text:p>1664.487793</text:p>
          </table:table-cell>
          <table:table-cell office:value-type="float" office:value="1730.642944" calcext:value-type="float">
            <text:p>1730.642944</text:p>
          </table:table-cell>
          <table:table-cell table:number-columns-repeated="13"/>
        </table:table-row>
        <table:table-row table:style-name="ro1">
          <table:table-cell office:value-type="float" office:value="1655.206177" calcext:value-type="float">
            <text:p>1655.206177</text:p>
          </table:table-cell>
          <table:table-cell office:value-type="float" office:value="1730.349487" calcext:value-type="float">
            <text:p>1730.349487</text:p>
          </table:table-cell>
          <table:table-cell office:value-type="float" office:value="1661.184326" calcext:value-type="float">
            <text:p>1661.184326</text:p>
          </table:table-cell>
          <table:table-cell office:value-type="float" office:value="1727.044189" calcext:value-type="float">
            <text:p>1727.044189</text:p>
          </table:table-cell>
          <table:table-cell table:number-columns-repeated="13"/>
        </table:table-row>
        <table:table-row table:style-name="ro1">
          <table:table-cell office:value-type="float" office:value="1652.829834" calcext:value-type="float">
            <text:p>1652.829834</text:p>
          </table:table-cell>
          <table:table-cell office:value-type="float" office:value="1733.220703" calcext:value-type="float">
            <text:p>1733.220703</text:p>
          </table:table-cell>
          <table:table-cell office:value-type="float" office:value="1665.52832" calcext:value-type="float">
            <text:p>1665.52832</text:p>
          </table:table-cell>
          <table:table-cell office:value-type="float" office:value="1728.486572" calcext:value-type="float">
            <text:p>1728.486572</text:p>
          </table:table-cell>
          <table:table-cell table:number-columns-repeated="13"/>
        </table:table-row>
        <table:table-row table:style-name="ro1">
          <table:table-cell office:value-type="float" office:value="1654.843994" calcext:value-type="float">
            <text:p>1654.843994</text:p>
          </table:table-cell>
          <table:table-cell office:value-type="float" office:value="1735.225464" calcext:value-type="float">
            <text:p>1735.225464</text:p>
          </table:table-cell>
          <table:table-cell office:value-type="float" office:value="1665.044434" calcext:value-type="float">
            <text:p>1665.044434</text:p>
          </table:table-cell>
          <table:table-cell office:value-type="float" office:value="1729.748779" calcext:value-type="float">
            <text:p>1729.748779</text:p>
          </table:table-cell>
          <table:table-cell table:number-columns-repeated="13"/>
        </table:table-row>
        <table:table-row table:style-name="ro1">
          <table:table-cell office:value-type="float" office:value="1655.126343" calcext:value-type="float">
            <text:p>1655.126343</text:p>
          </table:table-cell>
          <table:table-cell office:value-type="float" office:value="1732.967773" calcext:value-type="float">
            <text:p>1732.967773</text:p>
          </table:table-cell>
          <table:table-cell office:value-type="float" office:value="1665.31311" calcext:value-type="float">
            <text:p>1665.31311</text:p>
          </table:table-cell>
          <table:table-cell office:value-type="float" office:value="1730.124512" calcext:value-type="float">
            <text:p>1730.124512</text:p>
          </table:table-cell>
          <table:table-cell table:number-columns-repeated="13"/>
        </table:table-row>
        <table:table-row table:style-name="ro1">
          <table:table-cell office:value-type="float" office:value="1656.202881" calcext:value-type="float">
            <text:p>1656.202881</text:p>
          </table:table-cell>
          <table:table-cell office:value-type="float" office:value="1735.01062" calcext:value-type="float">
            <text:p>1735.01062</text:p>
          </table:table-cell>
          <table:table-cell office:value-type="float" office:value="1665.869385" calcext:value-type="float">
            <text:p>1665.869385</text:p>
          </table:table-cell>
          <table:table-cell office:value-type="float" office:value="1727.477295" calcext:value-type="float">
            <text:p>1727.477295</text:p>
          </table:table-cell>
          <table:table-cell table:number-columns-repeated="13"/>
        </table:table-row>
        <table:table-row table:style-name="ro1">
          <table:table-cell office:value-type="float" office:value="1658.371338" calcext:value-type="float">
            <text:p>1658.371338</text:p>
          </table:table-cell>
          <table:table-cell office:value-type="float" office:value="1730.569336" calcext:value-type="float">
            <text:p>1730.569336</text:p>
          </table:table-cell>
          <table:table-cell office:value-type="float" office:value="1665.20459" calcext:value-type="float">
            <text:p>1665.20459</text:p>
          </table:table-cell>
          <table:table-cell office:value-type="float" office:value="1729.314575" calcext:value-type="float">
            <text:p>1729.314575</text:p>
          </table:table-cell>
          <table:table-cell table:number-columns-repeated="13"/>
        </table:table-row>
        <table:table-row table:style-name="ro1">
          <table:table-cell office:value-type="float" office:value="1656.744385" calcext:value-type="float">
            <text:p>1656.744385</text:p>
          </table:table-cell>
          <table:table-cell office:value-type="float" office:value="1732.963989" calcext:value-type="float">
            <text:p>1732.963989</text:p>
          </table:table-cell>
          <table:table-cell office:value-type="float" office:value="1665.61438" calcext:value-type="float">
            <text:p>1665.61438</text:p>
          </table:table-cell>
          <table:table-cell office:value-type="float" office:value="1730.474854" calcext:value-type="float">
            <text:p>1730.474854</text:p>
          </table:table-cell>
          <table:table-cell table:number-columns-repeated="13"/>
        </table:table-row>
        <table:table-row table:style-name="ro1">
          <table:table-cell office:value-type="float" office:value="1656.14856" calcext:value-type="float">
            <text:p>1656.14856</text:p>
          </table:table-cell>
          <table:table-cell office:value-type="float" office:value="1731.694946" calcext:value-type="float">
            <text:p>1731.694946</text:p>
          </table:table-cell>
          <table:table-cell office:value-type="float" office:value="1663.996338" calcext:value-type="float">
            <text:p>1663.996338</text:p>
          </table:table-cell>
          <table:table-cell office:value-type="float" office:value="1731.378906" calcext:value-type="float">
            <text:p>1731.378906</text:p>
          </table:table-cell>
          <table:table-cell table:number-columns-repeated="13"/>
        </table:table-row>
        <table:table-row table:style-name="ro1">
          <table:table-cell office:value-type="float" office:value="1656.646606" calcext:value-type="float">
            <text:p>1656.646606</text:p>
          </table:table-cell>
          <table:table-cell office:value-type="float" office:value="1733.356201" calcext:value-type="float">
            <text:p>1733.356201</text:p>
          </table:table-cell>
          <table:table-cell office:value-type="float" office:value="1661.688599" calcext:value-type="float">
            <text:p>1661.688599</text:p>
          </table:table-cell>
          <table:table-cell office:value-type="float" office:value="1733.190308" calcext:value-type="float">
            <text:p>1733.190308</text:p>
          </table:table-cell>
          <table:table-cell table:number-columns-repeated="13"/>
        </table:table-row>
        <table:table-row table:style-name="ro1">
          <table:table-cell office:value-type="float" office:value="1657.157471" calcext:value-type="float">
            <text:p>1657.157471</text:p>
          </table:table-cell>
          <table:table-cell office:value-type="float" office:value="1733.302002" calcext:value-type="float">
            <text:p>1733.302002</text:p>
          </table:table-cell>
          <table:table-cell office:value-type="float" office:value="1663.230957" calcext:value-type="float">
            <text:p>1663.230957</text:p>
          </table:table-cell>
          <table:table-cell office:value-type="float" office:value="1730.474487" calcext:value-type="float">
            <text:p>1730.474487</text:p>
          </table:table-cell>
          <table:table-cell table:number-columns-repeated="13"/>
        </table:table-row>
        <table:table-row table:style-name="ro1">
          <table:table-cell office:value-type="float" office:value="1656.427002" calcext:value-type="float">
            <text:p>1656.427002</text:p>
          </table:table-cell>
          <table:table-cell office:value-type="float" office:value="1736.793213" calcext:value-type="float">
            <text:p>1736.793213</text:p>
          </table:table-cell>
          <table:table-cell office:value-type="float" office:value="1659.129395" calcext:value-type="float">
            <text:p>1659.129395</text:p>
          </table:table-cell>
          <table:table-cell office:value-type="float" office:value="1735.124146" calcext:value-type="float">
            <text:p>1735.124146</text:p>
          </table:table-cell>
          <table:table-cell table:number-columns-repeated="13"/>
        </table:table-row>
        <table:table-row table:style-name="ro1">
          <table:table-cell office:value-type="float" office:value="1658.426025" calcext:value-type="float">
            <text:p>1658.426025</text:p>
          </table:table-cell>
          <table:table-cell office:value-type="float" office:value="1734.23877" calcext:value-type="float">
            <text:p>1734.23877</text:p>
          </table:table-cell>
          <table:table-cell office:value-type="float" office:value="1664.468384" calcext:value-type="float">
            <text:p>1664.468384</text:p>
          </table:table-cell>
          <table:table-cell office:value-type="float" office:value="1730.231567" calcext:value-type="float">
            <text:p>1730.231567</text:p>
          </table:table-cell>
          <table:table-cell table:number-columns-repeated="13"/>
        </table:table-row>
        <table:table-row table:style-name="ro1">
          <table:table-cell office:value-type="float" office:value="1654.264771" calcext:value-type="float">
            <text:p>1654.264771</text:p>
          </table:table-cell>
          <table:table-cell office:value-type="float" office:value="1735.370117" calcext:value-type="float">
            <text:p>1735.370117</text:p>
          </table:table-cell>
          <table:table-cell office:value-type="float" office:value="1665.767456" calcext:value-type="float">
            <text:p>1665.767456</text:p>
          </table:table-cell>
          <table:table-cell office:value-type="float" office:value="1733.724487" calcext:value-type="float">
            <text:p>1733.724487</text:p>
          </table:table-cell>
          <table:table-cell table:number-columns-repeated="13"/>
        </table:table-row>
        <table:table-row table:style-name="ro1">
          <table:table-cell office:value-type="float" office:value="1654.192871" calcext:value-type="float">
            <text:p>1654.192871</text:p>
          </table:table-cell>
          <table:table-cell office:value-type="float" office:value="1735.991089" calcext:value-type="float">
            <text:p>1735.991089</text:p>
          </table:table-cell>
          <table:table-cell office:value-type="float" office:value="1664.259521" calcext:value-type="float">
            <text:p>1664.259521</text:p>
          </table:table-cell>
          <table:table-cell office:value-type="float" office:value="1732.126221" calcext:value-type="float">
            <text:p>1732.126221</text:p>
          </table:table-cell>
          <table:table-cell table:number-columns-repeated="13"/>
        </table:table-row>
        <table:table-row table:style-name="ro1">
          <table:table-cell office:value-type="float" office:value="1659.185669" calcext:value-type="float">
            <text:p>1659.185669</text:p>
          </table:table-cell>
          <table:table-cell office:value-type="float" office:value="1732.98938" calcext:value-type="float">
            <text:p>1732.98938</text:p>
          </table:table-cell>
          <table:table-cell office:value-type="float" office:value="1665.617676" calcext:value-type="float">
            <text:p>1665.617676</text:p>
          </table:table-cell>
          <table:table-cell office:value-type="float" office:value="1729.473511" calcext:value-type="float">
            <text:p>1729.473511</text:p>
          </table:table-cell>
          <table:table-cell table:number-columns-repeated="13"/>
        </table:table-row>
        <table:table-row table:style-name="ro1">
          <table:table-cell office:value-type="float" office:value="1656.464233" calcext:value-type="float">
            <text:p>1656.464233</text:p>
          </table:table-cell>
          <table:table-cell office:value-type="float" office:value="1735.992432" calcext:value-type="float">
            <text:p>1735.992432</text:p>
          </table:table-cell>
          <table:table-cell office:value-type="float" office:value="1664.955078" calcext:value-type="float">
            <text:p>1664.955078</text:p>
          </table:table-cell>
          <table:table-cell office:value-type="float" office:value="1732.623779" calcext:value-type="float">
            <text:p>1732.623779</text:p>
          </table:table-cell>
          <table:table-cell table:number-columns-repeated="13"/>
        </table:table-row>
        <table:table-row table:style-name="ro1">
          <table:table-cell office:value-type="float" office:value="1659.802734" calcext:value-type="float">
            <text:p>1659.802734</text:p>
          </table:table-cell>
          <table:table-cell office:value-type="float" office:value="1735.058472" calcext:value-type="float">
            <text:p>1735.058472</text:p>
          </table:table-cell>
          <table:table-cell office:value-type="float" office:value="1667.623657" calcext:value-type="float">
            <text:p>1667.623657</text:p>
          </table:table-cell>
          <table:table-cell office:value-type="float" office:value="1729.835571" calcext:value-type="float">
            <text:p>1729.835571</text:p>
          </table:table-cell>
          <table:table-cell table:number-columns-repeated="13"/>
        </table:table-row>
        <table:table-row table:style-name="ro1">
          <table:table-cell office:value-type="float" office:value="1655.036865" calcext:value-type="float">
            <text:p>1655.036865</text:p>
          </table:table-cell>
          <table:table-cell office:value-type="float" office:value="1734.402954" calcext:value-type="float">
            <text:p>1734.402954</text:p>
          </table:table-cell>
          <table:table-cell office:value-type="float" office:value="1664.870483" calcext:value-type="float">
            <text:p>1664.870483</text:p>
          </table:table-cell>
          <table:table-cell office:value-type="float" office:value="1732.742432" calcext:value-type="float">
            <text:p>1732.742432</text:p>
          </table:table-cell>
          <table:table-cell table:number-columns-repeated="13"/>
        </table:table-row>
        <table:table-row table:style-name="ro1">
          <table:table-cell office:value-type="float" office:value="1658.327393" calcext:value-type="float">
            <text:p>1658.327393</text:p>
          </table:table-cell>
          <table:table-cell office:value-type="float" office:value="1736.933716" calcext:value-type="float">
            <text:p>1736.933716</text:p>
          </table:table-cell>
          <table:table-cell office:value-type="float" office:value="1664.658447" calcext:value-type="float">
            <text:p>1664.658447</text:p>
          </table:table-cell>
          <table:table-cell office:value-type="float" office:value="1733.22168" calcext:value-type="float">
            <text:p>1733.22168</text:p>
          </table:table-cell>
          <table:table-cell table:number-columns-repeated="13"/>
        </table:table-row>
        <table:table-row table:style-name="ro1">
          <table:table-cell office:value-type="float" office:value="1659.026367" calcext:value-type="float">
            <text:p>1659.026367</text:p>
          </table:table-cell>
          <table:table-cell office:value-type="float" office:value="1732.134521" calcext:value-type="float">
            <text:p>1732.134521</text:p>
          </table:table-cell>
          <table:table-cell office:value-type="float" office:value="1669.677368" calcext:value-type="float">
            <text:p>1669.677368</text:p>
          </table:table-cell>
          <table:table-cell office:value-type="float" office:value="1729.822021" calcext:value-type="float">
            <text:p>1729.822021</text:p>
          </table:table-cell>
          <table:table-cell table:number-columns-repeated="13"/>
        </table:table-row>
        <table:table-row table:style-name="ro1">
          <table:table-cell office:value-type="float" office:value="1655.334839" calcext:value-type="float">
            <text:p>1655.334839</text:p>
          </table:table-cell>
          <table:table-cell office:value-type="float" office:value="1734.87146" calcext:value-type="float">
            <text:p>1734.87146</text:p>
          </table:table-cell>
          <table:table-cell office:value-type="float" office:value="1666.09668" calcext:value-type="float">
            <text:p>1666.09668</text:p>
          </table:table-cell>
          <table:table-cell office:value-type="float" office:value="1732.80542" calcext:value-type="float">
            <text:p>1732.80542</text:p>
          </table:table-cell>
          <table:table-cell table:number-columns-repeated="13"/>
        </table:table-row>
        <table:table-row table:style-name="ro1">
          <table:table-cell office:value-type="float" office:value="1656.957275" calcext:value-type="float">
            <text:p>1656.957275</text:p>
          </table:table-cell>
          <table:table-cell office:value-type="float" office:value="1734.186035" calcext:value-type="float">
            <text:p>1734.186035</text:p>
          </table:table-cell>
          <table:table-cell office:value-type="float" office:value="1665.954712" calcext:value-type="float">
            <text:p>1665.954712</text:p>
          </table:table-cell>
          <table:table-cell office:value-type="float" office:value="1732.751343" calcext:value-type="float">
            <text:p>1732.751343</text:p>
          </table:table-cell>
          <table:table-cell table:number-columns-repeated="13"/>
        </table:table-row>
        <table:table-row table:style-name="ro1">
          <table:table-cell office:value-type="float" office:value="1659.789673" calcext:value-type="float">
            <text:p>1659.789673</text:p>
          </table:table-cell>
          <table:table-cell office:value-type="float" office:value="1734.772949" calcext:value-type="float">
            <text:p>1734.772949</text:p>
          </table:table-cell>
          <table:table-cell office:value-type="float" office:value="1668.66272" calcext:value-type="float">
            <text:p>1668.66272</text:p>
          </table:table-cell>
          <table:table-cell office:value-type="float" office:value="1732.936768" calcext:value-type="float">
            <text:p>1732.936768</text:p>
          </table:table-cell>
          <table:table-cell table:number-columns-repeated="13"/>
        </table:table-row>
        <table:table-row table:style-name="ro1">
          <table:table-cell office:value-type="float" office:value="1659.283081" calcext:value-type="float">
            <text:p>1659.283081</text:p>
          </table:table-cell>
          <table:table-cell office:value-type="float" office:value="1736.824463" calcext:value-type="float">
            <text:p>1736.824463</text:p>
          </table:table-cell>
          <table:table-cell office:value-type="float" office:value="1667.566162" calcext:value-type="float">
            <text:p>1667.566162</text:p>
          </table:table-cell>
          <table:table-cell office:value-type="float" office:value="1731.983643" calcext:value-type="float">
            <text:p>1731.983643</text:p>
          </table:table-cell>
          <table:table-cell table:number-columns-repeated="13"/>
        </table:table-row>
        <table:table-row table:style-name="ro1">
          <table:table-cell office:value-type="float" office:value="1659.169434" calcext:value-type="float">
            <text:p>1659.169434</text:p>
          </table:table-cell>
          <table:table-cell office:value-type="float" office:value="1736.894897" calcext:value-type="float">
            <text:p>1736.894897</text:p>
          </table:table-cell>
          <table:table-cell office:value-type="float" office:value="1669.711792" calcext:value-type="float">
            <text:p>1669.711792</text:p>
          </table:table-cell>
          <table:table-cell office:value-type="float" office:value="1731.68396" calcext:value-type="float">
            <text:p>1731.68396</text:p>
          </table:table-cell>
          <table:table-cell table:number-columns-repeated="13"/>
        </table:table-row>
        <table:table-row table:style-name="ro1">
          <table:table-cell office:value-type="float" office:value="1660.672241" calcext:value-type="float">
            <text:p>1660.672241</text:p>
          </table:table-cell>
          <table:table-cell office:value-type="float" office:value="1742.16626" calcext:value-type="float">
            <text:p>1742.16626</text:p>
          </table:table-cell>
          <table:table-cell office:value-type="float" office:value="1668.148193" calcext:value-type="float">
            <text:p>1668.148193</text:p>
          </table:table-cell>
          <table:table-cell office:value-type="float" office:value="1735.978149" calcext:value-type="float">
            <text:p>1735.978149</text:p>
          </table:table-cell>
          <table:table-cell table:number-columns-repeated="13"/>
        </table:table-row>
        <table:table-row table:style-name="ro1">
          <table:table-cell office:value-type="float" office:value="1660.773315" calcext:value-type="float">
            <text:p>1660.773315</text:p>
          </table:table-cell>
          <table:table-cell office:value-type="float" office:value="1738.480469" calcext:value-type="float">
            <text:p>1738.480469</text:p>
          </table:table-cell>
          <table:table-cell office:value-type="float" office:value="1666.675293" calcext:value-type="float">
            <text:p>1666.675293</text:p>
          </table:table-cell>
          <table:table-cell office:value-type="float" office:value="1738.324219" calcext:value-type="float">
            <text:p>1738.324219</text:p>
          </table:table-cell>
          <table:table-cell table:number-columns-repeated="13"/>
        </table:table-row>
        <table:table-row table:style-name="ro1">
          <table:table-cell office:value-type="float" office:value="1662.629272" calcext:value-type="float">
            <text:p>1662.629272</text:p>
          </table:table-cell>
          <table:table-cell office:value-type="float" office:value="1738.527344" calcext:value-type="float">
            <text:p>1738.527344</text:p>
          </table:table-cell>
          <table:table-cell office:value-type="float" office:value="1668.037109" calcext:value-type="float">
            <text:p>1668.037109</text:p>
          </table:table-cell>
          <table:table-cell office:value-type="float" office:value="1736.855103" calcext:value-type="float">
            <text:p>1736.855103</text:p>
          </table:table-cell>
          <table:table-cell table:number-columns-repeated="13"/>
        </table:table-row>
        <table:table-row table:style-name="ro1">
          <table:table-cell office:value-type="float" office:value="1661.88208" calcext:value-type="float">
            <text:p>1661.88208</text:p>
          </table:table-cell>
          <table:table-cell office:value-type="float" office:value="1739.794189" calcext:value-type="float">
            <text:p>1739.794189</text:p>
          </table:table-cell>
          <table:table-cell office:value-type="float" office:value="1671.196289" calcext:value-type="float">
            <text:p>1671.196289</text:p>
          </table:table-cell>
          <table:table-cell office:value-type="float" office:value="1737.347412" calcext:value-type="float">
            <text:p>1737.347412</text:p>
          </table:table-cell>
          <table:table-cell table:number-columns-repeated="13"/>
        </table:table-row>
        <table:table-row table:style-name="ro1">
          <table:table-cell office:value-type="float" office:value="1663.417969" calcext:value-type="float">
            <text:p>1663.417969</text:p>
          </table:table-cell>
          <table:table-cell office:value-type="float" office:value="1741.011963" calcext:value-type="float">
            <text:p>1741.011963</text:p>
          </table:table-cell>
          <table:table-cell office:value-type="float" office:value="1671.464844" calcext:value-type="float">
            <text:p>1671.464844</text:p>
          </table:table-cell>
          <table:table-cell office:value-type="float" office:value="1739.144409" calcext:value-type="float">
            <text:p>1739.144409</text:p>
          </table:table-cell>
          <table:table-cell table:number-columns-repeated="13"/>
        </table:table-row>
        <table:table-row table:style-name="ro1">
          <table:table-cell office:value-type="float" office:value="1661.632568" calcext:value-type="float">
            <text:p>1661.632568</text:p>
          </table:table-cell>
          <table:table-cell office:value-type="float" office:value="1741.405518" calcext:value-type="float">
            <text:p>1741.405518</text:p>
          </table:table-cell>
          <table:table-cell office:value-type="float" office:value="1668.751099" calcext:value-type="float">
            <text:p>1668.751099</text:p>
          </table:table-cell>
          <table:table-cell office:value-type="float" office:value="1738.176025" calcext:value-type="float">
            <text:p>1738.176025</text:p>
          </table:table-cell>
          <table:table-cell table:number-columns-repeated="13"/>
        </table:table-row>
        <table:table-row table:style-name="ro1">
          <table:table-cell office:value-type="float" office:value="1662.912476" calcext:value-type="float">
            <text:p>1662.912476</text:p>
          </table:table-cell>
          <table:table-cell office:value-type="float" office:value="1741.490479" calcext:value-type="float">
            <text:p>1741.490479</text:p>
          </table:table-cell>
          <table:table-cell office:value-type="float" office:value="1668.752075" calcext:value-type="float">
            <text:p>1668.752075</text:p>
          </table:table-cell>
          <table:table-cell office:value-type="float" office:value="1738.353027" calcext:value-type="float">
            <text:p>1738.353027</text:p>
          </table:table-cell>
          <table:table-cell table:number-columns-repeated="13"/>
        </table:table-row>
        <table:table-row table:style-name="ro1">
          <table:table-cell office:value-type="float" office:value="1659.731934" calcext:value-type="float">
            <text:p>1659.731934</text:p>
          </table:table-cell>
          <table:table-cell office:value-type="float" office:value="1741.619629" calcext:value-type="float">
            <text:p>1741.619629</text:p>
          </table:table-cell>
          <table:table-cell office:value-type="float" office:value="1671.226074" calcext:value-type="float">
            <text:p>1671.226074</text:p>
          </table:table-cell>
          <table:table-cell office:value-type="float" office:value="1737.387085" calcext:value-type="float">
            <text:p>1737.387085</text:p>
          </table:table-cell>
          <table:table-cell table:number-columns-repeated="13"/>
        </table:table-row>
        <table:table-row table:style-name="ro1">
          <table:table-cell office:value-type="float" office:value="1661.751221" calcext:value-type="float">
            <text:p>1661.751221</text:p>
          </table:table-cell>
          <table:table-cell office:value-type="float" office:value="1740.921387" calcext:value-type="float">
            <text:p>1740.921387</text:p>
          </table:table-cell>
          <table:table-cell office:value-type="float" office:value="1670.887695" calcext:value-type="float">
            <text:p>1670.887695</text:p>
          </table:table-cell>
          <table:table-cell office:value-type="float" office:value="1739.705933" calcext:value-type="float">
            <text:p>1739.705933</text:p>
          </table:table-cell>
          <table:table-cell table:number-columns-repeated="13"/>
        </table:table-row>
        <table:table-row table:style-name="ro1">
          <table:table-cell office:value-type="float" office:value="1663.89856" calcext:value-type="float">
            <text:p>1663.89856</text:p>
          </table:table-cell>
          <table:table-cell office:value-type="float" office:value="1742.904175" calcext:value-type="float">
            <text:p>1742.904175</text:p>
          </table:table-cell>
          <table:table-cell office:value-type="float" office:value="1672.812866" calcext:value-type="float">
            <text:p>1672.812866</text:p>
          </table:table-cell>
          <table:table-cell office:value-type="float" office:value="1738.754761" calcext:value-type="float">
            <text:p>1738.754761</text:p>
          </table:table-cell>
          <table:table-cell table:number-columns-repeated="13"/>
        </table:table-row>
        <table:table-row table:style-name="ro1">
          <table:table-cell office:value-type="float" office:value="1663.178101" calcext:value-type="float">
            <text:p>1663.178101</text:p>
          </table:table-cell>
          <table:table-cell office:value-type="float" office:value="1744.623779" calcext:value-type="float">
            <text:p>1744.623779</text:p>
          </table:table-cell>
          <table:table-cell office:value-type="float" office:value="1668.843628" calcext:value-type="float">
            <text:p>1668.843628</text:p>
          </table:table-cell>
          <table:table-cell office:value-type="float" office:value="1740.942749" calcext:value-type="float">
            <text:p>1740.942749</text:p>
          </table:table-cell>
          <table:table-cell table:number-columns-repeated="13"/>
        </table:table-row>
        <table:table-row table:style-name="ro1">
          <table:table-cell office:value-type="float" office:value="1661.589233" calcext:value-type="float">
            <text:p>1661.589233</text:p>
          </table:table-cell>
          <table:table-cell office:value-type="float" office:value="1742.044678" calcext:value-type="float">
            <text:p>1742.044678</text:p>
          </table:table-cell>
          <table:table-cell office:value-type="float" office:value="1671.068359" calcext:value-type="float">
            <text:p>1671.068359</text:p>
          </table:table-cell>
          <table:table-cell office:value-type="float" office:value="1736.037354" calcext:value-type="float">
            <text:p>1736.037354</text:p>
          </table:table-cell>
          <table:table-cell table:number-columns-repeated="13"/>
        </table:table-row>
        <table:table-row table:style-name="ro1">
          <table:table-cell office:value-type="float" office:value="1664.5625" calcext:value-type="float">
            <text:p>1664.5625</text:p>
          </table:table-cell>
          <table:table-cell office:value-type="float" office:value="1744.130615" calcext:value-type="float">
            <text:p>1744.130615</text:p>
          </table:table-cell>
          <table:table-cell office:value-type="float" office:value="1673.688965" calcext:value-type="float">
            <text:p>1673.688965</text:p>
          </table:table-cell>
          <table:table-cell office:value-type="float" office:value="1740.976196" calcext:value-type="float">
            <text:p>1740.976196</text:p>
          </table:table-cell>
          <table:table-cell table:number-columns-repeated="13"/>
        </table:table-row>
        <table:table-row table:style-name="ro1">
          <table:table-cell office:value-type="float" office:value="1662.436768" calcext:value-type="float">
            <text:p>1662.436768</text:p>
          </table:table-cell>
          <table:table-cell office:value-type="float" office:value="1742.913818" calcext:value-type="float">
            <text:p>1742.913818</text:p>
          </table:table-cell>
          <table:table-cell office:value-type="float" office:value="1667.476074" calcext:value-type="float">
            <text:p>1667.476074</text:p>
          </table:table-cell>
          <table:table-cell office:value-type="float" office:value="1739.348389" calcext:value-type="float">
            <text:p>1739.348389</text:p>
          </table:table-cell>
          <table:table-cell table:number-columns-repeated="13"/>
        </table:table-row>
        <table:table-row table:style-name="ro1">
          <table:table-cell office:value-type="float" office:value="1662.195312" calcext:value-type="float">
            <text:p>1662.195312</text:p>
          </table:table-cell>
          <table:table-cell office:value-type="float" office:value="1742.129761" calcext:value-type="float">
            <text:p>1742.129761</text:p>
          </table:table-cell>
          <table:table-cell office:value-type="float" office:value="1671.657104" calcext:value-type="float">
            <text:p>1671.657104</text:p>
          </table:table-cell>
          <table:table-cell office:value-type="float" office:value="1740.577515" calcext:value-type="float">
            <text:p>1740.577515</text:p>
          </table:table-cell>
          <table:table-cell table:number-columns-repeated="13"/>
        </table:table-row>
        <table:table-row table:style-name="ro1">
          <table:table-cell office:value-type="float" office:value="1664.902466" calcext:value-type="float">
            <text:p>1664.902466</text:p>
          </table:table-cell>
          <table:table-cell office:value-type="float" office:value="1745.674561" calcext:value-type="float">
            <text:p>1745.674561</text:p>
          </table:table-cell>
          <table:table-cell office:value-type="float" office:value="1672.682495" calcext:value-type="float">
            <text:p>1672.682495</text:p>
          </table:table-cell>
          <table:table-cell office:value-type="float" office:value="1741.713745" calcext:value-type="float">
            <text:p>1741.713745</text:p>
          </table:table-cell>
          <table:table-cell table:number-columns-repeated="13"/>
        </table:table-row>
        <table:table-row table:style-name="ro1">
          <table:table-cell office:value-type="float" office:value="1663.652222" calcext:value-type="float">
            <text:p>1663.652222</text:p>
          </table:table-cell>
          <table:table-cell office:value-type="float" office:value="1743.587769" calcext:value-type="float">
            <text:p>1743.587769</text:p>
          </table:table-cell>
          <table:table-cell office:value-type="float" office:value="1671.213135" calcext:value-type="float">
            <text:p>1671.213135</text:p>
          </table:table-cell>
          <table:table-cell office:value-type="float" office:value="1738.813843" calcext:value-type="float">
            <text:p>1738.813843</text:p>
          </table:table-cell>
          <table:table-cell table:number-columns-repeated="13"/>
        </table:table-row>
        <table:table-row table:style-name="ro1">
          <table:table-cell office:value-type="float" office:value="1664.372559" calcext:value-type="float">
            <text:p>1664.372559</text:p>
          </table:table-cell>
          <table:table-cell office:value-type="float" office:value="1741.626831" calcext:value-type="float">
            <text:p>1741.626831</text:p>
          </table:table-cell>
          <table:table-cell office:value-type="float" office:value="1670.442871" calcext:value-type="float">
            <text:p>1670.442871</text:p>
          </table:table-cell>
          <table:table-cell office:value-type="float" office:value="1737.950195" calcext:value-type="float">
            <text:p>1737.950195</text:p>
          </table:table-cell>
          <table:table-cell table:number-columns-repeated="13"/>
        </table:table-row>
        <table:table-row table:style-name="ro1">
          <table:table-cell office:value-type="float" office:value="1660.685059" calcext:value-type="float">
            <text:p>1660.685059</text:p>
          </table:table-cell>
          <table:table-cell office:value-type="float" office:value="1743.625854" calcext:value-type="float">
            <text:p>1743.625854</text:p>
          </table:table-cell>
          <table:table-cell office:value-type="float" office:value="1668.261475" calcext:value-type="float">
            <text:p>1668.261475</text:p>
          </table:table-cell>
          <table:table-cell office:value-type="float" office:value="1740.576172" calcext:value-type="float">
            <text:p>1740.576172</text:p>
          </table:table-cell>
          <table:table-cell table:number-columns-repeated="13"/>
        </table:table-row>
        <table:table-row table:style-name="ro1">
          <table:table-cell office:value-type="float" office:value="1663.223389" calcext:value-type="float">
            <text:p>1663.223389</text:p>
          </table:table-cell>
          <table:table-cell office:value-type="float" office:value="1741.749512" calcext:value-type="float">
            <text:p>1741.749512</text:p>
          </table:table-cell>
          <table:table-cell office:value-type="float" office:value="1672.86853" calcext:value-type="float">
            <text:p>1672.86853</text:p>
          </table:table-cell>
          <table:table-cell office:value-type="float" office:value="1739.110596" calcext:value-type="float">
            <text:p>1739.110596</text:p>
          </table:table-cell>
          <table:table-cell table:number-columns-repeated="13"/>
        </table:table-row>
        <table:table-row table:style-name="ro1">
          <table:table-cell office:value-type="float" office:value="1660.844849" calcext:value-type="float">
            <text:p>1660.844849</text:p>
          </table:table-cell>
          <table:table-cell office:value-type="float" office:value="1745.948242" calcext:value-type="float">
            <text:p>1745.948242</text:p>
          </table:table-cell>
          <table:table-cell office:value-type="float" office:value="1671.994141" calcext:value-type="float">
            <text:p>1671.994141</text:p>
          </table:table-cell>
          <table:table-cell office:value-type="float" office:value="1740.460205" calcext:value-type="float">
            <text:p>1740.460205</text:p>
          </table:table-cell>
          <table:table-cell table:number-columns-repeated="13"/>
        </table:table-row>
        <table:table-row table:style-name="ro1">
          <table:table-cell office:value-type="float" office:value="1661.151123" calcext:value-type="float">
            <text:p>1661.151123</text:p>
          </table:table-cell>
          <table:table-cell office:value-type="float" office:value="1745.41626" calcext:value-type="float">
            <text:p>1745.41626</text:p>
          </table:table-cell>
          <table:table-cell office:value-type="float" office:value="1671.544189" calcext:value-type="float">
            <text:p>1671.544189</text:p>
          </table:table-cell>
          <table:table-cell office:value-type="float" office:value="1740.9552" calcext:value-type="float">
            <text:p>1740.9552</text:p>
          </table:table-cell>
          <table:table-cell table:number-columns-repeated="13"/>
        </table:table-row>
        <table:table-row table:style-name="ro1">
          <table:table-cell office:value-type="float" office:value="1666.099976" calcext:value-type="float">
            <text:p>1666.099976</text:p>
          </table:table-cell>
          <table:table-cell office:value-type="float" office:value="1743.165649" calcext:value-type="float">
            <text:p>1743.165649</text:p>
          </table:table-cell>
          <table:table-cell office:value-type="float" office:value="1672.46875" calcext:value-type="float">
            <text:p>1672.46875</text:p>
          </table:table-cell>
          <table:table-cell office:value-type="float" office:value="1738.295898" calcext:value-type="float">
            <text:p>1738.295898</text:p>
          </table:table-cell>
          <table:table-cell table:number-columns-repeated="13"/>
        </table:table-row>
        <table:table-row table:style-name="ro1">
          <table:table-cell office:value-type="float" office:value="1665.569092" calcext:value-type="float">
            <text:p>1665.569092</text:p>
          </table:table-cell>
          <table:table-cell office:value-type="float" office:value="1744.420654" calcext:value-type="float">
            <text:p>1744.420654</text:p>
          </table:table-cell>
          <table:table-cell office:value-type="float" office:value="1672.190796" calcext:value-type="float">
            <text:p>1672.190796</text:p>
          </table:table-cell>
          <table:table-cell office:value-type="float" office:value="1743.301147" calcext:value-type="float">
            <text:p>1743.301147</text:p>
          </table:table-cell>
          <table:table-cell table:number-columns-repeated="13"/>
        </table:table-row>
        <table:table-row table:style-name="ro1">
          <table:table-cell office:value-type="float" office:value="1664.255615" calcext:value-type="float">
            <text:p>1664.255615</text:p>
          </table:table-cell>
          <table:table-cell office:value-type="float" office:value="1742.855103" calcext:value-type="float">
            <text:p>1742.855103</text:p>
          </table:table-cell>
          <table:table-cell office:value-type="float" office:value="1671.742432" calcext:value-type="float">
            <text:p>1671.742432</text:p>
          </table:table-cell>
          <table:table-cell office:value-type="float" office:value="1743.570435" calcext:value-type="float">
            <text:p>1743.570435</text:p>
          </table:table-cell>
          <table:table-cell table:number-columns-repeated="13"/>
        </table:table-row>
        <table:table-row table:style-name="ro1">
          <table:table-cell office:value-type="float" office:value="1665.322388" calcext:value-type="float">
            <text:p>1665.322388</text:p>
          </table:table-cell>
          <table:table-cell office:value-type="float" office:value="1744.627075" calcext:value-type="float">
            <text:p>1744.627075</text:p>
          </table:table-cell>
          <table:table-cell office:value-type="float" office:value="1671.976562" calcext:value-type="float">
            <text:p>1671.976562</text:p>
          </table:table-cell>
          <table:table-cell office:value-type="float" office:value="1743.699341" calcext:value-type="float">
            <text:p>1743.699341</text:p>
          </table:table-cell>
          <table:table-cell table:number-columns-repeated="13"/>
        </table:table-row>
        <table:table-row table:style-name="ro1">
          <table:table-cell office:value-type="float" office:value="1665.495117" calcext:value-type="float">
            <text:p>1665.495117</text:p>
          </table:table-cell>
          <table:table-cell office:value-type="float" office:value="1747.039307" calcext:value-type="float">
            <text:p>1747.039307</text:p>
          </table:table-cell>
          <table:table-cell office:value-type="float" office:value="1675.131104" calcext:value-type="float">
            <text:p>1675.131104</text:p>
          </table:table-cell>
          <table:table-cell office:value-type="float" office:value="1741.39856" calcext:value-type="float">
            <text:p>1741.39856</text:p>
          </table:table-cell>
          <table:table-cell table:number-columns-repeated="13"/>
        </table:table-row>
        <table:table-row table:style-name="ro1">
          <table:table-cell office:value-type="float" office:value="1663.465332" calcext:value-type="float">
            <text:p>1663.465332</text:p>
          </table:table-cell>
          <table:table-cell office:value-type="float" office:value="1744.585327" calcext:value-type="float">
            <text:p>1744.585327</text:p>
          </table:table-cell>
          <table:table-cell office:value-type="float" office:value="1674.163574" calcext:value-type="float">
            <text:p>1674.163574</text:p>
          </table:table-cell>
          <table:table-cell office:value-type="float" office:value="1741.088745" calcext:value-type="float">
            <text:p>1741.088745</text:p>
          </table:table-cell>
          <table:table-cell table:number-columns-repeated="13"/>
        </table:table-row>
        <table:table-row table:style-name="ro1">
          <table:table-cell office:value-type="float" office:value="1661.898926" calcext:value-type="float">
            <text:p>1661.898926</text:p>
          </table:table-cell>
          <table:table-cell office:value-type="float" office:value="1745.820068" calcext:value-type="float">
            <text:p>1745.820068</text:p>
          </table:table-cell>
          <table:table-cell office:value-type="float" office:value="1672.200806" calcext:value-type="float">
            <text:p>1672.200806</text:p>
          </table:table-cell>
          <table:table-cell office:value-type="float" office:value="1742.355225" calcext:value-type="float">
            <text:p>1742.355225</text:p>
          </table:table-cell>
          <table:table-cell table:number-columns-repeated="13"/>
        </table:table-row>
        <table:table-row table:style-name="ro1">
          <table:table-cell office:value-type="float" office:value="1665.486816" calcext:value-type="float">
            <text:p>1665.486816</text:p>
          </table:table-cell>
          <table:table-cell office:value-type="float" office:value="1742.352417" calcext:value-type="float">
            <text:p>1742.352417</text:p>
          </table:table-cell>
          <table:table-cell office:value-type="float" office:value="1673.700439" calcext:value-type="float">
            <text:p>1673.700439</text:p>
          </table:table-cell>
          <table:table-cell office:value-type="float" office:value="1738.796875" calcext:value-type="float">
            <text:p>1738.796875</text:p>
          </table:table-cell>
          <table:table-cell table:number-columns-repeated="13"/>
        </table:table-row>
        <table:table-row table:style-name="ro1">
          <table:table-cell office:value-type="float" office:value="1663.819824" calcext:value-type="float">
            <text:p>1663.819824</text:p>
          </table:table-cell>
          <table:table-cell office:value-type="float" office:value="1746.970337" calcext:value-type="float">
            <text:p>1746.970337</text:p>
          </table:table-cell>
          <table:table-cell office:value-type="float" office:value="1675.031128" calcext:value-type="float">
            <text:p>1675.031128</text:p>
          </table:table-cell>
          <table:table-cell office:value-type="float" office:value="1741.383911" calcext:value-type="float">
            <text:p>1741.383911</text:p>
          </table:table-cell>
          <table:table-cell table:number-columns-repeated="13"/>
        </table:table-row>
        <table:table-row table:style-name="ro1">
          <table:table-cell office:value-type="float" office:value="1663.136963" calcext:value-type="float">
            <text:p>1663.136963</text:p>
          </table:table-cell>
          <table:table-cell office:value-type="float" office:value="1745.158936" calcext:value-type="float">
            <text:p>1745.158936</text:p>
          </table:table-cell>
          <table:table-cell office:value-type="float" office:value="1674.343018" calcext:value-type="float">
            <text:p>1674.343018</text:p>
          </table:table-cell>
          <table:table-cell office:value-type="float" office:value="1742.311279" calcext:value-type="float">
            <text:p>1742.311279</text:p>
          </table:table-cell>
          <table:table-cell table:number-columns-repeated="13"/>
        </table:table-row>
        <table:table-row table:style-name="ro1">
          <table:table-cell office:value-type="float" office:value="1666.338013" calcext:value-type="float">
            <text:p>1666.338013</text:p>
          </table:table-cell>
          <table:table-cell office:value-type="float" office:value="1744.463989" calcext:value-type="float">
            <text:p>1744.463989</text:p>
          </table:table-cell>
          <table:table-cell office:value-type="float" office:value="1673.002441" calcext:value-type="float">
            <text:p>1673.002441</text:p>
          </table:table-cell>
          <table:table-cell office:value-type="float" office:value="1742.159302" calcext:value-type="float">
            <text:p>1742.159302</text:p>
          </table:table-cell>
          <table:table-cell table:number-columns-repeated="13"/>
        </table:table-row>
        <table:table-row table:style-name="ro1">
          <table:table-cell office:value-type="float" office:value="1662.261597" calcext:value-type="float">
            <text:p>1662.261597</text:p>
          </table:table-cell>
          <table:table-cell office:value-type="float" office:value="1748.915649" calcext:value-type="float">
            <text:p>1748.915649</text:p>
          </table:table-cell>
          <table:table-cell office:value-type="float" office:value="1671.907959" calcext:value-type="float">
            <text:p>1671.907959</text:p>
          </table:table-cell>
          <table:table-cell office:value-type="float" office:value="1744.28833" calcext:value-type="float">
            <text:p>1744.28833</text:p>
          </table:table-cell>
          <table:table-cell table:number-columns-repeated="13"/>
        </table:table-row>
        <table:table-row table:style-name="ro1">
          <table:table-cell office:value-type="float" office:value="1659.792969" calcext:value-type="float">
            <text:p>1659.792969</text:p>
          </table:table-cell>
          <table:table-cell office:value-type="float" office:value="1748.911865" calcext:value-type="float">
            <text:p>1748.911865</text:p>
          </table:table-cell>
          <table:table-cell office:value-type="float" office:value="1669.226807" calcext:value-type="float">
            <text:p>1669.226807</text:p>
          </table:table-cell>
          <table:table-cell office:value-type="float" office:value="1743.338989" calcext:value-type="float">
            <text:p>1743.338989</text:p>
          </table:table-cell>
          <table:table-cell table:number-columns-repeated="13"/>
        </table:table-row>
        <table:table-row table:style-name="ro1">
          <table:table-cell office:value-type="float" office:value="1666.762085" calcext:value-type="float">
            <text:p>1666.762085</text:p>
          </table:table-cell>
          <table:table-cell office:value-type="float" office:value="1745.487671" calcext:value-type="float">
            <text:p>1745.487671</text:p>
          </table:table-cell>
          <table:table-cell office:value-type="float" office:value="1675.600586" calcext:value-type="float">
            <text:p>1675.600586</text:p>
          </table:table-cell>
          <table:table-cell office:value-type="float" office:value="1739.568237" calcext:value-type="float">
            <text:p>1739.568237</text:p>
          </table:table-cell>
          <table:table-cell table:number-columns-repeated="13"/>
        </table:table-row>
        <table:table-row table:style-name="ro1">
          <table:table-cell office:value-type="float" office:value="1663.157227" calcext:value-type="float">
            <text:p>1663.157227</text:p>
          </table:table-cell>
          <table:table-cell office:value-type="float" office:value="1746.1875" calcext:value-type="float">
            <text:p>1746.1875</text:p>
          </table:table-cell>
          <table:table-cell office:value-type="float" office:value="1672.328247" calcext:value-type="float">
            <text:p>1672.328247</text:p>
          </table:table-cell>
          <table:table-cell office:value-type="float" office:value="1742.785889" calcext:value-type="float">
            <text:p>1742.785889</text:p>
          </table:table-cell>
          <table:table-cell table:number-columns-repeated="13"/>
        </table:table-row>
        <table:table-row table:style-name="ro1">
          <table:table-cell office:value-type="float" office:value="1664.77124" calcext:value-type="float">
            <text:p>1664.77124</text:p>
          </table:table-cell>
          <table:table-cell office:value-type="float" office:value="1746.226074" calcext:value-type="float">
            <text:p>1746.226074</text:p>
          </table:table-cell>
          <table:table-cell office:value-type="float" office:value="1674.388672" calcext:value-type="float">
            <text:p>1674.388672</text:p>
          </table:table-cell>
          <table:table-cell office:value-type="float" office:value="1742.747437" calcext:value-type="float">
            <text:p>1742.747437</text:p>
          </table:table-cell>
          <table:table-cell table:number-columns-repeated="13"/>
        </table:table-row>
        <table:table-row table:style-name="ro1">
          <table:table-cell office:value-type="float" office:value="1662.808838" calcext:value-type="float">
            <text:p>1662.808838</text:p>
          </table:table-cell>
          <table:table-cell office:value-type="float" office:value="1745.081177" calcext:value-type="float">
            <text:p>1745.081177</text:p>
          </table:table-cell>
          <table:table-cell office:value-type="float" office:value="1673.005005" calcext:value-type="float">
            <text:p>1673.005005</text:p>
          </table:table-cell>
          <table:table-cell office:value-type="float" office:value="1740.670044" calcext:value-type="float">
            <text:p>1740.670044</text:p>
          </table:table-cell>
          <table:table-cell table:number-columns-repeated="13"/>
        </table:table-row>
        <table:table-row table:style-name="ro1">
          <table:table-cell office:value-type="float" office:value="1666.093872" calcext:value-type="float">
            <text:p>1666.093872</text:p>
          </table:table-cell>
          <table:table-cell office:value-type="float" office:value="1743.138184" calcext:value-type="float">
            <text:p>1743.138184</text:p>
          </table:table-cell>
          <table:table-cell office:value-type="float" office:value="1672.65918" calcext:value-type="float">
            <text:p>1672.65918</text:p>
          </table:table-cell>
          <table:table-cell office:value-type="float" office:value="1743.101929" calcext:value-type="float">
            <text:p>1743.101929</text:p>
          </table:table-cell>
          <table:table-cell table:number-columns-repeated="13"/>
        </table:table-row>
        <table:table-row table:style-name="ro1">
          <table:table-cell office:value-type="float" office:value="1663.61499" calcext:value-type="float">
            <text:p>1663.61499</text:p>
          </table:table-cell>
          <table:table-cell office:value-type="float" office:value="1745.99231" calcext:value-type="float">
            <text:p>1745.99231</text:p>
          </table:table-cell>
          <table:table-cell office:value-type="float" office:value="1673.326782" calcext:value-type="float">
            <text:p>1673.326782</text:p>
          </table:table-cell>
          <table:table-cell office:value-type="float" office:value="1738.948364" calcext:value-type="float">
            <text:p>1738.948364</text:p>
          </table:table-cell>
          <table:table-cell table:number-columns-repeated="13"/>
        </table:table-row>
        <table:table-row table:style-name="ro1">
          <table:table-cell office:value-type="float" office:value="1661.025024" calcext:value-type="float">
            <text:p>1661.025024</text:p>
          </table:table-cell>
          <table:table-cell office:value-type="float" office:value="1743.859497" calcext:value-type="float">
            <text:p>1743.859497</text:p>
          </table:table-cell>
          <table:table-cell office:value-type="float" office:value="1671.253418" calcext:value-type="float">
            <text:p>1671.253418</text:p>
          </table:table-cell>
          <table:table-cell office:value-type="float" office:value="1741.624146" calcext:value-type="float">
            <text:p>1741.624146</text:p>
          </table:table-cell>
          <table:table-cell table:number-columns-repeated="13"/>
        </table:table-row>
        <table:table-row table:style-name="ro1">
          <table:table-cell office:value-type="float" office:value="1661.389893" calcext:value-type="float">
            <text:p>1661.389893</text:p>
          </table:table-cell>
          <table:table-cell office:value-type="float" office:value="1745.837402" calcext:value-type="float">
            <text:p>1745.837402</text:p>
          </table:table-cell>
          <table:table-cell office:value-type="float" office:value="1674.596558" calcext:value-type="float">
            <text:p>1674.596558</text:p>
          </table:table-cell>
          <table:table-cell office:value-type="float" office:value="1741.835815" calcext:value-type="float">
            <text:p>1741.835815</text:p>
          </table:table-cell>
          <table:table-cell table:number-columns-repeated="13"/>
        </table:table-row>
        <table:table-row table:style-name="ro1">
          <table:table-cell office:value-type="float" office:value="1661.15979" calcext:value-type="float">
            <text:p>1661.15979</text:p>
          </table:table-cell>
          <table:table-cell office:value-type="float" office:value="1744.56665" calcext:value-type="float">
            <text:p>1744.56665</text:p>
          </table:table-cell>
          <table:table-cell office:value-type="float" office:value="1672.823975" calcext:value-type="float">
            <text:p>1672.823975</text:p>
          </table:table-cell>
          <table:table-cell office:value-type="float" office:value="1739.487793" calcext:value-type="float">
            <text:p>1739.487793</text:p>
          </table:table-cell>
          <table:table-cell table:number-columns-repeated="13"/>
        </table:table-row>
        <table:table-row table:style-name="ro1">
          <table:table-cell office:value-type="float" office:value="1663.192383" calcext:value-type="float">
            <text:p>1663.192383</text:p>
          </table:table-cell>
          <table:table-cell office:value-type="float" office:value="1746.588867" calcext:value-type="float">
            <text:p>1746.588867</text:p>
          </table:table-cell>
          <table:table-cell office:value-type="float" office:value="1671.67627" calcext:value-type="float">
            <text:p>1671.67627</text:p>
          </table:table-cell>
          <table:table-cell office:value-type="float" office:value="1739.159302" calcext:value-type="float">
            <text:p>1739.159302</text:p>
          </table:table-cell>
          <table:table-cell table:number-columns-repeated="13"/>
        </table:table-row>
        <table:table-row table:style-name="ro1">
          <table:table-cell office:value-type="float" office:value="1661.821289" calcext:value-type="float">
            <text:p>1661.821289</text:p>
          </table:table-cell>
          <table:table-cell office:value-type="float" office:value="1745.118042" calcext:value-type="float">
            <text:p>1745.118042</text:p>
          </table:table-cell>
          <table:table-cell office:value-type="float" office:value="1668.901367" calcext:value-type="float">
            <text:p>1668.901367</text:p>
          </table:table-cell>
          <table:table-cell office:value-type="float" office:value="1741.302979" calcext:value-type="float">
            <text:p>1741.302979</text:p>
          </table:table-cell>
          <table:table-cell table:number-columns-repeated="13"/>
        </table:table-row>
        <table:table-row table:style-name="ro1">
          <table:table-cell office:value-type="float" office:value="1662.638184" calcext:value-type="float">
            <text:p>1662.638184</text:p>
          </table:table-cell>
          <table:table-cell office:value-type="float" office:value="1743.379639" calcext:value-type="float">
            <text:p>1743.379639</text:p>
          </table:table-cell>
          <table:table-cell office:value-type="float" office:value="1672.187012" calcext:value-type="float">
            <text:p>1672.187012</text:p>
          </table:table-cell>
          <table:table-cell office:value-type="float" office:value="1741.332275" calcext:value-type="float">
            <text:p>1741.332275</text:p>
          </table:table-cell>
          <table:table-cell table:number-columns-repeated="13"/>
        </table:table-row>
        <table:table-row table:style-name="ro1">
          <table:table-cell office:value-type="float" office:value="1663.6604" calcext:value-type="float">
            <text:p>1663.6604</text:p>
          </table:table-cell>
          <table:table-cell office:value-type="float" office:value="1743.403809" calcext:value-type="float">
            <text:p>1743.403809</text:p>
          </table:table-cell>
          <table:table-cell office:value-type="float" office:value="1671.354004" calcext:value-type="float">
            <text:p>1671.354004</text:p>
          </table:table-cell>
          <table:table-cell office:value-type="float" office:value="1739.664185" calcext:value-type="float">
            <text:p>1739.664185</text:p>
          </table:table-cell>
          <table:table-cell table:number-columns-repeated="13"/>
        </table:table-row>
        <table:table-row table:style-name="ro1">
          <table:table-cell office:value-type="float" office:value="1657.592041" calcext:value-type="float">
            <text:p>1657.592041</text:p>
          </table:table-cell>
          <table:table-cell office:value-type="float" office:value="1745.756836" calcext:value-type="float">
            <text:p>1745.756836</text:p>
          </table:table-cell>
          <table:table-cell office:value-type="float" office:value="1666.944214" calcext:value-type="float">
            <text:p>1666.944214</text:p>
          </table:table-cell>
          <table:table-cell office:value-type="float" office:value="1742.193726" calcext:value-type="float">
            <text:p>1742.193726</text:p>
          </table:table-cell>
          <table:table-cell table:number-columns-repeated="13"/>
        </table:table-row>
        <table:table-row table:style-name="ro1">
          <table:table-cell office:value-type="float" office:value="1661.220825" calcext:value-type="float">
            <text:p>1661.220825</text:p>
          </table:table-cell>
          <table:table-cell office:value-type="float" office:value="1739.840576" calcext:value-type="float">
            <text:p>1739.840576</text:p>
          </table:table-cell>
          <table:table-cell office:value-type="float" office:value="1674.561279" calcext:value-type="float">
            <text:p>1674.561279</text:p>
          </table:table-cell>
          <table:table-cell office:value-type="float" office:value="1738.799438" calcext:value-type="float">
            <text:p>1738.799438</text:p>
          </table:table-cell>
          <table:table-cell table:number-columns-repeated="13"/>
        </table:table-row>
        <table:table-row table:style-name="ro1">
          <table:table-cell office:value-type="float" office:value="1662.129272" calcext:value-type="float">
            <text:p>1662.129272</text:p>
          </table:table-cell>
          <table:table-cell office:value-type="float" office:value="1742.130493" calcext:value-type="float">
            <text:p>1742.130493</text:p>
          </table:table-cell>
          <table:table-cell office:value-type="float" office:value="1669.946411" calcext:value-type="float">
            <text:p>1669.946411</text:p>
          </table:table-cell>
          <table:table-cell office:value-type="float" office:value="1739.463989" calcext:value-type="float">
            <text:p>1739.463989</text:p>
          </table:table-cell>
          <table:table-cell table:number-columns-repeated="13"/>
        </table:table-row>
        <table:table-row table:style-name="ro1">
          <table:table-cell office:value-type="float" office:value="1661.54895" calcext:value-type="float">
            <text:p>1661.54895</text:p>
          </table:table-cell>
          <table:table-cell office:value-type="float" office:value="1744.073364" calcext:value-type="float">
            <text:p>1744.073364</text:p>
          </table:table-cell>
          <table:table-cell office:value-type="float" office:value="1669.086914" calcext:value-type="float">
            <text:p>1669.086914</text:p>
          </table:table-cell>
          <table:table-cell office:value-type="float" office:value="1739.894531" calcext:value-type="float">
            <text:p>1739.894531</text:p>
          </table:table-cell>
          <table:table-cell table:number-columns-repeated="13"/>
        </table:table-row>
        <table:table-row table:style-name="ro1">
          <table:table-cell office:value-type="float" office:value="1660.325195" calcext:value-type="float">
            <text:p>1660.325195</text:p>
          </table:table-cell>
          <table:table-cell office:value-type="float" office:value="1745.174927" calcext:value-type="float">
            <text:p>1745.174927</text:p>
          </table:table-cell>
          <table:table-cell office:value-type="float" office:value="1669.783691" calcext:value-type="float">
            <text:p>1669.783691</text:p>
          </table:table-cell>
          <table:table-cell office:value-type="float" office:value="1739.919434" calcext:value-type="float">
            <text:p>1739.919434</text:p>
          </table:table-cell>
          <table:table-cell table:number-columns-repeated="13"/>
        </table:table-row>
        <table:table-row table:style-name="ro1">
          <table:table-cell office:value-type="float" office:value="1663.059814" calcext:value-type="float">
            <text:p>1663.059814</text:p>
          </table:table-cell>
          <table:table-cell office:value-type="float" office:value="1741.341064" calcext:value-type="float">
            <text:p>1741.341064</text:p>
          </table:table-cell>
          <table:table-cell office:value-type="float" office:value="1670.439697" calcext:value-type="float">
            <text:p>1670.439697</text:p>
          </table:table-cell>
          <table:table-cell office:value-type="float" office:value="1737.354614" calcext:value-type="float">
            <text:p>1737.354614</text:p>
          </table:table-cell>
          <table:table-cell table:number-columns-repeated="13"/>
        </table:table-row>
        <table:table-row table:style-name="ro1">
          <table:table-cell office:value-type="float" office:value="1661.327026" calcext:value-type="float">
            <text:p>1661.327026</text:p>
          </table:table-cell>
          <table:table-cell office:value-type="float" office:value="1742.774536" calcext:value-type="float">
            <text:p>1742.774536</text:p>
          </table:table-cell>
          <table:table-cell office:value-type="float" office:value="1669.457397" calcext:value-type="float">
            <text:p>1669.457397</text:p>
          </table:table-cell>
          <table:table-cell office:value-type="float" office:value="1739.103394" calcext:value-type="float">
            <text:p>1739.103394</text:p>
          </table:table-cell>
          <table:table-cell table:number-columns-repeated="13"/>
        </table:table-row>
        <table:table-row table:style-name="ro1">
          <table:table-cell office:value-type="float" office:value="1657.008301" calcext:value-type="float">
            <text:p>1657.008301</text:p>
          </table:table-cell>
          <table:table-cell office:value-type="float" office:value="1747.32959" calcext:value-type="float">
            <text:p>1747.32959</text:p>
          </table:table-cell>
          <table:table-cell office:value-type="float" office:value="1668.133789" calcext:value-type="float">
            <text:p>1668.133789</text:p>
          </table:table-cell>
          <table:table-cell office:value-type="float" office:value="1741.669678" calcext:value-type="float">
            <text:p>1741.669678</text:p>
          </table:table-cell>
          <table:table-cell table:number-columns-repeated="13"/>
        </table:table-row>
        <table:table-row table:style-name="ro1">
          <table:table-cell office:value-type="float" office:value="1662.156738" calcext:value-type="float">
            <text:p>1662.156738</text:p>
          </table:table-cell>
          <table:table-cell office:value-type="float" office:value="1742.685913" calcext:value-type="float">
            <text:p>1742.685913</text:p>
          </table:table-cell>
          <table:table-cell office:value-type="float" office:value="1665.801147" calcext:value-type="float">
            <text:p>1665.801147</text:p>
          </table:table-cell>
          <table:table-cell office:value-type="float" office:value="1739.622192" calcext:value-type="float">
            <text:p>1739.622192</text:p>
          </table:table-cell>
          <table:table-cell table:number-columns-repeated="13"/>
        </table:table-row>
        <table:table-row table:style-name="ro1">
          <table:table-cell office:value-type="float" office:value="1660.814453" calcext:value-type="float">
            <text:p>1660.814453</text:p>
          </table:table-cell>
          <table:table-cell office:value-type="float" office:value="1741.72583" calcext:value-type="float">
            <text:p>1741.72583</text:p>
          </table:table-cell>
          <table:table-cell office:value-type="float" office:value="1668.9375" calcext:value-type="float">
            <text:p>1668.9375</text:p>
          </table:table-cell>
          <table:table-cell office:value-type="float" office:value="1738.621826" calcext:value-type="float">
            <text:p>1738.621826</text:p>
          </table:table-cell>
          <table:table-cell table:number-columns-repeated="13"/>
        </table:table-row>
        <table:table-row table:style-name="ro1">
          <table:table-cell office:value-type="float" office:value="1660.161621" calcext:value-type="float">
            <text:p>1660.161621</text:p>
          </table:table-cell>
          <table:table-cell office:value-type="float" office:value="1743.256104" calcext:value-type="float">
            <text:p>1743.256104</text:p>
          </table:table-cell>
          <table:table-cell office:value-type="float" office:value="1669.170166" calcext:value-type="float">
            <text:p>1669.170166</text:p>
          </table:table-cell>
          <table:table-cell office:value-type="float" office:value="1740.007202" calcext:value-type="float">
            <text:p>1740.007202</text:p>
          </table:table-cell>
          <table:table-cell table:number-columns-repeated="13"/>
        </table:table-row>
        <table:table-row table:style-name="ro1">
          <table:table-cell office:value-type="float" office:value="1664.854004" calcext:value-type="float">
            <text:p>1664.854004</text:p>
          </table:table-cell>
          <table:table-cell office:value-type="float" office:value="1740.983154" calcext:value-type="float">
            <text:p>1740.983154</text:p>
          </table:table-cell>
          <table:table-cell office:value-type="float" office:value="1672.494751" calcext:value-type="float">
            <text:p>1672.494751</text:p>
          </table:table-cell>
          <table:table-cell office:value-type="float" office:value="1737.061768" calcext:value-type="float">
            <text:p>1737.061768</text:p>
          </table:table-cell>
          <table:table-cell table:number-columns-repeated="13"/>
        </table:table-row>
        <table:table-row table:style-name="ro1">
          <table:table-cell office:value-type="float" office:value="1659.861084" calcext:value-type="float">
            <text:p>1659.861084</text:p>
          </table:table-cell>
          <table:table-cell office:value-type="float" office:value="1742.179077" calcext:value-type="float">
            <text:p>1742.179077</text:p>
          </table:table-cell>
          <table:table-cell office:value-type="float" office:value="1668.303833" calcext:value-type="float">
            <text:p>1668.303833</text:p>
          </table:table-cell>
          <table:table-cell office:value-type="float" office:value="1740.475464" calcext:value-type="float">
            <text:p>1740.475464</text:p>
          </table:table-cell>
          <table:table-cell table:number-columns-repeated="13"/>
        </table:table-row>
        <table:table-row table:style-name="ro1">
          <table:table-cell office:value-type="float" office:value="1658.886719" calcext:value-type="float">
            <text:p>1658.886719</text:p>
          </table:table-cell>
          <table:table-cell office:value-type="float" office:value="1743.751709" calcext:value-type="float">
            <text:p>1743.751709</text:p>
          </table:table-cell>
          <table:table-cell office:value-type="float" office:value="1668.922119" calcext:value-type="float">
            <text:p>1668.922119</text:p>
          </table:table-cell>
          <table:table-cell office:value-type="float" office:value="1737.299561" calcext:value-type="float">
            <text:p>1737.299561</text:p>
          </table:table-cell>
          <table:table-cell table:number-columns-repeated="13"/>
        </table:table-row>
        <table:table-row table:style-name="ro1">
          <table:table-cell office:value-type="float" office:value="1661.208252" calcext:value-type="float">
            <text:p>1661.208252</text:p>
          </table:table-cell>
          <table:table-cell office:value-type="float" office:value="1743.489868" calcext:value-type="float">
            <text:p>1743.489868</text:p>
          </table:table-cell>
          <table:table-cell office:value-type="float" office:value="1667.835693" calcext:value-type="float">
            <text:p>1667.835693</text:p>
          </table:table-cell>
          <table:table-cell office:value-type="float" office:value="1739.41333" calcext:value-type="float">
            <text:p>1739.41333</text:p>
          </table:table-cell>
          <table:table-cell table:number-columns-repeated="13"/>
        </table:table-row>
        <table:table-row table:style-name="ro1">
          <table:table-cell office:value-type="float" office:value="1660.481934" calcext:value-type="float">
            <text:p>1660.481934</text:p>
          </table:table-cell>
          <table:table-cell office:value-type="float" office:value="1742.246826" calcext:value-type="float">
            <text:p>1742.246826</text:p>
          </table:table-cell>
          <table:table-cell office:value-type="float" office:value="1671.442627" calcext:value-type="float">
            <text:p>1671.442627</text:p>
          </table:table-cell>
          <table:table-cell office:value-type="float" office:value="1739.947754" calcext:value-type="float">
            <text:p>1739.947754</text:p>
          </table:table-cell>
          <table:table-cell table:number-columns-repeated="13"/>
        </table:table-row>
        <table:table-row table:style-name="ro1">
          <table:table-cell office:value-type="float" office:value="1659.547363" calcext:value-type="float">
            <text:p>1659.547363</text:p>
          </table:table-cell>
          <table:table-cell office:value-type="float" office:value="1741.633179" calcext:value-type="float">
            <text:p>1741.633179</text:p>
          </table:table-cell>
          <table:table-cell office:value-type="float" office:value="1672.105347" calcext:value-type="float">
            <text:p>1672.105347</text:p>
          </table:table-cell>
          <table:table-cell office:value-type="float" office:value="1738.897461" calcext:value-type="float">
            <text:p>1738.897461</text:p>
          </table:table-cell>
          <table:table-cell table:number-columns-repeated="13"/>
        </table:table-row>
        <table:table-row table:style-name="ro1">
          <table:table-cell office:value-type="float" office:value="1660.914673" calcext:value-type="float">
            <text:p>1660.914673</text:p>
          </table:table-cell>
          <table:table-cell office:value-type="float" office:value="1742.959473" calcext:value-type="float">
            <text:p>1742.959473</text:p>
          </table:table-cell>
          <table:table-cell office:value-type="float" office:value="1669.966187" calcext:value-type="float">
            <text:p>1669.966187</text:p>
          </table:table-cell>
          <table:table-cell office:value-type="float" office:value="1737.418945" calcext:value-type="float">
            <text:p>1737.418945</text:p>
          </table:table-cell>
          <table:table-cell table:number-columns-repeated="13"/>
        </table:table-row>
        <table:table-row table:style-name="ro1">
          <table:table-cell office:value-type="float" office:value="1662.269165" calcext:value-type="float">
            <text:p>1662.269165</text:p>
          </table:table-cell>
          <table:table-cell office:value-type="float" office:value="1743.060303" calcext:value-type="float">
            <text:p>1743.060303</text:p>
          </table:table-cell>
          <table:table-cell office:value-type="float" office:value="1671.980225" calcext:value-type="float">
            <text:p>1671.980225</text:p>
          </table:table-cell>
          <table:table-cell office:value-type="float" office:value="1740.160889" calcext:value-type="float">
            <text:p>1740.160889</text:p>
          </table:table-cell>
          <table:table-cell table:number-columns-repeated="13"/>
        </table:table-row>
        <table:table-row table:style-name="ro1">
          <table:table-cell office:value-type="float" office:value="1658.911133" calcext:value-type="float">
            <text:p>1658.911133</text:p>
          </table:table-cell>
          <table:table-cell office:value-type="float" office:value="1743.602051" calcext:value-type="float">
            <text:p>1743.602051</text:p>
          </table:table-cell>
          <table:table-cell office:value-type="float" office:value="1666.496948" calcext:value-type="float">
            <text:p>1666.496948</text:p>
          </table:table-cell>
          <table:table-cell office:value-type="float" office:value="1740.029541" calcext:value-type="float">
            <text:p>1740.029541</text:p>
          </table:table-cell>
          <table:table-cell table:number-columns-repeated="13"/>
        </table:table-row>
        <table:table-row table:style-name="ro1">
          <table:table-cell office:value-type="float" office:value="1665.122559" calcext:value-type="float">
            <text:p>1665.122559</text:p>
          </table:table-cell>
          <table:table-cell office:value-type="float" office:value="1739.007568" calcext:value-type="float">
            <text:p>1739.007568</text:p>
          </table:table-cell>
          <table:table-cell office:value-type="float" office:value="1670.720337" calcext:value-type="float">
            <text:p>1670.720337</text:p>
          </table:table-cell>
          <table:table-cell office:value-type="float" office:value="1739.626953" calcext:value-type="float">
            <text:p>1739.626953</text:p>
          </table:table-cell>
          <table:table-cell table:number-columns-repeated="13"/>
        </table:table-row>
        <table:table-row table:style-name="ro1">
          <table:table-cell office:value-type="float" office:value="1659.973633" calcext:value-type="float">
            <text:p>1659.973633</text:p>
          </table:table-cell>
          <table:table-cell office:value-type="float" office:value="1748.408325" calcext:value-type="float">
            <text:p>1748.408325</text:p>
          </table:table-cell>
          <table:table-cell office:value-type="float" office:value="1668.361084" calcext:value-type="float">
            <text:p>1668.361084</text:p>
          </table:table-cell>
          <table:table-cell office:value-type="float" office:value="1742.029785" calcext:value-type="float">
            <text:p>1742.029785</text:p>
          </table:table-cell>
          <table:table-cell table:number-columns-repeated="13"/>
        </table:table-row>
        <table:table-row table:style-name="ro1">
          <table:table-cell office:value-type="float" office:value="1663.636841" calcext:value-type="float">
            <text:p>1663.636841</text:p>
          </table:table-cell>
          <table:table-cell office:value-type="float" office:value="1739.639404" calcext:value-type="float">
            <text:p>1739.639404</text:p>
          </table:table-cell>
          <table:table-cell office:value-type="float" office:value="1670.549805" calcext:value-type="float">
            <text:p>1670.549805</text:p>
          </table:table-cell>
          <table:table-cell office:value-type="float" office:value="1737.420288" calcext:value-type="float">
            <text:p>1737.420288</text:p>
          </table:table-cell>
          <table:table-cell table:number-columns-repeated="13"/>
        </table:table-row>
        <table:table-row table:style-name="ro1">
          <table:table-cell office:value-type="float" office:value="1659.299072" calcext:value-type="float">
            <text:p>1659.299072</text:p>
          </table:table-cell>
          <table:table-cell office:value-type="float" office:value="1742.742432" calcext:value-type="float">
            <text:p>1742.742432</text:p>
          </table:table-cell>
          <table:table-cell office:value-type="float" office:value="1669.988037" calcext:value-type="float">
            <text:p>1669.988037</text:p>
          </table:table-cell>
          <table:table-cell office:value-type="float" office:value="1737.937744" calcext:value-type="float">
            <text:p>1737.937744</text:p>
          </table:table-cell>
          <table:table-cell table:number-columns-repeated="13"/>
        </table:table-row>
        <table:table-row table:style-name="ro1">
          <table:table-cell office:value-type="float" office:value="1664.089844" calcext:value-type="float">
            <text:p>1664.089844</text:p>
          </table:table-cell>
          <table:table-cell office:value-type="float" office:value="1741.292969" calcext:value-type="float">
            <text:p>1741.292969</text:p>
          </table:table-cell>
          <table:table-cell office:value-type="float" office:value="1672.485474" calcext:value-type="float">
            <text:p>1672.485474</text:p>
          </table:table-cell>
          <table:table-cell office:value-type="float" office:value="1735.747559" calcext:value-type="float">
            <text:p>1735.747559</text:p>
          </table:table-cell>
          <table:table-cell table:number-columns-repeated="13"/>
        </table:table-row>
        <table:table-row table:style-name="ro1">
          <table:table-cell office:value-type="float" office:value="1661.101929" calcext:value-type="float">
            <text:p>1661.101929</text:p>
          </table:table-cell>
          <table:table-cell office:value-type="float" office:value="1744.873779" calcext:value-type="float">
            <text:p>1744.873779</text:p>
          </table:table-cell>
          <table:table-cell office:value-type="float" office:value="1667.081055" calcext:value-type="float">
            <text:p>1667.081055</text:p>
          </table:table-cell>
          <table:table-cell office:value-type="float" office:value="1742.552368" calcext:value-type="float">
            <text:p>1742.552368</text:p>
          </table:table-cell>
          <table:table-cell table:number-columns-repeated="13"/>
        </table:table-row>
        <table:table-row table:style-name="ro1">
          <table:table-cell office:value-type="float" office:value="1661.50061" calcext:value-type="float">
            <text:p>1661.50061</text:p>
          </table:table-cell>
          <table:table-cell office:value-type="float" office:value="1742.01062" calcext:value-type="float">
            <text:p>1742.01062</text:p>
          </table:table-cell>
          <table:table-cell office:value-type="float" office:value="1669.068726" calcext:value-type="float">
            <text:p>1669.068726</text:p>
          </table:table-cell>
          <table:table-cell office:value-type="float" office:value="1737.081421" calcext:value-type="float">
            <text:p>1737.081421</text:p>
          </table:table-cell>
          <table:table-cell table:number-columns-repeated="13"/>
        </table:table-row>
        <table:table-row table:style-name="ro1">
          <table:table-cell office:value-type="float" office:value="1662.969482" calcext:value-type="float">
            <text:p>1662.969482</text:p>
          </table:table-cell>
          <table:table-cell office:value-type="float" office:value="1741.916504" calcext:value-type="float">
            <text:p>1741.916504</text:p>
          </table:table-cell>
          <table:table-cell office:value-type="float" office:value="1670.975098" calcext:value-type="float">
            <text:p>1670.975098</text:p>
          </table:table-cell>
          <table:table-cell office:value-type="float" office:value="1739.717041" calcext:value-type="float">
            <text:p>1739.717041</text:p>
          </table:table-cell>
          <table:table-cell table:number-columns-repeated="13"/>
        </table:table-row>
        <table:table-row table:style-name="ro1">
          <table:table-cell office:value-type="float" office:value="1662.388306" calcext:value-type="float">
            <text:p>1662.388306</text:p>
          </table:table-cell>
          <table:table-cell office:value-type="float" office:value="1745.528076" calcext:value-type="float">
            <text:p>1745.528076</text:p>
          </table:table-cell>
          <table:table-cell office:value-type="float" office:value="1667.23584" calcext:value-type="float">
            <text:p>1667.23584</text:p>
          </table:table-cell>
          <table:table-cell office:value-type="float" office:value="1742.203613" calcext:value-type="float">
            <text:p>1742.203613</text:p>
          </table:table-cell>
          <table:table-cell table:number-columns-repeated="13"/>
        </table:table-row>
        <table:table-row table:style-name="ro1">
          <table:table-cell office:value-type="float" office:value="1662.785889" calcext:value-type="float">
            <text:p>1662.785889</text:p>
          </table:table-cell>
          <table:table-cell office:value-type="float" office:value="1743.616089" calcext:value-type="float">
            <text:p>1743.616089</text:p>
          </table:table-cell>
          <table:table-cell office:value-type="float" office:value="1670.794434" calcext:value-type="float">
            <text:p>1670.794434</text:p>
          </table:table-cell>
          <table:table-cell office:value-type="float" office:value="1739.878662" calcext:value-type="float">
            <text:p>1739.878662</text:p>
          </table:table-cell>
          <table:table-cell table:number-columns-repeated="13"/>
        </table:table-row>
        <table:table-row table:style-name="ro1">
          <table:table-cell office:value-type="float" office:value="1663.327026" calcext:value-type="float">
            <text:p>1663.327026</text:p>
          </table:table-cell>
          <table:table-cell office:value-type="float" office:value="1744.672974" calcext:value-type="float">
            <text:p>1744.672974</text:p>
          </table:table-cell>
          <table:table-cell office:value-type="float" office:value="1673.263672" calcext:value-type="float">
            <text:p>1673.263672</text:p>
          </table:table-cell>
          <table:table-cell office:value-type="float" office:value="1737.45166" calcext:value-type="float">
            <text:p>1737.45166</text:p>
          </table:table-cell>
          <table:table-cell table:number-columns-repeated="13"/>
        </table:table-row>
        <table:table-row table:style-name="ro1">
          <table:table-cell office:value-type="float" office:value="1663.88623" calcext:value-type="float">
            <text:p>1663.88623</text:p>
          </table:table-cell>
          <table:table-cell office:value-type="float" office:value="1743.118896" calcext:value-type="float">
            <text:p>1743.118896</text:p>
          </table:table-cell>
          <table:table-cell office:value-type="float" office:value="1671.628296" calcext:value-type="float">
            <text:p>1671.628296</text:p>
          </table:table-cell>
          <table:table-cell office:value-type="float" office:value="1739.499878" calcext:value-type="float">
            <text:p>1739.499878</text:p>
          </table:table-cell>
          <table:table-cell table:number-columns-repeated="13"/>
        </table:table-row>
        <table:table-row table:style-name="ro1">
          <table:table-cell office:value-type="float" office:value="1661.301514" calcext:value-type="float">
            <text:p>1661.301514</text:p>
          </table:table-cell>
          <table:table-cell office:value-type="float" office:value="1746.161743" calcext:value-type="float">
            <text:p>1746.161743</text:p>
          </table:table-cell>
          <table:table-cell office:value-type="float" office:value="1669.501221" calcext:value-type="float">
            <text:p>1669.501221</text:p>
          </table:table-cell>
          <table:table-cell office:value-type="float" office:value="1741.544556" calcext:value-type="float">
            <text:p>1741.544556</text:p>
          </table:table-cell>
          <table:table-cell table:number-columns-repeated="13"/>
        </table:table-row>
        <table:table-row table:style-name="ro1">
          <table:table-cell office:value-type="float" office:value="1666.99353" calcext:value-type="float">
            <text:p>1666.99353</text:p>
          </table:table-cell>
          <table:table-cell office:value-type="float" office:value="1742.417603" calcext:value-type="float">
            <text:p>1742.417603</text:p>
          </table:table-cell>
          <table:table-cell office:value-type="float" office:value="1672.386841" calcext:value-type="float">
            <text:p>1672.386841</text:p>
          </table:table-cell>
          <table:table-cell office:value-type="float" office:value="1741.804688" calcext:value-type="float">
            <text:p>1741.804688</text:p>
          </table:table-cell>
          <table:table-cell table:number-columns-repeated="13"/>
        </table:table-row>
        <table:table-row table:style-name="ro1">
          <table:table-cell office:value-type="float" office:value="1662.770508" calcext:value-type="float">
            <text:p>1662.770508</text:p>
          </table:table-cell>
          <table:table-cell office:value-type="float" office:value="1746.75769" calcext:value-type="float">
            <text:p>1746.75769</text:p>
          </table:table-cell>
          <table:table-cell office:value-type="float" office:value="1671.722656" calcext:value-type="float">
            <text:p>1671.722656</text:p>
          </table:table-cell>
          <table:table-cell office:value-type="float" office:value="1738.670166" calcext:value-type="float">
            <text:p>1738.670166</text:p>
          </table:table-cell>
          <table:table-cell table:number-columns-repeated="13"/>
        </table:table-row>
        <table:table-row table:style-name="ro1">
          <table:table-cell office:value-type="float" office:value="1664.66272" calcext:value-type="float">
            <text:p>1664.66272</text:p>
          </table:table-cell>
          <table:table-cell office:value-type="float" office:value="1743.754761" calcext:value-type="float">
            <text:p>1743.754761</text:p>
          </table:table-cell>
          <table:table-cell office:value-type="float" office:value="1674.563721" calcext:value-type="float">
            <text:p>1674.563721</text:p>
          </table:table-cell>
          <table:table-cell office:value-type="float" office:value="1739.718994" calcext:value-type="float">
            <text:p>1739.718994</text:p>
          </table:table-cell>
          <table:table-cell table:number-columns-repeated="13"/>
        </table:table-row>
        <table:table-row table:style-name="ro1">
          <table:table-cell office:value-type="float" office:value="1661.656982" calcext:value-type="float">
            <text:p>1661.656982</text:p>
          </table:table-cell>
          <table:table-cell office:value-type="float" office:value="1749.218018" calcext:value-type="float">
            <text:p>1749.218018</text:p>
          </table:table-cell>
          <table:table-cell office:value-type="float" office:value="1673.914062" calcext:value-type="float">
            <text:p>1673.914062</text:p>
          </table:table-cell>
          <table:table-cell office:value-type="float" office:value="1741.605591" calcext:value-type="float">
            <text:p>1741.605591</text:p>
          </table:table-cell>
          <table:table-cell table:number-columns-repeated="13"/>
        </table:table-row>
        <table:table-row table:style-name="ro1">
          <table:table-cell office:value-type="float" office:value="1664.104614" calcext:value-type="float">
            <text:p>1664.104614</text:p>
          </table:table-cell>
          <table:table-cell office:value-type="float" office:value="1748.03833" calcext:value-type="float">
            <text:p>1748.03833</text:p>
          </table:table-cell>
          <table:table-cell office:value-type="float" office:value="1672.073975" calcext:value-type="float">
            <text:p>1672.073975</text:p>
          </table:table-cell>
          <table:table-cell office:value-type="float" office:value="1743.238159" calcext:value-type="float">
            <text:p>1743.238159</text:p>
          </table:table-cell>
          <table:table-cell table:number-columns-repeated="13"/>
        </table:table-row>
        <table:table-row table:style-name="ro1">
          <table:table-cell office:value-type="float" office:value="1662.658691" calcext:value-type="float">
            <text:p>1662.658691</text:p>
          </table:table-cell>
          <table:table-cell office:value-type="float" office:value="1747.324951" calcext:value-type="float">
            <text:p>1747.324951</text:p>
          </table:table-cell>
          <table:table-cell office:value-type="float" office:value="1671.173218" calcext:value-type="float">
            <text:p>1671.173218</text:p>
          </table:table-cell>
          <table:table-cell office:value-type="float" office:value="1746.991699" calcext:value-type="float">
            <text:p>1746.991699</text:p>
          </table:table-cell>
          <table:table-cell table:number-columns-repeated="13"/>
        </table:table-row>
        <table:table-row table:style-name="ro1">
          <table:table-cell office:value-type="float" office:value="1667.983276" calcext:value-type="float">
            <text:p>1667.983276</text:p>
          </table:table-cell>
          <table:table-cell office:value-type="float" office:value="1744.263672" calcext:value-type="float">
            <text:p>1744.263672</text:p>
          </table:table-cell>
          <table:table-cell office:value-type="float" office:value="1676.721924" calcext:value-type="float">
            <text:p>1676.721924</text:p>
          </table:table-cell>
          <table:table-cell office:value-type="float" office:value="1742.543335" calcext:value-type="float">
            <text:p>1742.543335</text:p>
          </table:table-cell>
          <table:table-cell table:number-columns-repeated="13"/>
        </table:table-row>
        <table:table-row table:style-name="ro1">
          <table:table-cell office:value-type="float" office:value="1665.098755" calcext:value-type="float">
            <text:p>1665.098755</text:p>
          </table:table-cell>
          <table:table-cell office:value-type="float" office:value="1749.63916" calcext:value-type="float">
            <text:p>1749.63916</text:p>
          </table:table-cell>
          <table:table-cell office:value-type="float" office:value="1672.411377" calcext:value-type="float">
            <text:p>1672.411377</text:p>
          </table:table-cell>
          <table:table-cell office:value-type="float" office:value="1747.812622" calcext:value-type="float">
            <text:p>1747.812622</text:p>
          </table:table-cell>
          <table:table-cell table:number-columns-repeated="13"/>
        </table:table-row>
        <table:table-row table:style-name="ro1">
          <table:table-cell office:value-type="float" office:value="1666.7229" calcext:value-type="float">
            <text:p>1666.7229</text:p>
          </table:table-cell>
          <table:table-cell office:value-type="float" office:value="1749.337524" calcext:value-type="float">
            <text:p>1749.337524</text:p>
          </table:table-cell>
          <table:table-cell office:value-type="float" office:value="1674.645264" calcext:value-type="float">
            <text:p>1674.645264</text:p>
          </table:table-cell>
          <table:table-cell office:value-type="float" office:value="1744.626831" calcext:value-type="float">
            <text:p>1744.626831</text:p>
          </table:table-cell>
          <table:table-cell table:number-columns-repeated="13"/>
        </table:table-row>
        <table:table-row table:style-name="ro1">
          <table:table-cell office:value-type="float" office:value="1666.093628" calcext:value-type="float">
            <text:p>1666.093628</text:p>
          </table:table-cell>
          <table:table-cell office:value-type="float" office:value="1748.094116" calcext:value-type="float">
            <text:p>1748.094116</text:p>
          </table:table-cell>
          <table:table-cell office:value-type="float" office:value="1677.069092" calcext:value-type="float">
            <text:p>1677.069092</text:p>
          </table:table-cell>
          <table:table-cell office:value-type="float" office:value="1744.01709" calcext:value-type="float">
            <text:p>1744.01709</text:p>
          </table:table-cell>
          <table:table-cell table:number-columns-repeated="13"/>
        </table:table-row>
        <table:table-row table:style-name="ro1">
          <table:table-cell office:value-type="float" office:value="1668.614014" calcext:value-type="float">
            <text:p>1668.614014</text:p>
          </table:table-cell>
          <table:table-cell office:value-type="float" office:value="1748.109985" calcext:value-type="float">
            <text:p>1748.109985</text:p>
          </table:table-cell>
          <table:table-cell office:value-type="float" office:value="1676.900146" calcext:value-type="float">
            <text:p>1676.900146</text:p>
          </table:table-cell>
          <table:table-cell office:value-type="float" office:value="1745.60144" calcext:value-type="float">
            <text:p>1745.60144</text:p>
          </table:table-cell>
          <table:table-cell table:number-columns-repeated="13"/>
        </table:table-row>
        <table:table-row table:style-name="ro1">
          <table:table-cell office:value-type="float" office:value="1668.844727" calcext:value-type="float">
            <text:p>1668.844727</text:p>
          </table:table-cell>
          <table:table-cell office:value-type="float" office:value="1749.85498" calcext:value-type="float">
            <text:p>1749.85498</text:p>
          </table:table-cell>
          <table:table-cell office:value-type="float" office:value="1672.977661" calcext:value-type="float">
            <text:p>1672.977661</text:p>
          </table:table-cell>
          <table:table-cell office:value-type="float" office:value="1746.706299" calcext:value-type="float">
            <text:p>1746.706299</text:p>
          </table:table-cell>
          <table:table-cell table:number-columns-repeated="13"/>
        </table:table-row>
        <table:table-row table:style-name="ro1">
          <table:table-cell office:value-type="float" office:value="1666.161743" calcext:value-type="float">
            <text:p>1666.161743</text:p>
          </table:table-cell>
          <table:table-cell office:value-type="float" office:value="1748.963745" calcext:value-type="float">
            <text:p>1748.963745</text:p>
          </table:table-cell>
          <table:table-cell office:value-type="float" office:value="1675.246216" calcext:value-type="float">
            <text:p>1675.246216</text:p>
          </table:table-cell>
          <table:table-cell office:value-type="float" office:value="1746.747803" calcext:value-type="float">
            <text:p>1746.747803</text:p>
          </table:table-cell>
          <table:table-cell table:number-columns-repeated="13"/>
        </table:table-row>
        <table:table-row table:style-name="ro1">
          <table:table-cell office:value-type="float" office:value="1665.295288" calcext:value-type="float">
            <text:p>1665.295288</text:p>
          </table:table-cell>
          <table:table-cell office:value-type="float" office:value="1751.38147" calcext:value-type="float">
            <text:p>1751.38147</text:p>
          </table:table-cell>
          <table:table-cell office:value-type="float" office:value="1676.145752" calcext:value-type="float">
            <text:p>1676.145752</text:p>
          </table:table-cell>
          <table:table-cell office:value-type="float" office:value="1747.838745" calcext:value-type="float">
            <text:p>1747.838745</text:p>
          </table:table-cell>
          <table:table-cell table:number-columns-repeated="13"/>
        </table:table-row>
        <table:table-row table:style-name="ro1">
          <table:table-cell office:value-type="float" office:value="1667.795898" calcext:value-type="float">
            <text:p>1667.795898</text:p>
          </table:table-cell>
          <table:table-cell office:value-type="float" office:value="1750.866333" calcext:value-type="float">
            <text:p>1750.866333</text:p>
          </table:table-cell>
          <table:table-cell office:value-type="float" office:value="1677.068726" calcext:value-type="float">
            <text:p>1677.068726</text:p>
          </table:table-cell>
          <table:table-cell office:value-type="float" office:value="1748.055542" calcext:value-type="float">
            <text:p>1748.055542</text:p>
          </table:table-cell>
          <table:table-cell table:number-columns-repeated="13"/>
        </table:table-row>
        <table:table-row table:style-name="ro1">
          <table:table-cell office:value-type="float" office:value="1669.88269" calcext:value-type="float">
            <text:p>1669.88269</text:p>
          </table:table-cell>
          <table:table-cell office:value-type="float" office:value="1750.080444" calcext:value-type="float">
            <text:p>1750.080444</text:p>
          </table:table-cell>
          <table:table-cell office:value-type="float" office:value="1677.630371" calcext:value-type="float">
            <text:p>1677.630371</text:p>
          </table:table-cell>
          <table:table-cell office:value-type="float" office:value="1746.63855" calcext:value-type="float">
            <text:p>1746.63855</text:p>
          </table:table-cell>
          <table:table-cell table:number-columns-repeated="13"/>
        </table:table-row>
        <table:table-row table:style-name="ro1">
          <table:table-cell office:value-type="float" office:value="1669.019165" calcext:value-type="float">
            <text:p>1669.019165</text:p>
          </table:table-cell>
          <table:table-cell office:value-type="float" office:value="1751.436035" calcext:value-type="float">
            <text:p>1751.436035</text:p>
          </table:table-cell>
          <table:table-cell office:value-type="float" office:value="1677.021118" calcext:value-type="float">
            <text:p>1677.021118</text:p>
          </table:table-cell>
          <table:table-cell office:value-type="float" office:value="1744.959106" calcext:value-type="float">
            <text:p>1744.959106</text:p>
          </table:table-cell>
          <table:table-cell table:number-columns-repeated="13"/>
        </table:table-row>
        <table:table-row table:style-name="ro1">
          <table:table-cell office:value-type="float" office:value="1664.378906" calcext:value-type="float">
            <text:p>1664.378906</text:p>
          </table:table-cell>
          <table:table-cell office:value-type="float" office:value="1752.217773" calcext:value-type="float">
            <text:p>1752.217773</text:p>
          </table:table-cell>
          <table:table-cell office:value-type="float" office:value="1675.207031" calcext:value-type="float">
            <text:p>1675.207031</text:p>
          </table:table-cell>
          <table:table-cell office:value-type="float" office:value="1749.418457" calcext:value-type="float">
            <text:p>1749.418457</text:p>
          </table:table-cell>
          <table:table-cell table:number-columns-repeated="13"/>
        </table:table-row>
        <table:table-row table:style-name="ro1">
          <table:table-cell office:value-type="float" office:value="1665.249512" calcext:value-type="float">
            <text:p>1665.249512</text:p>
          </table:table-cell>
          <table:table-cell office:value-type="float" office:value="1749.17334" calcext:value-type="float">
            <text:p>1749.17334</text:p>
          </table:table-cell>
          <table:table-cell office:value-type="float" office:value="1672.555664" calcext:value-type="float">
            <text:p>1672.555664</text:p>
          </table:table-cell>
          <table:table-cell office:value-type="float" office:value="1746.22998" calcext:value-type="float">
            <text:p>1746.22998</text:p>
          </table:table-cell>
          <table:table-cell table:number-columns-repeated="13"/>
        </table:table-row>
        <table:table-row table:style-name="ro1">
          <table:table-cell office:value-type="float" office:value="1667.317261" calcext:value-type="float">
            <text:p>1667.317261</text:p>
          </table:table-cell>
          <table:table-cell office:value-type="float" office:value="1752.148193" calcext:value-type="float">
            <text:p>1752.148193</text:p>
          </table:table-cell>
          <table:table-cell office:value-type="float" office:value="1678.157471" calcext:value-type="float">
            <text:p>1678.157471</text:p>
          </table:table-cell>
          <table:table-cell office:value-type="float" office:value="1745.625732" calcext:value-type="float">
            <text:p>1745.625732</text:p>
          </table:table-cell>
          <table:table-cell table:number-columns-repeated="13"/>
        </table:table-row>
        <table:table-row table:style-name="ro1">
          <table:table-cell office:value-type="float" office:value="1669.019287" calcext:value-type="float">
            <text:p>1669.019287</text:p>
          </table:table-cell>
          <table:table-cell office:value-type="float" office:value="1748.833496" calcext:value-type="float">
            <text:p>1748.833496</text:p>
          </table:table-cell>
          <table:table-cell office:value-type="float" office:value="1676.907715" calcext:value-type="float">
            <text:p>1676.907715</text:p>
          </table:table-cell>
          <table:table-cell office:value-type="float" office:value="1747.538574" calcext:value-type="float">
            <text:p>1747.538574</text:p>
          </table:table-cell>
          <table:table-cell table:number-columns-repeated="13"/>
        </table:table-row>
        <table:table-row table:style-name="ro1">
          <table:table-cell office:value-type="float" office:value="1670.103394" calcext:value-type="float">
            <text:p>1670.103394</text:p>
          </table:table-cell>
          <table:table-cell office:value-type="float" office:value="1751.294678" calcext:value-type="float">
            <text:p>1751.294678</text:p>
          </table:table-cell>
          <table:table-cell office:value-type="float" office:value="1681.811401" calcext:value-type="float">
            <text:p>1681.811401</text:p>
          </table:table-cell>
          <table:table-cell office:value-type="float" office:value="1741.118286" calcext:value-type="float">
            <text:p>1741.118286</text:p>
          </table:table-cell>
          <table:table-cell table:number-columns-repeated="13"/>
        </table:table-row>
        <table:table-row table:style-name="ro1">
          <table:table-cell office:value-type="float" office:value="1666.05127" calcext:value-type="float">
            <text:p>1666.05127</text:p>
          </table:table-cell>
          <table:table-cell office:value-type="float" office:value="1749.734131" calcext:value-type="float">
            <text:p>1749.734131</text:p>
          </table:table-cell>
          <table:table-cell office:value-type="float" office:value="1676.798462" calcext:value-type="float">
            <text:p>1676.798462</text:p>
          </table:table-cell>
          <table:table-cell office:value-type="float" office:value="1749.177002" calcext:value-type="float">
            <text:p>1749.177002</text:p>
          </table:table-cell>
          <table:table-cell table:number-columns-repeated="13"/>
        </table:table-row>
        <table:table-row table:style-name="ro1">
          <table:table-cell office:value-type="float" office:value="1665.930908" calcext:value-type="float">
            <text:p>1665.930908</text:p>
          </table:table-cell>
          <table:table-cell office:value-type="float" office:value="1749.57605" calcext:value-type="float">
            <text:p>1749.57605</text:p>
          </table:table-cell>
          <table:table-cell office:value-type="float" office:value="1674.989868" calcext:value-type="float">
            <text:p>1674.989868</text:p>
          </table:table-cell>
          <table:table-cell office:value-type="float" office:value="1746.96582" calcext:value-type="float">
            <text:p>1746.96582</text:p>
          </table:table-cell>
          <table:table-cell table:number-columns-repeated="13"/>
        </table:table-row>
        <table:table-row table:style-name="ro1">
          <table:table-cell office:value-type="float" office:value="1665.414307" calcext:value-type="float">
            <text:p>1665.414307</text:p>
          </table:table-cell>
          <table:table-cell office:value-type="float" office:value="1748.752686" calcext:value-type="float">
            <text:p>1748.752686</text:p>
          </table:table-cell>
          <table:table-cell office:value-type="float" office:value="1676.821899" calcext:value-type="float">
            <text:p>1676.821899</text:p>
          </table:table-cell>
          <table:table-cell office:value-type="float" office:value="1747.143066" calcext:value-type="float">
            <text:p>1747.143066</text:p>
          </table:table-cell>
          <table:table-cell table:number-columns-repeated="13"/>
        </table:table-row>
        <table:table-row table:style-name="ro1">
          <table:table-cell office:value-type="float" office:value="1669.842407" calcext:value-type="float">
            <text:p>1669.842407</text:p>
          </table:table-cell>
          <table:table-cell office:value-type="float" office:value="1750.194092" calcext:value-type="float">
            <text:p>1750.194092</text:p>
          </table:table-cell>
          <table:table-cell office:value-type="float" office:value="1675.918213" calcext:value-type="float">
            <text:p>1675.918213</text:p>
          </table:table-cell>
          <table:table-cell office:value-type="float" office:value="1746.666138" calcext:value-type="float">
            <text:p>1746.666138</text:p>
          </table:table-cell>
          <table:table-cell table:number-columns-repeated="13"/>
        </table:table-row>
        <table:table-row table:style-name="ro1">
          <table:table-cell office:value-type="float" office:value="1666.753174" calcext:value-type="float">
            <text:p>1666.753174</text:p>
          </table:table-cell>
          <table:table-cell office:value-type="float" office:value="1751.989868" calcext:value-type="float">
            <text:p>1751.989868</text:p>
          </table:table-cell>
          <table:table-cell office:value-type="float" office:value="1674.754272" calcext:value-type="float">
            <text:p>1674.754272</text:p>
          </table:table-cell>
          <table:table-cell office:value-type="float" office:value="1746.369019" calcext:value-type="float">
            <text:p>1746.369019</text:p>
          </table:table-cell>
          <table:table-cell table:number-columns-repeated="13"/>
        </table:table-row>
        <table:table-row table:style-name="ro1">
          <table:table-cell office:value-type="float" office:value="1667.33252" calcext:value-type="float">
            <text:p>1667.33252</text:p>
          </table:table-cell>
          <table:table-cell office:value-type="float" office:value="1748.929688" calcext:value-type="float">
            <text:p>1748.929688</text:p>
          </table:table-cell>
          <table:table-cell office:value-type="float" office:value="1674.229126" calcext:value-type="float">
            <text:p>1674.229126</text:p>
          </table:table-cell>
          <table:table-cell office:value-type="float" office:value="1744.140137" calcext:value-type="float">
            <text:p>1744.140137</text:p>
          </table:table-cell>
          <table:table-cell table:number-columns-repeated="13"/>
        </table:table-row>
        <table:table-row table:style-name="ro1">
          <table:table-cell office:value-type="float" office:value="1666.089111" calcext:value-type="float">
            <text:p>1666.089111</text:p>
          </table:table-cell>
          <table:table-cell office:value-type="float" office:value="1747.021606" calcext:value-type="float">
            <text:p>1747.021606</text:p>
          </table:table-cell>
          <table:table-cell office:value-type="float" office:value="1674.483398" calcext:value-type="float">
            <text:p>1674.483398</text:p>
          </table:table-cell>
          <table:table-cell office:value-type="float" office:value="1747.158081" calcext:value-type="float">
            <text:p>1747.158081</text:p>
          </table:table-cell>
          <table:table-cell table:number-columns-repeated="13"/>
        </table:table-row>
        <table:table-row table:style-name="ro1">
          <table:table-cell office:value-type="float" office:value="1668.159668" calcext:value-type="float">
            <text:p>1668.159668</text:p>
          </table:table-cell>
          <table:table-cell office:value-type="float" office:value="1750.616821" calcext:value-type="float">
            <text:p>1750.616821</text:p>
          </table:table-cell>
          <table:table-cell office:value-type="float" office:value="1679.466309" calcext:value-type="float">
            <text:p>1679.466309</text:p>
          </table:table-cell>
          <table:table-cell office:value-type="float" office:value="1745.720581" calcext:value-type="float">
            <text:p>1745.720581</text:p>
          </table:table-cell>
          <table:table-cell table:number-columns-repeated="13"/>
        </table:table-row>
        <table:table-row table:style-name="ro1">
          <table:table-cell office:value-type="float" office:value="1668.293701" calcext:value-type="float">
            <text:p>1668.293701</text:p>
          </table:table-cell>
          <table:table-cell office:value-type="float" office:value="1751.121704" calcext:value-type="float">
            <text:p>1751.121704</text:p>
          </table:table-cell>
          <table:table-cell office:value-type="float" office:value="1676.36731" calcext:value-type="float">
            <text:p>1676.36731</text:p>
          </table:table-cell>
          <table:table-cell office:value-type="float" office:value="1747.466064" calcext:value-type="float">
            <text:p>1747.466064</text:p>
          </table:table-cell>
          <table:table-cell table:number-columns-repeated="13"/>
        </table:table-row>
        <table:table-row table:style-name="ro1">
          <table:table-cell office:value-type="float" office:value="1668.798584" calcext:value-type="float">
            <text:p>1668.798584</text:p>
          </table:table-cell>
          <table:table-cell office:value-type="float" office:value="1752.487305" calcext:value-type="float">
            <text:p>1752.487305</text:p>
          </table:table-cell>
          <table:table-cell office:value-type="float" office:value="1677.190186" calcext:value-type="float">
            <text:p>1677.190186</text:p>
          </table:table-cell>
          <table:table-cell office:value-type="float" office:value="1747.771851" calcext:value-type="float">
            <text:p>1747.771851</text:p>
          </table:table-cell>
          <table:table-cell table:number-columns-repeated="13"/>
        </table:table-row>
        <table:table-row table:style-name="ro1">
          <table:table-cell office:value-type="float" office:value="1670.74707" calcext:value-type="float">
            <text:p>1670.74707</text:p>
          </table:table-cell>
          <table:table-cell office:value-type="float" office:value="1723.433228" calcext:value-type="float">
            <text:p>1723.433228</text:p>
          </table:table-cell>
          <table:table-cell office:value-type="float" office:value="1677.104736" calcext:value-type="float">
            <text:p>1677.104736</text:p>
          </table:table-cell>
          <table:table-cell office:value-type="float" office:value="1719.137329" calcext:value-type="float">
            <text:p>1719.137329</text:p>
          </table:table-cell>
          <table:table-cell table:number-columns-repeated="13"/>
        </table:table-row>
        <table:table-row table:style-name="ro1">
          <table:table-cell office:value-type="float" office:value="1639.897949" calcext:value-type="float">
            <text:p>1639.897949</text:p>
          </table:table-cell>
          <table:table-cell office:value-type="float" office:value="1740.472534" calcext:value-type="float">
            <text:p>1740.472534</text:p>
          </table:table-cell>
          <table:table-cell office:value-type="float" office:value="1647.388306" calcext:value-type="float">
            <text:p>1647.388306</text:p>
          </table:table-cell>
          <table:table-cell office:value-type="float" office:value="1744.048584" calcext:value-type="float">
            <text:p>1744.048584</text:p>
          </table:table-cell>
          <table:table-cell table:number-columns-repeated="13"/>
        </table:table-row>
        <table:table-row table:style-name="ro1">
          <table:table-cell office:value-type="float" office:value="1632.750366" calcext:value-type="float">
            <text:p>1632.750366</text:p>
          </table:table-cell>
          <table:table-cell office:value-type="float" office:value="1715.617065" calcext:value-type="float">
            <text:p>1715.617065</text:p>
          </table:table-cell>
          <table:table-cell office:value-type="float" office:value="1642.951904" calcext:value-type="float">
            <text:p>1642.951904</text:p>
          </table:table-cell>
          <table:table-cell office:value-type="float" office:value="1714.612061" calcext:value-type="float">
            <text:p>1714.612061</text:p>
          </table:table-cell>
          <table:table-cell table:number-columns-repeated="13"/>
        </table:table-row>
        <table:table-row table:style-name="ro1">
          <table:table-cell office:value-type="float" office:value="1633.82312" calcext:value-type="float">
            <text:p>1633.82312</text:p>
          </table:table-cell>
          <table:table-cell office:value-type="float" office:value="1700.330811" calcext:value-type="float">
            <text:p>1700.330811</text:p>
          </table:table-cell>
          <table:table-cell office:value-type="float" office:value="1637.695679" calcext:value-type="float">
            <text:p>1637.695679</text:p>
          </table:table-cell>
          <table:table-cell office:value-type="float" office:value="1702.039551" calcext:value-type="float">
            <text:p>1702.039551</text:p>
          </table:table-cell>
          <table:table-cell table:number-columns-repeated="13"/>
        </table:table-row>
        <table:table-row table:style-name="ro1">
          <table:table-cell office:value-type="float" office:value="1623.219482" calcext:value-type="float">
            <text:p>1623.219482</text:p>
          </table:table-cell>
          <table:table-cell office:value-type="float" office:value="1695.23291" calcext:value-type="float">
            <text:p>1695.23291</text:p>
          </table:table-cell>
          <table:table-cell office:value-type="float" office:value="1627.453735" calcext:value-type="float">
            <text:p>1627.453735</text:p>
          </table:table-cell>
          <table:table-cell office:value-type="float" office:value="1695.897461" calcext:value-type="float">
            <text:p>1695.897461</text:p>
          </table:table-cell>
          <table:table-cell table:number-columns-repeated="13"/>
        </table:table-row>
        <table:table-row table:style-name="ro1">
          <table:table-cell office:value-type="float" office:value="1614.442017" calcext:value-type="float">
            <text:p>1614.442017</text:p>
          </table:table-cell>
          <table:table-cell office:value-type="float" office:value="1688.532959" calcext:value-type="float">
            <text:p>1688.532959</text:p>
          </table:table-cell>
          <table:table-cell office:value-type="float" office:value="1621.365112" calcext:value-type="float">
            <text:p>1621.365112</text:p>
          </table:table-cell>
          <table:table-cell office:value-type="float" office:value="1680.28833" calcext:value-type="float">
            <text:p>1680.28833</text:p>
          </table:table-cell>
          <table:table-cell table:number-columns-repeated="13"/>
        </table:table-row>
        <table:table-row table:style-name="ro1">
          <table:table-cell office:value-type="float" office:value="1618.301758" calcext:value-type="float">
            <text:p>1618.301758</text:p>
          </table:table-cell>
          <table:table-cell office:value-type="float" office:value="1671.24231" calcext:value-type="float">
            <text:p>1671.24231</text:p>
          </table:table-cell>
          <table:table-cell office:value-type="float" office:value="1612.352295" calcext:value-type="float">
            <text:p>1612.352295</text:p>
          </table:table-cell>
          <table:table-cell office:value-type="float" office:value="1675.623779" calcext:value-type="float">
            <text:p>1675.623779</text:p>
          </table:table-cell>
          <table:table-cell table:number-columns-repeated="13"/>
        </table:table-row>
        <table:table-row table:style-name="ro1">
          <table:table-cell office:value-type="float" office:value="1605.219849" calcext:value-type="float">
            <text:p>1605.219849</text:p>
          </table:table-cell>
          <table:table-cell office:value-type="float" office:value="1666.883545" calcext:value-type="float">
            <text:p>1666.883545</text:p>
          </table:table-cell>
          <table:table-cell office:value-type="float" office:value="1612.622803" calcext:value-type="float">
            <text:p>1612.622803</text:p>
          </table:table-cell>
          <table:table-cell office:value-type="float" office:value="1667.370361" calcext:value-type="float">
            <text:p>1667.370361</text:p>
          </table:table-cell>
          <table:table-cell table:number-columns-repeated="13"/>
        </table:table-row>
        <table:table-row table:style-name="ro1">
          <table:table-cell office:value-type="float" office:value="1601.675049" calcext:value-type="float">
            <text:p>1601.675049</text:p>
          </table:table-cell>
          <table:table-cell office:value-type="float" office:value="1657.160278" calcext:value-type="float">
            <text:p>1657.160278</text:p>
          </table:table-cell>
          <table:table-cell office:value-type="float" office:value="1603.62439" calcext:value-type="float">
            <text:p>1603.62439</text:p>
          </table:table-cell>
          <table:table-cell office:value-type="float" office:value="1656.822021" calcext:value-type="float">
            <text:p>1656.822021</text:p>
          </table:table-cell>
          <table:table-cell table:number-columns-repeated="13"/>
        </table:table-row>
        <table:table-row table:style-name="ro1">
          <table:table-cell office:value-type="float" office:value="1589.134766" calcext:value-type="float">
            <text:p>1589.134766</text:p>
          </table:table-cell>
          <table:table-cell office:value-type="float" office:value="1655.584106" calcext:value-type="float">
            <text:p>1655.584106</text:p>
          </table:table-cell>
          <table:table-cell office:value-type="float" office:value="1602.446411" calcext:value-type="float">
            <text:p>1602.446411</text:p>
          </table:table-cell>
          <table:table-cell office:value-type="float" office:value="1648.746216" calcext:value-type="float">
            <text:p>1648.746216</text:p>
          </table:table-cell>
          <table:table-cell table:number-columns-repeated="13"/>
        </table:table-row>
        <table:table-row table:style-name="ro1">
          <table:table-cell office:value-type="float" office:value="1594.247925" calcext:value-type="float">
            <text:p>1594.247925</text:p>
          </table:table-cell>
          <table:table-cell office:value-type="float" office:value="1643.882812" calcext:value-type="float">
            <text:p>1643.882812</text:p>
          </table:table-cell>
          <table:table-cell office:value-type="float" office:value="1595.267456" calcext:value-type="float">
            <text:p>1595.267456</text:p>
          </table:table-cell>
          <table:table-cell office:value-type="float" office:value="1641.755981" calcext:value-type="float">
            <text:p>1641.755981</text:p>
          </table:table-cell>
          <table:table-cell table:number-columns-repeated="13"/>
        </table:table-row>
        <table:table-row table:style-name="ro1">
          <table:table-cell office:value-type="float" office:value="1587.08374" calcext:value-type="float">
            <text:p>1587.08374</text:p>
          </table:table-cell>
          <table:table-cell office:value-type="float" office:value="1636.094727" calcext:value-type="float">
            <text:p>1636.094727</text:p>
          </table:table-cell>
          <table:table-cell office:value-type="float" office:value="1594.336914" calcext:value-type="float">
            <text:p>1594.336914</text:p>
          </table:table-cell>
          <table:table-cell office:value-type="float" office:value="1638.079468" calcext:value-type="float">
            <text:p>1638.079468</text:p>
          </table:table-cell>
          <table:table-cell table:number-columns-repeated="13"/>
        </table:table-row>
        <table:table-row table:style-name="ro1">
          <table:table-cell office:value-type="float" office:value="1589.850952" calcext:value-type="float">
            <text:p>1589.850952</text:p>
          </table:table-cell>
          <table:table-cell office:value-type="float" office:value="1631.60498" calcext:value-type="float">
            <text:p>1631.60498</text:p>
          </table:table-cell>
          <table:table-cell office:value-type="float" office:value="1590.513672" calcext:value-type="float">
            <text:p>1590.513672</text:p>
          </table:table-cell>
          <table:table-cell office:value-type="float" office:value="1632.900513" calcext:value-type="float">
            <text:p>1632.900513</text:p>
          </table:table-cell>
          <table:table-cell table:number-columns-repeated="13"/>
        </table:table-row>
        <table:table-row table:style-name="ro1">
          <table:table-cell office:value-type="float" office:value="1581.782471" calcext:value-type="float">
            <text:p>1581.782471</text:p>
          </table:table-cell>
          <table:table-cell office:value-type="float" office:value="1621.203491" calcext:value-type="float">
            <text:p>1621.203491</text:p>
          </table:table-cell>
          <table:table-cell office:value-type="float" office:value="1585.542847" calcext:value-type="float">
            <text:p>1585.542847</text:p>
          </table:table-cell>
          <table:table-cell office:value-type="float" office:value="1622.348633" calcext:value-type="float">
            <text:p>1622.348633</text:p>
          </table:table-cell>
          <table:table-cell table:number-columns-repeated="13"/>
        </table:table-row>
        <table:table-row table:style-name="ro1">
          <table:table-cell office:value-type="float" office:value="1578.598755" calcext:value-type="float">
            <text:p>1578.598755</text:p>
          </table:table-cell>
          <table:table-cell office:value-type="float" office:value="1621.743042" calcext:value-type="float">
            <text:p>1621.743042</text:p>
          </table:table-cell>
          <table:table-cell office:value-type="float" office:value="1585.060669" calcext:value-type="float">
            <text:p>1585.060669</text:p>
          </table:table-cell>
          <table:table-cell office:value-type="float" office:value="1623.009033" calcext:value-type="float">
            <text:p>1623.009033</text:p>
          </table:table-cell>
          <table:table-cell table:number-columns-repeated="13"/>
        </table:table-row>
        <table:table-row table:style-name="ro1">
          <table:table-cell office:value-type="float" office:value="1580.844482" calcext:value-type="float">
            <text:p>1580.844482</text:p>
          </table:table-cell>
          <table:table-cell office:value-type="float" office:value="1615.122925" calcext:value-type="float">
            <text:p>1615.122925</text:p>
          </table:table-cell>
          <table:table-cell office:value-type="float" office:value="1582.898804" calcext:value-type="float">
            <text:p>1582.898804</text:p>
          </table:table-cell>
          <table:table-cell office:value-type="float" office:value="1615.913696" calcext:value-type="float">
            <text:p>1615.913696</text:p>
          </table:table-cell>
          <table:table-cell table:number-columns-repeated="13"/>
        </table:table-row>
        <table:table-row table:style-name="ro1">
          <table:table-cell office:value-type="float" office:value="1578.032715" calcext:value-type="float">
            <text:p>1578.032715</text:p>
          </table:table-cell>
          <table:table-cell office:value-type="float" office:value="1608.898804" calcext:value-type="float">
            <text:p>1608.898804</text:p>
          </table:table-cell>
          <table:table-cell office:value-type="float" office:value="1580.844482" calcext:value-type="float">
            <text:p>1580.844482</text:p>
          </table:table-cell>
          <table:table-cell office:value-type="float" office:value="1612.355835" calcext:value-type="float">
            <text:p>1612.355835</text:p>
          </table:table-cell>
          <table:table-cell table:number-columns-repeated="13"/>
        </table:table-row>
        <table:table-row table:style-name="ro1">
          <table:table-cell office:value-type="float" office:value="1577.844849" calcext:value-type="float">
            <text:p>1577.844849</text:p>
          </table:table-cell>
          <table:table-cell office:value-type="float" office:value="1606.633057" calcext:value-type="float">
            <text:p>1606.633057</text:p>
          </table:table-cell>
          <table:table-cell office:value-type="float" office:value="1578.80481" calcext:value-type="float">
            <text:p>1578.80481</text:p>
          </table:table-cell>
          <table:table-cell office:value-type="float" office:value="1606.660278" calcext:value-type="float">
            <text:p>1606.660278</text:p>
          </table:table-cell>
          <table:table-cell table:number-columns-repeated="13"/>
        </table:table-row>
        <table:table-row table:style-name="ro1">
          <table:table-cell office:value-type="float" office:value="1575.69104" calcext:value-type="float">
            <text:p>1575.69104</text:p>
          </table:table-cell>
          <table:table-cell office:value-type="float" office:value="1602.280884" calcext:value-type="float">
            <text:p>1602.280884</text:p>
          </table:table-cell>
          <table:table-cell office:value-type="float" office:value="1580.78125" calcext:value-type="float">
            <text:p>1580.78125</text:p>
          </table:table-cell>
          <table:table-cell office:value-type="float" office:value="1600.806885" calcext:value-type="float">
            <text:p>1600.806885</text:p>
          </table:table-cell>
          <table:table-cell table:number-columns-repeated="13"/>
        </table:table-row>
        <table:table-row table:style-name="ro1">
          <table:table-cell office:value-type="float" office:value="1573.253662" calcext:value-type="float">
            <text:p>1573.253662</text:p>
          </table:table-cell>
          <table:table-cell office:value-type="float" office:value="1599.715576" calcext:value-type="float">
            <text:p>1599.715576</text:p>
          </table:table-cell>
          <table:table-cell office:value-type="float" office:value="1572.312012" calcext:value-type="float">
            <text:p>1572.312012</text:p>
          </table:table-cell>
          <table:table-cell office:value-type="float" office:value="1603.978271" calcext:value-type="float">
            <text:p>1603.978271</text:p>
          </table:table-cell>
          <table:table-cell table:number-columns-repeated="13"/>
        </table:table-row>
        <table:table-row table:style-name="ro1">
          <table:table-cell office:value-type="float" office:value="1572.651611" calcext:value-type="float">
            <text:p>1572.651611</text:p>
          </table:table-cell>
          <table:table-cell office:value-type="float" office:value="1595.72522" calcext:value-type="float">
            <text:p>1595.72522</text:p>
          </table:table-cell>
          <table:table-cell office:value-type="float" office:value="1578.079956" calcext:value-type="float">
            <text:p>1578.079956</text:p>
          </table:table-cell>
          <table:table-cell office:value-type="float" office:value="1595.122437" calcext:value-type="float">
            <text:p>1595.122437</text:p>
          </table:table-cell>
          <table:table-cell table:number-columns-repeated="13"/>
        </table:table-row>
        <table:table-row table:style-name="ro1">
          <table:table-cell office:value-type="float" office:value="1572.302002" calcext:value-type="float">
            <text:p>1572.302002</text:p>
          </table:table-cell>
          <table:table-cell office:value-type="float" office:value="1592.129761" calcext:value-type="float">
            <text:p>1592.129761</text:p>
          </table:table-cell>
          <table:table-cell office:value-type="float" office:value="1572.515625" calcext:value-type="float">
            <text:p>1572.515625</text:p>
          </table:table-cell>
          <table:table-cell office:value-type="float" office:value="1599.04187" calcext:value-type="float">
            <text:p>1599.04187</text:p>
          </table:table-cell>
          <table:table-cell table:number-columns-repeated="13"/>
        </table:table-row>
        <table:table-row table:style-name="ro1">
          <table:table-cell office:value-type="float" office:value="1568.005859" calcext:value-type="float">
            <text:p>1568.005859</text:p>
          </table:table-cell>
          <table:table-cell office:value-type="float" office:value="1593.185181" calcext:value-type="float">
            <text:p>1593.185181</text:p>
          </table:table-cell>
          <table:table-cell office:value-type="float" office:value="1572.758545" calcext:value-type="float">
            <text:p>1572.758545</text:p>
          </table:table-cell>
          <table:table-cell office:value-type="float" office:value="1595.66272" calcext:value-type="float">
            <text:p>1595.66272</text:p>
          </table:table-cell>
          <table:table-cell table:number-columns-repeated="13"/>
        </table:table-row>
        <table:table-row table:style-name="ro1">
          <table:table-cell office:value-type="float" office:value="1568.499512" calcext:value-type="float">
            <text:p>1568.499512</text:p>
          </table:table-cell>
          <table:table-cell office:value-type="float" office:value="1590.464111" calcext:value-type="float">
            <text:p>1590.464111</text:p>
          </table:table-cell>
          <table:table-cell office:value-type="float" office:value="1573.753662" calcext:value-type="float">
            <text:p>1573.753662</text:p>
          </table:table-cell>
          <table:table-cell office:value-type="float" office:value="1588.550781" calcext:value-type="float">
            <text:p>1588.550781</text:p>
          </table:table-cell>
          <table:table-cell table:number-columns-repeated="13"/>
        </table:table-row>
        <table:table-row table:style-name="ro1">
          <table:table-cell office:value-type="float" office:value="1570.33606" calcext:value-type="float">
            <text:p>1570.33606</text:p>
          </table:table-cell>
          <table:table-cell office:value-type="float" office:value="1585.524902" calcext:value-type="float">
            <text:p>1585.524902</text:p>
          </table:table-cell>
          <table:table-cell office:value-type="float" office:value="1574.34082" calcext:value-type="float">
            <text:p>1574.34082</text:p>
          </table:table-cell>
          <table:table-cell office:value-type="float" office:value="1591.648926" calcext:value-type="float">
            <text:p>1591.648926</text:p>
          </table:table-cell>
          <table:table-cell table:number-columns-repeated="13"/>
        </table:table-row>
        <table:table-row table:style-name="ro1">
          <table:table-cell office:value-type="float" office:value="1565.9552" calcext:value-type="float">
            <text:p>1565.9552</text:p>
          </table:table-cell>
          <table:table-cell office:value-type="float" office:value="1578.75354" calcext:value-type="float">
            <text:p>1578.75354</text:p>
          </table:table-cell>
          <table:table-cell office:value-type="float" office:value="1574.008911" calcext:value-type="float">
            <text:p>1574.008911</text:p>
          </table:table-cell>
          <table:table-cell office:value-type="float" office:value="1597.005493" calcext:value-type="float">
            <text:p>1597.005493</text:p>
          </table:table-cell>
          <table:table-cell table:number-columns-repeated="13"/>
        </table:table-row>
        <table:table-row table:style-name="ro1">
          <table:table-cell office:value-type="float" office:value="1523.419678" calcext:value-type="float">
            <text:p>1523.419678</text:p>
          </table:table-cell>
          <table:table-cell office:value-type="float" office:value="1538.949951" calcext:value-type="float">
            <text:p>1538.949951</text:p>
          </table:table-cell>
          <table:table-cell office:value-type="float" office:value="1597.712769" calcext:value-type="float">
            <text:p>1597.712769</text:p>
          </table:table-cell>
          <table:table-cell office:value-type="float" office:value="1651.062256" calcext:value-type="float">
            <text:p>1651.062256</text:p>
          </table:table-cell>
          <table:table-cell table:number-columns-repeated="13"/>
        </table:table-row>
        <table:table-row table:style-name="ro1">
          <table:table-cell office:value-type="float" office:value="1539.514282" calcext:value-type="float">
            <text:p>1539.514282</text:p>
          </table:table-cell>
          <table:table-cell office:value-type="float" office:value="1527.791626" calcext:value-type="float">
            <text:p>1527.791626</text:p>
          </table:table-cell>
          <table:table-cell office:value-type="float" office:value="1618.658203" calcext:value-type="float">
            <text:p>1618.658203</text:p>
          </table:table-cell>
          <table:table-cell office:value-type="float" office:value="1653.269775" calcext:value-type="float">
            <text:p>1653.269775</text:p>
          </table:table-cell>
          <table:table-cell table:number-columns-repeated="13"/>
        </table:table-row>
        <table:table-row table:style-name="ro1">
          <table:table-cell office:value-type="float" office:value="1561.30603" calcext:value-type="float">
            <text:p>1561.30603</text:p>
          </table:table-cell>
          <table:table-cell office:value-type="float" office:value="1564.230835" calcext:value-type="float">
            <text:p>1564.230835</text:p>
          </table:table-cell>
          <table:table-cell office:value-type="float" office:value="1648.536377" calcext:value-type="float">
            <text:p>1648.536377</text:p>
          </table:table-cell>
          <table:table-cell office:value-type="float" office:value="1670.1427" calcext:value-type="float">
            <text:p>1670.1427</text:p>
          </table:table-cell>
          <table:table-cell table:number-columns-repeated="13"/>
        </table:table-row>
        <table:table-row table:style-name="ro1">
          <table:table-cell office:value-type="float" office:value="1559.942261" calcext:value-type="float">
            <text:p>1559.942261</text:p>
          </table:table-cell>
          <table:table-cell office:value-type="float" office:value="1577.702759" calcext:value-type="float">
            <text:p>1577.702759</text:p>
          </table:table-cell>
          <table:table-cell office:value-type="float" office:value="1671.662354" calcext:value-type="float">
            <text:p>1671.662354</text:p>
          </table:table-cell>
          <table:table-cell office:value-type="float" office:value="1567.725464" calcext:value-type="float">
            <text:p>1567.725464</text:p>
          </table:table-cell>
          <table:table-cell table:number-columns-repeated="13"/>
        </table:table-row>
        <table:table-row table:style-name="ro1">
          <table:table-cell office:value-type="float" office:value="1610.082397" calcext:value-type="float">
            <text:p>1610.082397</text:p>
          </table:table-cell>
          <table:table-cell office:value-type="float" office:value="1622.341431" calcext:value-type="float">
            <text:p>1622.341431</text:p>
          </table:table-cell>
          <table:table-cell office:value-type="float" office:value="1635.308594" calcext:value-type="float">
            <text:p>1635.308594</text:p>
          </table:table-cell>
          <table:table-cell office:value-type="float" office:value="1701.283813" calcext:value-type="float">
            <text:p>1701.283813</text:p>
          </table:table-cell>
          <table:table-cell table:number-columns-repeated="13"/>
        </table:table-row>
        <table:table-row table:style-name="ro1">
          <table:table-cell office:value-type="float" office:value="1589.804443" calcext:value-type="float">
            <text:p>1589.804443</text:p>
          </table:table-cell>
          <table:table-cell office:value-type="float" office:value="1618.84021" calcext:value-type="float">
            <text:p>1618.84021</text:p>
          </table:table-cell>
          <table:table-cell office:value-type="float" office:value="1644.219727" calcext:value-type="float">
            <text:p>1644.219727</text:p>
          </table:table-cell>
          <table:table-cell office:value-type="float" office:value="1690.630981" calcext:value-type="float">
            <text:p>1690.630981</text:p>
          </table:table-cell>
          <table:table-cell table:number-columns-repeated="13"/>
        </table:table-row>
        <table:table-row table:style-name="ro1">
          <table:table-cell office:value-type="float" office:value="1615.975952" calcext:value-type="float">
            <text:p>1615.975952</text:p>
          </table:table-cell>
          <table:table-cell office:value-type="float" office:value="1632.94751" calcext:value-type="float">
            <text:p>1632.94751</text:p>
          </table:table-cell>
          <table:table-cell office:value-type="float" office:value="1663.211914" calcext:value-type="float">
            <text:p>1663.211914</text:p>
          </table:table-cell>
          <table:table-cell office:value-type="float" office:value="1706.007812" calcext:value-type="float">
            <text:p>1706.007812</text:p>
          </table:table-cell>
          <table:table-cell table:number-columns-repeated="13"/>
        </table:table-row>
        <table:table-row table:style-name="ro1">
          <table:table-cell office:value-type="float" office:value="1619.333374" calcext:value-type="float">
            <text:p>1619.333374</text:p>
          </table:table-cell>
          <table:table-cell office:value-type="float" office:value="1666.581299" calcext:value-type="float">
            <text:p>1666.581299</text:p>
          </table:table-cell>
          <table:table-cell office:value-type="float" office:value="1662.779785" calcext:value-type="float">
            <text:p>1662.779785</text:p>
          </table:table-cell>
          <table:table-cell office:value-type="float" office:value="1745.318359" calcext:value-type="float">
            <text:p>1745.318359</text:p>
          </table:table-cell>
          <table:table-cell table:number-columns-repeated="13"/>
        </table:table-row>
        <table:table-row table:style-name="ro1">
          <table:table-cell office:value-type="float" office:value="1637.536255" calcext:value-type="float">
            <text:p>1637.536255</text:p>
          </table:table-cell>
          <table:table-cell office:value-type="float" office:value="1639.446655" calcext:value-type="float">
            <text:p>1639.446655</text:p>
          </table:table-cell>
          <table:table-cell office:value-type="float" office:value="1673.80249" calcext:value-type="float">
            <text:p>1673.80249</text:p>
          </table:table-cell>
          <table:table-cell office:value-type="float" office:value="1701.49231" calcext:value-type="float">
            <text:p>1701.49231</text:p>
          </table:table-cell>
          <table:table-cell table:number-columns-repeated="13"/>
        </table:table-row>
        <table:table-row table:style-name="ro1">
          <table:table-cell office:value-type="float" office:value="1635.921509" calcext:value-type="float">
            <text:p>1635.921509</text:p>
          </table:table-cell>
          <table:table-cell office:value-type="float" office:value="1703.571167" calcext:value-type="float">
            <text:p>1703.571167</text:p>
          </table:table-cell>
          <table:table-cell office:value-type="float" office:value="1625.648438" calcext:value-type="float">
            <text:p>1625.648438</text:p>
          </table:table-cell>
          <table:table-cell office:value-type="float" office:value="1719.228271" calcext:value-type="float">
            <text:p>1719.228271</text:p>
          </table:table-cell>
          <table:table-cell table:number-columns-repeated="13"/>
        </table:table-row>
        <table:table-row table:style-name="ro1">
          <table:table-cell office:value-type="float" office:value="1624.834473" calcext:value-type="float">
            <text:p>1624.834473</text:p>
          </table:table-cell>
          <table:table-cell office:value-type="float" office:value="1708.03479" calcext:value-type="float">
            <text:p>1708.03479</text:p>
          </table:table-cell>
          <table:table-cell office:value-type="float" office:value="1628.32666" calcext:value-type="float">
            <text:p>1628.32666</text:p>
          </table:table-cell>
          <table:table-cell office:value-type="float" office:value="1699.092285" calcext:value-type="float">
            <text:p>1699.092285</text:p>
          </table:table-cell>
          <table:table-cell table:number-columns-repeated="13"/>
        </table:table-row>
        <table:table-row table:style-name="ro1">
          <table:table-cell office:value-type="float" office:value="1634.119873" calcext:value-type="float">
            <text:p>1634.119873</text:p>
          </table:table-cell>
          <table:table-cell office:value-type="float" office:value="1697.718262" calcext:value-type="float">
            <text:p>1697.718262</text:p>
          </table:table-cell>
          <table:table-cell office:value-type="float" office:value="1636.984497" calcext:value-type="float">
            <text:p>1636.984497</text:p>
          </table:table-cell>
          <table:table-cell office:value-type="float" office:value="1686.991821" calcext:value-type="float">
            <text:p>1686.991821</text:p>
          </table:table-cell>
          <table:table-cell table:number-columns-repeated="13"/>
        </table:table-row>
        <table:table-row table:style-name="ro1">
          <table:table-cell office:value-type="float" office:value="1633.962402" calcext:value-type="float">
            <text:p>1633.962402</text:p>
          </table:table-cell>
          <table:table-cell office:value-type="float" office:value="1702.979126" calcext:value-type="float">
            <text:p>1702.979126</text:p>
          </table:table-cell>
          <table:table-cell office:value-type="float" office:value="1636.508667" calcext:value-type="float">
            <text:p>1636.508667</text:p>
          </table:table-cell>
          <table:table-cell office:value-type="float" office:value="1695.479736" calcext:value-type="float">
            <text:p>1695.479736</text:p>
          </table:table-cell>
          <table:table-cell table:number-columns-repeated="13"/>
        </table:table-row>
        <table:table-row table:style-name="ro1">
          <table:table-cell office:value-type="float" office:value="1630.803223" calcext:value-type="float">
            <text:p>1630.803223</text:p>
          </table:table-cell>
          <table:table-cell office:value-type="float" office:value="1705.946167" calcext:value-type="float">
            <text:p>1705.946167</text:p>
          </table:table-cell>
          <table:table-cell office:value-type="float" office:value="1639.642456" calcext:value-type="float">
            <text:p>1639.642456</text:p>
          </table:table-cell>
          <table:table-cell office:value-type="float" office:value="1689.829346" calcext:value-type="float">
            <text:p>1689.829346</text:p>
          </table:table-cell>
          <table:table-cell table:number-columns-repeated="13"/>
        </table:table-row>
        <table:table-row table:style-name="ro1">
          <table:table-cell office:value-type="float" office:value="1636.383911" calcext:value-type="float">
            <text:p>1636.383911</text:p>
          </table:table-cell>
          <table:table-cell office:value-type="float" office:value="1701.067871" calcext:value-type="float">
            <text:p>1701.067871</text:p>
          </table:table-cell>
          <table:table-cell office:value-type="float" office:value="1636.619141" calcext:value-type="float">
            <text:p>1636.619141</text:p>
          </table:table-cell>
          <table:table-cell office:value-type="float" office:value="1698.47998" calcext:value-type="float">
            <text:p>1698.47998</text:p>
          </table:table-cell>
          <table:table-cell table:number-columns-repeated="13"/>
        </table:table-row>
        <table:table-row table:style-name="ro1">
          <table:table-cell office:value-type="float" office:value="1631.824097" calcext:value-type="float">
            <text:p>1631.824097</text:p>
          </table:table-cell>
          <table:table-cell office:value-type="float" office:value="1700.178467" calcext:value-type="float">
            <text:p>1700.178467</text:p>
          </table:table-cell>
          <table:table-cell office:value-type="float" office:value="1641.566895" calcext:value-type="float">
            <text:p>1641.566895</text:p>
          </table:table-cell>
          <table:table-cell office:value-type="float" office:value="1698.684814" calcext:value-type="float">
            <text:p>1698.684814</text:p>
          </table:table-cell>
          <table:table-cell table:number-columns-repeated="13"/>
        </table:table-row>
        <table:table-row table:style-name="ro1">
          <table:table-cell office:value-type="float" office:value="1629.918945" calcext:value-type="float">
            <text:p>1629.918945</text:p>
          </table:table-cell>
          <table:table-cell office:value-type="float" office:value="1706.659668" calcext:value-type="float">
            <text:p>1706.659668</text:p>
          </table:table-cell>
          <table:table-cell office:value-type="float" office:value="1641.912109" calcext:value-type="float">
            <text:p>1641.912109</text:p>
          </table:table-cell>
          <table:table-cell office:value-type="float" office:value="1695.474121" calcext:value-type="float">
            <text:p>1695.474121</text:p>
          </table:table-cell>
          <table:table-cell table:number-columns-repeated="13"/>
        </table:table-row>
        <table:table-row table:style-name="ro1">
          <table:table-cell office:value-type="float" office:value="1634.401489" calcext:value-type="float">
            <text:p>1634.401489</text:p>
          </table:table-cell>
          <table:table-cell office:value-type="float" office:value="1703.36377" calcext:value-type="float">
            <text:p>1703.36377</text:p>
          </table:table-cell>
          <table:table-cell office:value-type="float" office:value="1640.473389" calcext:value-type="float">
            <text:p>1640.473389</text:p>
          </table:table-cell>
          <table:table-cell office:value-type="float" office:value="1700.394043" calcext:value-type="float">
            <text:p>1700.394043</text:p>
          </table:table-cell>
          <table:table-cell table:number-columns-repeated="13"/>
        </table:table-row>
        <table:table-row table:style-name="ro1">
          <table:table-cell office:value-type="float" office:value="1632.598633" calcext:value-type="float">
            <text:p>1632.598633</text:p>
          </table:table-cell>
          <table:table-cell office:value-type="float" office:value="1705.051147" calcext:value-type="float">
            <text:p>1705.051147</text:p>
          </table:table-cell>
          <table:table-cell office:value-type="float" office:value="1640.727905" calcext:value-type="float">
            <text:p>1640.727905</text:p>
          </table:table-cell>
          <table:table-cell office:value-type="float" office:value="1697.13562" calcext:value-type="float">
            <text:p>1697.13562</text:p>
          </table:table-cell>
          <table:table-cell table:number-columns-repeated="13"/>
        </table:table-row>
        <table:table-row table:style-name="ro1">
          <table:table-cell office:value-type="float" office:value="1634.996338" calcext:value-type="float">
            <text:p>1634.996338</text:p>
          </table:table-cell>
          <table:table-cell office:value-type="float" office:value="1706.639282" calcext:value-type="float">
            <text:p>1706.639282</text:p>
          </table:table-cell>
          <table:table-cell office:value-type="float" office:value="1646.702148" calcext:value-type="float">
            <text:p>1646.702148</text:p>
          </table:table-cell>
          <table:table-cell office:value-type="float" office:value="1697.687012" calcext:value-type="float">
            <text:p>1697.687012</text:p>
          </table:table-cell>
          <table:table-cell table:number-columns-repeated="13"/>
        </table:table-row>
        <table:table-row table:style-name="ro1">
          <table:table-cell office:value-type="float" office:value="1632.400757" calcext:value-type="float">
            <text:p>1632.400757</text:p>
          </table:table-cell>
          <table:table-cell office:value-type="float" office:value="1706.296997" calcext:value-type="float">
            <text:p>1706.296997</text:p>
          </table:table-cell>
          <table:table-cell office:value-type="float" office:value="1641.467529" calcext:value-type="float">
            <text:p>1641.467529</text:p>
          </table:table-cell>
          <table:table-cell office:value-type="float" office:value="1700.915283" calcext:value-type="float">
            <text:p>1700.915283</text:p>
          </table:table-cell>
          <table:table-cell table:number-columns-repeated="13"/>
        </table:table-row>
        <table:table-row table:style-name="ro1">
          <table:table-cell office:value-type="float" office:value="1635.882812" calcext:value-type="float">
            <text:p>1635.882812</text:p>
          </table:table-cell>
          <table:table-cell office:value-type="float" office:value="1708.950439" calcext:value-type="float">
            <text:p>1708.950439</text:p>
          </table:table-cell>
          <table:table-cell office:value-type="float" office:value="1647.260376" calcext:value-type="float">
            <text:p>1647.260376</text:p>
          </table:table-cell>
          <table:table-cell office:value-type="float" office:value="1701.951904" calcext:value-type="float">
            <text:p>1701.951904</text:p>
          </table:table-cell>
          <table:table-cell table:number-columns-repeated="13"/>
        </table:table-row>
        <table:table-row table:style-name="ro1">
          <table:table-cell office:value-type="float" office:value="1636.668091" calcext:value-type="float">
            <text:p>1636.668091</text:p>
          </table:table-cell>
          <table:table-cell office:value-type="float" office:value="1708.010254" calcext:value-type="float">
            <text:p>1708.010254</text:p>
          </table:table-cell>
          <table:table-cell office:value-type="float" office:value="1646.949341" calcext:value-type="float">
            <text:p>1646.949341</text:p>
          </table:table-cell>
          <table:table-cell office:value-type="float" office:value="1702.919189" calcext:value-type="float">
            <text:p>1702.919189</text:p>
          </table:table-cell>
          <table:table-cell table:number-columns-repeated="13"/>
        </table:table-row>
        <table:table-row table:style-name="ro1">
          <table:table-cell office:value-type="float" office:value="1636.404663" calcext:value-type="float">
            <text:p>1636.404663</text:p>
          </table:table-cell>
          <table:table-cell office:value-type="float" office:value="1707.422852" calcext:value-type="float">
            <text:p>1707.422852</text:p>
          </table:table-cell>
          <table:table-cell office:value-type="float" office:value="1644.24707" calcext:value-type="float">
            <text:p>1644.24707</text:p>
          </table:table-cell>
          <table:table-cell office:value-type="float" office:value="1700.697632" calcext:value-type="float">
            <text:p>1700.697632</text:p>
          </table:table-cell>
          <table:table-cell table:number-columns-repeated="13"/>
        </table:table-row>
        <table:table-row table:style-name="ro1">
          <table:table-cell office:value-type="float" office:value="1640.117798" calcext:value-type="float">
            <text:p>1640.117798</text:p>
          </table:table-cell>
          <table:table-cell office:value-type="float" office:value="1706.194824" calcext:value-type="float">
            <text:p>1706.194824</text:p>
          </table:table-cell>
          <table:table-cell office:value-type="float" office:value="1648.189331" calcext:value-type="float">
            <text:p>1648.189331</text:p>
          </table:table-cell>
          <table:table-cell office:value-type="float" office:value="1702.072876" calcext:value-type="float">
            <text:p>1702.072876</text:p>
          </table:table-cell>
          <table:table-cell table:number-columns-repeated="13"/>
        </table:table-row>
        <table:table-row table:style-name="ro1">
          <table:table-cell office:value-type="float" office:value="1640.323608" calcext:value-type="float">
            <text:p>1640.323608</text:p>
          </table:table-cell>
          <table:table-cell office:value-type="float" office:value="1705.311401" calcext:value-type="float">
            <text:p>1705.311401</text:p>
          </table:table-cell>
          <table:table-cell office:value-type="float" office:value="1648.158936" calcext:value-type="float">
            <text:p>1648.158936</text:p>
          </table:table-cell>
          <table:table-cell office:value-type="float" office:value="1702.479858" calcext:value-type="float">
            <text:p>1702.479858</text:p>
          </table:table-cell>
          <table:table-cell table:number-columns-repeated="13"/>
        </table:table-row>
        <table:table-row table:style-name="ro1">
          <table:table-cell office:value-type="float" office:value="1637.602173" calcext:value-type="float">
            <text:p>1637.602173</text:p>
          </table:table-cell>
          <table:table-cell office:value-type="float" office:value="1708.337036" calcext:value-type="float">
            <text:p>1708.337036</text:p>
          </table:table-cell>
          <table:table-cell office:value-type="float" office:value="1647.271973" calcext:value-type="float">
            <text:p>1647.271973</text:p>
          </table:table-cell>
          <table:table-cell office:value-type="float" office:value="1702.039062" calcext:value-type="float">
            <text:p>1702.039062</text:p>
          </table:table-cell>
          <table:table-cell table:number-columns-repeated="13"/>
        </table:table-row>
        <table:table-row table:style-name="ro1">
          <table:table-cell office:value-type="float" office:value="1642.101562" calcext:value-type="float">
            <text:p>1642.101562</text:p>
          </table:table-cell>
          <table:table-cell office:value-type="float" office:value="1708.332642" calcext:value-type="float">
            <text:p>1708.332642</text:p>
          </table:table-cell>
          <table:table-cell office:value-type="float" office:value="1648.206055" calcext:value-type="float">
            <text:p>1648.206055</text:p>
          </table:table-cell>
          <table:table-cell office:value-type="float" office:value="1704.503906" calcext:value-type="float">
            <text:p>1704.503906</text:p>
          </table:table-cell>
          <table:table-cell table:number-columns-repeated="13"/>
        </table:table-row>
        <table:table-row table:style-name="ro1">
          <table:table-cell office:value-type="float" office:value="1641.079712" calcext:value-type="float">
            <text:p>1641.079712</text:p>
          </table:table-cell>
          <table:table-cell office:value-type="float" office:value="1711.783813" calcext:value-type="float">
            <text:p>1711.783813</text:p>
          </table:table-cell>
          <table:table-cell office:value-type="float" office:value="1649.571777" calcext:value-type="float">
            <text:p>1649.571777</text:p>
          </table:table-cell>
          <table:table-cell office:value-type="float" office:value="1707.280273" calcext:value-type="float">
            <text:p>1707.280273</text:p>
          </table:table-cell>
          <table:table-cell table:number-columns-repeated="13"/>
        </table:table-row>
        <table:table-row table:style-name="ro1">
          <table:table-cell office:value-type="float" office:value="1638.642456" calcext:value-type="float">
            <text:p>1638.642456</text:p>
          </table:table-cell>
          <table:table-cell office:value-type="float" office:value="1714.777832" calcext:value-type="float">
            <text:p>1714.777832</text:p>
          </table:table-cell>
          <table:table-cell office:value-type="float" office:value="1646.051392" calcext:value-type="float">
            <text:p>1646.051392</text:p>
          </table:table-cell>
          <table:table-cell office:value-type="float" office:value="1709.660767" calcext:value-type="float">
            <text:p>1709.660767</text:p>
          </table:table-cell>
          <table:table-cell table:number-columns-repeated="13"/>
        </table:table-row>
        <table:table-row table:style-name="ro1">
          <table:table-cell office:value-type="float" office:value="1644.233765" calcext:value-type="float">
            <text:p>1644.233765</text:p>
          </table:table-cell>
          <table:table-cell office:value-type="float" office:value="1708.909302" calcext:value-type="float">
            <text:p>1708.909302</text:p>
          </table:table-cell>
          <table:table-cell office:value-type="float" office:value="1650.567749" calcext:value-type="float">
            <text:p>1650.567749</text:p>
          </table:table-cell>
          <table:table-cell office:value-type="float" office:value="1706.446289" calcext:value-type="float">
            <text:p>1706.446289</text:p>
          </table:table-cell>
          <table:table-cell table:number-columns-repeated="13"/>
        </table:table-row>
        <table:table-row table:style-name="ro1">
          <table:table-cell office:value-type="float" office:value="1641.846802" calcext:value-type="float">
            <text:p>1641.846802</text:p>
          </table:table-cell>
          <table:table-cell office:value-type="float" office:value="1711.840576" calcext:value-type="float">
            <text:p>1711.840576</text:p>
          </table:table-cell>
          <table:table-cell office:value-type="float" office:value="1650.966797" calcext:value-type="float">
            <text:p>1650.966797</text:p>
          </table:table-cell>
          <table:table-cell office:value-type="float" office:value="1709.458984" calcext:value-type="float">
            <text:p>1709.458984</text:p>
          </table:table-cell>
          <table:table-cell table:number-columns-repeated="13"/>
        </table:table-row>
        <table:table-row table:style-name="ro1">
          <table:table-cell office:value-type="float" office:value="1640.439453" calcext:value-type="float">
            <text:p>1640.439453</text:p>
          </table:table-cell>
          <table:table-cell office:value-type="float" office:value="1714.175659" calcext:value-type="float">
            <text:p>1714.175659</text:p>
          </table:table-cell>
          <table:table-cell office:value-type="float" office:value="1651.799072" calcext:value-type="float">
            <text:p>1651.799072</text:p>
          </table:table-cell>
          <table:table-cell office:value-type="float" office:value="1706.613037" calcext:value-type="float">
            <text:p>1706.613037</text:p>
          </table:table-cell>
          <table:table-cell table:number-columns-repeated="13"/>
        </table:table-row>
        <table:table-row table:style-name="ro1">
          <table:table-cell office:value-type="float" office:value="1643.642944" calcext:value-type="float">
            <text:p>1643.642944</text:p>
          </table:table-cell>
          <table:table-cell office:value-type="float" office:value="1712.885742" calcext:value-type="float">
            <text:p>1712.885742</text:p>
          </table:table-cell>
          <table:table-cell office:value-type="float" office:value="1649.561279" calcext:value-type="float">
            <text:p>1649.561279</text:p>
          </table:table-cell>
          <table:table-cell office:value-type="float" office:value="1709.61084" calcext:value-type="float">
            <text:p>1709.61084</text:p>
          </table:table-cell>
          <table:table-cell table:number-columns-repeated="13"/>
        </table:table-row>
        <table:table-row table:style-name="ro1">
          <table:table-cell office:value-type="float" office:value="1642.604614" calcext:value-type="float">
            <text:p>1642.604614</text:p>
          </table:table-cell>
          <table:table-cell office:value-type="float" office:value="1714.526733" calcext:value-type="float">
            <text:p>1714.526733</text:p>
          </table:table-cell>
          <table:table-cell office:value-type="float" office:value="1649.702271" calcext:value-type="float">
            <text:p>1649.702271</text:p>
          </table:table-cell>
          <table:table-cell office:value-type="float" office:value="1713.092651" calcext:value-type="float">
            <text:p>1713.092651</text:p>
          </table:table-cell>
          <table:table-cell table:number-columns-repeated="13"/>
        </table:table-row>
        <table:table-row table:style-name="ro1">
          <table:table-cell office:value-type="float" office:value="1639.728638" calcext:value-type="float">
            <text:p>1639.728638</text:p>
          </table:table-cell>
          <table:table-cell office:value-type="float" office:value="1715.280151" calcext:value-type="float">
            <text:p>1715.280151</text:p>
          </table:table-cell>
          <table:table-cell office:value-type="float" office:value="1650.088867" calcext:value-type="float">
            <text:p>1650.088867</text:p>
          </table:table-cell>
          <table:table-cell office:value-type="float" office:value="1709.704834" calcext:value-type="float">
            <text:p>1709.704834</text:p>
          </table:table-cell>
          <table:table-cell table:number-columns-repeated="13"/>
        </table:table-row>
        <table:table-row table:style-name="ro1">
          <table:table-cell office:value-type="float" office:value="1643.103149" calcext:value-type="float">
            <text:p>1643.103149</text:p>
          </table:table-cell>
          <table:table-cell office:value-type="float" office:value="1716.625732" calcext:value-type="float">
            <text:p>1716.625732</text:p>
          </table:table-cell>
          <table:table-cell office:value-type="float" office:value="1650.879639" calcext:value-type="float">
            <text:p>1650.879639</text:p>
          </table:table-cell>
          <table:table-cell office:value-type="float" office:value="1710.54541" calcext:value-type="float">
            <text:p>1710.54541</text:p>
          </table:table-cell>
          <table:table-cell table:number-columns-repeated="13"/>
        </table:table-row>
        <table:table-row table:style-name="ro1">
          <table:table-cell office:value-type="float" office:value="1641.248169" calcext:value-type="float">
            <text:p>1641.248169</text:p>
          </table:table-cell>
          <table:table-cell office:value-type="float" office:value="1717.361328" calcext:value-type="float">
            <text:p>1717.361328</text:p>
          </table:table-cell>
          <table:table-cell office:value-type="float" office:value="1653.664673" calcext:value-type="float">
            <text:p>1653.664673</text:p>
          </table:table-cell>
          <table:table-cell office:value-type="float" office:value="1712.216553" calcext:value-type="float">
            <text:p>1712.216553</text:p>
          </table:table-cell>
          <table:table-cell table:number-columns-repeated="13"/>
        </table:table-row>
        <table:table-row table:style-name="ro1">
          <table:table-cell office:value-type="float" office:value="1643.69873" calcext:value-type="float">
            <text:p>1643.69873</text:p>
          </table:table-cell>
          <table:table-cell office:value-type="float" office:value="1713.21582" calcext:value-type="float">
            <text:p>1713.21582</text:p>
          </table:table-cell>
          <table:table-cell office:value-type="float" office:value="1650.558105" calcext:value-type="float">
            <text:p>1650.558105</text:p>
          </table:table-cell>
          <table:table-cell office:value-type="float" office:value="1709.141357" calcext:value-type="float">
            <text:p>1709.141357</text:p>
          </table:table-cell>
          <table:table-cell table:number-columns-repeated="13"/>
        </table:table-row>
        <table:table-row table:style-name="ro1">
          <table:table-cell office:value-type="float" office:value="1641.630859" calcext:value-type="float">
            <text:p>1641.630859</text:p>
          </table:table-cell>
          <table:table-cell office:value-type="float" office:value="1714.456055" calcext:value-type="float">
            <text:p>1714.456055</text:p>
          </table:table-cell>
          <table:table-cell office:value-type="float" office:value="1651.605957" calcext:value-type="float">
            <text:p>1651.605957</text:p>
          </table:table-cell>
          <table:table-cell office:value-type="float" office:value="1711.79834" calcext:value-type="float">
            <text:p>1711.79834</text:p>
          </table:table-cell>
          <table:table-cell table:number-columns-repeated="13"/>
        </table:table-row>
        <table:table-row table:style-name="ro1">
          <table:table-cell office:value-type="float" office:value="1640.831543" calcext:value-type="float">
            <text:p>1640.831543</text:p>
          </table:table-cell>
          <table:table-cell office:value-type="float" office:value="1714.739136" calcext:value-type="float">
            <text:p>1714.739136</text:p>
          </table:table-cell>
          <table:table-cell office:value-type="float" office:value="1651.722412" calcext:value-type="float">
            <text:p>1651.722412</text:p>
          </table:table-cell>
          <table:table-cell office:value-type="float" office:value="1713.7771" calcext:value-type="float">
            <text:p>1713.7771</text:p>
          </table:table-cell>
          <table:table-cell table:number-columns-repeated="13"/>
        </table:table-row>
        <table:table-row table:style-name="ro1">
          <table:table-cell office:value-type="float" office:value="1647.441895" calcext:value-type="float">
            <text:p>1647.441895</text:p>
          </table:table-cell>
          <table:table-cell office:value-type="float" office:value="1711.477417" calcext:value-type="float">
            <text:p>1711.477417</text:p>
          </table:table-cell>
          <table:table-cell office:value-type="float" office:value="1653.466064" calcext:value-type="float">
            <text:p>1653.466064</text:p>
          </table:table-cell>
          <table:table-cell office:value-type="float" office:value="1706.319702" calcext:value-type="float">
            <text:p>1706.319702</text:p>
          </table:table-cell>
          <table:table-cell table:number-columns-repeated="13"/>
        </table:table-row>
        <table:table-row table:style-name="ro1">
          <table:table-cell office:value-type="float" office:value="1646.637207" calcext:value-type="float">
            <text:p>1646.637207</text:p>
          </table:table-cell>
          <table:table-cell office:value-type="float" office:value="1716.604858" calcext:value-type="float">
            <text:p>1716.604858</text:p>
          </table:table-cell>
          <table:table-cell office:value-type="float" office:value="1653.820068" calcext:value-type="float">
            <text:p>1653.820068</text:p>
          </table:table-cell>
          <table:table-cell office:value-type="float" office:value="1714.395508" calcext:value-type="float">
            <text:p>1714.395508</text:p>
          </table:table-cell>
          <table:table-cell table:number-columns-repeated="13"/>
        </table:table-row>
        <table:table-row table:style-name="ro1">
          <table:table-cell office:value-type="float" office:value="1643.299683" calcext:value-type="float">
            <text:p>1643.299683</text:p>
          </table:table-cell>
          <table:table-cell office:value-type="float" office:value="1716.039429" calcext:value-type="float">
            <text:p>1716.039429</text:p>
          </table:table-cell>
          <table:table-cell office:value-type="float" office:value="1654.193604" calcext:value-type="float">
            <text:p>1654.193604</text:p>
          </table:table-cell>
          <table:table-cell office:value-type="float" office:value="1710.940796" calcext:value-type="float">
            <text:p>1710.940796</text:p>
          </table:table-cell>
          <table:table-cell table:number-columns-repeated="13"/>
        </table:table-row>
        <table:table-row table:style-name="ro1">
          <table:table-cell office:value-type="float" office:value="1646.536621" calcext:value-type="float">
            <text:p>1646.536621</text:p>
          </table:table-cell>
          <table:table-cell office:value-type="float" office:value="1715.274902" calcext:value-type="float">
            <text:p>1715.274902</text:p>
          </table:table-cell>
          <table:table-cell office:value-type="float" office:value="1653.043579" calcext:value-type="float">
            <text:p>1653.043579</text:p>
          </table:table-cell>
          <table:table-cell office:value-type="float" office:value="1713.670776" calcext:value-type="float">
            <text:p>1713.670776</text:p>
          </table:table-cell>
          <table:table-cell table:number-columns-repeated="13"/>
        </table:table-row>
        <table:table-row table:style-name="ro1">
          <table:table-cell office:value-type="float" office:value="1644.138672" calcext:value-type="float">
            <text:p>1644.138672</text:p>
          </table:table-cell>
          <table:table-cell office:value-type="float" office:value="1719.227783" calcext:value-type="float">
            <text:p>1719.227783</text:p>
          </table:table-cell>
          <table:table-cell office:value-type="float" office:value="1656.156006" calcext:value-type="float">
            <text:p>1656.156006</text:p>
          </table:table-cell>
          <table:table-cell office:value-type="float" office:value="1710.354736" calcext:value-type="float">
            <text:p>1710.354736</text:p>
          </table:table-cell>
          <table:table-cell table:number-columns-repeated="13"/>
        </table:table-row>
        <table:table-row table:style-name="ro1">
          <table:table-cell office:value-type="float" office:value="1642.924316" calcext:value-type="float">
            <text:p>1642.924316</text:p>
          </table:table-cell>
          <table:table-cell office:value-type="float" office:value="1696.705688" calcext:value-type="float">
            <text:p>1696.705688</text:p>
          </table:table-cell>
          <table:table-cell office:value-type="float" office:value="1650.896362" calcext:value-type="float">
            <text:p>1650.896362</text:p>
          </table:table-cell>
          <table:table-cell office:value-type="float" office:value="1701.424438" calcext:value-type="float">
            <text:p>1701.424438</text:p>
          </table:table-cell>
          <table:table-cell table:number-columns-repeated="13"/>
        </table:table-row>
        <table:table-row table:style-name="ro1">
          <table:table-cell office:value-type="float" office:value="1617.953247" calcext:value-type="float">
            <text:p>1617.953247</text:p>
          </table:table-cell>
          <table:table-cell office:value-type="float" office:value="1706.261597" calcext:value-type="float">
            <text:p>1706.261597</text:p>
          </table:table-cell>
          <table:table-cell office:value-type="float" office:value="1629.326172" calcext:value-type="float">
            <text:p>1629.326172</text:p>
          </table:table-cell>
          <table:table-cell office:value-type="float" office:value="1705.380249" calcext:value-type="float">
            <text:p>1705.380249</text:p>
          </table:table-cell>
          <table:table-cell table:number-columns-repeated="13"/>
        </table:table-row>
        <table:table-row table:style-name="ro1">
          <table:table-cell office:value-type="float" office:value="1621.349731" calcext:value-type="float">
            <text:p>1621.349731</text:p>
          </table:table-cell>
          <table:table-cell office:value-type="float" office:value="1689.775024" calcext:value-type="float">
            <text:p>1689.775024</text:p>
          </table:table-cell>
          <table:table-cell office:value-type="float" office:value="1627.904053" calcext:value-type="float">
            <text:p>1627.904053</text:p>
          </table:table-cell>
          <table:table-cell office:value-type="float" office:value="1692.03064" calcext:value-type="float">
            <text:p>1692.03064</text:p>
          </table:table-cell>
          <table:table-cell table:number-columns-repeated="13"/>
        </table:table-row>
        <table:table-row table:style-name="ro1">
          <table:table-cell office:value-type="float" office:value="1612.297363" calcext:value-type="float">
            <text:p>1612.297363</text:p>
          </table:table-cell>
          <table:table-cell office:value-type="float" office:value="1681.888184" calcext:value-type="float">
            <text:p>1681.888184</text:p>
          </table:table-cell>
          <table:table-cell office:value-type="float" office:value="1626.186279" calcext:value-type="float">
            <text:p>1626.186279</text:p>
          </table:table-cell>
          <table:table-cell office:value-type="float" office:value="1681.601929" calcext:value-type="float">
            <text:p>1681.601929</text:p>
          </table:table-cell>
          <table:table-cell table:number-columns-repeated="13"/>
        </table:table-row>
        <table:table-row table:style-name="ro1">
          <table:table-cell office:value-type="float" office:value="1608.878418" calcext:value-type="float">
            <text:p>1608.878418</text:p>
          </table:table-cell>
          <table:table-cell office:value-type="float" office:value="1678.111816" calcext:value-type="float">
            <text:p>1678.111816</text:p>
          </table:table-cell>
          <table:table-cell office:value-type="float" office:value="1623.477661" calcext:value-type="float">
            <text:p>1623.477661</text:p>
          </table:table-cell>
          <table:table-cell office:value-type="float" office:value="1666.989868" calcext:value-type="float">
            <text:p>1666.989868</text:p>
          </table:table-cell>
          <table:table-cell table:number-columns-repeated="13"/>
        </table:table-row>
        <table:table-row table:style-name="ro1">
          <table:table-cell office:value-type="float" office:value="1609.679199" calcext:value-type="float">
            <text:p>1609.679199</text:p>
          </table:table-cell>
          <table:table-cell office:value-type="float" office:value="1675.569702" calcext:value-type="float">
            <text:p>1675.569702</text:p>
          </table:table-cell>
          <table:table-cell office:value-type="float" office:value="1613.009277" calcext:value-type="float">
            <text:p>1613.009277</text:p>
          </table:table-cell>
          <table:table-cell office:value-type="float" office:value="1668.606323" calcext:value-type="float">
            <text:p>1668.606323</text:p>
          </table:table-cell>
          <table:table-cell table:number-columns-repeated="13"/>
        </table:table-row>
        <table:table-row table:style-name="ro1">
          <table:table-cell office:value-type="float" office:value="1606.030396" calcext:value-type="float">
            <text:p>1606.030396</text:p>
          </table:table-cell>
          <table:table-cell office:value-type="float" office:value="1659.590088" calcext:value-type="float">
            <text:p>1659.590088</text:p>
          </table:table-cell>
          <table:table-cell office:value-type="float" office:value="1613.248657" calcext:value-type="float">
            <text:p>1613.248657</text:p>
          </table:table-cell>
          <table:table-cell office:value-type="float" office:value="1662.307007" calcext:value-type="float">
            <text:p>1662.307007</text:p>
          </table:table-cell>
          <table:table-cell table:number-columns-repeated="13"/>
        </table:table-row>
        <table:table-row table:style-name="ro1">
          <table:table-cell office:value-type="float" office:value="1600.916504" calcext:value-type="float">
            <text:p>1600.916504</text:p>
          </table:table-cell>
          <table:table-cell office:value-type="float" office:value="1656.121338" calcext:value-type="float">
            <text:p>1656.121338</text:p>
          </table:table-cell>
          <table:table-cell office:value-type="float" office:value="1610.637817" calcext:value-type="float">
            <text:p>1610.637817</text:p>
          </table:table-cell>
          <table:table-cell office:value-type="float" office:value="1655.095093" calcext:value-type="float">
            <text:p>1655.095093</text:p>
          </table:table-cell>
          <table:table-cell table:number-columns-repeated="13"/>
        </table:table-row>
        <table:table-row table:style-name="ro1">
          <table:table-cell office:value-type="float" office:value="1597.024658" calcext:value-type="float">
            <text:p>1597.024658</text:p>
          </table:table-cell>
          <table:table-cell office:value-type="float" office:value="1650.801147" calcext:value-type="float">
            <text:p>1650.801147</text:p>
          </table:table-cell>
          <table:table-cell office:value-type="float" office:value="1604.134888" calcext:value-type="float">
            <text:p>1604.134888</text:p>
          </table:table-cell>
          <table:table-cell office:value-type="float" office:value="1650.994751" calcext:value-type="float">
            <text:p>1650.994751</text:p>
          </table:table-cell>
          <table:table-cell table:number-columns-repeated="13"/>
        </table:table-row>
        <table:table-row table:style-name="ro1">
          <table:table-cell office:value-type="float" office:value="1590.902832" calcext:value-type="float">
            <text:p>1590.902832</text:p>
          </table:table-cell>
          <table:table-cell office:value-type="float" office:value="1651.3302" calcext:value-type="float">
            <text:p>1651.3302</text:p>
          </table:table-cell>
          <table:table-cell office:value-type="float" office:value="1603.112915" calcext:value-type="float">
            <text:p>1603.112915</text:p>
          </table:table-cell>
          <table:table-cell office:value-type="float" office:value="1641.675049" calcext:value-type="float">
            <text:p>1641.675049</text:p>
          </table:table-cell>
          <table:table-cell table:number-columns-repeated="13"/>
        </table:table-row>
        <table:table-row table:style-name="ro1">
          <table:table-cell office:value-type="float" office:value="1591.25" calcext:value-type="float">
            <text:p>1591.25</text:p>
          </table:table-cell>
          <table:table-cell office:value-type="float" office:value="1638.554565" calcext:value-type="float">
            <text:p>1638.554565</text:p>
          </table:table-cell>
          <table:table-cell office:value-type="float" office:value="1593.354248" calcext:value-type="float">
            <text:p>1593.354248</text:p>
          </table:table-cell>
          <table:table-cell office:value-type="float" office:value="1642.726318" calcext:value-type="float">
            <text:p>1642.726318</text:p>
          </table:table-cell>
          <table:table-cell table:number-columns-repeated="13"/>
        </table:table-row>
        <table:table-row table:style-name="ro1">
          <table:table-cell office:value-type="float" office:value="1585.270142" calcext:value-type="float">
            <text:p>1585.270142</text:p>
          </table:table-cell>
          <table:table-cell office:value-type="float" office:value="1635.111572" calcext:value-type="float">
            <text:p>1635.111572</text:p>
          </table:table-cell>
          <table:table-cell office:value-type="float" office:value="1596.8927" calcext:value-type="float">
            <text:p>1596.8927</text:p>
          </table:table-cell>
          <table:table-cell office:value-type="float" office:value="1631.938354" calcext:value-type="float">
            <text:p>1631.938354</text:p>
          </table:table-cell>
          <table:table-cell table:number-columns-repeated="13"/>
        </table:table-row>
        <table:table-row table:style-name="ro1">
          <table:table-cell office:value-type="float" office:value="1582.267334" calcext:value-type="float">
            <text:p>1582.267334</text:p>
          </table:table-cell>
          <table:table-cell office:value-type="float" office:value="1634.366821" calcext:value-type="float">
            <text:p>1634.366821</text:p>
          </table:table-cell>
          <table:table-cell office:value-type="float" office:value="1591.094116" calcext:value-type="float">
            <text:p>1591.094116</text:p>
          </table:table-cell>
          <table:table-cell office:value-type="float" office:value="1630.906982" calcext:value-type="float">
            <text:p>1630.906982</text:p>
          </table:table-cell>
          <table:table-cell table:number-columns-repeated="13"/>
        </table:table-row>
        <table:table-row table:style-name="ro1">
          <table:table-cell office:value-type="float" office:value="1583.952759" calcext:value-type="float">
            <text:p>1583.952759</text:p>
          </table:table-cell>
          <table:table-cell office:value-type="float" office:value="1621.87561" calcext:value-type="float">
            <text:p>1621.87561</text:p>
          </table:table-cell>
          <table:table-cell office:value-type="float" office:value="1589.000244" calcext:value-type="float">
            <text:p>1589.000244</text:p>
          </table:table-cell>
          <table:table-cell office:value-type="float" office:value="1628.000732" calcext:value-type="float">
            <text:p>1628.000732</text:p>
          </table:table-cell>
          <table:table-cell table:number-columns-repeated="13"/>
        </table:table-row>
        <table:table-row table:style-name="ro1">
          <table:table-cell office:value-type="float" office:value="1577.141235" calcext:value-type="float">
            <text:p>1577.141235</text:p>
          </table:table-cell>
          <table:table-cell office:value-type="float" office:value="1629.807861" calcext:value-type="float">
            <text:p>1629.807861</text:p>
          </table:table-cell>
          <table:table-cell office:value-type="float" office:value="1588.325439" calcext:value-type="float">
            <text:p>1588.325439</text:p>
          </table:table-cell>
          <table:table-cell office:value-type="float" office:value="1621.250244" calcext:value-type="float">
            <text:p>1621.250244</text:p>
          </table:table-cell>
          <table:table-cell table:number-columns-repeated="13"/>
        </table:table-row>
        <table:table-row table:style-name="ro1">
          <table:table-cell office:value-type="float" office:value="1577.135986" calcext:value-type="float">
            <text:p>1577.135986</text:p>
          </table:table-cell>
          <table:table-cell office:value-type="float" office:value="1614.25" calcext:value-type="float">
            <text:p>1614.25</text:p>
          </table:table-cell>
          <table:table-cell office:value-type="float" office:value="1582.054321" calcext:value-type="float">
            <text:p>1582.054321</text:p>
          </table:table-cell>
          <table:table-cell office:value-type="float" office:value="1620.745605" calcext:value-type="float">
            <text:p>1620.745605</text:p>
          </table:table-cell>
          <table:table-cell table:number-columns-repeated="13"/>
        </table:table-row>
        <table:table-row table:style-name="ro1">
          <table:table-cell office:value-type="float" office:value="1578.021606" calcext:value-type="float">
            <text:p>1578.021606</text:p>
          </table:table-cell>
          <table:table-cell office:value-type="float" office:value="1610.217163" calcext:value-type="float">
            <text:p>1610.217163</text:p>
          </table:table-cell>
          <table:table-cell office:value-type="float" office:value="1584.267334" calcext:value-type="float">
            <text:p>1584.267334</text:p>
          </table:table-cell>
          <table:table-cell office:value-type="float" office:value="1614.398315" calcext:value-type="float">
            <text:p>1614.398315</text:p>
          </table:table-cell>
          <table:table-cell table:number-columns-repeated="13"/>
        </table:table-row>
        <table:table-row table:style-name="ro1">
          <table:table-cell office:value-type="float" office:value="1574.568115" calcext:value-type="float">
            <text:p>1574.568115</text:p>
          </table:table-cell>
          <table:table-cell office:value-type="float" office:value="1612.199829" calcext:value-type="float">
            <text:p>1612.199829</text:p>
          </table:table-cell>
          <table:table-cell office:value-type="float" office:value="1582.82959" calcext:value-type="float">
            <text:p>1582.82959</text:p>
          </table:table-cell>
          <table:table-cell office:value-type="float" office:value="1612.111816" calcext:value-type="float">
            <text:p>1612.111816</text:p>
          </table:table-cell>
          <table:table-cell table:number-columns-repeated="13"/>
        </table:table-row>
        <table:table-row table:style-name="ro1">
          <table:table-cell office:value-type="float" office:value="1575.657715" calcext:value-type="float">
            <text:p>1575.657715</text:p>
          </table:table-cell>
          <table:table-cell office:value-type="float" office:value="1601.682617" calcext:value-type="float">
            <text:p>1601.682617</text:p>
          </table:table-cell>
          <table:table-cell office:value-type="float" office:value="1580.762451" calcext:value-type="float">
            <text:p>1580.762451</text:p>
          </table:table-cell>
          <table:table-cell office:value-type="float" office:value="1604.618896" calcext:value-type="float">
            <text:p>1604.618896</text:p>
          </table:table-cell>
          <table:table-cell table:number-columns-repeated="13"/>
        </table:table-row>
        <table:table-row table:style-name="ro1">
          <table:table-cell office:value-type="float" office:value="1569.688599" calcext:value-type="float">
            <text:p>1569.688599</text:p>
          </table:table-cell>
          <table:table-cell office:value-type="float" office:value="1606.894775" calcext:value-type="float">
            <text:p>1606.894775</text:p>
          </table:table-cell>
          <table:table-cell office:value-type="float" office:value="1582.278687" calcext:value-type="float">
            <text:p>1582.278687</text:p>
          </table:table-cell>
          <table:table-cell office:value-type="float" office:value="1604.752319" calcext:value-type="float">
            <text:p>1604.752319</text:p>
          </table:table-cell>
          <table:table-cell table:number-columns-repeated="13"/>
        </table:table-row>
        <table:table-row table:style-name="ro1">
          <table:table-cell office:value-type="float" office:value="1568.904907" calcext:value-type="float">
            <text:p>1568.904907</text:p>
          </table:table-cell>
          <table:table-cell office:value-type="float" office:value="1600.104248" calcext:value-type="float">
            <text:p>1600.104248</text:p>
          </table:table-cell>
          <table:table-cell office:value-type="float" office:value="1581.163452" calcext:value-type="float">
            <text:p>1581.163452</text:p>
          </table:table-cell>
          <table:table-cell office:value-type="float" office:value="1600.937378" calcext:value-type="float">
            <text:p>1600.937378</text:p>
          </table:table-cell>
          <table:table-cell table:number-columns-repeated="13"/>
        </table:table-row>
        <table:table-row table:style-name="ro1">
          <table:table-cell office:value-type="float" office:value="1572.139771" calcext:value-type="float">
            <text:p>1572.139771</text:p>
          </table:table-cell>
          <table:table-cell office:value-type="float" office:value="1592.827148" calcext:value-type="float">
            <text:p>1592.827148</text:p>
          </table:table-cell>
          <table:table-cell office:value-type="float" office:value="1575.454224" calcext:value-type="float">
            <text:p>1575.454224</text:p>
          </table:table-cell>
          <table:table-cell office:value-type="float" office:value="1600.577026" calcext:value-type="float">
            <text:p>1600.577026</text:p>
          </table:table-cell>
          <table:table-cell table:number-columns-repeated="13"/>
        </table:table-row>
        <table:table-row table:style-name="ro1">
          <table:table-cell office:value-type="float" office:value="1569.490356" calcext:value-type="float">
            <text:p>1569.490356</text:p>
          </table:table-cell>
          <table:table-cell office:value-type="float" office:value="1593.910522" calcext:value-type="float">
            <text:p>1593.910522</text:p>
          </table:table-cell>
          <table:table-cell office:value-type="float" office:value="1574.341309" calcext:value-type="float">
            <text:p>1574.341309</text:p>
          </table:table-cell>
          <table:table-cell office:value-type="float" office:value="1598.414062" calcext:value-type="float">
            <text:p>1598.414062</text:p>
          </table:table-cell>
          <table:table-cell table:number-columns-repeated="13"/>
        </table:table-row>
        <table:table-row table:style-name="ro1">
          <table:table-cell office:value-type="float" office:value="1571.497559" calcext:value-type="float">
            <text:p>1571.497559</text:p>
          </table:table-cell>
          <table:table-cell office:value-type="float" office:value="1589.742432" calcext:value-type="float">
            <text:p>1589.742432</text:p>
          </table:table-cell>
          <table:table-cell office:value-type="float" office:value="1575.999146" calcext:value-type="float">
            <text:p>1575.999146</text:p>
          </table:table-cell>
          <table:table-cell office:value-type="float" office:value="1594.400146" calcext:value-type="float">
            <text:p>1594.400146</text:p>
          </table:table-cell>
          <table:table-cell table:number-columns-repeated="13"/>
        </table:table-row>
        <table:table-row table:style-name="ro1">
          <table:table-cell office:value-type="float" office:value="1567.04187" calcext:value-type="float">
            <text:p>1567.04187</text:p>
          </table:table-cell>
          <table:table-cell office:value-type="float" office:value="1588.438232" calcext:value-type="float">
            <text:p>1588.438232</text:p>
          </table:table-cell>
          <table:table-cell office:value-type="float" office:value="1576.899536" calcext:value-type="float">
            <text:p>1576.899536</text:p>
          </table:table-cell>
          <table:table-cell office:value-type="float" office:value="1592.362671" calcext:value-type="float">
            <text:p>1592.362671</text:p>
          </table:table-cell>
          <table:table-cell table:number-columns-repeated="13"/>
        </table:table-row>
        <table:table-row table:style-name="ro1">
          <table:table-cell office:value-type="float" office:value="1566.057861" calcext:value-type="float">
            <text:p>1566.057861</text:p>
          </table:table-cell>
          <table:table-cell office:value-type="float" office:value="1585.47583" calcext:value-type="float">
            <text:p>1585.47583</text:p>
          </table:table-cell>
          <table:table-cell office:value-type="float" office:value="1575.116699" calcext:value-type="float">
            <text:p>1575.116699</text:p>
          </table:table-cell>
          <table:table-cell office:value-type="float" office:value="1593.57019" calcext:value-type="float">
            <text:p>1593.57019</text:p>
          </table:table-cell>
          <table:table-cell table:number-columns-repeated="13"/>
        </table:table-row>
        <table:table-row table:style-name="ro1">
          <table:table-cell office:value-type="float" office:value="1564.02771" calcext:value-type="float">
            <text:p>1564.02771</text:p>
          </table:table-cell>
          <table:table-cell office:value-type="float" office:value="1580.962524" calcext:value-type="float">
            <text:p>1580.962524</text:p>
          </table:table-cell>
          <table:table-cell office:value-type="float" office:value="1575.874146" calcext:value-type="float">
            <text:p>1575.874146</text:p>
          </table:table-cell>
          <table:table-cell office:value-type="float" office:value="1591.612549" calcext:value-type="float">
            <text:p>1591.612549</text:p>
          </table:table-cell>
          <table:table-cell table:number-columns-repeated="13"/>
        </table:table-row>
        <table:table-row table:style-name="ro1">
          <table:table-cell office:value-type="float" office:value="1561.207764" calcext:value-type="float">
            <text:p>1561.207764</text:p>
          </table:table-cell>
          <table:table-cell office:value-type="float" office:value="1584.571411" calcext:value-type="float">
            <text:p>1584.571411</text:p>
          </table:table-cell>
          <table:table-cell office:value-type="float" office:value="1572.43103" calcext:value-type="float">
            <text:p>1572.43103</text:p>
          </table:table-cell>
          <table:table-cell office:value-type="float" office:value="1588.583984" calcext:value-type="float">
            <text:p>1588.583984</text:p>
          </table:table-cell>
          <table:table-cell table:number-columns-repeated="13"/>
        </table:table-row>
        <table:table-row table:style-name="ro1">
          <table:table-cell office:value-type="float" office:value="1563.523438" calcext:value-type="float">
            <text:p>1563.523438</text:p>
          </table:table-cell>
          <table:table-cell office:value-type="float" office:value="1576.934814" calcext:value-type="float">
            <text:p>1576.934814</text:p>
          </table:table-cell>
          <table:table-cell office:value-type="float" office:value="1573.527954" calcext:value-type="float">
            <text:p>1573.527954</text:p>
          </table:table-cell>
          <table:table-cell office:value-type="float" office:value="1586.431763" calcext:value-type="float">
            <text:p>1586.431763</text:p>
          </table:table-cell>
          <table:table-cell table:number-columns-repeated="13"/>
        </table:table-row>
        <table:table-row table:style-name="ro1">
          <table:table-cell office:value-type="float" office:value="1576.875732" calcext:value-type="float">
            <text:p>1576.875732</text:p>
          </table:table-cell>
          <table:table-cell office:value-type="float" office:value="1594.668701" calcext:value-type="float">
            <text:p>1594.668701</text:p>
          </table:table-cell>
          <table:table-cell office:value-type="float" office:value="1556.418457" calcext:value-type="float">
            <text:p>1556.418457</text:p>
          </table:table-cell>
          <table:table-cell office:value-type="float" office:value="1571.71521" calcext:value-type="float">
            <text:p>1571.71521</text:p>
          </table:table-cell>
          <table:table-cell table:number-columns-repeated="13"/>
        </table:table-row>
        <table:table-row table:style-name="ro1">
          <table:table-cell office:value-type="float" office:value="1587.506714" calcext:value-type="float">
            <text:p>1587.506714</text:p>
          </table:table-cell>
          <table:table-cell office:value-type="float" office:value="1652.713623" calcext:value-type="float">
            <text:p>1652.713623</text:p>
          </table:table-cell>
          <table:table-cell office:value-type="float" office:value="1513.36377" calcext:value-type="float">
            <text:p>1513.36377</text:p>
          </table:table-cell>
          <table:table-cell office:value-type="float" office:value="1541.809204" calcext:value-type="float">
            <text:p>1541.809204</text:p>
          </table:table-cell>
          <table:table-cell table:number-columns-repeated="13"/>
        </table:table-row>
        <table:table-row table:style-name="ro1">
          <table:table-cell office:value-type="float" office:value="1621.380615" calcext:value-type="float">
            <text:p>1621.380615</text:p>
          </table:table-cell>
          <table:table-cell office:value-type="float" office:value="1648.900269" calcext:value-type="float">
            <text:p>1648.900269</text:p>
          </table:table-cell>
          <table:table-cell office:value-type="float" office:value="1541.459595" calcext:value-type="float">
            <text:p>1541.459595</text:p>
          </table:table-cell>
          <table:table-cell office:value-type="float" office:value="1543.794556" calcext:value-type="float">
            <text:p>1543.794556</text:p>
          </table:table-cell>
          <table:table-cell table:number-columns-repeated="13"/>
        </table:table-row>
        <table:table-row table:style-name="ro1">
          <table:table-cell office:value-type="float" office:value="1639.193237" calcext:value-type="float">
            <text:p>1639.193237</text:p>
          </table:table-cell>
          <table:table-cell office:value-type="float" office:value="1686.813232" calcext:value-type="float">
            <text:p>1686.813232</text:p>
          </table:table-cell>
          <table:table-cell office:value-type="float" office:value="1572.796509" calcext:value-type="float">
            <text:p>1572.796509</text:p>
          </table:table-cell>
          <table:table-cell office:value-type="float" office:value="1570.596436" calcext:value-type="float">
            <text:p>1570.596436</text:p>
          </table:table-cell>
          <table:table-cell table:number-columns-repeated="13"/>
        </table:table-row>
        <table:table-row table:style-name="ro1">
          <table:table-cell office:value-type="float" office:value="1679.615112" calcext:value-type="float">
            <text:p>1679.615112</text:p>
          </table:table-cell>
          <table:table-cell office:value-type="float" office:value="1696.214111" calcext:value-type="float">
            <text:p>1696.214111</text:p>
          </table:table-cell>
          <table:table-cell office:value-type="float" office:value="1608.76123" calcext:value-type="float">
            <text:p>1608.76123</text:p>
          </table:table-cell>
          <table:table-cell office:value-type="float" office:value="1617.186157" calcext:value-type="float">
            <text:p>1617.186157</text:p>
          </table:table-cell>
          <table:table-cell table:number-columns-repeated="13"/>
        </table:table-row>
        <table:table-row table:style-name="ro1">
          <table:table-cell office:value-type="float" office:value="1710.382812" calcext:value-type="float">
            <text:p>1710.382812</text:p>
          </table:table-cell>
          <table:table-cell office:value-type="float" office:value="1710.034546" calcext:value-type="float">
            <text:p>1710.034546</text:p>
          </table:table-cell>
          <table:table-cell office:value-type="float" office:value="1668.246826" calcext:value-type="float">
            <text:p>1668.246826</text:p>
          </table:table-cell>
          <table:table-cell office:value-type="float" office:value="1684.710571" calcext:value-type="float">
            <text:p>1684.710571</text:p>
          </table:table-cell>
          <table:table-cell table:number-columns-repeated="13"/>
        </table:table-row>
        <table:table-row table:style-name="ro1">
          <table:table-cell office:value-type="float" office:value="1722.219604" calcext:value-type="float">
            <text:p>1722.219604</text:p>
          </table:table-cell>
          <table:table-cell office:value-type="float" office:value="1692.349854" calcext:value-type="float">
            <text:p>1692.349854</text:p>
          </table:table-cell>
          <table:table-cell office:value-type="float" office:value="1691.883179" calcext:value-type="float">
            <text:p>1691.883179</text:p>
          </table:table-cell>
          <table:table-cell office:value-type="float" office:value="1665.067993" calcext:value-type="float">
            <text:p>1665.067993</text:p>
          </table:table-cell>
          <table:table-cell table:number-columns-repeated="13"/>
        </table:table-row>
        <table:table-row table:style-name="ro1">
          <table:table-cell office:value-type="float" office:value="1636.762695" calcext:value-type="float">
            <text:p>1636.762695</text:p>
          </table:table-cell>
          <table:table-cell office:value-type="float" office:value="1758.203857" calcext:value-type="float">
            <text:p>1758.203857</text:p>
          </table:table-cell>
          <table:table-cell office:value-type="float" office:value="1674.923096" calcext:value-type="float">
            <text:p>1674.923096</text:p>
          </table:table-cell>
          <table:table-cell office:value-type="float" office:value="1740.445312" calcext:value-type="float">
            <text:p>1740.445312</text:p>
          </table:table-cell>
          <table:table-cell table:number-columns-repeated="13"/>
        </table:table-row>
        <table:table-row table:style-name="ro1">
          <table:table-cell office:value-type="float" office:value="1631.549927" calcext:value-type="float">
            <text:p>1631.549927</text:p>
          </table:table-cell>
          <table:table-cell office:value-type="float" office:value="1735.997314" calcext:value-type="float">
            <text:p>1735.997314</text:p>
          </table:table-cell>
          <table:table-cell office:value-type="float" office:value="1632.16748" calcext:value-type="float">
            <text:p>1632.16748</text:p>
          </table:table-cell>
          <table:table-cell office:value-type="float" office:value="1731.901978" calcext:value-type="float">
            <text:p>1731.901978</text:p>
          </table:table-cell>
          <table:table-cell table:number-columns-repeated="13"/>
        </table:table-row>
        <table:table-row table:style-name="ro1">
          <table:table-cell office:value-type="float" office:value="1657.386353" calcext:value-type="float">
            <text:p>1657.386353</text:p>
          </table:table-cell>
          <table:table-cell office:value-type="float" office:value="1703.146484" calcext:value-type="float">
            <text:p>1703.146484</text:p>
          </table:table-cell>
          <table:table-cell office:value-type="float" office:value="1659.650757" calcext:value-type="float">
            <text:p>1659.650757</text:p>
          </table:table-cell>
          <table:table-cell office:value-type="float" office:value="1713.314209" calcext:value-type="float">
            <text:p>1713.314209</text:p>
          </table:table-cell>
          <table:table-cell table:number-columns-repeated="13"/>
        </table:table-row>
        <table:table-row table:style-name="ro1">
          <table:table-cell office:value-type="float" office:value="1650.769775" calcext:value-type="float">
            <text:p>1650.769775</text:p>
          </table:table-cell>
          <table:table-cell office:value-type="float" office:value="1721.471436" calcext:value-type="float">
            <text:p>1721.471436</text:p>
          </table:table-cell>
          <table:table-cell office:value-type="float" office:value="1654.584717" calcext:value-type="float">
            <text:p>1654.584717</text:p>
          </table:table-cell>
          <table:table-cell office:value-type="float" office:value="1727.194702" calcext:value-type="float">
            <text:p>1727.194702</text:p>
          </table:table-cell>
          <table:table-cell table:number-columns-repeated="13"/>
        </table:table-row>
        <table:table-row table:style-name="ro1">
          <table:table-cell office:value-type="float" office:value="1645.024902" calcext:value-type="float">
            <text:p>1645.024902</text:p>
          </table:table-cell>
          <table:table-cell office:value-type="float" office:value="1676.253052" calcext:value-type="float">
            <text:p>1676.253052</text:p>
          </table:table-cell>
          <table:table-cell office:value-type="float" office:value="1647.125488" calcext:value-type="float">
            <text:p>1647.125488</text:p>
          </table:table-cell>
          <table:table-cell office:value-type="float" office:value="1678.049927" calcext:value-type="float">
            <text:p>1678.049927</text:p>
          </table:table-cell>
          <table:table-cell table:number-columns-repeated="13"/>
        </table:table-row>
        <table:table-row table:style-name="ro1">
          <table:table-cell office:value-type="float" office:value="1612.42981" calcext:value-type="float">
            <text:p>1612.42981</text:p>
          </table:table-cell>
          <table:table-cell office:value-type="float" office:value="1716.250366" calcext:value-type="float">
            <text:p>1716.250366</text:p>
          </table:table-cell>
          <table:table-cell office:value-type="float" office:value="1616.676392" calcext:value-type="float">
            <text:p>1616.676392</text:p>
          </table:table-cell>
          <table:table-cell office:value-type="float" office:value="1698.838989" calcext:value-type="float">
            <text:p>1698.838989</text:p>
          </table:table-cell>
          <table:table-cell table:number-columns-repeated="13"/>
        </table:table-row>
        <table:table-row table:style-name="ro1">
          <table:table-cell office:value-type="float" office:value="1599.40271" calcext:value-type="float">
            <text:p>1599.40271</text:p>
          </table:table-cell>
          <table:table-cell office:value-type="float" office:value="1681.015503" calcext:value-type="float">
            <text:p>1681.015503</text:p>
          </table:table-cell>
          <table:table-cell office:value-type="float" office:value="1588.317139" calcext:value-type="float">
            <text:p>1588.317139</text:p>
          </table:table-cell>
          <table:table-cell office:value-type="float" office:value="1679.463135" calcext:value-type="float">
            <text:p>1679.463135</text:p>
          </table:table-cell>
          <table:table-cell table:number-columns-repeated="13"/>
        </table:table-row>
        <table:table-row table:style-name="ro1">
          <table:table-cell office:value-type="float" office:value="1605.313965" calcext:value-type="float">
            <text:p>1605.313965</text:p>
          </table:table-cell>
          <table:table-cell office:value-type="float" office:value="1655.147339" calcext:value-type="float">
            <text:p>1655.147339</text:p>
          </table:table-cell>
          <table:table-cell office:value-type="float" office:value="1590.71936" calcext:value-type="float">
            <text:p>1590.71936</text:p>
          </table:table-cell>
          <table:table-cell office:value-type="float" office:value="1669.019043" calcext:value-type="float">
            <text:p>1669.019043</text:p>
          </table:table-cell>
          <table:table-cell table:number-columns-repeated="13"/>
        </table:table-row>
        <table:table-row table:style-name="ro1">
          <table:table-cell office:value-type="float" office:value="1591.871582" calcext:value-type="float">
            <text:p>1591.871582</text:p>
          </table:table-cell>
          <table:table-cell office:value-type="float" office:value="1655.142212" calcext:value-type="float">
            <text:p>1655.142212</text:p>
          </table:table-cell>
          <table:table-cell office:value-type="float" office:value="1602.896118" calcext:value-type="float">
            <text:p>1602.896118</text:p>
          </table:table-cell>
          <table:table-cell office:value-type="float" office:value="1655.238525" calcext:value-type="float">
            <text:p>1655.238525</text:p>
          </table:table-cell>
          <table:table-cell table:number-columns-repeated="13"/>
        </table:table-row>
        <table:table-row table:style-name="ro1">
          <table:table-cell office:value-type="float" office:value="1603.895996" calcext:value-type="float">
            <text:p>1603.895996</text:p>
          </table:table-cell>
          <table:table-cell office:value-type="float" office:value="1648.189331" calcext:value-type="float">
            <text:p>1648.189331</text:p>
          </table:table-cell>
          <table:table-cell office:value-type="float" office:value="1603.597534" calcext:value-type="float">
            <text:p>1603.597534</text:p>
          </table:table-cell>
          <table:table-cell office:value-type="float" office:value="1638.166748" calcext:value-type="float">
            <text:p>1638.166748</text:p>
          </table:table-cell>
          <table:table-cell table:number-columns-repeated="13"/>
        </table:table-row>
        <table:table-row table:style-name="ro1">
          <table:table-cell office:value-type="float" office:value="1593.567383" calcext:value-type="float">
            <text:p>1593.567383</text:p>
          </table:table-cell>
          <table:table-cell office:value-type="float" office:value="1641.447266" calcext:value-type="float">
            <text:p>1641.447266</text:p>
          </table:table-cell>
          <table:table-cell office:value-type="float" office:value="1588.012085" calcext:value-type="float">
            <text:p>1588.012085</text:p>
          </table:table-cell>
          <table:table-cell office:value-type="float" office:value="1646.327271" calcext:value-type="float">
            <text:p>1646.327271</text:p>
          </table:table-cell>
          <table:table-cell table:number-columns-repeated="13"/>
        </table:table-row>
        <table:table-row table:style-name="ro1">
          <table:table-cell office:value-type="float" office:value="1592.747803" calcext:value-type="float">
            <text:p>1592.747803</text:p>
          </table:table-cell>
          <table:table-cell office:value-type="float" office:value="1634.008789" calcext:value-type="float">
            <text:p>1634.008789</text:p>
          </table:table-cell>
          <table:table-cell office:value-type="float" office:value="1593.093994" calcext:value-type="float">
            <text:p>1593.093994</text:p>
          </table:table-cell>
          <table:table-cell office:value-type="float" office:value="1633.146484" calcext:value-type="float">
            <text:p>1633.146484</text:p>
          </table:table-cell>
          <table:table-cell table:number-columns-repeated="13"/>
        </table:table-row>
        <table:table-row table:style-name="ro1">
          <table:table-cell office:value-type="float" office:value="1592.776733" calcext:value-type="float">
            <text:p>1592.776733</text:p>
          </table:table-cell>
          <table:table-cell office:value-type="float" office:value="1631.939209" calcext:value-type="float">
            <text:p>1631.939209</text:p>
          </table:table-cell>
          <table:table-cell office:value-type="float" office:value="1587.632324" calcext:value-type="float">
            <text:p>1587.632324</text:p>
          </table:table-cell>
          <table:table-cell office:value-type="float" office:value="1628.672119" calcext:value-type="float">
            <text:p>1628.672119</text:p>
          </table:table-cell>
          <table:table-cell table:number-columns-repeated="13"/>
        </table:table-row>
        <table:table-row table:style-name="ro1">
          <table:table-cell office:value-type="float" office:value="1585.949341" calcext:value-type="float">
            <text:p>1585.949341</text:p>
          </table:table-cell>
          <table:table-cell office:value-type="float" office:value="1622.355225" calcext:value-type="float">
            <text:p>1622.355225</text:p>
          </table:table-cell>
          <table:table-cell office:value-type="float" office:value="1579.496826" calcext:value-type="float">
            <text:p>1579.496826</text:p>
          </table:table-cell>
          <table:table-cell office:value-type="float" office:value="1628.072998" calcext:value-type="float">
            <text:p>1628.072998</text:p>
          </table:table-cell>
          <table:table-cell table:number-columns-repeated="13"/>
        </table:table-row>
        <table:table-row table:style-name="ro1">
          <table:table-cell office:value-type="float" office:value="1585.418091" calcext:value-type="float">
            <text:p>1585.418091</text:p>
          </table:table-cell>
          <table:table-cell office:value-type="float" office:value="1621.06543" calcext:value-type="float">
            <text:p>1621.06543</text:p>
          </table:table-cell>
          <table:table-cell office:value-type="float" office:value="1588.581421" calcext:value-type="float">
            <text:p>1588.581421</text:p>
          </table:table-cell>
          <table:table-cell office:value-type="float" office:value="1612.888672" calcext:value-type="float">
            <text:p>1612.888672</text:p>
          </table:table-cell>
          <table:table-cell table:number-columns-repeated="13"/>
        </table:table-row>
        <table:table-row table:style-name="ro1">
          <table:table-cell office:value-type="float" office:value="1581.723755" calcext:value-type="float">
            <text:p>1581.723755</text:p>
          </table:table-cell>
          <table:table-cell office:value-type="float" office:value="1620.439941" calcext:value-type="float">
            <text:p>1620.439941</text:p>
          </table:table-cell>
          <table:table-cell office:value-type="float" office:value="1584.240845" calcext:value-type="float">
            <text:p>1584.240845</text:p>
          </table:table-cell>
          <table:table-cell office:value-type="float" office:value="1615.654907" calcext:value-type="float">
            <text:p>1615.654907</text:p>
          </table:table-cell>
          <table:table-cell table:number-columns-repeated="13"/>
        </table:table-row>
        <table:table-row table:style-name="ro1">
          <table:table-cell office:value-type="float" office:value="1579.854614" calcext:value-type="float">
            <text:p>1579.854614</text:p>
          </table:table-cell>
          <table:table-cell office:value-type="float" office:value="1612.990356" calcext:value-type="float">
            <text:p>1612.990356</text:p>
          </table:table-cell>
          <table:table-cell office:value-type="float" office:value="1580.002808" calcext:value-type="float">
            <text:p>1580.002808</text:p>
          </table:table-cell>
          <table:table-cell office:value-type="float" office:value="1611.140503" calcext:value-type="float">
            <text:p>1611.140503</text:p>
          </table:table-cell>
          <table:table-cell table:number-columns-repeated="13"/>
        </table:table-row>
        <table:table-row table:style-name="ro1">
          <table:table-cell office:value-type="float" office:value="1577.094849" calcext:value-type="float">
            <text:p>1577.094849</text:p>
          </table:table-cell>
          <table:table-cell office:value-type="float" office:value="1609.574097" calcext:value-type="float">
            <text:p>1609.574097</text:p>
          </table:table-cell>
          <table:table-cell office:value-type="float" office:value="1581.778564" calcext:value-type="float">
            <text:p>1581.778564</text:p>
          </table:table-cell>
          <table:table-cell office:value-type="float" office:value="1602.803345" calcext:value-type="float">
            <text:p>1602.803345</text:p>
          </table:table-cell>
          <table:table-cell table:number-columns-repeated="13"/>
        </table:table-row>
        <table:table-row table:style-name="ro1">
          <table:table-cell office:value-type="float" office:value="1581.707886" calcext:value-type="float">
            <text:p>1581.707886</text:p>
          </table:table-cell>
          <table:table-cell office:value-type="float" office:value="1606.244141" calcext:value-type="float">
            <text:p>1606.244141</text:p>
          </table:table-cell>
          <table:table-cell office:value-type="float" office:value="1572.733643" calcext:value-type="float">
            <text:p>1572.733643</text:p>
          </table:table-cell>
          <table:table-cell office:value-type="float" office:value="1607.405151" calcext:value-type="float">
            <text:p>1607.405151</text:p>
          </table:table-cell>
          <table:table-cell table:number-columns-repeated="13"/>
        </table:table-row>
        <table:table-row table:style-name="ro1">
          <table:table-cell office:value-type="float" office:value="1577.339355" calcext:value-type="float">
            <text:p>1577.339355</text:p>
          </table:table-cell>
          <table:table-cell office:value-type="float" office:value="1601.996338" calcext:value-type="float">
            <text:p>1601.996338</text:p>
          </table:table-cell>
          <table:table-cell office:value-type="float" office:value="1574.217285" calcext:value-type="float">
            <text:p>1574.217285</text:p>
          </table:table-cell>
          <table:table-cell office:value-type="float" office:value="1601.189331" calcext:value-type="float">
            <text:p>1601.189331</text:p>
          </table:table-cell>
          <table:table-cell table:number-columns-repeated="13"/>
        </table:table-row>
        <table:table-row table:style-name="ro1">
          <table:table-cell office:value-type="float" office:value="1576.154907" calcext:value-type="float">
            <text:p>1576.154907</text:p>
          </table:table-cell>
          <table:table-cell office:value-type="float" office:value="1601.183105" calcext:value-type="float">
            <text:p>1601.183105</text:p>
          </table:table-cell>
          <table:table-cell office:value-type="float" office:value="1576.454834" calcext:value-type="float">
            <text:p>1576.454834</text:p>
          </table:table-cell>
          <table:table-cell office:value-type="float" office:value="1599.434326" calcext:value-type="float">
            <text:p>1599.434326</text:p>
          </table:table-cell>
          <table:table-cell table:number-columns-repeated="13"/>
        </table:table-row>
        <table:table-row table:style-name="ro1">
          <table:table-cell office:value-type="float" office:value="1577.598267" calcext:value-type="float">
            <text:p>1577.598267</text:p>
          </table:table-cell>
          <table:table-cell office:value-type="float" office:value="1596.961304" calcext:value-type="float">
            <text:p>1596.961304</text:p>
          </table:table-cell>
          <table:table-cell office:value-type="float" office:value="1575.574707" calcext:value-type="float">
            <text:p>1575.574707</text:p>
          </table:table-cell>
          <table:table-cell office:value-type="float" office:value="1594.126465" calcext:value-type="float">
            <text:p>1594.126465</text:p>
          </table:table-cell>
          <table:table-cell table:number-columns-repeated="13"/>
        </table:table-row>
        <table:table-row table:style-name="ro1">
          <table:table-cell office:value-type="float" office:value="1572.959351" calcext:value-type="float">
            <text:p>1572.959351</text:p>
          </table:table-cell>
          <table:table-cell office:value-type="float" office:value="1599.681519" calcext:value-type="float">
            <text:p>1599.681519</text:p>
          </table:table-cell>
          <table:table-cell office:value-type="float" office:value="1571.13269" calcext:value-type="float">
            <text:p>1571.13269</text:p>
          </table:table-cell>
          <table:table-cell office:value-type="float" office:value="1597.142944" calcext:value-type="float">
            <text:p>1597.142944</text:p>
          </table:table-cell>
          <table:table-cell table:number-columns-repeated="13"/>
        </table:table-row>
        <table:table-row table:style-name="ro1">
          <table:table-cell office:value-type="float" office:value="1574.632812" calcext:value-type="float">
            <text:p>1574.632812</text:p>
          </table:table-cell>
          <table:table-cell office:value-type="float" office:value="1592.234619" calcext:value-type="float">
            <text:p>1592.234619</text:p>
          </table:table-cell>
          <table:table-cell office:value-type="float" office:value="1572.664551" calcext:value-type="float">
            <text:p>1572.664551</text:p>
          </table:table-cell>
          <table:table-cell office:value-type="float" office:value="1591.30957" calcext:value-type="float">
            <text:p>1591.30957</text:p>
          </table:table-cell>
          <table:table-cell table:number-columns-repeated="13"/>
        </table:table-row>
        <table:table-row table:style-name="ro1">
          <table:table-cell office:value-type="float" office:value="1576.552734" calcext:value-type="float">
            <text:p>1576.552734</text:p>
          </table:table-cell>
          <table:table-cell office:value-type="float" office:value="1589.205566" calcext:value-type="float">
            <text:p>1589.205566</text:p>
          </table:table-cell>
          <table:table-cell office:value-type="float" office:value="1571.228149" calcext:value-type="float">
            <text:p>1571.228149</text:p>
          </table:table-cell>
          <table:table-cell office:value-type="float" office:value="1587.950684" calcext:value-type="float">
            <text:p>1587.950684</text:p>
          </table:table-cell>
          <table:table-cell table:number-columns-repeated="13"/>
        </table:table-row>
        <table:table-row table:style-name="ro1">
          <table:table-cell office:value-type="float" office:value="1570.785889" calcext:value-type="float">
            <text:p>1570.785889</text:p>
          </table:table-cell>
          <table:table-cell office:value-type="float" office:value="1591.20813" calcext:value-type="float">
            <text:p>1591.20813</text:p>
          </table:table-cell>
          <table:table-cell office:value-type="float" office:value="1566.329712" calcext:value-type="float">
            <text:p>1566.329712</text:p>
          </table:table-cell>
          <table:table-cell office:value-type="float" office:value="1590.288452" calcext:value-type="float">
            <text:p>1590.288452</text:p>
          </table:table-cell>
          <table:table-cell table:number-columns-repeated="13"/>
        </table:table-row>
        <table:table-row table:style-name="ro1">
          <table:table-cell office:value-type="float" office:value="1571.00415" calcext:value-type="float">
            <text:p>1571.00415</text:p>
          </table:table-cell>
          <table:table-cell office:value-type="float" office:value="1586.047363" calcext:value-type="float">
            <text:p>1586.047363</text:p>
          </table:table-cell>
          <table:table-cell office:value-type="float" office:value="1565.214844" calcext:value-type="float">
            <text:p>1565.214844</text:p>
          </table:table-cell>
          <table:table-cell office:value-type="float" office:value="1588.875854" calcext:value-type="float">
            <text:p>1588.875854</text:p>
          </table:table-cell>
          <table:table-cell table:number-columns-repeated="13"/>
        </table:table-row>
        <table:table-row table:style-name="ro1">
          <table:table-cell office:value-type="float" office:value="1571.077393" calcext:value-type="float">
            <text:p>1571.077393</text:p>
          </table:table-cell>
          <table:table-cell office:value-type="float" office:value="1587.184326" calcext:value-type="float">
            <text:p>1587.184326</text:p>
          </table:table-cell>
          <table:table-cell office:value-type="float" office:value="1569.389404" calcext:value-type="float">
            <text:p>1569.389404</text:p>
          </table:table-cell>
          <table:table-cell office:value-type="float" office:value="1581.868408" calcext:value-type="float">
            <text:p>1581.868408</text:p>
          </table:table-cell>
          <table:table-cell table:number-columns-repeated="13"/>
        </table:table-row>
        <table:table-row table:style-name="ro1">
          <table:table-cell office:value-type="float" office:value="1572.171143" calcext:value-type="float">
            <text:p>1572.171143</text:p>
          </table:table-cell>
          <table:table-cell office:value-type="float" office:value="1581.934814" calcext:value-type="float">
            <text:p>1581.934814</text:p>
          </table:table-cell>
          <table:table-cell office:value-type="float" office:value="1569.022339" calcext:value-type="float">
            <text:p>1569.022339</text:p>
          </table:table-cell>
          <table:table-cell office:value-type="float" office:value="1581.128906" calcext:value-type="float">
            <text:p>1581.128906</text:p>
          </table:table-cell>
          <table:table-cell table:number-columns-repeated="13"/>
        </table:table-row>
        <table:table-row table:style-name="ro1">
          <table:table-cell office:value-type="float" office:value="1567.211914" calcext:value-type="float">
            <text:p>1567.211914</text:p>
          </table:table-cell>
          <table:table-cell office:value-type="float" office:value="1582.615479" calcext:value-type="float">
            <text:p>1582.615479</text:p>
          </table:table-cell>
          <table:table-cell office:value-type="float" office:value="1566.576416" calcext:value-type="float">
            <text:p>1566.576416</text:p>
          </table:table-cell>
          <table:table-cell office:value-type="float" office:value="1580.996826" calcext:value-type="float">
            <text:p>1580.996826</text:p>
          </table:table-cell>
          <table:table-cell table:number-columns-repeated="13"/>
        </table:table-row>
        <table:table-row table:style-name="ro1">
          <table:table-cell office:value-type="float" office:value="1573.804932" calcext:value-type="float">
            <text:p>1573.804932</text:p>
          </table:table-cell>
          <table:table-cell office:value-type="float" office:value="1600.097534" calcext:value-type="float">
            <text:p>1600.097534</text:p>
          </table:table-cell>
          <table:table-cell office:value-type="float" office:value="1557.180054" calcext:value-type="float">
            <text:p>1557.180054</text:p>
          </table:table-cell>
          <table:table-cell office:value-type="float" office:value="1568.226807" calcext:value-type="float">
            <text:p>1568.226807</text:p>
          </table:table-cell>
          <table:table-cell table:number-columns-repeated="13"/>
        </table:table-row>
        <table:table-row table:style-name="ro1">
          <table:table-cell office:value-type="float" office:value="1600.179077" calcext:value-type="float">
            <text:p>1600.179077</text:p>
          </table:table-cell>
          <table:table-cell office:value-type="float" office:value="1639.150757" calcext:value-type="float">
            <text:p>1639.150757</text:p>
          </table:table-cell>
          <table:table-cell office:value-type="float" office:value="1528.308838" calcext:value-type="float">
            <text:p>1528.308838</text:p>
          </table:table-cell>
          <table:table-cell office:value-type="float" office:value="1533.281494" calcext:value-type="float">
            <text:p>1533.281494</text:p>
          </table:table-cell>
          <table:table-cell table:number-columns-repeated="13"/>
        </table:table-row>
        <table:table-row table:style-name="ro1">
          <table:table-cell office:value-type="float" office:value="1623.939331" calcext:value-type="float">
            <text:p>1623.939331</text:p>
          </table:table-cell>
          <table:table-cell office:value-type="float" office:value="1634.670532" calcext:value-type="float">
            <text:p>1634.670532</text:p>
          </table:table-cell>
          <table:table-cell office:value-type="float" office:value="1542.202026" calcext:value-type="float">
            <text:p>1542.202026</text:p>
          </table:table-cell>
          <table:table-cell office:value-type="float" office:value="1528.194824" calcext:value-type="float">
            <text:p>1528.194824</text:p>
          </table:table-cell>
          <table:table-cell table:number-columns-repeated="13"/>
        </table:table-row>
        <table:table-row table:style-name="ro1">
          <table:table-cell office:value-type="float" office:value="1631.640625" calcext:value-type="float">
            <text:p>1631.640625</text:p>
          </table:table-cell>
          <table:table-cell office:value-type="float" office:value="1656.525391" calcext:value-type="float">
            <text:p>1656.525391</text:p>
          </table:table-cell>
          <table:table-cell office:value-type="float" office:value="1550.896484" calcext:value-type="float">
            <text:p>1550.896484</text:p>
          </table:table-cell>
          <table:table-cell office:value-type="float" office:value="1543.98584" calcext:value-type="float">
            <text:p>1543.98584</text:p>
          </table:table-cell>
          <table:table-cell table:number-columns-repeated="13"/>
        </table:table-row>
        <table:table-row table:style-name="ro1">
          <table:table-cell office:value-type="float" office:value="1643.350464" calcext:value-type="float">
            <text:p>1643.350464</text:p>
          </table:table-cell>
          <table:table-cell office:value-type="float" office:value="1636.607422" calcext:value-type="float">
            <text:p>1636.607422</text:p>
          </table:table-cell>
          <table:table-cell office:value-type="float" office:value="1571.064697" calcext:value-type="float">
            <text:p>1571.064697</text:p>
          </table:table-cell>
          <table:table-cell office:value-type="float" office:value="1584.417969" calcext:value-type="float">
            <text:p>1584.417969</text:p>
          </table:table-cell>
          <table:table-cell table:number-columns-repeated="13"/>
        </table:table-row>
        <table:table-row table:style-name="ro1">
          <table:table-cell office:value-type="float" office:value="1625.65625" calcext:value-type="float">
            <text:p>1625.65625</text:p>
          </table:table-cell>
          <table:table-cell office:value-type="float" office:value="1692.193726" calcext:value-type="float">
            <text:p>1692.193726</text:p>
          </table:table-cell>
          <table:table-cell office:value-type="float" office:value="1589.932617" calcext:value-type="float">
            <text:p>1589.932617</text:p>
          </table:table-cell>
          <table:table-cell office:value-type="float" office:value="1599.722046" calcext:value-type="float">
            <text:p>1599.722046</text:p>
          </table:table-cell>
          <table:table-cell table:number-columns-repeated="13"/>
        </table:table-row>
        <table:table-row table:style-name="ro1">
          <table:table-cell office:value-type="float" office:value="1647.094482" calcext:value-type="float">
            <text:p>1647.094482</text:p>
          </table:table-cell>
          <table:table-cell office:value-type="float" office:value="1683.001465" calcext:value-type="float">
            <text:p>1683.001465</text:p>
          </table:table-cell>
          <table:table-cell office:value-type="float" office:value="1600.049927" calcext:value-type="float">
            <text:p>1600.049927</text:p>
          </table:table-cell>
          <table:table-cell office:value-type="float" office:value="1606.783325" calcext:value-type="float">
            <text:p>1606.783325</text:p>
          </table:table-cell>
          <table:table-cell table:number-columns-repeated="13"/>
        </table:table-row>
        <table:table-row table:style-name="ro1">
          <table:table-cell office:value-type="float" office:value="1641.420166" calcext:value-type="float">
            <text:p>1641.420166</text:p>
          </table:table-cell>
          <table:table-cell office:value-type="float" office:value="1682.710815" calcext:value-type="float">
            <text:p>1682.710815</text:p>
          </table:table-cell>
          <table:table-cell office:value-type="float" office:value="1610.366821" calcext:value-type="float">
            <text:p>1610.366821</text:p>
          </table:table-cell>
          <table:table-cell office:value-type="float" office:value="1616.169189" calcext:value-type="float">
            <text:p>1616.169189</text:p>
          </table:table-cell>
          <table:table-cell table:number-columns-repeated="13"/>
        </table:table-row>
        <table:table-row table:style-name="ro1">
          <table:table-cell office:value-type="float" office:value="1634.946533" calcext:value-type="float">
            <text:p>1634.946533</text:p>
          </table:table-cell>
          <table:table-cell office:value-type="float" office:value="1712.83606" calcext:value-type="float">
            <text:p>1712.83606</text:p>
          </table:table-cell>
          <table:table-cell office:value-type="float" office:value="1606.075195" calcext:value-type="float">
            <text:p>1606.075195</text:p>
          </table:table-cell>
          <table:table-cell office:value-type="float" office:value="1628.140625" calcext:value-type="float">
            <text:p>1628.140625</text:p>
          </table:table-cell>
          <table:table-cell table:number-columns-repeated="13"/>
        </table:table-row>
        <table:table-row table:style-name="ro1">
          <table:table-cell office:value-type="float" office:value="1649.499634" calcext:value-type="float">
            <text:p>1649.499634</text:p>
          </table:table-cell>
          <table:table-cell office:value-type="float" office:value="1707.926514" calcext:value-type="float">
            <text:p>1707.926514</text:p>
          </table:table-cell>
          <table:table-cell office:value-type="float" office:value="1605.242432" calcext:value-type="float">
            <text:p>1605.242432</text:p>
          </table:table-cell>
          <table:table-cell office:value-type="float" office:value="1629.929443" calcext:value-type="float">
            <text:p>1629.929443</text:p>
          </table:table-cell>
          <table:table-cell table:number-columns-repeated="13"/>
        </table:table-row>
        <table:table-row table:style-name="ro1">
          <table:table-cell office:value-type="float" office:value="1633.079346" calcext:value-type="float">
            <text:p>1633.079346</text:p>
          </table:table-cell>
          <table:table-cell office:value-type="float" office:value="1727.484009" calcext:value-type="float">
            <text:p>1727.484009</text:p>
          </table:table-cell>
          <table:table-cell office:value-type="float" office:value="1596.684448" calcext:value-type="float">
            <text:p>1596.684448</text:p>
          </table:table-cell>
          <table:table-cell office:value-type="float" office:value="1655.078979" calcext:value-type="float">
            <text:p>1655.078979</text:p>
          </table:table-cell>
          <table:table-cell table:number-columns-repeated="13"/>
        </table:table-row>
        <table:table-row table:style-name="ro1">
          <table:table-cell office:value-type="float" office:value="1617.886353" calcext:value-type="float">
            <text:p>1617.886353</text:p>
          </table:table-cell>
          <table:table-cell office:value-type="float" office:value="1667.240234" calcext:value-type="float">
            <text:p>1667.240234</text:p>
          </table:table-cell>
          <table:table-cell office:value-type="float" office:value="1637.576294" calcext:value-type="float">
            <text:p>1637.576294</text:p>
          </table:table-cell>
          <table:table-cell office:value-type="float" office:value="1673.085449" calcext:value-type="float">
            <text:p>1673.085449</text:p>
          </table:table-cell>
          <table:table-cell table:number-columns-repeated="13"/>
        </table:table-row>
        <table:table-row table:style-name="ro1">
          <table:table-cell office:value-type="float" office:value="1623.666016" calcext:value-type="float">
            <text:p>1623.666016</text:p>
          </table:table-cell>
          <table:table-cell office:value-type="float" office:value="1664.880981" calcext:value-type="float">
            <text:p>1664.880981</text:p>
          </table:table-cell>
          <table:table-cell office:value-type="float" office:value="1628.996826" calcext:value-type="float">
            <text:p>1628.996826</text:p>
          </table:table-cell>
          <table:table-cell office:value-type="float" office:value="1669.765015" calcext:value-type="float">
            <text:p>1669.765015</text:p>
          </table:table-cell>
          <table:table-cell table:number-columns-repeated="13"/>
        </table:table-row>
        <table:table-row table:style-name="ro1">
          <table:table-cell office:value-type="float" office:value="1612.253906" calcext:value-type="float">
            <text:p>1612.253906</text:p>
          </table:table-cell>
          <table:table-cell office:value-type="float" office:value="1665.709961" calcext:value-type="float">
            <text:p>1665.709961</text:p>
          </table:table-cell>
          <table:table-cell office:value-type="float" office:value="1615.925293" calcext:value-type="float">
            <text:p>1615.925293</text:p>
          </table:table-cell>
          <table:table-cell office:value-type="float" office:value="1663.48877" calcext:value-type="float">
            <text:p>1663.48877</text:p>
          </table:table-cell>
          <table:table-cell table:number-columns-repeated="13"/>
        </table:table-row>
        <table:table-row table:style-name="ro1">
          <table:table-cell office:value-type="float" office:value="1606.401855" calcext:value-type="float">
            <text:p>1606.401855</text:p>
          </table:table-cell>
          <table:table-cell office:value-type="float" office:value="1649.259644" calcext:value-type="float">
            <text:p>1649.259644</text:p>
          </table:table-cell>
          <table:table-cell office:value-type="float" office:value="1602.424805" calcext:value-type="float">
            <text:p>1602.424805</text:p>
          </table:table-cell>
          <table:table-cell office:value-type="float" office:value="1653.764771" calcext:value-type="float">
            <text:p>1653.764771</text:p>
          </table:table-cell>
          <table:table-cell table:number-columns-repeated="13"/>
        </table:table-row>
        <table:table-row table:style-name="ro1">
          <table:table-cell office:value-type="float" office:value="1587.906128" calcext:value-type="float">
            <text:p>1587.906128</text:p>
          </table:table-cell>
          <table:table-cell office:value-type="float" office:value="1651.94458" calcext:value-type="float">
            <text:p>1651.94458</text:p>
          </table:table-cell>
          <table:table-cell office:value-type="float" office:value="1585.837402" calcext:value-type="float">
            <text:p>1585.837402</text:p>
          </table:table-cell>
          <table:table-cell office:value-type="float" office:value="1639.777832" calcext:value-type="float">
            <text:p>1639.777832</text:p>
          </table:table-cell>
          <table:table-cell table:number-columns-repeated="13"/>
        </table:table-row>
        <table:table-row table:style-name="ro1">
          <table:table-cell office:value-type="float" office:value="1580.537109" calcext:value-type="float">
            <text:p>1580.537109</text:p>
          </table:table-cell>
          <table:table-cell office:value-type="float" office:value="1637.265991" calcext:value-type="float">
            <text:p>1637.265991</text:p>
          </table:table-cell>
          <table:table-cell office:value-type="float" office:value="1571.723877" calcext:value-type="float">
            <text:p>1571.723877</text:p>
          </table:table-cell>
          <table:table-cell office:value-type="float" office:value="1628.171387" calcext:value-type="float">
            <text:p>1628.171387</text:p>
          </table:table-cell>
          <table:table-cell table:number-columns-repeated="13"/>
        </table:table-row>
        <table:table-row table:style-name="ro1">
          <table:table-cell office:value-type="float" office:value="1583.966919" calcext:value-type="float">
            <text:p>1583.966919</text:p>
          </table:table-cell>
          <table:table-cell office:value-type="float" office:value="1619.137207" calcext:value-type="float">
            <text:p>1619.137207</text:p>
          </table:table-cell>
          <table:table-cell office:value-type="float" office:value="1572.321899" calcext:value-type="float">
            <text:p>1572.321899</text:p>
          </table:table-cell>
          <table:table-cell office:value-type="float" office:value="1624.348267" calcext:value-type="float">
            <text:p>1624.348267</text:p>
          </table:table-cell>
          <table:table-cell table:number-columns-repeated="13"/>
        </table:table-row>
        <table:table-row table:style-name="ro1">
          <table:table-cell office:value-type="float" office:value="1584.794678" calcext:value-type="float">
            <text:p>1584.794678</text:p>
          </table:table-cell>
          <table:table-cell office:value-type="float" office:value="1608.449829" calcext:value-type="float">
            <text:p>1608.449829</text:p>
          </table:table-cell>
          <table:table-cell office:value-type="float" office:value="1571.100708" calcext:value-type="float">
            <text:p>1571.100708</text:p>
          </table:table-cell>
          <table:table-cell office:value-type="float" office:value="1623.784302" calcext:value-type="float">
            <text:p>1623.784302</text:p>
          </table:table-cell>
          <table:table-cell table:number-columns-repeated="13"/>
        </table:table-row>
        <table:table-row table:style-name="ro1">
          <table:table-cell office:value-type="float" office:value="1586.270874" calcext:value-type="float">
            <text:p>1586.270874</text:p>
          </table:table-cell>
          <table:table-cell office:value-type="float" office:value="1602.533936" calcext:value-type="float">
            <text:p>1602.533936</text:p>
          </table:table-cell>
          <table:table-cell office:value-type="float" office:value="1591.727539" calcext:value-type="float">
            <text:p>1591.727539</text:p>
          </table:table-cell>
          <table:table-cell office:value-type="float" office:value="1590.251709" calcext:value-type="float">
            <text:p>1590.251709</text:p>
          </table:table-cell>
          <table:table-cell table:number-columns-repeated="13"/>
        </table:table-row>
        <table:table-row table:style-name="ro1">
          <table:table-cell office:value-type="float" office:value="1585.887939" calcext:value-type="float">
            <text:p>1585.887939</text:p>
          </table:table-cell>
          <table:table-cell office:value-type="float" office:value="1602.848145" calcext:value-type="float">
            <text:p>1602.848145</text:p>
          </table:table-cell>
          <table:table-cell office:value-type="float" office:value="1577.040039" calcext:value-type="float">
            <text:p>1577.040039</text:p>
          </table:table-cell>
          <table:table-cell office:value-type="float" office:value="1601.51123" calcext:value-type="float">
            <text:p>1601.51123</text:p>
          </table:table-cell>
          <table:table-cell table:number-columns-repeated="13"/>
        </table:table-row>
        <table:table-row table:style-name="ro1">
          <table:table-cell office:value-type="float" office:value="1577.549805" calcext:value-type="float">
            <text:p>1577.549805</text:p>
          </table:table-cell>
          <table:table-cell office:value-type="float" office:value="1605.15686" calcext:value-type="float">
            <text:p>1605.15686</text:p>
          </table:table-cell>
          <table:table-cell office:value-type="float" office:value="1579.096313" calcext:value-type="float">
            <text:p>1579.096313</text:p>
          </table:table-cell>
          <table:table-cell office:value-type="float" office:value="1600.339844" calcext:value-type="float">
            <text:p>1600.339844</text:p>
          </table:table-cell>
          <table:table-cell table:number-columns-repeated="13"/>
        </table:table-row>
        <table:table-row table:style-name="ro1">
          <table:table-cell office:value-type="float" office:value="1580.547119" calcext:value-type="float">
            <text:p>1580.547119</text:p>
          </table:table-cell>
          <table:table-cell office:value-type="float" office:value="1601.10022" calcext:value-type="float">
            <text:p>1601.10022</text:p>
          </table:table-cell>
          <table:table-cell office:value-type="float" office:value="1578.30896" calcext:value-type="float">
            <text:p>1578.30896</text:p>
          </table:table-cell>
          <table:table-cell office:value-type="float" office:value="1598.088379" calcext:value-type="float">
            <text:p>1598.088379</text:p>
          </table:table-cell>
          <table:table-cell table:number-columns-repeated="13"/>
        </table:table-row>
        <table:table-row table:style-name="ro1">
          <table:table-cell office:value-type="float" office:value="1578.307251" calcext:value-type="float">
            <text:p>1578.307251</text:p>
          </table:table-cell>
          <table:table-cell office:value-type="float" office:value="1598.505249" calcext:value-type="float">
            <text:p>1598.505249</text:p>
          </table:table-cell>
          <table:table-cell office:value-type="float" office:value="1577.352905" calcext:value-type="float">
            <text:p>1577.352905</text:p>
          </table:table-cell>
          <table:table-cell office:value-type="float" office:value="1598.663452" calcext:value-type="float">
            <text:p>1598.663452</text:p>
          </table:table-cell>
          <table:table-cell table:number-columns-repeated="13"/>
        </table:table-row>
        <table:table-row table:style-name="ro1">
          <table:table-cell office:value-type="float" office:value="1577.546631" calcext:value-type="float">
            <text:p>1577.546631</text:p>
          </table:table-cell>
          <table:table-cell office:value-type="float" office:value="1594.883301" calcext:value-type="float">
            <text:p>1594.883301</text:p>
          </table:table-cell>
          <table:table-cell office:value-type="float" office:value="1575.029297" calcext:value-type="float">
            <text:p>1575.029297</text:p>
          </table:table-cell>
          <table:table-cell office:value-type="float" office:value="1596.178467" calcext:value-type="float">
            <text:p>1596.178467</text:p>
          </table:table-cell>
          <table:table-cell table:number-columns-repeated="13"/>
        </table:table-row>
        <table:table-row table:style-name="ro1">
          <table:table-cell office:value-type="float" office:value="1575.745117" calcext:value-type="float">
            <text:p>1575.745117</text:p>
          </table:table-cell>
          <table:table-cell office:value-type="float" office:value="1596.692749" calcext:value-type="float">
            <text:p>1596.692749</text:p>
          </table:table-cell>
          <table:table-cell office:value-type="float" office:value="1570.519653" calcext:value-type="float">
            <text:p>1570.519653</text:p>
          </table:table-cell>
          <table:table-cell office:value-type="float" office:value="1594.348877" calcext:value-type="float">
            <text:p>1594.348877</text:p>
          </table:table-cell>
          <table:table-cell table:number-columns-repeated="13"/>
        </table:table-row>
        <table:table-row table:style-name="ro1">
          <table:table-cell office:value-type="float" office:value="1573.082275" calcext:value-type="float">
            <text:p>1573.082275</text:p>
          </table:table-cell>
          <table:table-cell office:value-type="float" office:value="1596.77002" calcext:value-type="float">
            <text:p>1596.77002</text:p>
          </table:table-cell>
          <table:table-cell office:value-type="float" office:value="1566.778931" calcext:value-type="float">
            <text:p>1566.778931</text:p>
          </table:table-cell>
          <table:table-cell office:value-type="float" office:value="1598.598145" calcext:value-type="float">
            <text:p>1598.598145</text:p>
          </table:table-cell>
          <table:table-cell table:number-columns-repeated="13"/>
        </table:table-row>
        <table:table-row table:style-name="ro1">
          <table:table-cell office:value-type="float" office:value="1574.564697" calcext:value-type="float">
            <text:p>1574.564697</text:p>
          </table:table-cell>
          <table:table-cell office:value-type="float" office:value="1591.203979" calcext:value-type="float">
            <text:p>1591.203979</text:p>
          </table:table-cell>
          <table:table-cell office:value-type="float" office:value="1572.166138" calcext:value-type="float">
            <text:p>1572.166138</text:p>
          </table:table-cell>
          <table:table-cell office:value-type="float" office:value="1587.876221" calcext:value-type="float">
            <text:p>1587.876221</text:p>
          </table:table-cell>
          <table:table-cell table:number-columns-repeated="13"/>
        </table:table-row>
        <table:table-row table:style-name="ro1">
          <table:table-cell office:value-type="float" office:value="1572.420898" calcext:value-type="float">
            <text:p>1572.420898</text:p>
          </table:table-cell>
          <table:table-cell office:value-type="float" office:value="1591.040649" calcext:value-type="float">
            <text:p>1591.040649</text:p>
          </table:table-cell>
          <table:table-cell office:value-type="float" office:value="1569.417969" calcext:value-type="float">
            <text:p>1569.417969</text:p>
          </table:table-cell>
          <table:table-cell office:value-type="float" office:value="1587.880005" calcext:value-type="float">
            <text:p>1587.880005</text:p>
          </table:table-cell>
          <table:table-cell table:number-columns-repeated="13"/>
        </table:table-row>
        <table:table-row table:style-name="ro1">
          <table:table-cell office:value-type="float" office:value="1572.577271" calcext:value-type="float">
            <text:p>1572.577271</text:p>
          </table:table-cell>
          <table:table-cell office:value-type="float" office:value="1588.018921" calcext:value-type="float">
            <text:p>1588.018921</text:p>
          </table:table-cell>
          <table:table-cell office:value-type="float" office:value="1573.732544" calcext:value-type="float">
            <text:p>1573.732544</text:p>
          </table:table-cell>
          <table:table-cell office:value-type="float" office:value="1582.319702" calcext:value-type="float">
            <text:p>1582.319702</text:p>
          </table:table-cell>
          <table:table-cell table:number-columns-repeated="13"/>
        </table:table-row>
        <table:table-row table:style-name="ro1">
          <table:table-cell office:value-type="float" office:value="1574.040527" calcext:value-type="float">
            <text:p>1574.040527</text:p>
          </table:table-cell>
          <table:table-cell office:value-type="float" office:value="1587.564087" calcext:value-type="float">
            <text:p>1587.564087</text:p>
          </table:table-cell>
          <table:table-cell office:value-type="float" office:value="1565.726562" calcext:value-type="float">
            <text:p>1565.726562</text:p>
          </table:table-cell>
          <table:table-cell office:value-type="float" office:value="1586.593262" calcext:value-type="float">
            <text:p>1586.593262</text:p>
          </table:table-cell>
          <table:table-cell table:number-columns-repeated="13"/>
        </table:table-row>
        <table:table-row table:style-name="ro1">
          <table:table-cell office:value-type="float" office:value="1570.096558" calcext:value-type="float">
            <text:p>1570.096558</text:p>
          </table:table-cell>
          <table:table-cell office:value-type="float" office:value="1586.796387" calcext:value-type="float">
            <text:p>1586.796387</text:p>
          </table:table-cell>
          <table:table-cell office:value-type="float" office:value="1563.943848" calcext:value-type="float">
            <text:p>1563.943848</text:p>
          </table:table-cell>
          <table:table-cell office:value-type="float" office:value="1589.212402" calcext:value-type="float">
            <text:p>1589.212402</text:p>
          </table:table-cell>
          <table:table-cell table:number-columns-repeated="13"/>
        </table:table-row>
        <table:table-row table:style-name="ro1">
          <table:table-cell office:value-type="float" office:value="1573.784546" calcext:value-type="float">
            <text:p>1573.784546</text:p>
          </table:table-cell>
          <table:table-cell office:value-type="float" office:value="1586.129395" calcext:value-type="float">
            <text:p>1586.129395</text:p>
          </table:table-cell>
          <table:table-cell office:value-type="float" office:value="1569.843018" calcext:value-type="float">
            <text:p>1569.843018</text:p>
          </table:table-cell>
          <table:table-cell office:value-type="float" office:value="1582.712646" calcext:value-type="float">
            <text:p>1582.712646</text:p>
          </table:table-cell>
          <table:table-cell table:number-columns-repeated="13"/>
        </table:table-row>
        <table:table-row table:style-name="ro1">
          <table:table-cell office:value-type="float" office:value="1568.960571" calcext:value-type="float">
            <text:p>1568.960571</text:p>
          </table:table-cell>
          <table:table-cell office:value-type="float" office:value="1588.083862" calcext:value-type="float">
            <text:p>1588.083862</text:p>
          </table:table-cell>
          <table:table-cell office:value-type="float" office:value="1565.455322" calcext:value-type="float">
            <text:p>1565.455322</text:p>
          </table:table-cell>
          <table:table-cell office:value-type="float" office:value="1586.803955" calcext:value-type="float">
            <text:p>1586.803955</text:p>
          </table:table-cell>
          <table:table-cell table:number-columns-repeated="13"/>
        </table:table-row>
        <table:table-row table:style-name="ro1">
          <table:table-cell office:value-type="float" office:value="1572.601929" calcext:value-type="float">
            <text:p>1572.601929</text:p>
          </table:table-cell>
          <table:table-cell office:value-type="float" office:value="1581.35376" calcext:value-type="float">
            <text:p>1581.35376</text:p>
          </table:table-cell>
          <table:table-cell office:value-type="float" office:value="1568.692261" calcext:value-type="float">
            <text:p>1568.692261</text:p>
          </table:table-cell>
          <table:table-cell office:value-type="float" office:value="1579.148438" calcext:value-type="float">
            <text:p>1579.148438</text:p>
          </table:table-cell>
          <table:table-cell table:number-columns-repeated="13"/>
        </table:table-row>
        <table:table-row table:style-name="ro1">
          <table:table-cell office:value-type="float" office:value="1570.862183" calcext:value-type="float">
            <text:p>1570.862183</text:p>
          </table:table-cell>
          <table:table-cell office:value-type="float" office:value="1580.516846" calcext:value-type="float">
            <text:p>1580.516846</text:p>
          </table:table-cell>
          <table:table-cell office:value-type="float" office:value="1563.009033" calcext:value-type="float">
            <text:p>1563.009033</text:p>
          </table:table-cell>
          <table:table-cell office:value-type="float" office:value="1583.582642" calcext:value-type="float">
            <text:p>1583.582642</text:p>
          </table:table-cell>
          <table:table-cell table:number-columns-repeated="13"/>
        </table:table-row>
        <table:table-row table:style-name="ro1">
          <table:table-cell office:value-type="float" office:value="1567.227295" calcext:value-type="float">
            <text:p>1567.227295</text:p>
          </table:table-cell>
          <table:table-cell office:value-type="float" office:value="1582.552124" calcext:value-type="float">
            <text:p>1582.552124</text:p>
          </table:table-cell>
          <table:table-cell office:value-type="float" office:value="1563.662109" calcext:value-type="float">
            <text:p>1563.662109</text:p>
          </table:table-cell>
          <table:table-cell office:value-type="float" office:value="1577.677002" calcext:value-type="float">
            <text:p>1577.677002</text:p>
          </table:table-cell>
          <table:table-cell table:number-columns-repeated="13"/>
        </table:table-row>
        <table:table-row table:style-name="ro1">
          <table:table-cell office:value-type="float" office:value="1572.068604" calcext:value-type="float">
            <text:p>1572.068604</text:p>
          </table:table-cell>
          <table:table-cell office:value-type="float" office:value="1579.968018" calcext:value-type="float">
            <text:p>1579.968018</text:p>
          </table:table-cell>
          <table:table-cell office:value-type="float" office:value="1567.601196" calcext:value-type="float">
            <text:p>1567.601196</text:p>
          </table:table-cell>
          <table:table-cell office:value-type="float" office:value="1575.753296" calcext:value-type="float">
            <text:p>1575.753296</text:p>
          </table:table-cell>
          <table:table-cell table:number-columns-repeated="13"/>
        </table:table-row>
        <table:table-row table:style-name="ro1">
          <table:table-cell office:value-type="float" office:value="1570.189453" calcext:value-type="float">
            <text:p>1570.189453</text:p>
          </table:table-cell>
          <table:table-cell office:value-type="float" office:value="1581.117432" calcext:value-type="float">
            <text:p>1581.117432</text:p>
          </table:table-cell>
          <table:table-cell office:value-type="float" office:value="1563.972656" calcext:value-type="float">
            <text:p>1563.972656</text:p>
          </table:table-cell>
          <table:table-cell office:value-type="float" office:value="1576.521484" calcext:value-type="float">
            <text:p>1576.521484</text:p>
          </table:table-cell>
          <table:table-cell table:number-columns-repeated="13"/>
        </table:table-row>
        <table:table-row table:style-name="ro1">
          <table:table-cell office:value-type="float" office:value="1571.889404" calcext:value-type="float">
            <text:p>1571.889404</text:p>
          </table:table-cell>
          <table:table-cell office:value-type="float" office:value="1579.14209" calcext:value-type="float">
            <text:p>1579.14209</text:p>
          </table:table-cell>
          <table:table-cell office:value-type="float" office:value="1564.568115" calcext:value-type="float">
            <text:p>1564.568115</text:p>
          </table:table-cell>
          <table:table-cell office:value-type="float" office:value="1576.738647" calcext:value-type="float">
            <text:p>1576.738647</text:p>
          </table:table-cell>
          <table:table-cell table:number-columns-repeated="13"/>
        </table:table-row>
        <table:table-row table:style-name="ro1">
          <table:table-cell office:value-type="float" office:value="1568.995361" calcext:value-type="float">
            <text:p>1568.995361</text:p>
          </table:table-cell>
          <table:table-cell office:value-type="float" office:value="1580.340698" calcext:value-type="float">
            <text:p>1580.340698</text:p>
          </table:table-cell>
          <table:table-cell office:value-type="float" office:value="1560.513428" calcext:value-type="float">
            <text:p>1560.513428</text:p>
          </table:table-cell>
          <table:table-cell office:value-type="float" office:value="1573.082397" calcext:value-type="float">
            <text:p>1573.082397</text:p>
          </table:table-cell>
          <table:table-cell table:number-columns-repeated="13"/>
        </table:table-row>
        <table:table-row table:style-name="ro1">
          <table:table-cell office:value-type="float" office:value="1569.449341" calcext:value-type="float">
            <text:p>1569.449341</text:p>
          </table:table-cell>
          <table:table-cell office:value-type="float" office:value="1581.202148" calcext:value-type="float">
            <text:p>1581.202148</text:p>
          </table:table-cell>
          <table:table-cell office:value-type="float" office:value="1564.657715" calcext:value-type="float">
            <text:p>1564.657715</text:p>
          </table:table-cell>
          <table:table-cell office:value-type="float" office:value="1572.615356" calcext:value-type="float">
            <text:p>1572.615356</text:p>
          </table:table-cell>
          <table:table-cell table:number-columns-repeated="13"/>
        </table:table-row>
        <table:table-row table:style-name="ro1">
          <table:table-cell office:value-type="float" office:value="1575.946289" calcext:value-type="float">
            <text:p>1575.946289</text:p>
          </table:table-cell>
          <table:table-cell office:value-type="float" office:value="1590.706665" calcext:value-type="float">
            <text:p>1590.706665</text:p>
          </table:table-cell>
          <table:table-cell office:value-type="float" office:value="1555.600342" calcext:value-type="float">
            <text:p>1555.600342</text:p>
          </table:table-cell>
          <table:table-cell office:value-type="float" office:value="1563.561035" calcext:value-type="float">
            <text:p>1563.561035</text:p>
          </table:table-cell>
          <table:table-cell table:number-columns-repeated="13"/>
        </table:table-row>
        <table:table-row table:style-name="ro1">
          <table:table-cell office:value-type="float" office:value="1601.424438" calcext:value-type="float">
            <text:p>1601.424438</text:p>
          </table:table-cell>
          <table:table-cell office:value-type="float" office:value="1623.901001" calcext:value-type="float">
            <text:p>1623.901001</text:p>
          </table:table-cell>
          <table:table-cell office:value-type="float" office:value="1520.174561" calcext:value-type="float">
            <text:p>1520.174561</text:p>
          </table:table-cell>
          <table:table-cell office:value-type="float" office:value="1535.034058" calcext:value-type="float">
            <text:p>1535.034058</text:p>
          </table:table-cell>
          <table:table-cell table:number-columns-repeated="13"/>
        </table:table-row>
        <table:table-row table:style-name="ro1">
          <table:table-cell office:value-type="float" office:value="1608.08728" calcext:value-type="float">
            <text:p>1608.08728</text:p>
          </table:table-cell>
          <table:table-cell office:value-type="float" office:value="1618.183594" calcext:value-type="float">
            <text:p>1618.183594</text:p>
          </table:table-cell>
          <table:table-cell office:value-type="float" office:value="1525.697754" calcext:value-type="float">
            <text:p>1525.697754</text:p>
          </table:table-cell>
          <table:table-cell office:value-type="float" office:value="1539.963013" calcext:value-type="float">
            <text:p>1539.963013</text:p>
          </table:table-cell>
          <table:table-cell table:number-columns-repeated="13"/>
        </table:table-row>
        <table:table-row table:style-name="ro1">
          <table:table-cell office:value-type="float" office:value="1581.626953" calcext:value-type="float">
            <text:p>1581.626953</text:p>
          </table:table-cell>
          <table:table-cell office:value-type="float" office:value="1611.701172" calcext:value-type="float">
            <text:p>1611.701172</text:p>
          </table:table-cell>
          <table:table-cell office:value-type="float" office:value="1561.047485" calcext:value-type="float">
            <text:p>1561.047485</text:p>
          </table:table-cell>
          <table:table-cell office:value-type="float" office:value="1588.616821" calcext:value-type="float">
            <text:p>1588.616821</text:p>
          </table:table-cell>
          <table:table-cell table:number-columns-repeated="13"/>
        </table:table-row>
        <table:table-row table:style-name="ro1">
          <table:table-cell office:value-type="float" office:value="1583.937744" calcext:value-type="float">
            <text:p>1583.937744</text:p>
          </table:table-cell>
          <table:table-cell office:value-type="float" office:value="1604.065796" calcext:value-type="float">
            <text:p>1604.065796</text:p>
          </table:table-cell>
          <table:table-cell office:value-type="float" office:value="1602.53418" calcext:value-type="float">
            <text:p>1602.53418</text:p>
          </table:table-cell>
          <table:table-cell office:value-type="float" office:value="1616.936401" calcext:value-type="float">
            <text:p>1616.936401</text:p>
          </table:table-cell>
          <table:table-cell table:number-columns-repeated="13"/>
        </table:table-row>
        <table:table-row table:style-name="ro1">
          <table:table-cell office:value-type="float" office:value="1617.588989" calcext:value-type="float">
            <text:p>1617.588989</text:p>
          </table:table-cell>
          <table:table-cell office:value-type="float" office:value="1603.250732" calcext:value-type="float">
            <text:p>1603.250732</text:p>
          </table:table-cell>
          <table:table-cell office:value-type="float" office:value="1628.862793" calcext:value-type="float">
            <text:p>1628.862793</text:p>
          </table:table-cell>
          <table:table-cell office:value-type="float" office:value="1618.123169" calcext:value-type="float">
            <text:p>1618.123169</text:p>
          </table:table-cell>
          <table:table-cell table:number-columns-repeated="13"/>
        </table:table-row>
        <table:table-row table:style-name="ro1">
          <table:table-cell office:value-type="float" office:value="1622.33313" calcext:value-type="float">
            <text:p>1622.33313</text:p>
          </table:table-cell>
          <table:table-cell office:value-type="float" office:value="1662.757812" calcext:value-type="float">
            <text:p>1662.757812</text:p>
          </table:table-cell>
          <table:table-cell office:value-type="float" office:value="1629.978516" calcext:value-type="float">
            <text:p>1629.978516</text:p>
          </table:table-cell>
          <table:table-cell office:value-type="float" office:value="1667.401611" calcext:value-type="float">
            <text:p>1667.401611</text:p>
          </table:table-cell>
          <table:table-cell table:number-columns-repeated="13"/>
        </table:table-row>
        <table:table-row table:style-name="ro1">
          <table:table-cell office:value-type="float" office:value="1644.86499" calcext:value-type="float">
            <text:p>1644.86499</text:p>
          </table:table-cell>
          <table:table-cell office:value-type="float" office:value="1666.191162" calcext:value-type="float">
            <text:p>1666.191162</text:p>
          </table:table-cell>
          <table:table-cell office:value-type="float" office:value="1649.87561" calcext:value-type="float">
            <text:p>1649.87561</text:p>
          </table:table-cell>
          <table:table-cell office:value-type="float" office:value="1663.542114" calcext:value-type="float">
            <text:p>1663.542114</text:p>
          </table:table-cell>
          <table:table-cell table:number-columns-repeated="13"/>
        </table:table-row>
        <table:table-row table:style-name="ro1">
          <table:table-cell office:value-type="float" office:value="1647.580078" calcext:value-type="float">
            <text:p>1647.580078</text:p>
          </table:table-cell>
          <table:table-cell office:value-type="float" office:value="1678.593384" calcext:value-type="float">
            <text:p>1678.593384</text:p>
          </table:table-cell>
          <table:table-cell office:value-type="float" office:value="1650.269287" calcext:value-type="float">
            <text:p>1650.269287</text:p>
          </table:table-cell>
          <table:table-cell office:value-type="float" office:value="1675.419189" calcext:value-type="float">
            <text:p>1675.419189</text:p>
          </table:table-cell>
          <table:table-cell table:number-columns-repeated="13"/>
        </table:table-row>
        <table:table-row table:style-name="ro1">
          <table:table-cell office:value-type="float" office:value="1642.825317" calcext:value-type="float">
            <text:p>1642.825317</text:p>
          </table:table-cell>
          <table:table-cell office:value-type="float" office:value="1687.627563" calcext:value-type="float">
            <text:p>1687.627563</text:p>
          </table:table-cell>
          <table:table-cell office:value-type="float" office:value="1647.483154" calcext:value-type="float">
            <text:p>1647.483154</text:p>
          </table:table-cell>
          <table:table-cell office:value-type="float" office:value="1678.644897" calcext:value-type="float">
            <text:p>1678.644897</text:p>
          </table:table-cell>
          <table:table-cell table:number-columns-repeated="13"/>
        </table:table-row>
        <table:table-row table:style-name="ro1">
          <table:table-cell office:value-type="float" office:value="1625.81189" calcext:value-type="float">
            <text:p>1625.81189</text:p>
          </table:table-cell>
          <table:table-cell office:value-type="float" office:value="1704.903198" calcext:value-type="float">
            <text:p>1704.903198</text:p>
          </table:table-cell>
          <table:table-cell office:value-type="float" office:value="1623.657349" calcext:value-type="float">
            <text:p>1623.657349</text:p>
          </table:table-cell>
          <table:table-cell office:value-type="float" office:value="1705.67749" calcext:value-type="float">
            <text:p>1705.67749</text:p>
          </table:table-cell>
          <table:table-cell table:number-columns-repeated="13"/>
        </table:table-row>
        <table:table-row table:style-name="ro1">
          <table:table-cell office:value-type="float" office:value="1631.682617" calcext:value-type="float">
            <text:p>1631.682617</text:p>
          </table:table-cell>
          <table:table-cell office:value-type="float" office:value="1691.471558" calcext:value-type="float">
            <text:p>1691.471558</text:p>
          </table:table-cell>
          <table:table-cell office:value-type="float" office:value="1629.628174" calcext:value-type="float">
            <text:p>1629.628174</text:p>
          </table:table-cell>
          <table:table-cell office:value-type="float" office:value="1695.755371" calcext:value-type="float">
            <text:p>1695.755371</text:p>
          </table:table-cell>
          <table:table-cell table:number-columns-repeated="13"/>
        </table:table-row>
        <table:table-row table:style-name="ro1">
          <table:table-cell office:value-type="float" office:value="1632.023804" calcext:value-type="float">
            <text:p>1632.023804</text:p>
          </table:table-cell>
          <table:table-cell office:value-type="float" office:value="1689.943359" calcext:value-type="float">
            <text:p>1689.943359</text:p>
          </table:table-cell>
          <table:table-cell office:value-type="float" office:value="1636.973633" calcext:value-type="float">
            <text:p>1636.973633</text:p>
          </table:table-cell>
          <table:table-cell office:value-type="float" office:value="1695.56897" calcext:value-type="float">
            <text:p>1695.56897</text:p>
          </table:table-cell>
          <table:table-cell table:number-columns-repeated="13"/>
        </table:table-row>
        <table:table-row table:style-name="ro1">
          <table:table-cell office:value-type="float" office:value="1627.866455" calcext:value-type="float">
            <text:p>1627.866455</text:p>
          </table:table-cell>
          <table:table-cell office:value-type="float" office:value="1697.727783" calcext:value-type="float">
            <text:p>1697.727783</text:p>
          </table:table-cell>
          <table:table-cell office:value-type="float" office:value="1636.86438" calcext:value-type="float">
            <text:p>1636.86438</text:p>
          </table:table-cell>
          <table:table-cell office:value-type="float" office:value="1693.654053" calcext:value-type="float">
            <text:p>1693.654053</text:p>
          </table:table-cell>
          <table:table-cell table:number-columns-repeated="13"/>
        </table:table-row>
        <table:table-row table:style-name="ro1">
          <table:table-cell office:value-type="float" office:value="1632.380371" calcext:value-type="float">
            <text:p>1632.380371</text:p>
          </table:table-cell>
          <table:table-cell office:value-type="float" office:value="1697.883789" calcext:value-type="float">
            <text:p>1697.883789</text:p>
          </table:table-cell>
          <table:table-cell office:value-type="float" office:value="1638.248901" calcext:value-type="float">
            <text:p>1638.248901</text:p>
          </table:table-cell>
          <table:table-cell office:value-type="float" office:value="1693.016602" calcext:value-type="float">
            <text:p>1693.016602</text:p>
          </table:table-cell>
          <table:table-cell table:number-columns-repeated="13"/>
        </table:table-row>
        <table:table-row table:style-name="ro1">
          <table:table-cell office:value-type="float" office:value="1635.959351" calcext:value-type="float">
            <text:p>1635.959351</text:p>
          </table:table-cell>
          <table:table-cell office:value-type="float" office:value="1696.869873" calcext:value-type="float">
            <text:p>1696.869873</text:p>
          </table:table-cell>
          <table:table-cell office:value-type="float" office:value="1637.606445" calcext:value-type="float">
            <text:p>1637.606445</text:p>
          </table:table-cell>
          <table:table-cell office:value-type="float" office:value="1696.280396" calcext:value-type="float">
            <text:p>1696.280396</text:p>
          </table:table-cell>
          <table:table-cell table:number-columns-repeated="13"/>
        </table:table-row>
        <table:table-row table:style-name="ro1">
          <table:table-cell office:value-type="float" office:value="1635.541748" calcext:value-type="float">
            <text:p>1635.541748</text:p>
          </table:table-cell>
          <table:table-cell office:value-type="float" office:value="1700.703979" calcext:value-type="float">
            <text:p>1700.703979</text:p>
          </table:table-cell>
          <table:table-cell office:value-type="float" office:value="1643.23999" calcext:value-type="float">
            <text:p>1643.23999</text:p>
          </table:table-cell>
          <table:table-cell office:value-type="float" office:value="1698.098877" calcext:value-type="float">
            <text:p>1698.098877</text:p>
          </table:table-cell>
          <table:table-cell table:number-columns-repeated="13"/>
        </table:table-row>
        <table:table-row table:style-name="ro1">
          <table:table-cell office:value-type="float" office:value="1633.747803" calcext:value-type="float">
            <text:p>1633.747803</text:p>
          </table:table-cell>
          <table:table-cell office:value-type="float" office:value="1698.572388" calcext:value-type="float">
            <text:p>1698.572388</text:p>
          </table:table-cell>
          <table:table-cell office:value-type="float" office:value="1638.413452" calcext:value-type="float">
            <text:p>1638.413452</text:p>
          </table:table-cell>
          <table:table-cell office:value-type="float" office:value="1698.257935" calcext:value-type="float">
            <text:p>1698.257935</text:p>
          </table:table-cell>
          <table:table-cell table:number-columns-repeated="13"/>
        </table:table-row>
        <table:table-row table:style-name="ro1">
          <table:table-cell office:value-type="float" office:value="1639.560181" calcext:value-type="float">
            <text:p>1639.560181</text:p>
          </table:table-cell>
          <table:table-cell office:value-type="float" office:value="1696.668945" calcext:value-type="float">
            <text:p>1696.668945</text:p>
          </table:table-cell>
          <table:table-cell office:value-type="float" office:value="1638.596313" calcext:value-type="float">
            <text:p>1638.596313</text:p>
          </table:table-cell>
          <table:table-cell office:value-type="float" office:value="1696.44397" calcext:value-type="float">
            <text:p>1696.44397</text:p>
          </table:table-cell>
          <table:table-cell table:number-columns-repeated="13"/>
        </table:table-row>
        <table:table-row table:style-name="ro1">
          <table:table-cell office:value-type="float" office:value="1635.754883" calcext:value-type="float">
            <text:p>1635.754883</text:p>
          </table:table-cell>
          <table:table-cell office:value-type="float" office:value="1704.25293" calcext:value-type="float">
            <text:p>1704.25293</text:p>
          </table:table-cell>
          <table:table-cell office:value-type="float" office:value="1638.278198" calcext:value-type="float">
            <text:p>1638.278198</text:p>
          </table:table-cell>
          <table:table-cell office:value-type="float" office:value="1702.699463" calcext:value-type="float">
            <text:p>1702.699463</text:p>
          </table:table-cell>
          <table:table-cell table:number-columns-repeated="13"/>
        </table:table-row>
        <table:table-row table:style-name="ro1">
          <table:table-cell office:value-type="float" office:value="1634.787842" calcext:value-type="float">
            <text:p>1634.787842</text:p>
          </table:table-cell>
          <table:table-cell office:value-type="float" office:value="1699.923584" calcext:value-type="float">
            <text:p>1699.923584</text:p>
          </table:table-cell>
          <table:table-cell office:value-type="float" office:value="1640.380615" calcext:value-type="float">
            <text:p>1640.380615</text:p>
          </table:table-cell>
          <table:table-cell office:value-type="float" office:value="1698.015137" calcext:value-type="float">
            <text:p>1698.015137</text:p>
          </table:table-cell>
          <table:table-cell table:number-columns-repeated="13"/>
        </table:table-row>
        <table:table-row table:style-name="ro1">
          <table:table-cell office:value-type="float" office:value="1638.178101" calcext:value-type="float">
            <text:p>1638.178101</text:p>
          </table:table-cell>
          <table:table-cell office:value-type="float" office:value="1702.784424" calcext:value-type="float">
            <text:p>1702.784424</text:p>
          </table:table-cell>
          <table:table-cell office:value-type="float" office:value="1640.748901" calcext:value-type="float">
            <text:p>1640.748901</text:p>
          </table:table-cell>
          <table:table-cell office:value-type="float" office:value="1699.271362" calcext:value-type="float">
            <text:p>1699.271362</text:p>
          </table:table-cell>
          <table:table-cell table:number-columns-repeated="13"/>
        </table:table-row>
        <table:table-row table:style-name="ro1">
          <table:table-cell office:value-type="float" office:value="1635.102783" calcext:value-type="float">
            <text:p>1635.102783</text:p>
          </table:table-cell>
          <table:table-cell office:value-type="float" office:value="1705.586182" calcext:value-type="float">
            <text:p>1705.586182</text:p>
          </table:table-cell>
          <table:table-cell office:value-type="float" office:value="1642.077393" calcext:value-type="float">
            <text:p>1642.077393</text:p>
          </table:table-cell>
          <table:table-cell office:value-type="float" office:value="1703.230713" calcext:value-type="float">
            <text:p>1703.230713</text:p>
          </table:table-cell>
          <table:table-cell table:number-columns-repeated="13"/>
        </table:table-row>
        <table:table-row table:style-name="ro1">
          <table:table-cell office:value-type="float" office:value="1641.659424" calcext:value-type="float">
            <text:p>1641.659424</text:p>
          </table:table-cell>
          <table:table-cell office:value-type="float" office:value="1701.18457" calcext:value-type="float">
            <text:p>1701.18457</text:p>
          </table:table-cell>
          <table:table-cell office:value-type="float" office:value="1644.692871" calcext:value-type="float">
            <text:p>1644.692871</text:p>
          </table:table-cell>
          <table:table-cell office:value-type="float" office:value="1700.68042" calcext:value-type="float">
            <text:p>1700.68042</text:p>
          </table:table-cell>
          <table:table-cell table:number-columns-repeated="13"/>
        </table:table-row>
        <table:table-row table:style-name="ro1">
          <table:table-cell office:value-type="float" office:value="1637.046021" calcext:value-type="float">
            <text:p>1637.046021</text:p>
          </table:table-cell>
          <table:table-cell office:value-type="float" office:value="1704.188721" calcext:value-type="float">
            <text:p>1704.188721</text:p>
          </table:table-cell>
          <table:table-cell office:value-type="float" office:value="1642.151733" calcext:value-type="float">
            <text:p>1642.151733</text:p>
          </table:table-cell>
          <table:table-cell office:value-type="float" office:value="1705.561035" calcext:value-type="float">
            <text:p>1705.561035</text:p>
          </table:table-cell>
          <table:table-cell table:number-columns-repeated="13"/>
        </table:table-row>
        <table:table-row table:style-name="ro1">
          <table:table-cell office:value-type="float" office:value="1639.205078" calcext:value-type="float">
            <text:p>1639.205078</text:p>
          </table:table-cell>
          <table:table-cell office:value-type="float" office:value="1706.50708" calcext:value-type="float">
            <text:p>1706.50708</text:p>
          </table:table-cell>
          <table:table-cell office:value-type="float" office:value="1644.95166" calcext:value-type="float">
            <text:p>1644.95166</text:p>
          </table:table-cell>
          <table:table-cell office:value-type="float" office:value="1701.056641" calcext:value-type="float">
            <text:p>1701.056641</text:p>
          </table:table-cell>
          <table:table-cell table:number-columns-repeated="13"/>
        </table:table-row>
        <table:table-row table:style-name="ro1">
          <table:table-cell office:value-type="float" office:value="1636.805176" calcext:value-type="float">
            <text:p>1636.805176</text:p>
          </table:table-cell>
          <table:table-cell office:value-type="float" office:value="1708.270996" calcext:value-type="float">
            <text:p>1708.270996</text:p>
          </table:table-cell>
          <table:table-cell office:value-type="float" office:value="1644.447754" calcext:value-type="float">
            <text:p>1644.447754</text:p>
          </table:table-cell>
          <table:table-cell office:value-type="float" office:value="1704.941895" calcext:value-type="float">
            <text:p>1704.941895</text:p>
          </table:table-cell>
          <table:table-cell table:number-columns-repeated="13"/>
        </table:table-row>
        <table:table-row table:style-name="ro1">
          <table:table-cell office:value-type="float" office:value="1639.414551" calcext:value-type="float">
            <text:p>1639.414551</text:p>
          </table:table-cell>
          <table:table-cell office:value-type="float" office:value="1703.736938" calcext:value-type="float">
            <text:p>1703.736938</text:p>
          </table:table-cell>
          <table:table-cell office:value-type="float" office:value="1642.419556" calcext:value-type="float">
            <text:p>1642.419556</text:p>
          </table:table-cell>
          <table:table-cell office:value-type="float" office:value="1706.149902" calcext:value-type="float">
            <text:p>1706.149902</text:p>
          </table:table-cell>
          <table:table-cell table:number-columns-repeated="13"/>
        </table:table-row>
        <table:table-row table:style-name="ro1">
          <table:table-cell office:value-type="float" office:value="1640.378906" calcext:value-type="float">
            <text:p>1640.378906</text:p>
          </table:table-cell>
          <table:table-cell office:value-type="float" office:value="1706.379883" calcext:value-type="float">
            <text:p>1706.379883</text:p>
          </table:table-cell>
          <table:table-cell office:value-type="float" office:value="1645.349487" calcext:value-type="float">
            <text:p>1645.349487</text:p>
          </table:table-cell>
          <table:table-cell office:value-type="float" office:value="1705.865112" calcext:value-type="float">
            <text:p>1705.865112</text:p>
          </table:table-cell>
          <table:table-cell table:number-columns-repeated="13"/>
        </table:table-row>
        <table:table-row table:style-name="ro1">
          <table:table-cell office:value-type="float" office:value="1642.652954" calcext:value-type="float">
            <text:p>1642.652954</text:p>
          </table:table-cell>
          <table:table-cell office:value-type="float" office:value="1707.848755" calcext:value-type="float">
            <text:p>1707.848755</text:p>
          </table:table-cell>
          <table:table-cell office:value-type="float" office:value="1646.127075" calcext:value-type="float">
            <text:p>1646.127075</text:p>
          </table:table-cell>
          <table:table-cell office:value-type="float" office:value="1706.275391" calcext:value-type="float">
            <text:p>1706.275391</text:p>
          </table:table-cell>
          <table:table-cell table:number-columns-repeated="13"/>
        </table:table-row>
        <table:table-row table:style-name="ro1">
          <table:table-cell office:value-type="float" office:value="1641.421875" calcext:value-type="float">
            <text:p>1641.421875</text:p>
          </table:table-cell>
          <table:table-cell office:value-type="float" office:value="1709.813965" calcext:value-type="float">
            <text:p>1709.813965</text:p>
          </table:table-cell>
          <table:table-cell office:value-type="float" office:value="1645.970337" calcext:value-type="float">
            <text:p>1645.970337</text:p>
          </table:table-cell>
          <table:table-cell office:value-type="float" office:value="1709.081421" calcext:value-type="float">
            <text:p>1709.081421</text:p>
          </table:table-cell>
          <table:table-cell table:number-columns-repeated="13"/>
        </table:table-row>
        <table:table-row table:style-name="ro1">
          <table:table-cell office:value-type="float" office:value="1639.06311" calcext:value-type="float">
            <text:p>1639.06311</text:p>
          </table:table-cell>
          <table:table-cell office:value-type="float" office:value="1710.911255" calcext:value-type="float">
            <text:p>1710.911255</text:p>
          </table:table-cell>
          <table:table-cell office:value-type="float" office:value="1646.943481" calcext:value-type="float">
            <text:p>1646.943481</text:p>
          </table:table-cell>
          <table:table-cell office:value-type="float" office:value="1707.472412" calcext:value-type="float">
            <text:p>1707.472412</text:p>
          </table:table-cell>
          <table:table-cell table:number-columns-repeated="13"/>
        </table:table-row>
        <table:table-row table:style-name="ro1">
          <table:table-cell office:value-type="float" office:value="1641.194702" calcext:value-type="float">
            <text:p>1641.194702</text:p>
          </table:table-cell>
          <table:table-cell office:value-type="float" office:value="1711.234131" calcext:value-type="float">
            <text:p>1711.234131</text:p>
          </table:table-cell>
          <table:table-cell office:value-type="float" office:value="1649.028931" calcext:value-type="float">
            <text:p>1649.028931</text:p>
          </table:table-cell>
          <table:table-cell office:value-type="float" office:value="1706.393555" calcext:value-type="float">
            <text:p>1706.393555</text:p>
          </table:table-cell>
          <table:table-cell table:number-columns-repeated="13"/>
        </table:table-row>
        <table:table-row table:style-name="ro1">
          <table:table-cell office:value-type="float" office:value="1641.752686" calcext:value-type="float">
            <text:p>1641.752686</text:p>
          </table:table-cell>
          <table:table-cell office:value-type="float" office:value="1714.72229" calcext:value-type="float">
            <text:p>1714.72229</text:p>
          </table:table-cell>
          <table:table-cell office:value-type="float" office:value="1648.683472" calcext:value-type="float">
            <text:p>1648.683472</text:p>
          </table:table-cell>
          <table:table-cell office:value-type="float" office:value="1706.653809" calcext:value-type="float">
            <text:p>1706.653809</text:p>
          </table:table-cell>
          <table:table-cell table:number-columns-repeated="13"/>
        </table:table-row>
        <table:table-row table:style-name="ro1">
          <table:table-cell office:value-type="float" office:value="1641.406006" calcext:value-type="float">
            <text:p>1641.406006</text:p>
          </table:table-cell>
          <table:table-cell office:value-type="float" office:value="1709.352661" calcext:value-type="float">
            <text:p>1709.352661</text:p>
          </table:table-cell>
          <table:table-cell office:value-type="float" office:value="1647.582397" calcext:value-type="float">
            <text:p>1647.582397</text:p>
          </table:table-cell>
          <table:table-cell office:value-type="float" office:value="1708.683716" calcext:value-type="float">
            <text:p>1708.683716</text:p>
          </table:table-cell>
          <table:table-cell table:number-columns-repeated="13"/>
        </table:table-row>
        <table:table-row table:style-name="ro1">
          <table:table-cell office:value-type="float" office:value="1639.871704" calcext:value-type="float">
            <text:p>1639.871704</text:p>
          </table:table-cell>
          <table:table-cell office:value-type="float" office:value="1712.966064" calcext:value-type="float">
            <text:p>1712.966064</text:p>
          </table:table-cell>
          <table:table-cell office:value-type="float" office:value="1645.848877" calcext:value-type="float">
            <text:p>1645.848877</text:p>
          </table:table-cell>
          <table:table-cell office:value-type="float" office:value="1707.980713" calcext:value-type="float">
            <text:p>1707.980713</text:p>
          </table:table-cell>
          <table:table-cell table:number-columns-repeated="13"/>
        </table:table-row>
        <table:table-row table:style-name="ro1">
          <table:table-cell office:value-type="float" office:value="1643.604858" calcext:value-type="float">
            <text:p>1643.604858</text:p>
          </table:table-cell>
          <table:table-cell office:value-type="float" office:value="1712.654785" calcext:value-type="float">
            <text:p>1712.654785</text:p>
          </table:table-cell>
          <table:table-cell office:value-type="float" office:value="1646.882935" calcext:value-type="float">
            <text:p>1646.882935</text:p>
          </table:table-cell>
          <table:table-cell office:value-type="float" office:value="1714.251465" calcext:value-type="float">
            <text:p>1714.251465</text:p>
          </table:table-cell>
          <table:table-cell table:number-columns-repeated="13"/>
        </table:table-row>
        <table:table-row table:style-name="ro1">
          <table:table-cell office:value-type="float" office:value="1645.628662" calcext:value-type="float">
            <text:p>1645.628662</text:p>
          </table:table-cell>
          <table:table-cell office:value-type="float" office:value="1709.816895" calcext:value-type="float">
            <text:p>1709.816895</text:p>
          </table:table-cell>
          <table:table-cell office:value-type="float" office:value="1648.631836" calcext:value-type="float">
            <text:p>1648.631836</text:p>
          </table:table-cell>
          <table:table-cell office:value-type="float" office:value="1708.579102" calcext:value-type="float">
            <text:p>1708.579102</text:p>
          </table:table-cell>
          <table:table-cell table:number-columns-repeated="13"/>
        </table:table-row>
        <table:table-row table:style-name="ro1">
          <table:table-cell office:value-type="float" office:value="1642.726196" calcext:value-type="float">
            <text:p>1642.726196</text:p>
          </table:table-cell>
          <table:table-cell office:value-type="float" office:value="1709.841309" calcext:value-type="float">
            <text:p>1709.841309</text:p>
          </table:table-cell>
          <table:table-cell office:value-type="float" office:value="1648.7146" calcext:value-type="float">
            <text:p>1648.7146</text:p>
          </table:table-cell>
          <table:table-cell office:value-type="float" office:value="1710.562012" calcext:value-type="float">
            <text:p>1710.562012</text:p>
          </table:table-cell>
          <table:table-cell table:number-columns-repeated="13"/>
        </table:table-row>
        <table:table-row table:style-name="ro1">
          <table:table-cell office:value-type="float" office:value="1641.255371" calcext:value-type="float">
            <text:p>1641.255371</text:p>
          </table:table-cell>
          <table:table-cell office:value-type="float" office:value="1714.453125" calcext:value-type="float">
            <text:p>1714.453125</text:p>
          </table:table-cell>
          <table:table-cell office:value-type="float" office:value="1647.876831" calcext:value-type="float">
            <text:p>1647.876831</text:p>
          </table:table-cell>
          <table:table-cell office:value-type="float" office:value="1710.738525" calcext:value-type="float">
            <text:p>1710.738525</text:p>
          </table:table-cell>
          <table:table-cell table:number-columns-repeated="13"/>
        </table:table-row>
        <table:table-row table:style-name="ro1">
          <table:table-cell office:value-type="float" office:value="1646.022217" calcext:value-type="float">
            <text:p>1646.022217</text:p>
          </table:table-cell>
          <table:table-cell office:value-type="float" office:value="1712.145264" calcext:value-type="float">
            <text:p>1712.145264</text:p>
          </table:table-cell>
          <table:table-cell office:value-type="float" office:value="1649.888306" calcext:value-type="float">
            <text:p>1649.888306</text:p>
          </table:table-cell>
          <table:table-cell office:value-type="float" office:value="1711.592773" calcext:value-type="float">
            <text:p>1711.592773</text:p>
          </table:table-cell>
          <table:table-cell table:number-columns-repeated="13"/>
        </table:table-row>
        <table:table-row table:style-name="ro1">
          <table:table-cell office:value-type="float" office:value="1644.465454" calcext:value-type="float">
            <text:p>1644.465454</text:p>
          </table:table-cell>
          <table:table-cell office:value-type="float" office:value="1715.678833" calcext:value-type="float">
            <text:p>1715.678833</text:p>
          </table:table-cell>
          <table:table-cell office:value-type="float" office:value="1651.664917" calcext:value-type="float">
            <text:p>1651.664917</text:p>
          </table:table-cell>
          <table:table-cell office:value-type="float" office:value="1710.428467" calcext:value-type="float">
            <text:p>1710.428467</text:p>
          </table:table-cell>
          <table:table-cell table:number-columns-repeated="13"/>
        </table:table-row>
        <table:table-row table:style-name="ro1">
          <table:table-cell office:value-type="float" office:value="1645.947998" calcext:value-type="float">
            <text:p>1645.947998</text:p>
          </table:table-cell>
          <table:table-cell office:value-type="float" office:value="1714.529541" calcext:value-type="float">
            <text:p>1714.529541</text:p>
          </table:table-cell>
          <table:table-cell office:value-type="float" office:value="1652.038818" calcext:value-type="float">
            <text:p>1652.038818</text:p>
          </table:table-cell>
          <table:table-cell office:value-type="float" office:value="1708.953735" calcext:value-type="float">
            <text:p>1708.953735</text:p>
          </table:table-cell>
          <table:table-cell table:number-columns-repeated="13"/>
        </table:table-row>
        <table:table-row table:style-name="ro1">
          <table:table-cell office:value-type="float" office:value="1644.685059" calcext:value-type="float">
            <text:p>1644.685059</text:p>
          </table:table-cell>
          <table:table-cell office:value-type="float" office:value="1714.270264" calcext:value-type="float">
            <text:p>1714.270264</text:p>
          </table:table-cell>
          <table:table-cell office:value-type="float" office:value="1647.379883" calcext:value-type="float">
            <text:p>1647.379883</text:p>
          </table:table-cell>
          <table:table-cell office:value-type="float" office:value="1712.579834" calcext:value-type="float">
            <text:p>1712.579834</text:p>
          </table:table-cell>
          <table:table-cell table:number-columns-repeated="13"/>
        </table:table-row>
        <table:table-row table:style-name="ro1">
          <table:table-cell office:value-type="float" office:value="1641.594727" calcext:value-type="float">
            <text:p>1641.594727</text:p>
          </table:table-cell>
          <table:table-cell office:value-type="float" office:value="1716.015259" calcext:value-type="float">
            <text:p>1716.015259</text:p>
          </table:table-cell>
          <table:table-cell office:value-type="float" office:value="1647.505493" calcext:value-type="float">
            <text:p>1647.505493</text:p>
          </table:table-cell>
          <table:table-cell office:value-type="float" office:value="1714.05127" calcext:value-type="float">
            <text:p>1714.05127</text:p>
          </table:table-cell>
          <table:table-cell table:number-columns-repeated="13"/>
        </table:table-row>
        <table:table-row table:style-name="ro1">
          <table:table-cell office:value-type="float" office:value="1646.200439" calcext:value-type="float">
            <text:p>1646.200439</text:p>
          </table:table-cell>
          <table:table-cell office:value-type="float" office:value="1715.912231" calcext:value-type="float">
            <text:p>1715.912231</text:p>
          </table:table-cell>
          <table:table-cell office:value-type="float" office:value="1649.199951" calcext:value-type="float">
            <text:p>1649.199951</text:p>
          </table:table-cell>
          <table:table-cell office:value-type="float" office:value="1713.429443" calcext:value-type="float">
            <text:p>1713.429443</text:p>
          </table:table-cell>
          <table:table-cell table:number-columns-repeated="13"/>
        </table:table-row>
        <table:table-row table:style-name="ro1">
          <table:table-cell office:value-type="float" office:value="1642.980957" calcext:value-type="float">
            <text:p>1642.980957</text:p>
          </table:table-cell>
          <table:table-cell office:value-type="float" office:value="1714.203247" calcext:value-type="float">
            <text:p>1714.203247</text:p>
          </table:table-cell>
          <table:table-cell office:value-type="float" office:value="1653.04126" calcext:value-type="float">
            <text:p>1653.04126</text:p>
          </table:table-cell>
          <table:table-cell office:value-type="float" office:value="1711.173584" calcext:value-type="float">
            <text:p>1711.173584</text:p>
          </table:table-cell>
          <table:table-cell table:number-columns-repeated="13"/>
        </table:table-row>
        <table:table-row table:style-name="ro1">
          <table:table-cell office:value-type="float" office:value="1647.039185" calcext:value-type="float">
            <text:p>1647.039185</text:p>
          </table:table-cell>
          <table:table-cell office:value-type="float" office:value="1715.369751" calcext:value-type="float">
            <text:p>1715.369751</text:p>
          </table:table-cell>
          <table:table-cell office:value-type="float" office:value="1651.706909" calcext:value-type="float">
            <text:p>1651.706909</text:p>
          </table:table-cell>
          <table:table-cell office:value-type="float" office:value="1714.438599" calcext:value-type="float">
            <text:p>1714.438599</text:p>
          </table:table-cell>
          <table:table-cell table:number-columns-repeated="13"/>
        </table:table-row>
        <table:table-row table:style-name="ro1">
          <table:table-cell office:value-type="float" office:value="1641.771118" calcext:value-type="float">
            <text:p>1641.771118</text:p>
          </table:table-cell>
          <table:table-cell office:value-type="float" office:value="1704.540283" calcext:value-type="float">
            <text:p>1704.540283</text:p>
          </table:table-cell>
          <table:table-cell office:value-type="float" office:value="1648.393311" calcext:value-type="float">
            <text:p>1648.393311</text:p>
          </table:table-cell>
          <table:table-cell office:value-type="float" office:value="1698.747437" calcext:value-type="float">
            <text:p>1698.747437</text:p>
          </table:table-cell>
          <table:table-cell table:number-columns-repeated="13"/>
        </table:table-row>
        <table:table-row table:style-name="ro1">
          <table:table-cell office:value-type="float" office:value="1624.92627" calcext:value-type="float">
            <text:p>1624.92627</text:p>
          </table:table-cell>
          <table:table-cell office:value-type="float" office:value="1705.629639" calcext:value-type="float">
            <text:p>1705.629639</text:p>
          </table:table-cell>
          <table:table-cell office:value-type="float" office:value="1628.547729" calcext:value-type="float">
            <text:p>1628.547729</text:p>
          </table:table-cell>
          <table:table-cell office:value-type="float" office:value="1707.188843" calcext:value-type="float">
            <text:p>1707.188843</text:p>
          </table:table-cell>
          <table:table-cell table:number-columns-repeated="13"/>
        </table:table-row>
        <table:table-row table:style-name="ro1">
          <table:table-cell office:value-type="float" office:value="1623.113037" calcext:value-type="float">
            <text:p>1623.113037</text:p>
          </table:table-cell>
          <table:table-cell office:value-type="float" office:value="1690.869141" calcext:value-type="float">
            <text:p>1690.869141</text:p>
          </table:table-cell>
          <table:table-cell office:value-type="float" office:value="1628.487183" calcext:value-type="float">
            <text:p>1628.487183</text:p>
          </table:table-cell>
          <table:table-cell office:value-type="float" office:value="1688.929565" calcext:value-type="float">
            <text:p>1688.929565</text:p>
          </table:table-cell>
          <table:table-cell table:number-columns-repeated="13"/>
        </table:table-row>
        <table:table-row table:style-name="ro1">
          <table:table-cell office:value-type="float" office:value="1618.562866" calcext:value-type="float">
            <text:p>1618.562866</text:p>
          </table:table-cell>
          <table:table-cell office:value-type="float" office:value="1685.862671" calcext:value-type="float">
            <text:p>1685.862671</text:p>
          </table:table-cell>
          <table:table-cell office:value-type="float" office:value="1619.896484" calcext:value-type="float">
            <text:p>1619.896484</text:p>
          </table:table-cell>
          <table:table-cell office:value-type="float" office:value="1683.511108" calcext:value-type="float">
            <text:p>1683.511108</text:p>
          </table:table-cell>
          <table:table-cell table:number-columns-repeated="13"/>
        </table:table-row>
        <table:table-row table:style-name="ro1">
          <table:table-cell office:value-type="float" office:value="1612.360596" calcext:value-type="float">
            <text:p>1612.360596</text:p>
          </table:table-cell>
          <table:table-cell office:value-type="float" office:value="1677.986694" calcext:value-type="float">
            <text:p>1677.986694</text:p>
          </table:table-cell>
          <table:table-cell office:value-type="float" office:value="1615.512329" calcext:value-type="float">
            <text:p>1615.512329</text:p>
          </table:table-cell>
          <table:table-cell office:value-type="float" office:value="1680.033081" calcext:value-type="float">
            <text:p>1680.033081</text:p>
          </table:table-cell>
          <table:table-cell table:number-columns-repeated="13"/>
        </table:table-row>
        <table:table-row table:style-name="ro1">
          <table:table-cell office:value-type="float" office:value="1607.206787" calcext:value-type="float">
            <text:p>1607.206787</text:p>
          </table:table-cell>
          <table:table-cell office:value-type="float" office:value="1673.262207" calcext:value-type="float">
            <text:p>1673.262207</text:p>
          </table:table-cell>
          <table:table-cell office:value-type="float" office:value="1611.036621" calcext:value-type="float">
            <text:p>1611.036621</text:p>
          </table:table-cell>
          <table:table-cell office:value-type="float" office:value="1670.022949" calcext:value-type="float">
            <text:p>1670.022949</text:p>
          </table:table-cell>
          <table:table-cell table:number-columns-repeated="13"/>
        </table:table-row>
        <table:table-row table:style-name="ro1">
          <table:table-cell office:value-type="float" office:value="1610.779663" calcext:value-type="float">
            <text:p>1610.779663</text:p>
          </table:table-cell>
          <table:table-cell office:value-type="float" office:value="1665.324219" calcext:value-type="float">
            <text:p>1665.324219</text:p>
          </table:table-cell>
          <table:table-cell office:value-type="float" office:value="1607.885986" calcext:value-type="float">
            <text:p>1607.885986</text:p>
          </table:table-cell>
          <table:table-cell office:value-type="float" office:value="1663.049072" calcext:value-type="float">
            <text:p>1663.049072</text:p>
          </table:table-cell>
          <table:table-cell table:number-columns-repeated="13"/>
        </table:table-row>
        <table:table-row table:style-name="ro1">
          <table:table-cell office:value-type="float" office:value="1604.33606" calcext:value-type="float">
            <text:p>1604.33606</text:p>
          </table:table-cell>
          <table:table-cell office:value-type="float" office:value="1654.667236" calcext:value-type="float">
            <text:p>1654.667236</text:p>
          </table:table-cell>
          <table:table-cell office:value-type="float" office:value="1602.762085" calcext:value-type="float">
            <text:p>1602.762085</text:p>
          </table:table-cell>
          <table:table-cell office:value-type="float" office:value="1658.817505" calcext:value-type="float">
            <text:p>1658.817505</text:p>
          </table:table-cell>
          <table:table-cell table:number-columns-repeated="13"/>
        </table:table-row>
        <table:table-row table:style-name="ro1">
          <table:table-cell office:value-type="float" office:value="1595.677246" calcext:value-type="float">
            <text:p>1595.677246</text:p>
          </table:table-cell>
          <table:table-cell office:value-type="float" office:value="1647.835571" calcext:value-type="float">
            <text:p>1647.835571</text:p>
          </table:table-cell>
          <table:table-cell office:value-type="float" office:value="1603.609009" calcext:value-type="float">
            <text:p>1603.609009</text:p>
          </table:table-cell>
          <table:table-cell office:value-type="float" office:value="1647.770508" calcext:value-type="float">
            <text:p>1647.770508</text:p>
          </table:table-cell>
          <table:table-cell table:number-columns-repeated="13"/>
        </table:table-row>
        <table:table-row table:style-name="ro1">
          <table:table-cell office:value-type="float" office:value="1593.925537" calcext:value-type="float">
            <text:p>1593.925537</text:p>
          </table:table-cell>
          <table:table-cell office:value-type="float" office:value="1647.180054" calcext:value-type="float">
            <text:p>1647.180054</text:p>
          </table:table-cell>
          <table:table-cell office:value-type="float" office:value="1594.916382" calcext:value-type="float">
            <text:p>1594.916382</text:p>
          </table:table-cell>
          <table:table-cell office:value-type="float" office:value="1642.542969" calcext:value-type="float">
            <text:p>1642.542969</text:p>
          </table:table-cell>
          <table:table-cell table:number-columns-repeated="13"/>
        </table:table-row>
        <table:table-row table:style-name="ro1">
          <table:table-cell office:value-type="float" office:value="1593.93103" calcext:value-type="float">
            <text:p>1593.93103</text:p>
          </table:table-cell>
          <table:table-cell office:value-type="float" office:value="1635.671021" calcext:value-type="float">
            <text:p>1635.671021</text:p>
          </table:table-cell>
          <table:table-cell office:value-type="float" office:value="1594.793701" calcext:value-type="float">
            <text:p>1594.793701</text:p>
          </table:table-cell>
          <table:table-cell office:value-type="float" office:value="1640.777588" calcext:value-type="float">
            <text:p>1640.777588</text:p>
          </table:table-cell>
          <table:table-cell table:number-columns-repeated="13"/>
        </table:table-row>
        <table:table-row table:style-name="ro1">
          <table:table-cell office:value-type="float" office:value="1586.157349" calcext:value-type="float">
            <text:p>1586.157349</text:p>
          </table:table-cell>
          <table:table-cell office:value-type="float" office:value="1640.603516" calcext:value-type="float">
            <text:p>1640.603516</text:p>
          </table:table-cell>
          <table:table-cell office:value-type="float" office:value="1591.852295" calcext:value-type="float">
            <text:p>1591.852295</text:p>
          </table:table-cell>
          <table:table-cell office:value-type="float" office:value="1632.905151" calcext:value-type="float">
            <text:p>1632.905151</text:p>
          </table:table-cell>
          <table:table-cell table:number-columns-repeated="13"/>
        </table:table-row>
        <table:table-row table:style-name="ro1">
          <table:table-cell office:value-type="float" office:value="1587.543335" calcext:value-type="float">
            <text:p>1587.543335</text:p>
          </table:table-cell>
          <table:table-cell office:value-type="float" office:value="1630.242554" calcext:value-type="float">
            <text:p>1630.242554</text:p>
          </table:table-cell>
          <table:table-cell office:value-type="float" office:value="1589.758423" calcext:value-type="float">
            <text:p>1589.758423</text:p>
          </table:table-cell>
          <table:table-cell office:value-type="float" office:value="1630.226196" calcext:value-type="float">
            <text:p>1630.226196</text:p>
          </table:table-cell>
          <table:table-cell table:number-columns-repeated="13"/>
        </table:table-row>
        <table:table-row table:style-name="ro1">
          <table:table-cell office:value-type="float" office:value="1581.646484" calcext:value-type="float">
            <text:p>1581.646484</text:p>
          </table:table-cell>
          <table:table-cell office:value-type="float" office:value="1629.443359" calcext:value-type="float">
            <text:p>1629.443359</text:p>
          </table:table-cell>
          <table:table-cell office:value-type="float" office:value="1584.830811" calcext:value-type="float">
            <text:p>1584.830811</text:p>
          </table:table-cell>
          <table:table-cell office:value-type="float" office:value="1624.430176" calcext:value-type="float">
            <text:p>1624.430176</text:p>
          </table:table-cell>
          <table:table-cell table:number-columns-repeated="13"/>
        </table:table-row>
        <table:table-row table:style-name="ro1">
          <table:table-cell office:value-type="float" office:value="1586.979492" calcext:value-type="float">
            <text:p>1586.979492</text:p>
          </table:table-cell>
          <table:table-cell office:value-type="float" office:value="1616.863403" calcext:value-type="float">
            <text:p>1616.863403</text:p>
          </table:table-cell>
          <table:table-cell office:value-type="float" office:value="1583.440186" calcext:value-type="float">
            <text:p>1583.440186</text:p>
          </table:table-cell>
          <table:table-cell office:value-type="float" office:value="1618.658203" calcext:value-type="float">
            <text:p>1618.658203</text:p>
          </table:table-cell>
          <table:table-cell table:number-columns-repeated="13"/>
        </table:table-row>
        <table:table-row table:style-name="ro1">
          <table:table-cell office:value-type="float" office:value="1581.54834" calcext:value-type="float">
            <text:p>1581.54834</text:p>
          </table:table-cell>
          <table:table-cell office:value-type="float" office:value="1614.130981" calcext:value-type="float">
            <text:p>1614.130981</text:p>
          </table:table-cell>
          <table:table-cell office:value-type="float" office:value="1583.587524" calcext:value-type="float">
            <text:p>1583.587524</text:p>
          </table:table-cell>
          <table:table-cell office:value-type="float" office:value="1613.253784" calcext:value-type="float">
            <text:p>1613.253784</text:p>
          </table:table-cell>
          <table:table-cell table:number-columns-repeated="13"/>
        </table:table-row>
        <table:table-row table:style-name="ro1">
          <table:table-cell office:value-type="float" office:value="1579.466919" calcext:value-type="float">
            <text:p>1579.466919</text:p>
          </table:table-cell>
          <table:table-cell office:value-type="float" office:value="1612.685181" calcext:value-type="float">
            <text:p>1612.685181</text:p>
          </table:table-cell>
          <table:table-cell office:value-type="float" office:value="1581.201904" calcext:value-type="float">
            <text:p>1581.201904</text:p>
          </table:table-cell>
          <table:table-cell office:value-type="float" office:value="1608.797485" calcext:value-type="float">
            <text:p>1608.797485</text:p>
          </table:table-cell>
          <table:table-cell table:number-columns-repeated="13"/>
        </table:table-row>
        <table:table-row table:style-name="ro1">
          <table:table-cell office:value-type="float" office:value="1580.366455" calcext:value-type="float">
            <text:p>1580.366455</text:p>
          </table:table-cell>
          <table:table-cell office:value-type="float" office:value="1605.969482" calcext:value-type="float">
            <text:p>1605.969482</text:p>
          </table:table-cell>
          <table:table-cell office:value-type="float" office:value="1577.823242" calcext:value-type="float">
            <text:p>1577.823242</text:p>
          </table:table-cell>
          <table:table-cell office:value-type="float" office:value="1610.549438" calcext:value-type="float">
            <text:p>1610.549438</text:p>
          </table:table-cell>
          <table:table-cell table:number-columns-repeated="13"/>
        </table:table-row>
        <table:table-row table:style-name="ro1">
          <table:table-cell office:value-type="float" office:value="1576.587402" calcext:value-type="float">
            <text:p>1576.587402</text:p>
          </table:table-cell>
          <table:table-cell office:value-type="float" office:value="1607.687134" calcext:value-type="float">
            <text:p>1607.687134</text:p>
          </table:table-cell>
          <table:table-cell office:value-type="float" office:value="1576.189331" calcext:value-type="float">
            <text:p>1576.189331</text:p>
          </table:table-cell>
          <table:table-cell office:value-type="float" office:value="1604.135376" calcext:value-type="float">
            <text:p>1604.135376</text:p>
          </table:table-cell>
          <table:table-cell table:number-columns-repeated="13"/>
        </table:table-row>
        <table:table-row table:style-name="ro1">
          <table:table-cell office:value-type="float" office:value="1578.294434" calcext:value-type="float">
            <text:p>1578.294434</text:p>
          </table:table-cell>
          <table:table-cell office:value-type="float" office:value="1601.078003" calcext:value-type="float">
            <text:p>1601.078003</text:p>
          </table:table-cell>
          <table:table-cell office:value-type="float" office:value="1576.992676" calcext:value-type="float">
            <text:p>1576.992676</text:p>
          </table:table-cell>
          <table:table-cell office:value-type="float" office:value="1599.732422" calcext:value-type="float">
            <text:p>1599.732422</text:p>
          </table:table-cell>
          <table:table-cell table:number-columns-repeated="13"/>
        </table:table-row>
        <table:table-row table:style-name="ro1">
          <table:table-cell office:value-type="float" office:value="1572.583496" calcext:value-type="float">
            <text:p>1572.583496</text:p>
          </table:table-cell>
          <table:table-cell office:value-type="float" office:value="1601.283813" calcext:value-type="float">
            <text:p>1601.283813</text:p>
          </table:table-cell>
          <table:table-cell office:value-type="float" office:value="1573.358887" calcext:value-type="float">
            <text:p>1573.358887</text:p>
          </table:table-cell>
          <table:table-cell office:value-type="float" office:value="1596.369751" calcext:value-type="float">
            <text:p>1596.369751</text:p>
          </table:table-cell>
          <table:table-cell table:number-columns-repeated="13"/>
        </table:table-row>
        <table:table-row table:style-name="ro1">
          <table:table-cell office:value-type="float" office:value="1572.626465" calcext:value-type="float">
            <text:p>1572.626465</text:p>
          </table:table-cell>
          <table:table-cell office:value-type="float" office:value="1599.961182" calcext:value-type="float">
            <text:p>1599.961182</text:p>
          </table:table-cell>
          <table:table-cell office:value-type="float" office:value="1573.624146" calcext:value-type="float">
            <text:p>1573.624146</text:p>
          </table:table-cell>
          <table:table-cell office:value-type="float" office:value="1596.810059" calcext:value-type="float">
            <text:p>1596.810059</text:p>
          </table:table-cell>
          <table:table-cell table:number-columns-repeated="13"/>
        </table:table-row>
        <table:table-row table:style-name="ro1">
          <table:table-cell office:value-type="float" office:value="1573.555298" calcext:value-type="float">
            <text:p>1573.555298</text:p>
          </table:table-cell>
          <table:table-cell office:value-type="float" office:value="1592.745605" calcext:value-type="float">
            <text:p>1592.745605</text:p>
          </table:table-cell>
          <table:table-cell office:value-type="float" office:value="1571.669922" calcext:value-type="float">
            <text:p>1571.669922</text:p>
          </table:table-cell>
          <table:table-cell office:value-type="float" office:value="1593.42749" calcext:value-type="float">
            <text:p>1593.42749</text:p>
          </table:table-cell>
          <table:table-cell table:number-columns-repeated="13"/>
        </table:table-row>
        <table:table-row table:style-name="ro1">
          <table:table-cell office:value-type="float" office:value="1574.811768" calcext:value-type="float">
            <text:p>1574.811768</text:p>
          </table:table-cell>
          <table:table-cell office:value-type="float" office:value="1590.102295" calcext:value-type="float">
            <text:p>1590.102295</text:p>
          </table:table-cell>
          <table:table-cell office:value-type="float" office:value="1570.307129" calcext:value-type="float">
            <text:p>1570.307129</text:p>
          </table:table-cell>
          <table:table-cell office:value-type="float" office:value="1589.582397" calcext:value-type="float">
            <text:p>1589.582397</text:p>
          </table:table-cell>
          <table:table-cell table:number-columns-repeated="13"/>
        </table:table-row>
        <table:table-row table:style-name="ro1">
          <table:table-cell office:value-type="float" office:value="1574.911499" calcext:value-type="float">
            <text:p>1574.911499</text:p>
          </table:table-cell>
          <table:table-cell office:value-type="float" office:value="1586.532104" calcext:value-type="float">
            <text:p>1586.532104</text:p>
          </table:table-cell>
          <table:table-cell office:value-type="float" office:value="1571.211426" calcext:value-type="float">
            <text:p>1571.211426</text:p>
          </table:table-cell>
          <table:table-cell office:value-type="float" office:value="1590.591309" calcext:value-type="float">
            <text:p>1590.591309</text:p>
          </table:table-cell>
          <table:table-cell table:number-columns-repeated="13"/>
        </table:table-row>
        <table:table-row table:style-name="ro1">
          <table:table-cell office:value-type="float" office:value="1573.984619" calcext:value-type="float">
            <text:p>1573.984619</text:p>
          </table:table-cell>
          <table:table-cell office:value-type="float" office:value="1589.051147" calcext:value-type="float">
            <text:p>1589.051147</text:p>
          </table:table-cell>
          <table:table-cell office:value-type="float" office:value="1568.796387" calcext:value-type="float">
            <text:p>1568.796387</text:p>
          </table:table-cell>
          <table:table-cell office:value-type="float" office:value="1590.668579" calcext:value-type="float">
            <text:p>1590.668579</text:p>
          </table:table-cell>
          <table:table-cell table:number-columns-repeated="13"/>
        </table:table-row>
        <table:table-row table:style-name="ro1">
          <table:table-cell office:value-type="float" office:value="1572.537231" calcext:value-type="float">
            <text:p>1572.537231</text:p>
          </table:table-cell>
          <table:table-cell office:value-type="float" office:value="1585.6698" calcext:value-type="float">
            <text:p>1585.6698</text:p>
          </table:table-cell>
          <table:table-cell office:value-type="float" office:value="1571.823608" calcext:value-type="float">
            <text:p>1571.823608</text:p>
          </table:table-cell>
          <table:table-cell office:value-type="float" office:value="1583.162354" calcext:value-type="float">
            <text:p>1583.162354</text:p>
          </table:table-cell>
          <table:table-cell table:number-columns-repeated="13"/>
        </table:table-row>
        <table:table-row table:style-name="ro1">
          <table:table-cell office:value-type="float" office:value="1573.179565" calcext:value-type="float">
            <text:p>1573.179565</text:p>
          </table:table-cell>
          <table:table-cell office:value-type="float" office:value="1590.070312" calcext:value-type="float">
            <text:p>1590.070312</text:p>
          </table:table-cell>
          <table:table-cell office:value-type="float" office:value="1570.819458" calcext:value-type="float">
            <text:p>1570.819458</text:p>
          </table:table-cell>
          <table:table-cell office:value-type="float" office:value="1585.827637" calcext:value-type="float">
            <text:p>1585.827637</text:p>
          </table:table-cell>
          <table:table-cell table:number-columns-repeated="13"/>
        </table:table-row>
        <table:table-row table:style-name="ro1">
          <table:table-cell office:value-type="float" office:value="1567.949341" calcext:value-type="float">
            <text:p>1567.949341</text:p>
          </table:table-cell>
          <table:table-cell office:value-type="float" office:value="1585.359985" calcext:value-type="float">
            <text:p>1585.359985</text:p>
          </table:table-cell>
          <table:table-cell office:value-type="float" office:value="1567.931519" calcext:value-type="float">
            <text:p>1567.931519</text:p>
          </table:table-cell>
          <table:table-cell office:value-type="float" office:value="1584.664551" calcext:value-type="float">
            <text:p>1584.664551</text:p>
          </table:table-cell>
          <table:table-cell table:number-columns-repeated="13"/>
        </table:table-row>
        <table:table-row table:style-name="ro1">
          <table:table-cell office:value-type="float" office:value="1562.70166" calcext:value-type="float">
            <text:p>1562.70166</text:p>
          </table:table-cell>
          <table:table-cell office:value-type="float" office:value="1581.209351" calcext:value-type="float">
            <text:p>1581.209351</text:p>
          </table:table-cell>
          <table:table-cell office:value-type="float" office:value="1566.808594" calcext:value-type="float">
            <text:p>1566.808594</text:p>
          </table:table-cell>
          <table:table-cell office:value-type="float" office:value="1586.737427" calcext:value-type="float">
            <text:p>1586.737427</text:p>
          </table:table-cell>
          <table:table-cell table:number-columns-repeated="13"/>
        </table:table-row>
        <table:table-row table:style-name="ro1">
          <table:table-cell office:value-type="float" office:value="1590.047607" calcext:value-type="float">
            <text:p>1590.047607</text:p>
          </table:table-cell>
          <table:table-cell office:value-type="float" office:value="1633.402588" calcext:value-type="float">
            <text:p>1633.402588</text:p>
          </table:table-cell>
          <table:table-cell office:value-type="float" office:value="1522.145508" calcext:value-type="float">
            <text:p>1522.145508</text:p>
          </table:table-cell>
          <table:table-cell office:value-type="float" office:value="1551.717896" calcext:value-type="float">
            <text:p>1551.717896</text:p>
          </table:table-cell>
          <table:table-cell table:number-columns-repeated="13"/>
        </table:table-row>
        <table:table-row table:style-name="ro1">
          <table:table-cell office:value-type="float" office:value="1604.536255" calcext:value-type="float">
            <text:p>1604.536255</text:p>
          </table:table-cell>
          <table:table-cell office:value-type="float" office:value="1649.381104" calcext:value-type="float">
            <text:p>1649.381104</text:p>
          </table:table-cell>
          <table:table-cell office:value-type="float" office:value="1531.63623" calcext:value-type="float">
            <text:p>1531.63623</text:p>
          </table:table-cell>
          <table:table-cell office:value-type="float" office:value="1533.769775" calcext:value-type="float">
            <text:p>1533.769775</text:p>
          </table:table-cell>
          <table:table-cell table:number-columns-repeated="13"/>
        </table:table-row>
        <table:table-row table:style-name="ro1">
          <table:table-cell office:value-type="float" office:value="1616.797485" calcext:value-type="float">
            <text:p>1616.797485</text:p>
          </table:table-cell>
          <table:table-cell office:value-type="float" office:value="1669.201782" calcext:value-type="float">
            <text:p>1669.201782</text:p>
          </table:table-cell>
          <table:table-cell office:value-type="float" office:value="1543.293213" calcext:value-type="float">
            <text:p>1543.293213</text:p>
          </table:table-cell>
          <table:table-cell office:value-type="float" office:value="1551.112671" calcext:value-type="float">
            <text:p>1551.112671</text:p>
          </table:table-cell>
          <table:table-cell table:number-columns-repeated="13"/>
        </table:table-row>
        <table:table-row table:style-name="ro1">
          <table:table-cell office:value-type="float" office:value="1657.900146" calcext:value-type="float">
            <text:p>1657.900146</text:p>
          </table:table-cell>
          <table:table-cell office:value-type="float" office:value="1679.439819" calcext:value-type="float">
            <text:p>1679.439819</text:p>
          </table:table-cell>
          <table:table-cell office:value-type="float" office:value="1585.003662" calcext:value-type="float">
            <text:p>1585.003662</text:p>
          </table:table-cell>
          <table:table-cell office:value-type="float" office:value="1592.583008" calcext:value-type="float">
            <text:p>1592.583008</text:p>
          </table:table-cell>
          <table:table-cell table:number-columns-repeated="13"/>
        </table:table-row>
        <table:table-row table:style-name="ro1">
          <table:table-cell office:value-type="float" office:value="1663.27417" calcext:value-type="float">
            <text:p>1663.27417</text:p>
          </table:table-cell>
          <table:table-cell office:value-type="float" office:value="1675.06897" calcext:value-type="float">
            <text:p>1675.06897</text:p>
          </table:table-cell>
          <table:table-cell office:value-type="float" office:value="1624.472046" calcext:value-type="float">
            <text:p>1624.472046</text:p>
          </table:table-cell>
          <table:table-cell office:value-type="float" office:value="1623.688599" calcext:value-type="float">
            <text:p>1623.688599</text:p>
          </table:table-cell>
          <table:table-cell table:number-columns-repeated="13"/>
        </table:table-row>
        <table:table-row table:style-name="ro1">
          <table:table-cell office:value-type="float" office:value="1663.599365" calcext:value-type="float">
            <text:p>1663.599365</text:p>
          </table:table-cell>
          <table:table-cell office:value-type="float" office:value="1689.319702" calcext:value-type="float">
            <text:p>1689.319702</text:p>
          </table:table-cell>
          <table:table-cell office:value-type="float" office:value="1625.618774" calcext:value-type="float">
            <text:p>1625.618774</text:p>
          </table:table-cell>
          <table:table-cell office:value-type="float" office:value="1649.199463" calcext:value-type="float">
            <text:p>1649.199463</text:p>
          </table:table-cell>
          <table:table-cell table:number-columns-repeated="13"/>
        </table:table-row>
        <table:table-row table:style-name="ro1">
          <table:table-cell office:value-type="float" office:value="1627.820923" calcext:value-type="float">
            <text:p>1627.820923</text:p>
          </table:table-cell>
          <table:table-cell office:value-type="float" office:value="1694.406128" calcext:value-type="float">
            <text:p>1694.406128</text:p>
          </table:table-cell>
          <table:table-cell office:value-type="float" office:value="1656.922241" calcext:value-type="float">
            <text:p>1656.922241</text:p>
          </table:table-cell>
          <table:table-cell office:value-type="float" office:value="1706.459229" calcext:value-type="float">
            <text:p>1706.459229</text:p>
          </table:table-cell>
          <table:table-cell table:number-columns-repeated="13"/>
        </table:table-row>
        <table:table-row table:style-name="ro1">
          <table:table-cell office:value-type="float" office:value="1644.213989" calcext:value-type="float">
            <text:p>1644.213989</text:p>
          </table:table-cell>
          <table:table-cell office:value-type="float" office:value="1701.557251" calcext:value-type="float">
            <text:p>1701.557251</text:p>
          </table:table-cell>
          <table:table-cell office:value-type="float" office:value="1659.122437" calcext:value-type="float">
            <text:p>1659.122437</text:p>
          </table:table-cell>
          <table:table-cell office:value-type="float" office:value="1711.910278" calcext:value-type="float">
            <text:p>1711.910278</text:p>
          </table:table-cell>
          <table:table-cell table:number-columns-repeated="13"/>
        </table:table-row>
        <table:table-row table:style-name="ro1">
          <table:table-cell office:value-type="float" office:value="1643.62207" calcext:value-type="float">
            <text:p>1643.62207</text:p>
          </table:table-cell>
          <table:table-cell office:value-type="float" office:value="1696.650391" calcext:value-type="float">
            <text:p>1696.650391</text:p>
          </table:table-cell>
          <table:table-cell office:value-type="float" office:value="1653.612793" calcext:value-type="float">
            <text:p>1653.612793</text:p>
          </table:table-cell>
          <table:table-cell office:value-type="float" office:value="1707.489258" calcext:value-type="float">
            <text:p>1707.489258</text:p>
          </table:table-cell>
          <table:table-cell table:number-columns-repeated="13"/>
        </table:table-row>
        <table:table-row table:style-name="ro1">
          <table:table-cell office:value-type="float" office:value="1634.44165" calcext:value-type="float">
            <text:p>1634.44165</text:p>
          </table:table-cell>
          <table:table-cell office:value-type="float" office:value="1716.779297" calcext:value-type="float">
            <text:p>1716.779297</text:p>
          </table:table-cell>
          <table:table-cell office:value-type="float" office:value="1640.931763" calcext:value-type="float">
            <text:p>1640.931763</text:p>
          </table:table-cell>
          <table:table-cell office:value-type="float" office:value="1715.151489" calcext:value-type="float">
            <text:p>1715.151489</text:p>
          </table:table-cell>
          <table:table-cell table:number-columns-repeated="13"/>
        </table:table-row>
        <table:table-row table:style-name="ro1">
          <table:table-cell office:value-type="float" office:value="1639.019775" calcext:value-type="float">
            <text:p>1639.019775</text:p>
          </table:table-cell>
          <table:table-cell office:value-type="float" office:value="1701.108398" calcext:value-type="float">
            <text:p>1701.108398</text:p>
          </table:table-cell>
          <table:table-cell office:value-type="float" office:value="1635.995239" calcext:value-type="float">
            <text:p>1635.995239</text:p>
          </table:table-cell>
          <table:table-cell office:value-type="float" office:value="1709.479614" calcext:value-type="float">
            <text:p>1709.479614</text:p>
          </table:table-cell>
          <table:table-cell table:number-columns-repeated="13"/>
        </table:table-row>
        <table:table-row table:style-name="ro1">
          <table:table-cell office:value-type="float" office:value="1641.681763" calcext:value-type="float">
            <text:p>1641.681763</text:p>
          </table:table-cell>
          <table:table-cell office:value-type="float" office:value="1705.418579" calcext:value-type="float">
            <text:p>1705.418579</text:p>
          </table:table-cell>
          <table:table-cell office:value-type="float" office:value="1643.391724" calcext:value-type="float">
            <text:p>1643.391724</text:p>
          </table:table-cell>
          <table:table-cell office:value-type="float" office:value="1705.066528" calcext:value-type="float">
            <text:p>1705.066528</text:p>
          </table:table-cell>
          <table:table-cell table:number-columns-repeated="13"/>
        </table:table-row>
        <table:table-row table:style-name="ro1">
          <table:table-cell office:value-type="float" office:value="1642.539673" calcext:value-type="float">
            <text:p>1642.539673</text:p>
          </table:table-cell>
          <table:table-cell office:value-type="float" office:value="1705.241455" calcext:value-type="float">
            <text:p>1705.241455</text:p>
          </table:table-cell>
          <table:table-cell office:value-type="float" office:value="1642.422363" calcext:value-type="float">
            <text:p>1642.422363</text:p>
          </table:table-cell>
          <table:table-cell office:value-type="float" office:value="1710.006958" calcext:value-type="float">
            <text:p>1710.006958</text:p>
          </table:table-cell>
          <table:table-cell table:number-columns-repeated="13"/>
        </table:table-row>
        <table:table-row table:style-name="ro1">
          <table:table-cell office:value-type="float" office:value="1643.733765" calcext:value-type="float">
            <text:p>1643.733765</text:p>
          </table:table-cell>
          <table:table-cell office:value-type="float" office:value="1704.755493" calcext:value-type="float">
            <text:p>1704.755493</text:p>
          </table:table-cell>
          <table:table-cell office:value-type="float" office:value="1642.964111" calcext:value-type="float">
            <text:p>1642.964111</text:p>
          </table:table-cell>
          <table:table-cell office:value-type="float" office:value="1708.287354" calcext:value-type="float">
            <text:p>1708.287354</text:p>
          </table:table-cell>
          <table:table-cell table:number-columns-repeated="13"/>
        </table:table-row>
        <table:table-row table:style-name="ro1">
          <table:table-cell office:value-type="float" office:value="1642.203857" calcext:value-type="float">
            <text:p>1642.203857</text:p>
          </table:table-cell>
          <table:table-cell office:value-type="float" office:value="1707.336182" calcext:value-type="float">
            <text:p>1707.336182</text:p>
          </table:table-cell>
          <table:table-cell office:value-type="float" office:value="1642.003906" calcext:value-type="float">
            <text:p>1642.003906</text:p>
          </table:table-cell>
          <table:table-cell office:value-type="float" office:value="1708.533691" calcext:value-type="float">
            <text:p>1708.533691</text:p>
          </table:table-cell>
          <table:table-cell table:number-columns-repeated="13"/>
        </table:table-row>
        <table:table-row table:style-name="ro1">
          <table:table-cell office:value-type="float" office:value="1644.210449" calcext:value-type="float">
            <text:p>1644.210449</text:p>
          </table:table-cell>
          <table:table-cell office:value-type="float" office:value="1703.403687" calcext:value-type="float">
            <text:p>1703.403687</text:p>
          </table:table-cell>
          <table:table-cell office:value-type="float" office:value="1642.4198" calcext:value-type="float">
            <text:p>1642.4198</text:p>
          </table:table-cell>
          <table:table-cell office:value-type="float" office:value="1706.834351" calcext:value-type="float">
            <text:p>1706.834351</text:p>
          </table:table-cell>
          <table:table-cell table:number-columns-repeated="13"/>
        </table:table-row>
        <table:table-row table:style-name="ro1">
          <table:table-cell office:value-type="float" office:value="1641.638062" calcext:value-type="float">
            <text:p>1641.638062</text:p>
          </table:table-cell>
          <table:table-cell office:value-type="float" office:value="1706.46875" calcext:value-type="float">
            <text:p>1706.46875</text:p>
          </table:table-cell>
          <table:table-cell office:value-type="float" office:value="1641.9104" calcext:value-type="float">
            <text:p>1641.9104</text:p>
          </table:table-cell>
          <table:table-cell office:value-type="float" office:value="1710.00708" calcext:value-type="float">
            <text:p>1710.00708</text:p>
          </table:table-cell>
          <table:table-cell table:number-columns-repeated="13"/>
        </table:table-row>
        <table:table-row table:style-name="ro1">
          <table:table-cell office:value-type="float" office:value="1642.206177" calcext:value-type="float">
            <text:p>1642.206177</text:p>
          </table:table-cell>
          <table:table-cell office:value-type="float" office:value="1704.405029" calcext:value-type="float">
            <text:p>1704.405029</text:p>
          </table:table-cell>
          <table:table-cell office:value-type="float" office:value="1638.911865" calcext:value-type="float">
            <text:p>1638.911865</text:p>
          </table:table-cell>
          <table:table-cell office:value-type="float" office:value="1711.905151" calcext:value-type="float">
            <text:p>1711.905151</text:p>
          </table:table-cell>
          <table:table-cell table:number-columns-repeated="13"/>
        </table:table-row>
        <table:table-row table:style-name="ro1">
          <table:table-cell office:value-type="float" office:value="1641.99585" calcext:value-type="float">
            <text:p>1641.99585</text:p>
          </table:table-cell>
          <table:table-cell office:value-type="float" office:value="1705.358887" calcext:value-type="float">
            <text:p>1705.358887</text:p>
          </table:table-cell>
          <table:table-cell office:value-type="float" office:value="1644.947388" calcext:value-type="float">
            <text:p>1644.947388</text:p>
          </table:table-cell>
          <table:table-cell office:value-type="float" office:value="1709.731079" calcext:value-type="float">
            <text:p>1709.731079</text:p>
          </table:table-cell>
          <table:table-cell table:number-columns-repeated="13"/>
        </table:table-row>
        <table:table-row table:style-name="ro1">
          <table:table-cell office:value-type="float" office:value="1641.16748" calcext:value-type="float">
            <text:p>1641.16748</text:p>
          </table:table-cell>
          <table:table-cell office:value-type="float" office:value="1707.924927" calcext:value-type="float">
            <text:p>1707.924927</text:p>
          </table:table-cell>
          <table:table-cell office:value-type="float" office:value="1643.197876" calcext:value-type="float">
            <text:p>1643.197876</text:p>
          </table:table-cell>
          <table:table-cell office:value-type="float" office:value="1708.676758" calcext:value-type="float">
            <text:p>1708.676758</text:p>
          </table:table-cell>
          <table:table-cell table:number-columns-repeated="13"/>
        </table:table-row>
        <table:table-row table:style-name="ro1">
          <table:table-cell office:value-type="float" office:value="1644.494507" calcext:value-type="float">
            <text:p>1644.494507</text:p>
          </table:table-cell>
          <table:table-cell office:value-type="float" office:value="1706.871338" calcext:value-type="float">
            <text:p>1706.871338</text:p>
          </table:table-cell>
          <table:table-cell office:value-type="float" office:value="1646.829224" calcext:value-type="float">
            <text:p>1646.829224</text:p>
          </table:table-cell>
          <table:table-cell office:value-type="float" office:value="1709.717651" calcext:value-type="float">
            <text:p>1709.717651</text:p>
          </table:table-cell>
          <table:table-cell table:number-columns-repeated="13"/>
        </table:table-row>
        <table:table-row table:style-name="ro1">
          <table:table-cell office:value-type="float" office:value="1644.472046" calcext:value-type="float">
            <text:p>1644.472046</text:p>
          </table:table-cell>
          <table:table-cell office:value-type="float" office:value="1707.8125" calcext:value-type="float">
            <text:p>1707.8125</text:p>
          </table:table-cell>
          <table:table-cell office:value-type="float" office:value="1644.627075" calcext:value-type="float">
            <text:p>1644.627075</text:p>
          </table:table-cell>
          <table:table-cell office:value-type="float" office:value="1712.347778" calcext:value-type="float">
            <text:p>1712.347778</text:p>
          </table:table-cell>
          <table:table-cell table:number-columns-repeated="13"/>
        </table:table-row>
        <table:table-row table:style-name="ro1">
          <table:table-cell office:value-type="float" office:value="1642.772461" calcext:value-type="float">
            <text:p>1642.772461</text:p>
          </table:table-cell>
          <table:table-cell office:value-type="float" office:value="1708.148926" calcext:value-type="float">
            <text:p>1708.148926</text:p>
          </table:table-cell>
          <table:table-cell office:value-type="float" office:value="1645.948853" calcext:value-type="float">
            <text:p>1645.948853</text:p>
          </table:table-cell>
          <table:table-cell office:value-type="float" office:value="1709.591797" calcext:value-type="float">
            <text:p>1709.591797</text:p>
          </table:table-cell>
          <table:table-cell table:number-columns-repeated="13"/>
        </table:table-row>
        <table:table-row table:style-name="ro1">
          <table:table-cell office:value-type="float" office:value="1645.31958" calcext:value-type="float">
            <text:p>1645.31958</text:p>
          </table:table-cell>
          <table:table-cell office:value-type="float" office:value="1707.496948" calcext:value-type="float">
            <text:p>1707.496948</text:p>
          </table:table-cell>
          <table:table-cell office:value-type="float" office:value="1646.074219" calcext:value-type="float">
            <text:p>1646.074219</text:p>
          </table:table-cell>
          <table:table-cell office:value-type="float" office:value="1711.186035" calcext:value-type="float">
            <text:p>1711.186035</text:p>
          </table:table-cell>
          <table:table-cell table:number-columns-repeated="13"/>
        </table:table-row>
        <table:table-row table:style-name="ro1">
          <table:table-cell office:value-type="float" office:value="1648.015991" calcext:value-type="float">
            <text:p>1648.015991</text:p>
          </table:table-cell>
          <table:table-cell office:value-type="float" office:value="1707.227783" calcext:value-type="float">
            <text:p>1707.227783</text:p>
          </table:table-cell>
          <table:table-cell office:value-type="float" office:value="1647.280273" calcext:value-type="float">
            <text:p>1647.280273</text:p>
          </table:table-cell>
          <table:table-cell office:value-type="float" office:value="1713.755859" calcext:value-type="float">
            <text:p>1713.755859</text:p>
          </table:table-cell>
          <table:table-cell table:number-columns-repeated="13"/>
        </table:table-row>
        <table:table-row table:style-name="ro1">
          <table:table-cell office:value-type="float" office:value="1650.567383" calcext:value-type="float">
            <text:p>1650.567383</text:p>
          </table:table-cell>
          <table:table-cell office:value-type="float" office:value="1709.883789" calcext:value-type="float">
            <text:p>1709.883789</text:p>
          </table:table-cell>
          <table:table-cell office:value-type="float" office:value="1647.766357" calcext:value-type="float">
            <text:p>1647.766357</text:p>
          </table:table-cell>
          <table:table-cell office:value-type="float" office:value="1713.339355" calcext:value-type="float">
            <text:p>1713.339355</text:p>
          </table:table-cell>
          <table:table-cell table:number-columns-repeated="13"/>
        </table:table-row>
        <table:table-row table:style-name="ro1">
          <table:table-cell office:value-type="float" office:value="1648.002075" calcext:value-type="float">
            <text:p>1648.002075</text:p>
          </table:table-cell>
          <table:table-cell office:value-type="float" office:value="1709.455078" calcext:value-type="float">
            <text:p>1709.455078</text:p>
          </table:table-cell>
          <table:table-cell office:value-type="float" office:value="1645.537842" calcext:value-type="float">
            <text:p>1645.537842</text:p>
          </table:table-cell>
          <table:table-cell office:value-type="float" office:value="1716.175171" calcext:value-type="float">
            <text:p>1716.175171</text:p>
          </table:table-cell>
          <table:table-cell table:number-columns-repeated="13"/>
        </table:table-row>
        <table:table-row table:style-name="ro1">
          <table:table-cell office:value-type="float" office:value="1648.963623" calcext:value-type="float">
            <text:p>1648.963623</text:p>
          </table:table-cell>
          <table:table-cell office:value-type="float" office:value="1712.594482" calcext:value-type="float">
            <text:p>1712.594482</text:p>
          </table:table-cell>
          <table:table-cell office:value-type="float" office:value="1649.231567" calcext:value-type="float">
            <text:p>1649.231567</text:p>
          </table:table-cell>
          <table:table-cell office:value-type="float" office:value="1716.569336" calcext:value-type="float">
            <text:p>1716.569336</text:p>
          </table:table-cell>
          <table:table-cell table:number-columns-repeated="13"/>
        </table:table-row>
        <table:table-row table:style-name="ro1">
          <table:table-cell office:value-type="float" office:value="1644.011841" calcext:value-type="float">
            <text:p>1644.011841</text:p>
          </table:table-cell>
          <table:table-cell office:value-type="float" office:value="1711.131226" calcext:value-type="float">
            <text:p>1711.131226</text:p>
          </table:table-cell>
          <table:table-cell office:value-type="float" office:value="1645.578369" calcext:value-type="float">
            <text:p>1645.578369</text:p>
          </table:table-cell>
          <table:table-cell office:value-type="float" office:value="1713.654907" calcext:value-type="float">
            <text:p>1713.654907</text:p>
          </table:table-cell>
          <table:table-cell table:number-columns-repeated="13"/>
        </table:table-row>
        <table:table-row table:style-name="ro1">
          <table:table-cell office:value-type="float" office:value="1649.734863" calcext:value-type="float">
            <text:p>1649.734863</text:p>
          </table:table-cell>
          <table:table-cell office:value-type="float" office:value="1710.713379" calcext:value-type="float">
            <text:p>1710.713379</text:p>
          </table:table-cell>
          <table:table-cell office:value-type="float" office:value="1648.598877" calcext:value-type="float">
            <text:p>1648.598877</text:p>
          </table:table-cell>
          <table:table-cell office:value-type="float" office:value="1715.192627" calcext:value-type="float">
            <text:p>1715.192627</text:p>
          </table:table-cell>
          <table:table-cell table:number-columns-repeated="13"/>
        </table:table-row>
        <table:table-row table:style-name="ro1">
          <table:table-cell office:value-type="float" office:value="1648.832275" calcext:value-type="float">
            <text:p>1648.832275</text:p>
          </table:table-cell>
          <table:table-cell office:value-type="float" office:value="1712.500977" calcext:value-type="float">
            <text:p>1712.500977</text:p>
          </table:table-cell>
          <table:table-cell office:value-type="float" office:value="1645.614746" calcext:value-type="float">
            <text:p>1645.614746</text:p>
          </table:table-cell>
          <table:table-cell office:value-type="float" office:value="1719.182617" calcext:value-type="float">
            <text:p>1719.182617</text:p>
          </table:table-cell>
          <table:table-cell table:number-columns-repeated="13"/>
        </table:table-row>
        <table:table-row table:style-name="ro1">
          <table:table-cell office:value-type="float" office:value="1643.693359" calcext:value-type="float">
            <text:p>1643.693359</text:p>
          </table:table-cell>
          <table:table-cell office:value-type="float" office:value="1715.070312" calcext:value-type="float">
            <text:p>1715.070312</text:p>
          </table:table-cell>
          <table:table-cell office:value-type="float" office:value="1646.771973" calcext:value-type="float">
            <text:p>1646.771973</text:p>
          </table:table-cell>
          <table:table-cell office:value-type="float" office:value="1716.936523" calcext:value-type="float">
            <text:p>1716.936523</text:p>
          </table:table-cell>
          <table:table-cell table:number-columns-repeated="13"/>
        </table:table-row>
        <table:table-row table:style-name="ro1">
          <table:table-cell office:value-type="float" office:value="1646.347778" calcext:value-type="float">
            <text:p>1646.347778</text:p>
          </table:table-cell>
          <table:table-cell office:value-type="float" office:value="1714.469116" calcext:value-type="float">
            <text:p>1714.469116</text:p>
          </table:table-cell>
          <table:table-cell office:value-type="float" office:value="1646.996582" calcext:value-type="float">
            <text:p>1646.996582</text:p>
          </table:table-cell>
          <table:table-cell office:value-type="float" office:value="1715.913208" calcext:value-type="float">
            <text:p>1715.913208</text:p>
          </table:table-cell>
          <table:table-cell table:number-columns-repeated="13"/>
        </table:table-row>
        <table:table-row table:style-name="ro1">
          <table:table-cell office:value-type="float" office:value="1646.557007" calcext:value-type="float">
            <text:p>1646.557007</text:p>
          </table:table-cell>
          <table:table-cell office:value-type="float" office:value="1715.584351" calcext:value-type="float">
            <text:p>1715.584351</text:p>
          </table:table-cell>
          <table:table-cell office:value-type="float" office:value="1646.416504" calcext:value-type="float">
            <text:p>1646.416504</text:p>
          </table:table-cell>
          <table:table-cell office:value-type="float" office:value="1718.723267" calcext:value-type="float">
            <text:p>1718.723267</text:p>
          </table:table-cell>
          <table:table-cell table:number-columns-repeated="13"/>
        </table:table-row>
        <table:table-row table:style-name="ro1">
          <table:table-cell office:value-type="float" office:value="1652.303223" calcext:value-type="float">
            <text:p>1652.303223</text:p>
          </table:table-cell>
          <table:table-cell office:value-type="float" office:value="1711.028076" calcext:value-type="float">
            <text:p>1711.028076</text:p>
          </table:table-cell>
          <table:table-cell office:value-type="float" office:value="1650.168579" calcext:value-type="float">
            <text:p>1650.168579</text:p>
          </table:table-cell>
          <table:table-cell office:value-type="float" office:value="1717.235962" calcext:value-type="float">
            <text:p>1717.235962</text:p>
          </table:table-cell>
          <table:table-cell table:number-columns-repeated="13"/>
        </table:table-row>
        <table:table-row table:style-name="ro1">
          <table:table-cell office:value-type="float" office:value="1648.720215" calcext:value-type="float">
            <text:p>1648.720215</text:p>
          </table:table-cell>
          <table:table-cell office:value-type="float" office:value="1714.515625" calcext:value-type="float">
            <text:p>1714.515625</text:p>
          </table:table-cell>
          <table:table-cell office:value-type="float" office:value="1648.478027" calcext:value-type="float">
            <text:p>1648.478027</text:p>
          </table:table-cell>
          <table:table-cell office:value-type="float" office:value="1720.898926" calcext:value-type="float">
            <text:p>1720.898926</text:p>
          </table:table-cell>
          <table:table-cell table:number-columns-repeated="13"/>
        </table:table-row>
        <table:table-row table:style-name="ro1">
          <table:table-cell office:value-type="float" office:value="1644.40625" calcext:value-type="float">
            <text:p>1644.40625</text:p>
          </table:table-cell>
          <table:table-cell office:value-type="float" office:value="1718.515869" calcext:value-type="float">
            <text:p>1718.515869</text:p>
          </table:table-cell>
          <table:table-cell office:value-type="float" office:value="1644.97876" calcext:value-type="float">
            <text:p>1644.97876</text:p>
          </table:table-cell>
          <table:table-cell office:value-type="float" office:value="1720.321777" calcext:value-type="float">
            <text:p>1720.321777</text:p>
          </table:table-cell>
          <table:table-cell table:number-columns-repeated="13"/>
        </table:table-row>
        <table:table-row table:style-name="ro1">
          <table:table-cell office:value-type="float" office:value="1650.167847" calcext:value-type="float">
            <text:p>1650.167847</text:p>
          </table:table-cell>
          <table:table-cell office:value-type="float" office:value="1713.34729" calcext:value-type="float">
            <text:p>1713.34729</text:p>
          </table:table-cell>
          <table:table-cell office:value-type="float" office:value="1650.396729" calcext:value-type="float">
            <text:p>1650.396729</text:p>
          </table:table-cell>
          <table:table-cell office:value-type="float" office:value="1716.674561" calcext:value-type="float">
            <text:p>1716.674561</text:p>
          </table:table-cell>
          <table:table-cell table:number-columns-repeated="13"/>
        </table:table-row>
        <table:table-row table:style-name="ro1">
          <table:table-cell office:value-type="float" office:value="1649.579712" calcext:value-type="float">
            <text:p>1649.579712</text:p>
          </table:table-cell>
          <table:table-cell office:value-type="float" office:value="1717.875244" calcext:value-type="float">
            <text:p>1717.875244</text:p>
          </table:table-cell>
          <table:table-cell office:value-type="float" office:value="1649.676514" calcext:value-type="float">
            <text:p>1649.676514</text:p>
          </table:table-cell>
          <table:table-cell office:value-type="float" office:value="1719.237427" calcext:value-type="float">
            <text:p>1719.237427</text:p>
          </table:table-cell>
          <table:table-cell table:number-columns-repeated="13"/>
        </table:table-row>
        <table:table-row table:style-name="ro1">
          <table:table-cell office:value-type="float" office:value="1649.743042" calcext:value-type="float">
            <text:p>1649.743042</text:p>
          </table:table-cell>
          <table:table-cell office:value-type="float" office:value="1718.750122" calcext:value-type="float">
            <text:p>1718.750122</text:p>
          </table:table-cell>
          <table:table-cell office:value-type="float" office:value="1651.19873" calcext:value-type="float">
            <text:p>1651.19873</text:p>
          </table:table-cell>
          <table:table-cell office:value-type="float" office:value="1720.775391" calcext:value-type="float">
            <text:p>1720.775391</text:p>
          </table:table-cell>
          <table:table-cell table:number-columns-repeated="13"/>
        </table:table-row>
        <table:table-row table:style-name="ro1">
          <table:table-cell office:value-type="float" office:value="1650.27478" calcext:value-type="float">
            <text:p>1650.27478</text:p>
          </table:table-cell>
          <table:table-cell office:value-type="float" office:value="1717.204102" calcext:value-type="float">
            <text:p>1717.204102</text:p>
          </table:table-cell>
          <table:table-cell office:value-type="float" office:value="1650.569336" calcext:value-type="float">
            <text:p>1650.569336</text:p>
          </table:table-cell>
          <table:table-cell office:value-type="float" office:value="1721.893311" calcext:value-type="float">
            <text:p>1721.893311</text:p>
          </table:table-cell>
          <table:table-cell table:number-columns-repeated="13"/>
        </table:table-row>
        <table:table-row table:style-name="ro1">
          <table:table-cell office:value-type="float" office:value="1652.276001" calcext:value-type="float">
            <text:p>1652.276001</text:p>
          </table:table-cell>
          <table:table-cell office:value-type="float" office:value="1716.709839" calcext:value-type="float">
            <text:p>1716.709839</text:p>
          </table:table-cell>
          <table:table-cell office:value-type="float" office:value="1651.979126" calcext:value-type="float">
            <text:p>1651.979126</text:p>
          </table:table-cell>
          <table:table-cell office:value-type="float" office:value="1719.742676" calcext:value-type="float">
            <text:p>1719.742676</text:p>
          </table:table-cell>
          <table:table-cell table:number-columns-repeated="13"/>
        </table:table-row>
        <table:table-row table:style-name="ro1">
          <table:table-cell office:value-type="float" office:value="1650.954712" calcext:value-type="float">
            <text:p>1650.954712</text:p>
          </table:table-cell>
          <table:table-cell office:value-type="float" office:value="1719.572021" calcext:value-type="float">
            <text:p>1719.572021</text:p>
          </table:table-cell>
          <table:table-cell office:value-type="float" office:value="1649.80188" calcext:value-type="float">
            <text:p>1649.80188</text:p>
          </table:table-cell>
          <table:table-cell office:value-type="float" office:value="1721.880371" calcext:value-type="float">
            <text:p>1721.880371</text:p>
          </table:table-cell>
          <table:table-cell table:number-columns-repeated="13"/>
        </table:table-row>
        <table:table-row table:style-name="ro1">
          <table:table-cell office:value-type="float" office:value="1650.187012" calcext:value-type="float">
            <text:p>1650.187012</text:p>
          </table:table-cell>
          <table:table-cell office:value-type="float" office:value="1717.264526" calcext:value-type="float">
            <text:p>1717.264526</text:p>
          </table:table-cell>
          <table:table-cell office:value-type="float" office:value="1653.043091" calcext:value-type="float">
            <text:p>1653.043091</text:p>
          </table:table-cell>
          <table:table-cell office:value-type="float" office:value="1718.942017" calcext:value-type="float">
            <text:p>1718.942017</text:p>
          </table:table-cell>
          <table:table-cell table:number-columns-repeated="13"/>
        </table:table-row>
        <table:table-row table:style-name="ro1">
          <table:table-cell office:value-type="float" office:value="1650.146851" calcext:value-type="float">
            <text:p>1650.146851</text:p>
          </table:table-cell>
          <table:table-cell office:value-type="float" office:value="1722.296021" calcext:value-type="float">
            <text:p>1722.296021</text:p>
          </table:table-cell>
          <table:table-cell office:value-type="float" office:value="1650.922607" calcext:value-type="float">
            <text:p>1650.922607</text:p>
          </table:table-cell>
          <table:table-cell office:value-type="float" office:value="1723.278564" calcext:value-type="float">
            <text:p>1723.278564</text:p>
          </table:table-cell>
          <table:table-cell table:number-columns-repeated="13"/>
        </table:table-row>
        <table:table-row table:style-name="ro1">
          <table:table-cell office:value-type="float" office:value="1652.023071" calcext:value-type="float">
            <text:p>1652.023071</text:p>
          </table:table-cell>
          <table:table-cell office:value-type="float" office:value="1717.144653" calcext:value-type="float">
            <text:p>1717.144653</text:p>
          </table:table-cell>
          <table:table-cell office:value-type="float" office:value="1650.426636" calcext:value-type="float">
            <text:p>1650.426636</text:p>
          </table:table-cell>
          <table:table-cell office:value-type="float" office:value="1722.125977" calcext:value-type="float">
            <text:p>1722.125977</text:p>
          </table:table-cell>
          <table:table-cell table:number-columns-repeated="13"/>
        </table:table-row>
        <table:table-row table:style-name="ro1">
          <table:table-cell office:value-type="float" office:value="1653.169434" calcext:value-type="float">
            <text:p>1653.169434</text:p>
          </table:table-cell>
          <table:table-cell office:value-type="float" office:value="1720.325195" calcext:value-type="float">
            <text:p>1720.325195</text:p>
          </table:table-cell>
          <table:table-cell office:value-type="float" office:value="1656.644287" calcext:value-type="float">
            <text:p>1656.644287</text:p>
          </table:table-cell>
          <table:table-cell office:value-type="float" office:value="1722.776245" calcext:value-type="float">
            <text:p>1722.776245</text:p>
          </table:table-cell>
          <table:table-cell table:number-columns-repeated="13"/>
        </table:table-row>
        <table:table-row table:style-name="ro1">
          <table:table-cell office:value-type="float" office:value="1651.801392" calcext:value-type="float">
            <text:p>1651.801392</text:p>
          </table:table-cell>
          <table:table-cell office:value-type="float" office:value="1720.849854" calcext:value-type="float">
            <text:p>1720.849854</text:p>
          </table:table-cell>
          <table:table-cell office:value-type="float" office:value="1654.812256" calcext:value-type="float">
            <text:p>1654.812256</text:p>
          </table:table-cell>
          <table:table-cell office:value-type="float" office:value="1722.534424" calcext:value-type="float">
            <text:p>1722.534424</text:p>
          </table:table-cell>
          <table:table-cell table:number-columns-repeated="13"/>
        </table:table-row>
        <table:table-row table:style-name="ro1">
          <table:table-cell office:value-type="float" office:value="1653.957764" calcext:value-type="float">
            <text:p>1653.957764</text:p>
          </table:table-cell>
          <table:table-cell office:value-type="float" office:value="1723.249634" calcext:value-type="float">
            <text:p>1723.249634</text:p>
          </table:table-cell>
          <table:table-cell office:value-type="float" office:value="1654.515381" calcext:value-type="float">
            <text:p>1654.515381</text:p>
          </table:table-cell>
          <table:table-cell office:value-type="float" office:value="1726.761719" calcext:value-type="float">
            <text:p>1726.761719</text:p>
          </table:table-cell>
          <table:table-cell table:number-columns-repeated="13"/>
        </table:table-row>
        <table:table-row table:style-name="ro1">
          <table:table-cell office:value-type="float" office:value="1656.223389" calcext:value-type="float">
            <text:p>1656.223389</text:p>
          </table:table-cell>
          <table:table-cell office:value-type="float" office:value="1717.963745" calcext:value-type="float">
            <text:p>1717.963745</text:p>
          </table:table-cell>
          <table:table-cell office:value-type="float" office:value="1655.35022" calcext:value-type="float">
            <text:p>1655.35022</text:p>
          </table:table-cell>
          <table:table-cell office:value-type="float" office:value="1725.06311" calcext:value-type="float">
            <text:p>1725.06311</text:p>
          </table:table-cell>
          <table:table-cell table:number-columns-repeated="13"/>
        </table:table-row>
        <table:table-row table:style-name="ro1">
          <table:table-cell office:value-type="float" office:value="1656.334106" calcext:value-type="float">
            <text:p>1656.334106</text:p>
          </table:table-cell>
          <table:table-cell office:value-type="float" office:value="1720.7677" calcext:value-type="float">
            <text:p>1720.7677</text:p>
          </table:table-cell>
          <table:table-cell office:value-type="float" office:value="1656.699951" calcext:value-type="float">
            <text:p>1656.699951</text:p>
          </table:table-cell>
          <table:table-cell office:value-type="float" office:value="1722.376343" calcext:value-type="float">
            <text:p>1722.376343</text:p>
          </table:table-cell>
          <table:table-cell table:number-columns-repeated="13"/>
        </table:table-row>
        <table:table-row table:style-name="ro1">
          <table:table-cell office:value-type="float" office:value="1650.035278" calcext:value-type="float">
            <text:p>1650.035278</text:p>
          </table:table-cell>
          <table:table-cell office:value-type="float" office:value="1726.189575" calcext:value-type="float">
            <text:p>1726.189575</text:p>
          </table:table-cell>
          <table:table-cell office:value-type="float" office:value="1653.677856" calcext:value-type="float">
            <text:p>1653.677856</text:p>
          </table:table-cell>
          <table:table-cell office:value-type="float" office:value="1727.577637" calcext:value-type="float">
            <text:p>1727.577637</text:p>
          </table:table-cell>
          <table:table-cell table:number-columns-repeated="13"/>
        </table:table-row>
        <table:table-row table:style-name="ro1">
          <table:table-cell office:value-type="float" office:value="1652.655884" calcext:value-type="float">
            <text:p>1652.655884</text:p>
          </table:table-cell>
          <table:table-cell office:value-type="float" office:value="1722.622803" calcext:value-type="float">
            <text:p>1722.622803</text:p>
          </table:table-cell>
          <table:table-cell office:value-type="float" office:value="1652.633545" calcext:value-type="float">
            <text:p>1652.633545</text:p>
          </table:table-cell>
          <table:table-cell office:value-type="float" office:value="1725.745972" calcext:value-type="float">
            <text:p>1725.745972</text:p>
          </table:table-cell>
          <table:table-cell table:number-columns-repeated="13"/>
        </table:table-row>
        <table:table-row table:style-name="ro1">
          <table:table-cell office:value-type="float" office:value="1654.502319" calcext:value-type="float">
            <text:p>1654.502319</text:p>
          </table:table-cell>
          <table:table-cell office:value-type="float" office:value="1723.610596" calcext:value-type="float">
            <text:p>1723.610596</text:p>
          </table:table-cell>
          <table:table-cell office:value-type="float" office:value="1657.988281" calcext:value-type="float">
            <text:p>1657.988281</text:p>
          </table:table-cell>
          <table:table-cell office:value-type="float" office:value="1725.100342" calcext:value-type="float">
            <text:p>1725.100342</text:p>
          </table:table-cell>
          <table:table-cell table:number-columns-repeated="13"/>
        </table:table-row>
        <table:table-row table:style-name="ro1">
          <table:table-cell office:value-type="float" office:value="1656.849365" calcext:value-type="float">
            <text:p>1656.849365</text:p>
          </table:table-cell>
          <table:table-cell office:value-type="float" office:value="1723.475464" calcext:value-type="float">
            <text:p>1723.475464</text:p>
          </table:table-cell>
          <table:table-cell office:value-type="float" office:value="1655.597534" calcext:value-type="float">
            <text:p>1655.597534</text:p>
          </table:table-cell>
          <table:table-cell office:value-type="float" office:value="1725.652588" calcext:value-type="float">
            <text:p>1725.652588</text:p>
          </table:table-cell>
          <table:table-cell table:number-columns-repeated="13"/>
        </table:table-row>
        <table:table-row table:style-name="ro1">
          <table:table-cell office:value-type="float" office:value="1653.65332" calcext:value-type="float">
            <text:p>1653.65332</text:p>
          </table:table-cell>
          <table:table-cell office:value-type="float" office:value="1724.114014" calcext:value-type="float">
            <text:p>1724.114014</text:p>
          </table:table-cell>
          <table:table-cell office:value-type="float" office:value="1655.60376" calcext:value-type="float">
            <text:p>1655.60376</text:p>
          </table:table-cell>
          <table:table-cell office:value-type="float" office:value="1725.393677" calcext:value-type="float">
            <text:p>1725.393677</text:p>
          </table:table-cell>
          <table:table-cell table:number-columns-repeated="13"/>
        </table:table-row>
        <table:table-row table:style-name="ro1">
          <table:table-cell office:value-type="float" office:value="1654.283325" calcext:value-type="float">
            <text:p>1654.283325</text:p>
          </table:table-cell>
          <table:table-cell office:value-type="float" office:value="1723.477783" calcext:value-type="float">
            <text:p>1723.477783</text:p>
          </table:table-cell>
          <table:table-cell office:value-type="float" office:value="1657.015869" calcext:value-type="float">
            <text:p>1657.015869</text:p>
          </table:table-cell>
          <table:table-cell office:value-type="float" office:value="1724.145874" calcext:value-type="float">
            <text:p>1724.145874</text:p>
          </table:table-cell>
          <table:table-cell table:number-columns-repeated="13"/>
        </table:table-row>
        <table:table-row table:style-name="ro1">
          <table:table-cell office:value-type="float" office:value="1655.789673" calcext:value-type="float">
            <text:p>1655.789673</text:p>
          </table:table-cell>
          <table:table-cell office:value-type="float" office:value="1724.24646" calcext:value-type="float">
            <text:p>1724.24646</text:p>
          </table:table-cell>
          <table:table-cell office:value-type="float" office:value="1657.085815" calcext:value-type="float">
            <text:p>1657.085815</text:p>
          </table:table-cell>
          <table:table-cell office:value-type="float" office:value="1727.790894" calcext:value-type="float">
            <text:p>1727.790894</text:p>
          </table:table-cell>
          <table:table-cell table:number-columns-repeated="13"/>
        </table:table-row>
        <table:table-row table:style-name="ro1">
          <table:table-cell office:value-type="float" office:value="1655.369751" calcext:value-type="float">
            <text:p>1655.369751</text:p>
          </table:table-cell>
          <table:table-cell office:value-type="float" office:value="1723.710449" calcext:value-type="float">
            <text:p>1723.710449</text:p>
          </table:table-cell>
          <table:table-cell office:value-type="float" office:value="1655.5802" calcext:value-type="float">
            <text:p>1655.5802</text:p>
          </table:table-cell>
          <table:table-cell office:value-type="float" office:value="1726.937134" calcext:value-type="float">
            <text:p>1726.937134</text:p>
          </table:table-cell>
          <table:table-cell table:number-columns-repeated="13"/>
        </table:table-row>
        <table:table-row table:style-name="ro1">
          <table:table-cell office:value-type="float" office:value="1655.314087" calcext:value-type="float">
            <text:p>1655.314087</text:p>
          </table:table-cell>
          <table:table-cell office:value-type="float" office:value="1727.508789" calcext:value-type="float">
            <text:p>1727.508789</text:p>
          </table:table-cell>
          <table:table-cell office:value-type="float" office:value="1658.373047" calcext:value-type="float">
            <text:p>1658.373047</text:p>
          </table:table-cell>
          <table:table-cell office:value-type="float" office:value="1726.736084" calcext:value-type="float">
            <text:p>1726.736084</text:p>
          </table:table-cell>
          <table:table-cell table:number-columns-repeated="13"/>
        </table:table-row>
        <table:table-row table:style-name="ro1">
          <table:table-cell office:value-type="float" office:value="1654.474487" calcext:value-type="float">
            <text:p>1654.474487</text:p>
          </table:table-cell>
          <table:table-cell office:value-type="float" office:value="1725.485962" calcext:value-type="float">
            <text:p>1725.485962</text:p>
          </table:table-cell>
          <table:table-cell office:value-type="float" office:value="1655.90625" calcext:value-type="float">
            <text:p>1655.90625</text:p>
          </table:table-cell>
          <table:table-cell office:value-type="float" office:value="1726.72998" calcext:value-type="float">
            <text:p>1726.72998</text:p>
          </table:table-cell>
          <table:table-cell table:number-columns-repeated="13"/>
        </table:table-row>
        <table:table-row table:style-name="ro1">
          <table:table-cell office:value-type="float" office:value="1655.529541" calcext:value-type="float">
            <text:p>1655.529541</text:p>
          </table:table-cell>
          <table:table-cell office:value-type="float" office:value="1727.040771" calcext:value-type="float">
            <text:p>1727.040771</text:p>
          </table:table-cell>
          <table:table-cell office:value-type="float" office:value="1658.146606" calcext:value-type="float">
            <text:p>1658.146606</text:p>
          </table:table-cell>
          <table:table-cell office:value-type="float" office:value="1727.205566" calcext:value-type="float">
            <text:p>1727.205566</text:p>
          </table:table-cell>
          <table:table-cell table:number-columns-repeated="13"/>
        </table:table-row>
        <table:table-row table:style-name="ro1">
          <table:table-cell office:value-type="float" office:value="1655.174561" calcext:value-type="float">
            <text:p>1655.174561</text:p>
          </table:table-cell>
          <table:table-cell office:value-type="float" office:value="1728.275513" calcext:value-type="float">
            <text:p>1728.275513</text:p>
          </table:table-cell>
          <table:table-cell office:value-type="float" office:value="1656.147827" calcext:value-type="float">
            <text:p>1656.147827</text:p>
          </table:table-cell>
          <table:table-cell office:value-type="float" office:value="1729.807861" calcext:value-type="float">
            <text:p>1729.807861</text:p>
          </table:table-cell>
          <table:table-cell table:number-columns-repeated="13"/>
        </table:table-row>
        <table:table-row table:style-name="ro1">
          <table:table-cell office:value-type="float" office:value="1655.533325" calcext:value-type="float">
            <text:p>1655.533325</text:p>
          </table:table-cell>
          <table:table-cell office:value-type="float" office:value="1728.735352" calcext:value-type="float">
            <text:p>1728.735352</text:p>
          </table:table-cell>
          <table:table-cell office:value-type="float" office:value="1657.763062" calcext:value-type="float">
            <text:p>1657.763062</text:p>
          </table:table-cell>
          <table:table-cell office:value-type="float" office:value="1730.137817" calcext:value-type="float">
            <text:p>1730.137817</text:p>
          </table:table-cell>
          <table:table-cell table:number-columns-repeated="13"/>
        </table:table-row>
        <table:table-row table:style-name="ro1">
          <table:table-cell office:value-type="float" office:value="1656.534912" calcext:value-type="float">
            <text:p>1656.534912</text:p>
          </table:table-cell>
          <table:table-cell office:value-type="float" office:value="1725.20752" calcext:value-type="float">
            <text:p>1725.20752</text:p>
          </table:table-cell>
          <table:table-cell office:value-type="float" office:value="1657.197266" calcext:value-type="float">
            <text:p>1657.197266</text:p>
          </table:table-cell>
          <table:table-cell office:value-type="float" office:value="1725.506836" calcext:value-type="float">
            <text:p>1725.506836</text:p>
          </table:table-cell>
          <table:table-cell table:number-columns-repeated="13"/>
        </table:table-row>
        <table:table-row table:style-name="ro1">
          <table:table-cell office:value-type="float" office:value="1653.61853" calcext:value-type="float">
            <text:p>1653.61853</text:p>
          </table:table-cell>
          <table:table-cell office:value-type="float" office:value="1727.08667" calcext:value-type="float">
            <text:p>1727.08667</text:p>
          </table:table-cell>
          <table:table-cell office:value-type="float" office:value="1657.853149" calcext:value-type="float">
            <text:p>1657.853149</text:p>
          </table:table-cell>
          <table:table-cell office:value-type="float" office:value="1730.163086" calcext:value-type="float">
            <text:p>1730.163086</text:p>
          </table:table-cell>
          <table:table-cell table:number-columns-repeated="13"/>
        </table:table-row>
        <table:table-row table:style-name="ro1">
          <table:table-cell office:value-type="float" office:value="1657.39978" calcext:value-type="float">
            <text:p>1657.39978</text:p>
          </table:table-cell>
          <table:table-cell office:value-type="float" office:value="1725.983398" calcext:value-type="float">
            <text:p>1725.983398</text:p>
          </table:table-cell>
          <table:table-cell office:value-type="float" office:value="1658.812866" calcext:value-type="float">
            <text:p>1658.812866</text:p>
          </table:table-cell>
          <table:table-cell office:value-type="float" office:value="1727.952271" calcext:value-type="float">
            <text:p>1727.952271</text:p>
          </table:table-cell>
          <table:table-cell table:number-columns-repeated="13"/>
        </table:table-row>
        <table:table-row table:style-name="ro1">
          <table:table-cell office:value-type="float" office:value="1655.875977" calcext:value-type="float">
            <text:p>1655.875977</text:p>
          </table:table-cell>
          <table:table-cell office:value-type="float" office:value="1727.803467" calcext:value-type="float">
            <text:p>1727.803467</text:p>
          </table:table-cell>
          <table:table-cell office:value-type="float" office:value="1657.532837" calcext:value-type="float">
            <text:p>1657.532837</text:p>
          </table:table-cell>
          <table:table-cell office:value-type="float" office:value="1730.159546" calcext:value-type="float">
            <text:p>1730.159546</text:p>
          </table:table-cell>
          <table:table-cell table:number-columns-repeated="13"/>
        </table:table-row>
        <table:table-row table:style-name="ro1">
          <table:table-cell office:value-type="float" office:value="1658.140625" calcext:value-type="float">
            <text:p>1658.140625</text:p>
          </table:table-cell>
          <table:table-cell office:value-type="float" office:value="1725.500488" calcext:value-type="float">
            <text:p>1725.500488</text:p>
          </table:table-cell>
          <table:table-cell office:value-type="float" office:value="1660.332886" calcext:value-type="float">
            <text:p>1660.332886</text:p>
          </table:table-cell>
          <table:table-cell office:value-type="float" office:value="1729.398926" calcext:value-type="float">
            <text:p>1729.398926</text:p>
          </table:table-cell>
          <table:table-cell table:number-columns-repeated="13"/>
        </table:table-row>
        <table:table-row table:style-name="ro1">
          <table:table-cell office:value-type="float" office:value="1655.297974" calcext:value-type="float">
            <text:p>1655.297974</text:p>
          </table:table-cell>
          <table:table-cell office:value-type="float" office:value="1726.29541" calcext:value-type="float">
            <text:p>1726.29541</text:p>
          </table:table-cell>
          <table:table-cell office:value-type="float" office:value="1659.710815" calcext:value-type="float">
            <text:p>1659.710815</text:p>
          </table:table-cell>
          <table:table-cell office:value-type="float" office:value="1728.746704" calcext:value-type="float">
            <text:p>1728.746704</text:p>
          </table:table-cell>
          <table:table-cell table:number-columns-repeated="13"/>
        </table:table-row>
        <table:table-row table:style-name="ro1">
          <table:table-cell office:value-type="float" office:value="1656.172363" calcext:value-type="float">
            <text:p>1656.172363</text:p>
          </table:table-cell>
          <table:table-cell office:value-type="float" office:value="1728.597168" calcext:value-type="float">
            <text:p>1728.597168</text:p>
          </table:table-cell>
          <table:table-cell office:value-type="float" office:value="1658.720093" calcext:value-type="float">
            <text:p>1658.720093</text:p>
          </table:table-cell>
          <table:table-cell office:value-type="float" office:value="1729.49707" calcext:value-type="float">
            <text:p>1729.49707</text:p>
          </table:table-cell>
          <table:table-cell table:number-columns-repeated="13"/>
        </table:table-row>
        <table:table-row table:style-name="ro1">
          <table:table-cell office:value-type="float" office:value="1658.489014" calcext:value-type="float">
            <text:p>1658.489014</text:p>
          </table:table-cell>
          <table:table-cell office:value-type="float" office:value="1726.086182" calcext:value-type="float">
            <text:p>1726.086182</text:p>
          </table:table-cell>
          <table:table-cell office:value-type="float" office:value="1660.893799" calcext:value-type="float">
            <text:p>1660.893799</text:p>
          </table:table-cell>
          <table:table-cell office:value-type="float" office:value="1732.088257" calcext:value-type="float">
            <text:p>1732.088257</text:p>
          </table:table-cell>
          <table:table-cell table:number-columns-repeated="13"/>
        </table:table-row>
        <table:table-row table:style-name="ro1">
          <table:table-cell office:value-type="float" office:value="1659.2677" calcext:value-type="float">
            <text:p>1659.2677</text:p>
          </table:table-cell>
          <table:table-cell office:value-type="float" office:value="1726.918091" calcext:value-type="float">
            <text:p>1726.918091</text:p>
          </table:table-cell>
          <table:table-cell office:value-type="float" office:value="1659.882935" calcext:value-type="float">
            <text:p>1659.882935</text:p>
          </table:table-cell>
          <table:table-cell office:value-type="float" office:value="1728.738525" calcext:value-type="float">
            <text:p>1728.738525</text:p>
          </table:table-cell>
          <table:table-cell table:number-columns-repeated="13"/>
        </table:table-row>
        <table:table-row table:style-name="ro1">
          <table:table-cell office:value-type="float" office:value="1660.288086" calcext:value-type="float">
            <text:p>1660.288086</text:p>
          </table:table-cell>
          <table:table-cell office:value-type="float" office:value="1730.750488" calcext:value-type="float">
            <text:p>1730.750488</text:p>
          </table:table-cell>
          <table:table-cell office:value-type="float" office:value="1662.4198" calcext:value-type="float">
            <text:p>1662.4198</text:p>
          </table:table-cell>
          <table:table-cell office:value-type="float" office:value="1730.321533" calcext:value-type="float">
            <text:p>1730.321533</text:p>
          </table:table-cell>
          <table:table-cell table:number-columns-repeated="13"/>
        </table:table-row>
        <table:table-row table:style-name="ro1">
          <table:table-cell office:value-type="float" office:value="1658.626709" calcext:value-type="float">
            <text:p>1658.626709</text:p>
          </table:table-cell>
          <table:table-cell office:value-type="float" office:value="1729.608765" calcext:value-type="float">
            <text:p>1729.608765</text:p>
          </table:table-cell>
          <table:table-cell office:value-type="float" office:value="1657.468628" calcext:value-type="float">
            <text:p>1657.468628</text:p>
          </table:table-cell>
          <table:table-cell office:value-type="float" office:value="1733.5271" calcext:value-type="float">
            <text:p>1733.5271</text:p>
          </table:table-cell>
          <table:table-cell table:number-columns-repeated="13"/>
        </table:table-row>
        <table:table-row table:style-name="ro1">
          <table:table-cell office:value-type="float" office:value="1658.01062" calcext:value-type="float">
            <text:p>1658.01062</text:p>
          </table:table-cell>
          <table:table-cell office:value-type="float" office:value="1730.087646" calcext:value-type="float">
            <text:p>1730.087646</text:p>
          </table:table-cell>
          <table:table-cell office:value-type="float" office:value="1660.588257" calcext:value-type="float">
            <text:p>1660.588257</text:p>
          </table:table-cell>
          <table:table-cell office:value-type="float" office:value="1732.785156" calcext:value-type="float">
            <text:p>1732.785156</text:p>
          </table:table-cell>
          <table:table-cell table:number-columns-repeated="13"/>
        </table:table-row>
        <table:table-row table:style-name="ro1">
          <table:table-cell office:value-type="float" office:value="1658.65332" calcext:value-type="float">
            <text:p>1658.65332</text:p>
          </table:table-cell>
          <table:table-cell office:value-type="float" office:value="1731.246582" calcext:value-type="float">
            <text:p>1731.246582</text:p>
          </table:table-cell>
          <table:table-cell office:value-type="float" office:value="1659.953369" calcext:value-type="float">
            <text:p>1659.953369</text:p>
          </table:table-cell>
          <table:table-cell office:value-type="float" office:value="1736.205566" calcext:value-type="float">
            <text:p>1736.205566</text:p>
          </table:table-cell>
          <table:table-cell table:number-columns-repeated="13"/>
        </table:table-row>
        <table:table-row table:style-name="ro1">
          <table:table-cell office:value-type="float" office:value="1658.136963" calcext:value-type="float">
            <text:p>1658.136963</text:p>
          </table:table-cell>
          <table:table-cell office:value-type="float" office:value="1729.720947" calcext:value-type="float">
            <text:p>1729.720947</text:p>
          </table:table-cell>
          <table:table-cell office:value-type="float" office:value="1660.526855" calcext:value-type="float">
            <text:p>1660.526855</text:p>
          </table:table-cell>
          <table:table-cell office:value-type="float" office:value="1728.923218" calcext:value-type="float">
            <text:p>1728.923218</text:p>
          </table:table-cell>
          <table:table-cell table:number-columns-repeated="13"/>
        </table:table-row>
        <table:table-row table:style-name="ro1">
          <table:table-cell office:value-type="float" office:value="1660.495239" calcext:value-type="float">
            <text:p>1660.495239</text:p>
          </table:table-cell>
          <table:table-cell office:value-type="float" office:value="1725.798706" calcext:value-type="float">
            <text:p>1725.798706</text:p>
          </table:table-cell>
          <table:table-cell office:value-type="float" office:value="1663.792603" calcext:value-type="float">
            <text:p>1663.792603</text:p>
          </table:table-cell>
          <table:table-cell office:value-type="float" office:value="1730.849976" calcext:value-type="float">
            <text:p>1730.849976</text:p>
          </table:table-cell>
          <table:table-cell table:number-columns-repeated="13"/>
        </table:table-row>
        <table:table-row table:style-name="ro1">
          <table:table-cell office:value-type="float" office:value="1659.374268" calcext:value-type="float">
            <text:p>1659.374268</text:p>
          </table:table-cell>
          <table:table-cell office:value-type="float" office:value="1731.937378" calcext:value-type="float">
            <text:p>1731.937378</text:p>
          </table:table-cell>
          <table:table-cell office:value-type="float" office:value="1659.478149" calcext:value-type="float">
            <text:p>1659.478149</text:p>
          </table:table-cell>
          <table:table-cell office:value-type="float" office:value="1734.783081" calcext:value-type="float">
            <text:p>1734.783081</text:p>
          </table:table-cell>
          <table:table-cell table:number-columns-repeated="13"/>
        </table:table-row>
        <table:table-row table:style-name="ro1">
          <table:table-cell office:value-type="float" office:value="1659.914307" calcext:value-type="float">
            <text:p>1659.914307</text:p>
          </table:table-cell>
          <table:table-cell office:value-type="float" office:value="1731.978882" calcext:value-type="float">
            <text:p>1731.978882</text:p>
          </table:table-cell>
          <table:table-cell office:value-type="float" office:value="1663.001099" calcext:value-type="float">
            <text:p>1663.001099</text:p>
          </table:table-cell>
          <table:table-cell office:value-type="float" office:value="1732.697632" calcext:value-type="float">
            <text:p>1732.697632</text:p>
          </table:table-cell>
          <table:table-cell table:number-columns-repeated="13"/>
        </table:table-row>
        <table:table-row table:style-name="ro1">
          <table:table-cell office:value-type="float" office:value="1659.58667" calcext:value-type="float">
            <text:p>1659.58667</text:p>
          </table:table-cell>
          <table:table-cell office:value-type="float" office:value="1729.761719" calcext:value-type="float">
            <text:p>1729.761719</text:p>
          </table:table-cell>
          <table:table-cell office:value-type="float" office:value="1663.520508" calcext:value-type="float">
            <text:p>1663.520508</text:p>
          </table:table-cell>
          <table:table-cell office:value-type="float" office:value="1732.49231" calcext:value-type="float">
            <text:p>1732.49231</text:p>
          </table:table-cell>
          <table:table-cell table:number-columns-repeated="13"/>
        </table:table-row>
        <table:table-row table:style-name="ro1">
          <table:table-cell office:value-type="float" office:value="1660.502075" calcext:value-type="float">
            <text:p>1660.502075</text:p>
          </table:table-cell>
          <table:table-cell office:value-type="float" office:value="1730.439941" calcext:value-type="float">
            <text:p>1730.439941</text:p>
          </table:table-cell>
          <table:table-cell office:value-type="float" office:value="1665.152222" calcext:value-type="float">
            <text:p>1665.152222</text:p>
          </table:table-cell>
          <table:table-cell office:value-type="float" office:value="1730.051758" calcext:value-type="float">
            <text:p>1730.051758</text:p>
          </table:table-cell>
          <table:table-cell table:number-columns-repeated="13"/>
        </table:table-row>
        <table:table-row table:style-name="ro1">
          <table:table-cell office:value-type="float" office:value="1660.228394" calcext:value-type="float">
            <text:p>1660.228394</text:p>
          </table:table-cell>
          <table:table-cell office:value-type="float" office:value="1730.381714" calcext:value-type="float">
            <text:p>1730.381714</text:p>
          </table:table-cell>
          <table:table-cell office:value-type="float" office:value="1658.335083" calcext:value-type="float">
            <text:p>1658.335083</text:p>
          </table:table-cell>
          <table:table-cell office:value-type="float" office:value="1733.713501" calcext:value-type="float">
            <text:p>1733.713501</text:p>
          </table:table-cell>
          <table:table-cell table:number-columns-repeated="13"/>
        </table:table-row>
        <table:table-row table:style-name="ro1">
          <table:table-cell office:value-type="float" office:value="1658.261719" calcext:value-type="float">
            <text:p>1658.261719</text:p>
          </table:table-cell>
          <table:table-cell office:value-type="float" office:value="1731.432373" calcext:value-type="float">
            <text:p>1731.432373</text:p>
          </table:table-cell>
          <table:table-cell office:value-type="float" office:value="1662.699951" calcext:value-type="float">
            <text:p>1662.699951</text:p>
          </table:table-cell>
          <table:table-cell office:value-type="float" office:value="1735.208862" calcext:value-type="float">
            <text:p>1735.208862</text:p>
          </table:table-cell>
          <table:table-cell table:number-columns-repeated="13"/>
        </table:table-row>
        <table:table-row table:style-name="ro1">
          <table:table-cell office:value-type="float" office:value="1657.871094" calcext:value-type="float">
            <text:p>1657.871094</text:p>
          </table:table-cell>
          <table:table-cell office:value-type="float" office:value="1732.037231" calcext:value-type="float">
            <text:p>1732.037231</text:p>
          </table:table-cell>
          <table:table-cell office:value-type="float" office:value="1656.350464" calcext:value-type="float">
            <text:p>1656.350464</text:p>
          </table:table-cell>
          <table:table-cell office:value-type="float" office:value="1734.92749" calcext:value-type="float">
            <text:p>1734.92749</text:p>
          </table:table-cell>
          <table:table-cell table:number-columns-repeated="13"/>
        </table:table-row>
        <table:table-row table:style-name="ro1">
          <table:table-cell office:value-type="float" office:value="1660.566528" calcext:value-type="float">
            <text:p>1660.566528</text:p>
          </table:table-cell>
          <table:table-cell office:value-type="float" office:value="1731.434204" calcext:value-type="float">
            <text:p>1731.434204</text:p>
          </table:table-cell>
          <table:table-cell office:value-type="float" office:value="1663.108887" calcext:value-type="float">
            <text:p>1663.108887</text:p>
          </table:table-cell>
          <table:table-cell office:value-type="float" office:value="1731.884033" calcext:value-type="float">
            <text:p>1731.884033</text:p>
          </table:table-cell>
          <table:table-cell table:number-columns-repeated="13"/>
        </table:table-row>
        <table:table-row table:style-name="ro1">
          <table:table-cell office:value-type="float" office:value="1659.720581" calcext:value-type="float">
            <text:p>1659.720581</text:p>
          </table:table-cell>
          <table:table-cell office:value-type="float" office:value="1730.956055" calcext:value-type="float">
            <text:p>1730.956055</text:p>
          </table:table-cell>
          <table:table-cell office:value-type="float" office:value="1661.049194" calcext:value-type="float">
            <text:p>1661.049194</text:p>
          </table:table-cell>
          <table:table-cell office:value-type="float" office:value="1733.022583" calcext:value-type="float">
            <text:p>1733.022583</text:p>
          </table:table-cell>
          <table:table-cell table:number-columns-repeated="13"/>
        </table:table-row>
        <table:table-row table:style-name="ro1">
          <table:table-cell office:value-type="float" office:value="1657.855591" calcext:value-type="float">
            <text:p>1657.855591</text:p>
          </table:table-cell>
          <table:table-cell office:value-type="float" office:value="1733.928589" calcext:value-type="float">
            <text:p>1733.928589</text:p>
          </table:table-cell>
          <table:table-cell office:value-type="float" office:value="1659.538574" calcext:value-type="float">
            <text:p>1659.538574</text:p>
          </table:table-cell>
          <table:table-cell office:value-type="float" office:value="1733.748291" calcext:value-type="float">
            <text:p>1733.748291</text:p>
          </table:table-cell>
          <table:table-cell table:number-columns-repeated="13"/>
        </table:table-row>
        <table:table-row table:style-name="ro1">
          <table:table-cell office:value-type="float" office:value="1663.28833" calcext:value-type="float">
            <text:p>1663.28833</text:p>
          </table:table-cell>
          <table:table-cell office:value-type="float" office:value="1726.307617" calcext:value-type="float">
            <text:p>1726.307617</text:p>
          </table:table-cell>
          <table:table-cell office:value-type="float" office:value="1662.337891" calcext:value-type="float">
            <text:p>1662.337891</text:p>
          </table:table-cell>
          <table:table-cell office:value-type="float" office:value="1732.714355" calcext:value-type="float">
            <text:p>1732.714355</text:p>
          </table:table-cell>
          <table:table-cell table:number-columns-repeated="13"/>
        </table:table-row>
        <table:table-row table:style-name="ro1">
          <table:table-cell office:value-type="float" office:value="1657.502197" calcext:value-type="float">
            <text:p>1657.502197</text:p>
          </table:table-cell>
          <table:table-cell office:value-type="float" office:value="1734.345703" calcext:value-type="float">
            <text:p>1734.345703</text:p>
          </table:table-cell>
          <table:table-cell office:value-type="float" office:value="1662.928711" calcext:value-type="float">
            <text:p>1662.928711</text:p>
          </table:table-cell>
          <table:table-cell office:value-type="float" office:value="1730.687744" calcext:value-type="float">
            <text:p>1730.687744</text:p>
          </table:table-cell>
          <table:table-cell table:number-columns-repeated="13"/>
        </table:table-row>
        <table:table-row table:style-name="ro1">
          <table:table-cell office:value-type="float" office:value="1662.557251" calcext:value-type="float">
            <text:p>1662.557251</text:p>
          </table:table-cell>
          <table:table-cell office:value-type="float" office:value="1729.423828" calcext:value-type="float">
            <text:p>1729.423828</text:p>
          </table:table-cell>
          <table:table-cell office:value-type="float" office:value="1660.87915" calcext:value-type="float">
            <text:p>1660.87915</text:p>
          </table:table-cell>
          <table:table-cell office:value-type="float" office:value="1734.565918" calcext:value-type="float">
            <text:p>1734.565918</text:p>
          </table:table-cell>
          <table:table-cell table:number-columns-repeated="13"/>
        </table:table-row>
        <table:table-row table:style-name="ro1">
          <table:table-cell office:value-type="float" office:value="1656.428345" calcext:value-type="float">
            <text:p>1656.428345</text:p>
          </table:table-cell>
          <table:table-cell office:value-type="float" office:value="1729.783569" calcext:value-type="float">
            <text:p>1729.783569</text:p>
          </table:table-cell>
          <table:table-cell office:value-type="float" office:value="1660.201904" calcext:value-type="float">
            <text:p>1660.201904</text:p>
          </table:table-cell>
          <table:table-cell office:value-type="float" office:value="1735.762329" calcext:value-type="float">
            <text:p>1735.762329</text:p>
          </table:table-cell>
          <table:table-cell table:number-columns-repeated="13"/>
        </table:table-row>
        <table:table-row table:style-name="ro1">
          <table:table-cell office:value-type="float" office:value="1657.359131" calcext:value-type="float">
            <text:p>1657.359131</text:p>
          </table:table-cell>
          <table:table-cell office:value-type="float" office:value="1730.250244" calcext:value-type="float">
            <text:p>1730.250244</text:p>
          </table:table-cell>
          <table:table-cell office:value-type="float" office:value="1661.267334" calcext:value-type="float">
            <text:p>1661.267334</text:p>
          </table:table-cell>
          <table:table-cell office:value-type="float" office:value="1733.263916" calcext:value-type="float">
            <text:p>1733.263916</text:p>
          </table:table-cell>
          <table:table-cell table:number-columns-repeated="13"/>
        </table:table-row>
        <table:table-row table:style-name="ro1">
          <table:table-cell office:value-type="float" office:value="1658.77002" calcext:value-type="float">
            <text:p>1658.77002</text:p>
          </table:table-cell>
          <table:table-cell office:value-type="float" office:value="1728.621338" calcext:value-type="float">
            <text:p>1728.621338</text:p>
          </table:table-cell>
          <table:table-cell office:value-type="float" office:value="1660.156738" calcext:value-type="float">
            <text:p>1660.156738</text:p>
          </table:table-cell>
          <table:table-cell office:value-type="float" office:value="1732.073242" calcext:value-type="float">
            <text:p>1732.073242</text:p>
          </table:table-cell>
          <table:table-cell table:number-columns-repeated="13"/>
        </table:table-row>
        <table:table-row table:style-name="ro1">
          <table:table-cell office:value-type="float" office:value="1659.531372" calcext:value-type="float">
            <text:p>1659.531372</text:p>
          </table:table-cell>
          <table:table-cell office:value-type="float" office:value="1730.299683" calcext:value-type="float">
            <text:p>1730.299683</text:p>
          </table:table-cell>
          <table:table-cell office:value-type="float" office:value="1659.871826" calcext:value-type="float">
            <text:p>1659.871826</text:p>
          </table:table-cell>
          <table:table-cell office:value-type="float" office:value="1734.865112" calcext:value-type="float">
            <text:p>1734.865112</text:p>
          </table:table-cell>
          <table:table-cell table:number-columns-repeated="13"/>
        </table:table-row>
        <table:table-row table:style-name="ro1">
          <table:table-cell office:value-type="float" office:value="1656.189087" calcext:value-type="float">
            <text:p>1656.189087</text:p>
          </table:table-cell>
          <table:table-cell office:value-type="float" office:value="1732.140991" calcext:value-type="float">
            <text:p>1732.140991</text:p>
          </table:table-cell>
          <table:table-cell office:value-type="float" office:value="1658.853638" calcext:value-type="float">
            <text:p>1658.853638</text:p>
          </table:table-cell>
          <table:table-cell office:value-type="float" office:value="1736.372559" calcext:value-type="float">
            <text:p>1736.372559</text:p>
          </table:table-cell>
          <table:table-cell table:number-columns-repeated="13"/>
        </table:table-row>
        <table:table-row table:style-name="ro1">
          <table:table-cell office:value-type="float" office:value="1659.011719" calcext:value-type="float">
            <text:p>1659.011719</text:p>
          </table:table-cell>
          <table:table-cell office:value-type="float" office:value="1733.044556" calcext:value-type="float">
            <text:p>1733.044556</text:p>
          </table:table-cell>
          <table:table-cell office:value-type="float" office:value="1661.283813" calcext:value-type="float">
            <text:p>1661.283813</text:p>
          </table:table-cell>
          <table:table-cell office:value-type="float" office:value="1734.969604" calcext:value-type="float">
            <text:p>1734.969604</text:p>
          </table:table-cell>
          <table:table-cell table:number-columns-repeated="13"/>
        </table:table-row>
        <table:table-row table:style-name="ro1">
          <table:table-cell office:value-type="float" office:value="1660.889893" calcext:value-type="float">
            <text:p>1660.889893</text:p>
          </table:table-cell>
          <table:table-cell office:value-type="float" office:value="1729.815308" calcext:value-type="float">
            <text:p>1729.815308</text:p>
          </table:table-cell>
          <table:table-cell office:value-type="float" office:value="1661.531982" calcext:value-type="float">
            <text:p>1661.531982</text:p>
          </table:table-cell>
          <table:table-cell office:value-type="float" office:value="1734.805908" calcext:value-type="float">
            <text:p>1734.805908</text:p>
          </table:table-cell>
          <table:table-cell table:number-columns-repeated="13"/>
        </table:table-row>
        <table:table-row table:style-name="ro1">
          <table:table-cell office:value-type="float" office:value="1661.795288" calcext:value-type="float">
            <text:p>1661.795288</text:p>
          </table:table-cell>
          <table:table-cell office:value-type="float" office:value="1730.928345" calcext:value-type="float">
            <text:p>1730.928345</text:p>
          </table:table-cell>
          <table:table-cell office:value-type="float" office:value="1662.835693" calcext:value-type="float">
            <text:p>1662.835693</text:p>
          </table:table-cell>
          <table:table-cell office:value-type="float" office:value="1733.915527" calcext:value-type="float">
            <text:p>1733.915527</text:p>
          </table:table-cell>
          <table:table-cell table:number-columns-repeated="13"/>
        </table:table-row>
        <table:table-row table:style-name="ro1">
          <table:table-cell office:value-type="float" office:value="1658.137329" calcext:value-type="float">
            <text:p>1658.137329</text:p>
          </table:table-cell>
          <table:table-cell office:value-type="float" office:value="1731.494263" calcext:value-type="float">
            <text:p>1731.494263</text:p>
          </table:table-cell>
          <table:table-cell office:value-type="float" office:value="1660.828735" calcext:value-type="float">
            <text:p>1660.828735</text:p>
          </table:table-cell>
          <table:table-cell office:value-type="float" office:value="1735.037231" calcext:value-type="float">
            <text:p>1735.037231</text:p>
          </table:table-cell>
          <table:table-cell table:number-columns-repeated="13"/>
        </table:table-row>
        <table:table-row table:style-name="ro1">
          <table:table-cell office:value-type="float" office:value="1663.607666" calcext:value-type="float">
            <text:p>1663.607666</text:p>
          </table:table-cell>
          <table:table-cell office:value-type="float" office:value="1731.125854" calcext:value-type="float">
            <text:p>1731.125854</text:p>
          </table:table-cell>
          <table:table-cell office:value-type="float" office:value="1666.303711" calcext:value-type="float">
            <text:p>1666.303711</text:p>
          </table:table-cell>
          <table:table-cell office:value-type="float" office:value="1733.046631" calcext:value-type="float">
            <text:p>1733.046631</text:p>
          </table:table-cell>
          <table:table-cell table:number-columns-repeated="13"/>
        </table:table-row>
        <table:table-row table:style-name="ro1">
          <table:table-cell office:value-type="float" office:value="1655.603516" calcext:value-type="float">
            <text:p>1655.603516</text:p>
          </table:table-cell>
          <table:table-cell office:value-type="float" office:value="1734.314453" calcext:value-type="float">
            <text:p>1734.314453</text:p>
          </table:table-cell>
          <table:table-cell office:value-type="float" office:value="1659.668213" calcext:value-type="float">
            <text:p>1659.668213</text:p>
          </table:table-cell>
          <table:table-cell office:value-type="float" office:value="1736.877075" calcext:value-type="float">
            <text:p>1736.877075</text:p>
          </table:table-cell>
          <table:table-cell table:number-columns-repeated="13"/>
        </table:table-row>
        <table:table-row table:style-name="ro1">
          <table:table-cell office:value-type="float" office:value="1662.890991" calcext:value-type="float">
            <text:p>1662.890991</text:p>
          </table:table-cell>
          <table:table-cell office:value-type="float" office:value="1732.001221" calcext:value-type="float">
            <text:p>1732.001221</text:p>
          </table:table-cell>
          <table:table-cell office:value-type="float" office:value="1663.009521" calcext:value-type="float">
            <text:p>1663.009521</text:p>
          </table:table-cell>
          <table:table-cell office:value-type="float" office:value="1734.369385" calcext:value-type="float">
            <text:p>1734.369385</text:p>
          </table:table-cell>
          <table:table-cell table:number-columns-repeated="13"/>
        </table:table-row>
        <table:table-row table:style-name="ro1">
          <table:table-cell office:value-type="float" office:value="1660.734009" calcext:value-type="float">
            <text:p>1660.734009</text:p>
          </table:table-cell>
          <table:table-cell office:value-type="float" office:value="1732.61499" calcext:value-type="float">
            <text:p>1732.61499</text:p>
          </table:table-cell>
          <table:table-cell office:value-type="float" office:value="1666.037231" calcext:value-type="float">
            <text:p>1666.037231</text:p>
          </table:table-cell>
          <table:table-cell office:value-type="float" office:value="1735.091309" calcext:value-type="float">
            <text:p>1735.091309</text:p>
          </table:table-cell>
          <table:table-cell table:number-columns-repeated="13"/>
        </table:table-row>
        <table:table-row table:style-name="ro1">
          <table:table-cell office:value-type="float" office:value="1659.560669" calcext:value-type="float">
            <text:p>1659.560669</text:p>
          </table:table-cell>
          <table:table-cell office:value-type="float" office:value="1732.616699" calcext:value-type="float">
            <text:p>1732.616699</text:p>
          </table:table-cell>
          <table:table-cell office:value-type="float" office:value="1663.124878" calcext:value-type="float">
            <text:p>1663.124878</text:p>
          </table:table-cell>
          <table:table-cell office:value-type="float" office:value="1735.304688" calcext:value-type="float">
            <text:p>1735.304688</text:p>
          </table:table-cell>
          <table:table-cell table:number-columns-repeated="13"/>
        </table:table-row>
        <table:table-row table:style-name="ro1">
          <table:table-cell office:value-type="float" office:value="1660.756348" calcext:value-type="float">
            <text:p>1660.756348</text:p>
          </table:table-cell>
          <table:table-cell office:value-type="float" office:value="1735.922974" calcext:value-type="float">
            <text:p>1735.922974</text:p>
          </table:table-cell>
          <table:table-cell office:value-type="float" office:value="1663.303101" calcext:value-type="float">
            <text:p>1663.303101</text:p>
          </table:table-cell>
          <table:table-cell office:value-type="float" office:value="1734.534668" calcext:value-type="float">
            <text:p>1734.534668</text:p>
          </table:table-cell>
          <table:table-cell table:number-columns-repeated="13"/>
        </table:table-row>
        <table:table-row table:style-name="ro1">
          <table:table-cell office:value-type="float" office:value="1658.981812" calcext:value-type="float">
            <text:p>1658.981812</text:p>
          </table:table-cell>
          <table:table-cell office:value-type="float" office:value="1734.633179" calcext:value-type="float">
            <text:p>1734.633179</text:p>
          </table:table-cell>
          <table:table-cell office:value-type="float" office:value="1663.790894" calcext:value-type="float">
            <text:p>1663.790894</text:p>
          </table:table-cell>
          <table:table-cell office:value-type="float" office:value="1735.21936" calcext:value-type="float">
            <text:p>1735.21936</text:p>
          </table:table-cell>
          <table:table-cell table:number-columns-repeated="13"/>
        </table:table-row>
        <table:table-row table:style-name="ro1">
          <table:table-cell office:value-type="float" office:value="1659.776245" calcext:value-type="float">
            <text:p>1659.776245</text:p>
          </table:table-cell>
          <table:table-cell office:value-type="float" office:value="1731.084106" calcext:value-type="float">
            <text:p>1731.084106</text:p>
          </table:table-cell>
          <table:table-cell office:value-type="float" office:value="1661.971924" calcext:value-type="float">
            <text:p>1661.971924</text:p>
          </table:table-cell>
          <table:table-cell office:value-type="float" office:value="1734.775146" calcext:value-type="float">
            <text:p>1734.775146</text:p>
          </table:table-cell>
          <table:table-cell table:number-columns-repeated="13"/>
        </table:table-row>
        <table:table-row table:style-name="ro1">
          <table:table-cell office:value-type="float" office:value="1662.805298" calcext:value-type="float">
            <text:p>1662.805298</text:p>
          </table:table-cell>
          <table:table-cell office:value-type="float" office:value="1734.701782" calcext:value-type="float">
            <text:p>1734.701782</text:p>
          </table:table-cell>
          <table:table-cell office:value-type="float" office:value="1661.812012" calcext:value-type="float">
            <text:p>1661.812012</text:p>
          </table:table-cell>
          <table:table-cell office:value-type="float" office:value="1734.145264" calcext:value-type="float">
            <text:p>1734.145264</text:p>
          </table:table-cell>
          <table:table-cell table:number-columns-repeated="13"/>
        </table:table-row>
        <table:table-row table:style-name="ro1">
          <table:table-cell office:value-type="float" office:value="1661.411255" calcext:value-type="float">
            <text:p>1661.411255</text:p>
          </table:table-cell>
          <table:table-cell office:value-type="float" office:value="1733.474609" calcext:value-type="float">
            <text:p>1733.474609</text:p>
          </table:table-cell>
          <table:table-cell office:value-type="float" office:value="1663.982056" calcext:value-type="float">
            <text:p>1663.982056</text:p>
          </table:table-cell>
          <table:table-cell office:value-type="float" office:value="1737.960571" calcext:value-type="float">
            <text:p>1737.960571</text:p>
          </table:table-cell>
          <table:table-cell table:number-columns-repeated="13"/>
        </table:table-row>
        <table:table-row table:style-name="ro1">
          <table:table-cell office:value-type="float" office:value="1657.333252" calcext:value-type="float">
            <text:p>1657.333252</text:p>
          </table:table-cell>
          <table:table-cell office:value-type="float" office:value="1735.780884" calcext:value-type="float">
            <text:p>1735.780884</text:p>
          </table:table-cell>
          <table:table-cell office:value-type="float" office:value="1662.459839" calcext:value-type="float">
            <text:p>1662.459839</text:p>
          </table:table-cell>
          <table:table-cell office:value-type="float" office:value="1735.665527" calcext:value-type="float">
            <text:p>1735.665527</text:p>
          </table:table-cell>
          <table:table-cell table:number-columns-repeated="13"/>
        </table:table-row>
        <table:table-row table:style-name="ro1">
          <table:table-cell office:value-type="float" office:value="1662.830566" calcext:value-type="float">
            <text:p>1662.830566</text:p>
          </table:table-cell>
          <table:table-cell office:value-type="float" office:value="1733.097656" calcext:value-type="float">
            <text:p>1733.097656</text:p>
          </table:table-cell>
          <table:table-cell office:value-type="float" office:value="1661.419434" calcext:value-type="float">
            <text:p>1661.419434</text:p>
          </table:table-cell>
          <table:table-cell office:value-type="float" office:value="1736.793701" calcext:value-type="float">
            <text:p>1736.793701</text:p>
          </table:table-cell>
          <table:table-cell table:number-columns-repeated="13"/>
        </table:table-row>
        <table:table-row table:style-name="ro1">
          <table:table-cell office:value-type="float" office:value="1661.152222" calcext:value-type="float">
            <text:p>1661.152222</text:p>
          </table:table-cell>
          <table:table-cell office:value-type="float" office:value="1734.394531" calcext:value-type="float">
            <text:p>1734.394531</text:p>
          </table:table-cell>
          <table:table-cell office:value-type="float" office:value="1662.560547" calcext:value-type="float">
            <text:p>1662.560547</text:p>
          </table:table-cell>
          <table:table-cell office:value-type="float" office:value="1736.03418" calcext:value-type="float">
            <text:p>1736.03418</text:p>
          </table:table-cell>
          <table:table-cell table:number-columns-repeated="13"/>
        </table:table-row>
        <table:table-row table:style-name="ro1">
          <table:table-cell office:value-type="float" office:value="1661.445557" calcext:value-type="float">
            <text:p>1661.445557</text:p>
          </table:table-cell>
          <table:table-cell office:value-type="float" office:value="1737.993286" calcext:value-type="float">
            <text:p>1737.993286</text:p>
          </table:table-cell>
          <table:table-cell office:value-type="float" office:value="1665.720215" calcext:value-type="float">
            <text:p>1665.720215</text:p>
          </table:table-cell>
          <table:table-cell office:value-type="float" office:value="1734.99585" calcext:value-type="float">
            <text:p>1734.99585</text:p>
          </table:table-cell>
          <table:table-cell table:number-columns-repeated="13"/>
        </table:table-row>
        <table:table-row table:style-name="ro1">
          <table:table-cell office:value-type="float" office:value="1661.74646" calcext:value-type="float">
            <text:p>1661.74646</text:p>
          </table:table-cell>
          <table:table-cell office:value-type="float" office:value="1732.322388" calcext:value-type="float">
            <text:p>1732.322388</text:p>
          </table:table-cell>
          <table:table-cell office:value-type="float" office:value="1663.284424" calcext:value-type="float">
            <text:p>1663.284424</text:p>
          </table:table-cell>
          <table:table-cell office:value-type="float" office:value="1733.778076" calcext:value-type="float">
            <text:p>1733.778076</text:p>
          </table:table-cell>
          <table:table-cell table:number-columns-repeated="13"/>
        </table:table-row>
        <table:table-row table:style-name="ro1">
          <table:table-cell office:value-type="float" office:value="1661.163574" calcext:value-type="float">
            <text:p>1661.163574</text:p>
          </table:table-cell>
          <table:table-cell office:value-type="float" office:value="1735.209229" calcext:value-type="float">
            <text:p>1735.209229</text:p>
          </table:table-cell>
          <table:table-cell office:value-type="float" office:value="1664.051758" calcext:value-type="float">
            <text:p>1664.051758</text:p>
          </table:table-cell>
          <table:table-cell office:value-type="float" office:value="1736.182007" calcext:value-type="float">
            <text:p>1736.182007</text:p>
          </table:table-cell>
          <table:table-cell table:number-columns-repeated="13"/>
        </table:table-row>
        <table:table-row table:style-name="ro1">
          <table:table-cell office:value-type="float" office:value="1662.896606" calcext:value-type="float">
            <text:p>1662.896606</text:p>
          </table:table-cell>
          <table:table-cell office:value-type="float" office:value="1733.45105" calcext:value-type="float">
            <text:p>1733.45105</text:p>
          </table:table-cell>
          <table:table-cell office:value-type="float" office:value="1666.023682" calcext:value-type="float">
            <text:p>1666.023682</text:p>
          </table:table-cell>
          <table:table-cell office:value-type="float" office:value="1736.735352" calcext:value-type="float">
            <text:p>1736.735352</text:p>
          </table:table-cell>
          <table:table-cell table:number-columns-repeated="13"/>
        </table:table-row>
        <table:table-row table:style-name="ro1">
          <table:table-cell office:value-type="float" office:value="1659.279053" calcext:value-type="float">
            <text:p>1659.279053</text:p>
          </table:table-cell>
          <table:table-cell office:value-type="float" office:value="1734.818848" calcext:value-type="float">
            <text:p>1734.818848</text:p>
          </table:table-cell>
          <table:table-cell office:value-type="float" office:value="1661.846313" calcext:value-type="float">
            <text:p>1661.846313</text:p>
          </table:table-cell>
          <table:table-cell office:value-type="float" office:value="1737.608032" calcext:value-type="float">
            <text:p>1737.608032</text:p>
          </table:table-cell>
          <table:table-cell table:number-columns-repeated="13"/>
        </table:table-row>
        <table:table-row table:style-name="ro1">
          <table:table-cell office:value-type="float" office:value="1663.589478" calcext:value-type="float">
            <text:p>1663.589478</text:p>
          </table:table-cell>
          <table:table-cell office:value-type="float" office:value="1729.421143" calcext:value-type="float">
            <text:p>1729.421143</text:p>
          </table:table-cell>
          <table:table-cell office:value-type="float" office:value="1665.865967" calcext:value-type="float">
            <text:p>1665.865967</text:p>
          </table:table-cell>
          <table:table-cell office:value-type="float" office:value="1734.385742" calcext:value-type="float">
            <text:p>1734.385742</text:p>
          </table:table-cell>
          <table:table-cell table:number-columns-repeated="13"/>
        </table:table-row>
        <table:table-row table:style-name="ro1">
          <table:table-cell office:value-type="float" office:value="1661.845215" calcext:value-type="float">
            <text:p>1661.845215</text:p>
          </table:table-cell>
          <table:table-cell office:value-type="float" office:value="1732.757324" calcext:value-type="float">
            <text:p>1732.757324</text:p>
          </table:table-cell>
          <table:table-cell office:value-type="float" office:value="1661.300781" calcext:value-type="float">
            <text:p>1661.300781</text:p>
          </table:table-cell>
          <table:table-cell office:value-type="float" office:value="1737.214233" calcext:value-type="float">
            <text:p>1737.214233</text:p>
          </table:table-cell>
          <table:table-cell table:number-columns-repeated="13"/>
        </table:table-row>
        <table:table-row table:style-name="ro1">
          <table:table-cell office:value-type="float" office:value="1660.300537" calcext:value-type="float">
            <text:p>1660.300537</text:p>
          </table:table-cell>
          <table:table-cell office:value-type="float" office:value="1736.83606" calcext:value-type="float">
            <text:p>1736.83606</text:p>
          </table:table-cell>
          <table:table-cell office:value-type="float" office:value="1664.454834" calcext:value-type="float">
            <text:p>1664.454834</text:p>
          </table:table-cell>
          <table:table-cell office:value-type="float" office:value="1738.21521" calcext:value-type="float">
            <text:p>1738.21521</text:p>
          </table:table-cell>
          <table:table-cell table:number-columns-repeated="13"/>
        </table:table-row>
        <table:table-row table:style-name="ro1">
          <table:table-cell office:value-type="float" office:value="1663.478882" calcext:value-type="float">
            <text:p>1663.478882</text:p>
          </table:table-cell>
          <table:table-cell office:value-type="float" office:value="1733.350098" calcext:value-type="float">
            <text:p>1733.350098</text:p>
          </table:table-cell>
          <table:table-cell office:value-type="float" office:value="1664.904053" calcext:value-type="float">
            <text:p>1664.904053</text:p>
          </table:table-cell>
          <table:table-cell office:value-type="float" office:value="1735.614746" calcext:value-type="float">
            <text:p>1735.614746</text:p>
          </table:table-cell>
          <table:table-cell table:number-columns-repeated="13"/>
        </table:table-row>
        <table:table-row table:style-name="ro1">
          <table:table-cell office:value-type="float" office:value="1661.882568" calcext:value-type="float">
            <text:p>1661.882568</text:p>
          </table:table-cell>
          <table:table-cell office:value-type="float" office:value="1736.532104" calcext:value-type="float">
            <text:p>1736.532104</text:p>
          </table:table-cell>
          <table:table-cell office:value-type="float" office:value="1667.610107" calcext:value-type="float">
            <text:p>1667.610107</text:p>
          </table:table-cell>
          <table:table-cell office:value-type="float" office:value="1736.969727" calcext:value-type="float">
            <text:p>1736.969727</text:p>
          </table:table-cell>
          <table:table-cell table:number-columns-repeated="13"/>
        </table:table-row>
        <table:table-row table:style-name="ro1">
          <table:table-cell office:value-type="float" office:value="1663.929199" calcext:value-type="float">
            <text:p>1663.929199</text:p>
          </table:table-cell>
          <table:table-cell office:value-type="float" office:value="1735.515991" calcext:value-type="float">
            <text:p>1735.515991</text:p>
          </table:table-cell>
          <table:table-cell office:value-type="float" office:value="1666.438965" calcext:value-type="float">
            <text:p>1666.438965</text:p>
          </table:table-cell>
          <table:table-cell office:value-type="float" office:value="1737.87085" calcext:value-type="float">
            <text:p>1737.87085</text:p>
          </table:table-cell>
          <table:table-cell table:number-columns-repeated="13"/>
        </table:table-row>
        <table:table-row table:style-name="ro1">
          <table:table-cell office:value-type="float" office:value="1663.800293" calcext:value-type="float">
            <text:p>1663.800293</text:p>
          </table:table-cell>
          <table:table-cell office:value-type="float" office:value="1734.31958" calcext:value-type="float">
            <text:p>1734.31958</text:p>
          </table:table-cell>
          <table:table-cell office:value-type="float" office:value="1664.064087" calcext:value-type="float">
            <text:p>1664.064087</text:p>
          </table:table-cell>
          <table:table-cell office:value-type="float" office:value="1738.116211" calcext:value-type="float">
            <text:p>1738.116211</text:p>
          </table:table-cell>
          <table:table-cell table:number-columns-repeated="13"/>
        </table:table-row>
        <table:table-row table:style-name="ro1">
          <table:table-cell office:value-type="float" office:value="1663.494629" calcext:value-type="float">
            <text:p>1663.494629</text:p>
          </table:table-cell>
          <table:table-cell office:value-type="float" office:value="1734.415039" calcext:value-type="float">
            <text:p>1734.415039</text:p>
          </table:table-cell>
          <table:table-cell office:value-type="float" office:value="1665.998901" calcext:value-type="float">
            <text:p>1665.998901</text:p>
          </table:table-cell>
          <table:table-cell office:value-type="float" office:value="1737.440552" calcext:value-type="float">
            <text:p>1737.440552</text:p>
          </table:table-cell>
          <table:table-cell table:number-columns-repeated="13"/>
        </table:table-row>
        <table:table-row table:style-name="ro1">
          <table:table-cell office:value-type="float" office:value="1661.624023" calcext:value-type="float">
            <text:p>1661.624023</text:p>
          </table:table-cell>
          <table:table-cell office:value-type="float" office:value="1739.567017" calcext:value-type="float">
            <text:p>1739.567017</text:p>
          </table:table-cell>
          <table:table-cell office:value-type="float" office:value="1666.011841" calcext:value-type="float">
            <text:p>1666.011841</text:p>
          </table:table-cell>
          <table:table-cell office:value-type="float" office:value="1737.963623" calcext:value-type="float">
            <text:p>1737.963623</text:p>
          </table:table-cell>
          <table:table-cell table:number-columns-repeated="13"/>
        </table:table-row>
        <table:table-row table:style-name="ro1">
          <table:table-cell office:value-type="float" office:value="1663.511841" calcext:value-type="float">
            <text:p>1663.511841</text:p>
          </table:table-cell>
          <table:table-cell office:value-type="float" office:value="1738.317627" calcext:value-type="float">
            <text:p>1738.317627</text:p>
          </table:table-cell>
          <table:table-cell office:value-type="float" office:value="1666.585327" calcext:value-type="float">
            <text:p>1666.585327</text:p>
          </table:table-cell>
          <table:table-cell office:value-type="float" office:value="1739.883545" calcext:value-type="float">
            <text:p>1739.883545</text:p>
          </table:table-cell>
          <table:table-cell table:number-columns-repeated="13"/>
        </table:table-row>
        <table:table-row table:style-name="ro1">
          <table:table-cell office:value-type="float" office:value="1664.029297" calcext:value-type="float">
            <text:p>1664.029297</text:p>
          </table:table-cell>
          <table:table-cell office:value-type="float" office:value="1739.352539" calcext:value-type="float">
            <text:p>1739.352539</text:p>
          </table:table-cell>
          <table:table-cell office:value-type="float" office:value="1665.160645" calcext:value-type="float">
            <text:p>1665.160645</text:p>
          </table:table-cell>
          <table:table-cell office:value-type="float" office:value="1741.907227" calcext:value-type="float">
            <text:p>1741.907227</text:p>
          </table:table-cell>
          <table:table-cell table:number-columns-repeated="13"/>
        </table:table-row>
        <table:table-row table:style-name="ro1">
          <table:table-cell office:value-type="float" office:value="1664.110107" calcext:value-type="float">
            <text:p>1664.110107</text:p>
          </table:table-cell>
          <table:table-cell office:value-type="float" office:value="1737.280151" calcext:value-type="float">
            <text:p>1737.280151</text:p>
          </table:table-cell>
          <table:table-cell office:value-type="float" office:value="1665.312378" calcext:value-type="float">
            <text:p>1665.312378</text:p>
          </table:table-cell>
          <table:table-cell office:value-type="float" office:value="1739.102905" calcext:value-type="float">
            <text:p>1739.102905</text:p>
          </table:table-cell>
          <table:table-cell table:number-columns-repeated="13"/>
        </table:table-row>
        <table:table-row table:style-name="ro1">
          <table:table-cell office:value-type="float" office:value="1665.265747" calcext:value-type="float">
            <text:p>1665.265747</text:p>
          </table:table-cell>
          <table:table-cell office:value-type="float" office:value="1733.718994" calcext:value-type="float">
            <text:p>1733.718994</text:p>
          </table:table-cell>
          <table:table-cell office:value-type="float" office:value="1667.765015" calcext:value-type="float">
            <text:p>1667.765015</text:p>
          </table:table-cell>
          <table:table-cell office:value-type="float" office:value="1737.270386" calcext:value-type="float">
            <text:p>1737.270386</text:p>
          </table:table-cell>
          <table:table-cell table:number-columns-repeated="13"/>
        </table:table-row>
        <table:table-row table:style-name="ro1">
          <table:table-cell office:value-type="float" office:value="1662.962524" calcext:value-type="float">
            <text:p>1662.962524</text:p>
          </table:table-cell>
          <table:table-cell office:value-type="float" office:value="1738.745117" calcext:value-type="float">
            <text:p>1738.745117</text:p>
          </table:table-cell>
          <table:table-cell office:value-type="float" office:value="1662.895508" calcext:value-type="float">
            <text:p>1662.895508</text:p>
          </table:table-cell>
          <table:table-cell office:value-type="float" office:value="1746.129639" calcext:value-type="float">
            <text:p>1746.129639</text:p>
          </table:table-cell>
          <table:table-cell table:number-columns-repeated="13"/>
        </table:table-row>
        <table:table-row table:style-name="ro1">
          <table:table-cell office:value-type="float" office:value="1662.439087" calcext:value-type="float">
            <text:p>1662.439087</text:p>
          </table:table-cell>
          <table:table-cell office:value-type="float" office:value="1741.188354" calcext:value-type="float">
            <text:p>1741.188354</text:p>
          </table:table-cell>
          <table:table-cell office:value-type="float" office:value="1669.211182" calcext:value-type="float">
            <text:p>1669.211182</text:p>
          </table:table-cell>
          <table:table-cell office:value-type="float" office:value="1740.018799" calcext:value-type="float">
            <text:p>1740.018799</text:p>
          </table:table-cell>
          <table:table-cell table:number-columns-repeated="13"/>
        </table:table-row>
        <table:table-row table:style-name="ro1">
          <table:table-cell office:value-type="float" office:value="1665.290161" calcext:value-type="float">
            <text:p>1665.290161</text:p>
          </table:table-cell>
          <table:table-cell office:value-type="float" office:value="1741.009644" calcext:value-type="float">
            <text:p>1741.009644</text:p>
          </table:table-cell>
          <table:table-cell office:value-type="float" office:value="1668.075806" calcext:value-type="float">
            <text:p>1668.075806</text:p>
          </table:table-cell>
          <table:table-cell office:value-type="float" office:value="1739.527954" calcext:value-type="float">
            <text:p>1739.527954</text:p>
          </table:table-cell>
          <table:table-cell table:number-columns-repeated="13"/>
        </table:table-row>
        <table:table-row table:style-name="ro1">
          <table:table-cell office:value-type="float" office:value="1664.307861" calcext:value-type="float">
            <text:p>1664.307861</text:p>
          </table:table-cell>
          <table:table-cell office:value-type="float" office:value="1740.431152" calcext:value-type="float">
            <text:p>1740.431152</text:p>
          </table:table-cell>
          <table:table-cell office:value-type="float" office:value="1667.602295" calcext:value-type="float">
            <text:p>1667.602295</text:p>
          </table:table-cell>
          <table:table-cell office:value-type="float" office:value="1742.976929" calcext:value-type="float">
            <text:p>1742.976929</text:p>
          </table:table-cell>
          <table:table-cell table:number-columns-repeated="13"/>
        </table:table-row>
        <table:table-row table:style-name="ro1">
          <table:table-cell office:value-type="float" office:value="1667.008423" calcext:value-type="float">
            <text:p>1667.008423</text:p>
          </table:table-cell>
          <table:table-cell office:value-type="float" office:value="1738.011108" calcext:value-type="float">
            <text:p>1738.011108</text:p>
          </table:table-cell>
          <table:table-cell office:value-type="float" office:value="1668.189697" calcext:value-type="float">
            <text:p>1668.189697</text:p>
          </table:table-cell>
          <table:table-cell office:value-type="float" office:value="1741.974609" calcext:value-type="float">
            <text:p>1741.974609</text:p>
          </table:table-cell>
          <table:table-cell table:number-columns-repeated="13"/>
        </table:table-row>
        <table:table-row table:style-name="ro1">
          <table:table-cell office:value-type="float" office:value="1662.425781" calcext:value-type="float">
            <text:p>1662.425781</text:p>
          </table:table-cell>
          <table:table-cell office:value-type="float" office:value="1740.98291" calcext:value-type="float">
            <text:p>1740.98291</text:p>
          </table:table-cell>
          <table:table-cell office:value-type="float" office:value="1666.622314" calcext:value-type="float">
            <text:p>1666.622314</text:p>
          </table:table-cell>
          <table:table-cell office:value-type="float" office:value="1743.256226" calcext:value-type="float">
            <text:p>1743.256226</text:p>
          </table:table-cell>
          <table:table-cell table:number-columns-repeated="13"/>
        </table:table-row>
        <table:table-row table:style-name="ro1">
          <table:table-cell office:value-type="float" office:value="1667.300049" calcext:value-type="float">
            <text:p>1667.300049</text:p>
          </table:table-cell>
          <table:table-cell office:value-type="float" office:value="1739.772583" calcext:value-type="float">
            <text:p>1739.772583</text:p>
          </table:table-cell>
          <table:table-cell office:value-type="float" office:value="1669.323242" calcext:value-type="float">
            <text:p>1669.323242</text:p>
          </table:table-cell>
          <table:table-cell office:value-type="float" office:value="1744.037964" calcext:value-type="float">
            <text:p>1744.037964</text:p>
          </table:table-cell>
          <table:table-cell table:number-columns-repeated="13"/>
        </table:table-row>
        <table:table-row table:style-name="ro1">
          <table:table-cell office:value-type="float" office:value="1662.522461" calcext:value-type="float">
            <text:p>1662.522461</text:p>
          </table:table-cell>
          <table:table-cell office:value-type="float" office:value="1742.040283" calcext:value-type="float">
            <text:p>1742.040283</text:p>
          </table:table-cell>
          <table:table-cell office:value-type="float" office:value="1664.561768" calcext:value-type="float">
            <text:p>1664.561768</text:p>
          </table:table-cell>
          <table:table-cell office:value-type="float" office:value="1745.395142" calcext:value-type="float">
            <text:p>1745.395142</text:p>
          </table:table-cell>
          <table:table-cell table:number-columns-repeated="13"/>
        </table:table-row>
        <table:table-row table:style-name="ro1">
          <table:table-cell office:value-type="float" office:value="1666.891846" calcext:value-type="float">
            <text:p>1666.891846</text:p>
          </table:table-cell>
          <table:table-cell office:value-type="float" office:value="1739.229736" calcext:value-type="float">
            <text:p>1739.229736</text:p>
          </table:table-cell>
          <table:table-cell office:value-type="float" office:value="1666.668457" calcext:value-type="float">
            <text:p>1666.668457</text:p>
          </table:table-cell>
          <table:table-cell office:value-type="float" office:value="1743.116455" calcext:value-type="float">
            <text:p>1743.116455</text:p>
          </table:table-cell>
          <table:table-cell table:number-columns-repeated="13"/>
        </table:table-row>
        <table:table-row table:style-name="ro1">
          <table:table-cell office:value-type="float" office:value="1665.608276" calcext:value-type="float">
            <text:p>1665.608276</text:p>
          </table:table-cell>
          <table:table-cell office:value-type="float" office:value="1739.899902" calcext:value-type="float">
            <text:p>1739.899902</text:p>
          </table:table-cell>
          <table:table-cell office:value-type="float" office:value="1668.608276" calcext:value-type="float">
            <text:p>1668.608276</text:p>
          </table:table-cell>
          <table:table-cell office:value-type="float" office:value="1741.53064" calcext:value-type="float">
            <text:p>1741.53064</text:p>
          </table:table-cell>
          <table:table-cell table:number-columns-repeated="13"/>
        </table:table-row>
        <table:table-row table:style-name="ro1">
          <table:table-cell office:value-type="float" office:value="1661.983643" calcext:value-type="float">
            <text:p>1661.983643</text:p>
          </table:table-cell>
          <table:table-cell office:value-type="float" office:value="1743.515625" calcext:value-type="float">
            <text:p>1743.515625</text:p>
          </table:table-cell>
          <table:table-cell office:value-type="float" office:value="1662.356445" calcext:value-type="float">
            <text:p>1662.356445</text:p>
          </table:table-cell>
          <table:table-cell office:value-type="float" office:value="1747.904053" calcext:value-type="float">
            <text:p>1747.904053</text:p>
          </table:table-cell>
          <table:table-cell table:number-columns-repeated="13"/>
        </table:table-row>
        <table:table-row table:style-name="ro1">
          <table:table-cell office:value-type="float" office:value="1668.624146" calcext:value-type="float">
            <text:p>1668.624146</text:p>
          </table:table-cell>
          <table:table-cell office:value-type="float" office:value="1737.834717" calcext:value-type="float">
            <text:p>1737.834717</text:p>
          </table:table-cell>
          <table:table-cell office:value-type="float" office:value="1667.961182" calcext:value-type="float">
            <text:p>1667.961182</text:p>
          </table:table-cell>
          <table:table-cell office:value-type="float" office:value="1742.187744" calcext:value-type="float">
            <text:p>1742.187744</text:p>
          </table:table-cell>
          <table:table-cell table:number-columns-repeated="13"/>
        </table:table-row>
        <table:table-row table:style-name="ro1">
          <table:table-cell office:value-type="float" office:value="1665.983032" calcext:value-type="float">
            <text:p>1665.983032</text:p>
          </table:table-cell>
          <table:table-cell office:value-type="float" office:value="1738.28186" calcext:value-type="float">
            <text:p>1738.28186</text:p>
          </table:table-cell>
          <table:table-cell office:value-type="float" office:value="1666.984253" calcext:value-type="float">
            <text:p>1666.984253</text:p>
          </table:table-cell>
          <table:table-cell office:value-type="float" office:value="1742.420044" calcext:value-type="float">
            <text:p>1742.420044</text:p>
          </table:table-cell>
          <table:table-cell table:number-columns-repeated="13"/>
        </table:table-row>
        <table:table-row table:style-name="ro1">
          <table:table-cell office:value-type="float" office:value="1664.776245" calcext:value-type="float">
            <text:p>1664.776245</text:p>
          </table:table-cell>
          <table:table-cell office:value-type="float" office:value="1740.110352" calcext:value-type="float">
            <text:p>1740.110352</text:p>
          </table:table-cell>
          <table:table-cell office:value-type="float" office:value="1667.434937" calcext:value-type="float">
            <text:p>1667.434937</text:p>
          </table:table-cell>
          <table:table-cell office:value-type="float" office:value="1741.867188" calcext:value-type="float">
            <text:p>1741.867188</text:p>
          </table:table-cell>
          <table:table-cell table:number-columns-repeated="13"/>
        </table:table-row>
        <table:table-row table:style-name="ro1">
          <table:table-cell office:value-type="float" office:value="1662.41748" calcext:value-type="float">
            <text:p>1662.41748</text:p>
          </table:table-cell>
          <table:table-cell office:value-type="float" office:value="1742.918091" calcext:value-type="float">
            <text:p>1742.918091</text:p>
          </table:table-cell>
          <table:table-cell office:value-type="float" office:value="1667.97998" calcext:value-type="float">
            <text:p>1667.97998</text:p>
          </table:table-cell>
          <table:table-cell office:value-type="float" office:value="1743.107422" calcext:value-type="float">
            <text:p>1743.107422</text:p>
          </table:table-cell>
          <table:table-cell table:number-columns-repeated="13"/>
        </table:table-row>
        <table:table-row table:style-name="ro1">
          <table:table-cell office:value-type="float" office:value="1663.173828" calcext:value-type="float">
            <text:p>1663.173828</text:p>
          </table:table-cell>
          <table:table-cell office:value-type="float" office:value="1742.498535" calcext:value-type="float">
            <text:p>1742.498535</text:p>
          </table:table-cell>
          <table:table-cell office:value-type="float" office:value="1665.176514" calcext:value-type="float">
            <text:p>1665.176514</text:p>
          </table:table-cell>
          <table:table-cell office:value-type="float" office:value="1743.411987" calcext:value-type="float">
            <text:p>1743.411987</text:p>
          </table:table-cell>
          <table:table-cell table:number-columns-repeated="13"/>
        </table:table-row>
        <table:table-row table:style-name="ro1">
          <table:table-cell office:value-type="float" office:value="1665.637817" calcext:value-type="float">
            <text:p>1665.637817</text:p>
          </table:table-cell>
          <table:table-cell office:value-type="float" office:value="1739.460449" calcext:value-type="float">
            <text:p>1739.460449</text:p>
          </table:table-cell>
          <table:table-cell office:value-type="float" office:value="1668.005371" calcext:value-type="float">
            <text:p>1668.005371</text:p>
          </table:table-cell>
          <table:table-cell office:value-type="float" office:value="1744.86853" calcext:value-type="float">
            <text:p>1744.86853</text:p>
          </table:table-cell>
          <table:table-cell table:number-columns-repeated="13"/>
        </table:table-row>
        <table:table-row table:style-name="ro1">
          <table:table-cell office:value-type="float" office:value="1669.189209" calcext:value-type="float">
            <text:p>1669.189209</text:p>
          </table:table-cell>
          <table:table-cell office:value-type="float" office:value="1735.869141" calcext:value-type="float">
            <text:p>1735.869141</text:p>
          </table:table-cell>
          <table:table-cell office:value-type="float" office:value="1670.661621" calcext:value-type="float">
            <text:p>1670.661621</text:p>
          </table:table-cell>
          <table:table-cell office:value-type="float" office:value="1742.311157" calcext:value-type="float">
            <text:p>1742.311157</text:p>
          </table:table-cell>
          <table:table-cell table:number-columns-repeated="13"/>
        </table:table-row>
        <table:table-row table:style-name="ro1">
          <table:table-cell office:value-type="float" office:value="1666.034912" calcext:value-type="float">
            <text:p>1666.034912</text:p>
          </table:table-cell>
          <table:table-cell office:value-type="float" office:value="1738.38269" calcext:value-type="float">
            <text:p>1738.38269</text:p>
          </table:table-cell>
          <table:table-cell office:value-type="float" office:value="1667.960693" calcext:value-type="float">
            <text:p>1667.960693</text:p>
          </table:table-cell>
          <table:table-cell office:value-type="float" office:value="1743.094238" calcext:value-type="float">
            <text:p>1743.094238</text:p>
          </table:table-cell>
          <table:table-cell table:number-columns-repeated="13"/>
        </table:table-row>
        <table:table-row table:style-name="ro1">
          <table:table-cell office:value-type="float" office:value="1666.354004" calcext:value-type="float">
            <text:p>1666.354004</text:p>
          </table:table-cell>
          <table:table-cell office:value-type="float" office:value="1739.168457" calcext:value-type="float">
            <text:p>1739.168457</text:p>
          </table:table-cell>
          <table:table-cell office:value-type="float" office:value="1666.029419" calcext:value-type="float">
            <text:p>1666.029419</text:p>
          </table:table-cell>
          <table:table-cell office:value-type="float" office:value="1743.567017" calcext:value-type="float">
            <text:p>1743.567017</text:p>
          </table:table-cell>
          <table:table-cell table:number-columns-repeated="13"/>
        </table:table-row>
        <table:table-row table:style-name="ro1">
          <table:table-cell office:value-type="float" office:value="1666.618164" calcext:value-type="float">
            <text:p>1666.618164</text:p>
          </table:table-cell>
          <table:table-cell office:value-type="float" office:value="1741.917358" calcext:value-type="float">
            <text:p>1741.917358</text:p>
          </table:table-cell>
          <table:table-cell office:value-type="float" office:value="1669.361084" calcext:value-type="float">
            <text:p>1669.361084</text:p>
          </table:table-cell>
          <table:table-cell office:value-type="float" office:value="1743.431152" calcext:value-type="float">
            <text:p>1743.431152</text:p>
          </table:table-cell>
          <table:table-cell table:number-columns-repeated="13"/>
        </table:table-row>
        <table:table-row table:style-name="ro1">
          <table:table-cell office:value-type="float" office:value="1669.07605" calcext:value-type="float">
            <text:p>1669.07605</text:p>
          </table:table-cell>
          <table:table-cell office:value-type="float" office:value="1740.248047" calcext:value-type="float">
            <text:p>1740.248047</text:p>
          </table:table-cell>
          <table:table-cell office:value-type="float" office:value="1670.230835" calcext:value-type="float">
            <text:p>1670.230835</text:p>
          </table:table-cell>
          <table:table-cell office:value-type="float" office:value="1741.663208" calcext:value-type="float">
            <text:p>1741.663208</text:p>
          </table:table-cell>
          <table:table-cell table:number-columns-repeated="13"/>
        </table:table-row>
        <table:table-row table:style-name="ro1">
          <table:table-cell office:value-type="float" office:value="1667.150513" calcext:value-type="float">
            <text:p>1667.150513</text:p>
          </table:table-cell>
          <table:table-cell office:value-type="float" office:value="1742.735596" calcext:value-type="float">
            <text:p>1742.735596</text:p>
          </table:table-cell>
          <table:table-cell office:value-type="float" office:value="1666.785767" calcext:value-type="float">
            <text:p>1666.785767</text:p>
          </table:table-cell>
          <table:table-cell office:value-type="float" office:value="1744.926758" calcext:value-type="float">
            <text:p>1744.926758</text:p>
          </table:table-cell>
          <table:table-cell table:number-columns-repeated="13"/>
        </table:table-row>
        <table:table-row table:style-name="ro1">
          <table:table-cell office:value-type="float" office:value="1668.153198" calcext:value-type="float">
            <text:p>1668.153198</text:p>
          </table:table-cell>
          <table:table-cell office:value-type="float" office:value="1737.087891" calcext:value-type="float">
            <text:p>1737.087891</text:p>
          </table:table-cell>
          <table:table-cell office:value-type="float" office:value="1667.547729" calcext:value-type="float">
            <text:p>1667.547729</text:p>
          </table:table-cell>
          <table:table-cell office:value-type="float" office:value="1740.062744" calcext:value-type="float">
            <text:p>1740.062744</text:p>
          </table:table-cell>
          <table:table-cell table:number-columns-repeated="13"/>
        </table:table-row>
        <table:table-row table:style-name="ro1">
          <table:table-cell office:value-type="float" office:value="1662.40332" calcext:value-type="float">
            <text:p>1662.40332</text:p>
          </table:table-cell>
          <table:table-cell office:value-type="float" office:value="1741.697876" calcext:value-type="float">
            <text:p>1741.697876</text:p>
          </table:table-cell>
          <table:table-cell office:value-type="float" office:value="1667.936157" calcext:value-type="float">
            <text:p>1667.936157</text:p>
          </table:table-cell>
          <table:table-cell office:value-type="float" office:value="1742.303223" calcext:value-type="float">
            <text:p>1742.303223</text:p>
          </table:table-cell>
          <table:table-cell table:number-columns-repeated="13"/>
        </table:table-row>
        <table:table-row table:style-name="ro1">
          <table:table-cell office:value-type="float" office:value="1667.733643" calcext:value-type="float">
            <text:p>1667.733643</text:p>
          </table:table-cell>
          <table:table-cell office:value-type="float" office:value="1736.715454" calcext:value-type="float">
            <text:p>1736.715454</text:p>
          </table:table-cell>
          <table:table-cell office:value-type="float" office:value="1667.315063" calcext:value-type="float">
            <text:p>1667.315063</text:p>
          </table:table-cell>
          <table:table-cell office:value-type="float" office:value="1740.786621" calcext:value-type="float">
            <text:p>1740.786621</text:p>
          </table:table-cell>
          <table:table-cell table:number-columns-repeated="13"/>
        </table:table-row>
        <table:table-row table:style-name="ro1">
          <table:table-cell office:value-type="float" office:value="1662.463745" calcext:value-type="float">
            <text:p>1662.463745</text:p>
          </table:table-cell>
          <table:table-cell office:value-type="float" office:value="1741.199097" calcext:value-type="float">
            <text:p>1741.199097</text:p>
          </table:table-cell>
          <table:table-cell office:value-type="float" office:value="1665.598633" calcext:value-type="float">
            <text:p>1665.598633</text:p>
          </table:table-cell>
          <table:table-cell office:value-type="float" office:value="1743.463745" calcext:value-type="float">
            <text:p>1743.463745</text:p>
          </table:table-cell>
          <table:table-cell table:number-columns-repeated="13"/>
        </table:table-row>
        <table:table-row table:style-name="ro1">
          <table:table-cell office:value-type="float" office:value="1667.041626" calcext:value-type="float">
            <text:p>1667.041626</text:p>
          </table:table-cell>
          <table:table-cell office:value-type="float" office:value="1736.782593" calcext:value-type="float">
            <text:p>1736.782593</text:p>
          </table:table-cell>
          <table:table-cell office:value-type="float" office:value="1667.026245" calcext:value-type="float">
            <text:p>1667.026245</text:p>
          </table:table-cell>
          <table:table-cell office:value-type="float" office:value="1739.704712" calcext:value-type="float">
            <text:p>1739.704712</text:p>
          </table:table-cell>
          <table:table-cell table:number-columns-repeated="13"/>
        </table:table-row>
        <table:table-row table:style-name="ro1">
          <table:table-cell office:value-type="float" office:value="1663.025635" calcext:value-type="float">
            <text:p>1663.025635</text:p>
          </table:table-cell>
          <table:table-cell office:value-type="float" office:value="1738.904907" calcext:value-type="float">
            <text:p>1738.904907</text:p>
          </table:table-cell>
          <table:table-cell office:value-type="float" office:value="1664.225464" calcext:value-type="float">
            <text:p>1664.225464</text:p>
          </table:table-cell>
          <table:table-cell office:value-type="float" office:value="1741.146729" calcext:value-type="float">
            <text:p>1741.146729</text:p>
          </table:table-cell>
          <table:table-cell table:number-columns-repeated="13"/>
        </table:table-row>
        <table:table-row table:style-name="ro1">
          <table:table-cell office:value-type="float" office:value="1665.204712" calcext:value-type="float">
            <text:p>1665.204712</text:p>
          </table:table-cell>
          <table:table-cell office:value-type="float" office:value="1738.359253" calcext:value-type="float">
            <text:p>1738.359253</text:p>
          </table:table-cell>
          <table:table-cell office:value-type="float" office:value="1667.936035" calcext:value-type="float">
            <text:p>1667.936035</text:p>
          </table:table-cell>
          <table:table-cell office:value-type="float" office:value="1740.438965" calcext:value-type="float">
            <text:p>1740.438965</text:p>
          </table:table-cell>
          <table:table-cell table:number-columns-repeated="13"/>
        </table:table-row>
        <table:table-row table:style-name="ro1">
          <table:table-cell office:value-type="float" office:value="1663.936646" calcext:value-type="float">
            <text:p>1663.936646</text:p>
          </table:table-cell>
          <table:table-cell office:value-type="float" office:value="1738.429932" calcext:value-type="float">
            <text:p>1738.429932</text:p>
          </table:table-cell>
          <table:table-cell office:value-type="float" office:value="1664.964355" calcext:value-type="float">
            <text:p>1664.964355</text:p>
          </table:table-cell>
          <table:table-cell office:value-type="float" office:value="1743.30957" calcext:value-type="float">
            <text:p>1743.30957</text:p>
          </table:table-cell>
          <table:table-cell table:number-columns-repeated="13"/>
        </table:table-row>
        <table:table-row table:style-name="ro1">
          <table:table-cell office:value-type="float" office:value="1659.424072" calcext:value-type="float">
            <text:p>1659.424072</text:p>
          </table:table-cell>
          <table:table-cell office:value-type="float" office:value="1740.904419" calcext:value-type="float">
            <text:p>1740.904419</text:p>
          </table:table-cell>
          <table:table-cell office:value-type="float" office:value="1665.217407" calcext:value-type="float">
            <text:p>1665.217407</text:p>
          </table:table-cell>
          <table:table-cell office:value-type="float" office:value="1742.033081" calcext:value-type="float">
            <text:p>1742.033081</text:p>
          </table:table-cell>
          <table:table-cell table:number-columns-repeated="13"/>
        </table:table-row>
        <table:table-row table:style-name="ro1">
          <table:table-cell office:value-type="float" office:value="1663.23584" calcext:value-type="float">
            <text:p>1663.23584</text:p>
          </table:table-cell>
          <table:table-cell office:value-type="float" office:value="1737.263306" calcext:value-type="float">
            <text:p>1737.263306</text:p>
          </table:table-cell>
          <table:table-cell office:value-type="float" office:value="1663.723267" calcext:value-type="float">
            <text:p>1663.723267</text:p>
          </table:table-cell>
          <table:table-cell office:value-type="float" office:value="1741.798584" calcext:value-type="float">
            <text:p>1741.798584</text:p>
          </table:table-cell>
          <table:table-cell table:number-columns-repeated="13"/>
        </table:table-row>
        <table:table-row table:style-name="ro1">
          <table:table-cell office:value-type="float" office:value="1666.796997" calcext:value-type="float">
            <text:p>1666.796997</text:p>
          </table:table-cell>
          <table:table-cell office:value-type="float" office:value="1737.418823" calcext:value-type="float">
            <text:p>1737.418823</text:p>
          </table:table-cell>
          <table:table-cell office:value-type="float" office:value="1667.914551" calcext:value-type="float">
            <text:p>1667.914551</text:p>
          </table:table-cell>
          <table:table-cell office:value-type="float" office:value="1738.502808" calcext:value-type="float">
            <text:p>1738.502808</text:p>
          </table:table-cell>
          <table:table-cell table:number-columns-repeated="13"/>
        </table:table-row>
        <table:table-row table:style-name="ro1">
          <table:table-cell office:value-type="float" office:value="1661.044678" calcext:value-type="float">
            <text:p>1661.044678</text:p>
          </table:table-cell>
          <table:table-cell office:value-type="float" office:value="1738.695801" calcext:value-type="float">
            <text:p>1738.695801</text:p>
          </table:table-cell>
          <table:table-cell office:value-type="float" office:value="1660.656982" calcext:value-type="float">
            <text:p>1660.656982</text:p>
          </table:table-cell>
          <table:table-cell office:value-type="float" office:value="1742.686768" calcext:value-type="float">
            <text:p>1742.686768</text:p>
          </table:table-cell>
          <table:table-cell table:number-columns-repeated="13"/>
        </table:table-row>
        <table:table-row table:style-name="ro1">
          <table:table-cell office:value-type="float" office:value="1665.565674" calcext:value-type="float">
            <text:p>1665.565674</text:p>
          </table:table-cell>
          <table:table-cell office:value-type="float" office:value="1736.278198" calcext:value-type="float">
            <text:p>1736.278198</text:p>
          </table:table-cell>
          <table:table-cell office:value-type="float" office:value="1665.736816" calcext:value-type="float">
            <text:p>1665.736816</text:p>
          </table:table-cell>
          <table:table-cell office:value-type="float" office:value="1738.929932" calcext:value-type="float">
            <text:p>1738.929932</text:p>
          </table:table-cell>
          <table:table-cell table:number-columns-repeated="13"/>
        </table:table-row>
        <table:table-row table:style-name="ro1">
          <table:table-cell office:value-type="float" office:value="1665.098633" calcext:value-type="float">
            <text:p>1665.098633</text:p>
          </table:table-cell>
          <table:table-cell office:value-type="float" office:value="1739.771484" calcext:value-type="float">
            <text:p>1739.771484</text:p>
          </table:table-cell>
          <table:table-cell office:value-type="float" office:value="1665.634155" calcext:value-type="float">
            <text:p>1665.634155</text:p>
          </table:table-cell>
          <table:table-cell office:value-type="float" office:value="1741.835938" calcext:value-type="float">
            <text:p>1741.835938</text:p>
          </table:table-cell>
          <table:table-cell table:number-columns-repeated="13"/>
        </table:table-row>
        <table:table-row table:style-name="ro1">
          <table:table-cell office:value-type="float" office:value="1664.580933" calcext:value-type="float">
            <text:p>1664.580933</text:p>
          </table:table-cell>
          <table:table-cell office:value-type="float" office:value="1735.744629" calcext:value-type="float">
            <text:p>1735.744629</text:p>
          </table:table-cell>
          <table:table-cell office:value-type="float" office:value="1665.469849" calcext:value-type="float">
            <text:p>1665.469849</text:p>
          </table:table-cell>
          <table:table-cell office:value-type="float" office:value="1742.983154" calcext:value-type="float">
            <text:p>1742.983154</text:p>
          </table:table-cell>
          <table:table-cell table:number-columns-repeated="13"/>
        </table:table-row>
        <table:table-row table:style-name="ro1">
          <table:table-cell office:value-type="float" office:value="1668.077881" calcext:value-type="float">
            <text:p>1668.077881</text:p>
          </table:table-cell>
          <table:table-cell office:value-type="float" office:value="1736.081543" calcext:value-type="float">
            <text:p>1736.081543</text:p>
          </table:table-cell>
          <table:table-cell office:value-type="float" office:value="1666.322876" calcext:value-type="float">
            <text:p>1666.322876</text:p>
          </table:table-cell>
          <table:table-cell office:value-type="float" office:value="1738.129761" calcext:value-type="float">
            <text:p>1738.129761</text:p>
          </table:table-cell>
          <table:table-cell table:number-columns-repeated="13"/>
        </table:table-row>
        <table:table-row table:style-name="ro1">
          <table:table-cell office:value-type="float" office:value="1663.403687" calcext:value-type="float">
            <text:p>1663.403687</text:p>
          </table:table-cell>
          <table:table-cell office:value-type="float" office:value="1735.810913" calcext:value-type="float">
            <text:p>1735.810913</text:p>
          </table:table-cell>
          <table:table-cell office:value-type="float" office:value="1665.687988" calcext:value-type="float">
            <text:p>1665.687988</text:p>
          </table:table-cell>
          <table:table-cell office:value-type="float" office:value="1742.233398" calcext:value-type="float">
            <text:p>1742.233398</text:p>
          </table:table-cell>
          <table:table-cell table:number-columns-repeated="13"/>
        </table:table-row>
        <table:table-row table:style-name="ro1">
          <table:table-cell office:value-type="float" office:value="1664.124756" calcext:value-type="float">
            <text:p>1664.124756</text:p>
          </table:table-cell>
          <table:table-cell office:value-type="float" office:value="1739.248779" calcext:value-type="float">
            <text:p>1739.248779</text:p>
          </table:table-cell>
          <table:table-cell office:value-type="float" office:value="1667.130127" calcext:value-type="float">
            <text:p>1667.130127</text:p>
          </table:table-cell>
          <table:table-cell office:value-type="float" office:value="1742.336914" calcext:value-type="float">
            <text:p>1742.336914</text:p>
          </table:table-cell>
          <table:table-cell table:number-columns-repeated="13"/>
        </table:table-row>
        <table:table-row table:style-name="ro1">
          <table:table-cell office:value-type="float" office:value="1663.022705" calcext:value-type="float">
            <text:p>1663.022705</text:p>
          </table:table-cell>
          <table:table-cell office:value-type="float" office:value="1736.732178" calcext:value-type="float">
            <text:p>1736.732178</text:p>
          </table:table-cell>
          <table:table-cell office:value-type="float" office:value="1666.523926" calcext:value-type="float">
            <text:p>1666.523926</text:p>
          </table:table-cell>
          <table:table-cell office:value-type="float" office:value="1739.25354" calcext:value-type="float">
            <text:p>1739.25354</text:p>
          </table:table-cell>
          <table:table-cell table:number-columns-repeated="13"/>
        </table:table-row>
        <table:table-row table:style-name="ro1">
          <table:table-cell office:value-type="float" office:value="1666.865601" calcext:value-type="float">
            <text:p>1666.865601</text:p>
          </table:table-cell>
          <table:table-cell office:value-type="float" office:value="1734.768799" calcext:value-type="float">
            <text:p>1734.768799</text:p>
          </table:table-cell>
          <table:table-cell office:value-type="float" office:value="1667.381104" calcext:value-type="float">
            <text:p>1667.381104</text:p>
          </table:table-cell>
          <table:table-cell office:value-type="float" office:value="1739.531616" calcext:value-type="float">
            <text:p>1739.531616</text:p>
          </table:table-cell>
          <table:table-cell table:number-columns-repeated="13"/>
        </table:table-row>
        <table:table-row table:style-name="ro1">
          <table:table-cell office:value-type="float" office:value="1667.516357" calcext:value-type="float">
            <text:p>1667.516357</text:p>
          </table:table-cell>
          <table:table-cell office:value-type="float" office:value="1738.64502" calcext:value-type="float">
            <text:p>1738.64502</text:p>
          </table:table-cell>
          <table:table-cell office:value-type="float" office:value="1670.924072" calcext:value-type="float">
            <text:p>1670.924072</text:p>
          </table:table-cell>
          <table:table-cell office:value-type="float" office:value="1744.20166" calcext:value-type="float">
            <text:p>1744.20166</text:p>
          </table:table-cell>
          <table:table-cell table:number-columns-repeated="13"/>
        </table:table-row>
        <table:table-row table:style-name="ro1">
          <table:table-cell office:value-type="float" office:value="1664.64917" calcext:value-type="float">
            <text:p>1664.64917</text:p>
          </table:table-cell>
          <table:table-cell office:value-type="float" office:value="1740.54895" calcext:value-type="float">
            <text:p>1740.54895</text:p>
          </table:table-cell>
          <table:table-cell office:value-type="float" office:value="1665.834961" calcext:value-type="float">
            <text:p>1665.834961</text:p>
          </table:table-cell>
          <table:table-cell office:value-type="float" office:value="1742.793701" calcext:value-type="float">
            <text:p>1742.793701</text:p>
          </table:table-cell>
          <table:table-cell table:number-columns-repeated="13"/>
        </table:table-row>
        <table:table-row table:style-name="ro1">
          <table:table-cell office:value-type="float" office:value="1666.489136" calcext:value-type="float">
            <text:p>1666.489136</text:p>
          </table:table-cell>
          <table:table-cell office:value-type="float" office:value="1737.601807" calcext:value-type="float">
            <text:p>1737.601807</text:p>
          </table:table-cell>
          <table:table-cell office:value-type="float" office:value="1668.215698" calcext:value-type="float">
            <text:p>1668.215698</text:p>
          </table:table-cell>
          <table:table-cell office:value-type="float" office:value="1742.338867" calcext:value-type="float">
            <text:p>1742.338867</text:p>
          </table:table-cell>
          <table:table-cell table:number-columns-repeated="13"/>
        </table:table-row>
        <table:table-row table:style-name="ro1">
          <table:table-cell office:value-type="float" office:value="1667.046875" calcext:value-type="float">
            <text:p>1667.046875</text:p>
          </table:table-cell>
          <table:table-cell office:value-type="float" office:value="1739.041992" calcext:value-type="float">
            <text:p>1739.041992</text:p>
          </table:table-cell>
          <table:table-cell office:value-type="float" office:value="1668.303467" calcext:value-type="float">
            <text:p>1668.303467</text:p>
          </table:table-cell>
          <table:table-cell office:value-type="float" office:value="1742.416138" calcext:value-type="float">
            <text:p>1742.416138</text:p>
          </table:table-cell>
          <table:table-cell table:number-columns-repeated="13"/>
        </table:table-row>
        <table:table-row table:style-name="ro1">
          <table:table-cell office:value-type="float" office:value="1666.59729" calcext:value-type="float">
            <text:p>1666.59729</text:p>
          </table:table-cell>
          <table:table-cell office:value-type="float" office:value="1742.111084" calcext:value-type="float">
            <text:p>1742.111084</text:p>
          </table:table-cell>
          <table:table-cell office:value-type="float" office:value="1668.143921" calcext:value-type="float">
            <text:p>1668.143921</text:p>
          </table:table-cell>
          <table:table-cell office:value-type="float" office:value="1744.199219" calcext:value-type="float">
            <text:p>1744.199219</text:p>
          </table:table-cell>
          <table:table-cell table:number-columns-repeated="13"/>
        </table:table-row>
        <table:table-row table:style-name="ro1">
          <table:table-cell office:value-type="float" office:value="1665.749512" calcext:value-type="float">
            <text:p>1665.749512</text:p>
          </table:table-cell>
          <table:table-cell office:value-type="float" office:value="1738.038574" calcext:value-type="float">
            <text:p>1738.038574</text:p>
          </table:table-cell>
          <table:table-cell office:value-type="float" office:value="1666.493164" calcext:value-type="float">
            <text:p>1666.493164</text:p>
          </table:table-cell>
          <table:table-cell office:value-type="float" office:value="1742.121948" calcext:value-type="float">
            <text:p>1742.121948</text:p>
          </table:table-cell>
          <table:table-cell table:number-columns-repeated="13"/>
        </table:table-row>
        <table:table-row table:style-name="ro1">
          <table:table-cell office:value-type="float" office:value="1666.029907" calcext:value-type="float">
            <text:p>1666.029907</text:p>
          </table:table-cell>
          <table:table-cell office:value-type="float" office:value="1740.57666" calcext:value-type="float">
            <text:p>1740.57666</text:p>
          </table:table-cell>
          <table:table-cell office:value-type="float" office:value="1669.839355" calcext:value-type="float">
            <text:p>1669.839355</text:p>
          </table:table-cell>
          <table:table-cell office:value-type="float" office:value="1744.155273" calcext:value-type="float">
            <text:p>1744.155273</text:p>
          </table:table-cell>
          <table:table-cell table:number-columns-repeated="13"/>
        </table:table-row>
        <table:table-row table:style-name="ro1">
          <table:table-cell office:value-type="float" office:value="1665.700195" calcext:value-type="float">
            <text:p>1665.700195</text:p>
          </table:table-cell>
          <table:table-cell office:value-type="float" office:value="1739.779297" calcext:value-type="float">
            <text:p>1739.779297</text:p>
          </table:table-cell>
          <table:table-cell office:value-type="float" office:value="1667.956055" calcext:value-type="float">
            <text:p>1667.956055</text:p>
          </table:table-cell>
          <table:table-cell office:value-type="float" office:value="1742.709595" calcext:value-type="float">
            <text:p>1742.709595</text:p>
          </table:table-cell>
          <table:table-cell table:number-columns-repeated="13"/>
        </table:table-row>
        <table:table-row table:style-name="ro1">
          <table:table-cell office:value-type="float" office:value="1667.553955" calcext:value-type="float">
            <text:p>1667.553955</text:p>
          </table:table-cell>
          <table:table-cell office:value-type="float" office:value="1740.410767" calcext:value-type="float">
            <text:p>1740.410767</text:p>
          </table:table-cell>
          <table:table-cell office:value-type="float" office:value="1667.536011" calcext:value-type="float">
            <text:p>1667.536011</text:p>
          </table:table-cell>
          <table:table-cell office:value-type="float" office:value="1745.202148" calcext:value-type="float">
            <text:p>1745.202148</text:p>
          </table:table-cell>
          <table:table-cell table:number-columns-repeated="13"/>
        </table:table-row>
        <table:table-row table:style-name="ro1">
          <table:table-cell office:value-type="float" office:value="1667.427979" calcext:value-type="float">
            <text:p>1667.427979</text:p>
          </table:table-cell>
          <table:table-cell office:value-type="float" office:value="1738.671387" calcext:value-type="float">
            <text:p>1738.671387</text:p>
          </table:table-cell>
          <table:table-cell office:value-type="float" office:value="1669.764771" calcext:value-type="float">
            <text:p>1669.764771</text:p>
          </table:table-cell>
          <table:table-cell office:value-type="float" office:value="1740.592407" calcext:value-type="float">
            <text:p>1740.592407</text:p>
          </table:table-cell>
          <table:table-cell table:number-columns-repeated="13"/>
        </table:table-row>
        <table:table-row table:style-name="ro1">
          <table:table-cell office:value-type="float" office:value="1668.145752" calcext:value-type="float">
            <text:p>1668.145752</text:p>
          </table:table-cell>
          <table:table-cell office:value-type="float" office:value="1741.029297" calcext:value-type="float">
            <text:p>1741.029297</text:p>
          </table:table-cell>
          <table:table-cell office:value-type="float" office:value="1669.575195" calcext:value-type="float">
            <text:p>1669.575195</text:p>
          </table:table-cell>
          <table:table-cell office:value-type="float" office:value="1743.633667" calcext:value-type="float">
            <text:p>1743.633667</text:p>
          </table:table-cell>
          <table:table-cell table:number-columns-repeated="13"/>
        </table:table-row>
        <table:table-row table:style-name="ro1">
          <table:table-cell office:value-type="float" office:value="1665.63562" calcext:value-type="float">
            <text:p>1665.63562</text:p>
          </table:table-cell>
          <table:table-cell office:value-type="float" office:value="1744.741821" calcext:value-type="float">
            <text:p>1744.741821</text:p>
          </table:table-cell>
          <table:table-cell office:value-type="float" office:value="1666.472778" calcext:value-type="float">
            <text:p>1666.472778</text:p>
          </table:table-cell>
          <table:table-cell office:value-type="float" office:value="1747.222656" calcext:value-type="float">
            <text:p>1747.222656</text:p>
          </table:table-cell>
          <table:table-cell table:number-columns-repeated="13"/>
        </table:table-row>
        <table:table-row table:style-name="ro1">
          <table:table-cell office:value-type="float" office:value="1666.68335" calcext:value-type="float">
            <text:p>1666.68335</text:p>
          </table:table-cell>
          <table:table-cell office:value-type="float" office:value="1741.891357" calcext:value-type="float">
            <text:p>1741.891357</text:p>
          </table:table-cell>
          <table:table-cell office:value-type="float" office:value="1666.981445" calcext:value-type="float">
            <text:p>1666.981445</text:p>
          </table:table-cell>
          <table:table-cell office:value-type="float" office:value="1743.789429" calcext:value-type="float">
            <text:p>1743.789429</text:p>
          </table:table-cell>
          <table:table-cell table:number-columns-repeated="13"/>
        </table:table-row>
        <table:table-row table:style-name="ro1">
          <table:table-cell office:value-type="float" office:value="1665.58374" calcext:value-type="float">
            <text:p>1665.58374</text:p>
          </table:table-cell>
          <table:table-cell office:value-type="float" office:value="1740.018555" calcext:value-type="float">
            <text:p>1740.018555</text:p>
          </table:table-cell>
          <table:table-cell office:value-type="float" office:value="1667.978027" calcext:value-type="float">
            <text:p>1667.978027</text:p>
          </table:table-cell>
          <table:table-cell office:value-type="float" office:value="1742.097046" calcext:value-type="float">
            <text:p>1742.097046</text:p>
          </table:table-cell>
          <table:table-cell table:number-columns-repeated="13"/>
        </table:table-row>
        <table:table-row table:style-name="ro1">
          <table:table-cell office:value-type="float" office:value="1664.087891" calcext:value-type="float">
            <text:p>1664.087891</text:p>
          </table:table-cell>
          <table:table-cell office:value-type="float" office:value="1744.113159" calcext:value-type="float">
            <text:p>1744.113159</text:p>
          </table:table-cell>
          <table:table-cell office:value-type="float" office:value="1665.879395" calcext:value-type="float">
            <text:p>1665.879395</text:p>
          </table:table-cell>
          <table:table-cell office:value-type="float" office:value="1745.619751" calcext:value-type="float">
            <text:p>1745.619751</text:p>
          </table:table-cell>
          <table:table-cell table:number-columns-repeated="13"/>
        </table:table-row>
        <table:table-row table:style-name="ro1">
          <table:table-cell office:value-type="float" office:value="1664.496948" calcext:value-type="float">
            <text:p>1664.496948</text:p>
          </table:table-cell>
          <table:table-cell office:value-type="float" office:value="1741.920898" calcext:value-type="float">
            <text:p>1741.920898</text:p>
          </table:table-cell>
          <table:table-cell office:value-type="float" office:value="1665.696777" calcext:value-type="float">
            <text:p>1665.696777</text:p>
          </table:table-cell>
          <table:table-cell office:value-type="float" office:value="1743.226929" calcext:value-type="float">
            <text:p>1743.226929</text:p>
          </table:table-cell>
          <table:table-cell table:number-columns-repeated="13"/>
        </table:table-row>
        <table:table-row table:style-name="ro1">
          <table:table-cell office:value-type="float" office:value="1661.260254" calcext:value-type="float">
            <text:p>1661.260254</text:p>
          </table:table-cell>
          <table:table-cell office:value-type="float" office:value="1741.910889" calcext:value-type="float">
            <text:p>1741.910889</text:p>
          </table:table-cell>
          <table:table-cell office:value-type="float" office:value="1667.611572" calcext:value-type="float">
            <text:p>1667.611572</text:p>
          </table:table-cell>
          <table:table-cell office:value-type="float" office:value="1741.567139" calcext:value-type="float">
            <text:p>1741.567139</text:p>
          </table:table-cell>
          <table:table-cell table:number-columns-repeated="13"/>
        </table:table-row>
        <table:table-row table:style-name="ro1">
          <table:table-cell office:value-type="float" office:value="1665.477905" calcext:value-type="float">
            <text:p>1665.477905</text:p>
          </table:table-cell>
          <table:table-cell office:value-type="float" office:value="1742.892334" calcext:value-type="float">
            <text:p>1742.892334</text:p>
          </table:table-cell>
          <table:table-cell office:value-type="float" office:value="1668.35144" calcext:value-type="float">
            <text:p>1668.35144</text:p>
          </table:table-cell>
          <table:table-cell office:value-type="float" office:value="1747.107544" calcext:value-type="float">
            <text:p>1747.107544</text:p>
          </table:table-cell>
          <table:table-cell table:number-columns-repeated="13"/>
        </table:table-row>
        <table:table-row table:style-name="ro1">
          <table:table-cell office:value-type="float" office:value="1666.846313" calcext:value-type="float">
            <text:p>1666.846313</text:p>
          </table:table-cell>
          <table:table-cell office:value-type="float" office:value="1742.918335" calcext:value-type="float">
            <text:p>1742.918335</text:p>
          </table:table-cell>
          <table:table-cell office:value-type="float" office:value="1667.805176" calcext:value-type="float">
            <text:p>1667.805176</text:p>
          </table:table-cell>
          <table:table-cell office:value-type="float" office:value="1743.21814" calcext:value-type="float">
            <text:p>1743.21814</text:p>
          </table:table-cell>
          <table:table-cell table:number-columns-repeated="13"/>
        </table:table-row>
        <table:table-row table:style-name="ro1">
          <table:table-cell office:value-type="float" office:value="1668.55603" calcext:value-type="float">
            <text:p>1668.55603</text:p>
          </table:table-cell>
          <table:table-cell office:value-type="float" office:value="1738.723267" calcext:value-type="float">
            <text:p>1738.723267</text:p>
          </table:table-cell>
          <table:table-cell office:value-type="float" office:value="1671.278687" calcext:value-type="float">
            <text:p>1671.278687</text:p>
          </table:table-cell>
          <table:table-cell office:value-type="float" office:value="1742.811523" calcext:value-type="float">
            <text:p>1742.811523</text:p>
          </table:table-cell>
          <table:table-cell table:number-columns-repeated="13"/>
        </table:table-row>
        <table:table-row table:style-name="ro1">
          <table:table-cell office:value-type="float" office:value="1666.608032" calcext:value-type="float">
            <text:p>1666.608032</text:p>
          </table:table-cell>
          <table:table-cell office:value-type="float" office:value="1742.828735" calcext:value-type="float">
            <text:p>1742.828735</text:p>
          </table:table-cell>
          <table:table-cell office:value-type="float" office:value="1666.579224" calcext:value-type="float">
            <text:p>1666.579224</text:p>
          </table:table-cell>
          <table:table-cell office:value-type="float" office:value="1745.805176" calcext:value-type="float">
            <text:p>1745.805176</text:p>
          </table:table-cell>
          <table:table-cell table:number-columns-repeated="13"/>
        </table:table-row>
        <table:table-row table:style-name="ro1">
          <table:table-cell office:value-type="float" office:value="1667.398804" calcext:value-type="float">
            <text:p>1667.398804</text:p>
          </table:table-cell>
          <table:table-cell office:value-type="float" office:value="1740.23645" calcext:value-type="float">
            <text:p>1740.23645</text:p>
          </table:table-cell>
          <table:table-cell office:value-type="float" office:value="1668.604248" calcext:value-type="float">
            <text:p>1668.604248</text:p>
          </table:table-cell>
          <table:table-cell office:value-type="float" office:value="1742.772217" calcext:value-type="float">
            <text:p>1742.772217</text:p>
          </table:table-cell>
          <table:table-cell table:number-columns-repeated="13"/>
        </table:table-row>
        <table:table-row table:style-name="ro1">
          <table:table-cell office:value-type="float" office:value="1665.641113" calcext:value-type="float">
            <text:p>1665.641113</text:p>
          </table:table-cell>
          <table:table-cell office:value-type="float" office:value="1741.402466" calcext:value-type="float">
            <text:p>1741.402466</text:p>
          </table:table-cell>
          <table:table-cell office:value-type="float" office:value="1668.514038" calcext:value-type="float">
            <text:p>1668.514038</text:p>
          </table:table-cell>
          <table:table-cell office:value-type="float" office:value="1744.143066" calcext:value-type="float">
            <text:p>1744.143066</text:p>
          </table:table-cell>
          <table:table-cell table:number-columns-repeated="13"/>
        </table:table-row>
        <table:table-row table:style-name="ro1">
          <table:table-cell office:value-type="float" office:value="1668.092041" calcext:value-type="float">
            <text:p>1668.092041</text:p>
          </table:table-cell>
          <table:table-cell office:value-type="float" office:value="1742.473755" calcext:value-type="float">
            <text:p>1742.473755</text:p>
          </table:table-cell>
          <table:table-cell office:value-type="float" office:value="1667.966309" calcext:value-type="float">
            <text:p>1667.966309</text:p>
          </table:table-cell>
          <table:table-cell office:value-type="float" office:value="1749.839478" calcext:value-type="float">
            <text:p>1749.839478</text:p>
          </table:table-cell>
          <table:table-cell table:number-columns-repeated="13"/>
        </table:table-row>
        <table:table-row table:style-name="ro1">
          <table:table-cell office:value-type="float" office:value="1664.874268" calcext:value-type="float">
            <text:p>1664.874268</text:p>
          </table:table-cell>
          <table:table-cell office:value-type="float" office:value="1746.936768" calcext:value-type="float">
            <text:p>1746.936768</text:p>
          </table:table-cell>
          <table:table-cell office:value-type="float" office:value="1670.062134" calcext:value-type="float">
            <text:p>1670.062134</text:p>
          </table:table-cell>
          <table:table-cell office:value-type="float" office:value="1742.818481" calcext:value-type="float">
            <text:p>1742.818481</text:p>
          </table:table-cell>
          <table:table-cell table:number-columns-repeated="13"/>
        </table:table-row>
        <table:table-row table:style-name="ro1">
          <table:table-cell office:value-type="float" office:value="1668.744873" calcext:value-type="float">
            <text:p>1668.744873</text:p>
          </table:table-cell>
          <table:table-cell office:value-type="float" office:value="1743.169067" calcext:value-type="float">
            <text:p>1743.169067</text:p>
          </table:table-cell>
          <table:table-cell office:value-type="float" office:value="1671.326904" calcext:value-type="float">
            <text:p>1671.326904</text:p>
          </table:table-cell>
          <table:table-cell office:value-type="float" office:value="1745.56958" calcext:value-type="float">
            <text:p>1745.56958</text:p>
          </table:table-cell>
          <table:table-cell table:number-columns-repeated="13"/>
        </table:table-row>
        <table:table-row table:style-name="ro1">
          <table:table-cell office:value-type="float" office:value="1668.769165" calcext:value-type="float">
            <text:p>1668.769165</text:p>
          </table:table-cell>
          <table:table-cell office:value-type="float" office:value="1741.551758" calcext:value-type="float">
            <text:p>1741.551758</text:p>
          </table:table-cell>
          <table:table-cell office:value-type="float" office:value="1671.036621" calcext:value-type="float">
            <text:p>1671.036621</text:p>
          </table:table-cell>
          <table:table-cell office:value-type="float" office:value="1742.740845" calcext:value-type="float">
            <text:p>1742.740845</text:p>
          </table:table-cell>
          <table:table-cell table:number-columns-repeated="13"/>
        </table:table-row>
        <table:table-row table:style-name="ro1">
          <table:table-cell office:value-type="float" office:value="1666.099487" calcext:value-type="float">
            <text:p>1666.099487</text:p>
          </table:table-cell>
          <table:table-cell office:value-type="float" office:value="1745.19519" calcext:value-type="float">
            <text:p>1745.19519</text:p>
          </table:table-cell>
          <table:table-cell office:value-type="float" office:value="1671.737549" calcext:value-type="float">
            <text:p>1671.737549</text:p>
          </table:table-cell>
          <table:table-cell office:value-type="float" office:value="1745.981079" calcext:value-type="float">
            <text:p>1745.981079</text:p>
          </table:table-cell>
          <table:table-cell table:number-columns-repeated="13"/>
        </table:table-row>
        <table:table-row table:style-name="ro1">
          <table:table-cell office:value-type="float" office:value="1669.161377" calcext:value-type="float">
            <text:p>1669.161377</text:p>
          </table:table-cell>
          <table:table-cell office:value-type="float" office:value="1743.229492" calcext:value-type="float">
            <text:p>1743.229492</text:p>
          </table:table-cell>
          <table:table-cell office:value-type="float" office:value="1671.274292" calcext:value-type="float">
            <text:p>1671.274292</text:p>
          </table:table-cell>
          <table:table-cell office:value-type="float" office:value="1744.874268" calcext:value-type="float">
            <text:p>1744.874268</text:p>
          </table:table-cell>
          <table:table-cell table:number-columns-repeated="13"/>
        </table:table-row>
        <table:table-row table:style-name="ro1">
          <table:table-cell office:value-type="float" office:value="1667.077881" calcext:value-type="float">
            <text:p>1667.077881</text:p>
          </table:table-cell>
          <table:table-cell office:value-type="float" office:value="1742.959961" calcext:value-type="float">
            <text:p>1742.959961</text:p>
          </table:table-cell>
          <table:table-cell office:value-type="float" office:value="1667.63501" calcext:value-type="float">
            <text:p>1667.63501</text:p>
          </table:table-cell>
          <table:table-cell office:value-type="float" office:value="1747.794312" calcext:value-type="float">
            <text:p>1747.794312</text:p>
          </table:table-cell>
          <table:table-cell table:number-columns-repeated="13"/>
        </table:table-row>
        <table:table-row table:style-name="ro1">
          <table:table-cell office:value-type="float" office:value="1664.29895" calcext:value-type="float">
            <text:p>1664.29895</text:p>
          </table:table-cell>
          <table:table-cell office:value-type="float" office:value="1745.889648" calcext:value-type="float">
            <text:p>1745.889648</text:p>
          </table:table-cell>
          <table:table-cell office:value-type="float" office:value="1670.233765" calcext:value-type="float">
            <text:p>1670.233765</text:p>
          </table:table-cell>
          <table:table-cell office:value-type="float" office:value="1746.483521" calcext:value-type="float">
            <text:p>1746.483521</text:p>
          </table:table-cell>
          <table:table-cell table:number-columns-repeated="13"/>
        </table:table-row>
        <table:table-row table:style-name="ro1">
          <table:table-cell office:value-type="float" office:value="1668.124146" calcext:value-type="float">
            <text:p>1668.124146</text:p>
          </table:table-cell>
          <table:table-cell office:value-type="float" office:value="1743.672852" calcext:value-type="float">
            <text:p>1743.672852</text:p>
          </table:table-cell>
          <table:table-cell office:value-type="float" office:value="1669.501099" calcext:value-type="float">
            <text:p>1669.501099</text:p>
          </table:table-cell>
          <table:table-cell office:value-type="float" office:value="1745.681396" calcext:value-type="float">
            <text:p>1745.681396</text:p>
          </table:table-cell>
          <table:table-cell table:number-columns-repeated="13"/>
        </table:table-row>
        <table:table-row table:style-name="ro1">
          <table:table-cell office:value-type="float" office:value="1669.150757" calcext:value-type="float">
            <text:p>1669.150757</text:p>
          </table:table-cell>
          <table:table-cell office:value-type="float" office:value="1744.206787" calcext:value-type="float">
            <text:p>1744.206787</text:p>
          </table:table-cell>
          <table:table-cell office:value-type="float" office:value="1672.619507" calcext:value-type="float">
            <text:p>1672.619507</text:p>
          </table:table-cell>
          <table:table-cell office:value-type="float" office:value="1744.219727" calcext:value-type="float">
            <text:p>1744.219727</text:p>
          </table:table-cell>
          <table:table-cell table:number-columns-repeated="13"/>
        </table:table-row>
        <table:table-row table:style-name="ro1">
          <table:table-cell office:value-type="float" office:value="1669.90918" calcext:value-type="float">
            <text:p>1669.90918</text:p>
          </table:table-cell>
          <table:table-cell office:value-type="float" office:value="1745.743896" calcext:value-type="float">
            <text:p>1745.743896</text:p>
          </table:table-cell>
          <table:table-cell office:value-type="float" office:value="1670.331177" calcext:value-type="float">
            <text:p>1670.331177</text:p>
          </table:table-cell>
          <table:table-cell office:value-type="float" office:value="1747.907227" calcext:value-type="float">
            <text:p>1747.907227</text:p>
          </table:table-cell>
          <table:table-cell table:number-columns-repeated="13"/>
        </table:table-row>
        <table:table-row table:style-name="ro1">
          <table:table-cell office:value-type="float" office:value="1666.667603" calcext:value-type="float">
            <text:p>1666.667603</text:p>
          </table:table-cell>
          <table:table-cell office:value-type="float" office:value="1745.058228" calcext:value-type="float">
            <text:p>1745.058228</text:p>
          </table:table-cell>
          <table:table-cell office:value-type="float" office:value="1670.370605" calcext:value-type="float">
            <text:p>1670.370605</text:p>
          </table:table-cell>
          <table:table-cell office:value-type="float" office:value="1747.679321" calcext:value-type="float">
            <text:p>1747.679321</text:p>
          </table:table-cell>
          <table:table-cell table:number-columns-repeated="13"/>
        </table:table-row>
        <table:table-row table:style-name="ro1">
          <table:table-cell office:value-type="float" office:value="1672.99292" calcext:value-type="float">
            <text:p>1672.99292</text:p>
          </table:table-cell>
          <table:table-cell office:value-type="float" office:value="1741.102173" calcext:value-type="float">
            <text:p>1741.102173</text:p>
          </table:table-cell>
          <table:table-cell office:value-type="float" office:value="1671.707764" calcext:value-type="float">
            <text:p>1671.707764</text:p>
          </table:table-cell>
          <table:table-cell office:value-type="float" office:value="1743.239868" calcext:value-type="float">
            <text:p>1743.239868</text:p>
          </table:table-cell>
          <table:table-cell table:number-columns-repeated="13"/>
        </table:table-row>
        <table:table-row table:style-name="ro1">
          <table:table-cell office:value-type="float" office:value="1670.508545" calcext:value-type="float">
            <text:p>1670.508545</text:p>
          </table:table-cell>
          <table:table-cell office:value-type="float" office:value="1744.328613" calcext:value-type="float">
            <text:p>1744.328613</text:p>
          </table:table-cell>
          <table:table-cell office:value-type="float" office:value="1672.248657" calcext:value-type="float">
            <text:p>1672.248657</text:p>
          </table:table-cell>
          <table:table-cell office:value-type="float" office:value="1744.932251" calcext:value-type="float">
            <text:p>1744.932251</text:p>
          </table:table-cell>
          <table:table-cell table:number-columns-repeated="13"/>
        </table:table-row>
        <table:table-row table:style-name="ro1">
          <table:table-cell office:value-type="float" office:value="1670.366577" calcext:value-type="float">
            <text:p>1670.366577</text:p>
          </table:table-cell>
          <table:table-cell office:value-type="float" office:value="1740.851929" calcext:value-type="float">
            <text:p>1740.851929</text:p>
          </table:table-cell>
          <table:table-cell office:value-type="float" office:value="1673.186279" calcext:value-type="float">
            <text:p>1673.186279</text:p>
          </table:table-cell>
          <table:table-cell office:value-type="float" office:value="1743.270142" calcext:value-type="float">
            <text:p>1743.270142</text:p>
          </table:table-cell>
          <table:table-cell table:number-columns-repeated="13"/>
        </table:table-row>
        <table:table-row table:style-name="ro1">
          <table:table-cell office:value-type="float" office:value="1668.727661" calcext:value-type="float">
            <text:p>1668.727661</text:p>
          </table:table-cell>
          <table:table-cell office:value-type="float" office:value="1742.537476" calcext:value-type="float">
            <text:p>1742.537476</text:p>
          </table:table-cell>
          <table:table-cell office:value-type="float" office:value="1670.042358" calcext:value-type="float">
            <text:p>1670.042358</text:p>
          </table:table-cell>
          <table:table-cell office:value-type="float" office:value="1744.948364" calcext:value-type="float">
            <text:p>1744.948364</text:p>
          </table:table-cell>
          <table:table-cell table:number-columns-repeated="13"/>
        </table:table-row>
        <table:table-row table:style-name="ro1">
          <table:table-cell office:value-type="float" office:value="1667.480469" calcext:value-type="float">
            <text:p>1667.480469</text:p>
          </table:table-cell>
          <table:table-cell office:value-type="float" office:value="1741.825073" calcext:value-type="float">
            <text:p>1741.825073</text:p>
          </table:table-cell>
          <table:table-cell office:value-type="float" office:value="1672.214478" calcext:value-type="float">
            <text:p>1672.214478</text:p>
          </table:table-cell>
          <table:table-cell office:value-type="float" office:value="1745.664307" calcext:value-type="float">
            <text:p>1745.664307</text:p>
          </table:table-cell>
          <table:table-cell table:number-columns-repeated="13"/>
        </table:table-row>
        <table:table-row table:style-name="ro1">
          <table:table-cell office:value-type="float" office:value="1665.919312" calcext:value-type="float">
            <text:p>1665.919312</text:p>
          </table:table-cell>
          <table:table-cell office:value-type="float" office:value="1745.717529" calcext:value-type="float">
            <text:p>1745.717529</text:p>
          </table:table-cell>
          <table:table-cell office:value-type="float" office:value="1669.291504" calcext:value-type="float">
            <text:p>1669.291504</text:p>
          </table:table-cell>
          <table:table-cell office:value-type="float" office:value="1744.970337" calcext:value-type="float">
            <text:p>1744.970337</text:p>
          </table:table-cell>
          <table:table-cell table:number-columns-repeated="13"/>
        </table:table-row>
        <table:table-row table:style-name="ro1">
          <table:table-cell office:value-type="float" office:value="1669.689575" calcext:value-type="float">
            <text:p>1669.689575</text:p>
          </table:table-cell>
          <table:table-cell office:value-type="float" office:value="1746.862061" calcext:value-type="float">
            <text:p>1746.862061</text:p>
          </table:table-cell>
          <table:table-cell office:value-type="float" office:value="1671.796875" calcext:value-type="float">
            <text:p>1671.796875</text:p>
          </table:table-cell>
          <table:table-cell office:value-type="float" office:value="1744.125488" calcext:value-type="float">
            <text:p>1744.125488</text:p>
          </table:table-cell>
          <table:table-cell table:number-columns-repeated="13"/>
        </table:table-row>
        <table:table-row table:style-name="ro1">
          <table:table-cell office:value-type="float" office:value="1667.390259" calcext:value-type="float">
            <text:p>1667.390259</text:p>
          </table:table-cell>
          <table:table-cell office:value-type="float" office:value="1743.433838" calcext:value-type="float">
            <text:p>1743.433838</text:p>
          </table:table-cell>
          <table:table-cell office:value-type="float" office:value="1671.591797" calcext:value-type="float">
            <text:p>1671.591797</text:p>
          </table:table-cell>
          <table:table-cell office:value-type="float" office:value="1745.151978" calcext:value-type="float">
            <text:p>1745.151978</text:p>
          </table:table-cell>
          <table:table-cell table:number-columns-repeated="13"/>
        </table:table-row>
        <table:table-row table:style-name="ro1">
          <table:table-cell office:value-type="float" office:value="1668.388428" calcext:value-type="float">
            <text:p>1668.388428</text:p>
          </table:table-cell>
          <table:table-cell office:value-type="float" office:value="1744.736816" calcext:value-type="float">
            <text:p>1744.736816</text:p>
          </table:table-cell>
          <table:table-cell office:value-type="float" office:value="1667.924316" calcext:value-type="float">
            <text:p>1667.924316</text:p>
          </table:table-cell>
          <table:table-cell office:value-type="float" office:value="1748.981689" calcext:value-type="float">
            <text:p>1748.981689</text:p>
          </table:table-cell>
          <table:table-cell table:number-columns-repeated="13"/>
        </table:table-row>
        <table:table-row table:style-name="ro1">
          <table:table-cell office:value-type="float" office:value="1664.789185" calcext:value-type="float">
            <text:p>1664.789185</text:p>
          </table:table-cell>
          <table:table-cell office:value-type="float" office:value="1746.010254" calcext:value-type="float">
            <text:p>1746.010254</text:p>
          </table:table-cell>
          <table:table-cell office:value-type="float" office:value="1667.854492" calcext:value-type="float">
            <text:p>1667.854492</text:p>
          </table:table-cell>
          <table:table-cell office:value-type="float" office:value="1748.963867" calcext:value-type="float">
            <text:p>1748.963867</text:p>
          </table:table-cell>
          <table:table-cell table:number-columns-repeated="13"/>
        </table:table-row>
        <table:table-row table:style-name="ro1">
          <table:table-cell office:value-type="float" office:value="1672.485718" calcext:value-type="float">
            <text:p>1672.485718</text:p>
          </table:table-cell>
          <table:table-cell office:value-type="float" office:value="1741.202881" calcext:value-type="float">
            <text:p>1741.202881</text:p>
          </table:table-cell>
          <table:table-cell office:value-type="float" office:value="1670.994629" calcext:value-type="float">
            <text:p>1670.994629</text:p>
          </table:table-cell>
          <table:table-cell office:value-type="float" office:value="1744.8573" calcext:value-type="float">
            <text:p>1744.8573</text:p>
          </table:table-cell>
          <table:table-cell table:number-columns-repeated="13"/>
        </table:table-row>
        <table:table-row table:style-name="ro1">
          <table:table-cell office:value-type="float" office:value="1668.935425" calcext:value-type="float">
            <text:p>1668.935425</text:p>
          </table:table-cell>
          <table:table-cell office:value-type="float" office:value="1742.809692" calcext:value-type="float">
            <text:p>1742.809692</text:p>
          </table:table-cell>
          <table:table-cell office:value-type="float" office:value="1669.888184" calcext:value-type="float">
            <text:p>1669.888184</text:p>
          </table:table-cell>
          <table:table-cell office:value-type="float" office:value="1747.73645" calcext:value-type="float">
            <text:p>1747.73645</text:p>
          </table:table-cell>
          <table:table-cell table:number-columns-repeated="13"/>
        </table:table-row>
        <table:table-row table:style-name="ro1">
          <table:table-cell office:value-type="float" office:value="1670.010986" calcext:value-type="float">
            <text:p>1670.010986</text:p>
          </table:table-cell>
          <table:table-cell office:value-type="float" office:value="1742.129395" calcext:value-type="float">
            <text:p>1742.129395</text:p>
          </table:table-cell>
          <table:table-cell office:value-type="float" office:value="1671.560669" calcext:value-type="float">
            <text:p>1671.560669</text:p>
          </table:table-cell>
          <table:table-cell office:value-type="float" office:value="1745.276123" calcext:value-type="float">
            <text:p>1745.276123</text:p>
          </table:table-cell>
          <table:table-cell table:number-columns-repeated="13"/>
        </table:table-row>
        <table:table-row table:style-name="ro1">
          <table:table-cell office:value-type="float" office:value="1668.224243" calcext:value-type="float">
            <text:p>1668.224243</text:p>
          </table:table-cell>
          <table:table-cell office:value-type="float" office:value="1744.208984" calcext:value-type="float">
            <text:p>1744.208984</text:p>
          </table:table-cell>
          <table:table-cell office:value-type="float" office:value="1667.217163" calcext:value-type="float">
            <text:p>1667.217163</text:p>
          </table:table-cell>
          <table:table-cell office:value-type="float" office:value="1748.358154" calcext:value-type="float">
            <text:p>1748.358154</text:p>
          </table:table-cell>
          <table:table-cell table:number-columns-repeated="13"/>
        </table:table-row>
        <table:table-row table:style-name="ro1">
          <table:table-cell office:value-type="float" office:value="1664.795288" calcext:value-type="float">
            <text:p>1664.795288</text:p>
          </table:table-cell>
          <table:table-cell office:value-type="float" office:value="1745.946045" calcext:value-type="float">
            <text:p>1745.946045</text:p>
          </table:table-cell>
          <table:table-cell office:value-type="float" office:value="1668.782959" calcext:value-type="float">
            <text:p>1668.782959</text:p>
          </table:table-cell>
          <table:table-cell office:value-type="float" office:value="1743.607422" calcext:value-type="float">
            <text:p>1743.607422</text:p>
          </table:table-cell>
          <table:table-cell table:number-columns-repeated="13"/>
        </table:table-row>
        <table:table-row table:style-name="ro1">
          <table:table-cell office:value-type="float" office:value="1668.745117" calcext:value-type="float">
            <text:p>1668.745117</text:p>
          </table:table-cell>
          <table:table-cell office:value-type="float" office:value="1742.066406" calcext:value-type="float">
            <text:p>1742.066406</text:p>
          </table:table-cell>
          <table:table-cell office:value-type="float" office:value="1671.322021" calcext:value-type="float">
            <text:p>1671.322021</text:p>
          </table:table-cell>
          <table:table-cell office:value-type="float" office:value="1745.009399" calcext:value-type="float">
            <text:p>1745.009399</text:p>
          </table:table-cell>
          <table:table-cell table:number-columns-repeated="13"/>
        </table:table-row>
        <table:table-row table:style-name="ro1">
          <table:table-cell office:value-type="float" office:value="1666.073486" calcext:value-type="float">
            <text:p>1666.073486</text:p>
          </table:table-cell>
          <table:table-cell office:value-type="float" office:value="1743.666626" calcext:value-type="float">
            <text:p>1743.666626</text:p>
          </table:table-cell>
          <table:table-cell office:value-type="float" office:value="1670.897339" calcext:value-type="float">
            <text:p>1670.897339</text:p>
          </table:table-cell>
          <table:table-cell office:value-type="float" office:value="1746.844116" calcext:value-type="float">
            <text:p>1746.844116</text:p>
          </table:table-cell>
          <table:table-cell table:number-columns-repeated="13"/>
        </table:table-row>
        <table:table-row table:style-name="ro1">
          <table:table-cell office:value-type="float" office:value="1668.050537" calcext:value-type="float">
            <text:p>1668.050537</text:p>
          </table:table-cell>
          <table:table-cell office:value-type="float" office:value="1744.210815" calcext:value-type="float">
            <text:p>1744.210815</text:p>
          </table:table-cell>
          <table:table-cell office:value-type="float" office:value="1669.283203" calcext:value-type="float">
            <text:p>1669.283203</text:p>
          </table:table-cell>
          <table:table-cell office:value-type="float" office:value="1746.224365" calcext:value-type="float">
            <text:p>1746.224365</text:p>
          </table:table-cell>
          <table:table-cell table:number-columns-repeated="13"/>
        </table:table-row>
        <table:table-row table:style-name="ro1">
          <table:table-cell office:value-type="float" office:value="1670.360474" calcext:value-type="float">
            <text:p>1670.360474</text:p>
          </table:table-cell>
          <table:table-cell office:value-type="float" office:value="1741.895874" calcext:value-type="float">
            <text:p>1741.895874</text:p>
          </table:table-cell>
          <table:table-cell office:value-type="float" office:value="1671.469727" calcext:value-type="float">
            <text:p>1671.469727</text:p>
          </table:table-cell>
          <table:table-cell office:value-type="float" office:value="1743.498657" calcext:value-type="float">
            <text:p>1743.498657</text:p>
          </table:table-cell>
          <table:table-cell table:number-columns-repeated="13"/>
        </table:table-row>
        <table:table-row table:style-name="ro1">
          <table:table-cell office:value-type="float" office:value="1665.37854" calcext:value-type="float">
            <text:p>1665.37854</text:p>
          </table:table-cell>
          <table:table-cell office:value-type="float" office:value="1748.088623" calcext:value-type="float">
            <text:p>1748.088623</text:p>
          </table:table-cell>
          <table:table-cell office:value-type="float" office:value="1671.791382" calcext:value-type="float">
            <text:p>1671.791382</text:p>
          </table:table-cell>
          <table:table-cell office:value-type="float" office:value="1745.300293" calcext:value-type="float">
            <text:p>1745.300293</text:p>
          </table:table-cell>
          <table:table-cell table:number-columns-repeated="13"/>
        </table:table-row>
        <table:table-row table:style-name="ro1">
          <table:table-cell office:value-type="float" office:value="1667.965454" calcext:value-type="float">
            <text:p>1667.965454</text:p>
          </table:table-cell>
          <table:table-cell office:value-type="float" office:value="1740.429932" calcext:value-type="float">
            <text:p>1740.429932</text:p>
          </table:table-cell>
          <table:table-cell office:value-type="float" office:value="1671.650635" calcext:value-type="float">
            <text:p>1671.650635</text:p>
          </table:table-cell>
          <table:table-cell office:value-type="float" office:value="1748.122681" calcext:value-type="float">
            <text:p>1748.122681</text:p>
          </table:table-cell>
          <table:table-cell table:number-columns-repeated="13"/>
        </table:table-row>
        <table:table-row table:style-name="ro1">
          <table:table-cell office:value-type="float" office:value="1669.512207" calcext:value-type="float">
            <text:p>1669.512207</text:p>
          </table:table-cell>
          <table:table-cell office:value-type="float" office:value="1742.904541" calcext:value-type="float">
            <text:p>1742.904541</text:p>
          </table:table-cell>
          <table:table-cell office:value-type="float" office:value="1671.012207" calcext:value-type="float">
            <text:p>1671.012207</text:p>
          </table:table-cell>
          <table:table-cell office:value-type="float" office:value="1746.218872" calcext:value-type="float">
            <text:p>1746.218872</text:p>
          </table:table-cell>
          <table:table-cell table:number-columns-repeated="13"/>
        </table:table-row>
        <table:table-row table:style-name="ro1">
          <table:table-cell office:value-type="float" office:value="1669.581055" calcext:value-type="float">
            <text:p>1669.581055</text:p>
          </table:table-cell>
          <table:table-cell office:value-type="float" office:value="1744.42395" calcext:value-type="float">
            <text:p>1744.42395</text:p>
          </table:table-cell>
          <table:table-cell office:value-type="float" office:value="1670.954102" calcext:value-type="float">
            <text:p>1670.954102</text:p>
          </table:table-cell>
          <table:table-cell office:value-type="float" office:value="1744.831909" calcext:value-type="float">
            <text:p>1744.831909</text:p>
          </table:table-cell>
          <table:table-cell table:number-columns-repeated="13"/>
        </table:table-row>
        <table:table-row table:style-name="ro1">
          <table:table-cell office:value-type="float" office:value="1671.272217" calcext:value-type="float">
            <text:p>1671.272217</text:p>
          </table:table-cell>
          <table:table-cell office:value-type="float" office:value="1744.991089" calcext:value-type="float">
            <text:p>1744.991089</text:p>
          </table:table-cell>
          <table:table-cell office:value-type="float" office:value="1671.149902" calcext:value-type="float">
            <text:p>1671.149902</text:p>
          </table:table-cell>
          <table:table-cell office:value-type="float" office:value="1746.649902" calcext:value-type="float">
            <text:p>1746.649902</text:p>
          </table:table-cell>
          <table:table-cell table:number-columns-repeated="13"/>
        </table:table-row>
        <table:table-row table:style-name="ro1">
          <table:table-cell office:value-type="float" office:value="1666.932373" calcext:value-type="float">
            <text:p>1666.932373</text:p>
          </table:table-cell>
          <table:table-cell office:value-type="float" office:value="1747.212891" calcext:value-type="float">
            <text:p>1747.212891</text:p>
          </table:table-cell>
          <table:table-cell office:value-type="float" office:value="1669.020874" calcext:value-type="float">
            <text:p>1669.020874</text:p>
          </table:table-cell>
          <table:table-cell office:value-type="float" office:value="1750.039795" calcext:value-type="float">
            <text:p>1750.039795</text:p>
          </table:table-cell>
          <table:table-cell table:number-columns-repeated="13"/>
        </table:table-row>
        <table:table-row table:style-name="ro1">
          <table:table-cell office:value-type="float" office:value="1669.575439" calcext:value-type="float">
            <text:p>1669.575439</text:p>
          </table:table-cell>
          <table:table-cell office:value-type="float" office:value="1744.106201" calcext:value-type="float">
            <text:p>1744.106201</text:p>
          </table:table-cell>
          <table:table-cell office:value-type="float" office:value="1671.972168" calcext:value-type="float">
            <text:p>1671.972168</text:p>
          </table:table-cell>
          <table:table-cell office:value-type="float" office:value="1743.577881" calcext:value-type="float">
            <text:p>1743.577881</text:p>
          </table:table-cell>
          <table:table-cell table:number-columns-repeated="13"/>
        </table:table-row>
        <table:table-row table:style-name="ro1">
          <table:table-cell office:value-type="float" office:value="1669.41626" calcext:value-type="float">
            <text:p>1669.41626</text:p>
          </table:table-cell>
          <table:table-cell office:value-type="float" office:value="1746.138062" calcext:value-type="float">
            <text:p>1746.138062</text:p>
          </table:table-cell>
          <table:table-cell office:value-type="float" office:value="1672.135498" calcext:value-type="float">
            <text:p>1672.135498</text:p>
          </table:table-cell>
          <table:table-cell office:value-type="float" office:value="1747.832031" calcext:value-type="float">
            <text:p>1747.832031</text:p>
          </table:table-cell>
          <table:table-cell table:number-columns-repeated="13"/>
        </table:table-row>
        <table:table-row table:style-name="ro1">
          <table:table-cell office:value-type="float" office:value="1666.886719" calcext:value-type="float">
            <text:p>1666.886719</text:p>
          </table:table-cell>
          <table:table-cell office:value-type="float" office:value="1745.486938" calcext:value-type="float">
            <text:p>1745.486938</text:p>
          </table:table-cell>
          <table:table-cell office:value-type="float" office:value="1669.667725" calcext:value-type="float">
            <text:p>1669.667725</text:p>
          </table:table-cell>
          <table:table-cell office:value-type="float" office:value="1746.643066" calcext:value-type="float">
            <text:p>1746.643066</text:p>
          </table:table-cell>
          <table:table-cell table:number-columns-repeated="13"/>
        </table:table-row>
        <table:table-row table:style-name="ro1">
          <table:table-cell office:value-type="float" office:value="1668.153198" calcext:value-type="float">
            <text:p>1668.153198</text:p>
          </table:table-cell>
          <table:table-cell office:value-type="float" office:value="1746.244751" calcext:value-type="float">
            <text:p>1746.244751</text:p>
          </table:table-cell>
          <table:table-cell office:value-type="float" office:value="1671.194092" calcext:value-type="float">
            <text:p>1671.194092</text:p>
          </table:table-cell>
          <table:table-cell office:value-type="float" office:value="1746.338501" calcext:value-type="float">
            <text:p>1746.338501</text:p>
          </table:table-cell>
          <table:table-cell table:number-columns-repeated="13"/>
        </table:table-row>
        <table:table-row table:style-name="ro1">
          <table:table-cell office:value-type="float" office:value="1665.72876" calcext:value-type="float">
            <text:p>1665.72876</text:p>
          </table:table-cell>
          <table:table-cell office:value-type="float" office:value="1744.141968" calcext:value-type="float">
            <text:p>1744.141968</text:p>
          </table:table-cell>
          <table:table-cell office:value-type="float" office:value="1670.785156" calcext:value-type="float">
            <text:p>1670.785156</text:p>
          </table:table-cell>
          <table:table-cell office:value-type="float" office:value="1746.876221" calcext:value-type="float">
            <text:p>1746.876221</text:p>
          </table:table-cell>
          <table:table-cell table:number-columns-repeated="13"/>
        </table:table-row>
        <table:table-row table:style-name="ro1">
          <table:table-cell office:value-type="float" office:value="1665.310059" calcext:value-type="float">
            <text:p>1665.310059</text:p>
          </table:table-cell>
          <table:table-cell office:value-type="float" office:value="1745.458496" calcext:value-type="float">
            <text:p>1745.458496</text:p>
          </table:table-cell>
          <table:table-cell office:value-type="float" office:value="1671.02771" calcext:value-type="float">
            <text:p>1671.02771</text:p>
          </table:table-cell>
          <table:table-cell office:value-type="float" office:value="1745.845825" calcext:value-type="float">
            <text:p>1745.845825</text:p>
          </table:table-cell>
          <table:table-cell table:number-columns-repeated="13"/>
        </table:table-row>
        <table:table-row table:style-name="ro1">
          <table:table-cell office:value-type="float" office:value="1671.314697" calcext:value-type="float">
            <text:p>1671.314697</text:p>
          </table:table-cell>
          <table:table-cell office:value-type="float" office:value="1741.143555" calcext:value-type="float">
            <text:p>1741.143555</text:p>
          </table:table-cell>
          <table:table-cell office:value-type="float" office:value="1670.385132" calcext:value-type="float">
            <text:p>1670.385132</text:p>
          </table:table-cell>
          <table:table-cell office:value-type="float" office:value="1749.140991" calcext:value-type="float">
            <text:p>1749.140991</text:p>
          </table:table-cell>
          <table:table-cell table:number-columns-repeated="13"/>
        </table:table-row>
        <table:table-row table:style-name="ro1">
          <table:table-cell office:value-type="float" office:value="1668.308472" calcext:value-type="float">
            <text:p>1668.308472</text:p>
          </table:table-cell>
          <table:table-cell office:value-type="float" office:value="1744.378296" calcext:value-type="float">
            <text:p>1744.378296</text:p>
          </table:table-cell>
          <table:table-cell office:value-type="float" office:value="1669.26001" calcext:value-type="float">
            <text:p>1669.26001</text:p>
          </table:table-cell>
          <table:table-cell office:value-type="float" office:value="1747.47876" calcext:value-type="float">
            <text:p>1747.47876</text:p>
          </table:table-cell>
          <table:table-cell table:number-columns-repeated="13"/>
        </table:table-row>
        <table:table-row table:style-name="ro1">
          <table:table-cell office:value-type="float" office:value="1668.153564" calcext:value-type="float">
            <text:p>1668.153564</text:p>
          </table:table-cell>
          <table:table-cell office:value-type="float" office:value="1742.67334" calcext:value-type="float">
            <text:p>1742.67334</text:p>
          </table:table-cell>
          <table:table-cell office:value-type="float" office:value="1669.669556" calcext:value-type="float">
            <text:p>1669.669556</text:p>
          </table:table-cell>
          <table:table-cell office:value-type="float" office:value="1745.506714" calcext:value-type="float">
            <text:p>1745.506714</text:p>
          </table:table-cell>
          <table:table-cell table:number-columns-repeated="13"/>
        </table:table-row>
        <table:table-row table:style-name="ro1">
          <table:table-cell office:value-type="float" office:value="1665.418457" calcext:value-type="float">
            <text:p>1665.418457</text:p>
          </table:table-cell>
          <table:table-cell office:value-type="float" office:value="1744.911377" calcext:value-type="float">
            <text:p>1744.911377</text:p>
          </table:table-cell>
          <table:table-cell office:value-type="float" office:value="1666.632202" calcext:value-type="float">
            <text:p>1666.632202</text:p>
          </table:table-cell>
          <table:table-cell office:value-type="float" office:value="1748.544922" calcext:value-type="float">
            <text:p>1748.544922</text:p>
          </table:table-cell>
          <table:table-cell table:number-columns-repeated="13"/>
        </table:table-row>
        <table:table-row table:style-name="ro1">
          <table:table-cell office:value-type="float" office:value="1667.004639" calcext:value-type="float">
            <text:p>1667.004639</text:p>
          </table:table-cell>
          <table:table-cell office:value-type="float" office:value="1744.133911" calcext:value-type="float">
            <text:p>1744.133911</text:p>
          </table:table-cell>
          <table:table-cell office:value-type="float" office:value="1670.19873" calcext:value-type="float">
            <text:p>1670.19873</text:p>
          </table:table-cell>
          <table:table-cell office:value-type="float" office:value="1746.347778" calcext:value-type="float">
            <text:p>1746.347778</text:p>
          </table:table-cell>
          <table:table-cell table:number-columns-repeated="13"/>
        </table:table-row>
        <table:table-row table:style-name="ro1">
          <table:table-cell office:value-type="float" office:value="1667.555054" calcext:value-type="float">
            <text:p>1667.555054</text:p>
          </table:table-cell>
          <table:table-cell office:value-type="float" office:value="1743.250244" calcext:value-type="float">
            <text:p>1743.250244</text:p>
          </table:table-cell>
          <table:table-cell office:value-type="float" office:value="1667.722412" calcext:value-type="float">
            <text:p>1667.722412</text:p>
          </table:table-cell>
          <table:table-cell office:value-type="float" office:value="1747.997681" calcext:value-type="float">
            <text:p>1747.997681</text:p>
          </table:table-cell>
          <table:table-cell table:number-columns-repeated="13"/>
        </table:table-row>
        <table:table-row table:style-name="ro1">
          <table:table-cell office:value-type="float" office:value="1668.990967" calcext:value-type="float">
            <text:p>1668.990967</text:p>
          </table:table-cell>
          <table:table-cell office:value-type="float" office:value="1742.434326" calcext:value-type="float">
            <text:p>1742.434326</text:p>
          </table:table-cell>
          <table:table-cell office:value-type="float" office:value="1667.010986" calcext:value-type="float">
            <text:p>1667.010986</text:p>
          </table:table-cell>
          <table:table-cell office:value-type="float" office:value="1746.852173" calcext:value-type="float">
            <text:p>1746.852173</text:p>
          </table:table-cell>
          <table:table-cell table:number-columns-repeated="13"/>
        </table:table-row>
        <table:table-row table:style-name="ro1">
          <table:table-cell office:value-type="float" office:value="1667.819702" calcext:value-type="float">
            <text:p>1667.819702</text:p>
          </table:table-cell>
          <table:table-cell office:value-type="float" office:value="1740.739258" calcext:value-type="float">
            <text:p>1740.739258</text:p>
          </table:table-cell>
          <table:table-cell office:value-type="float" office:value="1667.565674" calcext:value-type="float">
            <text:p>1667.565674</text:p>
          </table:table-cell>
          <table:table-cell office:value-type="float" office:value="1744.267578" calcext:value-type="float">
            <text:p>1744.267578</text:p>
          </table:table-cell>
          <table:table-cell table:number-columns-repeated="13"/>
        </table:table-row>
        <table:table-row table:style-name="ro1">
          <table:table-cell office:value-type="float" office:value="1665.728516" calcext:value-type="float">
            <text:p>1665.728516</text:p>
          </table:table-cell>
          <table:table-cell office:value-type="float" office:value="1743.99646" calcext:value-type="float">
            <text:p>1743.99646</text:p>
          </table:table-cell>
          <table:table-cell office:value-type="float" office:value="1669.460449" calcext:value-type="float">
            <text:p>1669.460449</text:p>
          </table:table-cell>
          <table:table-cell office:value-type="float" office:value="1744.781006" calcext:value-type="float">
            <text:p>1744.781006</text:p>
          </table:table-cell>
          <table:table-cell table:number-columns-repeated="13"/>
        </table:table-row>
        <table:table-row table:style-name="ro1">
          <table:table-cell office:value-type="float" office:value="1667.078735" calcext:value-type="float">
            <text:p>1667.078735</text:p>
          </table:table-cell>
          <table:table-cell office:value-type="float" office:value="1747.095093" calcext:value-type="float">
            <text:p>1747.095093</text:p>
          </table:table-cell>
          <table:table-cell office:value-type="float" office:value="1673.694946" calcext:value-type="float">
            <text:p>1673.694946</text:p>
          </table:table-cell>
          <table:table-cell office:value-type="float" office:value="1745.005737" calcext:value-type="float">
            <text:p>1745.005737</text:p>
          </table:table-cell>
          <table:table-cell table:number-columns-repeated="13"/>
        </table:table-row>
        <table:table-row table:style-name="ro1">
          <table:table-cell office:value-type="float" office:value="1673.441162" calcext:value-type="float">
            <text:p>1673.441162</text:p>
          </table:table-cell>
          <table:table-cell office:value-type="float" office:value="1743.834229" calcext:value-type="float">
            <text:p>1743.834229</text:p>
          </table:table-cell>
          <table:table-cell office:value-type="float" office:value="1674.587646" calcext:value-type="float">
            <text:p>1674.587646</text:p>
          </table:table-cell>
          <table:table-cell office:value-type="float" office:value="1746.109375" calcext:value-type="float">
            <text:p>1746.109375</text:p>
          </table:table-cell>
          <table:table-cell table:number-columns-repeated="13"/>
        </table:table-row>
        <table:table-row table:style-name="ro1">
          <table:table-cell office:value-type="float" office:value="1668.595825" calcext:value-type="float">
            <text:p>1668.595825</text:p>
          </table:table-cell>
          <table:table-cell office:value-type="float" office:value="1745.120117" calcext:value-type="float">
            <text:p>1745.120117</text:p>
          </table:table-cell>
          <table:table-cell office:value-type="float" office:value="1670.634644" calcext:value-type="float">
            <text:p>1670.634644</text:p>
          </table:table-cell>
          <table:table-cell office:value-type="float" office:value="1748.344482" calcext:value-type="float">
            <text:p>1748.344482</text:p>
          </table:table-cell>
          <table:table-cell table:number-columns-repeated="13"/>
        </table:table-row>
        <table:table-row table:style-name="ro1">
          <table:table-cell office:value-type="float" office:value="1671.804688" calcext:value-type="float">
            <text:p>1671.804688</text:p>
          </table:table-cell>
          <table:table-cell office:value-type="float" office:value="1745.522705" calcext:value-type="float">
            <text:p>1745.522705</text:p>
          </table:table-cell>
          <table:table-cell office:value-type="float" office:value="1671.97522" calcext:value-type="float">
            <text:p>1671.97522</text:p>
          </table:table-cell>
          <table:table-cell office:value-type="float" office:value="1746.74939" calcext:value-type="float">
            <text:p>1746.74939</text:p>
          </table:table-cell>
          <table:table-cell table:number-columns-repeated="13"/>
        </table:table-row>
        <table:table-row table:style-name="ro1">
          <table:table-cell office:value-type="float" office:value="1669.675171" calcext:value-type="float">
            <text:p>1669.675171</text:p>
          </table:table-cell>
          <table:table-cell office:value-type="float" office:value="1744.682007" calcext:value-type="float">
            <text:p>1744.682007</text:p>
          </table:table-cell>
          <table:table-cell office:value-type="float" office:value="1673.317505" calcext:value-type="float">
            <text:p>1673.317505</text:p>
          </table:table-cell>
          <table:table-cell office:value-type="float" office:value="1748.698364" calcext:value-type="float">
            <text:p>1748.698364</text:p>
          </table:table-cell>
          <table:table-cell table:number-columns-repeated="13"/>
        </table:table-row>
        <table:table-row table:style-name="ro1">
          <table:table-cell office:value-type="float" office:value="1663.487305" calcext:value-type="float">
            <text:p>1663.487305</text:p>
          </table:table-cell>
          <table:table-cell office:value-type="float" office:value="1742.959473" calcext:value-type="float">
            <text:p>1742.959473</text:p>
          </table:table-cell>
          <table:table-cell office:value-type="float" office:value="1671.445312" calcext:value-type="float">
            <text:p>1671.445312</text:p>
          </table:table-cell>
          <table:table-cell office:value-type="float" office:value="1745.381592" calcext:value-type="float">
            <text:p>1745.381592</text:p>
          </table:table-cell>
          <table:table-cell table:number-columns-repeated="13"/>
        </table:table-row>
        <table:table-row table:style-name="ro1">
          <table:table-cell office:value-type="float" office:value="1670.81897" calcext:value-type="float">
            <text:p>1670.81897</text:p>
          </table:table-cell>
          <table:table-cell office:value-type="float" office:value="1744.126587" calcext:value-type="float">
            <text:p>1744.126587</text:p>
          </table:table-cell>
          <table:table-cell office:value-type="float" office:value="1669.863403" calcext:value-type="float">
            <text:p>1669.863403</text:p>
          </table:table-cell>
          <table:table-cell office:value-type="float" office:value="1749.070801" calcext:value-type="float">
            <text:p>1749.070801</text:p>
          </table:table-cell>
          <table:table-cell table:number-columns-repeated="13"/>
        </table:table-row>
        <table:table-row table:style-name="ro1">
          <table:table-cell office:value-type="float" office:value="1669.532349" calcext:value-type="float">
            <text:p>1669.532349</text:p>
          </table:table-cell>
          <table:table-cell office:value-type="float" office:value="1745.060181" calcext:value-type="float">
            <text:p>1745.060181</text:p>
          </table:table-cell>
          <table:table-cell office:value-type="float" office:value="1672.301147" calcext:value-type="float">
            <text:p>1672.301147</text:p>
          </table:table-cell>
          <table:table-cell office:value-type="float" office:value="1746.477539" calcext:value-type="float">
            <text:p>1746.477539</text:p>
          </table:table-cell>
          <table:table-cell table:number-columns-repeated="13"/>
        </table:table-row>
        <table:table-row table:style-name="ro1">
          <table:table-cell office:value-type="float" office:value="1670.022339" calcext:value-type="float">
            <text:p>1670.022339</text:p>
          </table:table-cell>
          <table:table-cell office:value-type="float" office:value="1743.650879" calcext:value-type="float">
            <text:p>1743.650879</text:p>
          </table:table-cell>
          <table:table-cell office:value-type="float" office:value="1669.676636" calcext:value-type="float">
            <text:p>1669.676636</text:p>
          </table:table-cell>
          <table:table-cell office:value-type="float" office:value="1749.214966" calcext:value-type="float">
            <text:p>1749.214966</text:p>
          </table:table-cell>
          <table:table-cell table:number-columns-repeated="13"/>
        </table:table-row>
        <table:table-row table:style-name="ro1">
          <table:table-cell office:value-type="float" office:value="1667.658081" calcext:value-type="float">
            <text:p>1667.658081</text:p>
          </table:table-cell>
          <table:table-cell office:value-type="float" office:value="1743.796875" calcext:value-type="float">
            <text:p>1743.796875</text:p>
          </table:table-cell>
          <table:table-cell office:value-type="float" office:value="1671.897705" calcext:value-type="float">
            <text:p>1671.897705</text:p>
          </table:table-cell>
          <table:table-cell office:value-type="float" office:value="1746.820801" calcext:value-type="float">
            <text:p>1746.820801</text:p>
          </table:table-cell>
          <table:table-cell table:number-columns-repeated="13"/>
        </table:table-row>
        <table:table-row table:style-name="ro1">
          <table:table-cell office:value-type="float" office:value="1664.604248" calcext:value-type="float">
            <text:p>1664.604248</text:p>
          </table:table-cell>
          <table:table-cell office:value-type="float" office:value="1745.881348" calcext:value-type="float">
            <text:p>1745.881348</text:p>
          </table:table-cell>
          <table:table-cell office:value-type="float" office:value="1669.941895" calcext:value-type="float">
            <text:p>1669.941895</text:p>
          </table:table-cell>
          <table:table-cell office:value-type="float" office:value="1746.77002" calcext:value-type="float">
            <text:p>1746.77002</text:p>
          </table:table-cell>
          <table:table-cell table:number-columns-repeated="13"/>
        </table:table-row>
        <table:table-row table:style-name="ro1">
          <table:table-cell office:value-type="float" office:value="1668.875977" calcext:value-type="float">
            <text:p>1668.875977</text:p>
          </table:table-cell>
          <table:table-cell office:value-type="float" office:value="1743.625244" calcext:value-type="float">
            <text:p>1743.625244</text:p>
          </table:table-cell>
          <table:table-cell office:value-type="float" office:value="1669.303467" calcext:value-type="float">
            <text:p>1669.303467</text:p>
          </table:table-cell>
          <table:table-cell office:value-type="float" office:value="1747.742798" calcext:value-type="float">
            <text:p>1747.742798</text:p>
          </table:table-cell>
          <table:table-cell table:number-columns-repeated="13"/>
        </table:table-row>
        <table:table-row table:style-name="ro1">
          <table:table-cell office:value-type="float" office:value="1669.950439" calcext:value-type="float">
            <text:p>1669.950439</text:p>
          </table:table-cell>
          <table:table-cell office:value-type="float" office:value="1743.598633" calcext:value-type="float">
            <text:p>1743.598633</text:p>
          </table:table-cell>
          <table:table-cell office:value-type="float" office:value="1670.094849" calcext:value-type="float">
            <text:p>1670.094849</text:p>
          </table:table-cell>
          <table:table-cell office:value-type="float" office:value="1745.811401" calcext:value-type="float">
            <text:p>1745.811401</text:p>
          </table:table-cell>
          <table:table-cell table:number-columns-repeated="13"/>
        </table:table-row>
        <table:table-row table:style-name="ro1">
          <table:table-cell office:value-type="float" office:value="1667.865234" calcext:value-type="float">
            <text:p>1667.865234</text:p>
          </table:table-cell>
          <table:table-cell office:value-type="float" office:value="1744.919922" calcext:value-type="float">
            <text:p>1744.919922</text:p>
          </table:table-cell>
          <table:table-cell office:value-type="float" office:value="1670.262695" calcext:value-type="float">
            <text:p>1670.262695</text:p>
          </table:table-cell>
          <table:table-cell office:value-type="float" office:value="1745.623169" calcext:value-type="float">
            <text:p>1745.623169</text:p>
          </table:table-cell>
          <table:table-cell table:number-columns-repeated="13"/>
        </table:table-row>
        <table:table-row table:style-name="ro1">
          <table:table-cell office:value-type="float" office:value="1670.371704" calcext:value-type="float">
            <text:p>1670.371704</text:p>
          </table:table-cell>
          <table:table-cell office:value-type="float" office:value="1744.511841" calcext:value-type="float">
            <text:p>1744.511841</text:p>
          </table:table-cell>
          <table:table-cell office:value-type="float" office:value="1672.521851" calcext:value-type="float">
            <text:p>1672.521851</text:p>
          </table:table-cell>
          <table:table-cell office:value-type="float" office:value="1746.268311" calcext:value-type="float">
            <text:p>1746.268311</text:p>
          </table:table-cell>
          <table:table-cell table:number-columns-repeated="13"/>
        </table:table-row>
        <table:table-row table:style-name="ro1">
          <table:table-cell office:value-type="float" office:value="1666.655762" calcext:value-type="float">
            <text:p>1666.655762</text:p>
          </table:table-cell>
          <table:table-cell office:value-type="float" office:value="1745.508545" calcext:value-type="float">
            <text:p>1745.508545</text:p>
          </table:table-cell>
          <table:table-cell office:value-type="float" office:value="1668.102905" calcext:value-type="float">
            <text:p>1668.102905</text:p>
          </table:table-cell>
          <table:table-cell office:value-type="float" office:value="1746.31958" calcext:value-type="float">
            <text:p>1746.31958</text:p>
          </table:table-cell>
          <table:table-cell table:number-columns-repeated="13"/>
        </table:table-row>
        <table:table-row table:style-name="ro1">
          <table:table-cell office:value-type="float" office:value="1666.176025" calcext:value-type="float">
            <text:p>1666.176025</text:p>
          </table:table-cell>
          <table:table-cell office:value-type="float" office:value="1743.360229" calcext:value-type="float">
            <text:p>1743.360229</text:p>
          </table:table-cell>
          <table:table-cell office:value-type="float" office:value="1671.969971" calcext:value-type="float">
            <text:p>1671.969971</text:p>
          </table:table-cell>
          <table:table-cell office:value-type="float" office:value="1744.077515" calcext:value-type="float">
            <text:p>1744.077515</text:p>
          </table:table-cell>
          <table:table-cell table:number-columns-repeated="13"/>
        </table:table-row>
        <table:table-row table:style-name="ro1">
          <table:table-cell office:value-type="float" office:value="1666.102417" calcext:value-type="float">
            <text:p>1666.102417</text:p>
          </table:table-cell>
          <table:table-cell office:value-type="float" office:value="1746.013428" calcext:value-type="float">
            <text:p>1746.013428</text:p>
          </table:table-cell>
          <table:table-cell office:value-type="float" office:value="1671.110596" calcext:value-type="float">
            <text:p>1671.110596</text:p>
          </table:table-cell>
          <table:table-cell office:value-type="float" office:value="1747.127075" calcext:value-type="float">
            <text:p>1747.127075</text:p>
          </table:table-cell>
          <table:table-cell table:number-columns-repeated="13"/>
        </table:table-row>
        <table:table-row table:style-name="ro1">
          <table:table-cell office:value-type="float" office:value="1666.306152" calcext:value-type="float">
            <text:p>1666.306152</text:p>
          </table:table-cell>
          <table:table-cell office:value-type="float" office:value="1744.639771" calcext:value-type="float">
            <text:p>1744.639771</text:p>
          </table:table-cell>
          <table:table-cell office:value-type="float" office:value="1667.848145" calcext:value-type="float">
            <text:p>1667.848145</text:p>
          </table:table-cell>
          <table:table-cell office:value-type="float" office:value="1748.713989" calcext:value-type="float">
            <text:p>1748.713989</text:p>
          </table:table-cell>
          <table:table-cell table:number-columns-repeated="13"/>
        </table:table-row>
        <table:table-row table:style-name="ro1">
          <table:table-cell office:value-type="float" office:value="1666.597168" calcext:value-type="float">
            <text:p>1666.597168</text:p>
          </table:table-cell>
          <table:table-cell office:value-type="float" office:value="1743.48938" calcext:value-type="float">
            <text:p>1743.48938</text:p>
          </table:table-cell>
          <table:table-cell office:value-type="float" office:value="1669.018799" calcext:value-type="float">
            <text:p>1669.018799</text:p>
          </table:table-cell>
          <table:table-cell office:value-type="float" office:value="1748.226685" calcext:value-type="float">
            <text:p>1748.226685</text:p>
          </table:table-cell>
          <table:table-cell table:number-columns-repeated="13"/>
        </table:table-row>
        <table:table-row table:style-name="ro1">
          <table:table-cell office:value-type="float" office:value="1667.998169" calcext:value-type="float">
            <text:p>1667.998169</text:p>
          </table:table-cell>
          <table:table-cell office:value-type="float" office:value="1745.95813" calcext:value-type="float">
            <text:p>1745.95813</text:p>
          </table:table-cell>
          <table:table-cell office:value-type="float" office:value="1669.857788" calcext:value-type="float">
            <text:p>1669.857788</text:p>
          </table:table-cell>
          <table:table-cell office:value-type="float" office:value="1747.537964" calcext:value-type="float">
            <text:p>1747.537964</text:p>
          </table:table-cell>
          <table:table-cell table:number-columns-repeated="13"/>
        </table:table-row>
        <table:table-row table:style-name="ro1">
          <table:table-cell office:value-type="float" office:value="1668.154053" calcext:value-type="float">
            <text:p>1668.154053</text:p>
          </table:table-cell>
          <table:table-cell office:value-type="float" office:value="1744.298828" calcext:value-type="float">
            <text:p>1744.298828</text:p>
          </table:table-cell>
          <table:table-cell office:value-type="float" office:value="1670.921021" calcext:value-type="float">
            <text:p>1670.921021</text:p>
          </table:table-cell>
          <table:table-cell office:value-type="float" office:value="1745.905273" calcext:value-type="float">
            <text:p>1745.905273</text:p>
          </table:table-cell>
          <table:table-cell table:number-columns-repeated="13"/>
        </table:table-row>
        <table:table-row table:style-name="ro1">
          <table:table-cell office:value-type="float" office:value="1670.23999" calcext:value-type="float">
            <text:p>1670.23999</text:p>
          </table:table-cell>
          <table:table-cell office:value-type="float" office:value="1741.570068" calcext:value-type="float">
            <text:p>1741.570068</text:p>
          </table:table-cell>
          <table:table-cell office:value-type="float" office:value="1672.675537" calcext:value-type="float">
            <text:p>1672.675537</text:p>
          </table:table-cell>
          <table:table-cell office:value-type="float" office:value="1746.182861" calcext:value-type="float">
            <text:p>1746.182861</text:p>
          </table:table-cell>
          <table:table-cell table:number-columns-repeated="13"/>
        </table:table-row>
        <table:table-row table:style-name="ro1">
          <table:table-cell office:value-type="float" office:value="1670.134766" calcext:value-type="float">
            <text:p>1670.134766</text:p>
          </table:table-cell>
          <table:table-cell office:value-type="float" office:value="1741.057129" calcext:value-type="float">
            <text:p>1741.057129</text:p>
          </table:table-cell>
          <table:table-cell office:value-type="float" office:value="1670.011963" calcext:value-type="float">
            <text:p>1670.011963</text:p>
          </table:table-cell>
          <table:table-cell office:value-type="float" office:value="1743.495239" calcext:value-type="float">
            <text:p>1743.495239</text:p>
          </table:table-cell>
          <table:table-cell table:number-columns-repeated="13"/>
        </table:table-row>
        <table:table-row table:style-name="ro1">
          <table:table-cell office:value-type="float" office:value="1669.441406" calcext:value-type="float">
            <text:p>1669.441406</text:p>
          </table:table-cell>
          <table:table-cell office:value-type="float" office:value="1739.007446" calcext:value-type="float">
            <text:p>1739.007446</text:p>
          </table:table-cell>
          <table:table-cell office:value-type="float" office:value="1672.709473" calcext:value-type="float">
            <text:p>1672.709473</text:p>
          </table:table-cell>
          <table:table-cell office:value-type="float" office:value="1740.571167" calcext:value-type="float">
            <text:p>1740.571167</text:p>
          </table:table-cell>
          <table:table-cell table:number-columns-repeated="13"/>
        </table:table-row>
        <table:table-row table:style-name="ro1">
          <table:table-cell office:value-type="float" office:value="1658.68103" calcext:value-type="float">
            <text:p>1658.68103</text:p>
          </table:table-cell>
          <table:table-cell office:value-type="float" office:value="1727.123657" calcext:value-type="float">
            <text:p>1727.123657</text:p>
          </table:table-cell>
          <table:table-cell office:value-type="float" office:value="1663.83313" calcext:value-type="float">
            <text:p>1663.83313</text:p>
          </table:table-cell>
          <table:table-cell office:value-type="float" office:value="1725.521118" calcext:value-type="float">
            <text:p>1725.521118</text:p>
          </table:table-cell>
          <table:table-cell table:number-columns-repeated="13"/>
        </table:table-row>
        <table:table-row table:style-name="ro1">
          <table:table-cell office:value-type="float" office:value="1633.495728" calcext:value-type="float">
            <text:p>1633.495728</text:p>
          </table:table-cell>
          <table:table-cell office:value-type="float" office:value="1738.023926" calcext:value-type="float">
            <text:p>1738.023926</text:p>
          </table:table-cell>
          <table:table-cell office:value-type="float" office:value="1637.729736" calcext:value-type="float">
            <text:p>1637.729736</text:p>
          </table:table-cell>
          <table:table-cell office:value-type="float" office:value="1737.226074" calcext:value-type="float">
            <text:p>1737.226074</text:p>
          </table:table-cell>
          <table:table-cell table:number-columns-repeated="13"/>
        </table:table-row>
        <table:table-row table:style-name="ro1">
          <table:table-cell office:value-type="float" office:value="1639.078125" calcext:value-type="float">
            <text:p>1639.078125</text:p>
          </table:table-cell>
          <table:table-cell office:value-type="float" office:value="1708.69873" calcext:value-type="float">
            <text:p>1708.69873</text:p>
          </table:table-cell>
          <table:table-cell office:value-type="float" office:value="1638.922974" calcext:value-type="float">
            <text:p>1638.922974</text:p>
          </table:table-cell>
          <table:table-cell office:value-type="float" office:value="1705.67041" calcext:value-type="float">
            <text:p>1705.67041</text:p>
          </table:table-cell>
          <table:table-cell table:number-columns-repeated="13"/>
        </table:table-row>
        <table:table-row table:style-name="ro1">
          <table:table-cell office:value-type="float" office:value="1628.094116" calcext:value-type="float">
            <text:p>1628.094116</text:p>
          </table:table-cell>
          <table:table-cell office:value-type="float" office:value="1700.102173" calcext:value-type="float">
            <text:p>1700.102173</text:p>
          </table:table-cell>
          <table:table-cell office:value-type="float" office:value="1632.12085" calcext:value-type="float">
            <text:p>1632.12085</text:p>
          </table:table-cell>
          <table:table-cell office:value-type="float" office:value="1697.593384" calcext:value-type="float">
            <text:p>1697.593384</text:p>
          </table:table-cell>
          <table:table-cell table:number-columns-repeated="13"/>
        </table:table-row>
        <table:table-row table:style-name="ro1">
          <table:table-cell office:value-type="float" office:value="1620.055542" calcext:value-type="float">
            <text:p>1620.055542</text:p>
          </table:table-cell>
          <table:table-cell office:value-type="float" office:value="1692.380615" calcext:value-type="float">
            <text:p>1692.380615</text:p>
          </table:table-cell>
          <table:table-cell office:value-type="float" office:value="1618.719971" calcext:value-type="float">
            <text:p>1618.719971</text:p>
          </table:table-cell>
          <table:table-cell office:value-type="float" office:value="1695.561768" calcext:value-type="float">
            <text:p>1695.561768</text:p>
          </table:table-cell>
          <table:table-cell table:number-columns-repeated="13"/>
        </table:table-row>
        <table:table-row table:style-name="ro1">
          <table:table-cell office:value-type="float" office:value="1611.471558" calcext:value-type="float">
            <text:p>1611.471558</text:p>
          </table:table-cell>
          <table:table-cell office:value-type="float" office:value="1680.21814" calcext:value-type="float">
            <text:p>1680.21814</text:p>
          </table:table-cell>
          <table:table-cell office:value-type="float" office:value="1618.931763" calcext:value-type="float">
            <text:p>1618.931763</text:p>
          </table:table-cell>
          <table:table-cell office:value-type="float" office:value="1681.139648" calcext:value-type="float">
            <text:p>1681.139648</text:p>
          </table:table-cell>
          <table:table-cell table:number-columns-repeated="13"/>
        </table:table-row>
        <table:table-row table:style-name="ro1">
          <table:table-cell office:value-type="float" office:value="1609.942383" calcext:value-type="float">
            <text:p>1609.942383</text:p>
          </table:table-cell>
          <table:table-cell office:value-type="float" office:value="1674.004517" calcext:value-type="float">
            <text:p>1674.004517</text:p>
          </table:table-cell>
          <table:table-cell office:value-type="float" office:value="1610.200439" calcext:value-type="float">
            <text:p>1610.200439</text:p>
          </table:table-cell>
          <table:table-cell office:value-type="float" office:value="1671.668335" calcext:value-type="float">
            <text:p>1671.668335</text:p>
          </table:table-cell>
          <table:table-cell table:number-columns-repeated="13"/>
        </table:table-row>
        <table:table-row table:style-name="ro1">
          <table:table-cell office:value-type="float" office:value="1602.629395" calcext:value-type="float">
            <text:p>1602.629395</text:p>
          </table:table-cell>
          <table:table-cell office:value-type="float" office:value="1665.03894" calcext:value-type="float">
            <text:p>1665.03894</text:p>
          </table:table-cell>
          <table:table-cell office:value-type="float" office:value="1604.988892" calcext:value-type="float">
            <text:p>1604.988892</text:p>
          </table:table-cell>
          <table:table-cell office:value-type="float" office:value="1663.21814" calcext:value-type="float">
            <text:p>1663.21814</text:p>
          </table:table-cell>
          <table:table-cell table:number-columns-repeated="13"/>
        </table:table-row>
        <table:table-row table:style-name="ro1">
          <table:table-cell office:value-type="float" office:value="1599.934082" calcext:value-type="float">
            <text:p>1599.934082</text:p>
          </table:table-cell>
          <table:table-cell office:value-type="float" office:value="1657.686279" calcext:value-type="float">
            <text:p>1657.686279</text:p>
          </table:table-cell>
          <table:table-cell office:value-type="float" office:value="1601.555542" calcext:value-type="float">
            <text:p>1601.555542</text:p>
          </table:table-cell>
          <table:table-cell office:value-type="float" office:value="1658.646118" calcext:value-type="float">
            <text:p>1658.646118</text:p>
          </table:table-cell>
          <table:table-cell table:number-columns-repeated="13"/>
        </table:table-row>
        <table:table-row table:style-name="ro1">
          <table:table-cell office:value-type="float" office:value="1592.385742" calcext:value-type="float">
            <text:p>1592.385742</text:p>
          </table:table-cell>
          <table:table-cell office:value-type="float" office:value="1652.067383" calcext:value-type="float">
            <text:p>1652.067383</text:p>
          </table:table-cell>
          <table:table-cell office:value-type="float" office:value="1597.319946" calcext:value-type="float">
            <text:p>1597.319946</text:p>
          </table:table-cell>
          <table:table-cell office:value-type="float" office:value="1651.231323" calcext:value-type="float">
            <text:p>1651.231323</text:p>
          </table:table-cell>
          <table:table-cell table:number-columns-repeated="13"/>
        </table:table-row>
        <table:table-row table:style-name="ro1">
          <table:table-cell office:value-type="float" office:value="1593.797119" calcext:value-type="float">
            <text:p>1593.797119</text:p>
          </table:table-cell>
          <table:table-cell office:value-type="float" office:value="1638.611938" calcext:value-type="float">
            <text:p>1638.611938</text:p>
          </table:table-cell>
          <table:table-cell office:value-type="float" office:value="1594.616577" calcext:value-type="float">
            <text:p>1594.616577</text:p>
          </table:table-cell>
          <table:table-cell office:value-type="float" office:value="1636.128174" calcext:value-type="float">
            <text:p>1636.128174</text:p>
          </table:table-cell>
          <table:table-cell table:number-columns-repeated="13"/>
        </table:table-row>
        <table:table-row table:style-name="ro1">
          <table:table-cell office:value-type="float" office:value="1587.722168" calcext:value-type="float">
            <text:p>1587.722168</text:p>
          </table:table-cell>
          <table:table-cell office:value-type="float" office:value="1634.797852" calcext:value-type="float">
            <text:p>1634.797852</text:p>
          </table:table-cell>
          <table:table-cell office:value-type="float" office:value="1588.427979" calcext:value-type="float">
            <text:p>1588.427979</text:p>
          </table:table-cell>
          <table:table-cell office:value-type="float" office:value="1638.013184" calcext:value-type="float">
            <text:p>1638.013184</text:p>
          </table:table-cell>
          <table:table-cell table:number-columns-repeated="13"/>
        </table:table-row>
        <table:table-row table:style-name="ro1">
          <table:table-cell office:value-type="float" office:value="1588.710205" calcext:value-type="float">
            <text:p>1588.710205</text:p>
          </table:table-cell>
          <table:table-cell office:value-type="float" office:value="1625.45105" calcext:value-type="float">
            <text:p>1625.45105</text:p>
          </table:table-cell>
          <table:table-cell office:value-type="float" office:value="1591.41748" calcext:value-type="float">
            <text:p>1591.41748</text:p>
          </table:table-cell>
          <table:table-cell office:value-type="float" office:value="1626.497559" calcext:value-type="float">
            <text:p>1626.497559</text:p>
          </table:table-cell>
          <table:table-cell table:number-columns-repeated="13"/>
        </table:table-row>
        <table:table-row table:style-name="ro1">
          <table:table-cell office:value-type="float" office:value="1584.541016" calcext:value-type="float">
            <text:p>1584.541016</text:p>
          </table:table-cell>
          <table:table-cell office:value-type="float" office:value="1625.331909" calcext:value-type="float">
            <text:p>1625.331909</text:p>
          </table:table-cell>
          <table:table-cell office:value-type="float" office:value="1579.061768" calcext:value-type="float">
            <text:p>1579.061768</text:p>
          </table:table-cell>
          <table:table-cell office:value-type="float" office:value="1624.736694" calcext:value-type="float">
            <text:p>1624.736694</text:p>
          </table:table-cell>
          <table:table-cell table:number-columns-repeated="13"/>
        </table:table-row>
        <table:table-row table:style-name="ro1">
          <table:table-cell office:value-type="float" office:value="1579.554932" calcext:value-type="float">
            <text:p>1579.554932</text:p>
          </table:table-cell>
          <table:table-cell office:value-type="float" office:value="1617.740967" calcext:value-type="float">
            <text:p>1617.740967</text:p>
          </table:table-cell>
          <table:table-cell office:value-type="float" office:value="1579.847656" calcext:value-type="float">
            <text:p>1579.847656</text:p>
          </table:table-cell>
          <table:table-cell office:value-type="float" office:value="1619.925781" calcext:value-type="float">
            <text:p>1619.925781</text:p>
          </table:table-cell>
          <table:table-cell table:number-columns-repeated="13"/>
        </table:table-row>
        <table:table-row table:style-name="ro1">
          <table:table-cell office:value-type="float" office:value="1577.096313" calcext:value-type="float">
            <text:p>1577.096313</text:p>
          </table:table-cell>
          <table:table-cell office:value-type="float" office:value="1615.415894" calcext:value-type="float">
            <text:p>1615.415894</text:p>
          </table:table-cell>
          <table:table-cell office:value-type="float" office:value="1578.543091" calcext:value-type="float">
            <text:p>1578.543091</text:p>
          </table:table-cell>
          <table:table-cell office:value-type="float" office:value="1613.333984" calcext:value-type="float">
            <text:p>1613.333984</text:p>
          </table:table-cell>
          <table:table-cell table:number-columns-repeated="13"/>
        </table:table-row>
        <table:table-row table:style-name="ro1">
          <table:table-cell office:value-type="float" office:value="1575.569946" calcext:value-type="float">
            <text:p>1575.569946</text:p>
          </table:table-cell>
          <table:table-cell office:value-type="float" office:value="1611.93811" calcext:value-type="float">
            <text:p>1611.93811</text:p>
          </table:table-cell>
          <table:table-cell office:value-type="float" office:value="1579.535156" calcext:value-type="float">
            <text:p>1579.535156</text:p>
          </table:table-cell>
          <table:table-cell office:value-type="float" office:value="1613.88916" calcext:value-type="float">
            <text:p>1613.88916</text:p>
          </table:table-cell>
          <table:table-cell table:number-columns-repeated="13"/>
        </table:table-row>
        <table:table-row table:style-name="ro1">
          <table:table-cell office:value-type="float" office:value="1577.388306" calcext:value-type="float">
            <text:p>1577.388306</text:p>
          </table:table-cell>
          <table:table-cell office:value-type="float" office:value="1607.026489" calcext:value-type="float">
            <text:p>1607.026489</text:p>
          </table:table-cell>
          <table:table-cell office:value-type="float" office:value="1575.258789" calcext:value-type="float">
            <text:p>1575.258789</text:p>
          </table:table-cell>
          <table:table-cell office:value-type="float" office:value="1609.009277" calcext:value-type="float">
            <text:p>1609.009277</text:p>
          </table:table-cell>
          <table:table-cell table:number-columns-repeated="13"/>
        </table:table-row>
        <table:table-row table:style-name="ro1">
          <table:table-cell office:value-type="float" office:value="1577.466309" calcext:value-type="float">
            <text:p>1577.466309</text:p>
          </table:table-cell>
          <table:table-cell office:value-type="float" office:value="1599.193481" calcext:value-type="float">
            <text:p>1599.193481</text:p>
          </table:table-cell>
          <table:table-cell office:value-type="float" office:value="1578.465454" calcext:value-type="float">
            <text:p>1578.465454</text:p>
          </table:table-cell>
          <table:table-cell office:value-type="float" office:value="1600.366333" calcext:value-type="float">
            <text:p>1600.366333</text:p>
          </table:table-cell>
          <table:table-cell table:number-columns-repeated="13"/>
        </table:table-row>
        <table:table-row table:style-name="ro1">
          <table:table-cell office:value-type="float" office:value="1573.855225" calcext:value-type="float">
            <text:p>1573.855225</text:p>
          </table:table-cell>
          <table:table-cell office:value-type="float" office:value="1602.587158" calcext:value-type="float">
            <text:p>1602.587158</text:p>
          </table:table-cell>
          <table:table-cell office:value-type="float" office:value="1576.796387" calcext:value-type="float">
            <text:p>1576.796387</text:p>
          </table:table-cell>
          <table:table-cell office:value-type="float" office:value="1596.61377" calcext:value-type="float">
            <text:p>1596.61377</text:p>
          </table:table-cell>
          <table:table-cell table:number-columns-repeated="13"/>
        </table:table-row>
        <table:table-row table:style-name="ro1">
          <table:table-cell office:value-type="float" office:value="1569.898315" calcext:value-type="float">
            <text:p>1569.898315</text:p>
          </table:table-cell>
          <table:table-cell office:value-type="float" office:value="1597.951172" calcext:value-type="float">
            <text:p>1597.951172</text:p>
          </table:table-cell>
          <table:table-cell office:value-type="float" office:value="1571.98938" calcext:value-type="float">
            <text:p>1571.98938</text:p>
          </table:table-cell>
          <table:table-cell office:value-type="float" office:value="1597.015259" calcext:value-type="float">
            <text:p>1597.015259</text:p>
          </table:table-cell>
          <table:table-cell table:number-columns-repeated="13"/>
        </table:table-row>
        <table:table-row table:style-name="ro1">
          <table:table-cell office:value-type="float" office:value="1569.49585" calcext:value-type="float">
            <text:p>1569.49585</text:p>
          </table:table-cell>
          <table:table-cell office:value-type="float" office:value="1598.60498" calcext:value-type="float">
            <text:p>1598.60498</text:p>
          </table:table-cell>
          <table:table-cell office:value-type="float" office:value="1575.121094" calcext:value-type="float">
            <text:p>1575.121094</text:p>
          </table:table-cell>
          <table:table-cell office:value-type="float" office:value="1592.814453" calcext:value-type="float">
            <text:p>1592.814453</text:p>
          </table:table-cell>
          <table:table-cell table:number-columns-repeated="13"/>
        </table:table-row>
        <table:table-row table:style-name="ro1">
          <table:table-cell office:value-type="float" office:value="1573.867676" calcext:value-type="float">
            <text:p>1573.867676</text:p>
          </table:table-cell>
          <table:table-cell office:value-type="float" office:value="1590.012085" calcext:value-type="float">
            <text:p>1590.012085</text:p>
          </table:table-cell>
          <table:table-cell office:value-type="float" office:value="1571.938965" calcext:value-type="float">
            <text:p>1571.938965</text:p>
          </table:table-cell>
          <table:table-cell office:value-type="float" office:value="1587.010742" calcext:value-type="float">
            <text:p>1587.010742</text:p>
          </table:table-cell>
          <table:table-cell table:number-columns-repeated="13"/>
        </table:table-row>
        <table:table-row table:style-name="ro1">
          <table:table-cell office:value-type="float" office:value="1572.04834" calcext:value-type="float">
            <text:p>1572.04834</text:p>
          </table:table-cell>
          <table:table-cell office:value-type="float" office:value="1590.932129" calcext:value-type="float">
            <text:p>1590.932129</text:p>
          </table:table-cell>
          <table:table-cell office:value-type="float" office:value="1571.356079" calcext:value-type="float">
            <text:p>1571.356079</text:p>
          </table:table-cell>
          <table:table-cell office:value-type="float" office:value="1589.510742" calcext:value-type="float">
            <text:p>1589.510742</text:p>
          </table:table-cell>
          <table:table-cell table:number-columns-repeated="13"/>
        </table:table-row>
        <table:table-row table:style-name="ro1">
          <table:table-cell office:value-type="float" office:value="1570.43811" calcext:value-type="float">
            <text:p>1570.43811</text:p>
          </table:table-cell>
          <table:table-cell office:value-type="float" office:value="1587.270264" calcext:value-type="float">
            <text:p>1587.270264</text:p>
          </table:table-cell>
          <table:table-cell office:value-type="float" office:value="1571.465942" calcext:value-type="float">
            <text:p>1571.465942</text:p>
          </table:table-cell>
          <table:table-cell office:value-type="float" office:value="1587.774414" calcext:value-type="float">
            <text:p>1587.774414</text:p>
          </table:table-cell>
          <table:table-cell table:number-columns-repeated="13"/>
        </table:table-row>
        <table:table-row table:style-name="ro1">
          <table:table-cell office:value-type="float" office:value="1589.159912" calcext:value-type="float">
            <text:p>1589.159912</text:p>
          </table:table-cell>
          <table:table-cell office:value-type="float" office:value="1640.021973" calcext:value-type="float">
            <text:p>1640.021973</text:p>
          </table:table-cell>
          <table:table-cell office:value-type="float" office:value="1536.209717" calcext:value-type="float">
            <text:p>1536.209717</text:p>
          </table:table-cell>
          <table:table-cell office:value-type="float" office:value="1547.588135" calcext:value-type="float">
            <text:p>1547.588135</text:p>
          </table:table-cell>
          <table:table-cell table:number-columns-repeated="13"/>
        </table:table-row>
        <table:table-row table:style-name="ro1">
          <table:table-cell office:value-type="float" office:value="1603.835693" calcext:value-type="float">
            <text:p>1603.835693</text:p>
          </table:table-cell>
          <table:table-cell office:value-type="float" office:value="1656.229736" calcext:value-type="float">
            <text:p>1656.229736</text:p>
          </table:table-cell>
          <table:table-cell office:value-type="float" office:value="1512.801025" calcext:value-type="float">
            <text:p>1512.801025</text:p>
          </table:table-cell>
          <table:table-cell office:value-type="float" office:value="1552.945068" calcext:value-type="float">
            <text:p>1552.945068</text:p>
          </table:table-cell>
          <table:table-cell table:number-columns-repeated="13"/>
        </table:table-row>
        <table:table-row table:style-name="ro1">
          <table:table-cell office:value-type="float" office:value="1610.801514" calcext:value-type="float">
            <text:p>1610.801514</text:p>
          </table:table-cell>
          <table:table-cell office:value-type="float" office:value="1658.584473" calcext:value-type="float">
            <text:p>1658.584473</text:p>
          </table:table-cell>
          <table:table-cell office:value-type="float" office:value="1538.239136" calcext:value-type="float">
            <text:p>1538.239136</text:p>
          </table:table-cell>
          <table:table-cell office:value-type="float" office:value="1576.010254" calcext:value-type="float">
            <text:p>1576.010254</text:p>
          </table:table-cell>
          <table:table-cell table:number-columns-repeated="13"/>
        </table:table-row>
        <table:table-row table:style-name="ro1">
          <table:table-cell office:value-type="float" office:value="1652.454468" calcext:value-type="float">
            <text:p>1652.454468</text:p>
          </table:table-cell>
          <table:table-cell office:value-type="float" office:value="1640.179443" calcext:value-type="float">
            <text:p>1640.179443</text:p>
          </table:table-cell>
          <table:table-cell office:value-type="float" office:value="1602.960205" calcext:value-type="float">
            <text:p>1602.960205</text:p>
          </table:table-cell>
          <table:table-cell office:value-type="float" office:value="1591.029297" calcext:value-type="float">
            <text:p>1591.029297</text:p>
          </table:table-cell>
          <table:table-cell table:number-columns-repeated="13"/>
        </table:table-row>
        <table:table-row table:style-name="ro1">
          <table:table-cell office:value-type="float" office:value="1652.960938" calcext:value-type="float">
            <text:p>1652.960938</text:p>
          </table:table-cell>
          <table:table-cell office:value-type="float" office:value="1669.717529" calcext:value-type="float">
            <text:p>1669.717529</text:p>
          </table:table-cell>
          <table:table-cell office:value-type="float" office:value="1678.967529" calcext:value-type="float">
            <text:p>1678.967529</text:p>
          </table:table-cell>
          <table:table-cell office:value-type="float" office:value="1691.291626" calcext:value-type="float">
            <text:p>1691.291626</text:p>
          </table:table-cell>
          <table:table-cell table:number-columns-repeated="13"/>
        </table:table-row>
        <table:table-row table:style-name="ro1">
          <table:table-cell office:value-type="float" office:value="1687.843506" calcext:value-type="float">
            <text:p>1687.843506</text:p>
          </table:table-cell>
          <table:table-cell office:value-type="float" office:value="1696.371826" calcext:value-type="float">
            <text:p>1696.371826</text:p>
          </table:table-cell>
          <table:table-cell office:value-type="float" office:value="1707.890259" calcext:value-type="float">
            <text:p>1707.890259</text:p>
          </table:table-cell>
          <table:table-cell office:value-type="float" office:value="1699.516846" calcext:value-type="float">
            <text:p>1699.516846</text:p>
          </table:table-cell>
          <table:table-cell table:number-columns-repeated="13"/>
        </table:table-row>
        <table:table-row table:style-name="ro1">
          <table:table-cell office:value-type="float" office:value="1689.471558" calcext:value-type="float">
            <text:p>1689.471558</text:p>
          </table:table-cell>
          <table:table-cell office:value-type="float" office:value="1713.018799" calcext:value-type="float">
            <text:p>1713.018799</text:p>
          </table:table-cell>
          <table:table-cell office:value-type="float" office:value="1704.10791" calcext:value-type="float">
            <text:p>1704.10791</text:p>
          </table:table-cell>
          <table:table-cell office:value-type="float" office:value="1706.930908" calcext:value-type="float">
            <text:p>1706.930908</text:p>
          </table:table-cell>
          <table:table-cell table:number-columns-repeated="13"/>
        </table:table-row>
        <table:table-row table:style-name="ro1">
          <table:table-cell office:value-type="float" office:value="1663.082275" calcext:value-type="float">
            <text:p>1663.082275</text:p>
          </table:table-cell>
          <table:table-cell office:value-type="float" office:value="1746.019775" calcext:value-type="float">
            <text:p>1746.019775</text:p>
          </table:table-cell>
          <table:table-cell office:value-type="float" office:value="1662.672607" calcext:value-type="float">
            <text:p>1662.672607</text:p>
          </table:table-cell>
          <table:table-cell office:value-type="float" office:value="1750.060669" calcext:value-type="float">
            <text:p>1750.060669</text:p>
          </table:table-cell>
          <table:table-cell table:number-columns-repeated="13"/>
        </table:table-row>
        <table:table-row table:style-name="ro1">
          <table:table-cell office:value-type="float" office:value="1650.95752" calcext:value-type="float">
            <text:p>1650.95752</text:p>
          </table:table-cell>
          <table:table-cell office:value-type="float" office:value="1734.588623" calcext:value-type="float">
            <text:p>1734.588623</text:p>
          </table:table-cell>
          <table:table-cell office:value-type="float" office:value="1644.34021" calcext:value-type="float">
            <text:p>1644.34021</text:p>
          </table:table-cell>
          <table:table-cell office:value-type="float" office:value="1750.69458" calcext:value-type="float">
            <text:p>1750.69458</text:p>
          </table:table-cell>
          <table:table-cell table:number-columns-repeated="13"/>
        </table:table-row>
        <table:table-row table:style-name="ro1">
          <table:table-cell office:value-type="float" office:value="1662.415039" calcext:value-type="float">
            <text:p>1662.415039</text:p>
          </table:table-cell>
          <table:table-cell office:value-type="float" office:value="1713.497559" calcext:value-type="float">
            <text:p>1713.497559</text:p>
          </table:table-cell>
          <table:table-cell office:value-type="float" office:value="1672.202637" calcext:value-type="float">
            <text:p>1672.202637</text:p>
          </table:table-cell>
          <table:table-cell office:value-type="float" office:value="1722.043091" calcext:value-type="float">
            <text:p>1722.043091</text:p>
          </table:table-cell>
          <table:table-cell table:number-columns-repeated="13"/>
        </table:table-row>
        <table:table-row table:style-name="ro1">
          <table:table-cell office:value-type="float" office:value="1656.404541" calcext:value-type="float">
            <text:p>1656.404541</text:p>
          </table:table-cell>
          <table:table-cell office:value-type="float" office:value="1745.380859" calcext:value-type="float">
            <text:p>1745.380859</text:p>
          </table:table-cell>
          <table:table-cell office:value-type="float" office:value="1664.374878" calcext:value-type="float">
            <text:p>1664.374878</text:p>
          </table:table-cell>
          <table:table-cell office:value-type="float" office:value="1732.671509" calcext:value-type="float">
            <text:p>1732.671509</text:p>
          </table:table-cell>
          <table:table-cell table:number-columns-repeated="13"/>
        </table:table-row>
        <table:table-row table:style-name="ro1">
          <table:table-cell office:value-type="float" office:value="1658.641968" calcext:value-type="float">
            <text:p>1658.641968</text:p>
          </table:table-cell>
          <table:table-cell office:value-type="float" office:value="1735.809326" calcext:value-type="float">
            <text:p>1735.809326</text:p>
          </table:table-cell>
          <table:table-cell office:value-type="float" office:value="1656.380981" calcext:value-type="float">
            <text:p>1656.380981</text:p>
          </table:table-cell>
          <table:table-cell office:value-type="float" office:value="1736.263794" calcext:value-type="float">
            <text:p>1736.263794</text:p>
          </table:table-cell>
          <table:table-cell table:number-columns-repeated="13"/>
        </table:table-row>
        <table:table-row table:style-name="ro1">
          <table:table-cell office:value-type="float" office:value="1662.514282" calcext:value-type="float">
            <text:p>1662.514282</text:p>
          </table:table-cell>
          <table:table-cell office:value-type="float" office:value="1730.344604" calcext:value-type="float">
            <text:p>1730.344604</text:p>
          </table:table-cell>
          <table:table-cell office:value-type="float" office:value="1664.161621" calcext:value-type="float">
            <text:p>1664.161621</text:p>
          </table:table-cell>
          <table:table-cell office:value-type="float" office:value="1731.050293" calcext:value-type="float">
            <text:p>1731.050293</text:p>
          </table:table-cell>
          <table:table-cell table:number-columns-repeated="13"/>
        </table:table-row>
        <table:table-row table:style-name="ro1">
          <table:table-cell office:value-type="float" office:value="1661.634888" calcext:value-type="float">
            <text:p>1661.634888</text:p>
          </table:table-cell>
          <table:table-cell office:value-type="float" office:value="1734.599854" calcext:value-type="float">
            <text:p>1734.599854</text:p>
          </table:table-cell>
          <table:table-cell office:value-type="float" office:value="1664.297607" calcext:value-type="float">
            <text:p>1664.297607</text:p>
          </table:table-cell>
          <table:table-cell office:value-type="float" office:value="1735.218994" calcext:value-type="float">
            <text:p>1735.218994</text:p>
          </table:table-cell>
          <table:table-cell table:number-columns-repeated="13"/>
        </table:table-row>
        <table:table-row table:style-name="ro1">
          <table:table-cell office:value-type="float" office:value="1656.835205" calcext:value-type="float">
            <text:p>1656.835205</text:p>
          </table:table-cell>
          <table:table-cell office:value-type="float" office:value="1734.500854" calcext:value-type="float">
            <text:p>1734.500854</text:p>
          </table:table-cell>
          <table:table-cell office:value-type="float" office:value="1666.226807" calcext:value-type="float">
            <text:p>1666.226807</text:p>
          </table:table-cell>
          <table:table-cell office:value-type="float" office:value="1733.317383" calcext:value-type="float">
            <text:p>1733.317383</text:p>
          </table:table-cell>
          <table:table-cell table:number-columns-repeated="13"/>
        </table:table-row>
        <table:table-row table:style-name="ro1">
          <table:table-cell office:value-type="float" office:value="1657.940186" calcext:value-type="float">
            <text:p>1657.940186</text:p>
          </table:table-cell>
          <table:table-cell office:value-type="float" office:value="1732.604614" calcext:value-type="float">
            <text:p>1732.604614</text:p>
          </table:table-cell>
          <table:table-cell office:value-type="float" office:value="1667.898682" calcext:value-type="float">
            <text:p>1667.898682</text:p>
          </table:table-cell>
          <table:table-cell office:value-type="float" office:value="1731.176636" calcext:value-type="float">
            <text:p>1731.176636</text:p>
          </table:table-cell>
          <table:table-cell table:number-columns-repeated="13"/>
        </table:table-row>
        <table:table-row table:style-name="ro1">
          <table:table-cell office:value-type="float" office:value="1658.142334" calcext:value-type="float">
            <text:p>1658.142334</text:p>
          </table:table-cell>
          <table:table-cell office:value-type="float" office:value="1733.919312" calcext:value-type="float">
            <text:p>1733.919312</text:p>
          </table:table-cell>
          <table:table-cell office:value-type="float" office:value="1661.036621" calcext:value-type="float">
            <text:p>1661.036621</text:p>
          </table:table-cell>
          <table:table-cell office:value-type="float" office:value="1733.594971" calcext:value-type="float">
            <text:p>1733.594971</text:p>
          </table:table-cell>
          <table:table-cell table:number-columns-repeated="13"/>
        </table:table-row>
        <table:table-row table:style-name="ro1">
          <table:table-cell office:value-type="float" office:value="1660.785889" calcext:value-type="float">
            <text:p>1660.785889</text:p>
          </table:table-cell>
          <table:table-cell office:value-type="float" office:value="1734.559692" calcext:value-type="float">
            <text:p>1734.559692</text:p>
          </table:table-cell>
          <table:table-cell office:value-type="float" office:value="1663.73291" calcext:value-type="float">
            <text:p>1663.73291</text:p>
          </table:table-cell>
          <table:table-cell office:value-type="float" office:value="1732.4021" calcext:value-type="float">
            <text:p>1732.4021</text:p>
          </table:table-cell>
          <table:table-cell table:number-columns-repeated="13"/>
        </table:table-row>
        <table:table-row table:style-name="ro1">
          <table:table-cell office:value-type="float" office:value="1657.199097" calcext:value-type="float">
            <text:p>1657.199097</text:p>
          </table:table-cell>
          <table:table-cell office:value-type="float" office:value="1734.977295" calcext:value-type="float">
            <text:p>1734.977295</text:p>
          </table:table-cell>
          <table:table-cell office:value-type="float" office:value="1666.321167" calcext:value-type="float">
            <text:p>1666.321167</text:p>
          </table:table-cell>
          <table:table-cell office:value-type="float" office:value="1727.502075" calcext:value-type="float">
            <text:p>1727.502075</text:p>
          </table:table-cell>
          <table:table-cell table:number-columns-repeated="13"/>
        </table:table-row>
        <table:table-row table:style-name="ro1">
          <table:table-cell office:value-type="float" office:value="1655.890015" calcext:value-type="float">
            <text:p>1655.890015</text:p>
          </table:table-cell>
          <table:table-cell office:value-type="float" office:value="1734.362061" calcext:value-type="float">
            <text:p>1734.362061</text:p>
          </table:table-cell>
          <table:table-cell office:value-type="float" office:value="1664.316895" calcext:value-type="float">
            <text:p>1664.316895</text:p>
          </table:table-cell>
          <table:table-cell office:value-type="float" office:value="1732.164551" calcext:value-type="float">
            <text:p>1732.164551</text:p>
          </table:table-cell>
          <table:table-cell table:number-columns-repeated="13"/>
        </table:table-row>
        <table:table-row table:style-name="ro1">
          <table:table-cell office:value-type="float" office:value="1659.265869" calcext:value-type="float">
            <text:p>1659.265869</text:p>
          </table:table-cell>
          <table:table-cell office:value-type="float" office:value="1732.778687" calcext:value-type="float">
            <text:p>1732.778687</text:p>
          </table:table-cell>
          <table:table-cell office:value-type="float" office:value="1663.820068" calcext:value-type="float">
            <text:p>1663.820068</text:p>
          </table:table-cell>
          <table:table-cell office:value-type="float" office:value="1732.292114" calcext:value-type="float">
            <text:p>1732.292114</text:p>
          </table:table-cell>
          <table:table-cell table:number-columns-repeated="13"/>
        </table:table-row>
        <table:table-row table:style-name="ro1">
          <table:table-cell office:value-type="float" office:value="1655.628296" calcext:value-type="float">
            <text:p>1655.628296</text:p>
          </table:table-cell>
          <table:table-cell office:value-type="float" office:value="1730.798218" calcext:value-type="float">
            <text:p>1730.798218</text:p>
          </table:table-cell>
          <table:table-cell office:value-type="float" office:value="1663.069336" calcext:value-type="float">
            <text:p>1663.069336</text:p>
          </table:table-cell>
          <table:table-cell office:value-type="float" office:value="1732.568604" calcext:value-type="float">
            <text:p>1732.568604</text:p>
          </table:table-cell>
          <table:table-cell table:number-columns-repeated="13"/>
        </table:table-row>
        <table:table-row table:style-name="ro1">
          <table:table-cell office:value-type="float" office:value="1660.140625" calcext:value-type="float">
            <text:p>1660.140625</text:p>
          </table:table-cell>
          <table:table-cell office:value-type="float" office:value="1733.499756" calcext:value-type="float">
            <text:p>1733.499756</text:p>
          </table:table-cell>
          <table:table-cell office:value-type="float" office:value="1664.198242" calcext:value-type="float">
            <text:p>1664.198242</text:p>
          </table:table-cell>
          <table:table-cell office:value-type="float" office:value="1732.474365" calcext:value-type="float">
            <text:p>1732.474365</text:p>
          </table:table-cell>
          <table:table-cell table:number-columns-repeated="13"/>
        </table:table-row>
        <table:table-row table:style-name="ro1">
          <table:table-cell office:value-type="float" office:value="1658.139648" calcext:value-type="float">
            <text:p>1658.139648</text:p>
          </table:table-cell>
          <table:table-cell office:value-type="float" office:value="1736.520752" calcext:value-type="float">
            <text:p>1736.520752</text:p>
          </table:table-cell>
          <table:table-cell office:value-type="float" office:value="1665.564941" calcext:value-type="float">
            <text:p>1665.564941</text:p>
          </table:table-cell>
          <table:table-cell office:value-type="float" office:value="1732.7146" calcext:value-type="float">
            <text:p>1732.7146</text:p>
          </table:table-cell>
          <table:table-cell table:number-columns-repeated="13"/>
        </table:table-row>
        <table:table-row table:style-name="ro1">
          <table:table-cell office:value-type="float" office:value="1655.00708" calcext:value-type="float">
            <text:p>1655.00708</text:p>
          </table:table-cell>
          <table:table-cell office:value-type="float" office:value="1732.714966" calcext:value-type="float">
            <text:p>1732.714966</text:p>
          </table:table-cell>
          <table:table-cell office:value-type="float" office:value="1663.257446" calcext:value-type="float">
            <text:p>1663.257446</text:p>
          </table:table-cell>
          <table:table-cell office:value-type="float" office:value="1730.234985" calcext:value-type="float">
            <text:p>1730.234985</text:p>
          </table:table-cell>
          <table:table-cell table:number-columns-repeated="13"/>
        </table:table-row>
        <table:table-row table:style-name="ro1">
          <table:table-cell office:value-type="float" office:value="1658.899658" calcext:value-type="float">
            <text:p>1658.899658</text:p>
          </table:table-cell>
          <table:table-cell office:value-type="float" office:value="1733.658936" calcext:value-type="float">
            <text:p>1733.658936</text:p>
          </table:table-cell>
          <table:table-cell office:value-type="float" office:value="1664.803101" calcext:value-type="float">
            <text:p>1664.803101</text:p>
          </table:table-cell>
          <table:table-cell office:value-type="float" office:value="1730.502686" calcext:value-type="float">
            <text:p>1730.502686</text:p>
          </table:table-cell>
          <table:table-cell table:number-columns-repeated="13"/>
        </table:table-row>
        <table:table-row table:style-name="ro1">
          <table:table-cell office:value-type="float" office:value="1657.352051" calcext:value-type="float">
            <text:p>1657.352051</text:p>
          </table:table-cell>
          <table:table-cell office:value-type="float" office:value="1735.788574" calcext:value-type="float">
            <text:p>1735.788574</text:p>
          </table:table-cell>
          <table:table-cell office:value-type="float" office:value="1664.784912" calcext:value-type="float">
            <text:p>1664.784912</text:p>
          </table:table-cell>
          <table:table-cell office:value-type="float" office:value="1733.139038" calcext:value-type="float">
            <text:p>1733.139038</text:p>
          </table:table-cell>
          <table:table-cell table:number-columns-repeated="13"/>
        </table:table-row>
        <table:table-row table:style-name="ro1">
          <table:table-cell office:value-type="float" office:value="1660.593506" calcext:value-type="float">
            <text:p>1660.593506</text:p>
          </table:table-cell>
          <table:table-cell office:value-type="float" office:value="1733.1604" calcext:value-type="float">
            <text:p>1733.1604</text:p>
          </table:table-cell>
          <table:table-cell office:value-type="float" office:value="1665.966675" calcext:value-type="float">
            <text:p>1665.966675</text:p>
          </table:table-cell>
          <table:table-cell office:value-type="float" office:value="1732.527222" calcext:value-type="float">
            <text:p>1732.527222</text:p>
          </table:table-cell>
          <table:table-cell table:number-columns-repeated="13"/>
        </table:table-row>
        <table:table-row table:style-name="ro1">
          <table:table-cell office:value-type="float" office:value="1657.549805" calcext:value-type="float">
            <text:p>1657.549805</text:p>
          </table:table-cell>
          <table:table-cell office:value-type="float" office:value="1737.587158" calcext:value-type="float">
            <text:p>1737.587158</text:p>
          </table:table-cell>
          <table:table-cell office:value-type="float" office:value="1662.854126" calcext:value-type="float">
            <text:p>1662.854126</text:p>
          </table:table-cell>
          <table:table-cell office:value-type="float" office:value="1734.034546" calcext:value-type="float">
            <text:p>1734.034546</text:p>
          </table:table-cell>
          <table:table-cell table:number-columns-repeated="13"/>
        </table:table-row>
        <table:table-row table:style-name="ro1">
          <table:table-cell office:value-type="float" office:value="1658.327637" calcext:value-type="float">
            <text:p>1658.327637</text:p>
          </table:table-cell>
          <table:table-cell office:value-type="float" office:value="1736.499268" calcext:value-type="float">
            <text:p>1736.499268</text:p>
          </table:table-cell>
          <table:table-cell office:value-type="float" office:value="1664.816528" calcext:value-type="float">
            <text:p>1664.816528</text:p>
          </table:table-cell>
          <table:table-cell office:value-type="float" office:value="1730.978516" calcext:value-type="float">
            <text:p>1730.978516</text:p>
          </table:table-cell>
          <table:table-cell table:number-columns-repeated="13"/>
        </table:table-row>
        <table:table-row table:style-name="ro1">
          <table:table-cell office:value-type="float" office:value="1654.894287" calcext:value-type="float">
            <text:p>1654.894287</text:p>
          </table:table-cell>
          <table:table-cell office:value-type="float" office:value="1739.042969" calcext:value-type="float">
            <text:p>1739.042969</text:p>
          </table:table-cell>
          <table:table-cell office:value-type="float" office:value="1664.184814" calcext:value-type="float">
            <text:p>1664.184814</text:p>
          </table:table-cell>
          <table:table-cell office:value-type="float" office:value="1733.924438" calcext:value-type="float">
            <text:p>1733.924438</text:p>
          </table:table-cell>
          <table:table-cell table:number-columns-repeated="13"/>
        </table:table-row>
        <table:table-row table:style-name="ro1">
          <table:table-cell office:value-type="float" office:value="1658.148804" calcext:value-type="float">
            <text:p>1658.148804</text:p>
          </table:table-cell>
          <table:table-cell office:value-type="float" office:value="1738.198975" calcext:value-type="float">
            <text:p>1738.198975</text:p>
          </table:table-cell>
          <table:table-cell office:value-type="float" office:value="1667.119507" calcext:value-type="float">
            <text:p>1667.119507</text:p>
          </table:table-cell>
          <table:table-cell office:value-type="float" office:value="1732.905762" calcext:value-type="float">
            <text:p>1732.905762</text:p>
          </table:table-cell>
          <table:table-cell table:number-columns-repeated="13"/>
        </table:table-row>
        <table:table-row table:style-name="ro1">
          <table:table-cell office:value-type="float" office:value="1659.20752" calcext:value-type="float">
            <text:p>1659.20752</text:p>
          </table:table-cell>
          <table:table-cell office:value-type="float" office:value="1734.855713" calcext:value-type="float">
            <text:p>1734.855713</text:p>
          </table:table-cell>
          <table:table-cell office:value-type="float" office:value="1665.848633" calcext:value-type="float">
            <text:p>1665.848633</text:p>
          </table:table-cell>
          <table:table-cell office:value-type="float" office:value="1734.606445" calcext:value-type="float">
            <text:p>1734.606445</text:p>
          </table:table-cell>
          <table:table-cell table:number-columns-repeated="13"/>
        </table:table-row>
        <table:table-row table:style-name="ro1">
          <table:table-cell office:value-type="float" office:value="1661.369995" calcext:value-type="float">
            <text:p>1661.369995</text:p>
          </table:table-cell>
          <table:table-cell office:value-type="float" office:value="1737.097412" calcext:value-type="float">
            <text:p>1737.097412</text:p>
          </table:table-cell>
          <table:table-cell office:value-type="float" office:value="1671.009766" calcext:value-type="float">
            <text:p>1671.009766</text:p>
          </table:table-cell>
          <table:table-cell office:value-type="float" office:value="1732.599731" calcext:value-type="float">
            <text:p>1732.599731</text:p>
          </table:table-cell>
          <table:table-cell table:number-columns-repeated="13"/>
        </table:table-row>
        <table:table-row table:style-name="ro1">
          <table:table-cell office:value-type="float" office:value="1658.853516" calcext:value-type="float">
            <text:p>1658.853516</text:p>
          </table:table-cell>
          <table:table-cell office:value-type="float" office:value="1741.016235" calcext:value-type="float">
            <text:p>1741.016235</text:p>
          </table:table-cell>
          <table:table-cell office:value-type="float" office:value="1668.992065" calcext:value-type="float">
            <text:p>1668.992065</text:p>
          </table:table-cell>
          <table:table-cell office:value-type="float" office:value="1737.28772" calcext:value-type="float">
            <text:p>1737.28772</text:p>
          </table:table-cell>
          <table:table-cell table:number-columns-repeated="13"/>
        </table:table-row>
        <table:table-row table:style-name="ro1">
          <table:table-cell office:value-type="float" office:value="1659.646118" calcext:value-type="float">
            <text:p>1659.646118</text:p>
          </table:table-cell>
          <table:table-cell office:value-type="float" office:value="1738.912354" calcext:value-type="float">
            <text:p>1738.912354</text:p>
          </table:table-cell>
          <table:table-cell office:value-type="float" office:value="1666.420654" calcext:value-type="float">
            <text:p>1666.420654</text:p>
          </table:table-cell>
          <table:table-cell office:value-type="float" office:value="1731.758057" calcext:value-type="float">
            <text:p>1731.758057</text:p>
          </table:table-cell>
          <table:table-cell table:number-columns-repeated="13"/>
        </table:table-row>
        <table:table-row table:style-name="ro1">
          <table:table-cell office:value-type="float" office:value="1660.645874" calcext:value-type="float">
            <text:p>1660.645874</text:p>
          </table:table-cell>
          <table:table-cell office:value-type="float" office:value="1736.330811" calcext:value-type="float">
            <text:p>1736.330811</text:p>
          </table:table-cell>
          <table:table-cell office:value-type="float" office:value="1665.047119" calcext:value-type="float">
            <text:p>1665.047119</text:p>
          </table:table-cell>
          <table:table-cell office:value-type="float" office:value="1737.023926" calcext:value-type="float">
            <text:p>1737.023926</text:p>
          </table:table-cell>
          <table:table-cell table:number-columns-repeated="13"/>
        </table:table-row>
        <table:table-row table:style-name="ro1">
          <table:table-cell office:value-type="float" office:value="1660.712769" calcext:value-type="float">
            <text:p>1660.712769</text:p>
          </table:table-cell>
          <table:table-cell office:value-type="float" office:value="1738.145752" calcext:value-type="float">
            <text:p>1738.145752</text:p>
          </table:table-cell>
          <table:table-cell office:value-type="float" office:value="1667.595459" calcext:value-type="float">
            <text:p>1667.595459</text:p>
          </table:table-cell>
          <table:table-cell office:value-type="float" office:value="1732.866455" calcext:value-type="float">
            <text:p>1732.866455</text:p>
          </table:table-cell>
          <table:table-cell table:number-columns-repeated="13"/>
        </table:table-row>
        <table:table-row table:style-name="ro1">
          <table:table-cell office:value-type="float" office:value="1660.524414" calcext:value-type="float">
            <text:p>1660.524414</text:p>
          </table:table-cell>
          <table:table-cell office:value-type="float" office:value="1738.245483" calcext:value-type="float">
            <text:p>1738.245483</text:p>
          </table:table-cell>
          <table:table-cell office:value-type="float" office:value="1669.562134" calcext:value-type="float">
            <text:p>1669.562134</text:p>
          </table:table-cell>
          <table:table-cell office:value-type="float" office:value="1734.677979" calcext:value-type="float">
            <text:p>1734.677979</text:p>
          </table:table-cell>
          <table:table-cell table:number-columns-repeated="13"/>
        </table:table-row>
        <table:table-row table:style-name="ro1">
          <table:table-cell office:value-type="float" office:value="1658.893921" calcext:value-type="float">
            <text:p>1658.893921</text:p>
          </table:table-cell>
          <table:table-cell office:value-type="float" office:value="1740.677246" calcext:value-type="float">
            <text:p>1740.677246</text:p>
          </table:table-cell>
          <table:table-cell office:value-type="float" office:value="1668.19751" calcext:value-type="float">
            <text:p>1668.19751</text:p>
          </table:table-cell>
          <table:table-cell office:value-type="float" office:value="1735.225342" calcext:value-type="float">
            <text:p>1735.225342</text:p>
          </table:table-cell>
          <table:table-cell table:number-columns-repeated="13"/>
        </table:table-row>
        <table:table-row table:style-name="ro1">
          <table:table-cell office:value-type="float" office:value="1659.966919" calcext:value-type="float">
            <text:p>1659.966919</text:p>
          </table:table-cell>
          <table:table-cell office:value-type="float" office:value="1739.949707" calcext:value-type="float">
            <text:p>1739.949707</text:p>
          </table:table-cell>
          <table:table-cell office:value-type="float" office:value="1666.545898" calcext:value-type="float">
            <text:p>1666.545898</text:p>
          </table:table-cell>
          <table:table-cell office:value-type="float" office:value="1734.743896" calcext:value-type="float">
            <text:p>1734.743896</text:p>
          </table:table-cell>
          <table:table-cell table:number-columns-repeated="13"/>
        </table:table-row>
        <table:table-row table:style-name="ro1">
          <table:table-cell office:value-type="float" office:value="1666.170654" calcext:value-type="float">
            <text:p>1666.170654</text:p>
          </table:table-cell>
          <table:table-cell office:value-type="float" office:value="1733.556152" calcext:value-type="float">
            <text:p>1733.556152</text:p>
          </table:table-cell>
          <table:table-cell office:value-type="float" office:value="1670.082764" calcext:value-type="float">
            <text:p>1670.082764</text:p>
          </table:table-cell>
          <table:table-cell office:value-type="float" office:value="1735.338867" calcext:value-type="float">
            <text:p>1735.338867</text:p>
          </table:table-cell>
          <table:table-cell table:number-columns-repeated="13"/>
        </table:table-row>
        <table:table-row table:style-name="ro1">
          <table:table-cell office:value-type="float" office:value="1660.092773" calcext:value-type="float">
            <text:p>1660.092773</text:p>
          </table:table-cell>
          <table:table-cell office:value-type="float" office:value="1739.306274" calcext:value-type="float">
            <text:p>1739.306274</text:p>
          </table:table-cell>
          <table:table-cell office:value-type="float" office:value="1664.960449" calcext:value-type="float">
            <text:p>1664.960449</text:p>
          </table:table-cell>
          <table:table-cell office:value-type="float" office:value="1737.8302" calcext:value-type="float">
            <text:p>1737.8302</text:p>
          </table:table-cell>
          <table:table-cell table:number-columns-repeated="13"/>
        </table:table-row>
        <table:table-row table:style-name="ro1">
          <table:table-cell office:value-type="float" office:value="1660.573242" calcext:value-type="float">
            <text:p>1660.573242</text:p>
          </table:table-cell>
          <table:table-cell office:value-type="float" office:value="1738.332764" calcext:value-type="float">
            <text:p>1738.332764</text:p>
          </table:table-cell>
          <table:table-cell office:value-type="float" office:value="1669.593872" calcext:value-type="float">
            <text:p>1669.593872</text:p>
          </table:table-cell>
          <table:table-cell office:value-type="float" office:value="1734.678833" calcext:value-type="float">
            <text:p>1734.678833</text:p>
          </table:table-cell>
          <table:table-cell table:number-columns-repeated="13"/>
        </table:table-row>
        <table:table-row table:style-name="ro1">
          <table:table-cell office:value-type="float" office:value="1661.770752" calcext:value-type="float">
            <text:p>1661.770752</text:p>
          </table:table-cell>
          <table:table-cell office:value-type="float" office:value="1739.398926" calcext:value-type="float">
            <text:p>1739.398926</text:p>
          </table:table-cell>
          <table:table-cell office:value-type="float" office:value="1668.529419" calcext:value-type="float">
            <text:p>1668.529419</text:p>
          </table:table-cell>
          <table:table-cell office:value-type="float" office:value="1737.745728" calcext:value-type="float">
            <text:p>1737.745728</text:p>
          </table:table-cell>
          <table:table-cell table:number-columns-repeated="13"/>
        </table:table-row>
        <table:table-row table:style-name="ro1">
          <table:table-cell office:value-type="float" office:value="1659.074829" calcext:value-type="float">
            <text:p>1659.074829</text:p>
          </table:table-cell>
          <table:table-cell office:value-type="float" office:value="1737.89209" calcext:value-type="float">
            <text:p>1737.89209</text:p>
          </table:table-cell>
          <table:table-cell office:value-type="float" office:value="1665.972168" calcext:value-type="float">
            <text:p>1665.972168</text:p>
          </table:table-cell>
          <table:table-cell office:value-type="float" office:value="1734.241333" calcext:value-type="float">
            <text:p>1734.241333</text:p>
          </table:table-cell>
          <table:table-cell table:number-columns-repeated="13"/>
        </table:table-row>
        <table:table-row table:style-name="ro1">
          <table:table-cell office:value-type="float" office:value="1659.945068" calcext:value-type="float">
            <text:p>1659.945068</text:p>
          </table:table-cell>
          <table:table-cell office:value-type="float" office:value="1736.555298" calcext:value-type="float">
            <text:p>1736.555298</text:p>
          </table:table-cell>
          <table:table-cell office:value-type="float" office:value="1666.364624" calcext:value-type="float">
            <text:p>1666.364624</text:p>
          </table:table-cell>
          <table:table-cell office:value-type="float" office:value="1731.138916" calcext:value-type="float">
            <text:p>1731.138916</text:p>
          </table:table-cell>
          <table:table-cell table:number-columns-repeated="13"/>
        </table:table-row>
        <table:table-row table:style-name="ro1">
          <table:table-cell office:value-type="float" office:value="1660.036865" calcext:value-type="float">
            <text:p>1660.036865</text:p>
          </table:table-cell>
          <table:table-cell office:value-type="float" office:value="1738.161987" calcext:value-type="float">
            <text:p>1738.161987</text:p>
          </table:table-cell>
          <table:table-cell office:value-type="float" office:value="1668.191284" calcext:value-type="float">
            <text:p>1668.191284</text:p>
          </table:table-cell>
          <table:table-cell office:value-type="float" office:value="1736.307007" calcext:value-type="float">
            <text:p>1736.307007</text:p>
          </table:table-cell>
          <table:table-cell table:number-columns-repeated="13"/>
        </table:table-row>
        <table:table-row table:style-name="ro1">
          <table:table-cell office:value-type="float" office:value="1657.711548" calcext:value-type="float">
            <text:p>1657.711548</text:p>
          </table:table-cell>
          <table:table-cell office:value-type="float" office:value="1740.105225" calcext:value-type="float">
            <text:p>1740.105225</text:p>
          </table:table-cell>
          <table:table-cell office:value-type="float" office:value="1665.392822" calcext:value-type="float">
            <text:p>1665.392822</text:p>
          </table:table-cell>
          <table:table-cell office:value-type="float" office:value="1737.925049" calcext:value-type="float">
            <text:p>1737.925049</text:p>
          </table:table-cell>
          <table:table-cell table:number-columns-repeated="13"/>
        </table:table-row>
        <table:table-row table:style-name="ro1">
          <table:table-cell office:value-type="float" office:value="1662.348145" calcext:value-type="float">
            <text:p>1662.348145</text:p>
          </table:table-cell>
          <table:table-cell office:value-type="float" office:value="1737.610718" calcext:value-type="float">
            <text:p>1737.610718</text:p>
          </table:table-cell>
          <table:table-cell office:value-type="float" office:value="1669.655029" calcext:value-type="float">
            <text:p>1669.655029</text:p>
          </table:table-cell>
          <table:table-cell office:value-type="float" office:value="1734.656494" calcext:value-type="float">
            <text:p>1734.656494</text:p>
          </table:table-cell>
          <table:table-cell table:number-columns-repeated="13"/>
        </table:table-row>
        <table:table-row table:style-name="ro1">
          <table:table-cell office:value-type="float" office:value="1659.849609" calcext:value-type="float">
            <text:p>1659.849609</text:p>
          </table:table-cell>
          <table:table-cell office:value-type="float" office:value="1737.864502" calcext:value-type="float">
            <text:p>1737.864502</text:p>
          </table:table-cell>
          <table:table-cell office:value-type="float" office:value="1665.943359" calcext:value-type="float">
            <text:p>1665.943359</text:p>
          </table:table-cell>
          <table:table-cell office:value-type="float" office:value="1735.705933" calcext:value-type="float">
            <text:p>1735.705933</text:p>
          </table:table-cell>
          <table:table-cell table:number-columns-repeated="13"/>
        </table:table-row>
        <table:table-row table:style-name="ro1">
          <table:table-cell office:value-type="float" office:value="1658.73584" calcext:value-type="float">
            <text:p>1658.73584</text:p>
          </table:table-cell>
          <table:table-cell office:value-type="float" office:value="1737.500732" calcext:value-type="float">
            <text:p>1737.500732</text:p>
          </table:table-cell>
          <table:table-cell office:value-type="float" office:value="1667.886108" calcext:value-type="float">
            <text:p>1667.886108</text:p>
          </table:table-cell>
          <table:table-cell office:value-type="float" office:value="1735.51709" calcext:value-type="float">
            <text:p>1735.51709</text:p>
          </table:table-cell>
          <table:table-cell table:number-columns-repeated="13"/>
        </table:table-row>
        <table:table-row table:style-name="ro1">
          <table:table-cell office:value-type="float" office:value="1659.508667" calcext:value-type="float">
            <text:p>1659.508667</text:p>
          </table:table-cell>
          <table:table-cell office:value-type="float" office:value="1739.495361" calcext:value-type="float">
            <text:p>1739.495361</text:p>
          </table:table-cell>
          <table:table-cell office:value-type="float" office:value="1666.22168" calcext:value-type="float">
            <text:p>1666.22168</text:p>
          </table:table-cell>
          <table:table-cell office:value-type="float" office:value="1733.549683" calcext:value-type="float">
            <text:p>1733.549683</text:p>
          </table:table-cell>
          <table:table-cell table:number-columns-repeated="13"/>
        </table:table-row>
        <table:table-row table:style-name="ro1">
          <table:table-cell office:value-type="float" office:value="1661.563354" calcext:value-type="float">
            <text:p>1661.563354</text:p>
          </table:table-cell>
          <table:table-cell office:value-type="float" office:value="1736.96106" calcext:value-type="float">
            <text:p>1736.96106</text:p>
          </table:table-cell>
          <table:table-cell office:value-type="float" office:value="1664.706177" calcext:value-type="float">
            <text:p>1664.706177</text:p>
          </table:table-cell>
          <table:table-cell office:value-type="float" office:value="1736.514282" calcext:value-type="float">
            <text:p>1736.514282</text:p>
          </table:table-cell>
          <table:table-cell table:number-columns-repeated="13"/>
        </table:table-row>
        <table:table-row table:style-name="ro1">
          <table:table-cell office:value-type="float" office:value="1658.474854" calcext:value-type="float">
            <text:p>1658.474854</text:p>
          </table:table-cell>
          <table:table-cell office:value-type="float" office:value="1737.316406" calcext:value-type="float">
            <text:p>1737.316406</text:p>
          </table:table-cell>
          <table:table-cell office:value-type="float" office:value="1667.895508" calcext:value-type="float">
            <text:p>1667.895508</text:p>
          </table:table-cell>
          <table:table-cell office:value-type="float" office:value="1736.296753" calcext:value-type="float">
            <text:p>1736.296753</text:p>
          </table:table-cell>
          <table:table-cell table:number-columns-repeated="13"/>
        </table:table-row>
        <table:table-row table:style-name="ro1">
          <table:table-cell office:value-type="float" office:value="1657.624878" calcext:value-type="float">
            <text:p>1657.624878</text:p>
          </table:table-cell>
          <table:table-cell office:value-type="float" office:value="1740.071899" calcext:value-type="float">
            <text:p>1740.071899</text:p>
          </table:table-cell>
          <table:table-cell office:value-type="float" office:value="1667.35437" calcext:value-type="float">
            <text:p>1667.35437</text:p>
          </table:table-cell>
          <table:table-cell office:value-type="float" office:value="1735.364014" calcext:value-type="float">
            <text:p>1735.364014</text:p>
          </table:table-cell>
          <table:table-cell table:number-columns-repeated="13"/>
        </table:table-row>
        <table:table-row table:style-name="ro1">
          <table:table-cell office:value-type="float" office:value="1662.852539" calcext:value-type="float">
            <text:p>1662.852539</text:p>
          </table:table-cell>
          <table:table-cell office:value-type="float" office:value="1740.170166" calcext:value-type="float">
            <text:p>1740.170166</text:p>
          </table:table-cell>
          <table:table-cell office:value-type="float" office:value="1666.991211" calcext:value-type="float">
            <text:p>1666.991211</text:p>
          </table:table-cell>
          <table:table-cell office:value-type="float" office:value="1739.304443" calcext:value-type="float">
            <text:p>1739.304443</text:p>
          </table:table-cell>
          <table:table-cell table:number-columns-repeated="13"/>
        </table:table-row>
        <table:table-row table:style-name="ro1">
          <table:table-cell office:value-type="float" office:value="1660.550903" calcext:value-type="float">
            <text:p>1660.550903</text:p>
          </table:table-cell>
          <table:table-cell office:value-type="float" office:value="1737.800171" calcext:value-type="float">
            <text:p>1737.800171</text:p>
          </table:table-cell>
          <table:table-cell office:value-type="float" office:value="1669.068359" calcext:value-type="float">
            <text:p>1669.068359</text:p>
          </table:table-cell>
          <table:table-cell office:value-type="float" office:value="1735.010742" calcext:value-type="float">
            <text:p>1735.010742</text:p>
          </table:table-cell>
          <table:table-cell table:number-columns-repeated="13"/>
        </table:table-row>
        <table:table-row table:style-name="ro1">
          <table:table-cell office:value-type="float" office:value="1661.648926" calcext:value-type="float">
            <text:p>1661.648926</text:p>
          </table:table-cell>
          <table:table-cell office:value-type="float" office:value="1738.481934" calcext:value-type="float">
            <text:p>1738.481934</text:p>
          </table:table-cell>
          <table:table-cell office:value-type="float" office:value="1664.473389" calcext:value-type="float">
            <text:p>1664.473389</text:p>
          </table:table-cell>
          <table:table-cell office:value-type="float" office:value="1736.787109" calcext:value-type="float">
            <text:p>1736.787109</text:p>
          </table:table-cell>
          <table:table-cell table:number-columns-repeated="13"/>
        </table:table-row>
        <table:table-row table:style-name="ro1">
          <table:table-cell office:value-type="float" office:value="1661.510498" calcext:value-type="float">
            <text:p>1661.510498</text:p>
          </table:table-cell>
          <table:table-cell office:value-type="float" office:value="1740.05127" calcext:value-type="float">
            <text:p>1740.05127</text:p>
          </table:table-cell>
          <table:table-cell office:value-type="float" office:value="1669.837402" calcext:value-type="float">
            <text:p>1669.837402</text:p>
          </table:table-cell>
          <table:table-cell office:value-type="float" office:value="1737.551514" calcext:value-type="float">
            <text:p>1737.551514</text:p>
          </table:table-cell>
          <table:table-cell table:number-columns-repeated="13"/>
        </table:table-row>
        <table:table-row table:style-name="ro1">
          <table:table-cell office:value-type="float" office:value="1663.973633" calcext:value-type="float">
            <text:p>1663.973633</text:p>
          </table:table-cell>
          <table:table-cell office:value-type="float" office:value="1738.095459" calcext:value-type="float">
            <text:p>1738.095459</text:p>
          </table:table-cell>
          <table:table-cell office:value-type="float" office:value="1672.437378" calcext:value-type="float">
            <text:p>1672.437378</text:p>
          </table:table-cell>
          <table:table-cell office:value-type="float" office:value="1735.217773" calcext:value-type="float">
            <text:p>1735.217773</text:p>
          </table:table-cell>
          <table:table-cell table:number-columns-repeated="13"/>
        </table:table-row>
        <table:table-row table:style-name="ro1">
          <table:table-cell office:value-type="float" office:value="1663.426025" calcext:value-type="float">
            <text:p>1663.426025</text:p>
          </table:table-cell>
          <table:table-cell office:value-type="float" office:value="1737.338135" calcext:value-type="float">
            <text:p>1737.338135</text:p>
          </table:table-cell>
          <table:table-cell office:value-type="float" office:value="1671.181152" calcext:value-type="float">
            <text:p>1671.181152</text:p>
          </table:table-cell>
          <table:table-cell office:value-type="float" office:value="1734.269165" calcext:value-type="float">
            <text:p>1734.269165</text:p>
          </table:table-cell>
          <table:table-cell table:number-columns-repeated="13"/>
        </table:table-row>
        <table:table-row table:style-name="ro1">
          <table:table-cell office:value-type="float" office:value="1659.660156" calcext:value-type="float">
            <text:p>1659.660156</text:p>
          </table:table-cell>
          <table:table-cell office:value-type="float" office:value="1741.38269" calcext:value-type="float">
            <text:p>1741.38269</text:p>
          </table:table-cell>
          <table:table-cell office:value-type="float" office:value="1669.226929" calcext:value-type="float">
            <text:p>1669.226929</text:p>
          </table:table-cell>
          <table:table-cell office:value-type="float" office:value="1737.280396" calcext:value-type="float">
            <text:p>1737.280396</text:p>
          </table:table-cell>
          <table:table-cell table:number-columns-repeated="13"/>
        </table:table-row>
        <table:table-row table:style-name="ro1">
          <table:table-cell office:value-type="float" office:value="1662.350586" calcext:value-type="float">
            <text:p>1662.350586</text:p>
          </table:table-cell>
          <table:table-cell office:value-type="float" office:value="1740.98584" calcext:value-type="float">
            <text:p>1740.98584</text:p>
          </table:table-cell>
          <table:table-cell office:value-type="float" office:value="1671.338867" calcext:value-type="float">
            <text:p>1671.338867</text:p>
          </table:table-cell>
          <table:table-cell office:value-type="float" office:value="1735.440308" calcext:value-type="float">
            <text:p>1735.440308</text:p>
          </table:table-cell>
          <table:table-cell table:number-columns-repeated="13"/>
        </table:table-row>
        <table:table-row table:style-name="ro1">
          <table:table-cell office:value-type="float" office:value="1660.713135" calcext:value-type="float">
            <text:p>1660.713135</text:p>
          </table:table-cell>
          <table:table-cell office:value-type="float" office:value="1739.821899" calcext:value-type="float">
            <text:p>1739.821899</text:p>
          </table:table-cell>
          <table:table-cell office:value-type="float" office:value="1673.37793" calcext:value-type="float">
            <text:p>1673.37793</text:p>
          </table:table-cell>
          <table:table-cell office:value-type="float" office:value="1736.358032" calcext:value-type="float">
            <text:p>1736.358032</text:p>
          </table:table-cell>
          <table:table-cell table:number-columns-repeated="13"/>
        </table:table-row>
        <table:table-row table:style-name="ro1">
          <table:table-cell office:value-type="float" office:value="1660.296021" calcext:value-type="float">
            <text:p>1660.296021</text:p>
          </table:table-cell>
          <table:table-cell office:value-type="float" office:value="1740.207275" calcext:value-type="float">
            <text:p>1740.207275</text:p>
          </table:table-cell>
          <table:table-cell office:value-type="float" office:value="1668.646362" calcext:value-type="float">
            <text:p>1668.646362</text:p>
          </table:table-cell>
          <table:table-cell office:value-type="float" office:value="1737.792725" calcext:value-type="float">
            <text:p>1737.792725</text:p>
          </table:table-cell>
          <table:table-cell table:number-columns-repeated="13"/>
        </table:table-row>
        <table:table-row table:style-name="ro1">
          <table:table-cell office:value-type="float" office:value="1663.901855" calcext:value-type="float">
            <text:p>1663.901855</text:p>
          </table:table-cell>
          <table:table-cell office:value-type="float" office:value="1737.290771" calcext:value-type="float">
            <text:p>1737.290771</text:p>
          </table:table-cell>
          <table:table-cell office:value-type="float" office:value="1671.475586" calcext:value-type="float">
            <text:p>1671.475586</text:p>
          </table:table-cell>
          <table:table-cell office:value-type="float" office:value="1736.123169" calcext:value-type="float">
            <text:p>1736.123169</text:p>
          </table:table-cell>
          <table:table-cell table:number-columns-repeated="13"/>
        </table:table-row>
        <table:table-row table:style-name="ro1">
          <table:table-cell office:value-type="float" office:value="1656.823608" calcext:value-type="float">
            <text:p>1656.823608</text:p>
          </table:table-cell>
          <table:table-cell office:value-type="float" office:value="1742.936157" calcext:value-type="float">
            <text:p>1742.936157</text:p>
          </table:table-cell>
          <table:table-cell office:value-type="float" office:value="1668.396729" calcext:value-type="float">
            <text:p>1668.396729</text:p>
          </table:table-cell>
          <table:table-cell office:value-type="float" office:value="1736.218994" calcext:value-type="float">
            <text:p>1736.218994</text:p>
          </table:table-cell>
          <table:table-cell table:number-columns-repeated="13"/>
        </table:table-row>
        <table:table-row table:style-name="ro1">
          <table:table-cell office:value-type="float" office:value="1660.33374" calcext:value-type="float">
            <text:p>1660.33374</text:p>
          </table:table-cell>
          <table:table-cell office:value-type="float" office:value="1740.835327" calcext:value-type="float">
            <text:p>1740.835327</text:p>
          </table:table-cell>
          <table:table-cell office:value-type="float" office:value="1670.513184" calcext:value-type="float">
            <text:p>1670.513184</text:p>
          </table:table-cell>
          <table:table-cell office:value-type="float" office:value="1736.230225" calcext:value-type="float">
            <text:p>1736.230225</text:p>
          </table:table-cell>
          <table:table-cell table:number-columns-repeated="13"/>
        </table:table-row>
        <table:table-row table:style-name="ro1">
          <table:table-cell office:value-type="float" office:value="1661.278687" calcext:value-type="float">
            <text:p>1661.278687</text:p>
          </table:table-cell>
          <table:table-cell office:value-type="float" office:value="1740.273071" calcext:value-type="float">
            <text:p>1740.273071</text:p>
          </table:table-cell>
          <table:table-cell office:value-type="float" office:value="1665.300659" calcext:value-type="float">
            <text:p>1665.300659</text:p>
          </table:table-cell>
          <table:table-cell office:value-type="float" office:value="1736.907471" calcext:value-type="float">
            <text:p>1736.907471</text:p>
          </table:table-cell>
          <table:table-cell table:number-columns-repeated="13"/>
        </table:table-row>
        <table:table-row table:style-name="ro1">
          <table:table-cell office:value-type="float" office:value="1659.67627" calcext:value-type="float">
            <text:p>1659.67627</text:p>
          </table:table-cell>
          <table:table-cell office:value-type="float" office:value="1738.833862" calcext:value-type="float">
            <text:p>1738.833862</text:p>
          </table:table-cell>
          <table:table-cell office:value-type="float" office:value="1668.371582" calcext:value-type="float">
            <text:p>1668.371582</text:p>
          </table:table-cell>
          <table:table-cell office:value-type="float" office:value="1734.415283" calcext:value-type="float">
            <text:p>1734.415283</text:p>
          </table:table-cell>
          <table:table-cell table:number-columns-repeated="13"/>
        </table:table-row>
        <table:table-row table:style-name="ro1">
          <table:table-cell office:value-type="float" office:value="1657.09436" calcext:value-type="float">
            <text:p>1657.09436</text:p>
          </table:table-cell>
          <table:table-cell office:value-type="float" office:value="1739.09729" calcext:value-type="float">
            <text:p>1739.09729</text:p>
          </table:table-cell>
          <table:table-cell office:value-type="float" office:value="1666.446777" calcext:value-type="float">
            <text:p>1666.446777</text:p>
          </table:table-cell>
          <table:table-cell office:value-type="float" office:value="1737.105225" calcext:value-type="float">
            <text:p>1737.105225</text:p>
          </table:table-cell>
          <table:table-cell table:number-columns-repeated="13"/>
        </table:table-row>
        <table:table-row table:style-name="ro1">
          <table:table-cell office:value-type="float" office:value="1660.234497" calcext:value-type="float">
            <text:p>1660.234497</text:p>
          </table:table-cell>
          <table:table-cell office:value-type="float" office:value="1740.458374" calcext:value-type="float">
            <text:p>1740.458374</text:p>
          </table:table-cell>
          <table:table-cell office:value-type="float" office:value="1669.720459" calcext:value-type="float">
            <text:p>1669.720459</text:p>
          </table:table-cell>
          <table:table-cell office:value-type="float" office:value="1735.687744" calcext:value-type="float">
            <text:p>1735.687744</text:p>
          </table:table-cell>
          <table:table-cell table:number-columns-repeated="13"/>
        </table:table-row>
        <table:table-row table:style-name="ro1">
          <table:table-cell office:value-type="float" office:value="1661.630737" calcext:value-type="float">
            <text:p>1661.630737</text:p>
          </table:table-cell>
          <table:table-cell office:value-type="float" office:value="1739.886841" calcext:value-type="float">
            <text:p>1739.886841</text:p>
          </table:table-cell>
          <table:table-cell office:value-type="float" office:value="1669.514038" calcext:value-type="float">
            <text:p>1669.514038</text:p>
          </table:table-cell>
          <table:table-cell office:value-type="float" office:value="1733.507812" calcext:value-type="float">
            <text:p>1733.507812</text:p>
          </table:table-cell>
          <table:table-cell table:number-columns-repeated="13"/>
        </table:table-row>
        <table:table-row table:style-name="ro1">
          <table:table-cell office:value-type="float" office:value="1659.690918" calcext:value-type="float">
            <text:p>1659.690918</text:p>
          </table:table-cell>
          <table:table-cell office:value-type="float" office:value="1739.817749" calcext:value-type="float">
            <text:p>1739.817749</text:p>
          </table:table-cell>
          <table:table-cell office:value-type="float" office:value="1667.24353" calcext:value-type="float">
            <text:p>1667.24353</text:p>
          </table:table-cell>
          <table:table-cell office:value-type="float" office:value="1735.935791" calcext:value-type="float">
            <text:p>1735.935791</text:p>
          </table:table-cell>
          <table:table-cell table:number-columns-repeated="13"/>
        </table:table-row>
        <table:table-row table:style-name="ro1">
          <table:table-cell office:value-type="float" office:value="1662.056396" calcext:value-type="float">
            <text:p>1662.056396</text:p>
          </table:table-cell>
          <table:table-cell office:value-type="float" office:value="1740.798096" calcext:value-type="float">
            <text:p>1740.798096</text:p>
          </table:table-cell>
          <table:table-cell office:value-type="float" office:value="1668.97168" calcext:value-type="float">
            <text:p>1668.97168</text:p>
          </table:table-cell>
          <table:table-cell office:value-type="float" office:value="1735.075317" calcext:value-type="float">
            <text:p>1735.075317</text:p>
          </table:table-cell>
          <table:table-cell table:number-columns-repeated="13"/>
        </table:table-row>
        <table:table-row table:style-name="ro1">
          <table:table-cell office:value-type="float" office:value="1659.941284" calcext:value-type="float">
            <text:p>1659.941284</text:p>
          </table:table-cell>
          <table:table-cell office:value-type="float" office:value="1739.998901" calcext:value-type="float">
            <text:p>1739.998901</text:p>
          </table:table-cell>
          <table:table-cell office:value-type="float" office:value="1666.32019" calcext:value-type="float">
            <text:p>1666.32019</text:p>
          </table:table-cell>
          <table:table-cell office:value-type="float" office:value="1738.206421" calcext:value-type="float">
            <text:p>1738.206421</text:p>
          </table:table-cell>
          <table:table-cell table:number-columns-repeated="13"/>
        </table:table-row>
        <table:table-row table:style-name="ro1">
          <table:table-cell office:value-type="float" office:value="1660.229492" calcext:value-type="float">
            <text:p>1660.229492</text:p>
          </table:table-cell>
          <table:table-cell office:value-type="float" office:value="1739.070068" calcext:value-type="float">
            <text:p>1739.070068</text:p>
          </table:table-cell>
          <table:table-cell office:value-type="float" office:value="1669.389282" calcext:value-type="float">
            <text:p>1669.389282</text:p>
          </table:table-cell>
          <table:table-cell office:value-type="float" office:value="1739.025269" calcext:value-type="float">
            <text:p>1739.025269</text:p>
          </table:table-cell>
          <table:table-cell table:number-columns-repeated="13"/>
        </table:table-row>
        <table:table-row table:style-name="ro1">
          <table:table-cell office:value-type="float" office:value="1661.87085" calcext:value-type="float">
            <text:p>1661.87085</text:p>
          </table:table-cell>
          <table:table-cell office:value-type="float" office:value="1738.537354" calcext:value-type="float">
            <text:p>1738.537354</text:p>
          </table:table-cell>
          <table:table-cell office:value-type="float" office:value="1669.916748" calcext:value-type="float">
            <text:p>1669.916748</text:p>
          </table:table-cell>
          <table:table-cell office:value-type="float" office:value="1735.945557" calcext:value-type="float">
            <text:p>1735.945557</text:p>
          </table:table-cell>
          <table:table-cell table:number-columns-repeated="13"/>
        </table:table-row>
        <table:table-row table:style-name="ro1">
          <table:table-cell office:value-type="float" office:value="1660.279541" calcext:value-type="float">
            <text:p>1660.279541</text:p>
          </table:table-cell>
          <table:table-cell office:value-type="float" office:value="1741.955078" calcext:value-type="float">
            <text:p>1741.955078</text:p>
          </table:table-cell>
          <table:table-cell office:value-type="float" office:value="1665.979492" calcext:value-type="float">
            <text:p>1665.979492</text:p>
          </table:table-cell>
          <table:table-cell office:value-type="float" office:value="1740.031616" calcext:value-type="float">
            <text:p>1740.031616</text:p>
          </table:table-cell>
          <table:table-cell table:number-columns-repeated="13"/>
        </table:table-row>
        <table:table-row table:style-name="ro1">
          <table:table-cell office:value-type="float" office:value="1658.146729" calcext:value-type="float">
            <text:p>1658.146729</text:p>
          </table:table-cell>
          <table:table-cell office:value-type="float" office:value="1742.061523" calcext:value-type="float">
            <text:p>1742.061523</text:p>
          </table:table-cell>
          <table:table-cell office:value-type="float" office:value="1668.175903" calcext:value-type="float">
            <text:p>1668.175903</text:p>
          </table:table-cell>
          <table:table-cell office:value-type="float" office:value="1737.717163" calcext:value-type="float">
            <text:p>1737.717163</text:p>
          </table:table-cell>
          <table:table-cell table:number-columns-repeated="13"/>
        </table:table-row>
        <table:table-row table:style-name="ro1">
          <table:table-cell office:value-type="float" office:value="1661.203125" calcext:value-type="float">
            <text:p>1661.203125</text:p>
          </table:table-cell>
          <table:table-cell office:value-type="float" office:value="1741.137573" calcext:value-type="float">
            <text:p>1741.137573</text:p>
          </table:table-cell>
          <table:table-cell office:value-type="float" office:value="1669.225708" calcext:value-type="float">
            <text:p>1669.225708</text:p>
          </table:table-cell>
          <table:table-cell office:value-type="float" office:value="1739.2854" calcext:value-type="float">
            <text:p>1739.2854</text:p>
          </table:table-cell>
          <table:table-cell table:number-columns-repeated="13"/>
        </table:table-row>
        <table:table-row table:style-name="ro1">
          <table:table-cell office:value-type="float" office:value="1664.066284" calcext:value-type="float">
            <text:p>1664.066284</text:p>
          </table:table-cell>
          <table:table-cell office:value-type="float" office:value="1740.206543" calcext:value-type="float">
            <text:p>1740.206543</text:p>
          </table:table-cell>
          <table:table-cell office:value-type="float" office:value="1672.872437" calcext:value-type="float">
            <text:p>1672.872437</text:p>
          </table:table-cell>
          <table:table-cell office:value-type="float" office:value="1736.742798" calcext:value-type="float">
            <text:p>1736.742798</text:p>
          </table:table-cell>
          <table:table-cell table:number-columns-repeated="13"/>
        </table:table-row>
        <table:table-row table:style-name="ro1">
          <table:table-cell office:value-type="float" office:value="1660.668335" calcext:value-type="float">
            <text:p>1660.668335</text:p>
          </table:table-cell>
          <table:table-cell office:value-type="float" office:value="1742.607422" calcext:value-type="float">
            <text:p>1742.607422</text:p>
          </table:table-cell>
          <table:table-cell office:value-type="float" office:value="1668.254028" calcext:value-type="float">
            <text:p>1668.254028</text:p>
          </table:table-cell>
          <table:table-cell office:value-type="float" office:value="1738.876953" calcext:value-type="float">
            <text:p>1738.876953</text:p>
          </table:table-cell>
          <table:table-cell table:number-columns-repeated="13"/>
        </table:table-row>
        <table:table-row table:style-name="ro1">
          <table:table-cell office:value-type="float" office:value="1662.568604" calcext:value-type="float">
            <text:p>1662.568604</text:p>
          </table:table-cell>
          <table:table-cell office:value-type="float" office:value="1743.321411" calcext:value-type="float">
            <text:p>1743.321411</text:p>
          </table:table-cell>
          <table:table-cell office:value-type="float" office:value="1672.444336" calcext:value-type="float">
            <text:p>1672.444336</text:p>
          </table:table-cell>
          <table:table-cell office:value-type="float" office:value="1739.515015" calcext:value-type="float">
            <text:p>1739.515015</text:p>
          </table:table-cell>
          <table:table-cell table:number-columns-repeated="13"/>
        </table:table-row>
        <table:table-row table:style-name="ro1">
          <table:table-cell office:value-type="float" office:value="1665.557617" calcext:value-type="float">
            <text:p>1665.557617</text:p>
          </table:table-cell>
          <table:table-cell office:value-type="float" office:value="1742.986572" calcext:value-type="float">
            <text:p>1742.986572</text:p>
          </table:table-cell>
          <table:table-cell office:value-type="float" office:value="1669.255249" calcext:value-type="float">
            <text:p>1669.255249</text:p>
          </table:table-cell>
          <table:table-cell office:value-type="float" office:value="1742.160889" calcext:value-type="float">
            <text:p>1742.160889</text:p>
          </table:table-cell>
          <table:table-cell table:number-columns-repeated="13"/>
        </table:table-row>
        <table:table-row table:style-name="ro1">
          <table:table-cell office:value-type="float" office:value="1659.526367" calcext:value-type="float">
            <text:p>1659.526367</text:p>
          </table:table-cell>
          <table:table-cell office:value-type="float" office:value="1746.171143" calcext:value-type="float">
            <text:p>1746.171143</text:p>
          </table:table-cell>
          <table:table-cell office:value-type="float" office:value="1670.725586" calcext:value-type="float">
            <text:p>1670.725586</text:p>
          </table:table-cell>
          <table:table-cell office:value-type="float" office:value="1740.830811" calcext:value-type="float">
            <text:p>1740.830811</text:p>
          </table:table-cell>
          <table:table-cell table:number-columns-repeated="13"/>
        </table:table-row>
        <table:table-row table:style-name="ro1">
          <table:table-cell office:value-type="float" office:value="1663.278198" calcext:value-type="float">
            <text:p>1663.278198</text:p>
          </table:table-cell>
          <table:table-cell office:value-type="float" office:value="1743.532959" calcext:value-type="float">
            <text:p>1743.532959</text:p>
          </table:table-cell>
          <table:table-cell office:value-type="float" office:value="1668.41394" calcext:value-type="float">
            <text:p>1668.41394</text:p>
          </table:table-cell>
          <table:table-cell office:value-type="float" office:value="1741.111816" calcext:value-type="float">
            <text:p>1741.111816</text:p>
          </table:table-cell>
          <table:table-cell table:number-columns-repeated="13"/>
        </table:table-row>
        <table:table-row table:style-name="ro1">
          <table:table-cell office:value-type="float" office:value="1661.786133" calcext:value-type="float">
            <text:p>1661.786133</text:p>
          </table:table-cell>
          <table:table-cell office:value-type="float" office:value="1743.538452" calcext:value-type="float">
            <text:p>1743.538452</text:p>
          </table:table-cell>
          <table:table-cell office:value-type="float" office:value="1670.945312" calcext:value-type="float">
            <text:p>1670.945312</text:p>
          </table:table-cell>
          <table:table-cell office:value-type="float" office:value="1739.669189" calcext:value-type="float">
            <text:p>1739.669189</text:p>
          </table:table-cell>
          <table:table-cell table:number-columns-repeated="13"/>
        </table:table-row>
        <table:table-row table:style-name="ro1">
          <table:table-cell office:value-type="float" office:value="1661.180908" calcext:value-type="float">
            <text:p>1661.180908</text:p>
          </table:table-cell>
          <table:table-cell office:value-type="float" office:value="1744.376587" calcext:value-type="float">
            <text:p>1744.376587</text:p>
          </table:table-cell>
          <table:table-cell office:value-type="float" office:value="1667.673096" calcext:value-type="float">
            <text:p>1667.673096</text:p>
          </table:table-cell>
          <table:table-cell office:value-type="float" office:value="1740.651611" calcext:value-type="float">
            <text:p>1740.651611</text:p>
          </table:table-cell>
          <table:table-cell table:number-columns-repeated="13"/>
        </table:table-row>
        <table:table-row table:style-name="ro1">
          <table:table-cell office:value-type="float" office:value="1661.059204" calcext:value-type="float">
            <text:p>1661.059204</text:p>
          </table:table-cell>
          <table:table-cell office:value-type="float" office:value="1745.354736" calcext:value-type="float">
            <text:p>1745.354736</text:p>
          </table:table-cell>
          <table:table-cell office:value-type="float" office:value="1670.183838" calcext:value-type="float">
            <text:p>1670.183838</text:p>
          </table:table-cell>
          <table:table-cell office:value-type="float" office:value="1738.325562" calcext:value-type="float">
            <text:p>1738.325562</text:p>
          </table:table-cell>
          <table:table-cell table:number-columns-repeated="13"/>
        </table:table-row>
        <table:table-row table:style-name="ro1">
          <table:table-cell office:value-type="float" office:value="1659.350952" calcext:value-type="float">
            <text:p>1659.350952</text:p>
          </table:table-cell>
          <table:table-cell office:value-type="float" office:value="1743.185669" calcext:value-type="float">
            <text:p>1743.185669</text:p>
          </table:table-cell>
          <table:table-cell office:value-type="float" office:value="1667.151611" calcext:value-type="float">
            <text:p>1667.151611</text:p>
          </table:table-cell>
          <table:table-cell office:value-type="float" office:value="1740.630859" calcext:value-type="float">
            <text:p>1740.630859</text:p>
          </table:table-cell>
          <table:table-cell table:number-columns-repeated="13"/>
        </table:table-row>
        <table:table-row table:style-name="ro1">
          <table:table-cell office:value-type="float" office:value="1665.776367" calcext:value-type="float">
            <text:p>1665.776367</text:p>
          </table:table-cell>
          <table:table-cell office:value-type="float" office:value="1741.719727" calcext:value-type="float">
            <text:p>1741.719727</text:p>
          </table:table-cell>
          <table:table-cell office:value-type="float" office:value="1671.430908" calcext:value-type="float">
            <text:p>1671.430908</text:p>
          </table:table-cell>
          <table:table-cell office:value-type="float" office:value="1734.248047" calcext:value-type="float">
            <text:p>1734.248047</text:p>
          </table:table-cell>
          <table:table-cell table:number-columns-repeated="13"/>
        </table:table-row>
        <table:table-row table:style-name="ro1">
          <table:table-cell office:value-type="float" office:value="1659.817749" calcext:value-type="float">
            <text:p>1659.817749</text:p>
          </table:table-cell>
          <table:table-cell office:value-type="float" office:value="1725.657471" calcext:value-type="float">
            <text:p>1725.657471</text:p>
          </table:table-cell>
          <table:table-cell office:value-type="float" office:value="1660.958984" calcext:value-type="float">
            <text:p>1660.958984</text:p>
          </table:table-cell>
          <table:table-cell office:value-type="float" office:value="1723.849365" calcext:value-type="float">
            <text:p>1723.849365</text:p>
          </table:table-cell>
          <table:table-cell table:number-columns-repeated="13"/>
        </table:table-row>
        <table:table-row table:style-name="ro1">
          <table:table-cell office:value-type="float" office:value="1625.329102" calcext:value-type="float">
            <text:p>1625.329102</text:p>
          </table:table-cell>
          <table:table-cell office:value-type="float" office:value="1725.569092" calcext:value-type="float">
            <text:p>1725.569092</text:p>
          </table:table-cell>
          <table:table-cell office:value-type="float" office:value="1634.133057" calcext:value-type="float">
            <text:p>1634.133057</text:p>
          </table:table-cell>
          <table:table-cell office:value-type="float" office:value="1725.94873" calcext:value-type="float">
            <text:p>1725.94873</text:p>
          </table:table-cell>
          <table:table-cell table:number-columns-repeated="13"/>
        </table:table-row>
        <table:table-row table:style-name="ro1">
          <table:table-cell office:value-type="float" office:value="1629.588623" calcext:value-type="float">
            <text:p>1629.588623</text:p>
          </table:table-cell>
          <table:table-cell office:value-type="float" office:value="1701.889893" calcext:value-type="float">
            <text:p>1701.889893</text:p>
          </table:table-cell>
          <table:table-cell office:value-type="float" office:value="1635.601318" calcext:value-type="float">
            <text:p>1635.601318</text:p>
          </table:table-cell>
          <table:table-cell office:value-type="float" office:value="1701.913452" calcext:value-type="float">
            <text:p>1701.913452</text:p>
          </table:table-cell>
          <table:table-cell table:number-columns-repeated="13"/>
        </table:table-row>
        <table:table-row table:style-name="ro1">
          <table:table-cell office:value-type="float" office:value="1622.623047" calcext:value-type="float">
            <text:p>1622.623047</text:p>
          </table:table-cell>
          <table:table-cell office:value-type="float" office:value="1694.419678" calcext:value-type="float">
            <text:p>1694.419678</text:p>
          </table:table-cell>
          <table:table-cell office:value-type="float" office:value="1626.853271" calcext:value-type="float">
            <text:p>1626.853271</text:p>
          </table:table-cell>
          <table:table-cell office:value-type="float" office:value="1693.63269" calcext:value-type="float">
            <text:p>1693.63269</text:p>
          </table:table-cell>
          <table:table-cell table:number-columns-repeated="13"/>
        </table:table-row>
        <table:table-row table:style-name="ro1">
          <table:table-cell office:value-type="float" office:value="1609.300537" calcext:value-type="float">
            <text:p>1609.300537</text:p>
          </table:table-cell>
          <table:table-cell office:value-type="float" office:value="1691.533936" calcext:value-type="float">
            <text:p>1691.533936</text:p>
          </table:table-cell>
          <table:table-cell office:value-type="float" office:value="1620.612061" calcext:value-type="float">
            <text:p>1620.612061</text:p>
          </table:table-cell>
          <table:table-cell office:value-type="float" office:value="1678.394897" calcext:value-type="float">
            <text:p>1678.394897</text:p>
          </table:table-cell>
          <table:table-cell table:number-columns-repeated="13"/>
        </table:table-row>
        <table:table-row table:style-name="ro1">
          <table:table-cell office:value-type="float" office:value="1610.95459" calcext:value-type="float">
            <text:p>1610.95459</text:p>
          </table:table-cell>
          <table:table-cell office:value-type="float" office:value="1674.585938" calcext:value-type="float">
            <text:p>1674.585938</text:p>
          </table:table-cell>
          <table:table-cell office:value-type="float" office:value="1610.015137" calcext:value-type="float">
            <text:p>1610.015137</text:p>
          </table:table-cell>
          <table:table-cell office:value-type="float" office:value="1675.535767" calcext:value-type="float">
            <text:p>1675.535767</text:p>
          </table:table-cell>
          <table:table-cell table:number-columns-repeated="13"/>
        </table:table-row>
        <table:table-row table:style-name="ro1">
          <table:table-cell office:value-type="float" office:value="1605.582153" calcext:value-type="float">
            <text:p>1605.582153</text:p>
          </table:table-cell>
          <table:table-cell office:value-type="float" office:value="1666.173706" calcext:value-type="float">
            <text:p>1666.173706</text:p>
          </table:table-cell>
          <table:table-cell office:value-type="float" office:value="1612.873291" calcext:value-type="float">
            <text:p>1612.873291</text:p>
          </table:table-cell>
          <table:table-cell office:value-type="float" office:value="1667.604736" calcext:value-type="float">
            <text:p>1667.604736</text:p>
          </table:table-cell>
          <table:table-cell table:number-columns-repeated="13"/>
        </table:table-row>
        <table:table-row table:style-name="ro1">
          <table:table-cell office:value-type="float" office:value="1600.476074" calcext:value-type="float">
            <text:p>1600.476074</text:p>
          </table:table-cell>
          <table:table-cell office:value-type="float" office:value="1657.835815" calcext:value-type="float">
            <text:p>1657.835815</text:p>
          </table:table-cell>
          <table:table-cell office:value-type="float" office:value="1603.883423" calcext:value-type="float">
            <text:p>1603.883423</text:p>
          </table:table-cell>
          <table:table-cell office:value-type="float" office:value="1660.987305" calcext:value-type="float">
            <text:p>1660.987305</text:p>
          </table:table-cell>
          <table:table-cell table:number-columns-repeated="13"/>
        </table:table-row>
        <table:table-row table:style-name="ro1">
          <table:table-cell office:value-type="float" office:value="1591.890259" calcext:value-type="float">
            <text:p>1591.890259</text:p>
          </table:table-cell>
          <table:table-cell office:value-type="float" office:value="1658.227295" calcext:value-type="float">
            <text:p>1658.227295</text:p>
          </table:table-cell>
          <table:table-cell office:value-type="float" office:value="1600.360596" calcext:value-type="float">
            <text:p>1600.360596</text:p>
          </table:table-cell>
          <table:table-cell office:value-type="float" office:value="1651.964478" calcext:value-type="float">
            <text:p>1651.964478</text:p>
          </table:table-cell>
          <table:table-cell table:number-columns-repeated="13"/>
        </table:table-row>
        <table:table-row table:style-name="ro1">
          <table:table-cell office:value-type="float" office:value="1601.251465" calcext:value-type="float">
            <text:p>1601.251465</text:p>
          </table:table-cell>
          <table:table-cell office:value-type="float" office:value="1637.279419" calcext:value-type="float">
            <text:p>1637.279419</text:p>
          </table:table-cell>
          <table:table-cell office:value-type="float" office:value="1594.904053" calcext:value-type="float">
            <text:p>1594.904053</text:p>
          </table:table-cell>
          <table:table-cell office:value-type="float" office:value="1642.847046" calcext:value-type="float">
            <text:p>1642.847046</text:p>
          </table:table-cell>
          <table:table-cell table:number-columns-repeated="13"/>
        </table:table-row>
        <table:table-row table:style-name="ro1">
          <table:table-cell office:value-type="float" office:value="1591.046875" calcext:value-type="float">
            <text:p>1591.046875</text:p>
          </table:table-cell>
          <table:table-cell office:value-type="float" office:value="1634.983521" calcext:value-type="float">
            <text:p>1634.983521</text:p>
          </table:table-cell>
          <table:table-cell office:value-type="float" office:value="1595.940063" calcext:value-type="float">
            <text:p>1595.940063</text:p>
          </table:table-cell>
          <table:table-cell office:value-type="float" office:value="1640.048706" calcext:value-type="float">
            <text:p>1640.048706</text:p>
          </table:table-cell>
          <table:table-cell table:number-columns-repeated="13"/>
        </table:table-row>
        <table:table-row table:style-name="ro1">
          <table:table-cell office:value-type="float" office:value="1584.491577" calcext:value-type="float">
            <text:p>1584.491577</text:p>
          </table:table-cell>
          <table:table-cell office:value-type="float" office:value="1636.541504" calcext:value-type="float">
            <text:p>1636.541504</text:p>
          </table:table-cell>
          <table:table-cell office:value-type="float" office:value="1595.286743" calcext:value-type="float">
            <text:p>1595.286743</text:p>
          </table:table-cell>
          <table:table-cell office:value-type="float" office:value="1627.731201" calcext:value-type="float">
            <text:p>1627.731201</text:p>
          </table:table-cell>
          <table:table-cell table:number-columns-repeated="13"/>
        </table:table-row>
        <table:table-row table:style-name="ro1">
          <table:table-cell office:value-type="float" office:value="1591.426025" calcext:value-type="float">
            <text:p>1591.426025</text:p>
          </table:table-cell>
          <table:table-cell office:value-type="float" office:value="1623.705078" calcext:value-type="float">
            <text:p>1623.705078</text:p>
          </table:table-cell>
          <table:table-cell office:value-type="float" office:value="1587.95813" calcext:value-type="float">
            <text:p>1587.95813</text:p>
          </table:table-cell>
          <table:table-cell office:value-type="float" office:value="1625.804565" calcext:value-type="float">
            <text:p>1625.804565</text:p>
          </table:table-cell>
          <table:table-cell table:number-columns-repeated="13"/>
        </table:table-row>
        <table:table-row table:style-name="ro1">
          <table:table-cell office:value-type="float" office:value="1584.206543" calcext:value-type="float">
            <text:p>1584.206543</text:p>
          </table:table-cell>
          <table:table-cell office:value-type="float" office:value="1621.604126" calcext:value-type="float">
            <text:p>1621.604126</text:p>
          </table:table-cell>
          <table:table-cell office:value-type="float" office:value="1586.549072" calcext:value-type="float">
            <text:p>1586.549072</text:p>
          </table:table-cell>
          <table:table-cell office:value-type="float" office:value="1619.06604" calcext:value-type="float">
            <text:p>1619.06604</text:p>
          </table:table-cell>
          <table:table-cell table:number-columns-repeated="13"/>
        </table:table-row>
        <table:table-row table:style-name="ro1">
          <table:table-cell office:value-type="float" office:value="1580.914185" calcext:value-type="float">
            <text:p>1580.914185</text:p>
          </table:table-cell>
          <table:table-cell office:value-type="float" office:value="1617.462769" calcext:value-type="float">
            <text:p>1617.462769</text:p>
          </table:table-cell>
          <table:table-cell office:value-type="float" office:value="1586.688599" calcext:value-type="float">
            <text:p>1586.688599</text:p>
          </table:table-cell>
          <table:table-cell office:value-type="float" office:value="1615.009277" calcext:value-type="float">
            <text:p>1615.009277</text:p>
          </table:table-cell>
          <table:table-cell table:number-columns-repeated="13"/>
        </table:table-row>
        <table:table-row table:style-name="ro1">
          <table:table-cell office:value-type="float" office:value="1579.032227" calcext:value-type="float">
            <text:p>1579.032227</text:p>
          </table:table-cell>
          <table:table-cell office:value-type="float" office:value="1616.407715" calcext:value-type="float">
            <text:p>1616.407715</text:p>
          </table:table-cell>
          <table:table-cell office:value-type="float" office:value="1576.353516" calcext:value-type="float">
            <text:p>1576.353516</text:p>
          </table:table-cell>
          <table:table-cell office:value-type="float" office:value="1617.536255" calcext:value-type="float">
            <text:p>1617.536255</text:p>
          </table:table-cell>
          <table:table-cell table:number-columns-repeated="13"/>
        </table:table-row>
        <table:table-row table:style-name="ro1">
          <table:table-cell office:value-type="float" office:value="1577.4823" calcext:value-type="float">
            <text:p>1577.4823</text:p>
          </table:table-cell>
          <table:table-cell office:value-type="float" office:value="1613.796143" calcext:value-type="float">
            <text:p>1613.796143</text:p>
          </table:table-cell>
          <table:table-cell office:value-type="float" office:value="1582.189209" calcext:value-type="float">
            <text:p>1582.189209</text:p>
          </table:table-cell>
          <table:table-cell office:value-type="float" office:value="1609.6073" calcext:value-type="float">
            <text:p>1609.6073</text:p>
          </table:table-cell>
          <table:table-cell table:number-columns-repeated="13"/>
        </table:table-row>
        <table:table-row table:style-name="ro1">
          <table:table-cell office:value-type="float" office:value="1576.260376" calcext:value-type="float">
            <text:p>1576.260376</text:p>
          </table:table-cell>
          <table:table-cell office:value-type="float" office:value="1607.664062" calcext:value-type="float">
            <text:p>1607.664062</text:p>
          </table:table-cell>
          <table:table-cell office:value-type="float" office:value="1577.135742" calcext:value-type="float">
            <text:p>1577.135742</text:p>
          </table:table-cell>
          <table:table-cell office:value-type="float" office:value="1603.366333" calcext:value-type="float">
            <text:p>1603.366333</text:p>
          </table:table-cell>
          <table:table-cell table:number-columns-repeated="13"/>
        </table:table-row>
        <table:table-row table:style-name="ro1">
          <table:table-cell office:value-type="float" office:value="1576.970947" calcext:value-type="float">
            <text:p>1576.970947</text:p>
          </table:table-cell>
          <table:table-cell office:value-type="float" office:value="1598.384766" calcext:value-type="float">
            <text:p>1598.384766</text:p>
          </table:table-cell>
          <table:table-cell office:value-type="float" office:value="1574.147827" calcext:value-type="float">
            <text:p>1574.147827</text:p>
          </table:table-cell>
          <table:table-cell office:value-type="float" office:value="1598.910522" calcext:value-type="float">
            <text:p>1598.910522</text:p>
          </table:table-cell>
          <table:table-cell table:number-columns-repeated="13"/>
        </table:table-row>
        <table:table-row table:style-name="ro1">
          <table:table-cell office:value-type="float" office:value="1573.440063" calcext:value-type="float">
            <text:p>1573.440063</text:p>
          </table:table-cell>
          <table:table-cell office:value-type="float" office:value="1603.184814" calcext:value-type="float">
            <text:p>1603.184814</text:p>
          </table:table-cell>
          <table:table-cell office:value-type="float" office:value="1569.669189" calcext:value-type="float">
            <text:p>1569.669189</text:p>
          </table:table-cell>
          <table:table-cell office:value-type="float" office:value="1598.787598" calcext:value-type="float">
            <text:p>1598.787598</text:p>
          </table:table-cell>
          <table:table-cell table:number-columns-repeated="13"/>
        </table:table-row>
        <table:table-row table:style-name="ro1">
          <table:table-cell office:value-type="float" office:value="1568.294067" calcext:value-type="float">
            <text:p>1568.294067</text:p>
          </table:table-cell>
          <table:table-cell office:value-type="float" office:value="1596.545044" calcext:value-type="float">
            <text:p>1596.545044</text:p>
          </table:table-cell>
          <table:table-cell office:value-type="float" office:value="1576.581055" calcext:value-type="float">
            <text:p>1576.581055</text:p>
          </table:table-cell>
          <table:table-cell office:value-type="float" office:value="1593.264648" calcext:value-type="float">
            <text:p>1593.264648</text:p>
          </table:table-cell>
          <table:table-cell table:number-columns-repeated="13"/>
        </table:table-row>
        <table:table-row table:style-name="ro1">
          <table:table-cell office:value-type="float" office:value="1575.477295" calcext:value-type="float">
            <text:p>1575.477295</text:p>
          </table:table-cell>
          <table:table-cell office:value-type="float" office:value="1591.86731" calcext:value-type="float">
            <text:p>1591.86731</text:p>
          </table:table-cell>
          <table:table-cell office:value-type="float" office:value="1575.263184" calcext:value-type="float">
            <text:p>1575.263184</text:p>
          </table:table-cell>
          <table:table-cell office:value-type="float" office:value="1591.544067" calcext:value-type="float">
            <text:p>1591.544067</text:p>
          </table:table-cell>
          <table:table-cell table:number-columns-repeated="13"/>
        </table:table-row>
        <table:table-row table:style-name="ro1">
          <table:table-cell office:value-type="float" office:value="1571.227173" calcext:value-type="float">
            <text:p>1571.227173</text:p>
          </table:table-cell>
          <table:table-cell office:value-type="float" office:value="1591.677002" calcext:value-type="float">
            <text:p>1591.677002</text:p>
          </table:table-cell>
          <table:table-cell office:value-type="float" office:value="1570.347778" calcext:value-type="float">
            <text:p>1570.347778</text:p>
          </table:table-cell>
          <table:table-cell office:value-type="float" office:value="1590.039307" calcext:value-type="float">
            <text:p>1590.039307</text:p>
          </table:table-cell>
          <table:table-cell table:number-columns-repeated="13"/>
        </table:table-row>
        <table:table-row table:style-name="ro1">
          <table:table-cell office:value-type="float" office:value="1570.671387" calcext:value-type="float">
            <text:p>1570.671387</text:p>
          </table:table-cell>
          <table:table-cell office:value-type="float" office:value="1588.781372" calcext:value-type="float">
            <text:p>1588.781372</text:p>
          </table:table-cell>
          <table:table-cell office:value-type="float" office:value="1572.32959" calcext:value-type="float">
            <text:p>1572.32959</text:p>
          </table:table-cell>
          <table:table-cell office:value-type="float" office:value="1586.729248" calcext:value-type="float">
            <text:p>1586.729248</text:p>
          </table:table-cell>
          <table:table-cell table:number-columns-repeated="13"/>
        </table:table-row>
        <table:table-row table:style-name="ro1">
          <table:table-cell office:value-type="float" office:value="1568.792236" calcext:value-type="float">
            <text:p>1568.792236</text:p>
          </table:table-cell>
          <table:table-cell office:value-type="float" office:value="1588.606934" calcext:value-type="float">
            <text:p>1588.606934</text:p>
          </table:table-cell>
          <table:table-cell office:value-type="float" office:value="1567.653809" calcext:value-type="float">
            <text:p>1567.653809</text:p>
          </table:table-cell>
          <table:table-cell office:value-type="float" office:value="1586.759888" calcext:value-type="float">
            <text:p>1586.759888</text:p>
          </table:table-cell>
          <table:table-cell table:number-columns-repeated="13"/>
        </table:table-row>
        <table:table-row table:style-name="ro1">
          <table:table-cell office:value-type="float" office:value="1568.395996" calcext:value-type="float">
            <text:p>1568.395996</text:p>
          </table:table-cell>
          <table:table-cell office:value-type="float" office:value="1585.136719" calcext:value-type="float">
            <text:p>1585.136719</text:p>
          </table:table-cell>
          <table:table-cell office:value-type="float" office:value="1568.246338" calcext:value-type="float">
            <text:p>1568.246338</text:p>
          </table:table-cell>
          <table:table-cell office:value-type="float" office:value="1583.070068" calcext:value-type="float">
            <text:p>1583.070068</text:p>
          </table:table-cell>
          <table:table-cell table:number-columns-repeated="13"/>
        </table:table-row>
        <table:table-row table:style-name="ro1">
          <table:table-cell office:value-type="float" office:value="1564.368042" calcext:value-type="float">
            <text:p>1564.368042</text:p>
          </table:table-cell>
          <table:table-cell office:value-type="float" office:value="1582.205933" calcext:value-type="float">
            <text:p>1582.205933</text:p>
          </table:table-cell>
          <table:table-cell office:value-type="float" office:value="1571.91626" calcext:value-type="float">
            <text:p>1571.91626</text:p>
          </table:table-cell>
          <table:table-cell office:value-type="float" office:value="1581.359009" calcext:value-type="float">
            <text:p>1581.359009</text:p>
          </table:table-cell>
          <table:table-cell table:number-columns-repeated="13"/>
        </table:table-row>
        <table:table-row table:style-name="ro1">
          <table:table-cell office:value-type="float" office:value="1591.621704" calcext:value-type="float">
            <text:p>1591.621704</text:p>
          </table:table-cell>
          <table:table-cell office:value-type="float" office:value="1632.809692" calcext:value-type="float">
            <text:p>1632.809692</text:p>
          </table:table-cell>
          <table:table-cell office:value-type="float" office:value="1516.177734" calcext:value-type="float">
            <text:p>1516.177734</text:p>
          </table:table-cell>
          <table:table-cell office:value-type="float" office:value="1548.325562" calcext:value-type="float">
            <text:p>1548.325562</text:p>
          </table:table-cell>
          <table:table-cell table:number-columns-repeated="13"/>
        </table:table-row>
        <table:table-row table:style-name="ro1">
          <table:table-cell office:value-type="float" office:value="1594.870728" calcext:value-type="float">
            <text:p>1594.870728</text:p>
          </table:table-cell>
          <table:table-cell office:value-type="float" office:value="1655.281738" calcext:value-type="float">
            <text:p>1655.281738</text:p>
          </table:table-cell>
          <table:table-cell office:value-type="float" office:value="1526.706909" calcext:value-type="float">
            <text:p>1526.706909</text:p>
          </table:table-cell>
          <table:table-cell office:value-type="float" office:value="1532.606934" calcext:value-type="float">
            <text:p>1532.606934</text:p>
          </table:table-cell>
          <table:table-cell table:number-columns-repeated="13"/>
        </table:table-row>
        <table:table-row table:style-name="ro1">
          <table:table-cell office:value-type="float" office:value="1631.149048" calcext:value-type="float">
            <text:p>1631.149048</text:p>
          </table:table-cell>
          <table:table-cell office:value-type="float" office:value="1624.079346" calcext:value-type="float">
            <text:p>1624.079346</text:p>
          </table:table-cell>
          <table:table-cell office:value-type="float" office:value="1543.349365" calcext:value-type="float">
            <text:p>1543.349365</text:p>
          </table:table-cell>
          <table:table-cell office:value-type="float" office:value="1546.616699" calcext:value-type="float">
            <text:p>1546.616699</text:p>
          </table:table-cell>
          <table:table-cell table:number-columns-repeated="13"/>
        </table:table-row>
        <table:table-row table:style-name="ro1">
          <table:table-cell office:value-type="float" office:value="1635.464355" calcext:value-type="float">
            <text:p>1635.464355</text:p>
          </table:table-cell>
          <table:table-cell office:value-type="float" office:value="1695.84082" calcext:value-type="float">
            <text:p>1695.84082</text:p>
          </table:table-cell>
          <table:table-cell office:value-type="float" office:value="1563.600708" calcext:value-type="float">
            <text:p>1563.600708</text:p>
          </table:table-cell>
          <table:table-cell office:value-type="float" office:value="1590.749878" calcext:value-type="float">
            <text:p>1590.749878</text:p>
          </table:table-cell>
          <table:table-cell table:number-columns-repeated="13"/>
        </table:table-row>
        <table:table-row table:style-name="ro1">
          <table:table-cell office:value-type="float" office:value="1682.196045" calcext:value-type="float">
            <text:p>1682.196045</text:p>
          </table:table-cell>
          <table:table-cell office:value-type="float" office:value="1691.939941" calcext:value-type="float">
            <text:p>1691.939941</text:p>
          </table:table-cell>
          <table:table-cell office:value-type="float" office:value="1619.062622" calcext:value-type="float">
            <text:p>1619.062622</text:p>
          </table:table-cell>
          <table:table-cell office:value-type="float" office:value="1627.727661" calcext:value-type="float">
            <text:p>1627.727661</text:p>
          </table:table-cell>
          <table:table-cell table:number-columns-repeated="13"/>
        </table:table-row>
        <table:table-row table:style-name="ro1">
          <table:table-cell office:value-type="float" office:value="1695.66333" calcext:value-type="float">
            <text:p>1695.66333</text:p>
          </table:table-cell>
          <table:table-cell office:value-type="float" office:value="1670.151855" calcext:value-type="float">
            <text:p>1670.151855</text:p>
          </table:table-cell>
          <table:table-cell office:value-type="float" office:value="1654.727417" calcext:value-type="float">
            <text:p>1654.727417</text:p>
          </table:table-cell>
          <table:table-cell office:value-type="float" office:value="1638.078369" calcext:value-type="float">
            <text:p>1638.078369</text:p>
          </table:table-cell>
          <table:table-cell table:number-columns-repeated="13"/>
        </table:table-row>
        <table:table-row table:style-name="ro1">
          <table:table-cell office:value-type="float" office:value="1618.814819" calcext:value-type="float">
            <text:p>1618.814819</text:p>
          </table:table-cell>
          <table:table-cell office:value-type="float" office:value="1725.997681" calcext:value-type="float">
            <text:p>1725.997681</text:p>
          </table:table-cell>
          <table:table-cell office:value-type="float" office:value="1656.582397" calcext:value-type="float">
            <text:p>1656.582397</text:p>
          </table:table-cell>
          <table:table-cell office:value-type="float" office:value="1726.574463" calcext:value-type="float">
            <text:p>1726.574463</text:p>
          </table:table-cell>
          <table:table-cell table:number-columns-repeated="13"/>
        </table:table-row>
        <table:table-row table:style-name="ro1">
          <table:table-cell office:value-type="float" office:value="1649.970703" calcext:value-type="float">
            <text:p>1649.970703</text:p>
          </table:table-cell>
          <table:table-cell office:value-type="float" office:value="1682.940674" calcext:value-type="float">
            <text:p>1682.940674</text:p>
          </table:table-cell>
          <table:table-cell office:value-type="float" office:value="1661.838989" calcext:value-type="float">
            <text:p>1661.838989</text:p>
          </table:table-cell>
          <table:table-cell office:value-type="float" office:value="1697.213257" calcext:value-type="float">
            <text:p>1697.213257</text:p>
          </table:table-cell>
          <table:table-cell table:number-columns-repeated="13"/>
        </table:table-row>
        <table:table-row table:style-name="ro1">
          <table:table-cell office:value-type="float" office:value="1657.584717" calcext:value-type="float">
            <text:p>1657.584717</text:p>
          </table:table-cell>
          <table:table-cell office:value-type="float" office:value="1685.685181" calcext:value-type="float">
            <text:p>1685.685181</text:p>
          </table:table-cell>
          <table:table-cell office:value-type="float" office:value="1668.855347" calcext:value-type="float">
            <text:p>1668.855347</text:p>
          </table:table-cell>
          <table:table-cell office:value-type="float" office:value="1693.230957" calcext:value-type="float">
            <text:p>1693.230957</text:p>
          </table:table-cell>
          <table:table-cell table:number-columns-repeated="13"/>
        </table:table-row>
        <table:table-row table:style-name="ro1">
          <table:table-cell office:value-type="float" office:value="1636.276978" calcext:value-type="float">
            <text:p>1636.276978</text:p>
          </table:table-cell>
          <table:table-cell office:value-type="float" office:value="1721.573608" calcext:value-type="float">
            <text:p>1721.573608</text:p>
          </table:table-cell>
          <table:table-cell office:value-type="float" office:value="1644.21814" calcext:value-type="float">
            <text:p>1644.21814</text:p>
          </table:table-cell>
          <table:table-cell office:value-type="float" office:value="1721.860107" calcext:value-type="float">
            <text:p>1721.860107</text:p>
          </table:table-cell>
          <table:table-cell table:number-columns-repeated="13"/>
        </table:table-row>
        <table:table-row table:style-name="ro1">
          <table:table-cell office:value-type="float" office:value="1641.588867" calcext:value-type="float">
            <text:p>1641.588867</text:p>
          </table:table-cell>
          <table:table-cell office:value-type="float" office:value="1707.846191" calcext:value-type="float">
            <text:p>1707.846191</text:p>
          </table:table-cell>
          <table:table-cell office:value-type="float" office:value="1647.295166" calcext:value-type="float">
            <text:p>1647.295166</text:p>
          </table:table-cell>
          <table:table-cell office:value-type="float" office:value="1709.946899" calcext:value-type="float">
            <text:p>1709.946899</text:p>
          </table:table-cell>
          <table:table-cell table:number-columns-repeated="13"/>
        </table:table-row>
        <table:table-row table:style-name="ro1">
          <table:table-cell office:value-type="float" office:value="1649.529907" calcext:value-type="float">
            <text:p>1649.529907</text:p>
          </table:table-cell>
          <table:table-cell office:value-type="float" office:value="1705.203979" calcext:value-type="float">
            <text:p>1705.203979</text:p>
          </table:table-cell>
          <table:table-cell office:value-type="float" office:value="1648.373047" calcext:value-type="float">
            <text:p>1648.373047</text:p>
          </table:table-cell>
          <table:table-cell office:value-type="float" office:value="1711.378052" calcext:value-type="float">
            <text:p>1711.378052</text:p>
          </table:table-cell>
          <table:table-cell table:number-columns-repeated="13"/>
        </table:table-row>
        <table:table-row table:style-name="ro1">
          <table:table-cell office:value-type="float" office:value="1644.701416" calcext:value-type="float">
            <text:p>1644.701416</text:p>
          </table:table-cell>
          <table:table-cell office:value-type="float" office:value="1712.964966" calcext:value-type="float">
            <text:p>1712.964966</text:p>
          </table:table-cell>
          <table:table-cell office:value-type="float" office:value="1652.574829" calcext:value-type="float">
            <text:p>1652.574829</text:p>
          </table:table-cell>
          <table:table-cell office:value-type="float" office:value="1712.327881" calcext:value-type="float">
            <text:p>1712.327881</text:p>
          </table:table-cell>
          <table:table-cell table:number-columns-repeated="13"/>
        </table:table-row>
        <table:table-row table:style-name="ro1">
          <table:table-cell office:value-type="float" office:value="1647.44519" calcext:value-type="float">
            <text:p>1647.44519</text:p>
          </table:table-cell>
          <table:table-cell office:value-type="float" office:value="1710.00415" calcext:value-type="float">
            <text:p>1710.00415</text:p>
          </table:table-cell>
          <table:table-cell office:value-type="float" office:value="1648.344971" calcext:value-type="float">
            <text:p>1648.344971</text:p>
          </table:table-cell>
          <table:table-cell office:value-type="float" office:value="1715.148926" calcext:value-type="float">
            <text:p>1715.148926</text:p>
          </table:table-cell>
          <table:table-cell table:number-columns-repeated="13"/>
        </table:table-row>
        <table:table-row table:style-name="ro1">
          <table:table-cell office:value-type="float" office:value="1647.250488" calcext:value-type="float">
            <text:p>1647.250488</text:p>
          </table:table-cell>
          <table:table-cell office:value-type="float" office:value="1711.652466" calcext:value-type="float">
            <text:p>1711.652466</text:p>
          </table:table-cell>
          <table:table-cell office:value-type="float" office:value="1650.310059" calcext:value-type="float">
            <text:p>1650.310059</text:p>
          </table:table-cell>
          <table:table-cell office:value-type="float" office:value="1715.075195" calcext:value-type="float">
            <text:p>1715.075195</text:p>
          </table:table-cell>
          <table:table-cell table:number-columns-repeated="13"/>
        </table:table-row>
        <table:table-row table:style-name="ro1">
          <table:table-cell office:value-type="float" office:value="1646.342896" calcext:value-type="float">
            <text:p>1646.342896</text:p>
          </table:table-cell>
          <table:table-cell office:value-type="float" office:value="1716.308228" calcext:value-type="float">
            <text:p>1716.308228</text:p>
          </table:table-cell>
          <table:table-cell office:value-type="float" office:value="1652.335083" calcext:value-type="float">
            <text:p>1652.335083</text:p>
          </table:table-cell>
          <table:table-cell office:value-type="float" office:value="1714.643188" calcext:value-type="float">
            <text:p>1714.643188</text:p>
          </table:table-cell>
          <table:table-cell table:number-columns-repeated="13"/>
        </table:table-row>
        <table:table-row table:style-name="ro1">
          <table:table-cell office:value-type="float" office:value="1642.973633" calcext:value-type="float">
            <text:p>1642.973633</text:p>
          </table:table-cell>
          <table:table-cell office:value-type="float" office:value="1717.450684" calcext:value-type="float">
            <text:p>1717.450684</text:p>
          </table:table-cell>
          <table:table-cell office:value-type="float" office:value="1645.246094" calcext:value-type="float">
            <text:p>1645.246094</text:p>
          </table:table-cell>
          <table:table-cell office:value-type="float" office:value="1720.21936" calcext:value-type="float">
            <text:p>1720.21936</text:p>
          </table:table-cell>
          <table:table-cell table:number-columns-repeated="13"/>
        </table:table-row>
        <table:table-row table:style-name="ro1">
          <table:table-cell office:value-type="float" office:value="1644.505371" calcext:value-type="float">
            <text:p>1644.505371</text:p>
          </table:table-cell>
          <table:table-cell office:value-type="float" office:value="1717.161133" calcext:value-type="float">
            <text:p>1717.161133</text:p>
          </table:table-cell>
          <table:table-cell office:value-type="float" office:value="1648.67749" calcext:value-type="float">
            <text:p>1648.67749</text:p>
          </table:table-cell>
          <table:table-cell office:value-type="float" office:value="1718.580933" calcext:value-type="float">
            <text:p>1718.580933</text:p>
          </table:table-cell>
          <table:table-cell table:number-columns-repeated="13"/>
        </table:table-row>
        <table:table-row table:style-name="ro1">
          <table:table-cell office:value-type="float" office:value="1645.681519" calcext:value-type="float">
            <text:p>1645.681519</text:p>
          </table:table-cell>
          <table:table-cell office:value-type="float" office:value="1717.630859" calcext:value-type="float">
            <text:p>1717.630859</text:p>
          </table:table-cell>
          <table:table-cell office:value-type="float" office:value="1649.015625" calcext:value-type="float">
            <text:p>1649.015625</text:p>
          </table:table-cell>
          <table:table-cell office:value-type="float" office:value="1719.252319" calcext:value-type="float">
            <text:p>1719.252319</text:p>
          </table:table-cell>
          <table:table-cell table:number-columns-repeated="13"/>
        </table:table-row>
        <table:table-row table:style-name="ro1">
          <table:table-cell office:value-type="float" office:value="1649.871582" calcext:value-type="float">
            <text:p>1649.871582</text:p>
          </table:table-cell>
          <table:table-cell office:value-type="float" office:value="1714.772217" calcext:value-type="float">
            <text:p>1714.772217</text:p>
          </table:table-cell>
          <table:table-cell office:value-type="float" office:value="1649.56189" calcext:value-type="float">
            <text:p>1649.56189</text:p>
          </table:table-cell>
          <table:table-cell office:value-type="float" office:value="1720.351196" calcext:value-type="float">
            <text:p>1720.351196</text:p>
          </table:table-cell>
          <table:table-cell table:number-columns-repeated="13"/>
        </table:table-row>
        <table:table-row table:style-name="ro1">
          <table:table-cell office:value-type="float" office:value="1650.549438" calcext:value-type="float">
            <text:p>1650.549438</text:p>
          </table:table-cell>
          <table:table-cell office:value-type="float" office:value="1715.687012" calcext:value-type="float">
            <text:p>1715.687012</text:p>
          </table:table-cell>
          <table:table-cell office:value-type="float" office:value="1655.050171" calcext:value-type="float">
            <text:p>1655.050171</text:p>
          </table:table-cell>
          <table:table-cell office:value-type="float" office:value="1717.928467" calcext:value-type="float">
            <text:p>1717.928467</text:p>
          </table:table-cell>
          <table:table-cell table:number-columns-repeated="13"/>
        </table:table-row>
        <table:table-row table:style-name="ro1">
          <table:table-cell office:value-type="float" office:value="1649.079468" calcext:value-type="float">
            <text:p>1649.079468</text:p>
          </table:table-cell>
          <table:table-cell office:value-type="float" office:value="1718.441528" calcext:value-type="float">
            <text:p>1718.441528</text:p>
          </table:table-cell>
          <table:table-cell office:value-type="float" office:value="1649.345947" calcext:value-type="float">
            <text:p>1649.345947</text:p>
          </table:table-cell>
          <table:table-cell office:value-type="float" office:value="1721.255005" calcext:value-type="float">
            <text:p>1721.255005</text:p>
          </table:table-cell>
          <table:table-cell table:number-columns-repeated="13"/>
        </table:table-row>
        <table:table-row table:style-name="ro1">
          <table:table-cell office:value-type="float" office:value="1651.877075" calcext:value-type="float">
            <text:p>1651.877075</text:p>
          </table:table-cell>
          <table:table-cell office:value-type="float" office:value="1719.935303" calcext:value-type="float">
            <text:p>1719.935303</text:p>
          </table:table-cell>
          <table:table-cell office:value-type="float" office:value="1652.483398" calcext:value-type="float">
            <text:p>1652.483398</text:p>
          </table:table-cell>
          <table:table-cell office:value-type="float" office:value="1719.268677" calcext:value-type="float">
            <text:p>1719.268677</text:p>
          </table:table-cell>
          <table:table-cell table:number-columns-repeated="13"/>
        </table:table-row>
        <table:table-row table:style-name="ro1">
          <table:table-cell office:value-type="float" office:value="1647.822021" calcext:value-type="float">
            <text:p>1647.822021</text:p>
          </table:table-cell>
          <table:table-cell office:value-type="float" office:value="1717.593872" calcext:value-type="float">
            <text:p>1717.593872</text:p>
          </table:table-cell>
          <table:table-cell office:value-type="float" office:value="1653.067017" calcext:value-type="float">
            <text:p>1653.067017</text:p>
          </table:table-cell>
          <table:table-cell office:value-type="float" office:value="1718.756836" calcext:value-type="float">
            <text:p>1718.756836</text:p>
          </table:table-cell>
          <table:table-cell table:number-columns-repeated="13"/>
        </table:table-row>
        <table:table-row table:style-name="ro1">
          <table:table-cell office:value-type="float" office:value="1650.257812" calcext:value-type="float">
            <text:p>1650.257812</text:p>
          </table:table-cell>
          <table:table-cell office:value-type="float" office:value="1717.676147" calcext:value-type="float">
            <text:p>1717.676147</text:p>
          </table:table-cell>
          <table:table-cell office:value-type="float" office:value="1653.901611" calcext:value-type="float">
            <text:p>1653.901611</text:p>
          </table:table-cell>
          <table:table-cell office:value-type="float" office:value="1720.177368" calcext:value-type="float">
            <text:p>1720.177368</text:p>
          </table:table-cell>
          <table:table-cell table:number-columns-repeated="13"/>
        </table:table-row>
        <table:table-row table:style-name="ro1">
          <table:table-cell office:value-type="float" office:value="1649.904297" calcext:value-type="float">
            <text:p>1649.904297</text:p>
          </table:table-cell>
          <table:table-cell office:value-type="float" office:value="1717.653809" calcext:value-type="float">
            <text:p>1717.653809</text:p>
          </table:table-cell>
          <table:table-cell office:value-type="float" office:value="1650.934082" calcext:value-type="float">
            <text:p>1650.934082</text:p>
          </table:table-cell>
          <table:table-cell office:value-type="float" office:value="1722.606934" calcext:value-type="float">
            <text:p>1722.606934</text:p>
          </table:table-cell>
          <table:table-cell table:number-columns-repeated="13"/>
        </table:table-row>
        <table:table-row table:style-name="ro1">
          <table:table-cell office:value-type="float" office:value="1651.711304" calcext:value-type="float">
            <text:p>1651.711304</text:p>
          </table:table-cell>
          <table:table-cell office:value-type="float" office:value="1720.029785" calcext:value-type="float">
            <text:p>1720.029785</text:p>
          </table:table-cell>
          <table:table-cell office:value-type="float" office:value="1651.961914" calcext:value-type="float">
            <text:p>1651.961914</text:p>
          </table:table-cell>
          <table:table-cell office:value-type="float" office:value="1722.735718" calcext:value-type="float">
            <text:p>1722.735718</text:p>
          </table:table-cell>
          <table:table-cell table:number-columns-repeated="13"/>
        </table:table-row>
        <table:table-row table:style-name="ro1">
          <table:table-cell office:value-type="float" office:value="1651.2229" calcext:value-type="float">
            <text:p>1651.2229</text:p>
          </table:table-cell>
          <table:table-cell office:value-type="float" office:value="1717.296753" calcext:value-type="float">
            <text:p>1717.296753</text:p>
          </table:table-cell>
          <table:table-cell office:value-type="float" office:value="1653.11084" calcext:value-type="float">
            <text:p>1653.11084</text:p>
          </table:table-cell>
          <table:table-cell office:value-type="float" office:value="1720.137329" calcext:value-type="float">
            <text:p>1720.137329</text:p>
          </table:table-cell>
          <table:table-cell table:number-columns-repeated="13"/>
        </table:table-row>
        <table:table-row table:style-name="ro1">
          <table:table-cell office:value-type="float" office:value="1648.195557" calcext:value-type="float">
            <text:p>1648.195557</text:p>
          </table:table-cell>
          <table:table-cell office:value-type="float" office:value="1720.105469" calcext:value-type="float">
            <text:p>1720.105469</text:p>
          </table:table-cell>
          <table:table-cell office:value-type="float" office:value="1650.698242" calcext:value-type="float">
            <text:p>1650.698242</text:p>
          </table:table-cell>
          <table:table-cell office:value-type="float" office:value="1722.70874" calcext:value-type="float">
            <text:p>1722.70874</text:p>
          </table:table-cell>
          <table:table-cell table:number-columns-repeated="13"/>
        </table:table-row>
        <table:table-row table:style-name="ro1">
          <table:table-cell office:value-type="float" office:value="1651.482056" calcext:value-type="float">
            <text:p>1651.482056</text:p>
          </table:table-cell>
          <table:table-cell office:value-type="float" office:value="1718.08252" calcext:value-type="float">
            <text:p>1718.08252</text:p>
          </table:table-cell>
          <table:table-cell office:value-type="float" office:value="1651.045898" calcext:value-type="float">
            <text:p>1651.045898</text:p>
          </table:table-cell>
          <table:table-cell office:value-type="float" office:value="1721.760864" calcext:value-type="float">
            <text:p>1721.760864</text:p>
          </table:table-cell>
          <table:table-cell table:number-columns-repeated="13"/>
        </table:table-row>
        <table:table-row table:style-name="ro1">
          <table:table-cell office:value-type="float" office:value="1648.625122" calcext:value-type="float">
            <text:p>1648.625122</text:p>
          </table:table-cell>
          <table:table-cell office:value-type="float" office:value="1718.745361" calcext:value-type="float">
            <text:p>1718.745361</text:p>
          </table:table-cell>
          <table:table-cell office:value-type="float" office:value="1653.12854" calcext:value-type="float">
            <text:p>1653.12854</text:p>
          </table:table-cell>
          <table:table-cell office:value-type="float" office:value="1718.903564" calcext:value-type="float">
            <text:p>1718.903564</text:p>
          </table:table-cell>
          <table:table-cell table:number-columns-repeated="13"/>
        </table:table-row>
        <table:table-row table:style-name="ro1">
          <table:table-cell office:value-type="float" office:value="1650.949097" calcext:value-type="float">
            <text:p>1650.949097</text:p>
          </table:table-cell>
          <table:table-cell office:value-type="float" office:value="1719.470581" calcext:value-type="float">
            <text:p>1719.470581</text:p>
          </table:table-cell>
          <table:table-cell office:value-type="float" office:value="1654.474854" calcext:value-type="float">
            <text:p>1654.474854</text:p>
          </table:table-cell>
          <table:table-cell office:value-type="float" office:value="1719.830566" calcext:value-type="float">
            <text:p>1719.830566</text:p>
          </table:table-cell>
          <table:table-cell table:number-columns-repeated="13"/>
        </table:table-row>
        <table:table-row table:style-name="ro1">
          <table:table-cell office:value-type="float" office:value="1649.710571" calcext:value-type="float">
            <text:p>1649.710571</text:p>
          </table:table-cell>
          <table:table-cell office:value-type="float" office:value="1721.942261" calcext:value-type="float">
            <text:p>1721.942261</text:p>
          </table:table-cell>
          <table:table-cell office:value-type="float" office:value="1650.779785" calcext:value-type="float">
            <text:p>1650.779785</text:p>
          </table:table-cell>
          <table:table-cell office:value-type="float" office:value="1725.419556" calcext:value-type="float">
            <text:p>1725.419556</text:p>
          </table:table-cell>
          <table:table-cell table:number-columns-repeated="13"/>
        </table:table-row>
        <table:table-row table:style-name="ro1">
          <table:table-cell office:value-type="float" office:value="1648.737427" calcext:value-type="float">
            <text:p>1648.737427</text:p>
          </table:table-cell>
          <table:table-cell office:value-type="float" office:value="1720.116089" calcext:value-type="float">
            <text:p>1720.116089</text:p>
          </table:table-cell>
          <table:table-cell office:value-type="float" office:value="1651.12146" calcext:value-type="float">
            <text:p>1651.12146</text:p>
          </table:table-cell>
          <table:table-cell office:value-type="float" office:value="1722.376221" calcext:value-type="float">
            <text:p>1722.376221</text:p>
          </table:table-cell>
          <table:table-cell table:number-columns-repeated="13"/>
        </table:table-row>
        <table:table-row table:style-name="ro1">
          <table:table-cell office:value-type="float" office:value="1650.358154" calcext:value-type="float">
            <text:p>1650.358154</text:p>
          </table:table-cell>
          <table:table-cell office:value-type="float" office:value="1722.373047" calcext:value-type="float">
            <text:p>1722.373047</text:p>
          </table:table-cell>
          <table:table-cell office:value-type="float" office:value="1653.413208" calcext:value-type="float">
            <text:p>1653.413208</text:p>
          </table:table-cell>
          <table:table-cell office:value-type="float" office:value="1724.919189" calcext:value-type="float">
            <text:p>1724.919189</text:p>
          </table:table-cell>
          <table:table-cell table:number-columns-repeated="13"/>
        </table:table-row>
        <table:table-row table:style-name="ro1">
          <table:table-cell office:value-type="float" office:value="1650.275635" calcext:value-type="float">
            <text:p>1650.275635</text:p>
          </table:table-cell>
          <table:table-cell office:value-type="float" office:value="1720.032715" calcext:value-type="float">
            <text:p>1720.032715</text:p>
          </table:table-cell>
          <table:table-cell office:value-type="float" office:value="1654.82666" calcext:value-type="float">
            <text:p>1654.82666</text:p>
          </table:table-cell>
          <table:table-cell office:value-type="float" office:value="1721.019409" calcext:value-type="float">
            <text:p>1721.019409</text:p>
          </table:table-cell>
          <table:table-cell table:number-columns-repeated="13"/>
        </table:table-row>
        <table:table-row table:style-name="ro1">
          <table:table-cell office:value-type="float" office:value="1655.904785" calcext:value-type="float">
            <text:p>1655.904785</text:p>
          </table:table-cell>
          <table:table-cell office:value-type="float" office:value="1719.49707" calcext:value-type="float">
            <text:p>1719.49707</text:p>
          </table:table-cell>
          <table:table-cell office:value-type="float" office:value="1654.455078" calcext:value-type="float">
            <text:p>1654.455078</text:p>
          </table:table-cell>
          <table:table-cell office:value-type="float" office:value="1723.124756" calcext:value-type="float">
            <text:p>1723.124756</text:p>
          </table:table-cell>
          <table:table-cell table:number-columns-repeated="13"/>
        </table:table-row>
        <table:table-row table:style-name="ro1">
          <table:table-cell office:value-type="float" office:value="1651.107666" calcext:value-type="float">
            <text:p>1651.107666</text:p>
          </table:table-cell>
          <table:table-cell office:value-type="float" office:value="1723.053589" calcext:value-type="float">
            <text:p>1723.053589</text:p>
          </table:table-cell>
          <table:table-cell office:value-type="float" office:value="1656.947632" calcext:value-type="float">
            <text:p>1656.947632</text:p>
          </table:table-cell>
          <table:table-cell office:value-type="float" office:value="1723.161377" calcext:value-type="float">
            <text:p>1723.161377</text:p>
          </table:table-cell>
          <table:table-cell table:number-columns-repeated="13"/>
        </table:table-row>
        <table:table-row table:style-name="ro1">
          <table:table-cell office:value-type="float" office:value="1652.866699" calcext:value-type="float">
            <text:p>1652.866699</text:p>
          </table:table-cell>
          <table:table-cell office:value-type="float" office:value="1724.182861" calcext:value-type="float">
            <text:p>1724.182861</text:p>
          </table:table-cell>
          <table:table-cell office:value-type="float" office:value="1653.32605" calcext:value-type="float">
            <text:p>1653.32605</text:p>
          </table:table-cell>
          <table:table-cell office:value-type="float" office:value="1724.500244" calcext:value-type="float">
            <text:p>1724.500244</text:p>
          </table:table-cell>
          <table:table-cell table:number-columns-repeated="13"/>
        </table:table-row>
        <table:table-row table:style-name="ro1">
          <table:table-cell office:value-type="float" office:value="1653.33252" calcext:value-type="float">
            <text:p>1653.33252</text:p>
          </table:table-cell>
          <table:table-cell office:value-type="float" office:value="1722.630615" calcext:value-type="float">
            <text:p>1722.630615</text:p>
          </table:table-cell>
          <table:table-cell office:value-type="float" office:value="1655.655273" calcext:value-type="float">
            <text:p>1655.655273</text:p>
          </table:table-cell>
          <table:table-cell office:value-type="float" office:value="1722.53894" calcext:value-type="float">
            <text:p>1722.53894</text:p>
          </table:table-cell>
          <table:table-cell table:number-columns-repeated="13"/>
        </table:table-row>
        <table:table-row table:style-name="ro1">
          <table:table-cell office:value-type="float" office:value="1651.984375" calcext:value-type="float">
            <text:p>1651.984375</text:p>
          </table:table-cell>
          <table:table-cell office:value-type="float" office:value="1723.144775" calcext:value-type="float">
            <text:p>1723.144775</text:p>
          </table:table-cell>
          <table:table-cell office:value-type="float" office:value="1654.047852" calcext:value-type="float">
            <text:p>1654.047852</text:p>
          </table:table-cell>
          <table:table-cell office:value-type="float" office:value="1725.279297" calcext:value-type="float">
            <text:p>1725.279297</text:p>
          </table:table-cell>
          <table:table-cell table:number-columns-repeated="13"/>
        </table:table-row>
        <table:table-row table:style-name="ro1">
          <table:table-cell office:value-type="float" office:value="1653.218384" calcext:value-type="float">
            <text:p>1653.218384</text:p>
          </table:table-cell>
          <table:table-cell office:value-type="float" office:value="1724.351318" calcext:value-type="float">
            <text:p>1724.351318</text:p>
          </table:table-cell>
          <table:table-cell office:value-type="float" office:value="1654.897217" calcext:value-type="float">
            <text:p>1654.897217</text:p>
          </table:table-cell>
          <table:table-cell office:value-type="float" office:value="1726.644775" calcext:value-type="float">
            <text:p>1726.644775</text:p>
          </table:table-cell>
          <table:table-cell table:number-columns-repeated="13"/>
        </table:table-row>
        <table:table-row table:style-name="ro1">
          <table:table-cell office:value-type="float" office:value="1650.866455" calcext:value-type="float">
            <text:p>1650.866455</text:p>
          </table:table-cell>
          <table:table-cell office:value-type="float" office:value="1725.275146" calcext:value-type="float">
            <text:p>1725.275146</text:p>
          </table:table-cell>
          <table:table-cell office:value-type="float" office:value="1651.62854" calcext:value-type="float">
            <text:p>1651.62854</text:p>
          </table:table-cell>
          <table:table-cell office:value-type="float" office:value="1726.680176" calcext:value-type="float">
            <text:p>1726.680176</text:p>
          </table:table-cell>
          <table:table-cell table:number-columns-repeated="13"/>
        </table:table-row>
        <table:table-row table:style-name="ro1">
          <table:table-cell office:value-type="float" office:value="1654.977295" calcext:value-type="float">
            <text:p>1654.977295</text:p>
          </table:table-cell>
          <table:table-cell office:value-type="float" office:value="1722.289062" calcext:value-type="float">
            <text:p>1722.289062</text:p>
          </table:table-cell>
          <table:table-cell office:value-type="float" office:value="1658.365112" calcext:value-type="float">
            <text:p>1658.365112</text:p>
          </table:table-cell>
          <table:table-cell office:value-type="float" office:value="1723.800415" calcext:value-type="float">
            <text:p>1723.800415</text:p>
          </table:table-cell>
          <table:table-cell table:number-columns-repeated="13"/>
        </table:table-row>
        <table:table-row table:style-name="ro1">
          <table:table-cell office:value-type="float" office:value="1655.394897" calcext:value-type="float">
            <text:p>1655.394897</text:p>
          </table:table-cell>
          <table:table-cell office:value-type="float" office:value="1723.248535" calcext:value-type="float">
            <text:p>1723.248535</text:p>
          </table:table-cell>
          <table:table-cell office:value-type="float" office:value="1655.43457" calcext:value-type="float">
            <text:p>1655.43457</text:p>
          </table:table-cell>
          <table:table-cell office:value-type="float" office:value="1728.48999" calcext:value-type="float">
            <text:p>1728.48999</text:p>
          </table:table-cell>
          <table:table-cell table:number-columns-repeated="13"/>
        </table:table-row>
        <table:table-row table:style-name="ro1">
          <table:table-cell office:value-type="float" office:value="1654.184326" calcext:value-type="float">
            <text:p>1654.184326</text:p>
          </table:table-cell>
          <table:table-cell office:value-type="float" office:value="1724.985596" calcext:value-type="float">
            <text:p>1724.985596</text:p>
          </table:table-cell>
          <table:table-cell office:value-type="float" office:value="1655.287109" calcext:value-type="float">
            <text:p>1655.287109</text:p>
          </table:table-cell>
          <table:table-cell office:value-type="float" office:value="1724.965332" calcext:value-type="float">
            <text:p>1724.965332</text:p>
          </table:table-cell>
          <table:table-cell table:number-columns-repeated="13"/>
        </table:table-row>
        <table:table-row table:style-name="ro1">
          <table:table-cell office:value-type="float" office:value="1654.487183" calcext:value-type="float">
            <text:p>1654.487183</text:p>
          </table:table-cell>
          <table:table-cell office:value-type="float" office:value="1722.852173" calcext:value-type="float">
            <text:p>1722.852173</text:p>
          </table:table-cell>
          <table:table-cell office:value-type="float" office:value="1659.115112" calcext:value-type="float">
            <text:p>1659.115112</text:p>
          </table:table-cell>
          <table:table-cell office:value-type="float" office:value="1725.529663" calcext:value-type="float">
            <text:p>1725.529663</text:p>
          </table:table-cell>
          <table:table-cell table:number-columns-repeated="13"/>
        </table:table-row>
        <table:table-row table:style-name="ro1">
          <table:table-cell office:value-type="float" office:value="1655.246948" calcext:value-type="float">
            <text:p>1655.246948</text:p>
          </table:table-cell>
          <table:table-cell office:value-type="float" office:value="1726.741455" calcext:value-type="float">
            <text:p>1726.741455</text:p>
          </table:table-cell>
          <table:table-cell office:value-type="float" office:value="1657.407593" calcext:value-type="float">
            <text:p>1657.407593</text:p>
          </table:table-cell>
          <table:table-cell office:value-type="float" office:value="1725.797485" calcext:value-type="float">
            <text:p>1725.797485</text:p>
          </table:table-cell>
          <table:table-cell table:number-columns-repeated="13"/>
        </table:table-row>
        <table:table-row table:style-name="ro1">
          <table:table-cell office:value-type="float" office:value="1657.32605" calcext:value-type="float">
            <text:p>1657.32605</text:p>
          </table:table-cell>
          <table:table-cell office:value-type="float" office:value="1719.999634" calcext:value-type="float">
            <text:p>1719.999634</text:p>
          </table:table-cell>
          <table:table-cell office:value-type="float" office:value="1658.625977" calcext:value-type="float">
            <text:p>1658.625977</text:p>
          </table:table-cell>
          <table:table-cell office:value-type="float" office:value="1725.728516" calcext:value-type="float">
            <text:p>1725.728516</text:p>
          </table:table-cell>
          <table:table-cell table:number-columns-repeated="13"/>
        </table:table-row>
        <table:table-row table:style-name="ro1">
          <table:table-cell office:value-type="float" office:value="1654.15625" calcext:value-type="float">
            <text:p>1654.15625</text:p>
          </table:table-cell>
          <table:table-cell office:value-type="float" office:value="1727.86499" calcext:value-type="float">
            <text:p>1727.86499</text:p>
          </table:table-cell>
          <table:table-cell office:value-type="float" office:value="1656.282959" calcext:value-type="float">
            <text:p>1656.282959</text:p>
          </table:table-cell>
          <table:table-cell office:value-type="float" office:value="1728.040649" calcext:value-type="float">
            <text:p>1728.040649</text:p>
          </table:table-cell>
          <table:table-cell table:number-columns-repeated="13"/>
        </table:table-row>
        <table:table-row table:style-name="ro1">
          <table:table-cell office:value-type="float" office:value="1655.519043" calcext:value-type="float">
            <text:p>1655.519043</text:p>
          </table:table-cell>
          <table:table-cell office:value-type="float" office:value="1724.92981" calcext:value-type="float">
            <text:p>1724.92981</text:p>
          </table:table-cell>
          <table:table-cell office:value-type="float" office:value="1655.232056" calcext:value-type="float">
            <text:p>1655.232056</text:p>
          </table:table-cell>
          <table:table-cell office:value-type="float" office:value="1730.263794" calcext:value-type="float">
            <text:p>1730.263794</text:p>
          </table:table-cell>
          <table:table-cell table:number-columns-repeated="13"/>
        </table:table-row>
        <table:table-row table:style-name="ro1">
          <table:table-cell office:value-type="float" office:value="1654.780273" calcext:value-type="float">
            <text:p>1654.780273</text:p>
          </table:table-cell>
          <table:table-cell office:value-type="float" office:value="1726.578247" calcext:value-type="float">
            <text:p>1726.578247</text:p>
          </table:table-cell>
          <table:table-cell office:value-type="float" office:value="1659.41748" calcext:value-type="float">
            <text:p>1659.41748</text:p>
          </table:table-cell>
          <table:table-cell office:value-type="float" office:value="1723.358154" calcext:value-type="float">
            <text:p>1723.358154</text:p>
          </table:table-cell>
          <table:table-cell table:number-columns-repeated="13"/>
        </table:table-row>
        <table:table-row table:style-name="ro1">
          <table:table-cell office:value-type="float" office:value="1653.624023" calcext:value-type="float">
            <text:p>1653.624023</text:p>
          </table:table-cell>
          <table:table-cell office:value-type="float" office:value="1727.250854" calcext:value-type="float">
            <text:p>1727.250854</text:p>
          </table:table-cell>
          <table:table-cell office:value-type="float" office:value="1657.571411" calcext:value-type="float">
            <text:p>1657.571411</text:p>
          </table:table-cell>
          <table:table-cell office:value-type="float" office:value="1726.38623" calcext:value-type="float">
            <text:p>1726.38623</text:p>
          </table:table-cell>
          <table:table-cell table:number-columns-repeated="13"/>
        </table:table-row>
        <table:table-row table:style-name="ro1">
          <table:table-cell office:value-type="float" office:value="1656.044189" calcext:value-type="float">
            <text:p>1656.044189</text:p>
          </table:table-cell>
          <table:table-cell office:value-type="float" office:value="1726.889526" calcext:value-type="float">
            <text:p>1726.889526</text:p>
          </table:table-cell>
          <table:table-cell office:value-type="float" office:value="1658.300049" calcext:value-type="float">
            <text:p>1658.300049</text:p>
          </table:table-cell>
          <table:table-cell office:value-type="float" office:value="1727.399902" calcext:value-type="float">
            <text:p>1727.399902</text:p>
          </table:table-cell>
          <table:table-cell table:number-columns-repeated="13"/>
        </table:table-row>
        <table:table-row table:style-name="ro1">
          <table:table-cell office:value-type="float" office:value="1657.602417" calcext:value-type="float">
            <text:p>1657.602417</text:p>
          </table:table-cell>
          <table:table-cell office:value-type="float" office:value="1723.995605" calcext:value-type="float">
            <text:p>1723.995605</text:p>
          </table:table-cell>
          <table:table-cell office:value-type="float" office:value="1655.854126" calcext:value-type="float">
            <text:p>1655.854126</text:p>
          </table:table-cell>
          <table:table-cell office:value-type="float" office:value="1729.727295" calcext:value-type="float">
            <text:p>1729.727295</text:p>
          </table:table-cell>
          <table:table-cell table:number-columns-repeated="13"/>
        </table:table-row>
        <table:table-row table:style-name="ro1">
          <table:table-cell office:value-type="float" office:value="1655.304565" calcext:value-type="float">
            <text:p>1655.304565</text:p>
          </table:table-cell>
          <table:table-cell office:value-type="float" office:value="1725.308228" calcext:value-type="float">
            <text:p>1725.308228</text:p>
          </table:table-cell>
          <table:table-cell office:value-type="float" office:value="1658.813965" calcext:value-type="float">
            <text:p>1658.813965</text:p>
          </table:table-cell>
          <table:table-cell office:value-type="float" office:value="1726.99646" calcext:value-type="float">
            <text:p>1726.99646</text:p>
          </table:table-cell>
          <table:table-cell table:number-columns-repeated="13"/>
        </table:table-row>
        <table:table-row table:style-name="ro1">
          <table:table-cell office:value-type="float" office:value="1654.515747" calcext:value-type="float">
            <text:p>1654.515747</text:p>
          </table:table-cell>
          <table:table-cell office:value-type="float" office:value="1727.727783" calcext:value-type="float">
            <text:p>1727.727783</text:p>
          </table:table-cell>
          <table:table-cell office:value-type="float" office:value="1657.574707" calcext:value-type="float">
            <text:p>1657.574707</text:p>
          </table:table-cell>
          <table:table-cell office:value-type="float" office:value="1729.026123" calcext:value-type="float">
            <text:p>1729.026123</text:p>
          </table:table-cell>
          <table:table-cell table:number-columns-repeated="13"/>
        </table:table-row>
        <table:table-row table:style-name="ro1">
          <table:table-cell office:value-type="float" office:value="1658.322876" calcext:value-type="float">
            <text:p>1658.322876</text:p>
          </table:table-cell>
          <table:table-cell office:value-type="float" office:value="1728.028931" calcext:value-type="float">
            <text:p>1728.028931</text:p>
          </table:table-cell>
          <table:table-cell office:value-type="float" office:value="1661.172119" calcext:value-type="float">
            <text:p>1661.172119</text:p>
          </table:table-cell>
          <table:table-cell office:value-type="float" office:value="1729.891846" calcext:value-type="float">
            <text:p>1729.891846</text:p>
          </table:table-cell>
          <table:table-cell table:number-columns-repeated="13"/>
        </table:table-row>
        <table:table-row table:style-name="ro1">
          <table:table-cell office:value-type="float" office:value="1653.086792" calcext:value-type="float">
            <text:p>1653.086792</text:p>
          </table:table-cell>
          <table:table-cell office:value-type="float" office:value="1729.557495" calcext:value-type="float">
            <text:p>1729.557495</text:p>
          </table:table-cell>
          <table:table-cell office:value-type="float" office:value="1658.399414" calcext:value-type="float">
            <text:p>1658.399414</text:p>
          </table:table-cell>
          <table:table-cell office:value-type="float" office:value="1730.282104" calcext:value-type="float">
            <text:p>1730.282104</text:p>
          </table:table-cell>
          <table:table-cell table:number-columns-repeated="13"/>
        </table:table-row>
        <table:table-row table:style-name="ro1">
          <table:table-cell office:value-type="float" office:value="1651.723389" calcext:value-type="float">
            <text:p>1651.723389</text:p>
          </table:table-cell>
          <table:table-cell office:value-type="float" office:value="1729.846191" calcext:value-type="float">
            <text:p>1729.846191</text:p>
          </table:table-cell>
          <table:table-cell office:value-type="float" office:value="1656.569458" calcext:value-type="float">
            <text:p>1656.569458</text:p>
          </table:table-cell>
          <table:table-cell office:value-type="float" office:value="1727.217285" calcext:value-type="float">
            <text:p>1727.217285</text:p>
          </table:table-cell>
          <table:table-cell table:number-columns-repeated="13"/>
        </table:table-row>
        <table:table-row table:style-name="ro1">
          <table:table-cell office:value-type="float" office:value="1656.412598" calcext:value-type="float">
            <text:p>1656.412598</text:p>
          </table:table-cell>
          <table:table-cell office:value-type="float" office:value="1728.282837" calcext:value-type="float">
            <text:p>1728.282837</text:p>
          </table:table-cell>
          <table:table-cell office:value-type="float" office:value="1656.482666" calcext:value-type="float">
            <text:p>1656.482666</text:p>
          </table:table-cell>
          <table:table-cell office:value-type="float" office:value="1729.355591" calcext:value-type="float">
            <text:p>1729.355591</text:p>
          </table:table-cell>
          <table:table-cell table:number-columns-repeated="13"/>
        </table:table-row>
        <table:table-row table:style-name="ro1">
          <table:table-cell office:value-type="float" office:value="1655.665405" calcext:value-type="float">
            <text:p>1655.665405</text:p>
          </table:table-cell>
          <table:table-cell office:value-type="float" office:value="1726.15625" calcext:value-type="float">
            <text:p>1726.15625</text:p>
          </table:table-cell>
          <table:table-cell office:value-type="float" office:value="1659.296875" calcext:value-type="float">
            <text:p>1659.296875</text:p>
          </table:table-cell>
          <table:table-cell office:value-type="float" office:value="1730.905884" calcext:value-type="float">
            <text:p>1730.905884</text:p>
          </table:table-cell>
          <table:table-cell table:number-columns-repeated="13"/>
        </table:table-row>
        <table:table-row table:style-name="ro1">
          <table:table-cell office:value-type="float" office:value="1658.915039" calcext:value-type="float">
            <text:p>1658.915039</text:p>
          </table:table-cell>
          <table:table-cell office:value-type="float" office:value="1727.478638" calcext:value-type="float">
            <text:p>1727.478638</text:p>
          </table:table-cell>
          <table:table-cell office:value-type="float" office:value="1662.602905" calcext:value-type="float">
            <text:p>1662.602905</text:p>
          </table:table-cell>
          <table:table-cell office:value-type="float" office:value="1725.640869" calcext:value-type="float">
            <text:p>1725.640869</text:p>
          </table:table-cell>
          <table:table-cell table:number-columns-repeated="13"/>
        </table:table-row>
        <table:table-row table:style-name="ro1">
          <table:table-cell office:value-type="float" office:value="1658.323364" calcext:value-type="float">
            <text:p>1658.323364</text:p>
          </table:table-cell>
          <table:table-cell office:value-type="float" office:value="1728.838379" calcext:value-type="float">
            <text:p>1728.838379</text:p>
          </table:table-cell>
          <table:table-cell office:value-type="float" office:value="1659.649292" calcext:value-type="float">
            <text:p>1659.649292</text:p>
          </table:table-cell>
          <table:table-cell office:value-type="float" office:value="1729.291016" calcext:value-type="float">
            <text:p>1729.291016</text:p>
          </table:table-cell>
          <table:table-cell table:number-columns-repeated="13"/>
        </table:table-row>
        <table:table-row table:style-name="ro1">
          <table:table-cell office:value-type="float" office:value="1654.388916" calcext:value-type="float">
            <text:p>1654.388916</text:p>
          </table:table-cell>
          <table:table-cell office:value-type="float" office:value="1732.170776" calcext:value-type="float">
            <text:p>1732.170776</text:p>
          </table:table-cell>
          <table:table-cell office:value-type="float" office:value="1659.997803" calcext:value-type="float">
            <text:p>1659.997803</text:p>
          </table:table-cell>
          <table:table-cell office:value-type="float" office:value="1732.437012" calcext:value-type="float">
            <text:p>1732.437012</text:p>
          </table:table-cell>
          <table:table-cell table:number-columns-repeated="13"/>
        </table:table-row>
        <table:table-row table:style-name="ro1">
          <table:table-cell office:value-type="float" office:value="1656.542358" calcext:value-type="float">
            <text:p>1656.542358</text:p>
          </table:table-cell>
          <table:table-cell office:value-type="float" office:value="1728.668945" calcext:value-type="float">
            <text:p>1728.668945</text:p>
          </table:table-cell>
          <table:table-cell office:value-type="float" office:value="1660.436523" calcext:value-type="float">
            <text:p>1660.436523</text:p>
          </table:table-cell>
          <table:table-cell office:value-type="float" office:value="1729.497437" calcext:value-type="float">
            <text:p>1729.497437</text:p>
          </table:table-cell>
          <table:table-cell table:number-columns-repeated="13"/>
        </table:table-row>
        <table:table-row table:style-name="ro1">
          <table:table-cell office:value-type="float" office:value="1656.80127" calcext:value-type="float">
            <text:p>1656.80127</text:p>
          </table:table-cell>
          <table:table-cell office:value-type="float" office:value="1732.569824" calcext:value-type="float">
            <text:p>1732.569824</text:p>
          </table:table-cell>
          <table:table-cell office:value-type="float" office:value="1660.996338" calcext:value-type="float">
            <text:p>1660.996338</text:p>
          </table:table-cell>
          <table:table-cell office:value-type="float" office:value="1732.447021" calcext:value-type="float">
            <text:p>1732.447021</text:p>
          </table:table-cell>
          <table:table-cell table:number-columns-repeated="13"/>
        </table:table-row>
        <table:table-row table:style-name="ro1">
          <table:table-cell office:value-type="float" office:value="1657.163452" calcext:value-type="float">
            <text:p>1657.163452</text:p>
          </table:table-cell>
          <table:table-cell office:value-type="float" office:value="1729.098877" calcext:value-type="float">
            <text:p>1729.098877</text:p>
          </table:table-cell>
          <table:table-cell office:value-type="float" office:value="1661.814087" calcext:value-type="float">
            <text:p>1661.814087</text:p>
          </table:table-cell>
          <table:table-cell office:value-type="float" office:value="1727.948853" calcext:value-type="float">
            <text:p>1727.948853</text:p>
          </table:table-cell>
          <table:table-cell table:number-columns-repeated="13"/>
        </table:table-row>
        <table:table-row table:style-name="ro1">
          <table:table-cell office:value-type="float" office:value="1659.124878" calcext:value-type="float">
            <text:p>1659.124878</text:p>
          </table:table-cell>
          <table:table-cell office:value-type="float" office:value="1731.758301" calcext:value-type="float">
            <text:p>1731.758301</text:p>
          </table:table-cell>
          <table:table-cell office:value-type="float" office:value="1659.014771" calcext:value-type="float">
            <text:p>1659.014771</text:p>
          </table:table-cell>
          <table:table-cell office:value-type="float" office:value="1732.989502" calcext:value-type="float">
            <text:p>1732.989502</text:p>
          </table:table-cell>
          <table:table-cell table:number-columns-repeated="13"/>
        </table:table-row>
        <table:table-row table:style-name="ro1">
          <table:table-cell office:value-type="float" office:value="1659.024414" calcext:value-type="float">
            <text:p>1659.024414</text:p>
          </table:table-cell>
          <table:table-cell office:value-type="float" office:value="1728.636475" calcext:value-type="float">
            <text:p>1728.636475</text:p>
          </table:table-cell>
          <table:table-cell office:value-type="float" office:value="1661.743896" calcext:value-type="float">
            <text:p>1661.743896</text:p>
          </table:table-cell>
          <table:table-cell office:value-type="float" office:value="1734.086548" calcext:value-type="float">
            <text:p>1734.086548</text:p>
          </table:table-cell>
          <table:table-cell table:number-columns-repeated="13"/>
        </table:table-row>
        <table:table-row table:style-name="ro1">
          <table:table-cell office:value-type="float" office:value="1660.137329" calcext:value-type="float">
            <text:p>1660.137329</text:p>
          </table:table-cell>
          <table:table-cell office:value-type="float" office:value="1730.607666" calcext:value-type="float">
            <text:p>1730.607666</text:p>
          </table:table-cell>
          <table:table-cell office:value-type="float" office:value="1663.901489" calcext:value-type="float">
            <text:p>1663.901489</text:p>
          </table:table-cell>
          <table:table-cell office:value-type="float" office:value="1731.937988" calcext:value-type="float">
            <text:p>1731.937988</text:p>
          </table:table-cell>
          <table:table-cell table:number-columns-repeated="13"/>
        </table:table-row>
        <table:table-row table:style-name="ro1">
          <table:table-cell office:value-type="float" office:value="1658.67334" calcext:value-type="float">
            <text:p>1658.67334</text:p>
          </table:table-cell>
          <table:table-cell office:value-type="float" office:value="1732.721436" calcext:value-type="float">
            <text:p>1732.721436</text:p>
          </table:table-cell>
          <table:table-cell office:value-type="float" office:value="1661.099854" calcext:value-type="float">
            <text:p>1661.099854</text:p>
          </table:table-cell>
          <table:table-cell office:value-type="float" office:value="1732.958496" calcext:value-type="float">
            <text:p>1732.958496</text:p>
          </table:table-cell>
          <table:table-cell table:number-columns-repeated="13"/>
        </table:table-row>
        <table:table-row table:style-name="ro1">
          <table:table-cell office:value-type="float" office:value="1658.872803" calcext:value-type="float">
            <text:p>1658.872803</text:p>
          </table:table-cell>
          <table:table-cell office:value-type="float" office:value="1731.245483" calcext:value-type="float">
            <text:p>1731.245483</text:p>
          </table:table-cell>
          <table:table-cell office:value-type="float" office:value="1661.744263" calcext:value-type="float">
            <text:p>1661.744263</text:p>
          </table:table-cell>
          <table:table-cell office:value-type="float" office:value="1734.799194" calcext:value-type="float">
            <text:p>1734.799194</text:p>
          </table:table-cell>
          <table:table-cell table:number-columns-repeated="13"/>
        </table:table-row>
        <table:table-row table:style-name="ro1">
          <table:table-cell office:value-type="float" office:value="1657.983643" calcext:value-type="float">
            <text:p>1657.983643</text:p>
          </table:table-cell>
          <table:table-cell office:value-type="float" office:value="1732.457764" calcext:value-type="float">
            <text:p>1732.457764</text:p>
          </table:table-cell>
          <table:table-cell office:value-type="float" office:value="1657.680908" calcext:value-type="float">
            <text:p>1657.680908</text:p>
          </table:table-cell>
          <table:table-cell office:value-type="float" office:value="1732.586426" calcext:value-type="float">
            <text:p>1732.586426</text:p>
          </table:table-cell>
          <table:table-cell table:number-columns-repeated="13"/>
        </table:table-row>
        <table:table-row table:style-name="ro1">
          <table:table-cell office:value-type="float" office:value="1657.32959" calcext:value-type="float">
            <text:p>1657.32959</text:p>
          </table:table-cell>
          <table:table-cell office:value-type="float" office:value="1731.388794" calcext:value-type="float">
            <text:p>1731.388794</text:p>
          </table:table-cell>
          <table:table-cell office:value-type="float" office:value="1659.512573" calcext:value-type="float">
            <text:p>1659.512573</text:p>
          </table:table-cell>
          <table:table-cell office:value-type="float" office:value="1731.223633" calcext:value-type="float">
            <text:p>1731.223633</text:p>
          </table:table-cell>
          <table:table-cell table:number-columns-repeated="13"/>
        </table:table-row>
        <table:table-row table:style-name="ro1">
          <table:table-cell office:value-type="float" office:value="1659.806641" calcext:value-type="float">
            <text:p>1659.806641</text:p>
          </table:table-cell>
          <table:table-cell office:value-type="float" office:value="1727.848022" calcext:value-type="float">
            <text:p>1727.848022</text:p>
          </table:table-cell>
          <table:table-cell office:value-type="float" office:value="1665.154297" calcext:value-type="float">
            <text:p>1665.154297</text:p>
          </table:table-cell>
          <table:table-cell office:value-type="float" office:value="1733.272583" calcext:value-type="float">
            <text:p>1733.272583</text:p>
          </table:table-cell>
          <table:table-cell table:number-columns-repeated="13"/>
        </table:table-row>
        <table:table-row table:style-name="ro1">
          <table:table-cell office:value-type="float" office:value="1655.222534" calcext:value-type="float">
            <text:p>1655.222534</text:p>
          </table:table-cell>
          <table:table-cell office:value-type="float" office:value="1731.299561" calcext:value-type="float">
            <text:p>1731.299561</text:p>
          </table:table-cell>
          <table:table-cell office:value-type="float" office:value="1656.549683" calcext:value-type="float">
            <text:p>1656.549683</text:p>
          </table:table-cell>
          <table:table-cell office:value-type="float" office:value="1735.280029" calcext:value-type="float">
            <text:p>1735.280029</text:p>
          </table:table-cell>
          <table:table-cell table:number-columns-repeated="13"/>
        </table:table-row>
        <table:table-row table:style-name="ro1">
          <table:table-cell office:value-type="float" office:value="1657.609253" calcext:value-type="float">
            <text:p>1657.609253</text:p>
          </table:table-cell>
          <table:table-cell office:value-type="float" office:value="1732.836792" calcext:value-type="float">
            <text:p>1732.836792</text:p>
          </table:table-cell>
          <table:table-cell office:value-type="float" office:value="1660.987915" calcext:value-type="float">
            <text:p>1660.987915</text:p>
          </table:table-cell>
          <table:table-cell office:value-type="float" office:value="1733.323486" calcext:value-type="float">
            <text:p>1733.323486</text:p>
          </table:table-cell>
          <table:table-cell table:number-columns-repeated="13"/>
        </table:table-row>
        <table:table-row table:style-name="ro1">
          <table:table-cell office:value-type="float" office:value="1660.514282" calcext:value-type="float">
            <text:p>1660.514282</text:p>
          </table:table-cell>
          <table:table-cell office:value-type="float" office:value="1734.399536" calcext:value-type="float">
            <text:p>1734.399536</text:p>
          </table:table-cell>
          <table:table-cell office:value-type="float" office:value="1665.028076" calcext:value-type="float">
            <text:p>1665.028076</text:p>
          </table:table-cell>
          <table:table-cell office:value-type="float" office:value="1730.775513" calcext:value-type="float">
            <text:p>1730.775513</text:p>
          </table:table-cell>
          <table:table-cell table:number-columns-repeated="13"/>
        </table:table-row>
        <table:table-row table:style-name="ro1">
          <table:table-cell office:value-type="float" office:value="1660.46167" calcext:value-type="float">
            <text:p>1660.46167</text:p>
          </table:table-cell>
          <table:table-cell office:value-type="float" office:value="1726.764404" calcext:value-type="float">
            <text:p>1726.764404</text:p>
          </table:table-cell>
          <table:table-cell office:value-type="float" office:value="1662.889526" calcext:value-type="float">
            <text:p>1662.889526</text:p>
          </table:table-cell>
          <table:table-cell office:value-type="float" office:value="1733.323608" calcext:value-type="float">
            <text:p>1733.323608</text:p>
          </table:table-cell>
          <table:table-cell table:number-columns-repeated="13"/>
        </table:table-row>
        <table:table-row table:style-name="ro1">
          <table:table-cell office:value-type="float" office:value="1660.732788" calcext:value-type="float">
            <text:p>1660.732788</text:p>
          </table:table-cell>
          <table:table-cell office:value-type="float" office:value="1730.708252" calcext:value-type="float">
            <text:p>1730.708252</text:p>
          </table:table-cell>
          <table:table-cell office:value-type="float" office:value="1661.048096" calcext:value-type="float">
            <text:p>1661.048096</text:p>
          </table:table-cell>
          <table:table-cell office:value-type="float" office:value="1734.1073" calcext:value-type="float">
            <text:p>1734.1073</text:p>
          </table:table-cell>
          <table:table-cell table:number-columns-repeated="13"/>
        </table:table-row>
        <table:table-row table:style-name="ro1">
          <table:table-cell office:value-type="float" office:value="1658.724976" calcext:value-type="float">
            <text:p>1658.724976</text:p>
          </table:table-cell>
          <table:table-cell office:value-type="float" office:value="1733.301392" calcext:value-type="float">
            <text:p>1733.301392</text:p>
          </table:table-cell>
          <table:table-cell office:value-type="float" office:value="1660.577637" calcext:value-type="float">
            <text:p>1660.577637</text:p>
          </table:table-cell>
          <table:table-cell office:value-type="float" office:value="1735.718262" calcext:value-type="float">
            <text:p>1735.718262</text:p>
          </table:table-cell>
          <table:table-cell table:number-columns-repeated="13"/>
        </table:table-row>
        <table:table-row table:style-name="ro1">
          <table:table-cell office:value-type="float" office:value="1661.451538" calcext:value-type="float">
            <text:p>1661.451538</text:p>
          </table:table-cell>
          <table:table-cell office:value-type="float" office:value="1727.862061" calcext:value-type="float">
            <text:p>1727.862061</text:p>
          </table:table-cell>
          <table:table-cell office:value-type="float" office:value="1664.351196" calcext:value-type="float">
            <text:p>1664.351196</text:p>
          </table:table-cell>
          <table:table-cell office:value-type="float" office:value="1727.645142" calcext:value-type="float">
            <text:p>1727.645142</text:p>
          </table:table-cell>
          <table:table-cell table:number-columns-repeated="13"/>
        </table:table-row>
        <table:table-row table:style-name="ro1">
          <table:table-cell office:value-type="float" office:value="1660.068359" calcext:value-type="float">
            <text:p>1660.068359</text:p>
          </table:table-cell>
          <table:table-cell office:value-type="float" office:value="1731.783447" calcext:value-type="float">
            <text:p>1731.783447</text:p>
          </table:table-cell>
          <table:table-cell office:value-type="float" office:value="1663.006104" calcext:value-type="float">
            <text:p>1663.006104</text:p>
          </table:table-cell>
          <table:table-cell office:value-type="float" office:value="1730.050049" calcext:value-type="float">
            <text:p>1730.050049</text:p>
          </table:table-cell>
          <table:table-cell table:number-columns-repeated="13"/>
        </table:table-row>
        <table:table-row table:style-name="ro1">
          <table:table-cell office:value-type="float" office:value="1658.689209" calcext:value-type="float">
            <text:p>1658.689209</text:p>
          </table:table-cell>
          <table:table-cell office:value-type="float" office:value="1729.258667" calcext:value-type="float">
            <text:p>1729.258667</text:p>
          </table:table-cell>
          <table:table-cell office:value-type="float" office:value="1661.946167" calcext:value-type="float">
            <text:p>1661.946167</text:p>
          </table:table-cell>
          <table:table-cell office:value-type="float" office:value="1732.947388" calcext:value-type="float">
            <text:p>1732.947388</text:p>
          </table:table-cell>
          <table:table-cell table:number-columns-repeated="13"/>
        </table:table-row>
        <table:table-row table:style-name="ro1">
          <table:table-cell office:value-type="float" office:value="1655.038208" calcext:value-type="float">
            <text:p>1655.038208</text:p>
          </table:table-cell>
          <table:table-cell office:value-type="float" office:value="1732.353271" calcext:value-type="float">
            <text:p>1732.353271</text:p>
          </table:table-cell>
          <table:table-cell office:value-type="float" office:value="1661.043823" calcext:value-type="float">
            <text:p>1661.043823</text:p>
          </table:table-cell>
          <table:table-cell office:value-type="float" office:value="1733.089111" calcext:value-type="float">
            <text:p>1733.089111</text:p>
          </table:table-cell>
          <table:table-cell table:number-columns-repeated="13"/>
        </table:table-row>
        <table:table-row table:style-name="ro1">
          <table:table-cell office:value-type="float" office:value="1660.000732" calcext:value-type="float">
            <text:p>1660.000732</text:p>
          </table:table-cell>
          <table:table-cell office:value-type="float" office:value="1731.570801" calcext:value-type="float">
            <text:p>1731.570801</text:p>
          </table:table-cell>
          <table:table-cell office:value-type="float" office:value="1661.726685" calcext:value-type="float">
            <text:p>1661.726685</text:p>
          </table:table-cell>
          <table:table-cell office:value-type="float" office:value="1733.467407" calcext:value-type="float">
            <text:p>1733.467407</text:p>
          </table:table-cell>
          <table:table-cell table:number-columns-repeated="13"/>
        </table:table-row>
        <table:table-row table:style-name="ro1">
          <table:table-cell office:value-type="float" office:value="1660.39563" calcext:value-type="float">
            <text:p>1660.39563</text:p>
          </table:table-cell>
          <table:table-cell office:value-type="float" office:value="1731.027588" calcext:value-type="float">
            <text:p>1731.027588</text:p>
          </table:table-cell>
          <table:table-cell office:value-type="float" office:value="1664.066528" calcext:value-type="float">
            <text:p>1664.066528</text:p>
          </table:table-cell>
          <table:table-cell office:value-type="float" office:value="1735.417236" calcext:value-type="float">
            <text:p>1735.417236</text:p>
          </table:table-cell>
          <table:table-cell table:number-columns-repeated="13"/>
        </table:table-row>
        <table:table-row table:style-name="ro1">
          <table:table-cell office:value-type="float" office:value="1659.726074" calcext:value-type="float">
            <text:p>1659.726074</text:p>
          </table:table-cell>
          <table:table-cell office:value-type="float" office:value="1734.631592" calcext:value-type="float">
            <text:p>1734.631592</text:p>
          </table:table-cell>
          <table:table-cell office:value-type="float" office:value="1661.804443" calcext:value-type="float">
            <text:p>1661.804443</text:p>
          </table:table-cell>
          <table:table-cell office:value-type="float" office:value="1734.453735" calcext:value-type="float">
            <text:p>1734.453735</text:p>
          </table:table-cell>
          <table:table-cell table:number-columns-repeated="13"/>
        </table:table-row>
        <table:table-row table:style-name="ro1">
          <table:table-cell office:value-type="float" office:value="1660.980591" calcext:value-type="float">
            <text:p>1660.980591</text:p>
          </table:table-cell>
          <table:table-cell office:value-type="float" office:value="1733.825195" calcext:value-type="float">
            <text:p>1733.825195</text:p>
          </table:table-cell>
          <table:table-cell office:value-type="float" office:value="1664.007446" calcext:value-type="float">
            <text:p>1664.007446</text:p>
          </table:table-cell>
          <table:table-cell office:value-type="float" office:value="1735.786499" calcext:value-type="float">
            <text:p>1735.786499</text:p>
          </table:table-cell>
          <table:table-cell table:number-columns-repeated="13"/>
        </table:table-row>
        <table:table-row table:style-name="ro1">
          <table:table-cell office:value-type="float" office:value="1660.278931" calcext:value-type="float">
            <text:p>1660.278931</text:p>
          </table:table-cell>
          <table:table-cell office:value-type="float" office:value="1732.513794" calcext:value-type="float">
            <text:p>1732.513794</text:p>
          </table:table-cell>
          <table:table-cell office:value-type="float" office:value="1661.727051" calcext:value-type="float">
            <text:p>1661.727051</text:p>
          </table:table-cell>
          <table:table-cell office:value-type="float" office:value="1734.023438" calcext:value-type="float">
            <text:p>1734.023438</text:p>
          </table:table-cell>
          <table:table-cell table:number-columns-repeated="13"/>
        </table:table-row>
        <table:table-row table:style-name="ro1">
          <table:table-cell office:value-type="float" office:value="1658.17334" calcext:value-type="float">
            <text:p>1658.17334</text:p>
          </table:table-cell>
          <table:table-cell office:value-type="float" office:value="1733.24585" calcext:value-type="float">
            <text:p>1733.24585</text:p>
          </table:table-cell>
          <table:table-cell office:value-type="float" office:value="1663.014038" calcext:value-type="float">
            <text:p>1663.014038</text:p>
          </table:table-cell>
          <table:table-cell office:value-type="float" office:value="1735.766479" calcext:value-type="float">
            <text:p>1735.766479</text:p>
          </table:table-cell>
          <table:table-cell table:number-columns-repeated="13"/>
        </table:table-row>
        <table:table-row table:style-name="ro1">
          <table:table-cell office:value-type="float" office:value="1662.102417" calcext:value-type="float">
            <text:p>1662.102417</text:p>
          </table:table-cell>
          <table:table-cell office:value-type="float" office:value="1732.656738" calcext:value-type="float">
            <text:p>1732.656738</text:p>
          </table:table-cell>
          <table:table-cell office:value-type="float" office:value="1661.080933" calcext:value-type="float">
            <text:p>1661.080933</text:p>
          </table:table-cell>
          <table:table-cell office:value-type="float" office:value="1736.109863" calcext:value-type="float">
            <text:p>1736.109863</text:p>
          </table:table-cell>
          <table:table-cell table:number-columns-repeated="13"/>
        </table:table-row>
        <table:table-row table:style-name="ro1">
          <table:table-cell office:value-type="float" office:value="1663.119141" calcext:value-type="float">
            <text:p>1663.119141</text:p>
          </table:table-cell>
          <table:table-cell office:value-type="float" office:value="1730.56543" calcext:value-type="float">
            <text:p>1730.56543</text:p>
          </table:table-cell>
          <table:table-cell office:value-type="float" office:value="1661.109497" calcext:value-type="float">
            <text:p>1661.109497</text:p>
          </table:table-cell>
          <table:table-cell office:value-type="float" office:value="1737.139648" calcext:value-type="float">
            <text:p>1737.139648</text:p>
          </table:table-cell>
          <table:table-cell table:number-columns-repeated="13"/>
        </table:table-row>
        <table:table-row table:style-name="ro1">
          <table:table-cell office:value-type="float" office:value="1664.464355" calcext:value-type="float">
            <text:p>1664.464355</text:p>
          </table:table-cell>
          <table:table-cell office:value-type="float" office:value="1732.588013" calcext:value-type="float">
            <text:p>1732.588013</text:p>
          </table:table-cell>
          <table:table-cell office:value-type="float" office:value="1662.990234" calcext:value-type="float">
            <text:p>1662.990234</text:p>
          </table:table-cell>
          <table:table-cell office:value-type="float" office:value="1736.62207" calcext:value-type="float">
            <text:p>1736.62207</text:p>
          </table:table-cell>
          <table:table-cell table:number-columns-repeated="13"/>
        </table:table-row>
        <table:table-row table:style-name="ro1">
          <table:table-cell office:value-type="float" office:value="1660.724854" calcext:value-type="float">
            <text:p>1660.724854</text:p>
          </table:table-cell>
          <table:table-cell office:value-type="float" office:value="1735.16333" calcext:value-type="float">
            <text:p>1735.16333</text:p>
          </table:table-cell>
          <table:table-cell office:value-type="float" office:value="1661.537964" calcext:value-type="float">
            <text:p>1661.537964</text:p>
          </table:table-cell>
          <table:table-cell office:value-type="float" office:value="1739.696533" calcext:value-type="float">
            <text:p>1739.696533</text:p>
          </table:table-cell>
          <table:table-cell table:number-columns-repeated="13"/>
        </table:table-row>
        <table:table-row table:style-name="ro1">
          <table:table-cell office:value-type="float" office:value="1663.031616" calcext:value-type="float">
            <text:p>1663.031616</text:p>
          </table:table-cell>
          <table:table-cell office:value-type="float" office:value="1735.626587" calcext:value-type="float">
            <text:p>1735.626587</text:p>
          </table:table-cell>
          <table:table-cell office:value-type="float" office:value="1665.448242" calcext:value-type="float">
            <text:p>1665.448242</text:p>
          </table:table-cell>
          <table:table-cell office:value-type="float" office:value="1735.176392" calcext:value-type="float">
            <text:p>1735.176392</text:p>
          </table:table-cell>
          <table:table-cell table:number-columns-repeated="13"/>
        </table:table-row>
        <table:table-row table:style-name="ro1">
          <table:table-cell office:value-type="float" office:value="1663.094604" calcext:value-type="float">
            <text:p>1663.094604</text:p>
          </table:table-cell>
          <table:table-cell office:value-type="float" office:value="1736.616333" calcext:value-type="float">
            <text:p>1736.616333</text:p>
          </table:table-cell>
          <table:table-cell office:value-type="float" office:value="1662.563232" calcext:value-type="float">
            <text:p>1662.563232</text:p>
          </table:table-cell>
          <table:table-cell office:value-type="float" office:value="1741.287964" calcext:value-type="float">
            <text:p>1741.287964</text:p>
          </table:table-cell>
          <table:table-cell table:number-columns-repeated="13"/>
        </table:table-row>
        <table:table-row table:style-name="ro1">
          <table:table-cell office:value-type="float" office:value="1662.003174" calcext:value-type="float">
            <text:p>1662.003174</text:p>
          </table:table-cell>
          <table:table-cell office:value-type="float" office:value="1734.920654" calcext:value-type="float">
            <text:p>1734.920654</text:p>
          </table:table-cell>
          <table:table-cell office:value-type="float" office:value="1661.373047" calcext:value-type="float">
            <text:p>1661.373047</text:p>
          </table:table-cell>
          <table:table-cell office:value-type="float" office:value="1737.694214" calcext:value-type="float">
            <text:p>1737.694214</text:p>
          </table:table-cell>
          <table:table-cell table:number-columns-repeated="13"/>
        </table:table-row>
        <table:table-row table:style-name="ro1">
          <table:table-cell office:value-type="float" office:value="1665.950684" calcext:value-type="float">
            <text:p>1665.950684</text:p>
          </table:table-cell>
          <table:table-cell office:value-type="float" office:value="1732.836426" calcext:value-type="float">
            <text:p>1732.836426</text:p>
          </table:table-cell>
          <table:table-cell office:value-type="float" office:value="1666.433472" calcext:value-type="float">
            <text:p>1666.433472</text:p>
          </table:table-cell>
          <table:table-cell office:value-type="float" office:value="1737.900635" calcext:value-type="float">
            <text:p>1737.900635</text:p>
          </table:table-cell>
          <table:table-cell table:number-columns-repeated="13"/>
        </table:table-row>
        <table:table-row table:style-name="ro1">
          <table:table-cell office:value-type="float" office:value="1662.095703" calcext:value-type="float">
            <text:p>1662.095703</text:p>
          </table:table-cell>
          <table:table-cell office:value-type="float" office:value="1735.783936" calcext:value-type="float">
            <text:p>1735.783936</text:p>
          </table:table-cell>
          <table:table-cell office:value-type="float" office:value="1662.759644" calcext:value-type="float">
            <text:p>1662.759644</text:p>
          </table:table-cell>
          <table:table-cell office:value-type="float" office:value="1740.526855" calcext:value-type="float">
            <text:p>1740.526855</text:p>
          </table:table-cell>
          <table:table-cell table:number-columns-repeated="13"/>
        </table:table-row>
        <table:table-row table:style-name="ro1">
          <table:table-cell office:value-type="float" office:value="1663.529663" calcext:value-type="float">
            <text:p>1663.529663</text:p>
          </table:table-cell>
          <table:table-cell office:value-type="float" office:value="1735.011597" calcext:value-type="float">
            <text:p>1735.011597</text:p>
          </table:table-cell>
          <table:table-cell office:value-type="float" office:value="1665.247192" calcext:value-type="float">
            <text:p>1665.247192</text:p>
          </table:table-cell>
          <table:table-cell office:value-type="float" office:value="1738.564941" calcext:value-type="float">
            <text:p>1738.564941</text:p>
          </table:table-cell>
          <table:table-cell table:number-columns-repeated="13"/>
        </table:table-row>
        <table:table-row table:style-name="ro1">
          <table:table-cell office:value-type="float" office:value="1664.525757" calcext:value-type="float">
            <text:p>1664.525757</text:p>
          </table:table-cell>
          <table:table-cell office:value-type="float" office:value="1735.955078" calcext:value-type="float">
            <text:p>1735.955078</text:p>
          </table:table-cell>
          <table:table-cell office:value-type="float" office:value="1665.829834" calcext:value-type="float">
            <text:p>1665.829834</text:p>
          </table:table-cell>
          <table:table-cell office:value-type="float" office:value="1739.466431" calcext:value-type="float">
            <text:p>1739.466431</text:p>
          </table:table-cell>
          <table:table-cell table:number-columns-repeated="13"/>
        </table:table-row>
        <table:table-row table:style-name="ro1">
          <table:table-cell office:value-type="float" office:value="1663.880249" calcext:value-type="float">
            <text:p>1663.880249</text:p>
          </table:table-cell>
          <table:table-cell office:value-type="float" office:value="1738.435547" calcext:value-type="float">
            <text:p>1738.435547</text:p>
          </table:table-cell>
          <table:table-cell office:value-type="float" office:value="1663.366821" calcext:value-type="float">
            <text:p>1663.366821</text:p>
          </table:table-cell>
          <table:table-cell office:value-type="float" office:value="1739.682617" calcext:value-type="float">
            <text:p>1739.682617</text:p>
          </table:table-cell>
          <table:table-cell table:number-columns-repeated="13"/>
        </table:table-row>
        <table:table-row table:style-name="ro1">
          <table:table-cell office:value-type="float" office:value="1663.843506" calcext:value-type="float">
            <text:p>1663.843506</text:p>
          </table:table-cell>
          <table:table-cell office:value-type="float" office:value="1739.012451" calcext:value-type="float">
            <text:p>1739.012451</text:p>
          </table:table-cell>
          <table:table-cell office:value-type="float" office:value="1664.045898" calcext:value-type="float">
            <text:p>1664.045898</text:p>
          </table:table-cell>
          <table:table-cell office:value-type="float" office:value="1741.22998" calcext:value-type="float">
            <text:p>1741.22998</text:p>
          </table:table-cell>
          <table:table-cell table:number-columns-repeated="13"/>
        </table:table-row>
        <table:table-row table:style-name="ro1">
          <table:table-cell office:value-type="float" office:value="1663.442627" calcext:value-type="float">
            <text:p>1663.442627</text:p>
          </table:table-cell>
          <table:table-cell office:value-type="float" office:value="1734.504272" calcext:value-type="float">
            <text:p>1734.504272</text:p>
          </table:table-cell>
          <table:table-cell office:value-type="float" office:value="1664.919189" calcext:value-type="float">
            <text:p>1664.919189</text:p>
          </table:table-cell>
          <table:table-cell office:value-type="float" office:value="1735.543823" calcext:value-type="float">
            <text:p>1735.543823</text:p>
          </table:table-cell>
          <table:table-cell table:number-columns-repeated="13"/>
        </table:table-row>
        <table:table-row table:style-name="ro1">
          <table:table-cell office:value-type="float" office:value="1659.507324" calcext:value-type="float">
            <text:p>1659.507324</text:p>
          </table:table-cell>
          <table:table-cell office:value-type="float" office:value="1738.400146" calcext:value-type="float">
            <text:p>1738.400146</text:p>
          </table:table-cell>
          <table:table-cell office:value-type="float" office:value="1661.822266" calcext:value-type="float">
            <text:p>1661.822266</text:p>
          </table:table-cell>
          <table:table-cell office:value-type="float" office:value="1741.73938" calcext:value-type="float">
            <text:p>1741.73938</text:p>
          </table:table-cell>
          <table:table-cell table:number-columns-repeated="13"/>
        </table:table-row>
        <table:table-row table:style-name="ro1">
          <table:table-cell office:value-type="float" office:value="1662.135864" calcext:value-type="float">
            <text:p>1662.135864</text:p>
          </table:table-cell>
          <table:table-cell office:value-type="float" office:value="1738.056396" calcext:value-type="float">
            <text:p>1738.056396</text:p>
          </table:table-cell>
          <table:table-cell office:value-type="float" office:value="1665.3573" calcext:value-type="float">
            <text:p>1665.3573</text:p>
          </table:table-cell>
          <table:table-cell office:value-type="float" office:value="1738.505493" calcext:value-type="float">
            <text:p>1738.505493</text:p>
          </table:table-cell>
          <table:table-cell table:number-columns-repeated="13"/>
        </table:table-row>
        <table:table-row table:style-name="ro1">
          <table:table-cell office:value-type="float" office:value="1662.415771" calcext:value-type="float">
            <text:p>1662.415771</text:p>
          </table:table-cell>
          <table:table-cell office:value-type="float" office:value="1737.076538" calcext:value-type="float">
            <text:p>1737.076538</text:p>
          </table:table-cell>
          <table:table-cell office:value-type="float" office:value="1666.509766" calcext:value-type="float">
            <text:p>1666.509766</text:p>
          </table:table-cell>
          <table:table-cell office:value-type="float" office:value="1740.585205" calcext:value-type="float">
            <text:p>1740.585205</text:p>
          </table:table-cell>
          <table:table-cell table:number-columns-repeated="13"/>
        </table:table-row>
        <table:table-row table:style-name="ro1">
          <table:table-cell office:value-type="float" office:value="1661.423706" calcext:value-type="float">
            <text:p>1661.423706</text:p>
          </table:table-cell>
          <table:table-cell office:value-type="float" office:value="1739.531616" calcext:value-type="float">
            <text:p>1739.531616</text:p>
          </table:table-cell>
          <table:table-cell office:value-type="float" office:value="1663.950684" calcext:value-type="float">
            <text:p>1663.950684</text:p>
          </table:table-cell>
          <table:table-cell office:value-type="float" office:value="1741.052368" calcext:value-type="float">
            <text:p>1741.052368</text:p>
          </table:table-cell>
          <table:table-cell table:number-columns-repeated="13"/>
        </table:table-row>
        <table:table-row table:style-name="ro1">
          <table:table-cell office:value-type="float" office:value="1665.678223" calcext:value-type="float">
            <text:p>1665.678223</text:p>
          </table:table-cell>
          <table:table-cell office:value-type="float" office:value="1735.375244" calcext:value-type="float">
            <text:p>1735.375244</text:p>
          </table:table-cell>
          <table:table-cell office:value-type="float" office:value="1666.354614" calcext:value-type="float">
            <text:p>1666.354614</text:p>
          </table:table-cell>
          <table:table-cell office:value-type="float" office:value="1739.522705" calcext:value-type="float">
            <text:p>1739.522705</text:p>
          </table:table-cell>
          <table:table-cell table:number-columns-repeated="13"/>
        </table:table-row>
        <table:table-row table:style-name="ro1">
          <table:table-cell office:value-type="float" office:value="1664.076904" calcext:value-type="float">
            <text:p>1664.076904</text:p>
          </table:table-cell>
          <table:table-cell office:value-type="float" office:value="1737.859985" calcext:value-type="float">
            <text:p>1737.859985</text:p>
          </table:table-cell>
          <table:table-cell office:value-type="float" office:value="1666.238037" calcext:value-type="float">
            <text:p>1666.238037</text:p>
          </table:table-cell>
          <table:table-cell office:value-type="float" office:value="1743.248291" calcext:value-type="float">
            <text:p>1743.248291</text:p>
          </table:table-cell>
          <table:table-cell table:number-columns-repeated="13"/>
        </table:table-row>
        <table:table-row table:style-name="ro1">
          <table:table-cell office:value-type="float" office:value="1667.580444" calcext:value-type="float">
            <text:p>1667.580444</text:p>
          </table:table-cell>
          <table:table-cell office:value-type="float" office:value="1738.584351" calcext:value-type="float">
            <text:p>1738.584351</text:p>
          </table:table-cell>
          <table:table-cell office:value-type="float" office:value="1664.930298" calcext:value-type="float">
            <text:p>1664.930298</text:p>
          </table:table-cell>
          <table:table-cell office:value-type="float" office:value="1743.112915" calcext:value-type="float">
            <text:p>1743.112915</text:p>
          </table:table-cell>
          <table:table-cell table:number-columns-repeated="13"/>
        </table:table-row>
        <table:table-row table:style-name="ro1">
          <table:table-cell office:value-type="float" office:value="1666.399414" calcext:value-type="float">
            <text:p>1666.399414</text:p>
          </table:table-cell>
          <table:table-cell office:value-type="float" office:value="1738.919678" calcext:value-type="float">
            <text:p>1738.919678</text:p>
          </table:table-cell>
          <table:table-cell office:value-type="float" office:value="1671.383301" calcext:value-type="float">
            <text:p>1671.383301</text:p>
          </table:table-cell>
          <table:table-cell office:value-type="float" office:value="1737.094116" calcext:value-type="float">
            <text:p>1737.094116</text:p>
          </table:table-cell>
          <table:table-cell table:number-columns-repeated="13"/>
        </table:table-row>
        <table:table-row table:style-name="ro1">
          <table:table-cell office:value-type="float" office:value="1665.130127" calcext:value-type="float">
            <text:p>1665.130127</text:p>
          </table:table-cell>
          <table:table-cell office:value-type="float" office:value="1743.734253" calcext:value-type="float">
            <text:p>1743.734253</text:p>
          </table:table-cell>
          <table:table-cell office:value-type="float" office:value="1668.241577" calcext:value-type="float">
            <text:p>1668.241577</text:p>
          </table:table-cell>
          <table:table-cell office:value-type="float" office:value="1743.513062" calcext:value-type="float">
            <text:p>1743.513062</text:p>
          </table:table-cell>
          <table:table-cell table:number-columns-repeated="13"/>
        </table:table-row>
        <table:table-row table:style-name="ro1">
          <table:table-cell office:value-type="float" office:value="1668.671265" calcext:value-type="float">
            <text:p>1668.671265</text:p>
          </table:table-cell>
          <table:table-cell office:value-type="float" office:value="1739.794312" calcext:value-type="float">
            <text:p>1739.794312</text:p>
          </table:table-cell>
          <table:table-cell office:value-type="float" office:value="1668.654175" calcext:value-type="float">
            <text:p>1668.654175</text:p>
          </table:table-cell>
          <table:table-cell office:value-type="float" office:value="1743.847168" calcext:value-type="float">
            <text:p>1743.847168</text:p>
          </table:table-cell>
          <table:table-cell table:number-columns-repeated="13"/>
        </table:table-row>
        <table:table-row table:style-name="ro1">
          <table:table-cell office:value-type="float" office:value="1665.737549" calcext:value-type="float">
            <text:p>1665.737549</text:p>
          </table:table-cell>
          <table:table-cell office:value-type="float" office:value="1741.485229" calcext:value-type="float">
            <text:p>1741.485229</text:p>
          </table:table-cell>
          <table:table-cell office:value-type="float" office:value="1667.480225" calcext:value-type="float">
            <text:p>1667.480225</text:p>
          </table:table-cell>
          <table:table-cell office:value-type="float" office:value="1744.76001" calcext:value-type="float">
            <text:p>1744.76001</text:p>
          </table:table-cell>
          <table:table-cell table:number-columns-repeated="13"/>
        </table:table-row>
        <table:table-row table:style-name="ro1">
          <table:table-cell office:value-type="float" office:value="1667.435547" calcext:value-type="float">
            <text:p>1667.435547</text:p>
          </table:table-cell>
          <table:table-cell office:value-type="float" office:value="1741.158813" calcext:value-type="float">
            <text:p>1741.158813</text:p>
          </table:table-cell>
          <table:table-cell office:value-type="float" office:value="1668.453857" calcext:value-type="float">
            <text:p>1668.453857</text:p>
          </table:table-cell>
          <table:table-cell office:value-type="float" office:value="1741.572632" calcext:value-type="float">
            <text:p>1741.572632</text:p>
          </table:table-cell>
          <table:table-cell table:number-columns-repeated="13"/>
        </table:table-row>
        <table:table-row table:style-name="ro1">
          <table:table-cell office:value-type="float" office:value="1667.100586" calcext:value-type="float">
            <text:p>1667.100586</text:p>
          </table:table-cell>
          <table:table-cell office:value-type="float" office:value="1738.217773" calcext:value-type="float">
            <text:p>1738.217773</text:p>
          </table:table-cell>
          <table:table-cell office:value-type="float" office:value="1668.346191" calcext:value-type="float">
            <text:p>1668.346191</text:p>
          </table:table-cell>
          <table:table-cell office:value-type="float" office:value="1744.50293" calcext:value-type="float">
            <text:p>1744.50293</text:p>
          </table:table-cell>
          <table:table-cell table:number-columns-repeated="13"/>
        </table:table-row>
        <table:table-row table:style-name="ro1">
          <table:table-cell office:value-type="float" office:value="1664.627319" calcext:value-type="float">
            <text:p>1664.627319</text:p>
          </table:table-cell>
          <table:table-cell office:value-type="float" office:value="1745.872192" calcext:value-type="float">
            <text:p>1745.872192</text:p>
          </table:table-cell>
          <table:table-cell office:value-type="float" office:value="1668.335938" calcext:value-type="float">
            <text:p>1668.335938</text:p>
          </table:table-cell>
          <table:table-cell office:value-type="float" office:value="1746.934692" calcext:value-type="float">
            <text:p>1746.934692</text:p>
          </table:table-cell>
          <table:table-cell table:number-columns-repeated="13"/>
        </table:table-row>
        <table:table-row table:style-name="ro1">
          <table:table-cell office:value-type="float" office:value="1669.676758" calcext:value-type="float">
            <text:p>1669.676758</text:p>
          </table:table-cell>
          <table:table-cell office:value-type="float" office:value="1742.615601" calcext:value-type="float">
            <text:p>1742.615601</text:p>
          </table:table-cell>
          <table:table-cell office:value-type="float" office:value="1669.205444" calcext:value-type="float">
            <text:p>1669.205444</text:p>
          </table:table-cell>
          <table:table-cell office:value-type="float" office:value="1746.188965" calcext:value-type="float">
            <text:p>1746.188965</text:p>
          </table:table-cell>
          <table:table-cell table:number-columns-repeated="13"/>
        </table:table-row>
        <table:table-row table:style-name="ro1">
          <table:table-cell office:value-type="float" office:value="1666.361694" calcext:value-type="float">
            <text:p>1666.361694</text:p>
          </table:table-cell>
          <table:table-cell office:value-type="float" office:value="1741.858521" calcext:value-type="float">
            <text:p>1741.858521</text:p>
          </table:table-cell>
          <table:table-cell office:value-type="float" office:value="1671.60498" calcext:value-type="float">
            <text:p>1671.60498</text:p>
          </table:table-cell>
          <table:table-cell office:value-type="float" office:value="1744.496582" calcext:value-type="float">
            <text:p>1744.496582</text:p>
          </table:table-cell>
          <table:table-cell table:number-columns-repeated="13"/>
        </table:table-row>
        <table:table-row table:style-name="ro1">
          <table:table-cell office:value-type="float" office:value="1669.775146" calcext:value-type="float">
            <text:p>1669.775146</text:p>
          </table:table-cell>
          <table:table-cell office:value-type="float" office:value="1741.833984" calcext:value-type="float">
            <text:p>1741.833984</text:p>
          </table:table-cell>
          <table:table-cell office:value-type="float" office:value="1668.644287" calcext:value-type="float">
            <text:p>1668.644287</text:p>
          </table:table-cell>
          <table:table-cell office:value-type="float" office:value="1745.197021" calcext:value-type="float">
            <text:p>1745.197021</text:p>
          </table:table-cell>
          <table:table-cell table:number-columns-repeated="13"/>
        </table:table-row>
        <table:table-row table:style-name="ro1">
          <table:table-cell office:value-type="float" office:value="1665.752686" calcext:value-type="float">
            <text:p>1665.752686</text:p>
          </table:table-cell>
          <table:table-cell office:value-type="float" office:value="1740.014526" calcext:value-type="float">
            <text:p>1740.014526</text:p>
          </table:table-cell>
          <table:table-cell office:value-type="float" office:value="1670.31958" calcext:value-type="float">
            <text:p>1670.31958</text:p>
          </table:table-cell>
          <table:table-cell office:value-type="float" office:value="1745.800537" calcext:value-type="float">
            <text:p>1745.800537</text:p>
          </table:table-cell>
          <table:table-cell table:number-columns-repeated="13"/>
        </table:table-row>
        <table:table-row table:style-name="ro1">
          <table:table-cell office:value-type="float" office:value="1671.623535" calcext:value-type="float">
            <text:p>1671.623535</text:p>
          </table:table-cell>
          <table:table-cell office:value-type="float" office:value="1742.11377" calcext:value-type="float">
            <text:p>1742.11377</text:p>
          </table:table-cell>
          <table:table-cell office:value-type="float" office:value="1668.81543" calcext:value-type="float">
            <text:p>1668.81543</text:p>
          </table:table-cell>
          <table:table-cell office:value-type="float" office:value="1745.834473" calcext:value-type="float">
            <text:p>1745.834473</text:p>
          </table:table-cell>
          <table:table-cell table:number-columns-repeated="13"/>
        </table:table-row>
        <table:table-row table:style-name="ro1">
          <table:table-cell office:value-type="float" office:value="1667.234985" calcext:value-type="float">
            <text:p>1667.234985</text:p>
          </table:table-cell>
          <table:table-cell office:value-type="float" office:value="1743.384766" calcext:value-type="float">
            <text:p>1743.384766</text:p>
          </table:table-cell>
          <table:table-cell office:value-type="float" office:value="1667.895386" calcext:value-type="float">
            <text:p>1667.895386</text:p>
          </table:table-cell>
          <table:table-cell office:value-type="float" office:value="1749.900513" calcext:value-type="float">
            <text:p>1749.900513</text:p>
          </table:table-cell>
          <table:table-cell table:number-columns-repeated="13"/>
        </table:table-row>
        <table:table-row table:style-name="ro1">
          <table:table-cell office:value-type="float" office:value="1665.998413" calcext:value-type="float">
            <text:p>1665.998413</text:p>
          </table:table-cell>
          <table:table-cell office:value-type="float" office:value="1746.209229" calcext:value-type="float">
            <text:p>1746.209229</text:p>
          </table:table-cell>
          <table:table-cell office:value-type="float" office:value="1670.96936" calcext:value-type="float">
            <text:p>1670.96936</text:p>
          </table:table-cell>
          <table:table-cell office:value-type="float" office:value="1743.334961" calcext:value-type="float">
            <text:p>1743.334961</text:p>
          </table:table-cell>
          <table:table-cell table:number-columns-repeated="13"/>
        </table:table-row>
        <table:table-row table:style-name="ro1">
          <table:table-cell office:value-type="float" office:value="1668.284546" calcext:value-type="float">
            <text:p>1668.284546</text:p>
          </table:table-cell>
          <table:table-cell office:value-type="float" office:value="1743.071533" calcext:value-type="float">
            <text:p>1743.071533</text:p>
          </table:table-cell>
          <table:table-cell office:value-type="float" office:value="1668.362183" calcext:value-type="float">
            <text:p>1668.362183</text:p>
          </table:table-cell>
          <table:table-cell office:value-type="float" office:value="1746.612915" calcext:value-type="float">
            <text:p>1746.612915</text:p>
          </table:table-cell>
          <table:table-cell table:number-columns-repeated="13"/>
        </table:table-row>
        <table:table-row table:style-name="ro1">
          <table:table-cell office:value-type="float" office:value="1663.584595" calcext:value-type="float">
            <text:p>1663.584595</text:p>
          </table:table-cell>
          <table:table-cell office:value-type="float" office:value="1745.734985" calcext:value-type="float">
            <text:p>1745.734985</text:p>
          </table:table-cell>
          <table:table-cell office:value-type="float" office:value="1664.953369" calcext:value-type="float">
            <text:p>1664.953369</text:p>
          </table:table-cell>
          <table:table-cell office:value-type="float" office:value="1748.944702" calcext:value-type="float">
            <text:p>1748.944702</text:p>
          </table:table-cell>
          <table:table-cell table:number-columns-repeated="13"/>
        </table:table-row>
        <table:table-row table:style-name="ro1">
          <table:table-cell office:value-type="float" office:value="1669.573364" calcext:value-type="float">
            <text:p>1669.573364</text:p>
          </table:table-cell>
          <table:table-cell office:value-type="float" office:value="1743.212524" calcext:value-type="float">
            <text:p>1743.212524</text:p>
          </table:table-cell>
          <table:table-cell office:value-type="float" office:value="1671.048218" calcext:value-type="float">
            <text:p>1671.048218</text:p>
          </table:table-cell>
          <table:table-cell office:value-type="float" office:value="1743.914673" calcext:value-type="float">
            <text:p>1743.914673</text:p>
          </table:table-cell>
          <table:table-cell table:number-columns-repeated="13"/>
        </table:table-row>
        <table:table-row table:style-name="ro1">
          <table:table-cell office:value-type="float" office:value="1666.577881" calcext:value-type="float">
            <text:p>1666.577881</text:p>
          </table:table-cell>
          <table:table-cell office:value-type="float" office:value="1744.559692" calcext:value-type="float">
            <text:p>1744.559692</text:p>
          </table:table-cell>
          <table:table-cell office:value-type="float" office:value="1669.671387" calcext:value-type="float">
            <text:p>1669.671387</text:p>
          </table:table-cell>
          <table:table-cell office:value-type="float" office:value="1747.644653" calcext:value-type="float">
            <text:p>1747.644653</text:p>
          </table:table-cell>
          <table:table-cell table:number-columns-repeated="13"/>
        </table:table-row>
        <table:table-row table:style-name="ro1">
          <table:table-cell office:value-type="float" office:value="1667.619019" calcext:value-type="float">
            <text:p>1667.619019</text:p>
          </table:table-cell>
          <table:table-cell office:value-type="float" office:value="1742.805664" calcext:value-type="float">
            <text:p>1742.805664</text:p>
          </table:table-cell>
          <table:table-cell office:value-type="float" office:value="1665.359863" calcext:value-type="float">
            <text:p>1665.359863</text:p>
          </table:table-cell>
          <table:table-cell office:value-type="float" office:value="1750.066162" calcext:value-type="float">
            <text:p>1750.066162</text:p>
          </table:table-cell>
          <table:table-cell table:number-columns-repeated="13"/>
        </table:table-row>
        <table:table-row table:style-name="ro1">
          <table:table-cell office:value-type="float" office:value="1667.925293" calcext:value-type="float">
            <text:p>1667.925293</text:p>
          </table:table-cell>
          <table:table-cell office:value-type="float" office:value="1744.241333" calcext:value-type="float">
            <text:p>1744.241333</text:p>
          </table:table-cell>
          <table:table-cell office:value-type="float" office:value="1667.092285" calcext:value-type="float">
            <text:p>1667.092285</text:p>
          </table:table-cell>
          <table:table-cell office:value-type="float" office:value="1744.893799" calcext:value-type="float">
            <text:p>1744.893799</text:p>
          </table:table-cell>
          <table:table-cell table:number-columns-repeated="13"/>
        </table:table-row>
        <table:table-row table:style-name="ro1">
          <table:table-cell office:value-type="float" office:value="1667.21814" calcext:value-type="float">
            <text:p>1667.21814</text:p>
          </table:table-cell>
          <table:table-cell office:value-type="float" office:value="1742.636475" calcext:value-type="float">
            <text:p>1742.636475</text:p>
          </table:table-cell>
          <table:table-cell office:value-type="float" office:value="1670.353271" calcext:value-type="float">
            <text:p>1670.353271</text:p>
          </table:table-cell>
          <table:table-cell office:value-type="float" office:value="1745.131226" calcext:value-type="float">
            <text:p>1745.131226</text:p>
          </table:table-cell>
          <table:table-cell table:number-columns-repeated="13"/>
        </table:table-row>
        <table:table-row table:style-name="ro1">
          <table:table-cell office:value-type="float" office:value="1669.182495" calcext:value-type="float">
            <text:p>1669.182495</text:p>
          </table:table-cell>
          <table:table-cell office:value-type="float" office:value="1745.280518" calcext:value-type="float">
            <text:p>1745.280518</text:p>
          </table:table-cell>
          <table:table-cell office:value-type="float" office:value="1669.722046" calcext:value-type="float">
            <text:p>1669.722046</text:p>
          </table:table-cell>
          <table:table-cell office:value-type="float" office:value="1745.242554" calcext:value-type="float">
            <text:p>1745.242554</text:p>
          </table:table-cell>
          <table:table-cell table:number-columns-repeated="13"/>
        </table:table-row>
        <table:table-row table:style-name="ro1">
          <table:table-cell office:value-type="float" office:value="1668.151245" calcext:value-type="float">
            <text:p>1668.151245</text:p>
          </table:table-cell>
          <table:table-cell office:value-type="float" office:value="1741.86145" calcext:value-type="float">
            <text:p>1741.86145</text:p>
          </table:table-cell>
          <table:table-cell office:value-type="float" office:value="1671.564941" calcext:value-type="float">
            <text:p>1671.564941</text:p>
          </table:table-cell>
          <table:table-cell office:value-type="float" office:value="1746.831665" calcext:value-type="float">
            <text:p>1746.831665</text:p>
          </table:table-cell>
          <table:table-cell table:number-columns-repeated="13"/>
        </table:table-row>
        <table:table-row table:style-name="ro1">
          <table:table-cell office:value-type="float" office:value="1667.166626" calcext:value-type="float">
            <text:p>1667.166626</text:p>
          </table:table-cell>
          <table:table-cell office:value-type="float" office:value="1748.641113" calcext:value-type="float">
            <text:p>1748.641113</text:p>
          </table:table-cell>
          <table:table-cell office:value-type="float" office:value="1667.936401" calcext:value-type="float">
            <text:p>1667.936401</text:p>
          </table:table-cell>
          <table:table-cell office:value-type="float" office:value="1746.907837" calcext:value-type="float">
            <text:p>1746.907837</text:p>
          </table:table-cell>
          <table:table-cell table:number-columns-repeated="13"/>
        </table:table-row>
        <table:table-row table:style-name="ro1">
          <table:table-cell office:value-type="float" office:value="1664.943604" calcext:value-type="float">
            <text:p>1664.943604</text:p>
          </table:table-cell>
          <table:table-cell office:value-type="float" office:value="1744.673218" calcext:value-type="float">
            <text:p>1744.673218</text:p>
          </table:table-cell>
          <table:table-cell office:value-type="float" office:value="1669.916138" calcext:value-type="float">
            <text:p>1669.916138</text:p>
          </table:table-cell>
          <table:table-cell office:value-type="float" office:value="1744.085571" calcext:value-type="float">
            <text:p>1744.085571</text:p>
          </table:table-cell>
          <table:table-cell table:number-columns-repeated="13"/>
        </table:table-row>
        <table:table-row table:style-name="ro1">
          <table:table-cell office:value-type="float" office:value="1669.649414" calcext:value-type="float">
            <text:p>1669.649414</text:p>
          </table:table-cell>
          <table:table-cell office:value-type="float" office:value="1741.83606" calcext:value-type="float">
            <text:p>1741.83606</text:p>
          </table:table-cell>
          <table:table-cell office:value-type="float" office:value="1671.867432" calcext:value-type="float">
            <text:p>1671.867432</text:p>
          </table:table-cell>
          <table:table-cell office:value-type="float" office:value="1743.748169" calcext:value-type="float">
            <text:p>1743.748169</text:p>
          </table:table-cell>
          <table:table-cell table:number-columns-repeated="13"/>
        </table:table-row>
        <table:table-row table:style-name="ro1">
          <table:table-cell office:value-type="float" office:value="1672.620605" calcext:value-type="float">
            <text:p>1672.620605</text:p>
          </table:table-cell>
          <table:table-cell office:value-type="float" office:value="1742.009766" calcext:value-type="float">
            <text:p>1742.009766</text:p>
          </table:table-cell>
          <table:table-cell office:value-type="float" office:value="1673.392212" calcext:value-type="float">
            <text:p>1673.392212</text:p>
          </table:table-cell>
          <table:table-cell office:value-type="float" office:value="1746.299438" calcext:value-type="float">
            <text:p>1746.299438</text:p>
          </table:table-cell>
          <table:table-cell table:number-columns-repeated="13"/>
        </table:table-row>
        <table:table-row table:style-name="ro1">
          <table:table-cell office:value-type="float" office:value="1670.872803" calcext:value-type="float">
            <text:p>1670.872803</text:p>
          </table:table-cell>
          <table:table-cell office:value-type="float" office:value="1744.268921" calcext:value-type="float">
            <text:p>1744.268921</text:p>
          </table:table-cell>
          <table:table-cell office:value-type="float" office:value="1673.452148" calcext:value-type="float">
            <text:p>1673.452148</text:p>
          </table:table-cell>
          <table:table-cell office:value-type="float" office:value="1747.168213" calcext:value-type="float">
            <text:p>1747.168213</text:p>
          </table:table-cell>
          <table:table-cell table:number-columns-repeated="13"/>
        </table:table-row>
        <table:table-row table:style-name="ro1">
          <table:table-cell office:value-type="float" office:value="1669.718872" calcext:value-type="float">
            <text:p>1669.718872</text:p>
          </table:table-cell>
          <table:table-cell office:value-type="float" office:value="1746.662231" calcext:value-type="float">
            <text:p>1746.662231</text:p>
          </table:table-cell>
          <table:table-cell office:value-type="float" office:value="1674.295898" calcext:value-type="float">
            <text:p>1674.295898</text:p>
          </table:table-cell>
          <table:table-cell office:value-type="float" office:value="1748.713623" calcext:value-type="float">
            <text:p>1748.713623</text:p>
          </table:table-cell>
          <table:table-cell table:number-columns-repeated="13"/>
        </table:table-row>
        <table:table-row table:style-name="ro1">
          <table:table-cell office:value-type="float" office:value="1667.05896" calcext:value-type="float">
            <text:p>1667.05896</text:p>
          </table:table-cell>
          <table:table-cell office:value-type="float" office:value="1745.064453" calcext:value-type="float">
            <text:p>1745.064453</text:p>
          </table:table-cell>
          <table:table-cell office:value-type="float" office:value="1670.872681" calcext:value-type="float">
            <text:p>1670.872681</text:p>
          </table:table-cell>
          <table:table-cell office:value-type="float" office:value="1745.721436" calcext:value-type="float">
            <text:p>1745.721436</text:p>
          </table:table-cell>
          <table:table-cell table:number-columns-repeated="13"/>
        </table:table-row>
        <table:table-row table:style-name="ro1">
          <table:table-cell office:value-type="float" office:value="1674.531616" calcext:value-type="float">
            <text:p>1674.531616</text:p>
          </table:table-cell>
          <table:table-cell office:value-type="float" office:value="1742.239258" calcext:value-type="float">
            <text:p>1742.239258</text:p>
          </table:table-cell>
          <table:table-cell office:value-type="float" office:value="1673.716309" calcext:value-type="float">
            <text:p>1673.716309</text:p>
          </table:table-cell>
          <table:table-cell office:value-type="float" office:value="1748.309204" calcext:value-type="float">
            <text:p>1748.309204</text:p>
          </table:table-cell>
          <table:table-cell table:number-columns-repeated="13"/>
        </table:table-row>
        <table:table-row table:style-name="ro1">
          <table:table-cell office:value-type="float" office:value="1672.197754" calcext:value-type="float">
            <text:p>1672.197754</text:p>
          </table:table-cell>
          <table:table-cell office:value-type="float" office:value="1746.224609" calcext:value-type="float">
            <text:p>1746.224609</text:p>
          </table:table-cell>
          <table:table-cell office:value-type="float" office:value="1674.21875" calcext:value-type="float">
            <text:p>1674.21875</text:p>
          </table:table-cell>
          <table:table-cell office:value-type="float" office:value="1745.706055" calcext:value-type="float">
            <text:p>1745.706055</text:p>
          </table:table-cell>
          <table:table-cell table:number-columns-repeated="13"/>
        </table:table-row>
        <table:table-row table:style-name="ro1">
          <table:table-cell office:value-type="float" office:value="1671.719727" calcext:value-type="float">
            <text:p>1671.719727</text:p>
          </table:table-cell>
          <table:table-cell office:value-type="float" office:value="1744.808838" calcext:value-type="float">
            <text:p>1744.808838</text:p>
          </table:table-cell>
          <table:table-cell office:value-type="float" office:value="1672.608887" calcext:value-type="float">
            <text:p>1672.608887</text:p>
          </table:table-cell>
          <table:table-cell office:value-type="float" office:value="1748.758057" calcext:value-type="float">
            <text:p>1748.758057</text:p>
          </table:table-cell>
          <table:table-cell table:number-columns-repeated="13"/>
        </table:table-row>
        <table:table-row table:style-name="ro1">
          <table:table-cell office:value-type="float" office:value="1668.428223" calcext:value-type="float">
            <text:p>1668.428223</text:p>
          </table:table-cell>
          <table:table-cell office:value-type="float" office:value="1744.508301" calcext:value-type="float">
            <text:p>1744.508301</text:p>
          </table:table-cell>
          <table:table-cell office:value-type="float" office:value="1672.615234" calcext:value-type="float">
            <text:p>1672.615234</text:p>
          </table:table-cell>
          <table:table-cell office:value-type="float" office:value="1747.408691" calcext:value-type="float">
            <text:p>1747.408691</text:p>
          </table:table-cell>
          <table:table-cell table:number-columns-repeated="13"/>
        </table:table-row>
        <table:table-row table:style-name="ro1">
          <table:table-cell office:value-type="float" office:value="1670.779053" calcext:value-type="float">
            <text:p>1670.779053</text:p>
          </table:table-cell>
          <table:table-cell office:value-type="float" office:value="1743.395264" calcext:value-type="float">
            <text:p>1743.395264</text:p>
          </table:table-cell>
          <table:table-cell office:value-type="float" office:value="1671.887207" calcext:value-type="float">
            <text:p>1671.887207</text:p>
          </table:table-cell>
          <table:table-cell office:value-type="float" office:value="1744.44812" calcext:value-type="float">
            <text:p>1744.44812</text:p>
          </table:table-cell>
          <table:table-cell table:number-columns-repeated="13"/>
        </table:table-row>
        <table:table-row table:style-name="ro1">
          <table:table-cell office:value-type="float" office:value="1671.214111" calcext:value-type="float">
            <text:p>1671.214111</text:p>
          </table:table-cell>
          <table:table-cell office:value-type="float" office:value="1744.682861" calcext:value-type="float">
            <text:p>1744.682861</text:p>
          </table:table-cell>
          <table:table-cell office:value-type="float" office:value="1671.509521" calcext:value-type="float">
            <text:p>1671.509521</text:p>
          </table:table-cell>
          <table:table-cell office:value-type="float" office:value="1748.268066" calcext:value-type="float">
            <text:p>1748.268066</text:p>
          </table:table-cell>
          <table:table-cell table:number-columns-repeated="13"/>
        </table:table-row>
        <table:table-row table:style-name="ro1">
          <table:table-cell office:value-type="float" office:value="1668.964355" calcext:value-type="float">
            <text:p>1668.964355</text:p>
          </table:table-cell>
          <table:table-cell office:value-type="float" office:value="1746.921631" calcext:value-type="float">
            <text:p>1746.921631</text:p>
          </table:table-cell>
          <table:table-cell office:value-type="float" office:value="1671.719727" calcext:value-type="float">
            <text:p>1671.719727</text:p>
          </table:table-cell>
          <table:table-cell office:value-type="float" office:value="1747.997681" calcext:value-type="float">
            <text:p>1747.997681</text:p>
          </table:table-cell>
          <table:table-cell table:number-columns-repeated="13"/>
        </table:table-row>
        <table:table-row table:style-name="ro1">
          <table:table-cell office:value-type="float" office:value="1669.673706" calcext:value-type="float">
            <text:p>1669.673706</text:p>
          </table:table-cell>
          <table:table-cell office:value-type="float" office:value="1744.06958" calcext:value-type="float">
            <text:p>1744.06958</text:p>
          </table:table-cell>
          <table:table-cell office:value-type="float" office:value="1669.676147" calcext:value-type="float">
            <text:p>1669.676147</text:p>
          </table:table-cell>
          <table:table-cell office:value-type="float" office:value="1747.645386" calcext:value-type="float">
            <text:p>1747.645386</text:p>
          </table:table-cell>
          <table:table-cell table:number-columns-repeated="13"/>
        </table:table-row>
        <table:table-row table:style-name="ro1">
          <table:table-cell office:value-type="float" office:value="1665.953979" calcext:value-type="float">
            <text:p>1665.953979</text:p>
          </table:table-cell>
          <table:table-cell office:value-type="float" office:value="1745.083984" calcext:value-type="float">
            <text:p>1745.083984</text:p>
          </table:table-cell>
          <table:table-cell office:value-type="float" office:value="1668.918213" calcext:value-type="float">
            <text:p>1668.918213</text:p>
          </table:table-cell>
          <table:table-cell office:value-type="float" office:value="1747.263794" calcext:value-type="float">
            <text:p>1747.263794</text:p>
          </table:table-cell>
          <table:table-cell table:number-columns-repeated="13"/>
        </table:table-row>
        <table:table-row table:style-name="ro1">
          <table:table-cell office:value-type="float" office:value="1667.386353" calcext:value-type="float">
            <text:p>1667.386353</text:p>
          </table:table-cell>
          <table:table-cell office:value-type="float" office:value="1744.565063" calcext:value-type="float">
            <text:p>1744.565063</text:p>
          </table:table-cell>
          <table:table-cell office:value-type="float" office:value="1669.52417" calcext:value-type="float">
            <text:p>1669.52417</text:p>
          </table:table-cell>
          <table:table-cell office:value-type="float" office:value="1748.669922" calcext:value-type="float">
            <text:p>1748.669922</text:p>
          </table:table-cell>
          <table:table-cell table:number-columns-repeated="13"/>
        </table:table-row>
        <table:table-row table:style-name="ro1">
          <table:table-cell office:value-type="float" office:value="1668.524902" calcext:value-type="float">
            <text:p>1668.524902</text:p>
          </table:table-cell>
          <table:table-cell office:value-type="float" office:value="1744.617065" calcext:value-type="float">
            <text:p>1744.617065</text:p>
          </table:table-cell>
          <table:table-cell office:value-type="float" office:value="1669.423096" calcext:value-type="float">
            <text:p>1669.423096</text:p>
          </table:table-cell>
          <table:table-cell office:value-type="float" office:value="1747.882446" calcext:value-type="float">
            <text:p>1747.882446</text:p>
          </table:table-cell>
          <table:table-cell table:number-columns-repeated="13"/>
        </table:table-row>
        <table:table-row table:style-name="ro1">
          <table:table-cell office:value-type="float" office:value="1675.029053" calcext:value-type="float">
            <text:p>1675.029053</text:p>
          </table:table-cell>
          <table:table-cell office:value-type="float" office:value="1730.236328" calcext:value-type="float">
            <text:p>1730.236328</text:p>
          </table:table-cell>
          <table:table-cell office:value-type="float" office:value="1674.2052" calcext:value-type="float">
            <text:p>1674.2052</text:p>
          </table:table-cell>
          <table:table-cell office:value-type="float" office:value="1735.024292" calcext:value-type="float">
            <text:p>1735.024292</text:p>
          </table:table-cell>
          <table:table-cell table:number-columns-repeated="13"/>
        </table:table-row>
        <table:table-row table:style-name="ro1">
          <table:table-cell office:value-type="float" office:value="1664.519409" calcext:value-type="float">
            <text:p>1664.519409</text:p>
          </table:table-cell>
          <table:table-cell office:value-type="float" office:value="1723.351196" calcext:value-type="float">
            <text:p>1723.351196</text:p>
          </table:table-cell>
          <table:table-cell office:value-type="float" office:value="1663.814697" calcext:value-type="float">
            <text:p>1663.814697</text:p>
          </table:table-cell>
          <table:table-cell office:value-type="float" office:value="1725.144531" calcext:value-type="float">
            <text:p>1725.144531</text:p>
          </table:table-cell>
          <table:table-cell table:number-columns-repeated="13"/>
        </table:table-row>
        <table:table-row table:style-name="ro1">
          <table:table-cell office:value-type="float" office:value="1632.345459" calcext:value-type="float">
            <text:p>1632.345459</text:p>
          </table:table-cell>
          <table:table-cell office:value-type="float" office:value="1728.515991" calcext:value-type="float">
            <text:p>1728.515991</text:p>
          </table:table-cell>
          <table:table-cell office:value-type="float" office:value="1629.794556" calcext:value-type="float">
            <text:p>1629.794556</text:p>
          </table:table-cell>
          <table:table-cell office:value-type="float" office:value="1725.54895" calcext:value-type="float">
            <text:p>1725.54895</text:p>
          </table:table-cell>
          <table:table-cell table:number-columns-repeated="13"/>
        </table:table-row>
        <table:table-row table:style-name="ro1">
          <table:table-cell office:value-type="float" office:value="1633.716064" calcext:value-type="float">
            <text:p>1633.716064</text:p>
          </table:table-cell>
          <table:table-cell office:value-type="float" office:value="1700.973389" calcext:value-type="float">
            <text:p>1700.973389</text:p>
          </table:table-cell>
          <table:table-cell office:value-type="float" office:value="1631.704468" calcext:value-type="float">
            <text:p>1631.704468</text:p>
          </table:table-cell>
          <table:table-cell office:value-type="float" office:value="1703.871826" calcext:value-type="float">
            <text:p>1703.871826</text:p>
          </table:table-cell>
          <table:table-cell table:number-columns-repeated="13"/>
        </table:table-row>
        <table:table-row table:style-name="ro1">
          <table:table-cell office:value-type="float" office:value="1626.667725" calcext:value-type="float">
            <text:p>1626.667725</text:p>
          </table:table-cell>
          <table:table-cell office:value-type="float" office:value="1692.269409" calcext:value-type="float">
            <text:p>1692.269409</text:p>
          </table:table-cell>
          <table:table-cell office:value-type="float" office:value="1625.710693" calcext:value-type="float">
            <text:p>1625.710693</text:p>
          </table:table-cell>
          <table:table-cell office:value-type="float" office:value="1692.206055" calcext:value-type="float">
            <text:p>1692.206055</text:p>
          </table:table-cell>
          <table:table-cell table:number-columns-repeated="13"/>
        </table:table-row>
        <table:table-row table:style-name="ro1">
          <table:table-cell office:value-type="float" office:value="1615.818359" calcext:value-type="float">
            <text:p>1615.818359</text:p>
          </table:table-cell>
          <table:table-cell office:value-type="float" office:value="1689.043701" calcext:value-type="float">
            <text:p>1689.043701</text:p>
          </table:table-cell>
          <table:table-cell office:value-type="float" office:value="1616.430786" calcext:value-type="float">
            <text:p>1616.430786</text:p>
          </table:table-cell>
          <table:table-cell office:value-type="float" office:value="1687.172607" calcext:value-type="float">
            <text:p>1687.172607</text:p>
          </table:table-cell>
          <table:table-cell table:number-columns-repeated="13"/>
        </table:table-row>
        <table:table-row table:style-name="ro1">
          <table:table-cell office:value-type="float" office:value="1611.18457" calcext:value-type="float">
            <text:p>1611.18457</text:p>
          </table:table-cell>
          <table:table-cell office:value-type="float" office:value="1670.864868" calcext:value-type="float">
            <text:p>1670.864868</text:p>
          </table:table-cell>
          <table:table-cell office:value-type="float" office:value="1614.655151" calcext:value-type="float">
            <text:p>1614.655151</text:p>
          </table:table-cell>
          <table:table-cell office:value-type="float" office:value="1677.240479" calcext:value-type="float">
            <text:p>1677.240479</text:p>
          </table:table-cell>
          <table:table-cell table:number-columns-repeated="13"/>
        </table:table-row>
        <table:table-row table:style-name="ro1">
          <table:table-cell office:value-type="float" office:value="1603.656982" calcext:value-type="float">
            <text:p>1603.656982</text:p>
          </table:table-cell>
          <table:table-cell office:value-type="float" office:value="1672.430298" calcext:value-type="float">
            <text:p>1672.430298</text:p>
          </table:table-cell>
          <table:table-cell office:value-type="float" office:value="1607.005493" calcext:value-type="float">
            <text:p>1607.005493</text:p>
          </table:table-cell>
          <table:table-cell office:value-type="float" office:value="1671.609009" calcext:value-type="float">
            <text:p>1671.609009</text:p>
          </table:table-cell>
          <table:table-cell table:number-columns-repeated="13"/>
        </table:table-row>
        <table:table-row table:style-name="ro1">
          <table:table-cell office:value-type="float" office:value="1603.918701" calcext:value-type="float">
            <text:p>1603.918701</text:p>
          </table:table-cell>
          <table:table-cell office:value-type="float" office:value="1660.569214" calcext:value-type="float">
            <text:p>1660.569214</text:p>
          </table:table-cell>
          <table:table-cell office:value-type="float" office:value="1601.697998" calcext:value-type="float">
            <text:p>1601.697998</text:p>
          </table:table-cell>
          <table:table-cell office:value-type="float" office:value="1661.089722" calcext:value-type="float">
            <text:p>1661.089722</text:p>
          </table:table-cell>
          <table:table-cell table:number-columns-repeated="13"/>
        </table:table-row>
        <table:table-row table:style-name="ro1">
          <table:table-cell office:value-type="float" office:value="1598.266479" calcext:value-type="float">
            <text:p>1598.266479</text:p>
          </table:table-cell>
          <table:table-cell office:value-type="float" office:value="1649.588989" calcext:value-type="float">
            <text:p>1649.588989</text:p>
          </table:table-cell>
          <table:table-cell office:value-type="float" office:value="1601.283813" calcext:value-type="float">
            <text:p>1601.283813</text:p>
          </table:table-cell>
          <table:table-cell office:value-type="float" office:value="1649.978882" calcext:value-type="float">
            <text:p>1649.978882</text:p>
          </table:table-cell>
          <table:table-cell table:number-columns-repeated="13"/>
        </table:table-row>
        <table:table-row table:style-name="ro1">
          <table:table-cell office:value-type="float" office:value="1597.479492" calcext:value-type="float">
            <text:p>1597.479492</text:p>
          </table:table-cell>
          <table:table-cell office:value-type="float" office:value="1643.032471" calcext:value-type="float">
            <text:p>1643.032471</text:p>
          </table:table-cell>
          <table:table-cell office:value-type="float" office:value="1592.472412" calcext:value-type="float">
            <text:p>1592.472412</text:p>
          </table:table-cell>
          <table:table-cell office:value-type="float" office:value="1646.142578" calcext:value-type="float">
            <text:p>1646.142578</text:p>
          </table:table-cell>
          <table:table-cell table:number-columns-repeated="13"/>
        </table:table-row>
        <table:table-row table:style-name="ro1">
          <table:table-cell office:value-type="float" office:value="1591.509399" calcext:value-type="float">
            <text:p>1591.509399</text:p>
          </table:table-cell>
          <table:table-cell office:value-type="float" office:value="1639.777832" calcext:value-type="float">
            <text:p>1639.777832</text:p>
          </table:table-cell>
          <table:table-cell office:value-type="float" office:value="1593.466675" calcext:value-type="float">
            <text:p>1593.466675</text:p>
          </table:table-cell>
          <table:table-cell office:value-type="float" office:value="1640.308838" calcext:value-type="float">
            <text:p>1640.308838</text:p>
          </table:table-cell>
          <table:table-cell table:number-columns-repeated="13"/>
        </table:table-row>
        <table:table-row table:style-name="ro1">
          <table:table-cell office:value-type="float" office:value="1591.26062" calcext:value-type="float">
            <text:p>1591.26062</text:p>
          </table:table-cell>
          <table:table-cell office:value-type="float" office:value="1630.139893" calcext:value-type="float">
            <text:p>1630.139893</text:p>
          </table:table-cell>
          <table:table-cell office:value-type="float" office:value="1593.026245" calcext:value-type="float">
            <text:p>1593.026245</text:p>
          </table:table-cell>
          <table:table-cell office:value-type="float" office:value="1626.796387" calcext:value-type="float">
            <text:p>1626.796387</text:p>
          </table:table-cell>
          <table:table-cell table:number-columns-repeated="13"/>
        </table:table-row>
        <table:table-row table:style-name="ro1">
          <table:table-cell office:value-type="float" office:value="1585.26416" calcext:value-type="float">
            <text:p>1585.26416</text:p>
          </table:table-cell>
          <table:table-cell office:value-type="float" office:value="1626.787231" calcext:value-type="float">
            <text:p>1626.787231</text:p>
          </table:table-cell>
          <table:table-cell office:value-type="float" office:value="1579.283325" calcext:value-type="float">
            <text:p>1579.283325</text:p>
          </table:table-cell>
          <table:table-cell office:value-type="float" office:value="1632.299805" calcext:value-type="float">
            <text:p>1632.299805</text:p>
          </table:table-cell>
          <table:table-cell table:number-columns-repeated="13"/>
        </table:table-row>
        <table:table-row table:style-name="ro1">
          <table:table-cell office:value-type="float" office:value="1580.369385" calcext:value-type="float">
            <text:p>1580.369385</text:p>
          </table:table-cell>
          <table:table-cell office:value-type="float" office:value="1623.922852" calcext:value-type="float">
            <text:p>1623.922852</text:p>
          </table:table-cell>
          <table:table-cell office:value-type="float" office:value="1584.991577" calcext:value-type="float">
            <text:p>1584.991577</text:p>
          </table:table-cell>
          <table:table-cell office:value-type="float" office:value="1619.182739" calcext:value-type="float">
            <text:p>1619.182739</text:p>
          </table:table-cell>
          <table:table-cell table:number-columns-repeated="13"/>
        </table:table-row>
        <table:table-row table:style-name="ro1">
          <table:table-cell office:value-type="float" office:value="1582.979858" calcext:value-type="float">
            <text:p>1582.979858</text:p>
          </table:table-cell>
          <table:table-cell office:value-type="float" office:value="1616.040405" calcext:value-type="float">
            <text:p>1616.040405</text:p>
          </table:table-cell>
          <table:table-cell office:value-type="float" office:value="1582.293457" calcext:value-type="float">
            <text:p>1582.293457</text:p>
          </table:table-cell>
          <table:table-cell office:value-type="float" office:value="1616.725098" calcext:value-type="float">
            <text:p>1616.725098</text:p>
          </table:table-cell>
          <table:table-cell table:number-columns-repeated="13"/>
        </table:table-row>
        <table:table-row table:style-name="ro1">
          <table:table-cell office:value-type="float" office:value="1580.025635" calcext:value-type="float">
            <text:p>1580.025635</text:p>
          </table:table-cell>
          <table:table-cell office:value-type="float" office:value="1615.108521" calcext:value-type="float">
            <text:p>1615.108521</text:p>
          </table:table-cell>
          <table:table-cell office:value-type="float" office:value="1577.251343" calcext:value-type="float">
            <text:p>1577.251343</text:p>
          </table:table-cell>
          <table:table-cell office:value-type="float" office:value="1615.550171" calcext:value-type="float">
            <text:p>1615.550171</text:p>
          </table:table-cell>
          <table:table-cell table:number-columns-repeated="13"/>
        </table:table-row>
        <table:table-row table:style-name="ro1">
          <table:table-cell office:value-type="float" office:value="1577.805664" calcext:value-type="float">
            <text:p>1577.805664</text:p>
          </table:table-cell>
          <table:table-cell office:value-type="float" office:value="1608.945557" calcext:value-type="float">
            <text:p>1608.945557</text:p>
          </table:table-cell>
          <table:table-cell office:value-type="float" office:value="1579.670044" calcext:value-type="float">
            <text:p>1579.670044</text:p>
          </table:table-cell>
          <table:table-cell office:value-type="float" office:value="1608.764648" calcext:value-type="float">
            <text:p>1608.764648</text:p>
          </table:table-cell>
          <table:table-cell table:number-columns-repeated="13"/>
        </table:table-row>
        <table:table-row table:style-name="ro1">
          <table:table-cell office:value-type="float" office:value="1576.63855" calcext:value-type="float">
            <text:p>1576.63855</text:p>
          </table:table-cell>
          <table:table-cell office:value-type="float" office:value="1605.013672" calcext:value-type="float">
            <text:p>1605.013672</text:p>
          </table:table-cell>
          <table:table-cell office:value-type="float" office:value="1580.770508" calcext:value-type="float">
            <text:p>1580.770508</text:p>
          </table:table-cell>
          <table:table-cell office:value-type="float" office:value="1604.453125" calcext:value-type="float">
            <text:p>1604.453125</text:p>
          </table:table-cell>
          <table:table-cell table:number-columns-repeated="13"/>
        </table:table-row>
        <table:table-row table:style-name="ro1">
          <table:table-cell office:value-type="float" office:value="1574.983154" calcext:value-type="float">
            <text:p>1574.983154</text:p>
          </table:table-cell>
          <table:table-cell office:value-type="float" office:value="1601.706665" calcext:value-type="float">
            <text:p>1601.706665</text:p>
          </table:table-cell>
          <table:table-cell office:value-type="float" office:value="1577.61499" calcext:value-type="float">
            <text:p>1577.61499</text:p>
          </table:table-cell>
          <table:table-cell office:value-type="float" office:value="1600.113281" calcext:value-type="float">
            <text:p>1600.113281</text:p>
          </table:table-cell>
          <table:table-cell table:number-columns-repeated="13"/>
        </table:table-row>
        <table:table-row table:style-name="ro1">
          <table:table-cell office:value-type="float" office:value="1575.745361" calcext:value-type="float">
            <text:p>1575.745361</text:p>
          </table:table-cell>
          <table:table-cell office:value-type="float" office:value="1599.388184" calcext:value-type="float">
            <text:p>1599.388184</text:p>
          </table:table-cell>
          <table:table-cell office:value-type="float" office:value="1574.249023" calcext:value-type="float">
            <text:p>1574.249023</text:p>
          </table:table-cell>
          <table:table-cell office:value-type="float" office:value="1597.837158" calcext:value-type="float">
            <text:p>1597.837158</text:p>
          </table:table-cell>
          <table:table-cell table:number-columns-repeated="13"/>
        </table:table-row>
        <table:table-row table:style-name="ro1">
          <table:table-cell office:value-type="float" office:value="1571.023438" calcext:value-type="float">
            <text:p>1571.023438</text:p>
          </table:table-cell>
          <table:table-cell office:value-type="float" office:value="1595.126465" calcext:value-type="float">
            <text:p>1595.126465</text:p>
          </table:table-cell>
          <table:table-cell office:value-type="float" office:value="1572.970215" calcext:value-type="float">
            <text:p>1572.970215</text:p>
          </table:table-cell>
          <table:table-cell office:value-type="float" office:value="1596.510864" calcext:value-type="float">
            <text:p>1596.510864</text:p>
          </table:table-cell>
          <table:table-cell table:number-columns-repeated="13"/>
        </table:table-row>
        <table:table-row table:style-name="ro1">
          <table:table-cell office:value-type="float" office:value="1574.887817" calcext:value-type="float">
            <text:p>1574.887817</text:p>
          </table:table-cell>
          <table:table-cell office:value-type="float" office:value="1594.33667" calcext:value-type="float">
            <text:p>1594.33667</text:p>
          </table:table-cell>
          <table:table-cell office:value-type="float" office:value="1575.134399" calcext:value-type="float">
            <text:p>1575.134399</text:p>
          </table:table-cell>
          <table:table-cell office:value-type="float" office:value="1595.15564" calcext:value-type="float">
            <text:p>1595.15564</text:p>
          </table:table-cell>
          <table:table-cell table:number-columns-repeated="13"/>
        </table:table-row>
        <table:table-row table:style-name="ro1">
          <table:table-cell office:value-type="float" office:value="1571.763672" calcext:value-type="float">
            <text:p>1571.763672</text:p>
          </table:table-cell>
          <table:table-cell office:value-type="float" office:value="1592.610718" calcext:value-type="float">
            <text:p>1592.610718</text:p>
          </table:table-cell>
          <table:table-cell office:value-type="float" office:value="1572.504517" calcext:value-type="float">
            <text:p>1572.504517</text:p>
          </table:table-cell>
          <table:table-cell office:value-type="float" office:value="1591.411499" calcext:value-type="float">
            <text:p>1591.411499</text:p>
          </table:table-cell>
          <table:table-cell table:number-columns-repeated="13"/>
        </table:table-row>
        <table:table-row table:style-name="ro1">
          <table:table-cell office:value-type="float" office:value="1568.737183" calcext:value-type="float">
            <text:p>1568.737183</text:p>
          </table:table-cell>
          <table:table-cell office:value-type="float" office:value="1589.09082" calcext:value-type="float">
            <text:p>1589.09082</text:p>
          </table:table-cell>
          <table:table-cell office:value-type="float" office:value="1574.119629" calcext:value-type="float">
            <text:p>1574.119629</text:p>
          </table:table-cell>
          <table:table-cell office:value-type="float" office:value="1585.616699" calcext:value-type="float">
            <text:p>1585.616699</text:p>
          </table:table-cell>
          <table:table-cell table:number-columns-repeated="13"/>
        </table:table-row>
        <table:table-row table:style-name="ro1">
          <table:table-cell office:value-type="float" office:value="1568.316284" calcext:value-type="float">
            <text:p>1568.316284</text:p>
          </table:table-cell>
          <table:table-cell office:value-type="float" office:value="1587.069458" calcext:value-type="float">
            <text:p>1587.069458</text:p>
          </table:table-cell>
          <table:table-cell office:value-type="float" office:value="1570.849365" calcext:value-type="float">
            <text:p>1570.849365</text:p>
          </table:table-cell>
          <table:table-cell office:value-type="float" office:value="1585.187134" calcext:value-type="float">
            <text:p>1585.187134</text:p>
          </table:table-cell>
          <table:table-cell table:number-columns-repeated="13"/>
        </table:table-row>
        <table:table-row table:style-name="ro1">
          <table:table-cell office:value-type="float" office:value="1570.166992" calcext:value-type="float">
            <text:p>1570.166992</text:p>
          </table:table-cell>
          <table:table-cell office:value-type="float" office:value="1580.269287" calcext:value-type="float">
            <text:p>1580.269287</text:p>
          </table:table-cell>
          <table:table-cell office:value-type="float" office:value="1476.147461" calcext:value-type="float">
            <text:p>1476.147461</text:p>
          </table:table-cell>
          <table:table-cell office:value-type="float" office:value="1501.12561" calcext:value-type="float">
            <text:p>1501.12561</text:p>
          </table:table-cell>
          <table:table-cell table:number-columns-repeated="13"/>
        </table:table-row>
        <table:table-row table:style-name="ro1">
          <table:table-cell office:value-type="float" office:value="1507.792969" calcext:value-type="float">
            <text:p>1507.792969</text:p>
          </table:table-cell>
          <table:table-cell office:value-type="float" office:value="1543.578979" calcext:value-type="float">
            <text:p>1543.578979</text:p>
          </table:table-cell>
          <table:table-cell office:value-type="float" office:value="1435.703491" calcext:value-type="float">
            <text:p>1435.703491</text:p>
          </table:table-cell>
          <table:table-cell office:value-type="float" office:value="1440.590942" calcext:value-type="float">
            <text:p>1440.590942</text:p>
          </table:table-cell>
          <table:table-cell table:number-columns-repeated="13"/>
        </table:table-row>
        <table:table-row table:style-name="ro1">
          <table:table-cell office:value-type="float" office:value="1503.521484" calcext:value-type="float">
            <text:p>1503.521484</text:p>
          </table:table-cell>
          <table:table-cell office:value-type="float" office:value="1513.130005" calcext:value-type="float">
            <text:p>1513.130005</text:p>
          </table:table-cell>
          <table:table-cell office:value-type="float" office:value="1422.323364" calcext:value-type="float">
            <text:p>1422.323364</text:p>
          </table:table-cell>
          <table:table-cell office:value-type="float" office:value="1414.103027" calcext:value-type="float">
            <text:p>1414.103027</text:p>
          </table:table-cell>
          <table:table-cell table:number-columns-repeated="13"/>
        </table:table-row>
        <table:table-row table:style-name="ro1">
          <table:table-cell office:value-type="float" office:value="1590.613892" calcext:value-type="float">
            <text:p>1590.613892</text:p>
          </table:table-cell>
          <table:table-cell office:value-type="float" office:value="1605.987305" calcext:value-type="float">
            <text:p>1605.987305</text:p>
          </table:table-cell>
          <table:table-cell office:value-type="float" office:value="1507.374146" calcext:value-type="float">
            <text:p>1507.374146</text:p>
          </table:table-cell>
          <table:table-cell office:value-type="float" office:value="1509.382324" calcext:value-type="float">
            <text:p>1509.382324</text:p>
          </table:table-cell>
          <table:table-cell table:number-columns-repeated="13"/>
        </table:table-row>
        <table:table-row table:style-name="ro1">
          <table:table-cell office:value-type="float" office:value="1594.178467" calcext:value-type="float">
            <text:p>1594.178467</text:p>
          </table:table-cell>
          <table:table-cell office:value-type="float" office:value="1602.898804" calcext:value-type="float">
            <text:p>1602.898804</text:p>
          </table:table-cell>
          <table:table-cell office:value-type="float" office:value="1561.262451" calcext:value-type="float">
            <text:p>1561.262451</text:p>
          </table:table-cell>
          <table:table-cell office:value-type="float" office:value="1576.249512" calcext:value-type="float">
            <text:p>1576.249512</text:p>
          </table:table-cell>
          <table:table-cell table:number-columns-repeated="13"/>
        </table:table-row>
        <table:table-row table:style-name="ro1">
          <table:table-cell office:value-type="float" office:value="1579.773193" calcext:value-type="float">
            <text:p>1579.773193</text:p>
          </table:table-cell>
          <table:table-cell office:value-type="float" office:value="1587.46875" calcext:value-type="float">
            <text:p>1587.46875</text:p>
          </table:table-cell>
          <table:table-cell office:value-type="float" office:value="1590.237427" calcext:value-type="float">
            <text:p>1590.237427</text:p>
          </table:table-cell>
          <table:table-cell office:value-type="float" office:value="1597.16394" calcext:value-type="float">
            <text:p>1597.16394</text:p>
          </table:table-cell>
          <table:table-cell table:number-columns-repeated="13"/>
        </table:table-row>
        <table:table-row table:style-name="ro1">
          <table:table-cell office:value-type="float" office:value="1582.858887" calcext:value-type="float">
            <text:p>1582.858887</text:p>
          </table:table-cell>
          <table:table-cell office:value-type="float" office:value="1585.774902" calcext:value-type="float">
            <text:p>1585.774902</text:p>
          </table:table-cell>
          <table:table-cell office:value-type="float" office:value="1589.786499" calcext:value-type="float">
            <text:p>1589.786499</text:p>
          </table:table-cell>
          <table:table-cell office:value-type="float" office:value="1595.24939" calcext:value-type="float">
            <text:p>1595.24939</text:p>
          </table:table-cell>
          <table:table-cell table:number-columns-repeated="13"/>
        </table:table-row>
        <table:table-row table:style-name="ro1">
          <table:table-cell office:value-type="float" office:value="1580.458008" calcext:value-type="float">
            <text:p>1580.458008</text:p>
          </table:table-cell>
          <table:table-cell office:value-type="float" office:value="1587.875488" calcext:value-type="float">
            <text:p>1587.875488</text:p>
          </table:table-cell>
          <table:table-cell office:value-type="float" office:value="1580.894287" calcext:value-type="float">
            <text:p>1580.894287</text:p>
          </table:table-cell>
          <table:table-cell office:value-type="float" office:value="1596.076416" calcext:value-type="float">
            <text:p>1596.076416</text:p>
          </table:table-cell>
          <table:table-cell table:number-columns-repeated="13"/>
        </table:table-row>
        <table:table-row table:style-name="ro1">
          <table:table-cell office:value-type="float" office:value="1583.841187" calcext:value-type="float">
            <text:p>1583.841187</text:p>
          </table:table-cell>
          <table:table-cell office:value-type="float" office:value="1586.547485" calcext:value-type="float">
            <text:p>1586.547485</text:p>
          </table:table-cell>
          <table:table-cell office:value-type="float" office:value="1582.651855" calcext:value-type="float">
            <text:p>1582.651855</text:p>
          </table:table-cell>
          <table:table-cell office:value-type="float" office:value="1592.870239" calcext:value-type="float">
            <text:p>1592.870239</text:p>
          </table:table-cell>
          <table:table-cell table:number-columns-repeated="13"/>
        </table:table-row>
        <table:table-row table:style-name="ro1">
          <table:table-cell office:value-type="float" office:value="1586.628906" calcext:value-type="float">
            <text:p>1586.628906</text:p>
          </table:table-cell>
          <table:table-cell office:value-type="float" office:value="1585.797852" calcext:value-type="float">
            <text:p>1585.797852</text:p>
          </table:table-cell>
          <table:table-cell office:value-type="float" office:value="1584.211792" calcext:value-type="float">
            <text:p>1584.211792</text:p>
          </table:table-cell>
          <table:table-cell office:value-type="float" office:value="1591.651611" calcext:value-type="float">
            <text:p>1591.651611</text:p>
          </table:table-cell>
          <table:table-cell table:number-columns-repeated="13"/>
        </table:table-row>
        <table:table-row table:style-name="ro1">
          <table:table-cell office:value-type="float" office:value="1583.344238" calcext:value-type="float">
            <text:p>1583.344238</text:p>
          </table:table-cell>
          <table:table-cell office:value-type="float" office:value="1584.776245" calcext:value-type="float">
            <text:p>1584.776245</text:p>
          </table:table-cell>
          <table:table-cell office:value-type="float" office:value="1583.577393" calcext:value-type="float">
            <text:p>1583.577393</text:p>
          </table:table-cell>
          <table:table-cell office:value-type="float" office:value="1587.488525" calcext:value-type="float">
            <text:p>1587.488525</text:p>
          </table:table-cell>
          <table:table-cell table:number-columns-repeated="13"/>
        </table:table-row>
        <table:table-row table:style-name="ro1">
          <table:table-cell office:value-type="float" office:value="1582.836304" calcext:value-type="float">
            <text:p>1582.836304</text:p>
          </table:table-cell>
          <table:table-cell office:value-type="float" office:value="1588.157593" calcext:value-type="float">
            <text:p>1588.157593</text:p>
          </table:table-cell>
          <table:table-cell office:value-type="float" office:value="1576.9021" calcext:value-type="float">
            <text:p>1576.9021</text:p>
          </table:table-cell>
          <table:table-cell office:value-type="float" office:value="1597.028931" calcext:value-type="float">
            <text:p>1597.028931</text:p>
          </table:table-cell>
          <table:table-cell table:number-columns-repeated="13"/>
        </table:table-row>
        <table:table-row table:style-name="ro1">
          <table:table-cell office:value-type="float" office:value="1583.693604" calcext:value-type="float">
            <text:p>1583.693604</text:p>
          </table:table-cell>
          <table:table-cell office:value-type="float" office:value="1586.551636" calcext:value-type="float">
            <text:p>1586.551636</text:p>
          </table:table-cell>
          <table:table-cell office:value-type="float" office:value="1582.080078" calcext:value-type="float">
            <text:p>1582.080078</text:p>
          </table:table-cell>
          <table:table-cell office:value-type="float" office:value="1591.243408" calcext:value-type="float">
            <text:p>1591.243408</text:p>
          </table:table-cell>
          <table:table-cell table:number-columns-repeated="13"/>
        </table:table-row>
        <table:table-row table:style-name="ro1">
          <table:table-cell office:value-type="float" office:value="1581.650635" calcext:value-type="float">
            <text:p>1581.650635</text:p>
          </table:table-cell>
          <table:table-cell office:value-type="float" office:value="1584.355103" calcext:value-type="float">
            <text:p>1584.355103</text:p>
          </table:table-cell>
          <table:table-cell office:value-type="float" office:value="1578.549561" calcext:value-type="float">
            <text:p>1578.549561</text:p>
          </table:table-cell>
          <table:table-cell office:value-type="float" office:value="1590.450684" calcext:value-type="float">
            <text:p>1590.450684</text:p>
          </table:table-cell>
          <table:table-cell table:number-columns-repeated="13"/>
        </table:table-row>
        <table:table-row table:style-name="ro1">
          <table:table-cell office:value-type="float" office:value="1584.234497" calcext:value-type="float">
            <text:p>1584.234497</text:p>
          </table:table-cell>
          <table:table-cell office:value-type="float" office:value="1584.063354" calcext:value-type="float">
            <text:p>1584.063354</text:p>
          </table:table-cell>
          <table:table-cell office:value-type="float" office:value="1581.151123" calcext:value-type="float">
            <text:p>1581.151123</text:p>
          </table:table-cell>
          <table:table-cell office:value-type="float" office:value="1591.13501" calcext:value-type="float">
            <text:p>1591.13501</text:p>
          </table:table-cell>
          <table:table-cell table:number-columns-repeated="13"/>
        </table:table-row>
        <table:table-row table:style-name="ro1">
          <table:table-cell office:value-type="float" office:value="1584.724731" calcext:value-type="float">
            <text:p>1584.724731</text:p>
          </table:table-cell>
          <table:table-cell office:value-type="float" office:value="1586.196045" calcext:value-type="float">
            <text:p>1586.196045</text:p>
          </table:table-cell>
          <table:table-cell office:value-type="float" office:value="1581.067261" calcext:value-type="float">
            <text:p>1581.067261</text:p>
          </table:table-cell>
          <table:table-cell office:value-type="float" office:value="1590.611328" calcext:value-type="float">
            <text:p>1590.611328</text:p>
          </table:table-cell>
          <table:table-cell table:number-columns-repeated="13"/>
        </table:table-row>
        <table:table-row table:style-name="ro1">
          <table:table-cell office:value-type="float" office:value="1579.713013" calcext:value-type="float">
            <text:p>1579.713013</text:p>
          </table:table-cell>
          <table:table-cell office:value-type="float" office:value="1586.131836" calcext:value-type="float">
            <text:p>1586.131836</text:p>
          </table:table-cell>
          <table:table-cell office:value-type="float" office:value="1578.737793" calcext:value-type="float">
            <text:p>1578.737793</text:p>
          </table:table-cell>
          <table:table-cell office:value-type="float" office:value="1589.094604" calcext:value-type="float">
            <text:p>1589.094604</text:p>
          </table:table-cell>
          <table:table-cell table:number-columns-repeated="13"/>
        </table:table-row>
        <table:table-row table:style-name="ro1">
          <table:table-cell office:value-type="float" office:value="1581.138184" calcext:value-type="float">
            <text:p>1581.138184</text:p>
          </table:table-cell>
          <table:table-cell office:value-type="float" office:value="1589.098633" calcext:value-type="float">
            <text:p>1589.098633</text:p>
          </table:table-cell>
          <table:table-cell office:value-type="float" office:value="1572.388428" calcext:value-type="float">
            <text:p>1572.388428</text:p>
          </table:table-cell>
          <table:table-cell office:value-type="float" office:value="1599.395386" calcext:value-type="float">
            <text:p>1599.395386</text:p>
          </table:table-cell>
          <table:table-cell table:number-columns-repeated="13"/>
        </table:table-row>
        <table:table-row table:style-name="ro1">
          <table:table-cell office:value-type="float" office:value="1588.54834" calcext:value-type="float">
            <text:p>1588.54834</text:p>
          </table:table-cell>
          <table:table-cell office:value-type="float" office:value="1581.202393" calcext:value-type="float">
            <text:p>1581.202393</text:p>
          </table:table-cell>
          <table:table-cell office:value-type="float" office:value="1589.578491" calcext:value-type="float">
            <text:p>1589.578491</text:p>
          </table:table-cell>
          <table:table-cell office:value-type="float" office:value="1587.05127" calcext:value-type="float">
            <text:p>1587.05127</text:p>
          </table:table-cell>
          <table:table-cell table:number-columns-repeated="13"/>
        </table:table-row>
        <table:table-row table:style-name="ro1">
          <table:table-cell office:value-type="float" office:value="1589.876587" calcext:value-type="float">
            <text:p>1589.876587</text:p>
          </table:table-cell>
          <table:table-cell office:value-type="float" office:value="1578.61377" calcext:value-type="float">
            <text:p>1578.61377</text:p>
          </table:table-cell>
          <table:table-cell office:value-type="float" office:value="1595.933594" calcext:value-type="float">
            <text:p>1595.933594</text:p>
          </table:table-cell>
          <table:table-cell office:value-type="float" office:value="1568.735229" calcext:value-type="float">
            <text:p>1568.735229</text:p>
          </table:table-cell>
          <table:table-cell table:number-columns-repeated="13"/>
        </table:table-row>
        <table:table-row table:style-name="ro1">
          <table:table-cell office:value-type="float" office:value="1576.843262" calcext:value-type="float">
            <text:p>1576.843262</text:p>
          </table:table-cell>
          <table:table-cell office:value-type="float" office:value="1591.316406" calcext:value-type="float">
            <text:p>1591.316406</text:p>
          </table:table-cell>
          <table:table-cell office:value-type="float" office:value="1567.915649" calcext:value-type="float">
            <text:p>1567.915649</text:p>
          </table:table-cell>
          <table:table-cell office:value-type="float" office:value="1600.64563" calcext:value-type="float">
            <text:p>1600.64563</text:p>
          </table:table-cell>
          <table:table-cell table:number-columns-repeated="13"/>
        </table:table-row>
        <table:table-row table:style-name="ro1">
          <table:table-cell office:value-type="float" office:value="1585.318115" calcext:value-type="float">
            <text:p>1585.318115</text:p>
          </table:table-cell>
          <table:table-cell office:value-type="float" office:value="1585.330322" calcext:value-type="float">
            <text:p>1585.330322</text:p>
          </table:table-cell>
          <table:table-cell office:value-type="float" office:value="1581.773438" calcext:value-type="float">
            <text:p>1581.773438</text:p>
          </table:table-cell>
          <table:table-cell office:value-type="float" office:value="1587.071411" calcext:value-type="float">
            <text:p>1587.071411</text:p>
          </table:table-cell>
          <table:table-cell table:number-columns-repeated="13"/>
        </table:table-row>
        <table:table-row table:style-name="ro1">
          <table:table-cell office:value-type="float" office:value="1586.957886" calcext:value-type="float">
            <text:p>1586.957886</text:p>
          </table:table-cell>
          <table:table-cell office:value-type="float" office:value="1582.976562" calcext:value-type="float">
            <text:p>1582.976562</text:p>
          </table:table-cell>
          <table:table-cell office:value-type="float" office:value="1583.820801" calcext:value-type="float">
            <text:p>1583.820801</text:p>
          </table:table-cell>
          <table:table-cell office:value-type="float" office:value="1587.392944" calcext:value-type="float">
            <text:p>1587.392944</text:p>
          </table:table-cell>
          <table:table-cell table:number-columns-repeated="13"/>
        </table:table-row>
        <table:table-row table:style-name="ro1">
          <table:table-cell office:value-type="float" office:value="1585.483887" calcext:value-type="float">
            <text:p>1585.483887</text:p>
          </table:table-cell>
          <table:table-cell office:value-type="float" office:value="1585.300171" calcext:value-type="float">
            <text:p>1585.300171</text:p>
          </table:table-cell>
          <table:table-cell office:value-type="float" office:value="1580.027466" calcext:value-type="float">
            <text:p>1580.027466</text:p>
          </table:table-cell>
          <table:table-cell office:value-type="float" office:value="1588.149902" calcext:value-type="float">
            <text:p>1588.149902</text:p>
          </table:table-cell>
          <table:table-cell table:number-columns-repeated="13"/>
        </table:table-row>
        <table:table-row table:style-name="ro1">
          <table:table-cell office:value-type="float" office:value="1585.35791" calcext:value-type="float">
            <text:p>1585.35791</text:p>
          </table:table-cell>
          <table:table-cell office:value-type="float" office:value="1583.304443" calcext:value-type="float">
            <text:p>1583.304443</text:p>
          </table:table-cell>
          <table:table-cell office:value-type="float" office:value="1583.432495" calcext:value-type="float">
            <text:p>1583.432495</text:p>
          </table:table-cell>
          <table:table-cell office:value-type="float" office:value="1588.332031" calcext:value-type="float">
            <text:p>1588.332031</text:p>
          </table:table-cell>
          <table:table-cell table:number-columns-repeated="13"/>
        </table:table-row>
        <table:table-row table:style-name="ro1">
          <table:table-cell office:value-type="float" office:value="1586.484863" calcext:value-type="float">
            <text:p>1586.484863</text:p>
          </table:table-cell>
          <table:table-cell office:value-type="float" office:value="1582.423462" calcext:value-type="float">
            <text:p>1582.423462</text:p>
          </table:table-cell>
          <table:table-cell office:value-type="float" office:value="1580.740601" calcext:value-type="float">
            <text:p>1580.740601</text:p>
          </table:table-cell>
          <table:table-cell office:value-type="float" office:value="1588.796387" calcext:value-type="float">
            <text:p>1588.796387</text:p>
          </table:table-cell>
          <table:table-cell table:number-columns-repeated="13"/>
        </table:table-row>
        <table:table-row table:style-name="ro1">
          <table:table-cell office:value-type="float" office:value="1584.114258" calcext:value-type="float">
            <text:p>1584.114258</text:p>
          </table:table-cell>
          <table:table-cell office:value-type="float" office:value="1585.837769" calcext:value-type="float">
            <text:p>1585.837769</text:p>
          </table:table-cell>
          <table:table-cell office:value-type="float" office:value="1583.138062" calcext:value-type="float">
            <text:p>1583.138062</text:p>
          </table:table-cell>
          <table:table-cell office:value-type="float" office:value="1584.445435" calcext:value-type="float">
            <text:p>1584.445435</text:p>
          </table:table-cell>
          <table:table-cell table:number-columns-repeated="13"/>
        </table:table-row>
        <table:table-row table:style-name="ro1">
          <table:table-cell office:value-type="float" office:value="1582.034912" calcext:value-type="float">
            <text:p>1582.034912</text:p>
          </table:table-cell>
          <table:table-cell office:value-type="float" office:value="1582.037476" calcext:value-type="float">
            <text:p>1582.037476</text:p>
          </table:table-cell>
          <table:table-cell office:value-type="float" office:value="1578.915283" calcext:value-type="float">
            <text:p>1578.915283</text:p>
          </table:table-cell>
          <table:table-cell office:value-type="float" office:value="1585.043091" calcext:value-type="float">
            <text:p>1585.043091</text:p>
          </table:table-cell>
          <table:table-cell table:number-columns-repeated="13"/>
        </table:table-row>
        <table:table-row table:style-name="ro1">
          <table:table-cell office:value-type="float" office:value="1585.59668" calcext:value-type="float">
            <text:p>1585.59668</text:p>
          </table:table-cell>
          <table:table-cell office:value-type="float" office:value="1582.51123" calcext:value-type="float">
            <text:p>1582.51123</text:p>
          </table:table-cell>
          <table:table-cell office:value-type="float" office:value="1580.411011" calcext:value-type="float">
            <text:p>1580.411011</text:p>
          </table:table-cell>
          <table:table-cell office:value-type="float" office:value="1590.403198" calcext:value-type="float">
            <text:p>1590.403198</text:p>
          </table:table-cell>
          <table:table-cell table:number-columns-repeated="13"/>
        </table:table-row>
        <table:table-row table:style-name="ro1">
          <table:table-cell office:value-type="float" office:value="1582.361938" calcext:value-type="float">
            <text:p>1582.361938</text:p>
          </table:table-cell>
          <table:table-cell office:value-type="float" office:value="1583.312134" calcext:value-type="float">
            <text:p>1583.312134</text:p>
          </table:table-cell>
          <table:table-cell office:value-type="float" office:value="1581.594238" calcext:value-type="float">
            <text:p>1581.594238</text:p>
          </table:table-cell>
          <table:table-cell office:value-type="float" office:value="1586.20813" calcext:value-type="float">
            <text:p>1586.20813</text:p>
          </table:table-cell>
          <table:table-cell table:number-columns-repeated="13"/>
        </table:table-row>
        <table:table-row table:style-name="ro1">
          <table:table-cell office:value-type="float" office:value="1584.290283" calcext:value-type="float">
            <text:p>1584.290283</text:p>
          </table:table-cell>
          <table:table-cell office:value-type="float" office:value="1581.093872" calcext:value-type="float">
            <text:p>1581.093872</text:p>
          </table:table-cell>
          <table:table-cell office:value-type="float" office:value="1584.672729" calcext:value-type="float">
            <text:p>1584.672729</text:p>
          </table:table-cell>
          <table:table-cell office:value-type="float" office:value="1584.102051" calcext:value-type="float">
            <text:p>1584.102051</text:p>
          </table:table-cell>
          <table:table-cell table:number-columns-repeated="13"/>
        </table:table-row>
        <table:table-row table:style-name="ro1">
          <table:table-cell office:value-type="float" office:value="1581.891724" calcext:value-type="float">
            <text:p>1581.891724</text:p>
          </table:table-cell>
          <table:table-cell office:value-type="float" office:value="1584.46936" calcext:value-type="float">
            <text:p>1584.46936</text:p>
          </table:table-cell>
          <table:table-cell office:value-type="float" office:value="1579.338013" calcext:value-type="float">
            <text:p>1579.338013</text:p>
          </table:table-cell>
          <table:table-cell office:value-type="float" office:value="1586.682861" calcext:value-type="float">
            <text:p>1586.682861</text:p>
          </table:table-cell>
          <table:table-cell table:number-columns-repeated="13"/>
        </table:table-row>
        <table:table-row table:style-name="ro1">
          <table:table-cell office:value-type="float" office:value="1583.171265" calcext:value-type="float">
            <text:p>1583.171265</text:p>
          </table:table-cell>
          <table:table-cell office:value-type="float" office:value="1583.874756" calcext:value-type="float">
            <text:p>1583.874756</text:p>
          </table:table-cell>
          <table:table-cell office:value-type="float" office:value="1584.4104" calcext:value-type="float">
            <text:p>1584.4104</text:p>
          </table:table-cell>
          <table:table-cell office:value-type="float" office:value="1584.221924" calcext:value-type="float">
            <text:p>1584.221924</text:p>
          </table:table-cell>
          <table:table-cell table:number-columns-repeated="13"/>
        </table:table-row>
        <table:table-row table:style-name="ro1">
          <table:table-cell office:value-type="float" office:value="1582.061157" calcext:value-type="float">
            <text:p>1582.061157</text:p>
          </table:table-cell>
          <table:table-cell office:value-type="float" office:value="1583.078735" calcext:value-type="float">
            <text:p>1583.078735</text:p>
          </table:table-cell>
          <table:table-cell office:value-type="float" office:value="1580.347656" calcext:value-type="float">
            <text:p>1580.347656</text:p>
          </table:table-cell>
          <table:table-cell office:value-type="float" office:value="1587.420044" calcext:value-type="float">
            <text:p>1587.420044</text:p>
          </table:table-cell>
          <table:table-cell table:number-columns-repeated="13"/>
        </table:table-row>
        <table:table-row table:style-name="ro1">
          <table:table-cell office:value-type="float" office:value="1581.240845" calcext:value-type="float">
            <text:p>1581.240845</text:p>
          </table:table-cell>
          <table:table-cell office:value-type="float" office:value="1583.68042" calcext:value-type="float">
            <text:p>1583.68042</text:p>
          </table:table-cell>
          <table:table-cell office:value-type="float" office:value="1584.137695" calcext:value-type="float">
            <text:p>1584.137695</text:p>
          </table:table-cell>
          <table:table-cell office:value-type="float" office:value="1586.212402" calcext:value-type="float">
            <text:p>1586.212402</text:p>
          </table:table-cell>
          <table:table-cell table:number-columns-repeated="13"/>
        </table:table-row>
        <table:table-row table:style-name="ro1">
          <table:table-cell office:value-type="float" office:value="1586.092407" calcext:value-type="float">
            <text:p>1586.092407</text:p>
          </table:table-cell>
          <table:table-cell office:value-type="float" office:value="1583.649536" calcext:value-type="float">
            <text:p>1583.649536</text:p>
          </table:table-cell>
          <table:table-cell office:value-type="float" office:value="1585.836548" calcext:value-type="float">
            <text:p>1585.836548</text:p>
          </table:table-cell>
          <table:table-cell office:value-type="float" office:value="1586.052856" calcext:value-type="float">
            <text:p>1586.052856</text:p>
          </table:table-cell>
          <table:table-cell table:number-columns-repeated="13"/>
        </table:table-row>
        <table:table-row table:style-name="ro1">
          <table:table-cell office:value-type="float" office:value="1585.741211" calcext:value-type="float">
            <text:p>1585.741211</text:p>
          </table:table-cell>
          <table:table-cell office:value-type="float" office:value="1579.861206" calcext:value-type="float">
            <text:p>1579.861206</text:p>
          </table:table-cell>
          <table:table-cell office:value-type="float" office:value="1583.832397" calcext:value-type="float">
            <text:p>1583.832397</text:p>
          </table:table-cell>
          <table:table-cell office:value-type="float" office:value="1583.179565" calcext:value-type="float">
            <text:p>1583.179565</text:p>
          </table:table-cell>
          <table:table-cell table:number-columns-repeated="13"/>
        </table:table-row>
        <table:table-row table:style-name="ro1">
          <table:table-cell office:value-type="float" office:value="1583.569458" calcext:value-type="float">
            <text:p>1583.569458</text:p>
          </table:table-cell>
          <table:table-cell office:value-type="float" office:value="1585.145508" calcext:value-type="float">
            <text:p>1585.145508</text:p>
          </table:table-cell>
          <table:table-cell office:value-type="float" office:value="1584.711304" calcext:value-type="float">
            <text:p>1584.711304</text:p>
          </table:table-cell>
          <table:table-cell office:value-type="float" office:value="1583.198486" calcext:value-type="float">
            <text:p>1583.198486</text:p>
          </table:table-cell>
          <table:table-cell table:number-columns-repeated="13"/>
        </table:table-row>
        <table:table-row table:style-name="ro1">
          <table:table-cell office:value-type="float" office:value="1583.266724" calcext:value-type="float">
            <text:p>1583.266724</text:p>
          </table:table-cell>
          <table:table-cell office:value-type="float" office:value="1582.362549" calcext:value-type="float">
            <text:p>1582.362549</text:p>
          </table:table-cell>
          <table:table-cell office:value-type="float" office:value="1583.49353" calcext:value-type="float">
            <text:p>1583.49353</text:p>
          </table:table-cell>
          <table:table-cell office:value-type="float" office:value="1581.409912" calcext:value-type="float">
            <text:p>1581.409912</text:p>
          </table:table-cell>
          <table:table-cell table:number-columns-repeated="13"/>
        </table:table-row>
        <table:table-row table:style-name="ro1">
          <table:table-cell office:value-type="float" office:value="1583.426392" calcext:value-type="float">
            <text:p>1583.426392</text:p>
          </table:table-cell>
          <table:table-cell office:value-type="float" office:value="1581.223511" calcext:value-type="float">
            <text:p>1581.223511</text:p>
          </table:table-cell>
          <table:table-cell office:value-type="float" office:value="1582.559204" calcext:value-type="float">
            <text:p>1582.559204</text:p>
          </table:table-cell>
          <table:table-cell office:value-type="float" office:value="1583.314453" calcext:value-type="float">
            <text:p>1583.314453</text:p>
          </table:table-cell>
          <table:table-cell table:number-columns-repeated="13"/>
        </table:table-row>
        <table:table-row table:style-name="ro1">
          <table:table-cell office:value-type="float" office:value="1586.926392" calcext:value-type="float">
            <text:p>1586.926392</text:p>
          </table:table-cell>
          <table:table-cell office:value-type="float" office:value="1583.591187" calcext:value-type="float">
            <text:p>1583.591187</text:p>
          </table:table-cell>
          <table:table-cell office:value-type="float" office:value="1586.936279" calcext:value-type="float">
            <text:p>1586.936279</text:p>
          </table:table-cell>
          <table:table-cell office:value-type="float" office:value="1582.842773" calcext:value-type="float">
            <text:p>1582.842773</text:p>
          </table:table-cell>
          <table:table-cell table:number-columns-repeated="13"/>
        </table:table-row>
        <table:table-row table:style-name="ro1">
          <table:table-cell office:value-type="float" office:value="1587.686279" calcext:value-type="float">
            <text:p>1587.686279</text:p>
          </table:table-cell>
          <table:table-cell office:value-type="float" office:value="1582.880005" calcext:value-type="float">
            <text:p>1582.880005</text:p>
          </table:table-cell>
          <table:table-cell office:value-type="float" office:value="1589.772461" calcext:value-type="float">
            <text:p>1589.772461</text:p>
          </table:table-cell>
          <table:table-cell office:value-type="float" office:value="1580.279053" calcext:value-type="float">
            <text:p>1580.279053</text:p>
          </table:table-cell>
          <table:table-cell table:number-columns-repeated="13"/>
        </table:table-row>
        <table:table-row table:style-name="ro1">
          <table:table-cell office:value-type="float" office:value="1583.328369" calcext:value-type="float">
            <text:p>1583.328369</text:p>
          </table:table-cell>
          <table:table-cell office:value-type="float" office:value="1584.333862" calcext:value-type="float">
            <text:p>1584.333862</text:p>
          </table:table-cell>
          <table:table-cell office:value-type="float" office:value="1581.59021" calcext:value-type="float">
            <text:p>1581.59021</text:p>
          </table:table-cell>
          <table:table-cell office:value-type="float" office:value="1584.672974" calcext:value-type="float">
            <text:p>1584.672974</text:p>
          </table:table-cell>
          <table:table-cell table:number-columns-repeated="13"/>
        </table:table-row>
        <table:table-row table:style-name="ro1">
          <table:table-cell office:value-type="float" office:value="1583.484863" calcext:value-type="float">
            <text:p>1583.484863</text:p>
          </table:table-cell>
          <table:table-cell office:value-type="float" office:value="1581.665039" calcext:value-type="float">
            <text:p>1581.665039</text:p>
          </table:table-cell>
          <table:table-cell office:value-type="float" office:value="1583.624146" calcext:value-type="float">
            <text:p>1583.624146</text:p>
          </table:table-cell>
          <table:table-cell office:value-type="float" office:value="1583.241455" calcext:value-type="float">
            <text:p>1583.241455</text:p>
          </table:table-cell>
          <table:table-cell table:number-columns-repeated="13"/>
        </table:table-row>
        <table:table-row table:style-name="ro1">
          <table:table-cell office:value-type="float" office:value="1588.034668" calcext:value-type="float">
            <text:p>1588.034668</text:p>
          </table:table-cell>
          <table:table-cell office:value-type="float" office:value="1581.373901" calcext:value-type="float">
            <text:p>1581.373901</text:p>
          </table:table-cell>
          <table:table-cell office:value-type="float" office:value="1588.999512" calcext:value-type="float">
            <text:p>1588.999512</text:p>
          </table:table-cell>
          <table:table-cell office:value-type="float" office:value="1581.375" calcext:value-type="float">
            <text:p>1581.375</text:p>
          </table:table-cell>
          <table:table-cell table:number-columns-repeated="13"/>
        </table:table-row>
        <table:table-row table:style-name="ro1">
          <table:table-cell office:value-type="float" office:value="1580.861816" calcext:value-type="float">
            <text:p>1580.861816</text:p>
          </table:table-cell>
          <table:table-cell office:value-type="float" office:value="1587.226196" calcext:value-type="float">
            <text:p>1587.226196</text:p>
          </table:table-cell>
          <table:table-cell office:value-type="float" office:value="1583.479126" calcext:value-type="float">
            <text:p>1583.479126</text:p>
          </table:table-cell>
          <table:table-cell office:value-type="float" office:value="1586.203979" calcext:value-type="float">
            <text:p>1586.203979</text:p>
          </table:table-cell>
          <table:table-cell table:number-columns-repeated="13"/>
        </table:table-row>
        <table:table-row table:style-name="ro1">
          <table:table-cell office:value-type="float" office:value="1582.139771" calcext:value-type="float">
            <text:p>1582.139771</text:p>
          </table:table-cell>
          <table:table-cell office:value-type="float" office:value="1583.693359" calcext:value-type="float">
            <text:p>1583.693359</text:p>
          </table:table-cell>
          <table:table-cell office:value-type="float" office:value="1582.410034" calcext:value-type="float">
            <text:p>1582.410034</text:p>
          </table:table-cell>
          <table:table-cell office:value-type="float" office:value="1583.720703" calcext:value-type="float">
            <text:p>1583.720703</text:p>
          </table:table-cell>
          <table:table-cell table:number-columns-repeated="13"/>
        </table:table-row>
        <table:table-row table:style-name="ro1">
          <table:table-cell office:value-type="float" office:value="1582.968872" calcext:value-type="float">
            <text:p>1582.968872</text:p>
          </table:table-cell>
          <table:table-cell office:value-type="float" office:value="1583.917603" calcext:value-type="float">
            <text:p>1583.917603</text:p>
          </table:table-cell>
          <table:table-cell office:value-type="float" office:value="1583.296143" calcext:value-type="float">
            <text:p>1583.296143</text:p>
          </table:table-cell>
          <table:table-cell office:value-type="float" office:value="1585.309814" calcext:value-type="float">
            <text:p>1585.309814</text:p>
          </table:table-cell>
          <table:table-cell table:number-columns-repeated="13"/>
        </table:table-row>
        <table:table-row table:style-name="ro1">
          <table:table-cell office:value-type="float" office:value="1586.908813" calcext:value-type="float">
            <text:p>1586.908813</text:p>
          </table:table-cell>
          <table:table-cell office:value-type="float" office:value="1583.180176" calcext:value-type="float">
            <text:p>1583.180176</text:p>
          </table:table-cell>
          <table:table-cell office:value-type="float" office:value="1587.818359" calcext:value-type="float">
            <text:p>1587.818359</text:p>
          </table:table-cell>
          <table:table-cell office:value-type="float" office:value="1583.653809" calcext:value-type="float">
            <text:p>1583.653809</text:p>
          </table:table-cell>
          <table:table-cell table:number-columns-repeated="13"/>
        </table:table-row>
        <table:table-row table:style-name="ro1">
          <table:table-cell office:value-type="float" office:value="1585.792847" calcext:value-type="float">
            <text:p>1585.792847</text:p>
          </table:table-cell>
          <table:table-cell office:value-type="float" office:value="1584.271729" calcext:value-type="float">
            <text:p>1584.271729</text:p>
          </table:table-cell>
          <table:table-cell office:value-type="float" office:value="1583.547607" calcext:value-type="float">
            <text:p>1583.547607</text:p>
          </table:table-cell>
          <table:table-cell office:value-type="float" office:value="1583.130981" calcext:value-type="float">
            <text:p>1583.130981</text:p>
          </table:table-cell>
          <table:table-cell table:number-columns-repeated="13"/>
        </table:table-row>
        <table:table-row table:style-name="ro1">
          <table:table-cell office:value-type="float" office:value="1584.995117" calcext:value-type="float">
            <text:p>1584.995117</text:p>
          </table:table-cell>
          <table:table-cell office:value-type="float" office:value="1583.176636" calcext:value-type="float">
            <text:p>1583.176636</text:p>
          </table:table-cell>
          <table:table-cell office:value-type="float" office:value="1585.688354" calcext:value-type="float">
            <text:p>1585.688354</text:p>
          </table:table-cell>
          <table:table-cell office:value-type="float" office:value="1581.024292" calcext:value-type="float">
            <text:p>1581.024292</text:p>
          </table:table-cell>
          <table:table-cell table:number-columns-repeated="13"/>
        </table:table-row>
        <table:table-row table:style-name="ro1">
          <table:table-cell office:value-type="float" office:value="1585.047852" calcext:value-type="float">
            <text:p>1585.047852</text:p>
          </table:table-cell>
          <table:table-cell office:value-type="float" office:value="1583.657227" calcext:value-type="float">
            <text:p>1583.657227</text:p>
          </table:table-cell>
          <table:table-cell office:value-type="float" office:value="1588.10376" calcext:value-type="float">
            <text:p>1588.10376</text:p>
          </table:table-cell>
          <table:table-cell office:value-type="float" office:value="1581.025024" calcext:value-type="float">
            <text:p>1581.025024</text:p>
          </table:table-cell>
          <table:table-cell table:number-columns-repeated="13"/>
        </table:table-row>
        <table:table-row table:style-name="ro1">
          <table:table-cell office:value-type="float" office:value="1585.618042" calcext:value-type="float">
            <text:p>1585.618042</text:p>
          </table:table-cell>
          <table:table-cell office:value-type="float" office:value="1583.954102" calcext:value-type="float">
            <text:p>1583.954102</text:p>
          </table:table-cell>
          <table:table-cell office:value-type="float" office:value="1585.532104" calcext:value-type="float">
            <text:p>1585.532104</text:p>
          </table:table-cell>
          <table:table-cell office:value-type="float" office:value="1581.251587" calcext:value-type="float">
            <text:p>1581.251587</text:p>
          </table:table-cell>
          <table:table-cell table:number-columns-repeated="13"/>
        </table:table-row>
        <table:table-row table:style-name="ro1">
          <table:table-cell office:value-type="float" office:value="1584.34668" calcext:value-type="float">
            <text:p>1584.34668</text:p>
          </table:table-cell>
          <table:table-cell office:value-type="float" office:value="1584.188232" calcext:value-type="float">
            <text:p>1584.188232</text:p>
          </table:table-cell>
          <table:table-cell office:value-type="float" office:value="1582.874878" calcext:value-type="float">
            <text:p>1582.874878</text:p>
          </table:table-cell>
          <table:table-cell office:value-type="float" office:value="1585.074341" calcext:value-type="float">
            <text:p>1585.074341</text:p>
          </table:table-cell>
          <table:table-cell table:number-columns-repeated="13"/>
        </table:table-row>
        <table:table-row table:style-name="ro1">
          <table:table-cell office:value-type="float" office:value="1582.071533" calcext:value-type="float">
            <text:p>1582.071533</text:p>
          </table:table-cell>
          <table:table-cell office:value-type="float" office:value="1583.760864" calcext:value-type="float">
            <text:p>1583.760864</text:p>
          </table:table-cell>
          <table:table-cell office:value-type="float" office:value="1584.442261" calcext:value-type="float">
            <text:p>1584.442261</text:p>
          </table:table-cell>
          <table:table-cell office:value-type="float" office:value="1585.117188" calcext:value-type="float">
            <text:p>1585.117188</text:p>
          </table:table-cell>
          <table:table-cell table:number-columns-repeated="13"/>
        </table:table-row>
        <table:table-row table:style-name="ro1">
          <table:table-cell office:value-type="float" office:value="1587.377686" calcext:value-type="float">
            <text:p>1587.377686</text:p>
          </table:table-cell>
          <table:table-cell office:value-type="float" office:value="1582.370117" calcext:value-type="float">
            <text:p>1582.370117</text:p>
          </table:table-cell>
          <table:table-cell office:value-type="float" office:value="1584.022217" calcext:value-type="float">
            <text:p>1584.022217</text:p>
          </table:table-cell>
          <table:table-cell office:value-type="float" office:value="1582.979004" calcext:value-type="float">
            <text:p>1582.979004</text:p>
          </table:table-cell>
          <table:table-cell table:number-columns-repeated="13"/>
        </table:table-row>
        <table:table-row table:style-name="ro1">
          <table:table-cell office:value-type="float" office:value="1583.863281" calcext:value-type="float">
            <text:p>1583.863281</text:p>
          </table:table-cell>
          <table:table-cell office:value-type="float" office:value="1584.534668" calcext:value-type="float">
            <text:p>1584.534668</text:p>
          </table:table-cell>
          <table:table-cell office:value-type="float" office:value="1584.377686" calcext:value-type="float">
            <text:p>1584.377686</text:p>
          </table:table-cell>
          <table:table-cell office:value-type="float" office:value="1584.884399" calcext:value-type="float">
            <text:p>1584.884399</text:p>
          </table:table-cell>
          <table:table-cell table:number-columns-repeated="13"/>
        </table:table-row>
        <table:table-row table:style-name="ro1">
          <table:table-cell office:value-type="float" office:value="1584.140015" calcext:value-type="float">
            <text:p>1584.140015</text:p>
          </table:table-cell>
          <table:table-cell office:value-type="float" office:value="1587.340576" calcext:value-type="float">
            <text:p>1587.340576</text:p>
          </table:table-cell>
          <table:table-cell office:value-type="float" office:value="1586.756836" calcext:value-type="float">
            <text:p>1586.756836</text:p>
          </table:table-cell>
          <table:table-cell office:value-type="float" office:value="1585.550537" calcext:value-type="float">
            <text:p>1585.550537</text:p>
          </table:table-cell>
          <table:table-cell table:number-columns-repeated="13"/>
        </table:table-row>
        <table:table-row table:style-name="ro1">
          <table:table-cell office:value-type="float" office:value="1585.841064" calcext:value-type="float">
            <text:p>1585.841064</text:p>
          </table:table-cell>
          <table:table-cell office:value-type="float" office:value="1584.56897" calcext:value-type="float">
            <text:p>1584.56897</text:p>
          </table:table-cell>
          <table:table-cell office:value-type="float" office:value="1583.331787" calcext:value-type="float">
            <text:p>1583.331787</text:p>
          </table:table-cell>
          <table:table-cell office:value-type="float" office:value="1585.493164" calcext:value-type="float">
            <text:p>1585.493164</text:p>
          </table:table-cell>
          <table:table-cell table:number-columns-repeated="13"/>
        </table:table-row>
        <table:table-row table:style-name="ro1">
          <table:table-cell office:value-type="float" office:value="1582.355347" calcext:value-type="float">
            <text:p>1582.355347</text:p>
          </table:table-cell>
          <table:table-cell office:value-type="float" office:value="1582.623779" calcext:value-type="float">
            <text:p>1582.623779</text:p>
          </table:table-cell>
          <table:table-cell office:value-type="float" office:value="1583.933594" calcext:value-type="float">
            <text:p>1583.933594</text:p>
          </table:table-cell>
          <table:table-cell office:value-type="float" office:value="1584.208618" calcext:value-type="float">
            <text:p>1584.208618</text:p>
          </table:table-cell>
          <table:table-cell table:number-columns-repeated="13"/>
        </table:table-row>
        <table:table-row table:style-name="ro1">
          <table:table-cell office:value-type="float" office:value="1585.788696" calcext:value-type="float">
            <text:p>1585.788696</text:p>
          </table:table-cell>
          <table:table-cell office:value-type="float" office:value="1584.083862" calcext:value-type="float">
            <text:p>1584.083862</text:p>
          </table:table-cell>
          <table:table-cell office:value-type="float" office:value="1580.218018" calcext:value-type="float">
            <text:p>1580.218018</text:p>
          </table:table-cell>
          <table:table-cell office:value-type="float" office:value="1587.408081" calcext:value-type="float">
            <text:p>1587.408081</text:p>
          </table:table-cell>
          <table:table-cell table:number-columns-repeated="13"/>
        </table:table-row>
        <table:table-row table:style-name="ro1">
          <table:table-cell office:value-type="float" office:value="1584.501343" calcext:value-type="float">
            <text:p>1584.501343</text:p>
          </table:table-cell>
          <table:table-cell office:value-type="float" office:value="1583.814209" calcext:value-type="float">
            <text:p>1583.814209</text:p>
          </table:table-cell>
          <table:table-cell office:value-type="float" office:value="1587.424805" calcext:value-type="float">
            <text:p>1587.424805</text:p>
          </table:table-cell>
          <table:table-cell office:value-type="float" office:value="1583.319336" calcext:value-type="float">
            <text:p>1583.319336</text:p>
          </table:table-cell>
          <table:table-cell table:number-columns-repeated="13"/>
        </table:table-row>
        <table:table-row table:style-name="ro1">
          <table:table-cell office:value-type="float" office:value="1584.185181" calcext:value-type="float">
            <text:p>1584.185181</text:p>
          </table:table-cell>
          <table:table-cell office:value-type="float" office:value="1585.830688" calcext:value-type="float">
            <text:p>1585.830688</text:p>
          </table:table-cell>
          <table:table-cell office:value-type="float" office:value="1586.291626" calcext:value-type="float">
            <text:p>1586.291626</text:p>
          </table:table-cell>
          <table:table-cell office:value-type="float" office:value="1583.480957" calcext:value-type="float">
            <text:p>1583.480957</text:p>
          </table:table-cell>
          <table:table-cell table:number-columns-repeated="13"/>
        </table:table-row>
        <table:table-row table:style-name="ro1">
          <table:table-cell office:value-type="float" office:value="1584.464355" calcext:value-type="float">
            <text:p>1584.464355</text:p>
          </table:table-cell>
          <table:table-cell office:value-type="float" office:value="1585.612305" calcext:value-type="float">
            <text:p>1585.612305</text:p>
          </table:table-cell>
          <table:table-cell office:value-type="float" office:value="1581.822998" calcext:value-type="float">
            <text:p>1581.822998</text:p>
          </table:table-cell>
          <table:table-cell office:value-type="float" office:value="1583.719116" calcext:value-type="float">
            <text:p>1583.719116</text:p>
          </table:table-cell>
          <table:table-cell table:number-columns-repeated="13"/>
        </table:table-row>
        <table:table-row table:style-name="ro1">
          <table:table-cell office:value-type="float" office:value="1585.992676" calcext:value-type="float">
            <text:p>1585.992676</text:p>
          </table:table-cell>
          <table:table-cell office:value-type="float" office:value="1583.389526" calcext:value-type="float">
            <text:p>1583.389526</text:p>
          </table:table-cell>
          <table:table-cell office:value-type="float" office:value="1586.157959" calcext:value-type="float">
            <text:p>1586.157959</text:p>
          </table:table-cell>
          <table:table-cell office:value-type="float" office:value="1583.475586" calcext:value-type="float">
            <text:p>1583.475586</text:p>
          </table:table-cell>
          <table:table-cell table:number-columns-repeated="13"/>
        </table:table-row>
        <table:table-row table:style-name="ro1">
          <table:table-cell office:value-type="float" office:value="1582.14917" calcext:value-type="float">
            <text:p>1582.14917</text:p>
          </table:table-cell>
          <table:table-cell office:value-type="float" office:value="1583.104126" calcext:value-type="float">
            <text:p>1583.104126</text:p>
          </table:table-cell>
          <table:table-cell office:value-type="float" office:value="1584.935181" calcext:value-type="float">
            <text:p>1584.935181</text:p>
          </table:table-cell>
          <table:table-cell office:value-type="float" office:value="1584.671143" calcext:value-type="float">
            <text:p>1584.671143</text:p>
          </table:table-cell>
          <table:table-cell table:number-columns-repeated="13"/>
        </table:table-row>
        <table:table-row table:style-name="ro1">
          <table:table-cell office:value-type="float" office:value="1583.621704" calcext:value-type="float">
            <text:p>1583.621704</text:p>
          </table:table-cell>
          <table:table-cell office:value-type="float" office:value="1582.831421" calcext:value-type="float">
            <text:p>1582.831421</text:p>
          </table:table-cell>
          <table:table-cell office:value-type="float" office:value="1584.229736" calcext:value-type="float">
            <text:p>1584.229736</text:p>
          </table:table-cell>
          <table:table-cell office:value-type="float" office:value="1581.987427" calcext:value-type="float">
            <text:p>1581.987427</text:p>
          </table:table-cell>
          <table:table-cell table:number-columns-repeated="13"/>
        </table:table-row>
        <table:table-row table:style-name="ro1">
          <table:table-cell office:value-type="float" office:value="1582.731445" calcext:value-type="float">
            <text:p>1582.731445</text:p>
          </table:table-cell>
          <table:table-cell office:value-type="float" office:value="1585.086548" calcext:value-type="float">
            <text:p>1585.086548</text:p>
          </table:table-cell>
          <table:table-cell office:value-type="float" office:value="1582.819458" calcext:value-type="float">
            <text:p>1582.819458</text:p>
          </table:table-cell>
          <table:table-cell office:value-type="float" office:value="1582.8573" calcext:value-type="float">
            <text:p>1582.8573</text:p>
          </table:table-cell>
          <table:table-cell table:number-columns-repeated="13"/>
        </table:table-row>
        <table:table-row table:style-name="ro1">
          <table:table-cell office:value-type="float" office:value="1585.887573" calcext:value-type="float">
            <text:p>1585.887573</text:p>
          </table:table-cell>
          <table:table-cell office:value-type="float" office:value="1585.627441" calcext:value-type="float">
            <text:p>1585.627441</text:p>
          </table:table-cell>
          <table:table-cell office:value-type="float" office:value="1582.843628" calcext:value-type="float">
            <text:p>1582.843628</text:p>
          </table:table-cell>
          <table:table-cell office:value-type="float" office:value="1582.969727" calcext:value-type="float">
            <text:p>1582.969727</text:p>
          </table:table-cell>
          <table:table-cell table:number-columns-repeated="13"/>
        </table:table-row>
        <table:table-row table:style-name="ro1">
          <table:table-cell office:value-type="float" office:value="1594.085815" calcext:value-type="float">
            <text:p>1594.085815</text:p>
          </table:table-cell>
          <table:table-cell office:value-type="float" office:value="1592.008789" calcext:value-type="float">
            <text:p>1592.008789</text:p>
          </table:table-cell>
          <table:table-cell office:value-type="float" office:value="1597.59668" calcext:value-type="float">
            <text:p>1597.59668</text:p>
          </table:table-cell>
          <table:table-cell office:value-type="float" office:value="1592.470703" calcext:value-type="float">
            <text:p>1592.470703</text:p>
          </table:table-cell>
          <table:table-cell table:number-columns-repeated="13"/>
        </table:table-row>
        <table:table-row table:style-name="ro1">
          <table:table-cell office:value-type="float" office:value="1661.711304" calcext:value-type="float">
            <text:p>1661.711304</text:p>
          </table:table-cell>
          <table:table-cell office:value-type="float" office:value="1664.594238" calcext:value-type="float">
            <text:p>1664.594238</text:p>
          </table:table-cell>
          <table:table-cell office:value-type="float" office:value="1662.886353" calcext:value-type="float">
            <text:p>1662.886353</text:p>
          </table:table-cell>
          <table:table-cell office:value-type="float" office:value="1663.341064" calcext:value-type="float">
            <text:p>1663.341064</text:p>
          </table:table-cell>
          <table:table-cell table:number-columns-repeated="13"/>
        </table:table-row>
        <table:table-row table:style-name="ro1">
          <table:table-cell office:value-type="float" office:value="1607.168091" calcext:value-type="float">
            <text:p>1607.168091</text:p>
          </table:table-cell>
          <table:table-cell office:value-type="float" office:value="1603.877686" calcext:value-type="float">
            <text:p>1603.877686</text:p>
          </table:table-cell>
          <table:table-cell office:value-type="float" office:value="1605.917358" calcext:value-type="float">
            <text:p>1605.917358</text:p>
          </table:table-cell>
          <table:table-cell office:value-type="float" office:value="1605.005981" calcext:value-type="float">
            <text:p>1605.005981</text:p>
          </table:table-cell>
          <table:table-cell table:number-columns-repeated="13"/>
        </table:table-row>
        <table:table-row table:style-name="ro1">
          <table:table-cell office:value-type="float" office:value="1559.304688" calcext:value-type="float">
            <text:p>1559.304688</text:p>
          </table:table-cell>
          <table:table-cell office:value-type="float" office:value="1561.138428" calcext:value-type="float">
            <text:p>1561.138428</text:p>
          </table:table-cell>
          <table:table-cell office:value-type="float" office:value="1560.443604" calcext:value-type="float">
            <text:p>1560.443604</text:p>
          </table:table-cell>
          <table:table-cell office:value-type="float" office:value="1560.415283" calcext:value-type="float">
            <text:p>1560.415283</text:p>
          </table:table-cell>
          <table:table-cell table:number-columns-repeated="13"/>
        </table:table-row>
        <table:table-row table:style-name="ro1">
          <table:table-cell office:value-type="float" office:value="1573.712646" calcext:value-type="float">
            <text:p>1573.712646</text:p>
          </table:table-cell>
          <table:table-cell office:value-type="float" office:value="1573.458252" calcext:value-type="float">
            <text:p>1573.458252</text:p>
          </table:table-cell>
          <table:table-cell office:value-type="float" office:value="1573.283813" calcext:value-type="float">
            <text:p>1573.283813</text:p>
          </table:table-cell>
          <table:table-cell office:value-type="float" office:value="1570.105225" calcext:value-type="float">
            <text:p>1570.105225</text:p>
          </table:table-cell>
          <table:table-cell table:number-columns-repeated="13"/>
        </table:table-row>
        <table:table-row table:style-name="ro1">
          <table:table-cell office:value-type="float" office:value="1573.004517" calcext:value-type="float">
            <text:p>1573.004517</text:p>
          </table:table-cell>
          <table:table-cell office:value-type="float" office:value="1572.851685" calcext:value-type="float">
            <text:p>1572.851685</text:p>
          </table:table-cell>
          <table:table-cell office:value-type="float" office:value="1573.207642" calcext:value-type="float">
            <text:p>1573.207642</text:p>
          </table:table-cell>
          <table:table-cell office:value-type="float" office:value="1570.133911" calcext:value-type="float">
            <text:p>1570.133911</text:p>
          </table:table-cell>
          <table:table-cell table:number-columns-repeated="13"/>
        </table:table-row>
        <table:table-row table:style-name="ro1">
          <table:table-cell office:value-type="float" office:value="1572.261841" calcext:value-type="float">
            <text:p>1572.261841</text:p>
          </table:table-cell>
          <table:table-cell office:value-type="float" office:value="1571.642822" calcext:value-type="float">
            <text:p>1571.642822</text:p>
          </table:table-cell>
          <table:table-cell office:value-type="float" office:value="1570.671387" calcext:value-type="float">
            <text:p>1570.671387</text:p>
          </table:table-cell>
          <table:table-cell office:value-type="float" office:value="1572.173584" calcext:value-type="float">
            <text:p>1572.173584</text:p>
          </table:table-cell>
          <table:table-cell table:number-columns-repeated="13"/>
        </table:table-row>
        <table:table-row table:style-name="ro1">
          <table:table-cell office:value-type="float" office:value="1568.365967" calcext:value-type="float">
            <text:p>1568.365967</text:p>
          </table:table-cell>
          <table:table-cell office:value-type="float" office:value="1570.637817" calcext:value-type="float">
            <text:p>1570.637817</text:p>
          </table:table-cell>
          <table:table-cell office:value-type="float" office:value="1569.977905" calcext:value-type="float">
            <text:p>1569.977905</text:p>
          </table:table-cell>
          <table:table-cell office:value-type="float" office:value="1567.322754" calcext:value-type="float">
            <text:p>1567.322754</text:p>
          </table:table-cell>
          <table:table-cell table:number-columns-repeated="13"/>
        </table:table-row>
        <table:table-row table:style-name="ro1">
          <table:table-cell office:value-type="float" office:value="1570.229004" calcext:value-type="float">
            <text:p>1570.229004</text:p>
          </table:table-cell>
          <table:table-cell office:value-type="float" office:value="1572.076294" calcext:value-type="float">
            <text:p>1572.076294</text:p>
          </table:table-cell>
          <table:table-cell office:value-type="float" office:value="1570.895142" calcext:value-type="float">
            <text:p>1570.895142</text:p>
          </table:table-cell>
          <table:table-cell office:value-type="float" office:value="1571.775635" calcext:value-type="float">
            <text:p>1571.775635</text:p>
          </table:table-cell>
          <table:table-cell table:number-columns-repeated="13"/>
        </table:table-row>
        <table:table-row table:style-name="ro1">
          <table:table-cell office:value-type="float" office:value="1572.479248" calcext:value-type="float">
            <text:p>1572.479248</text:p>
          </table:table-cell>
          <table:table-cell office:value-type="float" office:value="1569.097656" calcext:value-type="float">
            <text:p>1569.097656</text:p>
          </table:table-cell>
          <table:table-cell office:value-type="float" office:value="1571.517212" calcext:value-type="float">
            <text:p>1571.517212</text:p>
          </table:table-cell>
          <table:table-cell office:value-type="float" office:value="1571.535522" calcext:value-type="float">
            <text:p>1571.535522</text:p>
          </table:table-cell>
          <table:table-cell table:number-columns-repeated="13"/>
        </table:table-row>
        <table:table-row table:style-name="ro1">
          <table:table-cell office:value-type="float" office:value="1575.243652" calcext:value-type="float">
            <text:p>1575.243652</text:p>
          </table:table-cell>
          <table:table-cell office:value-type="float" office:value="1573.677612" calcext:value-type="float">
            <text:p>1573.677612</text:p>
          </table:table-cell>
          <table:table-cell office:value-type="float" office:value="1574.505981" calcext:value-type="float">
            <text:p>1574.505981</text:p>
          </table:table-cell>
          <table:table-cell office:value-type="float" office:value="1576.199097" calcext:value-type="float">
            <text:p>1576.199097</text:p>
          </table:table-cell>
          <table:table-cell table:number-columns-repeated="13"/>
        </table:table-row>
        <table:table-row table:style-name="ro1">
          <table:table-cell office:value-type="float" office:value="1570.019531" calcext:value-type="float">
            <text:p>1570.019531</text:p>
          </table:table-cell>
          <table:table-cell office:value-type="float" office:value="1572.64209" calcext:value-type="float">
            <text:p>1572.64209</text:p>
          </table:table-cell>
          <table:table-cell office:value-type="float" office:value="1571.826538" calcext:value-type="float">
            <text:p>1571.826538</text:p>
          </table:table-cell>
          <table:table-cell office:value-type="float" office:value="1569.530151" calcext:value-type="float">
            <text:p>1569.530151</text:p>
          </table:table-cell>
          <table:table-cell table:number-columns-repeated="13"/>
        </table:table-row>
        <table:table-row table:style-name="ro1">
          <table:table-cell office:value-type="float" office:value="1568.144043" calcext:value-type="float">
            <text:p>1568.144043</text:p>
          </table:table-cell>
          <table:table-cell office:value-type="float" office:value="1570.883301" calcext:value-type="float">
            <text:p>1570.883301</text:p>
          </table:table-cell>
          <table:table-cell office:value-type="float" office:value="1568.746826" calcext:value-type="float">
            <text:p>1568.746826</text:p>
          </table:table-cell>
          <table:table-cell office:value-type="float" office:value="1572.61731" calcext:value-type="float">
            <text:p>1572.61731</text:p>
          </table:table-cell>
          <table:table-cell table:number-columns-repeated="13"/>
        </table:table-row>
        <table:table-row table:style-name="ro1">
          <table:table-cell office:value-type="float" office:value="1571.912598" calcext:value-type="float">
            <text:p>1571.912598</text:p>
          </table:table-cell>
          <table:table-cell office:value-type="float" office:value="1572.612793" calcext:value-type="float">
            <text:p>1572.612793</text:p>
          </table:table-cell>
          <table:table-cell office:value-type="float" office:value="1572.883545" calcext:value-type="float">
            <text:p>1572.883545</text:p>
          </table:table-cell>
          <table:table-cell office:value-type="float" office:value="1571.248901" calcext:value-type="float">
            <text:p>1571.248901</text:p>
          </table:table-cell>
          <table:table-cell table:number-columns-repeated="13"/>
        </table:table-row>
        <table:table-row table:style-name="ro1">
          <table:table-cell office:value-type="float" office:value="1573.949829" calcext:value-type="float">
            <text:p>1573.949829</text:p>
          </table:table-cell>
          <table:table-cell office:value-type="float" office:value="1575.403198" calcext:value-type="float">
            <text:p>1575.403198</text:p>
          </table:table-cell>
          <table:table-cell office:value-type="float" office:value="1573.245361" calcext:value-type="float">
            <text:p>1573.245361</text:p>
          </table:table-cell>
          <table:table-cell office:value-type="float" office:value="1576.642212" calcext:value-type="float">
            <text:p>1576.642212</text:p>
          </table:table-cell>
          <table:table-cell table:number-columns-repeated="13"/>
        </table:table-row>
        <table:table-row table:style-name="ro1">
          <table:table-cell office:value-type="float" office:value="1576.244751" calcext:value-type="float">
            <text:p>1576.244751</text:p>
          </table:table-cell>
          <table:table-cell office:value-type="float" office:value="1571.370117" calcext:value-type="float">
            <text:p>1571.370117</text:p>
          </table:table-cell>
          <table:table-cell office:value-type="float" office:value="1576.194458" calcext:value-type="float">
            <text:p>1576.194458</text:p>
          </table:table-cell>
          <table:table-cell office:value-type="float" office:value="1570.245239" calcext:value-type="float">
            <text:p>1570.245239</text:p>
          </table:table-cell>
          <table:table-cell table:number-columns-repeated="13"/>
        </table:table-row>
        <table:table-row table:style-name="ro1">
          <table:table-cell office:value-type="float" office:value="1575.253662" calcext:value-type="float">
            <text:p>1575.253662</text:p>
          </table:table-cell>
          <table:table-cell office:value-type="float" office:value="1575.564209" calcext:value-type="float">
            <text:p>1575.564209</text:p>
          </table:table-cell>
          <table:table-cell office:value-type="float" office:value="1572.990967" calcext:value-type="float">
            <text:p>1572.990967</text:p>
          </table:table-cell>
          <table:table-cell office:value-type="float" office:value="1581.001221" calcext:value-type="float">
            <text:p>1581.001221</text:p>
          </table:table-cell>
          <table:table-cell table:number-columns-repeated="13"/>
        </table:table-row>
        <table:table-row table:style-name="ro1">
          <table:table-cell office:value-type="float" office:value="1575.796021" calcext:value-type="float">
            <text:p>1575.796021</text:p>
          </table:table-cell>
          <table:table-cell office:value-type="float" office:value="1568.007935" calcext:value-type="float">
            <text:p>1568.007935</text:p>
          </table:table-cell>
          <table:table-cell office:value-type="float" office:value="1574.518799" calcext:value-type="float">
            <text:p>1574.518799</text:p>
          </table:table-cell>
          <table:table-cell office:value-type="float" office:value="1568.026123" calcext:value-type="float">
            <text:p>1568.026123</text:p>
          </table:table-cell>
          <table:table-cell table:number-columns-repeated="13"/>
        </table:table-row>
        <table:table-row table:style-name="ro1">
          <table:table-cell office:value-type="float" office:value="1578.196289" calcext:value-type="float">
            <text:p>1578.196289</text:p>
          </table:table-cell>
          <table:table-cell office:value-type="float" office:value="1573.434448" calcext:value-type="float">
            <text:p>1573.434448</text:p>
          </table:table-cell>
          <table:table-cell office:value-type="float" office:value="1578.875977" calcext:value-type="float">
            <text:p>1578.875977</text:p>
          </table:table-cell>
          <table:table-cell office:value-type="float" office:value="1575.515869" calcext:value-type="float">
            <text:p>1575.515869</text:p>
          </table:table-cell>
          <table:table-cell table:number-columns-repeated="13"/>
        </table:table-row>
        <table:table-row table:style-name="ro1">
          <table:table-cell office:value-type="float" office:value="1575.430054" calcext:value-type="float">
            <text:p>1575.430054</text:p>
          </table:table-cell>
          <table:table-cell office:value-type="float" office:value="1574.49585" calcext:value-type="float">
            <text:p>1574.49585</text:p>
          </table:table-cell>
          <table:table-cell office:value-type="float" office:value="1576.192139" calcext:value-type="float">
            <text:p>1576.192139</text:p>
          </table:table-cell>
          <table:table-cell office:value-type="float" office:value="1574.219604" calcext:value-type="float">
            <text:p>1574.219604</text:p>
          </table:table-cell>
          <table:table-cell table:number-columns-repeated="13"/>
        </table:table-row>
        <table:table-row table:style-name="ro1">
          <table:table-cell office:value-type="float" office:value="1569.145264" calcext:value-type="float">
            <text:p>1569.145264</text:p>
          </table:table-cell>
          <table:table-cell office:value-type="float" office:value="1573.612061" calcext:value-type="float">
            <text:p>1573.612061</text:p>
          </table:table-cell>
          <table:table-cell office:value-type="float" office:value="1571.473877" calcext:value-type="float">
            <text:p>1571.473877</text:p>
          </table:table-cell>
          <table:table-cell office:value-type="float" office:value="1574.890625" calcext:value-type="float">
            <text:p>1574.890625</text:p>
          </table:table-cell>
          <table:table-cell table:number-columns-repeated="13"/>
        </table:table-row>
        <table:table-row table:style-name="ro1">
          <table:table-cell office:value-type="float" office:value="1569.893799" calcext:value-type="float">
            <text:p>1569.893799</text:p>
          </table:table-cell>
          <table:table-cell office:value-type="float" office:value="1574.225098" calcext:value-type="float">
            <text:p>1574.225098</text:p>
          </table:table-cell>
          <table:table-cell office:value-type="float" office:value="1569.891479" calcext:value-type="float">
            <text:p>1569.891479</text:p>
          </table:table-cell>
          <table:table-cell office:value-type="float" office:value="1570.67334" calcext:value-type="float">
            <text:p>1570.67334</text:p>
          </table:table-cell>
          <table:table-cell table:number-columns-repeated="13"/>
        </table:table-row>
        <table:table-row table:style-name="ro1">
          <table:table-cell office:value-type="float" office:value="1577.517334" calcext:value-type="float">
            <text:p>1577.517334</text:p>
          </table:table-cell>
          <table:table-cell office:value-type="float" office:value="1570.934082" calcext:value-type="float">
            <text:p>1570.934082</text:p>
          </table:table-cell>
          <table:table-cell office:value-type="float" office:value="1571.918701" calcext:value-type="float">
            <text:p>1571.918701</text:p>
          </table:table-cell>
          <table:table-cell office:value-type="float" office:value="1578.592163" calcext:value-type="float">
            <text:p>1578.592163</text:p>
          </table:table-cell>
          <table:table-cell table:number-columns-repeated="13"/>
        </table:table-row>
        <table:table-row table:style-name="ro1">
          <table:table-cell office:value-type="float" office:value="1571.726685" calcext:value-type="float">
            <text:p>1571.726685</text:p>
          </table:table-cell>
          <table:table-cell office:value-type="float" office:value="1570.643677" calcext:value-type="float">
            <text:p>1570.643677</text:p>
          </table:table-cell>
          <table:table-cell office:value-type="float" office:value="1572.042725" calcext:value-type="float">
            <text:p>1572.042725</text:p>
          </table:table-cell>
          <table:table-cell office:value-type="float" office:value="1568.855469" calcext:value-type="float">
            <text:p>1568.855469</text:p>
          </table:table-cell>
          <table:table-cell table:number-columns-repeated="13"/>
        </table:table-row>
        <table:table-row table:style-name="ro1">
          <table:table-cell office:value-type="float" office:value="1573.522705" calcext:value-type="float">
            <text:p>1573.522705</text:p>
          </table:table-cell>
          <table:table-cell office:value-type="float" office:value="1570.21167" calcext:value-type="float">
            <text:p>1570.21167</text:p>
          </table:table-cell>
          <table:table-cell office:value-type="float" office:value="1572.641235" calcext:value-type="float">
            <text:p>1572.641235</text:p>
          </table:table-cell>
          <table:table-cell office:value-type="float" office:value="1575.234619" calcext:value-type="float">
            <text:p>1575.234619</text:p>
          </table:table-cell>
          <table:table-cell table:number-columns-repeated="13"/>
        </table:table-row>
        <table:table-row table:style-name="ro1">
          <table:table-cell office:value-type="float" office:value="1571.078491" calcext:value-type="float">
            <text:p>1571.078491</text:p>
          </table:table-cell>
          <table:table-cell office:value-type="float" office:value="1573.730103" calcext:value-type="float">
            <text:p>1573.730103</text:p>
          </table:table-cell>
          <table:table-cell office:value-type="float" office:value="1572.554443" calcext:value-type="float">
            <text:p>1572.554443</text:p>
          </table:table-cell>
          <table:table-cell office:value-type="float" office:value="1572.461426" calcext:value-type="float">
            <text:p>1572.461426</text:p>
          </table:table-cell>
          <table:table-cell table:number-columns-repeated="13"/>
        </table:table-row>
        <table:table-row table:style-name="ro1">
          <table:table-cell office:value-type="float" office:value="1568.049194" calcext:value-type="float">
            <text:p>1568.049194</text:p>
          </table:table-cell>
          <table:table-cell office:value-type="float" office:value="1568.31897" calcext:value-type="float">
            <text:p>1568.31897</text:p>
          </table:table-cell>
          <table:table-cell office:value-type="float" office:value="1570.812256" calcext:value-type="float">
            <text:p>1570.812256</text:p>
          </table:table-cell>
          <table:table-cell office:value-type="float" office:value="1568.669189" calcext:value-type="float">
            <text:p>1568.669189</text:p>
          </table:table-cell>
          <table:table-cell table:number-columns-repeated="13"/>
        </table:table-row>
        <table:table-row table:style-name="ro1">
          <table:table-cell office:value-type="float" office:value="1569.483276" calcext:value-type="float">
            <text:p>1569.483276</text:p>
          </table:table-cell>
          <table:table-cell office:value-type="float" office:value="1570.077393" calcext:value-type="float">
            <text:p>1570.077393</text:p>
          </table:table-cell>
          <table:table-cell office:value-type="float" office:value="1571.844116" calcext:value-type="float">
            <text:p>1571.844116</text:p>
          </table:table-cell>
          <table:table-cell office:value-type="float" office:value="1569.267334" calcext:value-type="float">
            <text:p>1569.267334</text:p>
          </table:table-cell>
          <table:table-cell table:number-columns-repeated="13"/>
        </table:table-row>
        <table:table-row table:style-name="ro1">
          <table:table-cell office:value-type="float" office:value="1569.891479" calcext:value-type="float">
            <text:p>1569.891479</text:p>
          </table:table-cell>
          <table:table-cell office:value-type="float" office:value="1571.717896" calcext:value-type="float">
            <text:p>1571.717896</text:p>
          </table:table-cell>
          <table:table-cell office:value-type="float" office:value="1570.514771" calcext:value-type="float">
            <text:p>1570.514771</text:p>
          </table:table-cell>
          <table:table-cell office:value-type="float" office:value="1570.515625" calcext:value-type="float">
            <text:p>1570.515625</text:p>
          </table:table-cell>
          <table:table-cell table:number-columns-repeated="13"/>
        </table:table-row>
        <table:table-row table:style-name="ro1">
          <table:table-cell office:value-type="float" office:value="1571.510864" calcext:value-type="float">
            <text:p>1571.510864</text:p>
          </table:table-cell>
          <table:table-cell office:value-type="float" office:value="1572.567871" calcext:value-type="float">
            <text:p>1572.567871</text:p>
          </table:table-cell>
          <table:table-cell office:value-type="float" office:value="1571.336304" calcext:value-type="float">
            <text:p>1571.336304</text:p>
          </table:table-cell>
          <table:table-cell office:value-type="float" office:value="1572.639282" calcext:value-type="float">
            <text:p>1572.639282</text:p>
          </table:table-cell>
          <table:table-cell table:number-columns-repeated="13"/>
        </table:table-row>
        <table:table-row table:style-name="ro1">
          <table:table-cell office:value-type="float" office:value="1570.983643" calcext:value-type="float">
            <text:p>1570.983643</text:p>
          </table:table-cell>
          <table:table-cell office:value-type="float" office:value="1567.66333" calcext:value-type="float">
            <text:p>1567.66333</text:p>
          </table:table-cell>
          <table:table-cell office:value-type="float" office:value="1571.126831" calcext:value-type="float">
            <text:p>1571.126831</text:p>
          </table:table-cell>
          <table:table-cell office:value-type="float" office:value="1567.907593" calcext:value-type="float">
            <text:p>1567.907593</text:p>
          </table:table-cell>
          <table:table-cell table:number-columns-repeated="13"/>
        </table:table-row>
        <table:table-row table:style-name="ro1">
          <table:table-cell office:value-type="float" office:value="1571.194336" calcext:value-type="float">
            <text:p>1571.194336</text:p>
          </table:table-cell>
          <table:table-cell office:value-type="float" office:value="1570.155884" calcext:value-type="float">
            <text:p>1570.155884</text:p>
          </table:table-cell>
          <table:table-cell office:value-type="float" office:value="1574.557495" calcext:value-type="float">
            <text:p>1574.557495</text:p>
          </table:table-cell>
          <table:table-cell office:value-type="float" office:value="1569.398193" calcext:value-type="float">
            <text:p>1569.398193</text:p>
          </table:table-cell>
          <table:table-cell table:number-columns-repeated="13"/>
        </table:table-row>
        <table:table-row table:style-name="ro1">
          <table:table-cell office:value-type="float" office:value="1570.606567" calcext:value-type="float">
            <text:p>1570.606567</text:p>
          </table:table-cell>
          <table:table-cell office:value-type="float" office:value="1570.699341" calcext:value-type="float">
            <text:p>1570.699341</text:p>
          </table:table-cell>
          <table:table-cell office:value-type="float" office:value="1572.43811" calcext:value-type="float">
            <text:p>1572.43811</text:p>
          </table:table-cell>
          <table:table-cell office:value-type="float" office:value="1570.760376" calcext:value-type="float">
            <text:p>1570.760376</text:p>
          </table:table-cell>
          <table:table-cell table:number-columns-repeated="13"/>
        </table:table-row>
        <table:table-row table:style-name="ro1">
          <table:table-cell office:value-type="float" office:value="1573.106567" calcext:value-type="float">
            <text:p>1573.106567</text:p>
          </table:table-cell>
          <table:table-cell office:value-type="float" office:value="1570.435181" calcext:value-type="float">
            <text:p>1570.435181</text:p>
          </table:table-cell>
          <table:table-cell office:value-type="float" office:value="1574.351562" calcext:value-type="float">
            <text:p>1574.351562</text:p>
          </table:table-cell>
          <table:table-cell office:value-type="float" office:value="1566.795288" calcext:value-type="float">
            <text:p>1566.795288</text:p>
          </table:table-cell>
          <table:table-cell table:number-columns-repeated="13"/>
        </table:table-row>
        <table:table-row table:style-name="ro1">
          <table:table-cell office:value-type="float" office:value="1573.205811" calcext:value-type="float">
            <text:p>1573.205811</text:p>
          </table:table-cell>
          <table:table-cell office:value-type="float" office:value="1569.669678" calcext:value-type="float">
            <text:p>1569.669678</text:p>
          </table:table-cell>
          <table:table-cell office:value-type="float" office:value="1571.522583" calcext:value-type="float">
            <text:p>1571.522583</text:p>
          </table:table-cell>
          <table:table-cell office:value-type="float" office:value="1570.693359" calcext:value-type="float">
            <text:p>1570.693359</text:p>
          </table:table-cell>
          <table:table-cell table:number-columns-repeated="13"/>
        </table:table-row>
        <table:table-row table:style-name="ro1">
          <table:table-cell office:value-type="float" office:value="1570.116089" calcext:value-type="float">
            <text:p>1570.116089</text:p>
          </table:table-cell>
          <table:table-cell office:value-type="float" office:value="1569.535034" calcext:value-type="float">
            <text:p>1569.535034</text:p>
          </table:table-cell>
          <table:table-cell office:value-type="float" office:value="1570.876465" calcext:value-type="float">
            <text:p>1570.876465</text:p>
          </table:table-cell>
          <table:table-cell office:value-type="float" office:value="1571.994385" calcext:value-type="float">
            <text:p>1571.994385</text:p>
          </table:table-cell>
          <table:table-cell table:number-columns-repeated="13"/>
        </table:table-row>
        <table:table-row table:style-name="ro1">
          <table:table-cell office:value-type="float" office:value="1570.512329" calcext:value-type="float">
            <text:p>1570.512329</text:p>
          </table:table-cell>
          <table:table-cell office:value-type="float" office:value="1568.206421" calcext:value-type="float">
            <text:p>1568.206421</text:p>
          </table:table-cell>
          <table:table-cell office:value-type="float" office:value="1571.131104" calcext:value-type="float">
            <text:p>1571.131104</text:p>
          </table:table-cell>
          <table:table-cell office:value-type="float" office:value="1569.679199" calcext:value-type="float">
            <text:p>1569.679199</text:p>
          </table:table-cell>
          <table:table-cell table:number-columns-repeated="13"/>
        </table:table-row>
        <table:table-row table:style-name="ro1">
          <table:table-cell office:value-type="float" office:value="1575.260254" calcext:value-type="float">
            <text:p>1575.260254</text:p>
          </table:table-cell>
          <table:table-cell office:value-type="float" office:value="1574.106323" calcext:value-type="float">
            <text:p>1574.106323</text:p>
          </table:table-cell>
          <table:table-cell office:value-type="float" office:value="1574.603149" calcext:value-type="float">
            <text:p>1574.603149</text:p>
          </table:table-cell>
          <table:table-cell office:value-type="float" office:value="1575.0802" calcext:value-type="float">
            <text:p>1575.0802</text:p>
          </table:table-cell>
          <table:table-cell table:number-columns-repeated="13"/>
        </table:table-row>
        <table:table-row table:style-name="ro1">
          <table:table-cell office:value-type="float" office:value="1570.816162" calcext:value-type="float">
            <text:p>1570.816162</text:p>
          </table:table-cell>
          <table:table-cell office:value-type="float" office:value="1571.783325" calcext:value-type="float">
            <text:p>1571.783325</text:p>
          </table:table-cell>
          <table:table-cell office:value-type="float" office:value="1572.920044" calcext:value-type="float">
            <text:p>1572.920044</text:p>
          </table:table-cell>
          <table:table-cell office:value-type="float" office:value="1575.055664" calcext:value-type="float">
            <text:p>1575.055664</text:p>
          </table:table-cell>
          <table:table-cell table:number-columns-repeated="13"/>
        </table:table-row>
        <table:table-row table:style-name="ro1">
          <table:table-cell office:value-type="float" office:value="1573.280396" calcext:value-type="float">
            <text:p>1573.280396</text:p>
          </table:table-cell>
          <table:table-cell office:value-type="float" office:value="1570.106689" calcext:value-type="float">
            <text:p>1570.106689</text:p>
          </table:table-cell>
          <table:table-cell office:value-type="float" office:value="1572.92749" calcext:value-type="float">
            <text:p>1572.92749</text:p>
          </table:table-cell>
          <table:table-cell office:value-type="float" office:value="1569.565552" calcext:value-type="float">
            <text:p>1569.565552</text:p>
          </table:table-cell>
          <table:table-cell table:number-columns-repeated="13"/>
        </table:table-row>
        <table:table-row table:style-name="ro1">
          <table:table-cell office:value-type="float" office:value="1569.082397" calcext:value-type="float">
            <text:p>1569.082397</text:p>
          </table:table-cell>
          <table:table-cell office:value-type="float" office:value="1574.041138" calcext:value-type="float">
            <text:p>1574.041138</text:p>
          </table:table-cell>
          <table:table-cell office:value-type="float" office:value="1571.693848" calcext:value-type="float">
            <text:p>1571.693848</text:p>
          </table:table-cell>
          <table:table-cell office:value-type="float" office:value="1571.659912" calcext:value-type="float">
            <text:p>1571.659912</text:p>
          </table:table-cell>
          <table:table-cell table:number-columns-repeated="13"/>
        </table:table-row>
        <table:table-row table:style-name="ro1">
          <table:table-cell office:value-type="float" office:value="1568.412109" calcext:value-type="float">
            <text:p>1568.412109</text:p>
          </table:table-cell>
          <table:table-cell office:value-type="float" office:value="1569.395264" calcext:value-type="float">
            <text:p>1569.395264</text:p>
          </table:table-cell>
          <table:table-cell office:value-type="float" office:value="1569.199585" calcext:value-type="float">
            <text:p>1569.199585</text:p>
          </table:table-cell>
          <table:table-cell office:value-type="float" office:value="1565.692993" calcext:value-type="float">
            <text:p>1565.692993</text:p>
          </table:table-cell>
          <table:table-cell table:number-columns-repeated="13"/>
        </table:table-row>
        <table:table-row table:style-name="ro1">
          <table:table-cell office:value-type="float" office:value="1565.635742" calcext:value-type="float">
            <text:p>1565.635742</text:p>
          </table:table-cell>
          <table:table-cell office:value-type="float" office:value="1574.616211" calcext:value-type="float">
            <text:p>1574.616211</text:p>
          </table:table-cell>
          <table:table-cell office:value-type="float" office:value="1568.701904" calcext:value-type="float">
            <text:p>1568.701904</text:p>
          </table:table-cell>
          <table:table-cell office:value-type="float" office:value="1572.315552" calcext:value-type="float">
            <text:p>1572.315552</text:p>
          </table:table-cell>
          <table:table-cell table:number-columns-repeated="13"/>
        </table:table-row>
        <table:table-row table:style-name="ro1">
          <table:table-cell office:value-type="float" office:value="1570.389771" calcext:value-type="float">
            <text:p>1570.389771</text:p>
          </table:table-cell>
          <table:table-cell office:value-type="float" office:value="1569.079834" calcext:value-type="float">
            <text:p>1569.079834</text:p>
          </table:table-cell>
          <table:table-cell office:value-type="float" office:value="1569.883667" calcext:value-type="float">
            <text:p>1569.883667</text:p>
          </table:table-cell>
          <table:table-cell office:value-type="float" office:value="1567.404175" calcext:value-type="float">
            <text:p>1567.404175</text:p>
          </table:table-cell>
          <table:table-cell table:number-columns-repeated="13"/>
        </table:table-row>
        <table:table-row table:style-name="ro1">
          <table:table-cell office:value-type="float" office:value="1569.806519" calcext:value-type="float">
            <text:p>1569.806519</text:p>
          </table:table-cell>
          <table:table-cell office:value-type="float" office:value="1572.349365" calcext:value-type="float">
            <text:p>1572.349365</text:p>
          </table:table-cell>
          <table:table-cell office:value-type="float" office:value="1570.276611" calcext:value-type="float">
            <text:p>1570.276611</text:p>
          </table:table-cell>
          <table:table-cell office:value-type="float" office:value="1572.704468" calcext:value-type="float">
            <text:p>1572.704468</text:p>
          </table:table-cell>
          <table:table-cell table:number-columns-repeated="13"/>
        </table:table-row>
        <table:table-row table:style-name="ro1">
          <table:table-cell office:value-type="float" office:value="1566.562012" calcext:value-type="float">
            <text:p>1566.562012</text:p>
          </table:table-cell>
          <table:table-cell office:value-type="float" office:value="1570.387329" calcext:value-type="float">
            <text:p>1570.387329</text:p>
          </table:table-cell>
          <table:table-cell office:value-type="float" office:value="1566.125977" calcext:value-type="float">
            <text:p>1566.125977</text:p>
          </table:table-cell>
          <table:table-cell office:value-type="float" office:value="1570.343018" calcext:value-type="float">
            <text:p>1570.343018</text:p>
          </table:table-cell>
          <table:table-cell table:number-columns-repeated="13"/>
        </table:table-row>
        <table:table-row table:style-name="ro1">
          <table:table-cell office:value-type="float" office:value="1567.751709" calcext:value-type="float">
            <text:p>1567.751709</text:p>
          </table:table-cell>
          <table:table-cell office:value-type="float" office:value="1573.369995" calcext:value-type="float">
            <text:p>1573.369995</text:p>
          </table:table-cell>
          <table:table-cell office:value-type="float" office:value="1572.741699" calcext:value-type="float">
            <text:p>1572.741699</text:p>
          </table:table-cell>
          <table:table-cell office:value-type="float" office:value="1568.188721" calcext:value-type="float">
            <text:p>1568.188721</text:p>
          </table:table-cell>
          <table:table-cell table:number-columns-repeated="13"/>
        </table:table-row>
        <table:table-row table:style-name="ro1">
          <table:table-cell office:value-type="float" office:value="1574.907227" calcext:value-type="float">
            <text:p>1574.907227</text:p>
          </table:table-cell>
          <table:table-cell office:value-type="float" office:value="1570.945801" calcext:value-type="float">
            <text:p>1570.945801</text:p>
          </table:table-cell>
          <table:table-cell office:value-type="float" office:value="1573.991699" calcext:value-type="float">
            <text:p>1573.991699</text:p>
          </table:table-cell>
          <table:table-cell office:value-type="float" office:value="1572.327515" calcext:value-type="float">
            <text:p>1572.327515</text:p>
          </table:table-cell>
          <table:table-cell table:number-columns-repeated="13"/>
        </table:table-row>
        <table:table-row table:style-name="ro1">
          <table:table-cell office:value-type="float" office:value="1570.194702" calcext:value-type="float">
            <text:p>1570.194702</text:p>
          </table:table-cell>
          <table:table-cell office:value-type="float" office:value="1570.195312" calcext:value-type="float">
            <text:p>1570.195312</text:p>
          </table:table-cell>
          <table:table-cell office:value-type="float" office:value="1568.950806" calcext:value-type="float">
            <text:p>1568.950806</text:p>
          </table:table-cell>
          <table:table-cell office:value-type="float" office:value="1571.016113" calcext:value-type="float">
            <text:p>1571.016113</text:p>
          </table:table-cell>
          <table:table-cell table:number-columns-repeated="13"/>
        </table:table-row>
        <table:table-row table:style-name="ro1">
          <table:table-cell office:value-type="float" office:value="1571.665771" calcext:value-type="float">
            <text:p>1571.665771</text:p>
          </table:table-cell>
          <table:table-cell office:value-type="float" office:value="1568.909424" calcext:value-type="float">
            <text:p>1568.909424</text:p>
          </table:table-cell>
          <table:table-cell office:value-type="float" office:value="1568.095459" calcext:value-type="float">
            <text:p>1568.095459</text:p>
          </table:table-cell>
          <table:table-cell office:value-type="float" office:value="1569.409302" calcext:value-type="float">
            <text:p>1569.409302</text:p>
          </table:table-cell>
          <table:table-cell table:number-columns-repeated="13"/>
        </table:table-row>
        <table:table-row table:style-name="ro1">
          <table:table-cell office:value-type="float" office:value="1569.057495" calcext:value-type="float">
            <text:p>1569.057495</text:p>
          </table:table-cell>
          <table:table-cell office:value-type="float" office:value="1573.180908" calcext:value-type="float">
            <text:p>1573.180908</text:p>
          </table:table-cell>
          <table:table-cell office:value-type="float" office:value="1569.210938" calcext:value-type="float">
            <text:p>1569.210938</text:p>
          </table:table-cell>
          <table:table-cell office:value-type="float" office:value="1571.383667" calcext:value-type="float">
            <text:p>1571.383667</text:p>
          </table:table-cell>
          <table:table-cell table:number-columns-repeated="13"/>
        </table:table-row>
        <table:table-row table:style-name="ro1">
          <table:table-cell office:value-type="float" office:value="1570.284058" calcext:value-type="float">
            <text:p>1570.284058</text:p>
          </table:table-cell>
          <table:table-cell office:value-type="float" office:value="1572.156738" calcext:value-type="float">
            <text:p>1572.156738</text:p>
          </table:table-cell>
          <table:table-cell office:value-type="float" office:value="1574.836426" calcext:value-type="float">
            <text:p>1574.836426</text:p>
          </table:table-cell>
          <table:table-cell office:value-type="float" office:value="1569.938477" calcext:value-type="float">
            <text:p>1569.938477</text:p>
          </table:table-cell>
          <table:table-cell table:number-columns-repeated="13"/>
        </table:table-row>
        <table:table-row table:style-name="ro1">
          <table:table-cell office:value-type="float" office:value="1572.152954" calcext:value-type="float">
            <text:p>1572.152954</text:p>
          </table:table-cell>
          <table:table-cell office:value-type="float" office:value="1576.48877" calcext:value-type="float">
            <text:p>1576.48877</text:p>
          </table:table-cell>
          <table:table-cell office:value-type="float" office:value="1575.422119" calcext:value-type="float">
            <text:p>1575.422119</text:p>
          </table:table-cell>
          <table:table-cell office:value-type="float" office:value="1574.815552" calcext:value-type="float">
            <text:p>1574.815552</text:p>
          </table:table-cell>
          <table:table-cell table:number-columns-repeated="13"/>
        </table:table-row>
        <table:table-row table:style-name="ro1">
          <table:table-cell office:value-type="float" office:value="1570.453003" calcext:value-type="float">
            <text:p>1570.453003</text:p>
          </table:table-cell>
          <table:table-cell office:value-type="float" office:value="1572.465088" calcext:value-type="float">
            <text:p>1572.465088</text:p>
          </table:table-cell>
          <table:table-cell office:value-type="float" office:value="1571.343262" calcext:value-type="float">
            <text:p>1571.343262</text:p>
          </table:table-cell>
          <table:table-cell office:value-type="float" office:value="1568.674561" calcext:value-type="float">
            <text:p>1568.674561</text:p>
          </table:table-cell>
          <table:table-cell table:number-columns-repeated="13"/>
        </table:table-row>
        <table:table-row table:style-name="ro1">
          <table:table-cell office:value-type="float" office:value="1572.022217" calcext:value-type="float">
            <text:p>1572.022217</text:p>
          </table:table-cell>
          <table:table-cell office:value-type="float" office:value="1574.53186" calcext:value-type="float">
            <text:p>1574.53186</text:p>
          </table:table-cell>
          <table:table-cell office:value-type="float" office:value="1572.765137" calcext:value-type="float">
            <text:p>1572.765137</text:p>
          </table:table-cell>
          <table:table-cell office:value-type="float" office:value="1573.379883" calcext:value-type="float">
            <text:p>1573.379883</text:p>
          </table:table-cell>
          <table:table-cell table:number-columns-repeated="13"/>
        </table:table-row>
        <table:table-row table:style-name="ro1">
          <table:table-cell office:value-type="float" office:value="1570.348633" calcext:value-type="float">
            <text:p>1570.348633</text:p>
          </table:table-cell>
          <table:table-cell office:value-type="float" office:value="1570.474243" calcext:value-type="float">
            <text:p>1570.474243</text:p>
          </table:table-cell>
          <table:table-cell office:value-type="float" office:value="1571.938965" calcext:value-type="float">
            <text:p>1571.938965</text:p>
          </table:table-cell>
          <table:table-cell office:value-type="float" office:value="1572.334961" calcext:value-type="float">
            <text:p>1572.334961</text:p>
          </table:table-cell>
          <table:table-cell table:number-columns-repeated="13"/>
        </table:table-row>
        <table:table-row table:style-name="ro1">
          <table:table-cell office:value-type="float" office:value="1574.506592" calcext:value-type="float">
            <text:p>1574.506592</text:p>
          </table:table-cell>
          <table:table-cell office:value-type="float" office:value="1573.76355" calcext:value-type="float">
            <text:p>1573.76355</text:p>
          </table:table-cell>
          <table:table-cell office:value-type="float" office:value="1576.257935" calcext:value-type="float">
            <text:p>1576.257935</text:p>
          </table:table-cell>
          <table:table-cell office:value-type="float" office:value="1570.366821" calcext:value-type="float">
            <text:p>1570.366821</text:p>
          </table:table-cell>
          <table:table-cell table:number-columns-repeated="13"/>
        </table:table-row>
        <table:table-row table:style-name="ro1">
          <table:table-cell office:value-type="float" office:value="1575.619873" calcext:value-type="float">
            <text:p>1575.619873</text:p>
          </table:table-cell>
          <table:table-cell office:value-type="float" office:value="1573.213379" calcext:value-type="float">
            <text:p>1573.213379</text:p>
          </table:table-cell>
          <table:table-cell office:value-type="float" office:value="1575.589111" calcext:value-type="float">
            <text:p>1575.589111</text:p>
          </table:table-cell>
          <table:table-cell office:value-type="float" office:value="1573.00293" calcext:value-type="float">
            <text:p>1573.00293</text:p>
          </table:table-cell>
          <table:table-cell table:number-columns-repeated="13"/>
        </table:table-row>
        <table:table-row table:style-name="ro1">
          <table:table-cell office:value-type="float" office:value="1572.468018" calcext:value-type="float">
            <text:p>1572.468018</text:p>
          </table:table-cell>
          <table:table-cell office:value-type="float" office:value="1575.609131" calcext:value-type="float">
            <text:p>1575.609131</text:p>
          </table:table-cell>
          <table:table-cell office:value-type="float" office:value="1574.819458" calcext:value-type="float">
            <text:p>1574.819458</text:p>
          </table:table-cell>
          <table:table-cell office:value-type="float" office:value="1575.312256" calcext:value-type="float">
            <text:p>1575.312256</text:p>
          </table:table-cell>
          <table:table-cell table:number-columns-repeated="13"/>
        </table:table-row>
        <table:table-row table:style-name="ro1">
          <table:table-cell office:value-type="float" office:value="1571.373047" calcext:value-type="float">
            <text:p>1571.373047</text:p>
          </table:table-cell>
          <table:table-cell office:value-type="float" office:value="1575.821289" calcext:value-type="float">
            <text:p>1575.821289</text:p>
          </table:table-cell>
          <table:table-cell office:value-type="float" office:value="1571.923096" calcext:value-type="float">
            <text:p>1571.923096</text:p>
          </table:table-cell>
          <table:table-cell office:value-type="float" office:value="1573.621582" calcext:value-type="float">
            <text:p>1573.621582</text:p>
          </table:table-cell>
          <table:table-cell table:number-columns-repeated="13"/>
        </table:table-row>
        <table:table-row table:style-name="ro1">
          <table:table-cell office:value-type="float" office:value="1571.949707" calcext:value-type="float">
            <text:p>1571.949707</text:p>
          </table:table-cell>
          <table:table-cell office:value-type="float" office:value="1571.113037" calcext:value-type="float">
            <text:p>1571.113037</text:p>
          </table:table-cell>
          <table:table-cell office:value-type="float" office:value="1574.914062" calcext:value-type="float">
            <text:p>1574.914062</text:p>
          </table:table-cell>
          <table:table-cell office:value-type="float" office:value="1566.957031" calcext:value-type="float">
            <text:p>1566.957031</text:p>
          </table:table-cell>
          <table:table-cell table:number-columns-repeated="13"/>
        </table:table-row>
        <table:table-row table:style-name="ro1">
          <table:table-cell office:value-type="float" office:value="1573.002563" calcext:value-type="float">
            <text:p>1573.002563</text:p>
          </table:table-cell>
          <table:table-cell office:value-type="float" office:value="1575.162598" calcext:value-type="float">
            <text:p>1575.162598</text:p>
          </table:table-cell>
          <table:table-cell office:value-type="float" office:value="1572.526245" calcext:value-type="float">
            <text:p>1572.526245</text:p>
          </table:table-cell>
          <table:table-cell office:value-type="float" office:value="1576.654663" calcext:value-type="float">
            <text:p>1576.654663</text:p>
          </table:table-cell>
          <table:table-cell table:number-columns-repeated="13"/>
        </table:table-row>
        <table:table-row table:style-name="ro1">
          <table:table-cell office:value-type="float" office:value="1572.179321" calcext:value-type="float">
            <text:p>1572.179321</text:p>
          </table:table-cell>
          <table:table-cell office:value-type="float" office:value="1575" calcext:value-type="float">
            <text:p>1575</text:p>
          </table:table-cell>
          <table:table-cell office:value-type="float" office:value="1575.398926" calcext:value-type="float">
            <text:p>1575.398926</text:p>
          </table:table-cell>
          <table:table-cell office:value-type="float" office:value="1573.364014" calcext:value-type="float">
            <text:p>1573.364014</text:p>
          </table:table-cell>
          <table:table-cell table:number-columns-repeated="13"/>
        </table:table-row>
        <table:table-row table:style-name="ro1">
          <table:table-cell office:value-type="float" office:value="1573.549194" calcext:value-type="float">
            <text:p>1573.549194</text:p>
          </table:table-cell>
          <table:table-cell office:value-type="float" office:value="1573.976807" calcext:value-type="float">
            <text:p>1573.976807</text:p>
          </table:table-cell>
          <table:table-cell office:value-type="float" office:value="1572.796265" calcext:value-type="float">
            <text:p>1572.796265</text:p>
          </table:table-cell>
          <table:table-cell office:value-type="float" office:value="1573.979736" calcext:value-type="float">
            <text:p>1573.979736</text:p>
          </table:table-cell>
          <table:table-cell table:number-columns-repeated="13"/>
        </table:table-row>
        <table:table-row table:style-name="ro1">
          <table:table-cell office:value-type="float" office:value="1571.981079" calcext:value-type="float">
            <text:p>1571.981079</text:p>
          </table:table-cell>
          <table:table-cell office:value-type="float" office:value="1575.771606" calcext:value-type="float">
            <text:p>1575.771606</text:p>
          </table:table-cell>
          <table:table-cell office:value-type="float" office:value="1569.662109" calcext:value-type="float">
            <text:p>1569.662109</text:p>
          </table:table-cell>
          <table:table-cell office:value-type="float" office:value="1572.932861" calcext:value-type="float">
            <text:p>1572.932861</text:p>
          </table:table-cell>
          <table:table-cell table:number-columns-repeated="13"/>
        </table:table-row>
        <table:table-row table:style-name="ro1">
          <table:table-cell office:value-type="float" office:value="1569.026245" calcext:value-type="float">
            <text:p>1569.026245</text:p>
          </table:table-cell>
          <table:table-cell office:value-type="float" office:value="1572.071411" calcext:value-type="float">
            <text:p>1572.071411</text:p>
          </table:table-cell>
          <table:table-cell office:value-type="float" office:value="1568.060425" calcext:value-type="float">
            <text:p>1568.060425</text:p>
          </table:table-cell>
          <table:table-cell office:value-type="float" office:value="1572.537109" calcext:value-type="float">
            <text:p>1572.537109</text:p>
          </table:table-cell>
          <table:table-cell table:number-columns-repeated="13"/>
        </table:table-row>
        <table:table-row table:style-name="ro1">
          <table:table-cell office:value-type="float" office:value="1573.720215" calcext:value-type="float">
            <text:p>1573.720215</text:p>
          </table:table-cell>
          <table:table-cell office:value-type="float" office:value="1573.793335" calcext:value-type="float">
            <text:p>1573.793335</text:p>
          </table:table-cell>
          <table:table-cell office:value-type="float" office:value="1575.803711" calcext:value-type="float">
            <text:p>1575.803711</text:p>
          </table:table-cell>
          <table:table-cell office:value-type="float" office:value="1571.82251" calcext:value-type="float">
            <text:p>1571.82251</text:p>
          </table:table-cell>
          <table:table-cell table:number-columns-repeated="13"/>
        </table:table-row>
        <table:table-row table:style-name="ro1">
          <table:table-cell office:value-type="float" office:value="1568.842041" calcext:value-type="float">
            <text:p>1568.842041</text:p>
          </table:table-cell>
          <table:table-cell office:value-type="float" office:value="1571.232056" calcext:value-type="float">
            <text:p>1571.232056</text:p>
          </table:table-cell>
          <table:table-cell office:value-type="float" office:value="1570.315674" calcext:value-type="float">
            <text:p>1570.315674</text:p>
          </table:table-cell>
          <table:table-cell office:value-type="float" office:value="1570.909302" calcext:value-type="float">
            <text:p>1570.909302</text:p>
          </table:table-cell>
          <table:table-cell table:number-columns-repeated="13"/>
        </table:table-row>
        <table:table-row table:style-name="ro1">
          <table:table-cell office:value-type="float" office:value="1570.218506" calcext:value-type="float">
            <text:p>1570.218506</text:p>
          </table:table-cell>
          <table:table-cell office:value-type="float" office:value="1569.466797" calcext:value-type="float">
            <text:p>1569.466797</text:p>
          </table:table-cell>
          <table:table-cell office:value-type="float" office:value="1569.214111" calcext:value-type="float">
            <text:p>1569.214111</text:p>
          </table:table-cell>
          <table:table-cell office:value-type="float" office:value="1572.440308" calcext:value-type="float">
            <text:p>1572.440308</text:p>
          </table:table-cell>
          <table:table-cell table:number-columns-repeated="13"/>
        </table:table-row>
        <table:table-row table:style-name="ro1">
          <table:table-cell office:value-type="float" office:value="1566.786499" calcext:value-type="float">
            <text:p>1566.786499</text:p>
          </table:table-cell>
          <table:table-cell office:value-type="float" office:value="1567.432007" calcext:value-type="float">
            <text:p>1567.432007</text:p>
          </table:table-cell>
          <table:table-cell office:value-type="float" office:value="1569.436035" calcext:value-type="float">
            <text:p>1569.436035</text:p>
          </table:table-cell>
          <table:table-cell office:value-type="float" office:value="1571.346313" calcext:value-type="float">
            <text:p>1571.346313</text:p>
          </table:table-cell>
          <table:table-cell table:number-columns-repeated="13"/>
        </table:table-row>
        <table:table-row table:style-name="ro1">
          <table:table-cell office:value-type="float" office:value="1570.270996" calcext:value-type="float">
            <text:p>1570.270996</text:p>
          </table:table-cell>
          <table:table-cell office:value-type="float" office:value="1571.570923" calcext:value-type="float">
            <text:p>1571.570923</text:p>
          </table:table-cell>
          <table:table-cell office:value-type="float" office:value="1573.76062" calcext:value-type="float">
            <text:p>1573.76062</text:p>
          </table:table-cell>
          <table:table-cell office:value-type="float" office:value="1571.695557" calcext:value-type="float">
            <text:p>1571.695557</text:p>
          </table:table-cell>
          <table:table-cell table:number-columns-repeated="13"/>
        </table:table-row>
        <table:table-row table:style-name="ro1">
          <table:table-cell office:value-type="float" office:value="1568.987305" calcext:value-type="float">
            <text:p>1568.987305</text:p>
          </table:table-cell>
          <table:table-cell office:value-type="float" office:value="1571.305786" calcext:value-type="float">
            <text:p>1571.305786</text:p>
          </table:table-cell>
          <table:table-cell office:value-type="float" office:value="1570.599854" calcext:value-type="float">
            <text:p>1570.599854</text:p>
          </table:table-cell>
          <table:table-cell office:value-type="float" office:value="1572.032471" calcext:value-type="float">
            <text:p>1572.032471</text:p>
          </table:table-cell>
          <table:table-cell table:number-columns-repeated="13"/>
        </table:table-row>
        <table:table-row table:style-name="ro1">
          <table:table-cell office:value-type="float" office:value="1131.720215" calcext:value-type="float">
            <text:p>1131.720215</text:p>
          </table:table-cell>
          <table:table-cell office:value-type="float" office:value="1067.697144" calcext:value-type="float">
            <text:p>1067.697144</text:p>
          </table:table-cell>
          <table:table-cell office:value-type="float" office:value="1077.925415" calcext:value-type="float">
            <text:p>1077.925415</text:p>
          </table:table-cell>
          <table:table-cell office:value-type="float" office:value="1123.082764" calcext:value-type="float">
            <text:p>1123.082764</text:p>
          </table:table-cell>
          <table:table-cell table:number-columns-repeated="13"/>
        </table:table-row>
        <table:table-row table:style-name="ro1">
          <table:table-cell office:value-type="float" office:value="1144.512939" calcext:value-type="float">
            <text:p>1144.512939</text:p>
          </table:table-cell>
          <table:table-cell office:value-type="float" office:value="1054.177246" calcext:value-type="float">
            <text:p>1054.177246</text:p>
          </table:table-cell>
          <table:table-cell office:value-type="float" office:value="1070.699219" calcext:value-type="float">
            <text:p>1070.699219</text:p>
          </table:table-cell>
          <table:table-cell office:value-type="float" office:value="1131.197998" calcext:value-type="float">
            <text:p>1131.197998</text:p>
          </table:table-cell>
          <table:table-cell table:number-columns-repeated="13"/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table:number-columns-repeated="4" office:value-type="float" office:value="900" calcext:value-type="float">
            <text:p>900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1:02:38.495759210</meta:creation-date>
    <dc:date>2019-08-01T14:11:35.398629508</dc:date>
    <meta:editing-duration>PT18M36S</meta:editing-duration>
    <meta:editing-cycles>1</meta:editing-cycles>
    <meta:document-statistic meta:table-count="1" meta:cell-count="852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4.8cm" svg:height="21.516cm" xlink:href=".." xlink:type="simple" chart:class="chart:line" chart:style-name="ch1">
        <chart:title svg:x="20.597cm" svg:y="0.566cm" chart:style-name="ch2">
          <text:p>5m/s Thrust Data</text:p>
        </chart:title>
        <chart:legend chart:legend-position="end" svg:x="42.292cm" svg:y="9.712cm" style:legend-expansion="high" chart:style-name="ch3"/>
        <chart:plot-area chart:style-name="ch4" table:cell-range-address="Sheet1.A1:Sheet1.D2131" chart:data-source-has-labels="row" svg:x="1.907cm" svg:y="1.775cm" svg:width="39.489cm" svg:height="18.33cm">
          <chartooo:coordinate-region svg:x="2.899cm" svg:y="1.775cm" svg:width="38.497cm" svg:height="17.077cm"/>
          <chart:axis chart:dimension="x" chart:name="primary-x" chart:style-name="ch5">
            <chart:title svg:x="21.237cm" svg:y="20.535cm" chart:style-name="ch6">
              <text:p>Time</text:p>
            </chart:title>
          </chart:axis>
          <chart:axis chart:dimension="y" chart:name="primary-y" chart:style-name="ch7">
            <chart:title svg:x="0.451cm" svg:y="11.447cm" chart:style-name="ch8">
              <text:p>Thrust</text:p>
            </chart:title>
            <chart:grid chart:style-name="ch9" chart:class="major"/>
          </chart:axis>
          <chart:series chart:style-name="ch10" chart:values-cell-range-address="Sheet1.A2:Sheet1.A2131" chart:label-cell-address="Sheet1.A1:Sheet1.A1" chart:class="chart:line">
            <chart:data-point chart:repeated="2130"/>
          </chart:series>
          <chart:series chart:style-name="ch11" chart:values-cell-range-address="Sheet1.B2:Sheet1.B2131" chart:label-cell-address="Sheet1.B1:Sheet1.B1" chart:class="chart:line">
            <chart:data-point chart:repeated="2130"/>
          </chart:series>
          <chart:series chart:style-name="ch12" chart:values-cell-range-address="Sheet1.C2:Sheet1.C2131" chart:label-cell-address="Sheet1.C1:Sheet1.C1" chart:class="chart:line">
            <chart:data-point chart:repeated="2130"/>
          </chart:series>
          <chart:series chart:style-name="ch13" chart:values-cell-range-address="Sheet1.D2:Sheet1.D2131" chart:label-cell-address="Sheet1.D1:Sheet1.D1" chart:class="chart:line">
            <chart:data-point chart:repeated="213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r 1</text:p>
                <draw:g>
                  <svg:desc>Sheet1.A1:Sheet1.A1</svg:desc>
                </draw:g>
              </table:table-cell>
              <table:table-cell office:value-type="string">
                <text:p>Motor 2</text:p>
                <draw:g>
                  <svg:desc>Sheet1.B1:Sheet1.B1</svg:desc>
                </draw:g>
              </table:table-cell>
              <table:table-cell office:value-type="string">
                <text:p>Motor 3</text:p>
                <draw:g>
                  <svg:desc>Sheet1.C1:Sheet1.C1</svg:desc>
                </draw:g>
              </table:table-cell>
              <table:table-cell office:value-type="string">
                <text:p>Motor 4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2:Sheet1.A2131</svg:desc>
                </draw:g>
              </table:table-cell>
              <table:table-cell office:value-type="float" office:value="1000">
                <text:p>1000</text:p>
                <draw:g>
                  <svg:desc>Sheet1.B2:Sheet1.B2131</svg:desc>
                </draw:g>
              </table:table-cell>
              <table:table-cell office:value-type="float" office:value="1000">
                <text:p>1000</text:p>
                <draw:g>
                  <svg:desc>Sheet1.C2:Sheet1.C2131</svg:desc>
                </draw:g>
              </table:table-cell>
              <table:table-cell office:value-type="float" office:value="1000">
                <text:p>1000</text:p>
                <draw:g>
                  <svg:desc>Sheet1.D2:Sheet1.D2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62.572388">
                <text:p>1162.572388</text:p>
              </table:table-cell>
              <table:table-cell office:value-type="float" office:value="1128.830566">
                <text:p>1128.830566</text:p>
              </table:table-cell>
              <table:table-cell office:value-type="float" office:value="1129.110596">
                <text:p>1129.110596</text:p>
              </table:table-cell>
              <table:table-cell office:value-type="float" office:value="1166.43811">
                <text:p>1166.438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72.218018">
                <text:p>1272.218018</text:p>
              </table:table-cell>
              <table:table-cell office:value-type="float" office:value="1245.234985">
                <text:p>1245.234985</text:p>
              </table:table-cell>
              <table:table-cell office:value-type="float" office:value="1262.738281">
                <text:p>1262.738281</text:p>
              </table:table-cell>
              <table:table-cell office:value-type="float" office:value="1261.102051">
                <text:p>1261.1020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14.204346">
                <text:p>1414.204346</text:p>
              </table:table-cell>
              <table:table-cell office:value-type="float" office:value="1372.213013">
                <text:p>1372.213013</text:p>
              </table:table-cell>
              <table:table-cell office:value-type="float" office:value="1404.582031">
                <text:p>1404.582031</text:p>
              </table:table-cell>
              <table:table-cell office:value-type="float" office:value="1384.157349">
                <text:p>1384.157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73.787354">
                <text:p>1573.787354</text:p>
              </table:table-cell>
              <table:table-cell office:value-type="float" office:value="1527.994263">
                <text:p>1527.994263</text:p>
              </table:table-cell>
              <table:table-cell office:value-type="float" office:value="1569.509155">
                <text:p>1569.509155</text:p>
              </table:table-cell>
              <table:table-cell office:value-type="float" office:value="1533.738037">
                <text:p>1533.738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7.156372">
                <text:p>1607.156372</text:p>
              </table:table-cell>
              <table:table-cell office:value-type="float" office:value="1615.314575">
                <text:p>1615.314575</text:p>
              </table:table-cell>
              <table:table-cell office:value-type="float" office:value="1608.781372">
                <text:p>1608.781372</text:p>
              </table:table-cell>
              <table:table-cell office:value-type="float" office:value="1613.702515">
                <text:p>1613.7025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12.552246">
                <text:p>1612.552246</text:p>
              </table:table-cell>
              <table:table-cell office:value-type="float" office:value="1607.783447">
                <text:p>1607.783447</text:p>
              </table:table-cell>
              <table:table-cell office:value-type="float" office:value="1613.385986">
                <text:p>1613.385986</text:p>
              </table:table-cell>
              <table:table-cell office:value-type="float" office:value="1607.484497">
                <text:p>1607.4844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20.419067">
                <text:p>1620.419067</text:p>
              </table:table-cell>
              <table:table-cell office:value-type="float" office:value="1616.952026">
                <text:p>1616.952026</text:p>
              </table:table-cell>
              <table:table-cell office:value-type="float" office:value="1620.366455">
                <text:p>1620.366455</text:p>
              </table:table-cell>
              <table:table-cell office:value-type="float" office:value="1615.734741">
                <text:p>1615.7347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17.342163">
                <text:p>1617.342163</text:p>
              </table:table-cell>
              <table:table-cell office:value-type="float" office:value="1617.189575">
                <text:p>1617.189575</text:p>
              </table:table-cell>
              <table:table-cell office:value-type="float" office:value="1615.236816">
                <text:p>1615.236816</text:p>
              </table:table-cell>
              <table:table-cell office:value-type="float" office:value="1616.523315">
                <text:p>1616.523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26.703125">
                <text:p>1626.703125</text:p>
              </table:table-cell>
              <table:table-cell office:value-type="float" office:value="1623.969971">
                <text:p>1623.969971</text:p>
              </table:table-cell>
              <table:table-cell office:value-type="float" office:value="1628.80603">
                <text:p>1628.80603</text:p>
              </table:table-cell>
              <table:table-cell office:value-type="float" office:value="1626.27417">
                <text:p>1626.274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28.479248">
                <text:p>1628.479248</text:p>
              </table:table-cell>
              <table:table-cell office:value-type="float" office:value="1627.532349">
                <text:p>1627.532349</text:p>
              </table:table-cell>
              <table:table-cell office:value-type="float" office:value="1632.619751">
                <text:p>1632.619751</text:p>
              </table:table-cell>
              <table:table-cell office:value-type="float" office:value="1628.352539">
                <text:p>1628.3525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48.12793">
                <text:p>1548.12793</text:p>
              </table:table-cell>
              <table:table-cell office:value-type="float" office:value="1547.256348">
                <text:p>1547.256348</text:p>
              </table:table-cell>
              <table:table-cell office:value-type="float" office:value="1547.764893">
                <text:p>1547.764893</text:p>
              </table:table-cell>
              <table:table-cell office:value-type="float" office:value="1546.699951">
                <text:p>1546.699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67.109863">
                <text:p>1567.109863</text:p>
              </table:table-cell>
              <table:table-cell office:value-type="float" office:value="1565.678345">
                <text:p>1565.678345</text:p>
              </table:table-cell>
              <table:table-cell office:value-type="float" office:value="1567.531128">
                <text:p>1567.531128</text:p>
              </table:table-cell>
              <table:table-cell office:value-type="float" office:value="1566.286377">
                <text:p>1566.2863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67.824829">
                <text:p>1567.824829</text:p>
              </table:table-cell>
              <table:table-cell office:value-type="float" office:value="1568.518677">
                <text:p>1568.518677</text:p>
              </table:table-cell>
              <table:table-cell office:value-type="float" office:value="1568.7323">
                <text:p>1568.7323</text:p>
              </table:table-cell>
              <table:table-cell office:value-type="float" office:value="1565.813477">
                <text:p>1565.8134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67.713745">
                <text:p>1567.713745</text:p>
              </table:table-cell>
              <table:table-cell office:value-type="float" office:value="1567.394287">
                <text:p>1567.394287</text:p>
              </table:table-cell>
              <table:table-cell office:value-type="float" office:value="1566.007568">
                <text:p>1566.007568</text:p>
              </table:table-cell>
              <table:table-cell office:value-type="float" office:value="1566.410034">
                <text:p>1566.4100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70.175171">
                <text:p>1570.175171</text:p>
              </table:table-cell>
              <table:table-cell office:value-type="float" office:value="1569.831421">
                <text:p>1569.831421</text:p>
              </table:table-cell>
              <table:table-cell office:value-type="float" office:value="1571.285522">
                <text:p>1571.285522</text:p>
              </table:table-cell>
              <table:table-cell office:value-type="float" office:value="1570.596436">
                <text:p>1570.5964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68.333984">
                <text:p>1568.333984</text:p>
              </table:table-cell>
              <table:table-cell office:value-type="float" office:value="1568.821655">
                <text:p>1568.821655</text:p>
              </table:table-cell>
              <table:table-cell office:value-type="float" office:value="1567.61145">
                <text:p>1567.61145</text:p>
              </table:table-cell>
              <table:table-cell office:value-type="float" office:value="1570.298706">
                <text:p>1570.2987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73.670776">
                <text:p>1573.670776</text:p>
              </table:table-cell>
              <table:table-cell office:value-type="float" office:value="1574.003906">
                <text:p>1574.003906</text:p>
              </table:table-cell>
              <table:table-cell office:value-type="float" office:value="1574.651489">
                <text:p>1574.651489</text:p>
              </table:table-cell>
              <table:table-cell office:value-type="float" office:value="1577.287476">
                <text:p>1577.2874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70.984131">
                <text:p>1570.984131</text:p>
              </table:table-cell>
              <table:table-cell office:value-type="float" office:value="1572.183228">
                <text:p>1572.183228</text:p>
              </table:table-cell>
              <table:table-cell office:value-type="float" office:value="1573.488159">
                <text:p>1573.488159</text:p>
              </table:table-cell>
              <table:table-cell office:value-type="float" office:value="1572.5979">
                <text:p>1572.59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75.058228">
                <text:p>1575.058228</text:p>
              </table:table-cell>
              <table:table-cell office:value-type="float" office:value="1576.808105">
                <text:p>1576.808105</text:p>
              </table:table-cell>
              <table:table-cell office:value-type="float" office:value="1575.425293">
                <text:p>1575.425293</text:p>
              </table:table-cell>
              <table:table-cell office:value-type="float" office:value="1574.973633">
                <text:p>1574.9736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72.170654">
                <text:p>1572.170654</text:p>
              </table:table-cell>
              <table:table-cell office:value-type="float" office:value="1574.18689">
                <text:p>1574.18689</text:p>
              </table:table-cell>
              <table:table-cell office:value-type="float" office:value="1571.67981">
                <text:p>1571.67981</text:p>
              </table:table-cell>
              <table:table-cell office:value-type="float" office:value="1576.979614">
                <text:p>1576.9796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74.016113">
                <text:p>1574.016113</text:p>
              </table:table-cell>
              <table:table-cell office:value-type="float" office:value="1576.350464">
                <text:p>1576.350464</text:p>
              </table:table-cell>
              <table:table-cell office:value-type="float" office:value="1575.2229">
                <text:p>1575.2229</text:p>
              </table:table-cell>
              <table:table-cell office:value-type="float" office:value="1577.25">
                <text:p>1577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81.622803">
                <text:p>1581.622803</text:p>
              </table:table-cell>
              <table:table-cell office:value-type="float" office:value="1575.307373">
                <text:p>1575.307373</text:p>
              </table:table-cell>
              <table:table-cell office:value-type="float" office:value="1578.826782">
                <text:p>1578.826782</text:p>
              </table:table-cell>
              <table:table-cell office:value-type="float" office:value="1575.241699">
                <text:p>1575.2416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73.774414">
                <text:p>1573.774414</text:p>
              </table:table-cell>
              <table:table-cell office:value-type="float" office:value="1578.787354">
                <text:p>1578.787354</text:p>
              </table:table-cell>
              <table:table-cell office:value-type="float" office:value="1578.084106">
                <text:p>1578.084106</text:p>
              </table:table-cell>
              <table:table-cell office:value-type="float" office:value="1576.260742">
                <text:p>1576.2607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69.762573">
                <text:p>1569.762573</text:p>
              </table:table-cell>
              <table:table-cell office:value-type="float" office:value="1574.759155">
                <text:p>1574.759155</text:p>
              </table:table-cell>
              <table:table-cell office:value-type="float" office:value="1570.744873">
                <text:p>1570.744873</text:p>
              </table:table-cell>
              <table:table-cell office:value-type="float" office:value="1574.123901">
                <text:p>1574.1239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79.346069">
                <text:p>1579.346069</text:p>
              </table:table-cell>
              <table:table-cell office:value-type="float" office:value="1573.23584">
                <text:p>1573.23584</text:p>
              </table:table-cell>
              <table:table-cell office:value-type="float" office:value="1574.550781">
                <text:p>1574.550781</text:p>
              </table:table-cell>
              <table:table-cell office:value-type="float" office:value="1577.54834">
                <text:p>1577.548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70.433472">
                <text:p>1570.433472</text:p>
              </table:table-cell>
              <table:table-cell office:value-type="float" office:value="1573.760376">
                <text:p>1573.760376</text:p>
              </table:table-cell>
              <table:table-cell office:value-type="float" office:value="1572.121704">
                <text:p>1572.121704</text:p>
              </table:table-cell>
              <table:table-cell office:value-type="float" office:value="1572.918701">
                <text:p>1572.9187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78.5354">
                <text:p>1578.5354</text:p>
              </table:table-cell>
              <table:table-cell office:value-type="float" office:value="1576.550659">
                <text:p>1576.550659</text:p>
              </table:table-cell>
              <table:table-cell office:value-type="float" office:value="1578.951416">
                <text:p>1578.951416</text:p>
              </table:table-cell>
              <table:table-cell office:value-type="float" office:value="1578.542847">
                <text:p>1578.5428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75.626221">
                <text:p>1575.626221</text:p>
              </table:table-cell>
              <table:table-cell office:value-type="float" office:value="1578.728027">
                <text:p>1578.728027</text:p>
              </table:table-cell>
              <table:table-cell office:value-type="float" office:value="1573.328369">
                <text:p>1573.328369</text:p>
              </table:table-cell>
              <table:table-cell office:value-type="float" office:value="1579.139404">
                <text:p>1579.1394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75.846558">
                <text:p>1575.846558</text:p>
              </table:table-cell>
              <table:table-cell office:value-type="float" office:value="1575.644897">
                <text:p>1575.644897</text:p>
              </table:table-cell>
              <table:table-cell office:value-type="float" office:value="1578.006592">
                <text:p>1578.006592</text:p>
              </table:table-cell>
              <table:table-cell office:value-type="float" office:value="1574.992554">
                <text:p>1574.9925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76.165283">
                <text:p>1576.165283</text:p>
              </table:table-cell>
              <table:table-cell office:value-type="float" office:value="1572.331177">
                <text:p>1572.331177</text:p>
              </table:table-cell>
              <table:table-cell office:value-type="float" office:value="1574.942017">
                <text:p>1574.942017</text:p>
              </table:table-cell>
              <table:table-cell office:value-type="float" office:value="1570.259033">
                <text:p>1570.2590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75.536743">
                <text:p>1575.536743</text:p>
              </table:table-cell>
              <table:table-cell office:value-type="float" office:value="1574.473022">
                <text:p>1574.473022</text:p>
              </table:table-cell>
              <table:table-cell office:value-type="float" office:value="1573.512329">
                <text:p>1573.512329</text:p>
              </table:table-cell>
              <table:table-cell office:value-type="float" office:value="1575.731567">
                <text:p>1575.7315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77.929199">
                <text:p>1577.929199</text:p>
              </table:table-cell>
              <table:table-cell office:value-type="float" office:value="1575.263916">
                <text:p>1575.263916</text:p>
              </table:table-cell>
              <table:table-cell office:value-type="float" office:value="1574.014893">
                <text:p>1574.014893</text:p>
              </table:table-cell>
              <table:table-cell office:value-type="float" office:value="1574.424927">
                <text:p>1574.4249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79.035645">
                <text:p>1579.035645</text:p>
              </table:table-cell>
              <table:table-cell office:value-type="float" office:value="1579.562134">
                <text:p>1579.562134</text:p>
              </table:table-cell>
              <table:table-cell office:value-type="float" office:value="1577.690796">
                <text:p>1577.690796</text:p>
              </table:table-cell>
              <table:table-cell office:value-type="float" office:value="1578.425781">
                <text:p>1578.4257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77.45813">
                <text:p>1577.45813</text:p>
              </table:table-cell>
              <table:table-cell office:value-type="float" office:value="1576.790527">
                <text:p>1576.790527</text:p>
              </table:table-cell>
              <table:table-cell office:value-type="float" office:value="1576.983643">
                <text:p>1576.983643</text:p>
              </table:table-cell>
              <table:table-cell office:value-type="float" office:value="1576.296631">
                <text:p>1576.2966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75.124268">
                <text:p>1575.124268</text:p>
              </table:table-cell>
              <table:table-cell office:value-type="float" office:value="1575.493042">
                <text:p>1575.493042</text:p>
              </table:table-cell>
              <table:table-cell office:value-type="float" office:value="1575.302246">
                <text:p>1575.302246</text:p>
              </table:table-cell>
              <table:table-cell office:value-type="float" office:value="1575.313843">
                <text:p>1575.3138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73.618774">
                <text:p>1573.618774</text:p>
              </table:table-cell>
              <table:table-cell office:value-type="float" office:value="1577.658325">
                <text:p>1577.658325</text:p>
              </table:table-cell>
              <table:table-cell office:value-type="float" office:value="1573.254028">
                <text:p>1573.254028</text:p>
              </table:table-cell>
              <table:table-cell office:value-type="float" office:value="1572.951172">
                <text:p>1572.9511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76.16394">
                <text:p>1576.16394</text:p>
              </table:table-cell>
              <table:table-cell office:value-type="float" office:value="1577.467041">
                <text:p>1577.467041</text:p>
              </table:table-cell>
              <table:table-cell office:value-type="float" office:value="1578.065308">
                <text:p>1578.065308</text:p>
              </table:table-cell>
              <table:table-cell office:value-type="float" office:value="1578.811035">
                <text:p>1578.8110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63.180542">
                <text:p>1563.180542</text:p>
              </table:table-cell>
              <table:table-cell office:value-type="float" office:value="1562.103516">
                <text:p>1562.103516</text:p>
              </table:table-cell>
              <table:table-cell office:value-type="float" office:value="1562.634644">
                <text:p>1562.634644</text:p>
              </table:table-cell>
              <table:table-cell office:value-type="float" office:value="1563.417847">
                <text:p>1563.4178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66.866455">
                <text:p>1566.866455</text:p>
              </table:table-cell>
              <table:table-cell office:value-type="float" office:value="1567.092529">
                <text:p>1567.092529</text:p>
              </table:table-cell>
              <table:table-cell office:value-type="float" office:value="1566.233154">
                <text:p>1566.233154</text:p>
              </table:table-cell>
              <table:table-cell office:value-type="float" office:value="1566.657104">
                <text:p>1566.6571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63.864136">
                <text:p>1563.864136</text:p>
              </table:table-cell>
              <table:table-cell office:value-type="float" office:value="1565.105713">
                <text:p>1565.105713</text:p>
              </table:table-cell>
              <table:table-cell office:value-type="float" office:value="1565.540283">
                <text:p>1565.540283</text:p>
              </table:table-cell>
              <table:table-cell office:value-type="float" office:value="1566.516235">
                <text:p>1566.5162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61.93811">
                <text:p>1561.93811</text:p>
              </table:table-cell>
              <table:table-cell office:value-type="float" office:value="1565.530518">
                <text:p>1565.530518</text:p>
              </table:table-cell>
              <table:table-cell office:value-type="float" office:value="1562.77356">
                <text:p>1562.77356</text:p>
              </table:table-cell>
              <table:table-cell office:value-type="float" office:value="1568.018555">
                <text:p>1568.0185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69.487305">
                <text:p>1569.487305</text:p>
              </table:table-cell>
              <table:table-cell office:value-type="float" office:value="1563.700073">
                <text:p>1563.700073</text:p>
              </table:table-cell>
              <table:table-cell office:value-type="float" office:value="1567.147217">
                <text:p>1567.147217</text:p>
              </table:table-cell>
              <table:table-cell office:value-type="float" office:value="1564.991211">
                <text:p>1564.9912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67.522705">
                <text:p>1567.522705</text:p>
              </table:table-cell>
              <table:table-cell office:value-type="float" office:value="1562.614502">
                <text:p>1562.614502</text:p>
              </table:table-cell>
              <table:table-cell office:value-type="float" office:value="1564.296387">
                <text:p>1564.296387</text:p>
              </table:table-cell>
              <table:table-cell office:value-type="float" office:value="1563.748169">
                <text:p>1563.7481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68.685059">
                <text:p>1568.685059</text:p>
              </table:table-cell>
              <table:table-cell office:value-type="float" office:value="1564.894165">
                <text:p>1564.894165</text:p>
              </table:table-cell>
              <table:table-cell office:value-type="float" office:value="1569.321777">
                <text:p>1569.321777</text:p>
              </table:table-cell>
              <table:table-cell office:value-type="float" office:value="1567.087524">
                <text:p>1567.0875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65.387207">
                <text:p>1565.387207</text:p>
              </table:table-cell>
              <table:table-cell office:value-type="float" office:value="1565.927734">
                <text:p>1565.927734</text:p>
              </table:table-cell>
              <table:table-cell office:value-type="float" office:value="1569.255615">
                <text:p>1569.255615</text:p>
              </table:table-cell>
              <table:table-cell office:value-type="float" office:value="1565.128296">
                <text:p>1565.1282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62.927612">
                <text:p>1562.927612</text:p>
              </table:table-cell>
              <table:table-cell office:value-type="float" office:value="1564.125244">
                <text:p>1564.125244</text:p>
              </table:table-cell>
              <table:table-cell office:value-type="float" office:value="1563.347168">
                <text:p>1563.347168</text:p>
              </table:table-cell>
              <table:table-cell office:value-type="float" office:value="1563.771973">
                <text:p>1563.7719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5.517944">
                <text:p>1565.517944</text:p>
              </table:table-cell>
              <table:table-cell office:value-type="float" office:value="1567.034912">
                <text:p>1567.034912</text:p>
              </table:table-cell>
              <table:table-cell office:value-type="float" office:value="1564.079346">
                <text:p>1564.079346</text:p>
              </table:table-cell>
              <table:table-cell office:value-type="float" office:value="1566.183472">
                <text:p>1566.1834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61.601807">
                <text:p>1561.601807</text:p>
              </table:table-cell>
              <table:table-cell office:value-type="float" office:value="1565.471558">
                <text:p>1565.471558</text:p>
              </table:table-cell>
              <table:table-cell office:value-type="float" office:value="1562.228027">
                <text:p>1562.228027</text:p>
              </table:table-cell>
              <table:table-cell office:value-type="float" office:value="1567.263916">
                <text:p>1567.2639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63.661255">
                <text:p>1563.661255</text:p>
              </table:table-cell>
              <table:table-cell office:value-type="float" office:value="1566.395264">
                <text:p>1566.395264</text:p>
              </table:table-cell>
              <table:table-cell office:value-type="float" office:value="1564.441284">
                <text:p>1564.441284</text:p>
              </table:table-cell>
              <table:table-cell office:value-type="float" office:value="1565.521973">
                <text:p>1565.5219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63.703857">
                <text:p>1563.703857</text:p>
              </table:table-cell>
              <table:table-cell office:value-type="float" office:value="1565.048706">
                <text:p>1565.048706</text:p>
              </table:table-cell>
              <table:table-cell office:value-type="float" office:value="1563.627075">
                <text:p>1563.627075</text:p>
              </table:table-cell>
              <table:table-cell office:value-type="float" office:value="1565.70166">
                <text:p>1565.701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67.0802">
                <text:p>1567.0802</text:p>
              </table:table-cell>
              <table:table-cell office:value-type="float" office:value="1567.061768">
                <text:p>1567.061768</text:p>
              </table:table-cell>
              <table:table-cell office:value-type="float" office:value="1565.322754">
                <text:p>1565.322754</text:p>
              </table:table-cell>
              <table:table-cell office:value-type="float" office:value="1566.0896">
                <text:p>1566.08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62.952393">
                <text:p>1562.952393</text:p>
              </table:table-cell>
              <table:table-cell office:value-type="float" office:value="1564.081177">
                <text:p>1564.081177</text:p>
              </table:table-cell>
              <table:table-cell office:value-type="float" office:value="1564.036621">
                <text:p>1564.036621</text:p>
              </table:table-cell>
              <table:table-cell office:value-type="float" office:value="1564.971558">
                <text:p>1564.9715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62.425293">
                <text:p>1562.425293</text:p>
              </table:table-cell>
              <table:table-cell office:value-type="float" office:value="1561.881714">
                <text:p>1561.881714</text:p>
              </table:table-cell>
              <table:table-cell office:value-type="float" office:value="1565.266724">
                <text:p>1565.266724</text:p>
              </table:table-cell>
              <table:table-cell office:value-type="float" office:value="1559.726074">
                <text:p>1559.7260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64.193115">
                <text:p>1564.193115</text:p>
              </table:table-cell>
              <table:table-cell office:value-type="float" office:value="1564.400513">
                <text:p>1564.400513</text:p>
              </table:table-cell>
              <table:table-cell office:value-type="float" office:value="1564.940796">
                <text:p>1564.940796</text:p>
              </table:table-cell>
              <table:table-cell office:value-type="float" office:value="1565.83313">
                <text:p>1565.833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66.920044">
                <text:p>1566.920044</text:p>
              </table:table-cell>
              <table:table-cell office:value-type="float" office:value="1562.591187">
                <text:p>1562.591187</text:p>
              </table:table-cell>
              <table:table-cell office:value-type="float" office:value="1562.180176">
                <text:p>1562.180176</text:p>
              </table:table-cell>
              <table:table-cell office:value-type="float" office:value="1567.078369">
                <text:p>1567.0783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63.158203">
                <text:p>1563.158203</text:p>
              </table:table-cell>
              <table:table-cell office:value-type="float" office:value="1562.138916">
                <text:p>1562.138916</text:p>
              </table:table-cell>
              <table:table-cell office:value-type="float" office:value="1559.640991">
                <text:p>1559.640991</text:p>
              </table:table-cell>
              <table:table-cell office:value-type="float" office:value="1564.352173">
                <text:p>1564.3521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65.372559">
                <text:p>1565.372559</text:p>
              </table:table-cell>
              <table:table-cell office:value-type="float" office:value="1565.432373">
                <text:p>1565.432373</text:p>
              </table:table-cell>
              <table:table-cell office:value-type="float" office:value="1567.032227">
                <text:p>1567.032227</text:p>
              </table:table-cell>
              <table:table-cell office:value-type="float" office:value="1565.704834">
                <text:p>1565.7048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59.609009">
                <text:p>1559.609009</text:p>
              </table:table-cell>
              <table:table-cell office:value-type="float" office:value="1568.160889">
                <text:p>1568.160889</text:p>
              </table:table-cell>
              <table:table-cell office:value-type="float" office:value="1561.955933">
                <text:p>1561.955933</text:p>
              </table:table-cell>
              <table:table-cell office:value-type="float" office:value="1567.455811">
                <text:p>1567.4558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62.889404">
                <text:p>1562.889404</text:p>
              </table:table-cell>
              <table:table-cell office:value-type="float" office:value="1564.220337">
                <text:p>1564.220337</text:p>
              </table:table-cell>
              <table:table-cell office:value-type="float" office:value="1565.057007">
                <text:p>1565.057007</text:p>
              </table:table-cell>
              <table:table-cell office:value-type="float" office:value="1564.932251">
                <text:p>1564.9322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66.649292">
                <text:p>1566.649292</text:p>
              </table:table-cell>
              <table:table-cell office:value-type="float" office:value="1563.391968">
                <text:p>1563.391968</text:p>
              </table:table-cell>
              <table:table-cell office:value-type="float" office:value="1564.258911">
                <text:p>1564.258911</text:p>
              </table:table-cell>
              <table:table-cell office:value-type="float" office:value="1564.645508">
                <text:p>1564.6455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65.260864">
                <text:p>1565.260864</text:p>
              </table:table-cell>
              <table:table-cell office:value-type="float" office:value="1564.539795">
                <text:p>1564.539795</text:p>
              </table:table-cell>
              <table:table-cell office:value-type="float" office:value="1565.29834">
                <text:p>1565.29834</text:p>
              </table:table-cell>
              <table:table-cell office:value-type="float" office:value="1566.485962">
                <text:p>1566.4859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28.65564">
                <text:p>1528.65564</text:p>
              </table:table-cell>
              <table:table-cell office:value-type="float" office:value="1571.521851">
                <text:p>1571.521851</text:p>
              </table:table-cell>
              <table:table-cell office:value-type="float" office:value="1591.612427">
                <text:p>1591.612427</text:p>
              </table:table-cell>
              <table:table-cell office:value-type="float" office:value="1611.907715">
                <text:p>1611.9077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29.679199">
                <text:p>1629.679199</text:p>
              </table:table-cell>
              <table:table-cell office:value-type="float" office:value="1639.312744">
                <text:p>1639.312744</text:p>
              </table:table-cell>
              <table:table-cell office:value-type="float" office:value="1625.849365">
                <text:p>1625.849365</text:p>
              </table:table-cell>
              <table:table-cell office:value-type="float" office:value="1644.686035">
                <text:p>1644.6860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96.500244">
                <text:p>1696.500244</text:p>
              </table:table-cell>
              <table:table-cell office:value-type="float" office:value="1703.019775">
                <text:p>1703.019775</text:p>
              </table:table-cell>
              <table:table-cell office:value-type="float" office:value="1696.342407">
                <text:p>1696.342407</text:p>
              </table:table-cell>
              <table:table-cell office:value-type="float" office:value="1703.434204">
                <text:p>1703.4342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25.741333">
                <text:p>1725.741333</text:p>
              </table:table-cell>
              <table:table-cell office:value-type="float" office:value="1738.364014">
                <text:p>1738.364014</text:p>
              </table:table-cell>
              <table:table-cell office:value-type="float" office:value="1729.623169">
                <text:p>1729.623169</text:p>
              </table:table-cell>
              <table:table-cell office:value-type="float" office:value="1744.366089">
                <text:p>1744.3660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93.521362">
                <text:p>1693.521362</text:p>
              </table:table-cell>
              <table:table-cell office:value-type="float" office:value="1719.862793">
                <text:p>1719.862793</text:p>
              </table:table-cell>
              <table:table-cell office:value-type="float" office:value="1703.319214">
                <text:p>1703.319214</text:p>
              </table:table-cell>
              <table:table-cell office:value-type="float" office:value="1717.406006">
                <text:p>1717.4060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18.830078">
                <text:p>1718.830078</text:p>
              </table:table-cell>
              <table:table-cell office:value-type="float" office:value="1746.140503">
                <text:p>1746.140503</text:p>
              </table:table-cell>
              <table:table-cell office:value-type="float" office:value="1722.505005">
                <text:p>1722.505005</text:p>
              </table:table-cell>
              <table:table-cell office:value-type="float" office:value="1747.112793">
                <text:p>1747.1127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05.566895">
                <text:p>1705.566895</text:p>
              </table:table-cell>
              <table:table-cell office:value-type="float" office:value="1731.577393">
                <text:p>1731.577393</text:p>
              </table:table-cell>
              <table:table-cell office:value-type="float" office:value="1712.713623">
                <text:p>1712.713623</text:p>
              </table:table-cell>
              <table:table-cell office:value-type="float" office:value="1731.169922">
                <text:p>1731.1699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89.418335">
                <text:p>1689.418335</text:p>
              </table:table-cell>
              <table:table-cell office:value-type="float" office:value="1695.757812">
                <text:p>1695.757812</text:p>
              </table:table-cell>
              <table:table-cell office:value-type="float" office:value="1695.198486">
                <text:p>1695.198486</text:p>
              </table:table-cell>
              <table:table-cell office:value-type="float" office:value="1693.275146">
                <text:p>1693.2751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32.36377">
                <text:p>1632.36377</text:p>
              </table:table-cell>
              <table:table-cell office:value-type="float" office:value="1715.514893">
                <text:p>1715.514893</text:p>
              </table:table-cell>
              <table:table-cell office:value-type="float" office:value="1640.124878">
                <text:p>1640.124878</text:p>
              </table:table-cell>
              <table:table-cell office:value-type="float" office:value="1712.110107">
                <text:p>1712.1101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01.361816">
                <text:p>1601.361816</text:p>
              </table:table-cell>
              <table:table-cell office:value-type="float" office:value="1663.734375">
                <text:p>1663.734375</text:p>
              </table:table-cell>
              <table:table-cell office:value-type="float" office:value="1603.670654">
                <text:p>1603.670654</text:p>
              </table:table-cell>
              <table:table-cell office:value-type="float" office:value="1665.155273">
                <text:p>1665.1552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36.5625">
                <text:p>1636.5625</text:p>
              </table:table-cell>
              <table:table-cell office:value-type="float" office:value="1654.396729">
                <text:p>1654.396729</text:p>
              </table:table-cell>
              <table:table-cell office:value-type="float" office:value="1633.569946">
                <text:p>1633.569946</text:p>
              </table:table-cell>
              <table:table-cell office:value-type="float" office:value="1665.524414">
                <text:p>1665.5244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26.369507">
                <text:p>1626.369507</text:p>
              </table:table-cell>
              <table:table-cell office:value-type="float" office:value="1695.913086">
                <text:p>1695.913086</text:p>
              </table:table-cell>
              <table:table-cell office:value-type="float" office:value="1640.046753">
                <text:p>1640.046753</text:p>
              </table:table-cell>
              <table:table-cell office:value-type="float" office:value="1698.464966">
                <text:p>1698.4649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23.103882">
                <text:p>1623.103882</text:p>
              </table:table-cell>
              <table:table-cell office:value-type="float" office:value="1694.486694">
                <text:p>1694.486694</text:p>
              </table:table-cell>
              <table:table-cell office:value-type="float" office:value="1631.30957">
                <text:p>1631.30957</text:p>
              </table:table-cell>
              <table:table-cell office:value-type="float" office:value="1688.694458">
                <text:p>1688.6944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36.433105">
                <text:p>1636.433105</text:p>
              </table:table-cell>
              <table:table-cell office:value-type="float" office:value="1689.288086">
                <text:p>1689.288086</text:p>
              </table:table-cell>
              <table:table-cell office:value-type="float" office:value="1640.065918">
                <text:p>1640.065918</text:p>
              </table:table-cell>
              <table:table-cell office:value-type="float" office:value="1689.329712">
                <text:p>1689.3297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7.144653">
                <text:p>1627.144653</text:p>
              </table:table-cell>
              <table:table-cell office:value-type="float" office:value="1697.224854">
                <text:p>1697.224854</text:p>
              </table:table-cell>
              <table:table-cell office:value-type="float" office:value="1633.023438">
                <text:p>1633.023438</text:p>
              </table:table-cell>
              <table:table-cell office:value-type="float" office:value="1696.22168">
                <text:p>1696.221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0.599854">
                <text:p>1630.599854</text:p>
              </table:table-cell>
              <table:table-cell office:value-type="float" office:value="1697.226929">
                <text:p>1697.226929</text:p>
              </table:table-cell>
              <table:table-cell office:value-type="float" office:value="1637.679932">
                <text:p>1637.679932</text:p>
              </table:table-cell>
              <table:table-cell office:value-type="float" office:value="1692.679321">
                <text:p>1692.6793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34.273193">
                <text:p>1634.273193</text:p>
              </table:table-cell>
              <table:table-cell office:value-type="float" office:value="1701.533325">
                <text:p>1701.533325</text:p>
              </table:table-cell>
              <table:table-cell office:value-type="float" office:value="1639.472046">
                <text:p>1639.472046</text:p>
              </table:table-cell>
              <table:table-cell office:value-type="float" office:value="1699.043335">
                <text:p>1699.0433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37.419678">
                <text:p>1637.419678</text:p>
              </table:table-cell>
              <table:table-cell office:value-type="float" office:value="1702.152832">
                <text:p>1702.152832</text:p>
              </table:table-cell>
              <table:table-cell office:value-type="float" office:value="1643.409058">
                <text:p>1643.409058</text:p>
              </table:table-cell>
              <table:table-cell office:value-type="float" office:value="1698.569458">
                <text:p>1698.5694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44.179443">
                <text:p>1644.179443</text:p>
              </table:table-cell>
              <table:table-cell office:value-type="float" office:value="1704.126587">
                <text:p>1704.126587</text:p>
              </table:table-cell>
              <table:table-cell office:value-type="float" office:value="1647.908936">
                <text:p>1647.908936</text:p>
              </table:table-cell>
              <table:table-cell office:value-type="float" office:value="1703.730469">
                <text:p>1703.7304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37.074219">
                <text:p>1637.074219</text:p>
              </table:table-cell>
              <table:table-cell office:value-type="float" office:value="1705.953247">
                <text:p>1705.953247</text:p>
              </table:table-cell>
              <table:table-cell office:value-type="float" office:value="1644.061279">
                <text:p>1644.061279</text:p>
              </table:table-cell>
              <table:table-cell office:value-type="float" office:value="1700.963867">
                <text:p>1700.9638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37.328125">
                <text:p>1637.328125</text:p>
              </table:table-cell>
              <table:table-cell office:value-type="float" office:value="1703.924561">
                <text:p>1703.924561</text:p>
              </table:table-cell>
              <table:table-cell office:value-type="float" office:value="1646.029053">
                <text:p>1646.029053</text:p>
              </table:table-cell>
              <table:table-cell office:value-type="float" office:value="1702.105957">
                <text:p>1702.1059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32.875977">
                <text:p>1632.875977</text:p>
              </table:table-cell>
              <table:table-cell office:value-type="float" office:value="1707.381714">
                <text:p>1707.381714</text:p>
              </table:table-cell>
              <table:table-cell office:value-type="float" office:value="1638.28186">
                <text:p>1638.28186</text:p>
              </table:table-cell>
              <table:table-cell office:value-type="float" office:value="1702.155518">
                <text:p>1702.1555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41.178223">
                <text:p>1641.178223</text:p>
              </table:table-cell>
              <table:table-cell office:value-type="float" office:value="1704.188354">
                <text:p>1704.188354</text:p>
              </table:table-cell>
              <table:table-cell office:value-type="float" office:value="1644.983643">
                <text:p>1644.983643</text:p>
              </table:table-cell>
              <table:table-cell office:value-type="float" office:value="1702.381592">
                <text:p>1702.3815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45.407837">
                <text:p>1645.407837</text:p>
              </table:table-cell>
              <table:table-cell office:value-type="float" office:value="1703.706787">
                <text:p>1703.706787</text:p>
              </table:table-cell>
              <table:table-cell office:value-type="float" office:value="1648.955566">
                <text:p>1648.955566</text:p>
              </table:table-cell>
              <table:table-cell office:value-type="float" office:value="1703.049805">
                <text:p>1703.0498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40.493164">
                <text:p>1640.493164</text:p>
              </table:table-cell>
              <table:table-cell office:value-type="float" office:value="1706.250488">
                <text:p>1706.250488</text:p>
              </table:table-cell>
              <table:table-cell office:value-type="float" office:value="1645.832153">
                <text:p>1645.832153</text:p>
              </table:table-cell>
              <table:table-cell office:value-type="float" office:value="1705.890747">
                <text:p>1705.8907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37.351929">
                <text:p>1637.351929</text:p>
              </table:table-cell>
              <table:table-cell office:value-type="float" office:value="1710.006348">
                <text:p>1710.006348</text:p>
              </table:table-cell>
              <table:table-cell office:value-type="float" office:value="1646.984009">
                <text:p>1646.984009</text:p>
              </table:table-cell>
              <table:table-cell office:value-type="float" office:value="1703.456909">
                <text:p>1703.4569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45.30835">
                <text:p>1645.30835</text:p>
              </table:table-cell>
              <table:table-cell office:value-type="float" office:value="1710.4552">
                <text:p>1710.4552</text:p>
              </table:table-cell>
              <table:table-cell office:value-type="float" office:value="1651.459595">
                <text:p>1651.459595</text:p>
              </table:table-cell>
              <table:table-cell office:value-type="float" office:value="1706.136597">
                <text:p>1706.1365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45.722778">
                <text:p>1645.722778</text:p>
              </table:table-cell>
              <table:table-cell office:value-type="float" office:value="1707.529053">
                <text:p>1707.529053</text:p>
              </table:table-cell>
              <table:table-cell office:value-type="float" office:value="1651.52356">
                <text:p>1651.52356</text:p>
              </table:table-cell>
              <table:table-cell office:value-type="float" office:value="1704.563843">
                <text:p>1704.5638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37.739624">
                <text:p>1637.739624</text:p>
              </table:table-cell>
              <table:table-cell office:value-type="float" office:value="1710.780396">
                <text:p>1710.780396</text:p>
              </table:table-cell>
              <table:table-cell office:value-type="float" office:value="1644.227295">
                <text:p>1644.227295</text:p>
              </table:table-cell>
              <table:table-cell office:value-type="float" office:value="1710.294434">
                <text:p>1710.2944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39.83667">
                <text:p>1639.83667</text:p>
              </table:table-cell>
              <table:table-cell office:value-type="float" office:value="1708.844849">
                <text:p>1708.844849</text:p>
              </table:table-cell>
              <table:table-cell office:value-type="float" office:value="1646.138672">
                <text:p>1646.138672</text:p>
              </table:table-cell>
              <table:table-cell office:value-type="float" office:value="1708.516113">
                <text:p>1708.5161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47.092529">
                <text:p>1647.092529</text:p>
              </table:table-cell>
              <table:table-cell office:value-type="float" office:value="1709.404053">
                <text:p>1709.404053</text:p>
              </table:table-cell>
              <table:table-cell office:value-type="float" office:value="1653.72168">
                <text:p>1653.72168</text:p>
              </table:table-cell>
              <table:table-cell office:value-type="float" office:value="1708.263306">
                <text:p>1708.2633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43.508911">
                <text:p>1643.508911</text:p>
              </table:table-cell>
              <table:table-cell office:value-type="float" office:value="1710.596191">
                <text:p>1710.596191</text:p>
              </table:table-cell>
              <table:table-cell office:value-type="float" office:value="1648.389404">
                <text:p>1648.389404</text:p>
              </table:table-cell>
              <table:table-cell office:value-type="float" office:value="1707.947998">
                <text:p>1707.9479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47.040527">
                <text:p>1647.040527</text:p>
              </table:table-cell>
              <table:table-cell office:value-type="float" office:value="1713.305786">
                <text:p>1713.305786</text:p>
              </table:table-cell>
              <table:table-cell office:value-type="float" office:value="1654.885986">
                <text:p>1654.885986</text:p>
              </table:table-cell>
              <table:table-cell office:value-type="float" office:value="1710.240234">
                <text:p>1710.2402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50.252686">
                <text:p>1650.252686</text:p>
              </table:table-cell>
              <table:table-cell office:value-type="float" office:value="1713.323242">
                <text:p>1713.323242</text:p>
              </table:table-cell>
              <table:table-cell office:value-type="float" office:value="1655.695679">
                <text:p>1655.695679</text:p>
              </table:table-cell>
              <table:table-cell office:value-type="float" office:value="1711.200317">
                <text:p>1711.2003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46.512451">
                <text:p>1646.512451</text:p>
              </table:table-cell>
              <table:table-cell office:value-type="float" office:value="1715.301025">
                <text:p>1715.301025</text:p>
              </table:table-cell>
              <table:table-cell office:value-type="float" office:value="1653.147949">
                <text:p>1653.147949</text:p>
              </table:table-cell>
              <table:table-cell office:value-type="float" office:value="1711.927856">
                <text:p>1711.9278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46.512939">
                <text:p>1646.512939</text:p>
              </table:table-cell>
              <table:table-cell office:value-type="float" office:value="1713.30896">
                <text:p>1713.30896</text:p>
              </table:table-cell>
              <table:table-cell office:value-type="float" office:value="1655.060547">
                <text:p>1655.060547</text:p>
              </table:table-cell>
              <table:table-cell office:value-type="float" office:value="1710.61145">
                <text:p>1710.611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46.893433">
                <text:p>1646.893433</text:p>
              </table:table-cell>
              <table:table-cell office:value-type="float" office:value="1718.447754">
                <text:p>1718.447754</text:p>
              </table:table-cell>
              <table:table-cell office:value-type="float" office:value="1653.054565">
                <text:p>1653.054565</text:p>
              </table:table-cell>
              <table:table-cell office:value-type="float" office:value="1712.358887">
                <text:p>1712.3588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44.099243">
                <text:p>1644.099243</text:p>
              </table:table-cell>
              <table:table-cell office:value-type="float" office:value="1711.795044">
                <text:p>1711.795044</text:p>
              </table:table-cell>
              <table:table-cell office:value-type="float" office:value="1650.312744">
                <text:p>1650.312744</text:p>
              </table:table-cell>
              <table:table-cell office:value-type="float" office:value="1706.961548">
                <text:p>1706.9615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47.812744">
                <text:p>1647.812744</text:p>
              </table:table-cell>
              <table:table-cell office:value-type="float" office:value="1716.202393">
                <text:p>1716.202393</text:p>
              </table:table-cell>
              <table:table-cell office:value-type="float" office:value="1653.09729">
                <text:p>1653.09729</text:p>
              </table:table-cell>
              <table:table-cell office:value-type="float" office:value="1710.064941">
                <text:p>1710.0649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42.380127">
                <text:p>1642.380127</text:p>
              </table:table-cell>
              <table:table-cell office:value-type="float" office:value="1717.04541">
                <text:p>1717.04541</text:p>
              </table:table-cell>
              <table:table-cell office:value-type="float" office:value="1649.971802">
                <text:p>1649.971802</text:p>
              </table:table-cell>
              <table:table-cell office:value-type="float" office:value="1715.535522">
                <text:p>1715.5355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47.427979">
                <text:p>1647.427979</text:p>
              </table:table-cell>
              <table:table-cell office:value-type="float" office:value="1710.858398">
                <text:p>1710.858398</text:p>
              </table:table-cell>
              <table:table-cell office:value-type="float" office:value="1657.5979">
                <text:p>1657.5979</text:p>
              </table:table-cell>
              <table:table-cell office:value-type="float" office:value="1709.547119">
                <text:p>1709.5471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45.609985">
                <text:p>1645.609985</text:p>
              </table:table-cell>
              <table:table-cell office:value-type="float" office:value="1718.226929">
                <text:p>1718.226929</text:p>
              </table:table-cell>
              <table:table-cell office:value-type="float" office:value="1651.086304">
                <text:p>1651.086304</text:p>
              </table:table-cell>
              <table:table-cell office:value-type="float" office:value="1713.455933">
                <text:p>1713.4559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45.267212">
                <text:p>1645.267212</text:p>
              </table:table-cell>
              <table:table-cell office:value-type="float" office:value="1721.358521">
                <text:p>1721.358521</text:p>
              </table:table-cell>
              <table:table-cell office:value-type="float" office:value="1655.0625">
                <text:p>1655.0625</text:p>
              </table:table-cell>
              <table:table-cell office:value-type="float" office:value="1718.053589">
                <text:p>1718.0535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43.958374">
                <text:p>1643.958374</text:p>
              </table:table-cell>
              <table:table-cell office:value-type="float" office:value="1719.274902">
                <text:p>1719.274902</text:p>
              </table:table-cell>
              <table:table-cell office:value-type="float" office:value="1654.614014">
                <text:p>1654.614014</text:p>
              </table:table-cell>
              <table:table-cell office:value-type="float" office:value="1714.282715">
                <text:p>1714.2827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52.275635">
                <text:p>1652.275635</text:p>
              </table:table-cell>
              <table:table-cell office:value-type="float" office:value="1716.443604">
                <text:p>1716.443604</text:p>
              </table:table-cell>
              <table:table-cell office:value-type="float" office:value="1656.305664">
                <text:p>1656.305664</text:p>
              </table:table-cell>
              <table:table-cell office:value-type="float" office:value="1717.656982">
                <text:p>1717.6569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46.887573">
                <text:p>1646.887573</text:p>
              </table:table-cell>
              <table:table-cell office:value-type="float" office:value="1721.830322">
                <text:p>1721.830322</text:p>
              </table:table-cell>
              <table:table-cell office:value-type="float" office:value="1657.673828">
                <text:p>1657.673828</text:p>
              </table:table-cell>
              <table:table-cell office:value-type="float" office:value="1714.022949">
                <text:p>1714.0229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48.831177">
                <text:p>1648.831177</text:p>
              </table:table-cell>
              <table:table-cell office:value-type="float" office:value="1719.991455">
                <text:p>1719.991455</text:p>
              </table:table-cell>
              <table:table-cell office:value-type="float" office:value="1652.96167">
                <text:p>1652.96167</text:p>
              </table:table-cell>
              <table:table-cell office:value-type="float" office:value="1720.8573">
                <text:p>1720.85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50.075562">
                <text:p>1650.075562</text:p>
              </table:table-cell>
              <table:table-cell office:value-type="float" office:value="1720.276489">
                <text:p>1720.276489</text:p>
              </table:table-cell>
              <table:table-cell office:value-type="float" office:value="1659.664551">
                <text:p>1659.664551</text:p>
              </table:table-cell>
              <table:table-cell office:value-type="float" office:value="1717.903442">
                <text:p>1717.9034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47.651611">
                <text:p>1647.651611</text:p>
              </table:table-cell>
              <table:table-cell office:value-type="float" office:value="1721.283569">
                <text:p>1721.283569</text:p>
              </table:table-cell>
              <table:table-cell office:value-type="float" office:value="1656.836914">
                <text:p>1656.836914</text:p>
              </table:table-cell>
              <table:table-cell office:value-type="float" office:value="1717.070312">
                <text:p>1717.0703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49.036621">
                <text:p>1649.036621</text:p>
              </table:table-cell>
              <table:table-cell office:value-type="float" office:value="1721.803101">
                <text:p>1721.803101</text:p>
              </table:table-cell>
              <table:table-cell office:value-type="float" office:value="1656.438599">
                <text:p>1656.438599</text:p>
              </table:table-cell>
              <table:table-cell office:value-type="float" office:value="1720.807373">
                <text:p>1720.8073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51.173218">
                <text:p>1651.173218</text:p>
              </table:table-cell>
              <table:table-cell office:value-type="float" office:value="1723.672363">
                <text:p>1723.672363</text:p>
              </table:table-cell>
              <table:table-cell office:value-type="float" office:value="1657.347656">
                <text:p>1657.347656</text:p>
              </table:table-cell>
              <table:table-cell office:value-type="float" office:value="1718.065063">
                <text:p>1718.0650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51.389038">
                <text:p>1651.389038</text:p>
              </table:table-cell>
              <table:table-cell office:value-type="float" office:value="1723.031494">
                <text:p>1723.031494</text:p>
              </table:table-cell>
              <table:table-cell office:value-type="float" office:value="1660.531494">
                <text:p>1660.531494</text:p>
              </table:table-cell>
              <table:table-cell office:value-type="float" office:value="1715.741089">
                <text:p>1715.7410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52.530518">
                <text:p>1652.530518</text:p>
              </table:table-cell>
              <table:table-cell office:value-type="float" office:value="1722.784546">
                <text:p>1722.784546</text:p>
              </table:table-cell>
              <table:table-cell office:value-type="float" office:value="1659.391968">
                <text:p>1659.391968</text:p>
              </table:table-cell>
              <table:table-cell office:value-type="float" office:value="1722.224243">
                <text:p>1722.2242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46.789185">
                <text:p>1646.789185</text:p>
              </table:table-cell>
              <table:table-cell office:value-type="float" office:value="1724.816406">
                <text:p>1724.816406</text:p>
              </table:table-cell>
              <table:table-cell office:value-type="float" office:value="1655.002563">
                <text:p>1655.002563</text:p>
              </table:table-cell>
              <table:table-cell office:value-type="float" office:value="1722.968872">
                <text:p>1722.9688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48.499268">
                <text:p>1648.499268</text:p>
              </table:table-cell>
              <table:table-cell office:value-type="float" office:value="1723.613159">
                <text:p>1723.613159</text:p>
              </table:table-cell>
              <table:table-cell office:value-type="float" office:value="1655.830688">
                <text:p>1655.830688</text:p>
              </table:table-cell>
              <table:table-cell office:value-type="float" office:value="1719.653809">
                <text:p>1719.6538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47.311646">
                <text:p>1647.311646</text:p>
              </table:table-cell>
              <table:table-cell office:value-type="float" office:value="1723.151001">
                <text:p>1723.151001</text:p>
              </table:table-cell>
              <table:table-cell office:value-type="float" office:value="1656.672852">
                <text:p>1656.672852</text:p>
              </table:table-cell>
              <table:table-cell office:value-type="float" office:value="1720.760376">
                <text:p>1720.7603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48.057129">
                <text:p>1648.057129</text:p>
              </table:table-cell>
              <table:table-cell office:value-type="float" office:value="1724.703369">
                <text:p>1724.703369</text:p>
              </table:table-cell>
              <table:table-cell office:value-type="float" office:value="1653.193359">
                <text:p>1653.193359</text:p>
              </table:table-cell>
              <table:table-cell office:value-type="float" office:value="1723.07251">
                <text:p>1723.072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50.529297">
                <text:p>1650.529297</text:p>
              </table:table-cell>
              <table:table-cell office:value-type="float" office:value="1722.503906">
                <text:p>1722.503906</text:p>
              </table:table-cell>
              <table:table-cell office:value-type="float" office:value="1656.532349">
                <text:p>1656.532349</text:p>
              </table:table-cell>
              <table:table-cell office:value-type="float" office:value="1720.529663">
                <text:p>1720.5296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52.82312">
                <text:p>1652.82312</text:p>
              </table:table-cell>
              <table:table-cell office:value-type="float" office:value="1724.076172">
                <text:p>1724.076172</text:p>
              </table:table-cell>
              <table:table-cell office:value-type="float" office:value="1659.885498">
                <text:p>1659.885498</text:p>
              </table:table-cell>
              <table:table-cell office:value-type="float" office:value="1720.733032">
                <text:p>1720.7330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49.986084">
                <text:p>1649.986084</text:p>
              </table:table-cell>
              <table:table-cell office:value-type="float" office:value="1726.265381">
                <text:p>1726.265381</text:p>
              </table:table-cell>
              <table:table-cell office:value-type="float" office:value="1657.731689">
                <text:p>1657.731689</text:p>
              </table:table-cell>
              <table:table-cell office:value-type="float" office:value="1721.307129">
                <text:p>1721.3071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53.362061">
                <text:p>1653.362061</text:p>
              </table:table-cell>
              <table:table-cell office:value-type="float" office:value="1724.959473">
                <text:p>1724.959473</text:p>
              </table:table-cell>
              <table:table-cell office:value-type="float" office:value="1661.860962">
                <text:p>1661.860962</text:p>
              </table:table-cell>
              <table:table-cell office:value-type="float" office:value="1724.229004">
                <text:p>1724.2290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51.343262">
                <text:p>1651.343262</text:p>
              </table:table-cell>
              <table:table-cell office:value-type="float" office:value="1726.219238">
                <text:p>1726.219238</text:p>
              </table:table-cell>
              <table:table-cell office:value-type="float" office:value="1660.89917">
                <text:p>1660.89917</text:p>
              </table:table-cell>
              <table:table-cell office:value-type="float" office:value="1724.45874">
                <text:p>1724.458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52.300415">
                <text:p>1652.300415</text:p>
              </table:table-cell>
              <table:table-cell office:value-type="float" office:value="1726.048828">
                <text:p>1726.048828</text:p>
              </table:table-cell>
              <table:table-cell office:value-type="float" office:value="1661.098755">
                <text:p>1661.098755</text:p>
              </table:table-cell>
              <table:table-cell office:value-type="float" office:value="1722.595825">
                <text:p>1722.5958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52.532959">
                <text:p>1652.532959</text:p>
              </table:table-cell>
              <table:table-cell office:value-type="float" office:value="1728.426758">
                <text:p>1728.426758</text:p>
              </table:table-cell>
              <table:table-cell office:value-type="float" office:value="1657.778931">
                <text:p>1657.778931</text:p>
              </table:table-cell>
              <table:table-cell office:value-type="float" office:value="1723.555298">
                <text:p>1723.5552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51.460083">
                <text:p>1651.460083</text:p>
              </table:table-cell>
              <table:table-cell office:value-type="float" office:value="1727.667603">
                <text:p>1727.667603</text:p>
              </table:table-cell>
              <table:table-cell office:value-type="float" office:value="1659.21228">
                <text:p>1659.21228</text:p>
              </table:table-cell>
              <table:table-cell office:value-type="float" office:value="1725.343994">
                <text:p>1725.3439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58.269531">
                <text:p>1658.269531</text:p>
              </table:table-cell>
              <table:table-cell office:value-type="float" office:value="1723.748291">
                <text:p>1723.748291</text:p>
              </table:table-cell>
              <table:table-cell office:value-type="float" office:value="1663.01123">
                <text:p>1663.01123</text:p>
              </table:table-cell>
              <table:table-cell office:value-type="float" office:value="1720.041016">
                <text:p>1720.0410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55.890381">
                <text:p>1655.890381</text:p>
              </table:table-cell>
              <table:table-cell office:value-type="float" office:value="1728.702637">
                <text:p>1728.702637</text:p>
              </table:table-cell>
              <table:table-cell office:value-type="float" office:value="1662.838867">
                <text:p>1662.838867</text:p>
              </table:table-cell>
              <table:table-cell office:value-type="float" office:value="1726.952637">
                <text:p>1726.9526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54.622437">
                <text:p>1654.622437</text:p>
              </table:table-cell>
              <table:table-cell office:value-type="float" office:value="1727.905518">
                <text:p>1727.905518</text:p>
              </table:table-cell>
              <table:table-cell office:value-type="float" office:value="1659.898682">
                <text:p>1659.898682</text:p>
              </table:table-cell>
              <table:table-cell office:value-type="float" office:value="1723.64978">
                <text:p>1723.649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54.195679">
                <text:p>1654.195679</text:p>
              </table:table-cell>
              <table:table-cell office:value-type="float" office:value="1727.739258">
                <text:p>1727.739258</text:p>
              </table:table-cell>
              <table:table-cell office:value-type="float" office:value="1659.781372">
                <text:p>1659.781372</text:p>
              </table:table-cell>
              <table:table-cell office:value-type="float" office:value="1728.709717">
                <text:p>1728.7097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54.789917">
                <text:p>1654.789917</text:p>
              </table:table-cell>
              <table:table-cell office:value-type="float" office:value="1730.297974">
                <text:p>1730.297974</text:p>
              </table:table-cell>
              <table:table-cell office:value-type="float" office:value="1664.239746">
                <text:p>1664.239746</text:p>
              </table:table-cell>
              <table:table-cell office:value-type="float" office:value="1726.530518">
                <text:p>1726.5305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59.584229">
                <text:p>1659.584229</text:p>
              </table:table-cell>
              <table:table-cell office:value-type="float" office:value="1729.095947">
                <text:p>1729.095947</text:p>
              </table:table-cell>
              <table:table-cell office:value-type="float" office:value="1663.529419">
                <text:p>1663.529419</text:p>
              </table:table-cell>
              <table:table-cell office:value-type="float" office:value="1727.67749">
                <text:p>1727.677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54.671265">
                <text:p>1654.671265</text:p>
              </table:table-cell>
              <table:table-cell office:value-type="float" office:value="1730.439453">
                <text:p>1730.439453</text:p>
              </table:table-cell>
              <table:table-cell office:value-type="float" office:value="1662.427612">
                <text:p>1662.427612</text:p>
              </table:table-cell>
              <table:table-cell office:value-type="float" office:value="1726.374634">
                <text:p>1726.3746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55.169189">
                <text:p>1655.169189</text:p>
              </table:table-cell>
              <table:table-cell office:value-type="float" office:value="1732.885864">
                <text:p>1732.885864</text:p>
              </table:table-cell>
              <table:table-cell office:value-type="float" office:value="1664.043091">
                <text:p>1664.043091</text:p>
              </table:table-cell>
              <table:table-cell office:value-type="float" office:value="1727.633179">
                <text:p>1727.6331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52.422607">
                <text:p>1652.422607</text:p>
              </table:table-cell>
              <table:table-cell office:value-type="float" office:value="1731.091431">
                <text:p>1731.091431</text:p>
              </table:table-cell>
              <table:table-cell office:value-type="float" office:value="1664.417847">
                <text:p>1664.417847</text:p>
              </table:table-cell>
              <table:table-cell office:value-type="float" office:value="1727.842896">
                <text:p>1727.8428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54.929688">
                <text:p>1654.929688</text:p>
              </table:table-cell>
              <table:table-cell office:value-type="float" office:value="1730.776367">
                <text:p>1730.776367</text:p>
              </table:table-cell>
              <table:table-cell office:value-type="float" office:value="1661.935547">
                <text:p>1661.935547</text:p>
              </table:table-cell>
              <table:table-cell office:value-type="float" office:value="1728.563965">
                <text:p>1728.5639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57.097778">
                <text:p>1657.097778</text:p>
              </table:table-cell>
              <table:table-cell office:value-type="float" office:value="1731.332031">
                <text:p>1731.332031</text:p>
              </table:table-cell>
              <table:table-cell office:value-type="float" office:value="1664.07373">
                <text:p>1664.07373</text:p>
              </table:table-cell>
              <table:table-cell office:value-type="float" office:value="1726.131836">
                <text:p>1726.1318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53.725952">
                <text:p>1653.725952</text:p>
              </table:table-cell>
              <table:table-cell office:value-type="float" office:value="1732.281738">
                <text:p>1732.281738</text:p>
              </table:table-cell>
              <table:table-cell office:value-type="float" office:value="1663.179932">
                <text:p>1663.179932</text:p>
              </table:table-cell>
              <table:table-cell office:value-type="float" office:value="1728.767334">
                <text:p>1728.7673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60.612183">
                <text:p>1660.612183</text:p>
              </table:table-cell>
              <table:table-cell office:value-type="float" office:value="1729.102539">
                <text:p>1729.102539</text:p>
              </table:table-cell>
              <table:table-cell office:value-type="float" office:value="1665.877075">
                <text:p>1665.877075</text:p>
              </table:table-cell>
              <table:table-cell office:value-type="float" office:value="1727.243896">
                <text:p>1727.2438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56.151123">
                <text:p>1656.151123</text:p>
              </table:table-cell>
              <table:table-cell office:value-type="float" office:value="1731.56189">
                <text:p>1731.56189</text:p>
              </table:table-cell>
              <table:table-cell office:value-type="float" office:value="1663.731934">
                <text:p>1663.731934</text:p>
              </table:table-cell>
              <table:table-cell office:value-type="float" office:value="1731.884155">
                <text:p>1731.8841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58.647949">
                <text:p>1658.647949</text:p>
              </table:table-cell>
              <table:table-cell office:value-type="float" office:value="1730.229614">
                <text:p>1730.229614</text:p>
              </table:table-cell>
              <table:table-cell office:value-type="float" office:value="1665.562134">
                <text:p>1665.562134</text:p>
              </table:table-cell>
              <table:table-cell office:value-type="float" office:value="1728.394287">
                <text:p>1728.3942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53.461304">
                <text:p>1653.461304</text:p>
              </table:table-cell>
              <table:table-cell office:value-type="float" office:value="1735.801514">
                <text:p>1735.801514</text:p>
              </table:table-cell>
              <table:table-cell office:value-type="float" office:value="1663.095825">
                <text:p>1663.095825</text:p>
              </table:table-cell>
              <table:table-cell office:value-type="float" office:value="1732.583984">
                <text:p>1732.5839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55.227783">
                <text:p>1655.227783</text:p>
              </table:table-cell>
              <table:table-cell office:value-type="float" office:value="1733.593628">
                <text:p>1733.593628</text:p>
              </table:table-cell>
              <table:table-cell office:value-type="float" office:value="1661.743042">
                <text:p>1661.743042</text:p>
              </table:table-cell>
              <table:table-cell office:value-type="float" office:value="1733.013306">
                <text:p>1733.0133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57.791016">
                <text:p>1657.791016</text:p>
              </table:table-cell>
              <table:table-cell office:value-type="float" office:value="1733.321411">
                <text:p>1733.321411</text:p>
              </table:table-cell>
              <table:table-cell office:value-type="float" office:value="1663.039551">
                <text:p>1663.039551</text:p>
              </table:table-cell>
              <table:table-cell office:value-type="float" office:value="1730.748413">
                <text:p>1730.7484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6.770508">
                <text:p>1656.770508</text:p>
              </table:table-cell>
              <table:table-cell office:value-type="float" office:value="1733.831177">
                <text:p>1733.831177</text:p>
              </table:table-cell>
              <table:table-cell office:value-type="float" office:value="1667.199707">
                <text:p>1667.199707</text:p>
              </table:table-cell>
              <table:table-cell office:value-type="float" office:value="1730.937622">
                <text:p>1730.9376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0.111816">
                <text:p>1660.111816</text:p>
              </table:table-cell>
              <table:table-cell office:value-type="float" office:value="1732.532593">
                <text:p>1732.532593</text:p>
              </table:table-cell>
              <table:table-cell office:value-type="float" office:value="1668.399292">
                <text:p>1668.399292</text:p>
              </table:table-cell>
              <table:table-cell office:value-type="float" office:value="1731.993774">
                <text:p>1731.9937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54.594238">
                <text:p>1654.594238</text:p>
              </table:table-cell>
              <table:table-cell office:value-type="float" office:value="1731.324951">
                <text:p>1731.324951</text:p>
              </table:table-cell>
              <table:table-cell office:value-type="float" office:value="1664.517822">
                <text:p>1664.517822</text:p>
              </table:table-cell>
              <table:table-cell office:value-type="float" office:value="1730.728394">
                <text:p>1730.7283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59.38623">
                <text:p>1659.38623</text:p>
              </table:table-cell>
              <table:table-cell office:value-type="float" office:value="1733.883789">
                <text:p>1733.883789</text:p>
              </table:table-cell>
              <table:table-cell office:value-type="float" office:value="1666.603638">
                <text:p>1666.603638</text:p>
              </table:table-cell>
              <table:table-cell office:value-type="float" office:value="1733.464478">
                <text:p>1733.4644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57.328613">
                <text:p>1657.328613</text:p>
              </table:table-cell>
              <table:table-cell office:value-type="float" office:value="1735.956665">
                <text:p>1735.956665</text:p>
              </table:table-cell>
              <table:table-cell office:value-type="float" office:value="1663.050659">
                <text:p>1663.050659</text:p>
              </table:table-cell>
              <table:table-cell office:value-type="float" office:value="1732.068604">
                <text:p>1732.0686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55.435059">
                <text:p>1655.435059</text:p>
              </table:table-cell>
              <table:table-cell office:value-type="float" office:value="1735.725586">
                <text:p>1735.725586</text:p>
              </table:table-cell>
              <table:table-cell office:value-type="float" office:value="1664.110229">
                <text:p>1664.110229</text:p>
              </table:table-cell>
              <table:table-cell office:value-type="float" office:value="1730.676025">
                <text:p>1730.6760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57.929077">
                <text:p>1657.929077</text:p>
              </table:table-cell>
              <table:table-cell office:value-type="float" office:value="1735.173828">
                <text:p>1735.173828</text:p>
              </table:table-cell>
              <table:table-cell office:value-type="float" office:value="1664.780151">
                <text:p>1664.780151</text:p>
              </table:table-cell>
              <table:table-cell office:value-type="float" office:value="1731.275146">
                <text:p>1731.2751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58.009033">
                <text:p>1658.009033</text:p>
              </table:table-cell>
              <table:table-cell office:value-type="float" office:value="1733.026611">
                <text:p>1733.026611</text:p>
              </table:table-cell>
              <table:table-cell office:value-type="float" office:value="1664.78894">
                <text:p>1664.78894</text:p>
              </table:table-cell>
              <table:table-cell office:value-type="float" office:value="1730.603149">
                <text:p>1730.6031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58.129761">
                <text:p>1658.129761</text:p>
              </table:table-cell>
              <table:table-cell office:value-type="float" office:value="1735.544678">
                <text:p>1735.544678</text:p>
              </table:table-cell>
              <table:table-cell office:value-type="float" office:value="1666.141602">
                <text:p>1666.141602</text:p>
              </table:table-cell>
              <table:table-cell office:value-type="float" office:value="1732.695923">
                <text:p>1732.6959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58.943481">
                <text:p>1658.943481</text:p>
              </table:table-cell>
              <table:table-cell office:value-type="float" office:value="1735.880005">
                <text:p>1735.880005</text:p>
              </table:table-cell>
              <table:table-cell office:value-type="float" office:value="1667.664062">
                <text:p>1667.664062</text:p>
              </table:table-cell>
              <table:table-cell office:value-type="float" office:value="1731.284546">
                <text:p>1731.2845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58.210815">
                <text:p>1658.210815</text:p>
              </table:table-cell>
              <table:table-cell office:value-type="float" office:value="1736.173462">
                <text:p>1736.173462</text:p>
              </table:table-cell>
              <table:table-cell office:value-type="float" office:value="1667.615723">
                <text:p>1667.615723</text:p>
              </table:table-cell>
              <table:table-cell office:value-type="float" office:value="1732.566406">
                <text:p>1732.5664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56.606689">
                <text:p>1656.606689</text:p>
              </table:table-cell>
              <table:table-cell office:value-type="float" office:value="1736.587036">
                <text:p>1736.587036</text:p>
              </table:table-cell>
              <table:table-cell office:value-type="float" office:value="1666.115479">
                <text:p>1666.115479</text:p>
              </table:table-cell>
              <table:table-cell office:value-type="float" office:value="1730.515259">
                <text:p>1730.5152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59.502197">
                <text:p>1659.502197</text:p>
              </table:table-cell>
              <table:table-cell office:value-type="float" office:value="1737.189453">
                <text:p>1737.189453</text:p>
              </table:table-cell>
              <table:table-cell office:value-type="float" office:value="1665.108521">
                <text:p>1665.108521</text:p>
              </table:table-cell>
              <table:table-cell office:value-type="float" office:value="1736.355591">
                <text:p>1736.3555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57.772827">
                <text:p>1657.772827</text:p>
              </table:table-cell>
              <table:table-cell office:value-type="float" office:value="1737.779785">
                <text:p>1737.779785</text:p>
              </table:table-cell>
              <table:table-cell office:value-type="float" office:value="1669.154419">
                <text:p>1669.154419</text:p>
              </table:table-cell>
              <table:table-cell office:value-type="float" office:value="1732.04834">
                <text:p>1732.048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59.499146">
                <text:p>1659.499146</text:p>
              </table:table-cell>
              <table:table-cell office:value-type="float" office:value="1737.766846">
                <text:p>1737.766846</text:p>
              </table:table-cell>
              <table:table-cell office:value-type="float" office:value="1668.712769">
                <text:p>1668.712769</text:p>
              </table:table-cell>
              <table:table-cell office:value-type="float" office:value="1732.834106">
                <text:p>1732.8341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61.641113">
                <text:p>1661.641113</text:p>
              </table:table-cell>
              <table:table-cell office:value-type="float" office:value="1736.883911">
                <text:p>1736.883911</text:p>
              </table:table-cell>
              <table:table-cell office:value-type="float" office:value="1668.430664">
                <text:p>1668.430664</text:p>
              </table:table-cell>
              <table:table-cell office:value-type="float" office:value="1730.636475">
                <text:p>1730.6364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6.397949">
                <text:p>1656.397949</text:p>
              </table:table-cell>
              <table:table-cell office:value-type="float" office:value="1735.697998">
                <text:p>1735.697998</text:p>
              </table:table-cell>
              <table:table-cell office:value-type="float" office:value="1667.189941">
                <text:p>1667.189941</text:p>
              </table:table-cell>
              <table:table-cell office:value-type="float" office:value="1729.996826">
                <text:p>1729.9968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403076">
                <text:p>1660.403076</text:p>
              </table:table-cell>
              <table:table-cell office:value-type="float" office:value="1739.64978">
                <text:p>1739.64978</text:p>
              </table:table-cell>
              <table:table-cell office:value-type="float" office:value="1665.376221">
                <text:p>1665.376221</text:p>
              </table:table-cell>
              <table:table-cell office:value-type="float" office:value="1738.01062">
                <text:p>1738.010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58.961304">
                <text:p>1658.961304</text:p>
              </table:table-cell>
              <table:table-cell office:value-type="float" office:value="1737.458252">
                <text:p>1737.458252</text:p>
              </table:table-cell>
              <table:table-cell office:value-type="float" office:value="1665.487549">
                <text:p>1665.487549</text:p>
              </table:table-cell>
              <table:table-cell office:value-type="float" office:value="1734.974854">
                <text:p>1734.9748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58.705811">
                <text:p>1658.705811</text:p>
              </table:table-cell>
              <table:table-cell office:value-type="float" office:value="1740.182251">
                <text:p>1740.182251</text:p>
              </table:table-cell>
              <table:table-cell office:value-type="float" office:value="1664.296143">
                <text:p>1664.296143</text:p>
              </table:table-cell>
              <table:table-cell office:value-type="float" office:value="1733.873047">
                <text:p>1733.8730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58.476196">
                <text:p>1658.476196</text:p>
              </table:table-cell>
              <table:table-cell office:value-type="float" office:value="1738.188599">
                <text:p>1738.188599</text:p>
              </table:table-cell>
              <table:table-cell office:value-type="float" office:value="1667.916626">
                <text:p>1667.916626</text:p>
              </table:table-cell>
              <table:table-cell office:value-type="float" office:value="1732.523193">
                <text:p>1732.5231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56.445435">
                <text:p>1656.445435</text:p>
              </table:table-cell>
              <table:table-cell office:value-type="float" office:value="1737.866943">
                <text:p>1737.866943</text:p>
              </table:table-cell>
              <table:table-cell office:value-type="float" office:value="1665.829224">
                <text:p>1665.829224</text:p>
              </table:table-cell>
              <table:table-cell office:value-type="float" office:value="1731.725952">
                <text:p>1731.7259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62.09082">
                <text:p>1662.09082</text:p>
              </table:table-cell>
              <table:table-cell office:value-type="float" office:value="1734.209106">
                <text:p>1734.209106</text:p>
              </table:table-cell>
              <table:table-cell office:value-type="float" office:value="1666.356689">
                <text:p>1666.356689</text:p>
              </table:table-cell>
              <table:table-cell office:value-type="float" office:value="1733.643311">
                <text:p>1733.6433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59.198608">
                <text:p>1659.198608</text:p>
              </table:table-cell>
              <table:table-cell office:value-type="float" office:value="1736.840332">
                <text:p>1736.840332</text:p>
              </table:table-cell>
              <table:table-cell office:value-type="float" office:value="1666.06543">
                <text:p>1666.06543</text:p>
              </table:table-cell>
              <table:table-cell office:value-type="float" office:value="1735.559692">
                <text:p>1735.5596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58.793213">
                <text:p>1658.793213</text:p>
              </table:table-cell>
              <table:table-cell office:value-type="float" office:value="1735.26123">
                <text:p>1735.26123</text:p>
              </table:table-cell>
              <table:table-cell office:value-type="float" office:value="1665.679565">
                <text:p>1665.679565</text:p>
              </table:table-cell>
              <table:table-cell office:value-type="float" office:value="1731.773071">
                <text:p>1731.7730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57.829102">
                <text:p>1657.829102</text:p>
              </table:table-cell>
              <table:table-cell office:value-type="float" office:value="1740.449463">
                <text:p>1740.449463</text:p>
              </table:table-cell>
              <table:table-cell office:value-type="float" office:value="1667.766724">
                <text:p>1667.766724</text:p>
              </table:table-cell>
              <table:table-cell office:value-type="float" office:value="1733.567993">
                <text:p>1733.5679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59.210449">
                <text:p>1659.210449</text:p>
              </table:table-cell>
              <table:table-cell office:value-type="float" office:value="1738.007568">
                <text:p>1738.007568</text:p>
              </table:table-cell>
              <table:table-cell office:value-type="float" office:value="1667.197144">
                <text:p>1667.197144</text:p>
              </table:table-cell>
              <table:table-cell office:value-type="float" office:value="1732.479858">
                <text:p>1732.4798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60.159546">
                <text:p>1660.159546</text:p>
              </table:table-cell>
              <table:table-cell office:value-type="float" office:value="1735.392334">
                <text:p>1735.392334</text:p>
              </table:table-cell>
              <table:table-cell office:value-type="float" office:value="1667.953125">
                <text:p>1667.953125</text:p>
              </table:table-cell>
              <table:table-cell office:value-type="float" office:value="1733.514404">
                <text:p>1733.5144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61.182007">
                <text:p>1661.182007</text:p>
              </table:table-cell>
              <table:table-cell office:value-type="float" office:value="1734.700195">
                <text:p>1734.700195</text:p>
              </table:table-cell>
              <table:table-cell office:value-type="float" office:value="1670.156616">
                <text:p>1670.156616</text:p>
              </table:table-cell>
              <table:table-cell office:value-type="float" office:value="1732.640991">
                <text:p>1732.6409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58.54187">
                <text:p>1658.54187</text:p>
              </table:table-cell>
              <table:table-cell office:value-type="float" office:value="1739.961304">
                <text:p>1739.961304</text:p>
              </table:table-cell>
              <table:table-cell office:value-type="float" office:value="1664.922607">
                <text:p>1664.922607</text:p>
              </table:table-cell>
              <table:table-cell office:value-type="float" office:value="1738.409912">
                <text:p>1738.4099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61.818481">
                <text:p>1661.818481</text:p>
              </table:table-cell>
              <table:table-cell office:value-type="float" office:value="1738.637817">
                <text:p>1738.637817</text:p>
              </table:table-cell>
              <table:table-cell office:value-type="float" office:value="1668.114014">
                <text:p>1668.114014</text:p>
              </table:table-cell>
              <table:table-cell office:value-type="float" office:value="1734.016846">
                <text:p>1734.0168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58.980469">
                <text:p>1658.980469</text:p>
              </table:table-cell>
              <table:table-cell office:value-type="float" office:value="1741.624023">
                <text:p>1741.624023</text:p>
              </table:table-cell>
              <table:table-cell office:value-type="float" office:value="1668.370728">
                <text:p>1668.370728</text:p>
              </table:table-cell>
              <table:table-cell office:value-type="float" office:value="1734.919922">
                <text:p>1734.9199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59.567139">
                <text:p>1659.567139</text:p>
              </table:table-cell>
              <table:table-cell office:value-type="float" office:value="1743.475464">
                <text:p>1743.475464</text:p>
              </table:table-cell>
              <table:table-cell office:value-type="float" office:value="1668.297852">
                <text:p>1668.297852</text:p>
              </table:table-cell>
              <table:table-cell office:value-type="float" office:value="1737.243652">
                <text:p>1737.2436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49.441162">
                <text:p>1649.441162</text:p>
              </table:table-cell>
              <table:table-cell office:value-type="float" office:value="1722.243652">
                <text:p>1722.243652</text:p>
              </table:table-cell>
              <table:table-cell office:value-type="float" office:value="1658.81189">
                <text:p>1658.81189</text:p>
              </table:table-cell>
              <table:table-cell office:value-type="float" office:value="1721.801636">
                <text:p>1721.8016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26.045898">
                <text:p>1626.045898</text:p>
              </table:table-cell>
              <table:table-cell office:value-type="float" office:value="1727.42041">
                <text:p>1727.42041</text:p>
              </table:table-cell>
              <table:table-cell office:value-type="float" office:value="1637.897949">
                <text:p>1637.897949</text:p>
              </table:table-cell>
              <table:table-cell office:value-type="float" office:value="1726.937256">
                <text:p>1726.9372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29.741943">
                <text:p>1629.741943</text:p>
              </table:table-cell>
              <table:table-cell office:value-type="float" office:value="1700.619873">
                <text:p>1700.619873</text:p>
              </table:table-cell>
              <table:table-cell office:value-type="float" office:value="1635.881592">
                <text:p>1635.881592</text:p>
              </table:table-cell>
              <table:table-cell office:value-type="float" office:value="1697.689331">
                <text:p>1697.6893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22.880615">
                <text:p>1622.880615</text:p>
              </table:table-cell>
              <table:table-cell office:value-type="float" office:value="1696.908813">
                <text:p>1696.908813</text:p>
              </table:table-cell>
              <table:table-cell office:value-type="float" office:value="1631.768799">
                <text:p>1631.768799</text:p>
              </table:table-cell>
              <table:table-cell office:value-type="float" office:value="1696.677856">
                <text:p>1696.6778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14.480347">
                <text:p>1614.480347</text:p>
              </table:table-cell>
              <table:table-cell office:value-type="float" office:value="1689.352295">
                <text:p>1689.352295</text:p>
              </table:table-cell>
              <table:table-cell office:value-type="float" office:value="1620.74707">
                <text:p>1620.74707</text:p>
              </table:table-cell>
              <table:table-cell office:value-type="float" office:value="1685.853638">
                <text:p>1685.8536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07.951904">
                <text:p>1607.951904</text:p>
              </table:table-cell>
              <table:table-cell office:value-type="float" office:value="1682.666626">
                <text:p>1682.666626</text:p>
              </table:table-cell>
              <table:table-cell office:value-type="float" office:value="1619.341431">
                <text:p>1619.341431</text:p>
              </table:table-cell>
              <table:table-cell office:value-type="float" office:value="1675.975586">
                <text:p>1675.9755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11.010986">
                <text:p>1611.010986</text:p>
              </table:table-cell>
              <table:table-cell office:value-type="float" office:value="1664.411011">
                <text:p>1664.411011</text:p>
              </table:table-cell>
              <table:table-cell office:value-type="float" office:value="1611.293213">
                <text:p>1611.293213</text:p>
              </table:table-cell>
              <table:table-cell office:value-type="float" office:value="1665.209473">
                <text:p>1665.2094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03.40564">
                <text:p>1603.40564</text:p>
              </table:table-cell>
              <table:table-cell office:value-type="float" office:value="1657.657715">
                <text:p>1657.657715</text:p>
              </table:table-cell>
              <table:table-cell office:value-type="float" office:value="1607.256714">
                <text:p>1607.256714</text:p>
              </table:table-cell>
              <table:table-cell office:value-type="float" office:value="1660.59375">
                <text:p>1660.593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97.582642">
                <text:p>1597.582642</text:p>
              </table:table-cell>
              <table:table-cell office:value-type="float" office:value="1652.001343">
                <text:p>1652.001343</text:p>
              </table:table-cell>
              <table:table-cell office:value-type="float" office:value="1605.878418">
                <text:p>1605.878418</text:p>
              </table:table-cell>
              <table:table-cell office:value-type="float" office:value="1648.680176">
                <text:p>1648.6801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90.658691">
                <text:p>1590.658691</text:p>
              </table:table-cell>
              <table:table-cell office:value-type="float" office:value="1653.345093">
                <text:p>1653.345093</text:p>
              </table:table-cell>
              <table:table-cell office:value-type="float" office:value="1600.560547">
                <text:p>1600.560547</text:p>
              </table:table-cell>
              <table:table-cell office:value-type="float" office:value="1645.923462">
                <text:p>1645.9234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94.287354">
                <text:p>1594.287354</text:p>
              </table:table-cell>
              <table:table-cell office:value-type="float" office:value="1639.267822">
                <text:p>1639.267822</text:p>
              </table:table-cell>
              <table:table-cell office:value-type="float" office:value="1592.578247">
                <text:p>1592.578247</text:p>
              </table:table-cell>
              <table:table-cell office:value-type="float" office:value="1642.820312">
                <text:p>1642.8203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89.183105">
                <text:p>1589.183105</text:p>
              </table:table-cell>
              <table:table-cell office:value-type="float" office:value="1630.121338">
                <text:p>1630.121338</text:p>
              </table:table-cell>
              <table:table-cell office:value-type="float" office:value="1595.287598">
                <text:p>1595.287598</text:p>
              </table:table-cell>
              <table:table-cell office:value-type="float" office:value="1633.443604">
                <text:p>1633.4436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87.96106">
                <text:p>1587.96106</text:p>
              </table:table-cell>
              <table:table-cell office:value-type="float" office:value="1629.124634">
                <text:p>1629.124634</text:p>
              </table:table-cell>
              <table:table-cell office:value-type="float" office:value="1588.956665">
                <text:p>1588.956665</text:p>
              </table:table-cell>
              <table:table-cell office:value-type="float" office:value="1629.757324">
                <text:p>1629.7573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86.566528">
                <text:p>1586.566528</text:p>
              </table:table-cell>
              <table:table-cell office:value-type="float" office:value="1619.569336">
                <text:p>1619.569336</text:p>
              </table:table-cell>
              <table:table-cell office:value-type="float" office:value="1587.778564">
                <text:p>1587.778564</text:p>
              </table:table-cell>
              <table:table-cell office:value-type="float" office:value="1623.823853">
                <text:p>1623.8238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78.424927">
                <text:p>1578.424927</text:p>
              </table:table-cell>
              <table:table-cell office:value-type="float" office:value="1620.599854">
                <text:p>1620.599854</text:p>
              </table:table-cell>
              <table:table-cell office:value-type="float" office:value="1582.191772">
                <text:p>1582.191772</text:p>
              </table:table-cell>
              <table:table-cell office:value-type="float" office:value="1617.032837">
                <text:p>1617.0328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79.315186">
                <text:p>1579.315186</text:p>
              </table:table-cell>
              <table:table-cell office:value-type="float" office:value="1613.520142">
                <text:p>1613.520142</text:p>
              </table:table-cell>
              <table:table-cell office:value-type="float" office:value="1582.407104">
                <text:p>1582.407104</text:p>
              </table:table-cell>
              <table:table-cell office:value-type="float" office:value="1611.544434">
                <text:p>1611.5444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75.262451">
                <text:p>1575.262451</text:p>
              </table:table-cell>
              <table:table-cell office:value-type="float" office:value="1612.344971">
                <text:p>1612.344971</text:p>
              </table:table-cell>
              <table:table-cell office:value-type="float" office:value="1579.751343">
                <text:p>1579.751343</text:p>
              </table:table-cell>
              <table:table-cell office:value-type="float" office:value="1611.193115">
                <text:p>1611.1931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74.178955">
                <text:p>1574.178955</text:p>
              </table:table-cell>
              <table:table-cell office:value-type="float" office:value="1606.518555">
                <text:p>1606.518555</text:p>
              </table:table-cell>
              <table:table-cell office:value-type="float" office:value="1581.186646">
                <text:p>1581.186646</text:p>
              </table:table-cell>
              <table:table-cell office:value-type="float" office:value="1605.922974">
                <text:p>1605.9229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72.310669">
                <text:p>1572.310669</text:p>
              </table:table-cell>
              <table:table-cell office:value-type="float" office:value="1603.646973">
                <text:p>1603.646973</text:p>
              </table:table-cell>
              <table:table-cell office:value-type="float" office:value="1576.672852">
                <text:p>1576.672852</text:p>
              </table:table-cell>
              <table:table-cell office:value-type="float" office:value="1604.462646">
                <text:p>1604.4626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77.183472">
                <text:p>1577.183472</text:p>
              </table:table-cell>
              <table:table-cell office:value-type="float" office:value="1598.532593">
                <text:p>1598.532593</text:p>
              </table:table-cell>
              <table:table-cell office:value-type="float" office:value="1575.713135">
                <text:p>1575.713135</text:p>
              </table:table-cell>
              <table:table-cell office:value-type="float" office:value="1601.476074">
                <text:p>1601.47607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68.698486">
                <text:p>1568.698486</text:p>
              </table:table-cell>
              <table:table-cell office:value-type="float" office:value="1599.090332">
                <text:p>1599.090332</text:p>
              </table:table-cell>
              <table:table-cell office:value-type="float" office:value="1578.258667">
                <text:p>1578.258667</text:p>
              </table:table-cell>
              <table:table-cell office:value-type="float" office:value="1596.585083">
                <text:p>1596.58508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73.040283">
                <text:p>1573.040283</text:p>
              </table:table-cell>
              <table:table-cell office:value-type="float" office:value="1592.805664">
                <text:p>1592.805664</text:p>
              </table:table-cell>
              <table:table-cell office:value-type="float" office:value="1573.697998">
                <text:p>1573.697998</text:p>
              </table:table-cell>
              <table:table-cell office:value-type="float" office:value="1596.728271">
                <text:p>1596.7282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73.475098">
                <text:p>1573.475098</text:p>
              </table:table-cell>
              <table:table-cell office:value-type="float" office:value="1589.361816">
                <text:p>1589.361816</text:p>
              </table:table-cell>
              <table:table-cell office:value-type="float" office:value="1573.181641">
                <text:p>1573.181641</text:p>
              </table:table-cell>
              <table:table-cell office:value-type="float" office:value="1592.415039">
                <text:p>1592.41503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68.58252">
                <text:p>1568.58252</text:p>
              </table:table-cell>
              <table:table-cell office:value-type="float" office:value="1589.485474">
                <text:p>1589.485474</text:p>
              </table:table-cell>
              <table:table-cell office:value-type="float" office:value="1571.404907">
                <text:p>1571.404907</text:p>
              </table:table-cell>
              <table:table-cell office:value-type="float" office:value="1590.709839">
                <text:p>1590.70983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70.523804">
                <text:p>1570.523804</text:p>
              </table:table-cell>
              <table:table-cell office:value-type="float" office:value="1587.245361">
                <text:p>1587.245361</text:p>
              </table:table-cell>
              <table:table-cell office:value-type="float" office:value="1575.120728">
                <text:p>1575.120728</text:p>
              </table:table-cell>
              <table:table-cell office:value-type="float" office:value="1586.698242">
                <text:p>1586.6982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73.799683">
                <text:p>1573.799683</text:p>
              </table:table-cell>
              <table:table-cell office:value-type="float" office:value="1589.493774">
                <text:p>1589.493774</text:p>
              </table:table-cell>
              <table:table-cell office:value-type="float" office:value="1569.893677">
                <text:p>1569.893677</text:p>
              </table:table-cell>
              <table:table-cell office:value-type="float" office:value="1581.34729">
                <text:p>1581.347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23.629883">
                <text:p>1623.629883</text:p>
              </table:table-cell>
              <table:table-cell office:value-type="float" office:value="1642.206543">
                <text:p>1642.206543</text:p>
              </table:table-cell>
              <table:table-cell office:value-type="float" office:value="1567.560669">
                <text:p>1567.560669</text:p>
              </table:table-cell>
              <table:table-cell office:value-type="float" office:value="1562.34375">
                <text:p>1562.343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84.38269">
                <text:p>1684.38269</text:p>
              </table:table-cell>
              <table:table-cell office:value-type="float" office:value="1724.291504">
                <text:p>1724.291504</text:p>
              </table:table-cell>
              <table:table-cell office:value-type="float" office:value="1616.485718">
                <text:p>1616.485718</text:p>
              </table:table-cell>
              <table:table-cell office:value-type="float" office:value="1624.075073">
                <text:p>1624.07507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773.263794">
                <text:p>1773.263794</text:p>
              </table:table-cell>
              <table:table-cell office:value-type="float" office:value="1817.307373">
                <text:p>1817.307373</text:p>
              </table:table-cell>
              <table:table-cell office:value-type="float" office:value="1704.368652">
                <text:p>1704.368652</text:p>
              </table:table-cell>
              <table:table-cell office:value-type="float" office:value="1703.101562">
                <text:p>1703.1015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70.602539">
                <text:p>1770.602539</text:p>
              </table:table-cell>
              <table:table-cell office:value-type="float" office:value="1802.348267">
                <text:p>1802.348267</text:p>
              </table:table-cell>
              <table:table-cell office:value-type="float" office:value="1699.071777">
                <text:p>1699.071777</text:p>
              </table:table-cell>
              <table:table-cell office:value-type="float" office:value="1706.483154">
                <text:p>1706.4831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49.717041">
                <text:p>1649.717041</text:p>
              </table:table-cell>
              <table:table-cell office:value-type="float" office:value="1681.350464">
                <text:p>1681.350464</text:p>
              </table:table-cell>
              <table:table-cell office:value-type="float" office:value="1575.492188">
                <text:p>1575.492188</text:p>
              </table:table-cell>
              <table:table-cell office:value-type="float" office:value="1572.845093">
                <text:p>1572.84509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21.881592">
                <text:p>1721.881592</text:p>
              </table:table-cell>
              <table:table-cell office:value-type="float" office:value="1714.33313">
                <text:p>1714.33313</text:p>
              </table:table-cell>
              <table:table-cell office:value-type="float" office:value="1687.319336">
                <text:p>1687.319336</text:p>
              </table:table-cell>
              <table:table-cell office:value-type="float" office:value="1672.296875">
                <text:p>1672.2968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75.501343">
                <text:p>1675.501343</text:p>
              </table:table-cell>
              <table:table-cell office:value-type="float" office:value="1758.798828">
                <text:p>1758.798828</text:p>
              </table:table-cell>
              <table:table-cell office:value-type="float" office:value="1643.74707">
                <text:p>1643.74707</text:p>
              </table:table-cell>
              <table:table-cell office:value-type="float" office:value="1676.309937">
                <text:p>1676.30993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86.631836">
                <text:p>1686.631836</text:p>
              </table:table-cell>
              <table:table-cell office:value-type="float" office:value="1696.158447">
                <text:p>1696.158447</text:p>
              </table:table-cell>
              <table:table-cell office:value-type="float" office:value="1642.429565">
                <text:p>1642.429565</text:p>
              </table:table-cell>
              <table:table-cell office:value-type="float" office:value="1632.778564">
                <text:p>1632.7785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76.123779">
                <text:p>1676.123779</text:p>
              </table:table-cell>
              <table:table-cell office:value-type="float" office:value="1737.684692">
                <text:p>1737.684692</text:p>
              </table:table-cell>
              <table:table-cell office:value-type="float" office:value="1648.500366">
                <text:p>1648.500366</text:p>
              </table:table-cell>
              <table:table-cell office:value-type="float" office:value="1657.750122">
                <text:p>1657.7501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43.657593">
                <text:p>1643.657593</text:p>
              </table:table-cell>
              <table:table-cell office:value-type="float" office:value="1699.115845">
                <text:p>1699.115845</text:p>
              </table:table-cell>
              <table:table-cell office:value-type="float" office:value="1608.474854">
                <text:p>1608.474854</text:p>
              </table:table-cell>
              <table:table-cell office:value-type="float" office:value="1650.044434">
                <text:p>1650.04443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33.625854">
                <text:p>1633.625854</text:p>
              </table:table-cell>
              <table:table-cell office:value-type="float" office:value="1694.346924">
                <text:p>1694.346924</text:p>
              </table:table-cell>
              <table:table-cell office:value-type="float" office:value="1621.786987">
                <text:p>1621.786987</text:p>
              </table:table-cell>
              <table:table-cell office:value-type="float" office:value="1670.469482">
                <text:p>1670.4694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25.540161">
                <text:p>1625.540161</text:p>
              </table:table-cell>
              <table:table-cell office:value-type="float" office:value="1696.323975">
                <text:p>1696.323975</text:p>
              </table:table-cell>
              <table:table-cell office:value-type="float" office:value="1653.628418">
                <text:p>1653.628418</text:p>
              </table:table-cell>
              <table:table-cell office:value-type="float" office:value="1708.825195">
                <text:p>1708.8251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44.654053">
                <text:p>1644.654053</text:p>
              </table:table-cell>
              <table:table-cell office:value-type="float" office:value="1705.253418">
                <text:p>1705.253418</text:p>
              </table:table-cell>
              <table:table-cell office:value-type="float" office:value="1656.685791">
                <text:p>1656.685791</text:p>
              </table:table-cell>
              <table:table-cell office:value-type="float" office:value="1714.557373">
                <text:p>1714.5573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38.5625">
                <text:p>1638.5625</text:p>
              </table:table-cell>
              <table:table-cell office:value-type="float" office:value="1708.037964">
                <text:p>1708.037964</text:p>
              </table:table-cell>
              <table:table-cell office:value-type="float" office:value="1653.820557">
                <text:p>1653.820557</text:p>
              </table:table-cell>
              <table:table-cell office:value-type="float" office:value="1707.916992">
                <text:p>1707.9169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45.782349">
                <text:p>1645.782349</text:p>
              </table:table-cell>
              <table:table-cell office:value-type="float" office:value="1719.567261">
                <text:p>1719.567261</text:p>
              </table:table-cell>
              <table:table-cell office:value-type="float" office:value="1648.78186">
                <text:p>1648.78186</text:p>
              </table:table-cell>
              <table:table-cell office:value-type="float" office:value="1719.955566">
                <text:p>1719.95556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39.733521">
                <text:p>1639.733521</text:p>
              </table:table-cell>
              <table:table-cell office:value-type="float" office:value="1717.522827">
                <text:p>1717.522827</text:p>
              </table:table-cell>
              <table:table-cell office:value-type="float" office:value="1645.371094">
                <text:p>1645.371094</text:p>
              </table:table-cell>
              <table:table-cell office:value-type="float" office:value="1719.559082">
                <text:p>1719.5590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46.483643">
                <text:p>1646.483643</text:p>
              </table:table-cell>
              <table:table-cell office:value-type="float" office:value="1715.421753">
                <text:p>1715.421753</text:p>
              </table:table-cell>
              <table:table-cell office:value-type="float" office:value="1652.002197">
                <text:p>1652.002197</text:p>
              </table:table-cell>
              <table:table-cell office:value-type="float" office:value="1714.955933">
                <text:p>1714.9559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45.821533">
                <text:p>1645.821533</text:p>
              </table:table-cell>
              <table:table-cell office:value-type="float" office:value="1718.259155">
                <text:p>1718.259155</text:p>
              </table:table-cell>
              <table:table-cell office:value-type="float" office:value="1652.944092">
                <text:p>1652.944092</text:p>
              </table:table-cell>
              <table:table-cell office:value-type="float" office:value="1717.760376">
                <text:p>1717.7603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48.682861">
                <text:p>1648.682861</text:p>
              </table:table-cell>
              <table:table-cell office:value-type="float" office:value="1709.789185">
                <text:p>1709.789185</text:p>
              </table:table-cell>
              <table:table-cell office:value-type="float" office:value="1652.965454">
                <text:p>1652.965454</text:p>
              </table:table-cell>
              <table:table-cell office:value-type="float" office:value="1712.813599">
                <text:p>1712.8135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47.115479">
                <text:p>1647.115479</text:p>
              </table:table-cell>
              <table:table-cell office:value-type="float" office:value="1715.591797">
                <text:p>1715.591797</text:p>
              </table:table-cell>
              <table:table-cell office:value-type="float" office:value="1651.509766">
                <text:p>1651.509766</text:p>
              </table:table-cell>
              <table:table-cell office:value-type="float" office:value="1718.067993">
                <text:p>1718.06799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47.613892">
                <text:p>1647.613892</text:p>
              </table:table-cell>
              <table:table-cell office:value-type="float" office:value="1717.639282">
                <text:p>1717.639282</text:p>
              </table:table-cell>
              <table:table-cell office:value-type="float" office:value="1653.092285">
                <text:p>1653.092285</text:p>
              </table:table-cell>
              <table:table-cell office:value-type="float" office:value="1719.246582">
                <text:p>1719.2465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58.971558">
                <text:p>1658.971558</text:p>
              </table:table-cell>
              <table:table-cell office:value-type="float" office:value="1717.837646">
                <text:p>1717.837646</text:p>
              </table:table-cell>
              <table:table-cell office:value-type="float" office:value="1668.401123">
                <text:p>1668.401123</text:p>
              </table:table-cell>
              <table:table-cell office:value-type="float" office:value="1717.033936">
                <text:p>1717.0339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50.048462">
                <text:p>1650.048462</text:p>
              </table:table-cell>
              <table:table-cell office:value-type="float" office:value="1715.028076">
                <text:p>1715.028076</text:p>
              </table:table-cell>
              <table:table-cell office:value-type="float" office:value="1660.615234">
                <text:p>1660.615234</text:p>
              </table:table-cell>
              <table:table-cell office:value-type="float" office:value="1709.374146">
                <text:p>1709.3741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50.2229">
                <text:p>1650.2229</text:p>
              </table:table-cell>
              <table:table-cell office:value-type="float" office:value="1719.166626">
                <text:p>1719.166626</text:p>
              </table:table-cell>
              <table:table-cell office:value-type="float" office:value="1653.761719">
                <text:p>1653.761719</text:p>
              </table:table-cell>
              <table:table-cell office:value-type="float" office:value="1719.381226">
                <text:p>1719.3812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50.137695">
                <text:p>1650.137695</text:p>
              </table:table-cell>
              <table:table-cell office:value-type="float" office:value="1715.641724">
                <text:p>1715.641724</text:p>
              </table:table-cell>
              <table:table-cell office:value-type="float" office:value="1652.568359">
                <text:p>1652.568359</text:p>
              </table:table-cell>
              <table:table-cell office:value-type="float" office:value="1717.608154">
                <text:p>1717.60815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43.367432">
                <text:p>1643.367432</text:p>
              </table:table-cell>
              <table:table-cell office:value-type="float" office:value="1719.330811">
                <text:p>1719.330811</text:p>
              </table:table-cell>
              <table:table-cell office:value-type="float" office:value="1651.449585">
                <text:p>1651.449585</text:p>
              </table:table-cell>
              <table:table-cell office:value-type="float" office:value="1714.610229">
                <text:p>1714.6102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49.477173">
                <text:p>1649.477173</text:p>
              </table:table-cell>
              <table:table-cell office:value-type="float" office:value="1718.155029">
                <text:p>1718.155029</text:p>
              </table:table-cell>
              <table:table-cell office:value-type="float" office:value="1654.101929">
                <text:p>1654.101929</text:p>
              </table:table-cell>
              <table:table-cell office:value-type="float" office:value="1719.775635">
                <text:p>1719.77563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47.653564">
                <text:p>1647.653564</text:p>
              </table:table-cell>
              <table:table-cell office:value-type="float" office:value="1715.826294">
                <text:p>1715.826294</text:p>
              </table:table-cell>
              <table:table-cell office:value-type="float" office:value="1650.429688">
                <text:p>1650.429688</text:p>
              </table:table-cell>
              <table:table-cell office:value-type="float" office:value="1715.799316">
                <text:p>1715.7993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50.691528">
                <text:p>1650.691528</text:p>
              </table:table-cell>
              <table:table-cell office:value-type="float" office:value="1718.825195">
                <text:p>1718.825195</text:p>
              </table:table-cell>
              <table:table-cell office:value-type="float" office:value="1657.638672">
                <text:p>1657.638672</text:p>
              </table:table-cell>
              <table:table-cell office:value-type="float" office:value="1719.113159">
                <text:p>1719.11315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45.188843">
                <text:p>1645.188843</text:p>
              </table:table-cell>
              <table:table-cell office:value-type="float" office:value="1719.121582">
                <text:p>1719.121582</text:p>
              </table:table-cell>
              <table:table-cell office:value-type="float" office:value="1651.248535">
                <text:p>1651.248535</text:p>
              </table:table-cell>
              <table:table-cell office:value-type="float" office:value="1719.555054">
                <text:p>1719.55505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45.068604">
                <text:p>1645.068604</text:p>
              </table:table-cell>
              <table:table-cell office:value-type="float" office:value="1711.991821">
                <text:p>1711.991821</text:p>
              </table:table-cell>
              <table:table-cell office:value-type="float" office:value="1652.177734">
                <text:p>1652.177734</text:p>
              </table:table-cell>
              <table:table-cell office:value-type="float" office:value="1712.716187">
                <text:p>1712.71618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44.000854">
                <text:p>1644.000854</text:p>
              </table:table-cell>
              <table:table-cell office:value-type="float" office:value="1716.149902">
                <text:p>1716.149902</text:p>
              </table:table-cell>
              <table:table-cell office:value-type="float" office:value="1648.160645">
                <text:p>1648.160645</text:p>
              </table:table-cell>
              <table:table-cell office:value-type="float" office:value="1714.064453">
                <text:p>1714.06445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46.626465">
                <text:p>1646.626465</text:p>
              </table:table-cell>
              <table:table-cell office:value-type="float" office:value="1716.70874">
                <text:p>1716.70874</text:p>
              </table:table-cell>
              <table:table-cell office:value-type="float" office:value="1653.384644">
                <text:p>1653.384644</text:p>
              </table:table-cell>
              <table:table-cell office:value-type="float" office:value="1718.682739">
                <text:p>1718.68273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49.686035">
                <text:p>1649.686035</text:p>
              </table:table-cell>
              <table:table-cell office:value-type="float" office:value="1718.141602">
                <text:p>1718.141602</text:p>
              </table:table-cell>
              <table:table-cell office:value-type="float" office:value="1657.047729">
                <text:p>1657.047729</text:p>
              </table:table-cell>
              <table:table-cell office:value-type="float" office:value="1714.749268">
                <text:p>1714.74926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48.017822">
                <text:p>1648.017822</text:p>
              </table:table-cell>
              <table:table-cell office:value-type="float" office:value="1717.778198">
                <text:p>1717.778198</text:p>
              </table:table-cell>
              <table:table-cell office:value-type="float" office:value="1650.628418">
                <text:p>1650.628418</text:p>
              </table:table-cell>
              <table:table-cell office:value-type="float" office:value="1716.578857">
                <text:p>1716.57885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49.291748">
                <text:p>1649.291748</text:p>
              </table:table-cell>
              <table:table-cell office:value-type="float" office:value="1719.014893">
                <text:p>1719.014893</text:p>
              </table:table-cell>
              <table:table-cell office:value-type="float" office:value="1656.065796">
                <text:p>1656.065796</text:p>
              </table:table-cell>
              <table:table-cell office:value-type="float" office:value="1717.055298">
                <text:p>1717.0552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51.662109">
                <text:p>1651.662109</text:p>
              </table:table-cell>
              <table:table-cell office:value-type="float" office:value="1718.452637">
                <text:p>1718.452637</text:p>
              </table:table-cell>
              <table:table-cell office:value-type="float" office:value="1657.118042">
                <text:p>1657.118042</text:p>
              </table:table-cell>
              <table:table-cell office:value-type="float" office:value="1716.955688">
                <text:p>1716.9556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45.216553">
                <text:p>1645.216553</text:p>
              </table:table-cell>
              <table:table-cell office:value-type="float" office:value="1720.794067">
                <text:p>1720.794067</text:p>
              </table:table-cell>
              <table:table-cell office:value-type="float" office:value="1650.197632">
                <text:p>1650.197632</text:p>
              </table:table-cell>
              <table:table-cell office:value-type="float" office:value="1716.978638">
                <text:p>1716.97863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48.629028">
                <text:p>1648.629028</text:p>
              </table:table-cell>
              <table:table-cell office:value-type="float" office:value="1715.243774">
                <text:p>1715.243774</text:p>
              </table:table-cell>
              <table:table-cell office:value-type="float" office:value="1653.946289">
                <text:p>1653.946289</text:p>
              </table:table-cell>
              <table:table-cell office:value-type="float" office:value="1717.015869">
                <text:p>1717.01586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51.518188">
                <text:p>1651.518188</text:p>
              </table:table-cell>
              <table:table-cell office:value-type="float" office:value="1716.133911">
                <text:p>1716.133911</text:p>
              </table:table-cell>
              <table:table-cell office:value-type="float" office:value="1656.436523">
                <text:p>1656.436523</text:p>
              </table:table-cell>
              <table:table-cell office:value-type="float" office:value="1711.645752">
                <text:p>1711.6457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44.941772">
                <text:p>1644.941772</text:p>
              </table:table-cell>
              <table:table-cell office:value-type="float" office:value="1719.928467">
                <text:p>1719.928467</text:p>
              </table:table-cell>
              <table:table-cell office:value-type="float" office:value="1650.472412">
                <text:p>1650.472412</text:p>
              </table:table-cell>
              <table:table-cell office:value-type="float" office:value="1719.026611">
                <text:p>1719.0266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47.162476">
                <text:p>1647.162476</text:p>
              </table:table-cell>
              <table:table-cell office:value-type="float" office:value="1718.150391">
                <text:p>1718.150391</text:p>
              </table:table-cell>
              <table:table-cell office:value-type="float" office:value="1650.612793">
                <text:p>1650.612793</text:p>
              </table:table-cell>
              <table:table-cell office:value-type="float" office:value="1716.700195">
                <text:p>1716.70019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48.053833">
                <text:p>1648.053833</text:p>
              </table:table-cell>
              <table:table-cell office:value-type="float" office:value="1715.550293">
                <text:p>1715.550293</text:p>
              </table:table-cell>
              <table:table-cell office:value-type="float" office:value="1656.845825">
                <text:p>1656.845825</text:p>
              </table:table-cell>
              <table:table-cell office:value-type="float" office:value="1713.31311">
                <text:p>1713.313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48.3396">
                <text:p>1648.3396</text:p>
              </table:table-cell>
              <table:table-cell office:value-type="float" office:value="1721.669067">
                <text:p>1721.669067</text:p>
              </table:table-cell>
              <table:table-cell office:value-type="float" office:value="1653.426758">
                <text:p>1653.426758</text:p>
              </table:table-cell>
              <table:table-cell office:value-type="float" office:value="1719.107422">
                <text:p>1719.10742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49.5354">
                <text:p>1649.5354</text:p>
              </table:table-cell>
              <table:table-cell office:value-type="float" office:value="1717.470215">
                <text:p>1717.470215</text:p>
              </table:table-cell>
              <table:table-cell office:value-type="float" office:value="1657.511841">
                <text:p>1657.511841</text:p>
              </table:table-cell>
              <table:table-cell office:value-type="float" office:value="1714.550049">
                <text:p>1714.5500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49.596436">
                <text:p>1649.596436</text:p>
              </table:table-cell>
              <table:table-cell office:value-type="float" office:value="1717.88501">
                <text:p>1717.88501</text:p>
              </table:table-cell>
              <table:table-cell office:value-type="float" office:value="1653.61853">
                <text:p>1653.61853</text:p>
              </table:table-cell>
              <table:table-cell office:value-type="float" office:value="1718.243286">
                <text:p>1718.24328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50.266113">
                <text:p>1650.266113</text:p>
              </table:table-cell>
              <table:table-cell office:value-type="float" office:value="1720.605347">
                <text:p>1720.605347</text:p>
              </table:table-cell>
              <table:table-cell office:value-type="float" office:value="1653.766113">
                <text:p>1653.766113</text:p>
              </table:table-cell>
              <table:table-cell office:value-type="float" office:value="1719.094727">
                <text:p>1719.0947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50.945801">
                <text:p>1650.945801</text:p>
              </table:table-cell>
              <table:table-cell office:value-type="float" office:value="1725.05957">
                <text:p>1725.05957</text:p>
              </table:table-cell>
              <table:table-cell office:value-type="float" office:value="1655.796753">
                <text:p>1655.796753</text:p>
              </table:table-cell>
              <table:table-cell office:value-type="float" office:value="1724.656006">
                <text:p>1724.6560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50.636597">
                <text:p>1650.636597</text:p>
              </table:table-cell>
              <table:table-cell office:value-type="float" office:value="1722.543213">
                <text:p>1722.543213</text:p>
              </table:table-cell>
              <table:table-cell office:value-type="float" office:value="1655.112793">
                <text:p>1655.112793</text:p>
              </table:table-cell>
              <table:table-cell office:value-type="float" office:value="1720.260498">
                <text:p>1720.26049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49.556519">
                <text:p>1649.556519</text:p>
              </table:table-cell>
              <table:table-cell office:value-type="float" office:value="1721.928467">
                <text:p>1721.928467</text:p>
              </table:table-cell>
              <table:table-cell office:value-type="float" office:value="1656.122559">
                <text:p>1656.122559</text:p>
              </table:table-cell>
              <table:table-cell office:value-type="float" office:value="1719.281128">
                <text:p>1719.28112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49.427124">
                <text:p>1649.427124</text:p>
              </table:table-cell>
              <table:table-cell office:value-type="float" office:value="1722.948608">
                <text:p>1722.948608</text:p>
              </table:table-cell>
              <table:table-cell office:value-type="float" office:value="1656.515625">
                <text:p>1656.515625</text:p>
              </table:table-cell>
              <table:table-cell office:value-type="float" office:value="1720.899658">
                <text:p>1720.89965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51.818726">
                <text:p>1651.818726</text:p>
              </table:table-cell>
              <table:table-cell office:value-type="float" office:value="1722.355957">
                <text:p>1722.355957</text:p>
              </table:table-cell>
              <table:table-cell office:value-type="float" office:value="1658.863403">
                <text:p>1658.863403</text:p>
              </table:table-cell>
              <table:table-cell office:value-type="float" office:value="1720.115112">
                <text:p>1720.1151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52.139038">
                <text:p>1652.139038</text:p>
              </table:table-cell>
              <table:table-cell office:value-type="float" office:value="1719.366333">
                <text:p>1719.366333</text:p>
              </table:table-cell>
              <table:table-cell office:value-type="float" office:value="1660.610107">
                <text:p>1660.610107</text:p>
              </table:table-cell>
              <table:table-cell office:value-type="float" office:value="1719.098267">
                <text:p>1719.09826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51.50354">
                <text:p>1651.50354</text:p>
              </table:table-cell>
              <table:table-cell office:value-type="float" office:value="1723.851929">
                <text:p>1723.851929</text:p>
              </table:table-cell>
              <table:table-cell office:value-type="float" office:value="1656.866943">
                <text:p>1656.866943</text:p>
              </table:table-cell>
              <table:table-cell office:value-type="float" office:value="1722.413818">
                <text:p>1722.4138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50.554565">
                <text:p>1650.554565</text:p>
              </table:table-cell>
              <table:table-cell office:value-type="float" office:value="1722.436646">
                <text:p>1722.436646</text:p>
              </table:table-cell>
              <table:table-cell office:value-type="float" office:value="1654.569092">
                <text:p>1654.569092</text:p>
              </table:table-cell>
              <table:table-cell office:value-type="float" office:value="1718.520996">
                <text:p>1718.52099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51.599487">
                <text:p>1651.599487</text:p>
              </table:table-cell>
              <table:table-cell office:value-type="float" office:value="1723.54248">
                <text:p>1723.54248</text:p>
              </table:table-cell>
              <table:table-cell office:value-type="float" office:value="1657.581665">
                <text:p>1657.581665</text:p>
              </table:table-cell>
              <table:table-cell office:value-type="float" office:value="1722.0177">
                <text:p>1722.017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49.676025">
                <text:p>1649.676025</text:p>
              </table:table-cell>
              <table:table-cell office:value-type="float" office:value="1721.628174">
                <text:p>1721.628174</text:p>
              </table:table-cell>
              <table:table-cell office:value-type="float" office:value="1655.517334">
                <text:p>1655.517334</text:p>
              </table:table-cell>
              <table:table-cell office:value-type="float" office:value="1720.081177">
                <text:p>1720.08117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51.841431">
                <text:p>1651.841431</text:p>
              </table:table-cell>
              <table:table-cell office:value-type="float" office:value="1722.348267">
                <text:p>1722.348267</text:p>
              </table:table-cell>
              <table:table-cell office:value-type="float" office:value="1659.803345">
                <text:p>1659.803345</text:p>
              </table:table-cell>
              <table:table-cell office:value-type="float" office:value="1719.325195">
                <text:p>1719.32519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50.794067">
                <text:p>1650.794067</text:p>
              </table:table-cell>
              <table:table-cell office:value-type="float" office:value="1725.500977">
                <text:p>1725.500977</text:p>
              </table:table-cell>
              <table:table-cell office:value-type="float" office:value="1657.965088">
                <text:p>1657.965088</text:p>
              </table:table-cell>
              <table:table-cell office:value-type="float" office:value="1719.995483">
                <text:p>1719.99548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51.70459">
                <text:p>1651.70459</text:p>
              </table:table-cell>
              <table:table-cell office:value-type="float" office:value="1722.982422">
                <text:p>1722.982422</text:p>
              </table:table-cell>
              <table:table-cell office:value-type="float" office:value="1655.825928">
                <text:p>1655.825928</text:p>
              </table:table-cell>
              <table:table-cell office:value-type="float" office:value="1721.185791">
                <text:p>1721.1857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52.083984">
                <text:p>1652.083984</text:p>
              </table:table-cell>
              <table:table-cell office:value-type="float" office:value="1723.542236">
                <text:p>1723.542236</text:p>
              </table:table-cell>
              <table:table-cell office:value-type="float" office:value="1655.442261">
                <text:p>1655.442261</text:p>
              </table:table-cell>
              <table:table-cell office:value-type="float" office:value="1720.361816">
                <text:p>1720.3618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51.908569">
                <text:p>1651.908569</text:p>
              </table:table-cell>
              <table:table-cell office:value-type="float" office:value="1724.415894">
                <text:p>1724.415894</text:p>
              </table:table-cell>
              <table:table-cell office:value-type="float" office:value="1657.542603">
                <text:p>1657.542603</text:p>
              </table:table-cell>
              <table:table-cell office:value-type="float" office:value="1722.501099">
                <text:p>1722.50109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51.860229">
                <text:p>1651.860229</text:p>
              </table:table-cell>
              <table:table-cell office:value-type="float" office:value="1723.11438">
                <text:p>1723.11438</text:p>
              </table:table-cell>
              <table:table-cell office:value-type="float" office:value="1656.5896">
                <text:p>1656.5896</text:p>
              </table:table-cell>
              <table:table-cell office:value-type="float" office:value="1723.462891">
                <text:p>1723.4628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55.766602">
                <text:p>1655.766602</text:p>
              </table:table-cell>
              <table:table-cell office:value-type="float" office:value="1725.867188">
                <text:p>1725.867188</text:p>
              </table:table-cell>
              <table:table-cell office:value-type="float" office:value="1659.263916">
                <text:p>1659.263916</text:p>
              </table:table-cell>
              <table:table-cell office:value-type="float" office:value="1723.733521">
                <text:p>1723.7335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51.721191">
                <text:p>1651.721191</text:p>
              </table:table-cell>
              <table:table-cell office:value-type="float" office:value="1723.145752">
                <text:p>1723.145752</text:p>
              </table:table-cell>
              <table:table-cell office:value-type="float" office:value="1658.999023">
                <text:p>1658.999023</text:p>
              </table:table-cell>
              <table:table-cell office:value-type="float" office:value="1723.339966">
                <text:p>1723.3399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51.077637">
                <text:p>1651.077637</text:p>
              </table:table-cell>
              <table:table-cell office:value-type="float" office:value="1724.307373">
                <text:p>1724.307373</text:p>
              </table:table-cell>
              <table:table-cell office:value-type="float" office:value="1656.156494">
                <text:p>1656.156494</text:p>
              </table:table-cell>
              <table:table-cell office:value-type="float" office:value="1721.959229">
                <text:p>1721.95922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49.955322">
                <text:p>1649.955322</text:p>
              </table:table-cell>
              <table:table-cell office:value-type="float" office:value="1728.365479">
                <text:p>1728.365479</text:p>
              </table:table-cell>
              <table:table-cell office:value-type="float" office:value="1657.215332">
                <text:p>1657.215332</text:p>
              </table:table-cell>
              <table:table-cell office:value-type="float" office:value="1723.172729">
                <text:p>1723.17272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51.489258">
                <text:p>1651.489258</text:p>
              </table:table-cell>
              <table:table-cell office:value-type="float" office:value="1725.735107">
                <text:p>1725.735107</text:p>
              </table:table-cell>
              <table:table-cell office:value-type="float" office:value="1659.31311">
                <text:p>1659.31311</text:p>
              </table:table-cell>
              <table:table-cell office:value-type="float" office:value="1723.414795">
                <text:p>1723.4147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51.905273">
                <text:p>1651.905273</text:p>
              </table:table-cell>
              <table:table-cell office:value-type="float" office:value="1725.173706">
                <text:p>1725.173706</text:p>
              </table:table-cell>
              <table:table-cell office:value-type="float" office:value="1655.548096">
                <text:p>1655.548096</text:p>
              </table:table-cell>
              <table:table-cell office:value-type="float" office:value="1725.873047">
                <text:p>1725.87304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54.254761">
                <text:p>1654.254761</text:p>
              </table:table-cell>
              <table:table-cell office:value-type="float" office:value="1724.390137">
                <text:p>1724.390137</text:p>
              </table:table-cell>
              <table:table-cell office:value-type="float" office:value="1664.406616">
                <text:p>1664.406616</text:p>
              </table:table-cell>
              <table:table-cell office:value-type="float" office:value="1721.90918">
                <text:p>1721.9091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53.564087">
                <text:p>1653.564087</text:p>
              </table:table-cell>
              <table:table-cell office:value-type="float" office:value="1727.546021">
                <text:p>1727.546021</text:p>
              </table:table-cell>
              <table:table-cell office:value-type="float" office:value="1656.762451">
                <text:p>1656.762451</text:p>
              </table:table-cell>
              <table:table-cell office:value-type="float" office:value="1727.412231">
                <text:p>1727.41223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53.220947">
                <text:p>1653.220947</text:p>
              </table:table-cell>
              <table:table-cell office:value-type="float" office:value="1727.762695">
                <text:p>1727.762695</text:p>
              </table:table-cell>
              <table:table-cell office:value-type="float" office:value="1661.403931">
                <text:p>1661.403931</text:p>
              </table:table-cell>
              <table:table-cell office:value-type="float" office:value="1727.740234">
                <text:p>1727.74023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54.996338">
                <text:p>1654.996338</text:p>
              </table:table-cell>
              <table:table-cell office:value-type="float" office:value="1730.398438">
                <text:p>1730.398438</text:p>
              </table:table-cell>
              <table:table-cell office:value-type="float" office:value="1661.476929">
                <text:p>1661.476929</text:p>
              </table:table-cell>
              <table:table-cell office:value-type="float" office:value="1728.87207">
                <text:p>1728.8720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52.593384">
                <text:p>1652.593384</text:p>
              </table:table-cell>
              <table:table-cell office:value-type="float" office:value="1732.136719">
                <text:p>1732.136719</text:p>
              </table:table-cell>
              <table:table-cell office:value-type="float" office:value="1661.060303">
                <text:p>1661.060303</text:p>
              </table:table-cell>
              <table:table-cell office:value-type="float" office:value="1728.621582">
                <text:p>1728.62158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54.861816">
                <text:p>1654.861816</text:p>
              </table:table-cell>
              <table:table-cell office:value-type="float" office:value="1728.702393">
                <text:p>1728.702393</text:p>
              </table:table-cell>
              <table:table-cell office:value-type="float" office:value="1659.930054">
                <text:p>1659.930054</text:p>
              </table:table-cell>
              <table:table-cell office:value-type="float" office:value="1726.468994">
                <text:p>1726.46899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55.113647">
                <text:p>1655.113647</text:p>
              </table:table-cell>
              <table:table-cell office:value-type="float" office:value="1730.193848">
                <text:p>1730.193848</text:p>
              </table:table-cell>
              <table:table-cell office:value-type="float" office:value="1663.599365">
                <text:p>1663.599365</text:p>
              </table:table-cell>
              <table:table-cell office:value-type="float" office:value="1727.039795">
                <text:p>1727.03979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52.865967">
                <text:p>1652.865967</text:p>
              </table:table-cell>
              <table:table-cell office:value-type="float" office:value="1732.221558">
                <text:p>1732.221558</text:p>
              </table:table-cell>
              <table:table-cell office:value-type="float" office:value="1661.689697">
                <text:p>1661.689697</text:p>
              </table:table-cell>
              <table:table-cell office:value-type="float" office:value="1731.078003">
                <text:p>1731.0780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53.956787">
                <text:p>1653.956787</text:p>
              </table:table-cell>
              <table:table-cell office:value-type="float" office:value="1732.354858">
                <text:p>1732.354858</text:p>
              </table:table-cell>
              <table:table-cell office:value-type="float" office:value="1661.846436">
                <text:p>1661.846436</text:p>
              </table:table-cell>
              <table:table-cell office:value-type="float" office:value="1728.685547">
                <text:p>1728.68554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56.258423">
                <text:p>1656.258423</text:p>
              </table:table-cell>
              <table:table-cell office:value-type="float" office:value="1732.396606">
                <text:p>1732.396606</text:p>
              </table:table-cell>
              <table:table-cell office:value-type="float" office:value="1662.981445">
                <text:p>1662.981445</text:p>
              </table:table-cell>
              <table:table-cell office:value-type="float" office:value="1731.776978">
                <text:p>1731.77697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57.395142">
                <text:p>1657.395142</text:p>
              </table:table-cell>
              <table:table-cell office:value-type="float" office:value="1731.40271">
                <text:p>1731.40271</text:p>
              </table:table-cell>
              <table:table-cell office:value-type="float" office:value="1667.663574">
                <text:p>1667.663574</text:p>
              </table:table-cell>
              <table:table-cell office:value-type="float" office:value="1729.551147">
                <text:p>1729.5511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56.079102">
                <text:p>1656.079102</text:p>
              </table:table-cell>
              <table:table-cell office:value-type="float" office:value="1733.126587">
                <text:p>1733.126587</text:p>
              </table:table-cell>
              <table:table-cell office:value-type="float" office:value="1663.755127">
                <text:p>1663.755127</text:p>
              </table:table-cell>
              <table:table-cell office:value-type="float" office:value="1728.290039">
                <text:p>1728.29003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55.610596">
                <text:p>1655.610596</text:p>
              </table:table-cell>
              <table:table-cell office:value-type="float" office:value="1735.327637">
                <text:p>1735.327637</text:p>
              </table:table-cell>
              <table:table-cell office:value-type="float" office:value="1664.991943">
                <text:p>1664.991943</text:p>
              </table:table-cell>
              <table:table-cell office:value-type="float" office:value="1731.245361">
                <text:p>1731.24536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58.164429">
                <text:p>1658.164429</text:p>
              </table:table-cell>
              <table:table-cell office:value-type="float" office:value="1729.695679">
                <text:p>1729.695679</text:p>
              </table:table-cell>
              <table:table-cell office:value-type="float" office:value="1662.61145">
                <text:p>1662.61145</text:p>
              </table:table-cell>
              <table:table-cell office:value-type="float" office:value="1728.29895">
                <text:p>1728.2989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54.519409">
                <text:p>1654.519409</text:p>
              </table:table-cell>
              <table:table-cell office:value-type="float" office:value="1734.897095">
                <text:p>1734.897095</text:p>
              </table:table-cell>
              <table:table-cell office:value-type="float" office:value="1664.279785">
                <text:p>1664.279785</text:p>
              </table:table-cell>
              <table:table-cell office:value-type="float" office:value="1729.567139">
                <text:p>1729.56713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56.533936">
                <text:p>1656.533936</text:p>
              </table:table-cell>
              <table:table-cell office:value-type="float" office:value="1727.406128">
                <text:p>1727.406128</text:p>
              </table:table-cell>
              <table:table-cell office:value-type="float" office:value="1666.947632">
                <text:p>1666.947632</text:p>
              </table:table-cell>
              <table:table-cell office:value-type="float" office:value="1724.469849">
                <text:p>1724.46984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53.481567">
                <text:p>1653.481567</text:p>
              </table:table-cell>
              <table:table-cell office:value-type="float" office:value="1736.598022">
                <text:p>1736.598022</text:p>
              </table:table-cell>
              <table:table-cell office:value-type="float" office:value="1662.444092">
                <text:p>1662.444092</text:p>
              </table:table-cell>
              <table:table-cell office:value-type="float" office:value="1731.282715">
                <text:p>1731.28271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55.603027">
                <text:p>1655.603027</text:p>
              </table:table-cell>
              <table:table-cell office:value-type="float" office:value="1737.008057">
                <text:p>1737.008057</text:p>
              </table:table-cell>
              <table:table-cell office:value-type="float" office:value="1664.30835">
                <text:p>1664.30835</text:p>
              </table:table-cell>
              <table:table-cell office:value-type="float" office:value="1731.727539">
                <text:p>1731.72753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57.624023">
                <text:p>1657.624023</text:p>
              </table:table-cell>
              <table:table-cell office:value-type="float" office:value="1734.209839">
                <text:p>1734.209839</text:p>
              </table:table-cell>
              <table:table-cell office:value-type="float" office:value="1666.525513">
                <text:p>1666.525513</text:p>
              </table:table-cell>
              <table:table-cell office:value-type="float" office:value="1730.22876">
                <text:p>1730.2287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56.950562">
                <text:p>1656.950562</text:p>
              </table:table-cell>
              <table:table-cell office:value-type="float" office:value="1735.670776">
                <text:p>1735.670776</text:p>
              </table:table-cell>
              <table:table-cell office:value-type="float" office:value="1662.392334">
                <text:p>1662.392334</text:p>
              </table:table-cell>
              <table:table-cell office:value-type="float" office:value="1730.598999">
                <text:p>1730.59899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55.573608">
                <text:p>1655.573608</text:p>
              </table:table-cell>
              <table:table-cell office:value-type="float" office:value="1735.064209">
                <text:p>1735.064209</text:p>
              </table:table-cell>
              <table:table-cell office:value-type="float" office:value="1664.695312">
                <text:p>1664.695312</text:p>
              </table:table-cell>
              <table:table-cell office:value-type="float" office:value="1732.539185">
                <text:p>1732.53918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57.669189">
                <text:p>1657.669189</text:p>
              </table:table-cell>
              <table:table-cell office:value-type="float" office:value="1704.452026">
                <text:p>1704.452026</text:p>
              </table:table-cell>
              <table:table-cell office:value-type="float" office:value="1664.170776">
                <text:p>1664.170776</text:p>
              </table:table-cell>
              <table:table-cell office:value-type="float" office:value="1702.047852">
                <text:p>1702.0478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35.165771">
                <text:p>1635.165771</text:p>
              </table:table-cell>
              <table:table-cell office:value-type="float" office:value="1723.939697">
                <text:p>1723.939697</text:p>
              </table:table-cell>
              <table:table-cell office:value-type="float" office:value="1634.031128">
                <text:p>1634.031128</text:p>
              </table:table-cell>
              <table:table-cell office:value-type="float" office:value="1729.705566">
                <text:p>1729.70556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27.629639">
                <text:p>1627.629639</text:p>
              </table:table-cell>
              <table:table-cell office:value-type="float" office:value="1703.984253">
                <text:p>1703.984253</text:p>
              </table:table-cell>
              <table:table-cell office:value-type="float" office:value="1635.728027">
                <text:p>1635.728027</text:p>
              </table:table-cell>
              <table:table-cell office:value-type="float" office:value="1700.556152">
                <text:p>1700.55615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19.034546">
                <text:p>1619.034546</text:p>
              </table:table-cell>
              <table:table-cell office:value-type="float" office:value="1698.480469">
                <text:p>1698.480469</text:p>
              </table:table-cell>
              <table:table-cell office:value-type="float" office:value="1625.534424">
                <text:p>1625.534424</text:p>
              </table:table-cell>
              <table:table-cell office:value-type="float" office:value="1697.887085">
                <text:p>1697.8870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613.79834">
                <text:p>1613.79834</text:p>
              </table:table-cell>
              <table:table-cell office:value-type="float" office:value="1696.273926">
                <text:p>1696.273926</text:p>
              </table:table-cell>
              <table:table-cell office:value-type="float" office:value="1623.645386">
                <text:p>1623.645386</text:p>
              </table:table-cell>
              <table:table-cell office:value-type="float" office:value="1683.914307">
                <text:p>1683.91430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17.573975">
                <text:p>1617.573975</text:p>
              </table:table-cell>
              <table:table-cell office:value-type="float" office:value="1674.790405">
                <text:p>1674.790405</text:p>
              </table:table-cell>
              <table:table-cell office:value-type="float" office:value="1617.830566">
                <text:p>1617.830566</text:p>
              </table:table-cell>
              <table:table-cell office:value-type="float" office:value="1672.35022">
                <text:p>1672.3502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608.396729">
                <text:p>1608.396729</text:p>
              </table:table-cell>
              <table:table-cell office:value-type="float" office:value="1671.274902">
                <text:p>1671.274902</text:p>
              </table:table-cell>
              <table:table-cell office:value-type="float" office:value="1613.766724">
                <text:p>1613.766724</text:p>
              </table:table-cell>
              <table:table-cell office:value-type="float" office:value="1672.116333">
                <text:p>1672.1163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04.75061">
                <text:p>1604.75061</text:p>
              </table:table-cell>
              <table:table-cell office:value-type="float" office:value="1660.431641">
                <text:p>1660.431641</text:p>
              </table:table-cell>
              <table:table-cell office:value-type="float" office:value="1608.681885">
                <text:p>1608.681885</text:p>
              </table:table-cell>
              <table:table-cell office:value-type="float" office:value="1659.745361">
                <text:p>1659.74536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93.539307">
                <text:p>1593.539307</text:p>
              </table:table-cell>
              <table:table-cell office:value-type="float" office:value="1664.362183">
                <text:p>1664.362183</text:p>
              </table:table-cell>
              <table:table-cell office:value-type="float" office:value="1603.972046">
                <text:p>1603.972046</text:p>
              </table:table-cell>
              <table:table-cell office:value-type="float" office:value="1651.171143">
                <text:p>1651.17114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03.040527">
                <text:p>1603.040527</text:p>
              </table:table-cell>
              <table:table-cell office:value-type="float" office:value="1645.977661">
                <text:p>1645.977661</text:p>
              </table:table-cell>
              <table:table-cell office:value-type="float" office:value="1599.305054">
                <text:p>1599.305054</text:p>
              </table:table-cell>
              <table:table-cell office:value-type="float" office:value="1647.569214">
                <text:p>1647.56921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92.550781">
                <text:p>1592.550781</text:p>
              </table:table-cell>
              <table:table-cell office:value-type="float" office:value="1644.588623">
                <text:p>1644.588623</text:p>
              </table:table-cell>
              <table:table-cell office:value-type="float" office:value="1596.105103">
                <text:p>1596.105103</text:p>
              </table:table-cell>
              <table:table-cell office:value-type="float" office:value="1644.883423">
                <text:p>1644.88342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87.830688">
                <text:p>1587.830688</text:p>
              </table:table-cell>
              <table:table-cell office:value-type="float" office:value="1642.106079">
                <text:p>1642.106079</text:p>
              </table:table-cell>
              <table:table-cell office:value-type="float" office:value="1586.57019">
                <text:p>1586.57019</text:p>
              </table:table-cell>
              <table:table-cell office:value-type="float" office:value="1640.106812">
                <text:p>1640.10681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86.064819">
                <text:p>1586.064819</text:p>
              </table:table-cell>
              <table:table-cell office:value-type="float" office:value="1636.671875">
                <text:p>1636.671875</text:p>
              </table:table-cell>
              <table:table-cell office:value-type="float" office:value="1592.036865">
                <text:p>1592.036865</text:p>
              </table:table-cell>
              <table:table-cell office:value-type="float" office:value="1630.106201">
                <text:p>1630.10620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87.156372">
                <text:p>1587.156372</text:p>
              </table:table-cell>
              <table:table-cell office:value-type="float" office:value="1623.990723">
                <text:p>1623.990723</text:p>
              </table:table-cell>
              <table:table-cell office:value-type="float" office:value="1582.540039">
                <text:p>1582.540039</text:p>
              </table:table-cell>
              <table:table-cell office:value-type="float" office:value="1622.209473">
                <text:p>1622.20947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79.055054">
                <text:p>1579.055054</text:p>
              </table:table-cell>
              <table:table-cell office:value-type="float" office:value="1626.520142">
                <text:p>1626.520142</text:p>
              </table:table-cell>
              <table:table-cell office:value-type="float" office:value="1586.896973">
                <text:p>1586.896973</text:p>
              </table:table-cell>
              <table:table-cell office:value-type="float" office:value="1622.945557">
                <text:p>1622.94555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82.85144">
                <text:p>1582.85144</text:p>
              </table:table-cell>
              <table:table-cell office:value-type="float" office:value="1619.251587">
                <text:p>1619.251587</text:p>
              </table:table-cell>
              <table:table-cell office:value-type="float" office:value="1582.833618">
                <text:p>1582.833618</text:p>
              </table:table-cell>
              <table:table-cell office:value-type="float" office:value="1616.925903">
                <text:p>1616.92590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74.104492">
                <text:p>1574.104492</text:p>
              </table:table-cell>
              <table:table-cell office:value-type="float" office:value="1615.515015">
                <text:p>1615.515015</text:p>
              </table:table-cell>
              <table:table-cell office:value-type="float" office:value="1577.362183">
                <text:p>1577.362183</text:p>
              </table:table-cell>
              <table:table-cell office:value-type="float" office:value="1612.325073">
                <text:p>1612.32507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81.939819">
                <text:p>1581.939819</text:p>
              </table:table-cell>
              <table:table-cell office:value-type="float" office:value="1609.972412">
                <text:p>1609.972412</text:p>
              </table:table-cell>
              <table:table-cell office:value-type="float" office:value="1581.057739">
                <text:p>1581.057739</text:p>
              </table:table-cell>
              <table:table-cell office:value-type="float" office:value="1610.145996">
                <text:p>1610.14599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69.610596">
                <text:p>1569.610596</text:p>
              </table:table-cell>
              <table:table-cell office:value-type="float" office:value="1612.131592">
                <text:p>1612.131592</text:p>
              </table:table-cell>
              <table:table-cell office:value-type="float" office:value="1576.795166">
                <text:p>1576.795166</text:p>
              </table:table-cell>
              <table:table-cell office:value-type="float" office:value="1607.144043">
                <text:p>1607.14404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77.650513">
                <text:p>1577.650513</text:p>
              </table:table-cell>
              <table:table-cell office:value-type="float" office:value="1602.818481">
                <text:p>1602.818481</text:p>
              </table:table-cell>
              <table:table-cell office:value-type="float" office:value="1574.771973">
                <text:p>1574.771973</text:p>
              </table:table-cell>
              <table:table-cell office:value-type="float" office:value="1602.246582">
                <text:p>1602.24658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75.353516">
                <text:p>1575.353516</text:p>
              </table:table-cell>
              <table:table-cell office:value-type="float" office:value="1597.596924">
                <text:p>1597.596924</text:p>
              </table:table-cell>
              <table:table-cell office:value-type="float" office:value="1573.176392">
                <text:p>1573.176392</text:p>
              </table:table-cell>
              <table:table-cell office:value-type="float" office:value="1597.463623">
                <text:p>1597.46362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76.577515">
                <text:p>1576.577515</text:p>
              </table:table-cell>
              <table:table-cell office:value-type="float" office:value="1596.332275">
                <text:p>1596.332275</text:p>
              </table:table-cell>
              <table:table-cell office:value-type="float" office:value="1578.376343">
                <text:p>1578.376343</text:p>
              </table:table-cell>
              <table:table-cell office:value-type="float" office:value="1594.574097">
                <text:p>1594.57409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73.146973">
                <text:p>1573.146973</text:p>
              </table:table-cell>
              <table:table-cell office:value-type="float" office:value="1596.500244">
                <text:p>1596.500244</text:p>
              </table:table-cell>
              <table:table-cell office:value-type="float" office:value="1574.89624">
                <text:p>1574.89624</text:p>
              </table:table-cell>
              <table:table-cell office:value-type="float" office:value="1592.224243">
                <text:p>1592.22424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573.423828">
                <text:p>1573.423828</text:p>
              </table:table-cell>
              <table:table-cell office:value-type="float" office:value="1593.508667">
                <text:p>1593.508667</text:p>
              </table:table-cell>
              <table:table-cell office:value-type="float" office:value="1570.925049">
                <text:p>1570.925049</text:p>
              </table:table-cell>
              <table:table-cell office:value-type="float" office:value="1588.719238">
                <text:p>1588.71923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72.541992">
                <text:p>1572.541992</text:p>
              </table:table-cell>
              <table:table-cell office:value-type="float" office:value="1595.207397">
                <text:p>1595.207397</text:p>
              </table:table-cell>
              <table:table-cell office:value-type="float" office:value="1571.948486">
                <text:p>1571.948486</text:p>
              </table:table-cell>
              <table:table-cell office:value-type="float" office:value="1590.325317">
                <text:p>1590.32531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70.037842">
                <text:p>1570.037842</text:p>
              </table:table-cell>
              <table:table-cell office:value-type="float" office:value="1590.785522">
                <text:p>1590.785522</text:p>
              </table:table-cell>
              <table:table-cell office:value-type="float" office:value="1570.661377">
                <text:p>1570.661377</text:p>
              </table:table-cell>
              <table:table-cell office:value-type="float" office:value="1588.353882">
                <text:p>1588.35388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68.664062">
                <text:p>1568.664062</text:p>
              </table:table-cell>
              <table:table-cell office:value-type="float" office:value="1587.540894">
                <text:p>1587.540894</text:p>
              </table:table-cell>
              <table:table-cell office:value-type="float" office:value="1567.429077">
                <text:p>1567.429077</text:p>
              </table:table-cell>
              <table:table-cell office:value-type="float" office:value="1582.892212">
                <text:p>1582.8922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88.711914">
                <text:p>1588.711914</text:p>
              </table:table-cell>
              <table:table-cell office:value-type="float" office:value="1614.271606">
                <text:p>1614.271606</text:p>
              </table:table-cell>
              <table:table-cell office:value-type="float" office:value="1556.429688">
                <text:p>1556.429688</text:p>
              </table:table-cell>
              <table:table-cell office:value-type="float" office:value="1544.648804">
                <text:p>1544.64880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97.400635">
                <text:p>1597.400635</text:p>
              </table:table-cell>
              <table:table-cell office:value-type="float" office:value="1651.544067">
                <text:p>1651.544067</text:p>
              </table:table-cell>
              <table:table-cell office:value-type="float" office:value="1525.425415">
                <text:p>1525.425415</text:p>
              </table:table-cell>
              <table:table-cell office:value-type="float" office:value="1525.754517">
                <text:p>1525.75451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12.312256">
                <text:p>1612.312256</text:p>
              </table:table-cell>
              <table:table-cell office:value-type="float" office:value="1652.35437">
                <text:p>1652.35437</text:p>
              </table:table-cell>
              <table:table-cell office:value-type="float" office:value="1535.251343">
                <text:p>1535.251343</text:p>
              </table:table-cell>
              <table:table-cell office:value-type="float" office:value="1545.9729">
                <text:p>1545.972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48.616211">
                <text:p>1648.616211</text:p>
              </table:table-cell>
              <table:table-cell office:value-type="float" office:value="1678.518799">
                <text:p>1678.518799</text:p>
              </table:table-cell>
              <table:table-cell office:value-type="float" office:value="1551.380005">
                <text:p>1551.380005</text:p>
              </table:table-cell>
              <table:table-cell office:value-type="float" office:value="1562.25415">
                <text:p>1562.2541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57.808716">
                <text:p>1657.808716</text:p>
              </table:table-cell>
              <table:table-cell office:value-type="float" office:value="1608.420044">
                <text:p>1608.420044</text:p>
              </table:table-cell>
              <table:table-cell office:value-type="float" office:value="1597.767334">
                <text:p>1597.767334</text:p>
              </table:table-cell>
              <table:table-cell office:value-type="float" office:value="1576.111572">
                <text:p>1576.11157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99.159058">
                <text:p>1599.159058</text:p>
              </table:table-cell>
              <table:table-cell office:value-type="float" office:value="1733.981934">
                <text:p>1733.981934</text:p>
              </table:table-cell>
              <table:table-cell office:value-type="float" office:value="1579.967529">
                <text:p>1579.967529</text:p>
              </table:table-cell>
              <table:table-cell office:value-type="float" office:value="1609.284424">
                <text:p>1609.2844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40.064331">
                <text:p>1640.064331</text:p>
              </table:table-cell>
              <table:table-cell office:value-type="float" office:value="1687.61731">
                <text:p>1687.61731</text:p>
              </table:table-cell>
              <table:table-cell office:value-type="float" office:value="1598.178467">
                <text:p>1598.178467</text:p>
              </table:table-cell>
              <table:table-cell office:value-type="float" office:value="1607.387939">
                <text:p>1607.38793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55.736084">
                <text:p>1655.736084</text:p>
              </table:table-cell>
              <table:table-cell office:value-type="float" office:value="1683.395508">
                <text:p>1683.395508</text:p>
              </table:table-cell>
              <table:table-cell office:value-type="float" office:value="1615.944458">
                <text:p>1615.944458</text:p>
              </table:table-cell>
              <table:table-cell office:value-type="float" office:value="1612.590454">
                <text:p>1612.59045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54.813965">
                <text:p>1654.813965</text:p>
              </table:table-cell>
              <table:table-cell office:value-type="float" office:value="1712.752441">
                <text:p>1712.752441</text:p>
              </table:table-cell>
              <table:table-cell office:value-type="float" office:value="1620.843872">
                <text:p>1620.843872</text:p>
              </table:table-cell>
              <table:table-cell office:value-type="float" office:value="1640.171997">
                <text:p>1640.17199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59.839966">
                <text:p>1659.839966</text:p>
              </table:table-cell>
              <table:table-cell office:value-type="float" office:value="1702.761841">
                <text:p>1702.761841</text:p>
              </table:table-cell>
              <table:table-cell office:value-type="float" office:value="1632.815674">
                <text:p>1632.815674</text:p>
              </table:table-cell>
              <table:table-cell office:value-type="float" office:value="1652.702148">
                <text:p>1652.70214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34.846191">
                <text:p>1634.846191</text:p>
              </table:table-cell>
              <table:table-cell office:value-type="float" office:value="1680.773682">
                <text:p>1680.773682</text:p>
              </table:table-cell>
              <table:table-cell office:value-type="float" office:value="1661.105835">
                <text:p>1661.105835</text:p>
              </table:table-cell>
              <table:table-cell office:value-type="float" office:value="1682.937988">
                <text:p>1682.93798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27.66748">
                <text:p>1627.66748</text:p>
              </table:table-cell>
              <table:table-cell office:value-type="float" office:value="1700.946655">
                <text:p>1700.946655</text:p>
              </table:table-cell>
              <table:table-cell office:value-type="float" office:value="1636.227783">
                <text:p>1636.227783</text:p>
              </table:table-cell>
              <table:table-cell office:value-type="float" office:value="1709.14209">
                <text:p>1709.1420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28.724121">
                <text:p>1628.724121</text:p>
              </table:table-cell>
              <table:table-cell office:value-type="float" office:value="1690.700806">
                <text:p>1690.700806</text:p>
              </table:table-cell>
              <table:table-cell office:value-type="float" office:value="1633.94458">
                <text:p>1633.94458</text:p>
              </table:table-cell>
              <table:table-cell office:value-type="float" office:value="1701.704956">
                <text:p>1701.70495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33.764282">
                <text:p>1633.764282</text:p>
              </table:table-cell>
              <table:table-cell office:value-type="float" office:value="1692.371338">
                <text:p>1692.371338</text:p>
              </table:table-cell>
              <table:table-cell office:value-type="float" office:value="1643.519531">
                <text:p>1643.519531</text:p>
              </table:table-cell>
              <table:table-cell office:value-type="float" office:value="1699.130127">
                <text:p>1699.13012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31.094604">
                <text:p>1631.094604</text:p>
              </table:table-cell>
              <table:table-cell office:value-type="float" office:value="1699.431763">
                <text:p>1699.431763</text:p>
              </table:table-cell>
              <table:table-cell office:value-type="float" office:value="1645.263428">
                <text:p>1645.263428</text:p>
              </table:table-cell>
              <table:table-cell office:value-type="float" office:value="1693.136597">
                <text:p>1693.13659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35.37146">
                <text:p>1635.37146</text:p>
              </table:table-cell>
              <table:table-cell office:value-type="float" office:value="1702.211914">
                <text:p>1702.211914</text:p>
              </table:table-cell>
              <table:table-cell office:value-type="float" office:value="1638.118286">
                <text:p>1638.118286</text:p>
              </table:table-cell>
              <table:table-cell office:value-type="float" office:value="1697.810669">
                <text:p>1697.81066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37.27478">
                <text:p>1637.27478</text:p>
              </table:table-cell>
              <table:table-cell office:value-type="float" office:value="1697.128784">
                <text:p>1697.128784</text:p>
              </table:table-cell>
              <table:table-cell office:value-type="float" office:value="1640.416138">
                <text:p>1640.416138</text:p>
              </table:table-cell>
              <table:table-cell office:value-type="float" office:value="1699.233398">
                <text:p>1699.2333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39.897583">
                <text:p>1639.897583</text:p>
              </table:table-cell>
              <table:table-cell office:value-type="float" office:value="1698.037354">
                <text:p>1698.037354</text:p>
              </table:table-cell>
              <table:table-cell office:value-type="float" office:value="1644.891602">
                <text:p>1644.891602</text:p>
              </table:table-cell>
              <table:table-cell office:value-type="float" office:value="1699.308594">
                <text:p>1699.30859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34.233032">
                <text:p>1634.233032</text:p>
              </table:table-cell>
              <table:table-cell office:value-type="float" office:value="1703.55957">
                <text:p>1703.55957</text:p>
              </table:table-cell>
              <table:table-cell office:value-type="float" office:value="1640.381836">
                <text:p>1640.381836</text:p>
              </table:table-cell>
              <table:table-cell office:value-type="float" office:value="1700.988525">
                <text:p>1700.9885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38.187744">
                <text:p>1638.187744</text:p>
              </table:table-cell>
              <table:table-cell office:value-type="float" office:value="1700.230957">
                <text:p>1700.230957</text:p>
              </table:table-cell>
              <table:table-cell office:value-type="float" office:value="1639.840576">
                <text:p>1639.840576</text:p>
              </table:table-cell>
              <table:table-cell office:value-type="float" office:value="1701.166504">
                <text:p>1701.16650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38.621704">
                <text:p>1638.621704</text:p>
              </table:table-cell>
              <table:table-cell office:value-type="float" office:value="1702.059937">
                <text:p>1702.059937</text:p>
              </table:table-cell>
              <table:table-cell office:value-type="float" office:value="1643.454956">
                <text:p>1643.454956</text:p>
              </table:table-cell>
              <table:table-cell office:value-type="float" office:value="1699.347412">
                <text:p>1699.3474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41.814331">
                <text:p>1641.814331</text:p>
              </table:table-cell>
              <table:table-cell office:value-type="float" office:value="1701.672607">
                <text:p>1701.672607</text:p>
              </table:table-cell>
              <table:table-cell office:value-type="float" office:value="1641.31897">
                <text:p>1641.31897</text:p>
              </table:table-cell>
              <table:table-cell office:value-type="float" office:value="1703.398926">
                <text:p>1703.39892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38.998291">
                <text:p>1638.998291</text:p>
              </table:table-cell>
              <table:table-cell office:value-type="float" office:value="1701.747925">
                <text:p>1701.747925</text:p>
              </table:table-cell>
              <table:table-cell office:value-type="float" office:value="1643.190552">
                <text:p>1643.190552</text:p>
              </table:table-cell>
              <table:table-cell office:value-type="float" office:value="1703.346802">
                <text:p>1703.34680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35.056519">
                <text:p>1635.056519</text:p>
              </table:table-cell>
              <table:table-cell office:value-type="float" office:value="1704.422485">
                <text:p>1704.422485</text:p>
              </table:table-cell>
              <table:table-cell office:value-type="float" office:value="1643.839355">
                <text:p>1643.839355</text:p>
              </table:table-cell>
              <table:table-cell office:value-type="float" office:value="1703.996704">
                <text:p>1703.99670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39.871826">
                <text:p>1639.871826</text:p>
              </table:table-cell>
              <table:table-cell office:value-type="float" office:value="1706.008301">
                <text:p>1706.008301</text:p>
              </table:table-cell>
              <table:table-cell office:value-type="float" office:value="1643.865723">
                <text:p>1643.865723</text:p>
              </table:table-cell>
              <table:table-cell office:value-type="float" office:value="1701.509033">
                <text:p>1701.5090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36.645508">
                <text:p>1636.645508</text:p>
              </table:table-cell>
              <table:table-cell office:value-type="float" office:value="1706.187256">
                <text:p>1706.187256</text:p>
              </table:table-cell>
              <table:table-cell office:value-type="float" office:value="1643.285156">
                <text:p>1643.285156</text:p>
              </table:table-cell>
              <table:table-cell office:value-type="float" office:value="1702.417114">
                <text:p>1702.4171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41.215698">
                <text:p>1641.215698</text:p>
              </table:table-cell>
              <table:table-cell office:value-type="float" office:value="1707.925415">
                <text:p>1707.925415</text:p>
              </table:table-cell>
              <table:table-cell office:value-type="float" office:value="1643.056763">
                <text:p>1643.056763</text:p>
              </table:table-cell>
              <table:table-cell office:value-type="float" office:value="1706.146973">
                <text:p>1706.14697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36.454712">
                <text:p>1636.454712</text:p>
              </table:table-cell>
              <table:table-cell office:value-type="float" office:value="1708.770142">
                <text:p>1708.770142</text:p>
              </table:table-cell>
              <table:table-cell office:value-type="float" office:value="1643.198975">
                <text:p>1643.198975</text:p>
              </table:table-cell>
              <table:table-cell office:value-type="float" office:value="1705.841919">
                <text:p>1705.84191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38.522461">
                <text:p>1638.522461</text:p>
              </table:table-cell>
              <table:table-cell office:value-type="float" office:value="1708.040283">
                <text:p>1708.040283</text:p>
              </table:table-cell>
              <table:table-cell office:value-type="float" office:value="1643.782471">
                <text:p>1643.782471</text:p>
              </table:table-cell>
              <table:table-cell office:value-type="float" office:value="1704.166504">
                <text:p>1704.16650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39.030762">
                <text:p>1639.030762</text:p>
              </table:table-cell>
              <table:table-cell office:value-type="float" office:value="1704.995483">
                <text:p>1704.995483</text:p>
              </table:table-cell>
              <table:table-cell office:value-type="float" office:value="1643.324341">
                <text:p>1643.324341</text:p>
              </table:table-cell>
              <table:table-cell office:value-type="float" office:value="1706.032715">
                <text:p>1706.0327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37.689819">
                <text:p>1637.689819</text:p>
              </table:table-cell>
              <table:table-cell office:value-type="float" office:value="1708.279663">
                <text:p>1708.279663</text:p>
              </table:table-cell>
              <table:table-cell office:value-type="float" office:value="1643.380615">
                <text:p>1643.380615</text:p>
              </table:table-cell>
              <table:table-cell office:value-type="float" office:value="1705.842529">
                <text:p>1705.84252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41.437256">
                <text:p>1641.437256</text:p>
              </table:table-cell>
              <table:table-cell office:value-type="float" office:value="1708.859619">
                <text:p>1708.859619</text:p>
              </table:table-cell>
              <table:table-cell office:value-type="float" office:value="1648.096924">
                <text:p>1648.096924</text:p>
              </table:table-cell>
              <table:table-cell office:value-type="float" office:value="1704.666748">
                <text:p>1704.6667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40.302246">
                <text:p>1640.302246</text:p>
              </table:table-cell>
              <table:table-cell office:value-type="float" office:value="1710.274902">
                <text:p>1710.274902</text:p>
              </table:table-cell>
              <table:table-cell office:value-type="float" office:value="1647.411621">
                <text:p>1647.411621</text:p>
              </table:table-cell>
              <table:table-cell office:value-type="float" office:value="1705.827759">
                <text:p>1705.82775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43.234497">
                <text:p>1643.234497</text:p>
              </table:table-cell>
              <table:table-cell office:value-type="float" office:value="1712.557617">
                <text:p>1712.557617</text:p>
              </table:table-cell>
              <table:table-cell office:value-type="float" office:value="1647.270752">
                <text:p>1647.270752</text:p>
              </table:table-cell>
              <table:table-cell office:value-type="float" office:value="1709.290649">
                <text:p>1709.29064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42.586792">
                <text:p>1642.586792</text:p>
              </table:table-cell>
              <table:table-cell office:value-type="float" office:value="1709.518555">
                <text:p>1709.518555</text:p>
              </table:table-cell>
              <table:table-cell office:value-type="float" office:value="1646.042114">
                <text:p>1646.042114</text:p>
              </table:table-cell>
              <table:table-cell office:value-type="float" office:value="1709.71582">
                <text:p>1709.7158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41.846191">
                <text:p>1641.846191</text:p>
              </table:table-cell>
              <table:table-cell office:value-type="float" office:value="1711.555542">
                <text:p>1711.555542</text:p>
              </table:table-cell>
              <table:table-cell office:value-type="float" office:value="1649.288696">
                <text:p>1649.288696</text:p>
              </table:table-cell>
              <table:table-cell office:value-type="float" office:value="1705.356323">
                <text:p>1705.35632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42.470825">
                <text:p>1642.470825</text:p>
              </table:table-cell>
              <table:table-cell office:value-type="float" office:value="1713.586548">
                <text:p>1713.586548</text:p>
              </table:table-cell>
              <table:table-cell office:value-type="float" office:value="1650.428223">
                <text:p>1650.428223</text:p>
              </table:table-cell>
              <table:table-cell office:value-type="float" office:value="1709.315186">
                <text:p>1709.31518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40.406372">
                <text:p>1640.406372</text:p>
              </table:table-cell>
              <table:table-cell office:value-type="float" office:value="1714.809326">
                <text:p>1714.809326</text:p>
              </table:table-cell>
              <table:table-cell office:value-type="float" office:value="1647.066895">
                <text:p>1647.066895</text:p>
              </table:table-cell>
              <table:table-cell office:value-type="float" office:value="1708.898193">
                <text:p>1708.89819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43.944946">
                <text:p>1643.944946</text:p>
              </table:table-cell>
              <table:table-cell office:value-type="float" office:value="1713.569458">
                <text:p>1713.569458</text:p>
              </table:table-cell>
              <table:table-cell office:value-type="float" office:value="1651.505005">
                <text:p>1651.505005</text:p>
              </table:table-cell>
              <table:table-cell office:value-type="float" office:value="1710.525635">
                <text:p>1710.52563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44.220459">
                <text:p>1644.220459</text:p>
              </table:table-cell>
              <table:table-cell office:value-type="float" office:value="1714.613159">
                <text:p>1714.613159</text:p>
              </table:table-cell>
              <table:table-cell office:value-type="float" office:value="1652.411011">
                <text:p>1652.411011</text:p>
              </table:table-cell>
              <table:table-cell office:value-type="float" office:value="1708.32251">
                <text:p>1708.3225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41.106812">
                <text:p>1641.106812</text:p>
              </table:table-cell>
              <table:table-cell office:value-type="float" office:value="1714.465942">
                <text:p>1714.465942</text:p>
              </table:table-cell>
              <table:table-cell office:value-type="float" office:value="1652.113281">
                <text:p>1652.113281</text:p>
              </table:table-cell>
              <table:table-cell office:value-type="float" office:value="1707.801758">
                <text:p>1707.80175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41.688843">
                <text:p>1641.688843</text:p>
              </table:table-cell>
              <table:table-cell office:value-type="float" office:value="1716.81311">
                <text:p>1716.81311</text:p>
              </table:table-cell>
              <table:table-cell office:value-type="float" office:value="1648.679565">
                <text:p>1648.679565</text:p>
              </table:table-cell>
              <table:table-cell office:value-type="float" office:value="1714.043579">
                <text:p>1714.04357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44.246826">
                <text:p>1644.246826</text:p>
              </table:table-cell>
              <table:table-cell office:value-type="float" office:value="1714.739502">
                <text:p>1714.739502</text:p>
              </table:table-cell>
              <table:table-cell office:value-type="float" office:value="1649.697388">
                <text:p>1649.697388</text:p>
              </table:table-cell>
              <table:table-cell office:value-type="float" office:value="1709.487915">
                <text:p>1709.48791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42.863525">
                <text:p>1642.863525</text:p>
              </table:table-cell>
              <table:table-cell office:value-type="float" office:value="1713.675537">
                <text:p>1713.675537</text:p>
              </table:table-cell>
              <table:table-cell office:value-type="float" office:value="1650.36731">
                <text:p>1650.36731</text:p>
              </table:table-cell>
              <table:table-cell office:value-type="float" office:value="1712.4198">
                <text:p>1712.419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45.951294">
                <text:p>1645.951294</text:p>
              </table:table-cell>
              <table:table-cell office:value-type="float" office:value="1714.954102">
                <text:p>1714.954102</text:p>
              </table:table-cell>
              <table:table-cell office:value-type="float" office:value="1651.378296">
                <text:p>1651.378296</text:p>
              </table:table-cell>
              <table:table-cell office:value-type="float" office:value="1710.64624">
                <text:p>1710.6462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43.13147">
                <text:p>1643.13147</text:p>
              </table:table-cell>
              <table:table-cell office:value-type="float" office:value="1714.636719">
                <text:p>1714.636719</text:p>
              </table:table-cell>
              <table:table-cell office:value-type="float" office:value="1650.14917">
                <text:p>1650.14917</text:p>
              </table:table-cell>
              <table:table-cell office:value-type="float" office:value="1712.944458">
                <text:p>1712.94445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643.750244">
                <text:p>1643.750244</text:p>
              </table:table-cell>
              <table:table-cell office:value-type="float" office:value="1714.993408">
                <text:p>1714.993408</text:p>
              </table:table-cell>
              <table:table-cell office:value-type="float" office:value="1649.512939">
                <text:p>1649.512939</text:p>
              </table:table-cell>
              <table:table-cell office:value-type="float" office:value="1716.016357">
                <text:p>1716.01635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644.134888">
                <text:p>1644.134888</text:p>
              </table:table-cell>
              <table:table-cell office:value-type="float" office:value="1715.833252">
                <text:p>1715.833252</text:p>
              </table:table-cell>
              <table:table-cell office:value-type="float" office:value="1652.351074">
                <text:p>1652.351074</text:p>
              </table:table-cell>
              <table:table-cell office:value-type="float" office:value="1712.458008">
                <text:p>1712.45800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48.182861">
                <text:p>1648.182861</text:p>
              </table:table-cell>
              <table:table-cell office:value-type="float" office:value="1715.47998">
                <text:p>1715.47998</text:p>
              </table:table-cell>
              <table:table-cell office:value-type="float" office:value="1653.189697">
                <text:p>1653.189697</text:p>
              </table:table-cell>
              <table:table-cell office:value-type="float" office:value="1713.679443">
                <text:p>1713.67944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44.40979">
                <text:p>1644.40979</text:p>
              </table:table-cell>
              <table:table-cell office:value-type="float" office:value="1716.973022">
                <text:p>1716.973022</text:p>
              </table:table-cell>
              <table:table-cell office:value-type="float" office:value="1655.050049">
                <text:p>1655.050049</text:p>
              </table:table-cell>
              <table:table-cell office:value-type="float" office:value="1713.250977">
                <text:p>1713.25097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646.516724">
                <text:p>1646.516724</text:p>
              </table:table-cell>
              <table:table-cell office:value-type="float" office:value="1717.060303">
                <text:p>1717.060303</text:p>
              </table:table-cell>
              <table:table-cell office:value-type="float" office:value="1652.82019">
                <text:p>1652.82019</text:p>
              </table:table-cell>
              <table:table-cell office:value-type="float" office:value="1708.71814">
                <text:p>1708.7181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647.022949">
                <text:p>1647.022949</text:p>
              </table:table-cell>
              <table:table-cell office:value-type="float" office:value="1714.733398">
                <text:p>1714.733398</text:p>
              </table:table-cell>
              <table:table-cell office:value-type="float" office:value="1652.646729">
                <text:p>1652.646729</text:p>
              </table:table-cell>
              <table:table-cell office:value-type="float" office:value="1713.316895">
                <text:p>1713.31689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43.556519">
                <text:p>1643.556519</text:p>
              </table:table-cell>
              <table:table-cell office:value-type="float" office:value="1720.3479">
                <text:p>1720.3479</text:p>
              </table:table-cell>
              <table:table-cell office:value-type="float" office:value="1652.034668">
                <text:p>1652.034668</text:p>
              </table:table-cell>
              <table:table-cell office:value-type="float" office:value="1714.506958">
                <text:p>1714.50695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41.508667">
                <text:p>1641.508667</text:p>
              </table:table-cell>
              <table:table-cell office:value-type="float" office:value="1718.500854">
                <text:p>1718.500854</text:p>
              </table:table-cell>
              <table:table-cell office:value-type="float" office:value="1653.375366">
                <text:p>1653.375366</text:p>
              </table:table-cell>
              <table:table-cell office:value-type="float" office:value="1714.56189">
                <text:p>1714.5618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45.232666">
                <text:p>1645.232666</text:p>
              </table:table-cell>
              <table:table-cell office:value-type="float" office:value="1718.703735">
                <text:p>1718.703735</text:p>
              </table:table-cell>
              <table:table-cell office:value-type="float" office:value="1654.874268">
                <text:p>1654.874268</text:p>
              </table:table-cell>
              <table:table-cell office:value-type="float" office:value="1715.045044">
                <text:p>1715.04504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47.171143">
                <text:p>1647.171143</text:p>
              </table:table-cell>
              <table:table-cell office:value-type="float" office:value="1722.672485">
                <text:p>1722.672485</text:p>
              </table:table-cell>
              <table:table-cell office:value-type="float" office:value="1653.458862">
                <text:p>1653.458862</text:p>
              </table:table-cell>
              <table:table-cell office:value-type="float" office:value="1718.408081">
                <text:p>1718.40808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45.813354">
                <text:p>1645.813354</text:p>
              </table:table-cell>
              <table:table-cell office:value-type="float" office:value="1721.213013">
                <text:p>1721.213013</text:p>
              </table:table-cell>
              <table:table-cell office:value-type="float" office:value="1656.026489">
                <text:p>1656.026489</text:p>
              </table:table-cell>
              <table:table-cell office:value-type="float" office:value="1715.406006">
                <text:p>1715.40600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48.873901">
                <text:p>1648.873901</text:p>
              </table:table-cell>
              <table:table-cell office:value-type="float" office:value="1719.638794">
                <text:p>1719.638794</text:p>
              </table:table-cell>
              <table:table-cell office:value-type="float" office:value="1651.922363">
                <text:p>1651.922363</text:p>
              </table:table-cell>
              <table:table-cell office:value-type="float" office:value="1718.111572">
                <text:p>1718.11157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45.904297">
                <text:p>1645.904297</text:p>
              </table:table-cell>
              <table:table-cell office:value-type="float" office:value="1721.587402">
                <text:p>1721.587402</text:p>
              </table:table-cell>
              <table:table-cell office:value-type="float" office:value="1657.429688">
                <text:p>1657.429688</text:p>
              </table:table-cell>
              <table:table-cell office:value-type="float" office:value="1716.56543">
                <text:p>1716.5654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646.833862">
                <text:p>1646.833862</text:p>
              </table:table-cell>
              <table:table-cell office:value-type="float" office:value="1723.204224">
                <text:p>1723.204224</text:p>
              </table:table-cell>
              <table:table-cell office:value-type="float" office:value="1655.746338">
                <text:p>1655.746338</text:p>
              </table:table-cell>
              <table:table-cell office:value-type="float" office:value="1719.437866">
                <text:p>1719.43786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46.408569">
                <text:p>1646.408569</text:p>
              </table:table-cell>
              <table:table-cell office:value-type="float" office:value="1720.116211">
                <text:p>1720.116211</text:p>
              </table:table-cell>
              <table:table-cell office:value-type="float" office:value="1655.607422">
                <text:p>1655.607422</text:p>
              </table:table-cell>
              <table:table-cell office:value-type="float" office:value="1716.741211">
                <text:p>1716.74121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48.291626">
                <text:p>1648.291626</text:p>
              </table:table-cell>
              <table:table-cell office:value-type="float" office:value="1721.679443">
                <text:p>1721.679443</text:p>
              </table:table-cell>
              <table:table-cell office:value-type="float" office:value="1657.301636">
                <text:p>1657.301636</text:p>
              </table:table-cell>
              <table:table-cell office:value-type="float" office:value="1718.904541">
                <text:p>1718.90454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652.154053">
                <text:p>1652.154053</text:p>
              </table:table-cell>
              <table:table-cell office:value-type="float" office:value="1720.992432">
                <text:p>1720.992432</text:p>
              </table:table-cell>
              <table:table-cell office:value-type="float" office:value="1656.853271">
                <text:p>1656.853271</text:p>
              </table:table-cell>
              <table:table-cell office:value-type="float" office:value="1717.629272">
                <text:p>1717.62927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649.044067">
                <text:p>1649.044067</text:p>
              </table:table-cell>
              <table:table-cell office:value-type="float" office:value="1724.282471">
                <text:p>1724.282471</text:p>
              </table:table-cell>
              <table:table-cell office:value-type="float" office:value="1658.961792">
                <text:p>1658.961792</text:p>
              </table:table-cell>
              <table:table-cell office:value-type="float" office:value="1722.104736">
                <text:p>1722.10473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648.621338">
                <text:p>1648.621338</text:p>
              </table:table-cell>
              <table:table-cell office:value-type="float" office:value="1725.100098">
                <text:p>1725.100098</text:p>
              </table:table-cell>
              <table:table-cell office:value-type="float" office:value="1656.372192">
                <text:p>1656.372192</text:p>
              </table:table-cell>
              <table:table-cell office:value-type="float" office:value="1720.311646">
                <text:p>1720.31164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46.586914">
                <text:p>1646.586914</text:p>
              </table:table-cell>
              <table:table-cell office:value-type="float" office:value="1726.593018">
                <text:p>1726.593018</text:p>
              </table:table-cell>
              <table:table-cell office:value-type="float" office:value="1654.533447">
                <text:p>1654.533447</text:p>
              </table:table-cell>
              <table:table-cell office:value-type="float" office:value="1723.908569">
                <text:p>1723.90856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48.324951">
                <text:p>1648.324951</text:p>
              </table:table-cell>
              <table:table-cell office:value-type="float" office:value="1726.87085">
                <text:p>1726.87085</text:p>
              </table:table-cell>
              <table:table-cell office:value-type="float" office:value="1657.23999">
                <text:p>1657.23999</text:p>
              </table:table-cell>
              <table:table-cell office:value-type="float" office:value="1720.057373">
                <text:p>1720.05737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648.346802">
                <text:p>1648.346802</text:p>
              </table:table-cell>
              <table:table-cell office:value-type="float" office:value="1725.068848">
                <text:p>1725.068848</text:p>
              </table:table-cell>
              <table:table-cell office:value-type="float" office:value="1658.108887">
                <text:p>1658.108887</text:p>
              </table:table-cell>
              <table:table-cell office:value-type="float" office:value="1721.514404">
                <text:p>1721.51440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649.166992">
                <text:p>1649.166992</text:p>
              </table:table-cell>
              <table:table-cell office:value-type="float" office:value="1724.503052">
                <text:p>1724.503052</text:p>
              </table:table-cell>
              <table:table-cell office:value-type="float" office:value="1659.232544">
                <text:p>1659.232544</text:p>
              </table:table-cell>
              <table:table-cell office:value-type="float" office:value="1721.649536">
                <text:p>1721.64953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651.674561">
                <text:p>1651.674561</text:p>
              </table:table-cell>
              <table:table-cell office:value-type="float" office:value="1725.766602">
                <text:p>1725.766602</text:p>
              </table:table-cell>
              <table:table-cell office:value-type="float" office:value="1656.499023">
                <text:p>1656.499023</text:p>
              </table:table-cell>
              <table:table-cell office:value-type="float" office:value="1723.860352">
                <text:p>1723.86035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650.668213">
                <text:p>1650.668213</text:p>
              </table:table-cell>
              <table:table-cell office:value-type="float" office:value="1725.878906">
                <text:p>1725.878906</text:p>
              </table:table-cell>
              <table:table-cell office:value-type="float" office:value="1660.082764">
                <text:p>1660.082764</text:p>
              </table:table-cell>
              <table:table-cell office:value-type="float" office:value="1721.262207">
                <text:p>1721.26220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48.799683">
                <text:p>1648.799683</text:p>
              </table:table-cell>
              <table:table-cell office:value-type="float" office:value="1727.844971">
                <text:p>1727.844971</text:p>
              </table:table-cell>
              <table:table-cell office:value-type="float" office:value="1658.124634">
                <text:p>1658.124634</text:p>
              </table:table-cell>
              <table:table-cell office:value-type="float" office:value="1723.351562">
                <text:p>1723.35156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50.723877">
                <text:p>1650.723877</text:p>
              </table:table-cell>
              <table:table-cell office:value-type="float" office:value="1727.869629">
                <text:p>1727.869629</text:p>
              </table:table-cell>
              <table:table-cell office:value-type="float" office:value="1656.345459">
                <text:p>1656.345459</text:p>
              </table:table-cell>
              <table:table-cell office:value-type="float" office:value="1723.196777">
                <text:p>1723.19677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651.851562">
                <text:p>1651.851562</text:p>
              </table:table-cell>
              <table:table-cell office:value-type="float" office:value="1725.578979">
                <text:p>1725.578979</text:p>
              </table:table-cell>
              <table:table-cell office:value-type="float" office:value="1657.01709">
                <text:p>1657.01709</text:p>
              </table:table-cell>
              <table:table-cell office:value-type="float" office:value="1726.959839">
                <text:p>1726.95983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48.185425">
                <text:p>1648.185425</text:p>
              </table:table-cell>
              <table:table-cell office:value-type="float" office:value="1726.5271">
                <text:p>1726.5271</text:p>
              </table:table-cell>
              <table:table-cell office:value-type="float" office:value="1658.505249">
                <text:p>1658.505249</text:p>
              </table:table-cell>
              <table:table-cell office:value-type="float" office:value="1724.119629">
                <text:p>1724.11962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50.660156">
                <text:p>1650.660156</text:p>
              </table:table-cell>
              <table:table-cell office:value-type="float" office:value="1726.615967">
                <text:p>1726.615967</text:p>
              </table:table-cell>
              <table:table-cell office:value-type="float" office:value="1657.265503">
                <text:p>1657.265503</text:p>
              </table:table-cell>
              <table:table-cell office:value-type="float" office:value="1725.404297">
                <text:p>1725.40429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651.43457">
                <text:p>1651.43457</text:p>
              </table:table-cell>
              <table:table-cell office:value-type="float" office:value="1725.246216">
                <text:p>1725.246216</text:p>
              </table:table-cell>
              <table:table-cell office:value-type="float" office:value="1659.301392">
                <text:p>1659.301392</text:p>
              </table:table-cell>
              <table:table-cell office:value-type="float" office:value="1724.994629">
                <text:p>1724.99462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47.123169">
                <text:p>1647.123169</text:p>
              </table:table-cell>
              <table:table-cell office:value-type="float" office:value="1729.974976">
                <text:p>1729.974976</text:p>
              </table:table-cell>
              <table:table-cell office:value-type="float" office:value="1658.956055">
                <text:p>1658.956055</text:p>
              </table:table-cell>
              <table:table-cell office:value-type="float" office:value="1726.081787">
                <text:p>1726.08178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651.640137">
                <text:p>1651.640137</text:p>
              </table:table-cell>
              <table:table-cell office:value-type="float" office:value="1727.070068">
                <text:p>1727.070068</text:p>
              </table:table-cell>
              <table:table-cell office:value-type="float" office:value="1661.390869">
                <text:p>1661.390869</text:p>
              </table:table-cell>
              <table:table-cell office:value-type="float" office:value="1722.866943">
                <text:p>1722.86694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51.315186">
                <text:p>1651.315186</text:p>
              </table:table-cell>
              <table:table-cell office:value-type="float" office:value="1726.07666">
                <text:p>1726.07666</text:p>
              </table:table-cell>
              <table:table-cell office:value-type="float" office:value="1657.721436">
                <text:p>1657.721436</text:p>
              </table:table-cell>
              <table:table-cell office:value-type="float" office:value="1725.180908">
                <text:p>1725.18090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652.724243">
                <text:p>1652.724243</text:p>
              </table:table-cell>
              <table:table-cell office:value-type="float" office:value="1725.071777">
                <text:p>1725.071777</text:p>
              </table:table-cell>
              <table:table-cell office:value-type="float" office:value="1661.056396">
                <text:p>1661.056396</text:p>
              </table:table-cell>
              <table:table-cell office:value-type="float" office:value="1723.292114">
                <text:p>1723.29211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652.550537">
                <text:p>1652.550537</text:p>
              </table:table-cell>
              <table:table-cell office:value-type="float" office:value="1728.126465">
                <text:p>1728.126465</text:p>
              </table:table-cell>
              <table:table-cell office:value-type="float" office:value="1661.373169">
                <text:p>1661.373169</text:p>
              </table:table-cell>
              <table:table-cell office:value-type="float" office:value="1724.804077">
                <text:p>1724.80407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653.012939">
                <text:p>1653.012939</text:p>
              </table:table-cell>
              <table:table-cell office:value-type="float" office:value="1725.080566">
                <text:p>1725.080566</text:p>
              </table:table-cell>
              <table:table-cell office:value-type="float" office:value="1660.008179">
                <text:p>1660.008179</text:p>
              </table:table-cell>
              <table:table-cell office:value-type="float" office:value="1723.723999">
                <text:p>1723.72399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652.518677">
                <text:p>1652.518677</text:p>
              </table:table-cell>
              <table:table-cell office:value-type="float" office:value="1727.31604">
                <text:p>1727.31604</text:p>
              </table:table-cell>
              <table:table-cell office:value-type="float" office:value="1658.088379">
                <text:p>1658.088379</text:p>
              </table:table-cell>
              <table:table-cell office:value-type="float" office:value="1727.541504">
                <text:p>1727.54150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649.604736">
                <text:p>1649.604736</text:p>
              </table:table-cell>
              <table:table-cell office:value-type="float" office:value="1728.790039">
                <text:p>1728.790039</text:p>
              </table:table-cell>
              <table:table-cell office:value-type="float" office:value="1658.896362">
                <text:p>1658.896362</text:p>
              </table:table-cell>
              <table:table-cell office:value-type="float" office:value="1725.405029">
                <text:p>1725.40502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651.717529">
                <text:p>1651.717529</text:p>
              </table:table-cell>
              <table:table-cell office:value-type="float" office:value="1730.487061">
                <text:p>1730.487061</text:p>
              </table:table-cell>
              <table:table-cell office:value-type="float" office:value="1658.857666">
                <text:p>1658.857666</text:p>
              </table:table-cell>
              <table:table-cell office:value-type="float" office:value="1725.268066">
                <text:p>1725.26806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51.158447">
                <text:p>1651.158447</text:p>
              </table:table-cell>
              <table:table-cell office:value-type="float" office:value="1728.599854">
                <text:p>1728.599854</text:p>
              </table:table-cell>
              <table:table-cell office:value-type="float" office:value="1661.412354">
                <text:p>1661.412354</text:p>
              </table:table-cell>
              <table:table-cell office:value-type="float" office:value="1728.44043">
                <text:p>1728.4404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54.80835">
                <text:p>1654.80835</text:p>
              </table:table-cell>
              <table:table-cell office:value-type="float" office:value="1729.557251">
                <text:p>1729.557251</text:p>
              </table:table-cell>
              <table:table-cell office:value-type="float" office:value="1662.244385">
                <text:p>1662.244385</text:p>
              </table:table-cell>
              <table:table-cell office:value-type="float" office:value="1727.884399">
                <text:p>1727.88439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55.045898">
                <text:p>1655.045898</text:p>
              </table:table-cell>
              <table:table-cell office:value-type="float" office:value="1727.924683">
                <text:p>1727.924683</text:p>
              </table:table-cell>
              <table:table-cell office:value-type="float" office:value="1664.589722">
                <text:p>1664.589722</text:p>
              </table:table-cell>
              <table:table-cell office:value-type="float" office:value="1723.835815">
                <text:p>1723.83581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55.90625">
                <text:p>1655.90625</text:p>
              </table:table-cell>
              <table:table-cell office:value-type="float" office:value="1731.179443">
                <text:p>1731.179443</text:p>
              </table:table-cell>
              <table:table-cell office:value-type="float" office:value="1663.169189">
                <text:p>1663.169189</text:p>
              </table:table-cell>
              <table:table-cell office:value-type="float" office:value="1729.106201">
                <text:p>1729.10620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57.520874">
                <text:p>1657.520874</text:p>
              </table:table-cell>
              <table:table-cell office:value-type="float" office:value="1732.925781">
                <text:p>1732.925781</text:p>
              </table:table-cell>
              <table:table-cell office:value-type="float" office:value="1664.484619">
                <text:p>1664.484619</text:p>
              </table:table-cell>
              <table:table-cell office:value-type="float" office:value="1728.600342">
                <text:p>1728.60034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55.726685">
                <text:p>1655.726685</text:p>
              </table:table-cell>
              <table:table-cell office:value-type="float" office:value="1731.540894">
                <text:p>1731.540894</text:p>
              </table:table-cell>
              <table:table-cell office:value-type="float" office:value="1664.084229">
                <text:p>1664.084229</text:p>
              </table:table-cell>
              <table:table-cell office:value-type="float" office:value="1730.864502">
                <text:p>1730.86450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56.324829">
                <text:p>1656.324829</text:p>
              </table:table-cell>
              <table:table-cell office:value-type="float" office:value="1734.192993">
                <text:p>1734.192993</text:p>
              </table:table-cell>
              <table:table-cell office:value-type="float" office:value="1661.736206">
                <text:p>1661.736206</text:p>
              </table:table-cell>
              <table:table-cell office:value-type="float" office:value="1727.738037">
                <text:p>1727.73803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55.935303">
                <text:p>1655.935303</text:p>
              </table:table-cell>
              <table:table-cell office:value-type="float" office:value="1734.358643">
                <text:p>1734.358643</text:p>
              </table:table-cell>
              <table:table-cell office:value-type="float" office:value="1665.652344">
                <text:p>1665.652344</text:p>
              </table:table-cell>
              <table:table-cell office:value-type="float" office:value="1729.983521">
                <text:p>1729.98352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59.025024">
                <text:p>1659.025024</text:p>
              </table:table-cell>
              <table:table-cell office:value-type="float" office:value="1733.105591">
                <text:p>1733.105591</text:p>
              </table:table-cell>
              <table:table-cell office:value-type="float" office:value="1665.831299">
                <text:p>1665.831299</text:p>
              </table:table-cell>
              <table:table-cell office:value-type="float" office:value="1731.16333">
                <text:p>1731.1633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58.088745">
                <text:p>1658.088745</text:p>
              </table:table-cell>
              <table:table-cell office:value-type="float" office:value="1736.072754">
                <text:p>1736.072754</text:p>
              </table:table-cell>
              <table:table-cell office:value-type="float" office:value="1665.056641">
                <text:p>1665.056641</text:p>
              </table:table-cell>
              <table:table-cell office:value-type="float" office:value="1730.833374">
                <text:p>1730.83337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55.983521">
                <text:p>1655.983521</text:p>
              </table:table-cell>
              <table:table-cell office:value-type="float" office:value="1732.741455">
                <text:p>1732.741455</text:p>
              </table:table-cell>
              <table:table-cell office:value-type="float" office:value="1664.5">
                <text:p>1664.5</text:p>
              </table:table-cell>
              <table:table-cell office:value-type="float" office:value="1733.124268">
                <text:p>1733.12426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59.681274">
                <text:p>1659.681274</text:p>
              </table:table-cell>
              <table:table-cell office:value-type="float" office:value="1732.160156">
                <text:p>1732.160156</text:p>
              </table:table-cell>
              <table:table-cell office:value-type="float" office:value="1665.909058">
                <text:p>1665.909058</text:p>
              </table:table-cell>
              <table:table-cell office:value-type="float" office:value="1730.145874">
                <text:p>1730.14587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658.200195">
                <text:p>1658.200195</text:p>
              </table:table-cell>
              <table:table-cell office:value-type="float" office:value="1736.657593">
                <text:p>1736.657593</text:p>
              </table:table-cell>
              <table:table-cell office:value-type="float" office:value="1666.953369">
                <text:p>1666.953369</text:p>
              </table:table-cell>
              <table:table-cell office:value-type="float" office:value="1731.799072">
                <text:p>1731.79907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655.146362">
                <text:p>1655.146362</text:p>
              </table:table-cell>
              <table:table-cell office:value-type="float" office:value="1737.856934">
                <text:p>1737.856934</text:p>
              </table:table-cell>
              <table:table-cell office:value-type="float" office:value="1664.969971">
                <text:p>1664.969971</text:p>
              </table:table-cell>
              <table:table-cell office:value-type="float" office:value="1733.977905">
                <text:p>1733.97790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657.168457">
                <text:p>1657.168457</text:p>
              </table:table-cell>
              <table:table-cell office:value-type="float" office:value="1734.40625">
                <text:p>1734.40625</text:p>
              </table:table-cell>
              <table:table-cell office:value-type="float" office:value="1665.73291">
                <text:p>1665.73291</text:p>
              </table:table-cell>
              <table:table-cell office:value-type="float" office:value="1730.871948">
                <text:p>1730.87194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56.101074">
                <text:p>1656.101074</text:p>
              </table:table-cell>
              <table:table-cell office:value-type="float" office:value="1735.044556">
                <text:p>1735.044556</text:p>
              </table:table-cell>
              <table:table-cell office:value-type="float" office:value="1664.000366">
                <text:p>1664.000366</text:p>
              </table:table-cell>
              <table:table-cell office:value-type="float" office:value="1734.314331">
                <text:p>1734.31433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656.619629">
                <text:p>1656.619629</text:p>
              </table:table-cell>
              <table:table-cell office:value-type="float" office:value="1735.595703">
                <text:p>1735.595703</text:p>
              </table:table-cell>
              <table:table-cell office:value-type="float" office:value="1663.162354">
                <text:p>1663.162354</text:p>
              </table:table-cell>
              <table:table-cell office:value-type="float" office:value="1733.921631">
                <text:p>1733.92163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660.402222">
                <text:p>1660.402222</text:p>
              </table:table-cell>
              <table:table-cell office:value-type="float" office:value="1736.78418">
                <text:p>1736.78418</text:p>
              </table:table-cell>
              <table:table-cell office:value-type="float" office:value="1665.822754">
                <text:p>1665.822754</text:p>
              </table:table-cell>
              <table:table-cell office:value-type="float" office:value="1729.986328">
                <text:p>1729.98632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657.815063">
                <text:p>1657.815063</text:p>
              </table:table-cell>
              <table:table-cell office:value-type="float" office:value="1739.255371">
                <text:p>1739.255371</text:p>
              </table:table-cell>
              <table:table-cell office:value-type="float" office:value="1665.810425">
                <text:p>1665.810425</text:p>
              </table:table-cell>
              <table:table-cell office:value-type="float" office:value="1738.324707">
                <text:p>1738.32470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658.563354">
                <text:p>1658.563354</text:p>
              </table:table-cell>
              <table:table-cell office:value-type="float" office:value="1736.223022">
                <text:p>1736.223022</text:p>
              </table:table-cell>
              <table:table-cell office:value-type="float" office:value="1668.220459">
                <text:p>1668.220459</text:p>
              </table:table-cell>
              <table:table-cell office:value-type="float" office:value="1733.076782">
                <text:p>1733.07678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658.812378">
                <text:p>1658.812378</text:p>
              </table:table-cell>
              <table:table-cell office:value-type="float" office:value="1735.775879">
                <text:p>1735.775879</text:p>
              </table:table-cell>
              <table:table-cell office:value-type="float" office:value="1668.809448">
                <text:p>1668.809448</text:p>
              </table:table-cell>
              <table:table-cell office:value-type="float" office:value="1734.025879">
                <text:p>1734.02587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659.430176">
                <text:p>1659.430176</text:p>
              </table:table-cell>
              <table:table-cell office:value-type="float" office:value="1738.14624">
                <text:p>1738.14624</text:p>
              </table:table-cell>
              <table:table-cell office:value-type="float" office:value="1671.018311">
                <text:p>1671.018311</text:p>
              </table:table-cell>
              <table:table-cell office:value-type="float" office:value="1733.248535">
                <text:p>1733.24853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659.075195">
                <text:p>1659.075195</text:p>
              </table:table-cell>
              <table:table-cell office:value-type="float" office:value="1738.083496">
                <text:p>1738.083496</text:p>
              </table:table-cell>
              <table:table-cell office:value-type="float" office:value="1667.385498">
                <text:p>1667.385498</text:p>
              </table:table-cell>
              <table:table-cell office:value-type="float" office:value="1737.169312">
                <text:p>1737.16931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61.445801">
                <text:p>1661.445801</text:p>
              </table:table-cell>
              <table:table-cell office:value-type="float" office:value="1737.330078">
                <text:p>1737.330078</text:p>
              </table:table-cell>
              <table:table-cell office:value-type="float" office:value="1669.145874">
                <text:p>1669.145874</text:p>
              </table:table-cell>
              <table:table-cell office:value-type="float" office:value="1733.806396">
                <text:p>1733.80639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57.833496">
                <text:p>1657.833496</text:p>
              </table:table-cell>
              <table:table-cell office:value-type="float" office:value="1740.302246">
                <text:p>1740.302246</text:p>
              </table:table-cell>
              <table:table-cell office:value-type="float" office:value="1667.746948">
                <text:p>1667.746948</text:p>
              </table:table-cell>
              <table:table-cell office:value-type="float" office:value="1733.231445">
                <text:p>1733.23144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659.628052">
                <text:p>1659.628052</text:p>
              </table:table-cell>
              <table:table-cell office:value-type="float" office:value="1739.98645">
                <text:p>1739.98645</text:p>
              </table:table-cell>
              <table:table-cell office:value-type="float" office:value="1665.512817">
                <text:p>1665.512817</text:p>
              </table:table-cell>
              <table:table-cell office:value-type="float" office:value="1734.724243">
                <text:p>1734.72424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661.486816">
                <text:p>1661.486816</text:p>
              </table:table-cell>
              <table:table-cell office:value-type="float" office:value="1739.485107">
                <text:p>1739.485107</text:p>
              </table:table-cell>
              <table:table-cell office:value-type="float" office:value="1668.862671">
                <text:p>1668.862671</text:p>
              </table:table-cell>
              <table:table-cell office:value-type="float" office:value="1735.171631">
                <text:p>1735.17163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659.959717">
                <text:p>1659.959717</text:p>
              </table:table-cell>
              <table:table-cell office:value-type="float" office:value="1737.335449">
                <text:p>1737.335449</text:p>
              </table:table-cell>
              <table:table-cell office:value-type="float" office:value="1669.376709">
                <text:p>1669.376709</text:p>
              </table:table-cell>
              <table:table-cell office:value-type="float" office:value="1733.974976">
                <text:p>1733.97497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660.411621">
                <text:p>1660.411621</text:p>
              </table:table-cell>
              <table:table-cell office:value-type="float" office:value="1737.881836">
                <text:p>1737.881836</text:p>
              </table:table-cell>
              <table:table-cell office:value-type="float" office:value="1670.685791">
                <text:p>1670.685791</text:p>
              </table:table-cell>
              <table:table-cell office:value-type="float" office:value="1733.798584">
                <text:p>1733.79858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658.338745">
                <text:p>1658.338745</text:p>
              </table:table-cell>
              <table:table-cell office:value-type="float" office:value="1740.60498">
                <text:p>1740.60498</text:p>
              </table:table-cell>
              <table:table-cell office:value-type="float" office:value="1669.791626">
                <text:p>1669.791626</text:p>
              </table:table-cell>
              <table:table-cell office:value-type="float" office:value="1736.479858">
                <text:p>1736.47985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661.033936">
                <text:p>1661.033936</text:p>
              </table:table-cell>
              <table:table-cell office:value-type="float" office:value="1711.143677">
                <text:p>1711.143677</text:p>
              </table:table-cell>
              <table:table-cell office:value-type="float" office:value="1665.708252">
                <text:p>1665.708252</text:p>
              </table:table-cell>
              <table:table-cell office:value-type="float" office:value="1714.062744">
                <text:p>1714.06274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630.204956">
                <text:p>1630.204956</text:p>
              </table:table-cell>
              <table:table-cell office:value-type="float" office:value="1730.961792">
                <text:p>1730.961792</text:p>
              </table:table-cell>
              <table:table-cell office:value-type="float" office:value="1639.65625">
                <text:p>1639.65625</text:p>
              </table:table-cell>
              <table:table-cell office:value-type="float" office:value="1729.457764">
                <text:p>1729.45776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626.716309">
                <text:p>1626.716309</text:p>
              </table:table-cell>
              <table:table-cell office:value-type="float" office:value="1705.297119">
                <text:p>1705.297119</text:p>
              </table:table-cell>
              <table:table-cell office:value-type="float" office:value="1634.04834">
                <text:p>1634.04834</text:p>
              </table:table-cell>
              <table:table-cell office:value-type="float" office:value="1705.288574">
                <text:p>1705.28857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623.069824">
                <text:p>1623.069824</text:p>
              </table:table-cell>
              <table:table-cell office:value-type="float" office:value="1694.375732">
                <text:p>1694.375732</text:p>
              </table:table-cell>
              <table:table-cell office:value-type="float" office:value="1630.844604">
                <text:p>1630.844604</text:p>
              </table:table-cell>
              <table:table-cell office:value-type="float" office:value="1694.585205">
                <text:p>1694.58520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618.4021">
                <text:p>1618.4021</text:p>
              </table:table-cell>
              <table:table-cell office:value-type="float" office:value="1684.409058">
                <text:p>1684.409058</text:p>
              </table:table-cell>
              <table:table-cell office:value-type="float" office:value="1625.37793">
                <text:p>1625.37793</text:p>
              </table:table-cell>
              <table:table-cell office:value-type="float" office:value="1684.833984">
                <text:p>1684.83398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613.145996">
                <text:p>1613.145996</text:p>
              </table:table-cell>
              <table:table-cell office:value-type="float" office:value="1675.890259">
                <text:p>1675.890259</text:p>
              </table:table-cell>
              <table:table-cell office:value-type="float" office:value="1619.699829">
                <text:p>1619.699829</text:p>
              </table:table-cell>
              <table:table-cell office:value-type="float" office:value="1674.325562">
                <text:p>1674.32556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605.33313">
                <text:p>1605.33313</text:p>
              </table:table-cell>
              <table:table-cell office:value-type="float" office:value="1668.86084">
                <text:p>1668.86084</text:p>
              </table:table-cell>
              <table:table-cell office:value-type="float" office:value="1610.43396">
                <text:p>1610.43396</text:p>
              </table:table-cell>
              <table:table-cell office:value-type="float" office:value="1669.084595">
                <text:p>1669.08459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600.842896">
                <text:p>1600.842896</text:p>
              </table:table-cell>
              <table:table-cell office:value-type="float" office:value="1664.543457">
                <text:p>1664.543457</text:p>
              </table:table-cell>
              <table:table-cell office:value-type="float" office:value="1604.449585">
                <text:p>1604.449585</text:p>
              </table:table-cell>
              <table:table-cell office:value-type="float" office:value="1659.625">
                <text:p>1659.6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601.635132">
                <text:p>1601.635132</text:p>
              </table:table-cell>
              <table:table-cell office:value-type="float" office:value="1652.269043">
                <text:p>1652.269043</text:p>
              </table:table-cell>
              <table:table-cell office:value-type="float" office:value="1604.378784">
                <text:p>1604.378784</text:p>
              </table:table-cell>
              <table:table-cell office:value-type="float" office:value="1652.535889">
                <text:p>1652.53588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96.730713">
                <text:p>1596.730713</text:p>
              </table:table-cell>
              <table:table-cell office:value-type="float" office:value="1647.624268">
                <text:p>1647.624268</text:p>
              </table:table-cell>
              <table:table-cell office:value-type="float" office:value="1600.858765">
                <text:p>1600.858765</text:p>
              </table:table-cell>
              <table:table-cell office:value-type="float" office:value="1646.78125">
                <text:p>1646.7812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92.559326">
                <text:p>1592.559326</text:p>
              </table:table-cell>
              <table:table-cell office:value-type="float" office:value="1642.232422">
                <text:p>1642.232422</text:p>
              </table:table-cell>
              <table:table-cell office:value-type="float" office:value="1598.451294">
                <text:p>1598.451294</text:p>
              </table:table-cell>
              <table:table-cell office:value-type="float" office:value="1640.190063">
                <text:p>1640.19006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91.261963">
                <text:p>1591.261963</text:p>
              </table:table-cell>
              <table:table-cell office:value-type="float" office:value="1634.185425">
                <text:p>1634.185425</text:p>
              </table:table-cell>
              <table:table-cell office:value-type="float" office:value="1594.16394">
                <text:p>1594.16394</text:p>
              </table:table-cell>
              <table:table-cell office:value-type="float" office:value="1637.666992">
                <text:p>1637.66699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85.191284">
                <text:p>1585.191284</text:p>
              </table:table-cell>
              <table:table-cell office:value-type="float" office:value="1630.42041">
                <text:p>1630.42041</text:p>
              </table:table-cell>
              <table:table-cell office:value-type="float" office:value="1589.949707">
                <text:p>1589.949707</text:p>
              </table:table-cell>
              <table:table-cell office:value-type="float" office:value="1629.77124">
                <text:p>1629.7712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87.590576">
                <text:p>1587.590576</text:p>
              </table:table-cell>
              <table:table-cell office:value-type="float" office:value="1627.642822">
                <text:p>1627.642822</text:p>
              </table:table-cell>
              <table:table-cell office:value-type="float" office:value="1590.909546">
                <text:p>1590.909546</text:p>
              </table:table-cell>
              <table:table-cell office:value-type="float" office:value="1623.656494">
                <text:p>1623.65649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86.845947">
                <text:p>1586.845947</text:p>
              </table:table-cell>
              <table:table-cell office:value-type="float" office:value="1620.531128">
                <text:p>1620.531128</text:p>
              </table:table-cell>
              <table:table-cell office:value-type="float" office:value="1587.180054">
                <text:p>1587.180054</text:p>
              </table:table-cell>
              <table:table-cell office:value-type="float" office:value="1621.706787">
                <text:p>1621.70678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81.587402">
                <text:p>1581.587402</text:p>
              </table:table-cell>
              <table:table-cell office:value-type="float" office:value="1617.269043">
                <text:p>1617.269043</text:p>
              </table:table-cell>
              <table:table-cell office:value-type="float" office:value="1587.660889">
                <text:p>1587.660889</text:p>
              </table:table-cell>
              <table:table-cell office:value-type="float" office:value="1615.347046">
                <text:p>1615.34704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80.661133">
                <text:p>1580.661133</text:p>
              </table:table-cell>
              <table:table-cell office:value-type="float" office:value="1612.170654">
                <text:p>1612.170654</text:p>
              </table:table-cell>
              <table:table-cell office:value-type="float" office:value="1582.271118">
                <text:p>1582.271118</text:p>
              </table:table-cell>
              <table:table-cell office:value-type="float" office:value="1612.693848">
                <text:p>1612.69384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77.319458">
                <text:p>1577.319458</text:p>
              </table:table-cell>
              <table:table-cell office:value-type="float" office:value="1610.113647">
                <text:p>1610.113647</text:p>
              </table:table-cell>
              <table:table-cell office:value-type="float" office:value="1584.191406">
                <text:p>1584.191406</text:p>
              </table:table-cell>
              <table:table-cell office:value-type="float" office:value="1608.940063">
                <text:p>1608.94006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75.827637">
                <text:p>1575.827637</text:p>
              </table:table-cell>
              <table:table-cell office:value-type="float" office:value="1605.496582">
                <text:p>1605.496582</text:p>
              </table:table-cell>
              <table:table-cell office:value-type="float" office:value="1579.624756">
                <text:p>1579.624756</text:p>
              </table:table-cell>
              <table:table-cell office:value-type="float" office:value="1603.262085">
                <text:p>1603.26208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572.392456">
                <text:p>1572.392456</text:p>
              </table:table-cell>
              <table:table-cell office:value-type="float" office:value="1602.679321">
                <text:p>1602.679321</text:p>
              </table:table-cell>
              <table:table-cell office:value-type="float" office:value="1575.714722">
                <text:p>1575.714722</text:p>
              </table:table-cell>
              <table:table-cell office:value-type="float" office:value="1602.427979">
                <text:p>1602.42797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73.952026">
                <text:p>1573.952026</text:p>
              </table:table-cell>
              <table:table-cell office:value-type="float" office:value="1601.409546">
                <text:p>1601.409546</text:p>
              </table:table-cell>
              <table:table-cell office:value-type="float" office:value="1571.651733">
                <text:p>1571.651733</text:p>
              </table:table-cell>
              <table:table-cell office:value-type="float" office:value="1601.297852">
                <text:p>1601.29785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70.131958">
                <text:p>1570.131958</text:p>
              </table:table-cell>
              <table:table-cell office:value-type="float" office:value="1594.85376">
                <text:p>1594.85376</text:p>
              </table:table-cell>
              <table:table-cell office:value-type="float" office:value="1574.43457">
                <text:p>1574.43457</text:p>
              </table:table-cell>
              <table:table-cell office:value-type="float" office:value="1595.153809">
                <text:p>1595.15380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72.95166">
                <text:p>1572.95166</text:p>
              </table:table-cell>
              <table:table-cell office:value-type="float" office:value="1592.728149">
                <text:p>1592.728149</text:p>
              </table:table-cell>
              <table:table-cell office:value-type="float" office:value="1572.246338">
                <text:p>1572.246338</text:p>
              </table:table-cell>
              <table:table-cell office:value-type="float" office:value="1594.593384">
                <text:p>1594.59338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70.147705">
                <text:p>1570.147705</text:p>
              </table:table-cell>
              <table:table-cell office:value-type="float" office:value="1590.255249">
                <text:p>1590.255249</text:p>
              </table:table-cell>
              <table:table-cell office:value-type="float" office:value="1577.738281">
                <text:p>1577.738281</text:p>
              </table:table-cell>
              <table:table-cell office:value-type="float" office:value="1587.041626">
                <text:p>1587.04162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68.641968">
                <text:p>1568.641968</text:p>
              </table:table-cell>
              <table:table-cell office:value-type="float" office:value="1590.709351">
                <text:p>1590.709351</text:p>
              </table:table-cell>
              <table:table-cell office:value-type="float" office:value="1573.241577">
                <text:p>1573.241577</text:p>
              </table:table-cell>
              <table:table-cell office:value-type="float" office:value="1588.291382">
                <text:p>1588.29138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66.04126">
                <text:p>1566.04126</text:p>
              </table:table-cell>
              <table:table-cell office:value-type="float" office:value="1587.654663">
                <text:p>1587.654663</text:p>
              </table:table-cell>
              <table:table-cell office:value-type="float" office:value="1570.842896">
                <text:p>1570.842896</text:p>
              </table:table-cell>
              <table:table-cell office:value-type="float" office:value="1586.993652">
                <text:p>1586.99365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73.924561">
                <text:p>1573.924561</text:p>
              </table:table-cell>
              <table:table-cell office:value-type="float" office:value="1599.735718">
                <text:p>1599.735718</text:p>
              </table:table-cell>
              <table:table-cell office:value-type="float" office:value="1561.482056">
                <text:p>1561.482056</text:p>
              </table:table-cell>
              <table:table-cell office:value-type="float" office:value="1578.4552">
                <text:p>1578.455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62.762085">
                <text:p>1562.762085</text:p>
              </table:table-cell>
              <table:table-cell office:value-type="float" office:value="1600.04834">
                <text:p>1600.04834</text:p>
              </table:table-cell>
              <table:table-cell office:value-type="float" office:value="1562.483032">
                <text:p>1562.483032</text:p>
              </table:table-cell>
              <table:table-cell office:value-type="float" office:value="1595.522583">
                <text:p>1595.52258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89.461914">
                <text:p>1589.461914</text:p>
              </table:table-cell>
              <table:table-cell office:value-type="float" office:value="1590.542969">
                <text:p>1590.542969</text:p>
              </table:table-cell>
              <table:table-cell office:value-type="float" office:value="1579.769531">
                <text:p>1579.769531</text:p>
              </table:table-cell>
              <table:table-cell office:value-type="float" office:value="1596.977783">
                <text:p>1596.97778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99.967773">
                <text:p>1599.967773</text:p>
              </table:table-cell>
              <table:table-cell office:value-type="float" office:value="1642.283936">
                <text:p>1642.283936</text:p>
              </table:table-cell>
              <table:table-cell office:value-type="float" office:value="1600.906006">
                <text:p>1600.906006</text:p>
              </table:table-cell>
              <table:table-cell office:value-type="float" office:value="1646.703125">
                <text:p>1646.70312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647.203369">
                <text:p>1647.203369</text:p>
              </table:table-cell>
              <table:table-cell office:value-type="float" office:value="1663.739746">
                <text:p>1663.739746</text:p>
              </table:table-cell>
              <table:table-cell office:value-type="float" office:value="1660.182983">
                <text:p>1660.182983</text:p>
              </table:table-cell>
              <table:table-cell office:value-type="float" office:value="1662.483887">
                <text:p>1662.48388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687.507568">
                <text:p>1687.507568</text:p>
              </table:table-cell>
              <table:table-cell office:value-type="float" office:value="1683.567871">
                <text:p>1683.567871</text:p>
              </table:table-cell>
              <table:table-cell office:value-type="float" office:value="1700.582764">
                <text:p>1700.582764</text:p>
              </table:table-cell>
              <table:table-cell office:value-type="float" office:value="1672.566406">
                <text:p>1672.56640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692.630371">
                <text:p>1692.630371</text:p>
              </table:table-cell>
              <table:table-cell office:value-type="float" office:value="1720.208374">
                <text:p>1720.208374</text:p>
              </table:table-cell>
              <table:table-cell office:value-type="float" office:value="1701.819824">
                <text:p>1701.819824</text:p>
              </table:table-cell>
              <table:table-cell office:value-type="float" office:value="1707.567261">
                <text:p>1707.56726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676.484863">
                <text:p>1676.484863</text:p>
              </table:table-cell>
              <table:table-cell office:value-type="float" office:value="1725.799194">
                <text:p>1725.799194</text:p>
              </table:table-cell>
              <table:table-cell office:value-type="float" office:value="1675.054932">
                <text:p>1675.054932</text:p>
              </table:table-cell>
              <table:table-cell office:value-type="float" office:value="1726.405518">
                <text:p>1726.40551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651.262573">
                <text:p>1651.262573</text:p>
              </table:table-cell>
              <table:table-cell office:value-type="float" office:value="1744.677002">
                <text:p>1744.677002</text:p>
              </table:table-cell>
              <table:table-cell office:value-type="float" office:value="1646.11792">
                <text:p>1646.11792</text:p>
              </table:table-cell>
              <table:table-cell office:value-type="float" office:value="1760.504395">
                <text:p>1760.50439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651.390625">
                <text:p>1651.390625</text:p>
              </table:table-cell>
              <table:table-cell office:value-type="float" office:value="1731.600342">
                <text:p>1731.600342</text:p>
              </table:table-cell>
              <table:table-cell office:value-type="float" office:value="1665.683228">
                <text:p>1665.683228</text:p>
              </table:table-cell>
              <table:table-cell office:value-type="float" office:value="1723.858887">
                <text:p>1723.85888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666.747559">
                <text:p>1666.747559</text:p>
              </table:table-cell>
              <table:table-cell office:value-type="float" office:value="1730.065796">
                <text:p>1730.065796</text:p>
              </table:table-cell>
              <table:table-cell office:value-type="float" office:value="1669.041992">
                <text:p>1669.041992</text:p>
              </table:table-cell>
              <table:table-cell office:value-type="float" office:value="1727.366211">
                <text:p>1727.36621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656.541382">
                <text:p>1656.541382</text:p>
              </table:table-cell>
              <table:table-cell office:value-type="float" office:value="1741.795288">
                <text:p>1741.795288</text:p>
              </table:table-cell>
              <table:table-cell office:value-type="float" office:value="1665.743896">
                <text:p>1665.743896</text:p>
              </table:table-cell>
              <table:table-cell office:value-type="float" office:value="1738.547485">
                <text:p>1738.54748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62.083008">
                <text:p>1662.083008</text:p>
              </table:table-cell>
              <table:table-cell office:value-type="float" office:value="1737.070679">
                <text:p>1737.070679</text:p>
              </table:table-cell>
              <table:table-cell office:value-type="float" office:value="1667.575317">
                <text:p>1667.575317</text:p>
              </table:table-cell>
              <table:table-cell office:value-type="float" office:value="1732.948975">
                <text:p>1732.9489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63.605591">
                <text:p>1663.605591</text:p>
              </table:table-cell>
              <table:table-cell office:value-type="float" office:value="1736.863281">
                <text:p>1736.863281</text:p>
              </table:table-cell>
              <table:table-cell office:value-type="float" office:value="1671.997559">
                <text:p>1671.997559</text:p>
              </table:table-cell>
              <table:table-cell office:value-type="float" office:value="1729.307129">
                <text:p>1729.30712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659.727417">
                <text:p>1659.727417</text:p>
              </table:table-cell>
              <table:table-cell office:value-type="float" office:value="1736.836182">
                <text:p>1736.836182</text:p>
              </table:table-cell>
              <table:table-cell office:value-type="float" office:value="1666.634399">
                <text:p>1666.634399</text:p>
              </table:table-cell>
              <table:table-cell office:value-type="float" office:value="1735.9552">
                <text:p>1735.955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659.273926">
                <text:p>1659.273926</text:p>
              </table:table-cell>
              <table:table-cell office:value-type="float" office:value="1736.144409">
                <text:p>1736.144409</text:p>
              </table:table-cell>
              <table:table-cell office:value-type="float" office:value="1671.757202">
                <text:p>1671.757202</text:p>
              </table:table-cell>
              <table:table-cell office:value-type="float" office:value="1735.674561">
                <text:p>1735.67456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659.221558">
                <text:p>1659.221558</text:p>
              </table:table-cell>
              <table:table-cell office:value-type="float" office:value="1741.937134">
                <text:p>1741.937134</text:p>
              </table:table-cell>
              <table:table-cell office:value-type="float" office:value="1668.243408">
                <text:p>1668.243408</text:p>
              </table:table-cell>
              <table:table-cell office:value-type="float" office:value="1736.732178">
                <text:p>1736.73217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62.872559">
                <text:p>1662.872559</text:p>
              </table:table-cell>
              <table:table-cell office:value-type="float" office:value="1738.021973">
                <text:p>1738.021973</text:p>
              </table:table-cell>
              <table:table-cell office:value-type="float" office:value="1667.74353">
                <text:p>1667.74353</text:p>
              </table:table-cell>
              <table:table-cell office:value-type="float" office:value="1736.486084">
                <text:p>1736.48608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58.355713">
                <text:p>1658.355713</text:p>
              </table:table-cell>
              <table:table-cell office:value-type="float" office:value="1738.333374">
                <text:p>1738.333374</text:p>
              </table:table-cell>
              <table:table-cell office:value-type="float" office:value="1671.591675">
                <text:p>1671.591675</text:p>
              </table:table-cell>
              <table:table-cell office:value-type="float" office:value="1731.063232">
                <text:p>1731.06323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660.836426">
                <text:p>1660.836426</text:p>
              </table:table-cell>
              <table:table-cell office:value-type="float" office:value="1740.82666">
                <text:p>1740.82666</text:p>
              </table:table-cell>
              <table:table-cell office:value-type="float" office:value="1671.114746">
                <text:p>1671.114746</text:p>
              </table:table-cell>
              <table:table-cell office:value-type="float" office:value="1733.231445">
                <text:p>1733.23144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657.428711">
                <text:p>1657.428711</text:p>
              </table:table-cell>
              <table:table-cell office:value-type="float" office:value="1742.175415">
                <text:p>1742.175415</text:p>
              </table:table-cell>
              <table:table-cell office:value-type="float" office:value="1666.757812">
                <text:p>1666.757812</text:p>
              </table:table-cell>
              <table:table-cell office:value-type="float" office:value="1736.806274">
                <text:p>1736.80627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656.888184">
                <text:p>1656.888184</text:p>
              </table:table-cell>
              <table:table-cell office:value-type="float" office:value="1736.352905">
                <text:p>1736.352905</text:p>
              </table:table-cell>
              <table:table-cell office:value-type="float" office:value="1666.188721">
                <text:p>1666.188721</text:p>
              </table:table-cell>
              <table:table-cell office:value-type="float" office:value="1733.453491">
                <text:p>1733.45349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658.616577">
                <text:p>1658.616577</text:p>
              </table:table-cell>
              <table:table-cell office:value-type="float" office:value="1736.283325">
                <text:p>1736.283325</text:p>
              </table:table-cell>
              <table:table-cell office:value-type="float" office:value="1669.063354">
                <text:p>1669.063354</text:p>
              </table:table-cell>
              <table:table-cell office:value-type="float" office:value="1731.782104">
                <text:p>1731.78210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658.696045">
                <text:p>1658.696045</text:p>
              </table:table-cell>
              <table:table-cell office:value-type="float" office:value="1743.613037">
                <text:p>1743.613037</text:p>
              </table:table-cell>
              <table:table-cell office:value-type="float" office:value="1667.081543">
                <text:p>1667.081543</text:p>
              </table:table-cell>
              <table:table-cell office:value-type="float" office:value="1737.713745">
                <text:p>1737.71374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59.509033">
                <text:p>1659.509033</text:p>
              </table:table-cell>
              <table:table-cell office:value-type="float" office:value="1740.36377">
                <text:p>1740.36377</text:p>
              </table:table-cell>
              <table:table-cell office:value-type="float" office:value="1669.250366">
                <text:p>1669.250366</text:p>
              </table:table-cell>
              <table:table-cell office:value-type="float" office:value="1731.917847">
                <text:p>1731.91784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60.810181">
                <text:p>1660.810181</text:p>
              </table:table-cell>
              <table:table-cell office:value-type="float" office:value="1735.499756">
                <text:p>1735.499756</text:p>
              </table:table-cell>
              <table:table-cell office:value-type="float" office:value="1668.160278">
                <text:p>1668.160278</text:p>
              </table:table-cell>
              <table:table-cell office:value-type="float" office:value="1733.869751">
                <text:p>1733.86975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59.844238">
                <text:p>1659.844238</text:p>
              </table:table-cell>
              <table:table-cell office:value-type="float" office:value="1736.269165">
                <text:p>1736.269165</text:p>
              </table:table-cell>
              <table:table-cell office:value-type="float" office:value="1667.78418">
                <text:p>1667.78418</text:p>
              </table:table-cell>
              <table:table-cell office:value-type="float" office:value="1731.363037">
                <text:p>1731.36303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59.82019">
                <text:p>1659.82019</text:p>
              </table:table-cell>
              <table:table-cell office:value-type="float" office:value="1736.986816">
                <text:p>1736.986816</text:p>
              </table:table-cell>
              <table:table-cell office:value-type="float" office:value="1666.868164">
                <text:p>1666.868164</text:p>
              </table:table-cell>
              <table:table-cell office:value-type="float" office:value="1734.756226">
                <text:p>1734.75622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57.205811">
                <text:p>1657.205811</text:p>
              </table:table-cell>
              <table:table-cell office:value-type="float" office:value="1734.949707">
                <text:p>1734.949707</text:p>
              </table:table-cell>
              <table:table-cell office:value-type="float" office:value="1664.813965">
                <text:p>1664.813965</text:p>
              </table:table-cell>
              <table:table-cell office:value-type="float" office:value="1731.549561">
                <text:p>1731.54956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56.983398">
                <text:p>1656.983398</text:p>
              </table:table-cell>
              <table:table-cell office:value-type="float" office:value="1736.571045">
                <text:p>1736.571045</text:p>
              </table:table-cell>
              <table:table-cell office:value-type="float" office:value="1665.966797">
                <text:p>1665.966797</text:p>
              </table:table-cell>
              <table:table-cell office:value-type="float" office:value="1734.561401">
                <text:p>1734.56140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657.274902">
                <text:p>1657.274902</text:p>
              </table:table-cell>
              <table:table-cell office:value-type="float" office:value="1739.115234">
                <text:p>1739.115234</text:p>
              </table:table-cell>
              <table:table-cell office:value-type="float" office:value="1665.985474">
                <text:p>1665.985474</text:p>
              </table:table-cell>
              <table:table-cell office:value-type="float" office:value="1734.903809">
                <text:p>1734.90380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656.544189">
                <text:p>1656.544189</text:p>
              </table:table-cell>
              <table:table-cell office:value-type="float" office:value="1738.236328">
                <text:p>1738.236328</text:p>
              </table:table-cell>
              <table:table-cell office:value-type="float" office:value="1664.866821">
                <text:p>1664.866821</text:p>
              </table:table-cell>
              <table:table-cell office:value-type="float" office:value="1733.446533">
                <text:p>1733.44653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59.508301">
                <text:p>1659.508301</text:p>
              </table:table-cell>
              <table:table-cell office:value-type="float" office:value="1737.519775">
                <text:p>1737.519775</text:p>
              </table:table-cell>
              <table:table-cell office:value-type="float" office:value="1671.791992">
                <text:p>1671.791992</text:p>
              </table:table-cell>
              <table:table-cell office:value-type="float" office:value="1730.448486">
                <text:p>1730.44848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57.950806">
                <text:p>1657.950806</text:p>
              </table:table-cell>
              <table:table-cell office:value-type="float" office:value="1736.455322">
                <text:p>1736.455322</text:p>
              </table:table-cell>
              <table:table-cell office:value-type="float" office:value="1668.023315">
                <text:p>1668.023315</text:p>
              </table:table-cell>
              <table:table-cell office:value-type="float" office:value="1732.970459">
                <text:p>1732.97045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656.566772">
                <text:p>1656.566772</text:p>
              </table:table-cell>
              <table:table-cell office:value-type="float" office:value="1739.928589">
                <text:p>1739.928589</text:p>
              </table:table-cell>
              <table:table-cell office:value-type="float" office:value="1668.137939">
                <text:p>1668.137939</text:p>
              </table:table-cell>
              <table:table-cell office:value-type="float" office:value="1733.618286">
                <text:p>1733.61828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59.898804">
                <text:p>1659.898804</text:p>
              </table:table-cell>
              <table:table-cell office:value-type="float" office:value="1739.518188">
                <text:p>1739.518188</text:p>
              </table:table-cell>
              <table:table-cell office:value-type="float" office:value="1670.651367">
                <text:p>1670.651367</text:p>
              </table:table-cell>
              <table:table-cell office:value-type="float" office:value="1734.455444">
                <text:p>1734.45544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58.37439">
                <text:p>1658.37439</text:p>
              </table:table-cell>
              <table:table-cell office:value-type="float" office:value="1740.499512">
                <text:p>1740.499512</text:p>
              </table:table-cell>
              <table:table-cell office:value-type="float" office:value="1669.111938">
                <text:p>1669.111938</text:p>
              </table:table-cell>
              <table:table-cell office:value-type="float" office:value="1734.868042">
                <text:p>1734.86804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58.720703">
                <text:p>1658.720703</text:p>
              </table:table-cell>
              <table:table-cell office:value-type="float" office:value="1741.218262">
                <text:p>1741.218262</text:p>
              </table:table-cell>
              <table:table-cell office:value-type="float" office:value="1665.53418">
                <text:p>1665.53418</text:p>
              </table:table-cell>
              <table:table-cell office:value-type="float" office:value="1733.447266">
                <text:p>1733.44726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60.344971">
                <text:p>1660.344971</text:p>
              </table:table-cell>
              <table:table-cell office:value-type="float" office:value="1737.174683">
                <text:p>1737.174683</text:p>
              </table:table-cell>
              <table:table-cell office:value-type="float" office:value="1668.910156">
                <text:p>1668.910156</text:p>
              </table:table-cell>
              <table:table-cell office:value-type="float" office:value="1734.22583">
                <text:p>1734.2258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58.017944">
                <text:p>1658.017944</text:p>
              </table:table-cell>
              <table:table-cell office:value-type="float" office:value="1738.323608">
                <text:p>1738.323608</text:p>
              </table:table-cell>
              <table:table-cell office:value-type="float" office:value="1667.125">
                <text:p>1667.125</text:p>
              </table:table-cell>
              <table:table-cell office:value-type="float" office:value="1734.995605">
                <text:p>1734.99560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58.98291">
                <text:p>1658.98291</text:p>
              </table:table-cell>
              <table:table-cell office:value-type="float" office:value="1740.50415">
                <text:p>1740.50415</text:p>
              </table:table-cell>
              <table:table-cell office:value-type="float" office:value="1668.209473">
                <text:p>1668.209473</text:p>
              </table:table-cell>
              <table:table-cell office:value-type="float" office:value="1734.713135">
                <text:p>1734.71313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57.623535">
                <text:p>1657.623535</text:p>
              </table:table-cell>
              <table:table-cell office:value-type="float" office:value="1740.358154">
                <text:p>1740.358154</text:p>
              </table:table-cell>
              <table:table-cell office:value-type="float" office:value="1670.681763">
                <text:p>1670.681763</text:p>
              </table:table-cell>
              <table:table-cell office:value-type="float" office:value="1734.033081">
                <text:p>1734.03308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658.062622">
                <text:p>1658.062622</text:p>
              </table:table-cell>
              <table:table-cell office:value-type="float" office:value="1737.767822">
                <text:p>1737.767822</text:p>
              </table:table-cell>
              <table:table-cell office:value-type="float" office:value="1667.758301">
                <text:p>1667.758301</text:p>
              </table:table-cell>
              <table:table-cell office:value-type="float" office:value="1734.017334">
                <text:p>1734.01733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656.974854">
                <text:p>1656.974854</text:p>
              </table:table-cell>
              <table:table-cell office:value-type="float" office:value="1738.104004">
                <text:p>1738.104004</text:p>
              </table:table-cell>
              <table:table-cell office:value-type="float" office:value="1663.891479">
                <text:p>1663.891479</text:p>
              </table:table-cell>
              <table:table-cell office:value-type="float" office:value="1735.516235">
                <text:p>1735.51623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59.642578">
                <text:p>1659.642578</text:p>
              </table:table-cell>
              <table:table-cell office:value-type="float" office:value="1736.189575">
                <text:p>1736.189575</text:p>
              </table:table-cell>
              <table:table-cell office:value-type="float" office:value="1667.672241">
                <text:p>1667.672241</text:p>
              </table:table-cell>
              <table:table-cell office:value-type="float" office:value="1731.481323">
                <text:p>1731.48132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656.521729">
                <text:p>1656.521729</text:p>
              </table:table-cell>
              <table:table-cell office:value-type="float" office:value="1739.688843">
                <text:p>1739.688843</text:p>
              </table:table-cell>
              <table:table-cell office:value-type="float" office:value="1665.156006">
                <text:p>1665.156006</text:p>
              </table:table-cell>
              <table:table-cell office:value-type="float" office:value="1736.223877">
                <text:p>1736.22387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658.130493">
                <text:p>1658.130493</text:p>
              </table:table-cell>
              <table:table-cell office:value-type="float" office:value="1738.447266">
                <text:p>1738.447266</text:p>
              </table:table-cell>
              <table:table-cell office:value-type="float" office:value="1667.705078">
                <text:p>1667.705078</text:p>
              </table:table-cell>
              <table:table-cell office:value-type="float" office:value="1733.615112">
                <text:p>1733.61511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657.542603">
                <text:p>1657.542603</text:p>
              </table:table-cell>
              <table:table-cell office:value-type="float" office:value="1739.942749">
                <text:p>1739.942749</text:p>
              </table:table-cell>
              <table:table-cell office:value-type="float" office:value="1666.773071">
                <text:p>1666.773071</text:p>
              </table:table-cell>
              <table:table-cell office:value-type="float" office:value="1736.153564">
                <text:p>1736.15356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659.992554">
                <text:p>1659.992554</text:p>
              </table:table-cell>
              <table:table-cell office:value-type="float" office:value="1738.73938">
                <text:p>1738.73938</text:p>
              </table:table-cell>
              <table:table-cell office:value-type="float" office:value="1668.765747">
                <text:p>1668.765747</text:p>
              </table:table-cell>
              <table:table-cell office:value-type="float" office:value="1735.442871">
                <text:p>1735.44287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657.579956">
                <text:p>1657.579956</text:p>
              </table:table-cell>
              <table:table-cell office:value-type="float" office:value="1739.213745">
                <text:p>1739.213745</text:p>
              </table:table-cell>
              <table:table-cell office:value-type="float" office:value="1665.4823">
                <text:p>1665.4823</text:p>
              </table:table-cell>
              <table:table-cell office:value-type="float" office:value="1734.638062">
                <text:p>1734.63806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658.607178">
                <text:p>1658.607178</text:p>
              </table:table-cell>
              <table:table-cell office:value-type="float" office:value="1743.380493">
                <text:p>1743.380493</text:p>
              </table:table-cell>
              <table:table-cell office:value-type="float" office:value="1667.039062">
                <text:p>1667.039062</text:p>
              </table:table-cell>
              <table:table-cell office:value-type="float" office:value="1736.427734">
                <text:p>1736.42773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658.455444">
                <text:p>1658.455444</text:p>
              </table:table-cell>
              <table:table-cell office:value-type="float" office:value="1737.983276">
                <text:p>1737.983276</text:p>
              </table:table-cell>
              <table:table-cell office:value-type="float" office:value="1669.126343">
                <text:p>1669.126343</text:p>
              </table:table-cell>
              <table:table-cell office:value-type="float" office:value="1733.669067">
                <text:p>1733.66906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658.267456">
                <text:p>1658.267456</text:p>
              </table:table-cell>
              <table:table-cell office:value-type="float" office:value="1740.42627">
                <text:p>1740.42627</text:p>
              </table:table-cell>
              <table:table-cell office:value-type="float" office:value="1666.927612">
                <text:p>1666.927612</text:p>
              </table:table-cell>
              <table:table-cell office:value-type="float" office:value="1736.594971">
                <text:p>1736.59497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659.484863">
                <text:p>1659.484863</text:p>
              </table:table-cell>
              <table:table-cell office:value-type="float" office:value="1737.906494">
                <text:p>1737.906494</text:p>
              </table:table-cell>
              <table:table-cell office:value-type="float" office:value="1666.977295">
                <text:p>1666.977295</text:p>
              </table:table-cell>
              <table:table-cell office:value-type="float" office:value="1734.503418">
                <text:p>1734.50341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659.208252">
                <text:p>1659.208252</text:p>
              </table:table-cell>
              <table:table-cell office:value-type="float" office:value="1737.863403">
                <text:p>1737.863403</text:p>
              </table:table-cell>
              <table:table-cell office:value-type="float" office:value="1668.107178">
                <text:p>1668.107178</text:p>
              </table:table-cell>
              <table:table-cell office:value-type="float" office:value="1736.686523">
                <text:p>1736.68652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655.640259">
                <text:p>1655.640259</text:p>
              </table:table-cell>
              <table:table-cell office:value-type="float" office:value="1741.707153">
                <text:p>1741.707153</text:p>
              </table:table-cell>
              <table:table-cell office:value-type="float" office:value="1665.97937">
                <text:p>1665.97937</text:p>
              </table:table-cell>
              <table:table-cell office:value-type="float" office:value="1736.004639">
                <text:p>1736.00463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59.480713">
                <text:p>1659.480713</text:p>
              </table:table-cell>
              <table:table-cell office:value-type="float" office:value="1739.710693">
                <text:p>1739.710693</text:p>
              </table:table-cell>
              <table:table-cell office:value-type="float" office:value="1669.109619">
                <text:p>1669.109619</text:p>
              </table:table-cell>
              <table:table-cell office:value-type="float" office:value="1737.256836">
                <text:p>1737.25683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62.084106">
                <text:p>1662.084106</text:p>
              </table:table-cell>
              <table:table-cell office:value-type="float" office:value="1738.584351">
                <text:p>1738.584351</text:p>
              </table:table-cell>
              <table:table-cell office:value-type="float" office:value="1669.125977">
                <text:p>1669.125977</text:p>
              </table:table-cell>
              <table:table-cell office:value-type="float" office:value="1735.591675">
                <text:p>1735.59167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661.642578">
                <text:p>1661.642578</text:p>
              </table:table-cell>
              <table:table-cell office:value-type="float" office:value="1736.848633">
                <text:p>1736.848633</text:p>
              </table:table-cell>
              <table:table-cell office:value-type="float" office:value="1670.873779">
                <text:p>1670.873779</text:p>
              </table:table-cell>
              <table:table-cell office:value-type="float" office:value="1735.981934">
                <text:p>1735.98193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62.72229">
                <text:p>1662.72229</text:p>
              </table:table-cell>
              <table:table-cell office:value-type="float" office:value="1740.599121">
                <text:p>1740.599121</text:p>
              </table:table-cell>
              <table:table-cell office:value-type="float" office:value="1672.565186">
                <text:p>1672.565186</text:p>
              </table:table-cell>
              <table:table-cell office:value-type="float" office:value="1738.492676">
                <text:p>1738.49267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62.986328">
                <text:p>1662.986328</text:p>
              </table:table-cell>
              <table:table-cell office:value-type="float" office:value="1740.870361">
                <text:p>1740.870361</text:p>
              </table:table-cell>
              <table:table-cell office:value-type="float" office:value="1668.749756">
                <text:p>1668.749756</text:p>
              </table:table-cell>
              <table:table-cell office:value-type="float" office:value="1738.691406">
                <text:p>1738.69140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59.644775">
                <text:p>1659.644775</text:p>
              </table:table-cell>
              <table:table-cell office:value-type="float" office:value="1739.488892">
                <text:p>1739.488892</text:p>
              </table:table-cell>
              <table:table-cell office:value-type="float" office:value="1669.981567">
                <text:p>1669.981567</text:p>
              </table:table-cell>
              <table:table-cell office:value-type="float" office:value="1733.731689">
                <text:p>1733.73168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665.422729">
                <text:p>1665.422729</text:p>
              </table:table-cell>
              <table:table-cell office:value-type="float" office:value="1740.51123">
                <text:p>1740.51123</text:p>
              </table:table-cell>
              <table:table-cell office:value-type="float" office:value="1672.578857">
                <text:p>1672.578857</text:p>
              </table:table-cell>
              <table:table-cell office:value-type="float" office:value="1739.112305">
                <text:p>1739.11230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662.183594">
                <text:p>1662.183594</text:p>
              </table:table-cell>
              <table:table-cell office:value-type="float" office:value="1739.462524">
                <text:p>1739.462524</text:p>
              </table:table-cell>
              <table:table-cell office:value-type="float" office:value="1670.714844">
                <text:p>1670.714844</text:p>
              </table:table-cell>
              <table:table-cell office:value-type="float" office:value="1737.003052">
                <text:p>1737.00305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662.869507">
                <text:p>1662.869507</text:p>
              </table:table-cell>
              <table:table-cell office:value-type="float" office:value="1740.150757">
                <text:p>1740.150757</text:p>
              </table:table-cell>
              <table:table-cell office:value-type="float" office:value="1671.675171">
                <text:p>1671.675171</text:p>
              </table:table-cell>
              <table:table-cell office:value-type="float" office:value="1736.268921">
                <text:p>1736.26892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660.680176">
                <text:p>1660.680176</text:p>
              </table:table-cell>
              <table:table-cell office:value-type="float" office:value="1741.980347">
                <text:p>1741.980347</text:p>
              </table:table-cell>
              <table:table-cell office:value-type="float" office:value="1672.704956">
                <text:p>1672.704956</text:p>
              </table:table-cell>
              <table:table-cell office:value-type="float" office:value="1734.710938">
                <text:p>1734.71093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660.402466">
                <text:p>1660.402466</text:p>
              </table:table-cell>
              <table:table-cell office:value-type="float" office:value="1742.077148">
                <text:p>1742.077148</text:p>
              </table:table-cell>
              <table:table-cell office:value-type="float" office:value="1670.071167">
                <text:p>1670.071167</text:p>
              </table:table-cell>
              <table:table-cell office:value-type="float" office:value="1737.187134">
                <text:p>1737.18713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662.752075">
                <text:p>1662.752075</text:p>
              </table:table-cell>
              <table:table-cell office:value-type="float" office:value="1742.157593">
                <text:p>1742.157593</text:p>
              </table:table-cell>
              <table:table-cell office:value-type="float" office:value="1669.51355">
                <text:p>1669.51355</text:p>
              </table:table-cell>
              <table:table-cell office:value-type="float" office:value="1740.30481">
                <text:p>1740.3048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658.699463">
                <text:p>1658.699463</text:p>
              </table:table-cell>
              <table:table-cell office:value-type="float" office:value="1743.135742">
                <text:p>1743.135742</text:p>
              </table:table-cell>
              <table:table-cell office:value-type="float" office:value="1671.00647">
                <text:p>1671.00647</text:p>
              </table:table-cell>
              <table:table-cell office:value-type="float" office:value="1736.483154">
                <text:p>1736.48315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663.411377">
                <text:p>1663.411377</text:p>
              </table:table-cell>
              <table:table-cell office:value-type="float" office:value="1739.317749">
                <text:p>1739.317749</text:p>
              </table:table-cell>
              <table:table-cell office:value-type="float" office:value="1671.658081">
                <text:p>1671.658081</text:p>
              </table:table-cell>
              <table:table-cell office:value-type="float" office:value="1734.856445">
                <text:p>1734.85644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659.083496">
                <text:p>1659.083496</text:p>
              </table:table-cell>
              <table:table-cell office:value-type="float" office:value="1743.352295">
                <text:p>1743.352295</text:p>
              </table:table-cell>
              <table:table-cell office:value-type="float" office:value="1668.116577">
                <text:p>1668.116577</text:p>
              </table:table-cell>
              <table:table-cell office:value-type="float" office:value="1735.343872">
                <text:p>1735.34387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659.141113">
                <text:p>1659.141113</text:p>
              </table:table-cell>
              <table:table-cell office:value-type="float" office:value="1742.320435">
                <text:p>1742.320435</text:p>
              </table:table-cell>
              <table:table-cell office:value-type="float" office:value="1670.207031">
                <text:p>1670.207031</text:p>
              </table:table-cell>
              <table:table-cell office:value-type="float" office:value="1737.47168">
                <text:p>1737.4716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662.439697">
                <text:p>1662.439697</text:p>
              </table:table-cell>
              <table:table-cell office:value-type="float" office:value="1740.437134">
                <text:p>1740.437134</text:p>
              </table:table-cell>
              <table:table-cell office:value-type="float" office:value="1671.596313">
                <text:p>1671.596313</text:p>
              </table:table-cell>
              <table:table-cell office:value-type="float" office:value="1737.172119">
                <text:p>1737.17211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664.326538">
                <text:p>1664.326538</text:p>
              </table:table-cell>
              <table:table-cell office:value-type="float" office:value="1742.963135">
                <text:p>1742.963135</text:p>
              </table:table-cell>
              <table:table-cell office:value-type="float" office:value="1669.822754">
                <text:p>1669.822754</text:p>
              </table:table-cell>
              <table:table-cell office:value-type="float" office:value="1740.252197">
                <text:p>1740.25219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660.497314">
                <text:p>1660.497314</text:p>
              </table:table-cell>
              <table:table-cell office:value-type="float" office:value="1740.313599">
                <text:p>1740.313599</text:p>
              </table:table-cell>
              <table:table-cell office:value-type="float" office:value="1671.553833">
                <text:p>1671.553833</text:p>
              </table:table-cell>
              <table:table-cell office:value-type="float" office:value="1735.080811">
                <text:p>1735.08081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661.321777">
                <text:p>1661.321777</text:p>
              </table:table-cell>
              <table:table-cell office:value-type="float" office:value="1742.719482">
                <text:p>1742.719482</text:p>
              </table:table-cell>
              <table:table-cell office:value-type="float" office:value="1671.699951">
                <text:p>1671.699951</text:p>
              </table:table-cell>
              <table:table-cell office:value-type="float" office:value="1738.696777">
                <text:p>1738.69677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659.216431">
                <text:p>1659.216431</text:p>
              </table:table-cell>
              <table:table-cell office:value-type="float" office:value="1743.712158">
                <text:p>1743.712158</text:p>
              </table:table-cell>
              <table:table-cell office:value-type="float" office:value="1666.921753">
                <text:p>1666.921753</text:p>
              </table:table-cell>
              <table:table-cell office:value-type="float" office:value="1738.362915">
                <text:p>1738.36291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660.364868">
                <text:p>1660.364868</text:p>
              </table:table-cell>
              <table:table-cell office:value-type="float" office:value="1738.941528">
                <text:p>1738.941528</text:p>
              </table:table-cell>
              <table:table-cell office:value-type="float" office:value="1668.579956">
                <text:p>1668.579956</text:p>
              </table:table-cell>
              <table:table-cell office:value-type="float" office:value="1736.34314">
                <text:p>1736.3431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662.925781">
                <text:p>1662.925781</text:p>
              </table:table-cell>
              <table:table-cell office:value-type="float" office:value="1738.128296">
                <text:p>1738.128296</text:p>
              </table:table-cell>
              <table:table-cell office:value-type="float" office:value="1673.496704">
                <text:p>1673.496704</text:p>
              </table:table-cell>
              <table:table-cell office:value-type="float" office:value="1735.078979">
                <text:p>1735.07897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660.186523">
                <text:p>1660.186523</text:p>
              </table:table-cell>
              <table:table-cell office:value-type="float" office:value="1741.021973">
                <text:p>1741.021973</text:p>
              </table:table-cell>
              <table:table-cell office:value-type="float" office:value="1670.138794">
                <text:p>1670.138794</text:p>
              </table:table-cell>
              <table:table-cell office:value-type="float" office:value="1735.516724">
                <text:p>1735.51672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660.008301">
                <text:p>1660.008301</text:p>
              </table:table-cell>
              <table:table-cell office:value-type="float" office:value="1739.416992">
                <text:p>1739.416992</text:p>
              </table:table-cell>
              <table:table-cell office:value-type="float" office:value="1666.903076">
                <text:p>1666.903076</text:p>
              </table:table-cell>
              <table:table-cell office:value-type="float" office:value="1739.083618">
                <text:p>1739.08361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663.771729">
                <text:p>1663.771729</text:p>
              </table:table-cell>
              <table:table-cell office:value-type="float" office:value="1740.025391">
                <text:p>1740.025391</text:p>
              </table:table-cell>
              <table:table-cell office:value-type="float" office:value="1670.276611">
                <text:p>1670.276611</text:p>
              </table:table-cell>
              <table:table-cell office:value-type="float" office:value="1736.709961">
                <text:p>1736.70996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659.727783">
                <text:p>1659.727783</text:p>
              </table:table-cell>
              <table:table-cell office:value-type="float" office:value="1740.513062">
                <text:p>1740.513062</text:p>
              </table:table-cell>
              <table:table-cell office:value-type="float" office:value="1669.925781">
                <text:p>1669.925781</text:p>
              </table:table-cell>
              <table:table-cell office:value-type="float" office:value="1738.542603">
                <text:p>1738.54260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662.813232">
                <text:p>1662.813232</text:p>
              </table:table-cell>
              <table:table-cell office:value-type="float" office:value="1741.366699">
                <text:p>1741.366699</text:p>
              </table:table-cell>
              <table:table-cell office:value-type="float" office:value="1669.687622">
                <text:p>1669.687622</text:p>
              </table:table-cell>
              <table:table-cell office:value-type="float" office:value="1739.11792">
                <text:p>1739.1179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660.841675">
                <text:p>1660.841675</text:p>
              </table:table-cell>
              <table:table-cell office:value-type="float" office:value="1740.479858">
                <text:p>1740.479858</text:p>
              </table:table-cell>
              <table:table-cell office:value-type="float" office:value="1671.207031">
                <text:p>1671.207031</text:p>
              </table:table-cell>
              <table:table-cell office:value-type="float" office:value="1735.847656">
                <text:p>1735.84765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661.620117">
                <text:p>1661.620117</text:p>
              </table:table-cell>
              <table:table-cell office:value-type="float" office:value="1744.19104">
                <text:p>1744.19104</text:p>
              </table:table-cell>
              <table:table-cell office:value-type="float" office:value="1671.984375">
                <text:p>1671.984375</text:p>
              </table:table-cell>
              <table:table-cell office:value-type="float" office:value="1736.16333">
                <text:p>1736.1633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662.323853">
                <text:p>1662.323853</text:p>
              </table:table-cell>
              <table:table-cell office:value-type="float" office:value="1742.511108">
                <text:p>1742.511108</text:p>
              </table:table-cell>
              <table:table-cell office:value-type="float" office:value="1672.148438">
                <text:p>1672.148438</text:p>
              </table:table-cell>
              <table:table-cell office:value-type="float" office:value="1738.458862">
                <text:p>1738.45886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665.692627">
                <text:p>1665.692627</text:p>
              </table:table-cell>
              <table:table-cell office:value-type="float" office:value="1743.000977">
                <text:p>1743.000977</text:p>
              </table:table-cell>
              <table:table-cell office:value-type="float" office:value="1671.759277">
                <text:p>1671.759277</text:p>
              </table:table-cell>
              <table:table-cell office:value-type="float" office:value="1736.21228">
                <text:p>1736.2122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661.895508">
                <text:p>1661.895508</text:p>
              </table:table-cell>
              <table:table-cell office:value-type="float" office:value="1742.505371">
                <text:p>1742.505371</text:p>
              </table:table-cell>
              <table:table-cell office:value-type="float" office:value="1672.876587">
                <text:p>1672.876587</text:p>
              </table:table-cell>
              <table:table-cell office:value-type="float" office:value="1736.354736">
                <text:p>1736.35473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661.950684">
                <text:p>1661.950684</text:p>
              </table:table-cell>
              <table:table-cell office:value-type="float" office:value="1740.334717">
                <text:p>1740.334717</text:p>
              </table:table-cell>
              <table:table-cell office:value-type="float" office:value="1670.278809">
                <text:p>1670.278809</text:p>
              </table:table-cell>
              <table:table-cell office:value-type="float" office:value="1737.207153">
                <text:p>1737.20715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665.263062">
                <text:p>1665.263062</text:p>
              </table:table-cell>
              <table:table-cell office:value-type="float" office:value="1740.715088">
                <text:p>1740.715088</text:p>
              </table:table-cell>
              <table:table-cell office:value-type="float" office:value="1670.561768">
                <text:p>1670.561768</text:p>
              </table:table-cell>
              <table:table-cell office:value-type="float" office:value="1737.960449">
                <text:p>1737.96044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662.327393">
                <text:p>1662.327393</text:p>
              </table:table-cell>
              <table:table-cell office:value-type="float" office:value="1741.002808">
                <text:p>1741.002808</text:p>
              </table:table-cell>
              <table:table-cell office:value-type="float" office:value="1669.960938">
                <text:p>1669.960938</text:p>
              </table:table-cell>
              <table:table-cell office:value-type="float" office:value="1738.76355">
                <text:p>1738.7635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662.562378">
                <text:p>1662.562378</text:p>
              </table:table-cell>
              <table:table-cell office:value-type="float" office:value="1741.583252">
                <text:p>1741.583252</text:p>
              </table:table-cell>
              <table:table-cell office:value-type="float" office:value="1672.206543">
                <text:p>1672.206543</text:p>
              </table:table-cell>
              <table:table-cell office:value-type="float" office:value="1737.158081">
                <text:p>1737.15808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663.825317">
                <text:p>1663.825317</text:p>
              </table:table-cell>
              <table:table-cell office:value-type="float" office:value="1739.294434">
                <text:p>1739.294434</text:p>
              </table:table-cell>
              <table:table-cell office:value-type="float" office:value="1672.849243">
                <text:p>1672.849243</text:p>
              </table:table-cell>
              <table:table-cell office:value-type="float" office:value="1737.838867">
                <text:p>1737.83886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665.131226">
                <text:p>1665.131226</text:p>
              </table:table-cell>
              <table:table-cell office:value-type="float" office:value="1738.794067">
                <text:p>1738.794067</text:p>
              </table:table-cell>
              <table:table-cell office:value-type="float" office:value="1672.715698">
                <text:p>1672.715698</text:p>
              </table:table-cell>
              <table:table-cell office:value-type="float" office:value="1738.243774">
                <text:p>1738.24377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659.756836">
                <text:p>1659.756836</text:p>
              </table:table-cell>
              <table:table-cell office:value-type="float" office:value="1741.48999">
                <text:p>1741.48999</text:p>
              </table:table-cell>
              <table:table-cell office:value-type="float" office:value="1671.923584">
                <text:p>1671.923584</text:p>
              </table:table-cell>
              <table:table-cell office:value-type="float" office:value="1736.71814">
                <text:p>1736.7181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62.508789">
                <text:p>1662.508789</text:p>
              </table:table-cell>
              <table:table-cell office:value-type="float" office:value="1743.781982">
                <text:p>1743.781982</text:p>
              </table:table-cell>
              <table:table-cell office:value-type="float" office:value="1669.313599">
                <text:p>1669.313599</text:p>
              </table:table-cell>
              <table:table-cell office:value-type="float" office:value="1737.216064">
                <text:p>1737.21606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656.597168">
                <text:p>1656.597168</text:p>
              </table:table-cell>
              <table:table-cell office:value-type="float" office:value="1721.510742">
                <text:p>1721.510742</text:p>
              </table:table-cell>
              <table:table-cell office:value-type="float" office:value="1669.231323">
                <text:p>1669.231323</text:p>
              </table:table-cell>
              <table:table-cell office:value-type="float" office:value="1715.568604">
                <text:p>1715.56860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633.769897">
                <text:p>1633.769897</text:p>
              </table:table-cell>
              <table:table-cell office:value-type="float" office:value="1726.864014">
                <text:p>1726.864014</text:p>
              </table:table-cell>
              <table:table-cell office:value-type="float" office:value="1639.063354">
                <text:p>1639.063354</text:p>
              </table:table-cell>
              <table:table-cell office:value-type="float" office:value="1729.456299">
                <text:p>1729.45629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624.134521">
                <text:p>1624.134521</text:p>
              </table:table-cell>
              <table:table-cell office:value-type="float" office:value="1709.750244">
                <text:p>1709.750244</text:p>
              </table:table-cell>
              <table:table-cell office:value-type="float" office:value="1634.7854">
                <text:p>1634.7854</text:p>
              </table:table-cell>
              <table:table-cell office:value-type="float" office:value="1710.320312">
                <text:p>1710.32031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621.848999">
                <text:p>1621.848999</text:p>
              </table:table-cell>
              <table:table-cell office:value-type="float" office:value="1697.831177">
                <text:p>1697.831177</text:p>
              </table:table-cell>
              <table:table-cell office:value-type="float" office:value="1630.15564">
                <text:p>1630.15564</text:p>
              </table:table-cell>
              <table:table-cell office:value-type="float" office:value="1693.62439">
                <text:p>1693.6243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609.380127">
                <text:p>1609.380127</text:p>
              </table:table-cell>
              <table:table-cell office:value-type="float" office:value="1690.82373">
                <text:p>1690.82373</text:p>
              </table:table-cell>
              <table:table-cell office:value-type="float" office:value="1621.526855">
                <text:p>1621.526855</text:p>
              </table:table-cell>
              <table:table-cell office:value-type="float" office:value="1684.531982">
                <text:p>1684.53198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608.203125">
                <text:p>1608.203125</text:p>
              </table:table-cell>
              <table:table-cell office:value-type="float" office:value="1677.267578">
                <text:p>1677.267578</text:p>
              </table:table-cell>
              <table:table-cell office:value-type="float" office:value="1611.044678">
                <text:p>1611.044678</text:p>
              </table:table-cell>
              <table:table-cell office:value-type="float" office:value="1675.850708">
                <text:p>1675.85070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603.032227">
                <text:p>1603.032227</text:p>
              </table:table-cell>
              <table:table-cell office:value-type="float" office:value="1667.789307">
                <text:p>1667.789307</text:p>
              </table:table-cell>
              <table:table-cell office:value-type="float" office:value="1611.791992">
                <text:p>1611.791992</text:p>
              </table:table-cell>
              <table:table-cell office:value-type="float" office:value="1667.224121">
                <text:p>1667.22412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599.994751">
                <text:p>1599.994751</text:p>
              </table:table-cell>
              <table:table-cell office:value-type="float" office:value="1657.28833">
                <text:p>1657.28833</text:p>
              </table:table-cell>
              <table:table-cell office:value-type="float" office:value="1608.780151">
                <text:p>1608.780151</text:p>
              </table:table-cell>
              <table:table-cell office:value-type="float" office:value="1654.671997">
                <text:p>1654.67199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596.663818">
                <text:p>1596.663818</text:p>
              </table:table-cell>
              <table:table-cell office:value-type="float" office:value="1652.888672">
                <text:p>1652.888672</text:p>
              </table:table-cell>
              <table:table-cell office:value-type="float" office:value="1602.384888">
                <text:p>1602.384888</text:p>
              </table:table-cell>
              <table:table-cell office:value-type="float" office:value="1648.926636">
                <text:p>1648.92663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589.982544">
                <text:p>1589.982544</text:p>
              </table:table-cell>
              <table:table-cell office:value-type="float" office:value="1650.249878">
                <text:p>1650.249878</text:p>
              </table:table-cell>
              <table:table-cell office:value-type="float" office:value="1599.48877">
                <text:p>1599.48877</text:p>
              </table:table-cell>
              <table:table-cell office:value-type="float" office:value="1643.023193">
                <text:p>1643.02319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592.219238">
                <text:p>1592.219238</text:p>
              </table:table-cell>
              <table:table-cell office:value-type="float" office:value="1635.327515">
                <text:p>1635.327515</text:p>
              </table:table-cell>
              <table:table-cell office:value-type="float" office:value="1591.686279">
                <text:p>1591.686279</text:p>
              </table:table-cell>
              <table:table-cell office:value-type="float" office:value="1641.770752">
                <text:p>1641.77075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583.073608">
                <text:p>1583.073608</text:p>
              </table:table-cell>
              <table:table-cell office:value-type="float" office:value="1634.643799">
                <text:p>1634.643799</text:p>
              </table:table-cell>
              <table:table-cell office:value-type="float" office:value="1591.067993">
                <text:p>1591.067993</text:p>
              </table:table-cell>
              <table:table-cell office:value-type="float" office:value="1632.480591">
                <text:p>1632.48059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584.943359">
                <text:p>1584.943359</text:p>
              </table:table-cell>
              <table:table-cell office:value-type="float" office:value="1625.937012">
                <text:p>1625.937012</text:p>
              </table:table-cell>
              <table:table-cell office:value-type="float" office:value="1586.994385">
                <text:p>1586.994385</text:p>
              </table:table-cell>
              <table:table-cell office:value-type="float" office:value="1624.754517">
                <text:p>1624.75451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582.801758">
                <text:p>1582.801758</text:p>
              </table:table-cell>
              <table:table-cell office:value-type="float" office:value="1622.375122">
                <text:p>1622.375122</text:p>
              </table:table-cell>
              <table:table-cell office:value-type="float" office:value="1584.193359">
                <text:p>1584.193359</text:p>
              </table:table-cell>
              <table:table-cell office:value-type="float" office:value="1625.178467">
                <text:p>1625.17846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576.194824">
                <text:p>1576.194824</text:p>
              </table:table-cell>
              <table:table-cell office:value-type="float" office:value="1622.067871">
                <text:p>1622.067871</text:p>
              </table:table-cell>
              <table:table-cell office:value-type="float" office:value="1588.276611">
                <text:p>1588.276611</text:p>
              </table:table-cell>
              <table:table-cell office:value-type="float" office:value="1620.52417">
                <text:p>1620.5241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581.313965">
                <text:p>1581.313965</text:p>
              </table:table-cell>
              <table:table-cell office:value-type="float" office:value="1610.701416">
                <text:p>1610.701416</text:p>
              </table:table-cell>
              <table:table-cell office:value-type="float" office:value="1585.353394">
                <text:p>1585.353394</text:p>
              </table:table-cell>
              <table:table-cell office:value-type="float" office:value="1610.904053">
                <text:p>1610.90405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572.360229">
                <text:p>1572.360229</text:p>
              </table:table-cell>
              <table:table-cell office:value-type="float" office:value="1615.158203">
                <text:p>1615.158203</text:p>
              </table:table-cell>
              <table:table-cell office:value-type="float" office:value="1583.549194">
                <text:p>1583.549194</text:p>
              </table:table-cell>
              <table:table-cell office:value-type="float" office:value="1610.582153">
                <text:p>1610.58215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576.703857">
                <text:p>1576.703857</text:p>
              </table:table-cell>
              <table:table-cell office:value-type="float" office:value="1605.055664">
                <text:p>1605.055664</text:p>
              </table:table-cell>
              <table:table-cell office:value-type="float" office:value="1580.11731">
                <text:p>1580.11731</text:p>
              </table:table-cell>
              <table:table-cell office:value-type="float" office:value="1604.970703">
                <text:p>1604.97070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575.859131">
                <text:p>1575.859131</text:p>
              </table:table-cell>
              <table:table-cell office:value-type="float" office:value="1602.522583">
                <text:p>1602.522583</text:p>
              </table:table-cell>
              <table:table-cell office:value-type="float" office:value="1581.787476">
                <text:p>1581.787476</text:p>
              </table:table-cell>
              <table:table-cell office:value-type="float" office:value="1599.929199">
                <text:p>1599.92919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572.425049">
                <text:p>1572.425049</text:p>
              </table:table-cell>
              <table:table-cell office:value-type="float" office:value="1601.160156">
                <text:p>1601.160156</text:p>
              </table:table-cell>
              <table:table-cell office:value-type="float" office:value="1578.067871">
                <text:p>1578.067871</text:p>
              </table:table-cell>
              <table:table-cell office:value-type="float" office:value="1602.458862">
                <text:p>1602.45886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571.044922">
                <text:p>1571.044922</text:p>
              </table:table-cell>
              <table:table-cell office:value-type="float" office:value="1594.849976">
                <text:p>1594.849976</text:p>
              </table:table-cell>
              <table:table-cell office:value-type="float" office:value="1574.032227">
                <text:p>1574.032227</text:p>
              </table:table-cell>
              <table:table-cell office:value-type="float" office:value="1595.973877">
                <text:p>1595.97387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569.269531">
                <text:p>1569.269531</text:p>
              </table:table-cell>
              <table:table-cell office:value-type="float" office:value="1598.66394">
                <text:p>1598.66394</text:p>
              </table:table-cell>
              <table:table-cell office:value-type="float" office:value="1574.883545">
                <text:p>1574.883545</text:p>
              </table:table-cell>
              <table:table-cell office:value-type="float" office:value="1598.150146">
                <text:p>1598.15014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570.884766">
                <text:p>1570.884766</text:p>
              </table:table-cell>
              <table:table-cell office:value-type="float" office:value="1589.523804">
                <text:p>1589.523804</text:p>
              </table:table-cell>
              <table:table-cell office:value-type="float" office:value="1573.183838">
                <text:p>1573.183838</text:p>
              </table:table-cell>
              <table:table-cell office:value-type="float" office:value="1591.724854">
                <text:p>1591.72485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568.703979">
                <text:p>1568.703979</text:p>
              </table:table-cell>
              <table:table-cell office:value-type="float" office:value="1591.706055">
                <text:p>1591.706055</text:p>
              </table:table-cell>
              <table:table-cell office:value-type="float" office:value="1572.834473">
                <text:p>1572.834473</text:p>
              </table:table-cell>
              <table:table-cell office:value-type="float" office:value="1594.473511">
                <text:p>1594.47351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571.745728">
                <text:p>1571.745728</text:p>
              </table:table-cell>
              <table:table-cell office:value-type="float" office:value="1586.037231">
                <text:p>1586.037231</text:p>
              </table:table-cell>
              <table:table-cell office:value-type="float" office:value="1572.906128">
                <text:p>1572.906128</text:p>
              </table:table-cell>
              <table:table-cell office:value-type="float" office:value="1588.29541">
                <text:p>1588.2954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562.963379">
                <text:p>1562.963379</text:p>
              </table:table-cell>
              <table:table-cell office:value-type="float" office:value="1587.223511">
                <text:p>1587.223511</text:p>
              </table:table-cell>
              <table:table-cell office:value-type="float" office:value="1571.235352">
                <text:p>1571.235352</text:p>
              </table:table-cell>
              <table:table-cell office:value-type="float" office:value="1591.203247">
                <text:p>1591.20324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536.864136">
                <text:p>1536.864136</text:p>
              </table:table-cell>
              <table:table-cell office:value-type="float" office:value="1549.978638">
                <text:p>1549.978638</text:p>
              </table:table-cell>
              <table:table-cell office:value-type="float" office:value="1587.369995">
                <text:p>1587.369995</text:p>
              </table:table-cell>
              <table:table-cell office:value-type="float" office:value="1634.54895">
                <text:p>1634.5489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538.239258">
                <text:p>1538.239258</text:p>
              </table:table-cell>
              <table:table-cell office:value-type="float" office:value="1522.124756">
                <text:p>1522.124756</text:p>
              </table:table-cell>
              <table:table-cell office:value-type="float" office:value="1611.419922">
                <text:p>1611.419922</text:p>
              </table:table-cell>
              <table:table-cell office:value-type="float" office:value="1652.969727">
                <text:p>1652.96972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544.695312">
                <text:p>1544.695312</text:p>
              </table:table-cell>
              <table:table-cell office:value-type="float" office:value="1547.327515">
                <text:p>1547.327515</text:p>
              </table:table-cell>
              <table:table-cell office:value-type="float" office:value="1636.335205">
                <text:p>1636.335205</text:p>
              </table:table-cell>
              <table:table-cell office:value-type="float" office:value="1641.853271">
                <text:p>1641.85327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566.746704">
                <text:p>1566.746704</text:p>
              </table:table-cell>
              <table:table-cell office:value-type="float" office:value="1574.609985">
                <text:p>1574.609985</text:p>
              </table:table-cell>
              <table:table-cell office:value-type="float" office:value="1647.566528">
                <text:p>1647.566528</text:p>
              </table:table-cell>
              <table:table-cell office:value-type="float" office:value="1709.80542">
                <text:p>1709.8054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598.382202">
                <text:p>1598.382202</text:p>
              </table:table-cell>
              <table:table-cell office:value-type="float" office:value="1599.705444">
                <text:p>1599.705444</text:p>
              </table:table-cell>
              <table:table-cell office:value-type="float" office:value="1658.407227">
                <text:p>1658.407227</text:p>
              </table:table-cell>
              <table:table-cell office:value-type="float" office:value="1622.805054">
                <text:p>1622.80505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582.615601">
                <text:p>1582.615601</text:p>
              </table:table-cell>
              <table:table-cell office:value-type="float" office:value="1615.758057">
                <text:p>1615.758057</text:p>
              </table:table-cell>
              <table:table-cell office:value-type="float" office:value="1596.577148">
                <text:p>1596.577148</text:p>
              </table:table-cell>
              <table:table-cell office:value-type="float" office:value="1730.910278">
                <text:p>1730.91027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590.411621">
                <text:p>1590.411621</text:p>
              </table:table-cell>
              <table:table-cell office:value-type="float" office:value="1607.875366">
                <text:p>1607.875366</text:p>
              </table:table-cell>
              <table:table-cell office:value-type="float" office:value="1645.560791">
                <text:p>1645.560791</text:p>
              </table:table-cell>
              <table:table-cell office:value-type="float" office:value="1690.878418">
                <text:p>1690.87841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603.275757">
                <text:p>1603.275757</text:p>
              </table:table-cell>
              <table:table-cell office:value-type="float" office:value="1625.572876">
                <text:p>1625.572876</text:p>
              </table:table-cell>
              <table:table-cell office:value-type="float" office:value="1662.468262">
                <text:p>1662.468262</text:p>
              </table:table-cell>
              <table:table-cell office:value-type="float" office:value="1692.587646">
                <text:p>1692.58764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618.720703">
                <text:p>1618.720703</text:p>
              </table:table-cell>
              <table:table-cell office:value-type="float" office:value="1650.50061">
                <text:p>1650.50061</text:p>
              </table:table-cell>
              <table:table-cell office:value-type="float" office:value="1659.317749">
                <text:p>1659.317749</text:p>
              </table:table-cell>
              <table:table-cell office:value-type="float" office:value="1712.6698">
                <text:p>1712.669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639.299194">
                <text:p>1639.299194</text:p>
              </table:table-cell>
              <table:table-cell office:value-type="float" office:value="1629.513672">
                <text:p>1629.513672</text:p>
              </table:table-cell>
              <table:table-cell office:value-type="float" office:value="1674.685791">
                <text:p>1674.685791</text:p>
              </table:table-cell>
              <table:table-cell office:value-type="float" office:value="1687.326416">
                <text:p>1687.32641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643.704102">
                <text:p>1643.704102</text:p>
              </table:table-cell>
              <table:table-cell office:value-type="float" office:value="1689.722412">
                <text:p>1689.722412</text:p>
              </table:table-cell>
              <table:table-cell office:value-type="float" office:value="1627.7323">
                <text:p>1627.7323</text:p>
              </table:table-cell>
              <table:table-cell office:value-type="float" office:value="1700.218872">
                <text:p>1700.21887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619.640991">
                <text:p>1619.640991</text:p>
              </table:table-cell>
              <table:table-cell office:value-type="float" office:value="1699.763794">
                <text:p>1699.763794</text:p>
              </table:table-cell>
              <table:table-cell office:value-type="float" office:value="1623.361572">
                <text:p>1623.361572</text:p>
              </table:table-cell>
              <table:table-cell office:value-type="float" office:value="1685.148315">
                <text:p>1685.14831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634.617065">
                <text:p>1634.617065</text:p>
              </table:table-cell>
              <table:table-cell office:value-type="float" office:value="1688.724976">
                <text:p>1688.724976</text:p>
              </table:table-cell>
              <table:table-cell office:value-type="float" office:value="1636.365723">
                <text:p>1636.365723</text:p>
              </table:table-cell>
              <table:table-cell office:value-type="float" office:value="1673.19104">
                <text:p>1673.1910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627.70166">
                <text:p>1627.70166</text:p>
              </table:table-cell>
              <table:table-cell office:value-type="float" office:value="1697.64917">
                <text:p>1697.64917</text:p>
              </table:table-cell>
              <table:table-cell office:value-type="float" office:value="1628.935181">
                <text:p>1628.935181</text:p>
              </table:table-cell>
              <table:table-cell office:value-type="float" office:value="1686.229126">
                <text:p>1686.22912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628.759155">
                <text:p>1628.759155</text:p>
              </table:table-cell>
              <table:table-cell office:value-type="float" office:value="1690.530151">
                <text:p>1690.530151</text:p>
              </table:table-cell>
              <table:table-cell office:value-type="float" office:value="1632.552856">
                <text:p>1632.552856</text:p>
              </table:table-cell>
              <table:table-cell office:value-type="float" office:value="1685.834473">
                <text:p>1685.83447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628.027588">
                <text:p>1628.027588</text:p>
              </table:table-cell>
              <table:table-cell office:value-type="float" office:value="1692.630981">
                <text:p>1692.630981</text:p>
              </table:table-cell>
              <table:table-cell office:value-type="float" office:value="1632.385254">
                <text:p>1632.385254</text:p>
              </table:table-cell>
              <table:table-cell office:value-type="float" office:value="1689.555786">
                <text:p>1689.55578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628.949219">
                <text:p>1628.949219</text:p>
              </table:table-cell>
              <table:table-cell office:value-type="float" office:value="1692.09082">
                <text:p>1692.09082</text:p>
              </table:table-cell>
              <table:table-cell office:value-type="float" office:value="1634.711792">
                <text:p>1634.711792</text:p>
              </table:table-cell>
              <table:table-cell office:value-type="float" office:value="1687.170898">
                <text:p>1687.17089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628.84375">
                <text:p>1628.84375</text:p>
              </table:table-cell>
              <table:table-cell office:value-type="float" office:value="1695.040283">
                <text:p>1695.040283</text:p>
              </table:table-cell>
              <table:table-cell office:value-type="float" office:value="1636.737915">
                <text:p>1636.737915</text:p>
              </table:table-cell>
              <table:table-cell office:value-type="float" office:value="1689.59436">
                <text:p>1689.5943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633.77417">
                <text:p>1633.77417</text:p>
              </table:table-cell>
              <table:table-cell office:value-type="float" office:value="1693.797974">
                <text:p>1693.797974</text:p>
              </table:table-cell>
              <table:table-cell office:value-type="float" office:value="1640.338623">
                <text:p>1640.338623</text:p>
              </table:table-cell>
              <table:table-cell office:value-type="float" office:value="1687.901855">
                <text:p>1687.90185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630.638184">
                <text:p>1630.638184</text:p>
              </table:table-cell>
              <table:table-cell office:value-type="float" office:value="1696.229126">
                <text:p>1696.229126</text:p>
              </table:table-cell>
              <table:table-cell office:value-type="float" office:value="1636.676758">
                <text:p>1636.676758</text:p>
              </table:table-cell>
              <table:table-cell office:value-type="float" office:value="1689.39624">
                <text:p>1689.3962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629.505493">
                <text:p>1629.505493</text:p>
              </table:table-cell>
              <table:table-cell office:value-type="float" office:value="1696.356079">
                <text:p>1696.356079</text:p>
              </table:table-cell>
              <table:table-cell office:value-type="float" office:value="1638.505005">
                <text:p>1638.505005</text:p>
              </table:table-cell>
              <table:table-cell office:value-type="float" office:value="1693.45813">
                <text:p>1693.4581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632.848389">
                <text:p>1632.848389</text:p>
              </table:table-cell>
              <table:table-cell office:value-type="float" office:value="1695.979004">
                <text:p>1695.979004</text:p>
              </table:table-cell>
              <table:table-cell office:value-type="float" office:value="1639.673828">
                <text:p>1639.673828</text:p>
              </table:table-cell>
              <table:table-cell office:value-type="float" office:value="1690.804077">
                <text:p>1690.80407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632.477051">
                <text:p>1632.477051</text:p>
              </table:table-cell>
              <table:table-cell office:value-type="float" office:value="1693.953369">
                <text:p>1693.953369</text:p>
              </table:table-cell>
              <table:table-cell office:value-type="float" office:value="1640.907715">
                <text:p>1640.907715</text:p>
              </table:table-cell>
              <table:table-cell office:value-type="float" office:value="1692.523804">
                <text:p>1692.52380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633.157471">
                <text:p>1633.157471</text:p>
              </table:table-cell>
              <table:table-cell office:value-type="float" office:value="1695.894043">
                <text:p>1695.894043</text:p>
              </table:table-cell>
              <table:table-cell office:value-type="float" office:value="1636.72876">
                <text:p>1636.72876</text:p>
              </table:table-cell>
              <table:table-cell office:value-type="float" office:value="1693.209229">
                <text:p>1693.20922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633.025024">
                <text:p>1633.025024</text:p>
              </table:table-cell>
              <table:table-cell office:value-type="float" office:value="1699.682495">
                <text:p>1699.682495</text:p>
              </table:table-cell>
              <table:table-cell office:value-type="float" office:value="1640.610229">
                <text:p>1640.610229</text:p>
              </table:table-cell>
              <table:table-cell office:value-type="float" office:value="1694.486084">
                <text:p>1694.48608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635.893311">
                <text:p>1635.893311</text:p>
              </table:table-cell>
              <table:table-cell office:value-type="float" office:value="1695.886353">
                <text:p>1695.886353</text:p>
              </table:table-cell>
              <table:table-cell office:value-type="float" office:value="1640.857544">
                <text:p>1640.857544</text:p>
              </table:table-cell>
              <table:table-cell office:value-type="float" office:value="1690.71167">
                <text:p>1690.7116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631.60083">
                <text:p>1631.60083</text:p>
              </table:table-cell>
              <table:table-cell office:value-type="float" office:value="1701.07251">
                <text:p>1701.07251</text:p>
              </table:table-cell>
              <table:table-cell office:value-type="float" office:value="1639.348633">
                <text:p>1639.348633</text:p>
              </table:table-cell>
              <table:table-cell office:value-type="float" office:value="1697.389893">
                <text:p>1697.38989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635.631714">
                <text:p>1635.631714</text:p>
              </table:table-cell>
              <table:table-cell office:value-type="float" office:value="1699.609863">
                <text:p>1699.609863</text:p>
              </table:table-cell>
              <table:table-cell office:value-type="float" office:value="1639.498291">
                <text:p>1639.498291</text:p>
              </table:table-cell>
              <table:table-cell office:value-type="float" office:value="1697.93335">
                <text:p>1697.9333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635.120972">
                <text:p>1635.120972</text:p>
              </table:table-cell>
              <table:table-cell office:value-type="float" office:value="1698.041504">
                <text:p>1698.041504</text:p>
              </table:table-cell>
              <table:table-cell office:value-type="float" office:value="1642.886597">
                <text:p>1642.886597</text:p>
              </table:table-cell>
              <table:table-cell office:value-type="float" office:value="1694.730713">
                <text:p>1694.73071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635.22998">
                <text:p>1635.22998</text:p>
              </table:table-cell>
              <table:table-cell office:value-type="float" office:value="1700.368164">
                <text:p>1700.368164</text:p>
              </table:table-cell>
              <table:table-cell office:value-type="float" office:value="1643.438721">
                <text:p>1643.438721</text:p>
              </table:table-cell>
              <table:table-cell office:value-type="float" office:value="1698.809326">
                <text:p>1698.80932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634.050415">
                <text:p>1634.050415</text:p>
              </table:table-cell>
              <table:table-cell office:value-type="float" office:value="1704.429321">
                <text:p>1704.429321</text:p>
              </table:table-cell>
              <table:table-cell office:value-type="float" office:value="1642.88501">
                <text:p>1642.88501</text:p>
              </table:table-cell>
              <table:table-cell office:value-type="float" office:value="1698.798828">
                <text:p>1698.79882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635.730835">
                <text:p>1635.730835</text:p>
              </table:table-cell>
              <table:table-cell office:value-type="float" office:value="1700.491821">
                <text:p>1700.491821</text:p>
              </table:table-cell>
              <table:table-cell office:value-type="float" office:value="1640.763184">
                <text:p>1640.763184</text:p>
              </table:table-cell>
              <table:table-cell office:value-type="float" office:value="1698.712158">
                <text:p>1698.71215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633.211548">
                <text:p>1633.211548</text:p>
              </table:table-cell>
              <table:table-cell office:value-type="float" office:value="1705.991943">
                <text:p>1705.991943</text:p>
              </table:table-cell>
              <table:table-cell office:value-type="float" office:value="1643.250488">
                <text:p>1643.250488</text:p>
              </table:table-cell>
              <table:table-cell office:value-type="float" office:value="1698.681396">
                <text:p>1698.68139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637.550049">
                <text:p>1637.550049</text:p>
              </table:table-cell>
              <table:table-cell office:value-type="float" office:value="1705.060913">
                <text:p>1705.060913</text:p>
              </table:table-cell>
              <table:table-cell office:value-type="float" office:value="1645.511353">
                <text:p>1645.511353</text:p>
              </table:table-cell>
              <table:table-cell office:value-type="float" office:value="1697.88147">
                <text:p>1697.8814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636.921143">
                <text:p>1636.921143</text:p>
              </table:table-cell>
              <table:table-cell office:value-type="float" office:value="1705.513184">
                <text:p>1705.513184</text:p>
              </table:table-cell>
              <table:table-cell office:value-type="float" office:value="1644.224243">
                <text:p>1644.224243</text:p>
              </table:table-cell>
              <table:table-cell office:value-type="float" office:value="1703.220093">
                <text:p>1703.22009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637.08252">
                <text:p>1637.08252</text:p>
              </table:table-cell>
              <table:table-cell office:value-type="float" office:value="1703.460693">
                <text:p>1703.460693</text:p>
              </table:table-cell>
              <table:table-cell office:value-type="float" office:value="1643.7229">
                <text:p>1643.7229</text:p>
              </table:table-cell>
              <table:table-cell office:value-type="float" office:value="1702.333496">
                <text:p>1702.33349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635.708252">
                <text:p>1635.708252</text:p>
              </table:table-cell>
              <table:table-cell office:value-type="float" office:value="1708.870605">
                <text:p>1708.870605</text:p>
              </table:table-cell>
              <table:table-cell office:value-type="float" office:value="1648.301758">
                <text:p>1648.301758</text:p>
              </table:table-cell>
              <table:table-cell office:value-type="float" office:value="1704.567383">
                <text:p>1704.56738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637.206787">
                <text:p>1637.206787</text:p>
              </table:table-cell>
              <table:table-cell office:value-type="float" office:value="1710.838745">
                <text:p>1710.838745</text:p>
              </table:table-cell>
              <table:table-cell office:value-type="float" office:value="1644.557983">
                <text:p>1644.557983</text:p>
              </table:table-cell>
              <table:table-cell office:value-type="float" office:value="1703.177124">
                <text:p>1703.17712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640.68811">
                <text:p>1640.68811</text:p>
              </table:table-cell>
              <table:table-cell office:value-type="float" office:value="1708.925659">
                <text:p>1708.925659</text:p>
              </table:table-cell>
              <table:table-cell office:value-type="float" office:value="1646.386963">
                <text:p>1646.386963</text:p>
              </table:table-cell>
              <table:table-cell office:value-type="float" office:value="1704.805542">
                <text:p>1704.80554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638.705811">
                <text:p>1638.705811</text:p>
              </table:table-cell>
              <table:table-cell office:value-type="float" office:value="1709.027588">
                <text:p>1709.027588</text:p>
              </table:table-cell>
              <table:table-cell office:value-type="float" office:value="1649.967163">
                <text:p>1649.967163</text:p>
              </table:table-cell>
              <table:table-cell office:value-type="float" office:value="1704.886108">
                <text:p>1704.88610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638.756104">
                <text:p>1638.756104</text:p>
              </table:table-cell>
              <table:table-cell office:value-type="float" office:value="1712.077393">
                <text:p>1712.077393</text:p>
              </table:table-cell>
              <table:table-cell office:value-type="float" office:value="1648.660522">
                <text:p>1648.660522</text:p>
              </table:table-cell>
              <table:table-cell office:value-type="float" office:value="1705.764648">
                <text:p>1705.76464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638.437134">
                <text:p>1638.437134</text:p>
              </table:table-cell>
              <table:table-cell office:value-type="float" office:value="1711.853027">
                <text:p>1711.853027</text:p>
              </table:table-cell>
              <table:table-cell office:value-type="float" office:value="1650.106079">
                <text:p>1650.106079</text:p>
              </table:table-cell>
              <table:table-cell office:value-type="float" office:value="1705.944336">
                <text:p>1705.94433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641.592041">
                <text:p>1641.592041</text:p>
              </table:table-cell>
              <table:table-cell office:value-type="float" office:value="1711.723633">
                <text:p>1711.723633</text:p>
              </table:table-cell>
              <table:table-cell office:value-type="float" office:value="1649.133667">
                <text:p>1649.133667</text:p>
              </table:table-cell>
              <table:table-cell office:value-type="float" office:value="1708.565918">
                <text:p>1708.56591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642.805786">
                <text:p>1642.805786</text:p>
              </table:table-cell>
              <table:table-cell office:value-type="float" office:value="1713.942017">
                <text:p>1713.942017</text:p>
              </table:table-cell>
              <table:table-cell office:value-type="float" office:value="1649.168701">
                <text:p>1649.168701</text:p>
              </table:table-cell>
              <table:table-cell office:value-type="float" office:value="1708.990112">
                <text:p>1708.99011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642.939575">
                <text:p>1642.939575</text:p>
              </table:table-cell>
              <table:table-cell office:value-type="float" office:value="1711.458496">
                <text:p>1711.458496</text:p>
              </table:table-cell>
              <table:table-cell office:value-type="float" office:value="1651.931152">
                <text:p>1651.931152</text:p>
              </table:table-cell>
              <table:table-cell office:value-type="float" office:value="1709.679443">
                <text:p>1709.67944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643.141724">
                <text:p>1643.141724</text:p>
              </table:table-cell>
              <table:table-cell office:value-type="float" office:value="1714.705566">
                <text:p>1714.705566</text:p>
              </table:table-cell>
              <table:table-cell office:value-type="float" office:value="1650.723755">
                <text:p>1650.723755</text:p>
              </table:table-cell>
              <table:table-cell office:value-type="float" office:value="1711.562256">
                <text:p>1711.56225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644.623291">
                <text:p>1644.623291</text:p>
              </table:table-cell>
              <table:table-cell office:value-type="float" office:value="1712.567017">
                <text:p>1712.567017</text:p>
              </table:table-cell>
              <table:table-cell office:value-type="float" office:value="1654.066772">
                <text:p>1654.066772</text:p>
              </table:table-cell>
              <table:table-cell office:value-type="float" office:value="1708.851074">
                <text:p>1708.85107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644.538086">
                <text:p>1644.538086</text:p>
              </table:table-cell>
              <table:table-cell office:value-type="float" office:value="1715.99231">
                <text:p>1715.99231</text:p>
              </table:table-cell>
              <table:table-cell office:value-type="float" office:value="1653.291138">
                <text:p>1653.291138</text:p>
              </table:table-cell>
              <table:table-cell office:value-type="float" office:value="1712.330688">
                <text:p>1712.33068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641.797607">
                <text:p>1641.797607</text:p>
              </table:table-cell>
              <table:table-cell office:value-type="float" office:value="1714.805542">
                <text:p>1714.805542</text:p>
              </table:table-cell>
              <table:table-cell office:value-type="float" office:value="1651.079956">
                <text:p>1651.079956</text:p>
              </table:table-cell>
              <table:table-cell office:value-type="float" office:value="1709.894409">
                <text:p>1709.89440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643.796753">
                <text:p>1643.796753</text:p>
              </table:table-cell>
              <table:table-cell office:value-type="float" office:value="1713.675903">
                <text:p>1713.675903</text:p>
              </table:table-cell>
              <table:table-cell office:value-type="float" office:value="1650.209473">
                <text:p>1650.209473</text:p>
              </table:table-cell>
              <table:table-cell office:value-type="float" office:value="1711.455688">
                <text:p>1711.45568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644.550781">
                <text:p>1644.550781</text:p>
              </table:table-cell>
              <table:table-cell office:value-type="float" office:value="1716.502197">
                <text:p>1716.502197</text:p>
              </table:table-cell>
              <table:table-cell office:value-type="float" office:value="1651.812988">
                <text:p>1651.812988</text:p>
              </table:table-cell>
              <table:table-cell office:value-type="float" office:value="1714.302002">
                <text:p>1714.30200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641.922607">
                <text:p>1641.922607</text:p>
              </table:table-cell>
              <table:table-cell office:value-type="float" office:value="1719.282104">
                <text:p>1719.282104</text:p>
              </table:table-cell>
              <table:table-cell office:value-type="float" office:value="1648.992432">
                <text:p>1648.992432</text:p>
              </table:table-cell>
              <table:table-cell office:value-type="float" office:value="1715.676025">
                <text:p>1715.67602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648.288574">
                <text:p>1648.288574</text:p>
              </table:table-cell>
              <table:table-cell office:value-type="float" office:value="1715.581055">
                <text:p>1715.581055</text:p>
              </table:table-cell>
              <table:table-cell office:value-type="float" office:value="1653.664307">
                <text:p>1653.664307</text:p>
              </table:table-cell>
              <table:table-cell office:value-type="float" office:value="1711.552002">
                <text:p>1711.55200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645.0271">
                <text:p>1645.0271</text:p>
              </table:table-cell>
              <table:table-cell office:value-type="float" office:value="1718.619751">
                <text:p>1718.619751</text:p>
              </table:table-cell>
              <table:table-cell office:value-type="float" office:value="1654.622559">
                <text:p>1654.622559</text:p>
              </table:table-cell>
              <table:table-cell office:value-type="float" office:value="1712.243652">
                <text:p>1712.24365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644.788818">
                <text:p>1644.788818</text:p>
              </table:table-cell>
              <table:table-cell office:value-type="float" office:value="1718.081787">
                <text:p>1718.081787</text:p>
              </table:table-cell>
              <table:table-cell office:value-type="float" office:value="1655.871582">
                <text:p>1655.871582</text:p>
              </table:table-cell>
              <table:table-cell office:value-type="float" office:value="1714.790771">
                <text:p>1714.79077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647.431396">
                <text:p>1647.431396</text:p>
              </table:table-cell>
              <table:table-cell office:value-type="float" office:value="1720.023804">
                <text:p>1720.023804</text:p>
              </table:table-cell>
              <table:table-cell office:value-type="float" office:value="1654.310303">
                <text:p>1654.310303</text:p>
              </table:table-cell>
              <table:table-cell office:value-type="float" office:value="1716.235596">
                <text:p>1716.23559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646.503662">
                <text:p>1646.503662</text:p>
              </table:table-cell>
              <table:table-cell office:value-type="float" office:value="1720.694946">
                <text:p>1720.694946</text:p>
              </table:table-cell>
              <table:table-cell office:value-type="float" office:value="1654.266968">
                <text:p>1654.266968</text:p>
              </table:table-cell>
              <table:table-cell office:value-type="float" office:value="1718.368164">
                <text:p>1718.36816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645.913208">
                <text:p>1645.913208</text:p>
              </table:table-cell>
              <table:table-cell office:value-type="float" office:value="1717.975952">
                <text:p>1717.975952</text:p>
              </table:table-cell>
              <table:table-cell office:value-type="float" office:value="1653.658081">
                <text:p>1653.658081</text:p>
              </table:table-cell>
              <table:table-cell office:value-type="float" office:value="1715.376953">
                <text:p>1715.37695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646.804321">
                <text:p>1646.804321</text:p>
              </table:table-cell>
              <table:table-cell office:value-type="float" office:value="1724.51062">
                <text:p>1724.51062</text:p>
              </table:table-cell>
              <table:table-cell office:value-type="float" office:value="1656.125">
                <text:p>1656.125</text:p>
              </table:table-cell>
              <table:table-cell office:value-type="float" office:value="1717.495361">
                <text:p>1717.49536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650.064453">
                <text:p>1650.064453</text:p>
              </table:table-cell>
              <table:table-cell office:value-type="float" office:value="1719.481567">
                <text:p>1719.481567</text:p>
              </table:table-cell>
              <table:table-cell office:value-type="float" office:value="1655.947266">
                <text:p>1655.947266</text:p>
              </table:table-cell>
              <table:table-cell office:value-type="float" office:value="1718.394531">
                <text:p>1718.39453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648.38855">
                <text:p>1648.38855</text:p>
              </table:table-cell>
              <table:table-cell office:value-type="float" office:value="1721.754639">
                <text:p>1721.754639</text:p>
              </table:table-cell>
              <table:table-cell office:value-type="float" office:value="1655.301514">
                <text:p>1655.301514</text:p>
              </table:table-cell>
              <table:table-cell office:value-type="float" office:value="1717.180786">
                <text:p>1717.18078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647.622437">
                <text:p>1647.622437</text:p>
              </table:table-cell>
              <table:table-cell office:value-type="float" office:value="1724.091309">
                <text:p>1724.091309</text:p>
              </table:table-cell>
              <table:table-cell office:value-type="float" office:value="1660.27002">
                <text:p>1660.27002</text:p>
              </table:table-cell>
              <table:table-cell office:value-type="float" office:value="1716.410156">
                <text:p>1716.41015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649.391357">
                <text:p>1649.391357</text:p>
              </table:table-cell>
              <table:table-cell office:value-type="float" office:value="1724.237671">
                <text:p>1724.237671</text:p>
              </table:table-cell>
              <table:table-cell office:value-type="float" office:value="1662.201172">
                <text:p>1662.201172</text:p>
              </table:table-cell>
              <table:table-cell office:value-type="float" office:value="1719.750366">
                <text:p>1719.75036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654.286255">
                <text:p>1654.286255</text:p>
              </table:table-cell>
              <table:table-cell office:value-type="float" office:value="1723.167236">
                <text:p>1723.167236</text:p>
              </table:table-cell>
              <table:table-cell office:value-type="float" office:value="1661.500854">
                <text:p>1661.500854</text:p>
              </table:table-cell>
              <table:table-cell office:value-type="float" office:value="1719.553955">
                <text:p>1719.55395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650.498291">
                <text:p>1650.498291</text:p>
              </table:table-cell>
              <table:table-cell office:value-type="float" office:value="1724.761963">
                <text:p>1724.761963</text:p>
              </table:table-cell>
              <table:table-cell office:value-type="float" office:value="1658.929565">
                <text:p>1658.929565</text:p>
              </table:table-cell>
              <table:table-cell office:value-type="float" office:value="1720.085938">
                <text:p>1720.08593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651.141602">
                <text:p>1651.141602</text:p>
              </table:table-cell>
              <table:table-cell office:value-type="float" office:value="1724.959595">
                <text:p>1724.959595</text:p>
              </table:table-cell>
              <table:table-cell office:value-type="float" office:value="1660.219482">
                <text:p>1660.219482</text:p>
              </table:table-cell>
              <table:table-cell office:value-type="float" office:value="1723.535522">
                <text:p>1723.53552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652.016235">
                <text:p>1652.016235</text:p>
              </table:table-cell>
              <table:table-cell office:value-type="float" office:value="1726.340576">
                <text:p>1726.340576</text:p>
              </table:table-cell>
              <table:table-cell office:value-type="float" office:value="1658.929688">
                <text:p>1658.929688</text:p>
              </table:table-cell>
              <table:table-cell office:value-type="float" office:value="1721.979492">
                <text:p>1721.97949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650.789062">
                <text:p>1650.789062</text:p>
              </table:table-cell>
              <table:table-cell office:value-type="float" office:value="1728.306519">
                <text:p>1728.306519</text:p>
              </table:table-cell>
              <table:table-cell office:value-type="float" office:value="1661.206787">
                <text:p>1661.206787</text:p>
              </table:table-cell>
              <table:table-cell office:value-type="float" office:value="1724.424072">
                <text:p>1724.42407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650.005981">
                <text:p>1650.005981</text:p>
              </table:table-cell>
              <table:table-cell office:value-type="float" office:value="1729.953247">
                <text:p>1729.953247</text:p>
              </table:table-cell>
              <table:table-cell office:value-type="float" office:value="1659.100586">
                <text:p>1659.100586</text:p>
              </table:table-cell>
              <table:table-cell office:value-type="float" office:value="1725.694702">
                <text:p>1725.69470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651.296265">
                <text:p>1651.296265</text:p>
              </table:table-cell>
              <table:table-cell office:value-type="float" office:value="1729.830322">
                <text:p>1729.830322</text:p>
              </table:table-cell>
              <table:table-cell office:value-type="float" office:value="1660.998047">
                <text:p>1660.998047</text:p>
              </table:table-cell>
              <table:table-cell office:value-type="float" office:value="1723.92749">
                <text:p>1723.9274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650.93811">
                <text:p>1650.93811</text:p>
              </table:table-cell>
              <table:table-cell office:value-type="float" office:value="1729.919678">
                <text:p>1729.919678</text:p>
              </table:table-cell>
              <table:table-cell office:value-type="float" office:value="1659.254883">
                <text:p>1659.254883</text:p>
              </table:table-cell>
              <table:table-cell office:value-type="float" office:value="1725.646484">
                <text:p>1725.64648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652.399292">
                <text:p>1652.399292</text:p>
              </table:table-cell>
              <table:table-cell office:value-type="float" office:value="1730.692383">
                <text:p>1730.692383</text:p>
              </table:table-cell>
              <table:table-cell office:value-type="float" office:value="1660.093018">
                <text:p>1660.093018</text:p>
              </table:table-cell>
              <table:table-cell office:value-type="float" office:value="1726.676514">
                <text:p>1726.67651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654.973145">
                <text:p>1654.973145</text:p>
              </table:table-cell>
              <table:table-cell office:value-type="float" office:value="1727.422974">
                <text:p>1727.422974</text:p>
              </table:table-cell>
              <table:table-cell office:value-type="float" office:value="1662.122803">
                <text:p>1662.122803</text:p>
              </table:table-cell>
              <table:table-cell office:value-type="float" office:value="1725.491943">
                <text:p>1725.49194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655.429688">
                <text:p>1655.429688</text:p>
              </table:table-cell>
              <table:table-cell office:value-type="float" office:value="1729.151611">
                <text:p>1729.151611</text:p>
              </table:table-cell>
              <table:table-cell office:value-type="float" office:value="1662.843384">
                <text:p>1662.843384</text:p>
              </table:table-cell>
              <table:table-cell office:value-type="float" office:value="1727.144165">
                <text:p>1727.14416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651.866577">
                <text:p>1651.866577</text:p>
              </table:table-cell>
              <table:table-cell office:value-type="float" office:value="1732.321167">
                <text:p>1732.321167</text:p>
              </table:table-cell>
              <table:table-cell office:value-type="float" office:value="1660.163696">
                <text:p>1660.163696</text:p>
              </table:table-cell>
              <table:table-cell office:value-type="float" office:value="1724.863647">
                <text:p>1724.86364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653.114258">
                <text:p>1653.114258</text:p>
              </table:table-cell>
              <table:table-cell office:value-type="float" office:value="1727.039185">
                <text:p>1727.039185</text:p>
              </table:table-cell>
              <table:table-cell office:value-type="float" office:value="1658.6073">
                <text:p>1658.6073</text:p>
              </table:table-cell>
              <table:table-cell office:value-type="float" office:value="1729.1427">
                <text:p>1729.142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652.196777">
                <text:p>1652.196777</text:p>
              </table:table-cell>
              <table:table-cell office:value-type="float" office:value="1729.248047">
                <text:p>1729.248047</text:p>
              </table:table-cell>
              <table:table-cell office:value-type="float" office:value="1662.069092">
                <text:p>1662.069092</text:p>
              </table:table-cell>
              <table:table-cell office:value-type="float" office:value="1725.970703">
                <text:p>1725.97070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656.802979">
                <text:p>1656.802979</text:p>
              </table:table-cell>
              <table:table-cell office:value-type="float" office:value="1728.553467">
                <text:p>1728.553467</text:p>
              </table:table-cell>
              <table:table-cell office:value-type="float" office:value="1663.745361">
                <text:p>1663.745361</text:p>
              </table:table-cell>
              <table:table-cell office:value-type="float" office:value="1727.419922">
                <text:p>1727.41992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655.90918">
                <text:p>1655.90918</text:p>
              </table:table-cell>
              <table:table-cell office:value-type="float" office:value="1727.758057">
                <text:p>1727.758057</text:p>
              </table:table-cell>
              <table:table-cell office:value-type="float" office:value="1660.481445">
                <text:p>1660.481445</text:p>
              </table:table-cell>
              <table:table-cell office:value-type="float" office:value="1728.209595">
                <text:p>1728.20959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656.165161">
                <text:p>1656.165161</text:p>
              </table:table-cell>
              <table:table-cell office:value-type="float" office:value="1728.786133">
                <text:p>1728.786133</text:p>
              </table:table-cell>
              <table:table-cell office:value-type="float" office:value="1665.204834">
                <text:p>1665.204834</text:p>
              </table:table-cell>
              <table:table-cell office:value-type="float" office:value="1724.961914">
                <text:p>1724.96191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654.192627">
                <text:p>1654.192627</text:p>
              </table:table-cell>
              <table:table-cell office:value-type="float" office:value="1730.953125">
                <text:p>1730.953125</text:p>
              </table:table-cell>
              <table:table-cell office:value-type="float" office:value="1661.172241">
                <text:p>1661.172241</text:p>
              </table:table-cell>
              <table:table-cell office:value-type="float" office:value="1725.447754">
                <text:p>1725.44775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653.912354">
                <text:p>1653.912354</text:p>
              </table:table-cell>
              <table:table-cell office:value-type="float" office:value="1729.697144">
                <text:p>1729.697144</text:p>
              </table:table-cell>
              <table:table-cell office:value-type="float" office:value="1664.725464">
                <text:p>1664.725464</text:p>
              </table:table-cell>
              <table:table-cell office:value-type="float" office:value="1725.016479">
                <text:p>1725.01647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651.756348">
                <text:p>1651.756348</text:p>
              </table:table-cell>
              <table:table-cell office:value-type="float" office:value="1729.919434">
                <text:p>1729.919434</text:p>
              </table:table-cell>
              <table:table-cell office:value-type="float" office:value="1658.90686">
                <text:p>1658.90686</text:p>
              </table:table-cell>
              <table:table-cell office:value-type="float" office:value="1727.72583">
                <text:p>1727.7258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652.862549">
                <text:p>1652.862549</text:p>
              </table:table-cell>
              <table:table-cell office:value-type="float" office:value="1730.91626">
                <text:p>1730.91626</text:p>
              </table:table-cell>
              <table:table-cell office:value-type="float" office:value="1661.396606">
                <text:p>1661.396606</text:p>
              </table:table-cell>
              <table:table-cell office:value-type="float" office:value="1725.28125">
                <text:p>1725.2812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652.884277">
                <text:p>1652.884277</text:p>
              </table:table-cell>
              <table:table-cell office:value-type="float" office:value="1730.840942">
                <text:p>1730.840942</text:p>
              </table:table-cell>
              <table:table-cell office:value-type="float" office:value="1660.86145">
                <text:p>1660.86145</text:p>
              </table:table-cell>
              <table:table-cell office:value-type="float" office:value="1728.604492">
                <text:p>1728.60449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655.223145">
                <text:p>1655.223145</text:p>
              </table:table-cell>
              <table:table-cell office:value-type="float" office:value="1731.046143">
                <text:p>1731.046143</text:p>
              </table:table-cell>
              <table:table-cell office:value-type="float" office:value="1660.290161">
                <text:p>1660.290161</text:p>
              </table:table-cell>
              <table:table-cell office:value-type="float" office:value="1729.245117">
                <text:p>1729.24511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654.424194">
                <text:p>1654.424194</text:p>
              </table:table-cell>
              <table:table-cell office:value-type="float" office:value="1731.241333">
                <text:p>1731.241333</text:p>
              </table:table-cell>
              <table:table-cell office:value-type="float" office:value="1660.963867">
                <text:p>1660.963867</text:p>
              </table:table-cell>
              <table:table-cell office:value-type="float" office:value="1728.131592">
                <text:p>1728.13159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653.575806">
                <text:p>1653.575806</text:p>
              </table:table-cell>
              <table:table-cell office:value-type="float" office:value="1734.829224">
                <text:p>1734.829224</text:p>
              </table:table-cell>
              <table:table-cell office:value-type="float" office:value="1661.007324">
                <text:p>1661.007324</text:p>
              </table:table-cell>
              <table:table-cell office:value-type="float" office:value="1727.513062">
                <text:p>1727.51306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650.529785">
                <text:p>1650.529785</text:p>
              </table:table-cell>
              <table:table-cell office:value-type="float" office:value="1734.099976">
                <text:p>1734.099976</text:p>
              </table:table-cell>
              <table:table-cell office:value-type="float" office:value="1659.713745">
                <text:p>1659.713745</text:p>
              </table:table-cell>
              <table:table-cell office:value-type="float" office:value="1731.745239">
                <text:p>1731.74523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657.939575">
                <text:p>1657.939575</text:p>
              </table:table-cell>
              <table:table-cell office:value-type="float" office:value="1733.894043">
                <text:p>1733.894043</text:p>
              </table:table-cell>
              <table:table-cell office:value-type="float" office:value="1666.209229">
                <text:p>1666.209229</text:p>
              </table:table-cell>
              <table:table-cell office:value-type="float" office:value="1729.266724">
                <text:p>1729.26672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655.271606">
                <text:p>1655.271606</text:p>
              </table:table-cell>
              <table:table-cell office:value-type="float" office:value="1732.392334">
                <text:p>1732.392334</text:p>
              </table:table-cell>
              <table:table-cell office:value-type="float" office:value="1662.803711">
                <text:p>1662.803711</text:p>
              </table:table-cell>
              <table:table-cell office:value-type="float" office:value="1731.178589">
                <text:p>1731.17858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655.030151">
                <text:p>1655.030151</text:p>
              </table:table-cell>
              <table:table-cell office:value-type="float" office:value="1733.027954">
                <text:p>1733.027954</text:p>
              </table:table-cell>
              <table:table-cell office:value-type="float" office:value="1666.07605">
                <text:p>1666.07605</text:p>
              </table:table-cell>
              <table:table-cell office:value-type="float" office:value="1729.063232">
                <text:p>1729.06323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657.632568">
                <text:p>1657.632568</text:p>
              </table:table-cell>
              <table:table-cell office:value-type="float" office:value="1734.143555">
                <text:p>1734.143555</text:p>
              </table:table-cell>
              <table:table-cell office:value-type="float" office:value="1665.216675">
                <text:p>1665.216675</text:p>
              </table:table-cell>
              <table:table-cell office:value-type="float" office:value="1730.15918">
                <text:p>1730.1591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657.032227">
                <text:p>1657.032227</text:p>
              </table:table-cell>
              <table:table-cell office:value-type="float" office:value="1731.822144">
                <text:p>1731.822144</text:p>
              </table:table-cell>
              <table:table-cell office:value-type="float" office:value="1663.774902">
                <text:p>1663.774902</text:p>
              </table:table-cell>
              <table:table-cell office:value-type="float" office:value="1729.888306">
                <text:p>1729.88830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657.985596">
                <text:p>1657.985596</text:p>
              </table:table-cell>
              <table:table-cell office:value-type="float" office:value="1734.027466">
                <text:p>1734.027466</text:p>
              </table:table-cell>
              <table:table-cell office:value-type="float" office:value="1665.368286">
                <text:p>1665.368286</text:p>
              </table:table-cell>
              <table:table-cell office:value-type="float" office:value="1730.137329">
                <text:p>1730.13732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656.616699">
                <text:p>1656.616699</text:p>
              </table:table-cell>
              <table:table-cell office:value-type="float" office:value="1737.759277">
                <text:p>1737.759277</text:p>
              </table:table-cell>
              <table:table-cell office:value-type="float" office:value="1665.849243">
                <text:p>1665.849243</text:p>
              </table:table-cell>
              <table:table-cell office:value-type="float" office:value="1733.401367">
                <text:p>1733.40136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651.841309">
                <text:p>1651.841309</text:p>
              </table:table-cell>
              <table:table-cell office:value-type="float" office:value="1738.143311">
                <text:p>1738.143311</text:p>
              </table:table-cell>
              <table:table-cell office:value-type="float" office:value="1664.627075">
                <text:p>1664.627075</text:p>
              </table:table-cell>
              <table:table-cell office:value-type="float" office:value="1730.739868">
                <text:p>1730.73986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658.253784">
                <text:p>1658.253784</text:p>
              </table:table-cell>
              <table:table-cell office:value-type="float" office:value="1735.183594">
                <text:p>1735.183594</text:p>
              </table:table-cell>
              <table:table-cell office:value-type="float" office:value="1665.446655">
                <text:p>1665.446655</text:p>
              </table:table-cell>
              <table:table-cell office:value-type="float" office:value="1728.576416">
                <text:p>1728.57641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657.924805">
                <text:p>1657.924805</text:p>
              </table:table-cell>
              <table:table-cell office:value-type="float" office:value="1713.994019">
                <text:p>1713.994019</text:p>
              </table:table-cell>
              <table:table-cell office:value-type="float" office:value="1670.580566">
                <text:p>1670.580566</text:p>
              </table:table-cell>
              <table:table-cell office:value-type="float" office:value="1708.371338">
                <text:p>1708.37133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639.080933">
                <text:p>1639.080933</text:p>
              </table:table-cell>
              <table:table-cell office:value-type="float" office:value="1722.495728">
                <text:p>1722.495728</text:p>
              </table:table-cell>
              <table:table-cell office:value-type="float" office:value="1644.652222">
                <text:p>1644.652222</text:p>
              </table:table-cell>
              <table:table-cell office:value-type="float" office:value="1723.67334">
                <text:p>1723.6733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624.187134">
                <text:p>1624.187134</text:p>
              </table:table-cell>
              <table:table-cell office:value-type="float" office:value="1709.203369">
                <text:p>1709.203369</text:p>
              </table:table-cell>
              <table:table-cell office:value-type="float" office:value="1634.019165">
                <text:p>1634.019165</text:p>
              </table:table-cell>
              <table:table-cell office:value-type="float" office:value="1709.620483">
                <text:p>1709.62048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624.240112">
                <text:p>1624.240112</text:p>
              </table:table-cell>
              <table:table-cell office:value-type="float" office:value="1697.145752">
                <text:p>1697.145752</text:p>
              </table:table-cell>
              <table:table-cell office:value-type="float" office:value="1633.225708">
                <text:p>1633.225708</text:p>
              </table:table-cell>
              <table:table-cell office:value-type="float" office:value="1693.794922">
                <text:p>1693.79492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612.751099">
                <text:p>1612.751099</text:p>
              </table:table-cell>
              <table:table-cell office:value-type="float" office:value="1695.963989">
                <text:p>1695.963989</text:p>
              </table:table-cell>
              <table:table-cell office:value-type="float" office:value="1628.027954">
                <text:p>1628.027954</text:p>
              </table:table-cell>
              <table:table-cell office:value-type="float" office:value="1684.577271">
                <text:p>1684.57727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613.273682">
                <text:p>1613.273682</text:p>
              </table:table-cell>
              <table:table-cell office:value-type="float" office:value="1680.019165">
                <text:p>1680.019165</text:p>
              </table:table-cell>
              <table:table-cell office:value-type="float" office:value="1613.474243">
                <text:p>1613.474243</text:p>
              </table:table-cell>
              <table:table-cell office:value-type="float" office:value="1678.416626">
                <text:p>1678.41662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606.334351">
                <text:p>1606.334351</text:p>
              </table:table-cell>
              <table:table-cell office:value-type="float" office:value="1665.276978">
                <text:p>1665.276978</text:p>
              </table:table-cell>
              <table:table-cell office:value-type="float" office:value="1616.517334">
                <text:p>1616.517334</text:p>
              </table:table-cell>
              <table:table-cell office:value-type="float" office:value="1668.601074">
                <text:p>1668.60107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600.432373">
                <text:p>1600.432373</text:p>
              </table:table-cell>
              <table:table-cell office:value-type="float" office:value="1662.851685">
                <text:p>1662.851685</text:p>
              </table:table-cell>
              <table:table-cell office:value-type="float" office:value="1604.954956">
                <text:p>1604.954956</text:p>
              </table:table-cell>
              <table:table-cell office:value-type="float" office:value="1663.711182">
                <text:p>1663.71118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595.528809">
                <text:p>1595.528809</text:p>
              </table:table-cell>
              <table:table-cell office:value-type="float" office:value="1659.575195">
                <text:p>1659.575195</text:p>
              </table:table-cell>
              <table:table-cell office:value-type="float" office:value="1603.729248">
                <text:p>1603.729248</text:p>
              </table:table-cell>
              <table:table-cell office:value-type="float" office:value="1651.072754">
                <text:p>1651.07275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93.407104">
                <text:p>1593.407104</text:p>
              </table:table-cell>
              <table:table-cell office:value-type="float" office:value="1648.498535">
                <text:p>1648.498535</text:p>
              </table:table-cell>
              <table:table-cell office:value-type="float" office:value="1600.450317">
                <text:p>1600.450317</text:p>
              </table:table-cell>
              <table:table-cell office:value-type="float" office:value="1646.487549">
                <text:p>1646.48754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591.244141">
                <text:p>1591.244141</text:p>
              </table:table-cell>
              <table:table-cell office:value-type="float" office:value="1640.978149">
                <text:p>1640.978149</text:p>
              </table:table-cell>
              <table:table-cell office:value-type="float" office:value="1597.54248">
                <text:p>1597.54248</text:p>
              </table:table-cell>
              <table:table-cell office:value-type="float" office:value="1642.442749">
                <text:p>1642.44274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585.940308">
                <text:p>1585.940308</text:p>
              </table:table-cell>
              <table:table-cell office:value-type="float" office:value="1637.173218">
                <text:p>1637.173218</text:p>
              </table:table-cell>
              <table:table-cell office:value-type="float" office:value="1592.708008">
                <text:p>1592.708008</text:p>
              </table:table-cell>
              <table:table-cell office:value-type="float" office:value="1635.547241">
                <text:p>1635.54724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584.9021">
                <text:p>1584.9021</text:p>
              </table:table-cell>
              <table:table-cell office:value-type="float" office:value="1628.588623">
                <text:p>1628.588623</text:p>
              </table:table-cell>
              <table:table-cell office:value-type="float" office:value="1590.95166">
                <text:p>1590.95166</text:p>
              </table:table-cell>
              <table:table-cell office:value-type="float" office:value="1629.143066">
                <text:p>1629.14306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584.894775">
                <text:p>1584.894775</text:p>
              </table:table-cell>
              <table:table-cell office:value-type="float" office:value="1622.469482">
                <text:p>1622.469482</text:p>
              </table:table-cell>
              <table:table-cell office:value-type="float" office:value="1589.799805">
                <text:p>1589.799805</text:p>
              </table:table-cell>
              <table:table-cell office:value-type="float" office:value="1621.219971">
                <text:p>1621.21997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578.812866">
                <text:p>1578.812866</text:p>
              </table:table-cell>
              <table:table-cell office:value-type="float" office:value="1621.377197">
                <text:p>1621.377197</text:p>
              </table:table-cell>
              <table:table-cell office:value-type="float" office:value="1585.320557">
                <text:p>1585.320557</text:p>
              </table:table-cell>
              <table:table-cell office:value-type="float" office:value="1618.487061">
                <text:p>1618.48706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581.437744">
                <text:p>1581.437744</text:p>
              </table:table-cell>
              <table:table-cell office:value-type="float" office:value="1612.626587">
                <text:p>1612.626587</text:p>
              </table:table-cell>
              <table:table-cell office:value-type="float" office:value="1586.988159">
                <text:p>1586.988159</text:p>
              </table:table-cell>
              <table:table-cell office:value-type="float" office:value="1615.313843">
                <text:p>1615.31384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578.52356">
                <text:p>1578.52356</text:p>
              </table:table-cell>
              <table:table-cell office:value-type="float" office:value="1608.945068">
                <text:p>1608.945068</text:p>
              </table:table-cell>
              <table:table-cell office:value-type="float" office:value="1584.23938">
                <text:p>1584.23938</text:p>
              </table:table-cell>
              <table:table-cell office:value-type="float" office:value="1613.352783">
                <text:p>1613.35278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576.474487">
                <text:p>1576.474487</text:p>
              </table:table-cell>
              <table:table-cell office:value-type="float" office:value="1605.699829">
                <text:p>1605.699829</text:p>
              </table:table-cell>
              <table:table-cell office:value-type="float" office:value="1580.09021">
                <text:p>1580.09021</text:p>
              </table:table-cell>
              <table:table-cell office:value-type="float" office:value="1606.29541">
                <text:p>1606.2954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573.964478">
                <text:p>1573.964478</text:p>
              </table:table-cell>
              <table:table-cell office:value-type="float" office:value="1601.302124">
                <text:p>1601.302124</text:p>
              </table:table-cell>
              <table:table-cell office:value-type="float" office:value="1581.694946">
                <text:p>1581.694946</text:p>
              </table:table-cell>
              <table:table-cell office:value-type="float" office:value="1602.38916">
                <text:p>1602.3891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576.786987">
                <text:p>1576.786987</text:p>
              </table:table-cell>
              <table:table-cell office:value-type="float" office:value="1600.129883">
                <text:p>1600.129883</text:p>
              </table:table-cell>
              <table:table-cell office:value-type="float" office:value="1579.341187">
                <text:p>1579.341187</text:p>
              </table:table-cell>
              <table:table-cell office:value-type="float" office:value="1603.047852">
                <text:p>1603.04785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575.517334">
                <text:p>1575.517334</text:p>
              </table:table-cell>
              <table:table-cell office:value-type="float" office:value="1592.902222">
                <text:p>1592.902222</text:p>
              </table:table-cell>
              <table:table-cell office:value-type="float" office:value="1575.679321">
                <text:p>1575.679321</text:p>
              </table:table-cell>
              <table:table-cell office:value-type="float" office:value="1599.088257">
                <text:p>1599.08825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74.362427">
                <text:p>1574.362427</text:p>
              </table:table-cell>
              <table:table-cell office:value-type="float" office:value="1593.207031">
                <text:p>1593.207031</text:p>
              </table:table-cell>
              <table:table-cell office:value-type="float" office:value="1580.063721">
                <text:p>1580.063721</text:p>
              </table:table-cell>
              <table:table-cell office:value-type="float" office:value="1594.009277">
                <text:p>1594.00927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568.052979">
                <text:p>1568.052979</text:p>
              </table:table-cell>
              <table:table-cell office:value-type="float" office:value="1593.471069">
                <text:p>1593.471069</text:p>
              </table:table-cell>
              <table:table-cell office:value-type="float" office:value="1575.622437">
                <text:p>1575.622437</text:p>
              </table:table-cell>
              <table:table-cell office:value-type="float" office:value="1596.466919">
                <text:p>1596.46691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66.89502">
                <text:p>1566.89502</text:p>
              </table:table-cell>
              <table:table-cell office:value-type="float" office:value="1588.80249">
                <text:p>1588.80249</text:p>
              </table:table-cell>
              <table:table-cell office:value-type="float" office:value="1572.466553">
                <text:p>1572.466553</text:p>
              </table:table-cell>
              <table:table-cell office:value-type="float" office:value="1594.498169">
                <text:p>1594.49816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67.302612">
                <text:p>1567.302612</text:p>
              </table:table-cell>
              <table:table-cell office:value-type="float" office:value="1588.592529">
                <text:p>1588.592529</text:p>
              </table:table-cell>
              <table:table-cell office:value-type="float" office:value="1574.153198">
                <text:p>1574.153198</text:p>
              </table:table-cell>
              <table:table-cell office:value-type="float" office:value="1593.278809">
                <text:p>1593.27880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68.553223">
                <text:p>1568.553223</text:p>
              </table:table-cell>
              <table:table-cell office:value-type="float" office:value="1583.741333">
                <text:p>1583.741333</text:p>
              </table:table-cell>
              <table:table-cell office:value-type="float" office:value="1573.011963">
                <text:p>1573.011963</text:p>
              </table:table-cell>
              <table:table-cell office:value-type="float" office:value="1589.304321">
                <text:p>1589.30432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66.501831">
                <text:p>1566.501831</text:p>
              </table:table-cell>
              <table:table-cell office:value-type="float" office:value="1583.221069">
                <text:p>1583.221069</text:p>
              </table:table-cell>
              <table:table-cell office:value-type="float" office:value="1572.234741">
                <text:p>1572.234741</text:p>
              </table:table-cell>
              <table:table-cell office:value-type="float" office:value="1588.788086">
                <text:p>1588.78808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60.833008">
                <text:p>1560.833008</text:p>
              </table:table-cell>
              <table:table-cell office:value-type="float" office:value="1564.513306">
                <text:p>1564.513306</text:p>
              </table:table-cell>
              <table:table-cell office:value-type="float" office:value="1574.536621">
                <text:p>1574.536621</text:p>
              </table:table-cell>
              <table:table-cell office:value-type="float" office:value="1594.385498">
                <text:p>1594.38549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525.791382">
                <text:p>1525.791382</text:p>
              </table:table-cell>
              <table:table-cell office:value-type="float" office:value="1534.686279">
                <text:p>1534.686279</text:p>
              </table:table-cell>
              <table:table-cell office:value-type="float" office:value="1592.15625">
                <text:p>1592.15625</text:p>
              </table:table-cell>
              <table:table-cell office:value-type="float" office:value="1649.820923">
                <text:p>1649.82092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539.888916">
                <text:p>1539.888916</text:p>
              </table:table-cell>
              <table:table-cell office:value-type="float" office:value="1529.218384">
                <text:p>1529.218384</text:p>
              </table:table-cell>
              <table:table-cell office:value-type="float" office:value="1619.601685">
                <text:p>1619.601685</text:p>
              </table:table-cell>
              <table:table-cell office:value-type="float" office:value="1648.914062">
                <text:p>1648.91406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49.526489">
                <text:p>1549.526489</text:p>
              </table:table-cell>
              <table:table-cell office:value-type="float" office:value="1568.750122">
                <text:p>1568.750122</text:p>
              </table:table-cell>
              <table:table-cell office:value-type="float" office:value="1635.771484">
                <text:p>1635.771484</text:p>
              </table:table-cell>
              <table:table-cell office:value-type="float" office:value="1669.217407">
                <text:p>1669.21740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76.265259">
                <text:p>1576.265259</text:p>
              </table:table-cell>
              <table:table-cell office:value-type="float" office:value="1584.126709">
                <text:p>1584.126709</text:p>
              </table:table-cell>
              <table:table-cell office:value-type="float" office:value="1642.639648">
                <text:p>1642.639648</text:p>
              </table:table-cell>
              <table:table-cell office:value-type="float" office:value="1616.377563">
                <text:p>1616.37756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572.30481">
                <text:p>1572.30481</text:p>
              </table:table-cell>
              <table:table-cell office:value-type="float" office:value="1589.632935">
                <text:p>1589.632935</text:p>
              </table:table-cell>
              <table:table-cell office:value-type="float" office:value="1620.507812">
                <text:p>1620.507812</text:p>
              </table:table-cell>
              <table:table-cell office:value-type="float" office:value="1666.490723">
                <text:p>1666.49072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70.229736">
                <text:p>1570.229736</text:p>
              </table:table-cell>
              <table:table-cell office:value-type="float" office:value="1586.424438">
                <text:p>1586.424438</text:p>
              </table:table-cell>
              <table:table-cell office:value-type="float" office:value="1630.763428">
                <text:p>1630.763428</text:p>
              </table:table-cell>
              <table:table-cell office:value-type="float" office:value="1675.786011">
                <text:p>1675.78601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579.819824">
                <text:p>1579.819824</text:p>
              </table:table-cell>
              <table:table-cell office:value-type="float" office:value="1603.863159">
                <text:p>1603.863159</text:p>
              </table:table-cell>
              <table:table-cell office:value-type="float" office:value="1642.681641">
                <text:p>1642.681641</text:p>
              </table:table-cell>
              <table:table-cell office:value-type="float" office:value="1693.582642">
                <text:p>1693.58264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598.955444">
                <text:p>1598.955444</text:p>
              </table:table-cell>
              <table:table-cell office:value-type="float" office:value="1637.95105">
                <text:p>1637.95105</text:p>
              </table:table-cell>
              <table:table-cell office:value-type="float" office:value="1639.454956">
                <text:p>1639.454956</text:p>
              </table:table-cell>
              <table:table-cell office:value-type="float" office:value="1709.493164">
                <text:p>1709.49316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609.740723">
                <text:p>1609.740723</text:p>
              </table:table-cell>
              <table:table-cell office:value-type="float" office:value="1663.044922">
                <text:p>1663.044922</text:p>
              </table:table-cell>
              <table:table-cell office:value-type="float" office:value="1653.518188">
                <text:p>1653.518188</text:p>
              </table:table-cell>
              <table:table-cell office:value-type="float" office:value="1725.469849">
                <text:p>1725.46984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657.750244">
                <text:p>1657.750244</text:p>
              </table:table-cell>
              <table:table-cell office:value-type="float" office:value="1682.192871">
                <text:p>1682.192871</text:p>
              </table:table-cell>
              <table:table-cell office:value-type="float" office:value="1635.915894">
                <text:p>1635.915894</text:p>
              </table:table-cell>
              <table:table-cell office:value-type="float" office:value="1671.950928">
                <text:p>1671.95092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641.406982">
                <text:p>1641.406982</text:p>
              </table:table-cell>
              <table:table-cell office:value-type="float" office:value="1689.851807">
                <text:p>1689.851807</text:p>
              </table:table-cell>
              <table:table-cell office:value-type="float" office:value="1636.275269">
                <text:p>1636.275269</text:p>
              </table:table-cell>
              <table:table-cell office:value-type="float" office:value="1690.330322">
                <text:p>1690.33032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620.397949">
                <text:p>1620.397949</text:p>
              </table:table-cell>
              <table:table-cell office:value-type="float" office:value="1704.594238">
                <text:p>1704.594238</text:p>
              </table:table-cell>
              <table:table-cell office:value-type="float" office:value="1632.672119">
                <text:p>1632.672119</text:p>
              </table:table-cell>
              <table:table-cell office:value-type="float" office:value="1696.778198">
                <text:p>1696.77819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627.823608">
                <text:p>1627.823608</text:p>
              </table:table-cell>
              <table:table-cell office:value-type="float" office:value="1694.593628">
                <text:p>1694.593628</text:p>
              </table:table-cell>
              <table:table-cell office:value-type="float" office:value="1635.293945">
                <text:p>1635.293945</text:p>
              </table:table-cell>
              <table:table-cell office:value-type="float" office:value="1680.419678">
                <text:p>1680.41967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627.358276">
                <text:p>1627.358276</text:p>
              </table:table-cell>
              <table:table-cell office:value-type="float" office:value="1694.922241">
                <text:p>1694.922241</text:p>
              </table:table-cell>
              <table:table-cell office:value-type="float" office:value="1633.420166">
                <text:p>1633.420166</text:p>
              </table:table-cell>
              <table:table-cell office:value-type="float" office:value="1683.634033">
                <text:p>1683.63403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632.470093">
                <text:p>1632.470093</text:p>
              </table:table-cell>
              <table:table-cell office:value-type="float" office:value="1690.065063">
                <text:p>1690.065063</text:p>
              </table:table-cell>
              <table:table-cell office:value-type="float" office:value="1635.129395">
                <text:p>1635.129395</text:p>
              </table:table-cell>
              <table:table-cell office:value-type="float" office:value="1689.493164">
                <text:p>1689.49316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627.124756">
                <text:p>1627.124756</text:p>
              </table:table-cell>
              <table:table-cell office:value-type="float" office:value="1694.592529">
                <text:p>1694.592529</text:p>
              </table:table-cell>
              <table:table-cell office:value-type="float" office:value="1641.502319">
                <text:p>1641.502319</text:p>
              </table:table-cell>
              <table:table-cell office:value-type="float" office:value="1689.375244">
                <text:p>1689.37524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630.325195">
                <text:p>1630.325195</text:p>
              </table:table-cell>
              <table:table-cell office:value-type="float" office:value="1700.872314">
                <text:p>1700.872314</text:p>
              </table:table-cell>
              <table:table-cell office:value-type="float" office:value="1639.093018">
                <text:p>1639.093018</text:p>
              </table:table-cell>
              <table:table-cell office:value-type="float" office:value="1686.830811">
                <text:p>1686.83081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634.588989">
                <text:p>1634.588989</text:p>
              </table:table-cell>
              <table:table-cell office:value-type="float" office:value="1693.340332">
                <text:p>1693.340332</text:p>
              </table:table-cell>
              <table:table-cell office:value-type="float" office:value="1640.371582">
                <text:p>1640.371582</text:p>
              </table:table-cell>
              <table:table-cell office:value-type="float" office:value="1691.842285">
                <text:p>1691.84228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631.67395">
                <text:p>1631.67395</text:p>
              </table:table-cell>
              <table:table-cell office:value-type="float" office:value="1698.604492">
                <text:p>1698.604492</text:p>
              </table:table-cell>
              <table:table-cell office:value-type="float" office:value="1641.283081">
                <text:p>1641.283081</text:p>
              </table:table-cell>
              <table:table-cell office:value-type="float" office:value="1689.934937">
                <text:p>1689.93493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629.682373">
                <text:p>1629.682373</text:p>
              </table:table-cell>
              <table:table-cell office:value-type="float" office:value="1698.557129">
                <text:p>1698.557129</text:p>
              </table:table-cell>
              <table:table-cell office:value-type="float" office:value="1638.340454">
                <text:p>1638.340454</text:p>
              </table:table-cell>
              <table:table-cell office:value-type="float" office:value="1695.069824">
                <text:p>1695.06982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630.866333">
                <text:p>1630.866333</text:p>
              </table:table-cell>
              <table:table-cell office:value-type="float" office:value="1699.308472">
                <text:p>1699.308472</text:p>
              </table:table-cell>
              <table:table-cell office:value-type="float" office:value="1638.178955">
                <text:p>1638.178955</text:p>
              </table:table-cell>
              <table:table-cell office:value-type="float" office:value="1693.998779">
                <text:p>1693.99877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634.670532">
                <text:p>1634.670532</text:p>
              </table:table-cell>
              <table:table-cell office:value-type="float" office:value="1697.309814">
                <text:p>1697.309814</text:p>
              </table:table-cell>
              <table:table-cell office:value-type="float" office:value="1639.844849">
                <text:p>1639.844849</text:p>
              </table:table-cell>
              <table:table-cell office:value-type="float" office:value="1693.700195">
                <text:p>1693.70019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634.05542">
                <text:p>1634.05542</text:p>
              </table:table-cell>
              <table:table-cell office:value-type="float" office:value="1699.526733">
                <text:p>1699.526733</text:p>
              </table:table-cell>
              <table:table-cell office:value-type="float" office:value="1641.374146">
                <text:p>1641.374146</text:p>
              </table:table-cell>
              <table:table-cell office:value-type="float" office:value="1695.711426">
                <text:p>1695.71142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634.732544">
                <text:p>1634.732544</text:p>
              </table:table-cell>
              <table:table-cell office:value-type="float" office:value="1699.190918">
                <text:p>1699.190918</text:p>
              </table:table-cell>
              <table:table-cell office:value-type="float" office:value="1638.352539">
                <text:p>1638.352539</text:p>
              </table:table-cell>
              <table:table-cell office:value-type="float" office:value="1698.806152">
                <text:p>1698.80615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631.083618">
                <text:p>1631.083618</text:p>
              </table:table-cell>
              <table:table-cell office:value-type="float" office:value="1703.135498">
                <text:p>1703.135498</text:p>
              </table:table-cell>
              <table:table-cell office:value-type="float" office:value="1637.855225">
                <text:p>1637.855225</text:p>
              </table:table-cell>
              <table:table-cell office:value-type="float" office:value="1698.89917">
                <text:p>1698.8991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631.473145">
                <text:p>1631.473145</text:p>
              </table:table-cell>
              <table:table-cell office:value-type="float" office:value="1705.574341">
                <text:p>1705.574341</text:p>
              </table:table-cell>
              <table:table-cell office:value-type="float" office:value="1640.24585">
                <text:p>1640.24585</text:p>
              </table:table-cell>
              <table:table-cell office:value-type="float" office:value="1697.148804">
                <text:p>1697.14880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639.420654">
                <text:p>1639.420654</text:p>
              </table:table-cell>
              <table:table-cell office:value-type="float" office:value="1697.229248">
                <text:p>1697.229248</text:p>
              </table:table-cell>
              <table:table-cell office:value-type="float" office:value="1644.300537">
                <text:p>1644.300537</text:p>
              </table:table-cell>
              <table:table-cell office:value-type="float" office:value="1698.227783">
                <text:p>1698.22778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636.489868">
                <text:p>1636.489868</text:p>
              </table:table-cell>
              <table:table-cell office:value-type="float" office:value="1701.488647">
                <text:p>1701.488647</text:p>
              </table:table-cell>
              <table:table-cell office:value-type="float" office:value="1641.024292">
                <text:p>1641.024292</text:p>
              </table:table-cell>
              <table:table-cell office:value-type="float" office:value="1697.213745">
                <text:p>1697.21374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636.803711">
                <text:p>1636.803711</text:p>
              </table:table-cell>
              <table:table-cell office:value-type="float" office:value="1702.374756">
                <text:p>1702.374756</text:p>
              </table:table-cell>
              <table:table-cell office:value-type="float" office:value="1643.328003">
                <text:p>1643.328003</text:p>
              </table:table-cell>
              <table:table-cell office:value-type="float" office:value="1699.798218">
                <text:p>1699.79821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636.037476">
                <text:p>1636.037476</text:p>
              </table:table-cell>
              <table:table-cell office:value-type="float" office:value="1703.813721">
                <text:p>1703.813721</text:p>
              </table:table-cell>
              <table:table-cell office:value-type="float" office:value="1646.762817">
                <text:p>1646.762817</text:p>
              </table:table-cell>
              <table:table-cell office:value-type="float" office:value="1697.743896">
                <text:p>1697.74389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634.509644">
                <text:p>1634.509644</text:p>
              </table:table-cell>
              <table:table-cell office:value-type="float" office:value="1703.594971">
                <text:p>1703.594971</text:p>
              </table:table-cell>
              <table:table-cell office:value-type="float" office:value="1642.772705">
                <text:p>1642.772705</text:p>
              </table:table-cell>
              <table:table-cell office:value-type="float" office:value="1702.353394">
                <text:p>1702.35339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634.409302">
                <text:p>1634.409302</text:p>
              </table:table-cell>
              <table:table-cell office:value-type="float" office:value="1704.899902">
                <text:p>1704.899902</text:p>
              </table:table-cell>
              <table:table-cell office:value-type="float" office:value="1645.503052">
                <text:p>1645.503052</text:p>
              </table:table-cell>
              <table:table-cell office:value-type="float" office:value="1700.209717">
                <text:p>1700.20971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636.854492">
                <text:p>1636.854492</text:p>
              </table:table-cell>
              <table:table-cell office:value-type="float" office:value="1703.571777">
                <text:p>1703.571777</text:p>
              </table:table-cell>
              <table:table-cell office:value-type="float" office:value="1644.052979">
                <text:p>1644.052979</text:p>
              </table:table-cell>
              <table:table-cell office:value-type="float" office:value="1697.696655">
                <text:p>1697.69665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636.132568">
                <text:p>1636.132568</text:p>
              </table:table-cell>
              <table:table-cell office:value-type="float" office:value="1705.782837">
                <text:p>1705.782837</text:p>
              </table:table-cell>
              <table:table-cell office:value-type="float" office:value="1644.148804">
                <text:p>1644.148804</text:p>
              </table:table-cell>
              <table:table-cell office:value-type="float" office:value="1700.124756">
                <text:p>1700.12475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639.11792">
                <text:p>1639.11792</text:p>
              </table:table-cell>
              <table:table-cell office:value-type="float" office:value="1707.756226">
                <text:p>1707.756226</text:p>
              </table:table-cell>
              <table:table-cell office:value-type="float" office:value="1640.6521">
                <text:p>1640.6521</text:p>
              </table:table-cell>
              <table:table-cell office:value-type="float" office:value="1703.874146">
                <text:p>1703.87414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635.385986">
                <text:p>1635.385986</text:p>
              </table:table-cell>
              <table:table-cell office:value-type="float" office:value="1709.139038">
                <text:p>1709.139038</text:p>
              </table:table-cell>
              <table:table-cell office:value-type="float" office:value="1648.653442">
                <text:p>1648.653442</text:p>
              </table:table-cell>
              <table:table-cell office:value-type="float" office:value="1699.518433">
                <text:p>1699.51843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638.433105">
                <text:p>1638.433105</text:p>
              </table:table-cell>
              <table:table-cell office:value-type="float" office:value="1705.210449">
                <text:p>1705.210449</text:p>
              </table:table-cell>
              <table:table-cell office:value-type="float" office:value="1645.149414">
                <text:p>1645.149414</text:p>
              </table:table-cell>
              <table:table-cell office:value-type="float" office:value="1703.288574">
                <text:p>1703.28857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635.019165">
                <text:p>1635.019165</text:p>
              </table:table-cell>
              <table:table-cell office:value-type="float" office:value="1710.649048">
                <text:p>1710.649048</text:p>
              </table:table-cell>
              <table:table-cell office:value-type="float" office:value="1643.224731">
                <text:p>1643.224731</text:p>
              </table:table-cell>
              <table:table-cell office:value-type="float" office:value="1704.88147">
                <text:p>1704.8814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636.518066">
                <text:p>1636.518066</text:p>
              </table:table-cell>
              <table:table-cell office:value-type="float" office:value="1705.729736">
                <text:p>1705.729736</text:p>
              </table:table-cell>
              <table:table-cell office:value-type="float" office:value="1644.479614">
                <text:p>1644.479614</text:p>
              </table:table-cell>
              <table:table-cell office:value-type="float" office:value="1705.735962">
                <text:p>1705.73596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638.671387">
                <text:p>1638.671387</text:p>
              </table:table-cell>
              <table:table-cell office:value-type="float" office:value="1708.560059">
                <text:p>1708.560059</text:p>
              </table:table-cell>
              <table:table-cell office:value-type="float" office:value="1646.520752">
                <text:p>1646.520752</text:p>
              </table:table-cell>
              <table:table-cell office:value-type="float" office:value="1706.515137">
                <text:p>1706.51513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41.474487">
                <text:p>1641.474487</text:p>
              </table:table-cell>
              <table:table-cell office:value-type="float" office:value="1709.338135">
                <text:p>1709.338135</text:p>
              </table:table-cell>
              <table:table-cell office:value-type="float" office:value="1646.940186">
                <text:p>1646.940186</text:p>
              </table:table-cell>
              <table:table-cell office:value-type="float" office:value="1704.868408">
                <text:p>1704.86840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637.056519">
                <text:p>1637.056519</text:p>
              </table:table-cell>
              <table:table-cell office:value-type="float" office:value="1711.474487">
                <text:p>1711.474487</text:p>
              </table:table-cell>
              <table:table-cell office:value-type="float" office:value="1645.421509">
                <text:p>1645.421509</text:p>
              </table:table-cell>
              <table:table-cell office:value-type="float" office:value="1706.644043">
                <text:p>1706.64404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639.65918">
                <text:p>1639.65918</text:p>
              </table:table-cell>
              <table:table-cell office:value-type="float" office:value="1709.269775">
                <text:p>1709.269775</text:p>
              </table:table-cell>
              <table:table-cell office:value-type="float" office:value="1649.052979">
                <text:p>1649.052979</text:p>
              </table:table-cell>
              <table:table-cell office:value-type="float" office:value="1706.310791">
                <text:p>1706.31079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641.936646">
                <text:p>1641.936646</text:p>
              </table:table-cell>
              <table:table-cell office:value-type="float" office:value="1709.6875">
                <text:p>1709.6875</text:p>
              </table:table-cell>
              <table:table-cell office:value-type="float" office:value="1650.486084">
                <text:p>1650.486084</text:p>
              </table:table-cell>
              <table:table-cell office:value-type="float" office:value="1707.287598">
                <text:p>1707.28759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640.401611">
                <text:p>1640.401611</text:p>
              </table:table-cell>
              <table:table-cell office:value-type="float" office:value="1712.661743">
                <text:p>1712.661743</text:p>
              </table:table-cell>
              <table:table-cell office:value-type="float" office:value="1646.93396">
                <text:p>1646.93396</text:p>
              </table:table-cell>
              <table:table-cell office:value-type="float" office:value="1708.260132">
                <text:p>1708.26013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641.322388">
                <text:p>1641.322388</text:p>
              </table:table-cell>
              <table:table-cell office:value-type="float" office:value="1714.257202">
                <text:p>1714.257202</text:p>
              </table:table-cell>
              <table:table-cell office:value-type="float" office:value="1648.485596">
                <text:p>1648.485596</text:p>
              </table:table-cell>
              <table:table-cell office:value-type="float" office:value="1709.92041">
                <text:p>1709.9204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643.189453">
                <text:p>1643.189453</text:p>
              </table:table-cell>
              <table:table-cell office:value-type="float" office:value="1712.644287">
                <text:p>1712.644287</text:p>
              </table:table-cell>
              <table:table-cell office:value-type="float" office:value="1647.566528">
                <text:p>1647.566528</text:p>
              </table:table-cell>
              <table:table-cell office:value-type="float" office:value="1710.679199">
                <text:p>1710.67919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643.006836">
                <text:p>1643.006836</text:p>
              </table:table-cell>
              <table:table-cell office:value-type="float" office:value="1712.264404">
                <text:p>1712.264404</text:p>
              </table:table-cell>
              <table:table-cell office:value-type="float" office:value="1649.157593">
                <text:p>1649.157593</text:p>
              </table:table-cell>
              <table:table-cell office:value-type="float" office:value="1713.144531">
                <text:p>1713.14453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639.863159">
                <text:p>1639.863159</text:p>
              </table:table-cell>
              <table:table-cell office:value-type="float" office:value="1716.928101">
                <text:p>1716.928101</text:p>
              </table:table-cell>
              <table:table-cell office:value-type="float" office:value="1649.316162">
                <text:p>1649.316162</text:p>
              </table:table-cell>
              <table:table-cell office:value-type="float" office:value="1712.688721">
                <text:p>1712.68872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645.710449">
                <text:p>1645.710449</text:p>
              </table:table-cell>
              <table:table-cell office:value-type="float" office:value="1714.463135">
                <text:p>1714.463135</text:p>
              </table:table-cell>
              <table:table-cell office:value-type="float" office:value="1653.046021">
                <text:p>1653.046021</text:p>
              </table:table-cell>
              <table:table-cell office:value-type="float" office:value="1708.681885">
                <text:p>1708.68188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644.996582">
                <text:p>1644.996582</text:p>
              </table:table-cell>
              <table:table-cell office:value-type="float" office:value="1712.10083">
                <text:p>1712.10083</text:p>
              </table:table-cell>
              <table:table-cell office:value-type="float" office:value="1651.337402">
                <text:p>1651.337402</text:p>
              </table:table-cell>
              <table:table-cell office:value-type="float" office:value="1711.456543">
                <text:p>1711.45654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641.608032">
                <text:p>1641.608032</text:p>
              </table:table-cell>
              <table:table-cell office:value-type="float" office:value="1717.225464">
                <text:p>1717.225464</text:p>
              </table:table-cell>
              <table:table-cell office:value-type="float" office:value="1648.817993">
                <text:p>1648.817993</text:p>
              </table:table-cell>
              <table:table-cell office:value-type="float" office:value="1715.253906">
                <text:p>1715.25390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643.491211">
                <text:p>1643.491211</text:p>
              </table:table-cell>
              <table:table-cell office:value-type="float" office:value="1713.986084">
                <text:p>1713.986084</text:p>
              </table:table-cell>
              <table:table-cell office:value-type="float" office:value="1651.15625">
                <text:p>1651.15625</text:p>
              </table:table-cell>
              <table:table-cell office:value-type="float" office:value="1712.145264">
                <text:p>1712.14526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642.708862">
                <text:p>1642.708862</text:p>
              </table:table-cell>
              <table:table-cell office:value-type="float" office:value="1717.416626">
                <text:p>1717.416626</text:p>
              </table:table-cell>
              <table:table-cell office:value-type="float" office:value="1648.518433">
                <text:p>1648.518433</text:p>
              </table:table-cell>
              <table:table-cell office:value-type="float" office:value="1716.72522">
                <text:p>1716.7252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647.429443">
                <text:p>1647.429443</text:p>
              </table:table-cell>
              <table:table-cell office:value-type="float" office:value="1715.035278">
                <text:p>1715.035278</text:p>
              </table:table-cell>
              <table:table-cell office:value-type="float" office:value="1652.17981">
                <text:p>1652.17981</text:p>
              </table:table-cell>
              <table:table-cell office:value-type="float" office:value="1715.115601">
                <text:p>1715.11560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646.20459">
                <text:p>1646.20459</text:p>
              </table:table-cell>
              <table:table-cell office:value-type="float" office:value="1714.375488">
                <text:p>1714.375488</text:p>
              </table:table-cell>
              <table:table-cell office:value-type="float" office:value="1651.262817">
                <text:p>1651.262817</text:p>
              </table:table-cell>
              <table:table-cell office:value-type="float" office:value="1715.223999">
                <text:p>1715.22399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646.054443">
                <text:p>1646.054443</text:p>
              </table:table-cell>
              <table:table-cell office:value-type="float" office:value="1716.879028">
                <text:p>1716.879028</text:p>
              </table:table-cell>
              <table:table-cell office:value-type="float" office:value="1651.828979">
                <text:p>1651.828979</text:p>
              </table:table-cell>
              <table:table-cell office:value-type="float" office:value="1717.156982">
                <text:p>1717.15698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647.266724">
                <text:p>1647.266724</text:p>
              </table:table-cell>
              <table:table-cell office:value-type="float" office:value="1716.854248">
                <text:p>1716.854248</text:p>
              </table:table-cell>
              <table:table-cell office:value-type="float" office:value="1653.342773">
                <text:p>1653.342773</text:p>
              </table:table-cell>
              <table:table-cell office:value-type="float" office:value="1714.703369">
                <text:p>1714.70336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649.439819">
                <text:p>1649.439819</text:p>
              </table:table-cell>
              <table:table-cell office:value-type="float" office:value="1716.286987">
                <text:p>1716.286987</text:p>
              </table:table-cell>
              <table:table-cell office:value-type="float" office:value="1656.151245">
                <text:p>1656.151245</text:p>
              </table:table-cell>
              <table:table-cell office:value-type="float" office:value="1714.428955">
                <text:p>1714.42895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645.995483">
                <text:p>1645.995483</text:p>
              </table:table-cell>
              <table:table-cell office:value-type="float" office:value="1719.385498">
                <text:p>1719.385498</text:p>
              </table:table-cell>
              <table:table-cell office:value-type="float" office:value="1652.240967">
                <text:p>1652.240967</text:p>
              </table:table-cell>
              <table:table-cell office:value-type="float" office:value="1715.465088">
                <text:p>1715.46508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645.814087">
                <text:p>1645.814087</text:p>
              </table:table-cell>
              <table:table-cell office:value-type="float" office:value="1716.267334">
                <text:p>1716.267334</text:p>
              </table:table-cell>
              <table:table-cell office:value-type="float" office:value="1653.020874">
                <text:p>1653.020874</text:p>
              </table:table-cell>
              <table:table-cell office:value-type="float" office:value="1715.169434">
                <text:p>1715.16943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51.775024">
                <text:p>1651.775024</text:p>
              </table:table-cell>
              <table:table-cell office:value-type="float" office:value="1716.650024">
                <text:p>1716.650024</text:p>
              </table:table-cell>
              <table:table-cell office:value-type="float" office:value="1653.448853">
                <text:p>1653.448853</text:p>
              </table:table-cell>
              <table:table-cell office:value-type="float" office:value="1715.818604">
                <text:p>1715.81860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646.837524">
                <text:p>1646.837524</text:p>
              </table:table-cell>
              <table:table-cell office:value-type="float" office:value="1717.766846">
                <text:p>1717.766846</text:p>
              </table:table-cell>
              <table:table-cell office:value-type="float" office:value="1653.656982">
                <text:p>1653.656982</text:p>
              </table:table-cell>
              <table:table-cell office:value-type="float" office:value="1715.220703">
                <text:p>1715.22070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47.940918">
                <text:p>1647.940918</text:p>
              </table:table-cell>
              <table:table-cell office:value-type="float" office:value="1718.369019">
                <text:p>1718.369019</text:p>
              </table:table-cell>
              <table:table-cell office:value-type="float" office:value="1655.404175">
                <text:p>1655.404175</text:p>
              </table:table-cell>
              <table:table-cell office:value-type="float" office:value="1713.098389">
                <text:p>1713.09838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648.071289">
                <text:p>1648.071289</text:p>
              </table:table-cell>
              <table:table-cell office:value-type="float" office:value="1721.929199">
                <text:p>1721.929199</text:p>
              </table:table-cell>
              <table:table-cell office:value-type="float" office:value="1654.401367">
                <text:p>1654.401367</text:p>
              </table:table-cell>
              <table:table-cell office:value-type="float" office:value="1718.758423">
                <text:p>1718.75842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652.590576">
                <text:p>1652.590576</text:p>
              </table:table-cell>
              <table:table-cell office:value-type="float" office:value="1720.002563">
                <text:p>1720.002563</text:p>
              </table:table-cell>
              <table:table-cell office:value-type="float" office:value="1660.285034">
                <text:p>1660.285034</text:p>
              </table:table-cell>
              <table:table-cell office:value-type="float" office:value="1716.246582">
                <text:p>1716.24658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649.967163">
                <text:p>1649.967163</text:p>
              </table:table-cell>
              <table:table-cell office:value-type="float" office:value="1725.967651">
                <text:p>1725.967651</text:p>
              </table:table-cell>
              <table:table-cell office:value-type="float" office:value="1658.307373">
                <text:p>1658.307373</text:p>
              </table:table-cell>
              <table:table-cell office:value-type="float" office:value="1719.786133">
                <text:p>1719.78613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648.574707">
                <text:p>1648.574707</text:p>
              </table:table-cell>
              <table:table-cell office:value-type="float" office:value="1726.007812">
                <text:p>1726.007812</text:p>
              </table:table-cell>
              <table:table-cell office:value-type="float" office:value="1656.96814">
                <text:p>1656.96814</text:p>
              </table:table-cell>
              <table:table-cell office:value-type="float" office:value="1720.648682">
                <text:p>1720.64868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650.249023">
                <text:p>1650.249023</text:p>
              </table:table-cell>
              <table:table-cell office:value-type="float" office:value="1724.251343">
                <text:p>1724.251343</text:p>
              </table:table-cell>
              <table:table-cell office:value-type="float" office:value="1658.234497">
                <text:p>1658.234497</text:p>
              </table:table-cell>
              <table:table-cell office:value-type="float" office:value="1719.322876">
                <text:p>1719.32287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648.914062">
                <text:p>1648.914062</text:p>
              </table:table-cell>
              <table:table-cell office:value-type="float" office:value="1729.024536">
                <text:p>1729.024536</text:p>
              </table:table-cell>
              <table:table-cell office:value-type="float" office:value="1659.008301">
                <text:p>1659.008301</text:p>
              </table:table-cell>
              <table:table-cell office:value-type="float" office:value="1726.946777">
                <text:p>1726.94677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650.502686">
                <text:p>1650.502686</text:p>
              </table:table-cell>
              <table:table-cell office:value-type="float" office:value="1726.119385">
                <text:p>1726.119385</text:p>
              </table:table-cell>
              <table:table-cell office:value-type="float" office:value="1658.094238">
                <text:p>1658.094238</text:p>
              </table:table-cell>
              <table:table-cell office:value-type="float" office:value="1720.267578">
                <text:p>1720.26757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652.093872">
                <text:p>1652.093872</text:p>
              </table:table-cell>
              <table:table-cell office:value-type="float" office:value="1726.570923">
                <text:p>1726.570923</text:p>
              </table:table-cell>
              <table:table-cell office:value-type="float" office:value="1660.236206">
                <text:p>1660.236206</text:p>
              </table:table-cell>
              <table:table-cell office:value-type="float" office:value="1726.309448">
                <text:p>1726.30944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650.52124">
                <text:p>1650.52124</text:p>
              </table:table-cell>
              <table:table-cell office:value-type="float" office:value="1726.327148">
                <text:p>1726.327148</text:p>
              </table:table-cell>
              <table:table-cell office:value-type="float" office:value="1658.434814">
                <text:p>1658.434814</text:p>
              </table:table-cell>
              <table:table-cell office:value-type="float" office:value="1724.967773">
                <text:p>1724.96777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649.753662">
                <text:p>1649.753662</text:p>
              </table:table-cell>
              <table:table-cell office:value-type="float" office:value="1730.388672">
                <text:p>1730.388672</text:p>
              </table:table-cell>
              <table:table-cell office:value-type="float" office:value="1659.842651">
                <text:p>1659.842651</text:p>
              </table:table-cell>
              <table:table-cell office:value-type="float" office:value="1720.100098">
                <text:p>1720.10009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651.46875">
                <text:p>1651.46875</text:p>
              </table:table-cell>
              <table:table-cell office:value-type="float" office:value="1730.922852">
                <text:p>1730.922852</text:p>
              </table:table-cell>
              <table:table-cell office:value-type="float" office:value="1660.207275">
                <text:p>1660.207275</text:p>
              </table:table-cell>
              <table:table-cell office:value-type="float" office:value="1728.319824">
                <text:p>1728.31982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652.649658">
                <text:p>1652.649658</text:p>
              </table:table-cell>
              <table:table-cell office:value-type="float" office:value="1728.188965">
                <text:p>1728.188965</text:p>
              </table:table-cell>
              <table:table-cell office:value-type="float" office:value="1662.53479">
                <text:p>1662.53479</text:p>
              </table:table-cell>
              <table:table-cell office:value-type="float" office:value="1723.792603">
                <text:p>1723.79260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651.793823">
                <text:p>1651.793823</text:p>
              </table:table-cell>
              <table:table-cell office:value-type="float" office:value="1728.212158">
                <text:p>1728.212158</text:p>
              </table:table-cell>
              <table:table-cell office:value-type="float" office:value="1660.483154">
                <text:p>1660.483154</text:p>
              </table:table-cell>
              <table:table-cell office:value-type="float" office:value="1725.475586">
                <text:p>1725.47558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654.247681">
                <text:p>1654.247681</text:p>
              </table:table-cell>
              <table:table-cell office:value-type="float" office:value="1728.231079">
                <text:p>1728.231079</text:p>
              </table:table-cell>
              <table:table-cell office:value-type="float" office:value="1661.18689">
                <text:p>1661.18689</text:p>
              </table:table-cell>
              <table:table-cell office:value-type="float" office:value="1726.345215">
                <text:p>1726.34521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652.432617">
                <text:p>1652.432617</text:p>
              </table:table-cell>
              <table:table-cell office:value-type="float" office:value="1729.9646">
                <text:p>1729.9646</text:p>
              </table:table-cell>
              <table:table-cell office:value-type="float" office:value="1659.225586">
                <text:p>1659.225586</text:p>
              </table:table-cell>
              <table:table-cell office:value-type="float" office:value="1725.844604">
                <text:p>1725.84460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652.216309">
                <text:p>1652.216309</text:p>
              </table:table-cell>
              <table:table-cell office:value-type="float" office:value="1727.233521">
                <text:p>1727.233521</text:p>
              </table:table-cell>
              <table:table-cell office:value-type="float" office:value="1660.516968">
                <text:p>1660.516968</text:p>
              </table:table-cell>
              <table:table-cell office:value-type="float" office:value="1724.937988">
                <text:p>1724.93798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655.682129">
                <text:p>1655.682129</text:p>
              </table:table-cell>
              <table:table-cell office:value-type="float" office:value="1728.631226">
                <text:p>1728.631226</text:p>
              </table:table-cell>
              <table:table-cell office:value-type="float" office:value="1660.587036">
                <text:p>1660.587036</text:p>
              </table:table-cell>
              <table:table-cell office:value-type="float" office:value="1725.191406">
                <text:p>1725.19140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648.58252">
                <text:p>1648.58252</text:p>
              </table:table-cell>
              <table:table-cell office:value-type="float" office:value="1730.431274">
                <text:p>1730.431274</text:p>
              </table:table-cell>
              <table:table-cell office:value-type="float" office:value="1657.017822">
                <text:p>1657.017822</text:p>
              </table:table-cell>
              <table:table-cell office:value-type="float" office:value="1727.521973">
                <text:p>1727.52197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652.346191">
                <text:p>1652.346191</text:p>
              </table:table-cell>
              <table:table-cell office:value-type="float" office:value="1728.58374">
                <text:p>1728.58374</text:p>
              </table:table-cell>
              <table:table-cell office:value-type="float" office:value="1660.065674">
                <text:p>1660.065674</text:p>
              </table:table-cell>
              <table:table-cell office:value-type="float" office:value="1725.718018">
                <text:p>1725.71801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51.769409">
                <text:p>1651.769409</text:p>
              </table:table-cell>
              <table:table-cell office:value-type="float" office:value="1731.554688">
                <text:p>1731.554688</text:p>
              </table:table-cell>
              <table:table-cell office:value-type="float" office:value="1661.124268">
                <text:p>1661.124268</text:p>
              </table:table-cell>
              <table:table-cell office:value-type="float" office:value="1726.27478">
                <text:p>1726.2747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55.112671">
                <text:p>1655.112671</text:p>
              </table:table-cell>
              <table:table-cell office:value-type="float" office:value="1728.075439">
                <text:p>1728.075439</text:p>
              </table:table-cell>
              <table:table-cell office:value-type="float" office:value="1661.641357">
                <text:p>1661.641357</text:p>
              </table:table-cell>
              <table:table-cell office:value-type="float" office:value="1726.401733">
                <text:p>1726.40173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53.957642">
                <text:p>1653.957642</text:p>
              </table:table-cell>
              <table:table-cell office:value-type="float" office:value="1731.694092">
                <text:p>1731.694092</text:p>
              </table:table-cell>
              <table:table-cell office:value-type="float" office:value="1660.008423">
                <text:p>1660.008423</text:p>
              </table:table-cell>
              <table:table-cell office:value-type="float" office:value="1728.747437">
                <text:p>1728.74743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53.53418">
                <text:p>1653.53418</text:p>
              </table:table-cell>
              <table:table-cell office:value-type="float" office:value="1728.48938">
                <text:p>1728.48938</text:p>
              </table:table-cell>
              <table:table-cell office:value-type="float" office:value="1661.737793">
                <text:p>1661.737793</text:p>
              </table:table-cell>
              <table:table-cell office:value-type="float" office:value="1726.548828">
                <text:p>1726.54882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56.775879">
                <text:p>1656.775879</text:p>
              </table:table-cell>
              <table:table-cell office:value-type="float" office:value="1731.314453">
                <text:p>1731.314453</text:p>
              </table:table-cell>
              <table:table-cell office:value-type="float" office:value="1663.930054">
                <text:p>1663.930054</text:p>
              </table:table-cell>
              <table:table-cell office:value-type="float" office:value="1729.555298">
                <text:p>1729.55529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53.706665">
                <text:p>1653.706665</text:p>
              </table:table-cell>
              <table:table-cell office:value-type="float" office:value="1731.039551">
                <text:p>1731.039551</text:p>
              </table:table-cell>
              <table:table-cell office:value-type="float" office:value="1663.325562">
                <text:p>1663.325562</text:p>
              </table:table-cell>
              <table:table-cell office:value-type="float" office:value="1729.811035">
                <text:p>1729.81103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56.091064">
                <text:p>1656.091064</text:p>
              </table:table-cell>
              <table:table-cell office:value-type="float" office:value="1731.007812">
                <text:p>1731.007812</text:p>
              </table:table-cell>
              <table:table-cell office:value-type="float" office:value="1663.093506">
                <text:p>1663.093506</text:p>
              </table:table-cell>
              <table:table-cell office:value-type="float" office:value="1728.287476">
                <text:p>1728.28747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55.265137">
                <text:p>1655.265137</text:p>
              </table:table-cell>
              <table:table-cell office:value-type="float" office:value="1733.476807">
                <text:p>1733.476807</text:p>
              </table:table-cell>
              <table:table-cell office:value-type="float" office:value="1665.153564">
                <text:p>1665.153564</text:p>
              </table:table-cell>
              <table:table-cell office:value-type="float" office:value="1726.525391">
                <text:p>1726.52539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55.616333">
                <text:p>1655.616333</text:p>
              </table:table-cell>
              <table:table-cell office:value-type="float" office:value="1734.297485">
                <text:p>1734.297485</text:p>
              </table:table-cell>
              <table:table-cell office:value-type="float" office:value="1663.087158">
                <text:p>1663.087158</text:p>
              </table:table-cell>
              <table:table-cell office:value-type="float" office:value="1731.808594">
                <text:p>1731.80859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59.370728">
                <text:p>1659.370728</text:p>
              </table:table-cell>
              <table:table-cell office:value-type="float" office:value="1735.788574">
                <text:p>1735.788574</text:p>
              </table:table-cell>
              <table:table-cell office:value-type="float" office:value="1666.490479">
                <text:p>1666.490479</text:p>
              </table:table-cell>
              <table:table-cell office:value-type="float" office:value="1729.142334">
                <text:p>1729.14233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57.978638">
                <text:p>1657.978638</text:p>
              </table:table-cell>
              <table:table-cell office:value-type="float" office:value="1734.132446">
                <text:p>1734.132446</text:p>
              </table:table-cell>
              <table:table-cell office:value-type="float" office:value="1665.578979">
                <text:p>1665.578979</text:p>
              </table:table-cell>
              <table:table-cell office:value-type="float" office:value="1730.052856">
                <text:p>1730.05285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55.985107">
                <text:p>1655.985107</text:p>
              </table:table-cell>
              <table:table-cell office:value-type="float" office:value="1737.353271">
                <text:p>1737.353271</text:p>
              </table:table-cell>
              <table:table-cell office:value-type="float" office:value="1665.915039">
                <text:p>1665.915039</text:p>
              </table:table-cell>
              <table:table-cell office:value-type="float" office:value="1730.819092">
                <text:p>1730.81909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57.738037">
                <text:p>1657.738037</text:p>
              </table:table-cell>
              <table:table-cell office:value-type="float" office:value="1734.71936">
                <text:p>1734.71936</text:p>
              </table:table-cell>
              <table:table-cell office:value-type="float" office:value="1667.422607">
                <text:p>1667.422607</text:p>
              </table:table-cell>
              <table:table-cell office:value-type="float" office:value="1732.875732">
                <text:p>1732.87573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60.504883">
                <text:p>1660.504883</text:p>
              </table:table-cell>
              <table:table-cell office:value-type="float" office:value="1736.377441">
                <text:p>1736.377441</text:p>
              </table:table-cell>
              <table:table-cell office:value-type="float" office:value="1666.771729">
                <text:p>1666.771729</text:p>
              </table:table-cell>
              <table:table-cell office:value-type="float" office:value="1735.210693">
                <text:p>1735.21069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60.297241">
                <text:p>1660.297241</text:p>
              </table:table-cell>
              <table:table-cell office:value-type="float" office:value="1739.918945">
                <text:p>1739.918945</text:p>
              </table:table-cell>
              <table:table-cell office:value-type="float" office:value="1670.02832">
                <text:p>1670.02832</text:p>
              </table:table-cell>
              <table:table-cell office:value-type="float" office:value="1734.963745">
                <text:p>1734.96374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58.054077">
                <text:p>1658.054077</text:p>
              </table:table-cell>
              <table:table-cell office:value-type="float" office:value="1738.660889">
                <text:p>1738.660889</text:p>
              </table:table-cell>
              <table:table-cell office:value-type="float" office:value="1667.154053">
                <text:p>1667.154053</text:p>
              </table:table-cell>
              <table:table-cell office:value-type="float" office:value="1735.012573">
                <text:p>1735.01257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59.07666">
                <text:p>1659.07666</text:p>
              </table:table-cell>
              <table:table-cell office:value-type="float" office:value="1735.851196">
                <text:p>1735.851196</text:p>
              </table:table-cell>
              <table:table-cell office:value-type="float" office:value="1666.558594">
                <text:p>1666.558594</text:p>
              </table:table-cell>
              <table:table-cell office:value-type="float" office:value="1734.538574">
                <text:p>1734.53857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60.075806">
                <text:p>1660.075806</text:p>
              </table:table-cell>
              <table:table-cell office:value-type="float" office:value="1741.856079">
                <text:p>1741.856079</text:p>
              </table:table-cell>
              <table:table-cell office:value-type="float" office:value="1667.927368">
                <text:p>1667.927368</text:p>
              </table:table-cell>
              <table:table-cell office:value-type="float" office:value="1736.670044">
                <text:p>1736.67004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61.82312">
                <text:p>1661.82312</text:p>
              </table:table-cell>
              <table:table-cell office:value-type="float" office:value="1735.582397">
                <text:p>1735.582397</text:p>
              </table:table-cell>
              <table:table-cell office:value-type="float" office:value="1670.214111">
                <text:p>1670.214111</text:p>
              </table:table-cell>
              <table:table-cell office:value-type="float" office:value="1733.682983">
                <text:p>1733.68298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57.153931">
                <text:p>1657.153931</text:p>
              </table:table-cell>
              <table:table-cell office:value-type="float" office:value="1738.592163">
                <text:p>1738.592163</text:p>
              </table:table-cell>
              <table:table-cell office:value-type="float" office:value="1667.210083">
                <text:p>1667.210083</text:p>
              </table:table-cell>
              <table:table-cell office:value-type="float" office:value="1734.203735">
                <text:p>1734.20373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61.924438">
                <text:p>1661.924438</text:p>
              </table:table-cell>
              <table:table-cell office:value-type="float" office:value="1737.687378">
                <text:p>1737.687378</text:p>
              </table:table-cell>
              <table:table-cell office:value-type="float" office:value="1669.209351">
                <text:p>1669.209351</text:p>
              </table:table-cell>
              <table:table-cell office:value-type="float" office:value="1734.745361">
                <text:p>1734.74536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60.123291">
                <text:p>1660.123291</text:p>
              </table:table-cell>
              <table:table-cell office:value-type="float" office:value="1740.804199">
                <text:p>1740.804199</text:p>
              </table:table-cell>
              <table:table-cell office:value-type="float" office:value="1665.073364">
                <text:p>1665.073364</text:p>
              </table:table-cell>
              <table:table-cell office:value-type="float" office:value="1737.381226">
                <text:p>1737.38122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59.303101">
                <text:p>1659.303101</text:p>
              </table:table-cell>
              <table:table-cell office:value-type="float" office:value="1736.8302">
                <text:p>1736.8302</text:p>
              </table:table-cell>
              <table:table-cell office:value-type="float" office:value="1667.842651">
                <text:p>1667.842651</text:p>
              </table:table-cell>
              <table:table-cell office:value-type="float" office:value="1734.664917">
                <text:p>1734.66491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58.092407">
                <text:p>1658.092407</text:p>
              </table:table-cell>
              <table:table-cell office:value-type="float" office:value="1739.505615">
                <text:p>1739.505615</text:p>
              </table:table-cell>
              <table:table-cell office:value-type="float" office:value="1668.264771">
                <text:p>1668.264771</text:p>
              </table:table-cell>
              <table:table-cell office:value-type="float" office:value="1735.702393">
                <text:p>1735.70239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58.005981">
                <text:p>1658.005981</text:p>
              </table:table-cell>
              <table:table-cell office:value-type="float" office:value="1739.859253">
                <text:p>1739.859253</text:p>
              </table:table-cell>
              <table:table-cell office:value-type="float" office:value="1665.962402">
                <text:p>1665.962402</text:p>
              </table:table-cell>
              <table:table-cell office:value-type="float" office:value="1736.431152">
                <text:p>1736.43115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62.165039">
                <text:p>1662.165039</text:p>
              </table:table-cell>
              <table:table-cell office:value-type="float" office:value="1737.480103">
                <text:p>1737.480103</text:p>
              </table:table-cell>
              <table:table-cell office:value-type="float" office:value="1667.255493">
                <text:p>1667.255493</text:p>
              </table:table-cell>
              <table:table-cell office:value-type="float" office:value="1736.044556">
                <text:p>1736.04455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58.796509">
                <text:p>1658.796509</text:p>
              </table:table-cell>
              <table:table-cell office:value-type="float" office:value="1738.166992">
                <text:p>1738.166992</text:p>
              </table:table-cell>
              <table:table-cell office:value-type="float" office:value="1666.3573">
                <text:p>1666.3573</text:p>
              </table:table-cell>
              <table:table-cell office:value-type="float" office:value="1735.690796">
                <text:p>1735.69079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6.97876">
                <text:p>1656.97876</text:p>
              </table:table-cell>
              <table:table-cell office:value-type="float" office:value="1739.559814">
                <text:p>1739.559814</text:p>
              </table:table-cell>
              <table:table-cell office:value-type="float" office:value="1669.541992">
                <text:p>1669.541992</text:p>
              </table:table-cell>
              <table:table-cell office:value-type="float" office:value="1734.254883">
                <text:p>1734.25488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4.83313">
                <text:p>1654.83313</text:p>
              </table:table-cell>
              <table:table-cell office:value-type="float" office:value="1719.146362">
                <text:p>1719.146362</text:p>
              </table:table-cell>
              <table:table-cell office:value-type="float" office:value="1659.58313">
                <text:p>1659.58313</text:p>
              </table:table-cell>
              <table:table-cell office:value-type="float" office:value="1720.799194">
                <text:p>1720.79919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25.431885">
                <text:p>1625.431885</text:p>
              </table:table-cell>
              <table:table-cell office:value-type="float" office:value="1723.624023">
                <text:p>1723.624023</text:p>
              </table:table-cell>
              <table:table-cell office:value-type="float" office:value="1634.549072">
                <text:p>1634.549072</text:p>
              </table:table-cell>
              <table:table-cell office:value-type="float" office:value="1725.709595">
                <text:p>1725.70959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24.807495">
                <text:p>1624.807495</text:p>
              </table:table-cell>
              <table:table-cell office:value-type="float" office:value="1701.223022">
                <text:p>1701.223022</text:p>
              </table:table-cell>
              <table:table-cell office:value-type="float" office:value="1633.446777">
                <text:p>1633.446777</text:p>
              </table:table-cell>
              <table:table-cell office:value-type="float" office:value="1696.936768">
                <text:p>1696.93676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18.45813">
                <text:p>1618.45813</text:p>
              </table:table-cell>
              <table:table-cell office:value-type="float" office:value="1693.187378">
                <text:p>1693.187378</text:p>
              </table:table-cell>
              <table:table-cell office:value-type="float" office:value="1629.913574">
                <text:p>1629.913574</text:p>
              </table:table-cell>
              <table:table-cell office:value-type="float" office:value="1691.797852">
                <text:p>1691.79785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14.431152">
                <text:p>1614.431152</text:p>
              </table:table-cell>
              <table:table-cell office:value-type="float" office:value="1686.402344">
                <text:p>1686.402344</text:p>
              </table:table-cell>
              <table:table-cell office:value-type="float" office:value="1619.340698">
                <text:p>1619.340698</text:p>
              </table:table-cell>
              <table:table-cell office:value-type="float" office:value="1678.640747">
                <text:p>1678.64074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13.76709">
                <text:p>1613.76709</text:p>
              </table:table-cell>
              <table:table-cell office:value-type="float" office:value="1672.71228">
                <text:p>1672.71228</text:p>
              </table:table-cell>
              <table:table-cell office:value-type="float" office:value="1619.363403">
                <text:p>1619.363403</text:p>
              </table:table-cell>
              <table:table-cell office:value-type="float" office:value="1674.210815">
                <text:p>1674.21081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07.178467">
                <text:p>1607.178467</text:p>
              </table:table-cell>
              <table:table-cell office:value-type="float" office:value="1664.575439">
                <text:p>1664.575439</text:p>
              </table:table-cell>
              <table:table-cell office:value-type="float" office:value="1612.21167">
                <text:p>1612.21167</text:p>
              </table:table-cell>
              <table:table-cell office:value-type="float" office:value="1671.3573">
                <text:p>1671.357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00.646851">
                <text:p>1600.646851</text:p>
              </table:table-cell>
              <table:table-cell office:value-type="float" office:value="1660.325439">
                <text:p>1660.325439</text:p>
              </table:table-cell>
              <table:table-cell office:value-type="float" office:value="1608.828857">
                <text:p>1608.828857</text:p>
              </table:table-cell>
              <table:table-cell office:value-type="float" office:value="1660.919556">
                <text:p>1660.91955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598.912354">
                <text:p>1598.912354</text:p>
              </table:table-cell>
              <table:table-cell office:value-type="float" office:value="1653.498535">
                <text:p>1653.498535</text:p>
              </table:table-cell>
              <table:table-cell office:value-type="float" office:value="1607.263062">
                <text:p>1607.263062</text:p>
              </table:table-cell>
              <table:table-cell office:value-type="float" office:value="1648.200317">
                <text:p>1648.20031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593.534546">
                <text:p>1593.534546</text:p>
              </table:table-cell>
              <table:table-cell office:value-type="float" office:value="1651.371826">
                <text:p>1651.371826</text:p>
              </table:table-cell>
              <table:table-cell office:value-type="float" office:value="1601.154419">
                <text:p>1601.154419</text:p>
              </table:table-cell>
              <table:table-cell office:value-type="float" office:value="1648.699463">
                <text:p>1648.69946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589.872314">
                <text:p>1589.872314</text:p>
              </table:table-cell>
              <table:table-cell office:value-type="float" office:value="1645.901245">
                <text:p>1645.901245</text:p>
              </table:table-cell>
              <table:table-cell office:value-type="float" office:value="1596.281006">
                <text:p>1596.281006</text:p>
              </table:table-cell>
              <table:table-cell office:value-type="float" office:value="1637.610474">
                <text:p>1637.61047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589.679077">
                <text:p>1589.679077</text:p>
              </table:table-cell>
              <table:table-cell office:value-type="float" office:value="1635.16748">
                <text:p>1635.16748</text:p>
              </table:table-cell>
              <table:table-cell office:value-type="float" office:value="1591.971558">
                <text:p>1591.971558</text:p>
              </table:table-cell>
              <table:table-cell office:value-type="float" office:value="1637.675537">
                <text:p>1637.67553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583.434448">
                <text:p>1583.434448</text:p>
              </table:table-cell>
              <table:table-cell office:value-type="float" office:value="1630.435913">
                <text:p>1630.435913</text:p>
              </table:table-cell>
              <table:table-cell office:value-type="float" office:value="1594.566772">
                <text:p>1594.566772</text:p>
              </table:table-cell>
              <table:table-cell office:value-type="float" office:value="1629.527832">
                <text:p>1629.52783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583.368774">
                <text:p>1583.368774</text:p>
              </table:table-cell>
              <table:table-cell office:value-type="float" office:value="1625.23291">
                <text:p>1625.23291</text:p>
              </table:table-cell>
              <table:table-cell office:value-type="float" office:value="1584.814697">
                <text:p>1584.814697</text:p>
              </table:table-cell>
              <table:table-cell office:value-type="float" office:value="1627.684082">
                <text:p>1627.68408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584.472778">
                <text:p>1584.472778</text:p>
              </table:table-cell>
              <table:table-cell office:value-type="float" office:value="1616.228271">
                <text:p>1616.228271</text:p>
              </table:table-cell>
              <table:table-cell office:value-type="float" office:value="1586.434937">
                <text:p>1586.434937</text:p>
              </table:table-cell>
              <table:table-cell office:value-type="float" office:value="1620.057129">
                <text:p>1620.05712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577.822021">
                <text:p>1577.822021</text:p>
              </table:table-cell>
              <table:table-cell office:value-type="float" office:value="1614.819214">
                <text:p>1614.819214</text:p>
              </table:table-cell>
              <table:table-cell office:value-type="float" office:value="1580.688965">
                <text:p>1580.688965</text:p>
              </table:table-cell>
              <table:table-cell office:value-type="float" office:value="1617.726074">
                <text:p>1617.72607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573.541382">
                <text:p>1573.541382</text:p>
              </table:table-cell>
              <table:table-cell office:value-type="float" office:value="1614.504883">
                <text:p>1614.504883</text:p>
              </table:table-cell>
              <table:table-cell office:value-type="float" office:value="1580.535278">
                <text:p>1580.535278</text:p>
              </table:table-cell>
              <table:table-cell office:value-type="float" office:value="1617.724487">
                <text:p>1617.72448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577.049561">
                <text:p>1577.049561</text:p>
              </table:table-cell>
              <table:table-cell office:value-type="float" office:value="1605.297363">
                <text:p>1605.297363</text:p>
              </table:table-cell>
              <table:table-cell office:value-type="float" office:value="1580.795776">
                <text:p>1580.795776</text:p>
              </table:table-cell>
              <table:table-cell office:value-type="float" office:value="1608.622314">
                <text:p>1608.62231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571.697021">
                <text:p>1571.697021</text:p>
              </table:table-cell>
              <table:table-cell office:value-type="float" office:value="1602.03894">
                <text:p>1602.03894</text:p>
              </table:table-cell>
              <table:table-cell office:value-type="float" office:value="1581.565552">
                <text:p>1581.565552</text:p>
              </table:table-cell>
              <table:table-cell office:value-type="float" office:value="1602.494629">
                <text:p>1602.49462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572.350586">
                <text:p>1572.350586</text:p>
              </table:table-cell>
              <table:table-cell office:value-type="float" office:value="1599.60791">
                <text:p>1599.60791</text:p>
              </table:table-cell>
              <table:table-cell office:value-type="float" office:value="1577.717041">
                <text:p>1577.717041</text:p>
              </table:table-cell>
              <table:table-cell office:value-type="float" office:value="1600.517456">
                <text:p>1600.51745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568.791504">
                <text:p>1568.791504</text:p>
              </table:table-cell>
              <table:table-cell office:value-type="float" office:value="1598.344727">
                <text:p>1598.344727</text:p>
              </table:table-cell>
              <table:table-cell office:value-type="float" office:value="1577.760132">
                <text:p>1577.760132</text:p>
              </table:table-cell>
              <table:table-cell office:value-type="float" office:value="1600.880005">
                <text:p>1600.88000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567.599976">
                <text:p>1567.599976</text:p>
              </table:table-cell>
              <table:table-cell office:value-type="float" office:value="1595.018188">
                <text:p>1595.018188</text:p>
              </table:table-cell>
              <table:table-cell office:value-type="float" office:value="1575.256226">
                <text:p>1575.256226</text:p>
              </table:table-cell>
              <table:table-cell office:value-type="float" office:value="1598.203613">
                <text:p>1598.20361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571.998535">
                <text:p>1571.998535</text:p>
              </table:table-cell>
              <table:table-cell office:value-type="float" office:value="1588.638672">
                <text:p>1588.638672</text:p>
              </table:table-cell>
              <table:table-cell office:value-type="float" office:value="1575.872925">
                <text:p>1575.872925</text:p>
              </table:table-cell>
              <table:table-cell office:value-type="float" office:value="1591.546021">
                <text:p>1591.54602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567.170898">
                <text:p>1567.170898</text:p>
              </table:table-cell>
              <table:table-cell office:value-type="float" office:value="1590.197876">
                <text:p>1590.197876</text:p>
              </table:table-cell>
              <table:table-cell office:value-type="float" office:value="1573.267334">
                <text:p>1573.267334</text:p>
              </table:table-cell>
              <table:table-cell office:value-type="float" office:value="1592.214966">
                <text:p>1592.21496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563.93396">
                <text:p>1563.93396</text:p>
              </table:table-cell>
              <table:table-cell office:value-type="float" office:value="1586.692139">
                <text:p>1586.692139</text:p>
              </table:table-cell>
              <table:table-cell office:value-type="float" office:value="1573.493286">
                <text:p>1573.493286</text:p>
              </table:table-cell>
              <table:table-cell office:value-type="float" office:value="1590.647705">
                <text:p>1590.64770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564.789062">
                <text:p>1564.789062</text:p>
              </table:table-cell>
              <table:table-cell office:value-type="float" office:value="1584.315186">
                <text:p>1584.315186</text:p>
              </table:table-cell>
              <table:table-cell office:value-type="float" office:value="1570.993286">
                <text:p>1570.993286</text:p>
              </table:table-cell>
              <table:table-cell office:value-type="float" office:value="1587.175293">
                <text:p>1587.17529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573.371582">
                <text:p>1573.371582</text:p>
              </table:table-cell>
              <table:table-cell office:value-type="float" office:value="1582.953735">
                <text:p>1582.953735</text:p>
              </table:table-cell>
              <table:table-cell office:value-type="float" office:value="1567.584229">
                <text:p>1567.584229</text:p>
              </table:table-cell>
              <table:table-cell office:value-type="float" office:value="1580.68689">
                <text:p>1580.6868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569.55542">
                <text:p>1569.55542</text:p>
              </table:table-cell>
              <table:table-cell office:value-type="float" office:value="1582.885742">
                <text:p>1582.885742</text:p>
              </table:table-cell>
              <table:table-cell office:value-type="float" office:value="1569.759888">
                <text:p>1569.759888</text:p>
              </table:table-cell>
              <table:table-cell office:value-type="float" office:value="1579.036499">
                <text:p>1579.03649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568.223633">
                <text:p>1568.223633</text:p>
              </table:table-cell>
              <table:table-cell office:value-type="float" office:value="1578.064209">
                <text:p>1578.064209</text:p>
              </table:table-cell>
              <table:table-cell office:value-type="float" office:value="1569.338135">
                <text:p>1569.338135</text:p>
              </table:table-cell>
              <table:table-cell office:value-type="float" office:value="1581.838135">
                <text:p>1581.83813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565.473999">
                <text:p>1565.473999</text:p>
              </table:table-cell>
              <table:table-cell office:value-type="float" office:value="1582.096191">
                <text:p>1582.096191</text:p>
              </table:table-cell>
              <table:table-cell office:value-type="float" office:value="1565.76709">
                <text:p>1565.76709</text:p>
              </table:table-cell>
              <table:table-cell office:value-type="float" office:value="1577.087158">
                <text:p>1577.08715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568.360596">
                <text:p>1568.360596</text:p>
              </table:table-cell>
              <table:table-cell office:value-type="float" office:value="1576.596924">
                <text:p>1576.596924</text:p>
              </table:table-cell>
              <table:table-cell office:value-type="float" office:value="1566.82666">
                <text:p>1566.82666</text:p>
              </table:table-cell>
              <table:table-cell office:value-type="float" office:value="1582.38208">
                <text:p>1582.3820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563.306885">
                <text:p>1563.306885</text:p>
              </table:table-cell>
              <table:table-cell office:value-type="float" office:value="1577.161377">
                <text:p>1577.161377</text:p>
              </table:table-cell>
              <table:table-cell office:value-type="float" office:value="1568.211792">
                <text:p>1568.211792</text:p>
              </table:table-cell>
              <table:table-cell office:value-type="float" office:value="1570.322876">
                <text:p>1570.32287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563.621704">
                <text:p>1563.621704</text:p>
              </table:table-cell>
              <table:table-cell office:value-type="float" office:value="1575.44165">
                <text:p>1575.44165</text:p>
              </table:table-cell>
              <table:table-cell office:value-type="float" office:value="1568.115967">
                <text:p>1568.115967</text:p>
              </table:table-cell>
              <table:table-cell office:value-type="float" office:value="1573.93042">
                <text:p>1573.9304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563.197876">
                <text:p>1563.197876</text:p>
              </table:table-cell>
              <table:table-cell office:value-type="float" office:value="1577.150391">
                <text:p>1577.150391</text:p>
              </table:table-cell>
              <table:table-cell office:value-type="float" office:value="1566.481934">
                <text:p>1566.481934</text:p>
              </table:table-cell>
              <table:table-cell office:value-type="float" office:value="1572.109619">
                <text:p>1572.10961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563.733398">
                <text:p>1563.733398</text:p>
              </table:table-cell>
              <table:table-cell office:value-type="float" office:value="1573.835938">
                <text:p>1573.835938</text:p>
              </table:table-cell>
              <table:table-cell office:value-type="float" office:value="1564.989014">
                <text:p>1564.989014</text:p>
              </table:table-cell>
              <table:table-cell office:value-type="float" office:value="1573.154541">
                <text:p>1573.15454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562.75647">
                <text:p>1562.75647</text:p>
              </table:table-cell>
              <table:table-cell office:value-type="float" office:value="1573.960327">
                <text:p>1573.960327</text:p>
              </table:table-cell>
              <table:table-cell office:value-type="float" office:value="1563.438232">
                <text:p>1563.438232</text:p>
              </table:table-cell>
              <table:table-cell office:value-type="float" office:value="1573.120483">
                <text:p>1573.12048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569.00769">
                <text:p>1569.00769</text:p>
              </table:table-cell>
              <table:table-cell office:value-type="float" office:value="1582.655762">
                <text:p>1582.655762</text:p>
              </table:table-cell>
              <table:table-cell office:value-type="float" office:value="1559.57959">
                <text:p>1559.57959</text:p>
              </table:table-cell>
              <table:table-cell office:value-type="float" office:value="1564.776978">
                <text:p>1564.77697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575.106812">
                <text:p>1575.106812</text:p>
              </table:table-cell>
              <table:table-cell office:value-type="float" office:value="1602.488281">
                <text:p>1602.488281</text:p>
              </table:table-cell>
              <table:table-cell office:value-type="float" office:value="1531.314453">
                <text:p>1531.314453</text:p>
              </table:table-cell>
              <table:table-cell office:value-type="float" office:value="1561.434326">
                <text:p>1561.43432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574.78125">
                <text:p>1574.78125</text:p>
              </table:table-cell>
              <table:table-cell office:value-type="float" office:value="1584.968384">
                <text:p>1584.968384</text:p>
              </table:table-cell>
              <table:table-cell office:value-type="float" office:value="1567.788818">
                <text:p>1567.788818</text:p>
              </table:table-cell>
              <table:table-cell office:value-type="float" office:value="1590.472656">
                <text:p>1590.47265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593.812256">
                <text:p>1593.812256</text:p>
              </table:table-cell>
              <table:table-cell office:value-type="float" office:value="1607.141602">
                <text:p>1607.141602</text:p>
              </table:table-cell>
              <table:table-cell office:value-type="float" office:value="1593.844849">
                <text:p>1593.844849</text:p>
              </table:table-cell>
              <table:table-cell office:value-type="float" office:value="1616.454468">
                <text:p>1616.45446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637.285522">
                <text:p>1637.285522</text:p>
              </table:table-cell>
              <table:table-cell office:value-type="float" office:value="1634.825806">
                <text:p>1634.825806</text:p>
              </table:table-cell>
              <table:table-cell office:value-type="float" office:value="1646.306396">
                <text:p>1646.306396</text:p>
              </table:table-cell>
              <table:table-cell office:value-type="float" office:value="1641.507568">
                <text:p>1641.50756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673.366089">
                <text:p>1673.366089</text:p>
              </table:table-cell>
              <table:table-cell office:value-type="float" office:value="1657.576416">
                <text:p>1657.576416</text:p>
              </table:table-cell>
              <table:table-cell office:value-type="float" office:value="1691.49646">
                <text:p>1691.49646</text:p>
              </table:table-cell>
              <table:table-cell office:value-type="float" office:value="1648.012207">
                <text:p>1648.01220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679.999023">
                <text:p>1679.999023</text:p>
              </table:table-cell>
              <table:table-cell office:value-type="float" office:value="1723.77063">
                <text:p>1723.77063</text:p>
              </table:table-cell>
              <table:table-cell office:value-type="float" office:value="1688.175171">
                <text:p>1688.175171</text:p>
              </table:table-cell>
              <table:table-cell office:value-type="float" office:value="1712.356445">
                <text:p>1712.35644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678.685181">
                <text:p>1678.685181</text:p>
              </table:table-cell>
              <table:table-cell office:value-type="float" office:value="1705.543457">
                <text:p>1705.543457</text:p>
              </table:table-cell>
              <table:table-cell office:value-type="float" office:value="1680.808716">
                <text:p>1680.808716</text:p>
              </table:table-cell>
              <table:table-cell office:value-type="float" office:value="1701.949707">
                <text:p>1701.94970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641.06897">
                <text:p>1641.06897</text:p>
              </table:table-cell>
              <table:table-cell office:value-type="float" office:value="1744.333618">
                <text:p>1744.333618</text:p>
              </table:table-cell>
              <table:table-cell office:value-type="float" office:value="1638.570801">
                <text:p>1638.570801</text:p>
              </table:table-cell>
              <table:table-cell office:value-type="float" office:value="1752.022705">
                <text:p>1752.02270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643.664429">
                <text:p>1643.664429</text:p>
              </table:table-cell>
              <table:table-cell office:value-type="float" office:value="1718.276367">
                <text:p>1718.276367</text:p>
              </table:table-cell>
              <table:table-cell office:value-type="float" office:value="1654.292358">
                <text:p>1654.292358</text:p>
              </table:table-cell>
              <table:table-cell office:value-type="float" office:value="1721.043091">
                <text:p>1721.04309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654.092041">
                <text:p>1654.092041</text:p>
              </table:table-cell>
              <table:table-cell office:value-type="float" office:value="1724.094116">
                <text:p>1724.094116</text:p>
              </table:table-cell>
              <table:table-cell office:value-type="float" office:value="1665.820801">
                <text:p>1665.820801</text:p>
              </table:table-cell>
              <table:table-cell office:value-type="float" office:value="1711.199829">
                <text:p>1711.19982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648.499023">
                <text:p>1648.499023</text:p>
              </table:table-cell>
              <table:table-cell office:value-type="float" office:value="1723.722168">
                <text:p>1723.722168</text:p>
              </table:table-cell>
              <table:table-cell office:value-type="float" office:value="1650.034058">
                <text:p>1650.034058</text:p>
              </table:table-cell>
              <table:table-cell office:value-type="float" office:value="1723.598145">
                <text:p>1723.59814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650.841797">
                <text:p>1650.841797</text:p>
              </table:table-cell>
              <table:table-cell office:value-type="float" office:value="1722.884644">
                <text:p>1722.884644</text:p>
              </table:table-cell>
              <table:table-cell office:value-type="float" office:value="1653.893677">
                <text:p>1653.893677</text:p>
              </table:table-cell>
              <table:table-cell office:value-type="float" office:value="1719.465332">
                <text:p>1719.46533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649.172119">
                <text:p>1649.172119</text:p>
              </table:table-cell>
              <table:table-cell office:value-type="float" office:value="1721.855835">
                <text:p>1721.855835</text:p>
              </table:table-cell>
              <table:table-cell office:value-type="float" office:value="1656.200928">
                <text:p>1656.200928</text:p>
              </table:table-cell>
              <table:table-cell office:value-type="float" office:value="1721.62793">
                <text:p>1721.6279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652.966797">
                <text:p>1652.966797</text:p>
              </table:table-cell>
              <table:table-cell office:value-type="float" office:value="1727.263428">
                <text:p>1727.263428</text:p>
              </table:table-cell>
              <table:table-cell office:value-type="float" office:value="1658.303589">
                <text:p>1658.303589</text:p>
              </table:table-cell>
              <table:table-cell office:value-type="float" office:value="1722.826416">
                <text:p>1722.82641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650.778809">
                <text:p>1650.778809</text:p>
              </table:table-cell>
              <table:table-cell office:value-type="float" office:value="1725.711426">
                <text:p>1725.711426</text:p>
              </table:table-cell>
              <table:table-cell office:value-type="float" office:value="1655.343628">
                <text:p>1655.343628</text:p>
              </table:table-cell>
              <table:table-cell office:value-type="float" office:value="1723.634033">
                <text:p>1723.63403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653.239258">
                <text:p>1653.239258</text:p>
              </table:table-cell>
              <table:table-cell office:value-type="float" office:value="1726.480347">
                <text:p>1726.480347</text:p>
              </table:table-cell>
              <table:table-cell office:value-type="float" office:value="1654.70874">
                <text:p>1654.70874</text:p>
              </table:table-cell>
              <table:table-cell office:value-type="float" office:value="1724.198853">
                <text:p>1724.19885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651.705322">
                <text:p>1651.705322</text:p>
              </table:table-cell>
              <table:table-cell office:value-type="float" office:value="1726.119629">
                <text:p>1726.119629</text:p>
              </table:table-cell>
              <table:table-cell office:value-type="float" office:value="1661.180542">
                <text:p>1661.180542</text:p>
              </table:table-cell>
              <table:table-cell office:value-type="float" office:value="1721.7677">
                <text:p>1721.767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652.084229">
                <text:p>1652.084229</text:p>
              </table:table-cell>
              <table:table-cell office:value-type="float" office:value="1727.369019">
                <text:p>1727.369019</text:p>
              </table:table-cell>
              <table:table-cell office:value-type="float" office:value="1656.475464">
                <text:p>1656.475464</text:p>
              </table:table-cell>
              <table:table-cell office:value-type="float" office:value="1722.4729">
                <text:p>1722.472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652.535889">
                <text:p>1652.535889</text:p>
              </table:table-cell>
              <table:table-cell office:value-type="float" office:value="1727.310547">
                <text:p>1727.310547</text:p>
              </table:table-cell>
              <table:table-cell office:value-type="float" office:value="1658.800171">
                <text:p>1658.800171</text:p>
              </table:table-cell>
              <table:table-cell office:value-type="float" office:value="1724.233765">
                <text:p>1724.23376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652.285645">
                <text:p>1652.285645</text:p>
              </table:table-cell>
              <table:table-cell office:value-type="float" office:value="1731.431885">
                <text:p>1731.431885</text:p>
              </table:table-cell>
              <table:table-cell office:value-type="float" office:value="1662.369385">
                <text:p>1662.369385</text:p>
              </table:table-cell>
              <table:table-cell office:value-type="float" office:value="1723.565796">
                <text:p>1723.56579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653.369751">
                <text:p>1653.369751</text:p>
              </table:table-cell>
              <table:table-cell office:value-type="float" office:value="1727.339478">
                <text:p>1727.339478</text:p>
              </table:table-cell>
              <table:table-cell office:value-type="float" office:value="1657.777832">
                <text:p>1657.777832</text:p>
              </table:table-cell>
              <table:table-cell office:value-type="float" office:value="1727.004883">
                <text:p>1727.00488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655.506592">
                <text:p>1655.506592</text:p>
              </table:table-cell>
              <table:table-cell office:value-type="float" office:value="1706.024292">
                <text:p>1706.024292</text:p>
              </table:table-cell>
              <table:table-cell office:value-type="float" office:value="1659.007935">
                <text:p>1659.007935</text:p>
              </table:table-cell>
              <table:table-cell office:value-type="float" office:value="1704.934814">
                <text:p>1704.93481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629.324829">
                <text:p>1629.324829</text:p>
              </table:table-cell>
              <table:table-cell office:value-type="float" office:value="1716.756714">
                <text:p>1716.756714</text:p>
              </table:table-cell>
              <table:table-cell office:value-type="float" office:value="1636.662354">
                <text:p>1636.662354</text:p>
              </table:table-cell>
              <table:table-cell office:value-type="float" office:value="1720.897705">
                <text:p>1720.89770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619.164795">
                <text:p>1619.164795</text:p>
              </table:table-cell>
              <table:table-cell office:value-type="float" office:value="1703.928345">
                <text:p>1703.928345</text:p>
              </table:table-cell>
              <table:table-cell office:value-type="float" office:value="1629.496338">
                <text:p>1629.496338</text:p>
              </table:table-cell>
              <table:table-cell office:value-type="float" office:value="1700.54126">
                <text:p>1700.5412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625.34021">
                <text:p>1625.34021</text:p>
              </table:table-cell>
              <table:table-cell office:value-type="float" office:value="1688.796631">
                <text:p>1688.796631</text:p>
              </table:table-cell>
              <table:table-cell office:value-type="float" office:value="1626.633667">
                <text:p>1626.633667</text:p>
              </table:table-cell>
              <table:table-cell office:value-type="float" office:value="1687.253418">
                <text:p>1687.25341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611.273193">
                <text:p>1611.273193</text:p>
              </table:table-cell>
              <table:table-cell office:value-type="float" office:value="1688.406982">
                <text:p>1688.406982</text:p>
              </table:table-cell>
              <table:table-cell office:value-type="float" office:value="1623.123657">
                <text:p>1623.123657</text:p>
              </table:table-cell>
              <table:table-cell office:value-type="float" office:value="1680.205933">
                <text:p>1680.20593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615.302124">
                <text:p>1615.302124</text:p>
              </table:table-cell>
              <table:table-cell office:value-type="float" office:value="1673.14563">
                <text:p>1673.14563</text:p>
              </table:table-cell>
              <table:table-cell office:value-type="float" office:value="1611.945312">
                <text:p>1611.945312</text:p>
              </table:table-cell>
              <table:table-cell office:value-type="float" office:value="1671.117676">
                <text:p>1671.11767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605.413086">
                <text:p>1605.413086</text:p>
              </table:table-cell>
              <table:table-cell office:value-type="float" office:value="1663.665039">
                <text:p>1663.665039</text:p>
              </table:table-cell>
              <table:table-cell office:value-type="float" office:value="1614.056519">
                <text:p>1614.056519</text:p>
              </table:table-cell>
              <table:table-cell office:value-type="float" office:value="1665.058594">
                <text:p>1665.05859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598.396729">
                <text:p>1598.396729</text:p>
              </table:table-cell>
              <table:table-cell office:value-type="float" office:value="1657.9021">
                <text:p>1657.9021</text:p>
              </table:table-cell>
              <table:table-cell office:value-type="float" office:value="1607.08374">
                <text:p>1607.08374</text:p>
              </table:table-cell>
              <table:table-cell office:value-type="float" office:value="1656.823608">
                <text:p>1656.82360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596.747314">
                <text:p>1596.747314</text:p>
              </table:table-cell>
              <table:table-cell office:value-type="float" office:value="1656.661621">
                <text:p>1656.661621</text:p>
              </table:table-cell>
              <table:table-cell office:value-type="float" office:value="1600.986572">
                <text:p>1600.986572</text:p>
              </table:table-cell>
              <table:table-cell office:value-type="float" office:value="1650.174072">
                <text:p>1650.17407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595.771606">
                <text:p>1595.771606</text:p>
              </table:table-cell>
              <table:table-cell office:value-type="float" office:value="1642.837158">
                <text:p>1642.837158</text:p>
              </table:table-cell>
              <table:table-cell office:value-type="float" office:value="1596.134888">
                <text:p>1596.134888</text:p>
              </table:table-cell>
              <table:table-cell office:value-type="float" office:value="1643.01355">
                <text:p>1643.0135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594.056152">
                <text:p>1594.056152</text:p>
              </table:table-cell>
              <table:table-cell office:value-type="float" office:value="1638.255127">
                <text:p>1638.255127</text:p>
              </table:table-cell>
              <table:table-cell office:value-type="float" office:value="1595.494751">
                <text:p>1595.494751</text:p>
              </table:table-cell>
              <table:table-cell office:value-type="float" office:value="1642.563232">
                <text:p>1642.56323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584.314819">
                <text:p>1584.314819</text:p>
              </table:table-cell>
              <table:table-cell office:value-type="float" office:value="1635.321045">
                <text:p>1635.321045</text:p>
              </table:table-cell>
              <table:table-cell office:value-type="float" office:value="1593.622559">
                <text:p>1593.622559</text:p>
              </table:table-cell>
              <table:table-cell office:value-type="float" office:value="1631.725342">
                <text:p>1631.72534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590.630493">
                <text:p>1590.630493</text:p>
              </table:table-cell>
              <table:table-cell office:value-type="float" office:value="1628.928345">
                <text:p>1628.928345</text:p>
              </table:table-cell>
              <table:table-cell office:value-type="float" office:value="1592.039551">
                <text:p>1592.039551</text:p>
              </table:table-cell>
              <table:table-cell office:value-type="float" office:value="1626.244263">
                <text:p>1626.24426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581.946411">
                <text:p>1581.946411</text:p>
              </table:table-cell>
              <table:table-cell office:value-type="float" office:value="1621.38208">
                <text:p>1621.38208</text:p>
              </table:table-cell>
              <table:table-cell office:value-type="float" office:value="1588.212769">
                <text:p>1588.212769</text:p>
              </table:table-cell>
              <table:table-cell office:value-type="float" office:value="1624.02478">
                <text:p>1624.0247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584.063477">
                <text:p>1584.063477</text:p>
              </table:table-cell>
              <table:table-cell office:value-type="float" office:value="1617.536133">
                <text:p>1617.536133</text:p>
              </table:table-cell>
              <table:table-cell office:value-type="float" office:value="1586.2323">
                <text:p>1586.2323</text:p>
              </table:table-cell>
              <table:table-cell office:value-type="float" office:value="1619.296143">
                <text:p>1619.29614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580.054321">
                <text:p>1580.054321</text:p>
              </table:table-cell>
              <table:table-cell office:value-type="float" office:value="1615.321167">
                <text:p>1615.321167</text:p>
              </table:table-cell>
              <table:table-cell office:value-type="float" office:value="1586.827881">
                <text:p>1586.827881</text:p>
              </table:table-cell>
              <table:table-cell office:value-type="float" office:value="1615.23584">
                <text:p>1615.2358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576.111816">
                <text:p>1576.111816</text:p>
              </table:table-cell>
              <table:table-cell office:value-type="float" office:value="1612.188721">
                <text:p>1612.188721</text:p>
              </table:table-cell>
              <table:table-cell office:value-type="float" office:value="1582.689941">
                <text:p>1582.689941</text:p>
              </table:table-cell>
              <table:table-cell office:value-type="float" office:value="1610.591797">
                <text:p>1610.59179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574.202148">
                <text:p>1574.202148</text:p>
              </table:table-cell>
              <table:table-cell office:value-type="float" office:value="1610.492065">
                <text:p>1610.492065</text:p>
              </table:table-cell>
              <table:table-cell office:value-type="float" office:value="1578.124878">
                <text:p>1578.124878</text:p>
              </table:table-cell>
              <table:table-cell office:value-type="float" office:value="1608.089722">
                <text:p>1608.08972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576.046143">
                <text:p>1576.046143</text:p>
              </table:table-cell>
              <table:table-cell office:value-type="float" office:value="1600.766724">
                <text:p>1600.766724</text:p>
              </table:table-cell>
              <table:table-cell office:value-type="float" office:value="1579.543335">
                <text:p>1579.543335</text:p>
              </table:table-cell>
              <table:table-cell office:value-type="float" office:value="1602.653564">
                <text:p>1602.65356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573.066406">
                <text:p>1573.066406</text:p>
              </table:table-cell>
              <table:table-cell office:value-type="float" office:value="1601.605103">
                <text:p>1601.605103</text:p>
              </table:table-cell>
              <table:table-cell office:value-type="float" office:value="1578.478149">
                <text:p>1578.478149</text:p>
              </table:table-cell>
              <table:table-cell office:value-type="float" office:value="1598.633545">
                <text:p>1598.63354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570.427368">
                <text:p>1570.427368</text:p>
              </table:table-cell>
              <table:table-cell office:value-type="float" office:value="1598.80835">
                <text:p>1598.80835</text:p>
              </table:table-cell>
              <table:table-cell office:value-type="float" office:value="1576.615479">
                <text:p>1576.615479</text:p>
              </table:table-cell>
              <table:table-cell office:value-type="float" office:value="1596.871216">
                <text:p>1596.87121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573.164307">
                <text:p>1573.164307</text:p>
              </table:table-cell>
              <table:table-cell office:value-type="float" office:value="1594.391235">
                <text:p>1594.391235</text:p>
              </table:table-cell>
              <table:table-cell office:value-type="float" office:value="1575.509155">
                <text:p>1575.509155</text:p>
              </table:table-cell>
              <table:table-cell office:value-type="float" office:value="1595.670288">
                <text:p>1595.67028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571.952881">
                <text:p>1571.952881</text:p>
              </table:table-cell>
              <table:table-cell office:value-type="float" office:value="1590.365479">
                <text:p>1590.365479</text:p>
              </table:table-cell>
              <table:table-cell office:value-type="float" office:value="1572.96167">
                <text:p>1572.96167</text:p>
              </table:table-cell>
              <table:table-cell office:value-type="float" office:value="1593.865723">
                <text:p>1593.86572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568.662842">
                <text:p>1568.662842</text:p>
              </table:table-cell>
              <table:table-cell office:value-type="float" office:value="1589.264648">
                <text:p>1589.264648</text:p>
              </table:table-cell>
              <table:table-cell office:value-type="float" office:value="1574.783569">
                <text:p>1574.783569</text:p>
              </table:table-cell>
              <table:table-cell office:value-type="float" office:value="1592.698608">
                <text:p>1592.69860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567.406006">
                <text:p>1567.406006</text:p>
              </table:table-cell>
              <table:table-cell office:value-type="float" office:value="1587.421509">
                <text:p>1587.421509</text:p>
              </table:table-cell>
              <table:table-cell office:value-type="float" office:value="1572.722168">
                <text:p>1572.722168</text:p>
              </table:table-cell>
              <table:table-cell office:value-type="float" office:value="1589.993652">
                <text:p>1589.99365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567.789185">
                <text:p>1567.789185</text:p>
              </table:table-cell>
              <table:table-cell office:value-type="float" office:value="1584.831787">
                <text:p>1584.831787</text:p>
              </table:table-cell>
              <table:table-cell office:value-type="float" office:value="1571.934204">
                <text:p>1571.934204</text:p>
              </table:table-cell>
              <table:table-cell office:value-type="float" office:value="1587.765747">
                <text:p>1587.76574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568.35791">
                <text:p>1568.35791</text:p>
              </table:table-cell>
              <table:table-cell office:value-type="float" office:value="1582.378174">
                <text:p>1582.378174</text:p>
              </table:table-cell>
              <table:table-cell office:value-type="float" office:value="1572.149292">
                <text:p>1572.149292</text:p>
              </table:table-cell>
              <table:table-cell office:value-type="float" office:value="1587.42749">
                <text:p>1587.4274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572.507568">
                <text:p>1572.507568</text:p>
              </table:table-cell>
              <table:table-cell office:value-type="float" office:value="1588.441162">
                <text:p>1588.441162</text:p>
              </table:table-cell>
              <table:table-cell office:value-type="float" office:value="1569.993774">
                <text:p>1569.993774</text:p>
              </table:table-cell>
              <table:table-cell office:value-type="float" office:value="1578.813232">
                <text:p>1578.81323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603.425781">
                <text:p>1603.425781</text:p>
              </table:table-cell>
              <table:table-cell office:value-type="float" office:value="1628.764771">
                <text:p>1628.764771</text:p>
              </table:table-cell>
              <table:table-cell office:value-type="float" office:value="1543.325684">
                <text:p>1543.325684</text:p>
              </table:table-cell>
              <table:table-cell office:value-type="float" office:value="1516.614136">
                <text:p>1516.61413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595.999634">
                <text:p>1595.999634</text:p>
              </table:table-cell>
              <table:table-cell office:value-type="float" office:value="1663.264893">
                <text:p>1663.264893</text:p>
              </table:table-cell>
              <table:table-cell office:value-type="float" office:value="1529.236694">
                <text:p>1529.236694</text:p>
              </table:table-cell>
              <table:table-cell office:value-type="float" office:value="1522.777344">
                <text:p>1522.77734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634.190918">
                <text:p>1634.190918</text:p>
              </table:table-cell>
              <table:table-cell office:value-type="float" office:value="1638.725464">
                <text:p>1638.725464</text:p>
              </table:table-cell>
              <table:table-cell office:value-type="float" office:value="1530.602661">
                <text:p>1530.602661</text:p>
              </table:table-cell>
              <table:table-cell office:value-type="float" office:value="1550.721802">
                <text:p>1550.72180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699.493164">
                <text:p>1699.493164</text:p>
              </table:table-cell>
              <table:table-cell office:value-type="float" office:value="1609.870483">
                <text:p>1609.870483</text:p>
              </table:table-cell>
              <table:table-cell office:value-type="float" office:value="1544.041138">
                <text:p>1544.041138</text:p>
              </table:table-cell>
              <table:table-cell office:value-type="float" office:value="1566.960449">
                <text:p>1566.96044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652.643555">
                <text:p>1652.643555</text:p>
              </table:table-cell>
              <table:table-cell office:value-type="float" office:value="1659.104126">
                <text:p>1659.104126</text:p>
              </table:table-cell>
              <table:table-cell office:value-type="float" office:value="1622.338745">
                <text:p>1622.338745</text:p>
              </table:table-cell>
              <table:table-cell office:value-type="float" office:value="1604.278687">
                <text:p>1604.27868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617.812744">
                <text:p>1617.812744</text:p>
              </table:table-cell>
              <table:table-cell office:value-type="float" office:value="1714.976562">
                <text:p>1714.976562</text:p>
              </table:table-cell>
              <table:table-cell office:value-type="float" office:value="1599.709961">
                <text:p>1599.709961</text:p>
              </table:table-cell>
              <table:table-cell office:value-type="float" office:value="1620.574219">
                <text:p>1620.57421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660.231689">
                <text:p>1660.231689</text:p>
              </table:table-cell>
              <table:table-cell office:value-type="float" office:value="1693.622437">
                <text:p>1693.622437</text:p>
              </table:table-cell>
              <table:table-cell office:value-type="float" office:value="1612.20459">
                <text:p>1612.20459</text:p>
              </table:table-cell>
              <table:table-cell office:value-type="float" office:value="1611.061768">
                <text:p>1611.06176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675.469116">
                <text:p>1675.469116</text:p>
              </table:table-cell>
              <table:table-cell office:value-type="float" office:value="1699.17334">
                <text:p>1699.17334</text:p>
              </table:table-cell>
              <table:table-cell office:value-type="float" office:value="1637.731689">
                <text:p>1637.731689</text:p>
              </table:table-cell>
              <table:table-cell office:value-type="float" office:value="1631.160156">
                <text:p>1631.16015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670.323853">
                <text:p>1670.323853</text:p>
              </table:table-cell>
              <table:table-cell office:value-type="float" office:value="1711.377563">
                <text:p>1711.377563</text:p>
              </table:table-cell>
              <table:table-cell office:value-type="float" office:value="1636.155884">
                <text:p>1636.155884</text:p>
              </table:table-cell>
              <table:table-cell office:value-type="float" office:value="1648.201538">
                <text:p>1648.20153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660.504272">
                <text:p>1660.504272</text:p>
              </table:table-cell>
              <table:table-cell office:value-type="float" office:value="1717.453125">
                <text:p>1717.453125</text:p>
              </table:table-cell>
              <table:table-cell office:value-type="float" office:value="1637.697754">
                <text:p>1637.697754</text:p>
              </table:table-cell>
              <table:table-cell office:value-type="float" office:value="1658.904785">
                <text:p>1658.90478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633.962158">
                <text:p>1633.962158</text:p>
              </table:table-cell>
              <table:table-cell office:value-type="float" office:value="1720.428833">
                <text:p>1720.428833</text:p>
              </table:table-cell>
              <table:table-cell office:value-type="float" office:value="1626.822021">
                <text:p>1626.822021</text:p>
              </table:table-cell>
              <table:table-cell office:value-type="float" office:value="1700.283569">
                <text:p>1700.28356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625.963379">
                <text:p>1625.963379</text:p>
              </table:table-cell>
              <table:table-cell office:value-type="float" office:value="1698.059692">
                <text:p>1698.059692</text:p>
              </table:table-cell>
              <table:table-cell office:value-type="float" office:value="1649.946289">
                <text:p>1649.946289</text:p>
              </table:table-cell>
              <table:table-cell office:value-type="float" office:value="1703.49231">
                <text:p>1703.4923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636.030029">
                <text:p>1636.030029</text:p>
              </table:table-cell>
              <table:table-cell office:value-type="float" office:value="1693.690674">
                <text:p>1693.690674</text:p>
              </table:table-cell>
              <table:table-cell office:value-type="float" office:value="1648.408691">
                <text:p>1648.408691</text:p>
              </table:table-cell>
              <table:table-cell office:value-type="float" office:value="1704.539673">
                <text:p>1704.53967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633.193237">
                <text:p>1633.193237</text:p>
              </table:table-cell>
              <table:table-cell office:value-type="float" office:value="1702.068848">
                <text:p>1702.068848</text:p>
              </table:table-cell>
              <table:table-cell office:value-type="float" office:value="1646.417358">
                <text:p>1646.417358</text:p>
              </table:table-cell>
              <table:table-cell office:value-type="float" office:value="1697.810059">
                <text:p>1697.81005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636.506592">
                <text:p>1636.506592</text:p>
              </table:table-cell>
              <table:table-cell office:value-type="float" office:value="1704.681519">
                <text:p>1704.681519</text:p>
              </table:table-cell>
              <table:table-cell office:value-type="float" office:value="1640.121582">
                <text:p>1640.121582</text:p>
              </table:table-cell>
              <table:table-cell office:value-type="float" office:value="1704.309937">
                <text:p>1704.30993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636.017212">
                <text:p>1636.017212</text:p>
              </table:table-cell>
              <table:table-cell office:value-type="float" office:value="1700.465698">
                <text:p>1700.465698</text:p>
              </table:table-cell>
              <table:table-cell office:value-type="float" office:value="1641.546997">
                <text:p>1641.546997</text:p>
              </table:table-cell>
              <table:table-cell office:value-type="float" office:value="1702.89624">
                <text:p>1702.8962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639.064819">
                <text:p>1639.064819</text:p>
              </table:table-cell>
              <table:table-cell office:value-type="float" office:value="1702.576904">
                <text:p>1702.576904</text:p>
              </table:table-cell>
              <table:table-cell office:value-type="float" office:value="1644.050903">
                <text:p>1644.050903</text:p>
              </table:table-cell>
              <table:table-cell office:value-type="float" office:value="1703.534668">
                <text:p>1703.53466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636.417725">
                <text:p>1636.417725</text:p>
              </table:table-cell>
              <table:table-cell office:value-type="float" office:value="1708.613159">
                <text:p>1708.613159</text:p>
              </table:table-cell>
              <table:table-cell office:value-type="float" office:value="1640.483521">
                <text:p>1640.483521</text:p>
              </table:table-cell>
              <table:table-cell office:value-type="float" office:value="1706.953735">
                <text:p>1706.95373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637.897095">
                <text:p>1637.897095</text:p>
              </table:table-cell>
              <table:table-cell office:value-type="float" office:value="1704.549805">
                <text:p>1704.549805</text:p>
              </table:table-cell>
              <table:table-cell office:value-type="float" office:value="1641.717773">
                <text:p>1641.717773</text:p>
              </table:table-cell>
              <table:table-cell office:value-type="float" office:value="1705.578857">
                <text:p>1705.57885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642.851318">
                <text:p>1642.851318</text:p>
              </table:table-cell>
              <table:table-cell office:value-type="float" office:value="1701.309082">
                <text:p>1701.309082</text:p>
              </table:table-cell>
              <table:table-cell office:value-type="float" office:value="1644.908569">
                <text:p>1644.908569</text:p>
              </table:table-cell>
              <table:table-cell office:value-type="float" office:value="1703.729614">
                <text:p>1703.72961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643.042236">
                <text:p>1643.042236</text:p>
              </table:table-cell>
              <table:table-cell office:value-type="float" office:value="1704.759521">
                <text:p>1704.759521</text:p>
              </table:table-cell>
              <table:table-cell office:value-type="float" office:value="1645.612061">
                <text:p>1645.612061</text:p>
              </table:table-cell>
              <table:table-cell office:value-type="float" office:value="1705.186157">
                <text:p>1705.18615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643.585205">
                <text:p>1643.585205</text:p>
              </table:table-cell>
              <table:table-cell office:value-type="float" office:value="1706.919434">
                <text:p>1706.919434</text:p>
              </table:table-cell>
              <table:table-cell office:value-type="float" office:value="1645.20874">
                <text:p>1645.20874</text:p>
              </table:table-cell>
              <table:table-cell office:value-type="float" office:value="1706.32605">
                <text:p>1706.3260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640.693481">
                <text:p>1640.693481</text:p>
              </table:table-cell>
              <table:table-cell office:value-type="float" office:value="1708.130615">
                <text:p>1708.130615</text:p>
              </table:table-cell>
              <table:table-cell office:value-type="float" office:value="1646.332397">
                <text:p>1646.332397</text:p>
              </table:table-cell>
              <table:table-cell office:value-type="float" office:value="1707.614624">
                <text:p>1707.61462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641.206055">
                <text:p>1641.206055</text:p>
              </table:table-cell>
              <table:table-cell office:value-type="float" office:value="1707.629883">
                <text:p>1707.629883</text:p>
              </table:table-cell>
              <table:table-cell office:value-type="float" office:value="1642.126709">
                <text:p>1642.126709</text:p>
              </table:table-cell>
              <table:table-cell office:value-type="float" office:value="1711.726685">
                <text:p>1711.72668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636.829102">
                <text:p>1636.829102</text:p>
              </table:table-cell>
              <table:table-cell office:value-type="float" office:value="1711.951172">
                <text:p>1711.951172</text:p>
              </table:table-cell>
              <table:table-cell office:value-type="float" office:value="1643.632812">
                <text:p>1643.632812</text:p>
              </table:table-cell>
              <table:table-cell office:value-type="float" office:value="1707.65271">
                <text:p>1707.6527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640.002808">
                <text:p>1640.002808</text:p>
              </table:table-cell>
              <table:table-cell office:value-type="float" office:value="1711.336914">
                <text:p>1711.336914</text:p>
              </table:table-cell>
              <table:table-cell office:value-type="float" office:value="1645.639526">
                <text:p>1645.639526</text:p>
              </table:table-cell>
              <table:table-cell office:value-type="float" office:value="1708.898071">
                <text:p>1708.89807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641.625488">
                <text:p>1641.625488</text:p>
              </table:table-cell>
              <table:table-cell office:value-type="float" office:value="1706.991699">
                <text:p>1706.991699</text:p>
              </table:table-cell>
              <table:table-cell office:value-type="float" office:value="1646.188965">
                <text:p>1646.188965</text:p>
              </table:table-cell>
              <table:table-cell office:value-type="float" office:value="1707.172119">
                <text:p>1707.17211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639.467529">
                <text:p>1639.467529</text:p>
              </table:table-cell>
              <table:table-cell office:value-type="float" office:value="1712.958862">
                <text:p>1712.958862</text:p>
              </table:table-cell>
              <table:table-cell office:value-type="float" office:value="1643.79541">
                <text:p>1643.79541</text:p>
              </table:table-cell>
              <table:table-cell office:value-type="float" office:value="1710.399536">
                <text:p>1710.39953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641.089111">
                <text:p>1641.089111</text:p>
              </table:table-cell>
              <table:table-cell office:value-type="float" office:value="1708.398315">
                <text:p>1708.398315</text:p>
              </table:table-cell>
              <table:table-cell office:value-type="float" office:value="1646.264282">
                <text:p>1646.264282</text:p>
              </table:table-cell>
              <table:table-cell office:value-type="float" office:value="1709.153564">
                <text:p>1709.15356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641.622192">
                <text:p>1641.622192</text:p>
              </table:table-cell>
              <table:table-cell office:value-type="float" office:value="1710.327148">
                <text:p>1710.327148</text:p>
              </table:table-cell>
              <table:table-cell office:value-type="float" office:value="1645.444092">
                <text:p>1645.444092</text:p>
              </table:table-cell>
              <table:table-cell office:value-type="float" office:value="1708.615112">
                <text:p>1708.61511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642.746704">
                <text:p>1642.746704</text:p>
              </table:table-cell>
              <table:table-cell office:value-type="float" office:value="1711.566406">
                <text:p>1711.566406</text:p>
              </table:table-cell>
              <table:table-cell office:value-type="float" office:value="1650.280029">
                <text:p>1650.280029</text:p>
              </table:table-cell>
              <table:table-cell office:value-type="float" office:value="1709.458984">
                <text:p>1709.45898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641.222656">
                <text:p>1641.222656</text:p>
              </table:table-cell>
              <table:table-cell office:value-type="float" office:value="1710.845337">
                <text:p>1710.845337</text:p>
              </table:table-cell>
              <table:table-cell office:value-type="float" office:value="1649.057495">
                <text:p>1649.057495</text:p>
              </table:table-cell>
              <table:table-cell office:value-type="float" office:value="1707.991455">
                <text:p>1707.99145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641.808716">
                <text:p>1641.808716</text:p>
              </table:table-cell>
              <table:table-cell office:value-type="float" office:value="1712.785645">
                <text:p>1712.785645</text:p>
              </table:table-cell>
              <table:table-cell office:value-type="float" office:value="1648.773682">
                <text:p>1648.773682</text:p>
              </table:table-cell>
              <table:table-cell office:value-type="float" office:value="1710.259521">
                <text:p>1710.25952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641.266968">
                <text:p>1641.266968</text:p>
              </table:table-cell>
              <table:table-cell office:value-type="float" office:value="1713.061035">
                <text:p>1713.061035</text:p>
              </table:table-cell>
              <table:table-cell office:value-type="float" office:value="1647.198242">
                <text:p>1647.198242</text:p>
              </table:table-cell>
              <table:table-cell office:value-type="float" office:value="1709.640869">
                <text:p>1709.64086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642.516479">
                <text:p>1642.516479</text:p>
              </table:table-cell>
              <table:table-cell office:value-type="float" office:value="1710.626953">
                <text:p>1710.626953</text:p>
              </table:table-cell>
              <table:table-cell office:value-type="float" office:value="1650.253662">
                <text:p>1650.253662</text:p>
              </table:table-cell>
              <table:table-cell office:value-type="float" office:value="1708.862183">
                <text:p>1708.86218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643.205566">
                <text:p>1643.205566</text:p>
              </table:table-cell>
              <table:table-cell office:value-type="float" office:value="1714.276001">
                <text:p>1714.276001</text:p>
              </table:table-cell>
              <table:table-cell office:value-type="float" office:value="1647.013428">
                <text:p>1647.013428</text:p>
              </table:table-cell>
              <table:table-cell office:value-type="float" office:value="1713.11438">
                <text:p>1713.1143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642.5177">
                <text:p>1642.5177</text:p>
              </table:table-cell>
              <table:table-cell office:value-type="float" office:value="1712.906494">
                <text:p>1712.906494</text:p>
              </table:table-cell>
              <table:table-cell office:value-type="float" office:value="1648.75769">
                <text:p>1648.75769</text:p>
              </table:table-cell>
              <table:table-cell office:value-type="float" office:value="1711.824341">
                <text:p>1711.82434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640.37207">
                <text:p>1640.37207</text:p>
              </table:table-cell>
              <table:table-cell office:value-type="float" office:value="1716.583862">
                <text:p>1716.583862</text:p>
              </table:table-cell>
              <table:table-cell office:value-type="float" office:value="1647.572388">
                <text:p>1647.572388</text:p>
              </table:table-cell>
              <table:table-cell office:value-type="float" office:value="1713.627563">
                <text:p>1713.62756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643.243042">
                <text:p>1643.243042</text:p>
              </table:table-cell>
              <table:table-cell office:value-type="float" office:value="1711.638184">
                <text:p>1711.638184</text:p>
              </table:table-cell>
              <table:table-cell office:value-type="float" office:value="1649.893066">
                <text:p>1649.893066</text:p>
              </table:table-cell>
              <table:table-cell office:value-type="float" office:value="1711.484375">
                <text:p>1711.48437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647.086304">
                <text:p>1647.086304</text:p>
              </table:table-cell>
              <table:table-cell office:value-type="float" office:value="1711.320068">
                <text:p>1711.320068</text:p>
              </table:table-cell>
              <table:table-cell office:value-type="float" office:value="1650.689941">
                <text:p>1650.689941</text:p>
              </table:table-cell>
              <table:table-cell office:value-type="float" office:value="1710.029419">
                <text:p>1710.02941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641.472534">
                <text:p>1641.472534</text:p>
              </table:table-cell>
              <table:table-cell office:value-type="float" office:value="1715.606323">
                <text:p>1715.606323</text:p>
              </table:table-cell>
              <table:table-cell office:value-type="float" office:value="1648.081543">
                <text:p>1648.081543</text:p>
              </table:table-cell>
              <table:table-cell office:value-type="float" office:value="1711.962158">
                <text:p>1711.96215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643.962158">
                <text:p>1643.962158</text:p>
              </table:table-cell>
              <table:table-cell office:value-type="float" office:value="1715.793945">
                <text:p>1715.793945</text:p>
              </table:table-cell>
              <table:table-cell office:value-type="float" office:value="1649.601196">
                <text:p>1649.601196</text:p>
              </table:table-cell>
              <table:table-cell office:value-type="float" office:value="1712.068237">
                <text:p>1712.06823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641.959839">
                <text:p>1641.959839</text:p>
              </table:table-cell>
              <table:table-cell office:value-type="float" office:value="1713.90625">
                <text:p>1713.90625</text:p>
              </table:table-cell>
              <table:table-cell office:value-type="float" office:value="1651.437988">
                <text:p>1651.437988</text:p>
              </table:table-cell>
              <table:table-cell office:value-type="float" office:value="1710.849609">
                <text:p>1710.84960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645.701538">
                <text:p>1645.701538</text:p>
              </table:table-cell>
              <table:table-cell office:value-type="float" office:value="1715.147339">
                <text:p>1715.147339</text:p>
              </table:table-cell>
              <table:table-cell office:value-type="float" office:value="1650.852905">
                <text:p>1650.852905</text:p>
              </table:table-cell>
              <table:table-cell office:value-type="float" office:value="1715.177856">
                <text:p>1715.17785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646.916016">
                <text:p>1646.916016</text:p>
              </table:table-cell>
              <table:table-cell office:value-type="float" office:value="1712.697876">
                <text:p>1712.697876</text:p>
              </table:table-cell>
              <table:table-cell office:value-type="float" office:value="1650.720337">
                <text:p>1650.720337</text:p>
              </table:table-cell>
              <table:table-cell office:value-type="float" office:value="1710.68396">
                <text:p>1710.6839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645.536987">
                <text:p>1645.536987</text:p>
              </table:table-cell>
              <table:table-cell office:value-type="float" office:value="1718.556396">
                <text:p>1718.556396</text:p>
              </table:table-cell>
              <table:table-cell office:value-type="float" office:value="1651.766724">
                <text:p>1651.766724</text:p>
              </table:table-cell>
              <table:table-cell office:value-type="float" office:value="1715.286987">
                <text:p>1715.28698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644.727295">
                <text:p>1644.727295</text:p>
              </table:table-cell>
              <table:table-cell office:value-type="float" office:value="1716.067627">
                <text:p>1716.067627</text:p>
              </table:table-cell>
              <table:table-cell office:value-type="float" office:value="1652.154785">
                <text:p>1652.154785</text:p>
              </table:table-cell>
              <table:table-cell office:value-type="float" office:value="1715.341309">
                <text:p>1715.34130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643.347046">
                <text:p>1643.347046</text:p>
              </table:table-cell>
              <table:table-cell office:value-type="float" office:value="1717.984375">
                <text:p>1717.984375</text:p>
              </table:table-cell>
              <table:table-cell office:value-type="float" office:value="1651.453979">
                <text:p>1651.453979</text:p>
              </table:table-cell>
              <table:table-cell office:value-type="float" office:value="1714.736694">
                <text:p>1714.73669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648.915527">
                <text:p>1648.915527</text:p>
              </table:table-cell>
              <table:table-cell office:value-type="float" office:value="1717.898315">
                <text:p>1717.898315</text:p>
              </table:table-cell>
              <table:table-cell office:value-type="float" office:value="1653.338623">
                <text:p>1653.338623</text:p>
              </table:table-cell>
              <table:table-cell office:value-type="float" office:value="1718.92981">
                <text:p>1718.9298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645.491821">
                <text:p>1645.491821</text:p>
              </table:table-cell>
              <table:table-cell office:value-type="float" office:value="1717.144653">
                <text:p>1717.144653</text:p>
              </table:table-cell>
              <table:table-cell office:value-type="float" office:value="1652.047607">
                <text:p>1652.047607</text:p>
              </table:table-cell>
              <table:table-cell office:value-type="float" office:value="1718.182495">
                <text:p>1718.18249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645.177246">
                <text:p>1645.177246</text:p>
              </table:table-cell>
              <table:table-cell office:value-type="float" office:value="1717.611084">
                <text:p>1717.611084</text:p>
              </table:table-cell>
              <table:table-cell office:value-type="float" office:value="1649.94873">
                <text:p>1649.94873</text:p>
              </table:table-cell>
              <table:table-cell office:value-type="float" office:value="1716.074463">
                <text:p>1716.07446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650.338013">
                <text:p>1650.338013</text:p>
              </table:table-cell>
              <table:table-cell office:value-type="float" office:value="1718.120728">
                <text:p>1718.120728</text:p>
              </table:table-cell>
              <table:table-cell office:value-type="float" office:value="1652.034302">
                <text:p>1652.034302</text:p>
              </table:table-cell>
              <table:table-cell office:value-type="float" office:value="1719.199219">
                <text:p>1719.19921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647.564453">
                <text:p>1647.564453</text:p>
              </table:table-cell>
              <table:table-cell office:value-type="float" office:value="1722.088867">
                <text:p>1722.088867</text:p>
              </table:table-cell>
              <table:table-cell office:value-type="float" office:value="1656.129272">
                <text:p>1656.129272</text:p>
              </table:table-cell>
              <table:table-cell office:value-type="float" office:value="1716.89917">
                <text:p>1716.8991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646.949585">
                <text:p>1646.949585</text:p>
              </table:table-cell>
              <table:table-cell office:value-type="float" office:value="1718.862793">
                <text:p>1718.862793</text:p>
              </table:table-cell>
              <table:table-cell office:value-type="float" office:value="1655.335449">
                <text:p>1655.335449</text:p>
              </table:table-cell>
              <table:table-cell office:value-type="float" office:value="1718.416016">
                <text:p>1718.41601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649.111084">
                <text:p>1649.111084</text:p>
              </table:table-cell>
              <table:table-cell office:value-type="float" office:value="1719.787598">
                <text:p>1719.787598</text:p>
              </table:table-cell>
              <table:table-cell office:value-type="float" office:value="1654.112793">
                <text:p>1654.112793</text:p>
              </table:table-cell>
              <table:table-cell office:value-type="float" office:value="1719.634033">
                <text:p>1719.63403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649.996338">
                <text:p>1649.996338</text:p>
              </table:table-cell>
              <table:table-cell office:value-type="float" office:value="1722.790283">
                <text:p>1722.790283</text:p>
              </table:table-cell>
              <table:table-cell office:value-type="float" office:value="1654.772461">
                <text:p>1654.772461</text:p>
              </table:table-cell>
              <table:table-cell office:value-type="float" office:value="1719.667236">
                <text:p>1719.66723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647.566162">
                <text:p>1647.566162</text:p>
              </table:table-cell>
              <table:table-cell office:value-type="float" office:value="1724.252197">
                <text:p>1724.252197</text:p>
              </table:table-cell>
              <table:table-cell office:value-type="float" office:value="1653.504395">
                <text:p>1653.504395</text:p>
              </table:table-cell>
              <table:table-cell office:value-type="float" office:value="1723.928833">
                <text:p>1723.92883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649.880737">
                <text:p>1649.880737</text:p>
              </table:table-cell>
              <table:table-cell office:value-type="float" office:value="1724.744507">
                <text:p>1724.744507</text:p>
              </table:table-cell>
              <table:table-cell office:value-type="float" office:value="1657.000488">
                <text:p>1657.000488</text:p>
              </table:table-cell>
              <table:table-cell office:value-type="float" office:value="1722.23999">
                <text:p>1722.2399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646.728271">
                <text:p>1646.728271</text:p>
              </table:table-cell>
              <table:table-cell office:value-type="float" office:value="1726.766724">
                <text:p>1726.766724</text:p>
              </table:table-cell>
              <table:table-cell office:value-type="float" office:value="1654.005615">
                <text:p>1654.005615</text:p>
              </table:table-cell>
              <table:table-cell office:value-type="float" office:value="1723.392944">
                <text:p>1723.39294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647.890747">
                <text:p>1647.890747</text:p>
              </table:table-cell>
              <table:table-cell office:value-type="float" office:value="1724.135986">
                <text:p>1724.135986</text:p>
              </table:table-cell>
              <table:table-cell office:value-type="float" office:value="1657.986572">
                <text:p>1657.986572</text:p>
              </table:table-cell>
              <table:table-cell office:value-type="float" office:value="1723.075562">
                <text:p>1723.07556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652.03833">
                <text:p>1652.03833</text:p>
              </table:table-cell>
              <table:table-cell office:value-type="float" office:value="1725.436035">
                <text:p>1725.436035</text:p>
              </table:table-cell>
              <table:table-cell office:value-type="float" office:value="1658.883789">
                <text:p>1658.883789</text:p>
              </table:table-cell>
              <table:table-cell office:value-type="float" office:value="1721.825195">
                <text:p>1721.82519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649.824829">
                <text:p>1649.824829</text:p>
              </table:table-cell>
              <table:table-cell office:value-type="float" office:value="1725.374023">
                <text:p>1725.374023</text:p>
              </table:table-cell>
              <table:table-cell office:value-type="float" office:value="1658.154541">
                <text:p>1658.154541</text:p>
              </table:table-cell>
              <table:table-cell office:value-type="float" office:value="1723.030884">
                <text:p>1723.03088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652.713257">
                <text:p>1652.713257</text:p>
              </table:table-cell>
              <table:table-cell office:value-type="float" office:value="1726.919189">
                <text:p>1726.919189</text:p>
              </table:table-cell>
              <table:table-cell office:value-type="float" office:value="1656.547363">
                <text:p>1656.547363</text:p>
              </table:table-cell>
              <table:table-cell office:value-type="float" office:value="1722.405029">
                <text:p>1722.40502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652.246338">
                <text:p>1652.246338</text:p>
              </table:table-cell>
              <table:table-cell office:value-type="float" office:value="1726.681152">
                <text:p>1726.681152</text:p>
              </table:table-cell>
              <table:table-cell office:value-type="float" office:value="1662.37146">
                <text:p>1662.37146</text:p>
              </table:table-cell>
              <table:table-cell office:value-type="float" office:value="1721.189697">
                <text:p>1721.18969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653.20813">
                <text:p>1653.20813</text:p>
              </table:table-cell>
              <table:table-cell office:value-type="float" office:value="1725.319336">
                <text:p>1725.319336</text:p>
              </table:table-cell>
              <table:table-cell office:value-type="float" office:value="1662.484985">
                <text:p>1662.484985</text:p>
              </table:table-cell>
              <table:table-cell office:value-type="float" office:value="1722.528076">
                <text:p>1722.52807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651.887085">
                <text:p>1651.887085</text:p>
              </table:table-cell>
              <table:table-cell office:value-type="float" office:value="1727.976685">
                <text:p>1727.976685</text:p>
              </table:table-cell>
              <table:table-cell office:value-type="float" office:value="1659.887695">
                <text:p>1659.887695</text:p>
              </table:table-cell>
              <table:table-cell office:value-type="float" office:value="1725.847168">
                <text:p>1725.84716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652.496094">
                <text:p>1652.496094</text:p>
              </table:table-cell>
              <table:table-cell office:value-type="float" office:value="1726.992432">
                <text:p>1726.992432</text:p>
              </table:table-cell>
              <table:table-cell office:value-type="float" office:value="1658.500732">
                <text:p>1658.500732</text:p>
              </table:table-cell>
              <table:table-cell office:value-type="float" office:value="1726.065796">
                <text:p>1726.06579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651.3479">
                <text:p>1651.3479</text:p>
              </table:table-cell>
              <table:table-cell office:value-type="float" office:value="1729.70459">
                <text:p>1729.70459</text:p>
              </table:table-cell>
              <table:table-cell office:value-type="float" office:value="1664.500244">
                <text:p>1664.500244</text:p>
              </table:table-cell>
              <table:table-cell office:value-type="float" office:value="1725.097168">
                <text:p>1725.09716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653.397095">
                <text:p>1653.397095</text:p>
              </table:table-cell>
              <table:table-cell office:value-type="float" office:value="1729.901733">
                <text:p>1729.901733</text:p>
              </table:table-cell>
              <table:table-cell office:value-type="float" office:value="1659.648438">
                <text:p>1659.648438</text:p>
              </table:table-cell>
              <table:table-cell office:value-type="float" office:value="1725.743896">
                <text:p>1725.74389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653.341431">
                <text:p>1653.341431</text:p>
              </table:table-cell>
              <table:table-cell office:value-type="float" office:value="1730.555908">
                <text:p>1730.555908</text:p>
              </table:table-cell>
              <table:table-cell office:value-type="float" office:value="1662.279297">
                <text:p>1662.279297</text:p>
              </table:table-cell>
              <table:table-cell office:value-type="float" office:value="1724.545654">
                <text:p>1724.54565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653.165283">
                <text:p>1653.165283</text:p>
              </table:table-cell>
              <table:table-cell office:value-type="float" office:value="1730.865723">
                <text:p>1730.865723</text:p>
              </table:table-cell>
              <table:table-cell office:value-type="float" office:value="1656.896729">
                <text:p>1656.896729</text:p>
              </table:table-cell>
              <table:table-cell office:value-type="float" office:value="1730.053345">
                <text:p>1730.05334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658.997437">
                <text:p>1658.997437</text:p>
              </table:table-cell>
              <table:table-cell office:value-type="float" office:value="1726.932617">
                <text:p>1726.932617</text:p>
              </table:table-cell>
              <table:table-cell office:value-type="float" office:value="1663.553589">
                <text:p>1663.553589</text:p>
              </table:table-cell>
              <table:table-cell office:value-type="float" office:value="1725.97998">
                <text:p>1725.9799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655.226807">
                <text:p>1655.226807</text:p>
              </table:table-cell>
              <table:table-cell office:value-type="float" office:value="1729.993408">
                <text:p>1729.993408</text:p>
              </table:table-cell>
              <table:table-cell office:value-type="float" office:value="1661.75293">
                <text:p>1661.75293</text:p>
              </table:table-cell>
              <table:table-cell office:value-type="float" office:value="1726.934204">
                <text:p>1726.93420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652.172729">
                <text:p>1652.172729</text:p>
              </table:table-cell>
              <table:table-cell office:value-type="float" office:value="1734.365845">
                <text:p>1734.365845</text:p>
              </table:table-cell>
              <table:table-cell office:value-type="float" office:value="1664.487793">
                <text:p>1664.487793</text:p>
              </table:table-cell>
              <table:table-cell office:value-type="float" office:value="1730.642944">
                <text:p>1730.64294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655.206177">
                <text:p>1655.206177</text:p>
              </table:table-cell>
              <table:table-cell office:value-type="float" office:value="1730.349487">
                <text:p>1730.349487</text:p>
              </table:table-cell>
              <table:table-cell office:value-type="float" office:value="1661.184326">
                <text:p>1661.184326</text:p>
              </table:table-cell>
              <table:table-cell office:value-type="float" office:value="1727.044189">
                <text:p>1727.04418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652.829834">
                <text:p>1652.829834</text:p>
              </table:table-cell>
              <table:table-cell office:value-type="float" office:value="1733.220703">
                <text:p>1733.220703</text:p>
              </table:table-cell>
              <table:table-cell office:value-type="float" office:value="1665.52832">
                <text:p>1665.52832</text:p>
              </table:table-cell>
              <table:table-cell office:value-type="float" office:value="1728.486572">
                <text:p>1728.48657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654.843994">
                <text:p>1654.843994</text:p>
              </table:table-cell>
              <table:table-cell office:value-type="float" office:value="1735.225464">
                <text:p>1735.225464</text:p>
              </table:table-cell>
              <table:table-cell office:value-type="float" office:value="1665.044434">
                <text:p>1665.044434</text:p>
              </table:table-cell>
              <table:table-cell office:value-type="float" office:value="1729.748779">
                <text:p>1729.74877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655.126343">
                <text:p>1655.126343</text:p>
              </table:table-cell>
              <table:table-cell office:value-type="float" office:value="1732.967773">
                <text:p>1732.967773</text:p>
              </table:table-cell>
              <table:table-cell office:value-type="float" office:value="1665.31311">
                <text:p>1665.31311</text:p>
              </table:table-cell>
              <table:table-cell office:value-type="float" office:value="1730.124512">
                <text:p>1730.12451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656.202881">
                <text:p>1656.202881</text:p>
              </table:table-cell>
              <table:table-cell office:value-type="float" office:value="1735.01062">
                <text:p>1735.01062</text:p>
              </table:table-cell>
              <table:table-cell office:value-type="float" office:value="1665.869385">
                <text:p>1665.869385</text:p>
              </table:table-cell>
              <table:table-cell office:value-type="float" office:value="1727.477295">
                <text:p>1727.47729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658.371338">
                <text:p>1658.371338</text:p>
              </table:table-cell>
              <table:table-cell office:value-type="float" office:value="1730.569336">
                <text:p>1730.569336</text:p>
              </table:table-cell>
              <table:table-cell office:value-type="float" office:value="1665.20459">
                <text:p>1665.20459</text:p>
              </table:table-cell>
              <table:table-cell office:value-type="float" office:value="1729.314575">
                <text:p>1729.31457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656.744385">
                <text:p>1656.744385</text:p>
              </table:table-cell>
              <table:table-cell office:value-type="float" office:value="1732.963989">
                <text:p>1732.963989</text:p>
              </table:table-cell>
              <table:table-cell office:value-type="float" office:value="1665.61438">
                <text:p>1665.61438</text:p>
              </table:table-cell>
              <table:table-cell office:value-type="float" office:value="1730.474854">
                <text:p>1730.47485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656.14856">
                <text:p>1656.14856</text:p>
              </table:table-cell>
              <table:table-cell office:value-type="float" office:value="1731.694946">
                <text:p>1731.694946</text:p>
              </table:table-cell>
              <table:table-cell office:value-type="float" office:value="1663.996338">
                <text:p>1663.996338</text:p>
              </table:table-cell>
              <table:table-cell office:value-type="float" office:value="1731.378906">
                <text:p>1731.37890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656.646606">
                <text:p>1656.646606</text:p>
              </table:table-cell>
              <table:table-cell office:value-type="float" office:value="1733.356201">
                <text:p>1733.356201</text:p>
              </table:table-cell>
              <table:table-cell office:value-type="float" office:value="1661.688599">
                <text:p>1661.688599</text:p>
              </table:table-cell>
              <table:table-cell office:value-type="float" office:value="1733.190308">
                <text:p>1733.19030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657.157471">
                <text:p>1657.157471</text:p>
              </table:table-cell>
              <table:table-cell office:value-type="float" office:value="1733.302002">
                <text:p>1733.302002</text:p>
              </table:table-cell>
              <table:table-cell office:value-type="float" office:value="1663.230957">
                <text:p>1663.230957</text:p>
              </table:table-cell>
              <table:table-cell office:value-type="float" office:value="1730.474487">
                <text:p>1730.47448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656.427002">
                <text:p>1656.427002</text:p>
              </table:table-cell>
              <table:table-cell office:value-type="float" office:value="1736.793213">
                <text:p>1736.793213</text:p>
              </table:table-cell>
              <table:table-cell office:value-type="float" office:value="1659.129395">
                <text:p>1659.129395</text:p>
              </table:table-cell>
              <table:table-cell office:value-type="float" office:value="1735.124146">
                <text:p>1735.12414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658.426025">
                <text:p>1658.426025</text:p>
              </table:table-cell>
              <table:table-cell office:value-type="float" office:value="1734.23877">
                <text:p>1734.23877</text:p>
              </table:table-cell>
              <table:table-cell office:value-type="float" office:value="1664.468384">
                <text:p>1664.468384</text:p>
              </table:table-cell>
              <table:table-cell office:value-type="float" office:value="1730.231567">
                <text:p>1730.23156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654.264771">
                <text:p>1654.264771</text:p>
              </table:table-cell>
              <table:table-cell office:value-type="float" office:value="1735.370117">
                <text:p>1735.370117</text:p>
              </table:table-cell>
              <table:table-cell office:value-type="float" office:value="1665.767456">
                <text:p>1665.767456</text:p>
              </table:table-cell>
              <table:table-cell office:value-type="float" office:value="1733.724487">
                <text:p>1733.72448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654.192871">
                <text:p>1654.192871</text:p>
              </table:table-cell>
              <table:table-cell office:value-type="float" office:value="1735.991089">
                <text:p>1735.991089</text:p>
              </table:table-cell>
              <table:table-cell office:value-type="float" office:value="1664.259521">
                <text:p>1664.259521</text:p>
              </table:table-cell>
              <table:table-cell office:value-type="float" office:value="1732.126221">
                <text:p>1732.12622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659.185669">
                <text:p>1659.185669</text:p>
              </table:table-cell>
              <table:table-cell office:value-type="float" office:value="1732.98938">
                <text:p>1732.98938</text:p>
              </table:table-cell>
              <table:table-cell office:value-type="float" office:value="1665.617676">
                <text:p>1665.617676</text:p>
              </table:table-cell>
              <table:table-cell office:value-type="float" office:value="1729.473511">
                <text:p>1729.47351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656.464233">
                <text:p>1656.464233</text:p>
              </table:table-cell>
              <table:table-cell office:value-type="float" office:value="1735.992432">
                <text:p>1735.992432</text:p>
              </table:table-cell>
              <table:table-cell office:value-type="float" office:value="1664.955078">
                <text:p>1664.955078</text:p>
              </table:table-cell>
              <table:table-cell office:value-type="float" office:value="1732.623779">
                <text:p>1732.62377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659.802734">
                <text:p>1659.802734</text:p>
              </table:table-cell>
              <table:table-cell office:value-type="float" office:value="1735.058472">
                <text:p>1735.058472</text:p>
              </table:table-cell>
              <table:table-cell office:value-type="float" office:value="1667.623657">
                <text:p>1667.623657</text:p>
              </table:table-cell>
              <table:table-cell office:value-type="float" office:value="1729.835571">
                <text:p>1729.83557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655.036865">
                <text:p>1655.036865</text:p>
              </table:table-cell>
              <table:table-cell office:value-type="float" office:value="1734.402954">
                <text:p>1734.402954</text:p>
              </table:table-cell>
              <table:table-cell office:value-type="float" office:value="1664.870483">
                <text:p>1664.870483</text:p>
              </table:table-cell>
              <table:table-cell office:value-type="float" office:value="1732.742432">
                <text:p>1732.74243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658.327393">
                <text:p>1658.327393</text:p>
              </table:table-cell>
              <table:table-cell office:value-type="float" office:value="1736.933716">
                <text:p>1736.933716</text:p>
              </table:table-cell>
              <table:table-cell office:value-type="float" office:value="1664.658447">
                <text:p>1664.658447</text:p>
              </table:table-cell>
              <table:table-cell office:value-type="float" office:value="1733.22168">
                <text:p>1733.22168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659.026367">
                <text:p>1659.026367</text:p>
              </table:table-cell>
              <table:table-cell office:value-type="float" office:value="1732.134521">
                <text:p>1732.134521</text:p>
              </table:table-cell>
              <table:table-cell office:value-type="float" office:value="1669.677368">
                <text:p>1669.677368</text:p>
              </table:table-cell>
              <table:table-cell office:value-type="float" office:value="1729.822021">
                <text:p>1729.82202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655.334839">
                <text:p>1655.334839</text:p>
              </table:table-cell>
              <table:table-cell office:value-type="float" office:value="1734.87146">
                <text:p>1734.87146</text:p>
              </table:table-cell>
              <table:table-cell office:value-type="float" office:value="1666.09668">
                <text:p>1666.09668</text:p>
              </table:table-cell>
              <table:table-cell office:value-type="float" office:value="1732.80542">
                <text:p>1732.8054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656.957275">
                <text:p>1656.957275</text:p>
              </table:table-cell>
              <table:table-cell office:value-type="float" office:value="1734.186035">
                <text:p>1734.186035</text:p>
              </table:table-cell>
              <table:table-cell office:value-type="float" office:value="1665.954712">
                <text:p>1665.954712</text:p>
              </table:table-cell>
              <table:table-cell office:value-type="float" office:value="1732.751343">
                <text:p>1732.75134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659.789673">
                <text:p>1659.789673</text:p>
              </table:table-cell>
              <table:table-cell office:value-type="float" office:value="1734.772949">
                <text:p>1734.772949</text:p>
              </table:table-cell>
              <table:table-cell office:value-type="float" office:value="1668.66272">
                <text:p>1668.66272</text:p>
              </table:table-cell>
              <table:table-cell office:value-type="float" office:value="1732.936768">
                <text:p>1732.93676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659.283081">
                <text:p>1659.283081</text:p>
              </table:table-cell>
              <table:table-cell office:value-type="float" office:value="1736.824463">
                <text:p>1736.824463</text:p>
              </table:table-cell>
              <table:table-cell office:value-type="float" office:value="1667.566162">
                <text:p>1667.566162</text:p>
              </table:table-cell>
              <table:table-cell office:value-type="float" office:value="1731.983643">
                <text:p>1731.98364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659.169434">
                <text:p>1659.169434</text:p>
              </table:table-cell>
              <table:table-cell office:value-type="float" office:value="1736.894897">
                <text:p>1736.894897</text:p>
              </table:table-cell>
              <table:table-cell office:value-type="float" office:value="1669.711792">
                <text:p>1669.711792</text:p>
              </table:table-cell>
              <table:table-cell office:value-type="float" office:value="1731.68396">
                <text:p>1731.6839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660.672241">
                <text:p>1660.672241</text:p>
              </table:table-cell>
              <table:table-cell office:value-type="float" office:value="1742.16626">
                <text:p>1742.16626</text:p>
              </table:table-cell>
              <table:table-cell office:value-type="float" office:value="1668.148193">
                <text:p>1668.148193</text:p>
              </table:table-cell>
              <table:table-cell office:value-type="float" office:value="1735.978149">
                <text:p>1735.97814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660.773315">
                <text:p>1660.773315</text:p>
              </table:table-cell>
              <table:table-cell office:value-type="float" office:value="1738.480469">
                <text:p>1738.480469</text:p>
              </table:table-cell>
              <table:table-cell office:value-type="float" office:value="1666.675293">
                <text:p>1666.675293</text:p>
              </table:table-cell>
              <table:table-cell office:value-type="float" office:value="1738.324219">
                <text:p>1738.32421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662.629272">
                <text:p>1662.629272</text:p>
              </table:table-cell>
              <table:table-cell office:value-type="float" office:value="1738.527344">
                <text:p>1738.527344</text:p>
              </table:table-cell>
              <table:table-cell office:value-type="float" office:value="1668.037109">
                <text:p>1668.037109</text:p>
              </table:table-cell>
              <table:table-cell office:value-type="float" office:value="1736.855103">
                <text:p>1736.85510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661.88208">
                <text:p>1661.88208</text:p>
              </table:table-cell>
              <table:table-cell office:value-type="float" office:value="1739.794189">
                <text:p>1739.794189</text:p>
              </table:table-cell>
              <table:table-cell office:value-type="float" office:value="1671.196289">
                <text:p>1671.196289</text:p>
              </table:table-cell>
              <table:table-cell office:value-type="float" office:value="1737.347412">
                <text:p>1737.34741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663.417969">
                <text:p>1663.417969</text:p>
              </table:table-cell>
              <table:table-cell office:value-type="float" office:value="1741.011963">
                <text:p>1741.011963</text:p>
              </table:table-cell>
              <table:table-cell office:value-type="float" office:value="1671.464844">
                <text:p>1671.464844</text:p>
              </table:table-cell>
              <table:table-cell office:value-type="float" office:value="1739.144409">
                <text:p>1739.14440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661.632568">
                <text:p>1661.632568</text:p>
              </table:table-cell>
              <table:table-cell office:value-type="float" office:value="1741.405518">
                <text:p>1741.405518</text:p>
              </table:table-cell>
              <table:table-cell office:value-type="float" office:value="1668.751099">
                <text:p>1668.751099</text:p>
              </table:table-cell>
              <table:table-cell office:value-type="float" office:value="1738.176025">
                <text:p>1738.17602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662.912476">
                <text:p>1662.912476</text:p>
              </table:table-cell>
              <table:table-cell office:value-type="float" office:value="1741.490479">
                <text:p>1741.490479</text:p>
              </table:table-cell>
              <table:table-cell office:value-type="float" office:value="1668.752075">
                <text:p>1668.752075</text:p>
              </table:table-cell>
              <table:table-cell office:value-type="float" office:value="1738.353027">
                <text:p>1738.35302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659.731934">
                <text:p>1659.731934</text:p>
              </table:table-cell>
              <table:table-cell office:value-type="float" office:value="1741.619629">
                <text:p>1741.619629</text:p>
              </table:table-cell>
              <table:table-cell office:value-type="float" office:value="1671.226074">
                <text:p>1671.226074</text:p>
              </table:table-cell>
              <table:table-cell office:value-type="float" office:value="1737.387085">
                <text:p>1737.38708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661.751221">
                <text:p>1661.751221</text:p>
              </table:table-cell>
              <table:table-cell office:value-type="float" office:value="1740.921387">
                <text:p>1740.921387</text:p>
              </table:table-cell>
              <table:table-cell office:value-type="float" office:value="1670.887695">
                <text:p>1670.887695</text:p>
              </table:table-cell>
              <table:table-cell office:value-type="float" office:value="1739.705933">
                <text:p>1739.70593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663.89856">
                <text:p>1663.89856</text:p>
              </table:table-cell>
              <table:table-cell office:value-type="float" office:value="1742.904175">
                <text:p>1742.904175</text:p>
              </table:table-cell>
              <table:table-cell office:value-type="float" office:value="1672.812866">
                <text:p>1672.812866</text:p>
              </table:table-cell>
              <table:table-cell office:value-type="float" office:value="1738.754761">
                <text:p>1738.75476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663.178101">
                <text:p>1663.178101</text:p>
              </table:table-cell>
              <table:table-cell office:value-type="float" office:value="1744.623779">
                <text:p>1744.623779</text:p>
              </table:table-cell>
              <table:table-cell office:value-type="float" office:value="1668.843628">
                <text:p>1668.843628</text:p>
              </table:table-cell>
              <table:table-cell office:value-type="float" office:value="1740.942749">
                <text:p>1740.94274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661.589233">
                <text:p>1661.589233</text:p>
              </table:table-cell>
              <table:table-cell office:value-type="float" office:value="1742.044678">
                <text:p>1742.044678</text:p>
              </table:table-cell>
              <table:table-cell office:value-type="float" office:value="1671.068359">
                <text:p>1671.068359</text:p>
              </table:table-cell>
              <table:table-cell office:value-type="float" office:value="1736.037354">
                <text:p>1736.03735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664.5625">
                <text:p>1664.5625</text:p>
              </table:table-cell>
              <table:table-cell office:value-type="float" office:value="1744.130615">
                <text:p>1744.130615</text:p>
              </table:table-cell>
              <table:table-cell office:value-type="float" office:value="1673.688965">
                <text:p>1673.688965</text:p>
              </table:table-cell>
              <table:table-cell office:value-type="float" office:value="1740.976196">
                <text:p>1740.97619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662.436768">
                <text:p>1662.436768</text:p>
              </table:table-cell>
              <table:table-cell office:value-type="float" office:value="1742.913818">
                <text:p>1742.913818</text:p>
              </table:table-cell>
              <table:table-cell office:value-type="float" office:value="1667.476074">
                <text:p>1667.476074</text:p>
              </table:table-cell>
              <table:table-cell office:value-type="float" office:value="1739.348389">
                <text:p>1739.34838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662.195312">
                <text:p>1662.195312</text:p>
              </table:table-cell>
              <table:table-cell office:value-type="float" office:value="1742.129761">
                <text:p>1742.129761</text:p>
              </table:table-cell>
              <table:table-cell office:value-type="float" office:value="1671.657104">
                <text:p>1671.657104</text:p>
              </table:table-cell>
              <table:table-cell office:value-type="float" office:value="1740.577515">
                <text:p>1740.57751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664.902466">
                <text:p>1664.902466</text:p>
              </table:table-cell>
              <table:table-cell office:value-type="float" office:value="1745.674561">
                <text:p>1745.674561</text:p>
              </table:table-cell>
              <table:table-cell office:value-type="float" office:value="1672.682495">
                <text:p>1672.682495</text:p>
              </table:table-cell>
              <table:table-cell office:value-type="float" office:value="1741.713745">
                <text:p>1741.71374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663.652222">
                <text:p>1663.652222</text:p>
              </table:table-cell>
              <table:table-cell office:value-type="float" office:value="1743.587769">
                <text:p>1743.587769</text:p>
              </table:table-cell>
              <table:table-cell office:value-type="float" office:value="1671.213135">
                <text:p>1671.213135</text:p>
              </table:table-cell>
              <table:table-cell office:value-type="float" office:value="1738.813843">
                <text:p>1738.81384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664.372559">
                <text:p>1664.372559</text:p>
              </table:table-cell>
              <table:table-cell office:value-type="float" office:value="1741.626831">
                <text:p>1741.626831</text:p>
              </table:table-cell>
              <table:table-cell office:value-type="float" office:value="1670.442871">
                <text:p>1670.442871</text:p>
              </table:table-cell>
              <table:table-cell office:value-type="float" office:value="1737.950195">
                <text:p>1737.95019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660.685059">
                <text:p>1660.685059</text:p>
              </table:table-cell>
              <table:table-cell office:value-type="float" office:value="1743.625854">
                <text:p>1743.625854</text:p>
              </table:table-cell>
              <table:table-cell office:value-type="float" office:value="1668.261475">
                <text:p>1668.261475</text:p>
              </table:table-cell>
              <table:table-cell office:value-type="float" office:value="1740.576172">
                <text:p>1740.57617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663.223389">
                <text:p>1663.223389</text:p>
              </table:table-cell>
              <table:table-cell office:value-type="float" office:value="1741.749512">
                <text:p>1741.749512</text:p>
              </table:table-cell>
              <table:table-cell office:value-type="float" office:value="1672.86853">
                <text:p>1672.86853</text:p>
              </table:table-cell>
              <table:table-cell office:value-type="float" office:value="1739.110596">
                <text:p>1739.11059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660.844849">
                <text:p>1660.844849</text:p>
              </table:table-cell>
              <table:table-cell office:value-type="float" office:value="1745.948242">
                <text:p>1745.948242</text:p>
              </table:table-cell>
              <table:table-cell office:value-type="float" office:value="1671.994141">
                <text:p>1671.994141</text:p>
              </table:table-cell>
              <table:table-cell office:value-type="float" office:value="1740.460205">
                <text:p>1740.46020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661.151123">
                <text:p>1661.151123</text:p>
              </table:table-cell>
              <table:table-cell office:value-type="float" office:value="1745.41626">
                <text:p>1745.41626</text:p>
              </table:table-cell>
              <table:table-cell office:value-type="float" office:value="1671.544189">
                <text:p>1671.544189</text:p>
              </table:table-cell>
              <table:table-cell office:value-type="float" office:value="1740.9552">
                <text:p>1740.955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666.099976">
                <text:p>1666.099976</text:p>
              </table:table-cell>
              <table:table-cell office:value-type="float" office:value="1743.165649">
                <text:p>1743.165649</text:p>
              </table:table-cell>
              <table:table-cell office:value-type="float" office:value="1672.46875">
                <text:p>1672.46875</text:p>
              </table:table-cell>
              <table:table-cell office:value-type="float" office:value="1738.295898">
                <text:p>1738.29589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665.569092">
                <text:p>1665.569092</text:p>
              </table:table-cell>
              <table:table-cell office:value-type="float" office:value="1744.420654">
                <text:p>1744.420654</text:p>
              </table:table-cell>
              <table:table-cell office:value-type="float" office:value="1672.190796">
                <text:p>1672.190796</text:p>
              </table:table-cell>
              <table:table-cell office:value-type="float" office:value="1743.301147">
                <text:p>1743.30114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664.255615">
                <text:p>1664.255615</text:p>
              </table:table-cell>
              <table:table-cell office:value-type="float" office:value="1742.855103">
                <text:p>1742.855103</text:p>
              </table:table-cell>
              <table:table-cell office:value-type="float" office:value="1671.742432">
                <text:p>1671.742432</text:p>
              </table:table-cell>
              <table:table-cell office:value-type="float" office:value="1743.570435">
                <text:p>1743.57043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665.322388">
                <text:p>1665.322388</text:p>
              </table:table-cell>
              <table:table-cell office:value-type="float" office:value="1744.627075">
                <text:p>1744.627075</text:p>
              </table:table-cell>
              <table:table-cell office:value-type="float" office:value="1671.976562">
                <text:p>1671.976562</text:p>
              </table:table-cell>
              <table:table-cell office:value-type="float" office:value="1743.699341">
                <text:p>1743.69934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665.495117">
                <text:p>1665.495117</text:p>
              </table:table-cell>
              <table:table-cell office:value-type="float" office:value="1747.039307">
                <text:p>1747.039307</text:p>
              </table:table-cell>
              <table:table-cell office:value-type="float" office:value="1675.131104">
                <text:p>1675.131104</text:p>
              </table:table-cell>
              <table:table-cell office:value-type="float" office:value="1741.39856">
                <text:p>1741.3985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663.465332">
                <text:p>1663.465332</text:p>
              </table:table-cell>
              <table:table-cell office:value-type="float" office:value="1744.585327">
                <text:p>1744.585327</text:p>
              </table:table-cell>
              <table:table-cell office:value-type="float" office:value="1674.163574">
                <text:p>1674.163574</text:p>
              </table:table-cell>
              <table:table-cell office:value-type="float" office:value="1741.088745">
                <text:p>1741.08874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661.898926">
                <text:p>1661.898926</text:p>
              </table:table-cell>
              <table:table-cell office:value-type="float" office:value="1745.820068">
                <text:p>1745.820068</text:p>
              </table:table-cell>
              <table:table-cell office:value-type="float" office:value="1672.200806">
                <text:p>1672.200806</text:p>
              </table:table-cell>
              <table:table-cell office:value-type="float" office:value="1742.355225">
                <text:p>1742.35522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665.486816">
                <text:p>1665.486816</text:p>
              </table:table-cell>
              <table:table-cell office:value-type="float" office:value="1742.352417">
                <text:p>1742.352417</text:p>
              </table:table-cell>
              <table:table-cell office:value-type="float" office:value="1673.700439">
                <text:p>1673.700439</text:p>
              </table:table-cell>
              <table:table-cell office:value-type="float" office:value="1738.796875">
                <text:p>1738.79687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663.819824">
                <text:p>1663.819824</text:p>
              </table:table-cell>
              <table:table-cell office:value-type="float" office:value="1746.970337">
                <text:p>1746.970337</text:p>
              </table:table-cell>
              <table:table-cell office:value-type="float" office:value="1675.031128">
                <text:p>1675.031128</text:p>
              </table:table-cell>
              <table:table-cell office:value-type="float" office:value="1741.383911">
                <text:p>1741.38391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663.136963">
                <text:p>1663.136963</text:p>
              </table:table-cell>
              <table:table-cell office:value-type="float" office:value="1745.158936">
                <text:p>1745.158936</text:p>
              </table:table-cell>
              <table:table-cell office:value-type="float" office:value="1674.343018">
                <text:p>1674.343018</text:p>
              </table:table-cell>
              <table:table-cell office:value-type="float" office:value="1742.311279">
                <text:p>1742.31127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666.338013">
                <text:p>1666.338013</text:p>
              </table:table-cell>
              <table:table-cell office:value-type="float" office:value="1744.463989">
                <text:p>1744.463989</text:p>
              </table:table-cell>
              <table:table-cell office:value-type="float" office:value="1673.002441">
                <text:p>1673.002441</text:p>
              </table:table-cell>
              <table:table-cell office:value-type="float" office:value="1742.159302">
                <text:p>1742.15930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662.261597">
                <text:p>1662.261597</text:p>
              </table:table-cell>
              <table:table-cell office:value-type="float" office:value="1748.915649">
                <text:p>1748.915649</text:p>
              </table:table-cell>
              <table:table-cell office:value-type="float" office:value="1671.907959">
                <text:p>1671.907959</text:p>
              </table:table-cell>
              <table:table-cell office:value-type="float" office:value="1744.28833">
                <text:p>1744.2883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659.792969">
                <text:p>1659.792969</text:p>
              </table:table-cell>
              <table:table-cell office:value-type="float" office:value="1748.911865">
                <text:p>1748.911865</text:p>
              </table:table-cell>
              <table:table-cell office:value-type="float" office:value="1669.226807">
                <text:p>1669.226807</text:p>
              </table:table-cell>
              <table:table-cell office:value-type="float" office:value="1743.338989">
                <text:p>1743.33898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666.762085">
                <text:p>1666.762085</text:p>
              </table:table-cell>
              <table:table-cell office:value-type="float" office:value="1745.487671">
                <text:p>1745.487671</text:p>
              </table:table-cell>
              <table:table-cell office:value-type="float" office:value="1675.600586">
                <text:p>1675.600586</text:p>
              </table:table-cell>
              <table:table-cell office:value-type="float" office:value="1739.568237">
                <text:p>1739.56823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663.157227">
                <text:p>1663.157227</text:p>
              </table:table-cell>
              <table:table-cell office:value-type="float" office:value="1746.1875">
                <text:p>1746.1875</text:p>
              </table:table-cell>
              <table:table-cell office:value-type="float" office:value="1672.328247">
                <text:p>1672.328247</text:p>
              </table:table-cell>
              <table:table-cell office:value-type="float" office:value="1742.785889">
                <text:p>1742.78588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664.77124">
                <text:p>1664.77124</text:p>
              </table:table-cell>
              <table:table-cell office:value-type="float" office:value="1746.226074">
                <text:p>1746.226074</text:p>
              </table:table-cell>
              <table:table-cell office:value-type="float" office:value="1674.388672">
                <text:p>1674.388672</text:p>
              </table:table-cell>
              <table:table-cell office:value-type="float" office:value="1742.747437">
                <text:p>1742.74743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662.808838">
                <text:p>1662.808838</text:p>
              </table:table-cell>
              <table:table-cell office:value-type="float" office:value="1745.081177">
                <text:p>1745.081177</text:p>
              </table:table-cell>
              <table:table-cell office:value-type="float" office:value="1673.005005">
                <text:p>1673.005005</text:p>
              </table:table-cell>
              <table:table-cell office:value-type="float" office:value="1740.670044">
                <text:p>1740.67004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666.093872">
                <text:p>1666.093872</text:p>
              </table:table-cell>
              <table:table-cell office:value-type="float" office:value="1743.138184">
                <text:p>1743.138184</text:p>
              </table:table-cell>
              <table:table-cell office:value-type="float" office:value="1672.65918">
                <text:p>1672.65918</text:p>
              </table:table-cell>
              <table:table-cell office:value-type="float" office:value="1743.101929">
                <text:p>1743.10192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663.61499">
                <text:p>1663.61499</text:p>
              </table:table-cell>
              <table:table-cell office:value-type="float" office:value="1745.99231">
                <text:p>1745.99231</text:p>
              </table:table-cell>
              <table:table-cell office:value-type="float" office:value="1673.326782">
                <text:p>1673.326782</text:p>
              </table:table-cell>
              <table:table-cell office:value-type="float" office:value="1738.948364">
                <text:p>1738.94836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661.025024">
                <text:p>1661.025024</text:p>
              </table:table-cell>
              <table:table-cell office:value-type="float" office:value="1743.859497">
                <text:p>1743.859497</text:p>
              </table:table-cell>
              <table:table-cell office:value-type="float" office:value="1671.253418">
                <text:p>1671.253418</text:p>
              </table:table-cell>
              <table:table-cell office:value-type="float" office:value="1741.624146">
                <text:p>1741.62414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661.389893">
                <text:p>1661.389893</text:p>
              </table:table-cell>
              <table:table-cell office:value-type="float" office:value="1745.837402">
                <text:p>1745.837402</text:p>
              </table:table-cell>
              <table:table-cell office:value-type="float" office:value="1674.596558">
                <text:p>1674.596558</text:p>
              </table:table-cell>
              <table:table-cell office:value-type="float" office:value="1741.835815">
                <text:p>1741.83581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661.15979">
                <text:p>1661.15979</text:p>
              </table:table-cell>
              <table:table-cell office:value-type="float" office:value="1744.56665">
                <text:p>1744.56665</text:p>
              </table:table-cell>
              <table:table-cell office:value-type="float" office:value="1672.823975">
                <text:p>1672.823975</text:p>
              </table:table-cell>
              <table:table-cell office:value-type="float" office:value="1739.487793">
                <text:p>1739.48779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663.192383">
                <text:p>1663.192383</text:p>
              </table:table-cell>
              <table:table-cell office:value-type="float" office:value="1746.588867">
                <text:p>1746.588867</text:p>
              </table:table-cell>
              <table:table-cell office:value-type="float" office:value="1671.67627">
                <text:p>1671.67627</text:p>
              </table:table-cell>
              <table:table-cell office:value-type="float" office:value="1739.159302">
                <text:p>1739.15930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661.821289">
                <text:p>1661.821289</text:p>
              </table:table-cell>
              <table:table-cell office:value-type="float" office:value="1745.118042">
                <text:p>1745.118042</text:p>
              </table:table-cell>
              <table:table-cell office:value-type="float" office:value="1668.901367">
                <text:p>1668.901367</text:p>
              </table:table-cell>
              <table:table-cell office:value-type="float" office:value="1741.302979">
                <text:p>1741.30297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662.638184">
                <text:p>1662.638184</text:p>
              </table:table-cell>
              <table:table-cell office:value-type="float" office:value="1743.379639">
                <text:p>1743.379639</text:p>
              </table:table-cell>
              <table:table-cell office:value-type="float" office:value="1672.187012">
                <text:p>1672.187012</text:p>
              </table:table-cell>
              <table:table-cell office:value-type="float" office:value="1741.332275">
                <text:p>1741.33227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663.6604">
                <text:p>1663.6604</text:p>
              </table:table-cell>
              <table:table-cell office:value-type="float" office:value="1743.403809">
                <text:p>1743.403809</text:p>
              </table:table-cell>
              <table:table-cell office:value-type="float" office:value="1671.354004">
                <text:p>1671.354004</text:p>
              </table:table-cell>
              <table:table-cell office:value-type="float" office:value="1739.664185">
                <text:p>1739.66418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657.592041">
                <text:p>1657.592041</text:p>
              </table:table-cell>
              <table:table-cell office:value-type="float" office:value="1745.756836">
                <text:p>1745.756836</text:p>
              </table:table-cell>
              <table:table-cell office:value-type="float" office:value="1666.944214">
                <text:p>1666.944214</text:p>
              </table:table-cell>
              <table:table-cell office:value-type="float" office:value="1742.193726">
                <text:p>1742.19372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661.220825">
                <text:p>1661.220825</text:p>
              </table:table-cell>
              <table:table-cell office:value-type="float" office:value="1739.840576">
                <text:p>1739.840576</text:p>
              </table:table-cell>
              <table:table-cell office:value-type="float" office:value="1674.561279">
                <text:p>1674.561279</text:p>
              </table:table-cell>
              <table:table-cell office:value-type="float" office:value="1738.799438">
                <text:p>1738.79943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662.129272">
                <text:p>1662.129272</text:p>
              </table:table-cell>
              <table:table-cell office:value-type="float" office:value="1742.130493">
                <text:p>1742.130493</text:p>
              </table:table-cell>
              <table:table-cell office:value-type="float" office:value="1669.946411">
                <text:p>1669.946411</text:p>
              </table:table-cell>
              <table:table-cell office:value-type="float" office:value="1739.463989">
                <text:p>1739.46398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661.54895">
                <text:p>1661.54895</text:p>
              </table:table-cell>
              <table:table-cell office:value-type="float" office:value="1744.073364">
                <text:p>1744.073364</text:p>
              </table:table-cell>
              <table:table-cell office:value-type="float" office:value="1669.086914">
                <text:p>1669.086914</text:p>
              </table:table-cell>
              <table:table-cell office:value-type="float" office:value="1739.894531">
                <text:p>1739.89453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660.325195">
                <text:p>1660.325195</text:p>
              </table:table-cell>
              <table:table-cell office:value-type="float" office:value="1745.174927">
                <text:p>1745.174927</text:p>
              </table:table-cell>
              <table:table-cell office:value-type="float" office:value="1669.783691">
                <text:p>1669.783691</text:p>
              </table:table-cell>
              <table:table-cell office:value-type="float" office:value="1739.919434">
                <text:p>1739.91943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663.059814">
                <text:p>1663.059814</text:p>
              </table:table-cell>
              <table:table-cell office:value-type="float" office:value="1741.341064">
                <text:p>1741.341064</text:p>
              </table:table-cell>
              <table:table-cell office:value-type="float" office:value="1670.439697">
                <text:p>1670.439697</text:p>
              </table:table-cell>
              <table:table-cell office:value-type="float" office:value="1737.354614">
                <text:p>1737.354614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661.327026">
                <text:p>1661.327026</text:p>
              </table:table-cell>
              <table:table-cell office:value-type="float" office:value="1742.774536">
                <text:p>1742.774536</text:p>
              </table:table-cell>
              <table:table-cell office:value-type="float" office:value="1669.457397">
                <text:p>1669.457397</text:p>
              </table:table-cell>
              <table:table-cell office:value-type="float" office:value="1739.103394">
                <text:p>1739.10339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657.008301">
                <text:p>1657.008301</text:p>
              </table:table-cell>
              <table:table-cell office:value-type="float" office:value="1747.32959">
                <text:p>1747.32959</text:p>
              </table:table-cell>
              <table:table-cell office:value-type="float" office:value="1668.133789">
                <text:p>1668.133789</text:p>
              </table:table-cell>
              <table:table-cell office:value-type="float" office:value="1741.669678">
                <text:p>1741.66967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662.156738">
                <text:p>1662.156738</text:p>
              </table:table-cell>
              <table:table-cell office:value-type="float" office:value="1742.685913">
                <text:p>1742.685913</text:p>
              </table:table-cell>
              <table:table-cell office:value-type="float" office:value="1665.801147">
                <text:p>1665.801147</text:p>
              </table:table-cell>
              <table:table-cell office:value-type="float" office:value="1739.622192">
                <text:p>1739.62219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660.814453">
                <text:p>1660.814453</text:p>
              </table:table-cell>
              <table:table-cell office:value-type="float" office:value="1741.72583">
                <text:p>1741.72583</text:p>
              </table:table-cell>
              <table:table-cell office:value-type="float" office:value="1668.9375">
                <text:p>1668.9375</text:p>
              </table:table-cell>
              <table:table-cell office:value-type="float" office:value="1738.621826">
                <text:p>1738.62182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660.161621">
                <text:p>1660.161621</text:p>
              </table:table-cell>
              <table:table-cell office:value-type="float" office:value="1743.256104">
                <text:p>1743.256104</text:p>
              </table:table-cell>
              <table:table-cell office:value-type="float" office:value="1669.170166">
                <text:p>1669.170166</text:p>
              </table:table-cell>
              <table:table-cell office:value-type="float" office:value="1740.007202">
                <text:p>1740.00720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664.854004">
                <text:p>1664.854004</text:p>
              </table:table-cell>
              <table:table-cell office:value-type="float" office:value="1740.983154">
                <text:p>1740.983154</text:p>
              </table:table-cell>
              <table:table-cell office:value-type="float" office:value="1672.494751">
                <text:p>1672.494751</text:p>
              </table:table-cell>
              <table:table-cell office:value-type="float" office:value="1737.061768">
                <text:p>1737.06176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659.861084">
                <text:p>1659.861084</text:p>
              </table:table-cell>
              <table:table-cell office:value-type="float" office:value="1742.179077">
                <text:p>1742.179077</text:p>
              </table:table-cell>
              <table:table-cell office:value-type="float" office:value="1668.303833">
                <text:p>1668.303833</text:p>
              </table:table-cell>
              <table:table-cell office:value-type="float" office:value="1740.475464">
                <text:p>1740.47546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658.886719">
                <text:p>1658.886719</text:p>
              </table:table-cell>
              <table:table-cell office:value-type="float" office:value="1743.751709">
                <text:p>1743.751709</text:p>
              </table:table-cell>
              <table:table-cell office:value-type="float" office:value="1668.922119">
                <text:p>1668.922119</text:p>
              </table:table-cell>
              <table:table-cell office:value-type="float" office:value="1737.299561">
                <text:p>1737.29956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661.208252">
                <text:p>1661.208252</text:p>
              </table:table-cell>
              <table:table-cell office:value-type="float" office:value="1743.489868">
                <text:p>1743.489868</text:p>
              </table:table-cell>
              <table:table-cell office:value-type="float" office:value="1667.835693">
                <text:p>1667.835693</text:p>
              </table:table-cell>
              <table:table-cell office:value-type="float" office:value="1739.41333">
                <text:p>1739.4133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660.481934">
                <text:p>1660.481934</text:p>
              </table:table-cell>
              <table:table-cell office:value-type="float" office:value="1742.246826">
                <text:p>1742.246826</text:p>
              </table:table-cell>
              <table:table-cell office:value-type="float" office:value="1671.442627">
                <text:p>1671.442627</text:p>
              </table:table-cell>
              <table:table-cell office:value-type="float" office:value="1739.947754">
                <text:p>1739.94775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659.547363">
                <text:p>1659.547363</text:p>
              </table:table-cell>
              <table:table-cell office:value-type="float" office:value="1741.633179">
                <text:p>1741.633179</text:p>
              </table:table-cell>
              <table:table-cell office:value-type="float" office:value="1672.105347">
                <text:p>1672.105347</text:p>
              </table:table-cell>
              <table:table-cell office:value-type="float" office:value="1738.897461">
                <text:p>1738.89746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660.914673">
                <text:p>1660.914673</text:p>
              </table:table-cell>
              <table:table-cell office:value-type="float" office:value="1742.959473">
                <text:p>1742.959473</text:p>
              </table:table-cell>
              <table:table-cell office:value-type="float" office:value="1669.966187">
                <text:p>1669.966187</text:p>
              </table:table-cell>
              <table:table-cell office:value-type="float" office:value="1737.418945">
                <text:p>1737.41894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662.269165">
                <text:p>1662.269165</text:p>
              </table:table-cell>
              <table:table-cell office:value-type="float" office:value="1743.060303">
                <text:p>1743.060303</text:p>
              </table:table-cell>
              <table:table-cell office:value-type="float" office:value="1671.980225">
                <text:p>1671.980225</text:p>
              </table:table-cell>
              <table:table-cell office:value-type="float" office:value="1740.160889">
                <text:p>1740.16088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658.911133">
                <text:p>1658.911133</text:p>
              </table:table-cell>
              <table:table-cell office:value-type="float" office:value="1743.602051">
                <text:p>1743.602051</text:p>
              </table:table-cell>
              <table:table-cell office:value-type="float" office:value="1666.496948">
                <text:p>1666.496948</text:p>
              </table:table-cell>
              <table:table-cell office:value-type="float" office:value="1740.029541">
                <text:p>1740.02954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665.122559">
                <text:p>1665.122559</text:p>
              </table:table-cell>
              <table:table-cell office:value-type="float" office:value="1739.007568">
                <text:p>1739.007568</text:p>
              </table:table-cell>
              <table:table-cell office:value-type="float" office:value="1670.720337">
                <text:p>1670.720337</text:p>
              </table:table-cell>
              <table:table-cell office:value-type="float" office:value="1739.626953">
                <text:p>1739.62695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659.973633">
                <text:p>1659.973633</text:p>
              </table:table-cell>
              <table:table-cell office:value-type="float" office:value="1748.408325">
                <text:p>1748.408325</text:p>
              </table:table-cell>
              <table:table-cell office:value-type="float" office:value="1668.361084">
                <text:p>1668.361084</text:p>
              </table:table-cell>
              <table:table-cell office:value-type="float" office:value="1742.029785">
                <text:p>1742.02978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663.636841">
                <text:p>1663.636841</text:p>
              </table:table-cell>
              <table:table-cell office:value-type="float" office:value="1739.639404">
                <text:p>1739.639404</text:p>
              </table:table-cell>
              <table:table-cell office:value-type="float" office:value="1670.549805">
                <text:p>1670.549805</text:p>
              </table:table-cell>
              <table:table-cell office:value-type="float" office:value="1737.420288">
                <text:p>1737.42028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659.299072">
                <text:p>1659.299072</text:p>
              </table:table-cell>
              <table:table-cell office:value-type="float" office:value="1742.742432">
                <text:p>1742.742432</text:p>
              </table:table-cell>
              <table:table-cell office:value-type="float" office:value="1669.988037">
                <text:p>1669.988037</text:p>
              </table:table-cell>
              <table:table-cell office:value-type="float" office:value="1737.937744">
                <text:p>1737.93774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664.089844">
                <text:p>1664.089844</text:p>
              </table:table-cell>
              <table:table-cell office:value-type="float" office:value="1741.292969">
                <text:p>1741.292969</text:p>
              </table:table-cell>
              <table:table-cell office:value-type="float" office:value="1672.485474">
                <text:p>1672.485474</text:p>
              </table:table-cell>
              <table:table-cell office:value-type="float" office:value="1735.747559">
                <text:p>1735.74755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661.101929">
                <text:p>1661.101929</text:p>
              </table:table-cell>
              <table:table-cell office:value-type="float" office:value="1744.873779">
                <text:p>1744.873779</text:p>
              </table:table-cell>
              <table:table-cell office:value-type="float" office:value="1667.081055">
                <text:p>1667.081055</text:p>
              </table:table-cell>
              <table:table-cell office:value-type="float" office:value="1742.552368">
                <text:p>1742.55236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661.50061">
                <text:p>1661.50061</text:p>
              </table:table-cell>
              <table:table-cell office:value-type="float" office:value="1742.01062">
                <text:p>1742.01062</text:p>
              </table:table-cell>
              <table:table-cell office:value-type="float" office:value="1669.068726">
                <text:p>1669.068726</text:p>
              </table:table-cell>
              <table:table-cell office:value-type="float" office:value="1737.081421">
                <text:p>1737.08142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662.969482">
                <text:p>1662.969482</text:p>
              </table:table-cell>
              <table:table-cell office:value-type="float" office:value="1741.916504">
                <text:p>1741.916504</text:p>
              </table:table-cell>
              <table:table-cell office:value-type="float" office:value="1670.975098">
                <text:p>1670.975098</text:p>
              </table:table-cell>
              <table:table-cell office:value-type="float" office:value="1739.717041">
                <text:p>1739.71704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662.388306">
                <text:p>1662.388306</text:p>
              </table:table-cell>
              <table:table-cell office:value-type="float" office:value="1745.528076">
                <text:p>1745.528076</text:p>
              </table:table-cell>
              <table:table-cell office:value-type="float" office:value="1667.23584">
                <text:p>1667.23584</text:p>
              </table:table-cell>
              <table:table-cell office:value-type="float" office:value="1742.203613">
                <text:p>1742.20361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662.785889">
                <text:p>1662.785889</text:p>
              </table:table-cell>
              <table:table-cell office:value-type="float" office:value="1743.616089">
                <text:p>1743.616089</text:p>
              </table:table-cell>
              <table:table-cell office:value-type="float" office:value="1670.794434">
                <text:p>1670.794434</text:p>
              </table:table-cell>
              <table:table-cell office:value-type="float" office:value="1739.878662">
                <text:p>1739.87866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663.327026">
                <text:p>1663.327026</text:p>
              </table:table-cell>
              <table:table-cell office:value-type="float" office:value="1744.672974">
                <text:p>1744.672974</text:p>
              </table:table-cell>
              <table:table-cell office:value-type="float" office:value="1673.263672">
                <text:p>1673.263672</text:p>
              </table:table-cell>
              <table:table-cell office:value-type="float" office:value="1737.45166">
                <text:p>1737.4516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663.88623">
                <text:p>1663.88623</text:p>
              </table:table-cell>
              <table:table-cell office:value-type="float" office:value="1743.118896">
                <text:p>1743.118896</text:p>
              </table:table-cell>
              <table:table-cell office:value-type="float" office:value="1671.628296">
                <text:p>1671.628296</text:p>
              </table:table-cell>
              <table:table-cell office:value-type="float" office:value="1739.499878">
                <text:p>1739.49987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661.301514">
                <text:p>1661.301514</text:p>
              </table:table-cell>
              <table:table-cell office:value-type="float" office:value="1746.161743">
                <text:p>1746.161743</text:p>
              </table:table-cell>
              <table:table-cell office:value-type="float" office:value="1669.501221">
                <text:p>1669.501221</text:p>
              </table:table-cell>
              <table:table-cell office:value-type="float" office:value="1741.544556">
                <text:p>1741.54455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666.99353">
                <text:p>1666.99353</text:p>
              </table:table-cell>
              <table:table-cell office:value-type="float" office:value="1742.417603">
                <text:p>1742.417603</text:p>
              </table:table-cell>
              <table:table-cell office:value-type="float" office:value="1672.386841">
                <text:p>1672.386841</text:p>
              </table:table-cell>
              <table:table-cell office:value-type="float" office:value="1741.804688">
                <text:p>1741.80468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662.770508">
                <text:p>1662.770508</text:p>
              </table:table-cell>
              <table:table-cell office:value-type="float" office:value="1746.75769">
                <text:p>1746.75769</text:p>
              </table:table-cell>
              <table:table-cell office:value-type="float" office:value="1671.722656">
                <text:p>1671.722656</text:p>
              </table:table-cell>
              <table:table-cell office:value-type="float" office:value="1738.670166">
                <text:p>1738.67016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664.66272">
                <text:p>1664.66272</text:p>
              </table:table-cell>
              <table:table-cell office:value-type="float" office:value="1743.754761">
                <text:p>1743.754761</text:p>
              </table:table-cell>
              <table:table-cell office:value-type="float" office:value="1674.563721">
                <text:p>1674.563721</text:p>
              </table:table-cell>
              <table:table-cell office:value-type="float" office:value="1739.718994">
                <text:p>1739.71899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661.656982">
                <text:p>1661.656982</text:p>
              </table:table-cell>
              <table:table-cell office:value-type="float" office:value="1749.218018">
                <text:p>1749.218018</text:p>
              </table:table-cell>
              <table:table-cell office:value-type="float" office:value="1673.914062">
                <text:p>1673.914062</text:p>
              </table:table-cell>
              <table:table-cell office:value-type="float" office:value="1741.605591">
                <text:p>1741.60559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664.104614">
                <text:p>1664.104614</text:p>
              </table:table-cell>
              <table:table-cell office:value-type="float" office:value="1748.03833">
                <text:p>1748.03833</text:p>
              </table:table-cell>
              <table:table-cell office:value-type="float" office:value="1672.073975">
                <text:p>1672.073975</text:p>
              </table:table-cell>
              <table:table-cell office:value-type="float" office:value="1743.238159">
                <text:p>1743.23815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662.658691">
                <text:p>1662.658691</text:p>
              </table:table-cell>
              <table:table-cell office:value-type="float" office:value="1747.324951">
                <text:p>1747.324951</text:p>
              </table:table-cell>
              <table:table-cell office:value-type="float" office:value="1671.173218">
                <text:p>1671.173218</text:p>
              </table:table-cell>
              <table:table-cell office:value-type="float" office:value="1746.991699">
                <text:p>1746.99169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667.983276">
                <text:p>1667.983276</text:p>
              </table:table-cell>
              <table:table-cell office:value-type="float" office:value="1744.263672">
                <text:p>1744.263672</text:p>
              </table:table-cell>
              <table:table-cell office:value-type="float" office:value="1676.721924">
                <text:p>1676.721924</text:p>
              </table:table-cell>
              <table:table-cell office:value-type="float" office:value="1742.543335">
                <text:p>1742.54333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665.098755">
                <text:p>1665.098755</text:p>
              </table:table-cell>
              <table:table-cell office:value-type="float" office:value="1749.63916">
                <text:p>1749.63916</text:p>
              </table:table-cell>
              <table:table-cell office:value-type="float" office:value="1672.411377">
                <text:p>1672.411377</text:p>
              </table:table-cell>
              <table:table-cell office:value-type="float" office:value="1747.812622">
                <text:p>1747.81262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666.7229">
                <text:p>1666.7229</text:p>
              </table:table-cell>
              <table:table-cell office:value-type="float" office:value="1749.337524">
                <text:p>1749.337524</text:p>
              </table:table-cell>
              <table:table-cell office:value-type="float" office:value="1674.645264">
                <text:p>1674.645264</text:p>
              </table:table-cell>
              <table:table-cell office:value-type="float" office:value="1744.626831">
                <text:p>1744.62683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666.093628">
                <text:p>1666.093628</text:p>
              </table:table-cell>
              <table:table-cell office:value-type="float" office:value="1748.094116">
                <text:p>1748.094116</text:p>
              </table:table-cell>
              <table:table-cell office:value-type="float" office:value="1677.069092">
                <text:p>1677.069092</text:p>
              </table:table-cell>
              <table:table-cell office:value-type="float" office:value="1744.01709">
                <text:p>1744.0170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668.614014">
                <text:p>1668.614014</text:p>
              </table:table-cell>
              <table:table-cell office:value-type="float" office:value="1748.109985">
                <text:p>1748.109985</text:p>
              </table:table-cell>
              <table:table-cell office:value-type="float" office:value="1676.900146">
                <text:p>1676.900146</text:p>
              </table:table-cell>
              <table:table-cell office:value-type="float" office:value="1745.60144">
                <text:p>1745.6014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668.844727">
                <text:p>1668.844727</text:p>
              </table:table-cell>
              <table:table-cell office:value-type="float" office:value="1749.85498">
                <text:p>1749.85498</text:p>
              </table:table-cell>
              <table:table-cell office:value-type="float" office:value="1672.977661">
                <text:p>1672.977661</text:p>
              </table:table-cell>
              <table:table-cell office:value-type="float" office:value="1746.706299">
                <text:p>1746.70629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666.161743">
                <text:p>1666.161743</text:p>
              </table:table-cell>
              <table:table-cell office:value-type="float" office:value="1748.963745">
                <text:p>1748.963745</text:p>
              </table:table-cell>
              <table:table-cell office:value-type="float" office:value="1675.246216">
                <text:p>1675.246216</text:p>
              </table:table-cell>
              <table:table-cell office:value-type="float" office:value="1746.747803">
                <text:p>1746.74780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665.295288">
                <text:p>1665.295288</text:p>
              </table:table-cell>
              <table:table-cell office:value-type="float" office:value="1751.38147">
                <text:p>1751.38147</text:p>
              </table:table-cell>
              <table:table-cell office:value-type="float" office:value="1676.145752">
                <text:p>1676.145752</text:p>
              </table:table-cell>
              <table:table-cell office:value-type="float" office:value="1747.838745">
                <text:p>1747.83874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667.795898">
                <text:p>1667.795898</text:p>
              </table:table-cell>
              <table:table-cell office:value-type="float" office:value="1750.866333">
                <text:p>1750.866333</text:p>
              </table:table-cell>
              <table:table-cell office:value-type="float" office:value="1677.068726">
                <text:p>1677.068726</text:p>
              </table:table-cell>
              <table:table-cell office:value-type="float" office:value="1748.055542">
                <text:p>1748.05554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669.88269">
                <text:p>1669.88269</text:p>
              </table:table-cell>
              <table:table-cell office:value-type="float" office:value="1750.080444">
                <text:p>1750.080444</text:p>
              </table:table-cell>
              <table:table-cell office:value-type="float" office:value="1677.630371">
                <text:p>1677.630371</text:p>
              </table:table-cell>
              <table:table-cell office:value-type="float" office:value="1746.63855">
                <text:p>1746.6385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669.019165">
                <text:p>1669.019165</text:p>
              </table:table-cell>
              <table:table-cell office:value-type="float" office:value="1751.436035">
                <text:p>1751.436035</text:p>
              </table:table-cell>
              <table:table-cell office:value-type="float" office:value="1677.021118">
                <text:p>1677.021118</text:p>
              </table:table-cell>
              <table:table-cell office:value-type="float" office:value="1744.959106">
                <text:p>1744.95910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664.378906">
                <text:p>1664.378906</text:p>
              </table:table-cell>
              <table:table-cell office:value-type="float" office:value="1752.217773">
                <text:p>1752.217773</text:p>
              </table:table-cell>
              <table:table-cell office:value-type="float" office:value="1675.207031">
                <text:p>1675.207031</text:p>
              </table:table-cell>
              <table:table-cell office:value-type="float" office:value="1749.418457">
                <text:p>1749.418457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665.249512">
                <text:p>1665.249512</text:p>
              </table:table-cell>
              <table:table-cell office:value-type="float" office:value="1749.17334">
                <text:p>1749.17334</text:p>
              </table:table-cell>
              <table:table-cell office:value-type="float" office:value="1672.555664">
                <text:p>1672.555664</text:p>
              </table:table-cell>
              <table:table-cell office:value-type="float" office:value="1746.22998">
                <text:p>1746.2299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667.317261">
                <text:p>1667.317261</text:p>
              </table:table-cell>
              <table:table-cell office:value-type="float" office:value="1752.148193">
                <text:p>1752.148193</text:p>
              </table:table-cell>
              <table:table-cell office:value-type="float" office:value="1678.157471">
                <text:p>1678.157471</text:p>
              </table:table-cell>
              <table:table-cell office:value-type="float" office:value="1745.625732">
                <text:p>1745.62573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669.019287">
                <text:p>1669.019287</text:p>
              </table:table-cell>
              <table:table-cell office:value-type="float" office:value="1748.833496">
                <text:p>1748.833496</text:p>
              </table:table-cell>
              <table:table-cell office:value-type="float" office:value="1676.907715">
                <text:p>1676.907715</text:p>
              </table:table-cell>
              <table:table-cell office:value-type="float" office:value="1747.538574">
                <text:p>1747.53857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670.103394">
                <text:p>1670.103394</text:p>
              </table:table-cell>
              <table:table-cell office:value-type="float" office:value="1751.294678">
                <text:p>1751.294678</text:p>
              </table:table-cell>
              <table:table-cell office:value-type="float" office:value="1681.811401">
                <text:p>1681.811401</text:p>
              </table:table-cell>
              <table:table-cell office:value-type="float" office:value="1741.118286">
                <text:p>1741.11828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666.05127">
                <text:p>1666.05127</text:p>
              </table:table-cell>
              <table:table-cell office:value-type="float" office:value="1749.734131">
                <text:p>1749.734131</text:p>
              </table:table-cell>
              <table:table-cell office:value-type="float" office:value="1676.798462">
                <text:p>1676.798462</text:p>
              </table:table-cell>
              <table:table-cell office:value-type="float" office:value="1749.177002">
                <text:p>1749.17700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665.930908">
                <text:p>1665.930908</text:p>
              </table:table-cell>
              <table:table-cell office:value-type="float" office:value="1749.57605">
                <text:p>1749.57605</text:p>
              </table:table-cell>
              <table:table-cell office:value-type="float" office:value="1674.989868">
                <text:p>1674.989868</text:p>
              </table:table-cell>
              <table:table-cell office:value-type="float" office:value="1746.96582">
                <text:p>1746.9658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665.414307">
                <text:p>1665.414307</text:p>
              </table:table-cell>
              <table:table-cell office:value-type="float" office:value="1748.752686">
                <text:p>1748.752686</text:p>
              </table:table-cell>
              <table:table-cell office:value-type="float" office:value="1676.821899">
                <text:p>1676.821899</text:p>
              </table:table-cell>
              <table:table-cell office:value-type="float" office:value="1747.143066">
                <text:p>1747.14306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669.842407">
                <text:p>1669.842407</text:p>
              </table:table-cell>
              <table:table-cell office:value-type="float" office:value="1750.194092">
                <text:p>1750.194092</text:p>
              </table:table-cell>
              <table:table-cell office:value-type="float" office:value="1675.918213">
                <text:p>1675.918213</text:p>
              </table:table-cell>
              <table:table-cell office:value-type="float" office:value="1746.666138">
                <text:p>1746.66613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666.753174">
                <text:p>1666.753174</text:p>
              </table:table-cell>
              <table:table-cell office:value-type="float" office:value="1751.989868">
                <text:p>1751.989868</text:p>
              </table:table-cell>
              <table:table-cell office:value-type="float" office:value="1674.754272">
                <text:p>1674.754272</text:p>
              </table:table-cell>
              <table:table-cell office:value-type="float" office:value="1746.369019">
                <text:p>1746.369019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667.33252">
                <text:p>1667.33252</text:p>
              </table:table-cell>
              <table:table-cell office:value-type="float" office:value="1748.929688">
                <text:p>1748.929688</text:p>
              </table:table-cell>
              <table:table-cell office:value-type="float" office:value="1674.229126">
                <text:p>1674.229126</text:p>
              </table:table-cell>
              <table:table-cell office:value-type="float" office:value="1744.140137">
                <text:p>1744.14013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666.089111">
                <text:p>1666.089111</text:p>
              </table:table-cell>
              <table:table-cell office:value-type="float" office:value="1747.021606">
                <text:p>1747.021606</text:p>
              </table:table-cell>
              <table:table-cell office:value-type="float" office:value="1674.483398">
                <text:p>1674.483398</text:p>
              </table:table-cell>
              <table:table-cell office:value-type="float" office:value="1747.158081">
                <text:p>1747.15808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668.159668">
                <text:p>1668.159668</text:p>
              </table:table-cell>
              <table:table-cell office:value-type="float" office:value="1750.616821">
                <text:p>1750.616821</text:p>
              </table:table-cell>
              <table:table-cell office:value-type="float" office:value="1679.466309">
                <text:p>1679.466309</text:p>
              </table:table-cell>
              <table:table-cell office:value-type="float" office:value="1745.720581">
                <text:p>1745.72058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668.293701">
                <text:p>1668.293701</text:p>
              </table:table-cell>
              <table:table-cell office:value-type="float" office:value="1751.121704">
                <text:p>1751.121704</text:p>
              </table:table-cell>
              <table:table-cell office:value-type="float" office:value="1676.36731">
                <text:p>1676.36731</text:p>
              </table:table-cell>
              <table:table-cell office:value-type="float" office:value="1747.466064">
                <text:p>1747.46606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668.798584">
                <text:p>1668.798584</text:p>
              </table:table-cell>
              <table:table-cell office:value-type="float" office:value="1752.487305">
                <text:p>1752.487305</text:p>
              </table:table-cell>
              <table:table-cell office:value-type="float" office:value="1677.190186">
                <text:p>1677.190186</text:p>
              </table:table-cell>
              <table:table-cell office:value-type="float" office:value="1747.771851">
                <text:p>1747.77185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670.74707">
                <text:p>1670.74707</text:p>
              </table:table-cell>
              <table:table-cell office:value-type="float" office:value="1723.433228">
                <text:p>1723.433228</text:p>
              </table:table-cell>
              <table:table-cell office:value-type="float" office:value="1677.104736">
                <text:p>1677.104736</text:p>
              </table:table-cell>
              <table:table-cell office:value-type="float" office:value="1719.137329">
                <text:p>1719.13732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639.897949">
                <text:p>1639.897949</text:p>
              </table:table-cell>
              <table:table-cell office:value-type="float" office:value="1740.472534">
                <text:p>1740.472534</text:p>
              </table:table-cell>
              <table:table-cell office:value-type="float" office:value="1647.388306">
                <text:p>1647.388306</text:p>
              </table:table-cell>
              <table:table-cell office:value-type="float" office:value="1744.048584">
                <text:p>1744.04858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632.750366">
                <text:p>1632.750366</text:p>
              </table:table-cell>
              <table:table-cell office:value-type="float" office:value="1715.617065">
                <text:p>1715.617065</text:p>
              </table:table-cell>
              <table:table-cell office:value-type="float" office:value="1642.951904">
                <text:p>1642.951904</text:p>
              </table:table-cell>
              <table:table-cell office:value-type="float" office:value="1714.612061">
                <text:p>1714.61206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633.82312">
                <text:p>1633.82312</text:p>
              </table:table-cell>
              <table:table-cell office:value-type="float" office:value="1700.330811">
                <text:p>1700.330811</text:p>
              </table:table-cell>
              <table:table-cell office:value-type="float" office:value="1637.695679">
                <text:p>1637.695679</text:p>
              </table:table-cell>
              <table:table-cell office:value-type="float" office:value="1702.039551">
                <text:p>1702.03955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623.219482">
                <text:p>1623.219482</text:p>
              </table:table-cell>
              <table:table-cell office:value-type="float" office:value="1695.23291">
                <text:p>1695.23291</text:p>
              </table:table-cell>
              <table:table-cell office:value-type="float" office:value="1627.453735">
                <text:p>1627.453735</text:p>
              </table:table-cell>
              <table:table-cell office:value-type="float" office:value="1695.897461">
                <text:p>1695.89746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614.442017">
                <text:p>1614.442017</text:p>
              </table:table-cell>
              <table:table-cell office:value-type="float" office:value="1688.532959">
                <text:p>1688.532959</text:p>
              </table:table-cell>
              <table:table-cell office:value-type="float" office:value="1621.365112">
                <text:p>1621.365112</text:p>
              </table:table-cell>
              <table:table-cell office:value-type="float" office:value="1680.28833">
                <text:p>1680.2883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618.301758">
                <text:p>1618.301758</text:p>
              </table:table-cell>
              <table:table-cell office:value-type="float" office:value="1671.24231">
                <text:p>1671.24231</text:p>
              </table:table-cell>
              <table:table-cell office:value-type="float" office:value="1612.352295">
                <text:p>1612.352295</text:p>
              </table:table-cell>
              <table:table-cell office:value-type="float" office:value="1675.623779">
                <text:p>1675.62377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605.219849">
                <text:p>1605.219849</text:p>
              </table:table-cell>
              <table:table-cell office:value-type="float" office:value="1666.883545">
                <text:p>1666.883545</text:p>
              </table:table-cell>
              <table:table-cell office:value-type="float" office:value="1612.622803">
                <text:p>1612.622803</text:p>
              </table:table-cell>
              <table:table-cell office:value-type="float" office:value="1667.370361">
                <text:p>1667.37036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601.675049">
                <text:p>1601.675049</text:p>
              </table:table-cell>
              <table:table-cell office:value-type="float" office:value="1657.160278">
                <text:p>1657.160278</text:p>
              </table:table-cell>
              <table:table-cell office:value-type="float" office:value="1603.62439">
                <text:p>1603.62439</text:p>
              </table:table-cell>
              <table:table-cell office:value-type="float" office:value="1656.822021">
                <text:p>1656.82202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589.134766">
                <text:p>1589.134766</text:p>
              </table:table-cell>
              <table:table-cell office:value-type="float" office:value="1655.584106">
                <text:p>1655.584106</text:p>
              </table:table-cell>
              <table:table-cell office:value-type="float" office:value="1602.446411">
                <text:p>1602.446411</text:p>
              </table:table-cell>
              <table:table-cell office:value-type="float" office:value="1648.746216">
                <text:p>1648.74621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594.247925">
                <text:p>1594.247925</text:p>
              </table:table-cell>
              <table:table-cell office:value-type="float" office:value="1643.882812">
                <text:p>1643.882812</text:p>
              </table:table-cell>
              <table:table-cell office:value-type="float" office:value="1595.267456">
                <text:p>1595.267456</text:p>
              </table:table-cell>
              <table:table-cell office:value-type="float" office:value="1641.755981">
                <text:p>1641.75598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587.08374">
                <text:p>1587.08374</text:p>
              </table:table-cell>
              <table:table-cell office:value-type="float" office:value="1636.094727">
                <text:p>1636.094727</text:p>
              </table:table-cell>
              <table:table-cell office:value-type="float" office:value="1594.336914">
                <text:p>1594.336914</text:p>
              </table:table-cell>
              <table:table-cell office:value-type="float" office:value="1638.079468">
                <text:p>1638.079468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589.850952">
                <text:p>1589.850952</text:p>
              </table:table-cell>
              <table:table-cell office:value-type="float" office:value="1631.60498">
                <text:p>1631.60498</text:p>
              </table:table-cell>
              <table:table-cell office:value-type="float" office:value="1590.513672">
                <text:p>1590.513672</text:p>
              </table:table-cell>
              <table:table-cell office:value-type="float" office:value="1632.900513">
                <text:p>1632.90051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581.782471">
                <text:p>1581.782471</text:p>
              </table:table-cell>
              <table:table-cell office:value-type="float" office:value="1621.203491">
                <text:p>1621.203491</text:p>
              </table:table-cell>
              <table:table-cell office:value-type="float" office:value="1585.542847">
                <text:p>1585.542847</text:p>
              </table:table-cell>
              <table:table-cell office:value-type="float" office:value="1622.348633">
                <text:p>1622.34863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578.598755">
                <text:p>1578.598755</text:p>
              </table:table-cell>
              <table:table-cell office:value-type="float" office:value="1621.743042">
                <text:p>1621.743042</text:p>
              </table:table-cell>
              <table:table-cell office:value-type="float" office:value="1585.060669">
                <text:p>1585.060669</text:p>
              </table:table-cell>
              <table:table-cell office:value-type="float" office:value="1623.009033">
                <text:p>1623.00903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580.844482">
                <text:p>1580.844482</text:p>
              </table:table-cell>
              <table:table-cell office:value-type="float" office:value="1615.122925">
                <text:p>1615.122925</text:p>
              </table:table-cell>
              <table:table-cell office:value-type="float" office:value="1582.898804">
                <text:p>1582.898804</text:p>
              </table:table-cell>
              <table:table-cell office:value-type="float" office:value="1615.913696">
                <text:p>1615.91369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578.032715">
                <text:p>1578.032715</text:p>
              </table:table-cell>
              <table:table-cell office:value-type="float" office:value="1608.898804">
                <text:p>1608.898804</text:p>
              </table:table-cell>
              <table:table-cell office:value-type="float" office:value="1580.844482">
                <text:p>1580.844482</text:p>
              </table:table-cell>
              <table:table-cell office:value-type="float" office:value="1612.355835">
                <text:p>1612.35583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577.844849">
                <text:p>1577.844849</text:p>
              </table:table-cell>
              <table:table-cell office:value-type="float" office:value="1606.633057">
                <text:p>1606.633057</text:p>
              </table:table-cell>
              <table:table-cell office:value-type="float" office:value="1578.80481">
                <text:p>1578.80481</text:p>
              </table:table-cell>
              <table:table-cell office:value-type="float" office:value="1606.660278">
                <text:p>1606.66027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575.69104">
                <text:p>1575.69104</text:p>
              </table:table-cell>
              <table:table-cell office:value-type="float" office:value="1602.280884">
                <text:p>1602.280884</text:p>
              </table:table-cell>
              <table:table-cell office:value-type="float" office:value="1580.78125">
                <text:p>1580.78125</text:p>
              </table:table-cell>
              <table:table-cell office:value-type="float" office:value="1600.806885">
                <text:p>1600.80688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573.253662">
                <text:p>1573.253662</text:p>
              </table:table-cell>
              <table:table-cell office:value-type="float" office:value="1599.715576">
                <text:p>1599.715576</text:p>
              </table:table-cell>
              <table:table-cell office:value-type="float" office:value="1572.312012">
                <text:p>1572.312012</text:p>
              </table:table-cell>
              <table:table-cell office:value-type="float" office:value="1603.978271">
                <text:p>1603.97827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572.651611">
                <text:p>1572.651611</text:p>
              </table:table-cell>
              <table:table-cell office:value-type="float" office:value="1595.72522">
                <text:p>1595.72522</text:p>
              </table:table-cell>
              <table:table-cell office:value-type="float" office:value="1578.079956">
                <text:p>1578.079956</text:p>
              </table:table-cell>
              <table:table-cell office:value-type="float" office:value="1595.122437">
                <text:p>1595.12243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572.302002">
                <text:p>1572.302002</text:p>
              </table:table-cell>
              <table:table-cell office:value-type="float" office:value="1592.129761">
                <text:p>1592.129761</text:p>
              </table:table-cell>
              <table:table-cell office:value-type="float" office:value="1572.515625">
                <text:p>1572.515625</text:p>
              </table:table-cell>
              <table:table-cell office:value-type="float" office:value="1599.04187">
                <text:p>1599.0418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568.005859">
                <text:p>1568.005859</text:p>
              </table:table-cell>
              <table:table-cell office:value-type="float" office:value="1593.185181">
                <text:p>1593.185181</text:p>
              </table:table-cell>
              <table:table-cell office:value-type="float" office:value="1572.758545">
                <text:p>1572.758545</text:p>
              </table:table-cell>
              <table:table-cell office:value-type="float" office:value="1595.66272">
                <text:p>1595.6627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568.499512">
                <text:p>1568.499512</text:p>
              </table:table-cell>
              <table:table-cell office:value-type="float" office:value="1590.464111">
                <text:p>1590.464111</text:p>
              </table:table-cell>
              <table:table-cell office:value-type="float" office:value="1573.753662">
                <text:p>1573.753662</text:p>
              </table:table-cell>
              <table:table-cell office:value-type="float" office:value="1588.550781">
                <text:p>1588.55078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570.33606">
                <text:p>1570.33606</text:p>
              </table:table-cell>
              <table:table-cell office:value-type="float" office:value="1585.524902">
                <text:p>1585.524902</text:p>
              </table:table-cell>
              <table:table-cell office:value-type="float" office:value="1574.34082">
                <text:p>1574.34082</text:p>
              </table:table-cell>
              <table:table-cell office:value-type="float" office:value="1591.648926">
                <text:p>1591.64892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565.9552">
                <text:p>1565.9552</text:p>
              </table:table-cell>
              <table:table-cell office:value-type="float" office:value="1578.75354">
                <text:p>1578.75354</text:p>
              </table:table-cell>
              <table:table-cell office:value-type="float" office:value="1574.008911">
                <text:p>1574.008911</text:p>
              </table:table-cell>
              <table:table-cell office:value-type="float" office:value="1597.005493">
                <text:p>1597.00549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523.419678">
                <text:p>1523.419678</text:p>
              </table:table-cell>
              <table:table-cell office:value-type="float" office:value="1538.949951">
                <text:p>1538.949951</text:p>
              </table:table-cell>
              <table:table-cell office:value-type="float" office:value="1597.712769">
                <text:p>1597.712769</text:p>
              </table:table-cell>
              <table:table-cell office:value-type="float" office:value="1651.062256">
                <text:p>1651.06225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539.514282">
                <text:p>1539.514282</text:p>
              </table:table-cell>
              <table:table-cell office:value-type="float" office:value="1527.791626">
                <text:p>1527.791626</text:p>
              </table:table-cell>
              <table:table-cell office:value-type="float" office:value="1618.658203">
                <text:p>1618.658203</text:p>
              </table:table-cell>
              <table:table-cell office:value-type="float" office:value="1653.269775">
                <text:p>1653.26977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561.30603">
                <text:p>1561.30603</text:p>
              </table:table-cell>
              <table:table-cell office:value-type="float" office:value="1564.230835">
                <text:p>1564.230835</text:p>
              </table:table-cell>
              <table:table-cell office:value-type="float" office:value="1648.536377">
                <text:p>1648.536377</text:p>
              </table:table-cell>
              <table:table-cell office:value-type="float" office:value="1670.1427">
                <text:p>1670.142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559.942261">
                <text:p>1559.942261</text:p>
              </table:table-cell>
              <table:table-cell office:value-type="float" office:value="1577.702759">
                <text:p>1577.702759</text:p>
              </table:table-cell>
              <table:table-cell office:value-type="float" office:value="1671.662354">
                <text:p>1671.662354</text:p>
              </table:table-cell>
              <table:table-cell office:value-type="float" office:value="1567.725464">
                <text:p>1567.72546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610.082397">
                <text:p>1610.082397</text:p>
              </table:table-cell>
              <table:table-cell office:value-type="float" office:value="1622.341431">
                <text:p>1622.341431</text:p>
              </table:table-cell>
              <table:table-cell office:value-type="float" office:value="1635.308594">
                <text:p>1635.308594</text:p>
              </table:table-cell>
              <table:table-cell office:value-type="float" office:value="1701.283813">
                <text:p>1701.28381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589.804443">
                <text:p>1589.804443</text:p>
              </table:table-cell>
              <table:table-cell office:value-type="float" office:value="1618.84021">
                <text:p>1618.84021</text:p>
              </table:table-cell>
              <table:table-cell office:value-type="float" office:value="1644.219727">
                <text:p>1644.219727</text:p>
              </table:table-cell>
              <table:table-cell office:value-type="float" office:value="1690.630981">
                <text:p>1690.63098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615.975952">
                <text:p>1615.975952</text:p>
              </table:table-cell>
              <table:table-cell office:value-type="float" office:value="1632.94751">
                <text:p>1632.94751</text:p>
              </table:table-cell>
              <table:table-cell office:value-type="float" office:value="1663.211914">
                <text:p>1663.211914</text:p>
              </table:table-cell>
              <table:table-cell office:value-type="float" office:value="1706.007812">
                <text:p>1706.00781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619.333374">
                <text:p>1619.333374</text:p>
              </table:table-cell>
              <table:table-cell office:value-type="float" office:value="1666.581299">
                <text:p>1666.581299</text:p>
              </table:table-cell>
              <table:table-cell office:value-type="float" office:value="1662.779785">
                <text:p>1662.779785</text:p>
              </table:table-cell>
              <table:table-cell office:value-type="float" office:value="1745.318359">
                <text:p>1745.31835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637.536255">
                <text:p>1637.536255</text:p>
              </table:table-cell>
              <table:table-cell office:value-type="float" office:value="1639.446655">
                <text:p>1639.446655</text:p>
              </table:table-cell>
              <table:table-cell office:value-type="float" office:value="1673.80249">
                <text:p>1673.80249</text:p>
              </table:table-cell>
              <table:table-cell office:value-type="float" office:value="1701.49231">
                <text:p>1701.4923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635.921509">
                <text:p>1635.921509</text:p>
              </table:table-cell>
              <table:table-cell office:value-type="float" office:value="1703.571167">
                <text:p>1703.571167</text:p>
              </table:table-cell>
              <table:table-cell office:value-type="float" office:value="1625.648438">
                <text:p>1625.648438</text:p>
              </table:table-cell>
              <table:table-cell office:value-type="float" office:value="1719.228271">
                <text:p>1719.22827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624.834473">
                <text:p>1624.834473</text:p>
              </table:table-cell>
              <table:table-cell office:value-type="float" office:value="1708.03479">
                <text:p>1708.03479</text:p>
              </table:table-cell>
              <table:table-cell office:value-type="float" office:value="1628.32666">
                <text:p>1628.32666</text:p>
              </table:table-cell>
              <table:table-cell office:value-type="float" office:value="1699.092285">
                <text:p>1699.09228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634.119873">
                <text:p>1634.119873</text:p>
              </table:table-cell>
              <table:table-cell office:value-type="float" office:value="1697.718262">
                <text:p>1697.718262</text:p>
              </table:table-cell>
              <table:table-cell office:value-type="float" office:value="1636.984497">
                <text:p>1636.984497</text:p>
              </table:table-cell>
              <table:table-cell office:value-type="float" office:value="1686.991821">
                <text:p>1686.99182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633.962402">
                <text:p>1633.962402</text:p>
              </table:table-cell>
              <table:table-cell office:value-type="float" office:value="1702.979126">
                <text:p>1702.979126</text:p>
              </table:table-cell>
              <table:table-cell office:value-type="float" office:value="1636.508667">
                <text:p>1636.508667</text:p>
              </table:table-cell>
              <table:table-cell office:value-type="float" office:value="1695.479736">
                <text:p>1695.47973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630.803223">
                <text:p>1630.803223</text:p>
              </table:table-cell>
              <table:table-cell office:value-type="float" office:value="1705.946167">
                <text:p>1705.946167</text:p>
              </table:table-cell>
              <table:table-cell office:value-type="float" office:value="1639.642456">
                <text:p>1639.642456</text:p>
              </table:table-cell>
              <table:table-cell office:value-type="float" office:value="1689.829346">
                <text:p>1689.82934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636.383911">
                <text:p>1636.383911</text:p>
              </table:table-cell>
              <table:table-cell office:value-type="float" office:value="1701.067871">
                <text:p>1701.067871</text:p>
              </table:table-cell>
              <table:table-cell office:value-type="float" office:value="1636.619141">
                <text:p>1636.619141</text:p>
              </table:table-cell>
              <table:table-cell office:value-type="float" office:value="1698.47998">
                <text:p>1698.47998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631.824097">
                <text:p>1631.824097</text:p>
              </table:table-cell>
              <table:table-cell office:value-type="float" office:value="1700.178467">
                <text:p>1700.178467</text:p>
              </table:table-cell>
              <table:table-cell office:value-type="float" office:value="1641.566895">
                <text:p>1641.566895</text:p>
              </table:table-cell>
              <table:table-cell office:value-type="float" office:value="1698.684814">
                <text:p>1698.68481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629.918945">
                <text:p>1629.918945</text:p>
              </table:table-cell>
              <table:table-cell office:value-type="float" office:value="1706.659668">
                <text:p>1706.659668</text:p>
              </table:table-cell>
              <table:table-cell office:value-type="float" office:value="1641.912109">
                <text:p>1641.912109</text:p>
              </table:table-cell>
              <table:table-cell office:value-type="float" office:value="1695.474121">
                <text:p>1695.47412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634.401489">
                <text:p>1634.401489</text:p>
              </table:table-cell>
              <table:table-cell office:value-type="float" office:value="1703.36377">
                <text:p>1703.36377</text:p>
              </table:table-cell>
              <table:table-cell office:value-type="float" office:value="1640.473389">
                <text:p>1640.473389</text:p>
              </table:table-cell>
              <table:table-cell office:value-type="float" office:value="1700.394043">
                <text:p>1700.39404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632.598633">
                <text:p>1632.598633</text:p>
              </table:table-cell>
              <table:table-cell office:value-type="float" office:value="1705.051147">
                <text:p>1705.051147</text:p>
              </table:table-cell>
              <table:table-cell office:value-type="float" office:value="1640.727905">
                <text:p>1640.727905</text:p>
              </table:table-cell>
              <table:table-cell office:value-type="float" office:value="1697.13562">
                <text:p>1697.1356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634.996338">
                <text:p>1634.996338</text:p>
              </table:table-cell>
              <table:table-cell office:value-type="float" office:value="1706.639282">
                <text:p>1706.639282</text:p>
              </table:table-cell>
              <table:table-cell office:value-type="float" office:value="1646.702148">
                <text:p>1646.702148</text:p>
              </table:table-cell>
              <table:table-cell office:value-type="float" office:value="1697.687012">
                <text:p>1697.68701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632.400757">
                <text:p>1632.400757</text:p>
              </table:table-cell>
              <table:table-cell office:value-type="float" office:value="1706.296997">
                <text:p>1706.296997</text:p>
              </table:table-cell>
              <table:table-cell office:value-type="float" office:value="1641.467529">
                <text:p>1641.467529</text:p>
              </table:table-cell>
              <table:table-cell office:value-type="float" office:value="1700.915283">
                <text:p>1700.91528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635.882812">
                <text:p>1635.882812</text:p>
              </table:table-cell>
              <table:table-cell office:value-type="float" office:value="1708.950439">
                <text:p>1708.950439</text:p>
              </table:table-cell>
              <table:table-cell office:value-type="float" office:value="1647.260376">
                <text:p>1647.260376</text:p>
              </table:table-cell>
              <table:table-cell office:value-type="float" office:value="1701.951904">
                <text:p>1701.95190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636.668091">
                <text:p>1636.668091</text:p>
              </table:table-cell>
              <table:table-cell office:value-type="float" office:value="1708.010254">
                <text:p>1708.010254</text:p>
              </table:table-cell>
              <table:table-cell office:value-type="float" office:value="1646.949341">
                <text:p>1646.949341</text:p>
              </table:table-cell>
              <table:table-cell office:value-type="float" office:value="1702.919189">
                <text:p>1702.91918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636.404663">
                <text:p>1636.404663</text:p>
              </table:table-cell>
              <table:table-cell office:value-type="float" office:value="1707.422852">
                <text:p>1707.422852</text:p>
              </table:table-cell>
              <table:table-cell office:value-type="float" office:value="1644.24707">
                <text:p>1644.24707</text:p>
              </table:table-cell>
              <table:table-cell office:value-type="float" office:value="1700.697632">
                <text:p>1700.69763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640.117798">
                <text:p>1640.117798</text:p>
              </table:table-cell>
              <table:table-cell office:value-type="float" office:value="1706.194824">
                <text:p>1706.194824</text:p>
              </table:table-cell>
              <table:table-cell office:value-type="float" office:value="1648.189331">
                <text:p>1648.189331</text:p>
              </table:table-cell>
              <table:table-cell office:value-type="float" office:value="1702.072876">
                <text:p>1702.07287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640.323608">
                <text:p>1640.323608</text:p>
              </table:table-cell>
              <table:table-cell office:value-type="float" office:value="1705.311401">
                <text:p>1705.311401</text:p>
              </table:table-cell>
              <table:table-cell office:value-type="float" office:value="1648.158936">
                <text:p>1648.158936</text:p>
              </table:table-cell>
              <table:table-cell office:value-type="float" office:value="1702.479858">
                <text:p>1702.47985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637.602173">
                <text:p>1637.602173</text:p>
              </table:table-cell>
              <table:table-cell office:value-type="float" office:value="1708.337036">
                <text:p>1708.337036</text:p>
              </table:table-cell>
              <table:table-cell office:value-type="float" office:value="1647.271973">
                <text:p>1647.271973</text:p>
              </table:table-cell>
              <table:table-cell office:value-type="float" office:value="1702.039062">
                <text:p>1702.03906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642.101562">
                <text:p>1642.101562</text:p>
              </table:table-cell>
              <table:table-cell office:value-type="float" office:value="1708.332642">
                <text:p>1708.332642</text:p>
              </table:table-cell>
              <table:table-cell office:value-type="float" office:value="1648.206055">
                <text:p>1648.206055</text:p>
              </table:table-cell>
              <table:table-cell office:value-type="float" office:value="1704.503906">
                <text:p>1704.503906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641.079712">
                <text:p>1641.079712</text:p>
              </table:table-cell>
              <table:table-cell office:value-type="float" office:value="1711.783813">
                <text:p>1711.783813</text:p>
              </table:table-cell>
              <table:table-cell office:value-type="float" office:value="1649.571777">
                <text:p>1649.571777</text:p>
              </table:table-cell>
              <table:table-cell office:value-type="float" office:value="1707.280273">
                <text:p>1707.28027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638.642456">
                <text:p>1638.642456</text:p>
              </table:table-cell>
              <table:table-cell office:value-type="float" office:value="1714.777832">
                <text:p>1714.777832</text:p>
              </table:table-cell>
              <table:table-cell office:value-type="float" office:value="1646.051392">
                <text:p>1646.051392</text:p>
              </table:table-cell>
              <table:table-cell office:value-type="float" office:value="1709.660767">
                <text:p>1709.66076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644.233765">
                <text:p>1644.233765</text:p>
              </table:table-cell>
              <table:table-cell office:value-type="float" office:value="1708.909302">
                <text:p>1708.909302</text:p>
              </table:table-cell>
              <table:table-cell office:value-type="float" office:value="1650.567749">
                <text:p>1650.567749</text:p>
              </table:table-cell>
              <table:table-cell office:value-type="float" office:value="1706.446289">
                <text:p>1706.44628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641.846802">
                <text:p>1641.846802</text:p>
              </table:table-cell>
              <table:table-cell office:value-type="float" office:value="1711.840576">
                <text:p>1711.840576</text:p>
              </table:table-cell>
              <table:table-cell office:value-type="float" office:value="1650.966797">
                <text:p>1650.966797</text:p>
              </table:table-cell>
              <table:table-cell office:value-type="float" office:value="1709.458984">
                <text:p>1709.45898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640.439453">
                <text:p>1640.439453</text:p>
              </table:table-cell>
              <table:table-cell office:value-type="float" office:value="1714.175659">
                <text:p>1714.175659</text:p>
              </table:table-cell>
              <table:table-cell office:value-type="float" office:value="1651.799072">
                <text:p>1651.799072</text:p>
              </table:table-cell>
              <table:table-cell office:value-type="float" office:value="1706.613037">
                <text:p>1706.61303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643.642944">
                <text:p>1643.642944</text:p>
              </table:table-cell>
              <table:table-cell office:value-type="float" office:value="1712.885742">
                <text:p>1712.885742</text:p>
              </table:table-cell>
              <table:table-cell office:value-type="float" office:value="1649.561279">
                <text:p>1649.561279</text:p>
              </table:table-cell>
              <table:table-cell office:value-type="float" office:value="1709.61084">
                <text:p>1709.6108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642.604614">
                <text:p>1642.604614</text:p>
              </table:table-cell>
              <table:table-cell office:value-type="float" office:value="1714.526733">
                <text:p>1714.526733</text:p>
              </table:table-cell>
              <table:table-cell office:value-type="float" office:value="1649.702271">
                <text:p>1649.702271</text:p>
              </table:table-cell>
              <table:table-cell office:value-type="float" office:value="1713.092651">
                <text:p>1713.09265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639.728638">
                <text:p>1639.728638</text:p>
              </table:table-cell>
              <table:table-cell office:value-type="float" office:value="1715.280151">
                <text:p>1715.280151</text:p>
              </table:table-cell>
              <table:table-cell office:value-type="float" office:value="1650.088867">
                <text:p>1650.088867</text:p>
              </table:table-cell>
              <table:table-cell office:value-type="float" office:value="1709.704834">
                <text:p>1709.70483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643.103149">
                <text:p>1643.103149</text:p>
              </table:table-cell>
              <table:table-cell office:value-type="float" office:value="1716.625732">
                <text:p>1716.625732</text:p>
              </table:table-cell>
              <table:table-cell office:value-type="float" office:value="1650.879639">
                <text:p>1650.879639</text:p>
              </table:table-cell>
              <table:table-cell office:value-type="float" office:value="1710.54541">
                <text:p>1710.5454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641.248169">
                <text:p>1641.248169</text:p>
              </table:table-cell>
              <table:table-cell office:value-type="float" office:value="1717.361328">
                <text:p>1717.361328</text:p>
              </table:table-cell>
              <table:table-cell office:value-type="float" office:value="1653.664673">
                <text:p>1653.664673</text:p>
              </table:table-cell>
              <table:table-cell office:value-type="float" office:value="1712.216553">
                <text:p>1712.21655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643.69873">
                <text:p>1643.69873</text:p>
              </table:table-cell>
              <table:table-cell office:value-type="float" office:value="1713.21582">
                <text:p>1713.21582</text:p>
              </table:table-cell>
              <table:table-cell office:value-type="float" office:value="1650.558105">
                <text:p>1650.558105</text:p>
              </table:table-cell>
              <table:table-cell office:value-type="float" office:value="1709.141357">
                <text:p>1709.14135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641.630859">
                <text:p>1641.630859</text:p>
              </table:table-cell>
              <table:table-cell office:value-type="float" office:value="1714.456055">
                <text:p>1714.456055</text:p>
              </table:table-cell>
              <table:table-cell office:value-type="float" office:value="1651.605957">
                <text:p>1651.605957</text:p>
              </table:table-cell>
              <table:table-cell office:value-type="float" office:value="1711.79834">
                <text:p>1711.7983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640.831543">
                <text:p>1640.831543</text:p>
              </table:table-cell>
              <table:table-cell office:value-type="float" office:value="1714.739136">
                <text:p>1714.739136</text:p>
              </table:table-cell>
              <table:table-cell office:value-type="float" office:value="1651.722412">
                <text:p>1651.722412</text:p>
              </table:table-cell>
              <table:table-cell office:value-type="float" office:value="1713.7771">
                <text:p>1713.777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647.441895">
                <text:p>1647.441895</text:p>
              </table:table-cell>
              <table:table-cell office:value-type="float" office:value="1711.477417">
                <text:p>1711.477417</text:p>
              </table:table-cell>
              <table:table-cell office:value-type="float" office:value="1653.466064">
                <text:p>1653.466064</text:p>
              </table:table-cell>
              <table:table-cell office:value-type="float" office:value="1706.319702">
                <text:p>1706.31970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646.637207">
                <text:p>1646.637207</text:p>
              </table:table-cell>
              <table:table-cell office:value-type="float" office:value="1716.604858">
                <text:p>1716.604858</text:p>
              </table:table-cell>
              <table:table-cell office:value-type="float" office:value="1653.820068">
                <text:p>1653.820068</text:p>
              </table:table-cell>
              <table:table-cell office:value-type="float" office:value="1714.395508">
                <text:p>1714.395508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643.299683">
                <text:p>1643.299683</text:p>
              </table:table-cell>
              <table:table-cell office:value-type="float" office:value="1716.039429">
                <text:p>1716.039429</text:p>
              </table:table-cell>
              <table:table-cell office:value-type="float" office:value="1654.193604">
                <text:p>1654.193604</text:p>
              </table:table-cell>
              <table:table-cell office:value-type="float" office:value="1710.940796">
                <text:p>1710.940796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646.536621">
                <text:p>1646.536621</text:p>
              </table:table-cell>
              <table:table-cell office:value-type="float" office:value="1715.274902">
                <text:p>1715.274902</text:p>
              </table:table-cell>
              <table:table-cell office:value-type="float" office:value="1653.043579">
                <text:p>1653.043579</text:p>
              </table:table-cell>
              <table:table-cell office:value-type="float" office:value="1713.670776">
                <text:p>1713.67077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644.138672">
                <text:p>1644.138672</text:p>
              </table:table-cell>
              <table:table-cell office:value-type="float" office:value="1719.227783">
                <text:p>1719.227783</text:p>
              </table:table-cell>
              <table:table-cell office:value-type="float" office:value="1656.156006">
                <text:p>1656.156006</text:p>
              </table:table-cell>
              <table:table-cell office:value-type="float" office:value="1710.354736">
                <text:p>1710.35473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642.924316">
                <text:p>1642.924316</text:p>
              </table:table-cell>
              <table:table-cell office:value-type="float" office:value="1696.705688">
                <text:p>1696.705688</text:p>
              </table:table-cell>
              <table:table-cell office:value-type="float" office:value="1650.896362">
                <text:p>1650.896362</text:p>
              </table:table-cell>
              <table:table-cell office:value-type="float" office:value="1701.424438">
                <text:p>1701.42443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617.953247">
                <text:p>1617.953247</text:p>
              </table:table-cell>
              <table:table-cell office:value-type="float" office:value="1706.261597">
                <text:p>1706.261597</text:p>
              </table:table-cell>
              <table:table-cell office:value-type="float" office:value="1629.326172">
                <text:p>1629.326172</text:p>
              </table:table-cell>
              <table:table-cell office:value-type="float" office:value="1705.380249">
                <text:p>1705.38024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621.349731">
                <text:p>1621.349731</text:p>
              </table:table-cell>
              <table:table-cell office:value-type="float" office:value="1689.775024">
                <text:p>1689.775024</text:p>
              </table:table-cell>
              <table:table-cell office:value-type="float" office:value="1627.904053">
                <text:p>1627.904053</text:p>
              </table:table-cell>
              <table:table-cell office:value-type="float" office:value="1692.03064">
                <text:p>1692.0306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612.297363">
                <text:p>1612.297363</text:p>
              </table:table-cell>
              <table:table-cell office:value-type="float" office:value="1681.888184">
                <text:p>1681.888184</text:p>
              </table:table-cell>
              <table:table-cell office:value-type="float" office:value="1626.186279">
                <text:p>1626.186279</text:p>
              </table:table-cell>
              <table:table-cell office:value-type="float" office:value="1681.601929">
                <text:p>1681.601929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608.878418">
                <text:p>1608.878418</text:p>
              </table:table-cell>
              <table:table-cell office:value-type="float" office:value="1678.111816">
                <text:p>1678.111816</text:p>
              </table:table-cell>
              <table:table-cell office:value-type="float" office:value="1623.477661">
                <text:p>1623.477661</text:p>
              </table:table-cell>
              <table:table-cell office:value-type="float" office:value="1666.989868">
                <text:p>1666.989868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609.679199">
                <text:p>1609.679199</text:p>
              </table:table-cell>
              <table:table-cell office:value-type="float" office:value="1675.569702">
                <text:p>1675.569702</text:p>
              </table:table-cell>
              <table:table-cell office:value-type="float" office:value="1613.009277">
                <text:p>1613.009277</text:p>
              </table:table-cell>
              <table:table-cell office:value-type="float" office:value="1668.606323">
                <text:p>1668.60632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606.030396">
                <text:p>1606.030396</text:p>
              </table:table-cell>
              <table:table-cell office:value-type="float" office:value="1659.590088">
                <text:p>1659.590088</text:p>
              </table:table-cell>
              <table:table-cell office:value-type="float" office:value="1613.248657">
                <text:p>1613.248657</text:p>
              </table:table-cell>
              <table:table-cell office:value-type="float" office:value="1662.307007">
                <text:p>1662.307007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600.916504">
                <text:p>1600.916504</text:p>
              </table:table-cell>
              <table:table-cell office:value-type="float" office:value="1656.121338">
                <text:p>1656.121338</text:p>
              </table:table-cell>
              <table:table-cell office:value-type="float" office:value="1610.637817">
                <text:p>1610.637817</text:p>
              </table:table-cell>
              <table:table-cell office:value-type="float" office:value="1655.095093">
                <text:p>1655.09509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597.024658">
                <text:p>1597.024658</text:p>
              </table:table-cell>
              <table:table-cell office:value-type="float" office:value="1650.801147">
                <text:p>1650.801147</text:p>
              </table:table-cell>
              <table:table-cell office:value-type="float" office:value="1604.134888">
                <text:p>1604.134888</text:p>
              </table:table-cell>
              <table:table-cell office:value-type="float" office:value="1650.994751">
                <text:p>1650.99475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590.902832">
                <text:p>1590.902832</text:p>
              </table:table-cell>
              <table:table-cell office:value-type="float" office:value="1651.3302">
                <text:p>1651.3302</text:p>
              </table:table-cell>
              <table:table-cell office:value-type="float" office:value="1603.112915">
                <text:p>1603.112915</text:p>
              </table:table-cell>
              <table:table-cell office:value-type="float" office:value="1641.675049">
                <text:p>1641.67504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591.25">
                <text:p>1591.25</text:p>
              </table:table-cell>
              <table:table-cell office:value-type="float" office:value="1638.554565">
                <text:p>1638.554565</text:p>
              </table:table-cell>
              <table:table-cell office:value-type="float" office:value="1593.354248">
                <text:p>1593.354248</text:p>
              </table:table-cell>
              <table:table-cell office:value-type="float" office:value="1642.726318">
                <text:p>1642.726318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585.270142">
                <text:p>1585.270142</text:p>
              </table:table-cell>
              <table:table-cell office:value-type="float" office:value="1635.111572">
                <text:p>1635.111572</text:p>
              </table:table-cell>
              <table:table-cell office:value-type="float" office:value="1596.8927">
                <text:p>1596.8927</text:p>
              </table:table-cell>
              <table:table-cell office:value-type="float" office:value="1631.938354">
                <text:p>1631.93835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582.267334">
                <text:p>1582.267334</text:p>
              </table:table-cell>
              <table:table-cell office:value-type="float" office:value="1634.366821">
                <text:p>1634.366821</text:p>
              </table:table-cell>
              <table:table-cell office:value-type="float" office:value="1591.094116">
                <text:p>1591.094116</text:p>
              </table:table-cell>
              <table:table-cell office:value-type="float" office:value="1630.906982">
                <text:p>1630.906982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583.952759">
                <text:p>1583.952759</text:p>
              </table:table-cell>
              <table:table-cell office:value-type="float" office:value="1621.87561">
                <text:p>1621.87561</text:p>
              </table:table-cell>
              <table:table-cell office:value-type="float" office:value="1589.000244">
                <text:p>1589.000244</text:p>
              </table:table-cell>
              <table:table-cell office:value-type="float" office:value="1628.000732">
                <text:p>1628.00073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577.141235">
                <text:p>1577.141235</text:p>
              </table:table-cell>
              <table:table-cell office:value-type="float" office:value="1629.807861">
                <text:p>1629.807861</text:p>
              </table:table-cell>
              <table:table-cell office:value-type="float" office:value="1588.325439">
                <text:p>1588.325439</text:p>
              </table:table-cell>
              <table:table-cell office:value-type="float" office:value="1621.250244">
                <text:p>1621.250244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577.135986">
                <text:p>1577.135986</text:p>
              </table:table-cell>
              <table:table-cell office:value-type="float" office:value="1614.25">
                <text:p>1614.25</text:p>
              </table:table-cell>
              <table:table-cell office:value-type="float" office:value="1582.054321">
                <text:p>1582.054321</text:p>
              </table:table-cell>
              <table:table-cell office:value-type="float" office:value="1620.745605">
                <text:p>1620.74560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578.021606">
                <text:p>1578.021606</text:p>
              </table:table-cell>
              <table:table-cell office:value-type="float" office:value="1610.217163">
                <text:p>1610.217163</text:p>
              </table:table-cell>
              <table:table-cell office:value-type="float" office:value="1584.267334">
                <text:p>1584.267334</text:p>
              </table:table-cell>
              <table:table-cell office:value-type="float" office:value="1614.398315">
                <text:p>1614.39831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574.568115">
                <text:p>1574.568115</text:p>
              </table:table-cell>
              <table:table-cell office:value-type="float" office:value="1612.199829">
                <text:p>1612.199829</text:p>
              </table:table-cell>
              <table:table-cell office:value-type="float" office:value="1582.82959">
                <text:p>1582.82959</text:p>
              </table:table-cell>
              <table:table-cell office:value-type="float" office:value="1612.111816">
                <text:p>1612.11181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575.657715">
                <text:p>1575.657715</text:p>
              </table:table-cell>
              <table:table-cell office:value-type="float" office:value="1601.682617">
                <text:p>1601.682617</text:p>
              </table:table-cell>
              <table:table-cell office:value-type="float" office:value="1580.762451">
                <text:p>1580.762451</text:p>
              </table:table-cell>
              <table:table-cell office:value-type="float" office:value="1604.618896">
                <text:p>1604.61889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569.688599">
                <text:p>1569.688599</text:p>
              </table:table-cell>
              <table:table-cell office:value-type="float" office:value="1606.894775">
                <text:p>1606.894775</text:p>
              </table:table-cell>
              <table:table-cell office:value-type="float" office:value="1582.278687">
                <text:p>1582.278687</text:p>
              </table:table-cell>
              <table:table-cell office:value-type="float" office:value="1604.752319">
                <text:p>1604.75231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568.904907">
                <text:p>1568.904907</text:p>
              </table:table-cell>
              <table:table-cell office:value-type="float" office:value="1600.104248">
                <text:p>1600.104248</text:p>
              </table:table-cell>
              <table:table-cell office:value-type="float" office:value="1581.163452">
                <text:p>1581.163452</text:p>
              </table:table-cell>
              <table:table-cell office:value-type="float" office:value="1600.937378">
                <text:p>1600.93737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572.139771">
                <text:p>1572.139771</text:p>
              </table:table-cell>
              <table:table-cell office:value-type="float" office:value="1592.827148">
                <text:p>1592.827148</text:p>
              </table:table-cell>
              <table:table-cell office:value-type="float" office:value="1575.454224">
                <text:p>1575.454224</text:p>
              </table:table-cell>
              <table:table-cell office:value-type="float" office:value="1600.577026">
                <text:p>1600.57702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569.490356">
                <text:p>1569.490356</text:p>
              </table:table-cell>
              <table:table-cell office:value-type="float" office:value="1593.910522">
                <text:p>1593.910522</text:p>
              </table:table-cell>
              <table:table-cell office:value-type="float" office:value="1574.341309">
                <text:p>1574.341309</text:p>
              </table:table-cell>
              <table:table-cell office:value-type="float" office:value="1598.414062">
                <text:p>1598.41406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571.497559">
                <text:p>1571.497559</text:p>
              </table:table-cell>
              <table:table-cell office:value-type="float" office:value="1589.742432">
                <text:p>1589.742432</text:p>
              </table:table-cell>
              <table:table-cell office:value-type="float" office:value="1575.999146">
                <text:p>1575.999146</text:p>
              </table:table-cell>
              <table:table-cell office:value-type="float" office:value="1594.400146">
                <text:p>1594.40014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567.04187">
                <text:p>1567.04187</text:p>
              </table:table-cell>
              <table:table-cell office:value-type="float" office:value="1588.438232">
                <text:p>1588.438232</text:p>
              </table:table-cell>
              <table:table-cell office:value-type="float" office:value="1576.899536">
                <text:p>1576.899536</text:p>
              </table:table-cell>
              <table:table-cell office:value-type="float" office:value="1592.362671">
                <text:p>1592.36267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566.057861">
                <text:p>1566.057861</text:p>
              </table:table-cell>
              <table:table-cell office:value-type="float" office:value="1585.47583">
                <text:p>1585.47583</text:p>
              </table:table-cell>
              <table:table-cell office:value-type="float" office:value="1575.116699">
                <text:p>1575.116699</text:p>
              </table:table-cell>
              <table:table-cell office:value-type="float" office:value="1593.57019">
                <text:p>1593.5701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564.02771">
                <text:p>1564.02771</text:p>
              </table:table-cell>
              <table:table-cell office:value-type="float" office:value="1580.962524">
                <text:p>1580.962524</text:p>
              </table:table-cell>
              <table:table-cell office:value-type="float" office:value="1575.874146">
                <text:p>1575.874146</text:p>
              </table:table-cell>
              <table:table-cell office:value-type="float" office:value="1591.612549">
                <text:p>1591.61254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561.207764">
                <text:p>1561.207764</text:p>
              </table:table-cell>
              <table:table-cell office:value-type="float" office:value="1584.571411">
                <text:p>1584.571411</text:p>
              </table:table-cell>
              <table:table-cell office:value-type="float" office:value="1572.43103">
                <text:p>1572.43103</text:p>
              </table:table-cell>
              <table:table-cell office:value-type="float" office:value="1588.583984">
                <text:p>1588.58398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563.523438">
                <text:p>1563.523438</text:p>
              </table:table-cell>
              <table:table-cell office:value-type="float" office:value="1576.934814">
                <text:p>1576.934814</text:p>
              </table:table-cell>
              <table:table-cell office:value-type="float" office:value="1573.527954">
                <text:p>1573.527954</text:p>
              </table:table-cell>
              <table:table-cell office:value-type="float" office:value="1586.431763">
                <text:p>1586.431763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576.875732">
                <text:p>1576.875732</text:p>
              </table:table-cell>
              <table:table-cell office:value-type="float" office:value="1594.668701">
                <text:p>1594.668701</text:p>
              </table:table-cell>
              <table:table-cell office:value-type="float" office:value="1556.418457">
                <text:p>1556.418457</text:p>
              </table:table-cell>
              <table:table-cell office:value-type="float" office:value="1571.71521">
                <text:p>1571.7152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587.506714">
                <text:p>1587.506714</text:p>
              </table:table-cell>
              <table:table-cell office:value-type="float" office:value="1652.713623">
                <text:p>1652.713623</text:p>
              </table:table-cell>
              <table:table-cell office:value-type="float" office:value="1513.36377">
                <text:p>1513.36377</text:p>
              </table:table-cell>
              <table:table-cell office:value-type="float" office:value="1541.809204">
                <text:p>1541.80920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621.380615">
                <text:p>1621.380615</text:p>
              </table:table-cell>
              <table:table-cell office:value-type="float" office:value="1648.900269">
                <text:p>1648.900269</text:p>
              </table:table-cell>
              <table:table-cell office:value-type="float" office:value="1541.459595">
                <text:p>1541.459595</text:p>
              </table:table-cell>
              <table:table-cell office:value-type="float" office:value="1543.794556">
                <text:p>1543.79455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639.193237">
                <text:p>1639.193237</text:p>
              </table:table-cell>
              <table:table-cell office:value-type="float" office:value="1686.813232">
                <text:p>1686.813232</text:p>
              </table:table-cell>
              <table:table-cell office:value-type="float" office:value="1572.796509">
                <text:p>1572.796509</text:p>
              </table:table-cell>
              <table:table-cell office:value-type="float" office:value="1570.596436">
                <text:p>1570.59643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679.615112">
                <text:p>1679.615112</text:p>
              </table:table-cell>
              <table:table-cell office:value-type="float" office:value="1696.214111">
                <text:p>1696.214111</text:p>
              </table:table-cell>
              <table:table-cell office:value-type="float" office:value="1608.76123">
                <text:p>1608.76123</text:p>
              </table:table-cell>
              <table:table-cell office:value-type="float" office:value="1617.186157">
                <text:p>1617.18615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710.382812">
                <text:p>1710.382812</text:p>
              </table:table-cell>
              <table:table-cell office:value-type="float" office:value="1710.034546">
                <text:p>1710.034546</text:p>
              </table:table-cell>
              <table:table-cell office:value-type="float" office:value="1668.246826">
                <text:p>1668.246826</text:p>
              </table:table-cell>
              <table:table-cell office:value-type="float" office:value="1684.710571">
                <text:p>1684.71057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722.219604">
                <text:p>1722.219604</text:p>
              </table:table-cell>
              <table:table-cell office:value-type="float" office:value="1692.349854">
                <text:p>1692.349854</text:p>
              </table:table-cell>
              <table:table-cell office:value-type="float" office:value="1691.883179">
                <text:p>1691.883179</text:p>
              </table:table-cell>
              <table:table-cell office:value-type="float" office:value="1665.067993">
                <text:p>1665.06799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636.762695">
                <text:p>1636.762695</text:p>
              </table:table-cell>
              <table:table-cell office:value-type="float" office:value="1758.203857">
                <text:p>1758.203857</text:p>
              </table:table-cell>
              <table:table-cell office:value-type="float" office:value="1674.923096">
                <text:p>1674.923096</text:p>
              </table:table-cell>
              <table:table-cell office:value-type="float" office:value="1740.445312">
                <text:p>1740.445312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631.549927">
                <text:p>1631.549927</text:p>
              </table:table-cell>
              <table:table-cell office:value-type="float" office:value="1735.997314">
                <text:p>1735.997314</text:p>
              </table:table-cell>
              <table:table-cell office:value-type="float" office:value="1632.16748">
                <text:p>1632.16748</text:p>
              </table:table-cell>
              <table:table-cell office:value-type="float" office:value="1731.901978">
                <text:p>1731.90197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657.386353">
                <text:p>1657.386353</text:p>
              </table:table-cell>
              <table:table-cell office:value-type="float" office:value="1703.146484">
                <text:p>1703.146484</text:p>
              </table:table-cell>
              <table:table-cell office:value-type="float" office:value="1659.650757">
                <text:p>1659.650757</text:p>
              </table:table-cell>
              <table:table-cell office:value-type="float" office:value="1713.314209">
                <text:p>1713.314209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650.769775">
                <text:p>1650.769775</text:p>
              </table:table-cell>
              <table:table-cell office:value-type="float" office:value="1721.471436">
                <text:p>1721.471436</text:p>
              </table:table-cell>
              <table:table-cell office:value-type="float" office:value="1654.584717">
                <text:p>1654.584717</text:p>
              </table:table-cell>
              <table:table-cell office:value-type="float" office:value="1727.194702">
                <text:p>1727.19470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645.024902">
                <text:p>1645.024902</text:p>
              </table:table-cell>
              <table:table-cell office:value-type="float" office:value="1676.253052">
                <text:p>1676.253052</text:p>
              </table:table-cell>
              <table:table-cell office:value-type="float" office:value="1647.125488">
                <text:p>1647.125488</text:p>
              </table:table-cell>
              <table:table-cell office:value-type="float" office:value="1678.049927">
                <text:p>1678.049927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612.42981">
                <text:p>1612.42981</text:p>
              </table:table-cell>
              <table:table-cell office:value-type="float" office:value="1716.250366">
                <text:p>1716.250366</text:p>
              </table:table-cell>
              <table:table-cell office:value-type="float" office:value="1616.676392">
                <text:p>1616.676392</text:p>
              </table:table-cell>
              <table:table-cell office:value-type="float" office:value="1698.838989">
                <text:p>1698.83898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599.40271">
                <text:p>1599.40271</text:p>
              </table:table-cell>
              <table:table-cell office:value-type="float" office:value="1681.015503">
                <text:p>1681.015503</text:p>
              </table:table-cell>
              <table:table-cell office:value-type="float" office:value="1588.317139">
                <text:p>1588.317139</text:p>
              </table:table-cell>
              <table:table-cell office:value-type="float" office:value="1679.463135">
                <text:p>1679.46313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605.313965">
                <text:p>1605.313965</text:p>
              </table:table-cell>
              <table:table-cell office:value-type="float" office:value="1655.147339">
                <text:p>1655.147339</text:p>
              </table:table-cell>
              <table:table-cell office:value-type="float" office:value="1590.71936">
                <text:p>1590.71936</text:p>
              </table:table-cell>
              <table:table-cell office:value-type="float" office:value="1669.019043">
                <text:p>1669.01904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591.871582">
                <text:p>1591.871582</text:p>
              </table:table-cell>
              <table:table-cell office:value-type="float" office:value="1655.142212">
                <text:p>1655.142212</text:p>
              </table:table-cell>
              <table:table-cell office:value-type="float" office:value="1602.896118">
                <text:p>1602.896118</text:p>
              </table:table-cell>
              <table:table-cell office:value-type="float" office:value="1655.238525">
                <text:p>1655.23852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603.895996">
                <text:p>1603.895996</text:p>
              </table:table-cell>
              <table:table-cell office:value-type="float" office:value="1648.189331">
                <text:p>1648.189331</text:p>
              </table:table-cell>
              <table:table-cell office:value-type="float" office:value="1603.597534">
                <text:p>1603.597534</text:p>
              </table:table-cell>
              <table:table-cell office:value-type="float" office:value="1638.166748">
                <text:p>1638.16674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593.567383">
                <text:p>1593.567383</text:p>
              </table:table-cell>
              <table:table-cell office:value-type="float" office:value="1641.447266">
                <text:p>1641.447266</text:p>
              </table:table-cell>
              <table:table-cell office:value-type="float" office:value="1588.012085">
                <text:p>1588.012085</text:p>
              </table:table-cell>
              <table:table-cell office:value-type="float" office:value="1646.327271">
                <text:p>1646.32727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592.747803">
                <text:p>1592.747803</text:p>
              </table:table-cell>
              <table:table-cell office:value-type="float" office:value="1634.008789">
                <text:p>1634.008789</text:p>
              </table:table-cell>
              <table:table-cell office:value-type="float" office:value="1593.093994">
                <text:p>1593.093994</text:p>
              </table:table-cell>
              <table:table-cell office:value-type="float" office:value="1633.146484">
                <text:p>1633.146484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592.776733">
                <text:p>1592.776733</text:p>
              </table:table-cell>
              <table:table-cell office:value-type="float" office:value="1631.939209">
                <text:p>1631.939209</text:p>
              </table:table-cell>
              <table:table-cell office:value-type="float" office:value="1587.632324">
                <text:p>1587.632324</text:p>
              </table:table-cell>
              <table:table-cell office:value-type="float" office:value="1628.672119">
                <text:p>1628.672119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585.949341">
                <text:p>1585.949341</text:p>
              </table:table-cell>
              <table:table-cell office:value-type="float" office:value="1622.355225">
                <text:p>1622.355225</text:p>
              </table:table-cell>
              <table:table-cell office:value-type="float" office:value="1579.496826">
                <text:p>1579.496826</text:p>
              </table:table-cell>
              <table:table-cell office:value-type="float" office:value="1628.072998">
                <text:p>1628.07299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585.418091">
                <text:p>1585.418091</text:p>
              </table:table-cell>
              <table:table-cell office:value-type="float" office:value="1621.06543">
                <text:p>1621.06543</text:p>
              </table:table-cell>
              <table:table-cell office:value-type="float" office:value="1588.581421">
                <text:p>1588.581421</text:p>
              </table:table-cell>
              <table:table-cell office:value-type="float" office:value="1612.888672">
                <text:p>1612.888672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581.723755">
                <text:p>1581.723755</text:p>
              </table:table-cell>
              <table:table-cell office:value-type="float" office:value="1620.439941">
                <text:p>1620.439941</text:p>
              </table:table-cell>
              <table:table-cell office:value-type="float" office:value="1584.240845">
                <text:p>1584.240845</text:p>
              </table:table-cell>
              <table:table-cell office:value-type="float" office:value="1615.654907">
                <text:p>1615.654907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579.854614">
                <text:p>1579.854614</text:p>
              </table:table-cell>
              <table:table-cell office:value-type="float" office:value="1612.990356">
                <text:p>1612.990356</text:p>
              </table:table-cell>
              <table:table-cell office:value-type="float" office:value="1580.002808">
                <text:p>1580.002808</text:p>
              </table:table-cell>
              <table:table-cell office:value-type="float" office:value="1611.140503">
                <text:p>1611.14050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577.094849">
                <text:p>1577.094849</text:p>
              </table:table-cell>
              <table:table-cell office:value-type="float" office:value="1609.574097">
                <text:p>1609.574097</text:p>
              </table:table-cell>
              <table:table-cell office:value-type="float" office:value="1581.778564">
                <text:p>1581.778564</text:p>
              </table:table-cell>
              <table:table-cell office:value-type="float" office:value="1602.803345">
                <text:p>1602.80334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581.707886">
                <text:p>1581.707886</text:p>
              </table:table-cell>
              <table:table-cell office:value-type="float" office:value="1606.244141">
                <text:p>1606.244141</text:p>
              </table:table-cell>
              <table:table-cell office:value-type="float" office:value="1572.733643">
                <text:p>1572.733643</text:p>
              </table:table-cell>
              <table:table-cell office:value-type="float" office:value="1607.405151">
                <text:p>1607.40515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577.339355">
                <text:p>1577.339355</text:p>
              </table:table-cell>
              <table:table-cell office:value-type="float" office:value="1601.996338">
                <text:p>1601.996338</text:p>
              </table:table-cell>
              <table:table-cell office:value-type="float" office:value="1574.217285">
                <text:p>1574.217285</text:p>
              </table:table-cell>
              <table:table-cell office:value-type="float" office:value="1601.189331">
                <text:p>1601.189331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576.154907">
                <text:p>1576.154907</text:p>
              </table:table-cell>
              <table:table-cell office:value-type="float" office:value="1601.183105">
                <text:p>1601.183105</text:p>
              </table:table-cell>
              <table:table-cell office:value-type="float" office:value="1576.454834">
                <text:p>1576.454834</text:p>
              </table:table-cell>
              <table:table-cell office:value-type="float" office:value="1599.434326">
                <text:p>1599.434326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577.598267">
                <text:p>1577.598267</text:p>
              </table:table-cell>
              <table:table-cell office:value-type="float" office:value="1596.961304">
                <text:p>1596.961304</text:p>
              </table:table-cell>
              <table:table-cell office:value-type="float" office:value="1575.574707">
                <text:p>1575.574707</text:p>
              </table:table-cell>
              <table:table-cell office:value-type="float" office:value="1594.126465">
                <text:p>1594.12646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572.959351">
                <text:p>1572.959351</text:p>
              </table:table-cell>
              <table:table-cell office:value-type="float" office:value="1599.681519">
                <text:p>1599.681519</text:p>
              </table:table-cell>
              <table:table-cell office:value-type="float" office:value="1571.13269">
                <text:p>1571.13269</text:p>
              </table:table-cell>
              <table:table-cell office:value-type="float" office:value="1597.142944">
                <text:p>1597.142944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574.632812">
                <text:p>1574.632812</text:p>
              </table:table-cell>
              <table:table-cell office:value-type="float" office:value="1592.234619">
                <text:p>1592.234619</text:p>
              </table:table-cell>
              <table:table-cell office:value-type="float" office:value="1572.664551">
                <text:p>1572.664551</text:p>
              </table:table-cell>
              <table:table-cell office:value-type="float" office:value="1591.30957">
                <text:p>1591.30957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576.552734">
                <text:p>1576.552734</text:p>
              </table:table-cell>
              <table:table-cell office:value-type="float" office:value="1589.205566">
                <text:p>1589.205566</text:p>
              </table:table-cell>
              <table:table-cell office:value-type="float" office:value="1571.228149">
                <text:p>1571.228149</text:p>
              </table:table-cell>
              <table:table-cell office:value-type="float" office:value="1587.950684">
                <text:p>1587.950684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570.785889">
                <text:p>1570.785889</text:p>
              </table:table-cell>
              <table:table-cell office:value-type="float" office:value="1591.20813">
                <text:p>1591.20813</text:p>
              </table:table-cell>
              <table:table-cell office:value-type="float" office:value="1566.329712">
                <text:p>1566.329712</text:p>
              </table:table-cell>
              <table:table-cell office:value-type="float" office:value="1590.288452">
                <text:p>1590.288452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571.00415">
                <text:p>1571.00415</text:p>
              </table:table-cell>
              <table:table-cell office:value-type="float" office:value="1586.047363">
                <text:p>1586.047363</text:p>
              </table:table-cell>
              <table:table-cell office:value-type="float" office:value="1565.214844">
                <text:p>1565.214844</text:p>
              </table:table-cell>
              <table:table-cell office:value-type="float" office:value="1588.875854">
                <text:p>1588.875854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571.077393">
                <text:p>1571.077393</text:p>
              </table:table-cell>
              <table:table-cell office:value-type="float" office:value="1587.184326">
                <text:p>1587.184326</text:p>
              </table:table-cell>
              <table:table-cell office:value-type="float" office:value="1569.389404">
                <text:p>1569.389404</text:p>
              </table:table-cell>
              <table:table-cell office:value-type="float" office:value="1581.868408">
                <text:p>1581.868408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572.171143">
                <text:p>1572.171143</text:p>
              </table:table-cell>
              <table:table-cell office:value-type="float" office:value="1581.934814">
                <text:p>1581.934814</text:p>
              </table:table-cell>
              <table:table-cell office:value-type="float" office:value="1569.022339">
                <text:p>1569.022339</text:p>
              </table:table-cell>
              <table:table-cell office:value-type="float" office:value="1581.128906">
                <text:p>1581.12890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567.211914">
                <text:p>1567.211914</text:p>
              </table:table-cell>
              <table:table-cell office:value-type="float" office:value="1582.615479">
                <text:p>1582.615479</text:p>
              </table:table-cell>
              <table:table-cell office:value-type="float" office:value="1566.576416">
                <text:p>1566.576416</text:p>
              </table:table-cell>
              <table:table-cell office:value-type="float" office:value="1580.996826">
                <text:p>1580.996826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573.804932">
                <text:p>1573.804932</text:p>
              </table:table-cell>
              <table:table-cell office:value-type="float" office:value="1600.097534">
                <text:p>1600.097534</text:p>
              </table:table-cell>
              <table:table-cell office:value-type="float" office:value="1557.180054">
                <text:p>1557.180054</text:p>
              </table:table-cell>
              <table:table-cell office:value-type="float" office:value="1568.226807">
                <text:p>1568.226807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600.179077">
                <text:p>1600.179077</text:p>
              </table:table-cell>
              <table:table-cell office:value-type="float" office:value="1639.150757">
                <text:p>1639.150757</text:p>
              </table:table-cell>
              <table:table-cell office:value-type="float" office:value="1528.308838">
                <text:p>1528.308838</text:p>
              </table:table-cell>
              <table:table-cell office:value-type="float" office:value="1533.281494">
                <text:p>1533.281494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623.939331">
                <text:p>1623.939331</text:p>
              </table:table-cell>
              <table:table-cell office:value-type="float" office:value="1634.670532">
                <text:p>1634.670532</text:p>
              </table:table-cell>
              <table:table-cell office:value-type="float" office:value="1542.202026">
                <text:p>1542.202026</text:p>
              </table:table-cell>
              <table:table-cell office:value-type="float" office:value="1528.194824">
                <text:p>1528.19482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631.640625">
                <text:p>1631.640625</text:p>
              </table:table-cell>
              <table:table-cell office:value-type="float" office:value="1656.525391">
                <text:p>1656.525391</text:p>
              </table:table-cell>
              <table:table-cell office:value-type="float" office:value="1550.896484">
                <text:p>1550.896484</text:p>
              </table:table-cell>
              <table:table-cell office:value-type="float" office:value="1543.98584">
                <text:p>1543.98584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643.350464">
                <text:p>1643.350464</text:p>
              </table:table-cell>
              <table:table-cell office:value-type="float" office:value="1636.607422">
                <text:p>1636.607422</text:p>
              </table:table-cell>
              <table:table-cell office:value-type="float" office:value="1571.064697">
                <text:p>1571.064697</text:p>
              </table:table-cell>
              <table:table-cell office:value-type="float" office:value="1584.417969">
                <text:p>1584.417969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625.65625">
                <text:p>1625.65625</text:p>
              </table:table-cell>
              <table:table-cell office:value-type="float" office:value="1692.193726">
                <text:p>1692.193726</text:p>
              </table:table-cell>
              <table:table-cell office:value-type="float" office:value="1589.932617">
                <text:p>1589.932617</text:p>
              </table:table-cell>
              <table:table-cell office:value-type="float" office:value="1599.722046">
                <text:p>1599.722046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647.094482">
                <text:p>1647.094482</text:p>
              </table:table-cell>
              <table:table-cell office:value-type="float" office:value="1683.001465">
                <text:p>1683.001465</text:p>
              </table:table-cell>
              <table:table-cell office:value-type="float" office:value="1600.049927">
                <text:p>1600.049927</text:p>
              </table:table-cell>
              <table:table-cell office:value-type="float" office:value="1606.783325">
                <text:p>1606.78332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641.420166">
                <text:p>1641.420166</text:p>
              </table:table-cell>
              <table:table-cell office:value-type="float" office:value="1682.710815">
                <text:p>1682.710815</text:p>
              </table:table-cell>
              <table:table-cell office:value-type="float" office:value="1610.366821">
                <text:p>1610.366821</text:p>
              </table:table-cell>
              <table:table-cell office:value-type="float" office:value="1616.169189">
                <text:p>1616.16918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634.946533">
                <text:p>1634.946533</text:p>
              </table:table-cell>
              <table:table-cell office:value-type="float" office:value="1712.83606">
                <text:p>1712.83606</text:p>
              </table:table-cell>
              <table:table-cell office:value-type="float" office:value="1606.075195">
                <text:p>1606.075195</text:p>
              </table:table-cell>
              <table:table-cell office:value-type="float" office:value="1628.140625">
                <text:p>1628.14062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649.499634">
                <text:p>1649.499634</text:p>
              </table:table-cell>
              <table:table-cell office:value-type="float" office:value="1707.926514">
                <text:p>1707.926514</text:p>
              </table:table-cell>
              <table:table-cell office:value-type="float" office:value="1605.242432">
                <text:p>1605.242432</text:p>
              </table:table-cell>
              <table:table-cell office:value-type="float" office:value="1629.929443">
                <text:p>1629.929443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633.079346">
                <text:p>1633.079346</text:p>
              </table:table-cell>
              <table:table-cell office:value-type="float" office:value="1727.484009">
                <text:p>1727.484009</text:p>
              </table:table-cell>
              <table:table-cell office:value-type="float" office:value="1596.684448">
                <text:p>1596.684448</text:p>
              </table:table-cell>
              <table:table-cell office:value-type="float" office:value="1655.078979">
                <text:p>1655.078979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617.886353">
                <text:p>1617.886353</text:p>
              </table:table-cell>
              <table:table-cell office:value-type="float" office:value="1667.240234">
                <text:p>1667.240234</text:p>
              </table:table-cell>
              <table:table-cell office:value-type="float" office:value="1637.576294">
                <text:p>1637.576294</text:p>
              </table:table-cell>
              <table:table-cell office:value-type="float" office:value="1673.085449">
                <text:p>1673.085449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623.666016">
                <text:p>1623.666016</text:p>
              </table:table-cell>
              <table:table-cell office:value-type="float" office:value="1664.880981">
                <text:p>1664.880981</text:p>
              </table:table-cell>
              <table:table-cell office:value-type="float" office:value="1628.996826">
                <text:p>1628.996826</text:p>
              </table:table-cell>
              <table:table-cell office:value-type="float" office:value="1669.765015">
                <text:p>1669.76501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612.253906">
                <text:p>1612.253906</text:p>
              </table:table-cell>
              <table:table-cell office:value-type="float" office:value="1665.709961">
                <text:p>1665.709961</text:p>
              </table:table-cell>
              <table:table-cell office:value-type="float" office:value="1615.925293">
                <text:p>1615.925293</text:p>
              </table:table-cell>
              <table:table-cell office:value-type="float" office:value="1663.48877">
                <text:p>1663.48877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606.401855">
                <text:p>1606.401855</text:p>
              </table:table-cell>
              <table:table-cell office:value-type="float" office:value="1649.259644">
                <text:p>1649.259644</text:p>
              </table:table-cell>
              <table:table-cell office:value-type="float" office:value="1602.424805">
                <text:p>1602.424805</text:p>
              </table:table-cell>
              <table:table-cell office:value-type="float" office:value="1653.764771">
                <text:p>1653.76477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587.906128">
                <text:p>1587.906128</text:p>
              </table:table-cell>
              <table:table-cell office:value-type="float" office:value="1651.94458">
                <text:p>1651.94458</text:p>
              </table:table-cell>
              <table:table-cell office:value-type="float" office:value="1585.837402">
                <text:p>1585.837402</text:p>
              </table:table-cell>
              <table:table-cell office:value-type="float" office:value="1639.777832">
                <text:p>1639.77783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580.537109">
                <text:p>1580.537109</text:p>
              </table:table-cell>
              <table:table-cell office:value-type="float" office:value="1637.265991">
                <text:p>1637.265991</text:p>
              </table:table-cell>
              <table:table-cell office:value-type="float" office:value="1571.723877">
                <text:p>1571.723877</text:p>
              </table:table-cell>
              <table:table-cell office:value-type="float" office:value="1628.171387">
                <text:p>1628.171387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583.966919">
                <text:p>1583.966919</text:p>
              </table:table-cell>
              <table:table-cell office:value-type="float" office:value="1619.137207">
                <text:p>1619.137207</text:p>
              </table:table-cell>
              <table:table-cell office:value-type="float" office:value="1572.321899">
                <text:p>1572.321899</text:p>
              </table:table-cell>
              <table:table-cell office:value-type="float" office:value="1624.348267">
                <text:p>1624.34826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584.794678">
                <text:p>1584.794678</text:p>
              </table:table-cell>
              <table:table-cell office:value-type="float" office:value="1608.449829">
                <text:p>1608.449829</text:p>
              </table:table-cell>
              <table:table-cell office:value-type="float" office:value="1571.100708">
                <text:p>1571.100708</text:p>
              </table:table-cell>
              <table:table-cell office:value-type="float" office:value="1623.784302">
                <text:p>1623.784302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586.270874">
                <text:p>1586.270874</text:p>
              </table:table-cell>
              <table:table-cell office:value-type="float" office:value="1602.533936">
                <text:p>1602.533936</text:p>
              </table:table-cell>
              <table:table-cell office:value-type="float" office:value="1591.727539">
                <text:p>1591.727539</text:p>
              </table:table-cell>
              <table:table-cell office:value-type="float" office:value="1590.251709">
                <text:p>1590.25170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585.887939">
                <text:p>1585.887939</text:p>
              </table:table-cell>
              <table:table-cell office:value-type="float" office:value="1602.848145">
                <text:p>1602.848145</text:p>
              </table:table-cell>
              <table:table-cell office:value-type="float" office:value="1577.040039">
                <text:p>1577.040039</text:p>
              </table:table-cell>
              <table:table-cell office:value-type="float" office:value="1601.51123">
                <text:p>1601.5112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577.549805">
                <text:p>1577.549805</text:p>
              </table:table-cell>
              <table:table-cell office:value-type="float" office:value="1605.15686">
                <text:p>1605.15686</text:p>
              </table:table-cell>
              <table:table-cell office:value-type="float" office:value="1579.096313">
                <text:p>1579.096313</text:p>
              </table:table-cell>
              <table:table-cell office:value-type="float" office:value="1600.339844">
                <text:p>1600.33984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580.547119">
                <text:p>1580.547119</text:p>
              </table:table-cell>
              <table:table-cell office:value-type="float" office:value="1601.10022">
                <text:p>1601.10022</text:p>
              </table:table-cell>
              <table:table-cell office:value-type="float" office:value="1578.30896">
                <text:p>1578.30896</text:p>
              </table:table-cell>
              <table:table-cell office:value-type="float" office:value="1598.088379">
                <text:p>1598.08837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578.307251">
                <text:p>1578.307251</text:p>
              </table:table-cell>
              <table:table-cell office:value-type="float" office:value="1598.505249">
                <text:p>1598.505249</text:p>
              </table:table-cell>
              <table:table-cell office:value-type="float" office:value="1577.352905">
                <text:p>1577.352905</text:p>
              </table:table-cell>
              <table:table-cell office:value-type="float" office:value="1598.663452">
                <text:p>1598.66345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577.546631">
                <text:p>1577.546631</text:p>
              </table:table-cell>
              <table:table-cell office:value-type="float" office:value="1594.883301">
                <text:p>1594.883301</text:p>
              </table:table-cell>
              <table:table-cell office:value-type="float" office:value="1575.029297">
                <text:p>1575.029297</text:p>
              </table:table-cell>
              <table:table-cell office:value-type="float" office:value="1596.178467">
                <text:p>1596.17846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575.745117">
                <text:p>1575.745117</text:p>
              </table:table-cell>
              <table:table-cell office:value-type="float" office:value="1596.692749">
                <text:p>1596.692749</text:p>
              </table:table-cell>
              <table:table-cell office:value-type="float" office:value="1570.519653">
                <text:p>1570.519653</text:p>
              </table:table-cell>
              <table:table-cell office:value-type="float" office:value="1594.348877">
                <text:p>1594.348877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573.082275">
                <text:p>1573.082275</text:p>
              </table:table-cell>
              <table:table-cell office:value-type="float" office:value="1596.77002">
                <text:p>1596.77002</text:p>
              </table:table-cell>
              <table:table-cell office:value-type="float" office:value="1566.778931">
                <text:p>1566.778931</text:p>
              </table:table-cell>
              <table:table-cell office:value-type="float" office:value="1598.598145">
                <text:p>1598.59814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574.564697">
                <text:p>1574.564697</text:p>
              </table:table-cell>
              <table:table-cell office:value-type="float" office:value="1591.203979">
                <text:p>1591.203979</text:p>
              </table:table-cell>
              <table:table-cell office:value-type="float" office:value="1572.166138">
                <text:p>1572.166138</text:p>
              </table:table-cell>
              <table:table-cell office:value-type="float" office:value="1587.876221">
                <text:p>1587.87622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572.420898">
                <text:p>1572.420898</text:p>
              </table:table-cell>
              <table:table-cell office:value-type="float" office:value="1591.040649">
                <text:p>1591.040649</text:p>
              </table:table-cell>
              <table:table-cell office:value-type="float" office:value="1569.417969">
                <text:p>1569.417969</text:p>
              </table:table-cell>
              <table:table-cell office:value-type="float" office:value="1587.880005">
                <text:p>1587.88000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572.577271">
                <text:p>1572.577271</text:p>
              </table:table-cell>
              <table:table-cell office:value-type="float" office:value="1588.018921">
                <text:p>1588.018921</text:p>
              </table:table-cell>
              <table:table-cell office:value-type="float" office:value="1573.732544">
                <text:p>1573.732544</text:p>
              </table:table-cell>
              <table:table-cell office:value-type="float" office:value="1582.319702">
                <text:p>1582.319702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574.040527">
                <text:p>1574.040527</text:p>
              </table:table-cell>
              <table:table-cell office:value-type="float" office:value="1587.564087">
                <text:p>1587.564087</text:p>
              </table:table-cell>
              <table:table-cell office:value-type="float" office:value="1565.726562">
                <text:p>1565.726562</text:p>
              </table:table-cell>
              <table:table-cell office:value-type="float" office:value="1586.593262">
                <text:p>1586.59326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570.096558">
                <text:p>1570.096558</text:p>
              </table:table-cell>
              <table:table-cell office:value-type="float" office:value="1586.796387">
                <text:p>1586.796387</text:p>
              </table:table-cell>
              <table:table-cell office:value-type="float" office:value="1563.943848">
                <text:p>1563.943848</text:p>
              </table:table-cell>
              <table:table-cell office:value-type="float" office:value="1589.212402">
                <text:p>1589.212402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573.784546">
                <text:p>1573.784546</text:p>
              </table:table-cell>
              <table:table-cell office:value-type="float" office:value="1586.129395">
                <text:p>1586.129395</text:p>
              </table:table-cell>
              <table:table-cell office:value-type="float" office:value="1569.843018">
                <text:p>1569.843018</text:p>
              </table:table-cell>
              <table:table-cell office:value-type="float" office:value="1582.712646">
                <text:p>1582.71264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568.960571">
                <text:p>1568.960571</text:p>
              </table:table-cell>
              <table:table-cell office:value-type="float" office:value="1588.083862">
                <text:p>1588.083862</text:p>
              </table:table-cell>
              <table:table-cell office:value-type="float" office:value="1565.455322">
                <text:p>1565.455322</text:p>
              </table:table-cell>
              <table:table-cell office:value-type="float" office:value="1586.803955">
                <text:p>1586.80395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572.601929">
                <text:p>1572.601929</text:p>
              </table:table-cell>
              <table:table-cell office:value-type="float" office:value="1581.35376">
                <text:p>1581.35376</text:p>
              </table:table-cell>
              <table:table-cell office:value-type="float" office:value="1568.692261">
                <text:p>1568.692261</text:p>
              </table:table-cell>
              <table:table-cell office:value-type="float" office:value="1579.148438">
                <text:p>1579.14843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570.862183">
                <text:p>1570.862183</text:p>
              </table:table-cell>
              <table:table-cell office:value-type="float" office:value="1580.516846">
                <text:p>1580.516846</text:p>
              </table:table-cell>
              <table:table-cell office:value-type="float" office:value="1563.009033">
                <text:p>1563.009033</text:p>
              </table:table-cell>
              <table:table-cell office:value-type="float" office:value="1583.582642">
                <text:p>1583.582642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567.227295">
                <text:p>1567.227295</text:p>
              </table:table-cell>
              <table:table-cell office:value-type="float" office:value="1582.552124">
                <text:p>1582.552124</text:p>
              </table:table-cell>
              <table:table-cell office:value-type="float" office:value="1563.662109">
                <text:p>1563.662109</text:p>
              </table:table-cell>
              <table:table-cell office:value-type="float" office:value="1577.677002">
                <text:p>1577.677002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572.068604">
                <text:p>1572.068604</text:p>
              </table:table-cell>
              <table:table-cell office:value-type="float" office:value="1579.968018">
                <text:p>1579.968018</text:p>
              </table:table-cell>
              <table:table-cell office:value-type="float" office:value="1567.601196">
                <text:p>1567.601196</text:p>
              </table:table-cell>
              <table:table-cell office:value-type="float" office:value="1575.753296">
                <text:p>1575.75329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570.189453">
                <text:p>1570.189453</text:p>
              </table:table-cell>
              <table:table-cell office:value-type="float" office:value="1581.117432">
                <text:p>1581.117432</text:p>
              </table:table-cell>
              <table:table-cell office:value-type="float" office:value="1563.972656">
                <text:p>1563.972656</text:p>
              </table:table-cell>
              <table:table-cell office:value-type="float" office:value="1576.521484">
                <text:p>1576.521484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571.889404">
                <text:p>1571.889404</text:p>
              </table:table-cell>
              <table:table-cell office:value-type="float" office:value="1579.14209">
                <text:p>1579.14209</text:p>
              </table:table-cell>
              <table:table-cell office:value-type="float" office:value="1564.568115">
                <text:p>1564.568115</text:p>
              </table:table-cell>
              <table:table-cell office:value-type="float" office:value="1576.738647">
                <text:p>1576.738647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568.995361">
                <text:p>1568.995361</text:p>
              </table:table-cell>
              <table:table-cell office:value-type="float" office:value="1580.340698">
                <text:p>1580.340698</text:p>
              </table:table-cell>
              <table:table-cell office:value-type="float" office:value="1560.513428">
                <text:p>1560.513428</text:p>
              </table:table-cell>
              <table:table-cell office:value-type="float" office:value="1573.082397">
                <text:p>1573.08239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569.449341">
                <text:p>1569.449341</text:p>
              </table:table-cell>
              <table:table-cell office:value-type="float" office:value="1581.202148">
                <text:p>1581.202148</text:p>
              </table:table-cell>
              <table:table-cell office:value-type="float" office:value="1564.657715">
                <text:p>1564.657715</text:p>
              </table:table-cell>
              <table:table-cell office:value-type="float" office:value="1572.615356">
                <text:p>1572.615356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575.946289">
                <text:p>1575.946289</text:p>
              </table:table-cell>
              <table:table-cell office:value-type="float" office:value="1590.706665">
                <text:p>1590.706665</text:p>
              </table:table-cell>
              <table:table-cell office:value-type="float" office:value="1555.600342">
                <text:p>1555.600342</text:p>
              </table:table-cell>
              <table:table-cell office:value-type="float" office:value="1563.561035">
                <text:p>1563.56103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601.424438">
                <text:p>1601.424438</text:p>
              </table:table-cell>
              <table:table-cell office:value-type="float" office:value="1623.901001">
                <text:p>1623.901001</text:p>
              </table:table-cell>
              <table:table-cell office:value-type="float" office:value="1520.174561">
                <text:p>1520.174561</text:p>
              </table:table-cell>
              <table:table-cell office:value-type="float" office:value="1535.034058">
                <text:p>1535.034058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608.08728">
                <text:p>1608.08728</text:p>
              </table:table-cell>
              <table:table-cell office:value-type="float" office:value="1618.183594">
                <text:p>1618.183594</text:p>
              </table:table-cell>
              <table:table-cell office:value-type="float" office:value="1525.697754">
                <text:p>1525.697754</text:p>
              </table:table-cell>
              <table:table-cell office:value-type="float" office:value="1539.963013">
                <text:p>1539.96301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581.626953">
                <text:p>1581.626953</text:p>
              </table:table-cell>
              <table:table-cell office:value-type="float" office:value="1611.701172">
                <text:p>1611.701172</text:p>
              </table:table-cell>
              <table:table-cell office:value-type="float" office:value="1561.047485">
                <text:p>1561.047485</text:p>
              </table:table-cell>
              <table:table-cell office:value-type="float" office:value="1588.616821">
                <text:p>1588.61682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583.937744">
                <text:p>1583.937744</text:p>
              </table:table-cell>
              <table:table-cell office:value-type="float" office:value="1604.065796">
                <text:p>1604.065796</text:p>
              </table:table-cell>
              <table:table-cell office:value-type="float" office:value="1602.53418">
                <text:p>1602.53418</text:p>
              </table:table-cell>
              <table:table-cell office:value-type="float" office:value="1616.936401">
                <text:p>1616.93640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617.588989">
                <text:p>1617.588989</text:p>
              </table:table-cell>
              <table:table-cell office:value-type="float" office:value="1603.250732">
                <text:p>1603.250732</text:p>
              </table:table-cell>
              <table:table-cell office:value-type="float" office:value="1628.862793">
                <text:p>1628.862793</text:p>
              </table:table-cell>
              <table:table-cell office:value-type="float" office:value="1618.123169">
                <text:p>1618.12316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622.33313">
                <text:p>1622.33313</text:p>
              </table:table-cell>
              <table:table-cell office:value-type="float" office:value="1662.757812">
                <text:p>1662.757812</text:p>
              </table:table-cell>
              <table:table-cell office:value-type="float" office:value="1629.978516">
                <text:p>1629.978516</text:p>
              </table:table-cell>
              <table:table-cell office:value-type="float" office:value="1667.401611">
                <text:p>1667.40161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644.86499">
                <text:p>1644.86499</text:p>
              </table:table-cell>
              <table:table-cell office:value-type="float" office:value="1666.191162">
                <text:p>1666.191162</text:p>
              </table:table-cell>
              <table:table-cell office:value-type="float" office:value="1649.87561">
                <text:p>1649.87561</text:p>
              </table:table-cell>
              <table:table-cell office:value-type="float" office:value="1663.542114">
                <text:p>1663.542114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647.580078">
                <text:p>1647.580078</text:p>
              </table:table-cell>
              <table:table-cell office:value-type="float" office:value="1678.593384">
                <text:p>1678.593384</text:p>
              </table:table-cell>
              <table:table-cell office:value-type="float" office:value="1650.269287">
                <text:p>1650.269287</text:p>
              </table:table-cell>
              <table:table-cell office:value-type="float" office:value="1675.419189">
                <text:p>1675.41918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642.825317">
                <text:p>1642.825317</text:p>
              </table:table-cell>
              <table:table-cell office:value-type="float" office:value="1687.627563">
                <text:p>1687.627563</text:p>
              </table:table-cell>
              <table:table-cell office:value-type="float" office:value="1647.483154">
                <text:p>1647.483154</text:p>
              </table:table-cell>
              <table:table-cell office:value-type="float" office:value="1678.644897">
                <text:p>1678.644897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625.81189">
                <text:p>1625.81189</text:p>
              </table:table-cell>
              <table:table-cell office:value-type="float" office:value="1704.903198">
                <text:p>1704.903198</text:p>
              </table:table-cell>
              <table:table-cell office:value-type="float" office:value="1623.657349">
                <text:p>1623.657349</text:p>
              </table:table-cell>
              <table:table-cell office:value-type="float" office:value="1705.67749">
                <text:p>1705.6774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631.682617">
                <text:p>1631.682617</text:p>
              </table:table-cell>
              <table:table-cell office:value-type="float" office:value="1691.471558">
                <text:p>1691.471558</text:p>
              </table:table-cell>
              <table:table-cell office:value-type="float" office:value="1629.628174">
                <text:p>1629.628174</text:p>
              </table:table-cell>
              <table:table-cell office:value-type="float" office:value="1695.755371">
                <text:p>1695.75537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632.023804">
                <text:p>1632.023804</text:p>
              </table:table-cell>
              <table:table-cell office:value-type="float" office:value="1689.943359">
                <text:p>1689.943359</text:p>
              </table:table-cell>
              <table:table-cell office:value-type="float" office:value="1636.973633">
                <text:p>1636.973633</text:p>
              </table:table-cell>
              <table:table-cell office:value-type="float" office:value="1695.56897">
                <text:p>1695.56897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627.866455">
                <text:p>1627.866455</text:p>
              </table:table-cell>
              <table:table-cell office:value-type="float" office:value="1697.727783">
                <text:p>1697.727783</text:p>
              </table:table-cell>
              <table:table-cell office:value-type="float" office:value="1636.86438">
                <text:p>1636.86438</text:p>
              </table:table-cell>
              <table:table-cell office:value-type="float" office:value="1693.654053">
                <text:p>1693.654053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632.380371">
                <text:p>1632.380371</text:p>
              </table:table-cell>
              <table:table-cell office:value-type="float" office:value="1697.883789">
                <text:p>1697.883789</text:p>
              </table:table-cell>
              <table:table-cell office:value-type="float" office:value="1638.248901">
                <text:p>1638.248901</text:p>
              </table:table-cell>
              <table:table-cell office:value-type="float" office:value="1693.016602">
                <text:p>1693.01660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635.959351">
                <text:p>1635.959351</text:p>
              </table:table-cell>
              <table:table-cell office:value-type="float" office:value="1696.869873">
                <text:p>1696.869873</text:p>
              </table:table-cell>
              <table:table-cell office:value-type="float" office:value="1637.606445">
                <text:p>1637.606445</text:p>
              </table:table-cell>
              <table:table-cell office:value-type="float" office:value="1696.280396">
                <text:p>1696.280396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635.541748">
                <text:p>1635.541748</text:p>
              </table:table-cell>
              <table:table-cell office:value-type="float" office:value="1700.703979">
                <text:p>1700.703979</text:p>
              </table:table-cell>
              <table:table-cell office:value-type="float" office:value="1643.23999">
                <text:p>1643.23999</text:p>
              </table:table-cell>
              <table:table-cell office:value-type="float" office:value="1698.098877">
                <text:p>1698.098877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633.747803">
                <text:p>1633.747803</text:p>
              </table:table-cell>
              <table:table-cell office:value-type="float" office:value="1698.572388">
                <text:p>1698.572388</text:p>
              </table:table-cell>
              <table:table-cell office:value-type="float" office:value="1638.413452">
                <text:p>1638.413452</text:p>
              </table:table-cell>
              <table:table-cell office:value-type="float" office:value="1698.257935">
                <text:p>1698.25793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639.560181">
                <text:p>1639.560181</text:p>
              </table:table-cell>
              <table:table-cell office:value-type="float" office:value="1696.668945">
                <text:p>1696.668945</text:p>
              </table:table-cell>
              <table:table-cell office:value-type="float" office:value="1638.596313">
                <text:p>1638.596313</text:p>
              </table:table-cell>
              <table:table-cell office:value-type="float" office:value="1696.44397">
                <text:p>1696.4439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635.754883">
                <text:p>1635.754883</text:p>
              </table:table-cell>
              <table:table-cell office:value-type="float" office:value="1704.25293">
                <text:p>1704.25293</text:p>
              </table:table-cell>
              <table:table-cell office:value-type="float" office:value="1638.278198">
                <text:p>1638.278198</text:p>
              </table:table-cell>
              <table:table-cell office:value-type="float" office:value="1702.699463">
                <text:p>1702.69946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634.787842">
                <text:p>1634.787842</text:p>
              </table:table-cell>
              <table:table-cell office:value-type="float" office:value="1699.923584">
                <text:p>1699.923584</text:p>
              </table:table-cell>
              <table:table-cell office:value-type="float" office:value="1640.380615">
                <text:p>1640.380615</text:p>
              </table:table-cell>
              <table:table-cell office:value-type="float" office:value="1698.015137">
                <text:p>1698.01513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638.178101">
                <text:p>1638.178101</text:p>
              </table:table-cell>
              <table:table-cell office:value-type="float" office:value="1702.784424">
                <text:p>1702.784424</text:p>
              </table:table-cell>
              <table:table-cell office:value-type="float" office:value="1640.748901">
                <text:p>1640.748901</text:p>
              </table:table-cell>
              <table:table-cell office:value-type="float" office:value="1699.271362">
                <text:p>1699.27136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635.102783">
                <text:p>1635.102783</text:p>
              </table:table-cell>
              <table:table-cell office:value-type="float" office:value="1705.586182">
                <text:p>1705.586182</text:p>
              </table:table-cell>
              <table:table-cell office:value-type="float" office:value="1642.077393">
                <text:p>1642.077393</text:p>
              </table:table-cell>
              <table:table-cell office:value-type="float" office:value="1703.230713">
                <text:p>1703.23071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641.659424">
                <text:p>1641.659424</text:p>
              </table:table-cell>
              <table:table-cell office:value-type="float" office:value="1701.18457">
                <text:p>1701.18457</text:p>
              </table:table-cell>
              <table:table-cell office:value-type="float" office:value="1644.692871">
                <text:p>1644.692871</text:p>
              </table:table-cell>
              <table:table-cell office:value-type="float" office:value="1700.68042">
                <text:p>1700.6804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637.046021">
                <text:p>1637.046021</text:p>
              </table:table-cell>
              <table:table-cell office:value-type="float" office:value="1704.188721">
                <text:p>1704.188721</text:p>
              </table:table-cell>
              <table:table-cell office:value-type="float" office:value="1642.151733">
                <text:p>1642.151733</text:p>
              </table:table-cell>
              <table:table-cell office:value-type="float" office:value="1705.561035">
                <text:p>1705.56103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639.205078">
                <text:p>1639.205078</text:p>
              </table:table-cell>
              <table:table-cell office:value-type="float" office:value="1706.50708">
                <text:p>1706.50708</text:p>
              </table:table-cell>
              <table:table-cell office:value-type="float" office:value="1644.95166">
                <text:p>1644.95166</text:p>
              </table:table-cell>
              <table:table-cell office:value-type="float" office:value="1701.056641">
                <text:p>1701.05664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636.805176">
                <text:p>1636.805176</text:p>
              </table:table-cell>
              <table:table-cell office:value-type="float" office:value="1708.270996">
                <text:p>1708.270996</text:p>
              </table:table-cell>
              <table:table-cell office:value-type="float" office:value="1644.447754">
                <text:p>1644.447754</text:p>
              </table:table-cell>
              <table:table-cell office:value-type="float" office:value="1704.941895">
                <text:p>1704.94189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639.414551">
                <text:p>1639.414551</text:p>
              </table:table-cell>
              <table:table-cell office:value-type="float" office:value="1703.736938">
                <text:p>1703.736938</text:p>
              </table:table-cell>
              <table:table-cell office:value-type="float" office:value="1642.419556">
                <text:p>1642.419556</text:p>
              </table:table-cell>
              <table:table-cell office:value-type="float" office:value="1706.149902">
                <text:p>1706.14990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640.378906">
                <text:p>1640.378906</text:p>
              </table:table-cell>
              <table:table-cell office:value-type="float" office:value="1706.379883">
                <text:p>1706.379883</text:p>
              </table:table-cell>
              <table:table-cell office:value-type="float" office:value="1645.349487">
                <text:p>1645.349487</text:p>
              </table:table-cell>
              <table:table-cell office:value-type="float" office:value="1705.865112">
                <text:p>1705.865112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642.652954">
                <text:p>1642.652954</text:p>
              </table:table-cell>
              <table:table-cell office:value-type="float" office:value="1707.848755">
                <text:p>1707.848755</text:p>
              </table:table-cell>
              <table:table-cell office:value-type="float" office:value="1646.127075">
                <text:p>1646.127075</text:p>
              </table:table-cell>
              <table:table-cell office:value-type="float" office:value="1706.275391">
                <text:p>1706.27539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641.421875">
                <text:p>1641.421875</text:p>
              </table:table-cell>
              <table:table-cell office:value-type="float" office:value="1709.813965">
                <text:p>1709.813965</text:p>
              </table:table-cell>
              <table:table-cell office:value-type="float" office:value="1645.970337">
                <text:p>1645.970337</text:p>
              </table:table-cell>
              <table:table-cell office:value-type="float" office:value="1709.081421">
                <text:p>1709.08142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639.06311">
                <text:p>1639.06311</text:p>
              </table:table-cell>
              <table:table-cell office:value-type="float" office:value="1710.911255">
                <text:p>1710.911255</text:p>
              </table:table-cell>
              <table:table-cell office:value-type="float" office:value="1646.943481">
                <text:p>1646.943481</text:p>
              </table:table-cell>
              <table:table-cell office:value-type="float" office:value="1707.472412">
                <text:p>1707.47241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641.194702">
                <text:p>1641.194702</text:p>
              </table:table-cell>
              <table:table-cell office:value-type="float" office:value="1711.234131">
                <text:p>1711.234131</text:p>
              </table:table-cell>
              <table:table-cell office:value-type="float" office:value="1649.028931">
                <text:p>1649.028931</text:p>
              </table:table-cell>
              <table:table-cell office:value-type="float" office:value="1706.393555">
                <text:p>1706.39355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641.752686">
                <text:p>1641.752686</text:p>
              </table:table-cell>
              <table:table-cell office:value-type="float" office:value="1714.72229">
                <text:p>1714.72229</text:p>
              </table:table-cell>
              <table:table-cell office:value-type="float" office:value="1648.683472">
                <text:p>1648.683472</text:p>
              </table:table-cell>
              <table:table-cell office:value-type="float" office:value="1706.653809">
                <text:p>1706.653809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641.406006">
                <text:p>1641.406006</text:p>
              </table:table-cell>
              <table:table-cell office:value-type="float" office:value="1709.352661">
                <text:p>1709.352661</text:p>
              </table:table-cell>
              <table:table-cell office:value-type="float" office:value="1647.582397">
                <text:p>1647.582397</text:p>
              </table:table-cell>
              <table:table-cell office:value-type="float" office:value="1708.683716">
                <text:p>1708.68371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639.871704">
                <text:p>1639.871704</text:p>
              </table:table-cell>
              <table:table-cell office:value-type="float" office:value="1712.966064">
                <text:p>1712.966064</text:p>
              </table:table-cell>
              <table:table-cell office:value-type="float" office:value="1645.848877">
                <text:p>1645.848877</text:p>
              </table:table-cell>
              <table:table-cell office:value-type="float" office:value="1707.980713">
                <text:p>1707.980713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643.604858">
                <text:p>1643.604858</text:p>
              </table:table-cell>
              <table:table-cell office:value-type="float" office:value="1712.654785">
                <text:p>1712.654785</text:p>
              </table:table-cell>
              <table:table-cell office:value-type="float" office:value="1646.882935">
                <text:p>1646.882935</text:p>
              </table:table-cell>
              <table:table-cell office:value-type="float" office:value="1714.251465">
                <text:p>1714.25146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645.628662">
                <text:p>1645.628662</text:p>
              </table:table-cell>
              <table:table-cell office:value-type="float" office:value="1709.816895">
                <text:p>1709.816895</text:p>
              </table:table-cell>
              <table:table-cell office:value-type="float" office:value="1648.631836">
                <text:p>1648.631836</text:p>
              </table:table-cell>
              <table:table-cell office:value-type="float" office:value="1708.579102">
                <text:p>1708.57910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642.726196">
                <text:p>1642.726196</text:p>
              </table:table-cell>
              <table:table-cell office:value-type="float" office:value="1709.841309">
                <text:p>1709.841309</text:p>
              </table:table-cell>
              <table:table-cell office:value-type="float" office:value="1648.7146">
                <text:p>1648.7146</text:p>
              </table:table-cell>
              <table:table-cell office:value-type="float" office:value="1710.562012">
                <text:p>1710.56201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641.255371">
                <text:p>1641.255371</text:p>
              </table:table-cell>
              <table:table-cell office:value-type="float" office:value="1714.453125">
                <text:p>1714.453125</text:p>
              </table:table-cell>
              <table:table-cell office:value-type="float" office:value="1647.876831">
                <text:p>1647.876831</text:p>
              </table:table-cell>
              <table:table-cell office:value-type="float" office:value="1710.738525">
                <text:p>1710.73852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646.022217">
                <text:p>1646.022217</text:p>
              </table:table-cell>
              <table:table-cell office:value-type="float" office:value="1712.145264">
                <text:p>1712.145264</text:p>
              </table:table-cell>
              <table:table-cell office:value-type="float" office:value="1649.888306">
                <text:p>1649.888306</text:p>
              </table:table-cell>
              <table:table-cell office:value-type="float" office:value="1711.592773">
                <text:p>1711.592773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644.465454">
                <text:p>1644.465454</text:p>
              </table:table-cell>
              <table:table-cell office:value-type="float" office:value="1715.678833">
                <text:p>1715.678833</text:p>
              </table:table-cell>
              <table:table-cell office:value-type="float" office:value="1651.664917">
                <text:p>1651.664917</text:p>
              </table:table-cell>
              <table:table-cell office:value-type="float" office:value="1710.428467">
                <text:p>1710.428467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645.947998">
                <text:p>1645.947998</text:p>
              </table:table-cell>
              <table:table-cell office:value-type="float" office:value="1714.529541">
                <text:p>1714.529541</text:p>
              </table:table-cell>
              <table:table-cell office:value-type="float" office:value="1652.038818">
                <text:p>1652.038818</text:p>
              </table:table-cell>
              <table:table-cell office:value-type="float" office:value="1708.953735">
                <text:p>1708.95373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644.685059">
                <text:p>1644.685059</text:p>
              </table:table-cell>
              <table:table-cell office:value-type="float" office:value="1714.270264">
                <text:p>1714.270264</text:p>
              </table:table-cell>
              <table:table-cell office:value-type="float" office:value="1647.379883">
                <text:p>1647.379883</text:p>
              </table:table-cell>
              <table:table-cell office:value-type="float" office:value="1712.579834">
                <text:p>1712.579834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641.594727">
                <text:p>1641.594727</text:p>
              </table:table-cell>
              <table:table-cell office:value-type="float" office:value="1716.015259">
                <text:p>1716.015259</text:p>
              </table:table-cell>
              <table:table-cell office:value-type="float" office:value="1647.505493">
                <text:p>1647.505493</text:p>
              </table:table-cell>
              <table:table-cell office:value-type="float" office:value="1714.05127">
                <text:p>1714.05127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646.200439">
                <text:p>1646.200439</text:p>
              </table:table-cell>
              <table:table-cell office:value-type="float" office:value="1715.912231">
                <text:p>1715.912231</text:p>
              </table:table-cell>
              <table:table-cell office:value-type="float" office:value="1649.199951">
                <text:p>1649.199951</text:p>
              </table:table-cell>
              <table:table-cell office:value-type="float" office:value="1713.429443">
                <text:p>1713.42944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642.980957">
                <text:p>1642.980957</text:p>
              </table:table-cell>
              <table:table-cell office:value-type="float" office:value="1714.203247">
                <text:p>1714.203247</text:p>
              </table:table-cell>
              <table:table-cell office:value-type="float" office:value="1653.04126">
                <text:p>1653.04126</text:p>
              </table:table-cell>
              <table:table-cell office:value-type="float" office:value="1711.173584">
                <text:p>1711.173584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647.039185">
                <text:p>1647.039185</text:p>
              </table:table-cell>
              <table:table-cell office:value-type="float" office:value="1715.369751">
                <text:p>1715.369751</text:p>
              </table:table-cell>
              <table:table-cell office:value-type="float" office:value="1651.706909">
                <text:p>1651.706909</text:p>
              </table:table-cell>
              <table:table-cell office:value-type="float" office:value="1714.438599">
                <text:p>1714.43859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641.771118">
                <text:p>1641.771118</text:p>
              </table:table-cell>
              <table:table-cell office:value-type="float" office:value="1704.540283">
                <text:p>1704.540283</text:p>
              </table:table-cell>
              <table:table-cell office:value-type="float" office:value="1648.393311">
                <text:p>1648.393311</text:p>
              </table:table-cell>
              <table:table-cell office:value-type="float" office:value="1698.747437">
                <text:p>1698.747437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624.92627">
                <text:p>1624.92627</text:p>
              </table:table-cell>
              <table:table-cell office:value-type="float" office:value="1705.629639">
                <text:p>1705.629639</text:p>
              </table:table-cell>
              <table:table-cell office:value-type="float" office:value="1628.547729">
                <text:p>1628.547729</text:p>
              </table:table-cell>
              <table:table-cell office:value-type="float" office:value="1707.188843">
                <text:p>1707.18884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623.113037">
                <text:p>1623.113037</text:p>
              </table:table-cell>
              <table:table-cell office:value-type="float" office:value="1690.869141">
                <text:p>1690.869141</text:p>
              </table:table-cell>
              <table:table-cell office:value-type="float" office:value="1628.487183">
                <text:p>1628.487183</text:p>
              </table:table-cell>
              <table:table-cell office:value-type="float" office:value="1688.929565">
                <text:p>1688.92956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618.562866">
                <text:p>1618.562866</text:p>
              </table:table-cell>
              <table:table-cell office:value-type="float" office:value="1685.862671">
                <text:p>1685.862671</text:p>
              </table:table-cell>
              <table:table-cell office:value-type="float" office:value="1619.896484">
                <text:p>1619.896484</text:p>
              </table:table-cell>
              <table:table-cell office:value-type="float" office:value="1683.511108">
                <text:p>1683.511108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612.360596">
                <text:p>1612.360596</text:p>
              </table:table-cell>
              <table:table-cell office:value-type="float" office:value="1677.986694">
                <text:p>1677.986694</text:p>
              </table:table-cell>
              <table:table-cell office:value-type="float" office:value="1615.512329">
                <text:p>1615.512329</text:p>
              </table:table-cell>
              <table:table-cell office:value-type="float" office:value="1680.033081">
                <text:p>1680.033081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607.206787">
                <text:p>1607.206787</text:p>
              </table:table-cell>
              <table:table-cell office:value-type="float" office:value="1673.262207">
                <text:p>1673.262207</text:p>
              </table:table-cell>
              <table:table-cell office:value-type="float" office:value="1611.036621">
                <text:p>1611.036621</text:p>
              </table:table-cell>
              <table:table-cell office:value-type="float" office:value="1670.022949">
                <text:p>1670.022949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610.779663">
                <text:p>1610.779663</text:p>
              </table:table-cell>
              <table:table-cell office:value-type="float" office:value="1665.324219">
                <text:p>1665.324219</text:p>
              </table:table-cell>
              <table:table-cell office:value-type="float" office:value="1607.885986">
                <text:p>1607.885986</text:p>
              </table:table-cell>
              <table:table-cell office:value-type="float" office:value="1663.049072">
                <text:p>1663.04907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604.33606">
                <text:p>1604.33606</text:p>
              </table:table-cell>
              <table:table-cell office:value-type="float" office:value="1654.667236">
                <text:p>1654.667236</text:p>
              </table:table-cell>
              <table:table-cell office:value-type="float" office:value="1602.762085">
                <text:p>1602.762085</text:p>
              </table:table-cell>
              <table:table-cell office:value-type="float" office:value="1658.817505">
                <text:p>1658.81750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595.677246">
                <text:p>1595.677246</text:p>
              </table:table-cell>
              <table:table-cell office:value-type="float" office:value="1647.835571">
                <text:p>1647.835571</text:p>
              </table:table-cell>
              <table:table-cell office:value-type="float" office:value="1603.609009">
                <text:p>1603.609009</text:p>
              </table:table-cell>
              <table:table-cell office:value-type="float" office:value="1647.770508">
                <text:p>1647.770508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593.925537">
                <text:p>1593.925537</text:p>
              </table:table-cell>
              <table:table-cell office:value-type="float" office:value="1647.180054">
                <text:p>1647.180054</text:p>
              </table:table-cell>
              <table:table-cell office:value-type="float" office:value="1594.916382">
                <text:p>1594.916382</text:p>
              </table:table-cell>
              <table:table-cell office:value-type="float" office:value="1642.542969">
                <text:p>1642.542969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593.93103">
                <text:p>1593.93103</text:p>
              </table:table-cell>
              <table:table-cell office:value-type="float" office:value="1635.671021">
                <text:p>1635.671021</text:p>
              </table:table-cell>
              <table:table-cell office:value-type="float" office:value="1594.793701">
                <text:p>1594.793701</text:p>
              </table:table-cell>
              <table:table-cell office:value-type="float" office:value="1640.777588">
                <text:p>1640.777588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586.157349">
                <text:p>1586.157349</text:p>
              </table:table-cell>
              <table:table-cell office:value-type="float" office:value="1640.603516">
                <text:p>1640.603516</text:p>
              </table:table-cell>
              <table:table-cell office:value-type="float" office:value="1591.852295">
                <text:p>1591.852295</text:p>
              </table:table-cell>
              <table:table-cell office:value-type="float" office:value="1632.905151">
                <text:p>1632.90515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587.543335">
                <text:p>1587.543335</text:p>
              </table:table-cell>
              <table:table-cell office:value-type="float" office:value="1630.242554">
                <text:p>1630.242554</text:p>
              </table:table-cell>
              <table:table-cell office:value-type="float" office:value="1589.758423">
                <text:p>1589.758423</text:p>
              </table:table-cell>
              <table:table-cell office:value-type="float" office:value="1630.226196">
                <text:p>1630.226196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581.646484">
                <text:p>1581.646484</text:p>
              </table:table-cell>
              <table:table-cell office:value-type="float" office:value="1629.443359">
                <text:p>1629.443359</text:p>
              </table:table-cell>
              <table:table-cell office:value-type="float" office:value="1584.830811">
                <text:p>1584.830811</text:p>
              </table:table-cell>
              <table:table-cell office:value-type="float" office:value="1624.430176">
                <text:p>1624.430176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586.979492">
                <text:p>1586.979492</text:p>
              </table:table-cell>
              <table:table-cell office:value-type="float" office:value="1616.863403">
                <text:p>1616.863403</text:p>
              </table:table-cell>
              <table:table-cell office:value-type="float" office:value="1583.440186">
                <text:p>1583.440186</text:p>
              </table:table-cell>
              <table:table-cell office:value-type="float" office:value="1618.658203">
                <text:p>1618.65820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581.54834">
                <text:p>1581.54834</text:p>
              </table:table-cell>
              <table:table-cell office:value-type="float" office:value="1614.130981">
                <text:p>1614.130981</text:p>
              </table:table-cell>
              <table:table-cell office:value-type="float" office:value="1583.587524">
                <text:p>1583.587524</text:p>
              </table:table-cell>
              <table:table-cell office:value-type="float" office:value="1613.253784">
                <text:p>1613.253784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579.466919">
                <text:p>1579.466919</text:p>
              </table:table-cell>
              <table:table-cell office:value-type="float" office:value="1612.685181">
                <text:p>1612.685181</text:p>
              </table:table-cell>
              <table:table-cell office:value-type="float" office:value="1581.201904">
                <text:p>1581.201904</text:p>
              </table:table-cell>
              <table:table-cell office:value-type="float" office:value="1608.797485">
                <text:p>1608.79748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580.366455">
                <text:p>1580.366455</text:p>
              </table:table-cell>
              <table:table-cell office:value-type="float" office:value="1605.969482">
                <text:p>1605.969482</text:p>
              </table:table-cell>
              <table:table-cell office:value-type="float" office:value="1577.823242">
                <text:p>1577.823242</text:p>
              </table:table-cell>
              <table:table-cell office:value-type="float" office:value="1610.549438">
                <text:p>1610.549438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576.587402">
                <text:p>1576.587402</text:p>
              </table:table-cell>
              <table:table-cell office:value-type="float" office:value="1607.687134">
                <text:p>1607.687134</text:p>
              </table:table-cell>
              <table:table-cell office:value-type="float" office:value="1576.189331">
                <text:p>1576.189331</text:p>
              </table:table-cell>
              <table:table-cell office:value-type="float" office:value="1604.135376">
                <text:p>1604.135376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578.294434">
                <text:p>1578.294434</text:p>
              </table:table-cell>
              <table:table-cell office:value-type="float" office:value="1601.078003">
                <text:p>1601.078003</text:p>
              </table:table-cell>
              <table:table-cell office:value-type="float" office:value="1576.992676">
                <text:p>1576.992676</text:p>
              </table:table-cell>
              <table:table-cell office:value-type="float" office:value="1599.732422">
                <text:p>1599.732422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572.583496">
                <text:p>1572.583496</text:p>
              </table:table-cell>
              <table:table-cell office:value-type="float" office:value="1601.283813">
                <text:p>1601.283813</text:p>
              </table:table-cell>
              <table:table-cell office:value-type="float" office:value="1573.358887">
                <text:p>1573.358887</text:p>
              </table:table-cell>
              <table:table-cell office:value-type="float" office:value="1596.369751">
                <text:p>1596.369751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572.626465">
                <text:p>1572.626465</text:p>
              </table:table-cell>
              <table:table-cell office:value-type="float" office:value="1599.961182">
                <text:p>1599.961182</text:p>
              </table:table-cell>
              <table:table-cell office:value-type="float" office:value="1573.624146">
                <text:p>1573.624146</text:p>
              </table:table-cell>
              <table:table-cell office:value-type="float" office:value="1596.810059">
                <text:p>1596.810059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573.555298">
                <text:p>1573.555298</text:p>
              </table:table-cell>
              <table:table-cell office:value-type="float" office:value="1592.745605">
                <text:p>1592.745605</text:p>
              </table:table-cell>
              <table:table-cell office:value-type="float" office:value="1571.669922">
                <text:p>1571.669922</text:p>
              </table:table-cell>
              <table:table-cell office:value-type="float" office:value="1593.42749">
                <text:p>1593.42749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574.811768">
                <text:p>1574.811768</text:p>
              </table:table-cell>
              <table:table-cell office:value-type="float" office:value="1590.102295">
                <text:p>1590.102295</text:p>
              </table:table-cell>
              <table:table-cell office:value-type="float" office:value="1570.307129">
                <text:p>1570.307129</text:p>
              </table:table-cell>
              <table:table-cell office:value-type="float" office:value="1589.582397">
                <text:p>1589.582397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574.911499">
                <text:p>1574.911499</text:p>
              </table:table-cell>
              <table:table-cell office:value-type="float" office:value="1586.532104">
                <text:p>1586.532104</text:p>
              </table:table-cell>
              <table:table-cell office:value-type="float" office:value="1571.211426">
                <text:p>1571.211426</text:p>
              </table:table-cell>
              <table:table-cell office:value-type="float" office:value="1590.591309">
                <text:p>1590.591309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573.984619">
                <text:p>1573.984619</text:p>
              </table:table-cell>
              <table:table-cell office:value-type="float" office:value="1589.051147">
                <text:p>1589.051147</text:p>
              </table:table-cell>
              <table:table-cell office:value-type="float" office:value="1568.796387">
                <text:p>1568.796387</text:p>
              </table:table-cell>
              <table:table-cell office:value-type="float" office:value="1590.668579">
                <text:p>1590.668579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572.537231">
                <text:p>1572.537231</text:p>
              </table:table-cell>
              <table:table-cell office:value-type="float" office:value="1585.6698">
                <text:p>1585.6698</text:p>
              </table:table-cell>
              <table:table-cell office:value-type="float" office:value="1571.823608">
                <text:p>1571.823608</text:p>
              </table:table-cell>
              <table:table-cell office:value-type="float" office:value="1583.162354">
                <text:p>1583.16235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573.179565">
                <text:p>1573.179565</text:p>
              </table:table-cell>
              <table:table-cell office:value-type="float" office:value="1590.070312">
                <text:p>1590.070312</text:p>
              </table:table-cell>
              <table:table-cell office:value-type="float" office:value="1570.819458">
                <text:p>1570.819458</text:p>
              </table:table-cell>
              <table:table-cell office:value-type="float" office:value="1585.827637">
                <text:p>1585.827637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567.949341">
                <text:p>1567.949341</text:p>
              </table:table-cell>
              <table:table-cell office:value-type="float" office:value="1585.359985">
                <text:p>1585.359985</text:p>
              </table:table-cell>
              <table:table-cell office:value-type="float" office:value="1567.931519">
                <text:p>1567.931519</text:p>
              </table:table-cell>
              <table:table-cell office:value-type="float" office:value="1584.664551">
                <text:p>1584.66455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562.70166">
                <text:p>1562.70166</text:p>
              </table:table-cell>
              <table:table-cell office:value-type="float" office:value="1581.209351">
                <text:p>1581.209351</text:p>
              </table:table-cell>
              <table:table-cell office:value-type="float" office:value="1566.808594">
                <text:p>1566.808594</text:p>
              </table:table-cell>
              <table:table-cell office:value-type="float" office:value="1586.737427">
                <text:p>1586.73742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590.047607">
                <text:p>1590.047607</text:p>
              </table:table-cell>
              <table:table-cell office:value-type="float" office:value="1633.402588">
                <text:p>1633.402588</text:p>
              </table:table-cell>
              <table:table-cell office:value-type="float" office:value="1522.145508">
                <text:p>1522.145508</text:p>
              </table:table-cell>
              <table:table-cell office:value-type="float" office:value="1551.717896">
                <text:p>1551.717896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604.536255">
                <text:p>1604.536255</text:p>
              </table:table-cell>
              <table:table-cell office:value-type="float" office:value="1649.381104">
                <text:p>1649.381104</text:p>
              </table:table-cell>
              <table:table-cell office:value-type="float" office:value="1531.63623">
                <text:p>1531.63623</text:p>
              </table:table-cell>
              <table:table-cell office:value-type="float" office:value="1533.769775">
                <text:p>1533.76977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616.797485">
                <text:p>1616.797485</text:p>
              </table:table-cell>
              <table:table-cell office:value-type="float" office:value="1669.201782">
                <text:p>1669.201782</text:p>
              </table:table-cell>
              <table:table-cell office:value-type="float" office:value="1543.293213">
                <text:p>1543.293213</text:p>
              </table:table-cell>
              <table:table-cell office:value-type="float" office:value="1551.112671">
                <text:p>1551.112671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657.900146">
                <text:p>1657.900146</text:p>
              </table:table-cell>
              <table:table-cell office:value-type="float" office:value="1679.439819">
                <text:p>1679.439819</text:p>
              </table:table-cell>
              <table:table-cell office:value-type="float" office:value="1585.003662">
                <text:p>1585.003662</text:p>
              </table:table-cell>
              <table:table-cell office:value-type="float" office:value="1592.583008">
                <text:p>1592.58300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663.27417">
                <text:p>1663.27417</text:p>
              </table:table-cell>
              <table:table-cell office:value-type="float" office:value="1675.06897">
                <text:p>1675.06897</text:p>
              </table:table-cell>
              <table:table-cell office:value-type="float" office:value="1624.472046">
                <text:p>1624.472046</text:p>
              </table:table-cell>
              <table:table-cell office:value-type="float" office:value="1623.688599">
                <text:p>1623.68859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663.599365">
                <text:p>1663.599365</text:p>
              </table:table-cell>
              <table:table-cell office:value-type="float" office:value="1689.319702">
                <text:p>1689.319702</text:p>
              </table:table-cell>
              <table:table-cell office:value-type="float" office:value="1625.618774">
                <text:p>1625.618774</text:p>
              </table:table-cell>
              <table:table-cell office:value-type="float" office:value="1649.199463">
                <text:p>1649.199463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627.820923">
                <text:p>1627.820923</text:p>
              </table:table-cell>
              <table:table-cell office:value-type="float" office:value="1694.406128">
                <text:p>1694.406128</text:p>
              </table:table-cell>
              <table:table-cell office:value-type="float" office:value="1656.922241">
                <text:p>1656.922241</text:p>
              </table:table-cell>
              <table:table-cell office:value-type="float" office:value="1706.459229">
                <text:p>1706.45922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644.213989">
                <text:p>1644.213989</text:p>
              </table:table-cell>
              <table:table-cell office:value-type="float" office:value="1701.557251">
                <text:p>1701.557251</text:p>
              </table:table-cell>
              <table:table-cell office:value-type="float" office:value="1659.122437">
                <text:p>1659.122437</text:p>
              </table:table-cell>
              <table:table-cell office:value-type="float" office:value="1711.910278">
                <text:p>1711.910278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643.62207">
                <text:p>1643.62207</text:p>
              </table:table-cell>
              <table:table-cell office:value-type="float" office:value="1696.650391">
                <text:p>1696.650391</text:p>
              </table:table-cell>
              <table:table-cell office:value-type="float" office:value="1653.612793">
                <text:p>1653.612793</text:p>
              </table:table-cell>
              <table:table-cell office:value-type="float" office:value="1707.489258">
                <text:p>1707.489258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634.44165">
                <text:p>1634.44165</text:p>
              </table:table-cell>
              <table:table-cell office:value-type="float" office:value="1716.779297">
                <text:p>1716.779297</text:p>
              </table:table-cell>
              <table:table-cell office:value-type="float" office:value="1640.931763">
                <text:p>1640.931763</text:p>
              </table:table-cell>
              <table:table-cell office:value-type="float" office:value="1715.151489">
                <text:p>1715.151489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639.019775">
                <text:p>1639.019775</text:p>
              </table:table-cell>
              <table:table-cell office:value-type="float" office:value="1701.108398">
                <text:p>1701.108398</text:p>
              </table:table-cell>
              <table:table-cell office:value-type="float" office:value="1635.995239">
                <text:p>1635.995239</text:p>
              </table:table-cell>
              <table:table-cell office:value-type="float" office:value="1709.479614">
                <text:p>1709.479614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641.681763">
                <text:p>1641.681763</text:p>
              </table:table-cell>
              <table:table-cell office:value-type="float" office:value="1705.418579">
                <text:p>1705.418579</text:p>
              </table:table-cell>
              <table:table-cell office:value-type="float" office:value="1643.391724">
                <text:p>1643.391724</text:p>
              </table:table-cell>
              <table:table-cell office:value-type="float" office:value="1705.066528">
                <text:p>1705.066528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642.539673">
                <text:p>1642.539673</text:p>
              </table:table-cell>
              <table:table-cell office:value-type="float" office:value="1705.241455">
                <text:p>1705.241455</text:p>
              </table:table-cell>
              <table:table-cell office:value-type="float" office:value="1642.422363">
                <text:p>1642.422363</text:p>
              </table:table-cell>
              <table:table-cell office:value-type="float" office:value="1710.006958">
                <text:p>1710.006958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643.733765">
                <text:p>1643.733765</text:p>
              </table:table-cell>
              <table:table-cell office:value-type="float" office:value="1704.755493">
                <text:p>1704.755493</text:p>
              </table:table-cell>
              <table:table-cell office:value-type="float" office:value="1642.964111">
                <text:p>1642.964111</text:p>
              </table:table-cell>
              <table:table-cell office:value-type="float" office:value="1708.287354">
                <text:p>1708.287354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642.203857">
                <text:p>1642.203857</text:p>
              </table:table-cell>
              <table:table-cell office:value-type="float" office:value="1707.336182">
                <text:p>1707.336182</text:p>
              </table:table-cell>
              <table:table-cell office:value-type="float" office:value="1642.003906">
                <text:p>1642.003906</text:p>
              </table:table-cell>
              <table:table-cell office:value-type="float" office:value="1708.533691">
                <text:p>1708.53369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644.210449">
                <text:p>1644.210449</text:p>
              </table:table-cell>
              <table:table-cell office:value-type="float" office:value="1703.403687">
                <text:p>1703.403687</text:p>
              </table:table-cell>
              <table:table-cell office:value-type="float" office:value="1642.4198">
                <text:p>1642.4198</text:p>
              </table:table-cell>
              <table:table-cell office:value-type="float" office:value="1706.834351">
                <text:p>1706.834351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641.638062">
                <text:p>1641.638062</text:p>
              </table:table-cell>
              <table:table-cell office:value-type="float" office:value="1706.46875">
                <text:p>1706.46875</text:p>
              </table:table-cell>
              <table:table-cell office:value-type="float" office:value="1641.9104">
                <text:p>1641.9104</text:p>
              </table:table-cell>
              <table:table-cell office:value-type="float" office:value="1710.00708">
                <text:p>1710.00708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642.206177">
                <text:p>1642.206177</text:p>
              </table:table-cell>
              <table:table-cell office:value-type="float" office:value="1704.405029">
                <text:p>1704.405029</text:p>
              </table:table-cell>
              <table:table-cell office:value-type="float" office:value="1638.911865">
                <text:p>1638.911865</text:p>
              </table:table-cell>
              <table:table-cell office:value-type="float" office:value="1711.905151">
                <text:p>1711.90515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641.99585">
                <text:p>1641.99585</text:p>
              </table:table-cell>
              <table:table-cell office:value-type="float" office:value="1705.358887">
                <text:p>1705.358887</text:p>
              </table:table-cell>
              <table:table-cell office:value-type="float" office:value="1644.947388">
                <text:p>1644.947388</text:p>
              </table:table-cell>
              <table:table-cell office:value-type="float" office:value="1709.731079">
                <text:p>1709.73107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641.16748">
                <text:p>1641.16748</text:p>
              </table:table-cell>
              <table:table-cell office:value-type="float" office:value="1707.924927">
                <text:p>1707.924927</text:p>
              </table:table-cell>
              <table:table-cell office:value-type="float" office:value="1643.197876">
                <text:p>1643.197876</text:p>
              </table:table-cell>
              <table:table-cell office:value-type="float" office:value="1708.676758">
                <text:p>1708.67675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644.494507">
                <text:p>1644.494507</text:p>
              </table:table-cell>
              <table:table-cell office:value-type="float" office:value="1706.871338">
                <text:p>1706.871338</text:p>
              </table:table-cell>
              <table:table-cell office:value-type="float" office:value="1646.829224">
                <text:p>1646.829224</text:p>
              </table:table-cell>
              <table:table-cell office:value-type="float" office:value="1709.717651">
                <text:p>1709.71765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644.472046">
                <text:p>1644.472046</text:p>
              </table:table-cell>
              <table:table-cell office:value-type="float" office:value="1707.8125">
                <text:p>1707.8125</text:p>
              </table:table-cell>
              <table:table-cell office:value-type="float" office:value="1644.627075">
                <text:p>1644.627075</text:p>
              </table:table-cell>
              <table:table-cell office:value-type="float" office:value="1712.347778">
                <text:p>1712.347778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642.772461">
                <text:p>1642.772461</text:p>
              </table:table-cell>
              <table:table-cell office:value-type="float" office:value="1708.148926">
                <text:p>1708.148926</text:p>
              </table:table-cell>
              <table:table-cell office:value-type="float" office:value="1645.948853">
                <text:p>1645.948853</text:p>
              </table:table-cell>
              <table:table-cell office:value-type="float" office:value="1709.591797">
                <text:p>1709.591797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645.31958">
                <text:p>1645.31958</text:p>
              </table:table-cell>
              <table:table-cell office:value-type="float" office:value="1707.496948">
                <text:p>1707.496948</text:p>
              </table:table-cell>
              <table:table-cell office:value-type="float" office:value="1646.074219">
                <text:p>1646.074219</text:p>
              </table:table-cell>
              <table:table-cell office:value-type="float" office:value="1711.186035">
                <text:p>1711.18603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648.015991">
                <text:p>1648.015991</text:p>
              </table:table-cell>
              <table:table-cell office:value-type="float" office:value="1707.227783">
                <text:p>1707.227783</text:p>
              </table:table-cell>
              <table:table-cell office:value-type="float" office:value="1647.280273">
                <text:p>1647.280273</text:p>
              </table:table-cell>
              <table:table-cell office:value-type="float" office:value="1713.755859">
                <text:p>1713.755859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650.567383">
                <text:p>1650.567383</text:p>
              </table:table-cell>
              <table:table-cell office:value-type="float" office:value="1709.883789">
                <text:p>1709.883789</text:p>
              </table:table-cell>
              <table:table-cell office:value-type="float" office:value="1647.766357">
                <text:p>1647.766357</text:p>
              </table:table-cell>
              <table:table-cell office:value-type="float" office:value="1713.339355">
                <text:p>1713.33935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648.002075">
                <text:p>1648.002075</text:p>
              </table:table-cell>
              <table:table-cell office:value-type="float" office:value="1709.455078">
                <text:p>1709.455078</text:p>
              </table:table-cell>
              <table:table-cell office:value-type="float" office:value="1645.537842">
                <text:p>1645.537842</text:p>
              </table:table-cell>
              <table:table-cell office:value-type="float" office:value="1716.175171">
                <text:p>1716.175171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648.963623">
                <text:p>1648.963623</text:p>
              </table:table-cell>
              <table:table-cell office:value-type="float" office:value="1712.594482">
                <text:p>1712.594482</text:p>
              </table:table-cell>
              <table:table-cell office:value-type="float" office:value="1649.231567">
                <text:p>1649.231567</text:p>
              </table:table-cell>
              <table:table-cell office:value-type="float" office:value="1716.569336">
                <text:p>1716.569336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644.011841">
                <text:p>1644.011841</text:p>
              </table:table-cell>
              <table:table-cell office:value-type="float" office:value="1711.131226">
                <text:p>1711.131226</text:p>
              </table:table-cell>
              <table:table-cell office:value-type="float" office:value="1645.578369">
                <text:p>1645.578369</text:p>
              </table:table-cell>
              <table:table-cell office:value-type="float" office:value="1713.654907">
                <text:p>1713.654907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649.734863">
                <text:p>1649.734863</text:p>
              </table:table-cell>
              <table:table-cell office:value-type="float" office:value="1710.713379">
                <text:p>1710.713379</text:p>
              </table:table-cell>
              <table:table-cell office:value-type="float" office:value="1648.598877">
                <text:p>1648.598877</text:p>
              </table:table-cell>
              <table:table-cell office:value-type="float" office:value="1715.192627">
                <text:p>1715.192627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648.832275">
                <text:p>1648.832275</text:p>
              </table:table-cell>
              <table:table-cell office:value-type="float" office:value="1712.500977">
                <text:p>1712.500977</text:p>
              </table:table-cell>
              <table:table-cell office:value-type="float" office:value="1645.614746">
                <text:p>1645.614746</text:p>
              </table:table-cell>
              <table:table-cell office:value-type="float" office:value="1719.182617">
                <text:p>1719.182617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643.693359">
                <text:p>1643.693359</text:p>
              </table:table-cell>
              <table:table-cell office:value-type="float" office:value="1715.070312">
                <text:p>1715.070312</text:p>
              </table:table-cell>
              <table:table-cell office:value-type="float" office:value="1646.771973">
                <text:p>1646.771973</text:p>
              </table:table-cell>
              <table:table-cell office:value-type="float" office:value="1716.936523">
                <text:p>1716.936523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646.347778">
                <text:p>1646.347778</text:p>
              </table:table-cell>
              <table:table-cell office:value-type="float" office:value="1714.469116">
                <text:p>1714.469116</text:p>
              </table:table-cell>
              <table:table-cell office:value-type="float" office:value="1646.996582">
                <text:p>1646.996582</text:p>
              </table:table-cell>
              <table:table-cell office:value-type="float" office:value="1715.913208">
                <text:p>1715.913208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646.557007">
                <text:p>1646.557007</text:p>
              </table:table-cell>
              <table:table-cell office:value-type="float" office:value="1715.584351">
                <text:p>1715.584351</text:p>
              </table:table-cell>
              <table:table-cell office:value-type="float" office:value="1646.416504">
                <text:p>1646.416504</text:p>
              </table:table-cell>
              <table:table-cell office:value-type="float" office:value="1718.723267">
                <text:p>1718.723267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652.303223">
                <text:p>1652.303223</text:p>
              </table:table-cell>
              <table:table-cell office:value-type="float" office:value="1711.028076">
                <text:p>1711.028076</text:p>
              </table:table-cell>
              <table:table-cell office:value-type="float" office:value="1650.168579">
                <text:p>1650.168579</text:p>
              </table:table-cell>
              <table:table-cell office:value-type="float" office:value="1717.235962">
                <text:p>1717.23596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648.720215">
                <text:p>1648.720215</text:p>
              </table:table-cell>
              <table:table-cell office:value-type="float" office:value="1714.515625">
                <text:p>1714.515625</text:p>
              </table:table-cell>
              <table:table-cell office:value-type="float" office:value="1648.478027">
                <text:p>1648.478027</text:p>
              </table:table-cell>
              <table:table-cell office:value-type="float" office:value="1720.898926">
                <text:p>1720.898926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644.40625">
                <text:p>1644.40625</text:p>
              </table:table-cell>
              <table:table-cell office:value-type="float" office:value="1718.515869">
                <text:p>1718.515869</text:p>
              </table:table-cell>
              <table:table-cell office:value-type="float" office:value="1644.97876">
                <text:p>1644.97876</text:p>
              </table:table-cell>
              <table:table-cell office:value-type="float" office:value="1720.321777">
                <text:p>1720.32177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650.167847">
                <text:p>1650.167847</text:p>
              </table:table-cell>
              <table:table-cell office:value-type="float" office:value="1713.34729">
                <text:p>1713.34729</text:p>
              </table:table-cell>
              <table:table-cell office:value-type="float" office:value="1650.396729">
                <text:p>1650.396729</text:p>
              </table:table-cell>
              <table:table-cell office:value-type="float" office:value="1716.674561">
                <text:p>1716.67456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649.579712">
                <text:p>1649.579712</text:p>
              </table:table-cell>
              <table:table-cell office:value-type="float" office:value="1717.875244">
                <text:p>1717.875244</text:p>
              </table:table-cell>
              <table:table-cell office:value-type="float" office:value="1649.676514">
                <text:p>1649.676514</text:p>
              </table:table-cell>
              <table:table-cell office:value-type="float" office:value="1719.237427">
                <text:p>1719.237427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649.743042">
                <text:p>1649.743042</text:p>
              </table:table-cell>
              <table:table-cell office:value-type="float" office:value="1718.750122">
                <text:p>1718.750122</text:p>
              </table:table-cell>
              <table:table-cell office:value-type="float" office:value="1651.19873">
                <text:p>1651.19873</text:p>
              </table:table-cell>
              <table:table-cell office:value-type="float" office:value="1720.775391">
                <text:p>1720.77539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650.27478">
                <text:p>1650.27478</text:p>
              </table:table-cell>
              <table:table-cell office:value-type="float" office:value="1717.204102">
                <text:p>1717.204102</text:p>
              </table:table-cell>
              <table:table-cell office:value-type="float" office:value="1650.569336">
                <text:p>1650.569336</text:p>
              </table:table-cell>
              <table:table-cell office:value-type="float" office:value="1721.893311">
                <text:p>1721.89331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652.276001">
                <text:p>1652.276001</text:p>
              </table:table-cell>
              <table:table-cell office:value-type="float" office:value="1716.709839">
                <text:p>1716.709839</text:p>
              </table:table-cell>
              <table:table-cell office:value-type="float" office:value="1651.979126">
                <text:p>1651.979126</text:p>
              </table:table-cell>
              <table:table-cell office:value-type="float" office:value="1719.742676">
                <text:p>1719.742676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650.954712">
                <text:p>1650.954712</text:p>
              </table:table-cell>
              <table:table-cell office:value-type="float" office:value="1719.572021">
                <text:p>1719.572021</text:p>
              </table:table-cell>
              <table:table-cell office:value-type="float" office:value="1649.80188">
                <text:p>1649.80188</text:p>
              </table:table-cell>
              <table:table-cell office:value-type="float" office:value="1721.880371">
                <text:p>1721.88037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650.187012">
                <text:p>1650.187012</text:p>
              </table:table-cell>
              <table:table-cell office:value-type="float" office:value="1717.264526">
                <text:p>1717.264526</text:p>
              </table:table-cell>
              <table:table-cell office:value-type="float" office:value="1653.043091">
                <text:p>1653.043091</text:p>
              </table:table-cell>
              <table:table-cell office:value-type="float" office:value="1718.942017">
                <text:p>1718.942017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650.146851">
                <text:p>1650.146851</text:p>
              </table:table-cell>
              <table:table-cell office:value-type="float" office:value="1722.296021">
                <text:p>1722.296021</text:p>
              </table:table-cell>
              <table:table-cell office:value-type="float" office:value="1650.922607">
                <text:p>1650.922607</text:p>
              </table:table-cell>
              <table:table-cell office:value-type="float" office:value="1723.278564">
                <text:p>1723.278564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652.023071">
                <text:p>1652.023071</text:p>
              </table:table-cell>
              <table:table-cell office:value-type="float" office:value="1717.144653">
                <text:p>1717.144653</text:p>
              </table:table-cell>
              <table:table-cell office:value-type="float" office:value="1650.426636">
                <text:p>1650.426636</text:p>
              </table:table-cell>
              <table:table-cell office:value-type="float" office:value="1722.125977">
                <text:p>1722.125977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653.169434">
                <text:p>1653.169434</text:p>
              </table:table-cell>
              <table:table-cell office:value-type="float" office:value="1720.325195">
                <text:p>1720.325195</text:p>
              </table:table-cell>
              <table:table-cell office:value-type="float" office:value="1656.644287">
                <text:p>1656.644287</text:p>
              </table:table-cell>
              <table:table-cell office:value-type="float" office:value="1722.776245">
                <text:p>1722.77624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651.801392">
                <text:p>1651.801392</text:p>
              </table:table-cell>
              <table:table-cell office:value-type="float" office:value="1720.849854">
                <text:p>1720.849854</text:p>
              </table:table-cell>
              <table:table-cell office:value-type="float" office:value="1654.812256">
                <text:p>1654.812256</text:p>
              </table:table-cell>
              <table:table-cell office:value-type="float" office:value="1722.534424">
                <text:p>1722.534424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653.957764">
                <text:p>1653.957764</text:p>
              </table:table-cell>
              <table:table-cell office:value-type="float" office:value="1723.249634">
                <text:p>1723.249634</text:p>
              </table:table-cell>
              <table:table-cell office:value-type="float" office:value="1654.515381">
                <text:p>1654.515381</text:p>
              </table:table-cell>
              <table:table-cell office:value-type="float" office:value="1726.761719">
                <text:p>1726.761719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656.223389">
                <text:p>1656.223389</text:p>
              </table:table-cell>
              <table:table-cell office:value-type="float" office:value="1717.963745">
                <text:p>1717.963745</text:p>
              </table:table-cell>
              <table:table-cell office:value-type="float" office:value="1655.35022">
                <text:p>1655.35022</text:p>
              </table:table-cell>
              <table:table-cell office:value-type="float" office:value="1725.06311">
                <text:p>1725.06311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656.334106">
                <text:p>1656.334106</text:p>
              </table:table-cell>
              <table:table-cell office:value-type="float" office:value="1720.7677">
                <text:p>1720.7677</text:p>
              </table:table-cell>
              <table:table-cell office:value-type="float" office:value="1656.699951">
                <text:p>1656.699951</text:p>
              </table:table-cell>
              <table:table-cell office:value-type="float" office:value="1722.376343">
                <text:p>1722.376343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650.035278">
                <text:p>1650.035278</text:p>
              </table:table-cell>
              <table:table-cell office:value-type="float" office:value="1726.189575">
                <text:p>1726.189575</text:p>
              </table:table-cell>
              <table:table-cell office:value-type="float" office:value="1653.677856">
                <text:p>1653.677856</text:p>
              </table:table-cell>
              <table:table-cell office:value-type="float" office:value="1727.577637">
                <text:p>1727.577637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652.655884">
                <text:p>1652.655884</text:p>
              </table:table-cell>
              <table:table-cell office:value-type="float" office:value="1722.622803">
                <text:p>1722.622803</text:p>
              </table:table-cell>
              <table:table-cell office:value-type="float" office:value="1652.633545">
                <text:p>1652.633545</text:p>
              </table:table-cell>
              <table:table-cell office:value-type="float" office:value="1725.745972">
                <text:p>1725.745972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654.502319">
                <text:p>1654.502319</text:p>
              </table:table-cell>
              <table:table-cell office:value-type="float" office:value="1723.610596">
                <text:p>1723.610596</text:p>
              </table:table-cell>
              <table:table-cell office:value-type="float" office:value="1657.988281">
                <text:p>1657.988281</text:p>
              </table:table-cell>
              <table:table-cell office:value-type="float" office:value="1725.100342">
                <text:p>1725.100342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656.849365">
                <text:p>1656.849365</text:p>
              </table:table-cell>
              <table:table-cell office:value-type="float" office:value="1723.475464">
                <text:p>1723.475464</text:p>
              </table:table-cell>
              <table:table-cell office:value-type="float" office:value="1655.597534">
                <text:p>1655.597534</text:p>
              </table:table-cell>
              <table:table-cell office:value-type="float" office:value="1725.652588">
                <text:p>1725.652588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653.65332">
                <text:p>1653.65332</text:p>
              </table:table-cell>
              <table:table-cell office:value-type="float" office:value="1724.114014">
                <text:p>1724.114014</text:p>
              </table:table-cell>
              <table:table-cell office:value-type="float" office:value="1655.60376">
                <text:p>1655.60376</text:p>
              </table:table-cell>
              <table:table-cell office:value-type="float" office:value="1725.393677">
                <text:p>1725.393677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654.283325">
                <text:p>1654.283325</text:p>
              </table:table-cell>
              <table:table-cell office:value-type="float" office:value="1723.477783">
                <text:p>1723.477783</text:p>
              </table:table-cell>
              <table:table-cell office:value-type="float" office:value="1657.015869">
                <text:p>1657.015869</text:p>
              </table:table-cell>
              <table:table-cell office:value-type="float" office:value="1724.145874">
                <text:p>1724.145874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655.789673">
                <text:p>1655.789673</text:p>
              </table:table-cell>
              <table:table-cell office:value-type="float" office:value="1724.24646">
                <text:p>1724.24646</text:p>
              </table:table-cell>
              <table:table-cell office:value-type="float" office:value="1657.085815">
                <text:p>1657.085815</text:p>
              </table:table-cell>
              <table:table-cell office:value-type="float" office:value="1727.790894">
                <text:p>1727.790894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655.369751">
                <text:p>1655.369751</text:p>
              </table:table-cell>
              <table:table-cell office:value-type="float" office:value="1723.710449">
                <text:p>1723.710449</text:p>
              </table:table-cell>
              <table:table-cell office:value-type="float" office:value="1655.5802">
                <text:p>1655.5802</text:p>
              </table:table-cell>
              <table:table-cell office:value-type="float" office:value="1726.937134">
                <text:p>1726.937134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655.314087">
                <text:p>1655.314087</text:p>
              </table:table-cell>
              <table:table-cell office:value-type="float" office:value="1727.508789">
                <text:p>1727.508789</text:p>
              </table:table-cell>
              <table:table-cell office:value-type="float" office:value="1658.373047">
                <text:p>1658.373047</text:p>
              </table:table-cell>
              <table:table-cell office:value-type="float" office:value="1726.736084">
                <text:p>1726.73608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654.474487">
                <text:p>1654.474487</text:p>
              </table:table-cell>
              <table:table-cell office:value-type="float" office:value="1725.485962">
                <text:p>1725.485962</text:p>
              </table:table-cell>
              <table:table-cell office:value-type="float" office:value="1655.90625">
                <text:p>1655.90625</text:p>
              </table:table-cell>
              <table:table-cell office:value-type="float" office:value="1726.72998">
                <text:p>1726.72998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655.529541">
                <text:p>1655.529541</text:p>
              </table:table-cell>
              <table:table-cell office:value-type="float" office:value="1727.040771">
                <text:p>1727.040771</text:p>
              </table:table-cell>
              <table:table-cell office:value-type="float" office:value="1658.146606">
                <text:p>1658.146606</text:p>
              </table:table-cell>
              <table:table-cell office:value-type="float" office:value="1727.205566">
                <text:p>1727.205566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655.174561">
                <text:p>1655.174561</text:p>
              </table:table-cell>
              <table:table-cell office:value-type="float" office:value="1728.275513">
                <text:p>1728.275513</text:p>
              </table:table-cell>
              <table:table-cell office:value-type="float" office:value="1656.147827">
                <text:p>1656.147827</text:p>
              </table:table-cell>
              <table:table-cell office:value-type="float" office:value="1729.807861">
                <text:p>1729.807861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655.533325">
                <text:p>1655.533325</text:p>
              </table:table-cell>
              <table:table-cell office:value-type="float" office:value="1728.735352">
                <text:p>1728.735352</text:p>
              </table:table-cell>
              <table:table-cell office:value-type="float" office:value="1657.763062">
                <text:p>1657.763062</text:p>
              </table:table-cell>
              <table:table-cell office:value-type="float" office:value="1730.137817">
                <text:p>1730.137817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656.534912">
                <text:p>1656.534912</text:p>
              </table:table-cell>
              <table:table-cell office:value-type="float" office:value="1725.20752">
                <text:p>1725.20752</text:p>
              </table:table-cell>
              <table:table-cell office:value-type="float" office:value="1657.197266">
                <text:p>1657.197266</text:p>
              </table:table-cell>
              <table:table-cell office:value-type="float" office:value="1725.506836">
                <text:p>1725.506836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653.61853">
                <text:p>1653.61853</text:p>
              </table:table-cell>
              <table:table-cell office:value-type="float" office:value="1727.08667">
                <text:p>1727.08667</text:p>
              </table:table-cell>
              <table:table-cell office:value-type="float" office:value="1657.853149">
                <text:p>1657.853149</text:p>
              </table:table-cell>
              <table:table-cell office:value-type="float" office:value="1730.163086">
                <text:p>1730.16308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657.39978">
                <text:p>1657.39978</text:p>
              </table:table-cell>
              <table:table-cell office:value-type="float" office:value="1725.983398">
                <text:p>1725.983398</text:p>
              </table:table-cell>
              <table:table-cell office:value-type="float" office:value="1658.812866">
                <text:p>1658.812866</text:p>
              </table:table-cell>
              <table:table-cell office:value-type="float" office:value="1727.952271">
                <text:p>1727.952271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655.875977">
                <text:p>1655.875977</text:p>
              </table:table-cell>
              <table:table-cell office:value-type="float" office:value="1727.803467">
                <text:p>1727.803467</text:p>
              </table:table-cell>
              <table:table-cell office:value-type="float" office:value="1657.532837">
                <text:p>1657.532837</text:p>
              </table:table-cell>
              <table:table-cell office:value-type="float" office:value="1730.159546">
                <text:p>1730.159546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658.140625">
                <text:p>1658.140625</text:p>
              </table:table-cell>
              <table:table-cell office:value-type="float" office:value="1725.500488">
                <text:p>1725.500488</text:p>
              </table:table-cell>
              <table:table-cell office:value-type="float" office:value="1660.332886">
                <text:p>1660.332886</text:p>
              </table:table-cell>
              <table:table-cell office:value-type="float" office:value="1729.398926">
                <text:p>1729.398926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655.297974">
                <text:p>1655.297974</text:p>
              </table:table-cell>
              <table:table-cell office:value-type="float" office:value="1726.29541">
                <text:p>1726.29541</text:p>
              </table:table-cell>
              <table:table-cell office:value-type="float" office:value="1659.710815">
                <text:p>1659.710815</text:p>
              </table:table-cell>
              <table:table-cell office:value-type="float" office:value="1728.746704">
                <text:p>1728.746704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656.172363">
                <text:p>1656.172363</text:p>
              </table:table-cell>
              <table:table-cell office:value-type="float" office:value="1728.597168">
                <text:p>1728.597168</text:p>
              </table:table-cell>
              <table:table-cell office:value-type="float" office:value="1658.720093">
                <text:p>1658.720093</text:p>
              </table:table-cell>
              <table:table-cell office:value-type="float" office:value="1729.49707">
                <text:p>1729.49707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658.489014">
                <text:p>1658.489014</text:p>
              </table:table-cell>
              <table:table-cell office:value-type="float" office:value="1726.086182">
                <text:p>1726.086182</text:p>
              </table:table-cell>
              <table:table-cell office:value-type="float" office:value="1660.893799">
                <text:p>1660.893799</text:p>
              </table:table-cell>
              <table:table-cell office:value-type="float" office:value="1732.088257">
                <text:p>1732.088257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659.2677">
                <text:p>1659.2677</text:p>
              </table:table-cell>
              <table:table-cell office:value-type="float" office:value="1726.918091">
                <text:p>1726.918091</text:p>
              </table:table-cell>
              <table:table-cell office:value-type="float" office:value="1659.882935">
                <text:p>1659.882935</text:p>
              </table:table-cell>
              <table:table-cell office:value-type="float" office:value="1728.738525">
                <text:p>1728.73852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660.288086">
                <text:p>1660.288086</text:p>
              </table:table-cell>
              <table:table-cell office:value-type="float" office:value="1730.750488">
                <text:p>1730.750488</text:p>
              </table:table-cell>
              <table:table-cell office:value-type="float" office:value="1662.4198">
                <text:p>1662.4198</text:p>
              </table:table-cell>
              <table:table-cell office:value-type="float" office:value="1730.321533">
                <text:p>1730.32153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658.626709">
                <text:p>1658.626709</text:p>
              </table:table-cell>
              <table:table-cell office:value-type="float" office:value="1729.608765">
                <text:p>1729.608765</text:p>
              </table:table-cell>
              <table:table-cell office:value-type="float" office:value="1657.468628">
                <text:p>1657.468628</text:p>
              </table:table-cell>
              <table:table-cell office:value-type="float" office:value="1733.5271">
                <text:p>1733.5271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658.01062">
                <text:p>1658.01062</text:p>
              </table:table-cell>
              <table:table-cell office:value-type="float" office:value="1730.087646">
                <text:p>1730.087646</text:p>
              </table:table-cell>
              <table:table-cell office:value-type="float" office:value="1660.588257">
                <text:p>1660.588257</text:p>
              </table:table-cell>
              <table:table-cell office:value-type="float" office:value="1732.785156">
                <text:p>1732.785156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658.65332">
                <text:p>1658.65332</text:p>
              </table:table-cell>
              <table:table-cell office:value-type="float" office:value="1731.246582">
                <text:p>1731.246582</text:p>
              </table:table-cell>
              <table:table-cell office:value-type="float" office:value="1659.953369">
                <text:p>1659.953369</text:p>
              </table:table-cell>
              <table:table-cell office:value-type="float" office:value="1736.205566">
                <text:p>1736.20556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658.136963">
                <text:p>1658.136963</text:p>
              </table:table-cell>
              <table:table-cell office:value-type="float" office:value="1729.720947">
                <text:p>1729.720947</text:p>
              </table:table-cell>
              <table:table-cell office:value-type="float" office:value="1660.526855">
                <text:p>1660.526855</text:p>
              </table:table-cell>
              <table:table-cell office:value-type="float" office:value="1728.923218">
                <text:p>1728.923218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660.495239">
                <text:p>1660.495239</text:p>
              </table:table-cell>
              <table:table-cell office:value-type="float" office:value="1725.798706">
                <text:p>1725.798706</text:p>
              </table:table-cell>
              <table:table-cell office:value-type="float" office:value="1663.792603">
                <text:p>1663.792603</text:p>
              </table:table-cell>
              <table:table-cell office:value-type="float" office:value="1730.849976">
                <text:p>1730.849976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659.374268">
                <text:p>1659.374268</text:p>
              </table:table-cell>
              <table:table-cell office:value-type="float" office:value="1731.937378">
                <text:p>1731.937378</text:p>
              </table:table-cell>
              <table:table-cell office:value-type="float" office:value="1659.478149">
                <text:p>1659.478149</text:p>
              </table:table-cell>
              <table:table-cell office:value-type="float" office:value="1734.783081">
                <text:p>1734.78308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659.914307">
                <text:p>1659.914307</text:p>
              </table:table-cell>
              <table:table-cell office:value-type="float" office:value="1731.978882">
                <text:p>1731.978882</text:p>
              </table:table-cell>
              <table:table-cell office:value-type="float" office:value="1663.001099">
                <text:p>1663.001099</text:p>
              </table:table-cell>
              <table:table-cell office:value-type="float" office:value="1732.697632">
                <text:p>1732.69763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659.58667">
                <text:p>1659.58667</text:p>
              </table:table-cell>
              <table:table-cell office:value-type="float" office:value="1729.761719">
                <text:p>1729.761719</text:p>
              </table:table-cell>
              <table:table-cell office:value-type="float" office:value="1663.520508">
                <text:p>1663.520508</text:p>
              </table:table-cell>
              <table:table-cell office:value-type="float" office:value="1732.49231">
                <text:p>1732.49231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660.502075">
                <text:p>1660.502075</text:p>
              </table:table-cell>
              <table:table-cell office:value-type="float" office:value="1730.439941">
                <text:p>1730.439941</text:p>
              </table:table-cell>
              <table:table-cell office:value-type="float" office:value="1665.152222">
                <text:p>1665.152222</text:p>
              </table:table-cell>
              <table:table-cell office:value-type="float" office:value="1730.051758">
                <text:p>1730.051758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660.228394">
                <text:p>1660.228394</text:p>
              </table:table-cell>
              <table:table-cell office:value-type="float" office:value="1730.381714">
                <text:p>1730.381714</text:p>
              </table:table-cell>
              <table:table-cell office:value-type="float" office:value="1658.335083">
                <text:p>1658.335083</text:p>
              </table:table-cell>
              <table:table-cell office:value-type="float" office:value="1733.713501">
                <text:p>1733.713501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658.261719">
                <text:p>1658.261719</text:p>
              </table:table-cell>
              <table:table-cell office:value-type="float" office:value="1731.432373">
                <text:p>1731.432373</text:p>
              </table:table-cell>
              <table:table-cell office:value-type="float" office:value="1662.699951">
                <text:p>1662.699951</text:p>
              </table:table-cell>
              <table:table-cell office:value-type="float" office:value="1735.208862">
                <text:p>1735.208862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657.871094">
                <text:p>1657.871094</text:p>
              </table:table-cell>
              <table:table-cell office:value-type="float" office:value="1732.037231">
                <text:p>1732.037231</text:p>
              </table:table-cell>
              <table:table-cell office:value-type="float" office:value="1656.350464">
                <text:p>1656.350464</text:p>
              </table:table-cell>
              <table:table-cell office:value-type="float" office:value="1734.92749">
                <text:p>1734.92749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660.566528">
                <text:p>1660.566528</text:p>
              </table:table-cell>
              <table:table-cell office:value-type="float" office:value="1731.434204">
                <text:p>1731.434204</text:p>
              </table:table-cell>
              <table:table-cell office:value-type="float" office:value="1663.108887">
                <text:p>1663.108887</text:p>
              </table:table-cell>
              <table:table-cell office:value-type="float" office:value="1731.884033">
                <text:p>1731.88403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659.720581">
                <text:p>1659.720581</text:p>
              </table:table-cell>
              <table:table-cell office:value-type="float" office:value="1730.956055">
                <text:p>1730.956055</text:p>
              </table:table-cell>
              <table:table-cell office:value-type="float" office:value="1661.049194">
                <text:p>1661.049194</text:p>
              </table:table-cell>
              <table:table-cell office:value-type="float" office:value="1733.022583">
                <text:p>1733.022583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657.855591">
                <text:p>1657.855591</text:p>
              </table:table-cell>
              <table:table-cell office:value-type="float" office:value="1733.928589">
                <text:p>1733.928589</text:p>
              </table:table-cell>
              <table:table-cell office:value-type="float" office:value="1659.538574">
                <text:p>1659.538574</text:p>
              </table:table-cell>
              <table:table-cell office:value-type="float" office:value="1733.748291">
                <text:p>1733.74829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663.28833">
                <text:p>1663.28833</text:p>
              </table:table-cell>
              <table:table-cell office:value-type="float" office:value="1726.307617">
                <text:p>1726.307617</text:p>
              </table:table-cell>
              <table:table-cell office:value-type="float" office:value="1662.337891">
                <text:p>1662.337891</text:p>
              </table:table-cell>
              <table:table-cell office:value-type="float" office:value="1732.714355">
                <text:p>1732.71435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657.502197">
                <text:p>1657.502197</text:p>
              </table:table-cell>
              <table:table-cell office:value-type="float" office:value="1734.345703">
                <text:p>1734.345703</text:p>
              </table:table-cell>
              <table:table-cell office:value-type="float" office:value="1662.928711">
                <text:p>1662.928711</text:p>
              </table:table-cell>
              <table:table-cell office:value-type="float" office:value="1730.687744">
                <text:p>1730.68774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662.557251">
                <text:p>1662.557251</text:p>
              </table:table-cell>
              <table:table-cell office:value-type="float" office:value="1729.423828">
                <text:p>1729.423828</text:p>
              </table:table-cell>
              <table:table-cell office:value-type="float" office:value="1660.87915">
                <text:p>1660.87915</text:p>
              </table:table-cell>
              <table:table-cell office:value-type="float" office:value="1734.565918">
                <text:p>1734.565918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656.428345">
                <text:p>1656.428345</text:p>
              </table:table-cell>
              <table:table-cell office:value-type="float" office:value="1729.783569">
                <text:p>1729.783569</text:p>
              </table:table-cell>
              <table:table-cell office:value-type="float" office:value="1660.201904">
                <text:p>1660.201904</text:p>
              </table:table-cell>
              <table:table-cell office:value-type="float" office:value="1735.762329">
                <text:p>1735.762329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657.359131">
                <text:p>1657.359131</text:p>
              </table:table-cell>
              <table:table-cell office:value-type="float" office:value="1730.250244">
                <text:p>1730.250244</text:p>
              </table:table-cell>
              <table:table-cell office:value-type="float" office:value="1661.267334">
                <text:p>1661.267334</text:p>
              </table:table-cell>
              <table:table-cell office:value-type="float" office:value="1733.263916">
                <text:p>1733.26391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658.77002">
                <text:p>1658.77002</text:p>
              </table:table-cell>
              <table:table-cell office:value-type="float" office:value="1728.621338">
                <text:p>1728.621338</text:p>
              </table:table-cell>
              <table:table-cell office:value-type="float" office:value="1660.156738">
                <text:p>1660.156738</text:p>
              </table:table-cell>
              <table:table-cell office:value-type="float" office:value="1732.073242">
                <text:p>1732.07324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659.531372">
                <text:p>1659.531372</text:p>
              </table:table-cell>
              <table:table-cell office:value-type="float" office:value="1730.299683">
                <text:p>1730.299683</text:p>
              </table:table-cell>
              <table:table-cell office:value-type="float" office:value="1659.871826">
                <text:p>1659.871826</text:p>
              </table:table-cell>
              <table:table-cell office:value-type="float" office:value="1734.865112">
                <text:p>1734.865112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656.189087">
                <text:p>1656.189087</text:p>
              </table:table-cell>
              <table:table-cell office:value-type="float" office:value="1732.140991">
                <text:p>1732.140991</text:p>
              </table:table-cell>
              <table:table-cell office:value-type="float" office:value="1658.853638">
                <text:p>1658.853638</text:p>
              </table:table-cell>
              <table:table-cell office:value-type="float" office:value="1736.372559">
                <text:p>1736.372559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659.011719">
                <text:p>1659.011719</text:p>
              </table:table-cell>
              <table:table-cell office:value-type="float" office:value="1733.044556">
                <text:p>1733.044556</text:p>
              </table:table-cell>
              <table:table-cell office:value-type="float" office:value="1661.283813">
                <text:p>1661.283813</text:p>
              </table:table-cell>
              <table:table-cell office:value-type="float" office:value="1734.969604">
                <text:p>1734.969604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660.889893">
                <text:p>1660.889893</text:p>
              </table:table-cell>
              <table:table-cell office:value-type="float" office:value="1729.815308">
                <text:p>1729.815308</text:p>
              </table:table-cell>
              <table:table-cell office:value-type="float" office:value="1661.531982">
                <text:p>1661.531982</text:p>
              </table:table-cell>
              <table:table-cell office:value-type="float" office:value="1734.805908">
                <text:p>1734.80590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661.795288">
                <text:p>1661.795288</text:p>
              </table:table-cell>
              <table:table-cell office:value-type="float" office:value="1730.928345">
                <text:p>1730.928345</text:p>
              </table:table-cell>
              <table:table-cell office:value-type="float" office:value="1662.835693">
                <text:p>1662.835693</text:p>
              </table:table-cell>
              <table:table-cell office:value-type="float" office:value="1733.915527">
                <text:p>1733.915527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658.137329">
                <text:p>1658.137329</text:p>
              </table:table-cell>
              <table:table-cell office:value-type="float" office:value="1731.494263">
                <text:p>1731.494263</text:p>
              </table:table-cell>
              <table:table-cell office:value-type="float" office:value="1660.828735">
                <text:p>1660.828735</text:p>
              </table:table-cell>
              <table:table-cell office:value-type="float" office:value="1735.037231">
                <text:p>1735.037231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663.607666">
                <text:p>1663.607666</text:p>
              </table:table-cell>
              <table:table-cell office:value-type="float" office:value="1731.125854">
                <text:p>1731.125854</text:p>
              </table:table-cell>
              <table:table-cell office:value-type="float" office:value="1666.303711">
                <text:p>1666.303711</text:p>
              </table:table-cell>
              <table:table-cell office:value-type="float" office:value="1733.046631">
                <text:p>1733.04663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655.603516">
                <text:p>1655.603516</text:p>
              </table:table-cell>
              <table:table-cell office:value-type="float" office:value="1734.314453">
                <text:p>1734.314453</text:p>
              </table:table-cell>
              <table:table-cell office:value-type="float" office:value="1659.668213">
                <text:p>1659.668213</text:p>
              </table:table-cell>
              <table:table-cell office:value-type="float" office:value="1736.877075">
                <text:p>1736.87707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662.890991">
                <text:p>1662.890991</text:p>
              </table:table-cell>
              <table:table-cell office:value-type="float" office:value="1732.001221">
                <text:p>1732.001221</text:p>
              </table:table-cell>
              <table:table-cell office:value-type="float" office:value="1663.009521">
                <text:p>1663.009521</text:p>
              </table:table-cell>
              <table:table-cell office:value-type="float" office:value="1734.369385">
                <text:p>1734.36938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660.734009">
                <text:p>1660.734009</text:p>
              </table:table-cell>
              <table:table-cell office:value-type="float" office:value="1732.61499">
                <text:p>1732.61499</text:p>
              </table:table-cell>
              <table:table-cell office:value-type="float" office:value="1666.037231">
                <text:p>1666.037231</text:p>
              </table:table-cell>
              <table:table-cell office:value-type="float" office:value="1735.091309">
                <text:p>1735.09130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659.560669">
                <text:p>1659.560669</text:p>
              </table:table-cell>
              <table:table-cell office:value-type="float" office:value="1732.616699">
                <text:p>1732.616699</text:p>
              </table:table-cell>
              <table:table-cell office:value-type="float" office:value="1663.124878">
                <text:p>1663.124878</text:p>
              </table:table-cell>
              <table:table-cell office:value-type="float" office:value="1735.304688">
                <text:p>1735.304688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660.756348">
                <text:p>1660.756348</text:p>
              </table:table-cell>
              <table:table-cell office:value-type="float" office:value="1735.922974">
                <text:p>1735.922974</text:p>
              </table:table-cell>
              <table:table-cell office:value-type="float" office:value="1663.303101">
                <text:p>1663.303101</text:p>
              </table:table-cell>
              <table:table-cell office:value-type="float" office:value="1734.534668">
                <text:p>1734.534668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658.981812">
                <text:p>1658.981812</text:p>
              </table:table-cell>
              <table:table-cell office:value-type="float" office:value="1734.633179">
                <text:p>1734.633179</text:p>
              </table:table-cell>
              <table:table-cell office:value-type="float" office:value="1663.790894">
                <text:p>1663.790894</text:p>
              </table:table-cell>
              <table:table-cell office:value-type="float" office:value="1735.21936">
                <text:p>1735.21936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659.776245">
                <text:p>1659.776245</text:p>
              </table:table-cell>
              <table:table-cell office:value-type="float" office:value="1731.084106">
                <text:p>1731.084106</text:p>
              </table:table-cell>
              <table:table-cell office:value-type="float" office:value="1661.971924">
                <text:p>1661.971924</text:p>
              </table:table-cell>
              <table:table-cell office:value-type="float" office:value="1734.775146">
                <text:p>1734.775146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662.805298">
                <text:p>1662.805298</text:p>
              </table:table-cell>
              <table:table-cell office:value-type="float" office:value="1734.701782">
                <text:p>1734.701782</text:p>
              </table:table-cell>
              <table:table-cell office:value-type="float" office:value="1661.812012">
                <text:p>1661.812012</text:p>
              </table:table-cell>
              <table:table-cell office:value-type="float" office:value="1734.145264">
                <text:p>1734.145264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661.411255">
                <text:p>1661.411255</text:p>
              </table:table-cell>
              <table:table-cell office:value-type="float" office:value="1733.474609">
                <text:p>1733.474609</text:p>
              </table:table-cell>
              <table:table-cell office:value-type="float" office:value="1663.982056">
                <text:p>1663.982056</text:p>
              </table:table-cell>
              <table:table-cell office:value-type="float" office:value="1737.960571">
                <text:p>1737.960571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657.333252">
                <text:p>1657.333252</text:p>
              </table:table-cell>
              <table:table-cell office:value-type="float" office:value="1735.780884">
                <text:p>1735.780884</text:p>
              </table:table-cell>
              <table:table-cell office:value-type="float" office:value="1662.459839">
                <text:p>1662.459839</text:p>
              </table:table-cell>
              <table:table-cell office:value-type="float" office:value="1735.665527">
                <text:p>1735.665527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662.830566">
                <text:p>1662.830566</text:p>
              </table:table-cell>
              <table:table-cell office:value-type="float" office:value="1733.097656">
                <text:p>1733.097656</text:p>
              </table:table-cell>
              <table:table-cell office:value-type="float" office:value="1661.419434">
                <text:p>1661.419434</text:p>
              </table:table-cell>
              <table:table-cell office:value-type="float" office:value="1736.793701">
                <text:p>1736.793701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661.152222">
                <text:p>1661.152222</text:p>
              </table:table-cell>
              <table:table-cell office:value-type="float" office:value="1734.394531">
                <text:p>1734.394531</text:p>
              </table:table-cell>
              <table:table-cell office:value-type="float" office:value="1662.560547">
                <text:p>1662.560547</text:p>
              </table:table-cell>
              <table:table-cell office:value-type="float" office:value="1736.03418">
                <text:p>1736.03418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661.445557">
                <text:p>1661.445557</text:p>
              </table:table-cell>
              <table:table-cell office:value-type="float" office:value="1737.993286">
                <text:p>1737.993286</text:p>
              </table:table-cell>
              <table:table-cell office:value-type="float" office:value="1665.720215">
                <text:p>1665.720215</text:p>
              </table:table-cell>
              <table:table-cell office:value-type="float" office:value="1734.99585">
                <text:p>1734.9958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661.74646">
                <text:p>1661.74646</text:p>
              </table:table-cell>
              <table:table-cell office:value-type="float" office:value="1732.322388">
                <text:p>1732.322388</text:p>
              </table:table-cell>
              <table:table-cell office:value-type="float" office:value="1663.284424">
                <text:p>1663.284424</text:p>
              </table:table-cell>
              <table:table-cell office:value-type="float" office:value="1733.778076">
                <text:p>1733.778076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661.163574">
                <text:p>1661.163574</text:p>
              </table:table-cell>
              <table:table-cell office:value-type="float" office:value="1735.209229">
                <text:p>1735.209229</text:p>
              </table:table-cell>
              <table:table-cell office:value-type="float" office:value="1664.051758">
                <text:p>1664.051758</text:p>
              </table:table-cell>
              <table:table-cell office:value-type="float" office:value="1736.182007">
                <text:p>1736.182007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662.896606">
                <text:p>1662.896606</text:p>
              </table:table-cell>
              <table:table-cell office:value-type="float" office:value="1733.45105">
                <text:p>1733.45105</text:p>
              </table:table-cell>
              <table:table-cell office:value-type="float" office:value="1666.023682">
                <text:p>1666.023682</text:p>
              </table:table-cell>
              <table:table-cell office:value-type="float" office:value="1736.735352">
                <text:p>1736.735352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659.279053">
                <text:p>1659.279053</text:p>
              </table:table-cell>
              <table:table-cell office:value-type="float" office:value="1734.818848">
                <text:p>1734.818848</text:p>
              </table:table-cell>
              <table:table-cell office:value-type="float" office:value="1661.846313">
                <text:p>1661.846313</text:p>
              </table:table-cell>
              <table:table-cell office:value-type="float" office:value="1737.608032">
                <text:p>1737.608032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663.589478">
                <text:p>1663.589478</text:p>
              </table:table-cell>
              <table:table-cell office:value-type="float" office:value="1729.421143">
                <text:p>1729.421143</text:p>
              </table:table-cell>
              <table:table-cell office:value-type="float" office:value="1665.865967">
                <text:p>1665.865967</text:p>
              </table:table-cell>
              <table:table-cell office:value-type="float" office:value="1734.385742">
                <text:p>1734.385742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661.845215">
                <text:p>1661.845215</text:p>
              </table:table-cell>
              <table:table-cell office:value-type="float" office:value="1732.757324">
                <text:p>1732.757324</text:p>
              </table:table-cell>
              <table:table-cell office:value-type="float" office:value="1661.300781">
                <text:p>1661.300781</text:p>
              </table:table-cell>
              <table:table-cell office:value-type="float" office:value="1737.214233">
                <text:p>1737.214233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660.300537">
                <text:p>1660.300537</text:p>
              </table:table-cell>
              <table:table-cell office:value-type="float" office:value="1736.83606">
                <text:p>1736.83606</text:p>
              </table:table-cell>
              <table:table-cell office:value-type="float" office:value="1664.454834">
                <text:p>1664.454834</text:p>
              </table:table-cell>
              <table:table-cell office:value-type="float" office:value="1738.21521">
                <text:p>1738.21521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663.478882">
                <text:p>1663.478882</text:p>
              </table:table-cell>
              <table:table-cell office:value-type="float" office:value="1733.350098">
                <text:p>1733.350098</text:p>
              </table:table-cell>
              <table:table-cell office:value-type="float" office:value="1664.904053">
                <text:p>1664.904053</text:p>
              </table:table-cell>
              <table:table-cell office:value-type="float" office:value="1735.614746">
                <text:p>1735.614746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661.882568">
                <text:p>1661.882568</text:p>
              </table:table-cell>
              <table:table-cell office:value-type="float" office:value="1736.532104">
                <text:p>1736.532104</text:p>
              </table:table-cell>
              <table:table-cell office:value-type="float" office:value="1667.610107">
                <text:p>1667.610107</text:p>
              </table:table-cell>
              <table:table-cell office:value-type="float" office:value="1736.969727">
                <text:p>1736.969727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663.929199">
                <text:p>1663.929199</text:p>
              </table:table-cell>
              <table:table-cell office:value-type="float" office:value="1735.515991">
                <text:p>1735.515991</text:p>
              </table:table-cell>
              <table:table-cell office:value-type="float" office:value="1666.438965">
                <text:p>1666.438965</text:p>
              </table:table-cell>
              <table:table-cell office:value-type="float" office:value="1737.87085">
                <text:p>1737.8708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663.800293">
                <text:p>1663.800293</text:p>
              </table:table-cell>
              <table:table-cell office:value-type="float" office:value="1734.31958">
                <text:p>1734.31958</text:p>
              </table:table-cell>
              <table:table-cell office:value-type="float" office:value="1664.064087">
                <text:p>1664.064087</text:p>
              </table:table-cell>
              <table:table-cell office:value-type="float" office:value="1738.116211">
                <text:p>1738.11621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663.494629">
                <text:p>1663.494629</text:p>
              </table:table-cell>
              <table:table-cell office:value-type="float" office:value="1734.415039">
                <text:p>1734.415039</text:p>
              </table:table-cell>
              <table:table-cell office:value-type="float" office:value="1665.998901">
                <text:p>1665.998901</text:p>
              </table:table-cell>
              <table:table-cell office:value-type="float" office:value="1737.440552">
                <text:p>1737.440552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661.624023">
                <text:p>1661.624023</text:p>
              </table:table-cell>
              <table:table-cell office:value-type="float" office:value="1739.567017">
                <text:p>1739.567017</text:p>
              </table:table-cell>
              <table:table-cell office:value-type="float" office:value="1666.011841">
                <text:p>1666.011841</text:p>
              </table:table-cell>
              <table:table-cell office:value-type="float" office:value="1737.963623">
                <text:p>1737.963623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663.511841">
                <text:p>1663.511841</text:p>
              </table:table-cell>
              <table:table-cell office:value-type="float" office:value="1738.317627">
                <text:p>1738.317627</text:p>
              </table:table-cell>
              <table:table-cell office:value-type="float" office:value="1666.585327">
                <text:p>1666.585327</text:p>
              </table:table-cell>
              <table:table-cell office:value-type="float" office:value="1739.883545">
                <text:p>1739.883545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664.029297">
                <text:p>1664.029297</text:p>
              </table:table-cell>
              <table:table-cell office:value-type="float" office:value="1739.352539">
                <text:p>1739.352539</text:p>
              </table:table-cell>
              <table:table-cell office:value-type="float" office:value="1665.160645">
                <text:p>1665.160645</text:p>
              </table:table-cell>
              <table:table-cell office:value-type="float" office:value="1741.907227">
                <text:p>1741.90722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664.110107">
                <text:p>1664.110107</text:p>
              </table:table-cell>
              <table:table-cell office:value-type="float" office:value="1737.280151">
                <text:p>1737.280151</text:p>
              </table:table-cell>
              <table:table-cell office:value-type="float" office:value="1665.312378">
                <text:p>1665.312378</text:p>
              </table:table-cell>
              <table:table-cell office:value-type="float" office:value="1739.102905">
                <text:p>1739.10290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665.265747">
                <text:p>1665.265747</text:p>
              </table:table-cell>
              <table:table-cell office:value-type="float" office:value="1733.718994">
                <text:p>1733.718994</text:p>
              </table:table-cell>
              <table:table-cell office:value-type="float" office:value="1667.765015">
                <text:p>1667.765015</text:p>
              </table:table-cell>
              <table:table-cell office:value-type="float" office:value="1737.270386">
                <text:p>1737.270386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662.962524">
                <text:p>1662.962524</text:p>
              </table:table-cell>
              <table:table-cell office:value-type="float" office:value="1738.745117">
                <text:p>1738.745117</text:p>
              </table:table-cell>
              <table:table-cell office:value-type="float" office:value="1662.895508">
                <text:p>1662.895508</text:p>
              </table:table-cell>
              <table:table-cell office:value-type="float" office:value="1746.129639">
                <text:p>1746.129639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662.439087">
                <text:p>1662.439087</text:p>
              </table:table-cell>
              <table:table-cell office:value-type="float" office:value="1741.188354">
                <text:p>1741.188354</text:p>
              </table:table-cell>
              <table:table-cell office:value-type="float" office:value="1669.211182">
                <text:p>1669.211182</text:p>
              </table:table-cell>
              <table:table-cell office:value-type="float" office:value="1740.018799">
                <text:p>1740.018799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665.290161">
                <text:p>1665.290161</text:p>
              </table:table-cell>
              <table:table-cell office:value-type="float" office:value="1741.009644">
                <text:p>1741.009644</text:p>
              </table:table-cell>
              <table:table-cell office:value-type="float" office:value="1668.075806">
                <text:p>1668.075806</text:p>
              </table:table-cell>
              <table:table-cell office:value-type="float" office:value="1739.527954">
                <text:p>1739.527954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664.307861">
                <text:p>1664.307861</text:p>
              </table:table-cell>
              <table:table-cell office:value-type="float" office:value="1740.431152">
                <text:p>1740.431152</text:p>
              </table:table-cell>
              <table:table-cell office:value-type="float" office:value="1667.602295">
                <text:p>1667.602295</text:p>
              </table:table-cell>
              <table:table-cell office:value-type="float" office:value="1742.976929">
                <text:p>1742.976929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667.008423">
                <text:p>1667.008423</text:p>
              </table:table-cell>
              <table:table-cell office:value-type="float" office:value="1738.011108">
                <text:p>1738.011108</text:p>
              </table:table-cell>
              <table:table-cell office:value-type="float" office:value="1668.189697">
                <text:p>1668.189697</text:p>
              </table:table-cell>
              <table:table-cell office:value-type="float" office:value="1741.974609">
                <text:p>1741.974609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662.425781">
                <text:p>1662.425781</text:p>
              </table:table-cell>
              <table:table-cell office:value-type="float" office:value="1740.98291">
                <text:p>1740.98291</text:p>
              </table:table-cell>
              <table:table-cell office:value-type="float" office:value="1666.622314">
                <text:p>1666.622314</text:p>
              </table:table-cell>
              <table:table-cell office:value-type="float" office:value="1743.256226">
                <text:p>1743.256226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667.300049">
                <text:p>1667.300049</text:p>
              </table:table-cell>
              <table:table-cell office:value-type="float" office:value="1739.772583">
                <text:p>1739.772583</text:p>
              </table:table-cell>
              <table:table-cell office:value-type="float" office:value="1669.323242">
                <text:p>1669.323242</text:p>
              </table:table-cell>
              <table:table-cell office:value-type="float" office:value="1744.037964">
                <text:p>1744.037964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662.522461">
                <text:p>1662.522461</text:p>
              </table:table-cell>
              <table:table-cell office:value-type="float" office:value="1742.040283">
                <text:p>1742.040283</text:p>
              </table:table-cell>
              <table:table-cell office:value-type="float" office:value="1664.561768">
                <text:p>1664.561768</text:p>
              </table:table-cell>
              <table:table-cell office:value-type="float" office:value="1745.395142">
                <text:p>1745.39514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666.891846">
                <text:p>1666.891846</text:p>
              </table:table-cell>
              <table:table-cell office:value-type="float" office:value="1739.229736">
                <text:p>1739.229736</text:p>
              </table:table-cell>
              <table:table-cell office:value-type="float" office:value="1666.668457">
                <text:p>1666.668457</text:p>
              </table:table-cell>
              <table:table-cell office:value-type="float" office:value="1743.116455">
                <text:p>1743.11645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665.608276">
                <text:p>1665.608276</text:p>
              </table:table-cell>
              <table:table-cell office:value-type="float" office:value="1739.899902">
                <text:p>1739.899902</text:p>
              </table:table-cell>
              <table:table-cell office:value-type="float" office:value="1668.608276">
                <text:p>1668.608276</text:p>
              </table:table-cell>
              <table:table-cell office:value-type="float" office:value="1741.53064">
                <text:p>1741.53064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661.983643">
                <text:p>1661.983643</text:p>
              </table:table-cell>
              <table:table-cell office:value-type="float" office:value="1743.515625">
                <text:p>1743.515625</text:p>
              </table:table-cell>
              <table:table-cell office:value-type="float" office:value="1662.356445">
                <text:p>1662.356445</text:p>
              </table:table-cell>
              <table:table-cell office:value-type="float" office:value="1747.904053">
                <text:p>1747.904053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668.624146">
                <text:p>1668.624146</text:p>
              </table:table-cell>
              <table:table-cell office:value-type="float" office:value="1737.834717">
                <text:p>1737.834717</text:p>
              </table:table-cell>
              <table:table-cell office:value-type="float" office:value="1667.961182">
                <text:p>1667.961182</text:p>
              </table:table-cell>
              <table:table-cell office:value-type="float" office:value="1742.187744">
                <text:p>1742.187744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665.983032">
                <text:p>1665.983032</text:p>
              </table:table-cell>
              <table:table-cell office:value-type="float" office:value="1738.28186">
                <text:p>1738.28186</text:p>
              </table:table-cell>
              <table:table-cell office:value-type="float" office:value="1666.984253">
                <text:p>1666.984253</text:p>
              </table:table-cell>
              <table:table-cell office:value-type="float" office:value="1742.420044">
                <text:p>1742.420044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664.776245">
                <text:p>1664.776245</text:p>
              </table:table-cell>
              <table:table-cell office:value-type="float" office:value="1740.110352">
                <text:p>1740.110352</text:p>
              </table:table-cell>
              <table:table-cell office:value-type="float" office:value="1667.434937">
                <text:p>1667.434937</text:p>
              </table:table-cell>
              <table:table-cell office:value-type="float" office:value="1741.867188">
                <text:p>1741.867188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662.41748">
                <text:p>1662.41748</text:p>
              </table:table-cell>
              <table:table-cell office:value-type="float" office:value="1742.918091">
                <text:p>1742.918091</text:p>
              </table:table-cell>
              <table:table-cell office:value-type="float" office:value="1667.97998">
                <text:p>1667.97998</text:p>
              </table:table-cell>
              <table:table-cell office:value-type="float" office:value="1743.107422">
                <text:p>1743.107422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663.173828">
                <text:p>1663.173828</text:p>
              </table:table-cell>
              <table:table-cell office:value-type="float" office:value="1742.498535">
                <text:p>1742.498535</text:p>
              </table:table-cell>
              <table:table-cell office:value-type="float" office:value="1665.176514">
                <text:p>1665.176514</text:p>
              </table:table-cell>
              <table:table-cell office:value-type="float" office:value="1743.411987">
                <text:p>1743.411987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665.637817">
                <text:p>1665.637817</text:p>
              </table:table-cell>
              <table:table-cell office:value-type="float" office:value="1739.460449">
                <text:p>1739.460449</text:p>
              </table:table-cell>
              <table:table-cell office:value-type="float" office:value="1668.005371">
                <text:p>1668.005371</text:p>
              </table:table-cell>
              <table:table-cell office:value-type="float" office:value="1744.86853">
                <text:p>1744.86853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669.189209">
                <text:p>1669.189209</text:p>
              </table:table-cell>
              <table:table-cell office:value-type="float" office:value="1735.869141">
                <text:p>1735.869141</text:p>
              </table:table-cell>
              <table:table-cell office:value-type="float" office:value="1670.661621">
                <text:p>1670.661621</text:p>
              </table:table-cell>
              <table:table-cell office:value-type="float" office:value="1742.311157">
                <text:p>1742.311157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666.034912">
                <text:p>1666.034912</text:p>
              </table:table-cell>
              <table:table-cell office:value-type="float" office:value="1738.38269">
                <text:p>1738.38269</text:p>
              </table:table-cell>
              <table:table-cell office:value-type="float" office:value="1667.960693">
                <text:p>1667.960693</text:p>
              </table:table-cell>
              <table:table-cell office:value-type="float" office:value="1743.094238">
                <text:p>1743.09423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666.354004">
                <text:p>1666.354004</text:p>
              </table:table-cell>
              <table:table-cell office:value-type="float" office:value="1739.168457">
                <text:p>1739.168457</text:p>
              </table:table-cell>
              <table:table-cell office:value-type="float" office:value="1666.029419">
                <text:p>1666.029419</text:p>
              </table:table-cell>
              <table:table-cell office:value-type="float" office:value="1743.567017">
                <text:p>1743.567017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666.618164">
                <text:p>1666.618164</text:p>
              </table:table-cell>
              <table:table-cell office:value-type="float" office:value="1741.917358">
                <text:p>1741.917358</text:p>
              </table:table-cell>
              <table:table-cell office:value-type="float" office:value="1669.361084">
                <text:p>1669.361084</text:p>
              </table:table-cell>
              <table:table-cell office:value-type="float" office:value="1743.431152">
                <text:p>1743.431152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669.07605">
                <text:p>1669.07605</text:p>
              </table:table-cell>
              <table:table-cell office:value-type="float" office:value="1740.248047">
                <text:p>1740.248047</text:p>
              </table:table-cell>
              <table:table-cell office:value-type="float" office:value="1670.230835">
                <text:p>1670.230835</text:p>
              </table:table-cell>
              <table:table-cell office:value-type="float" office:value="1741.663208">
                <text:p>1741.663208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667.150513">
                <text:p>1667.150513</text:p>
              </table:table-cell>
              <table:table-cell office:value-type="float" office:value="1742.735596">
                <text:p>1742.735596</text:p>
              </table:table-cell>
              <table:table-cell office:value-type="float" office:value="1666.785767">
                <text:p>1666.785767</text:p>
              </table:table-cell>
              <table:table-cell office:value-type="float" office:value="1744.926758">
                <text:p>1744.926758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668.153198">
                <text:p>1668.153198</text:p>
              </table:table-cell>
              <table:table-cell office:value-type="float" office:value="1737.087891">
                <text:p>1737.087891</text:p>
              </table:table-cell>
              <table:table-cell office:value-type="float" office:value="1667.547729">
                <text:p>1667.547729</text:p>
              </table:table-cell>
              <table:table-cell office:value-type="float" office:value="1740.062744">
                <text:p>1740.062744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662.40332">
                <text:p>1662.40332</text:p>
              </table:table-cell>
              <table:table-cell office:value-type="float" office:value="1741.697876">
                <text:p>1741.697876</text:p>
              </table:table-cell>
              <table:table-cell office:value-type="float" office:value="1667.936157">
                <text:p>1667.936157</text:p>
              </table:table-cell>
              <table:table-cell office:value-type="float" office:value="1742.303223">
                <text:p>1742.303223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667.733643">
                <text:p>1667.733643</text:p>
              </table:table-cell>
              <table:table-cell office:value-type="float" office:value="1736.715454">
                <text:p>1736.715454</text:p>
              </table:table-cell>
              <table:table-cell office:value-type="float" office:value="1667.315063">
                <text:p>1667.315063</text:p>
              </table:table-cell>
              <table:table-cell office:value-type="float" office:value="1740.786621">
                <text:p>1740.78662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662.463745">
                <text:p>1662.463745</text:p>
              </table:table-cell>
              <table:table-cell office:value-type="float" office:value="1741.199097">
                <text:p>1741.199097</text:p>
              </table:table-cell>
              <table:table-cell office:value-type="float" office:value="1665.598633">
                <text:p>1665.598633</text:p>
              </table:table-cell>
              <table:table-cell office:value-type="float" office:value="1743.463745">
                <text:p>1743.46374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667.041626">
                <text:p>1667.041626</text:p>
              </table:table-cell>
              <table:table-cell office:value-type="float" office:value="1736.782593">
                <text:p>1736.782593</text:p>
              </table:table-cell>
              <table:table-cell office:value-type="float" office:value="1667.026245">
                <text:p>1667.026245</text:p>
              </table:table-cell>
              <table:table-cell office:value-type="float" office:value="1739.704712">
                <text:p>1739.704712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663.025635">
                <text:p>1663.025635</text:p>
              </table:table-cell>
              <table:table-cell office:value-type="float" office:value="1738.904907">
                <text:p>1738.904907</text:p>
              </table:table-cell>
              <table:table-cell office:value-type="float" office:value="1664.225464">
                <text:p>1664.225464</text:p>
              </table:table-cell>
              <table:table-cell office:value-type="float" office:value="1741.146729">
                <text:p>1741.146729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665.204712">
                <text:p>1665.204712</text:p>
              </table:table-cell>
              <table:table-cell office:value-type="float" office:value="1738.359253">
                <text:p>1738.359253</text:p>
              </table:table-cell>
              <table:table-cell office:value-type="float" office:value="1667.936035">
                <text:p>1667.936035</text:p>
              </table:table-cell>
              <table:table-cell office:value-type="float" office:value="1740.438965">
                <text:p>1740.43896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663.936646">
                <text:p>1663.936646</text:p>
              </table:table-cell>
              <table:table-cell office:value-type="float" office:value="1738.429932">
                <text:p>1738.429932</text:p>
              </table:table-cell>
              <table:table-cell office:value-type="float" office:value="1664.964355">
                <text:p>1664.964355</text:p>
              </table:table-cell>
              <table:table-cell office:value-type="float" office:value="1743.30957">
                <text:p>1743.30957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659.424072">
                <text:p>1659.424072</text:p>
              </table:table-cell>
              <table:table-cell office:value-type="float" office:value="1740.904419">
                <text:p>1740.904419</text:p>
              </table:table-cell>
              <table:table-cell office:value-type="float" office:value="1665.217407">
                <text:p>1665.217407</text:p>
              </table:table-cell>
              <table:table-cell office:value-type="float" office:value="1742.033081">
                <text:p>1742.033081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663.23584">
                <text:p>1663.23584</text:p>
              </table:table-cell>
              <table:table-cell office:value-type="float" office:value="1737.263306">
                <text:p>1737.263306</text:p>
              </table:table-cell>
              <table:table-cell office:value-type="float" office:value="1663.723267">
                <text:p>1663.723267</text:p>
              </table:table-cell>
              <table:table-cell office:value-type="float" office:value="1741.798584">
                <text:p>1741.798584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666.796997">
                <text:p>1666.796997</text:p>
              </table:table-cell>
              <table:table-cell office:value-type="float" office:value="1737.418823">
                <text:p>1737.418823</text:p>
              </table:table-cell>
              <table:table-cell office:value-type="float" office:value="1667.914551">
                <text:p>1667.914551</text:p>
              </table:table-cell>
              <table:table-cell office:value-type="float" office:value="1738.502808">
                <text:p>1738.502808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661.044678">
                <text:p>1661.044678</text:p>
              </table:table-cell>
              <table:table-cell office:value-type="float" office:value="1738.695801">
                <text:p>1738.695801</text:p>
              </table:table-cell>
              <table:table-cell office:value-type="float" office:value="1660.656982">
                <text:p>1660.656982</text:p>
              </table:table-cell>
              <table:table-cell office:value-type="float" office:value="1742.686768">
                <text:p>1742.686768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665.565674">
                <text:p>1665.565674</text:p>
              </table:table-cell>
              <table:table-cell office:value-type="float" office:value="1736.278198">
                <text:p>1736.278198</text:p>
              </table:table-cell>
              <table:table-cell office:value-type="float" office:value="1665.736816">
                <text:p>1665.736816</text:p>
              </table:table-cell>
              <table:table-cell office:value-type="float" office:value="1738.929932">
                <text:p>1738.929932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665.098633">
                <text:p>1665.098633</text:p>
              </table:table-cell>
              <table:table-cell office:value-type="float" office:value="1739.771484">
                <text:p>1739.771484</text:p>
              </table:table-cell>
              <table:table-cell office:value-type="float" office:value="1665.634155">
                <text:p>1665.634155</text:p>
              </table:table-cell>
              <table:table-cell office:value-type="float" office:value="1741.835938">
                <text:p>1741.835938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664.580933">
                <text:p>1664.580933</text:p>
              </table:table-cell>
              <table:table-cell office:value-type="float" office:value="1735.744629">
                <text:p>1735.744629</text:p>
              </table:table-cell>
              <table:table-cell office:value-type="float" office:value="1665.469849">
                <text:p>1665.469849</text:p>
              </table:table-cell>
              <table:table-cell office:value-type="float" office:value="1742.983154">
                <text:p>1742.983154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668.077881">
                <text:p>1668.077881</text:p>
              </table:table-cell>
              <table:table-cell office:value-type="float" office:value="1736.081543">
                <text:p>1736.081543</text:p>
              </table:table-cell>
              <table:table-cell office:value-type="float" office:value="1666.322876">
                <text:p>1666.322876</text:p>
              </table:table-cell>
              <table:table-cell office:value-type="float" office:value="1738.129761">
                <text:p>1738.129761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663.403687">
                <text:p>1663.403687</text:p>
              </table:table-cell>
              <table:table-cell office:value-type="float" office:value="1735.810913">
                <text:p>1735.810913</text:p>
              </table:table-cell>
              <table:table-cell office:value-type="float" office:value="1665.687988">
                <text:p>1665.687988</text:p>
              </table:table-cell>
              <table:table-cell office:value-type="float" office:value="1742.233398">
                <text:p>1742.233398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664.124756">
                <text:p>1664.124756</text:p>
              </table:table-cell>
              <table:table-cell office:value-type="float" office:value="1739.248779">
                <text:p>1739.248779</text:p>
              </table:table-cell>
              <table:table-cell office:value-type="float" office:value="1667.130127">
                <text:p>1667.130127</text:p>
              </table:table-cell>
              <table:table-cell office:value-type="float" office:value="1742.336914">
                <text:p>1742.336914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663.022705">
                <text:p>1663.022705</text:p>
              </table:table-cell>
              <table:table-cell office:value-type="float" office:value="1736.732178">
                <text:p>1736.732178</text:p>
              </table:table-cell>
              <table:table-cell office:value-type="float" office:value="1666.523926">
                <text:p>1666.523926</text:p>
              </table:table-cell>
              <table:table-cell office:value-type="float" office:value="1739.25354">
                <text:p>1739.25354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666.865601">
                <text:p>1666.865601</text:p>
              </table:table-cell>
              <table:table-cell office:value-type="float" office:value="1734.768799">
                <text:p>1734.768799</text:p>
              </table:table-cell>
              <table:table-cell office:value-type="float" office:value="1667.381104">
                <text:p>1667.381104</text:p>
              </table:table-cell>
              <table:table-cell office:value-type="float" office:value="1739.531616">
                <text:p>1739.531616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667.516357">
                <text:p>1667.516357</text:p>
              </table:table-cell>
              <table:table-cell office:value-type="float" office:value="1738.64502">
                <text:p>1738.64502</text:p>
              </table:table-cell>
              <table:table-cell office:value-type="float" office:value="1670.924072">
                <text:p>1670.924072</text:p>
              </table:table-cell>
              <table:table-cell office:value-type="float" office:value="1744.20166">
                <text:p>1744.20166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664.64917">
                <text:p>1664.64917</text:p>
              </table:table-cell>
              <table:table-cell office:value-type="float" office:value="1740.54895">
                <text:p>1740.54895</text:p>
              </table:table-cell>
              <table:table-cell office:value-type="float" office:value="1665.834961">
                <text:p>1665.834961</text:p>
              </table:table-cell>
              <table:table-cell office:value-type="float" office:value="1742.793701">
                <text:p>1742.793701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666.489136">
                <text:p>1666.489136</text:p>
              </table:table-cell>
              <table:table-cell office:value-type="float" office:value="1737.601807">
                <text:p>1737.601807</text:p>
              </table:table-cell>
              <table:table-cell office:value-type="float" office:value="1668.215698">
                <text:p>1668.215698</text:p>
              </table:table-cell>
              <table:table-cell office:value-type="float" office:value="1742.338867">
                <text:p>1742.338867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667.046875">
                <text:p>1667.046875</text:p>
              </table:table-cell>
              <table:table-cell office:value-type="float" office:value="1739.041992">
                <text:p>1739.041992</text:p>
              </table:table-cell>
              <table:table-cell office:value-type="float" office:value="1668.303467">
                <text:p>1668.303467</text:p>
              </table:table-cell>
              <table:table-cell office:value-type="float" office:value="1742.416138">
                <text:p>1742.416138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666.59729">
                <text:p>1666.59729</text:p>
              </table:table-cell>
              <table:table-cell office:value-type="float" office:value="1742.111084">
                <text:p>1742.111084</text:p>
              </table:table-cell>
              <table:table-cell office:value-type="float" office:value="1668.143921">
                <text:p>1668.143921</text:p>
              </table:table-cell>
              <table:table-cell office:value-type="float" office:value="1744.199219">
                <text:p>1744.199219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665.749512">
                <text:p>1665.749512</text:p>
              </table:table-cell>
              <table:table-cell office:value-type="float" office:value="1738.038574">
                <text:p>1738.038574</text:p>
              </table:table-cell>
              <table:table-cell office:value-type="float" office:value="1666.493164">
                <text:p>1666.493164</text:p>
              </table:table-cell>
              <table:table-cell office:value-type="float" office:value="1742.121948">
                <text:p>1742.121948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666.029907">
                <text:p>1666.029907</text:p>
              </table:table-cell>
              <table:table-cell office:value-type="float" office:value="1740.57666">
                <text:p>1740.57666</text:p>
              </table:table-cell>
              <table:table-cell office:value-type="float" office:value="1669.839355">
                <text:p>1669.839355</text:p>
              </table:table-cell>
              <table:table-cell office:value-type="float" office:value="1744.155273">
                <text:p>1744.155273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665.700195">
                <text:p>1665.700195</text:p>
              </table:table-cell>
              <table:table-cell office:value-type="float" office:value="1739.779297">
                <text:p>1739.779297</text:p>
              </table:table-cell>
              <table:table-cell office:value-type="float" office:value="1667.956055">
                <text:p>1667.956055</text:p>
              </table:table-cell>
              <table:table-cell office:value-type="float" office:value="1742.709595">
                <text:p>1742.70959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667.553955">
                <text:p>1667.553955</text:p>
              </table:table-cell>
              <table:table-cell office:value-type="float" office:value="1740.410767">
                <text:p>1740.410767</text:p>
              </table:table-cell>
              <table:table-cell office:value-type="float" office:value="1667.536011">
                <text:p>1667.536011</text:p>
              </table:table-cell>
              <table:table-cell office:value-type="float" office:value="1745.202148">
                <text:p>1745.202148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667.427979">
                <text:p>1667.427979</text:p>
              </table:table-cell>
              <table:table-cell office:value-type="float" office:value="1738.671387">
                <text:p>1738.671387</text:p>
              </table:table-cell>
              <table:table-cell office:value-type="float" office:value="1669.764771">
                <text:p>1669.764771</text:p>
              </table:table-cell>
              <table:table-cell office:value-type="float" office:value="1740.592407">
                <text:p>1740.592407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668.145752">
                <text:p>1668.145752</text:p>
              </table:table-cell>
              <table:table-cell office:value-type="float" office:value="1741.029297">
                <text:p>1741.029297</text:p>
              </table:table-cell>
              <table:table-cell office:value-type="float" office:value="1669.575195">
                <text:p>1669.575195</text:p>
              </table:table-cell>
              <table:table-cell office:value-type="float" office:value="1743.633667">
                <text:p>1743.633667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665.63562">
                <text:p>1665.63562</text:p>
              </table:table-cell>
              <table:table-cell office:value-type="float" office:value="1744.741821">
                <text:p>1744.741821</text:p>
              </table:table-cell>
              <table:table-cell office:value-type="float" office:value="1666.472778">
                <text:p>1666.472778</text:p>
              </table:table-cell>
              <table:table-cell office:value-type="float" office:value="1747.222656">
                <text:p>1747.222656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666.68335">
                <text:p>1666.68335</text:p>
              </table:table-cell>
              <table:table-cell office:value-type="float" office:value="1741.891357">
                <text:p>1741.891357</text:p>
              </table:table-cell>
              <table:table-cell office:value-type="float" office:value="1666.981445">
                <text:p>1666.981445</text:p>
              </table:table-cell>
              <table:table-cell office:value-type="float" office:value="1743.789429">
                <text:p>1743.789429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665.58374">
                <text:p>1665.58374</text:p>
              </table:table-cell>
              <table:table-cell office:value-type="float" office:value="1740.018555">
                <text:p>1740.018555</text:p>
              </table:table-cell>
              <table:table-cell office:value-type="float" office:value="1667.978027">
                <text:p>1667.978027</text:p>
              </table:table-cell>
              <table:table-cell office:value-type="float" office:value="1742.097046">
                <text:p>1742.097046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664.087891">
                <text:p>1664.087891</text:p>
              </table:table-cell>
              <table:table-cell office:value-type="float" office:value="1744.113159">
                <text:p>1744.113159</text:p>
              </table:table-cell>
              <table:table-cell office:value-type="float" office:value="1665.879395">
                <text:p>1665.879395</text:p>
              </table:table-cell>
              <table:table-cell office:value-type="float" office:value="1745.619751">
                <text:p>1745.619751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664.496948">
                <text:p>1664.496948</text:p>
              </table:table-cell>
              <table:table-cell office:value-type="float" office:value="1741.920898">
                <text:p>1741.920898</text:p>
              </table:table-cell>
              <table:table-cell office:value-type="float" office:value="1665.696777">
                <text:p>1665.696777</text:p>
              </table:table-cell>
              <table:table-cell office:value-type="float" office:value="1743.226929">
                <text:p>1743.226929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661.260254">
                <text:p>1661.260254</text:p>
              </table:table-cell>
              <table:table-cell office:value-type="float" office:value="1741.910889">
                <text:p>1741.910889</text:p>
              </table:table-cell>
              <table:table-cell office:value-type="float" office:value="1667.611572">
                <text:p>1667.611572</text:p>
              </table:table-cell>
              <table:table-cell office:value-type="float" office:value="1741.567139">
                <text:p>1741.567139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665.477905">
                <text:p>1665.477905</text:p>
              </table:table-cell>
              <table:table-cell office:value-type="float" office:value="1742.892334">
                <text:p>1742.892334</text:p>
              </table:table-cell>
              <table:table-cell office:value-type="float" office:value="1668.35144">
                <text:p>1668.35144</text:p>
              </table:table-cell>
              <table:table-cell office:value-type="float" office:value="1747.107544">
                <text:p>1747.107544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666.846313">
                <text:p>1666.846313</text:p>
              </table:table-cell>
              <table:table-cell office:value-type="float" office:value="1742.918335">
                <text:p>1742.918335</text:p>
              </table:table-cell>
              <table:table-cell office:value-type="float" office:value="1667.805176">
                <text:p>1667.805176</text:p>
              </table:table-cell>
              <table:table-cell office:value-type="float" office:value="1743.21814">
                <text:p>1743.21814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668.55603">
                <text:p>1668.55603</text:p>
              </table:table-cell>
              <table:table-cell office:value-type="float" office:value="1738.723267">
                <text:p>1738.723267</text:p>
              </table:table-cell>
              <table:table-cell office:value-type="float" office:value="1671.278687">
                <text:p>1671.278687</text:p>
              </table:table-cell>
              <table:table-cell office:value-type="float" office:value="1742.811523">
                <text:p>1742.811523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666.608032">
                <text:p>1666.608032</text:p>
              </table:table-cell>
              <table:table-cell office:value-type="float" office:value="1742.828735">
                <text:p>1742.828735</text:p>
              </table:table-cell>
              <table:table-cell office:value-type="float" office:value="1666.579224">
                <text:p>1666.579224</text:p>
              </table:table-cell>
              <table:table-cell office:value-type="float" office:value="1745.805176">
                <text:p>1745.805176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667.398804">
                <text:p>1667.398804</text:p>
              </table:table-cell>
              <table:table-cell office:value-type="float" office:value="1740.23645">
                <text:p>1740.23645</text:p>
              </table:table-cell>
              <table:table-cell office:value-type="float" office:value="1668.604248">
                <text:p>1668.604248</text:p>
              </table:table-cell>
              <table:table-cell office:value-type="float" office:value="1742.772217">
                <text:p>1742.772217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665.641113">
                <text:p>1665.641113</text:p>
              </table:table-cell>
              <table:table-cell office:value-type="float" office:value="1741.402466">
                <text:p>1741.402466</text:p>
              </table:table-cell>
              <table:table-cell office:value-type="float" office:value="1668.514038">
                <text:p>1668.514038</text:p>
              </table:table-cell>
              <table:table-cell office:value-type="float" office:value="1744.143066">
                <text:p>1744.143066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668.092041">
                <text:p>1668.092041</text:p>
              </table:table-cell>
              <table:table-cell office:value-type="float" office:value="1742.473755">
                <text:p>1742.473755</text:p>
              </table:table-cell>
              <table:table-cell office:value-type="float" office:value="1667.966309">
                <text:p>1667.966309</text:p>
              </table:table-cell>
              <table:table-cell office:value-type="float" office:value="1749.839478">
                <text:p>1749.839478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664.874268">
                <text:p>1664.874268</text:p>
              </table:table-cell>
              <table:table-cell office:value-type="float" office:value="1746.936768">
                <text:p>1746.936768</text:p>
              </table:table-cell>
              <table:table-cell office:value-type="float" office:value="1670.062134">
                <text:p>1670.062134</text:p>
              </table:table-cell>
              <table:table-cell office:value-type="float" office:value="1742.818481">
                <text:p>1742.81848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668.744873">
                <text:p>1668.744873</text:p>
              </table:table-cell>
              <table:table-cell office:value-type="float" office:value="1743.169067">
                <text:p>1743.169067</text:p>
              </table:table-cell>
              <table:table-cell office:value-type="float" office:value="1671.326904">
                <text:p>1671.326904</text:p>
              </table:table-cell>
              <table:table-cell office:value-type="float" office:value="1745.56958">
                <text:p>1745.56958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668.769165">
                <text:p>1668.769165</text:p>
              </table:table-cell>
              <table:table-cell office:value-type="float" office:value="1741.551758">
                <text:p>1741.551758</text:p>
              </table:table-cell>
              <table:table-cell office:value-type="float" office:value="1671.036621">
                <text:p>1671.036621</text:p>
              </table:table-cell>
              <table:table-cell office:value-type="float" office:value="1742.740845">
                <text:p>1742.74084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666.099487">
                <text:p>1666.099487</text:p>
              </table:table-cell>
              <table:table-cell office:value-type="float" office:value="1745.19519">
                <text:p>1745.19519</text:p>
              </table:table-cell>
              <table:table-cell office:value-type="float" office:value="1671.737549">
                <text:p>1671.737549</text:p>
              </table:table-cell>
              <table:table-cell office:value-type="float" office:value="1745.981079">
                <text:p>1745.981079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669.161377">
                <text:p>1669.161377</text:p>
              </table:table-cell>
              <table:table-cell office:value-type="float" office:value="1743.229492">
                <text:p>1743.229492</text:p>
              </table:table-cell>
              <table:table-cell office:value-type="float" office:value="1671.274292">
                <text:p>1671.274292</text:p>
              </table:table-cell>
              <table:table-cell office:value-type="float" office:value="1744.874268">
                <text:p>1744.874268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667.077881">
                <text:p>1667.077881</text:p>
              </table:table-cell>
              <table:table-cell office:value-type="float" office:value="1742.959961">
                <text:p>1742.959961</text:p>
              </table:table-cell>
              <table:table-cell office:value-type="float" office:value="1667.63501">
                <text:p>1667.63501</text:p>
              </table:table-cell>
              <table:table-cell office:value-type="float" office:value="1747.794312">
                <text:p>1747.79431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664.29895">
                <text:p>1664.29895</text:p>
              </table:table-cell>
              <table:table-cell office:value-type="float" office:value="1745.889648">
                <text:p>1745.889648</text:p>
              </table:table-cell>
              <table:table-cell office:value-type="float" office:value="1670.233765">
                <text:p>1670.233765</text:p>
              </table:table-cell>
              <table:table-cell office:value-type="float" office:value="1746.483521">
                <text:p>1746.483521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668.124146">
                <text:p>1668.124146</text:p>
              </table:table-cell>
              <table:table-cell office:value-type="float" office:value="1743.672852">
                <text:p>1743.672852</text:p>
              </table:table-cell>
              <table:table-cell office:value-type="float" office:value="1669.501099">
                <text:p>1669.501099</text:p>
              </table:table-cell>
              <table:table-cell office:value-type="float" office:value="1745.681396">
                <text:p>1745.681396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669.150757">
                <text:p>1669.150757</text:p>
              </table:table-cell>
              <table:table-cell office:value-type="float" office:value="1744.206787">
                <text:p>1744.206787</text:p>
              </table:table-cell>
              <table:table-cell office:value-type="float" office:value="1672.619507">
                <text:p>1672.619507</text:p>
              </table:table-cell>
              <table:table-cell office:value-type="float" office:value="1744.219727">
                <text:p>1744.219727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669.90918">
                <text:p>1669.90918</text:p>
              </table:table-cell>
              <table:table-cell office:value-type="float" office:value="1745.743896">
                <text:p>1745.743896</text:p>
              </table:table-cell>
              <table:table-cell office:value-type="float" office:value="1670.331177">
                <text:p>1670.331177</text:p>
              </table:table-cell>
              <table:table-cell office:value-type="float" office:value="1747.907227">
                <text:p>1747.907227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666.667603">
                <text:p>1666.667603</text:p>
              </table:table-cell>
              <table:table-cell office:value-type="float" office:value="1745.058228">
                <text:p>1745.058228</text:p>
              </table:table-cell>
              <table:table-cell office:value-type="float" office:value="1670.370605">
                <text:p>1670.370605</text:p>
              </table:table-cell>
              <table:table-cell office:value-type="float" office:value="1747.679321">
                <text:p>1747.67932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672.99292">
                <text:p>1672.99292</text:p>
              </table:table-cell>
              <table:table-cell office:value-type="float" office:value="1741.102173">
                <text:p>1741.102173</text:p>
              </table:table-cell>
              <table:table-cell office:value-type="float" office:value="1671.707764">
                <text:p>1671.707764</text:p>
              </table:table-cell>
              <table:table-cell office:value-type="float" office:value="1743.239868">
                <text:p>1743.239868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670.508545">
                <text:p>1670.508545</text:p>
              </table:table-cell>
              <table:table-cell office:value-type="float" office:value="1744.328613">
                <text:p>1744.328613</text:p>
              </table:table-cell>
              <table:table-cell office:value-type="float" office:value="1672.248657">
                <text:p>1672.248657</text:p>
              </table:table-cell>
              <table:table-cell office:value-type="float" office:value="1744.932251">
                <text:p>1744.93225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670.366577">
                <text:p>1670.366577</text:p>
              </table:table-cell>
              <table:table-cell office:value-type="float" office:value="1740.851929">
                <text:p>1740.851929</text:p>
              </table:table-cell>
              <table:table-cell office:value-type="float" office:value="1673.186279">
                <text:p>1673.186279</text:p>
              </table:table-cell>
              <table:table-cell office:value-type="float" office:value="1743.270142">
                <text:p>1743.270142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668.727661">
                <text:p>1668.727661</text:p>
              </table:table-cell>
              <table:table-cell office:value-type="float" office:value="1742.537476">
                <text:p>1742.537476</text:p>
              </table:table-cell>
              <table:table-cell office:value-type="float" office:value="1670.042358">
                <text:p>1670.042358</text:p>
              </table:table-cell>
              <table:table-cell office:value-type="float" office:value="1744.948364">
                <text:p>1744.948364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667.480469">
                <text:p>1667.480469</text:p>
              </table:table-cell>
              <table:table-cell office:value-type="float" office:value="1741.825073">
                <text:p>1741.825073</text:p>
              </table:table-cell>
              <table:table-cell office:value-type="float" office:value="1672.214478">
                <text:p>1672.214478</text:p>
              </table:table-cell>
              <table:table-cell office:value-type="float" office:value="1745.664307">
                <text:p>1745.664307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665.919312">
                <text:p>1665.919312</text:p>
              </table:table-cell>
              <table:table-cell office:value-type="float" office:value="1745.717529">
                <text:p>1745.717529</text:p>
              </table:table-cell>
              <table:table-cell office:value-type="float" office:value="1669.291504">
                <text:p>1669.291504</text:p>
              </table:table-cell>
              <table:table-cell office:value-type="float" office:value="1744.970337">
                <text:p>1744.970337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669.689575">
                <text:p>1669.689575</text:p>
              </table:table-cell>
              <table:table-cell office:value-type="float" office:value="1746.862061">
                <text:p>1746.862061</text:p>
              </table:table-cell>
              <table:table-cell office:value-type="float" office:value="1671.796875">
                <text:p>1671.796875</text:p>
              </table:table-cell>
              <table:table-cell office:value-type="float" office:value="1744.125488">
                <text:p>1744.125488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667.390259">
                <text:p>1667.390259</text:p>
              </table:table-cell>
              <table:table-cell office:value-type="float" office:value="1743.433838">
                <text:p>1743.433838</text:p>
              </table:table-cell>
              <table:table-cell office:value-type="float" office:value="1671.591797">
                <text:p>1671.591797</text:p>
              </table:table-cell>
              <table:table-cell office:value-type="float" office:value="1745.151978">
                <text:p>1745.15197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668.388428">
                <text:p>1668.388428</text:p>
              </table:table-cell>
              <table:table-cell office:value-type="float" office:value="1744.736816">
                <text:p>1744.736816</text:p>
              </table:table-cell>
              <table:table-cell office:value-type="float" office:value="1667.924316">
                <text:p>1667.924316</text:p>
              </table:table-cell>
              <table:table-cell office:value-type="float" office:value="1748.981689">
                <text:p>1748.981689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664.789185">
                <text:p>1664.789185</text:p>
              </table:table-cell>
              <table:table-cell office:value-type="float" office:value="1746.010254">
                <text:p>1746.010254</text:p>
              </table:table-cell>
              <table:table-cell office:value-type="float" office:value="1667.854492">
                <text:p>1667.854492</text:p>
              </table:table-cell>
              <table:table-cell office:value-type="float" office:value="1748.963867">
                <text:p>1748.963867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672.485718">
                <text:p>1672.485718</text:p>
              </table:table-cell>
              <table:table-cell office:value-type="float" office:value="1741.202881">
                <text:p>1741.202881</text:p>
              </table:table-cell>
              <table:table-cell office:value-type="float" office:value="1670.994629">
                <text:p>1670.994629</text:p>
              </table:table-cell>
              <table:table-cell office:value-type="float" office:value="1744.8573">
                <text:p>1744.8573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668.935425">
                <text:p>1668.935425</text:p>
              </table:table-cell>
              <table:table-cell office:value-type="float" office:value="1742.809692">
                <text:p>1742.809692</text:p>
              </table:table-cell>
              <table:table-cell office:value-type="float" office:value="1669.888184">
                <text:p>1669.888184</text:p>
              </table:table-cell>
              <table:table-cell office:value-type="float" office:value="1747.73645">
                <text:p>1747.7364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670.010986">
                <text:p>1670.010986</text:p>
              </table:table-cell>
              <table:table-cell office:value-type="float" office:value="1742.129395">
                <text:p>1742.129395</text:p>
              </table:table-cell>
              <table:table-cell office:value-type="float" office:value="1671.560669">
                <text:p>1671.560669</text:p>
              </table:table-cell>
              <table:table-cell office:value-type="float" office:value="1745.276123">
                <text:p>1745.276123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668.224243">
                <text:p>1668.224243</text:p>
              </table:table-cell>
              <table:table-cell office:value-type="float" office:value="1744.208984">
                <text:p>1744.208984</text:p>
              </table:table-cell>
              <table:table-cell office:value-type="float" office:value="1667.217163">
                <text:p>1667.217163</text:p>
              </table:table-cell>
              <table:table-cell office:value-type="float" office:value="1748.358154">
                <text:p>1748.358154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64.795288">
                <text:p>1664.795288</text:p>
              </table:table-cell>
              <table:table-cell office:value-type="float" office:value="1745.946045">
                <text:p>1745.946045</text:p>
              </table:table-cell>
              <table:table-cell office:value-type="float" office:value="1668.782959">
                <text:p>1668.782959</text:p>
              </table:table-cell>
              <table:table-cell office:value-type="float" office:value="1743.607422">
                <text:p>1743.607422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68.745117">
                <text:p>1668.745117</text:p>
              </table:table-cell>
              <table:table-cell office:value-type="float" office:value="1742.066406">
                <text:p>1742.066406</text:p>
              </table:table-cell>
              <table:table-cell office:value-type="float" office:value="1671.322021">
                <text:p>1671.322021</text:p>
              </table:table-cell>
              <table:table-cell office:value-type="float" office:value="1745.009399">
                <text:p>1745.009399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666.073486">
                <text:p>1666.073486</text:p>
              </table:table-cell>
              <table:table-cell office:value-type="float" office:value="1743.666626">
                <text:p>1743.666626</text:p>
              </table:table-cell>
              <table:table-cell office:value-type="float" office:value="1670.897339">
                <text:p>1670.897339</text:p>
              </table:table-cell>
              <table:table-cell office:value-type="float" office:value="1746.844116">
                <text:p>1746.844116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68.050537">
                <text:p>1668.050537</text:p>
              </table:table-cell>
              <table:table-cell office:value-type="float" office:value="1744.210815">
                <text:p>1744.210815</text:p>
              </table:table-cell>
              <table:table-cell office:value-type="float" office:value="1669.283203">
                <text:p>1669.283203</text:p>
              </table:table-cell>
              <table:table-cell office:value-type="float" office:value="1746.224365">
                <text:p>1746.22436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70.360474">
                <text:p>1670.360474</text:p>
              </table:table-cell>
              <table:table-cell office:value-type="float" office:value="1741.895874">
                <text:p>1741.895874</text:p>
              </table:table-cell>
              <table:table-cell office:value-type="float" office:value="1671.469727">
                <text:p>1671.469727</text:p>
              </table:table-cell>
              <table:table-cell office:value-type="float" office:value="1743.498657">
                <text:p>1743.498657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65.37854">
                <text:p>1665.37854</text:p>
              </table:table-cell>
              <table:table-cell office:value-type="float" office:value="1748.088623">
                <text:p>1748.088623</text:p>
              </table:table-cell>
              <table:table-cell office:value-type="float" office:value="1671.791382">
                <text:p>1671.791382</text:p>
              </table:table-cell>
              <table:table-cell office:value-type="float" office:value="1745.300293">
                <text:p>1745.300293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67.965454">
                <text:p>1667.965454</text:p>
              </table:table-cell>
              <table:table-cell office:value-type="float" office:value="1740.429932">
                <text:p>1740.429932</text:p>
              </table:table-cell>
              <table:table-cell office:value-type="float" office:value="1671.650635">
                <text:p>1671.650635</text:p>
              </table:table-cell>
              <table:table-cell office:value-type="float" office:value="1748.122681">
                <text:p>1748.122681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69.512207">
                <text:p>1669.512207</text:p>
              </table:table-cell>
              <table:table-cell office:value-type="float" office:value="1742.904541">
                <text:p>1742.904541</text:p>
              </table:table-cell>
              <table:table-cell office:value-type="float" office:value="1671.012207">
                <text:p>1671.012207</text:p>
              </table:table-cell>
              <table:table-cell office:value-type="float" office:value="1746.218872">
                <text:p>1746.21887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69.581055">
                <text:p>1669.581055</text:p>
              </table:table-cell>
              <table:table-cell office:value-type="float" office:value="1744.42395">
                <text:p>1744.42395</text:p>
              </table:table-cell>
              <table:table-cell office:value-type="float" office:value="1670.954102">
                <text:p>1670.954102</text:p>
              </table:table-cell>
              <table:table-cell office:value-type="float" office:value="1744.831909">
                <text:p>1744.831909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71.272217">
                <text:p>1671.272217</text:p>
              </table:table-cell>
              <table:table-cell office:value-type="float" office:value="1744.991089">
                <text:p>1744.991089</text:p>
              </table:table-cell>
              <table:table-cell office:value-type="float" office:value="1671.149902">
                <text:p>1671.149902</text:p>
              </table:table-cell>
              <table:table-cell office:value-type="float" office:value="1746.649902">
                <text:p>1746.649902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66.932373">
                <text:p>1666.932373</text:p>
              </table:table-cell>
              <table:table-cell office:value-type="float" office:value="1747.212891">
                <text:p>1747.212891</text:p>
              </table:table-cell>
              <table:table-cell office:value-type="float" office:value="1669.020874">
                <text:p>1669.020874</text:p>
              </table:table-cell>
              <table:table-cell office:value-type="float" office:value="1750.039795">
                <text:p>1750.039795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69.575439">
                <text:p>1669.575439</text:p>
              </table:table-cell>
              <table:table-cell office:value-type="float" office:value="1744.106201">
                <text:p>1744.106201</text:p>
              </table:table-cell>
              <table:table-cell office:value-type="float" office:value="1671.972168">
                <text:p>1671.972168</text:p>
              </table:table-cell>
              <table:table-cell office:value-type="float" office:value="1743.577881">
                <text:p>1743.577881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69.41626">
                <text:p>1669.41626</text:p>
              </table:table-cell>
              <table:table-cell office:value-type="float" office:value="1746.138062">
                <text:p>1746.138062</text:p>
              </table:table-cell>
              <table:table-cell office:value-type="float" office:value="1672.135498">
                <text:p>1672.135498</text:p>
              </table:table-cell>
              <table:table-cell office:value-type="float" office:value="1747.832031">
                <text:p>1747.832031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666.886719">
                <text:p>1666.886719</text:p>
              </table:table-cell>
              <table:table-cell office:value-type="float" office:value="1745.486938">
                <text:p>1745.486938</text:p>
              </table:table-cell>
              <table:table-cell office:value-type="float" office:value="1669.667725">
                <text:p>1669.667725</text:p>
              </table:table-cell>
              <table:table-cell office:value-type="float" office:value="1746.643066">
                <text:p>1746.643066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668.153198">
                <text:p>1668.153198</text:p>
              </table:table-cell>
              <table:table-cell office:value-type="float" office:value="1746.244751">
                <text:p>1746.244751</text:p>
              </table:table-cell>
              <table:table-cell office:value-type="float" office:value="1671.194092">
                <text:p>1671.194092</text:p>
              </table:table-cell>
              <table:table-cell office:value-type="float" office:value="1746.338501">
                <text:p>1746.338501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665.72876">
                <text:p>1665.72876</text:p>
              </table:table-cell>
              <table:table-cell office:value-type="float" office:value="1744.141968">
                <text:p>1744.141968</text:p>
              </table:table-cell>
              <table:table-cell office:value-type="float" office:value="1670.785156">
                <text:p>1670.785156</text:p>
              </table:table-cell>
              <table:table-cell office:value-type="float" office:value="1746.876221">
                <text:p>1746.876221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665.310059">
                <text:p>1665.310059</text:p>
              </table:table-cell>
              <table:table-cell office:value-type="float" office:value="1745.458496">
                <text:p>1745.458496</text:p>
              </table:table-cell>
              <table:table-cell office:value-type="float" office:value="1671.02771">
                <text:p>1671.02771</text:p>
              </table:table-cell>
              <table:table-cell office:value-type="float" office:value="1745.845825">
                <text:p>1745.845825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71.314697">
                <text:p>1671.314697</text:p>
              </table:table-cell>
              <table:table-cell office:value-type="float" office:value="1741.143555">
                <text:p>1741.143555</text:p>
              </table:table-cell>
              <table:table-cell office:value-type="float" office:value="1670.385132">
                <text:p>1670.385132</text:p>
              </table:table-cell>
              <table:table-cell office:value-type="float" office:value="1749.140991">
                <text:p>1749.140991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668.308472">
                <text:p>1668.308472</text:p>
              </table:table-cell>
              <table:table-cell office:value-type="float" office:value="1744.378296">
                <text:p>1744.378296</text:p>
              </table:table-cell>
              <table:table-cell office:value-type="float" office:value="1669.26001">
                <text:p>1669.26001</text:p>
              </table:table-cell>
              <table:table-cell office:value-type="float" office:value="1747.47876">
                <text:p>1747.47876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668.153564">
                <text:p>1668.153564</text:p>
              </table:table-cell>
              <table:table-cell office:value-type="float" office:value="1742.67334">
                <text:p>1742.67334</text:p>
              </table:table-cell>
              <table:table-cell office:value-type="float" office:value="1669.669556">
                <text:p>1669.669556</text:p>
              </table:table-cell>
              <table:table-cell office:value-type="float" office:value="1745.506714">
                <text:p>1745.506714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665.418457">
                <text:p>1665.418457</text:p>
              </table:table-cell>
              <table:table-cell office:value-type="float" office:value="1744.911377">
                <text:p>1744.911377</text:p>
              </table:table-cell>
              <table:table-cell office:value-type="float" office:value="1666.632202">
                <text:p>1666.632202</text:p>
              </table:table-cell>
              <table:table-cell office:value-type="float" office:value="1748.544922">
                <text:p>1748.544922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667.004639">
                <text:p>1667.004639</text:p>
              </table:table-cell>
              <table:table-cell office:value-type="float" office:value="1744.133911">
                <text:p>1744.133911</text:p>
              </table:table-cell>
              <table:table-cell office:value-type="float" office:value="1670.19873">
                <text:p>1670.19873</text:p>
              </table:table-cell>
              <table:table-cell office:value-type="float" office:value="1746.347778">
                <text:p>1746.347778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667.555054">
                <text:p>1667.555054</text:p>
              </table:table-cell>
              <table:table-cell office:value-type="float" office:value="1743.250244">
                <text:p>1743.250244</text:p>
              </table:table-cell>
              <table:table-cell office:value-type="float" office:value="1667.722412">
                <text:p>1667.722412</text:p>
              </table:table-cell>
              <table:table-cell office:value-type="float" office:value="1747.997681">
                <text:p>1747.997681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668.990967">
                <text:p>1668.990967</text:p>
              </table:table-cell>
              <table:table-cell office:value-type="float" office:value="1742.434326">
                <text:p>1742.434326</text:p>
              </table:table-cell>
              <table:table-cell office:value-type="float" office:value="1667.010986">
                <text:p>1667.010986</text:p>
              </table:table-cell>
              <table:table-cell office:value-type="float" office:value="1746.852173">
                <text:p>1746.852173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667.819702">
                <text:p>1667.819702</text:p>
              </table:table-cell>
              <table:table-cell office:value-type="float" office:value="1740.739258">
                <text:p>1740.739258</text:p>
              </table:table-cell>
              <table:table-cell office:value-type="float" office:value="1667.565674">
                <text:p>1667.565674</text:p>
              </table:table-cell>
              <table:table-cell office:value-type="float" office:value="1744.267578">
                <text:p>1744.267578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665.728516">
                <text:p>1665.728516</text:p>
              </table:table-cell>
              <table:table-cell office:value-type="float" office:value="1743.99646">
                <text:p>1743.99646</text:p>
              </table:table-cell>
              <table:table-cell office:value-type="float" office:value="1669.460449">
                <text:p>1669.460449</text:p>
              </table:table-cell>
              <table:table-cell office:value-type="float" office:value="1744.781006">
                <text:p>1744.781006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667.078735">
                <text:p>1667.078735</text:p>
              </table:table-cell>
              <table:table-cell office:value-type="float" office:value="1747.095093">
                <text:p>1747.095093</text:p>
              </table:table-cell>
              <table:table-cell office:value-type="float" office:value="1673.694946">
                <text:p>1673.694946</text:p>
              </table:table-cell>
              <table:table-cell office:value-type="float" office:value="1745.005737">
                <text:p>1745.005737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673.441162">
                <text:p>1673.441162</text:p>
              </table:table-cell>
              <table:table-cell office:value-type="float" office:value="1743.834229">
                <text:p>1743.834229</text:p>
              </table:table-cell>
              <table:table-cell office:value-type="float" office:value="1674.587646">
                <text:p>1674.587646</text:p>
              </table:table-cell>
              <table:table-cell office:value-type="float" office:value="1746.109375">
                <text:p>1746.109375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668.595825">
                <text:p>1668.595825</text:p>
              </table:table-cell>
              <table:table-cell office:value-type="float" office:value="1745.120117">
                <text:p>1745.120117</text:p>
              </table:table-cell>
              <table:table-cell office:value-type="float" office:value="1670.634644">
                <text:p>1670.634644</text:p>
              </table:table-cell>
              <table:table-cell office:value-type="float" office:value="1748.344482">
                <text:p>1748.344482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671.804688">
                <text:p>1671.804688</text:p>
              </table:table-cell>
              <table:table-cell office:value-type="float" office:value="1745.522705">
                <text:p>1745.522705</text:p>
              </table:table-cell>
              <table:table-cell office:value-type="float" office:value="1671.97522">
                <text:p>1671.97522</text:p>
              </table:table-cell>
              <table:table-cell office:value-type="float" office:value="1746.74939">
                <text:p>1746.74939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669.675171">
                <text:p>1669.675171</text:p>
              </table:table-cell>
              <table:table-cell office:value-type="float" office:value="1744.682007">
                <text:p>1744.682007</text:p>
              </table:table-cell>
              <table:table-cell office:value-type="float" office:value="1673.317505">
                <text:p>1673.317505</text:p>
              </table:table-cell>
              <table:table-cell office:value-type="float" office:value="1748.698364">
                <text:p>1748.698364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663.487305">
                <text:p>1663.487305</text:p>
              </table:table-cell>
              <table:table-cell office:value-type="float" office:value="1742.959473">
                <text:p>1742.959473</text:p>
              </table:table-cell>
              <table:table-cell office:value-type="float" office:value="1671.445312">
                <text:p>1671.445312</text:p>
              </table:table-cell>
              <table:table-cell office:value-type="float" office:value="1745.381592">
                <text:p>1745.381592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670.81897">
                <text:p>1670.81897</text:p>
              </table:table-cell>
              <table:table-cell office:value-type="float" office:value="1744.126587">
                <text:p>1744.126587</text:p>
              </table:table-cell>
              <table:table-cell office:value-type="float" office:value="1669.863403">
                <text:p>1669.863403</text:p>
              </table:table-cell>
              <table:table-cell office:value-type="float" office:value="1749.070801">
                <text:p>1749.070801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669.532349">
                <text:p>1669.532349</text:p>
              </table:table-cell>
              <table:table-cell office:value-type="float" office:value="1745.060181">
                <text:p>1745.060181</text:p>
              </table:table-cell>
              <table:table-cell office:value-type="float" office:value="1672.301147">
                <text:p>1672.301147</text:p>
              </table:table-cell>
              <table:table-cell office:value-type="float" office:value="1746.477539">
                <text:p>1746.477539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670.022339">
                <text:p>1670.022339</text:p>
              </table:table-cell>
              <table:table-cell office:value-type="float" office:value="1743.650879">
                <text:p>1743.650879</text:p>
              </table:table-cell>
              <table:table-cell office:value-type="float" office:value="1669.676636">
                <text:p>1669.676636</text:p>
              </table:table-cell>
              <table:table-cell office:value-type="float" office:value="1749.214966">
                <text:p>1749.214966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667.658081">
                <text:p>1667.658081</text:p>
              </table:table-cell>
              <table:table-cell office:value-type="float" office:value="1743.796875">
                <text:p>1743.796875</text:p>
              </table:table-cell>
              <table:table-cell office:value-type="float" office:value="1671.897705">
                <text:p>1671.897705</text:p>
              </table:table-cell>
              <table:table-cell office:value-type="float" office:value="1746.820801">
                <text:p>1746.820801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664.604248">
                <text:p>1664.604248</text:p>
              </table:table-cell>
              <table:table-cell office:value-type="float" office:value="1745.881348">
                <text:p>1745.881348</text:p>
              </table:table-cell>
              <table:table-cell office:value-type="float" office:value="1669.941895">
                <text:p>1669.941895</text:p>
              </table:table-cell>
              <table:table-cell office:value-type="float" office:value="1746.77002">
                <text:p>1746.77002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668.875977">
                <text:p>1668.875977</text:p>
              </table:table-cell>
              <table:table-cell office:value-type="float" office:value="1743.625244">
                <text:p>1743.625244</text:p>
              </table:table-cell>
              <table:table-cell office:value-type="float" office:value="1669.303467">
                <text:p>1669.303467</text:p>
              </table:table-cell>
              <table:table-cell office:value-type="float" office:value="1747.742798">
                <text:p>1747.742798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669.950439">
                <text:p>1669.950439</text:p>
              </table:table-cell>
              <table:table-cell office:value-type="float" office:value="1743.598633">
                <text:p>1743.598633</text:p>
              </table:table-cell>
              <table:table-cell office:value-type="float" office:value="1670.094849">
                <text:p>1670.094849</text:p>
              </table:table-cell>
              <table:table-cell office:value-type="float" office:value="1745.811401">
                <text:p>1745.811401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667.865234">
                <text:p>1667.865234</text:p>
              </table:table-cell>
              <table:table-cell office:value-type="float" office:value="1744.919922">
                <text:p>1744.919922</text:p>
              </table:table-cell>
              <table:table-cell office:value-type="float" office:value="1670.262695">
                <text:p>1670.262695</text:p>
              </table:table-cell>
              <table:table-cell office:value-type="float" office:value="1745.623169">
                <text:p>1745.623169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670.371704">
                <text:p>1670.371704</text:p>
              </table:table-cell>
              <table:table-cell office:value-type="float" office:value="1744.511841">
                <text:p>1744.511841</text:p>
              </table:table-cell>
              <table:table-cell office:value-type="float" office:value="1672.521851">
                <text:p>1672.521851</text:p>
              </table:table-cell>
              <table:table-cell office:value-type="float" office:value="1746.268311">
                <text:p>1746.268311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666.655762">
                <text:p>1666.655762</text:p>
              </table:table-cell>
              <table:table-cell office:value-type="float" office:value="1745.508545">
                <text:p>1745.508545</text:p>
              </table:table-cell>
              <table:table-cell office:value-type="float" office:value="1668.102905">
                <text:p>1668.102905</text:p>
              </table:table-cell>
              <table:table-cell office:value-type="float" office:value="1746.31958">
                <text:p>1746.31958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666.176025">
                <text:p>1666.176025</text:p>
              </table:table-cell>
              <table:table-cell office:value-type="float" office:value="1743.360229">
                <text:p>1743.360229</text:p>
              </table:table-cell>
              <table:table-cell office:value-type="float" office:value="1671.969971">
                <text:p>1671.969971</text:p>
              </table:table-cell>
              <table:table-cell office:value-type="float" office:value="1744.077515">
                <text:p>1744.077515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666.102417">
                <text:p>1666.102417</text:p>
              </table:table-cell>
              <table:table-cell office:value-type="float" office:value="1746.013428">
                <text:p>1746.013428</text:p>
              </table:table-cell>
              <table:table-cell office:value-type="float" office:value="1671.110596">
                <text:p>1671.110596</text:p>
              </table:table-cell>
              <table:table-cell office:value-type="float" office:value="1747.127075">
                <text:p>1747.127075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666.306152">
                <text:p>1666.306152</text:p>
              </table:table-cell>
              <table:table-cell office:value-type="float" office:value="1744.639771">
                <text:p>1744.639771</text:p>
              </table:table-cell>
              <table:table-cell office:value-type="float" office:value="1667.848145">
                <text:p>1667.848145</text:p>
              </table:table-cell>
              <table:table-cell office:value-type="float" office:value="1748.713989">
                <text:p>1748.713989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666.597168">
                <text:p>1666.597168</text:p>
              </table:table-cell>
              <table:table-cell office:value-type="float" office:value="1743.48938">
                <text:p>1743.48938</text:p>
              </table:table-cell>
              <table:table-cell office:value-type="float" office:value="1669.018799">
                <text:p>1669.018799</text:p>
              </table:table-cell>
              <table:table-cell office:value-type="float" office:value="1748.226685">
                <text:p>1748.226685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67.998169">
                <text:p>1667.998169</text:p>
              </table:table-cell>
              <table:table-cell office:value-type="float" office:value="1745.95813">
                <text:p>1745.95813</text:p>
              </table:table-cell>
              <table:table-cell office:value-type="float" office:value="1669.857788">
                <text:p>1669.857788</text:p>
              </table:table-cell>
              <table:table-cell office:value-type="float" office:value="1747.537964">
                <text:p>1747.537964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668.154053">
                <text:p>1668.154053</text:p>
              </table:table-cell>
              <table:table-cell office:value-type="float" office:value="1744.298828">
                <text:p>1744.298828</text:p>
              </table:table-cell>
              <table:table-cell office:value-type="float" office:value="1670.921021">
                <text:p>1670.921021</text:p>
              </table:table-cell>
              <table:table-cell office:value-type="float" office:value="1745.905273">
                <text:p>1745.905273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670.23999">
                <text:p>1670.23999</text:p>
              </table:table-cell>
              <table:table-cell office:value-type="float" office:value="1741.570068">
                <text:p>1741.570068</text:p>
              </table:table-cell>
              <table:table-cell office:value-type="float" office:value="1672.675537">
                <text:p>1672.675537</text:p>
              </table:table-cell>
              <table:table-cell office:value-type="float" office:value="1746.182861">
                <text:p>1746.182861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670.134766">
                <text:p>1670.134766</text:p>
              </table:table-cell>
              <table:table-cell office:value-type="float" office:value="1741.057129">
                <text:p>1741.057129</text:p>
              </table:table-cell>
              <table:table-cell office:value-type="float" office:value="1670.011963">
                <text:p>1670.011963</text:p>
              </table:table-cell>
              <table:table-cell office:value-type="float" office:value="1743.495239">
                <text:p>1743.495239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669.441406">
                <text:p>1669.441406</text:p>
              </table:table-cell>
              <table:table-cell office:value-type="float" office:value="1739.007446">
                <text:p>1739.007446</text:p>
              </table:table-cell>
              <table:table-cell office:value-type="float" office:value="1672.709473">
                <text:p>1672.709473</text:p>
              </table:table-cell>
              <table:table-cell office:value-type="float" office:value="1740.571167">
                <text:p>1740.571167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658.68103">
                <text:p>1658.68103</text:p>
              </table:table-cell>
              <table:table-cell office:value-type="float" office:value="1727.123657">
                <text:p>1727.123657</text:p>
              </table:table-cell>
              <table:table-cell office:value-type="float" office:value="1663.83313">
                <text:p>1663.83313</text:p>
              </table:table-cell>
              <table:table-cell office:value-type="float" office:value="1725.521118">
                <text:p>1725.521118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633.495728">
                <text:p>1633.495728</text:p>
              </table:table-cell>
              <table:table-cell office:value-type="float" office:value="1738.023926">
                <text:p>1738.023926</text:p>
              </table:table-cell>
              <table:table-cell office:value-type="float" office:value="1637.729736">
                <text:p>1637.729736</text:p>
              </table:table-cell>
              <table:table-cell office:value-type="float" office:value="1737.226074">
                <text:p>1737.226074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639.078125">
                <text:p>1639.078125</text:p>
              </table:table-cell>
              <table:table-cell office:value-type="float" office:value="1708.69873">
                <text:p>1708.69873</text:p>
              </table:table-cell>
              <table:table-cell office:value-type="float" office:value="1638.922974">
                <text:p>1638.922974</text:p>
              </table:table-cell>
              <table:table-cell office:value-type="float" office:value="1705.67041">
                <text:p>1705.67041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628.094116">
                <text:p>1628.094116</text:p>
              </table:table-cell>
              <table:table-cell office:value-type="float" office:value="1700.102173">
                <text:p>1700.102173</text:p>
              </table:table-cell>
              <table:table-cell office:value-type="float" office:value="1632.12085">
                <text:p>1632.12085</text:p>
              </table:table-cell>
              <table:table-cell office:value-type="float" office:value="1697.593384">
                <text:p>1697.593384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620.055542">
                <text:p>1620.055542</text:p>
              </table:table-cell>
              <table:table-cell office:value-type="float" office:value="1692.380615">
                <text:p>1692.380615</text:p>
              </table:table-cell>
              <table:table-cell office:value-type="float" office:value="1618.719971">
                <text:p>1618.719971</text:p>
              </table:table-cell>
              <table:table-cell office:value-type="float" office:value="1695.561768">
                <text:p>1695.561768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611.471558">
                <text:p>1611.471558</text:p>
              </table:table-cell>
              <table:table-cell office:value-type="float" office:value="1680.21814">
                <text:p>1680.21814</text:p>
              </table:table-cell>
              <table:table-cell office:value-type="float" office:value="1618.931763">
                <text:p>1618.931763</text:p>
              </table:table-cell>
              <table:table-cell office:value-type="float" office:value="1681.139648">
                <text:p>1681.139648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609.942383">
                <text:p>1609.942383</text:p>
              </table:table-cell>
              <table:table-cell office:value-type="float" office:value="1674.004517">
                <text:p>1674.004517</text:p>
              </table:table-cell>
              <table:table-cell office:value-type="float" office:value="1610.200439">
                <text:p>1610.200439</text:p>
              </table:table-cell>
              <table:table-cell office:value-type="float" office:value="1671.668335">
                <text:p>1671.668335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602.629395">
                <text:p>1602.629395</text:p>
              </table:table-cell>
              <table:table-cell office:value-type="float" office:value="1665.03894">
                <text:p>1665.03894</text:p>
              </table:table-cell>
              <table:table-cell office:value-type="float" office:value="1604.988892">
                <text:p>1604.988892</text:p>
              </table:table-cell>
              <table:table-cell office:value-type="float" office:value="1663.21814">
                <text:p>1663.21814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599.934082">
                <text:p>1599.934082</text:p>
              </table:table-cell>
              <table:table-cell office:value-type="float" office:value="1657.686279">
                <text:p>1657.686279</text:p>
              </table:table-cell>
              <table:table-cell office:value-type="float" office:value="1601.555542">
                <text:p>1601.555542</text:p>
              </table:table-cell>
              <table:table-cell office:value-type="float" office:value="1658.646118">
                <text:p>1658.646118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592.385742">
                <text:p>1592.385742</text:p>
              </table:table-cell>
              <table:table-cell office:value-type="float" office:value="1652.067383">
                <text:p>1652.067383</text:p>
              </table:table-cell>
              <table:table-cell office:value-type="float" office:value="1597.319946">
                <text:p>1597.319946</text:p>
              </table:table-cell>
              <table:table-cell office:value-type="float" office:value="1651.231323">
                <text:p>1651.231323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593.797119">
                <text:p>1593.797119</text:p>
              </table:table-cell>
              <table:table-cell office:value-type="float" office:value="1638.611938">
                <text:p>1638.611938</text:p>
              </table:table-cell>
              <table:table-cell office:value-type="float" office:value="1594.616577">
                <text:p>1594.616577</text:p>
              </table:table-cell>
              <table:table-cell office:value-type="float" office:value="1636.128174">
                <text:p>1636.128174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587.722168">
                <text:p>1587.722168</text:p>
              </table:table-cell>
              <table:table-cell office:value-type="float" office:value="1634.797852">
                <text:p>1634.797852</text:p>
              </table:table-cell>
              <table:table-cell office:value-type="float" office:value="1588.427979">
                <text:p>1588.427979</text:p>
              </table:table-cell>
              <table:table-cell office:value-type="float" office:value="1638.013184">
                <text:p>1638.013184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588.710205">
                <text:p>1588.710205</text:p>
              </table:table-cell>
              <table:table-cell office:value-type="float" office:value="1625.45105">
                <text:p>1625.45105</text:p>
              </table:table-cell>
              <table:table-cell office:value-type="float" office:value="1591.41748">
                <text:p>1591.41748</text:p>
              </table:table-cell>
              <table:table-cell office:value-type="float" office:value="1626.497559">
                <text:p>1626.497559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584.541016">
                <text:p>1584.541016</text:p>
              </table:table-cell>
              <table:table-cell office:value-type="float" office:value="1625.331909">
                <text:p>1625.331909</text:p>
              </table:table-cell>
              <table:table-cell office:value-type="float" office:value="1579.061768">
                <text:p>1579.061768</text:p>
              </table:table-cell>
              <table:table-cell office:value-type="float" office:value="1624.736694">
                <text:p>1624.736694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579.554932">
                <text:p>1579.554932</text:p>
              </table:table-cell>
              <table:table-cell office:value-type="float" office:value="1617.740967">
                <text:p>1617.740967</text:p>
              </table:table-cell>
              <table:table-cell office:value-type="float" office:value="1579.847656">
                <text:p>1579.847656</text:p>
              </table:table-cell>
              <table:table-cell office:value-type="float" office:value="1619.925781">
                <text:p>1619.925781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577.096313">
                <text:p>1577.096313</text:p>
              </table:table-cell>
              <table:table-cell office:value-type="float" office:value="1615.415894">
                <text:p>1615.415894</text:p>
              </table:table-cell>
              <table:table-cell office:value-type="float" office:value="1578.543091">
                <text:p>1578.543091</text:p>
              </table:table-cell>
              <table:table-cell office:value-type="float" office:value="1613.333984">
                <text:p>1613.33398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575.569946">
                <text:p>1575.569946</text:p>
              </table:table-cell>
              <table:table-cell office:value-type="float" office:value="1611.93811">
                <text:p>1611.93811</text:p>
              </table:table-cell>
              <table:table-cell office:value-type="float" office:value="1579.535156">
                <text:p>1579.535156</text:p>
              </table:table-cell>
              <table:table-cell office:value-type="float" office:value="1613.88916">
                <text:p>1613.88916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577.388306">
                <text:p>1577.388306</text:p>
              </table:table-cell>
              <table:table-cell office:value-type="float" office:value="1607.026489">
                <text:p>1607.026489</text:p>
              </table:table-cell>
              <table:table-cell office:value-type="float" office:value="1575.258789">
                <text:p>1575.258789</text:p>
              </table:table-cell>
              <table:table-cell office:value-type="float" office:value="1609.009277">
                <text:p>1609.009277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577.466309">
                <text:p>1577.466309</text:p>
              </table:table-cell>
              <table:table-cell office:value-type="float" office:value="1599.193481">
                <text:p>1599.193481</text:p>
              </table:table-cell>
              <table:table-cell office:value-type="float" office:value="1578.465454">
                <text:p>1578.465454</text:p>
              </table:table-cell>
              <table:table-cell office:value-type="float" office:value="1600.366333">
                <text:p>1600.366333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573.855225">
                <text:p>1573.855225</text:p>
              </table:table-cell>
              <table:table-cell office:value-type="float" office:value="1602.587158">
                <text:p>1602.587158</text:p>
              </table:table-cell>
              <table:table-cell office:value-type="float" office:value="1576.796387">
                <text:p>1576.796387</text:p>
              </table:table-cell>
              <table:table-cell office:value-type="float" office:value="1596.61377">
                <text:p>1596.61377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569.898315">
                <text:p>1569.898315</text:p>
              </table:table-cell>
              <table:table-cell office:value-type="float" office:value="1597.951172">
                <text:p>1597.951172</text:p>
              </table:table-cell>
              <table:table-cell office:value-type="float" office:value="1571.98938">
                <text:p>1571.98938</text:p>
              </table:table-cell>
              <table:table-cell office:value-type="float" office:value="1597.015259">
                <text:p>1597.015259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569.49585">
                <text:p>1569.49585</text:p>
              </table:table-cell>
              <table:table-cell office:value-type="float" office:value="1598.60498">
                <text:p>1598.60498</text:p>
              </table:table-cell>
              <table:table-cell office:value-type="float" office:value="1575.121094">
                <text:p>1575.121094</text:p>
              </table:table-cell>
              <table:table-cell office:value-type="float" office:value="1592.814453">
                <text:p>1592.814453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573.867676">
                <text:p>1573.867676</text:p>
              </table:table-cell>
              <table:table-cell office:value-type="float" office:value="1590.012085">
                <text:p>1590.012085</text:p>
              </table:table-cell>
              <table:table-cell office:value-type="float" office:value="1571.938965">
                <text:p>1571.938965</text:p>
              </table:table-cell>
              <table:table-cell office:value-type="float" office:value="1587.010742">
                <text:p>1587.010742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572.04834">
                <text:p>1572.04834</text:p>
              </table:table-cell>
              <table:table-cell office:value-type="float" office:value="1590.932129">
                <text:p>1590.932129</text:p>
              </table:table-cell>
              <table:table-cell office:value-type="float" office:value="1571.356079">
                <text:p>1571.356079</text:p>
              </table:table-cell>
              <table:table-cell office:value-type="float" office:value="1589.510742">
                <text:p>1589.510742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570.43811">
                <text:p>1570.43811</text:p>
              </table:table-cell>
              <table:table-cell office:value-type="float" office:value="1587.270264">
                <text:p>1587.270264</text:p>
              </table:table-cell>
              <table:table-cell office:value-type="float" office:value="1571.465942">
                <text:p>1571.465942</text:p>
              </table:table-cell>
              <table:table-cell office:value-type="float" office:value="1587.774414">
                <text:p>1587.774414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589.159912">
                <text:p>1589.159912</text:p>
              </table:table-cell>
              <table:table-cell office:value-type="float" office:value="1640.021973">
                <text:p>1640.021973</text:p>
              </table:table-cell>
              <table:table-cell office:value-type="float" office:value="1536.209717">
                <text:p>1536.209717</text:p>
              </table:table-cell>
              <table:table-cell office:value-type="float" office:value="1547.588135">
                <text:p>1547.58813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603.835693">
                <text:p>1603.835693</text:p>
              </table:table-cell>
              <table:table-cell office:value-type="float" office:value="1656.229736">
                <text:p>1656.229736</text:p>
              </table:table-cell>
              <table:table-cell office:value-type="float" office:value="1512.801025">
                <text:p>1512.801025</text:p>
              </table:table-cell>
              <table:table-cell office:value-type="float" office:value="1552.945068">
                <text:p>1552.945068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610.801514">
                <text:p>1610.801514</text:p>
              </table:table-cell>
              <table:table-cell office:value-type="float" office:value="1658.584473">
                <text:p>1658.584473</text:p>
              </table:table-cell>
              <table:table-cell office:value-type="float" office:value="1538.239136">
                <text:p>1538.239136</text:p>
              </table:table-cell>
              <table:table-cell office:value-type="float" office:value="1576.010254">
                <text:p>1576.010254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652.454468">
                <text:p>1652.454468</text:p>
              </table:table-cell>
              <table:table-cell office:value-type="float" office:value="1640.179443">
                <text:p>1640.179443</text:p>
              </table:table-cell>
              <table:table-cell office:value-type="float" office:value="1602.960205">
                <text:p>1602.960205</text:p>
              </table:table-cell>
              <table:table-cell office:value-type="float" office:value="1591.029297">
                <text:p>1591.029297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652.960938">
                <text:p>1652.960938</text:p>
              </table:table-cell>
              <table:table-cell office:value-type="float" office:value="1669.717529">
                <text:p>1669.717529</text:p>
              </table:table-cell>
              <table:table-cell office:value-type="float" office:value="1678.967529">
                <text:p>1678.967529</text:p>
              </table:table-cell>
              <table:table-cell office:value-type="float" office:value="1691.291626">
                <text:p>1691.291626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687.843506">
                <text:p>1687.843506</text:p>
              </table:table-cell>
              <table:table-cell office:value-type="float" office:value="1696.371826">
                <text:p>1696.371826</text:p>
              </table:table-cell>
              <table:table-cell office:value-type="float" office:value="1707.890259">
                <text:p>1707.890259</text:p>
              </table:table-cell>
              <table:table-cell office:value-type="float" office:value="1699.516846">
                <text:p>1699.516846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689.471558">
                <text:p>1689.471558</text:p>
              </table:table-cell>
              <table:table-cell office:value-type="float" office:value="1713.018799">
                <text:p>1713.018799</text:p>
              </table:table-cell>
              <table:table-cell office:value-type="float" office:value="1704.10791">
                <text:p>1704.10791</text:p>
              </table:table-cell>
              <table:table-cell office:value-type="float" office:value="1706.930908">
                <text:p>1706.930908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663.082275">
                <text:p>1663.082275</text:p>
              </table:table-cell>
              <table:table-cell office:value-type="float" office:value="1746.019775">
                <text:p>1746.019775</text:p>
              </table:table-cell>
              <table:table-cell office:value-type="float" office:value="1662.672607">
                <text:p>1662.672607</text:p>
              </table:table-cell>
              <table:table-cell office:value-type="float" office:value="1750.060669">
                <text:p>1750.060669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650.95752">
                <text:p>1650.95752</text:p>
              </table:table-cell>
              <table:table-cell office:value-type="float" office:value="1734.588623">
                <text:p>1734.588623</text:p>
              </table:table-cell>
              <table:table-cell office:value-type="float" office:value="1644.34021">
                <text:p>1644.34021</text:p>
              </table:table-cell>
              <table:table-cell office:value-type="float" office:value="1750.69458">
                <text:p>1750.69458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662.415039">
                <text:p>1662.415039</text:p>
              </table:table-cell>
              <table:table-cell office:value-type="float" office:value="1713.497559">
                <text:p>1713.497559</text:p>
              </table:table-cell>
              <table:table-cell office:value-type="float" office:value="1672.202637">
                <text:p>1672.202637</text:p>
              </table:table-cell>
              <table:table-cell office:value-type="float" office:value="1722.043091">
                <text:p>1722.043091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656.404541">
                <text:p>1656.404541</text:p>
              </table:table-cell>
              <table:table-cell office:value-type="float" office:value="1745.380859">
                <text:p>1745.380859</text:p>
              </table:table-cell>
              <table:table-cell office:value-type="float" office:value="1664.374878">
                <text:p>1664.374878</text:p>
              </table:table-cell>
              <table:table-cell office:value-type="float" office:value="1732.671509">
                <text:p>1732.671509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658.641968">
                <text:p>1658.641968</text:p>
              </table:table-cell>
              <table:table-cell office:value-type="float" office:value="1735.809326">
                <text:p>1735.809326</text:p>
              </table:table-cell>
              <table:table-cell office:value-type="float" office:value="1656.380981">
                <text:p>1656.380981</text:p>
              </table:table-cell>
              <table:table-cell office:value-type="float" office:value="1736.263794">
                <text:p>1736.263794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662.514282">
                <text:p>1662.514282</text:p>
              </table:table-cell>
              <table:table-cell office:value-type="float" office:value="1730.344604">
                <text:p>1730.344604</text:p>
              </table:table-cell>
              <table:table-cell office:value-type="float" office:value="1664.161621">
                <text:p>1664.161621</text:p>
              </table:table-cell>
              <table:table-cell office:value-type="float" office:value="1731.050293">
                <text:p>1731.050293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661.634888">
                <text:p>1661.634888</text:p>
              </table:table-cell>
              <table:table-cell office:value-type="float" office:value="1734.599854">
                <text:p>1734.599854</text:p>
              </table:table-cell>
              <table:table-cell office:value-type="float" office:value="1664.297607">
                <text:p>1664.297607</text:p>
              </table:table-cell>
              <table:table-cell office:value-type="float" office:value="1735.218994">
                <text:p>1735.218994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656.835205">
                <text:p>1656.835205</text:p>
              </table:table-cell>
              <table:table-cell office:value-type="float" office:value="1734.500854">
                <text:p>1734.500854</text:p>
              </table:table-cell>
              <table:table-cell office:value-type="float" office:value="1666.226807">
                <text:p>1666.226807</text:p>
              </table:table-cell>
              <table:table-cell office:value-type="float" office:value="1733.317383">
                <text:p>1733.317383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657.940186">
                <text:p>1657.940186</text:p>
              </table:table-cell>
              <table:table-cell office:value-type="float" office:value="1732.604614">
                <text:p>1732.604614</text:p>
              </table:table-cell>
              <table:table-cell office:value-type="float" office:value="1667.898682">
                <text:p>1667.898682</text:p>
              </table:table-cell>
              <table:table-cell office:value-type="float" office:value="1731.176636">
                <text:p>1731.176636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658.142334">
                <text:p>1658.142334</text:p>
              </table:table-cell>
              <table:table-cell office:value-type="float" office:value="1733.919312">
                <text:p>1733.919312</text:p>
              </table:table-cell>
              <table:table-cell office:value-type="float" office:value="1661.036621">
                <text:p>1661.036621</text:p>
              </table:table-cell>
              <table:table-cell office:value-type="float" office:value="1733.594971">
                <text:p>1733.594971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660.785889">
                <text:p>1660.785889</text:p>
              </table:table-cell>
              <table:table-cell office:value-type="float" office:value="1734.559692">
                <text:p>1734.559692</text:p>
              </table:table-cell>
              <table:table-cell office:value-type="float" office:value="1663.73291">
                <text:p>1663.73291</text:p>
              </table:table-cell>
              <table:table-cell office:value-type="float" office:value="1732.4021">
                <text:p>1732.4021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657.199097">
                <text:p>1657.199097</text:p>
              </table:table-cell>
              <table:table-cell office:value-type="float" office:value="1734.977295">
                <text:p>1734.977295</text:p>
              </table:table-cell>
              <table:table-cell office:value-type="float" office:value="1666.321167">
                <text:p>1666.321167</text:p>
              </table:table-cell>
              <table:table-cell office:value-type="float" office:value="1727.502075">
                <text:p>1727.502075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655.890015">
                <text:p>1655.890015</text:p>
              </table:table-cell>
              <table:table-cell office:value-type="float" office:value="1734.362061">
                <text:p>1734.362061</text:p>
              </table:table-cell>
              <table:table-cell office:value-type="float" office:value="1664.316895">
                <text:p>1664.316895</text:p>
              </table:table-cell>
              <table:table-cell office:value-type="float" office:value="1732.164551">
                <text:p>1732.164551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659.265869">
                <text:p>1659.265869</text:p>
              </table:table-cell>
              <table:table-cell office:value-type="float" office:value="1732.778687">
                <text:p>1732.778687</text:p>
              </table:table-cell>
              <table:table-cell office:value-type="float" office:value="1663.820068">
                <text:p>1663.820068</text:p>
              </table:table-cell>
              <table:table-cell office:value-type="float" office:value="1732.292114">
                <text:p>1732.292114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655.628296">
                <text:p>1655.628296</text:p>
              </table:table-cell>
              <table:table-cell office:value-type="float" office:value="1730.798218">
                <text:p>1730.798218</text:p>
              </table:table-cell>
              <table:table-cell office:value-type="float" office:value="1663.069336">
                <text:p>1663.069336</text:p>
              </table:table-cell>
              <table:table-cell office:value-type="float" office:value="1732.568604">
                <text:p>1732.568604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660.140625">
                <text:p>1660.140625</text:p>
              </table:table-cell>
              <table:table-cell office:value-type="float" office:value="1733.499756">
                <text:p>1733.499756</text:p>
              </table:table-cell>
              <table:table-cell office:value-type="float" office:value="1664.198242">
                <text:p>1664.198242</text:p>
              </table:table-cell>
              <table:table-cell office:value-type="float" office:value="1732.474365">
                <text:p>1732.47436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658.139648">
                <text:p>1658.139648</text:p>
              </table:table-cell>
              <table:table-cell office:value-type="float" office:value="1736.520752">
                <text:p>1736.520752</text:p>
              </table:table-cell>
              <table:table-cell office:value-type="float" office:value="1665.564941">
                <text:p>1665.564941</text:p>
              </table:table-cell>
              <table:table-cell office:value-type="float" office:value="1732.7146">
                <text:p>1732.7146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655.00708">
                <text:p>1655.00708</text:p>
              </table:table-cell>
              <table:table-cell office:value-type="float" office:value="1732.714966">
                <text:p>1732.714966</text:p>
              </table:table-cell>
              <table:table-cell office:value-type="float" office:value="1663.257446">
                <text:p>1663.257446</text:p>
              </table:table-cell>
              <table:table-cell office:value-type="float" office:value="1730.234985">
                <text:p>1730.234985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658.899658">
                <text:p>1658.899658</text:p>
              </table:table-cell>
              <table:table-cell office:value-type="float" office:value="1733.658936">
                <text:p>1733.658936</text:p>
              </table:table-cell>
              <table:table-cell office:value-type="float" office:value="1664.803101">
                <text:p>1664.803101</text:p>
              </table:table-cell>
              <table:table-cell office:value-type="float" office:value="1730.502686">
                <text:p>1730.502686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657.352051">
                <text:p>1657.352051</text:p>
              </table:table-cell>
              <table:table-cell office:value-type="float" office:value="1735.788574">
                <text:p>1735.788574</text:p>
              </table:table-cell>
              <table:table-cell office:value-type="float" office:value="1664.784912">
                <text:p>1664.784912</text:p>
              </table:table-cell>
              <table:table-cell office:value-type="float" office:value="1733.139038">
                <text:p>1733.139038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660.593506">
                <text:p>1660.593506</text:p>
              </table:table-cell>
              <table:table-cell office:value-type="float" office:value="1733.1604">
                <text:p>1733.1604</text:p>
              </table:table-cell>
              <table:table-cell office:value-type="float" office:value="1665.966675">
                <text:p>1665.966675</text:p>
              </table:table-cell>
              <table:table-cell office:value-type="float" office:value="1732.527222">
                <text:p>1732.527222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657.549805">
                <text:p>1657.549805</text:p>
              </table:table-cell>
              <table:table-cell office:value-type="float" office:value="1737.587158">
                <text:p>1737.587158</text:p>
              </table:table-cell>
              <table:table-cell office:value-type="float" office:value="1662.854126">
                <text:p>1662.854126</text:p>
              </table:table-cell>
              <table:table-cell office:value-type="float" office:value="1734.034546">
                <text:p>1734.034546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658.327637">
                <text:p>1658.327637</text:p>
              </table:table-cell>
              <table:table-cell office:value-type="float" office:value="1736.499268">
                <text:p>1736.499268</text:p>
              </table:table-cell>
              <table:table-cell office:value-type="float" office:value="1664.816528">
                <text:p>1664.816528</text:p>
              </table:table-cell>
              <table:table-cell office:value-type="float" office:value="1730.978516">
                <text:p>1730.978516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654.894287">
                <text:p>1654.894287</text:p>
              </table:table-cell>
              <table:table-cell office:value-type="float" office:value="1739.042969">
                <text:p>1739.042969</text:p>
              </table:table-cell>
              <table:table-cell office:value-type="float" office:value="1664.184814">
                <text:p>1664.184814</text:p>
              </table:table-cell>
              <table:table-cell office:value-type="float" office:value="1733.924438">
                <text:p>1733.924438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658.148804">
                <text:p>1658.148804</text:p>
              </table:table-cell>
              <table:table-cell office:value-type="float" office:value="1738.198975">
                <text:p>1738.198975</text:p>
              </table:table-cell>
              <table:table-cell office:value-type="float" office:value="1667.119507">
                <text:p>1667.119507</text:p>
              </table:table-cell>
              <table:table-cell office:value-type="float" office:value="1732.905762">
                <text:p>1732.905762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659.20752">
                <text:p>1659.20752</text:p>
              </table:table-cell>
              <table:table-cell office:value-type="float" office:value="1734.855713">
                <text:p>1734.855713</text:p>
              </table:table-cell>
              <table:table-cell office:value-type="float" office:value="1665.848633">
                <text:p>1665.848633</text:p>
              </table:table-cell>
              <table:table-cell office:value-type="float" office:value="1734.606445">
                <text:p>1734.606445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661.369995">
                <text:p>1661.369995</text:p>
              </table:table-cell>
              <table:table-cell office:value-type="float" office:value="1737.097412">
                <text:p>1737.097412</text:p>
              </table:table-cell>
              <table:table-cell office:value-type="float" office:value="1671.009766">
                <text:p>1671.009766</text:p>
              </table:table-cell>
              <table:table-cell office:value-type="float" office:value="1732.599731">
                <text:p>1732.599731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658.853516">
                <text:p>1658.853516</text:p>
              </table:table-cell>
              <table:table-cell office:value-type="float" office:value="1741.016235">
                <text:p>1741.016235</text:p>
              </table:table-cell>
              <table:table-cell office:value-type="float" office:value="1668.992065">
                <text:p>1668.992065</text:p>
              </table:table-cell>
              <table:table-cell office:value-type="float" office:value="1737.28772">
                <text:p>1737.28772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659.646118">
                <text:p>1659.646118</text:p>
              </table:table-cell>
              <table:table-cell office:value-type="float" office:value="1738.912354">
                <text:p>1738.912354</text:p>
              </table:table-cell>
              <table:table-cell office:value-type="float" office:value="1666.420654">
                <text:p>1666.420654</text:p>
              </table:table-cell>
              <table:table-cell office:value-type="float" office:value="1731.758057">
                <text:p>1731.758057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660.645874">
                <text:p>1660.645874</text:p>
              </table:table-cell>
              <table:table-cell office:value-type="float" office:value="1736.330811">
                <text:p>1736.330811</text:p>
              </table:table-cell>
              <table:table-cell office:value-type="float" office:value="1665.047119">
                <text:p>1665.047119</text:p>
              </table:table-cell>
              <table:table-cell office:value-type="float" office:value="1737.023926">
                <text:p>1737.023926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660.712769">
                <text:p>1660.712769</text:p>
              </table:table-cell>
              <table:table-cell office:value-type="float" office:value="1738.145752">
                <text:p>1738.145752</text:p>
              </table:table-cell>
              <table:table-cell office:value-type="float" office:value="1667.595459">
                <text:p>1667.595459</text:p>
              </table:table-cell>
              <table:table-cell office:value-type="float" office:value="1732.866455">
                <text:p>1732.866455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660.524414">
                <text:p>1660.524414</text:p>
              </table:table-cell>
              <table:table-cell office:value-type="float" office:value="1738.245483">
                <text:p>1738.245483</text:p>
              </table:table-cell>
              <table:table-cell office:value-type="float" office:value="1669.562134">
                <text:p>1669.562134</text:p>
              </table:table-cell>
              <table:table-cell office:value-type="float" office:value="1734.677979">
                <text:p>1734.677979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658.893921">
                <text:p>1658.893921</text:p>
              </table:table-cell>
              <table:table-cell office:value-type="float" office:value="1740.677246">
                <text:p>1740.677246</text:p>
              </table:table-cell>
              <table:table-cell office:value-type="float" office:value="1668.19751">
                <text:p>1668.19751</text:p>
              </table:table-cell>
              <table:table-cell office:value-type="float" office:value="1735.225342">
                <text:p>1735.225342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659.966919">
                <text:p>1659.966919</text:p>
              </table:table-cell>
              <table:table-cell office:value-type="float" office:value="1739.949707">
                <text:p>1739.949707</text:p>
              </table:table-cell>
              <table:table-cell office:value-type="float" office:value="1666.545898">
                <text:p>1666.545898</text:p>
              </table:table-cell>
              <table:table-cell office:value-type="float" office:value="1734.743896">
                <text:p>1734.743896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666.170654">
                <text:p>1666.170654</text:p>
              </table:table-cell>
              <table:table-cell office:value-type="float" office:value="1733.556152">
                <text:p>1733.556152</text:p>
              </table:table-cell>
              <table:table-cell office:value-type="float" office:value="1670.082764">
                <text:p>1670.082764</text:p>
              </table:table-cell>
              <table:table-cell office:value-type="float" office:value="1735.338867">
                <text:p>1735.338867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660.092773">
                <text:p>1660.092773</text:p>
              </table:table-cell>
              <table:table-cell office:value-type="float" office:value="1739.306274">
                <text:p>1739.306274</text:p>
              </table:table-cell>
              <table:table-cell office:value-type="float" office:value="1664.960449">
                <text:p>1664.960449</text:p>
              </table:table-cell>
              <table:table-cell office:value-type="float" office:value="1737.8302">
                <text:p>1737.8302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660.573242">
                <text:p>1660.573242</text:p>
              </table:table-cell>
              <table:table-cell office:value-type="float" office:value="1738.332764">
                <text:p>1738.332764</text:p>
              </table:table-cell>
              <table:table-cell office:value-type="float" office:value="1669.593872">
                <text:p>1669.593872</text:p>
              </table:table-cell>
              <table:table-cell office:value-type="float" office:value="1734.678833">
                <text:p>1734.678833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661.770752">
                <text:p>1661.770752</text:p>
              </table:table-cell>
              <table:table-cell office:value-type="float" office:value="1739.398926">
                <text:p>1739.398926</text:p>
              </table:table-cell>
              <table:table-cell office:value-type="float" office:value="1668.529419">
                <text:p>1668.529419</text:p>
              </table:table-cell>
              <table:table-cell office:value-type="float" office:value="1737.745728">
                <text:p>1737.745728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659.074829">
                <text:p>1659.074829</text:p>
              </table:table-cell>
              <table:table-cell office:value-type="float" office:value="1737.89209">
                <text:p>1737.89209</text:p>
              </table:table-cell>
              <table:table-cell office:value-type="float" office:value="1665.972168">
                <text:p>1665.972168</text:p>
              </table:table-cell>
              <table:table-cell office:value-type="float" office:value="1734.241333">
                <text:p>1734.241333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659.945068">
                <text:p>1659.945068</text:p>
              </table:table-cell>
              <table:table-cell office:value-type="float" office:value="1736.555298">
                <text:p>1736.555298</text:p>
              </table:table-cell>
              <table:table-cell office:value-type="float" office:value="1666.364624">
                <text:p>1666.364624</text:p>
              </table:table-cell>
              <table:table-cell office:value-type="float" office:value="1731.138916">
                <text:p>1731.138916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660.036865">
                <text:p>1660.036865</text:p>
              </table:table-cell>
              <table:table-cell office:value-type="float" office:value="1738.161987">
                <text:p>1738.161987</text:p>
              </table:table-cell>
              <table:table-cell office:value-type="float" office:value="1668.191284">
                <text:p>1668.191284</text:p>
              </table:table-cell>
              <table:table-cell office:value-type="float" office:value="1736.307007">
                <text:p>1736.307007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657.711548">
                <text:p>1657.711548</text:p>
              </table:table-cell>
              <table:table-cell office:value-type="float" office:value="1740.105225">
                <text:p>1740.105225</text:p>
              </table:table-cell>
              <table:table-cell office:value-type="float" office:value="1665.392822">
                <text:p>1665.392822</text:p>
              </table:table-cell>
              <table:table-cell office:value-type="float" office:value="1737.925049">
                <text:p>1737.925049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662.348145">
                <text:p>1662.348145</text:p>
              </table:table-cell>
              <table:table-cell office:value-type="float" office:value="1737.610718">
                <text:p>1737.610718</text:p>
              </table:table-cell>
              <table:table-cell office:value-type="float" office:value="1669.655029">
                <text:p>1669.655029</text:p>
              </table:table-cell>
              <table:table-cell office:value-type="float" office:value="1734.656494">
                <text:p>1734.656494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659.849609">
                <text:p>1659.849609</text:p>
              </table:table-cell>
              <table:table-cell office:value-type="float" office:value="1737.864502">
                <text:p>1737.864502</text:p>
              </table:table-cell>
              <table:table-cell office:value-type="float" office:value="1665.943359">
                <text:p>1665.943359</text:p>
              </table:table-cell>
              <table:table-cell office:value-type="float" office:value="1735.705933">
                <text:p>1735.705933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658.73584">
                <text:p>1658.73584</text:p>
              </table:table-cell>
              <table:table-cell office:value-type="float" office:value="1737.500732">
                <text:p>1737.500732</text:p>
              </table:table-cell>
              <table:table-cell office:value-type="float" office:value="1667.886108">
                <text:p>1667.886108</text:p>
              </table:table-cell>
              <table:table-cell office:value-type="float" office:value="1735.51709">
                <text:p>1735.51709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659.508667">
                <text:p>1659.508667</text:p>
              </table:table-cell>
              <table:table-cell office:value-type="float" office:value="1739.495361">
                <text:p>1739.495361</text:p>
              </table:table-cell>
              <table:table-cell office:value-type="float" office:value="1666.22168">
                <text:p>1666.22168</text:p>
              </table:table-cell>
              <table:table-cell office:value-type="float" office:value="1733.549683">
                <text:p>1733.549683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661.563354">
                <text:p>1661.563354</text:p>
              </table:table-cell>
              <table:table-cell office:value-type="float" office:value="1736.96106">
                <text:p>1736.96106</text:p>
              </table:table-cell>
              <table:table-cell office:value-type="float" office:value="1664.706177">
                <text:p>1664.706177</text:p>
              </table:table-cell>
              <table:table-cell office:value-type="float" office:value="1736.514282">
                <text:p>1736.514282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658.474854">
                <text:p>1658.474854</text:p>
              </table:table-cell>
              <table:table-cell office:value-type="float" office:value="1737.316406">
                <text:p>1737.316406</text:p>
              </table:table-cell>
              <table:table-cell office:value-type="float" office:value="1667.895508">
                <text:p>1667.895508</text:p>
              </table:table-cell>
              <table:table-cell office:value-type="float" office:value="1736.296753">
                <text:p>1736.296753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657.624878">
                <text:p>1657.624878</text:p>
              </table:table-cell>
              <table:table-cell office:value-type="float" office:value="1740.071899">
                <text:p>1740.071899</text:p>
              </table:table-cell>
              <table:table-cell office:value-type="float" office:value="1667.35437">
                <text:p>1667.35437</text:p>
              </table:table-cell>
              <table:table-cell office:value-type="float" office:value="1735.364014">
                <text:p>1735.364014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662.852539">
                <text:p>1662.852539</text:p>
              </table:table-cell>
              <table:table-cell office:value-type="float" office:value="1740.170166">
                <text:p>1740.170166</text:p>
              </table:table-cell>
              <table:table-cell office:value-type="float" office:value="1666.991211">
                <text:p>1666.991211</text:p>
              </table:table-cell>
              <table:table-cell office:value-type="float" office:value="1739.304443">
                <text:p>1739.304443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660.550903">
                <text:p>1660.550903</text:p>
              </table:table-cell>
              <table:table-cell office:value-type="float" office:value="1737.800171">
                <text:p>1737.800171</text:p>
              </table:table-cell>
              <table:table-cell office:value-type="float" office:value="1669.068359">
                <text:p>1669.068359</text:p>
              </table:table-cell>
              <table:table-cell office:value-type="float" office:value="1735.010742">
                <text:p>1735.010742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661.648926">
                <text:p>1661.648926</text:p>
              </table:table-cell>
              <table:table-cell office:value-type="float" office:value="1738.481934">
                <text:p>1738.481934</text:p>
              </table:table-cell>
              <table:table-cell office:value-type="float" office:value="1664.473389">
                <text:p>1664.473389</text:p>
              </table:table-cell>
              <table:table-cell office:value-type="float" office:value="1736.787109">
                <text:p>1736.787109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661.510498">
                <text:p>1661.510498</text:p>
              </table:table-cell>
              <table:table-cell office:value-type="float" office:value="1740.05127">
                <text:p>1740.05127</text:p>
              </table:table-cell>
              <table:table-cell office:value-type="float" office:value="1669.837402">
                <text:p>1669.837402</text:p>
              </table:table-cell>
              <table:table-cell office:value-type="float" office:value="1737.551514">
                <text:p>1737.551514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663.973633">
                <text:p>1663.973633</text:p>
              </table:table-cell>
              <table:table-cell office:value-type="float" office:value="1738.095459">
                <text:p>1738.095459</text:p>
              </table:table-cell>
              <table:table-cell office:value-type="float" office:value="1672.437378">
                <text:p>1672.437378</text:p>
              </table:table-cell>
              <table:table-cell office:value-type="float" office:value="1735.217773">
                <text:p>1735.217773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663.426025">
                <text:p>1663.426025</text:p>
              </table:table-cell>
              <table:table-cell office:value-type="float" office:value="1737.338135">
                <text:p>1737.338135</text:p>
              </table:table-cell>
              <table:table-cell office:value-type="float" office:value="1671.181152">
                <text:p>1671.181152</text:p>
              </table:table-cell>
              <table:table-cell office:value-type="float" office:value="1734.269165">
                <text:p>1734.26916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659.660156">
                <text:p>1659.660156</text:p>
              </table:table-cell>
              <table:table-cell office:value-type="float" office:value="1741.38269">
                <text:p>1741.38269</text:p>
              </table:table-cell>
              <table:table-cell office:value-type="float" office:value="1669.226929">
                <text:p>1669.226929</text:p>
              </table:table-cell>
              <table:table-cell office:value-type="float" office:value="1737.280396">
                <text:p>1737.280396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662.350586">
                <text:p>1662.350586</text:p>
              </table:table-cell>
              <table:table-cell office:value-type="float" office:value="1740.98584">
                <text:p>1740.98584</text:p>
              </table:table-cell>
              <table:table-cell office:value-type="float" office:value="1671.338867">
                <text:p>1671.338867</text:p>
              </table:table-cell>
              <table:table-cell office:value-type="float" office:value="1735.440308">
                <text:p>1735.440308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660.713135">
                <text:p>1660.713135</text:p>
              </table:table-cell>
              <table:table-cell office:value-type="float" office:value="1739.821899">
                <text:p>1739.821899</text:p>
              </table:table-cell>
              <table:table-cell office:value-type="float" office:value="1673.37793">
                <text:p>1673.37793</text:p>
              </table:table-cell>
              <table:table-cell office:value-type="float" office:value="1736.358032">
                <text:p>1736.358032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660.296021">
                <text:p>1660.296021</text:p>
              </table:table-cell>
              <table:table-cell office:value-type="float" office:value="1740.207275">
                <text:p>1740.207275</text:p>
              </table:table-cell>
              <table:table-cell office:value-type="float" office:value="1668.646362">
                <text:p>1668.646362</text:p>
              </table:table-cell>
              <table:table-cell office:value-type="float" office:value="1737.792725">
                <text:p>1737.792725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663.901855">
                <text:p>1663.901855</text:p>
              </table:table-cell>
              <table:table-cell office:value-type="float" office:value="1737.290771">
                <text:p>1737.290771</text:p>
              </table:table-cell>
              <table:table-cell office:value-type="float" office:value="1671.475586">
                <text:p>1671.475586</text:p>
              </table:table-cell>
              <table:table-cell office:value-type="float" office:value="1736.123169">
                <text:p>1736.123169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656.823608">
                <text:p>1656.823608</text:p>
              </table:table-cell>
              <table:table-cell office:value-type="float" office:value="1742.936157">
                <text:p>1742.936157</text:p>
              </table:table-cell>
              <table:table-cell office:value-type="float" office:value="1668.396729">
                <text:p>1668.396729</text:p>
              </table:table-cell>
              <table:table-cell office:value-type="float" office:value="1736.218994">
                <text:p>1736.218994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660.33374">
                <text:p>1660.33374</text:p>
              </table:table-cell>
              <table:table-cell office:value-type="float" office:value="1740.835327">
                <text:p>1740.835327</text:p>
              </table:table-cell>
              <table:table-cell office:value-type="float" office:value="1670.513184">
                <text:p>1670.513184</text:p>
              </table:table-cell>
              <table:table-cell office:value-type="float" office:value="1736.230225">
                <text:p>1736.230225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661.278687">
                <text:p>1661.278687</text:p>
              </table:table-cell>
              <table:table-cell office:value-type="float" office:value="1740.273071">
                <text:p>1740.273071</text:p>
              </table:table-cell>
              <table:table-cell office:value-type="float" office:value="1665.300659">
                <text:p>1665.300659</text:p>
              </table:table-cell>
              <table:table-cell office:value-type="float" office:value="1736.907471">
                <text:p>1736.907471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659.67627">
                <text:p>1659.67627</text:p>
              </table:table-cell>
              <table:table-cell office:value-type="float" office:value="1738.833862">
                <text:p>1738.833862</text:p>
              </table:table-cell>
              <table:table-cell office:value-type="float" office:value="1668.371582">
                <text:p>1668.371582</text:p>
              </table:table-cell>
              <table:table-cell office:value-type="float" office:value="1734.415283">
                <text:p>1734.415283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657.09436">
                <text:p>1657.09436</text:p>
              </table:table-cell>
              <table:table-cell office:value-type="float" office:value="1739.09729">
                <text:p>1739.09729</text:p>
              </table:table-cell>
              <table:table-cell office:value-type="float" office:value="1666.446777">
                <text:p>1666.446777</text:p>
              </table:table-cell>
              <table:table-cell office:value-type="float" office:value="1737.105225">
                <text:p>1737.105225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660.234497">
                <text:p>1660.234497</text:p>
              </table:table-cell>
              <table:table-cell office:value-type="float" office:value="1740.458374">
                <text:p>1740.458374</text:p>
              </table:table-cell>
              <table:table-cell office:value-type="float" office:value="1669.720459">
                <text:p>1669.720459</text:p>
              </table:table-cell>
              <table:table-cell office:value-type="float" office:value="1735.687744">
                <text:p>1735.687744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661.630737">
                <text:p>1661.630737</text:p>
              </table:table-cell>
              <table:table-cell office:value-type="float" office:value="1739.886841">
                <text:p>1739.886841</text:p>
              </table:table-cell>
              <table:table-cell office:value-type="float" office:value="1669.514038">
                <text:p>1669.514038</text:p>
              </table:table-cell>
              <table:table-cell office:value-type="float" office:value="1733.507812">
                <text:p>1733.507812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659.690918">
                <text:p>1659.690918</text:p>
              </table:table-cell>
              <table:table-cell office:value-type="float" office:value="1739.817749">
                <text:p>1739.817749</text:p>
              </table:table-cell>
              <table:table-cell office:value-type="float" office:value="1667.24353">
                <text:p>1667.24353</text:p>
              </table:table-cell>
              <table:table-cell office:value-type="float" office:value="1735.935791">
                <text:p>1735.935791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662.056396">
                <text:p>1662.056396</text:p>
              </table:table-cell>
              <table:table-cell office:value-type="float" office:value="1740.798096">
                <text:p>1740.798096</text:p>
              </table:table-cell>
              <table:table-cell office:value-type="float" office:value="1668.97168">
                <text:p>1668.97168</text:p>
              </table:table-cell>
              <table:table-cell office:value-type="float" office:value="1735.075317">
                <text:p>1735.075317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659.941284">
                <text:p>1659.941284</text:p>
              </table:table-cell>
              <table:table-cell office:value-type="float" office:value="1739.998901">
                <text:p>1739.998901</text:p>
              </table:table-cell>
              <table:table-cell office:value-type="float" office:value="1666.32019">
                <text:p>1666.32019</text:p>
              </table:table-cell>
              <table:table-cell office:value-type="float" office:value="1738.206421">
                <text:p>1738.206421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660.229492">
                <text:p>1660.229492</text:p>
              </table:table-cell>
              <table:table-cell office:value-type="float" office:value="1739.070068">
                <text:p>1739.070068</text:p>
              </table:table-cell>
              <table:table-cell office:value-type="float" office:value="1669.389282">
                <text:p>1669.389282</text:p>
              </table:table-cell>
              <table:table-cell office:value-type="float" office:value="1739.025269">
                <text:p>1739.025269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661.87085">
                <text:p>1661.87085</text:p>
              </table:table-cell>
              <table:table-cell office:value-type="float" office:value="1738.537354">
                <text:p>1738.537354</text:p>
              </table:table-cell>
              <table:table-cell office:value-type="float" office:value="1669.916748">
                <text:p>1669.916748</text:p>
              </table:table-cell>
              <table:table-cell office:value-type="float" office:value="1735.945557">
                <text:p>1735.945557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660.279541">
                <text:p>1660.279541</text:p>
              </table:table-cell>
              <table:table-cell office:value-type="float" office:value="1741.955078">
                <text:p>1741.955078</text:p>
              </table:table-cell>
              <table:table-cell office:value-type="float" office:value="1665.979492">
                <text:p>1665.979492</text:p>
              </table:table-cell>
              <table:table-cell office:value-type="float" office:value="1740.031616">
                <text:p>1740.031616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658.146729">
                <text:p>1658.146729</text:p>
              </table:table-cell>
              <table:table-cell office:value-type="float" office:value="1742.061523">
                <text:p>1742.061523</text:p>
              </table:table-cell>
              <table:table-cell office:value-type="float" office:value="1668.175903">
                <text:p>1668.175903</text:p>
              </table:table-cell>
              <table:table-cell office:value-type="float" office:value="1737.717163">
                <text:p>1737.717163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661.203125">
                <text:p>1661.203125</text:p>
              </table:table-cell>
              <table:table-cell office:value-type="float" office:value="1741.137573">
                <text:p>1741.137573</text:p>
              </table:table-cell>
              <table:table-cell office:value-type="float" office:value="1669.225708">
                <text:p>1669.225708</text:p>
              </table:table-cell>
              <table:table-cell office:value-type="float" office:value="1739.2854">
                <text:p>1739.2854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664.066284">
                <text:p>1664.066284</text:p>
              </table:table-cell>
              <table:table-cell office:value-type="float" office:value="1740.206543">
                <text:p>1740.206543</text:p>
              </table:table-cell>
              <table:table-cell office:value-type="float" office:value="1672.872437">
                <text:p>1672.872437</text:p>
              </table:table-cell>
              <table:table-cell office:value-type="float" office:value="1736.742798">
                <text:p>1736.742798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660.668335">
                <text:p>1660.668335</text:p>
              </table:table-cell>
              <table:table-cell office:value-type="float" office:value="1742.607422">
                <text:p>1742.607422</text:p>
              </table:table-cell>
              <table:table-cell office:value-type="float" office:value="1668.254028">
                <text:p>1668.254028</text:p>
              </table:table-cell>
              <table:table-cell office:value-type="float" office:value="1738.876953">
                <text:p>1738.876953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662.568604">
                <text:p>1662.568604</text:p>
              </table:table-cell>
              <table:table-cell office:value-type="float" office:value="1743.321411">
                <text:p>1743.321411</text:p>
              </table:table-cell>
              <table:table-cell office:value-type="float" office:value="1672.444336">
                <text:p>1672.444336</text:p>
              </table:table-cell>
              <table:table-cell office:value-type="float" office:value="1739.515015">
                <text:p>1739.515015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665.557617">
                <text:p>1665.557617</text:p>
              </table:table-cell>
              <table:table-cell office:value-type="float" office:value="1742.986572">
                <text:p>1742.986572</text:p>
              </table:table-cell>
              <table:table-cell office:value-type="float" office:value="1669.255249">
                <text:p>1669.255249</text:p>
              </table:table-cell>
              <table:table-cell office:value-type="float" office:value="1742.160889">
                <text:p>1742.160889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659.526367">
                <text:p>1659.526367</text:p>
              </table:table-cell>
              <table:table-cell office:value-type="float" office:value="1746.171143">
                <text:p>1746.171143</text:p>
              </table:table-cell>
              <table:table-cell office:value-type="float" office:value="1670.725586">
                <text:p>1670.725586</text:p>
              </table:table-cell>
              <table:table-cell office:value-type="float" office:value="1740.830811">
                <text:p>1740.830811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663.278198">
                <text:p>1663.278198</text:p>
              </table:table-cell>
              <table:table-cell office:value-type="float" office:value="1743.532959">
                <text:p>1743.532959</text:p>
              </table:table-cell>
              <table:table-cell office:value-type="float" office:value="1668.41394">
                <text:p>1668.41394</text:p>
              </table:table-cell>
              <table:table-cell office:value-type="float" office:value="1741.111816">
                <text:p>1741.111816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661.786133">
                <text:p>1661.786133</text:p>
              </table:table-cell>
              <table:table-cell office:value-type="float" office:value="1743.538452">
                <text:p>1743.538452</text:p>
              </table:table-cell>
              <table:table-cell office:value-type="float" office:value="1670.945312">
                <text:p>1670.945312</text:p>
              </table:table-cell>
              <table:table-cell office:value-type="float" office:value="1739.669189">
                <text:p>1739.669189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661.180908">
                <text:p>1661.180908</text:p>
              </table:table-cell>
              <table:table-cell office:value-type="float" office:value="1744.376587">
                <text:p>1744.376587</text:p>
              </table:table-cell>
              <table:table-cell office:value-type="float" office:value="1667.673096">
                <text:p>1667.673096</text:p>
              </table:table-cell>
              <table:table-cell office:value-type="float" office:value="1740.651611">
                <text:p>1740.651611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661.059204">
                <text:p>1661.059204</text:p>
              </table:table-cell>
              <table:table-cell office:value-type="float" office:value="1745.354736">
                <text:p>1745.354736</text:p>
              </table:table-cell>
              <table:table-cell office:value-type="float" office:value="1670.183838">
                <text:p>1670.183838</text:p>
              </table:table-cell>
              <table:table-cell office:value-type="float" office:value="1738.325562">
                <text:p>1738.325562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659.350952">
                <text:p>1659.350952</text:p>
              </table:table-cell>
              <table:table-cell office:value-type="float" office:value="1743.185669">
                <text:p>1743.185669</text:p>
              </table:table-cell>
              <table:table-cell office:value-type="float" office:value="1667.151611">
                <text:p>1667.151611</text:p>
              </table:table-cell>
              <table:table-cell office:value-type="float" office:value="1740.630859">
                <text:p>1740.630859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665.776367">
                <text:p>1665.776367</text:p>
              </table:table-cell>
              <table:table-cell office:value-type="float" office:value="1741.719727">
                <text:p>1741.719727</text:p>
              </table:table-cell>
              <table:table-cell office:value-type="float" office:value="1671.430908">
                <text:p>1671.430908</text:p>
              </table:table-cell>
              <table:table-cell office:value-type="float" office:value="1734.248047">
                <text:p>1734.248047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659.817749">
                <text:p>1659.817749</text:p>
              </table:table-cell>
              <table:table-cell office:value-type="float" office:value="1725.657471">
                <text:p>1725.657471</text:p>
              </table:table-cell>
              <table:table-cell office:value-type="float" office:value="1660.958984">
                <text:p>1660.958984</text:p>
              </table:table-cell>
              <table:table-cell office:value-type="float" office:value="1723.849365">
                <text:p>1723.84936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625.329102">
                <text:p>1625.329102</text:p>
              </table:table-cell>
              <table:table-cell office:value-type="float" office:value="1725.569092">
                <text:p>1725.569092</text:p>
              </table:table-cell>
              <table:table-cell office:value-type="float" office:value="1634.133057">
                <text:p>1634.133057</text:p>
              </table:table-cell>
              <table:table-cell office:value-type="float" office:value="1725.94873">
                <text:p>1725.94873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629.588623">
                <text:p>1629.588623</text:p>
              </table:table-cell>
              <table:table-cell office:value-type="float" office:value="1701.889893">
                <text:p>1701.889893</text:p>
              </table:table-cell>
              <table:table-cell office:value-type="float" office:value="1635.601318">
                <text:p>1635.601318</text:p>
              </table:table-cell>
              <table:table-cell office:value-type="float" office:value="1701.913452">
                <text:p>1701.913452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622.623047">
                <text:p>1622.623047</text:p>
              </table:table-cell>
              <table:table-cell office:value-type="float" office:value="1694.419678">
                <text:p>1694.419678</text:p>
              </table:table-cell>
              <table:table-cell office:value-type="float" office:value="1626.853271">
                <text:p>1626.853271</text:p>
              </table:table-cell>
              <table:table-cell office:value-type="float" office:value="1693.63269">
                <text:p>1693.63269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609.300537">
                <text:p>1609.300537</text:p>
              </table:table-cell>
              <table:table-cell office:value-type="float" office:value="1691.533936">
                <text:p>1691.533936</text:p>
              </table:table-cell>
              <table:table-cell office:value-type="float" office:value="1620.612061">
                <text:p>1620.612061</text:p>
              </table:table-cell>
              <table:table-cell office:value-type="float" office:value="1678.394897">
                <text:p>1678.394897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610.95459">
                <text:p>1610.95459</text:p>
              </table:table-cell>
              <table:table-cell office:value-type="float" office:value="1674.585938">
                <text:p>1674.585938</text:p>
              </table:table-cell>
              <table:table-cell office:value-type="float" office:value="1610.015137">
                <text:p>1610.015137</text:p>
              </table:table-cell>
              <table:table-cell office:value-type="float" office:value="1675.535767">
                <text:p>1675.535767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605.582153">
                <text:p>1605.582153</text:p>
              </table:table-cell>
              <table:table-cell office:value-type="float" office:value="1666.173706">
                <text:p>1666.173706</text:p>
              </table:table-cell>
              <table:table-cell office:value-type="float" office:value="1612.873291">
                <text:p>1612.873291</text:p>
              </table:table-cell>
              <table:table-cell office:value-type="float" office:value="1667.604736">
                <text:p>1667.604736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600.476074">
                <text:p>1600.476074</text:p>
              </table:table-cell>
              <table:table-cell office:value-type="float" office:value="1657.835815">
                <text:p>1657.835815</text:p>
              </table:table-cell>
              <table:table-cell office:value-type="float" office:value="1603.883423">
                <text:p>1603.883423</text:p>
              </table:table-cell>
              <table:table-cell office:value-type="float" office:value="1660.987305">
                <text:p>1660.98730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591.890259">
                <text:p>1591.890259</text:p>
              </table:table-cell>
              <table:table-cell office:value-type="float" office:value="1658.227295">
                <text:p>1658.227295</text:p>
              </table:table-cell>
              <table:table-cell office:value-type="float" office:value="1600.360596">
                <text:p>1600.360596</text:p>
              </table:table-cell>
              <table:table-cell office:value-type="float" office:value="1651.964478">
                <text:p>1651.964478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601.251465">
                <text:p>1601.251465</text:p>
              </table:table-cell>
              <table:table-cell office:value-type="float" office:value="1637.279419">
                <text:p>1637.279419</text:p>
              </table:table-cell>
              <table:table-cell office:value-type="float" office:value="1594.904053">
                <text:p>1594.904053</text:p>
              </table:table-cell>
              <table:table-cell office:value-type="float" office:value="1642.847046">
                <text:p>1642.847046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591.046875">
                <text:p>1591.046875</text:p>
              </table:table-cell>
              <table:table-cell office:value-type="float" office:value="1634.983521">
                <text:p>1634.983521</text:p>
              </table:table-cell>
              <table:table-cell office:value-type="float" office:value="1595.940063">
                <text:p>1595.940063</text:p>
              </table:table-cell>
              <table:table-cell office:value-type="float" office:value="1640.048706">
                <text:p>1640.048706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584.491577">
                <text:p>1584.491577</text:p>
              </table:table-cell>
              <table:table-cell office:value-type="float" office:value="1636.541504">
                <text:p>1636.541504</text:p>
              </table:table-cell>
              <table:table-cell office:value-type="float" office:value="1595.286743">
                <text:p>1595.286743</text:p>
              </table:table-cell>
              <table:table-cell office:value-type="float" office:value="1627.731201">
                <text:p>1627.731201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591.426025">
                <text:p>1591.426025</text:p>
              </table:table-cell>
              <table:table-cell office:value-type="float" office:value="1623.705078">
                <text:p>1623.705078</text:p>
              </table:table-cell>
              <table:table-cell office:value-type="float" office:value="1587.95813">
                <text:p>1587.95813</text:p>
              </table:table-cell>
              <table:table-cell office:value-type="float" office:value="1625.804565">
                <text:p>1625.804565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584.206543">
                <text:p>1584.206543</text:p>
              </table:table-cell>
              <table:table-cell office:value-type="float" office:value="1621.604126">
                <text:p>1621.604126</text:p>
              </table:table-cell>
              <table:table-cell office:value-type="float" office:value="1586.549072">
                <text:p>1586.549072</text:p>
              </table:table-cell>
              <table:table-cell office:value-type="float" office:value="1619.06604">
                <text:p>1619.06604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580.914185">
                <text:p>1580.914185</text:p>
              </table:table-cell>
              <table:table-cell office:value-type="float" office:value="1617.462769">
                <text:p>1617.462769</text:p>
              </table:table-cell>
              <table:table-cell office:value-type="float" office:value="1586.688599">
                <text:p>1586.688599</text:p>
              </table:table-cell>
              <table:table-cell office:value-type="float" office:value="1615.009277">
                <text:p>1615.009277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579.032227">
                <text:p>1579.032227</text:p>
              </table:table-cell>
              <table:table-cell office:value-type="float" office:value="1616.407715">
                <text:p>1616.407715</text:p>
              </table:table-cell>
              <table:table-cell office:value-type="float" office:value="1576.353516">
                <text:p>1576.353516</text:p>
              </table:table-cell>
              <table:table-cell office:value-type="float" office:value="1617.536255">
                <text:p>1617.536255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577.4823">
                <text:p>1577.4823</text:p>
              </table:table-cell>
              <table:table-cell office:value-type="float" office:value="1613.796143">
                <text:p>1613.796143</text:p>
              </table:table-cell>
              <table:table-cell office:value-type="float" office:value="1582.189209">
                <text:p>1582.189209</text:p>
              </table:table-cell>
              <table:table-cell office:value-type="float" office:value="1609.6073">
                <text:p>1609.6073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576.260376">
                <text:p>1576.260376</text:p>
              </table:table-cell>
              <table:table-cell office:value-type="float" office:value="1607.664062">
                <text:p>1607.664062</text:p>
              </table:table-cell>
              <table:table-cell office:value-type="float" office:value="1577.135742">
                <text:p>1577.135742</text:p>
              </table:table-cell>
              <table:table-cell office:value-type="float" office:value="1603.366333">
                <text:p>1603.366333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576.970947">
                <text:p>1576.970947</text:p>
              </table:table-cell>
              <table:table-cell office:value-type="float" office:value="1598.384766">
                <text:p>1598.384766</text:p>
              </table:table-cell>
              <table:table-cell office:value-type="float" office:value="1574.147827">
                <text:p>1574.147827</text:p>
              </table:table-cell>
              <table:table-cell office:value-type="float" office:value="1598.910522">
                <text:p>1598.910522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573.440063">
                <text:p>1573.440063</text:p>
              </table:table-cell>
              <table:table-cell office:value-type="float" office:value="1603.184814">
                <text:p>1603.184814</text:p>
              </table:table-cell>
              <table:table-cell office:value-type="float" office:value="1569.669189">
                <text:p>1569.669189</text:p>
              </table:table-cell>
              <table:table-cell office:value-type="float" office:value="1598.787598">
                <text:p>1598.787598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568.294067">
                <text:p>1568.294067</text:p>
              </table:table-cell>
              <table:table-cell office:value-type="float" office:value="1596.545044">
                <text:p>1596.545044</text:p>
              </table:table-cell>
              <table:table-cell office:value-type="float" office:value="1576.581055">
                <text:p>1576.581055</text:p>
              </table:table-cell>
              <table:table-cell office:value-type="float" office:value="1593.264648">
                <text:p>1593.264648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575.477295">
                <text:p>1575.477295</text:p>
              </table:table-cell>
              <table:table-cell office:value-type="float" office:value="1591.86731">
                <text:p>1591.86731</text:p>
              </table:table-cell>
              <table:table-cell office:value-type="float" office:value="1575.263184">
                <text:p>1575.263184</text:p>
              </table:table-cell>
              <table:table-cell office:value-type="float" office:value="1591.544067">
                <text:p>1591.544067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571.227173">
                <text:p>1571.227173</text:p>
              </table:table-cell>
              <table:table-cell office:value-type="float" office:value="1591.677002">
                <text:p>1591.677002</text:p>
              </table:table-cell>
              <table:table-cell office:value-type="float" office:value="1570.347778">
                <text:p>1570.347778</text:p>
              </table:table-cell>
              <table:table-cell office:value-type="float" office:value="1590.039307">
                <text:p>1590.039307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570.671387">
                <text:p>1570.671387</text:p>
              </table:table-cell>
              <table:table-cell office:value-type="float" office:value="1588.781372">
                <text:p>1588.781372</text:p>
              </table:table-cell>
              <table:table-cell office:value-type="float" office:value="1572.32959">
                <text:p>1572.32959</text:p>
              </table:table-cell>
              <table:table-cell office:value-type="float" office:value="1586.729248">
                <text:p>1586.729248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568.792236">
                <text:p>1568.792236</text:p>
              </table:table-cell>
              <table:table-cell office:value-type="float" office:value="1588.606934">
                <text:p>1588.606934</text:p>
              </table:table-cell>
              <table:table-cell office:value-type="float" office:value="1567.653809">
                <text:p>1567.653809</text:p>
              </table:table-cell>
              <table:table-cell office:value-type="float" office:value="1586.759888">
                <text:p>1586.759888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568.395996">
                <text:p>1568.395996</text:p>
              </table:table-cell>
              <table:table-cell office:value-type="float" office:value="1585.136719">
                <text:p>1585.136719</text:p>
              </table:table-cell>
              <table:table-cell office:value-type="float" office:value="1568.246338">
                <text:p>1568.246338</text:p>
              </table:table-cell>
              <table:table-cell office:value-type="float" office:value="1583.070068">
                <text:p>1583.070068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564.368042">
                <text:p>1564.368042</text:p>
              </table:table-cell>
              <table:table-cell office:value-type="float" office:value="1582.205933">
                <text:p>1582.205933</text:p>
              </table:table-cell>
              <table:table-cell office:value-type="float" office:value="1571.91626">
                <text:p>1571.91626</text:p>
              </table:table-cell>
              <table:table-cell office:value-type="float" office:value="1581.359009">
                <text:p>1581.359009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591.621704">
                <text:p>1591.621704</text:p>
              </table:table-cell>
              <table:table-cell office:value-type="float" office:value="1632.809692">
                <text:p>1632.809692</text:p>
              </table:table-cell>
              <table:table-cell office:value-type="float" office:value="1516.177734">
                <text:p>1516.177734</text:p>
              </table:table-cell>
              <table:table-cell office:value-type="float" office:value="1548.325562">
                <text:p>1548.325562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594.870728">
                <text:p>1594.870728</text:p>
              </table:table-cell>
              <table:table-cell office:value-type="float" office:value="1655.281738">
                <text:p>1655.281738</text:p>
              </table:table-cell>
              <table:table-cell office:value-type="float" office:value="1526.706909">
                <text:p>1526.706909</text:p>
              </table:table-cell>
              <table:table-cell office:value-type="float" office:value="1532.606934">
                <text:p>1532.606934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631.149048">
                <text:p>1631.149048</text:p>
              </table:table-cell>
              <table:table-cell office:value-type="float" office:value="1624.079346">
                <text:p>1624.079346</text:p>
              </table:table-cell>
              <table:table-cell office:value-type="float" office:value="1543.349365">
                <text:p>1543.349365</text:p>
              </table:table-cell>
              <table:table-cell office:value-type="float" office:value="1546.616699">
                <text:p>1546.616699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635.464355">
                <text:p>1635.464355</text:p>
              </table:table-cell>
              <table:table-cell office:value-type="float" office:value="1695.84082">
                <text:p>1695.84082</text:p>
              </table:table-cell>
              <table:table-cell office:value-type="float" office:value="1563.600708">
                <text:p>1563.600708</text:p>
              </table:table-cell>
              <table:table-cell office:value-type="float" office:value="1590.749878">
                <text:p>1590.749878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682.196045">
                <text:p>1682.196045</text:p>
              </table:table-cell>
              <table:table-cell office:value-type="float" office:value="1691.939941">
                <text:p>1691.939941</text:p>
              </table:table-cell>
              <table:table-cell office:value-type="float" office:value="1619.062622">
                <text:p>1619.062622</text:p>
              </table:table-cell>
              <table:table-cell office:value-type="float" office:value="1627.727661">
                <text:p>1627.727661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695.66333">
                <text:p>1695.66333</text:p>
              </table:table-cell>
              <table:table-cell office:value-type="float" office:value="1670.151855">
                <text:p>1670.151855</text:p>
              </table:table-cell>
              <table:table-cell office:value-type="float" office:value="1654.727417">
                <text:p>1654.727417</text:p>
              </table:table-cell>
              <table:table-cell office:value-type="float" office:value="1638.078369">
                <text:p>1638.078369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618.814819">
                <text:p>1618.814819</text:p>
              </table:table-cell>
              <table:table-cell office:value-type="float" office:value="1725.997681">
                <text:p>1725.997681</text:p>
              </table:table-cell>
              <table:table-cell office:value-type="float" office:value="1656.582397">
                <text:p>1656.582397</text:p>
              </table:table-cell>
              <table:table-cell office:value-type="float" office:value="1726.574463">
                <text:p>1726.574463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649.970703">
                <text:p>1649.970703</text:p>
              </table:table-cell>
              <table:table-cell office:value-type="float" office:value="1682.940674">
                <text:p>1682.940674</text:p>
              </table:table-cell>
              <table:table-cell office:value-type="float" office:value="1661.838989">
                <text:p>1661.838989</text:p>
              </table:table-cell>
              <table:table-cell office:value-type="float" office:value="1697.213257">
                <text:p>1697.213257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657.584717">
                <text:p>1657.584717</text:p>
              </table:table-cell>
              <table:table-cell office:value-type="float" office:value="1685.685181">
                <text:p>1685.685181</text:p>
              </table:table-cell>
              <table:table-cell office:value-type="float" office:value="1668.855347">
                <text:p>1668.855347</text:p>
              </table:table-cell>
              <table:table-cell office:value-type="float" office:value="1693.230957">
                <text:p>1693.230957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636.276978">
                <text:p>1636.276978</text:p>
              </table:table-cell>
              <table:table-cell office:value-type="float" office:value="1721.573608">
                <text:p>1721.573608</text:p>
              </table:table-cell>
              <table:table-cell office:value-type="float" office:value="1644.21814">
                <text:p>1644.21814</text:p>
              </table:table-cell>
              <table:table-cell office:value-type="float" office:value="1721.860107">
                <text:p>1721.860107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641.588867">
                <text:p>1641.588867</text:p>
              </table:table-cell>
              <table:table-cell office:value-type="float" office:value="1707.846191">
                <text:p>1707.846191</text:p>
              </table:table-cell>
              <table:table-cell office:value-type="float" office:value="1647.295166">
                <text:p>1647.295166</text:p>
              </table:table-cell>
              <table:table-cell office:value-type="float" office:value="1709.946899">
                <text:p>1709.946899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649.529907">
                <text:p>1649.529907</text:p>
              </table:table-cell>
              <table:table-cell office:value-type="float" office:value="1705.203979">
                <text:p>1705.203979</text:p>
              </table:table-cell>
              <table:table-cell office:value-type="float" office:value="1648.373047">
                <text:p>1648.373047</text:p>
              </table:table-cell>
              <table:table-cell office:value-type="float" office:value="1711.378052">
                <text:p>1711.37805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644.701416">
                <text:p>1644.701416</text:p>
              </table:table-cell>
              <table:table-cell office:value-type="float" office:value="1712.964966">
                <text:p>1712.964966</text:p>
              </table:table-cell>
              <table:table-cell office:value-type="float" office:value="1652.574829">
                <text:p>1652.574829</text:p>
              </table:table-cell>
              <table:table-cell office:value-type="float" office:value="1712.327881">
                <text:p>1712.327881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647.44519">
                <text:p>1647.44519</text:p>
              </table:table-cell>
              <table:table-cell office:value-type="float" office:value="1710.00415">
                <text:p>1710.00415</text:p>
              </table:table-cell>
              <table:table-cell office:value-type="float" office:value="1648.344971">
                <text:p>1648.344971</text:p>
              </table:table-cell>
              <table:table-cell office:value-type="float" office:value="1715.148926">
                <text:p>1715.148926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647.250488">
                <text:p>1647.250488</text:p>
              </table:table-cell>
              <table:table-cell office:value-type="float" office:value="1711.652466">
                <text:p>1711.652466</text:p>
              </table:table-cell>
              <table:table-cell office:value-type="float" office:value="1650.310059">
                <text:p>1650.310059</text:p>
              </table:table-cell>
              <table:table-cell office:value-type="float" office:value="1715.075195">
                <text:p>1715.075195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646.342896">
                <text:p>1646.342896</text:p>
              </table:table-cell>
              <table:table-cell office:value-type="float" office:value="1716.308228">
                <text:p>1716.308228</text:p>
              </table:table-cell>
              <table:table-cell office:value-type="float" office:value="1652.335083">
                <text:p>1652.335083</text:p>
              </table:table-cell>
              <table:table-cell office:value-type="float" office:value="1714.643188">
                <text:p>1714.643188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642.973633">
                <text:p>1642.973633</text:p>
              </table:table-cell>
              <table:table-cell office:value-type="float" office:value="1717.450684">
                <text:p>1717.450684</text:p>
              </table:table-cell>
              <table:table-cell office:value-type="float" office:value="1645.246094">
                <text:p>1645.246094</text:p>
              </table:table-cell>
              <table:table-cell office:value-type="float" office:value="1720.21936">
                <text:p>1720.21936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644.505371">
                <text:p>1644.505371</text:p>
              </table:table-cell>
              <table:table-cell office:value-type="float" office:value="1717.161133">
                <text:p>1717.161133</text:p>
              </table:table-cell>
              <table:table-cell office:value-type="float" office:value="1648.67749">
                <text:p>1648.67749</text:p>
              </table:table-cell>
              <table:table-cell office:value-type="float" office:value="1718.580933">
                <text:p>1718.580933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645.681519">
                <text:p>1645.681519</text:p>
              </table:table-cell>
              <table:table-cell office:value-type="float" office:value="1717.630859">
                <text:p>1717.630859</text:p>
              </table:table-cell>
              <table:table-cell office:value-type="float" office:value="1649.015625">
                <text:p>1649.015625</text:p>
              </table:table-cell>
              <table:table-cell office:value-type="float" office:value="1719.252319">
                <text:p>1719.252319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649.871582">
                <text:p>1649.871582</text:p>
              </table:table-cell>
              <table:table-cell office:value-type="float" office:value="1714.772217">
                <text:p>1714.772217</text:p>
              </table:table-cell>
              <table:table-cell office:value-type="float" office:value="1649.56189">
                <text:p>1649.56189</text:p>
              </table:table-cell>
              <table:table-cell office:value-type="float" office:value="1720.351196">
                <text:p>1720.351196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650.549438">
                <text:p>1650.549438</text:p>
              </table:table-cell>
              <table:table-cell office:value-type="float" office:value="1715.687012">
                <text:p>1715.687012</text:p>
              </table:table-cell>
              <table:table-cell office:value-type="float" office:value="1655.050171">
                <text:p>1655.050171</text:p>
              </table:table-cell>
              <table:table-cell office:value-type="float" office:value="1717.928467">
                <text:p>1717.928467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649.079468">
                <text:p>1649.079468</text:p>
              </table:table-cell>
              <table:table-cell office:value-type="float" office:value="1718.441528">
                <text:p>1718.441528</text:p>
              </table:table-cell>
              <table:table-cell office:value-type="float" office:value="1649.345947">
                <text:p>1649.345947</text:p>
              </table:table-cell>
              <table:table-cell office:value-type="float" office:value="1721.255005">
                <text:p>1721.255005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651.877075">
                <text:p>1651.877075</text:p>
              </table:table-cell>
              <table:table-cell office:value-type="float" office:value="1719.935303">
                <text:p>1719.935303</text:p>
              </table:table-cell>
              <table:table-cell office:value-type="float" office:value="1652.483398">
                <text:p>1652.483398</text:p>
              </table:table-cell>
              <table:table-cell office:value-type="float" office:value="1719.268677">
                <text:p>1719.268677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647.822021">
                <text:p>1647.822021</text:p>
              </table:table-cell>
              <table:table-cell office:value-type="float" office:value="1717.593872">
                <text:p>1717.593872</text:p>
              </table:table-cell>
              <table:table-cell office:value-type="float" office:value="1653.067017">
                <text:p>1653.067017</text:p>
              </table:table-cell>
              <table:table-cell office:value-type="float" office:value="1718.756836">
                <text:p>1718.756836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650.257812">
                <text:p>1650.257812</text:p>
              </table:table-cell>
              <table:table-cell office:value-type="float" office:value="1717.676147">
                <text:p>1717.676147</text:p>
              </table:table-cell>
              <table:table-cell office:value-type="float" office:value="1653.901611">
                <text:p>1653.901611</text:p>
              </table:table-cell>
              <table:table-cell office:value-type="float" office:value="1720.177368">
                <text:p>1720.177368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649.904297">
                <text:p>1649.904297</text:p>
              </table:table-cell>
              <table:table-cell office:value-type="float" office:value="1717.653809">
                <text:p>1717.653809</text:p>
              </table:table-cell>
              <table:table-cell office:value-type="float" office:value="1650.934082">
                <text:p>1650.934082</text:p>
              </table:table-cell>
              <table:table-cell office:value-type="float" office:value="1722.606934">
                <text:p>1722.606934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651.711304">
                <text:p>1651.711304</text:p>
              </table:table-cell>
              <table:table-cell office:value-type="float" office:value="1720.029785">
                <text:p>1720.029785</text:p>
              </table:table-cell>
              <table:table-cell office:value-type="float" office:value="1651.961914">
                <text:p>1651.961914</text:p>
              </table:table-cell>
              <table:table-cell office:value-type="float" office:value="1722.735718">
                <text:p>1722.735718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651.2229">
                <text:p>1651.2229</text:p>
              </table:table-cell>
              <table:table-cell office:value-type="float" office:value="1717.296753">
                <text:p>1717.296753</text:p>
              </table:table-cell>
              <table:table-cell office:value-type="float" office:value="1653.11084">
                <text:p>1653.11084</text:p>
              </table:table-cell>
              <table:table-cell office:value-type="float" office:value="1720.137329">
                <text:p>1720.137329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648.195557">
                <text:p>1648.195557</text:p>
              </table:table-cell>
              <table:table-cell office:value-type="float" office:value="1720.105469">
                <text:p>1720.105469</text:p>
              </table:table-cell>
              <table:table-cell office:value-type="float" office:value="1650.698242">
                <text:p>1650.698242</text:p>
              </table:table-cell>
              <table:table-cell office:value-type="float" office:value="1722.70874">
                <text:p>1722.70874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651.482056">
                <text:p>1651.482056</text:p>
              </table:table-cell>
              <table:table-cell office:value-type="float" office:value="1718.08252">
                <text:p>1718.08252</text:p>
              </table:table-cell>
              <table:table-cell office:value-type="float" office:value="1651.045898">
                <text:p>1651.045898</text:p>
              </table:table-cell>
              <table:table-cell office:value-type="float" office:value="1721.760864">
                <text:p>1721.760864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648.625122">
                <text:p>1648.625122</text:p>
              </table:table-cell>
              <table:table-cell office:value-type="float" office:value="1718.745361">
                <text:p>1718.745361</text:p>
              </table:table-cell>
              <table:table-cell office:value-type="float" office:value="1653.12854">
                <text:p>1653.12854</text:p>
              </table:table-cell>
              <table:table-cell office:value-type="float" office:value="1718.903564">
                <text:p>1718.903564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650.949097">
                <text:p>1650.949097</text:p>
              </table:table-cell>
              <table:table-cell office:value-type="float" office:value="1719.470581">
                <text:p>1719.470581</text:p>
              </table:table-cell>
              <table:table-cell office:value-type="float" office:value="1654.474854">
                <text:p>1654.474854</text:p>
              </table:table-cell>
              <table:table-cell office:value-type="float" office:value="1719.830566">
                <text:p>1719.830566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649.710571">
                <text:p>1649.710571</text:p>
              </table:table-cell>
              <table:table-cell office:value-type="float" office:value="1721.942261">
                <text:p>1721.942261</text:p>
              </table:table-cell>
              <table:table-cell office:value-type="float" office:value="1650.779785">
                <text:p>1650.779785</text:p>
              </table:table-cell>
              <table:table-cell office:value-type="float" office:value="1725.419556">
                <text:p>1725.419556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648.737427">
                <text:p>1648.737427</text:p>
              </table:table-cell>
              <table:table-cell office:value-type="float" office:value="1720.116089">
                <text:p>1720.116089</text:p>
              </table:table-cell>
              <table:table-cell office:value-type="float" office:value="1651.12146">
                <text:p>1651.12146</text:p>
              </table:table-cell>
              <table:table-cell office:value-type="float" office:value="1722.376221">
                <text:p>1722.376221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650.358154">
                <text:p>1650.358154</text:p>
              </table:table-cell>
              <table:table-cell office:value-type="float" office:value="1722.373047">
                <text:p>1722.373047</text:p>
              </table:table-cell>
              <table:table-cell office:value-type="float" office:value="1653.413208">
                <text:p>1653.413208</text:p>
              </table:table-cell>
              <table:table-cell office:value-type="float" office:value="1724.919189">
                <text:p>1724.919189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650.275635">
                <text:p>1650.275635</text:p>
              </table:table-cell>
              <table:table-cell office:value-type="float" office:value="1720.032715">
                <text:p>1720.032715</text:p>
              </table:table-cell>
              <table:table-cell office:value-type="float" office:value="1654.82666">
                <text:p>1654.82666</text:p>
              </table:table-cell>
              <table:table-cell office:value-type="float" office:value="1721.019409">
                <text:p>1721.019409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655.904785">
                <text:p>1655.904785</text:p>
              </table:table-cell>
              <table:table-cell office:value-type="float" office:value="1719.49707">
                <text:p>1719.49707</text:p>
              </table:table-cell>
              <table:table-cell office:value-type="float" office:value="1654.455078">
                <text:p>1654.455078</text:p>
              </table:table-cell>
              <table:table-cell office:value-type="float" office:value="1723.124756">
                <text:p>1723.124756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651.107666">
                <text:p>1651.107666</text:p>
              </table:table-cell>
              <table:table-cell office:value-type="float" office:value="1723.053589">
                <text:p>1723.053589</text:p>
              </table:table-cell>
              <table:table-cell office:value-type="float" office:value="1656.947632">
                <text:p>1656.947632</text:p>
              </table:table-cell>
              <table:table-cell office:value-type="float" office:value="1723.161377">
                <text:p>1723.161377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652.866699">
                <text:p>1652.866699</text:p>
              </table:table-cell>
              <table:table-cell office:value-type="float" office:value="1724.182861">
                <text:p>1724.182861</text:p>
              </table:table-cell>
              <table:table-cell office:value-type="float" office:value="1653.32605">
                <text:p>1653.32605</text:p>
              </table:table-cell>
              <table:table-cell office:value-type="float" office:value="1724.500244">
                <text:p>1724.500244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653.33252">
                <text:p>1653.33252</text:p>
              </table:table-cell>
              <table:table-cell office:value-type="float" office:value="1722.630615">
                <text:p>1722.630615</text:p>
              </table:table-cell>
              <table:table-cell office:value-type="float" office:value="1655.655273">
                <text:p>1655.655273</text:p>
              </table:table-cell>
              <table:table-cell office:value-type="float" office:value="1722.53894">
                <text:p>1722.53894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651.984375">
                <text:p>1651.984375</text:p>
              </table:table-cell>
              <table:table-cell office:value-type="float" office:value="1723.144775">
                <text:p>1723.144775</text:p>
              </table:table-cell>
              <table:table-cell office:value-type="float" office:value="1654.047852">
                <text:p>1654.047852</text:p>
              </table:table-cell>
              <table:table-cell office:value-type="float" office:value="1725.279297">
                <text:p>1725.279297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653.218384">
                <text:p>1653.218384</text:p>
              </table:table-cell>
              <table:table-cell office:value-type="float" office:value="1724.351318">
                <text:p>1724.351318</text:p>
              </table:table-cell>
              <table:table-cell office:value-type="float" office:value="1654.897217">
                <text:p>1654.897217</text:p>
              </table:table-cell>
              <table:table-cell office:value-type="float" office:value="1726.644775">
                <text:p>1726.644775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650.866455">
                <text:p>1650.866455</text:p>
              </table:table-cell>
              <table:table-cell office:value-type="float" office:value="1725.275146">
                <text:p>1725.275146</text:p>
              </table:table-cell>
              <table:table-cell office:value-type="float" office:value="1651.62854">
                <text:p>1651.62854</text:p>
              </table:table-cell>
              <table:table-cell office:value-type="float" office:value="1726.680176">
                <text:p>1726.680176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654.977295">
                <text:p>1654.977295</text:p>
              </table:table-cell>
              <table:table-cell office:value-type="float" office:value="1722.289062">
                <text:p>1722.289062</text:p>
              </table:table-cell>
              <table:table-cell office:value-type="float" office:value="1658.365112">
                <text:p>1658.365112</text:p>
              </table:table-cell>
              <table:table-cell office:value-type="float" office:value="1723.800415">
                <text:p>1723.800415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655.394897">
                <text:p>1655.394897</text:p>
              </table:table-cell>
              <table:table-cell office:value-type="float" office:value="1723.248535">
                <text:p>1723.248535</text:p>
              </table:table-cell>
              <table:table-cell office:value-type="float" office:value="1655.43457">
                <text:p>1655.43457</text:p>
              </table:table-cell>
              <table:table-cell office:value-type="float" office:value="1728.48999">
                <text:p>1728.48999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654.184326">
                <text:p>1654.184326</text:p>
              </table:table-cell>
              <table:table-cell office:value-type="float" office:value="1724.985596">
                <text:p>1724.985596</text:p>
              </table:table-cell>
              <table:table-cell office:value-type="float" office:value="1655.287109">
                <text:p>1655.287109</text:p>
              </table:table-cell>
              <table:table-cell office:value-type="float" office:value="1724.965332">
                <text:p>1724.965332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654.487183">
                <text:p>1654.487183</text:p>
              </table:table-cell>
              <table:table-cell office:value-type="float" office:value="1722.852173">
                <text:p>1722.852173</text:p>
              </table:table-cell>
              <table:table-cell office:value-type="float" office:value="1659.115112">
                <text:p>1659.115112</text:p>
              </table:table-cell>
              <table:table-cell office:value-type="float" office:value="1725.529663">
                <text:p>1725.529663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655.246948">
                <text:p>1655.246948</text:p>
              </table:table-cell>
              <table:table-cell office:value-type="float" office:value="1726.741455">
                <text:p>1726.741455</text:p>
              </table:table-cell>
              <table:table-cell office:value-type="float" office:value="1657.407593">
                <text:p>1657.407593</text:p>
              </table:table-cell>
              <table:table-cell office:value-type="float" office:value="1725.797485">
                <text:p>1725.797485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657.32605">
                <text:p>1657.32605</text:p>
              </table:table-cell>
              <table:table-cell office:value-type="float" office:value="1719.999634">
                <text:p>1719.999634</text:p>
              </table:table-cell>
              <table:table-cell office:value-type="float" office:value="1658.625977">
                <text:p>1658.625977</text:p>
              </table:table-cell>
              <table:table-cell office:value-type="float" office:value="1725.728516">
                <text:p>1725.728516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654.15625">
                <text:p>1654.15625</text:p>
              </table:table-cell>
              <table:table-cell office:value-type="float" office:value="1727.86499">
                <text:p>1727.86499</text:p>
              </table:table-cell>
              <table:table-cell office:value-type="float" office:value="1656.282959">
                <text:p>1656.282959</text:p>
              </table:table-cell>
              <table:table-cell office:value-type="float" office:value="1728.040649">
                <text:p>1728.040649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655.519043">
                <text:p>1655.519043</text:p>
              </table:table-cell>
              <table:table-cell office:value-type="float" office:value="1724.92981">
                <text:p>1724.92981</text:p>
              </table:table-cell>
              <table:table-cell office:value-type="float" office:value="1655.232056">
                <text:p>1655.232056</text:p>
              </table:table-cell>
              <table:table-cell office:value-type="float" office:value="1730.263794">
                <text:p>1730.263794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654.780273">
                <text:p>1654.780273</text:p>
              </table:table-cell>
              <table:table-cell office:value-type="float" office:value="1726.578247">
                <text:p>1726.578247</text:p>
              </table:table-cell>
              <table:table-cell office:value-type="float" office:value="1659.41748">
                <text:p>1659.41748</text:p>
              </table:table-cell>
              <table:table-cell office:value-type="float" office:value="1723.358154">
                <text:p>1723.358154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653.624023">
                <text:p>1653.624023</text:p>
              </table:table-cell>
              <table:table-cell office:value-type="float" office:value="1727.250854">
                <text:p>1727.250854</text:p>
              </table:table-cell>
              <table:table-cell office:value-type="float" office:value="1657.571411">
                <text:p>1657.571411</text:p>
              </table:table-cell>
              <table:table-cell office:value-type="float" office:value="1726.38623">
                <text:p>1726.38623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656.044189">
                <text:p>1656.044189</text:p>
              </table:table-cell>
              <table:table-cell office:value-type="float" office:value="1726.889526">
                <text:p>1726.889526</text:p>
              </table:table-cell>
              <table:table-cell office:value-type="float" office:value="1658.300049">
                <text:p>1658.300049</text:p>
              </table:table-cell>
              <table:table-cell office:value-type="float" office:value="1727.399902">
                <text:p>1727.399902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657.602417">
                <text:p>1657.602417</text:p>
              </table:table-cell>
              <table:table-cell office:value-type="float" office:value="1723.995605">
                <text:p>1723.995605</text:p>
              </table:table-cell>
              <table:table-cell office:value-type="float" office:value="1655.854126">
                <text:p>1655.854126</text:p>
              </table:table-cell>
              <table:table-cell office:value-type="float" office:value="1729.727295">
                <text:p>1729.72729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655.304565">
                <text:p>1655.304565</text:p>
              </table:table-cell>
              <table:table-cell office:value-type="float" office:value="1725.308228">
                <text:p>1725.308228</text:p>
              </table:table-cell>
              <table:table-cell office:value-type="float" office:value="1658.813965">
                <text:p>1658.813965</text:p>
              </table:table-cell>
              <table:table-cell office:value-type="float" office:value="1726.99646">
                <text:p>1726.99646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654.515747">
                <text:p>1654.515747</text:p>
              </table:table-cell>
              <table:table-cell office:value-type="float" office:value="1727.727783">
                <text:p>1727.727783</text:p>
              </table:table-cell>
              <table:table-cell office:value-type="float" office:value="1657.574707">
                <text:p>1657.574707</text:p>
              </table:table-cell>
              <table:table-cell office:value-type="float" office:value="1729.026123">
                <text:p>1729.026123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658.322876">
                <text:p>1658.322876</text:p>
              </table:table-cell>
              <table:table-cell office:value-type="float" office:value="1728.028931">
                <text:p>1728.028931</text:p>
              </table:table-cell>
              <table:table-cell office:value-type="float" office:value="1661.172119">
                <text:p>1661.172119</text:p>
              </table:table-cell>
              <table:table-cell office:value-type="float" office:value="1729.891846">
                <text:p>1729.891846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653.086792">
                <text:p>1653.086792</text:p>
              </table:table-cell>
              <table:table-cell office:value-type="float" office:value="1729.557495">
                <text:p>1729.557495</text:p>
              </table:table-cell>
              <table:table-cell office:value-type="float" office:value="1658.399414">
                <text:p>1658.399414</text:p>
              </table:table-cell>
              <table:table-cell office:value-type="float" office:value="1730.282104">
                <text:p>1730.282104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651.723389">
                <text:p>1651.723389</text:p>
              </table:table-cell>
              <table:table-cell office:value-type="float" office:value="1729.846191">
                <text:p>1729.846191</text:p>
              </table:table-cell>
              <table:table-cell office:value-type="float" office:value="1656.569458">
                <text:p>1656.569458</text:p>
              </table:table-cell>
              <table:table-cell office:value-type="float" office:value="1727.217285">
                <text:p>1727.217285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656.412598">
                <text:p>1656.412598</text:p>
              </table:table-cell>
              <table:table-cell office:value-type="float" office:value="1728.282837">
                <text:p>1728.282837</text:p>
              </table:table-cell>
              <table:table-cell office:value-type="float" office:value="1656.482666">
                <text:p>1656.482666</text:p>
              </table:table-cell>
              <table:table-cell office:value-type="float" office:value="1729.355591">
                <text:p>1729.355591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655.665405">
                <text:p>1655.665405</text:p>
              </table:table-cell>
              <table:table-cell office:value-type="float" office:value="1726.15625">
                <text:p>1726.15625</text:p>
              </table:table-cell>
              <table:table-cell office:value-type="float" office:value="1659.296875">
                <text:p>1659.296875</text:p>
              </table:table-cell>
              <table:table-cell office:value-type="float" office:value="1730.905884">
                <text:p>1730.905884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658.915039">
                <text:p>1658.915039</text:p>
              </table:table-cell>
              <table:table-cell office:value-type="float" office:value="1727.478638">
                <text:p>1727.478638</text:p>
              </table:table-cell>
              <table:table-cell office:value-type="float" office:value="1662.602905">
                <text:p>1662.602905</text:p>
              </table:table-cell>
              <table:table-cell office:value-type="float" office:value="1725.640869">
                <text:p>1725.640869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658.323364">
                <text:p>1658.323364</text:p>
              </table:table-cell>
              <table:table-cell office:value-type="float" office:value="1728.838379">
                <text:p>1728.838379</text:p>
              </table:table-cell>
              <table:table-cell office:value-type="float" office:value="1659.649292">
                <text:p>1659.649292</text:p>
              </table:table-cell>
              <table:table-cell office:value-type="float" office:value="1729.291016">
                <text:p>1729.291016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654.388916">
                <text:p>1654.388916</text:p>
              </table:table-cell>
              <table:table-cell office:value-type="float" office:value="1732.170776">
                <text:p>1732.170776</text:p>
              </table:table-cell>
              <table:table-cell office:value-type="float" office:value="1659.997803">
                <text:p>1659.997803</text:p>
              </table:table-cell>
              <table:table-cell office:value-type="float" office:value="1732.437012">
                <text:p>1732.437012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656.542358">
                <text:p>1656.542358</text:p>
              </table:table-cell>
              <table:table-cell office:value-type="float" office:value="1728.668945">
                <text:p>1728.668945</text:p>
              </table:table-cell>
              <table:table-cell office:value-type="float" office:value="1660.436523">
                <text:p>1660.436523</text:p>
              </table:table-cell>
              <table:table-cell office:value-type="float" office:value="1729.497437">
                <text:p>1729.497437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656.80127">
                <text:p>1656.80127</text:p>
              </table:table-cell>
              <table:table-cell office:value-type="float" office:value="1732.569824">
                <text:p>1732.569824</text:p>
              </table:table-cell>
              <table:table-cell office:value-type="float" office:value="1660.996338">
                <text:p>1660.996338</text:p>
              </table:table-cell>
              <table:table-cell office:value-type="float" office:value="1732.447021">
                <text:p>1732.447021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657.163452">
                <text:p>1657.163452</text:p>
              </table:table-cell>
              <table:table-cell office:value-type="float" office:value="1729.098877">
                <text:p>1729.098877</text:p>
              </table:table-cell>
              <table:table-cell office:value-type="float" office:value="1661.814087">
                <text:p>1661.814087</text:p>
              </table:table-cell>
              <table:table-cell office:value-type="float" office:value="1727.948853">
                <text:p>1727.948853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659.124878">
                <text:p>1659.124878</text:p>
              </table:table-cell>
              <table:table-cell office:value-type="float" office:value="1731.758301">
                <text:p>1731.758301</text:p>
              </table:table-cell>
              <table:table-cell office:value-type="float" office:value="1659.014771">
                <text:p>1659.014771</text:p>
              </table:table-cell>
              <table:table-cell office:value-type="float" office:value="1732.989502">
                <text:p>1732.989502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659.024414">
                <text:p>1659.024414</text:p>
              </table:table-cell>
              <table:table-cell office:value-type="float" office:value="1728.636475">
                <text:p>1728.636475</text:p>
              </table:table-cell>
              <table:table-cell office:value-type="float" office:value="1661.743896">
                <text:p>1661.743896</text:p>
              </table:table-cell>
              <table:table-cell office:value-type="float" office:value="1734.086548">
                <text:p>1734.086548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660.137329">
                <text:p>1660.137329</text:p>
              </table:table-cell>
              <table:table-cell office:value-type="float" office:value="1730.607666">
                <text:p>1730.607666</text:p>
              </table:table-cell>
              <table:table-cell office:value-type="float" office:value="1663.901489">
                <text:p>1663.901489</text:p>
              </table:table-cell>
              <table:table-cell office:value-type="float" office:value="1731.937988">
                <text:p>1731.937988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658.67334">
                <text:p>1658.67334</text:p>
              </table:table-cell>
              <table:table-cell office:value-type="float" office:value="1732.721436">
                <text:p>1732.721436</text:p>
              </table:table-cell>
              <table:table-cell office:value-type="float" office:value="1661.099854">
                <text:p>1661.099854</text:p>
              </table:table-cell>
              <table:table-cell office:value-type="float" office:value="1732.958496">
                <text:p>1732.958496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658.872803">
                <text:p>1658.872803</text:p>
              </table:table-cell>
              <table:table-cell office:value-type="float" office:value="1731.245483">
                <text:p>1731.245483</text:p>
              </table:table-cell>
              <table:table-cell office:value-type="float" office:value="1661.744263">
                <text:p>1661.744263</text:p>
              </table:table-cell>
              <table:table-cell office:value-type="float" office:value="1734.799194">
                <text:p>1734.799194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657.983643">
                <text:p>1657.983643</text:p>
              </table:table-cell>
              <table:table-cell office:value-type="float" office:value="1732.457764">
                <text:p>1732.457764</text:p>
              </table:table-cell>
              <table:table-cell office:value-type="float" office:value="1657.680908">
                <text:p>1657.680908</text:p>
              </table:table-cell>
              <table:table-cell office:value-type="float" office:value="1732.586426">
                <text:p>1732.586426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657.32959">
                <text:p>1657.32959</text:p>
              </table:table-cell>
              <table:table-cell office:value-type="float" office:value="1731.388794">
                <text:p>1731.388794</text:p>
              </table:table-cell>
              <table:table-cell office:value-type="float" office:value="1659.512573">
                <text:p>1659.512573</text:p>
              </table:table-cell>
              <table:table-cell office:value-type="float" office:value="1731.223633">
                <text:p>1731.223633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659.806641">
                <text:p>1659.806641</text:p>
              </table:table-cell>
              <table:table-cell office:value-type="float" office:value="1727.848022">
                <text:p>1727.848022</text:p>
              </table:table-cell>
              <table:table-cell office:value-type="float" office:value="1665.154297">
                <text:p>1665.154297</text:p>
              </table:table-cell>
              <table:table-cell office:value-type="float" office:value="1733.272583">
                <text:p>1733.272583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655.222534">
                <text:p>1655.222534</text:p>
              </table:table-cell>
              <table:table-cell office:value-type="float" office:value="1731.299561">
                <text:p>1731.299561</text:p>
              </table:table-cell>
              <table:table-cell office:value-type="float" office:value="1656.549683">
                <text:p>1656.549683</text:p>
              </table:table-cell>
              <table:table-cell office:value-type="float" office:value="1735.280029">
                <text:p>1735.280029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657.609253">
                <text:p>1657.609253</text:p>
              </table:table-cell>
              <table:table-cell office:value-type="float" office:value="1732.836792">
                <text:p>1732.836792</text:p>
              </table:table-cell>
              <table:table-cell office:value-type="float" office:value="1660.987915">
                <text:p>1660.987915</text:p>
              </table:table-cell>
              <table:table-cell office:value-type="float" office:value="1733.323486">
                <text:p>1733.323486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660.514282">
                <text:p>1660.514282</text:p>
              </table:table-cell>
              <table:table-cell office:value-type="float" office:value="1734.399536">
                <text:p>1734.399536</text:p>
              </table:table-cell>
              <table:table-cell office:value-type="float" office:value="1665.028076">
                <text:p>1665.028076</text:p>
              </table:table-cell>
              <table:table-cell office:value-type="float" office:value="1730.775513">
                <text:p>1730.775513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660.46167">
                <text:p>1660.46167</text:p>
              </table:table-cell>
              <table:table-cell office:value-type="float" office:value="1726.764404">
                <text:p>1726.764404</text:p>
              </table:table-cell>
              <table:table-cell office:value-type="float" office:value="1662.889526">
                <text:p>1662.889526</text:p>
              </table:table-cell>
              <table:table-cell office:value-type="float" office:value="1733.323608">
                <text:p>1733.323608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660.732788">
                <text:p>1660.732788</text:p>
              </table:table-cell>
              <table:table-cell office:value-type="float" office:value="1730.708252">
                <text:p>1730.708252</text:p>
              </table:table-cell>
              <table:table-cell office:value-type="float" office:value="1661.048096">
                <text:p>1661.048096</text:p>
              </table:table-cell>
              <table:table-cell office:value-type="float" office:value="1734.1073">
                <text:p>1734.1073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658.724976">
                <text:p>1658.724976</text:p>
              </table:table-cell>
              <table:table-cell office:value-type="float" office:value="1733.301392">
                <text:p>1733.301392</text:p>
              </table:table-cell>
              <table:table-cell office:value-type="float" office:value="1660.577637">
                <text:p>1660.577637</text:p>
              </table:table-cell>
              <table:table-cell office:value-type="float" office:value="1735.718262">
                <text:p>1735.718262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661.451538">
                <text:p>1661.451538</text:p>
              </table:table-cell>
              <table:table-cell office:value-type="float" office:value="1727.862061">
                <text:p>1727.862061</text:p>
              </table:table-cell>
              <table:table-cell office:value-type="float" office:value="1664.351196">
                <text:p>1664.351196</text:p>
              </table:table-cell>
              <table:table-cell office:value-type="float" office:value="1727.645142">
                <text:p>1727.645142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660.068359">
                <text:p>1660.068359</text:p>
              </table:table-cell>
              <table:table-cell office:value-type="float" office:value="1731.783447">
                <text:p>1731.783447</text:p>
              </table:table-cell>
              <table:table-cell office:value-type="float" office:value="1663.006104">
                <text:p>1663.006104</text:p>
              </table:table-cell>
              <table:table-cell office:value-type="float" office:value="1730.050049">
                <text:p>1730.050049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658.689209">
                <text:p>1658.689209</text:p>
              </table:table-cell>
              <table:table-cell office:value-type="float" office:value="1729.258667">
                <text:p>1729.258667</text:p>
              </table:table-cell>
              <table:table-cell office:value-type="float" office:value="1661.946167">
                <text:p>1661.946167</text:p>
              </table:table-cell>
              <table:table-cell office:value-type="float" office:value="1732.947388">
                <text:p>1732.947388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655.038208">
                <text:p>1655.038208</text:p>
              </table:table-cell>
              <table:table-cell office:value-type="float" office:value="1732.353271">
                <text:p>1732.353271</text:p>
              </table:table-cell>
              <table:table-cell office:value-type="float" office:value="1661.043823">
                <text:p>1661.043823</text:p>
              </table:table-cell>
              <table:table-cell office:value-type="float" office:value="1733.089111">
                <text:p>1733.089111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660.000732">
                <text:p>1660.000732</text:p>
              </table:table-cell>
              <table:table-cell office:value-type="float" office:value="1731.570801">
                <text:p>1731.570801</text:p>
              </table:table-cell>
              <table:table-cell office:value-type="float" office:value="1661.726685">
                <text:p>1661.726685</text:p>
              </table:table-cell>
              <table:table-cell office:value-type="float" office:value="1733.467407">
                <text:p>1733.467407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660.39563">
                <text:p>1660.39563</text:p>
              </table:table-cell>
              <table:table-cell office:value-type="float" office:value="1731.027588">
                <text:p>1731.027588</text:p>
              </table:table-cell>
              <table:table-cell office:value-type="float" office:value="1664.066528">
                <text:p>1664.066528</text:p>
              </table:table-cell>
              <table:table-cell office:value-type="float" office:value="1735.417236">
                <text:p>1735.417236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659.726074">
                <text:p>1659.726074</text:p>
              </table:table-cell>
              <table:table-cell office:value-type="float" office:value="1734.631592">
                <text:p>1734.631592</text:p>
              </table:table-cell>
              <table:table-cell office:value-type="float" office:value="1661.804443">
                <text:p>1661.804443</text:p>
              </table:table-cell>
              <table:table-cell office:value-type="float" office:value="1734.453735">
                <text:p>1734.453735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660.980591">
                <text:p>1660.980591</text:p>
              </table:table-cell>
              <table:table-cell office:value-type="float" office:value="1733.825195">
                <text:p>1733.825195</text:p>
              </table:table-cell>
              <table:table-cell office:value-type="float" office:value="1664.007446">
                <text:p>1664.007446</text:p>
              </table:table-cell>
              <table:table-cell office:value-type="float" office:value="1735.786499">
                <text:p>1735.786499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660.278931">
                <text:p>1660.278931</text:p>
              </table:table-cell>
              <table:table-cell office:value-type="float" office:value="1732.513794">
                <text:p>1732.513794</text:p>
              </table:table-cell>
              <table:table-cell office:value-type="float" office:value="1661.727051">
                <text:p>1661.727051</text:p>
              </table:table-cell>
              <table:table-cell office:value-type="float" office:value="1734.023438">
                <text:p>1734.023438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658.17334">
                <text:p>1658.17334</text:p>
              </table:table-cell>
              <table:table-cell office:value-type="float" office:value="1733.24585">
                <text:p>1733.24585</text:p>
              </table:table-cell>
              <table:table-cell office:value-type="float" office:value="1663.014038">
                <text:p>1663.014038</text:p>
              </table:table-cell>
              <table:table-cell office:value-type="float" office:value="1735.766479">
                <text:p>1735.766479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662.102417">
                <text:p>1662.102417</text:p>
              </table:table-cell>
              <table:table-cell office:value-type="float" office:value="1732.656738">
                <text:p>1732.656738</text:p>
              </table:table-cell>
              <table:table-cell office:value-type="float" office:value="1661.080933">
                <text:p>1661.080933</text:p>
              </table:table-cell>
              <table:table-cell office:value-type="float" office:value="1736.109863">
                <text:p>1736.109863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663.119141">
                <text:p>1663.119141</text:p>
              </table:table-cell>
              <table:table-cell office:value-type="float" office:value="1730.56543">
                <text:p>1730.56543</text:p>
              </table:table-cell>
              <table:table-cell office:value-type="float" office:value="1661.109497">
                <text:p>1661.109497</text:p>
              </table:table-cell>
              <table:table-cell office:value-type="float" office:value="1737.139648">
                <text:p>1737.139648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664.464355">
                <text:p>1664.464355</text:p>
              </table:table-cell>
              <table:table-cell office:value-type="float" office:value="1732.588013">
                <text:p>1732.588013</text:p>
              </table:table-cell>
              <table:table-cell office:value-type="float" office:value="1662.990234">
                <text:p>1662.990234</text:p>
              </table:table-cell>
              <table:table-cell office:value-type="float" office:value="1736.62207">
                <text:p>1736.62207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660.724854">
                <text:p>1660.724854</text:p>
              </table:table-cell>
              <table:table-cell office:value-type="float" office:value="1735.16333">
                <text:p>1735.16333</text:p>
              </table:table-cell>
              <table:table-cell office:value-type="float" office:value="1661.537964">
                <text:p>1661.537964</text:p>
              </table:table-cell>
              <table:table-cell office:value-type="float" office:value="1739.696533">
                <text:p>1739.696533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663.031616">
                <text:p>1663.031616</text:p>
              </table:table-cell>
              <table:table-cell office:value-type="float" office:value="1735.626587">
                <text:p>1735.626587</text:p>
              </table:table-cell>
              <table:table-cell office:value-type="float" office:value="1665.448242">
                <text:p>1665.448242</text:p>
              </table:table-cell>
              <table:table-cell office:value-type="float" office:value="1735.176392">
                <text:p>1735.176392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663.094604">
                <text:p>1663.094604</text:p>
              </table:table-cell>
              <table:table-cell office:value-type="float" office:value="1736.616333">
                <text:p>1736.616333</text:p>
              </table:table-cell>
              <table:table-cell office:value-type="float" office:value="1662.563232">
                <text:p>1662.563232</text:p>
              </table:table-cell>
              <table:table-cell office:value-type="float" office:value="1741.287964">
                <text:p>1741.287964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662.003174">
                <text:p>1662.003174</text:p>
              </table:table-cell>
              <table:table-cell office:value-type="float" office:value="1734.920654">
                <text:p>1734.920654</text:p>
              </table:table-cell>
              <table:table-cell office:value-type="float" office:value="1661.373047">
                <text:p>1661.373047</text:p>
              </table:table-cell>
              <table:table-cell office:value-type="float" office:value="1737.694214">
                <text:p>1737.694214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665.950684">
                <text:p>1665.950684</text:p>
              </table:table-cell>
              <table:table-cell office:value-type="float" office:value="1732.836426">
                <text:p>1732.836426</text:p>
              </table:table-cell>
              <table:table-cell office:value-type="float" office:value="1666.433472">
                <text:p>1666.433472</text:p>
              </table:table-cell>
              <table:table-cell office:value-type="float" office:value="1737.900635">
                <text:p>1737.90063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662.095703">
                <text:p>1662.095703</text:p>
              </table:table-cell>
              <table:table-cell office:value-type="float" office:value="1735.783936">
                <text:p>1735.783936</text:p>
              </table:table-cell>
              <table:table-cell office:value-type="float" office:value="1662.759644">
                <text:p>1662.759644</text:p>
              </table:table-cell>
              <table:table-cell office:value-type="float" office:value="1740.526855">
                <text:p>1740.526855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663.529663">
                <text:p>1663.529663</text:p>
              </table:table-cell>
              <table:table-cell office:value-type="float" office:value="1735.011597">
                <text:p>1735.011597</text:p>
              </table:table-cell>
              <table:table-cell office:value-type="float" office:value="1665.247192">
                <text:p>1665.247192</text:p>
              </table:table-cell>
              <table:table-cell office:value-type="float" office:value="1738.564941">
                <text:p>1738.564941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664.525757">
                <text:p>1664.525757</text:p>
              </table:table-cell>
              <table:table-cell office:value-type="float" office:value="1735.955078">
                <text:p>1735.955078</text:p>
              </table:table-cell>
              <table:table-cell office:value-type="float" office:value="1665.829834">
                <text:p>1665.829834</text:p>
              </table:table-cell>
              <table:table-cell office:value-type="float" office:value="1739.466431">
                <text:p>1739.466431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663.880249">
                <text:p>1663.880249</text:p>
              </table:table-cell>
              <table:table-cell office:value-type="float" office:value="1738.435547">
                <text:p>1738.435547</text:p>
              </table:table-cell>
              <table:table-cell office:value-type="float" office:value="1663.366821">
                <text:p>1663.366821</text:p>
              </table:table-cell>
              <table:table-cell office:value-type="float" office:value="1739.682617">
                <text:p>1739.682617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663.843506">
                <text:p>1663.843506</text:p>
              </table:table-cell>
              <table:table-cell office:value-type="float" office:value="1739.012451">
                <text:p>1739.012451</text:p>
              </table:table-cell>
              <table:table-cell office:value-type="float" office:value="1664.045898">
                <text:p>1664.045898</text:p>
              </table:table-cell>
              <table:table-cell office:value-type="float" office:value="1741.22998">
                <text:p>1741.22998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663.442627">
                <text:p>1663.442627</text:p>
              </table:table-cell>
              <table:table-cell office:value-type="float" office:value="1734.504272">
                <text:p>1734.504272</text:p>
              </table:table-cell>
              <table:table-cell office:value-type="float" office:value="1664.919189">
                <text:p>1664.919189</text:p>
              </table:table-cell>
              <table:table-cell office:value-type="float" office:value="1735.543823">
                <text:p>1735.543823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659.507324">
                <text:p>1659.507324</text:p>
              </table:table-cell>
              <table:table-cell office:value-type="float" office:value="1738.400146">
                <text:p>1738.400146</text:p>
              </table:table-cell>
              <table:table-cell office:value-type="float" office:value="1661.822266">
                <text:p>1661.822266</text:p>
              </table:table-cell>
              <table:table-cell office:value-type="float" office:value="1741.73938">
                <text:p>1741.73938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662.135864">
                <text:p>1662.135864</text:p>
              </table:table-cell>
              <table:table-cell office:value-type="float" office:value="1738.056396">
                <text:p>1738.056396</text:p>
              </table:table-cell>
              <table:table-cell office:value-type="float" office:value="1665.3573">
                <text:p>1665.3573</text:p>
              </table:table-cell>
              <table:table-cell office:value-type="float" office:value="1738.505493">
                <text:p>1738.505493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662.415771">
                <text:p>1662.415771</text:p>
              </table:table-cell>
              <table:table-cell office:value-type="float" office:value="1737.076538">
                <text:p>1737.076538</text:p>
              </table:table-cell>
              <table:table-cell office:value-type="float" office:value="1666.509766">
                <text:p>1666.509766</text:p>
              </table:table-cell>
              <table:table-cell office:value-type="float" office:value="1740.585205">
                <text:p>1740.585205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661.423706">
                <text:p>1661.423706</text:p>
              </table:table-cell>
              <table:table-cell office:value-type="float" office:value="1739.531616">
                <text:p>1739.531616</text:p>
              </table:table-cell>
              <table:table-cell office:value-type="float" office:value="1663.950684">
                <text:p>1663.950684</text:p>
              </table:table-cell>
              <table:table-cell office:value-type="float" office:value="1741.052368">
                <text:p>1741.052368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665.678223">
                <text:p>1665.678223</text:p>
              </table:table-cell>
              <table:table-cell office:value-type="float" office:value="1735.375244">
                <text:p>1735.375244</text:p>
              </table:table-cell>
              <table:table-cell office:value-type="float" office:value="1666.354614">
                <text:p>1666.354614</text:p>
              </table:table-cell>
              <table:table-cell office:value-type="float" office:value="1739.522705">
                <text:p>1739.522705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664.076904">
                <text:p>1664.076904</text:p>
              </table:table-cell>
              <table:table-cell office:value-type="float" office:value="1737.859985">
                <text:p>1737.859985</text:p>
              </table:table-cell>
              <table:table-cell office:value-type="float" office:value="1666.238037">
                <text:p>1666.238037</text:p>
              </table:table-cell>
              <table:table-cell office:value-type="float" office:value="1743.248291">
                <text:p>1743.248291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667.580444">
                <text:p>1667.580444</text:p>
              </table:table-cell>
              <table:table-cell office:value-type="float" office:value="1738.584351">
                <text:p>1738.584351</text:p>
              </table:table-cell>
              <table:table-cell office:value-type="float" office:value="1664.930298">
                <text:p>1664.930298</text:p>
              </table:table-cell>
              <table:table-cell office:value-type="float" office:value="1743.112915">
                <text:p>1743.112915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666.399414">
                <text:p>1666.399414</text:p>
              </table:table-cell>
              <table:table-cell office:value-type="float" office:value="1738.919678">
                <text:p>1738.919678</text:p>
              </table:table-cell>
              <table:table-cell office:value-type="float" office:value="1671.383301">
                <text:p>1671.383301</text:p>
              </table:table-cell>
              <table:table-cell office:value-type="float" office:value="1737.094116">
                <text:p>1737.094116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665.130127">
                <text:p>1665.130127</text:p>
              </table:table-cell>
              <table:table-cell office:value-type="float" office:value="1743.734253">
                <text:p>1743.734253</text:p>
              </table:table-cell>
              <table:table-cell office:value-type="float" office:value="1668.241577">
                <text:p>1668.241577</text:p>
              </table:table-cell>
              <table:table-cell office:value-type="float" office:value="1743.513062">
                <text:p>1743.513062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668.671265">
                <text:p>1668.671265</text:p>
              </table:table-cell>
              <table:table-cell office:value-type="float" office:value="1739.794312">
                <text:p>1739.794312</text:p>
              </table:table-cell>
              <table:table-cell office:value-type="float" office:value="1668.654175">
                <text:p>1668.654175</text:p>
              </table:table-cell>
              <table:table-cell office:value-type="float" office:value="1743.847168">
                <text:p>1743.847168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665.737549">
                <text:p>1665.737549</text:p>
              </table:table-cell>
              <table:table-cell office:value-type="float" office:value="1741.485229">
                <text:p>1741.485229</text:p>
              </table:table-cell>
              <table:table-cell office:value-type="float" office:value="1667.480225">
                <text:p>1667.480225</text:p>
              </table:table-cell>
              <table:table-cell office:value-type="float" office:value="1744.76001">
                <text:p>1744.76001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667.435547">
                <text:p>1667.435547</text:p>
              </table:table-cell>
              <table:table-cell office:value-type="float" office:value="1741.158813">
                <text:p>1741.158813</text:p>
              </table:table-cell>
              <table:table-cell office:value-type="float" office:value="1668.453857">
                <text:p>1668.453857</text:p>
              </table:table-cell>
              <table:table-cell office:value-type="float" office:value="1741.572632">
                <text:p>1741.572632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667.100586">
                <text:p>1667.100586</text:p>
              </table:table-cell>
              <table:table-cell office:value-type="float" office:value="1738.217773">
                <text:p>1738.217773</text:p>
              </table:table-cell>
              <table:table-cell office:value-type="float" office:value="1668.346191">
                <text:p>1668.346191</text:p>
              </table:table-cell>
              <table:table-cell office:value-type="float" office:value="1744.50293">
                <text:p>1744.50293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664.627319">
                <text:p>1664.627319</text:p>
              </table:table-cell>
              <table:table-cell office:value-type="float" office:value="1745.872192">
                <text:p>1745.872192</text:p>
              </table:table-cell>
              <table:table-cell office:value-type="float" office:value="1668.335938">
                <text:p>1668.335938</text:p>
              </table:table-cell>
              <table:table-cell office:value-type="float" office:value="1746.934692">
                <text:p>1746.934692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669.676758">
                <text:p>1669.676758</text:p>
              </table:table-cell>
              <table:table-cell office:value-type="float" office:value="1742.615601">
                <text:p>1742.615601</text:p>
              </table:table-cell>
              <table:table-cell office:value-type="float" office:value="1669.205444">
                <text:p>1669.205444</text:p>
              </table:table-cell>
              <table:table-cell office:value-type="float" office:value="1746.188965">
                <text:p>1746.188965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666.361694">
                <text:p>1666.361694</text:p>
              </table:table-cell>
              <table:table-cell office:value-type="float" office:value="1741.858521">
                <text:p>1741.858521</text:p>
              </table:table-cell>
              <table:table-cell office:value-type="float" office:value="1671.60498">
                <text:p>1671.60498</text:p>
              </table:table-cell>
              <table:table-cell office:value-type="float" office:value="1744.496582">
                <text:p>1744.496582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669.775146">
                <text:p>1669.775146</text:p>
              </table:table-cell>
              <table:table-cell office:value-type="float" office:value="1741.833984">
                <text:p>1741.833984</text:p>
              </table:table-cell>
              <table:table-cell office:value-type="float" office:value="1668.644287">
                <text:p>1668.644287</text:p>
              </table:table-cell>
              <table:table-cell office:value-type="float" office:value="1745.197021">
                <text:p>1745.197021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665.752686">
                <text:p>1665.752686</text:p>
              </table:table-cell>
              <table:table-cell office:value-type="float" office:value="1740.014526">
                <text:p>1740.014526</text:p>
              </table:table-cell>
              <table:table-cell office:value-type="float" office:value="1670.31958">
                <text:p>1670.31958</text:p>
              </table:table-cell>
              <table:table-cell office:value-type="float" office:value="1745.800537">
                <text:p>1745.800537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671.623535">
                <text:p>1671.623535</text:p>
              </table:table-cell>
              <table:table-cell office:value-type="float" office:value="1742.11377">
                <text:p>1742.11377</text:p>
              </table:table-cell>
              <table:table-cell office:value-type="float" office:value="1668.81543">
                <text:p>1668.81543</text:p>
              </table:table-cell>
              <table:table-cell office:value-type="float" office:value="1745.834473">
                <text:p>1745.834473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667.234985">
                <text:p>1667.234985</text:p>
              </table:table-cell>
              <table:table-cell office:value-type="float" office:value="1743.384766">
                <text:p>1743.384766</text:p>
              </table:table-cell>
              <table:table-cell office:value-type="float" office:value="1667.895386">
                <text:p>1667.895386</text:p>
              </table:table-cell>
              <table:table-cell office:value-type="float" office:value="1749.900513">
                <text:p>1749.900513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665.998413">
                <text:p>1665.998413</text:p>
              </table:table-cell>
              <table:table-cell office:value-type="float" office:value="1746.209229">
                <text:p>1746.209229</text:p>
              </table:table-cell>
              <table:table-cell office:value-type="float" office:value="1670.96936">
                <text:p>1670.96936</text:p>
              </table:table-cell>
              <table:table-cell office:value-type="float" office:value="1743.334961">
                <text:p>1743.334961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668.284546">
                <text:p>1668.284546</text:p>
              </table:table-cell>
              <table:table-cell office:value-type="float" office:value="1743.071533">
                <text:p>1743.071533</text:p>
              </table:table-cell>
              <table:table-cell office:value-type="float" office:value="1668.362183">
                <text:p>1668.362183</text:p>
              </table:table-cell>
              <table:table-cell office:value-type="float" office:value="1746.612915">
                <text:p>1746.612915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663.584595">
                <text:p>1663.584595</text:p>
              </table:table-cell>
              <table:table-cell office:value-type="float" office:value="1745.734985">
                <text:p>1745.734985</text:p>
              </table:table-cell>
              <table:table-cell office:value-type="float" office:value="1664.953369">
                <text:p>1664.953369</text:p>
              </table:table-cell>
              <table:table-cell office:value-type="float" office:value="1748.944702">
                <text:p>1748.944702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669.573364">
                <text:p>1669.573364</text:p>
              </table:table-cell>
              <table:table-cell office:value-type="float" office:value="1743.212524">
                <text:p>1743.212524</text:p>
              </table:table-cell>
              <table:table-cell office:value-type="float" office:value="1671.048218">
                <text:p>1671.048218</text:p>
              </table:table-cell>
              <table:table-cell office:value-type="float" office:value="1743.914673">
                <text:p>1743.914673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666.577881">
                <text:p>1666.577881</text:p>
              </table:table-cell>
              <table:table-cell office:value-type="float" office:value="1744.559692">
                <text:p>1744.559692</text:p>
              </table:table-cell>
              <table:table-cell office:value-type="float" office:value="1669.671387">
                <text:p>1669.671387</text:p>
              </table:table-cell>
              <table:table-cell office:value-type="float" office:value="1747.644653">
                <text:p>1747.644653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667.619019">
                <text:p>1667.619019</text:p>
              </table:table-cell>
              <table:table-cell office:value-type="float" office:value="1742.805664">
                <text:p>1742.805664</text:p>
              </table:table-cell>
              <table:table-cell office:value-type="float" office:value="1665.359863">
                <text:p>1665.359863</text:p>
              </table:table-cell>
              <table:table-cell office:value-type="float" office:value="1750.066162">
                <text:p>1750.066162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667.925293">
                <text:p>1667.925293</text:p>
              </table:table-cell>
              <table:table-cell office:value-type="float" office:value="1744.241333">
                <text:p>1744.241333</text:p>
              </table:table-cell>
              <table:table-cell office:value-type="float" office:value="1667.092285">
                <text:p>1667.092285</text:p>
              </table:table-cell>
              <table:table-cell office:value-type="float" office:value="1744.893799">
                <text:p>1744.893799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667.21814">
                <text:p>1667.21814</text:p>
              </table:table-cell>
              <table:table-cell office:value-type="float" office:value="1742.636475">
                <text:p>1742.636475</text:p>
              </table:table-cell>
              <table:table-cell office:value-type="float" office:value="1670.353271">
                <text:p>1670.353271</text:p>
              </table:table-cell>
              <table:table-cell office:value-type="float" office:value="1745.131226">
                <text:p>1745.131226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669.182495">
                <text:p>1669.182495</text:p>
              </table:table-cell>
              <table:table-cell office:value-type="float" office:value="1745.280518">
                <text:p>1745.280518</text:p>
              </table:table-cell>
              <table:table-cell office:value-type="float" office:value="1669.722046">
                <text:p>1669.722046</text:p>
              </table:table-cell>
              <table:table-cell office:value-type="float" office:value="1745.242554">
                <text:p>1745.242554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668.151245">
                <text:p>1668.151245</text:p>
              </table:table-cell>
              <table:table-cell office:value-type="float" office:value="1741.86145">
                <text:p>1741.86145</text:p>
              </table:table-cell>
              <table:table-cell office:value-type="float" office:value="1671.564941">
                <text:p>1671.564941</text:p>
              </table:table-cell>
              <table:table-cell office:value-type="float" office:value="1746.831665">
                <text:p>1746.831665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667.166626">
                <text:p>1667.166626</text:p>
              </table:table-cell>
              <table:table-cell office:value-type="float" office:value="1748.641113">
                <text:p>1748.641113</text:p>
              </table:table-cell>
              <table:table-cell office:value-type="float" office:value="1667.936401">
                <text:p>1667.936401</text:p>
              </table:table-cell>
              <table:table-cell office:value-type="float" office:value="1746.907837">
                <text:p>1746.907837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664.943604">
                <text:p>1664.943604</text:p>
              </table:table-cell>
              <table:table-cell office:value-type="float" office:value="1744.673218">
                <text:p>1744.673218</text:p>
              </table:table-cell>
              <table:table-cell office:value-type="float" office:value="1669.916138">
                <text:p>1669.916138</text:p>
              </table:table-cell>
              <table:table-cell office:value-type="float" office:value="1744.085571">
                <text:p>1744.085571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669.649414">
                <text:p>1669.649414</text:p>
              </table:table-cell>
              <table:table-cell office:value-type="float" office:value="1741.83606">
                <text:p>1741.83606</text:p>
              </table:table-cell>
              <table:table-cell office:value-type="float" office:value="1671.867432">
                <text:p>1671.867432</text:p>
              </table:table-cell>
              <table:table-cell office:value-type="float" office:value="1743.748169">
                <text:p>1743.748169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672.620605">
                <text:p>1672.620605</text:p>
              </table:table-cell>
              <table:table-cell office:value-type="float" office:value="1742.009766">
                <text:p>1742.009766</text:p>
              </table:table-cell>
              <table:table-cell office:value-type="float" office:value="1673.392212">
                <text:p>1673.392212</text:p>
              </table:table-cell>
              <table:table-cell office:value-type="float" office:value="1746.299438">
                <text:p>1746.299438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670.872803">
                <text:p>1670.872803</text:p>
              </table:table-cell>
              <table:table-cell office:value-type="float" office:value="1744.268921">
                <text:p>1744.268921</text:p>
              </table:table-cell>
              <table:table-cell office:value-type="float" office:value="1673.452148">
                <text:p>1673.452148</text:p>
              </table:table-cell>
              <table:table-cell office:value-type="float" office:value="1747.168213">
                <text:p>1747.168213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669.718872">
                <text:p>1669.718872</text:p>
              </table:table-cell>
              <table:table-cell office:value-type="float" office:value="1746.662231">
                <text:p>1746.662231</text:p>
              </table:table-cell>
              <table:table-cell office:value-type="float" office:value="1674.295898">
                <text:p>1674.295898</text:p>
              </table:table-cell>
              <table:table-cell office:value-type="float" office:value="1748.713623">
                <text:p>1748.713623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667.05896">
                <text:p>1667.05896</text:p>
              </table:table-cell>
              <table:table-cell office:value-type="float" office:value="1745.064453">
                <text:p>1745.064453</text:p>
              </table:table-cell>
              <table:table-cell office:value-type="float" office:value="1670.872681">
                <text:p>1670.872681</text:p>
              </table:table-cell>
              <table:table-cell office:value-type="float" office:value="1745.721436">
                <text:p>1745.721436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674.531616">
                <text:p>1674.531616</text:p>
              </table:table-cell>
              <table:table-cell office:value-type="float" office:value="1742.239258">
                <text:p>1742.239258</text:p>
              </table:table-cell>
              <table:table-cell office:value-type="float" office:value="1673.716309">
                <text:p>1673.716309</text:p>
              </table:table-cell>
              <table:table-cell office:value-type="float" office:value="1748.309204">
                <text:p>1748.309204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672.197754">
                <text:p>1672.197754</text:p>
              </table:table-cell>
              <table:table-cell office:value-type="float" office:value="1746.224609">
                <text:p>1746.224609</text:p>
              </table:table-cell>
              <table:table-cell office:value-type="float" office:value="1674.21875">
                <text:p>1674.21875</text:p>
              </table:table-cell>
              <table:table-cell office:value-type="float" office:value="1745.706055">
                <text:p>1745.706055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671.719727">
                <text:p>1671.719727</text:p>
              </table:table-cell>
              <table:table-cell office:value-type="float" office:value="1744.808838">
                <text:p>1744.808838</text:p>
              </table:table-cell>
              <table:table-cell office:value-type="float" office:value="1672.608887">
                <text:p>1672.608887</text:p>
              </table:table-cell>
              <table:table-cell office:value-type="float" office:value="1748.758057">
                <text:p>1748.758057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668.428223">
                <text:p>1668.428223</text:p>
              </table:table-cell>
              <table:table-cell office:value-type="float" office:value="1744.508301">
                <text:p>1744.508301</text:p>
              </table:table-cell>
              <table:table-cell office:value-type="float" office:value="1672.615234">
                <text:p>1672.615234</text:p>
              </table:table-cell>
              <table:table-cell office:value-type="float" office:value="1747.408691">
                <text:p>1747.408691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670.779053">
                <text:p>1670.779053</text:p>
              </table:table-cell>
              <table:table-cell office:value-type="float" office:value="1743.395264">
                <text:p>1743.395264</text:p>
              </table:table-cell>
              <table:table-cell office:value-type="float" office:value="1671.887207">
                <text:p>1671.887207</text:p>
              </table:table-cell>
              <table:table-cell office:value-type="float" office:value="1744.44812">
                <text:p>1744.44812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671.214111">
                <text:p>1671.214111</text:p>
              </table:table-cell>
              <table:table-cell office:value-type="float" office:value="1744.682861">
                <text:p>1744.682861</text:p>
              </table:table-cell>
              <table:table-cell office:value-type="float" office:value="1671.509521">
                <text:p>1671.509521</text:p>
              </table:table-cell>
              <table:table-cell office:value-type="float" office:value="1748.268066">
                <text:p>1748.268066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668.964355">
                <text:p>1668.964355</text:p>
              </table:table-cell>
              <table:table-cell office:value-type="float" office:value="1746.921631">
                <text:p>1746.921631</text:p>
              </table:table-cell>
              <table:table-cell office:value-type="float" office:value="1671.719727">
                <text:p>1671.719727</text:p>
              </table:table-cell>
              <table:table-cell office:value-type="float" office:value="1747.997681">
                <text:p>1747.997681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669.673706">
                <text:p>1669.673706</text:p>
              </table:table-cell>
              <table:table-cell office:value-type="float" office:value="1744.06958">
                <text:p>1744.06958</text:p>
              </table:table-cell>
              <table:table-cell office:value-type="float" office:value="1669.676147">
                <text:p>1669.676147</text:p>
              </table:table-cell>
              <table:table-cell office:value-type="float" office:value="1747.645386">
                <text:p>1747.645386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665.953979">
                <text:p>1665.953979</text:p>
              </table:table-cell>
              <table:table-cell office:value-type="float" office:value="1745.083984">
                <text:p>1745.083984</text:p>
              </table:table-cell>
              <table:table-cell office:value-type="float" office:value="1668.918213">
                <text:p>1668.918213</text:p>
              </table:table-cell>
              <table:table-cell office:value-type="float" office:value="1747.263794">
                <text:p>1747.263794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667.386353">
                <text:p>1667.386353</text:p>
              </table:table-cell>
              <table:table-cell office:value-type="float" office:value="1744.565063">
                <text:p>1744.565063</text:p>
              </table:table-cell>
              <table:table-cell office:value-type="float" office:value="1669.52417">
                <text:p>1669.52417</text:p>
              </table:table-cell>
              <table:table-cell office:value-type="float" office:value="1748.669922">
                <text:p>1748.669922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668.524902">
                <text:p>1668.524902</text:p>
              </table:table-cell>
              <table:table-cell office:value-type="float" office:value="1744.617065">
                <text:p>1744.617065</text:p>
              </table:table-cell>
              <table:table-cell office:value-type="float" office:value="1669.423096">
                <text:p>1669.423096</text:p>
              </table:table-cell>
              <table:table-cell office:value-type="float" office:value="1747.882446">
                <text:p>1747.882446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675.029053">
                <text:p>1675.029053</text:p>
              </table:table-cell>
              <table:table-cell office:value-type="float" office:value="1730.236328">
                <text:p>1730.236328</text:p>
              </table:table-cell>
              <table:table-cell office:value-type="float" office:value="1674.2052">
                <text:p>1674.2052</text:p>
              </table:table-cell>
              <table:table-cell office:value-type="float" office:value="1735.024292">
                <text:p>1735.024292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664.519409">
                <text:p>1664.519409</text:p>
              </table:table-cell>
              <table:table-cell office:value-type="float" office:value="1723.351196">
                <text:p>1723.351196</text:p>
              </table:table-cell>
              <table:table-cell office:value-type="float" office:value="1663.814697">
                <text:p>1663.814697</text:p>
              </table:table-cell>
              <table:table-cell office:value-type="float" office:value="1725.144531">
                <text:p>1725.144531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632.345459">
                <text:p>1632.345459</text:p>
              </table:table-cell>
              <table:table-cell office:value-type="float" office:value="1728.515991">
                <text:p>1728.515991</text:p>
              </table:table-cell>
              <table:table-cell office:value-type="float" office:value="1629.794556">
                <text:p>1629.794556</text:p>
              </table:table-cell>
              <table:table-cell office:value-type="float" office:value="1725.54895">
                <text:p>1725.54895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633.716064">
                <text:p>1633.716064</text:p>
              </table:table-cell>
              <table:table-cell office:value-type="float" office:value="1700.973389">
                <text:p>1700.973389</text:p>
              </table:table-cell>
              <table:table-cell office:value-type="float" office:value="1631.704468">
                <text:p>1631.704468</text:p>
              </table:table-cell>
              <table:table-cell office:value-type="float" office:value="1703.871826">
                <text:p>1703.871826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626.667725">
                <text:p>1626.667725</text:p>
              </table:table-cell>
              <table:table-cell office:value-type="float" office:value="1692.269409">
                <text:p>1692.269409</text:p>
              </table:table-cell>
              <table:table-cell office:value-type="float" office:value="1625.710693">
                <text:p>1625.710693</text:p>
              </table:table-cell>
              <table:table-cell office:value-type="float" office:value="1692.206055">
                <text:p>1692.206055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615.818359">
                <text:p>1615.818359</text:p>
              </table:table-cell>
              <table:table-cell office:value-type="float" office:value="1689.043701">
                <text:p>1689.043701</text:p>
              </table:table-cell>
              <table:table-cell office:value-type="float" office:value="1616.430786">
                <text:p>1616.430786</text:p>
              </table:table-cell>
              <table:table-cell office:value-type="float" office:value="1687.172607">
                <text:p>1687.172607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611.18457">
                <text:p>1611.18457</text:p>
              </table:table-cell>
              <table:table-cell office:value-type="float" office:value="1670.864868">
                <text:p>1670.864868</text:p>
              </table:table-cell>
              <table:table-cell office:value-type="float" office:value="1614.655151">
                <text:p>1614.655151</text:p>
              </table:table-cell>
              <table:table-cell office:value-type="float" office:value="1677.240479">
                <text:p>1677.240479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603.656982">
                <text:p>1603.656982</text:p>
              </table:table-cell>
              <table:table-cell office:value-type="float" office:value="1672.430298">
                <text:p>1672.430298</text:p>
              </table:table-cell>
              <table:table-cell office:value-type="float" office:value="1607.005493">
                <text:p>1607.005493</text:p>
              </table:table-cell>
              <table:table-cell office:value-type="float" office:value="1671.609009">
                <text:p>1671.609009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603.918701">
                <text:p>1603.918701</text:p>
              </table:table-cell>
              <table:table-cell office:value-type="float" office:value="1660.569214">
                <text:p>1660.569214</text:p>
              </table:table-cell>
              <table:table-cell office:value-type="float" office:value="1601.697998">
                <text:p>1601.697998</text:p>
              </table:table-cell>
              <table:table-cell office:value-type="float" office:value="1661.089722">
                <text:p>1661.089722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598.266479">
                <text:p>1598.266479</text:p>
              </table:table-cell>
              <table:table-cell office:value-type="float" office:value="1649.588989">
                <text:p>1649.588989</text:p>
              </table:table-cell>
              <table:table-cell office:value-type="float" office:value="1601.283813">
                <text:p>1601.283813</text:p>
              </table:table-cell>
              <table:table-cell office:value-type="float" office:value="1649.978882">
                <text:p>1649.978882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597.479492">
                <text:p>1597.479492</text:p>
              </table:table-cell>
              <table:table-cell office:value-type="float" office:value="1643.032471">
                <text:p>1643.032471</text:p>
              </table:table-cell>
              <table:table-cell office:value-type="float" office:value="1592.472412">
                <text:p>1592.472412</text:p>
              </table:table-cell>
              <table:table-cell office:value-type="float" office:value="1646.142578">
                <text:p>1646.142578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591.509399">
                <text:p>1591.509399</text:p>
              </table:table-cell>
              <table:table-cell office:value-type="float" office:value="1639.777832">
                <text:p>1639.777832</text:p>
              </table:table-cell>
              <table:table-cell office:value-type="float" office:value="1593.466675">
                <text:p>1593.466675</text:p>
              </table:table-cell>
              <table:table-cell office:value-type="float" office:value="1640.308838">
                <text:p>1640.308838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591.26062">
                <text:p>1591.26062</text:p>
              </table:table-cell>
              <table:table-cell office:value-type="float" office:value="1630.139893">
                <text:p>1630.139893</text:p>
              </table:table-cell>
              <table:table-cell office:value-type="float" office:value="1593.026245">
                <text:p>1593.026245</text:p>
              </table:table-cell>
              <table:table-cell office:value-type="float" office:value="1626.796387">
                <text:p>1626.796387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585.26416">
                <text:p>1585.26416</text:p>
              </table:table-cell>
              <table:table-cell office:value-type="float" office:value="1626.787231">
                <text:p>1626.787231</text:p>
              </table:table-cell>
              <table:table-cell office:value-type="float" office:value="1579.283325">
                <text:p>1579.283325</text:p>
              </table:table-cell>
              <table:table-cell office:value-type="float" office:value="1632.299805">
                <text:p>1632.299805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580.369385">
                <text:p>1580.369385</text:p>
              </table:table-cell>
              <table:table-cell office:value-type="float" office:value="1623.922852">
                <text:p>1623.922852</text:p>
              </table:table-cell>
              <table:table-cell office:value-type="float" office:value="1584.991577">
                <text:p>1584.991577</text:p>
              </table:table-cell>
              <table:table-cell office:value-type="float" office:value="1619.182739">
                <text:p>1619.182739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582.979858">
                <text:p>1582.979858</text:p>
              </table:table-cell>
              <table:table-cell office:value-type="float" office:value="1616.040405">
                <text:p>1616.040405</text:p>
              </table:table-cell>
              <table:table-cell office:value-type="float" office:value="1582.293457">
                <text:p>1582.293457</text:p>
              </table:table-cell>
              <table:table-cell office:value-type="float" office:value="1616.725098">
                <text:p>1616.725098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580.025635">
                <text:p>1580.025635</text:p>
              </table:table-cell>
              <table:table-cell office:value-type="float" office:value="1615.108521">
                <text:p>1615.108521</text:p>
              </table:table-cell>
              <table:table-cell office:value-type="float" office:value="1577.251343">
                <text:p>1577.251343</text:p>
              </table:table-cell>
              <table:table-cell office:value-type="float" office:value="1615.550171">
                <text:p>1615.550171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577.805664">
                <text:p>1577.805664</text:p>
              </table:table-cell>
              <table:table-cell office:value-type="float" office:value="1608.945557">
                <text:p>1608.945557</text:p>
              </table:table-cell>
              <table:table-cell office:value-type="float" office:value="1579.670044">
                <text:p>1579.670044</text:p>
              </table:table-cell>
              <table:table-cell office:value-type="float" office:value="1608.764648">
                <text:p>1608.764648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576.63855">
                <text:p>1576.63855</text:p>
              </table:table-cell>
              <table:table-cell office:value-type="float" office:value="1605.013672">
                <text:p>1605.013672</text:p>
              </table:table-cell>
              <table:table-cell office:value-type="float" office:value="1580.770508">
                <text:p>1580.770508</text:p>
              </table:table-cell>
              <table:table-cell office:value-type="float" office:value="1604.453125">
                <text:p>1604.453125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574.983154">
                <text:p>1574.983154</text:p>
              </table:table-cell>
              <table:table-cell office:value-type="float" office:value="1601.706665">
                <text:p>1601.706665</text:p>
              </table:table-cell>
              <table:table-cell office:value-type="float" office:value="1577.61499">
                <text:p>1577.61499</text:p>
              </table:table-cell>
              <table:table-cell office:value-type="float" office:value="1600.113281">
                <text:p>1600.113281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575.745361">
                <text:p>1575.745361</text:p>
              </table:table-cell>
              <table:table-cell office:value-type="float" office:value="1599.388184">
                <text:p>1599.388184</text:p>
              </table:table-cell>
              <table:table-cell office:value-type="float" office:value="1574.249023">
                <text:p>1574.249023</text:p>
              </table:table-cell>
              <table:table-cell office:value-type="float" office:value="1597.837158">
                <text:p>1597.837158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571.023438">
                <text:p>1571.023438</text:p>
              </table:table-cell>
              <table:table-cell office:value-type="float" office:value="1595.126465">
                <text:p>1595.126465</text:p>
              </table:table-cell>
              <table:table-cell office:value-type="float" office:value="1572.970215">
                <text:p>1572.970215</text:p>
              </table:table-cell>
              <table:table-cell office:value-type="float" office:value="1596.510864">
                <text:p>1596.510864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574.887817">
                <text:p>1574.887817</text:p>
              </table:table-cell>
              <table:table-cell office:value-type="float" office:value="1594.33667">
                <text:p>1594.33667</text:p>
              </table:table-cell>
              <table:table-cell office:value-type="float" office:value="1575.134399">
                <text:p>1575.134399</text:p>
              </table:table-cell>
              <table:table-cell office:value-type="float" office:value="1595.15564">
                <text:p>1595.15564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571.763672">
                <text:p>1571.763672</text:p>
              </table:table-cell>
              <table:table-cell office:value-type="float" office:value="1592.610718">
                <text:p>1592.610718</text:p>
              </table:table-cell>
              <table:table-cell office:value-type="float" office:value="1572.504517">
                <text:p>1572.504517</text:p>
              </table:table-cell>
              <table:table-cell office:value-type="float" office:value="1591.411499">
                <text:p>1591.411499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568.737183">
                <text:p>1568.737183</text:p>
              </table:table-cell>
              <table:table-cell office:value-type="float" office:value="1589.09082">
                <text:p>1589.09082</text:p>
              </table:table-cell>
              <table:table-cell office:value-type="float" office:value="1574.119629">
                <text:p>1574.119629</text:p>
              </table:table-cell>
              <table:table-cell office:value-type="float" office:value="1585.616699">
                <text:p>1585.616699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568.316284">
                <text:p>1568.316284</text:p>
              </table:table-cell>
              <table:table-cell office:value-type="float" office:value="1587.069458">
                <text:p>1587.069458</text:p>
              </table:table-cell>
              <table:table-cell office:value-type="float" office:value="1570.849365">
                <text:p>1570.849365</text:p>
              </table:table-cell>
              <table:table-cell office:value-type="float" office:value="1585.187134">
                <text:p>1585.187134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570.166992">
                <text:p>1570.166992</text:p>
              </table:table-cell>
              <table:table-cell office:value-type="float" office:value="1580.269287">
                <text:p>1580.269287</text:p>
              </table:table-cell>
              <table:table-cell office:value-type="float" office:value="1476.147461">
                <text:p>1476.147461</text:p>
              </table:table-cell>
              <table:table-cell office:value-type="float" office:value="1501.12561">
                <text:p>1501.12561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507.792969">
                <text:p>1507.792969</text:p>
              </table:table-cell>
              <table:table-cell office:value-type="float" office:value="1543.578979">
                <text:p>1543.578979</text:p>
              </table:table-cell>
              <table:table-cell office:value-type="float" office:value="1435.703491">
                <text:p>1435.703491</text:p>
              </table:table-cell>
              <table:table-cell office:value-type="float" office:value="1440.590942">
                <text:p>1440.590942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503.521484">
                <text:p>1503.521484</text:p>
              </table:table-cell>
              <table:table-cell office:value-type="float" office:value="1513.130005">
                <text:p>1513.130005</text:p>
              </table:table-cell>
              <table:table-cell office:value-type="float" office:value="1422.323364">
                <text:p>1422.323364</text:p>
              </table:table-cell>
              <table:table-cell office:value-type="float" office:value="1414.103027">
                <text:p>1414.103027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590.613892">
                <text:p>1590.613892</text:p>
              </table:table-cell>
              <table:table-cell office:value-type="float" office:value="1605.987305">
                <text:p>1605.987305</text:p>
              </table:table-cell>
              <table:table-cell office:value-type="float" office:value="1507.374146">
                <text:p>1507.374146</text:p>
              </table:table-cell>
              <table:table-cell office:value-type="float" office:value="1509.382324">
                <text:p>1509.382324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594.178467">
                <text:p>1594.178467</text:p>
              </table:table-cell>
              <table:table-cell office:value-type="float" office:value="1602.898804">
                <text:p>1602.898804</text:p>
              </table:table-cell>
              <table:table-cell office:value-type="float" office:value="1561.262451">
                <text:p>1561.262451</text:p>
              </table:table-cell>
              <table:table-cell office:value-type="float" office:value="1576.249512">
                <text:p>1576.249512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579.773193">
                <text:p>1579.773193</text:p>
              </table:table-cell>
              <table:table-cell office:value-type="float" office:value="1587.46875">
                <text:p>1587.46875</text:p>
              </table:table-cell>
              <table:table-cell office:value-type="float" office:value="1590.237427">
                <text:p>1590.237427</text:p>
              </table:table-cell>
              <table:table-cell office:value-type="float" office:value="1597.16394">
                <text:p>1597.16394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582.858887">
                <text:p>1582.858887</text:p>
              </table:table-cell>
              <table:table-cell office:value-type="float" office:value="1585.774902">
                <text:p>1585.774902</text:p>
              </table:table-cell>
              <table:table-cell office:value-type="float" office:value="1589.786499">
                <text:p>1589.786499</text:p>
              </table:table-cell>
              <table:table-cell office:value-type="float" office:value="1595.24939">
                <text:p>1595.24939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580.458008">
                <text:p>1580.458008</text:p>
              </table:table-cell>
              <table:table-cell office:value-type="float" office:value="1587.875488">
                <text:p>1587.875488</text:p>
              </table:table-cell>
              <table:table-cell office:value-type="float" office:value="1580.894287">
                <text:p>1580.894287</text:p>
              </table:table-cell>
              <table:table-cell office:value-type="float" office:value="1596.076416">
                <text:p>1596.076416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583.841187">
                <text:p>1583.841187</text:p>
              </table:table-cell>
              <table:table-cell office:value-type="float" office:value="1586.547485">
                <text:p>1586.547485</text:p>
              </table:table-cell>
              <table:table-cell office:value-type="float" office:value="1582.651855">
                <text:p>1582.651855</text:p>
              </table:table-cell>
              <table:table-cell office:value-type="float" office:value="1592.870239">
                <text:p>1592.870239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586.628906">
                <text:p>1586.628906</text:p>
              </table:table-cell>
              <table:table-cell office:value-type="float" office:value="1585.797852">
                <text:p>1585.797852</text:p>
              </table:table-cell>
              <table:table-cell office:value-type="float" office:value="1584.211792">
                <text:p>1584.211792</text:p>
              </table:table-cell>
              <table:table-cell office:value-type="float" office:value="1591.651611">
                <text:p>1591.651611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583.344238">
                <text:p>1583.344238</text:p>
              </table:table-cell>
              <table:table-cell office:value-type="float" office:value="1584.776245">
                <text:p>1584.776245</text:p>
              </table:table-cell>
              <table:table-cell office:value-type="float" office:value="1583.577393">
                <text:p>1583.577393</text:p>
              </table:table-cell>
              <table:table-cell office:value-type="float" office:value="1587.488525">
                <text:p>1587.488525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582.836304">
                <text:p>1582.836304</text:p>
              </table:table-cell>
              <table:table-cell office:value-type="float" office:value="1588.157593">
                <text:p>1588.157593</text:p>
              </table:table-cell>
              <table:table-cell office:value-type="float" office:value="1576.9021">
                <text:p>1576.9021</text:p>
              </table:table-cell>
              <table:table-cell office:value-type="float" office:value="1597.028931">
                <text:p>1597.028931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583.693604">
                <text:p>1583.693604</text:p>
              </table:table-cell>
              <table:table-cell office:value-type="float" office:value="1586.551636">
                <text:p>1586.551636</text:p>
              </table:table-cell>
              <table:table-cell office:value-type="float" office:value="1582.080078">
                <text:p>1582.080078</text:p>
              </table:table-cell>
              <table:table-cell office:value-type="float" office:value="1591.243408">
                <text:p>1591.243408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581.650635">
                <text:p>1581.650635</text:p>
              </table:table-cell>
              <table:table-cell office:value-type="float" office:value="1584.355103">
                <text:p>1584.355103</text:p>
              </table:table-cell>
              <table:table-cell office:value-type="float" office:value="1578.549561">
                <text:p>1578.549561</text:p>
              </table:table-cell>
              <table:table-cell office:value-type="float" office:value="1590.450684">
                <text:p>1590.450684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584.234497">
                <text:p>1584.234497</text:p>
              </table:table-cell>
              <table:table-cell office:value-type="float" office:value="1584.063354">
                <text:p>1584.063354</text:p>
              </table:table-cell>
              <table:table-cell office:value-type="float" office:value="1581.151123">
                <text:p>1581.151123</text:p>
              </table:table-cell>
              <table:table-cell office:value-type="float" office:value="1591.13501">
                <text:p>1591.13501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584.724731">
                <text:p>1584.724731</text:p>
              </table:table-cell>
              <table:table-cell office:value-type="float" office:value="1586.196045">
                <text:p>1586.196045</text:p>
              </table:table-cell>
              <table:table-cell office:value-type="float" office:value="1581.067261">
                <text:p>1581.067261</text:p>
              </table:table-cell>
              <table:table-cell office:value-type="float" office:value="1590.611328">
                <text:p>1590.61132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579.713013">
                <text:p>1579.713013</text:p>
              </table:table-cell>
              <table:table-cell office:value-type="float" office:value="1586.131836">
                <text:p>1586.131836</text:p>
              </table:table-cell>
              <table:table-cell office:value-type="float" office:value="1578.737793">
                <text:p>1578.737793</text:p>
              </table:table-cell>
              <table:table-cell office:value-type="float" office:value="1589.094604">
                <text:p>1589.094604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581.138184">
                <text:p>1581.138184</text:p>
              </table:table-cell>
              <table:table-cell office:value-type="float" office:value="1589.098633">
                <text:p>1589.098633</text:p>
              </table:table-cell>
              <table:table-cell office:value-type="float" office:value="1572.388428">
                <text:p>1572.388428</text:p>
              </table:table-cell>
              <table:table-cell office:value-type="float" office:value="1599.395386">
                <text:p>1599.395386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588.54834">
                <text:p>1588.54834</text:p>
              </table:table-cell>
              <table:table-cell office:value-type="float" office:value="1581.202393">
                <text:p>1581.202393</text:p>
              </table:table-cell>
              <table:table-cell office:value-type="float" office:value="1589.578491">
                <text:p>1589.578491</text:p>
              </table:table-cell>
              <table:table-cell office:value-type="float" office:value="1587.05127">
                <text:p>1587.05127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589.876587">
                <text:p>1589.876587</text:p>
              </table:table-cell>
              <table:table-cell office:value-type="float" office:value="1578.61377">
                <text:p>1578.61377</text:p>
              </table:table-cell>
              <table:table-cell office:value-type="float" office:value="1595.933594">
                <text:p>1595.933594</text:p>
              </table:table-cell>
              <table:table-cell office:value-type="float" office:value="1568.735229">
                <text:p>1568.735229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576.843262">
                <text:p>1576.843262</text:p>
              </table:table-cell>
              <table:table-cell office:value-type="float" office:value="1591.316406">
                <text:p>1591.316406</text:p>
              </table:table-cell>
              <table:table-cell office:value-type="float" office:value="1567.915649">
                <text:p>1567.915649</text:p>
              </table:table-cell>
              <table:table-cell office:value-type="float" office:value="1600.64563">
                <text:p>1600.64563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585.318115">
                <text:p>1585.318115</text:p>
              </table:table-cell>
              <table:table-cell office:value-type="float" office:value="1585.330322">
                <text:p>1585.330322</text:p>
              </table:table-cell>
              <table:table-cell office:value-type="float" office:value="1581.773438">
                <text:p>1581.773438</text:p>
              </table:table-cell>
              <table:table-cell office:value-type="float" office:value="1587.071411">
                <text:p>1587.071411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586.957886">
                <text:p>1586.957886</text:p>
              </table:table-cell>
              <table:table-cell office:value-type="float" office:value="1582.976562">
                <text:p>1582.976562</text:p>
              </table:table-cell>
              <table:table-cell office:value-type="float" office:value="1583.820801">
                <text:p>1583.820801</text:p>
              </table:table-cell>
              <table:table-cell office:value-type="float" office:value="1587.392944">
                <text:p>1587.392944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585.483887">
                <text:p>1585.483887</text:p>
              </table:table-cell>
              <table:table-cell office:value-type="float" office:value="1585.300171">
                <text:p>1585.300171</text:p>
              </table:table-cell>
              <table:table-cell office:value-type="float" office:value="1580.027466">
                <text:p>1580.027466</text:p>
              </table:table-cell>
              <table:table-cell office:value-type="float" office:value="1588.149902">
                <text:p>1588.149902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585.35791">
                <text:p>1585.35791</text:p>
              </table:table-cell>
              <table:table-cell office:value-type="float" office:value="1583.304443">
                <text:p>1583.304443</text:p>
              </table:table-cell>
              <table:table-cell office:value-type="float" office:value="1583.432495">
                <text:p>1583.432495</text:p>
              </table:table-cell>
              <table:table-cell office:value-type="float" office:value="1588.332031">
                <text:p>1588.332031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586.484863">
                <text:p>1586.484863</text:p>
              </table:table-cell>
              <table:table-cell office:value-type="float" office:value="1582.423462">
                <text:p>1582.423462</text:p>
              </table:table-cell>
              <table:table-cell office:value-type="float" office:value="1580.740601">
                <text:p>1580.740601</text:p>
              </table:table-cell>
              <table:table-cell office:value-type="float" office:value="1588.796387">
                <text:p>1588.796387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584.114258">
                <text:p>1584.114258</text:p>
              </table:table-cell>
              <table:table-cell office:value-type="float" office:value="1585.837769">
                <text:p>1585.837769</text:p>
              </table:table-cell>
              <table:table-cell office:value-type="float" office:value="1583.138062">
                <text:p>1583.138062</text:p>
              </table:table-cell>
              <table:table-cell office:value-type="float" office:value="1584.445435">
                <text:p>1584.445435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582.034912">
                <text:p>1582.034912</text:p>
              </table:table-cell>
              <table:table-cell office:value-type="float" office:value="1582.037476">
                <text:p>1582.037476</text:p>
              </table:table-cell>
              <table:table-cell office:value-type="float" office:value="1578.915283">
                <text:p>1578.915283</text:p>
              </table:table-cell>
              <table:table-cell office:value-type="float" office:value="1585.043091">
                <text:p>1585.043091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585.59668">
                <text:p>1585.59668</text:p>
              </table:table-cell>
              <table:table-cell office:value-type="float" office:value="1582.51123">
                <text:p>1582.51123</text:p>
              </table:table-cell>
              <table:table-cell office:value-type="float" office:value="1580.411011">
                <text:p>1580.411011</text:p>
              </table:table-cell>
              <table:table-cell office:value-type="float" office:value="1590.403198">
                <text:p>1590.403198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582.361938">
                <text:p>1582.361938</text:p>
              </table:table-cell>
              <table:table-cell office:value-type="float" office:value="1583.312134">
                <text:p>1583.312134</text:p>
              </table:table-cell>
              <table:table-cell office:value-type="float" office:value="1581.594238">
                <text:p>1581.594238</text:p>
              </table:table-cell>
              <table:table-cell office:value-type="float" office:value="1586.20813">
                <text:p>1586.20813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584.290283">
                <text:p>1584.290283</text:p>
              </table:table-cell>
              <table:table-cell office:value-type="float" office:value="1581.093872">
                <text:p>1581.093872</text:p>
              </table:table-cell>
              <table:table-cell office:value-type="float" office:value="1584.672729">
                <text:p>1584.672729</text:p>
              </table:table-cell>
              <table:table-cell office:value-type="float" office:value="1584.102051">
                <text:p>1584.102051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581.891724">
                <text:p>1581.891724</text:p>
              </table:table-cell>
              <table:table-cell office:value-type="float" office:value="1584.46936">
                <text:p>1584.46936</text:p>
              </table:table-cell>
              <table:table-cell office:value-type="float" office:value="1579.338013">
                <text:p>1579.338013</text:p>
              </table:table-cell>
              <table:table-cell office:value-type="float" office:value="1586.682861">
                <text:p>1586.682861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583.171265">
                <text:p>1583.171265</text:p>
              </table:table-cell>
              <table:table-cell office:value-type="float" office:value="1583.874756">
                <text:p>1583.874756</text:p>
              </table:table-cell>
              <table:table-cell office:value-type="float" office:value="1584.4104">
                <text:p>1584.4104</text:p>
              </table:table-cell>
              <table:table-cell office:value-type="float" office:value="1584.221924">
                <text:p>1584.221924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582.061157">
                <text:p>1582.061157</text:p>
              </table:table-cell>
              <table:table-cell office:value-type="float" office:value="1583.078735">
                <text:p>1583.078735</text:p>
              </table:table-cell>
              <table:table-cell office:value-type="float" office:value="1580.347656">
                <text:p>1580.347656</text:p>
              </table:table-cell>
              <table:table-cell office:value-type="float" office:value="1587.420044">
                <text:p>1587.420044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581.240845">
                <text:p>1581.240845</text:p>
              </table:table-cell>
              <table:table-cell office:value-type="float" office:value="1583.68042">
                <text:p>1583.68042</text:p>
              </table:table-cell>
              <table:table-cell office:value-type="float" office:value="1584.137695">
                <text:p>1584.137695</text:p>
              </table:table-cell>
              <table:table-cell office:value-type="float" office:value="1586.212402">
                <text:p>1586.212402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586.092407">
                <text:p>1586.092407</text:p>
              </table:table-cell>
              <table:table-cell office:value-type="float" office:value="1583.649536">
                <text:p>1583.649536</text:p>
              </table:table-cell>
              <table:table-cell office:value-type="float" office:value="1585.836548">
                <text:p>1585.836548</text:p>
              </table:table-cell>
              <table:table-cell office:value-type="float" office:value="1586.052856">
                <text:p>1586.052856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585.741211">
                <text:p>1585.741211</text:p>
              </table:table-cell>
              <table:table-cell office:value-type="float" office:value="1579.861206">
                <text:p>1579.861206</text:p>
              </table:table-cell>
              <table:table-cell office:value-type="float" office:value="1583.832397">
                <text:p>1583.832397</text:p>
              </table:table-cell>
              <table:table-cell office:value-type="float" office:value="1583.179565">
                <text:p>1583.179565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583.569458">
                <text:p>1583.569458</text:p>
              </table:table-cell>
              <table:table-cell office:value-type="float" office:value="1585.145508">
                <text:p>1585.145508</text:p>
              </table:table-cell>
              <table:table-cell office:value-type="float" office:value="1584.711304">
                <text:p>1584.711304</text:p>
              </table:table-cell>
              <table:table-cell office:value-type="float" office:value="1583.198486">
                <text:p>1583.198486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583.266724">
                <text:p>1583.266724</text:p>
              </table:table-cell>
              <table:table-cell office:value-type="float" office:value="1582.362549">
                <text:p>1582.362549</text:p>
              </table:table-cell>
              <table:table-cell office:value-type="float" office:value="1583.49353">
                <text:p>1583.49353</text:p>
              </table:table-cell>
              <table:table-cell office:value-type="float" office:value="1581.409912">
                <text:p>1581.409912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583.426392">
                <text:p>1583.426392</text:p>
              </table:table-cell>
              <table:table-cell office:value-type="float" office:value="1581.223511">
                <text:p>1581.223511</text:p>
              </table:table-cell>
              <table:table-cell office:value-type="float" office:value="1582.559204">
                <text:p>1582.559204</text:p>
              </table:table-cell>
              <table:table-cell office:value-type="float" office:value="1583.314453">
                <text:p>1583.314453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586.926392">
                <text:p>1586.926392</text:p>
              </table:table-cell>
              <table:table-cell office:value-type="float" office:value="1583.591187">
                <text:p>1583.591187</text:p>
              </table:table-cell>
              <table:table-cell office:value-type="float" office:value="1586.936279">
                <text:p>1586.936279</text:p>
              </table:table-cell>
              <table:table-cell office:value-type="float" office:value="1582.842773">
                <text:p>1582.842773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587.686279">
                <text:p>1587.686279</text:p>
              </table:table-cell>
              <table:table-cell office:value-type="float" office:value="1582.880005">
                <text:p>1582.880005</text:p>
              </table:table-cell>
              <table:table-cell office:value-type="float" office:value="1589.772461">
                <text:p>1589.772461</text:p>
              </table:table-cell>
              <table:table-cell office:value-type="float" office:value="1580.279053">
                <text:p>1580.279053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1583.328369">
                <text:p>1583.328369</text:p>
              </table:table-cell>
              <table:table-cell office:value-type="float" office:value="1584.333862">
                <text:p>1584.333862</text:p>
              </table:table-cell>
              <table:table-cell office:value-type="float" office:value="1581.59021">
                <text:p>1581.59021</text:p>
              </table:table-cell>
              <table:table-cell office:value-type="float" office:value="1584.672974">
                <text:p>1584.672974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1583.484863">
                <text:p>1583.484863</text:p>
              </table:table-cell>
              <table:table-cell office:value-type="float" office:value="1581.665039">
                <text:p>1581.665039</text:p>
              </table:table-cell>
              <table:table-cell office:value-type="float" office:value="1583.624146">
                <text:p>1583.624146</text:p>
              </table:table-cell>
              <table:table-cell office:value-type="float" office:value="1583.241455">
                <text:p>1583.241455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588.034668">
                <text:p>1588.034668</text:p>
              </table:table-cell>
              <table:table-cell office:value-type="float" office:value="1581.373901">
                <text:p>1581.373901</text:p>
              </table:table-cell>
              <table:table-cell office:value-type="float" office:value="1588.999512">
                <text:p>1588.999512</text:p>
              </table:table-cell>
              <table:table-cell office:value-type="float" office:value="1581.375">
                <text:p>1581.375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1580.861816">
                <text:p>1580.861816</text:p>
              </table:table-cell>
              <table:table-cell office:value-type="float" office:value="1587.226196">
                <text:p>1587.226196</text:p>
              </table:table-cell>
              <table:table-cell office:value-type="float" office:value="1583.479126">
                <text:p>1583.479126</text:p>
              </table:table-cell>
              <table:table-cell office:value-type="float" office:value="1586.203979">
                <text:p>1586.203979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1582.139771">
                <text:p>1582.139771</text:p>
              </table:table-cell>
              <table:table-cell office:value-type="float" office:value="1583.693359">
                <text:p>1583.693359</text:p>
              </table:table-cell>
              <table:table-cell office:value-type="float" office:value="1582.410034">
                <text:p>1582.410034</text:p>
              </table:table-cell>
              <table:table-cell office:value-type="float" office:value="1583.720703">
                <text:p>1583.720703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582.968872">
                <text:p>1582.968872</text:p>
              </table:table-cell>
              <table:table-cell office:value-type="float" office:value="1583.917603">
                <text:p>1583.917603</text:p>
              </table:table-cell>
              <table:table-cell office:value-type="float" office:value="1583.296143">
                <text:p>1583.296143</text:p>
              </table:table-cell>
              <table:table-cell office:value-type="float" office:value="1585.309814">
                <text:p>1585.309814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1586.908813">
                <text:p>1586.908813</text:p>
              </table:table-cell>
              <table:table-cell office:value-type="float" office:value="1583.180176">
                <text:p>1583.180176</text:p>
              </table:table-cell>
              <table:table-cell office:value-type="float" office:value="1587.818359">
                <text:p>1587.818359</text:p>
              </table:table-cell>
              <table:table-cell office:value-type="float" office:value="1583.653809">
                <text:p>1583.653809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1585.792847">
                <text:p>1585.792847</text:p>
              </table:table-cell>
              <table:table-cell office:value-type="float" office:value="1584.271729">
                <text:p>1584.271729</text:p>
              </table:table-cell>
              <table:table-cell office:value-type="float" office:value="1583.547607">
                <text:p>1583.547607</text:p>
              </table:table-cell>
              <table:table-cell office:value-type="float" office:value="1583.130981">
                <text:p>1583.130981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1584.995117">
                <text:p>1584.995117</text:p>
              </table:table-cell>
              <table:table-cell office:value-type="float" office:value="1583.176636">
                <text:p>1583.176636</text:p>
              </table:table-cell>
              <table:table-cell office:value-type="float" office:value="1585.688354">
                <text:p>1585.688354</text:p>
              </table:table-cell>
              <table:table-cell office:value-type="float" office:value="1581.024292">
                <text:p>1581.024292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585.047852">
                <text:p>1585.047852</text:p>
              </table:table-cell>
              <table:table-cell office:value-type="float" office:value="1583.657227">
                <text:p>1583.657227</text:p>
              </table:table-cell>
              <table:table-cell office:value-type="float" office:value="1588.10376">
                <text:p>1588.10376</text:p>
              </table:table-cell>
              <table:table-cell office:value-type="float" office:value="1581.025024">
                <text:p>1581.025024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585.618042">
                <text:p>1585.618042</text:p>
              </table:table-cell>
              <table:table-cell office:value-type="float" office:value="1583.954102">
                <text:p>1583.954102</text:p>
              </table:table-cell>
              <table:table-cell office:value-type="float" office:value="1585.532104">
                <text:p>1585.532104</text:p>
              </table:table-cell>
              <table:table-cell office:value-type="float" office:value="1581.251587">
                <text:p>1581.251587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584.34668">
                <text:p>1584.34668</text:p>
              </table:table-cell>
              <table:table-cell office:value-type="float" office:value="1584.188232">
                <text:p>1584.188232</text:p>
              </table:table-cell>
              <table:table-cell office:value-type="float" office:value="1582.874878">
                <text:p>1582.874878</text:p>
              </table:table-cell>
              <table:table-cell office:value-type="float" office:value="1585.074341">
                <text:p>1585.074341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1582.071533">
                <text:p>1582.071533</text:p>
              </table:table-cell>
              <table:table-cell office:value-type="float" office:value="1583.760864">
                <text:p>1583.760864</text:p>
              </table:table-cell>
              <table:table-cell office:value-type="float" office:value="1584.442261">
                <text:p>1584.442261</text:p>
              </table:table-cell>
              <table:table-cell office:value-type="float" office:value="1585.117188">
                <text:p>1585.117188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587.377686">
                <text:p>1587.377686</text:p>
              </table:table-cell>
              <table:table-cell office:value-type="float" office:value="1582.370117">
                <text:p>1582.370117</text:p>
              </table:table-cell>
              <table:table-cell office:value-type="float" office:value="1584.022217">
                <text:p>1584.022217</text:p>
              </table:table-cell>
              <table:table-cell office:value-type="float" office:value="1582.979004">
                <text:p>1582.979004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583.863281">
                <text:p>1583.863281</text:p>
              </table:table-cell>
              <table:table-cell office:value-type="float" office:value="1584.534668">
                <text:p>1584.534668</text:p>
              </table:table-cell>
              <table:table-cell office:value-type="float" office:value="1584.377686">
                <text:p>1584.377686</text:p>
              </table:table-cell>
              <table:table-cell office:value-type="float" office:value="1584.884399">
                <text:p>1584.884399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1584.140015">
                <text:p>1584.140015</text:p>
              </table:table-cell>
              <table:table-cell office:value-type="float" office:value="1587.340576">
                <text:p>1587.340576</text:p>
              </table:table-cell>
              <table:table-cell office:value-type="float" office:value="1586.756836">
                <text:p>1586.756836</text:p>
              </table:table-cell>
              <table:table-cell office:value-type="float" office:value="1585.550537">
                <text:p>1585.550537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1585.841064">
                <text:p>1585.841064</text:p>
              </table:table-cell>
              <table:table-cell office:value-type="float" office:value="1584.56897">
                <text:p>1584.56897</text:p>
              </table:table-cell>
              <table:table-cell office:value-type="float" office:value="1583.331787">
                <text:p>1583.331787</text:p>
              </table:table-cell>
              <table:table-cell office:value-type="float" office:value="1585.493164">
                <text:p>1585.493164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582.355347">
                <text:p>1582.355347</text:p>
              </table:table-cell>
              <table:table-cell office:value-type="float" office:value="1582.623779">
                <text:p>1582.623779</text:p>
              </table:table-cell>
              <table:table-cell office:value-type="float" office:value="1583.933594">
                <text:p>1583.933594</text:p>
              </table:table-cell>
              <table:table-cell office:value-type="float" office:value="1584.208618">
                <text:p>1584.208618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585.788696">
                <text:p>1585.788696</text:p>
              </table:table-cell>
              <table:table-cell office:value-type="float" office:value="1584.083862">
                <text:p>1584.083862</text:p>
              </table:table-cell>
              <table:table-cell office:value-type="float" office:value="1580.218018">
                <text:p>1580.218018</text:p>
              </table:table-cell>
              <table:table-cell office:value-type="float" office:value="1587.408081">
                <text:p>1587.408081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584.501343">
                <text:p>1584.501343</text:p>
              </table:table-cell>
              <table:table-cell office:value-type="float" office:value="1583.814209">
                <text:p>1583.814209</text:p>
              </table:table-cell>
              <table:table-cell office:value-type="float" office:value="1587.424805">
                <text:p>1587.424805</text:p>
              </table:table-cell>
              <table:table-cell office:value-type="float" office:value="1583.319336">
                <text:p>1583.319336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584.185181">
                <text:p>1584.185181</text:p>
              </table:table-cell>
              <table:table-cell office:value-type="float" office:value="1585.830688">
                <text:p>1585.830688</text:p>
              </table:table-cell>
              <table:table-cell office:value-type="float" office:value="1586.291626">
                <text:p>1586.291626</text:p>
              </table:table-cell>
              <table:table-cell office:value-type="float" office:value="1583.480957">
                <text:p>1583.480957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584.464355">
                <text:p>1584.464355</text:p>
              </table:table-cell>
              <table:table-cell office:value-type="float" office:value="1585.612305">
                <text:p>1585.612305</text:p>
              </table:table-cell>
              <table:table-cell office:value-type="float" office:value="1581.822998">
                <text:p>1581.822998</text:p>
              </table:table-cell>
              <table:table-cell office:value-type="float" office:value="1583.719116">
                <text:p>1583.719116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585.992676">
                <text:p>1585.992676</text:p>
              </table:table-cell>
              <table:table-cell office:value-type="float" office:value="1583.389526">
                <text:p>1583.389526</text:p>
              </table:table-cell>
              <table:table-cell office:value-type="float" office:value="1586.157959">
                <text:p>1586.157959</text:p>
              </table:table-cell>
              <table:table-cell office:value-type="float" office:value="1583.475586">
                <text:p>1583.475586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582.14917">
                <text:p>1582.14917</text:p>
              </table:table-cell>
              <table:table-cell office:value-type="float" office:value="1583.104126">
                <text:p>1583.104126</text:p>
              </table:table-cell>
              <table:table-cell office:value-type="float" office:value="1584.935181">
                <text:p>1584.935181</text:p>
              </table:table-cell>
              <table:table-cell office:value-type="float" office:value="1584.671143">
                <text:p>1584.671143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1583.621704">
                <text:p>1583.621704</text:p>
              </table:table-cell>
              <table:table-cell office:value-type="float" office:value="1582.831421">
                <text:p>1582.831421</text:p>
              </table:table-cell>
              <table:table-cell office:value-type="float" office:value="1584.229736">
                <text:p>1584.229736</text:p>
              </table:table-cell>
              <table:table-cell office:value-type="float" office:value="1581.987427">
                <text:p>1581.987427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582.731445">
                <text:p>1582.731445</text:p>
              </table:table-cell>
              <table:table-cell office:value-type="float" office:value="1585.086548">
                <text:p>1585.086548</text:p>
              </table:table-cell>
              <table:table-cell office:value-type="float" office:value="1582.819458">
                <text:p>1582.819458</text:p>
              </table:table-cell>
              <table:table-cell office:value-type="float" office:value="1582.8573">
                <text:p>1582.8573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585.887573">
                <text:p>1585.887573</text:p>
              </table:table-cell>
              <table:table-cell office:value-type="float" office:value="1585.627441">
                <text:p>1585.627441</text:p>
              </table:table-cell>
              <table:table-cell office:value-type="float" office:value="1582.843628">
                <text:p>1582.843628</text:p>
              </table:table-cell>
              <table:table-cell office:value-type="float" office:value="1582.969727">
                <text:p>1582.969727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1594.085815">
                <text:p>1594.085815</text:p>
              </table:table-cell>
              <table:table-cell office:value-type="float" office:value="1592.008789">
                <text:p>1592.008789</text:p>
              </table:table-cell>
              <table:table-cell office:value-type="float" office:value="1597.59668">
                <text:p>1597.59668</text:p>
              </table:table-cell>
              <table:table-cell office:value-type="float" office:value="1592.470703">
                <text:p>1592.470703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1661.711304">
                <text:p>1661.711304</text:p>
              </table:table-cell>
              <table:table-cell office:value-type="float" office:value="1664.594238">
                <text:p>1664.594238</text:p>
              </table:table-cell>
              <table:table-cell office:value-type="float" office:value="1662.886353">
                <text:p>1662.886353</text:p>
              </table:table-cell>
              <table:table-cell office:value-type="float" office:value="1663.341064">
                <text:p>1663.341064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1607.168091">
                <text:p>1607.168091</text:p>
              </table:table-cell>
              <table:table-cell office:value-type="float" office:value="1603.877686">
                <text:p>1603.877686</text:p>
              </table:table-cell>
              <table:table-cell office:value-type="float" office:value="1605.917358">
                <text:p>1605.917358</text:p>
              </table:table-cell>
              <table:table-cell office:value-type="float" office:value="1605.005981">
                <text:p>1605.005981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1559.304688">
                <text:p>1559.304688</text:p>
              </table:table-cell>
              <table:table-cell office:value-type="float" office:value="1561.138428">
                <text:p>1561.138428</text:p>
              </table:table-cell>
              <table:table-cell office:value-type="float" office:value="1560.443604">
                <text:p>1560.443604</text:p>
              </table:table-cell>
              <table:table-cell office:value-type="float" office:value="1560.415283">
                <text:p>1560.415283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1573.712646">
                <text:p>1573.712646</text:p>
              </table:table-cell>
              <table:table-cell office:value-type="float" office:value="1573.458252">
                <text:p>1573.458252</text:p>
              </table:table-cell>
              <table:table-cell office:value-type="float" office:value="1573.283813">
                <text:p>1573.283813</text:p>
              </table:table-cell>
              <table:table-cell office:value-type="float" office:value="1570.105225">
                <text:p>1570.105225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1573.004517">
                <text:p>1573.004517</text:p>
              </table:table-cell>
              <table:table-cell office:value-type="float" office:value="1572.851685">
                <text:p>1572.851685</text:p>
              </table:table-cell>
              <table:table-cell office:value-type="float" office:value="1573.207642">
                <text:p>1573.207642</text:p>
              </table:table-cell>
              <table:table-cell office:value-type="float" office:value="1570.133911">
                <text:p>1570.133911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1572.261841">
                <text:p>1572.261841</text:p>
              </table:table-cell>
              <table:table-cell office:value-type="float" office:value="1571.642822">
                <text:p>1571.642822</text:p>
              </table:table-cell>
              <table:table-cell office:value-type="float" office:value="1570.671387">
                <text:p>1570.671387</text:p>
              </table:table-cell>
              <table:table-cell office:value-type="float" office:value="1572.173584">
                <text:p>1572.173584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1568.365967">
                <text:p>1568.365967</text:p>
              </table:table-cell>
              <table:table-cell office:value-type="float" office:value="1570.637817">
                <text:p>1570.637817</text:p>
              </table:table-cell>
              <table:table-cell office:value-type="float" office:value="1569.977905">
                <text:p>1569.977905</text:p>
              </table:table-cell>
              <table:table-cell office:value-type="float" office:value="1567.322754">
                <text:p>1567.322754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1570.229004">
                <text:p>1570.229004</text:p>
              </table:table-cell>
              <table:table-cell office:value-type="float" office:value="1572.076294">
                <text:p>1572.076294</text:p>
              </table:table-cell>
              <table:table-cell office:value-type="float" office:value="1570.895142">
                <text:p>1570.895142</text:p>
              </table:table-cell>
              <table:table-cell office:value-type="float" office:value="1571.775635">
                <text:p>1571.775635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1572.479248">
                <text:p>1572.479248</text:p>
              </table:table-cell>
              <table:table-cell office:value-type="float" office:value="1569.097656">
                <text:p>1569.097656</text:p>
              </table:table-cell>
              <table:table-cell office:value-type="float" office:value="1571.517212">
                <text:p>1571.517212</text:p>
              </table:table-cell>
              <table:table-cell office:value-type="float" office:value="1571.535522">
                <text:p>1571.535522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1575.243652">
                <text:p>1575.243652</text:p>
              </table:table-cell>
              <table:table-cell office:value-type="float" office:value="1573.677612">
                <text:p>1573.677612</text:p>
              </table:table-cell>
              <table:table-cell office:value-type="float" office:value="1574.505981">
                <text:p>1574.505981</text:p>
              </table:table-cell>
              <table:table-cell office:value-type="float" office:value="1576.199097">
                <text:p>1576.199097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1570.019531">
                <text:p>1570.019531</text:p>
              </table:table-cell>
              <table:table-cell office:value-type="float" office:value="1572.64209">
                <text:p>1572.64209</text:p>
              </table:table-cell>
              <table:table-cell office:value-type="float" office:value="1571.826538">
                <text:p>1571.826538</text:p>
              </table:table-cell>
              <table:table-cell office:value-type="float" office:value="1569.530151">
                <text:p>1569.530151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1568.144043">
                <text:p>1568.144043</text:p>
              </table:table-cell>
              <table:table-cell office:value-type="float" office:value="1570.883301">
                <text:p>1570.883301</text:p>
              </table:table-cell>
              <table:table-cell office:value-type="float" office:value="1568.746826">
                <text:p>1568.746826</text:p>
              </table:table-cell>
              <table:table-cell office:value-type="float" office:value="1572.61731">
                <text:p>1572.61731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1571.912598">
                <text:p>1571.912598</text:p>
              </table:table-cell>
              <table:table-cell office:value-type="float" office:value="1572.612793">
                <text:p>1572.612793</text:p>
              </table:table-cell>
              <table:table-cell office:value-type="float" office:value="1572.883545">
                <text:p>1572.883545</text:p>
              </table:table-cell>
              <table:table-cell office:value-type="float" office:value="1571.248901">
                <text:p>1571.248901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573.949829">
                <text:p>1573.949829</text:p>
              </table:table-cell>
              <table:table-cell office:value-type="float" office:value="1575.403198">
                <text:p>1575.403198</text:p>
              </table:table-cell>
              <table:table-cell office:value-type="float" office:value="1573.245361">
                <text:p>1573.245361</text:p>
              </table:table-cell>
              <table:table-cell office:value-type="float" office:value="1576.642212">
                <text:p>1576.642212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1576.244751">
                <text:p>1576.244751</text:p>
              </table:table-cell>
              <table:table-cell office:value-type="float" office:value="1571.370117">
                <text:p>1571.370117</text:p>
              </table:table-cell>
              <table:table-cell office:value-type="float" office:value="1576.194458">
                <text:p>1576.194458</text:p>
              </table:table-cell>
              <table:table-cell office:value-type="float" office:value="1570.245239">
                <text:p>1570.245239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1575.253662">
                <text:p>1575.253662</text:p>
              </table:table-cell>
              <table:table-cell office:value-type="float" office:value="1575.564209">
                <text:p>1575.564209</text:p>
              </table:table-cell>
              <table:table-cell office:value-type="float" office:value="1572.990967">
                <text:p>1572.990967</text:p>
              </table:table-cell>
              <table:table-cell office:value-type="float" office:value="1581.001221">
                <text:p>1581.001221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1575.796021">
                <text:p>1575.796021</text:p>
              </table:table-cell>
              <table:table-cell office:value-type="float" office:value="1568.007935">
                <text:p>1568.007935</text:p>
              </table:table-cell>
              <table:table-cell office:value-type="float" office:value="1574.518799">
                <text:p>1574.518799</text:p>
              </table:table-cell>
              <table:table-cell office:value-type="float" office:value="1568.026123">
                <text:p>1568.026123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1578.196289">
                <text:p>1578.196289</text:p>
              </table:table-cell>
              <table:table-cell office:value-type="float" office:value="1573.434448">
                <text:p>1573.434448</text:p>
              </table:table-cell>
              <table:table-cell office:value-type="float" office:value="1578.875977">
                <text:p>1578.875977</text:p>
              </table:table-cell>
              <table:table-cell office:value-type="float" office:value="1575.515869">
                <text:p>1575.515869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575.430054">
                <text:p>1575.430054</text:p>
              </table:table-cell>
              <table:table-cell office:value-type="float" office:value="1574.49585">
                <text:p>1574.49585</text:p>
              </table:table-cell>
              <table:table-cell office:value-type="float" office:value="1576.192139">
                <text:p>1576.192139</text:p>
              </table:table-cell>
              <table:table-cell office:value-type="float" office:value="1574.219604">
                <text:p>1574.219604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1569.145264">
                <text:p>1569.145264</text:p>
              </table:table-cell>
              <table:table-cell office:value-type="float" office:value="1573.612061">
                <text:p>1573.612061</text:p>
              </table:table-cell>
              <table:table-cell office:value-type="float" office:value="1571.473877">
                <text:p>1571.473877</text:p>
              </table:table-cell>
              <table:table-cell office:value-type="float" office:value="1574.890625">
                <text:p>1574.890625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1569.893799">
                <text:p>1569.893799</text:p>
              </table:table-cell>
              <table:table-cell office:value-type="float" office:value="1574.225098">
                <text:p>1574.225098</text:p>
              </table:table-cell>
              <table:table-cell office:value-type="float" office:value="1569.891479">
                <text:p>1569.891479</text:p>
              </table:table-cell>
              <table:table-cell office:value-type="float" office:value="1570.67334">
                <text:p>1570.67334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1577.517334">
                <text:p>1577.517334</text:p>
              </table:table-cell>
              <table:table-cell office:value-type="float" office:value="1570.934082">
                <text:p>1570.934082</text:p>
              </table:table-cell>
              <table:table-cell office:value-type="float" office:value="1571.918701">
                <text:p>1571.918701</text:p>
              </table:table-cell>
              <table:table-cell office:value-type="float" office:value="1578.592163">
                <text:p>1578.592163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1571.726685">
                <text:p>1571.726685</text:p>
              </table:table-cell>
              <table:table-cell office:value-type="float" office:value="1570.643677">
                <text:p>1570.643677</text:p>
              </table:table-cell>
              <table:table-cell office:value-type="float" office:value="1572.042725">
                <text:p>1572.042725</text:p>
              </table:table-cell>
              <table:table-cell office:value-type="float" office:value="1568.855469">
                <text:p>1568.855469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1573.522705">
                <text:p>1573.522705</text:p>
              </table:table-cell>
              <table:table-cell office:value-type="float" office:value="1570.21167">
                <text:p>1570.21167</text:p>
              </table:table-cell>
              <table:table-cell office:value-type="float" office:value="1572.641235">
                <text:p>1572.641235</text:p>
              </table:table-cell>
              <table:table-cell office:value-type="float" office:value="1575.234619">
                <text:p>1575.234619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1571.078491">
                <text:p>1571.078491</text:p>
              </table:table-cell>
              <table:table-cell office:value-type="float" office:value="1573.730103">
                <text:p>1573.730103</text:p>
              </table:table-cell>
              <table:table-cell office:value-type="float" office:value="1572.554443">
                <text:p>1572.554443</text:p>
              </table:table-cell>
              <table:table-cell office:value-type="float" office:value="1572.461426">
                <text:p>1572.461426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1568.049194">
                <text:p>1568.049194</text:p>
              </table:table-cell>
              <table:table-cell office:value-type="float" office:value="1568.31897">
                <text:p>1568.31897</text:p>
              </table:table-cell>
              <table:table-cell office:value-type="float" office:value="1570.812256">
                <text:p>1570.812256</text:p>
              </table:table-cell>
              <table:table-cell office:value-type="float" office:value="1568.669189">
                <text:p>1568.669189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569.483276">
                <text:p>1569.483276</text:p>
              </table:table-cell>
              <table:table-cell office:value-type="float" office:value="1570.077393">
                <text:p>1570.077393</text:p>
              </table:table-cell>
              <table:table-cell office:value-type="float" office:value="1571.844116">
                <text:p>1571.844116</text:p>
              </table:table-cell>
              <table:table-cell office:value-type="float" office:value="1569.267334">
                <text:p>1569.267334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1569.891479">
                <text:p>1569.891479</text:p>
              </table:table-cell>
              <table:table-cell office:value-type="float" office:value="1571.717896">
                <text:p>1571.717896</text:p>
              </table:table-cell>
              <table:table-cell office:value-type="float" office:value="1570.514771">
                <text:p>1570.514771</text:p>
              </table:table-cell>
              <table:table-cell office:value-type="float" office:value="1570.515625">
                <text:p>1570.515625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1571.510864">
                <text:p>1571.510864</text:p>
              </table:table-cell>
              <table:table-cell office:value-type="float" office:value="1572.567871">
                <text:p>1572.567871</text:p>
              </table:table-cell>
              <table:table-cell office:value-type="float" office:value="1571.336304">
                <text:p>1571.336304</text:p>
              </table:table-cell>
              <table:table-cell office:value-type="float" office:value="1572.639282">
                <text:p>1572.639282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1570.983643">
                <text:p>1570.983643</text:p>
              </table:table-cell>
              <table:table-cell office:value-type="float" office:value="1567.66333">
                <text:p>1567.66333</text:p>
              </table:table-cell>
              <table:table-cell office:value-type="float" office:value="1571.126831">
                <text:p>1571.126831</text:p>
              </table:table-cell>
              <table:table-cell office:value-type="float" office:value="1567.907593">
                <text:p>1567.907593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1571.194336">
                <text:p>1571.194336</text:p>
              </table:table-cell>
              <table:table-cell office:value-type="float" office:value="1570.155884">
                <text:p>1570.155884</text:p>
              </table:table-cell>
              <table:table-cell office:value-type="float" office:value="1574.557495">
                <text:p>1574.557495</text:p>
              </table:table-cell>
              <table:table-cell office:value-type="float" office:value="1569.398193">
                <text:p>1569.398193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1570.606567">
                <text:p>1570.606567</text:p>
              </table:table-cell>
              <table:table-cell office:value-type="float" office:value="1570.699341">
                <text:p>1570.699341</text:p>
              </table:table-cell>
              <table:table-cell office:value-type="float" office:value="1572.43811">
                <text:p>1572.43811</text:p>
              </table:table-cell>
              <table:table-cell office:value-type="float" office:value="1570.760376">
                <text:p>1570.760376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1573.106567">
                <text:p>1573.106567</text:p>
              </table:table-cell>
              <table:table-cell office:value-type="float" office:value="1570.435181">
                <text:p>1570.435181</text:p>
              </table:table-cell>
              <table:table-cell office:value-type="float" office:value="1574.351562">
                <text:p>1574.351562</text:p>
              </table:table-cell>
              <table:table-cell office:value-type="float" office:value="1566.795288">
                <text:p>1566.795288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1573.205811">
                <text:p>1573.205811</text:p>
              </table:table-cell>
              <table:table-cell office:value-type="float" office:value="1569.669678">
                <text:p>1569.669678</text:p>
              </table:table-cell>
              <table:table-cell office:value-type="float" office:value="1571.522583">
                <text:p>1571.522583</text:p>
              </table:table-cell>
              <table:table-cell office:value-type="float" office:value="1570.693359">
                <text:p>1570.693359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1570.116089">
                <text:p>1570.116089</text:p>
              </table:table-cell>
              <table:table-cell office:value-type="float" office:value="1569.535034">
                <text:p>1569.535034</text:p>
              </table:table-cell>
              <table:table-cell office:value-type="float" office:value="1570.876465">
                <text:p>1570.876465</text:p>
              </table:table-cell>
              <table:table-cell office:value-type="float" office:value="1571.994385">
                <text:p>1571.994385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1570.512329">
                <text:p>1570.512329</text:p>
              </table:table-cell>
              <table:table-cell office:value-type="float" office:value="1568.206421">
                <text:p>1568.206421</text:p>
              </table:table-cell>
              <table:table-cell office:value-type="float" office:value="1571.131104">
                <text:p>1571.131104</text:p>
              </table:table-cell>
              <table:table-cell office:value-type="float" office:value="1569.679199">
                <text:p>1569.679199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1575.260254">
                <text:p>1575.260254</text:p>
              </table:table-cell>
              <table:table-cell office:value-type="float" office:value="1574.106323">
                <text:p>1574.106323</text:p>
              </table:table-cell>
              <table:table-cell office:value-type="float" office:value="1574.603149">
                <text:p>1574.603149</text:p>
              </table:table-cell>
              <table:table-cell office:value-type="float" office:value="1575.0802">
                <text:p>1575.0802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1570.816162">
                <text:p>1570.816162</text:p>
              </table:table-cell>
              <table:table-cell office:value-type="float" office:value="1571.783325">
                <text:p>1571.783325</text:p>
              </table:table-cell>
              <table:table-cell office:value-type="float" office:value="1572.920044">
                <text:p>1572.920044</text:p>
              </table:table-cell>
              <table:table-cell office:value-type="float" office:value="1575.055664">
                <text:p>1575.055664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1573.280396">
                <text:p>1573.280396</text:p>
              </table:table-cell>
              <table:table-cell office:value-type="float" office:value="1570.106689">
                <text:p>1570.106689</text:p>
              </table:table-cell>
              <table:table-cell office:value-type="float" office:value="1572.92749">
                <text:p>1572.92749</text:p>
              </table:table-cell>
              <table:table-cell office:value-type="float" office:value="1569.565552">
                <text:p>1569.565552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1569.082397">
                <text:p>1569.082397</text:p>
              </table:table-cell>
              <table:table-cell office:value-type="float" office:value="1574.041138">
                <text:p>1574.041138</text:p>
              </table:table-cell>
              <table:table-cell office:value-type="float" office:value="1571.693848">
                <text:p>1571.693848</text:p>
              </table:table-cell>
              <table:table-cell office:value-type="float" office:value="1571.659912">
                <text:p>1571.659912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1568.412109">
                <text:p>1568.412109</text:p>
              </table:table-cell>
              <table:table-cell office:value-type="float" office:value="1569.395264">
                <text:p>1569.395264</text:p>
              </table:table-cell>
              <table:table-cell office:value-type="float" office:value="1569.199585">
                <text:p>1569.199585</text:p>
              </table:table-cell>
              <table:table-cell office:value-type="float" office:value="1565.692993">
                <text:p>1565.692993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1565.635742">
                <text:p>1565.635742</text:p>
              </table:table-cell>
              <table:table-cell office:value-type="float" office:value="1574.616211">
                <text:p>1574.616211</text:p>
              </table:table-cell>
              <table:table-cell office:value-type="float" office:value="1568.701904">
                <text:p>1568.701904</text:p>
              </table:table-cell>
              <table:table-cell office:value-type="float" office:value="1572.315552">
                <text:p>1572.315552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1570.389771">
                <text:p>1570.389771</text:p>
              </table:table-cell>
              <table:table-cell office:value-type="float" office:value="1569.079834">
                <text:p>1569.079834</text:p>
              </table:table-cell>
              <table:table-cell office:value-type="float" office:value="1569.883667">
                <text:p>1569.883667</text:p>
              </table:table-cell>
              <table:table-cell office:value-type="float" office:value="1567.404175">
                <text:p>1567.404175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569.806519">
                <text:p>1569.806519</text:p>
              </table:table-cell>
              <table:table-cell office:value-type="float" office:value="1572.349365">
                <text:p>1572.349365</text:p>
              </table:table-cell>
              <table:table-cell office:value-type="float" office:value="1570.276611">
                <text:p>1570.276611</text:p>
              </table:table-cell>
              <table:table-cell office:value-type="float" office:value="1572.704468">
                <text:p>1572.704468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566.562012">
                <text:p>1566.562012</text:p>
              </table:table-cell>
              <table:table-cell office:value-type="float" office:value="1570.387329">
                <text:p>1570.387329</text:p>
              </table:table-cell>
              <table:table-cell office:value-type="float" office:value="1566.125977">
                <text:p>1566.125977</text:p>
              </table:table-cell>
              <table:table-cell office:value-type="float" office:value="1570.343018">
                <text:p>1570.343018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567.751709">
                <text:p>1567.751709</text:p>
              </table:table-cell>
              <table:table-cell office:value-type="float" office:value="1573.369995">
                <text:p>1573.369995</text:p>
              </table:table-cell>
              <table:table-cell office:value-type="float" office:value="1572.741699">
                <text:p>1572.741699</text:p>
              </table:table-cell>
              <table:table-cell office:value-type="float" office:value="1568.188721">
                <text:p>1568.188721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574.907227">
                <text:p>1574.907227</text:p>
              </table:table-cell>
              <table:table-cell office:value-type="float" office:value="1570.945801">
                <text:p>1570.945801</text:p>
              </table:table-cell>
              <table:table-cell office:value-type="float" office:value="1573.991699">
                <text:p>1573.991699</text:p>
              </table:table-cell>
              <table:table-cell office:value-type="float" office:value="1572.327515">
                <text:p>1572.327515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570.194702">
                <text:p>1570.194702</text:p>
              </table:table-cell>
              <table:table-cell office:value-type="float" office:value="1570.195312">
                <text:p>1570.195312</text:p>
              </table:table-cell>
              <table:table-cell office:value-type="float" office:value="1568.950806">
                <text:p>1568.950806</text:p>
              </table:table-cell>
              <table:table-cell office:value-type="float" office:value="1571.016113">
                <text:p>1571.016113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571.665771">
                <text:p>1571.665771</text:p>
              </table:table-cell>
              <table:table-cell office:value-type="float" office:value="1568.909424">
                <text:p>1568.909424</text:p>
              </table:table-cell>
              <table:table-cell office:value-type="float" office:value="1568.095459">
                <text:p>1568.095459</text:p>
              </table:table-cell>
              <table:table-cell office:value-type="float" office:value="1569.409302">
                <text:p>1569.409302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569.057495">
                <text:p>1569.057495</text:p>
              </table:table-cell>
              <table:table-cell office:value-type="float" office:value="1573.180908">
                <text:p>1573.180908</text:p>
              </table:table-cell>
              <table:table-cell office:value-type="float" office:value="1569.210938">
                <text:p>1569.210938</text:p>
              </table:table-cell>
              <table:table-cell office:value-type="float" office:value="1571.383667">
                <text:p>1571.383667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570.284058">
                <text:p>1570.284058</text:p>
              </table:table-cell>
              <table:table-cell office:value-type="float" office:value="1572.156738">
                <text:p>1572.156738</text:p>
              </table:table-cell>
              <table:table-cell office:value-type="float" office:value="1574.836426">
                <text:p>1574.836426</text:p>
              </table:table-cell>
              <table:table-cell office:value-type="float" office:value="1569.938477">
                <text:p>1569.938477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572.152954">
                <text:p>1572.152954</text:p>
              </table:table-cell>
              <table:table-cell office:value-type="float" office:value="1576.48877">
                <text:p>1576.48877</text:p>
              </table:table-cell>
              <table:table-cell office:value-type="float" office:value="1575.422119">
                <text:p>1575.422119</text:p>
              </table:table-cell>
              <table:table-cell office:value-type="float" office:value="1574.815552">
                <text:p>1574.815552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1570.453003">
                <text:p>1570.453003</text:p>
              </table:table-cell>
              <table:table-cell office:value-type="float" office:value="1572.465088">
                <text:p>1572.465088</text:p>
              </table:table-cell>
              <table:table-cell office:value-type="float" office:value="1571.343262">
                <text:p>1571.343262</text:p>
              </table:table-cell>
              <table:table-cell office:value-type="float" office:value="1568.674561">
                <text:p>1568.674561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572.022217">
                <text:p>1572.022217</text:p>
              </table:table-cell>
              <table:table-cell office:value-type="float" office:value="1574.53186">
                <text:p>1574.53186</text:p>
              </table:table-cell>
              <table:table-cell office:value-type="float" office:value="1572.765137">
                <text:p>1572.765137</text:p>
              </table:table-cell>
              <table:table-cell office:value-type="float" office:value="1573.379883">
                <text:p>1573.379883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570.348633">
                <text:p>1570.348633</text:p>
              </table:table-cell>
              <table:table-cell office:value-type="float" office:value="1570.474243">
                <text:p>1570.474243</text:p>
              </table:table-cell>
              <table:table-cell office:value-type="float" office:value="1571.938965">
                <text:p>1571.938965</text:p>
              </table:table-cell>
              <table:table-cell office:value-type="float" office:value="1572.334961">
                <text:p>1572.334961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574.506592">
                <text:p>1574.506592</text:p>
              </table:table-cell>
              <table:table-cell office:value-type="float" office:value="1573.76355">
                <text:p>1573.76355</text:p>
              </table:table-cell>
              <table:table-cell office:value-type="float" office:value="1576.257935">
                <text:p>1576.257935</text:p>
              </table:table-cell>
              <table:table-cell office:value-type="float" office:value="1570.366821">
                <text:p>1570.366821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1575.619873">
                <text:p>1575.619873</text:p>
              </table:table-cell>
              <table:table-cell office:value-type="float" office:value="1573.213379">
                <text:p>1573.213379</text:p>
              </table:table-cell>
              <table:table-cell office:value-type="float" office:value="1575.589111">
                <text:p>1575.589111</text:p>
              </table:table-cell>
              <table:table-cell office:value-type="float" office:value="1573.00293">
                <text:p>1573.00293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1572.468018">
                <text:p>1572.468018</text:p>
              </table:table-cell>
              <table:table-cell office:value-type="float" office:value="1575.609131">
                <text:p>1575.609131</text:p>
              </table:table-cell>
              <table:table-cell office:value-type="float" office:value="1574.819458">
                <text:p>1574.819458</text:p>
              </table:table-cell>
              <table:table-cell office:value-type="float" office:value="1575.312256">
                <text:p>1575.312256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571.373047">
                <text:p>1571.373047</text:p>
              </table:table-cell>
              <table:table-cell office:value-type="float" office:value="1575.821289">
                <text:p>1575.821289</text:p>
              </table:table-cell>
              <table:table-cell office:value-type="float" office:value="1571.923096">
                <text:p>1571.923096</text:p>
              </table:table-cell>
              <table:table-cell office:value-type="float" office:value="1573.621582">
                <text:p>1573.621582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571.949707">
                <text:p>1571.949707</text:p>
              </table:table-cell>
              <table:table-cell office:value-type="float" office:value="1571.113037">
                <text:p>1571.113037</text:p>
              </table:table-cell>
              <table:table-cell office:value-type="float" office:value="1574.914062">
                <text:p>1574.914062</text:p>
              </table:table-cell>
              <table:table-cell office:value-type="float" office:value="1566.957031">
                <text:p>1566.957031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1573.002563">
                <text:p>1573.002563</text:p>
              </table:table-cell>
              <table:table-cell office:value-type="float" office:value="1575.162598">
                <text:p>1575.162598</text:p>
              </table:table-cell>
              <table:table-cell office:value-type="float" office:value="1572.526245">
                <text:p>1572.526245</text:p>
              </table:table-cell>
              <table:table-cell office:value-type="float" office:value="1576.654663">
                <text:p>1576.654663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1572.179321">
                <text:p>1572.179321</text:p>
              </table:table-cell>
              <table:table-cell office:value-type="float" office:value="1575">
                <text:p>1575</text:p>
              </table:table-cell>
              <table:table-cell office:value-type="float" office:value="1575.398926">
                <text:p>1575.398926</text:p>
              </table:table-cell>
              <table:table-cell office:value-type="float" office:value="1573.364014">
                <text:p>1573.364014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1573.549194">
                <text:p>1573.549194</text:p>
              </table:table-cell>
              <table:table-cell office:value-type="float" office:value="1573.976807">
                <text:p>1573.976807</text:p>
              </table:table-cell>
              <table:table-cell office:value-type="float" office:value="1572.796265">
                <text:p>1572.796265</text:p>
              </table:table-cell>
              <table:table-cell office:value-type="float" office:value="1573.979736">
                <text:p>1573.979736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1571.981079">
                <text:p>1571.981079</text:p>
              </table:table-cell>
              <table:table-cell office:value-type="float" office:value="1575.771606">
                <text:p>1575.771606</text:p>
              </table:table-cell>
              <table:table-cell office:value-type="float" office:value="1569.662109">
                <text:p>1569.662109</text:p>
              </table:table-cell>
              <table:table-cell office:value-type="float" office:value="1572.932861">
                <text:p>1572.932861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1569.026245">
                <text:p>1569.026245</text:p>
              </table:table-cell>
              <table:table-cell office:value-type="float" office:value="1572.071411">
                <text:p>1572.071411</text:p>
              </table:table-cell>
              <table:table-cell office:value-type="float" office:value="1568.060425">
                <text:p>1568.060425</text:p>
              </table:table-cell>
              <table:table-cell office:value-type="float" office:value="1572.537109">
                <text:p>1572.537109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1573.720215">
                <text:p>1573.720215</text:p>
              </table:table-cell>
              <table:table-cell office:value-type="float" office:value="1573.793335">
                <text:p>1573.793335</text:p>
              </table:table-cell>
              <table:table-cell office:value-type="float" office:value="1575.803711">
                <text:p>1575.803711</text:p>
              </table:table-cell>
              <table:table-cell office:value-type="float" office:value="1571.82251">
                <text:p>1571.82251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1568.842041">
                <text:p>1568.842041</text:p>
              </table:table-cell>
              <table:table-cell office:value-type="float" office:value="1571.232056">
                <text:p>1571.232056</text:p>
              </table:table-cell>
              <table:table-cell office:value-type="float" office:value="1570.315674">
                <text:p>1570.315674</text:p>
              </table:table-cell>
              <table:table-cell office:value-type="float" office:value="1570.909302">
                <text:p>1570.909302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1570.218506">
                <text:p>1570.218506</text:p>
              </table:table-cell>
              <table:table-cell office:value-type="float" office:value="1569.466797">
                <text:p>1569.466797</text:p>
              </table:table-cell>
              <table:table-cell office:value-type="float" office:value="1569.214111">
                <text:p>1569.214111</text:p>
              </table:table-cell>
              <table:table-cell office:value-type="float" office:value="1572.440308">
                <text:p>1572.440308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1566.786499">
                <text:p>1566.786499</text:p>
              </table:table-cell>
              <table:table-cell office:value-type="float" office:value="1567.432007">
                <text:p>1567.432007</text:p>
              </table:table-cell>
              <table:table-cell office:value-type="float" office:value="1569.436035">
                <text:p>1569.436035</text:p>
              </table:table-cell>
              <table:table-cell office:value-type="float" office:value="1571.346313">
                <text:p>1571.346313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1570.270996">
                <text:p>1570.270996</text:p>
              </table:table-cell>
              <table:table-cell office:value-type="float" office:value="1571.570923">
                <text:p>1571.570923</text:p>
              </table:table-cell>
              <table:table-cell office:value-type="float" office:value="1573.76062">
                <text:p>1573.76062</text:p>
              </table:table-cell>
              <table:table-cell office:value-type="float" office:value="1571.695557">
                <text:p>1571.695557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1568.987305">
                <text:p>1568.987305</text:p>
              </table:table-cell>
              <table:table-cell office:value-type="float" office:value="1571.305786">
                <text:p>1571.305786</text:p>
              </table:table-cell>
              <table:table-cell office:value-type="float" office:value="1570.599854">
                <text:p>1570.599854</text:p>
              </table:table-cell>
              <table:table-cell office:value-type="float" office:value="1572.032471">
                <text:p>1572.032471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1131.720215">
                <text:p>1131.720215</text:p>
              </table:table-cell>
              <table:table-cell office:value-type="float" office:value="1067.697144">
                <text:p>1067.697144</text:p>
              </table:table-cell>
              <table:table-cell office:value-type="float" office:value="1077.925415">
                <text:p>1077.925415</text:p>
              </table:table-cell>
              <table:table-cell office:value-type="float" office:value="1123.082764">
                <text:p>1123.082764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1144.512939">
                <text:p>1144.512939</text:p>
              </table:table-cell>
              <table:table-cell office:value-type="float" office:value="1054.177246">
                <text:p>1054.177246</text:p>
              </table:table-cell>
              <table:table-cell office:value-type="float" office:value="1070.699219">
                <text:p>1070.699219</text:p>
              </table:table-cell>
              <table:table-cell office:value-type="float" office:value="1131.197998">
                <text:p>1131.197998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